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702FBD1.svm" manifest:media-type=""/>
  <manifest:file-entry manifest:full-path="Object 1/Pictures/2000000A000000DD000000DDA5B35DB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3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37.64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2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29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7.52mm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1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5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8"/>
        </table:table-row>
        <table:table-row table:style-name="ro2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Gini per capita, all income</text:p>
          </table:table-cell>
          <table:table-cell table:style-name="ce1" office:value-type="string" calcext:value-type="string">
            <text:p>Gini per capita, labour income</text:p>
          </table:table-cell>
          <table:table-cell table:style-name="ce1" office:value-type="string" calcext:value-type="string">
            <text:p>Gini per capita, labour and pension income</text:p>
          </table:table-cell>
          <table:table-cell table:style-name="ce1" office:value-type="string" calcext:value-type="string">
            <text:p>Gini per capita, labour and family benefits income</text:p>
          </table:table-cell>
          <table:table-cell/>
          <table:table-cell table:style-name="ce6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1009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3863343567" calcext:value-type="float">
            <text:p>0,3863343567</text:p>
          </table:table-cell>
          <table:table-cell table:style-name="ce3" office:value-type="float" office:value="0.4249406777" calcext:value-type="float">
            <text:p>0,4249406777</text:p>
          </table:table-cell>
          <table:table-cell table:style-name="ce3" office:value-type="float" office:value="0.3906811662" calcext:value-type="float">
            <text:p>0,3906811662</text:p>
          </table:table-cell>
          <table:table-cell table:style-name="ce3" office:value-type="float" office:value="0.4222738609" calcext:value-type="float">
            <text:p>0,4222738609</text:p>
          </table:table-cell>
          <table:table-cell/>
          <table:table-cell table:style-name="ce6"/>
          <table:table-cell table:style-name="Default" table:number-columns-repeated="3"/>
          <table:table-cell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central.B2]" office:value-type="float" office:value="0.394829149499279" calcext:value-type="float">
            <text:p>0,3948291495</text:p>
          </table:table-cell>
          <table:table-cell table:style-name="ce3" table:formula="of:=[$Redistribution_central.C2]" office:value-type="float" office:value="0.466282652786579" calcext:value-type="float">
            <text:p>0,4662826528</text:p>
          </table:table-cell>
          <table:table-cell table:style-name="ce3" table:formula="of:=[$Redistribution_central.D2]" office:value-type="float" office:value="0.412046768215565" calcext:value-type="float">
            <text:p>0,4120467682</text:p>
          </table:table-cell>
          <table:table-cell table:style-name="ce3" table:formula="of:=[$Redistribution_central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low.B2]" office:value-type="float" office:value="0.394829149499279" calcext:value-type="float">
            <text:p>0,3948291495</text:p>
          </table:table-cell>
          <table:table-cell table:style-name="ce3" table:formula="of:=[$redistribution_low.C2]" office:value-type="float" office:value="0.466282652786579" calcext:value-type="float">
            <text:p>0,4662826528</text:p>
          </table:table-cell>
          <table:table-cell table:style-name="ce3" table:formula="of:=[$redistribution_low.D2]" office:value-type="float" office:value="0.412046768215565" calcext:value-type="float">
            <text:p>0,4120467682</text:p>
          </table:table-cell>
          <table:table-cell table:style-name="ce3" table:formula="of:=[$redistribution_low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high.B2]" office:value-type="float" office:value="0.394829149499279" calcext:value-type="float">
            <text:p>0,3948291495</text:p>
          </table:table-cell>
          <table:table-cell table:style-name="ce3" table:formula="of:=[$Redistribution_high.C2]" office:value-type="float" office:value="0.466282652786579" calcext:value-type="float">
            <text:p>0,4662826528</text:p>
          </table:table-cell>
          <table:table-cell table:style-name="ce3" table:formula="of:=[$Redistribution_high.D2]" office:value-type="float" office:value="0.412046768215565" calcext:value-type="float">
            <text:p>0,4120467682</text:p>
          </table:table-cell>
          <table:table-cell table:style-name="ce3" table:formula="of:=[$Redistribution_high.E2]" office:value-type="float" office:value="0.447665883522789" calcext:value-type="float">
            <text:p>0,4476658835</text:p>
          </table:table-cell>
          <table:table-cell table:number-columns-repeated="1009"/>
        </table:table-row>
        <table:table-row table:style-name="ro3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central.B3]" office:value-type="float" office:value="0.393157569038148" calcext:value-type="float">
            <text:p>0,393157569</text:p>
          </table:table-cell>
          <table:table-cell table:style-name="ce3" table:formula="of:=[$Redistribution_central.C3]" office:value-type="float" office:value="0.439887321730189" calcext:value-type="float">
            <text:p>0,4398873217</text:p>
          </table:table-cell>
          <table:table-cell table:style-name="ce3" table:formula="of:=[$Redistribution_central.D3]" office:value-type="float" office:value="0.405637610793011" calcext:value-type="float">
            <text:p>0,4056376108</text:p>
          </table:table-cell>
          <table:table-cell table:style-name="ce3" table:formula="of:=[$Redistribution_central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low.B3]" office:value-type="float" office:value="0.393157569038148" calcext:value-type="float">
            <text:p>0,393157569</text:p>
          </table:table-cell>
          <table:table-cell table:style-name="ce3" table:formula="of:=[$redistribution_low.C3]" office:value-type="float" office:value="0.439887321730189" calcext:value-type="float">
            <text:p>0,4398873217</text:p>
          </table:table-cell>
          <table:table-cell table:style-name="ce3" table:formula="of:=[$redistribution_low.D3]" office:value-type="float" office:value="0.405637610793011" calcext:value-type="float">
            <text:p>0,4056376108</text:p>
          </table:table-cell>
          <table:table-cell table:style-name="ce3" table:formula="of:=[$redistribution_low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high.B3]" office:value-type="float" office:value="0.393157569038148" calcext:value-type="float">
            <text:p>0,393157569</text:p>
          </table:table-cell>
          <table:table-cell table:style-name="ce3" table:formula="of:=[$Redistribution_high.C3]" office:value-type="float" office:value="0.439887321730189" calcext:value-type="float">
            <text:p>0,4398873217</text:p>
          </table:table-cell>
          <table:table-cell table:style-name="ce3" table:formula="of:=[$Redistribution_high.D3]" office:value-type="float" office:value="0.405637610793011" calcext:value-type="float">
            <text:p>0,4056376108</text:p>
          </table:table-cell>
          <table:table-cell table:style-name="ce3" table:formula="of:=[$Redistribution_high.E3]" office:value-type="float" office:value="0.432382476944565" calcext:value-type="float">
            <text:p>0,4323824769</text:p>
          </table:table-cell>
          <table:table-cell table:number-columns-repeated="1009"/>
        </table:table-row>
        <table:table-row table:style-name="ro3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central.B4]" office:value-type="float" office:value="0.394529501220737" calcext:value-type="float">
            <text:p>0,3945295012</text:p>
          </table:table-cell>
          <table:table-cell table:style-name="ce3" table:formula="of:=[$Redistribution_central.C4]" office:value-type="float" office:value="0.440790510485428" calcext:value-type="float">
            <text:p>0,4407905105</text:p>
          </table:table-cell>
          <table:table-cell table:style-name="ce3" table:formula="of:=[$Redistribution_central.D4]" office:value-type="float" office:value="0.409770398483221" calcext:value-type="float">
            <text:p>0,4097703985</text:p>
          </table:table-cell>
          <table:table-cell table:style-name="ce3" table:formula="of:=[$Redistribution_central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low.B4]" office:value-type="float" office:value="0.394529501220737" calcext:value-type="float">
            <text:p>0,3945295012</text:p>
          </table:table-cell>
          <table:table-cell table:style-name="ce3" table:formula="of:=[$redistribution_low.C4]" office:value-type="float" office:value="0.440790510485428" calcext:value-type="float">
            <text:p>0,4407905105</text:p>
          </table:table-cell>
          <table:table-cell table:style-name="ce3" table:formula="of:=[$redistribution_low.D4]" office:value-type="float" office:value="0.409770398483221" calcext:value-type="float">
            <text:p>0,4097703985</text:p>
          </table:table-cell>
          <table:table-cell table:style-name="ce3" table:formula="of:=[$redistribution_low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high.B4]" office:value-type="float" office:value="0.394529501220737" calcext:value-type="float">
            <text:p>0,3945295012</text:p>
          </table:table-cell>
          <table:table-cell table:style-name="ce3" table:formula="of:=[$Redistribution_high.C4]" office:value-type="float" office:value="0.440790510485428" calcext:value-type="float">
            <text:p>0,4407905105</text:p>
          </table:table-cell>
          <table:table-cell table:style-name="ce3" table:formula="of:=[$Redistribution_high.D4]" office:value-type="float" office:value="0.409770398483221" calcext:value-type="float">
            <text:p>0,4097703985</text:p>
          </table:table-cell>
          <table:table-cell table:style-name="ce3" table:formula="of:=[$Redistribution_high.E4]" office:value-type="float" office:value="0.428339853189208" calcext:value-type="float">
            <text:p>0,4283398532</text:p>
          </table:table-cell>
          <table:table-cell table:number-columns-repeated="1009"/>
        </table:table-row>
        <table:table-row table:style-name="ro3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central.B5]" office:value-type="float" office:value="0.397367420211989" calcext:value-type="float">
            <text:p>0,3973674202</text:p>
          </table:table-cell>
          <table:table-cell table:style-name="ce3" table:formula="of:=[$Redistribution_central.C5]" office:value-type="float" office:value="0.444477793559299" calcext:value-type="float">
            <text:p>0,4444777936</text:p>
          </table:table-cell>
          <table:table-cell table:style-name="ce3" table:formula="of:=[$Redistribution_central.D5]" office:value-type="float" office:value="0.411571910593428" calcext:value-type="float">
            <text:p>0,4115719106</text:p>
          </table:table-cell>
          <table:table-cell table:style-name="ce3" table:formula="of:=[$Redistribution_central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low.B5]" office:value-type="float" office:value="0.397372693965062" calcext:value-type="float">
            <text:p>0,397372694</text:p>
          </table:table-cell>
          <table:table-cell table:style-name="ce3" table:formula="of:=[$redistribution_low.C5]" office:value-type="float" office:value="0.444477793559299" calcext:value-type="float">
            <text:p>0,4444777936</text:p>
          </table:table-cell>
          <table:table-cell table:style-name="ce3" table:formula="of:=[$redistribution_low.D5]" office:value-type="float" office:value="0.411578390415805" calcext:value-type="float">
            <text:p>0,4115783904</text:p>
          </table:table-cell>
          <table:table-cell table:style-name="ce3" table:formula="of:=[$redistribution_low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high.B5]" office:value-type="float" office:value="0.397372693965062" calcext:value-type="float">
            <text:p>0,397372694</text:p>
          </table:table-cell>
          <table:table-cell table:style-name="ce3" table:formula="of:=[$Redistribution_high.C5]" office:value-type="float" office:value="0.444477793559299" calcext:value-type="float">
            <text:p>0,4444777936</text:p>
          </table:table-cell>
          <table:table-cell table:style-name="ce3" table:formula="of:=[$Redistribution_high.D5]" office:value-type="float" office:value="0.411578390415805" calcext:value-type="float">
            <text:p>0,4115783904</text:p>
          </table:table-cell>
          <table:table-cell table:style-name="ce3" table:formula="of:=[$Redistribution_high.E5]" office:value-type="float" office:value="0.430039259328648" calcext:value-type="float">
            <text:p>0,4300392593</text:p>
          </table:table-cell>
          <table:table-cell table:number-columns-repeated="1009"/>
        </table:table-row>
        <table:table-row table:style-name="ro3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central.B6]" office:value-type="float" office:value="0.395846685031861" calcext:value-type="float">
            <text:p>0,395846685</text:p>
          </table:table-cell>
          <table:table-cell table:style-name="ce3" table:formula="of:=[$Redistribution_central.C6]" office:value-type="float" office:value="0.447780011039773" calcext:value-type="float">
            <text:p>0,447780011</text:p>
          </table:table-cell>
          <table:table-cell table:style-name="ce3" table:formula="of:=[$Redistribution_central.D6]" office:value-type="float" office:value="0.411230235193949" calcext:value-type="float">
            <text:p>0,4112302352</text:p>
          </table:table-cell>
          <table:table-cell table:style-name="ce3" table:formula="of:=[$Redistribution_central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low.B6]" office:value-type="float" office:value="0.395848389476074" calcext:value-type="float">
            <text:p>0,3958483895</text:p>
          </table:table-cell>
          <table:table-cell table:style-name="ce3" table:formula="of:=[$redistribution_low.C6]" office:value-type="float" office:value="0.447780011039773" calcext:value-type="float">
            <text:p>0,447780011</text:p>
          </table:table-cell>
          <table:table-cell table:style-name="ce3" table:formula="of:=[$redistribution_low.D6]" office:value-type="float" office:value="0.41123178112034" calcext:value-type="float">
            <text:p>0,4112317811</text:p>
          </table:table-cell>
          <table:table-cell table:style-name="ce3" table:formula="of:=[$redistribution_low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high.B6]" office:value-type="float" office:value="0.395848389476074" calcext:value-type="float">
            <text:p>0,3958483895</text:p>
          </table:table-cell>
          <table:table-cell table:style-name="ce3" table:formula="of:=[$Redistribution_high.C6]" office:value-type="float" office:value="0.447780011039773" calcext:value-type="float">
            <text:p>0,447780011</text:p>
          </table:table-cell>
          <table:table-cell table:style-name="ce3" table:formula="of:=[$Redistribution_high.D6]" office:value-type="float" office:value="0.41123178112034" calcext:value-type="float">
            <text:p>0,4112317811</text:p>
          </table:table-cell>
          <table:table-cell table:style-name="ce3" table:formula="of:=[$Redistribution_high.E6]" office:value-type="float" office:value="0.432106918255695" calcext:value-type="float">
            <text:p>0,4321069183</text:p>
          </table:table-cell>
          <table:table-cell table:number-columns-repeated="1009"/>
        </table:table-row>
        <table:table-row table:style-name="ro3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central.B7]" office:value-type="float" office:value="0.396067902603136" calcext:value-type="float">
            <text:p>0,3960679026</text:p>
          </table:table-cell>
          <table:table-cell table:style-name="ce3" table:formula="of:=[$Redistribution_central.C7]" office:value-type="float" office:value="0.447665534865733" calcext:value-type="float">
            <text:p>0,4476655349</text:p>
          </table:table-cell>
          <table:table-cell table:style-name="ce3" table:formula="of:=[$Redistribution_central.D7]" office:value-type="float" office:value="0.41174186502998" calcext:value-type="float">
            <text:p>0,411741865</text:p>
          </table:table-cell>
          <table:table-cell table:style-name="ce3" table:formula="of:=[$Redistribution_central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low.B7]" office:value-type="float" office:value="0.396071614267121" calcext:value-type="float">
            <text:p>0,3960716143</text:p>
          </table:table-cell>
          <table:table-cell table:style-name="ce3" table:formula="of:=[$redistribution_low.C7]" office:value-type="float" office:value="0.447665534865733" calcext:value-type="float">
            <text:p>0,4476655349</text:p>
          </table:table-cell>
          <table:table-cell table:style-name="ce3" table:formula="of:=[$redistribution_low.D7]" office:value-type="float" office:value="0.411745796093998" calcext:value-type="float">
            <text:p>0,4117457961</text:p>
          </table:table-cell>
          <table:table-cell table:style-name="ce3" table:formula="of:=[$redistribution_low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high.B7]" office:value-type="float" office:value="0.396071614267121" calcext:value-type="float">
            <text:p>0,3960716143</text:p>
          </table:table-cell>
          <table:table-cell table:style-name="ce3" table:formula="of:=[$Redistribution_high.C7]" office:value-type="float" office:value="0.447665534865733" calcext:value-type="float">
            <text:p>0,4476655349</text:p>
          </table:table-cell>
          <table:table-cell table:style-name="ce3" table:formula="of:=[$Redistribution_high.D7]" office:value-type="float" office:value="0.411745796093998" calcext:value-type="float">
            <text:p>0,4117457961</text:p>
          </table:table-cell>
          <table:table-cell table:style-name="ce3" table:formula="of:=[$Redistribution_high.E7]" office:value-type="float" office:value="0.432486802555759" calcext:value-type="float">
            <text:p>0,4324868026</text:p>
          </table:table-cell>
          <table:table-cell table:number-columns-repeated="1009"/>
        </table:table-row>
        <table:table-row table:style-name="ro3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central.B8]" office:value-type="float" office:value="0.398081773715662" calcext:value-type="float">
            <text:p>0,3980817737</text:p>
          </table:table-cell>
          <table:table-cell table:style-name="ce3" table:formula="of:=[$Redistribution_central.C8]" office:value-type="float" office:value="0.44576901458806" calcext:value-type="float">
            <text:p>0,4457690146</text:p>
          </table:table-cell>
          <table:table-cell table:style-name="ce3" table:formula="of:=[$Redistribution_central.D8]" office:value-type="float" office:value="0.412509768903499" calcext:value-type="float">
            <text:p>0,4125097689</text:p>
          </table:table-cell>
          <table:table-cell table:style-name="ce3" table:formula="of:=[$Redistribution_central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low.B8]" office:value-type="float" office:value="0.398082424360662" calcext:value-type="float">
            <text:p>0,3980824244</text:p>
          </table:table-cell>
          <table:table-cell table:style-name="ce3" table:formula="of:=[$redistribution_low.C8]" office:value-type="float" office:value="0.44576901458806" calcext:value-type="float">
            <text:p>0,4457690146</text:p>
          </table:table-cell>
          <table:table-cell table:style-name="ce3" table:formula="of:=[$redistribution_low.D8]" office:value-type="float" office:value="0.412510550207171" calcext:value-type="float">
            <text:p>0,4125105502</text:p>
          </table:table-cell>
          <table:table-cell table:style-name="ce3" table:formula="of:=[$redistribution_low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high.B8]" office:value-type="float" office:value="0.398082424360662" calcext:value-type="float">
            <text:p>0,3980824244</text:p>
          </table:table-cell>
          <table:table-cell table:style-name="ce3" table:formula="of:=[$Redistribution_high.C8]" office:value-type="float" office:value="0.44576901458806" calcext:value-type="float">
            <text:p>0,4457690146</text:p>
          </table:table-cell>
          <table:table-cell table:style-name="ce3" table:formula="of:=[$Redistribution_high.D8]" office:value-type="float" office:value="0.412510550207171" calcext:value-type="float">
            <text:p>0,4125105502</text:p>
          </table:table-cell>
          <table:table-cell table:style-name="ce3" table:formula="of:=[$Redistribution_high.E8]" office:value-type="float" office:value="0.431384164642211" calcext:value-type="float">
            <text:p>0,4313841646</text:p>
          </table:table-cell>
          <table:table-cell table:number-columns-repeated="1009"/>
        </table:table-row>
        <table:table-row table:style-name="ro3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central.B9]" office:value-type="float" office:value="0.389247915488912" calcext:value-type="float">
            <text:p>0,3892479155</text:p>
          </table:table-cell>
          <table:table-cell table:style-name="ce3" table:formula="of:=[$Redistribution_central.C9]" office:value-type="float" office:value="0.444524072658265" calcext:value-type="float">
            <text:p>0,4445240727</text:p>
          </table:table-cell>
          <table:table-cell table:style-name="ce3" table:formula="of:=[$Redistribution_central.D9]" office:value-type="float" office:value="0.407064790983859" calcext:value-type="float">
            <text:p>0,407064791</text:p>
          </table:table-cell>
          <table:table-cell table:style-name="ce3" table:formula="of:=[$Redistribution_central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low.B9]" office:value-type="float" office:value="0.389248623964416" calcext:value-type="float">
            <text:p>0,389248624</text:p>
          </table:table-cell>
          <table:table-cell table:style-name="ce3" table:formula="of:=[$redistribution_low.C9]" office:value-type="float" office:value="0.444524072658265" calcext:value-type="float">
            <text:p>0,4445240727</text:p>
          </table:table-cell>
          <table:table-cell table:style-name="ce3" table:formula="of:=[$redistribution_low.D9]" office:value-type="float" office:value="0.407065680052525" calcext:value-type="float">
            <text:p>0,4070656801</text:p>
          </table:table-cell>
          <table:table-cell table:style-name="ce3" table:formula="of:=[$redistribution_low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high.B9]" office:value-type="float" office:value="0.389248623964416" calcext:value-type="float">
            <text:p>0,389248624</text:p>
          </table:table-cell>
          <table:table-cell table:style-name="ce3" table:formula="of:=[$Redistribution_high.C9]" office:value-type="float" office:value="0.444524072658265" calcext:value-type="float">
            <text:p>0,4445240727</text:p>
          </table:table-cell>
          <table:table-cell table:style-name="ce3" table:formula="of:=[$Redistribution_high.D9]" office:value-type="float" office:value="0.407065680052525" calcext:value-type="float">
            <text:p>0,4070656801</text:p>
          </table:table-cell>
          <table:table-cell table:style-name="ce3" table:formula="of:=[$Redistribution_high.E9]" office:value-type="float" office:value="0.425383338196076" calcext:value-type="float">
            <text:p>0,4253833382</text:p>
          </table:table-cell>
          <table:table-cell table:number-columns-repeated="1009"/>
        </table:table-row>
        <table:table-row table:style-name="ro3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central.B10]" office:value-type="float" office:value="0.391644336337795" calcext:value-type="float">
            <text:p>0,3916443363</text:p>
          </table:table-cell>
          <table:table-cell table:style-name="ce3" table:formula="of:=[$Redistribution_central.C10]" office:value-type="float" office:value="0.449107433628061" calcext:value-type="float">
            <text:p>0,4491074336</text:p>
          </table:table-cell>
          <table:table-cell table:style-name="ce3" table:formula="of:=[$Redistribution_central.D10]" office:value-type="float" office:value="0.412213495382206" calcext:value-type="float">
            <text:p>0,4122134954</text:p>
          </table:table-cell>
          <table:table-cell table:style-name="ce3" table:formula="of:=[$Redistribution_central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low.B10]" office:value-type="float" office:value="0.391646107378517" calcext:value-type="float">
            <text:p>0,3916461074</text:p>
          </table:table-cell>
          <table:table-cell table:style-name="ce3" table:formula="of:=[$redistribution_low.C10]" office:value-type="float" office:value="0.449107433628061" calcext:value-type="float">
            <text:p>0,4491074336</text:p>
          </table:table-cell>
          <table:table-cell table:style-name="ce3" table:formula="of:=[$redistribution_low.D10]" office:value-type="float" office:value="0.412215557928702" calcext:value-type="float">
            <text:p>0,4122155579</text:p>
          </table:table-cell>
          <table:table-cell table:style-name="ce3" table:formula="of:=[$redistribution_low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high.B10]" office:value-type="float" office:value="0.391646107378517" calcext:value-type="float">
            <text:p>0,3916461074</text:p>
          </table:table-cell>
          <table:table-cell table:style-name="ce3" table:formula="of:=[$Redistribution_high.C10]" office:value-type="float" office:value="0.449107433628061" calcext:value-type="float">
            <text:p>0,4491074336</text:p>
          </table:table-cell>
          <table:table-cell table:style-name="ce3" table:formula="of:=[$Redistribution_high.D10]" office:value-type="float" office:value="0.412215557928702" calcext:value-type="float">
            <text:p>0,4122155579</text:p>
          </table:table-cell>
          <table:table-cell table:style-name="ce3" table:formula="of:=[$Redistribution_high.E10]" office:value-type="float" office:value="0.427111975429666" calcext:value-type="float">
            <text:p>0,4271119754</text:p>
          </table:table-cell>
          <table:table-cell table:number-columns-repeated="1009"/>
        </table:table-row>
        <table:table-row table:style-name="ro3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central.B11]" office:value-type="float" office:value="0.389668118769449" calcext:value-type="float">
            <text:p>0,3896681188</text:p>
          </table:table-cell>
          <table:table-cell table:style-name="ce3" table:formula="of:=[$Redistribution_central.C11]" office:value-type="float" office:value="0.449902283746158" calcext:value-type="float">
            <text:p>0,4499022837</text:p>
          </table:table-cell>
          <table:table-cell table:style-name="ce3" table:formula="of:=[$Redistribution_central.D11]" office:value-type="float" office:value="0.408300765454684" calcext:value-type="float">
            <text:p>0,4083007655</text:p>
          </table:table-cell>
          <table:table-cell table:style-name="ce3" table:formula="of:=[$Redistribution_central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low.B11]" office:value-type="float" office:value="0.389669264361503" calcext:value-type="float">
            <text:p>0,3896692644</text:p>
          </table:table-cell>
          <table:table-cell table:style-name="ce3" table:formula="of:=[$redistribution_low.C11]" office:value-type="float" office:value="0.449902283746158" calcext:value-type="float">
            <text:p>0,4499022837</text:p>
          </table:table-cell>
          <table:table-cell table:style-name="ce3" table:formula="of:=[$redistribution_low.D11]" office:value-type="float" office:value="0.408302191967954" calcext:value-type="float">
            <text:p>0,408302192</text:p>
          </table:table-cell>
          <table:table-cell table:style-name="ce3" table:formula="of:=[$redistribution_low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high.B11]" office:value-type="float" office:value="0.389669264361503" calcext:value-type="float">
            <text:p>0,3896692644</text:p>
          </table:table-cell>
          <table:table-cell table:style-name="ce3" table:formula="of:=[$Redistribution_high.C11]" office:value-type="float" office:value="0.449902283746158" calcext:value-type="float">
            <text:p>0,4499022837</text:p>
          </table:table-cell>
          <table:table-cell table:style-name="ce3" table:formula="of:=[$Redistribution_high.D11]" office:value-type="float" office:value="0.408302191967954" calcext:value-type="float">
            <text:p>0,408302192</text:p>
          </table:table-cell>
          <table:table-cell table:style-name="ce3" table:formula="of:=[$Redistribution_high.E11]" office:value-type="float" office:value="0.430055658720093" calcext:value-type="float">
            <text:p>0,4300556587</text:p>
          </table:table-cell>
          <table:table-cell table:number-columns-repeated="1009"/>
        </table:table-row>
        <table:table-row table:style-name="ro3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central.B12]" office:value-type="float" office:value="0.392668508823209" calcext:value-type="float">
            <text:p>0,3926685088</text:p>
          </table:table-cell>
          <table:table-cell table:style-name="ce3" table:formula="of:=[$Redistribution_central.C12]" office:value-type="float" office:value="0.449654289343474" calcext:value-type="float">
            <text:p>0,4496542893</text:p>
          </table:table-cell>
          <table:table-cell table:style-name="ce3" table:formula="of:=[$Redistribution_central.D12]" office:value-type="float" office:value="0.409367618681894" calcext:value-type="float">
            <text:p>0,4093676187</text:p>
          </table:table-cell>
          <table:table-cell table:style-name="ce3" table:formula="of:=[$Redistribution_central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low.B12]" office:value-type="float" office:value="0.392670467966737" calcext:value-type="float">
            <text:p>0,392670468</text:p>
          </table:table-cell>
          <table:table-cell table:style-name="ce3" table:formula="of:=[$redistribution_low.C12]" office:value-type="float" office:value="0.449654289343474" calcext:value-type="float">
            <text:p>0,4496542893</text:p>
          </table:table-cell>
          <table:table-cell table:style-name="ce3" table:formula="of:=[$redistribution_low.D12]" office:value-type="float" office:value="0.409369816775679" calcext:value-type="float">
            <text:p>0,4093698168</text:p>
          </table:table-cell>
          <table:table-cell table:style-name="ce3" table:formula="of:=[$redistribution_low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high.B12]" office:value-type="float" office:value="0.392670467966734" calcext:value-type="float">
            <text:p>0,392670468</text:p>
          </table:table-cell>
          <table:table-cell table:style-name="ce3" table:formula="of:=[$Redistribution_high.C12]" office:value-type="float" office:value="0.449654289343474" calcext:value-type="float">
            <text:p>0,4496542893</text:p>
          </table:table-cell>
          <table:table-cell table:style-name="ce3" table:formula="of:=[$Redistribution_high.D12]" office:value-type="float" office:value="0.409369816775687" calcext:value-type="float">
            <text:p>0,4093698168</text:p>
          </table:table-cell>
          <table:table-cell table:style-name="ce3" table:formula="of:=[$Redistribution_high.E12]" office:value-type="float" office:value="0.431887742090315" calcext:value-type="float">
            <text:p>0,4318877421</text:p>
          </table:table-cell>
          <table:table-cell table:number-columns-repeated="1009"/>
        </table:table-row>
        <table:table-row table:style-name="ro3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central.B13]" office:value-type="float" office:value="0.385383773516262" calcext:value-type="float">
            <text:p>0,3853837735</text:p>
          </table:table-cell>
          <table:table-cell table:style-name="ce3" table:formula="of:=[$Redistribution_central.C13]" office:value-type="float" office:value="0.44426056398056" calcext:value-type="float">
            <text:p>0,444260564</text:p>
          </table:table-cell>
          <table:table-cell table:style-name="ce3" table:formula="of:=[$Redistribution_central.D13]" office:value-type="float" office:value="0.403571041125695" calcext:value-type="float">
            <text:p>0,4035710411</text:p>
          </table:table-cell>
          <table:table-cell table:style-name="ce3" table:formula="of:=[$Redistribution_central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low.B13]" office:value-type="float" office:value="0.385384900615621" calcext:value-type="float">
            <text:p>0,3853849006</text:p>
          </table:table-cell>
          <table:table-cell table:style-name="ce3" table:formula="of:=[$redistribution_low.C13]" office:value-type="float" office:value="0.44426056398056" calcext:value-type="float">
            <text:p>0,444260564</text:p>
          </table:table-cell>
          <table:table-cell table:style-name="ce3" table:formula="of:=[$redistribution_low.D13]" office:value-type="float" office:value="0.403572405134326" calcext:value-type="float">
            <text:p>0,4035724051</text:p>
          </table:table-cell>
          <table:table-cell table:style-name="ce3" table:formula="of:=[$redistribution_low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high.B13]" office:value-type="float" office:value="0.385388214966338" calcext:value-type="float">
            <text:p>0,385388215</text:p>
          </table:table-cell>
          <table:table-cell table:style-name="ce3" table:formula="of:=[$Redistribution_high.C13]" office:value-type="float" office:value="0.44426056398056" calcext:value-type="float">
            <text:p>0,444260564</text:p>
          </table:table-cell>
          <table:table-cell table:style-name="ce3" table:formula="of:=[$Redistribution_high.D13]" office:value-type="float" office:value="0.403576275522189" calcext:value-type="float">
            <text:p>0,4035762755</text:p>
          </table:table-cell>
          <table:table-cell table:style-name="ce3" table:formula="of:=[$Redistribution_high.E13]" office:value-type="float" office:value="0.424933117914491" calcext:value-type="float">
            <text:p>0,4249331179</text:p>
          </table:table-cell>
          <table:table-cell table:number-columns-repeated="1009"/>
        </table:table-row>
        <table:table-row table:style-name="ro3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central.B14]" office:value-type="float" office:value="0.387538995469171" calcext:value-type="float">
            <text:p>0,3875389955</text:p>
          </table:table-cell>
          <table:table-cell table:style-name="ce3" table:formula="of:=[$Redistribution_central.C14]" office:value-type="float" office:value="0.447967411994538" calcext:value-type="float">
            <text:p>0,447967412</text:p>
          </table:table-cell>
          <table:table-cell table:style-name="ce3" table:formula="of:=[$Redistribution_central.D14]" office:value-type="float" office:value="0.408053112354723" calcext:value-type="float">
            <text:p>0,4080531124</text:p>
          </table:table-cell>
          <table:table-cell table:style-name="ce3" table:formula="of:=[$Redistribution_central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low.B14]" office:value-type="float" office:value="0.387540925015562" calcext:value-type="float">
            <text:p>0,387540925</text:p>
          </table:table-cell>
          <table:table-cell table:style-name="ce3" table:formula="of:=[$redistribution_low.C14]" office:value-type="float" office:value="0.447967411994538" calcext:value-type="float">
            <text:p>0,447967412</text:p>
          </table:table-cell>
          <table:table-cell table:style-name="ce3" table:formula="of:=[$redistribution_low.D14]" office:value-type="float" office:value="0.408055262950284" calcext:value-type="float">
            <text:p>0,408055263</text:p>
          </table:table-cell>
          <table:table-cell table:style-name="ce3" table:formula="of:=[$redistribution_low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high.B14]" office:value-type="float" office:value="0.387292260717154" calcext:value-type="float">
            <text:p>0,3872922607</text:p>
          </table:table-cell>
          <table:table-cell table:style-name="ce3" table:formula="of:=[$Redistribution_high.C14]" office:value-type="float" office:value="0.447967411994538" calcext:value-type="float">
            <text:p>0,447967412</text:p>
          </table:table-cell>
          <table:table-cell table:style-name="ce3" table:formula="of:=[$Redistribution_high.D14]" office:value-type="float" office:value="0.407778400243126" calcext:value-type="float">
            <text:p>0,4077784002</text:p>
          </table:table-cell>
          <table:table-cell table:style-name="ce3" table:formula="of:=[$Redistribution_high.E14]" office:value-type="float" office:value="0.423697657987318" calcext:value-type="float">
            <text:p>0,423697658</text:p>
          </table:table-cell>
          <table:table-cell table:number-columns-repeated="1009"/>
        </table:table-row>
        <table:table-row table:style-name="ro3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central.B15]" office:value-type="float" office:value="0.387648378415585" calcext:value-type="float">
            <text:p>0,3876483784</text:p>
          </table:table-cell>
          <table:table-cell table:style-name="ce3" table:formula="of:=[$Redistribution_central.C15]" office:value-type="float" office:value="0.44597139394117" calcext:value-type="float">
            <text:p>0,4459713939</text:p>
          </table:table-cell>
          <table:table-cell table:style-name="ce3" table:formula="of:=[$Redistribution_central.D15]" office:value-type="float" office:value="0.405002156029961" calcext:value-type="float">
            <text:p>0,405002156</text:p>
          </table:table-cell>
          <table:table-cell table:style-name="ce3" table:formula="of:=[$Redistribution_central.E15]" office:value-type="float" office:value="0.428109268961381" calcext:value-type="float">
            <text:p>0,428109269</text:p>
          </table:table-cell>
          <table:table-cell/>
          <table:table-cell table:style-name="ce3" table:formula="of:=[$redistribution_low.B15]" office:value-type="float" office:value="0.387649980063612" calcext:value-type="float">
            <text:p>0,3876499801</text:p>
          </table:table-cell>
          <table:table-cell table:style-name="ce3" table:formula="of:=[$redistribution_low.C15]" office:value-type="float" office:value="0.44597139394117" calcext:value-type="float">
            <text:p>0,4459713939</text:p>
          </table:table-cell>
          <table:table-cell table:style-name="ce3" table:formula="of:=[$redistribution_low.D15]" office:value-type="float" office:value="0.405004020959847" calcext:value-type="float">
            <text:p>0,405004021</text:p>
          </table:table-cell>
          <table:table-cell table:style-name="ce3" table:formula="of:=[$redistribution_low.E15]" office:value-type="float" office:value="0.428109268961381" calcext:value-type="float">
            <text:p>0,428109269</text:p>
          </table:table-cell>
          <table:table-cell/>
          <table:table-cell table:style-name="ce3" table:formula="of:=[$Redistribution_high.B15]" office:value-type="float" office:value="0.387463446032778" calcext:value-type="float">
            <text:p>0,387463446</text:p>
          </table:table-cell>
          <table:table-cell table:style-name="ce3" table:formula="of:=[$Redistribution_high.C15]" office:value-type="float" office:value="0.445971424422438" calcext:value-type="float">
            <text:p>0,4459714244</text:p>
          </table:table-cell>
          <table:table-cell table:style-name="ce3" table:formula="of:=[$Redistribution_high.D15]" office:value-type="float" office:value="0.404780911854947" calcext:value-type="float">
            <text:p>0,4047809119</text:p>
          </table:table-cell>
          <table:table-cell table:style-name="ce3" table:formula="of:=[$Redistribution_high.E15]" office:value-type="float" office:value="0.428111086448094" calcext:value-type="float">
            <text:p>0,4281110864</text:p>
          </table:table-cell>
          <table:table-cell table:number-columns-repeated="1009"/>
        </table:table-row>
        <table:table-row table:style-name="ro3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central.B16]" office:value-type="float" office:value="0.392309868844978" calcext:value-type="float">
            <text:p>0,3923098688</text:p>
          </table:table-cell>
          <table:table-cell table:style-name="ce3" table:formula="of:=[$Redistribution_central.C16]" office:value-type="float" office:value="0.450374310698588" calcext:value-type="float">
            <text:p>0,4503743107</text:p>
          </table:table-cell>
          <table:table-cell table:style-name="ce3" table:formula="of:=[$Redistribution_central.D16]" office:value-type="float" office:value="0.409235807688587" calcext:value-type="float">
            <text:p>0,4092358077</text:p>
          </table:table-cell>
          <table:table-cell table:style-name="ce3" table:formula="of:=[$Redistribution_central.E16]" office:value-type="float" office:value="0.431264368323044" calcext:value-type="float">
            <text:p>0,4312643683</text:p>
          </table:table-cell>
          <table:table-cell/>
          <table:table-cell table:style-name="ce3" table:formula="of:=[$redistribution_low.B16]" office:value-type="float" office:value="0.392309693248899" calcext:value-type="float">
            <text:p>0,3923096932</text:p>
          </table:table-cell>
          <table:table-cell table:style-name="ce3" table:formula="of:=[$redistribution_low.C16]" office:value-type="float" office:value="0.450374310698588" calcext:value-type="float">
            <text:p>0,4503743107</text:p>
          </table:table-cell>
          <table:table-cell table:style-name="ce3" table:formula="of:=[$redistribution_low.D16]" office:value-type="float" office:value="0.409235861916356" calcext:value-type="float">
            <text:p>0,4092358619</text:p>
          </table:table-cell>
          <table:table-cell table:style-name="ce3" table:formula="of:=[$redistribution_low.E16]" office:value-type="float" office:value="0.431264368323044" calcext:value-type="float">
            <text:p>0,4312643683</text:p>
          </table:table-cell>
          <table:table-cell/>
          <table:table-cell table:style-name="ce3" table:formula="of:=[$Redistribution_high.B16]" office:value-type="float" office:value="0.392213575352258" calcext:value-type="float">
            <text:p>0,3922135754</text:p>
          </table:table-cell>
          <table:table-cell table:style-name="ce3" table:formula="of:=[$Redistribution_high.C16]" office:value-type="float" office:value="0.450472638715452" calcext:value-type="float">
            <text:p>0,4504726387</text:p>
          </table:table-cell>
          <table:table-cell table:style-name="ce3" table:formula="of:=[$Redistribution_high.D16]" office:value-type="float" office:value="0.409090977136757" calcext:value-type="float">
            <text:p>0,4090909771</text:p>
          </table:table-cell>
          <table:table-cell table:style-name="ce3" table:formula="of:=[$Redistribution_high.E16]" office:value-type="float" office:value="0.431387817201245" calcext:value-type="float">
            <text:p>0,4313878172</text:p>
          </table:table-cell>
          <table:table-cell table:number-columns-repeated="1009"/>
        </table:table-row>
        <table:table-row table:style-name="ro3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central.B17]" office:value-type="float" office:value="0.394912359591774" calcext:value-type="float">
            <text:p>0,3949123596</text:p>
          </table:table-cell>
          <table:table-cell table:style-name="ce3" table:formula="of:=[$Redistribution_central.C17]" office:value-type="float" office:value="0.449928069148251" calcext:value-type="float">
            <text:p>0,4499280691</text:p>
          </table:table-cell>
          <table:table-cell table:style-name="ce3" table:formula="of:=[$Redistribution_central.D17]" office:value-type="float" office:value="0.411898110875933" calcext:value-type="float">
            <text:p>0,4118981109</text:p>
          </table:table-cell>
          <table:table-cell table:style-name="ce3" table:formula="of:=[$Redistribution_central.E17]" office:value-type="float" office:value="0.431397382806869" calcext:value-type="float">
            <text:p>0,4313973828</text:p>
          </table:table-cell>
          <table:table-cell/>
          <table:table-cell table:style-name="ce3" table:formula="of:=[$redistribution_low.B17]" office:value-type="float" office:value="0.394910963271049" calcext:value-type="float">
            <text:p>0,3949109633</text:p>
          </table:table-cell>
          <table:table-cell table:style-name="ce3" table:formula="of:=[$redistribution_low.C17]" office:value-type="float" office:value="0.449928069148251" calcext:value-type="float">
            <text:p>0,4499280691</text:p>
          </table:table-cell>
          <table:table-cell table:style-name="ce3" table:formula="of:=[$redistribution_low.D17]" office:value-type="float" office:value="0.411896942297329" calcext:value-type="float">
            <text:p>0,4118969423</text:p>
          </table:table-cell>
          <table:table-cell table:style-name="ce3" table:formula="of:=[$redistribution_low.E17]" office:value-type="float" office:value="0.431397382806869" calcext:value-type="float">
            <text:p>0,4313973828</text:p>
          </table:table-cell>
          <table:table-cell/>
          <table:table-cell table:style-name="ce3" table:formula="of:=[$Redistribution_high.B17]" office:value-type="float" office:value="0.394804958046225" calcext:value-type="float">
            <text:p>0,394804958</text:p>
          </table:table-cell>
          <table:table-cell table:style-name="ce3" table:formula="of:=[$Redistribution_high.C17]" office:value-type="float" office:value="0.449294983798395" calcext:value-type="float">
            <text:p>0,4492949838</text:p>
          </table:table-cell>
          <table:table-cell table:style-name="ce3" table:formula="of:=[$Redistribution_high.D17]" office:value-type="float" office:value="0.411743323201703" calcext:value-type="float">
            <text:p>0,4117433232</text:p>
          </table:table-cell>
          <table:table-cell table:style-name="ce3" table:formula="of:=[$Redistribution_high.E17]" office:value-type="float" office:value="0.430759705917223" calcext:value-type="float">
            <text:p>0,4307597059</text:p>
          </table:table-cell>
          <table:table-cell table:number-columns-repeated="1009"/>
        </table:table-row>
        <table:table-row table:style-name="ro3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central.B18]" office:value-type="float" office:value="0.389905678182481" calcext:value-type="float">
            <text:p>0,3899056782</text:p>
          </table:table-cell>
          <table:table-cell table:style-name="ce3" table:formula="of:=[$Redistribution_central.C18]" office:value-type="float" office:value="0.449323159441545" calcext:value-type="float">
            <text:p>0,4493231594</text:p>
          </table:table-cell>
          <table:table-cell table:style-name="ce3" table:formula="of:=[$Redistribution_central.D18]" office:value-type="float" office:value="0.408825843114314" calcext:value-type="float">
            <text:p>0,4088258431</text:p>
          </table:table-cell>
          <table:table-cell table:style-name="ce3" table:formula="of:=[$Redistribution_central.E18]" office:value-type="float" office:value="0.428465240526189" calcext:value-type="float">
            <text:p>0,4284652405</text:p>
          </table:table-cell>
          <table:table-cell/>
          <table:table-cell table:style-name="ce3" table:formula="of:=[$redistribution_low.B18]" office:value-type="float" office:value="0.389904290549046" calcext:value-type="float">
            <text:p>0,3899042905</text:p>
          </table:table-cell>
          <table:table-cell table:style-name="ce3" table:formula="of:=[$redistribution_low.C18]" office:value-type="float" office:value="0.449323159441545" calcext:value-type="float">
            <text:p>0,4493231594</text:p>
          </table:table-cell>
          <table:table-cell table:style-name="ce3" table:formula="of:=[$redistribution_low.D18]" office:value-type="float" office:value="0.408824687830831" calcext:value-type="float">
            <text:p>0,4088246878</text:p>
          </table:table-cell>
          <table:table-cell table:style-name="ce3" table:formula="of:=[$redistribution_low.E18]" office:value-type="float" office:value="0.428465240526189" calcext:value-type="float">
            <text:p>0,4284652405</text:p>
          </table:table-cell>
          <table:table-cell/>
          <table:table-cell table:style-name="ce3" table:formula="of:=[$Redistribution_high.B18]" office:value-type="float" office:value="0.390211775359847" calcext:value-type="float">
            <text:p>0,3902117754</text:p>
          </table:table-cell>
          <table:table-cell table:style-name="ce3" table:formula="of:=[$Redistribution_high.C18]" office:value-type="float" office:value="0.449253237274949" calcext:value-type="float">
            <text:p>0,4492532373</text:p>
          </table:table-cell>
          <table:table-cell table:style-name="ce3" table:formula="of:=[$Redistribution_high.D18]" office:value-type="float" office:value="0.40911474489784" calcext:value-type="float">
            <text:p>0,4091147449</text:p>
          </table:table-cell>
          <table:table-cell table:style-name="ce3" table:formula="of:=[$Redistribution_high.E18]" office:value-type="float" office:value="0.428383823161599" calcext:value-type="float">
            <text:p>0,4283838232</text:p>
          </table:table-cell>
          <table:table-cell table:number-columns-repeated="1009"/>
        </table:table-row>
        <table:table-row table:style-name="ro3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central.B19]" office:value-type="float" office:value="0.391771947709164" calcext:value-type="float">
            <text:p>0,3917719477</text:p>
          </table:table-cell>
          <table:table-cell table:style-name="ce3" table:formula="of:=[$Redistribution_central.C19]" office:value-type="float" office:value="0.449131771276947" calcext:value-type="float">
            <text:p>0,4491317713</text:p>
          </table:table-cell>
          <table:table-cell table:style-name="ce3" table:formula="of:=[$Redistribution_central.D19]" office:value-type="float" office:value="0.410786918390728" calcext:value-type="float">
            <text:p>0,4107869184</text:p>
          </table:table-cell>
          <table:table-cell table:style-name="ce3" table:formula="of:=[$Redistribution_central.E19]" office:value-type="float" office:value="0.429378450261917" calcext:value-type="float">
            <text:p>0,4293784503</text:p>
          </table:table-cell>
          <table:table-cell/>
          <table:table-cell table:style-name="ce3" table:formula="of:=[$redistribution_low.B19]" office:value-type="float" office:value="0.391770381028368" calcext:value-type="float">
            <text:p>0,391770381</text:p>
          </table:table-cell>
          <table:table-cell table:style-name="ce3" table:formula="of:=[$redistribution_low.C19]" office:value-type="float" office:value="0.449131771276947" calcext:value-type="float">
            <text:p>0,4491317713</text:p>
          </table:table-cell>
          <table:table-cell table:style-name="ce3" table:formula="of:=[$redistribution_low.D19]" office:value-type="float" office:value="0.410785636136598" calcext:value-type="float">
            <text:p>0,4107856361</text:p>
          </table:table-cell>
          <table:table-cell table:style-name="ce3" table:formula="of:=[$redistribution_low.E19]" office:value-type="float" office:value="0.429378450261917" calcext:value-type="float">
            <text:p>0,4293784503</text:p>
          </table:table-cell>
          <table:table-cell/>
          <table:table-cell table:style-name="ce3" table:formula="of:=[$Redistribution_high.B19]" office:value-type="float" office:value="0.391529846648021" calcext:value-type="float">
            <text:p>0,3915298466</text:p>
          </table:table-cell>
          <table:table-cell table:style-name="ce3" table:formula="of:=[$Redistribution_high.C19]" office:value-type="float" office:value="0.448408297322219" calcext:value-type="float">
            <text:p>0,4484082973</text:p>
          </table:table-cell>
          <table:table-cell table:style-name="ce3" table:formula="of:=[$Redistribution_high.D19]" office:value-type="float" office:value="0.410489337762383" calcext:value-type="float">
            <text:p>0,4104893378</text:p>
          </table:table-cell>
          <table:table-cell table:style-name="ce3" table:formula="of:=[$Redistribution_high.E19]" office:value-type="float" office:value="0.428689850362543" calcext:value-type="float">
            <text:p>0,4286898504</text:p>
          </table:table-cell>
          <table:table-cell table:number-columns-repeated="1009"/>
        </table:table-row>
        <table:table-row table:style-name="ro3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central.B20]" office:value-type="float" office:value="0.391000228197391" calcext:value-type="float">
            <text:p>0,3910002282</text:p>
          </table:table-cell>
          <table:table-cell table:style-name="ce3" table:formula="of:=[$Redistribution_central.C20]" office:value-type="float" office:value="0.450146623574495" calcext:value-type="float">
            <text:p>0,4501466236</text:p>
          </table:table-cell>
          <table:table-cell table:style-name="ce3" table:formula="of:=[$Redistribution_central.D20]" office:value-type="float" office:value="0.409758117201165" calcext:value-type="float">
            <text:p>0,4097581172</text:p>
          </table:table-cell>
          <table:table-cell table:style-name="ce3" table:formula="of:=[$Redistribution_central.E20]" office:value-type="float" office:value="0.429801539943128" calcext:value-type="float">
            <text:p>0,4298015399</text:p>
          </table:table-cell>
          <table:table-cell/>
          <table:table-cell table:style-name="ce3" table:formula="of:=[$redistribution_low.B20]" office:value-type="float" office:value="0.391033398227891" calcext:value-type="float">
            <text:p>0,3910333982</text:p>
          </table:table-cell>
          <table:table-cell table:style-name="ce3" table:formula="of:=[$redistribution_low.C20]" office:value-type="float" office:value="0.450146623574495" calcext:value-type="float">
            <text:p>0,4501466236</text:p>
          </table:table-cell>
          <table:table-cell table:style-name="ce3" table:formula="of:=[$redistribution_low.D20]" office:value-type="float" office:value="0.409793813551148" calcext:value-type="float">
            <text:p>0,4097938136</text:p>
          </table:table-cell>
          <table:table-cell table:style-name="ce3" table:formula="of:=[$redistribution_low.E20]" office:value-type="float" office:value="0.429801539943128" calcext:value-type="float">
            <text:p>0,4298015399</text:p>
          </table:table-cell>
          <table:table-cell/>
          <table:table-cell table:style-name="ce3" table:formula="of:=[$Redistribution_high.B20]" office:value-type="float" office:value="0.391183481752728" calcext:value-type="float">
            <text:p>0,3911834818</text:p>
          </table:table-cell>
          <table:table-cell table:style-name="ce3" table:formula="of:=[$Redistribution_high.C20]" office:value-type="float" office:value="0.449915797857492" calcext:value-type="float">
            <text:p>0,4499157979</text:p>
          </table:table-cell>
          <table:table-cell table:style-name="ce3" table:formula="of:=[$Redistribution_high.D20]" office:value-type="float" office:value="0.409791895896657" calcext:value-type="float">
            <text:p>0,4097918959</text:p>
          </table:table-cell>
          <table:table-cell table:style-name="ce3" table:formula="of:=[$Redistribution_high.E20]" office:value-type="float" office:value="0.429611863585198" calcext:value-type="float">
            <text:p>0,4296118636</text:p>
          </table:table-cell>
          <table:table-cell table:number-columns-repeated="1009"/>
        </table:table-row>
        <table:table-row table:style-name="ro3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central.B21]" office:value-type="float" office:value="0.392659480394126" calcext:value-type="float">
            <text:p>0,3926594804</text:p>
          </table:table-cell>
          <table:table-cell table:style-name="ce3" table:formula="of:=[$Redistribution_central.C21]" office:value-type="float" office:value="0.451435435560751" calcext:value-type="float">
            <text:p>0,4514354356</text:p>
          </table:table-cell>
          <table:table-cell table:style-name="ce3" table:formula="of:=[$Redistribution_central.D21]" office:value-type="float" office:value="0.409370624382896" calcext:value-type="float">
            <text:p>0,4093706244</text:p>
          </table:table-cell>
          <table:table-cell table:style-name="ce3" table:formula="of:=[$Redistribution_central.E21]" office:value-type="float" office:value="0.433507329364067" calcext:value-type="float">
            <text:p>0,4335073294</text:p>
          </table:table-cell>
          <table:table-cell/>
          <table:table-cell table:style-name="ce3" table:formula="of:=[$redistribution_low.B21]" office:value-type="float" office:value="0.392688336865755" calcext:value-type="float">
            <text:p>0,3926883369</text:p>
          </table:table-cell>
          <table:table-cell table:style-name="ce3" table:formula="of:=[$redistribution_low.C21]" office:value-type="float" office:value="0.451435435560751" calcext:value-type="float">
            <text:p>0,4514354356</text:p>
          </table:table-cell>
          <table:table-cell table:style-name="ce3" table:formula="of:=[$redistribution_low.D21]" office:value-type="float" office:value="0.409405969685735" calcext:value-type="float">
            <text:p>0,4094059697</text:p>
          </table:table-cell>
          <table:table-cell table:style-name="ce3" table:formula="of:=[$redistribution_low.E21]" office:value-type="float" office:value="0.433507329364067" calcext:value-type="float">
            <text:p>0,4335073294</text:p>
          </table:table-cell>
          <table:table-cell/>
          <table:table-cell table:style-name="ce3" table:formula="of:=[$Redistribution_high.B21]" office:value-type="float" office:value="0.393762307303602" calcext:value-type="float">
            <text:p>0,3937623073</text:p>
          </table:table-cell>
          <table:table-cell table:style-name="ce3" table:formula="of:=[$Redistribution_high.C21]" office:value-type="float" office:value="0.451685648995998" calcext:value-type="float">
            <text:p>0,451685649</text:p>
          </table:table-cell>
          <table:table-cell table:style-name="ce3" table:formula="of:=[$Redistribution_high.D21]" office:value-type="float" office:value="0.410220931192413" calcext:value-type="float">
            <text:p>0,4102209312</text:p>
          </table:table-cell>
          <table:table-cell table:style-name="ce3" table:formula="of:=[$Redistribution_high.E21]" office:value-type="float" office:value="0.434094035286172" calcext:value-type="float">
            <text:p>0,4340940353</text:p>
          </table:table-cell>
          <table:table-cell table:number-columns-repeated="1009"/>
        </table:table-row>
        <table:table-row table:style-name="ro3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central.B22]" office:value-type="float" office:value="0.396299935357576" calcext:value-type="float">
            <text:p>0,3962999354</text:p>
          </table:table-cell>
          <table:table-cell table:style-name="ce3" table:formula="of:=[$Redistribution_central.C22]" office:value-type="float" office:value="0.455923842718931" calcext:value-type="float">
            <text:p>0,4559238427</text:p>
          </table:table-cell>
          <table:table-cell table:style-name="ce3" table:formula="of:=[$Redistribution_central.D22]" office:value-type="float" office:value="0.4152091692143" calcext:value-type="float">
            <text:p>0,4152091692</text:p>
          </table:table-cell>
          <table:table-cell table:style-name="ce3" table:formula="of:=[$Redistribution_central.E22]" office:value-type="float" office:value="0.434556774077365" calcext:value-type="float">
            <text:p>0,4345567741</text:p>
          </table:table-cell>
          <table:table-cell/>
          <table:table-cell table:style-name="ce3" table:formula="of:=[$redistribution_low.B22]" office:value-type="float" office:value="0.396005020941968" calcext:value-type="float">
            <text:p>0,3960050209</text:p>
          </table:table-cell>
          <table:table-cell table:style-name="ce3" table:formula="of:=[$redistribution_low.C22]" office:value-type="float" office:value="0.455170334964472" calcext:value-type="float">
            <text:p>0,455170335</text:p>
          </table:table-cell>
          <table:table-cell table:style-name="ce3" table:formula="of:=[$redistribution_low.D22]" office:value-type="float" office:value="0.414965322822187" calcext:value-type="float">
            <text:p>0,4149653228</text:p>
          </table:table-cell>
          <table:table-cell table:style-name="ce3" table:formula="of:=[$redistribution_low.E22]" office:value-type="float" office:value="0.433675368480549" calcext:value-type="float">
            <text:p>0,4336753685</text:p>
          </table:table-cell>
          <table:table-cell/>
          <table:table-cell table:style-name="ce3" table:formula="of:=[$Redistribution_high.B22]" office:value-type="float" office:value="0.393272841233666" calcext:value-type="float">
            <text:p>0,3932728412</text:p>
          </table:table-cell>
          <table:table-cell table:style-name="ce3" table:formula="of:=[$Redistribution_high.C22]" office:value-type="float" office:value="0.453469726454394" calcext:value-type="float">
            <text:p>0,4534697265</text:p>
          </table:table-cell>
          <table:table-cell table:style-name="ce3" table:formula="of:=[$Redistribution_high.D22]" office:value-type="float" office:value="0.412676251483166" calcext:value-type="float">
            <text:p>0,4126762515</text:p>
          </table:table-cell>
          <table:table-cell table:style-name="ce3" table:formula="of:=[$Redistribution_high.E22]" office:value-type="float" office:value="0.432722960261415" calcext:value-type="float">
            <text:p>0,4327229603</text:p>
          </table:table-cell>
          <table:table-cell table:number-columns-repeated="1009"/>
        </table:table-row>
        <table:table-row table:style-name="ro3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central.B23]" office:value-type="float" office:value="0.398273309590633" calcext:value-type="float">
            <text:p>0,3982733096</text:p>
          </table:table-cell>
          <table:table-cell table:style-name="ce3" table:formula="of:=[$Redistribution_central.C23]" office:value-type="float" office:value="0.454667786719522" calcext:value-type="float">
            <text:p>0,4546677867</text:p>
          </table:table-cell>
          <table:table-cell table:style-name="ce3" table:formula="of:=[$Redistribution_central.D23]" office:value-type="float" office:value="0.413023052661519" calcext:value-type="float">
            <text:p>0,4130230527</text:p>
          </table:table-cell>
          <table:table-cell table:style-name="ce3" table:formula="of:=[$Redistribution_central.E23]" office:value-type="float" office:value="0.440843312984547" calcext:value-type="float">
            <text:p>0,440843313</text:p>
          </table:table-cell>
          <table:table-cell/>
          <table:table-cell table:style-name="ce3" table:formula="of:=[$redistribution_low.B23]" office:value-type="float" office:value="0.397786269396949" calcext:value-type="float">
            <text:p>0,3977862694</text:p>
          </table:table-cell>
          <table:table-cell table:style-name="ce3" table:formula="of:=[$redistribution_low.C23]" office:value-type="float" office:value="0.454519061837908" calcext:value-type="float">
            <text:p>0,4545190618</text:p>
          </table:table-cell>
          <table:table-cell table:style-name="ce3" table:formula="of:=[$redistribution_low.D23]" office:value-type="float" office:value="0.412664913392935" calcext:value-type="float">
            <text:p>0,4126649134</text:p>
          </table:table-cell>
          <table:table-cell table:style-name="ce3" table:formula="of:=[$redistribution_low.E23]" office:value-type="float" office:value="0.44048854762458" calcext:value-type="float">
            <text:p>0,4404885476</text:p>
          </table:table-cell>
          <table:table-cell/>
          <table:table-cell table:style-name="ce3" table:formula="of:=[$Redistribution_high.B23]" office:value-type="float" office:value="0.401113059057877" calcext:value-type="float">
            <text:p>0,4011130591</text:p>
          </table:table-cell>
          <table:table-cell table:style-name="ce3" table:formula="of:=[$Redistribution_high.C23]" office:value-type="float" office:value="0.455609195951454" calcext:value-type="float">
            <text:p>0,455609196</text:p>
          </table:table-cell>
          <table:table-cell table:style-name="ce3" table:formula="of:=[$Redistribution_high.D23]" office:value-type="float" office:value="0.416137031338729" calcext:value-type="float">
            <text:p>0,4161370313</text:p>
          </table:table-cell>
          <table:table-cell table:style-name="ce3" table:formula="of:=[$Redistribution_high.E23]" office:value-type="float" office:value="0.440463224731882" calcext:value-type="float">
            <text:p>0,4404632247</text:p>
          </table:table-cell>
          <table:table-cell table:number-columns-repeated="1009"/>
        </table:table-row>
        <table:table-row table:style-name="ro3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central.B24]" office:value-type="float" office:value="0.399121052633447" calcext:value-type="float">
            <text:p>0,3991210526</text:p>
          </table:table-cell>
          <table:table-cell table:style-name="ce3" table:formula="of:=[$Redistribution_central.C24]" office:value-type="float" office:value="0.456327183490193" calcext:value-type="float">
            <text:p>0,4563271835</text:p>
          </table:table-cell>
          <table:table-cell table:style-name="ce3" table:formula="of:=[$Redistribution_central.D24]" office:value-type="float" office:value="0.414196618065997" calcext:value-type="float">
            <text:p>0,4141966181</text:p>
          </table:table-cell>
          <table:table-cell table:style-name="ce3" table:formula="of:=[$Redistribution_central.E24]" office:value-type="float" office:value="0.44143107653501" calcext:value-type="float">
            <text:p>0,4414310765</text:p>
          </table:table-cell>
          <table:table-cell/>
          <table:table-cell table:style-name="ce3" table:formula="of:=[$redistribution_low.B24]" office:value-type="float" office:value="0.397537574819342" calcext:value-type="float">
            <text:p>0,3975375748</text:p>
          </table:table-cell>
          <table:table-cell table:style-name="ce3" table:formula="of:=[$redistribution_low.C24]" office:value-type="float" office:value="0.4567009774339" calcext:value-type="float">
            <text:p>0,4567009774</text:p>
          </table:table-cell>
          <table:table-cell table:style-name="ce3" table:formula="of:=[$redistribution_low.D24]" office:value-type="float" office:value="0.412914493978738" calcext:value-type="float">
            <text:p>0,412914494</text:p>
          </table:table-cell>
          <table:table-cell table:style-name="ce3" table:formula="of:=[$redistribution_low.E24]" office:value-type="float" office:value="0.441336393322295" calcext:value-type="float">
            <text:p>0,4413363933</text:p>
          </table:table-cell>
          <table:table-cell/>
          <table:table-cell table:style-name="ce3" table:formula="of:=[$Redistribution_high.B24]" office:value-type="float" office:value="0.402949116044214" calcext:value-type="float">
            <text:p>0,402949116</text:p>
          </table:table-cell>
          <table:table-cell table:style-name="ce3" table:formula="of:=[$Redistribution_high.C24]" office:value-type="float" office:value="0.459187314335275" calcext:value-type="float">
            <text:p>0,4591873143</text:p>
          </table:table-cell>
          <table:table-cell table:style-name="ce3" table:formula="of:=[$Redistribution_high.D24]" office:value-type="float" office:value="0.41680049357463" calcext:value-type="float">
            <text:p>0,4168004936</text:p>
          </table:table-cell>
          <table:table-cell table:style-name="ce3" table:formula="of:=[$Redistribution_high.E24]" office:value-type="float" office:value="0.445192605945522" calcext:value-type="float">
            <text:p>0,4451926059</text:p>
          </table:table-cell>
          <table:table-cell table:number-columns-repeated="1009"/>
        </table:table-row>
        <table:table-row table:style-name="ro3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central.B25]" office:value-type="float" office:value="0.399279102693271" calcext:value-type="float">
            <text:p>0,3992791027</text:p>
          </table:table-cell>
          <table:table-cell table:style-name="ce3" table:formula="of:=[$Redistribution_central.C25]" office:value-type="float" office:value="0.459054812041932" calcext:value-type="float">
            <text:p>0,459054812</text:p>
          </table:table-cell>
          <table:table-cell table:style-name="ce3" table:formula="of:=[$Redistribution_central.D25]" office:value-type="float" office:value="0.413160389414311" calcext:value-type="float">
            <text:p>0,4131603894</text:p>
          </table:table-cell>
          <table:table-cell table:style-name="ce3" table:formula="of:=[$Redistribution_central.E25]" office:value-type="float" office:value="0.444874685429819" calcext:value-type="float">
            <text:p>0,4448746854</text:p>
          </table:table-cell>
          <table:table-cell/>
          <table:table-cell table:style-name="ce3" table:formula="of:=[$redistribution_low.B25]" office:value-type="float" office:value="0.401364715646242" calcext:value-type="float">
            <text:p>0,4013647156</text:p>
          </table:table-cell>
          <table:table-cell table:style-name="ce3" table:formula="of:=[$redistribution_low.C25]" office:value-type="float" office:value="0.459408261830218" calcext:value-type="float">
            <text:p>0,4594082618</text:p>
          </table:table-cell>
          <table:table-cell table:style-name="ce3" table:formula="of:=[$redistribution_low.D25]" office:value-type="float" office:value="0.415495754234952" calcext:value-type="float">
            <text:p>0,4154957542</text:p>
          </table:table-cell>
          <table:table-cell table:style-name="ce3" table:formula="of:=[$redistribution_low.E25]" office:value-type="float" office:value="0.444868269350011" calcext:value-type="float">
            <text:p>0,4448682694</text:p>
          </table:table-cell>
          <table:table-cell/>
          <table:table-cell table:style-name="ce3" table:formula="of:=[$Redistribution_high.B25]" office:value-type="float" office:value="0.400487634186436" calcext:value-type="float">
            <text:p>0,4004876342</text:p>
          </table:table-cell>
          <table:table-cell table:style-name="ce3" table:formula="of:=[$Redistribution_high.C25]" office:value-type="float" office:value="0.453490978928269" calcext:value-type="float">
            <text:p>0,4534909789</text:p>
          </table:table-cell>
          <table:table-cell table:style-name="ce3" table:formula="of:=[$Redistribution_high.D25]" office:value-type="float" office:value="0.413833485331317" calcext:value-type="float">
            <text:p>0,4138334853</text:p>
          </table:table-cell>
          <table:table-cell table:style-name="ce3" table:formula="of:=[$Redistribution_high.E25]" office:value-type="float" office:value="0.439892739959273" calcext:value-type="float">
            <text:p>0,43989274</text:p>
          </table:table-cell>
          <table:table-cell table:number-columns-repeated="1009"/>
        </table:table-row>
        <table:table-row table:style-name="ro3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central.B26]" office:value-type="float" office:value="0.394384416189283" calcext:value-type="float">
            <text:p>0,3943844162</text:p>
          </table:table-cell>
          <table:table-cell table:style-name="ce3" table:formula="of:=[$Redistribution_central.C26]" office:value-type="float" office:value="0.460385932920351" calcext:value-type="float">
            <text:p>0,4603859329</text:p>
          </table:table-cell>
          <table:table-cell table:style-name="ce3" table:formula="of:=[$Redistribution_central.D26]" office:value-type="float" office:value="0.411700471974464" calcext:value-type="float">
            <text:p>0,411700472</text:p>
          </table:table-cell>
          <table:table-cell table:style-name="ce3" table:formula="of:=[$Redistribution_central.E26]" office:value-type="float" office:value="0.440111807472404" calcext:value-type="float">
            <text:p>0,4401118075</text:p>
          </table:table-cell>
          <table:table-cell/>
          <table:table-cell table:style-name="ce3" table:formula="of:=[$redistribution_low.B26]" office:value-type="float" office:value="0.394305978897148" calcext:value-type="float">
            <text:p>0,3943059789</text:p>
          </table:table-cell>
          <table:table-cell table:style-name="ce3" table:formula="of:=[$redistribution_low.C26]" office:value-type="float" office:value="0.459822747544332" calcext:value-type="float">
            <text:p>0,4598227475</text:p>
          </table:table-cell>
          <table:table-cell table:style-name="ce3" table:formula="of:=[$redistribution_low.D26]" office:value-type="float" office:value="0.411968593157241" calcext:value-type="float">
            <text:p>0,4119685932</text:p>
          </table:table-cell>
          <table:table-cell table:style-name="ce3" table:formula="of:=[$redistribution_low.E26]" office:value-type="float" office:value="0.438955660407119" calcext:value-type="float">
            <text:p>0,4389556604</text:p>
          </table:table-cell>
          <table:table-cell/>
          <table:table-cell table:style-name="ce3" table:formula="of:=[$Redistribution_high.B26]" office:value-type="float" office:value="0.390544559042684" calcext:value-type="float">
            <text:p>0,390544559</text:p>
          </table:table-cell>
          <table:table-cell table:style-name="ce3" table:formula="of:=[$Redistribution_high.C26]" office:value-type="float" office:value="0.44848983490984" calcext:value-type="float">
            <text:p>0,4484898349</text:p>
          </table:table-cell>
          <table:table-cell table:style-name="ce3" table:formula="of:=[$Redistribution_high.D26]" office:value-type="float" office:value="0.406685133813846" calcext:value-type="float">
            <text:p>0,4066851338</text:p>
          </table:table-cell>
          <table:table-cell table:style-name="ce3" table:formula="of:=[$Redistribution_high.E26]" office:value-type="float" office:value="0.431089927627689" calcext:value-type="float">
            <text:p>0,4310899276</text:p>
          </table:table-cell>
          <table:table-cell table:number-columns-repeated="1009"/>
        </table:table-row>
        <table:table-row table:style-name="ro3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central.B27]" office:value-type="float" office:value="0.401768035614968" calcext:value-type="float">
            <text:p>0,4017680356</text:p>
          </table:table-cell>
          <table:table-cell table:style-name="ce3" table:formula="of:=[$Redistribution_central.C27]" office:value-type="float" office:value="0.466320970722219" calcext:value-type="float">
            <text:p>0,4663209707</text:p>
          </table:table-cell>
          <table:table-cell table:style-name="ce3" table:formula="of:=[$Redistribution_central.D27]" office:value-type="float" office:value="0.415999249516693" calcext:value-type="float">
            <text:p>0,4159992495</text:p>
          </table:table-cell>
          <table:table-cell table:style-name="ce3" table:formula="of:=[$Redistribution_central.E27]" office:value-type="float" office:value="0.449221480102428" calcext:value-type="float">
            <text:p>0,4492214801</text:p>
          </table:table-cell>
          <table:table-cell/>
          <table:table-cell table:style-name="ce3" table:formula="of:=[$redistribution_low.B27]" office:value-type="float" office:value="0.400324137317834" calcext:value-type="float">
            <text:p>0,4003241373</text:p>
          </table:table-cell>
          <table:table-cell table:style-name="ce3" table:formula="of:=[$redistribution_low.C27]" office:value-type="float" office:value="0.466768645062953" calcext:value-type="float">
            <text:p>0,4667686451</text:p>
          </table:table-cell>
          <table:table-cell table:style-name="ce3" table:formula="of:=[$redistribution_low.D27]" office:value-type="float" office:value="0.414934747563347" calcext:value-type="float">
            <text:p>0,4149347476</text:p>
          </table:table-cell>
          <table:table-cell table:style-name="ce3" table:formula="of:=[$redistribution_low.E27]" office:value-type="float" office:value="0.449013248420369" calcext:value-type="float">
            <text:p>0,4490132484</text:p>
          </table:table-cell>
          <table:table-cell/>
          <table:table-cell table:style-name="ce3" table:formula="of:=[$Redistribution_high.B27]" office:value-type="float" office:value="0.395680210678948" calcext:value-type="float">
            <text:p>0,3956802107</text:p>
          </table:table-cell>
          <table:table-cell table:style-name="ce3" table:formula="of:=[$Redistribution_high.C27]" office:value-type="float" office:value="0.456066635986836" calcext:value-type="float">
            <text:p>0,456066636</text:p>
          </table:table-cell>
          <table:table-cell table:style-name="ce3" table:formula="of:=[$Redistribution_high.D27]" office:value-type="float" office:value="0.41005214207301" calcext:value-type="float">
            <text:p>0,4100521421</text:p>
          </table:table-cell>
          <table:table-cell table:style-name="ce3" table:formula="of:=[$Redistribution_high.E27]" office:value-type="float" office:value="0.439330057733485" calcext:value-type="float">
            <text:p>0,4393300577</text:p>
          </table:table-cell>
          <table:table-cell table:number-columns-repeated="1009"/>
        </table:table-row>
        <table:table-row table:style-name="ro3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central.B28]" office:value-type="float" office:value="0.403561868854585" calcext:value-type="float">
            <text:p>0,4035618689</text:p>
          </table:table-cell>
          <table:table-cell table:style-name="ce3" table:formula="of:=[$Redistribution_central.C28]" office:value-type="float" office:value="0.467863081400643" calcext:value-type="float">
            <text:p>0,4678630814</text:p>
          </table:table-cell>
          <table:table-cell table:style-name="ce3" table:formula="of:=[$Redistribution_central.D28]" office:value-type="float" office:value="0.417790136105518" calcext:value-type="float">
            <text:p>0,4177901361</text:p>
          </table:table-cell>
          <table:table-cell table:style-name="ce3" table:formula="of:=[$Redistribution_central.E28]" office:value-type="float" office:value="0.451667593140587" calcext:value-type="float">
            <text:p>0,4516675931</text:p>
          </table:table-cell>
          <table:table-cell/>
          <table:table-cell table:style-name="ce3" table:formula="of:=[$redistribution_low.B28]" office:value-type="float" office:value="0.399948365537586" calcext:value-type="float">
            <text:p>0,3999483655</text:p>
          </table:table-cell>
          <table:table-cell table:style-name="ce3" table:formula="of:=[$redistribution_low.C28]" office:value-type="float" office:value="0.465534857604492" calcext:value-type="float">
            <text:p>0,4655348576</text:p>
          </table:table-cell>
          <table:table-cell table:style-name="ce3" table:formula="of:=[$redistribution_low.D28]" office:value-type="float" office:value="0.415006804701995" calcext:value-type="float">
            <text:p>0,4150068047</text:p>
          </table:table-cell>
          <table:table-cell table:style-name="ce3" table:formula="of:=[$redistribution_low.E28]" office:value-type="float" office:value="0.447533810672986" calcext:value-type="float">
            <text:p>0,4475338107</text:p>
          </table:table-cell>
          <table:table-cell/>
          <table:table-cell table:style-name="ce3" table:formula="of:=[$Redistribution_high.B28]" office:value-type="float" office:value="0.400061965414384" calcext:value-type="float">
            <text:p>0,4000619654</text:p>
          </table:table-cell>
          <table:table-cell table:style-name="ce3" table:formula="of:=[$Redistribution_high.C28]" office:value-type="float" office:value="0.454391257721334" calcext:value-type="float">
            <text:p>0,4543912577</text:p>
          </table:table-cell>
          <table:table-cell table:style-name="ce3" table:formula="of:=[$Redistribution_high.D28]" office:value-type="float" office:value="0.412820829422007" calcext:value-type="float">
            <text:p>0,4128208294</text:p>
          </table:table-cell>
          <table:table-cell table:style-name="ce3" table:formula="of:=[$Redistribution_high.E28]" office:value-type="float" office:value="0.440966679103467" calcext:value-type="float">
            <text:p>0,4409666791</text:p>
          </table:table-cell>
          <table:table-cell table:number-columns-repeated="1009"/>
        </table:table-row>
        <table:table-row table:style-name="ro3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central.B29]" office:value-type="float" office:value="0.400242702640211" calcext:value-type="float">
            <text:p>0,4002427026</text:p>
          </table:table-cell>
          <table:table-cell table:style-name="ce3" table:formula="of:=[$Redistribution_central.C29]" office:value-type="float" office:value="0.466932205057497" calcext:value-type="float">
            <text:p>0,4669322051</text:p>
          </table:table-cell>
          <table:table-cell table:style-name="ce3" table:formula="of:=[$Redistribution_central.D29]" office:value-type="float" office:value="0.41414669003893" calcext:value-type="float">
            <text:p>0,41414669</text:p>
          </table:table-cell>
          <table:table-cell table:style-name="ce3" table:formula="of:=[$Redistribution_central.E29]" office:value-type="float" office:value="0.450835888425889" calcext:value-type="float">
            <text:p>0,4508358884</text:p>
          </table:table-cell>
          <table:table-cell/>
          <table:table-cell table:style-name="ce3" table:formula="of:=[$redistribution_low.B29]" office:value-type="float" office:value="0.396036845539973" calcext:value-type="float">
            <text:p>0,3960368455</text:p>
          </table:table-cell>
          <table:table-cell table:style-name="ce3" table:formula="of:=[$redistribution_low.C29]" office:value-type="float" office:value="0.461057894859877" calcext:value-type="float">
            <text:p>0,4610578949</text:p>
          </table:table-cell>
          <table:table-cell table:style-name="ce3" table:formula="of:=[$redistribution_low.D29]" office:value-type="float" office:value="0.410918028026611" calcext:value-type="float">
            <text:p>0,410918028</text:p>
          </table:table-cell>
          <table:table-cell table:style-name="ce3" table:formula="of:=[$redistribution_low.E29]" office:value-type="float" office:value="0.444891630331378" calcext:value-type="float">
            <text:p>0,4448916303</text:p>
          </table:table-cell>
          <table:table-cell/>
          <table:table-cell table:style-name="ce3" table:formula="of:=[$Redistribution_high.B29]" office:value-type="float" office:value="0.397545484638689" calcext:value-type="float">
            <text:p>0,3975454846</text:p>
          </table:table-cell>
          <table:table-cell table:style-name="ce3" table:formula="of:=[$Redistribution_high.C29]" office:value-type="float" office:value="0.456021934247122" calcext:value-type="float">
            <text:p>0,4560219342</text:p>
          </table:table-cell>
          <table:table-cell table:style-name="ce3" table:formula="of:=[$Redistribution_high.D29]" office:value-type="float" office:value="0.409878998491014" calcext:value-type="float">
            <text:p>0,4098789985</text:p>
          </table:table-cell>
          <table:table-cell table:style-name="ce3" table:formula="of:=[$Redistribution_high.E29]" office:value-type="float" office:value="0.443241434704548" calcext:value-type="float">
            <text:p>0,4432414347</text:p>
          </table:table-cell>
          <table:table-cell table:number-columns-repeated="1009"/>
        </table:table-row>
        <table:table-row table:style-name="ro3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central.B30]" office:value-type="float" office:value="0.393780024008163" calcext:value-type="float">
            <text:p>0,393780024</text:p>
          </table:table-cell>
          <table:table-cell table:style-name="ce3" table:formula="of:=[$Redistribution_central.C30]" office:value-type="float" office:value="0.460987837266174" calcext:value-type="float">
            <text:p>0,4609878373</text:p>
          </table:table-cell>
          <table:table-cell table:style-name="ce3" table:formula="of:=[$Redistribution_central.D30]" office:value-type="float" office:value="0.410498642779212" calcext:value-type="float">
            <text:p>0,4104986428</text:p>
          </table:table-cell>
          <table:table-cell table:style-name="ce3" table:formula="of:=[$Redistribution_central.E30]" office:value-type="float" office:value="0.439505255124936" calcext:value-type="float">
            <text:p>0,4395052551</text:p>
          </table:table-cell>
          <table:table-cell/>
          <table:table-cell table:style-name="ce3" table:formula="of:=[$redistribution_low.B30]" office:value-type="float" office:value="0.389057861794273" calcext:value-type="float">
            <text:p>0,3890578618</text:p>
          </table:table-cell>
          <table:table-cell table:style-name="ce3" table:formula="of:=[$redistribution_low.C30]" office:value-type="float" office:value="0.457927329840009" calcext:value-type="float">
            <text:p>0,4579273298</text:p>
          </table:table-cell>
          <table:table-cell table:style-name="ce3" table:formula="of:=[$redistribution_low.D30]" office:value-type="float" office:value="0.408020412162993" calcext:value-type="float">
            <text:p>0,4080204122</text:p>
          </table:table-cell>
          <table:table-cell table:style-name="ce3" table:formula="of:=[$redistribution_low.E30]" office:value-type="float" office:value="0.432862676852538" calcext:value-type="float">
            <text:p>0,4328626769</text:p>
          </table:table-cell>
          <table:table-cell/>
          <table:table-cell table:style-name="ce3" table:formula="of:=[$Redistribution_high.B30]" office:value-type="float" office:value="0.389502968542602" calcext:value-type="float">
            <text:p>0,3895029685</text:p>
          </table:table-cell>
          <table:table-cell table:style-name="ce3" table:formula="of:=[$Redistribution_high.C30]" office:value-type="float" office:value="0.448730534238809" calcext:value-type="float">
            <text:p>0,4487305342</text:p>
          </table:table-cell>
          <table:table-cell table:style-name="ce3" table:formula="of:=[$Redistribution_high.D30]" office:value-type="float" office:value="0.405415122717651" calcext:value-type="float">
            <text:p>0,4054151227</text:p>
          </table:table-cell>
          <table:table-cell table:style-name="ce3" table:formula="of:=[$Redistribution_high.E30]" office:value-type="float" office:value="0.429983925250918" calcext:value-type="float">
            <text:p>0,4299839253</text:p>
          </table:table-cell>
          <table:table-cell table:number-columns-repeated="1009"/>
        </table:table-row>
        <table:table-row table:style-name="ro3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central.B31]" office:value-type="float" office:value="0.400714095284033" calcext:value-type="float">
            <text:p>0,4007140953</text:p>
          </table:table-cell>
          <table:table-cell table:style-name="ce3" table:formula="of:=[$Redistribution_central.C31]" office:value-type="float" office:value="0.463725682218525" calcext:value-type="float">
            <text:p>0,4637256822</text:p>
          </table:table-cell>
          <table:table-cell table:style-name="ce3" table:formula="of:=[$Redistribution_central.D31]" office:value-type="float" office:value="0.414454799931446" calcext:value-type="float">
            <text:p>0,4144547999</text:p>
          </table:table-cell>
          <table:table-cell table:style-name="ce3" table:formula="of:=[$Redistribution_central.E31]" office:value-type="float" office:value="0.446147730506502" calcext:value-type="float">
            <text:p>0,4461477305</text:p>
          </table:table-cell>
          <table:table-cell/>
          <table:table-cell table:style-name="ce3" table:formula="of:=[$redistribution_low.B31]" office:value-type="float" office:value="0.393150615171637" calcext:value-type="float">
            <text:p>0,3931506152</text:p>
          </table:table-cell>
          <table:table-cell table:style-name="ce3" table:formula="of:=[$redistribution_low.C31]" office:value-type="float" office:value="0.45882164474424" calcext:value-type="float">
            <text:p>0,4588216447</text:p>
          </table:table-cell>
          <table:table-cell table:style-name="ce3" table:formula="of:=[$redistribution_low.D31]" office:value-type="float" office:value="0.408350668005123" calcext:value-type="float">
            <text:p>0,408350668</text:p>
          </table:table-cell>
          <table:table-cell table:style-name="ce3" table:formula="of:=[$redistribution_low.E31]" office:value-type="float" office:value="0.442039230386913" calcext:value-type="float">
            <text:p>0,4420392304</text:p>
          </table:table-cell>
          <table:table-cell/>
          <table:table-cell table:style-name="ce3" table:formula="of:=[$Redistribution_high.B31]" office:value-type="float" office:value="0.392025896652263" calcext:value-type="float">
            <text:p>0,3920258967</text:p>
          </table:table-cell>
          <table:table-cell table:style-name="ce3" table:formula="of:=[$Redistribution_high.C31]" office:value-type="float" office:value="0.447041143019328" calcext:value-type="float">
            <text:p>0,447041143</text:p>
          </table:table-cell>
          <table:table-cell table:style-name="ce3" table:formula="of:=[$Redistribution_high.D31]" office:value-type="float" office:value="0.404501289636458" calcext:value-type="float">
            <text:p>0,4045012896</text:p>
          </table:table-cell>
          <table:table-cell table:style-name="ce3" table:formula="of:=[$Redistribution_high.E31]" office:value-type="float" office:value="0.435296126769731" calcext:value-type="float">
            <text:p>0,4352961268</text:p>
          </table:table-cell>
          <table:table-cell table:number-columns-repeated="1009"/>
        </table:table-row>
        <table:table-row table:style-name="ro3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central.B32]" office:value-type="float" office:value="0.400283764379566" calcext:value-type="float">
            <text:p>0,4002837644</text:p>
          </table:table-cell>
          <table:table-cell table:style-name="ce3" table:formula="of:=[$Redistribution_central.C32]" office:value-type="float" office:value="0.463100358399877" calcext:value-type="float">
            <text:p>0,4631003584</text:p>
          </table:table-cell>
          <table:table-cell table:style-name="ce3" table:formula="of:=[$Redistribution_central.D32]" office:value-type="float" office:value="0.413582842060364" calcext:value-type="float">
            <text:p>0,4135828421</text:p>
          </table:table-cell>
          <table:table-cell table:style-name="ce3" table:formula="of:=[$Redistribution_central.E32]" office:value-type="float" office:value="0.448092818325755" calcext:value-type="float">
            <text:p>0,4480928183</text:p>
          </table:table-cell>
          <table:table-cell/>
          <table:table-cell table:style-name="ce3" table:formula="of:=[$redistribution_low.B32]" office:value-type="float" office:value="0.394645769495203" calcext:value-type="float">
            <text:p>0,3946457695</text:p>
          </table:table-cell>
          <table:table-cell table:style-name="ce3" table:formula="of:=[$redistribution_low.C32]" office:value-type="float" office:value="0.459373014401841" calcext:value-type="float">
            <text:p>0,4593730144</text:p>
          </table:table-cell>
          <table:table-cell table:style-name="ce3" table:formula="of:=[$redistribution_low.D32]" office:value-type="float" office:value="0.408341490032281" calcext:value-type="float">
            <text:p>0,40834149</text:p>
          </table:table-cell>
          <table:table-cell table:style-name="ce3" table:formula="of:=[$redistribution_low.E32]" office:value-type="float" office:value="0.441153388414566" calcext:value-type="float">
            <text:p>0,4411533884</text:p>
          </table:table-cell>
          <table:table-cell/>
          <table:table-cell table:style-name="ce3" table:formula="of:=[$Redistribution_high.B32]" office:value-type="float" office:value="0.395180889052383" calcext:value-type="float">
            <text:p>0,3951808891</text:p>
          </table:table-cell>
          <table:table-cell table:style-name="ce3" table:formula="of:=[$Redistribution_high.C32]" office:value-type="float" office:value="0.445626041576619" calcext:value-type="float">
            <text:p>0,4456260416</text:p>
          </table:table-cell>
          <table:table-cell table:style-name="ce3" table:formula="of:=[$Redistribution_high.D32]" office:value-type="float" office:value="0.407477101723573" calcext:value-type="float">
            <text:p>0,4074771017</text:p>
          </table:table-cell>
          <table:table-cell table:style-name="ce3" table:formula="of:=[$Redistribution_high.E32]" office:value-type="float" office:value="0.432517089814373" calcext:value-type="float">
            <text:p>0,4325170898</text:p>
          </table:table-cell>
          <table:table-cell table:number-columns-repeated="1009"/>
        </table:table-row>
        <table:table-row table:style-name="ro3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central.B33]" office:value-type="float" office:value="0.398365907691276" calcext:value-type="float">
            <text:p>0,3983659077</text:p>
          </table:table-cell>
          <table:table-cell table:style-name="ce3" table:formula="of:=[$Redistribution_central.C33]" office:value-type="float" office:value="0.467038786495609" calcext:value-type="float">
            <text:p>0,4670387865</text:p>
          </table:table-cell>
          <table:table-cell table:style-name="ce3" table:formula="of:=[$Redistribution_central.D33]" office:value-type="float" office:value="0.411877810410731" calcext:value-type="float">
            <text:p>0,4118778104</text:p>
          </table:table-cell>
          <table:table-cell table:style-name="ce3" table:formula="of:=[$Redistribution_central.E33]" office:value-type="float" office:value="0.450135874585577" calcext:value-type="float">
            <text:p>0,4501358746</text:p>
          </table:table-cell>
          <table:table-cell/>
          <table:table-cell table:style-name="ce3" table:formula="of:=[$redistribution_low.B33]" office:value-type="float" office:value="0.395245394203998" calcext:value-type="float">
            <text:p>0,3952453942</text:p>
          </table:table-cell>
          <table:table-cell table:style-name="ce3" table:formula="of:=[$redistribution_low.C33]" office:value-type="float" office:value="0.463592356292892" calcext:value-type="float">
            <text:p>0,4635923563</text:p>
          </table:table-cell>
          <table:table-cell table:style-name="ce3" table:formula="of:=[$redistribution_low.D33]" office:value-type="float" office:value="0.409501596616025" calcext:value-type="float">
            <text:p>0,4095015966</text:p>
          </table:table-cell>
          <table:table-cell table:style-name="ce3" table:formula="of:=[$redistribution_low.E33]" office:value-type="float" office:value="0.445254720671301" calcext:value-type="float">
            <text:p>0,4452547207</text:p>
          </table:table-cell>
          <table:table-cell/>
          <table:table-cell table:style-name="ce3" table:formula="of:=[$Redistribution_high.B33]" office:value-type="float" office:value="0.388924374738115" calcext:value-type="float">
            <text:p>0,3889243747</text:p>
          </table:table-cell>
          <table:table-cell table:style-name="ce3" table:formula="of:=[$Redistribution_high.C33]" office:value-type="float" office:value="0.444602949380051" calcext:value-type="float">
            <text:p>0,4446029494</text:p>
          </table:table-cell>
          <table:table-cell table:style-name="ce3" table:formula="of:=[$Redistribution_high.D33]" office:value-type="float" office:value="0.401666925346227" calcext:value-type="float">
            <text:p>0,4016669253</text:p>
          </table:table-cell>
          <table:table-cell table:style-name="ce3" table:formula="of:=[$Redistribution_high.E33]" office:value-type="float" office:value="0.430222098394423" calcext:value-type="float">
            <text:p>0,4302220984</text:p>
          </table:table-cell>
          <table:table-cell table:number-columns-repeated="1009"/>
        </table:table-row>
        <table:table-row table:style-name="ro3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central.B34]" office:value-type="float" office:value="0.385776000009426" calcext:value-type="float">
            <text:p>0,385776</text:p>
          </table:table-cell>
          <table:table-cell table:style-name="ce3" table:formula="of:=[$Redistribution_central.C34]" office:value-type="float" office:value="0.45397926678984" calcext:value-type="float">
            <text:p>0,4539792668</text:p>
          </table:table-cell>
          <table:table-cell table:style-name="ce3" table:formula="of:=[$Redistribution_central.D34]" office:value-type="float" office:value="0.403316968922058" calcext:value-type="float">
            <text:p>0,4033169689</text:p>
          </table:table-cell>
          <table:table-cell table:style-name="ce3" table:formula="of:=[$Redistribution_central.E34]" office:value-type="float" office:value="0.431805997145209" calcext:value-type="float">
            <text:p>0,4318059971</text:p>
          </table:table-cell>
          <table:table-cell/>
          <table:table-cell table:style-name="ce3" table:formula="of:=[$redistribution_low.B34]" office:value-type="float" office:value="0.391149425404536" calcext:value-type="float">
            <text:p>0,3911494254</text:p>
          </table:table-cell>
          <table:table-cell table:style-name="ce3" table:formula="of:=[$redistribution_low.C34]" office:value-type="float" office:value="0.46748151416542" calcext:value-type="float">
            <text:p>0,4674815142</text:p>
          </table:table-cell>
          <table:table-cell table:style-name="ce3" table:formula="of:=[$redistribution_low.D34]" office:value-type="float" office:value="0.409788560161098" calcext:value-type="float">
            <text:p>0,4097885602</text:p>
          </table:table-cell>
          <table:table-cell table:style-name="ce3" table:formula="of:=[$redistribution_low.E34]" office:value-type="float" office:value="0.443515823523323" calcext:value-type="float">
            <text:p>0,4435158235</text:p>
          </table:table-cell>
          <table:table-cell/>
          <table:table-cell table:style-name="ce3" table:formula="of:=[$Redistribution_high.B34]" office:value-type="float" office:value="0.393642256723819" calcext:value-type="float">
            <text:p>0,3936422567</text:p>
          </table:table-cell>
          <table:table-cell table:style-name="ce3" table:formula="of:=[$Redistribution_high.C34]" office:value-type="float" office:value="0.447921490617943" calcext:value-type="float">
            <text:p>0,4479214906</text:p>
          </table:table-cell>
          <table:table-cell table:style-name="ce3" table:formula="of:=[$Redistribution_high.D34]" office:value-type="float" office:value="0.408492379264247" calcext:value-type="float">
            <text:p>0,4084923793</text:p>
          </table:table-cell>
          <table:table-cell table:style-name="ce3" table:formula="of:=[$Redistribution_high.E34]" office:value-type="float" office:value="0.431083155954792" calcext:value-type="float">
            <text:p>0,431083156</text:p>
          </table:table-cell>
          <table:table-cell table:number-columns-repeated="1009"/>
        </table:table-row>
        <table:table-row table:style-name="ro3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central.B35]" office:value-type="float" office:value="0.39383945979748" calcext:value-type="float">
            <text:p>0,3938394598</text:p>
          </table:table-cell>
          <table:table-cell table:style-name="ce3" table:formula="of:=[$Redistribution_central.C35]" office:value-type="float" office:value="0.460929840437908" calcext:value-type="float">
            <text:p>0,4609298404</text:p>
          </table:table-cell>
          <table:table-cell table:style-name="ce3" table:formula="of:=[$Redistribution_central.D35]" office:value-type="float" office:value="0.406655586295265" calcext:value-type="float">
            <text:p>0,4066555863</text:p>
          </table:table-cell>
          <table:table-cell table:style-name="ce3" table:formula="of:=[$Redistribution_central.E35]" office:value-type="float" office:value="0.443690999334833" calcext:value-type="float">
            <text:p>0,4436909993</text:p>
          </table:table-cell>
          <table:table-cell/>
          <table:table-cell table:style-name="ce3" table:formula="of:=[$redistribution_low.B35]" office:value-type="float" office:value="0.392060808893214" calcext:value-type="float">
            <text:p>0,3920608089</text:p>
          </table:table-cell>
          <table:table-cell table:style-name="ce3" table:formula="of:=[$redistribution_low.C35]" office:value-type="float" office:value="0.466198996640707" calcext:value-type="float">
            <text:p>0,4661989966</text:p>
          </table:table-cell>
          <table:table-cell table:style-name="ce3" table:formula="of:=[$redistribution_low.D35]" office:value-type="float" office:value="0.407128825773339" calcext:value-type="float">
            <text:p>0,4071288258</text:p>
          </table:table-cell>
          <table:table-cell table:style-name="ce3" table:formula="of:=[$redistribution_low.E35]" office:value-type="float" office:value="0.446310753466477" calcext:value-type="float">
            <text:p>0,4463107535</text:p>
          </table:table-cell>
          <table:table-cell/>
          <table:table-cell table:style-name="ce3" table:formula="of:=[$Redistribution_high.B35]" office:value-type="float" office:value="0.399196929827951" calcext:value-type="float">
            <text:p>0,3991969298</text:p>
          </table:table-cell>
          <table:table-cell table:style-name="ce3" table:formula="of:=[$Redistribution_high.C35]" office:value-type="float" office:value="0.456549312293475" calcext:value-type="float">
            <text:p>0,4565493123</text:p>
          </table:table-cell>
          <table:table-cell table:style-name="ce3" table:formula="of:=[$Redistribution_high.D35]" office:value-type="float" office:value="0.410327880968896" calcext:value-type="float">
            <text:p>0,410327881</text:p>
          </table:table-cell>
          <table:table-cell table:style-name="ce3" table:formula="of:=[$Redistribution_high.E35]" office:value-type="float" office:value="0.442966265353985" calcext:value-type="float">
            <text:p>0,4429662654</text:p>
          </table:table-cell>
          <table:table-cell table:number-columns-repeated="1009"/>
        </table:table-row>
        <table:table-row table:style-name="ro3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central.B36]" office:value-type="float" office:value="0.392519598231504" calcext:value-type="float">
            <text:p>0,3925195982</text:p>
          </table:table-cell>
          <table:table-cell table:style-name="ce3" table:formula="of:=[$Redistribution_central.C36]" office:value-type="float" office:value="0.459895184915041" calcext:value-type="float">
            <text:p>0,4598951849</text:p>
          </table:table-cell>
          <table:table-cell table:style-name="ce3" table:formula="of:=[$Redistribution_central.D36]" office:value-type="float" office:value="0.405234956560343" calcext:value-type="float">
            <text:p>0,4052349566</text:p>
          </table:table-cell>
          <table:table-cell table:style-name="ce3" table:formula="of:=[$Redistribution_central.E36]" office:value-type="float" office:value="0.444311550092265" calcext:value-type="float">
            <text:p>0,4443115501</text:p>
          </table:table-cell>
          <table:table-cell/>
          <table:table-cell table:style-name="ce3" table:formula="of:=[$redistribution_low.B36]" office:value-type="float" office:value="0.39193696069326" calcext:value-type="float">
            <text:p>0,3919369607</text:p>
          </table:table-cell>
          <table:table-cell table:style-name="ce3" table:formula="of:=[$redistribution_low.C36]" office:value-type="float" office:value="0.464923103024143" calcext:value-type="float">
            <text:p>0,464923103</text:p>
          </table:table-cell>
          <table:table-cell table:style-name="ce3" table:formula="of:=[$redistribution_low.D36]" office:value-type="float" office:value="0.405144689661231" calcext:value-type="float">
            <text:p>0,4051446897</text:p>
          </table:table-cell>
          <table:table-cell table:style-name="ce3" table:formula="of:=[$redistribution_low.E36]" office:value-type="float" office:value="0.447726302018499" calcext:value-type="float">
            <text:p>0,447726302</text:p>
          </table:table-cell>
          <table:table-cell/>
          <table:table-cell table:style-name="ce3" table:formula="of:=[$Redistribution_high.B36]" office:value-type="float" office:value="0.399059449097488" calcext:value-type="float">
            <text:p>0,3990594491</text:p>
          </table:table-cell>
          <table:table-cell table:style-name="ce3" table:formula="of:=[$Redistribution_high.C36]" office:value-type="float" office:value="0.457042445029689" calcext:value-type="float">
            <text:p>0,457042445</text:p>
          </table:table-cell>
          <table:table-cell table:style-name="ce3" table:formula="of:=[$Redistribution_high.D36]" office:value-type="float" office:value="0.4108959472557" calcext:value-type="float">
            <text:p>0,4108959473</text:p>
          </table:table-cell>
          <table:table-cell table:style-name="ce3" table:formula="of:=[$Redistribution_high.E36]" office:value-type="float" office:value="0.443101304599325" calcext:value-type="float">
            <text:p>0,4431013046</text:p>
          </table:table-cell>
          <table:table-cell table:number-columns-repeated="1009"/>
        </table:table-row>
        <table:table-row table:style-name="ro3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central.B37]" office:value-type="float" office:value="0.394128713312408" calcext:value-type="float">
            <text:p>0,3941287133</text:p>
          </table:table-cell>
          <table:table-cell table:style-name="ce3" table:formula="of:=[$Redistribution_central.C37]" office:value-type="float" office:value="0.461564863449767" calcext:value-type="float">
            <text:p>0,4615648634</text:p>
          </table:table-cell>
          <table:table-cell table:style-name="ce3" table:formula="of:=[$Redistribution_central.D37]" office:value-type="float" office:value="0.406670611140802" calcext:value-type="float">
            <text:p>0,4066706111</text:p>
          </table:table-cell>
          <table:table-cell table:style-name="ce3" table:formula="of:=[$Redistribution_central.E37]" office:value-type="float" office:value="0.445853141269527" calcext:value-type="float">
            <text:p>0,4458531413</text:p>
          </table:table-cell>
          <table:table-cell/>
          <table:table-cell table:style-name="ce3" table:formula="of:=[$redistribution_low.B37]" office:value-type="float" office:value="0.396727187842148" calcext:value-type="float">
            <text:p>0,3967271878</text:p>
          </table:table-cell>
          <table:table-cell table:style-name="ce3" table:formula="of:=[$redistribution_low.C37]" office:value-type="float" office:value="0.471394546806091" calcext:value-type="float">
            <text:p>0,4713945468</text:p>
          </table:table-cell>
          <table:table-cell table:style-name="ce3" table:formula="of:=[$redistribution_low.D37]" office:value-type="float" office:value="0.409524962341641" calcext:value-type="float">
            <text:p>0,4095249623</text:p>
          </table:table-cell>
          <table:table-cell table:style-name="ce3" table:formula="of:=[$redistribution_low.E37]" office:value-type="float" office:value="0.455494845857778" calcext:value-type="float">
            <text:p>0,4554948459</text:p>
          </table:table-cell>
          <table:table-cell/>
          <table:table-cell table:style-name="ce3" table:formula="of:=[$Redistribution_high.B37]" office:value-type="float" office:value="0.396182722934355" calcext:value-type="float">
            <text:p>0,3961827229</text:p>
          </table:table-cell>
          <table:table-cell table:style-name="ce3" table:formula="of:=[$Redistribution_high.C37]" office:value-type="float" office:value="0.453182829434869" calcext:value-type="float">
            <text:p>0,4531828294</text:p>
          </table:table-cell>
          <table:table-cell table:style-name="ce3" table:formula="of:=[$Redistribution_high.D37]" office:value-type="float" office:value="0.407702604391965" calcext:value-type="float">
            <text:p>0,4077026044</text:p>
          </table:table-cell>
          <table:table-cell table:style-name="ce3" table:formula="of:=[$Redistribution_high.E37]" office:value-type="float" office:value="0.441072211495903" calcext:value-type="float">
            <text:p>0,4410722115</text:p>
          </table:table-cell>
          <table:table-cell table:number-columns-repeated="1009"/>
        </table:table-row>
        <table:table-row table:style-name="ro3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central.B38]" office:value-type="float" office:value="0.397238547627515" calcext:value-type="float">
            <text:p>0,3972385476</text:p>
          </table:table-cell>
          <table:table-cell table:style-name="ce3" table:formula="of:=[$Redistribution_central.C38]" office:value-type="float" office:value="0.467998451636064" calcext:value-type="float">
            <text:p>0,4679984516</text:p>
          </table:table-cell>
          <table:table-cell table:style-name="ce3" table:formula="of:=[$Redistribution_central.D38]" office:value-type="float" office:value="0.413004351127494" calcext:value-type="float">
            <text:p>0,4130043511</text:p>
          </table:table-cell>
          <table:table-cell table:style-name="ce3" table:formula="of:=[$Redistribution_central.E38]" office:value-type="float" office:value="0.447362511897538" calcext:value-type="float">
            <text:p>0,4473625119</text:p>
          </table:table-cell>
          <table:table-cell/>
          <table:table-cell table:style-name="ce3" table:formula="of:=[$redistribution_low.B38]" office:value-type="float" office:value="0.391722259884082" calcext:value-type="float">
            <text:p>0,3917222599</text:p>
          </table:table-cell>
          <table:table-cell table:style-name="ce3" table:formula="of:=[$redistribution_low.C38]" office:value-type="float" office:value="0.468897024434063" calcext:value-type="float">
            <text:p>0,4688970244</text:p>
          </table:table-cell>
          <table:table-cell table:style-name="ce3" table:formula="of:=[$redistribution_low.D38]" office:value-type="float" office:value="0.40873270799746" calcext:value-type="float">
            <text:p>0,408732708</text:p>
          </table:table-cell>
          <table:table-cell table:style-name="ce3" table:formula="of:=[$redistribution_low.E38]" office:value-type="float" office:value="0.446861885050492" calcext:value-type="float">
            <text:p>0,4468618851</text:p>
          </table:table-cell>
          <table:table-cell/>
          <table:table-cell table:style-name="ce3" table:formula="of:=[$Redistribution_high.B38]" office:value-type="float" office:value="0.387096221142678" calcext:value-type="float">
            <text:p>0,3870962211</text:p>
          </table:table-cell>
          <table:table-cell table:style-name="ce3" table:formula="of:=[$Redistribution_high.C38]" office:value-type="float" office:value="0.445459279609876" calcext:value-type="float">
            <text:p>0,4454592796</text:p>
          </table:table-cell>
          <table:table-cell table:style-name="ce3" table:formula="of:=[$Redistribution_high.D38]" office:value-type="float" office:value="0.401560772385888" calcext:value-type="float">
            <text:p>0,4015607724</text:p>
          </table:table-cell>
          <table:table-cell table:style-name="ce3" table:formula="of:=[$Redistribution_high.E38]" office:value-type="float" office:value="0.429489047609046" calcext:value-type="float">
            <text:p>0,4294890476</text:p>
          </table:table-cell>
          <table:table-cell table:number-columns-repeated="1009"/>
        </table:table-row>
        <table:table-row table:style-name="ro3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central.B39]" office:value-type="float" office:value="0.395747877254946" calcext:value-type="float">
            <text:p>0,3957478773</text:p>
          </table:table-cell>
          <table:table-cell table:style-name="ce3" table:formula="of:=[$Redistribution_central.C39]" office:value-type="float" office:value="0.466479442600926" calcext:value-type="float">
            <text:p>0,4664794426</text:p>
          </table:table-cell>
          <table:table-cell table:style-name="ce3" table:formula="of:=[$Redistribution_central.D39]" office:value-type="float" office:value="0.408107909624244" calcext:value-type="float">
            <text:p>0,4081079096</text:p>
          </table:table-cell>
          <table:table-cell table:style-name="ce3" table:formula="of:=[$Redistribution_central.E39]" office:value-type="float" office:value="0.448804847975431" calcext:value-type="float">
            <text:p>0,448804848</text:p>
          </table:table-cell>
          <table:table-cell/>
          <table:table-cell table:style-name="ce3" table:formula="of:=[$redistribution_low.B39]" office:value-type="float" office:value="0.390955983336331" calcext:value-type="float">
            <text:p>0,3909559833</text:p>
          </table:table-cell>
          <table:table-cell table:style-name="ce3" table:formula="of:=[$redistribution_low.C39]" office:value-type="float" office:value="0.463238622476856" calcext:value-type="float">
            <text:p>0,4632386225</text:p>
          </table:table-cell>
          <table:table-cell table:style-name="ce3" table:formula="of:=[$redistribution_low.D39]" office:value-type="float" office:value="0.404560921122234" calcext:value-type="float">
            <text:p>0,4045609211</text:p>
          </table:table-cell>
          <table:table-cell table:style-name="ce3" table:formula="of:=[$redistribution_low.E39]" office:value-type="float" office:value="0.445558703057486" calcext:value-type="float">
            <text:p>0,4455587031</text:p>
          </table:table-cell>
          <table:table-cell/>
          <table:table-cell table:style-name="ce3" table:formula="of:=[$Redistribution_high.B39]" office:value-type="float" office:value="0.390553286991236" calcext:value-type="float">
            <text:p>0,390553287</text:p>
          </table:table-cell>
          <table:table-cell table:style-name="ce3" table:formula="of:=[$Redistribution_high.C39]" office:value-type="float" office:value="0.447070992482062" calcext:value-type="float">
            <text:p>0,4470709925</text:p>
          </table:table-cell>
          <table:table-cell table:style-name="ce3" table:formula="of:=[$Redistribution_high.D39]" office:value-type="float" office:value="0.40081463825711" calcext:value-type="float">
            <text:p>0,4008146383</text:p>
          </table:table-cell>
          <table:table-cell table:style-name="ce3" table:formula="of:=[$Redistribution_high.E39]" office:value-type="float" office:value="0.435317744391897" calcext:value-type="float">
            <text:p>0,4353177444</text:p>
          </table:table-cell>
          <table:table-cell table:number-columns-repeated="1009"/>
        </table:table-row>
        <table:table-row table:style-name="ro3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central.B40]" office:value-type="float" office:value="0.395991581628381" calcext:value-type="float">
            <text:p>0,3959915816</text:p>
          </table:table-cell>
          <table:table-cell table:style-name="ce3" table:formula="of:=[$Redistribution_central.C40]" office:value-type="float" office:value="0.464867589622846" calcext:value-type="float">
            <text:p>0,4648675896</text:p>
          </table:table-cell>
          <table:table-cell table:style-name="ce3" table:formula="of:=[$Redistribution_central.D40]" office:value-type="float" office:value="0.408869724998117" calcext:value-type="float">
            <text:p>0,408869725</text:p>
          </table:table-cell>
          <table:table-cell table:style-name="ce3" table:formula="of:=[$Redistribution_central.E40]" office:value-type="float" office:value="0.447354747042801" calcext:value-type="float">
            <text:p>0,447354747</text:p>
          </table:table-cell>
          <table:table-cell/>
          <table:table-cell table:style-name="ce3" table:formula="of:=[$redistribution_low.B40]" office:value-type="float" office:value="0.391805191493888" calcext:value-type="float">
            <text:p>0,3918051915</text:p>
          </table:table-cell>
          <table:table-cell table:style-name="ce3" table:formula="of:=[$redistribution_low.C40]" office:value-type="float" office:value="0.468220618781341" calcext:value-type="float">
            <text:p>0,4682206188</text:p>
          </table:table-cell>
          <table:table-cell table:style-name="ce3" table:formula="of:=[$redistribution_low.D40]" office:value-type="float" office:value="0.404399941494943" calcext:value-type="float">
            <text:p>0,4043999415</text:p>
          </table:table-cell>
          <table:table-cell table:style-name="ce3" table:formula="of:=[$redistribution_low.E40]" office:value-type="float" office:value="0.45217657201345" calcext:value-type="float">
            <text:p>0,452176572</text:p>
          </table:table-cell>
          <table:table-cell/>
          <table:table-cell table:style-name="ce3" table:formula="of:=[$Redistribution_high.B40]" office:value-type="float" office:value="0.393653102688478" calcext:value-type="float">
            <text:p>0,3936531027</text:p>
          </table:table-cell>
          <table:table-cell table:style-name="ce3" table:formula="of:=[$Redistribution_high.C40]" office:value-type="float" office:value="0.454134823428019" calcext:value-type="float">
            <text:p>0,4541348234</text:p>
          </table:table-cell>
          <table:table-cell table:style-name="ce3" table:formula="of:=[$Redistribution_high.D40]" office:value-type="float" office:value="0.404393038950223" calcext:value-type="float">
            <text:p>0,404393039</text:p>
          </table:table-cell>
          <table:table-cell table:style-name="ce3" table:formula="of:=[$Redistribution_high.E40]" office:value-type="float" office:value="0.441737625372092" calcext:value-type="float">
            <text:p>0,4417376254</text:p>
          </table:table-cell>
          <table:table-cell table:number-columns-repeated="1009"/>
        </table:table-row>
        <table:table-row table:style-name="ro3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central.B41]" office:value-type="float" office:value="0.396717308291579" calcext:value-type="float">
            <text:p>0,3967173083</text:p>
          </table:table-cell>
          <table:table-cell table:style-name="ce3" table:formula="of:=[$Redistribution_central.C41]" office:value-type="float" office:value="0.459078643653842" calcext:value-type="float">
            <text:p>0,4590786437</text:p>
          </table:table-cell>
          <table:table-cell table:style-name="ce3" table:formula="of:=[$Redistribution_central.D41]" office:value-type="float" office:value="0.407813301440169" calcext:value-type="float">
            <text:p>0,4078133014</text:p>
          </table:table-cell>
          <table:table-cell table:style-name="ce3" table:formula="of:=[$Redistribution_central.E41]" office:value-type="float" office:value="0.445105307284397" calcext:value-type="float">
            <text:p>0,4451053073</text:p>
          </table:table-cell>
          <table:table-cell/>
          <table:table-cell table:style-name="ce3" table:formula="of:=[$redistribution_low.B41]" office:value-type="float" office:value="0.39162938889634" calcext:value-type="float">
            <text:p>0,3916293889</text:p>
          </table:table-cell>
          <table:table-cell table:style-name="ce3" table:formula="of:=[$redistribution_low.C41]" office:value-type="float" office:value="0.463617797400561" calcext:value-type="float">
            <text:p>0,4636177974</text:p>
          </table:table-cell>
          <table:table-cell table:style-name="ce3" table:formula="of:=[$redistribution_low.D41]" office:value-type="float" office:value="0.404103599458273" calcext:value-type="float">
            <text:p>0,4041035995</text:p>
          </table:table-cell>
          <table:table-cell table:style-name="ce3" table:formula="of:=[$redistribution_low.E41]" office:value-type="float" office:value="0.447004963482558" calcext:value-type="float">
            <text:p>0,4470049635</text:p>
          </table:table-cell>
          <table:table-cell/>
          <table:table-cell table:style-name="ce3" table:formula="of:=[$Redistribution_high.B41]" office:value-type="float" office:value="0.394679049401227" calcext:value-type="float">
            <text:p>0,3946790494</text:p>
          </table:table-cell>
          <table:table-cell table:style-name="ce3" table:formula="of:=[$Redistribution_high.C41]" office:value-type="float" office:value="0.452484560307535" calcext:value-type="float">
            <text:p>0,4524845603</text:p>
          </table:table-cell>
          <table:table-cell table:style-name="ce3" table:formula="of:=[$Redistribution_high.D41]" office:value-type="float" office:value="0.40558698966898" calcext:value-type="float">
            <text:p>0,4055869897</text:p>
          </table:table-cell>
          <table:table-cell table:style-name="ce3" table:formula="of:=[$Redistribution_high.E41]" office:value-type="float" office:value="0.438645175601242" calcext:value-type="float">
            <text:p>0,4386451756</text:p>
          </table:table-cell>
          <table:table-cell table:number-columns-repeated="1009"/>
        </table:table-row>
        <table:table-row table:style-name="ro3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central.B42]" office:value-type="float" office:value="0.394408531402494" calcext:value-type="float">
            <text:p>0,3944085314</text:p>
          </table:table-cell>
          <table:table-cell table:style-name="ce3" table:formula="of:=[$Redistribution_central.C42]" office:value-type="float" office:value="0.466947773916604" calcext:value-type="float">
            <text:p>0,4669477739</text:p>
          </table:table-cell>
          <table:table-cell table:style-name="ce3" table:formula="of:=[$Redistribution_central.D42]" office:value-type="float" office:value="0.409304766706442" calcext:value-type="float">
            <text:p>0,4093047667</text:p>
          </table:table-cell>
          <table:table-cell table:style-name="ce3" table:formula="of:=[$Redistribution_central.E42]" office:value-type="float" office:value="0.447877040762918" calcext:value-type="float">
            <text:p>0,4478770408</text:p>
          </table:table-cell>
          <table:table-cell/>
          <table:table-cell table:style-name="ce3" table:formula="of:=[$redistribution_low.B42]" office:value-type="float" office:value="0.387588449299312" calcext:value-type="float">
            <text:p>0,3875884493</text:p>
          </table:table-cell>
          <table:table-cell table:style-name="ce3" table:formula="of:=[$redistribution_low.C42]" office:value-type="float" office:value="0.469690600141111" calcext:value-type="float">
            <text:p>0,4696906001</text:p>
          </table:table-cell>
          <table:table-cell table:style-name="ce3" table:formula="of:=[$redistribution_low.D42]" office:value-type="float" office:value="0.402639190068718" calcext:value-type="float">
            <text:p>0,4026391901</text:p>
          </table:table-cell>
          <table:table-cell table:style-name="ce3" table:formula="of:=[$redistribution_low.E42]" office:value-type="float" office:value="0.447320404256826" calcext:value-type="float">
            <text:p>0,4473204043</text:p>
          </table:table-cell>
          <table:table-cell/>
          <table:table-cell table:style-name="ce3" table:formula="of:=[$Redistribution_high.B42]" office:value-type="float" office:value="0.395016527332137" calcext:value-type="float">
            <text:p>0,3950165273</text:p>
          </table:table-cell>
          <table:table-cell table:style-name="ce3" table:formula="of:=[$Redistribution_high.C42]" office:value-type="float" office:value="0.458632882014186" calcext:value-type="float">
            <text:p>0,458632882</text:p>
          </table:table-cell>
          <table:table-cell table:style-name="ce3" table:formula="of:=[$Redistribution_high.D42]" office:value-type="float" office:value="0.408438653628884" calcext:value-type="float">
            <text:p>0,4084386536</text:p>
          </table:table-cell>
          <table:table-cell table:style-name="ce3" table:formula="of:=[$Redistribution_high.E42]" office:value-type="float" office:value="0.441805638954169" calcext:value-type="float">
            <text:p>0,441805639</text:p>
          </table:table-cell>
          <table:table-cell table:number-columns-repeated="1009"/>
        </table:table-row>
        <table:table-row table:style-name="ro3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central.B43]" office:value-type="float" office:value="0.401302449677616" calcext:value-type="float">
            <text:p>0,4013024497</text:p>
          </table:table-cell>
          <table:table-cell table:style-name="ce3" table:formula="of:=[$Redistribution_central.C43]" office:value-type="float" office:value="0.474978773113576" calcext:value-type="float">
            <text:p>0,4749787731</text:p>
          </table:table-cell>
          <table:table-cell table:style-name="ce3" table:formula="of:=[$Redistribution_central.D43]" office:value-type="float" office:value="0.412377615025458" calcext:value-type="float">
            <text:p>0,412377615</text:p>
          </table:table-cell>
          <table:table-cell table:style-name="ce3" table:formula="of:=[$Redistribution_central.E43]" office:value-type="float" office:value="0.460319315425371" calcext:value-type="float">
            <text:p>0,4603193154</text:p>
          </table:table-cell>
          <table:table-cell/>
          <table:table-cell table:style-name="ce3" table:formula="of:=[$redistribution_low.B43]" office:value-type="float" office:value="0.389531964217516" calcext:value-type="float">
            <text:p>0,3895319642</text:p>
          </table:table-cell>
          <table:table-cell table:style-name="ce3" table:formula="of:=[$redistribution_low.C43]" office:value-type="float" office:value="0.467897155834297" calcext:value-type="float">
            <text:p>0,4678971558</text:p>
          </table:table-cell>
          <table:table-cell table:style-name="ce3" table:formula="of:=[$redistribution_low.D43]" office:value-type="float" office:value="0.402162465040311" calcext:value-type="float">
            <text:p>0,402162465</text:p>
          </table:table-cell>
          <table:table-cell table:style-name="ce3" table:formula="of:=[$redistribution_low.E43]" office:value-type="float" office:value="0.452553319821866" calcext:value-type="float">
            <text:p>0,4525533198</text:p>
          </table:table-cell>
          <table:table-cell/>
          <table:table-cell table:style-name="ce3" table:formula="of:=[$Redistribution_high.B43]" office:value-type="float" office:value="0.398914736351441" calcext:value-type="float">
            <text:p>0,3989147364</text:p>
          </table:table-cell>
          <table:table-cell table:style-name="ce3" table:formula="of:=[$Redistribution_high.C43]" office:value-type="float" office:value="0.455330626974358" calcext:value-type="float">
            <text:p>0,455330627</text:p>
          </table:table-cell>
          <table:table-cell table:style-name="ce3" table:formula="of:=[$Redistribution_high.D43]" office:value-type="float" office:value="0.407489171199082" calcext:value-type="float">
            <text:p>0,4074891712</text:p>
          </table:table-cell>
          <table:table-cell table:style-name="ce3" table:formula="of:=[$Redistribution_high.E43]" office:value-type="float" office:value="0.444609832446989" calcext:value-type="float">
            <text:p>0,4446098324</text:p>
          </table:table-cell>
          <table:table-cell table:number-columns-repeated="1009"/>
        </table:table-row>
        <table:table-row table:style-name="ro3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central.B44]" office:value-type="float" office:value="0.393131213915584" calcext:value-type="float">
            <text:p>0,3931312139</text:p>
          </table:table-cell>
          <table:table-cell table:style-name="ce3" table:formula="of:=[$Redistribution_central.C44]" office:value-type="float" office:value="0.461430183817552" calcext:value-type="float">
            <text:p>0,4614301838</text:p>
          </table:table-cell>
          <table:table-cell table:style-name="ce3" table:formula="of:=[$Redistribution_central.D44]" office:value-type="float" office:value="0.404806820623829" calcext:value-type="float">
            <text:p>0,4048068206</text:p>
          </table:table-cell>
          <table:table-cell table:style-name="ce3" table:formula="of:=[$Redistribution_central.E44]" office:value-type="float" office:value="0.447702732411296" calcext:value-type="float">
            <text:p>0,4477027324</text:p>
          </table:table-cell>
          <table:table-cell/>
          <table:table-cell table:style-name="ce3" table:formula="of:=[$redistribution_low.B44]" office:value-type="float" office:value="0.390973644247547" calcext:value-type="float">
            <text:p>0,3909736442</text:p>
          </table:table-cell>
          <table:table-cell table:style-name="ce3" table:formula="of:=[$redistribution_low.C44]" office:value-type="float" office:value="0.469035824614396" calcext:value-type="float">
            <text:p>0,4690358246</text:p>
          </table:table-cell>
          <table:table-cell table:style-name="ce3" table:formula="of:=[$redistribution_low.D44]" office:value-type="float" office:value="0.403159598098602" calcext:value-type="float">
            <text:p>0,4031595981</text:p>
          </table:table-cell>
          <table:table-cell table:style-name="ce3" table:formula="of:=[$redistribution_low.E44]" office:value-type="float" office:value="0.454953880220377" calcext:value-type="float">
            <text:p>0,4549538802</text:p>
          </table:table-cell>
          <table:table-cell/>
          <table:table-cell table:style-name="ce3" table:formula="of:=[$Redistribution_high.B44]" office:value-type="float" office:value="0.39408121543953" calcext:value-type="float">
            <text:p>0,3940812154</text:p>
          </table:table-cell>
          <table:table-cell table:style-name="ce3" table:formula="of:=[$Redistribution_high.C44]" office:value-type="float" office:value="0.451922468274813" calcext:value-type="float">
            <text:p>0,4519224683</text:p>
          </table:table-cell>
          <table:table-cell table:style-name="ce3" table:formula="of:=[$Redistribution_high.D44]" office:value-type="float" office:value="0.403306546643231" calcext:value-type="float">
            <text:p>0,4033065466</text:p>
          </table:table-cell>
          <table:table-cell table:style-name="ce3" table:formula="of:=[$Redistribution_high.E44]" office:value-type="float" office:value="0.441255182632267" calcext:value-type="float">
            <text:p>0,4412551826</text:p>
          </table:table-cell>
          <table:table-cell table:number-columns-repeated="1009"/>
        </table:table-row>
        <table:table-row table:style-name="ro3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central.B45]" office:value-type="float" office:value="0.394637674736958" calcext:value-type="float">
            <text:p>0,3946376747</text:p>
          </table:table-cell>
          <table:table-cell table:style-name="ce3" table:formula="of:=[$Redistribution_central.C45]" office:value-type="float" office:value="0.462007358505728" calcext:value-type="float">
            <text:p>0,4620073585</text:p>
          </table:table-cell>
          <table:table-cell table:style-name="ce3" table:formula="of:=[$Redistribution_central.D45]" office:value-type="float" office:value="0.406028643474034" calcext:value-type="float">
            <text:p>0,4060286435</text:p>
          </table:table-cell>
          <table:table-cell table:style-name="ce3" table:formula="of:=[$Redistribution_central.E45]" office:value-type="float" office:value="0.448205693706393" calcext:value-type="float">
            <text:p>0,4482056937</text:p>
          </table:table-cell>
          <table:table-cell/>
          <table:table-cell table:style-name="ce3" table:formula="of:=[$redistribution_low.B45]" office:value-type="float" office:value="0.390726583320953" calcext:value-type="float">
            <text:p>0,3907265833</text:p>
          </table:table-cell>
          <table:table-cell table:style-name="ce3" table:formula="of:=[$redistribution_low.C45]" office:value-type="float" office:value="0.463118511031993" calcext:value-type="float">
            <text:p>0,463118511</text:p>
          </table:table-cell>
          <table:table-cell table:style-name="ce3" table:formula="of:=[$redistribution_low.D45]" office:value-type="float" office:value="0.401529106877672" calcext:value-type="float">
            <text:p>0,4015291069</text:p>
          </table:table-cell>
          <table:table-cell table:style-name="ce3" table:formula="of:=[$redistribution_low.E45]" office:value-type="float" office:value="0.449991992774749" calcext:value-type="float">
            <text:p>0,4499919928</text:p>
          </table:table-cell>
          <table:table-cell/>
          <table:table-cell table:style-name="ce3" table:formula="of:=[$Redistribution_high.B45]" office:value-type="float" office:value="0.394466642780307" calcext:value-type="float">
            <text:p>0,3944666428</text:p>
          </table:table-cell>
          <table:table-cell table:style-name="ce3" table:formula="of:=[$Redistribution_high.C45]" office:value-type="float" office:value="0.452666593864659" calcext:value-type="float">
            <text:p>0,4526665939</text:p>
          </table:table-cell>
          <table:table-cell table:style-name="ce3" table:formula="of:=[$Redistribution_high.D45]" office:value-type="float" office:value="0.405572706216073" calcext:value-type="float">
            <text:p>0,4055727062</text:p>
          </table:table-cell>
          <table:table-cell table:style-name="ce3" table:formula="of:=[$Redistribution_high.E45]" office:value-type="float" office:value="0.437889392887216" calcext:value-type="float">
            <text:p>0,4378893929</text:p>
          </table:table-cell>
          <table:table-cell table:number-columns-repeated="1009"/>
        </table:table-row>
        <table:table-row table:style-name="ro3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central.B46]" office:value-type="float" office:value="0.396804756877324" calcext:value-type="float">
            <text:p>0,3968047569</text:p>
          </table:table-cell>
          <table:table-cell table:style-name="ce3" table:formula="of:=[$Redistribution_central.C46]" office:value-type="float" office:value="0.468408285266029" calcext:value-type="float">
            <text:p>0,4684082853</text:p>
          </table:table-cell>
          <table:table-cell table:style-name="ce3" table:formula="of:=[$Redistribution_central.D46]" office:value-type="float" office:value="0.411146399181659" calcext:value-type="float">
            <text:p>0,4111463992</text:p>
          </table:table-cell>
          <table:table-cell table:style-name="ce3" table:formula="of:=[$Redistribution_central.E46]" office:value-type="float" office:value="0.450563917494387" calcext:value-type="float">
            <text:p>0,4505639175</text:p>
          </table:table-cell>
          <table:table-cell/>
          <table:table-cell table:style-name="ce3" table:formula="of:=[$redistribution_low.B46]" office:value-type="float" office:value="0.384630367035553" calcext:value-type="float">
            <text:p>0,384630367</text:p>
          </table:table-cell>
          <table:table-cell table:style-name="ce3" table:formula="of:=[$redistribution_low.C46]" office:value-type="float" office:value="0.463140903720785" calcext:value-type="float">
            <text:p>0,4631409037</text:p>
          </table:table-cell>
          <table:table-cell table:style-name="ce3" table:formula="of:=[$redistribution_low.D46]" office:value-type="float" office:value="0.39806645413454" calcext:value-type="float">
            <text:p>0,3980664541</text:p>
          </table:table-cell>
          <table:table-cell table:style-name="ce3" table:formula="of:=[$redistribution_low.E46]" office:value-type="float" office:value="0.444036605490864" calcext:value-type="float">
            <text:p>0,4440366055</text:p>
          </table:table-cell>
          <table:table-cell/>
          <table:table-cell table:style-name="ce3" table:formula="of:=[$Redistribution_high.B46]" office:value-type="float" office:value="0.390905480082" calcext:value-type="float">
            <text:p>0,3909054801</text:p>
          </table:table-cell>
          <table:table-cell table:style-name="ce3" table:formula="of:=[$Redistribution_high.C46]" office:value-type="float" office:value="0.453306289893447" calcext:value-type="float">
            <text:p>0,4533062899</text:p>
          </table:table-cell>
          <table:table-cell table:style-name="ce3" table:formula="of:=[$Redistribution_high.D46]" office:value-type="float" office:value="0.404567342025843" calcext:value-type="float">
            <text:p>0,404567342</text:p>
          </table:table-cell>
          <table:table-cell table:style-name="ce3" table:formula="of:=[$Redistribution_high.E46]" office:value-type="float" office:value="0.434929825135036" calcext:value-type="float">
            <text:p>0,4349298251</text:p>
          </table:table-cell>
          <table:table-cell table:number-columns-repeated="1009"/>
        </table:table-row>
        <table:table-row table:style-name="ro3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central.B47]" office:value-type="float" office:value="0.397545967578166" calcext:value-type="float">
            <text:p>0,3975459676</text:p>
          </table:table-cell>
          <table:table-cell table:style-name="ce3" table:formula="of:=[$Redistribution_central.C47]" office:value-type="float" office:value="0.462568241733585" calcext:value-type="float">
            <text:p>0,4625682417</text:p>
          </table:table-cell>
          <table:table-cell table:style-name="ce3" table:formula="of:=[$Redistribution_central.D47]" office:value-type="float" office:value="0.408034926098676" calcext:value-type="float">
            <text:p>0,4080349261</text:p>
          </table:table-cell>
          <table:table-cell table:style-name="ce3" table:formula="of:=[$Redistribution_central.E47]" office:value-type="float" office:value="0.450535570066032" calcext:value-type="float">
            <text:p>0,4505355701</text:p>
          </table:table-cell>
          <table:table-cell/>
          <table:table-cell table:style-name="ce3" table:formula="of:=[$redistribution_low.B47]" office:value-type="float" office:value="0.392460035198137" calcext:value-type="float">
            <text:p>0,3924600352</text:p>
          </table:table-cell>
          <table:table-cell table:style-name="ce3" table:formula="of:=[$redistribution_low.C47]" office:value-type="float" office:value="0.466656492088123" calcext:value-type="float">
            <text:p>0,4666564921</text:p>
          </table:table-cell>
          <table:table-cell table:style-name="ce3" table:formula="of:=[$redistribution_low.D47]" office:value-type="float" office:value="0.402961160222408" calcext:value-type="float">
            <text:p>0,4029611602</text:p>
          </table:table-cell>
          <table:table-cell table:style-name="ce3" table:formula="of:=[$redistribution_low.E47]" office:value-type="float" office:value="0.454763439509674" calcext:value-type="float">
            <text:p>0,4547634395</text:p>
          </table:table-cell>
          <table:table-cell/>
          <table:table-cell table:style-name="ce3" table:formula="of:=[$Redistribution_high.B47]" office:value-type="float" office:value="0.395166118030209" calcext:value-type="float">
            <text:p>0,395166118</text:p>
          </table:table-cell>
          <table:table-cell table:style-name="ce3" table:formula="of:=[$Redistribution_high.C47]" office:value-type="float" office:value="0.450362793386462" calcext:value-type="float">
            <text:p>0,4503627934</text:p>
          </table:table-cell>
          <table:table-cell table:style-name="ce3" table:formula="of:=[$Redistribution_high.D47]" office:value-type="float" office:value="0.405230375175024" calcext:value-type="float">
            <text:p>0,4052303752</text:p>
          </table:table-cell>
          <table:table-cell table:style-name="ce3" table:formula="of:=[$Redistribution_high.E47]" office:value-type="float" office:value="0.436696532241969" calcext:value-type="float">
            <text:p>0,4366965322</text:p>
          </table:table-cell>
          <table:table-cell table:number-columns-repeated="1009"/>
        </table:table-row>
        <table:table-row table:style-name="ro3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central.B48]" office:value-type="float" office:value="0.397600844128676" calcext:value-type="float">
            <text:p>0,3976008441</text:p>
          </table:table-cell>
          <table:table-cell table:style-name="ce3" table:formula="of:=[$Redistribution_central.C48]" office:value-type="float" office:value="0.463011727899233" calcext:value-type="float">
            <text:p>0,4630117279</text:p>
          </table:table-cell>
          <table:table-cell table:style-name="ce3" table:formula="of:=[$Redistribution_central.D48]" office:value-type="float" office:value="0.407921444408407" calcext:value-type="float">
            <text:p>0,4079214444</text:p>
          </table:table-cell>
          <table:table-cell table:style-name="ce3" table:formula="of:=[$Redistribution_central.E48]" office:value-type="float" office:value="0.448816118246702" calcext:value-type="float">
            <text:p>0,4488161182</text:p>
          </table:table-cell>
          <table:table-cell/>
          <table:table-cell table:style-name="ce3" table:formula="of:=[$redistribution_low.B48]" office:value-type="float" office:value="0.388680434053072" calcext:value-type="float">
            <text:p>0,3886804341</text:p>
          </table:table-cell>
          <table:table-cell table:style-name="ce3" table:formula="of:=[$redistribution_low.C48]" office:value-type="float" office:value="0.459748998830231" calcext:value-type="float">
            <text:p>0,4597489988</text:p>
          </table:table-cell>
          <table:table-cell table:style-name="ce3" table:formula="of:=[$redistribution_low.D48]" office:value-type="float" office:value="0.398560205439709" calcext:value-type="float">
            <text:p>0,3985602054</text:p>
          </table:table-cell>
          <table:table-cell table:style-name="ce3" table:formula="of:=[$redistribution_low.E48]" office:value-type="float" office:value="0.448574234054389" calcext:value-type="float">
            <text:p>0,4485742341</text:p>
          </table:table-cell>
          <table:table-cell/>
          <table:table-cell table:style-name="ce3" table:formula="of:=[$Redistribution_high.B48]" office:value-type="float" office:value="0.396166880830594" calcext:value-type="float">
            <text:p>0,3961668808</text:p>
          </table:table-cell>
          <table:table-cell table:style-name="ce3" table:formula="of:=[$Redistribution_high.C48]" office:value-type="float" office:value="0.449571759543834" calcext:value-type="float">
            <text:p>0,4495717595</text:p>
          </table:table-cell>
          <table:table-cell table:style-name="ce3" table:formula="of:=[$Redistribution_high.D48]" office:value-type="float" office:value="0.405776425759833" calcext:value-type="float">
            <text:p>0,4057764258</text:p>
          </table:table-cell>
          <table:table-cell table:style-name="ce3" table:formula="of:=[$Redistribution_high.E48]" office:value-type="float" office:value="0.436581679603831" calcext:value-type="float">
            <text:p>0,4365816796</text:p>
          </table:table-cell>
          <table:table-cell table:number-columns-repeated="1009"/>
        </table:table-row>
        <table:table-row table:style-name="ro3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central.B49]" office:value-type="float" office:value="0.395502135464106" calcext:value-type="float">
            <text:p>0,3955021355</text:p>
          </table:table-cell>
          <table:table-cell table:style-name="ce3" table:formula="of:=[$Redistribution_central.C49]" office:value-type="float" office:value="0.463183182622491" calcext:value-type="float">
            <text:p>0,4631831826</text:p>
          </table:table-cell>
          <table:table-cell table:style-name="ce3" table:formula="of:=[$Redistribution_central.D49]" office:value-type="float" office:value="0.405417245831919" calcext:value-type="float">
            <text:p>0,4054172458</text:p>
          </table:table-cell>
          <table:table-cell table:style-name="ce3" table:formula="of:=[$Redistribution_central.E49]" office:value-type="float" office:value="0.449118145127303" calcext:value-type="float">
            <text:p>0,4491181451</text:p>
          </table:table-cell>
          <table:table-cell/>
          <table:table-cell table:style-name="ce3" table:formula="of:=[$redistribution_low.B49]" office:value-type="float" office:value="0.388776016479109" calcext:value-type="float">
            <text:p>0,3887760165</text:p>
          </table:table-cell>
          <table:table-cell table:style-name="ce3" table:formula="of:=[$redistribution_low.C49]" office:value-type="float" office:value="0.455798026871927" calcext:value-type="float">
            <text:p>0,4557980269</text:p>
          </table:table-cell>
          <table:table-cell table:style-name="ce3" table:formula="of:=[$redistribution_low.D49]" office:value-type="float" office:value="0.398418075418055" calcext:value-type="float">
            <text:p>0,3984180754</text:p>
          </table:table-cell>
          <table:table-cell table:style-name="ce3" table:formula="of:=[$redistribution_low.E49]" office:value-type="float" office:value="0.446831670914447" calcext:value-type="float">
            <text:p>0,4468316709</text:p>
          </table:table-cell>
          <table:table-cell/>
          <table:table-cell table:style-name="ce3" table:formula="of:=[$Redistribution_high.B49]" office:value-type="float" office:value="0.396574513294828" calcext:value-type="float">
            <text:p>0,3965745133</text:p>
          </table:table-cell>
          <table:table-cell table:style-name="ce3" table:formula="of:=[$Redistribution_high.C49]" office:value-type="float" office:value="0.454242479385098" calcext:value-type="float">
            <text:p>0,4542424794</text:p>
          </table:table-cell>
          <table:table-cell table:style-name="ce3" table:formula="of:=[$Redistribution_high.D49]" office:value-type="float" office:value="0.406388907950326" calcext:value-type="float">
            <text:p>0,406388908</text:p>
          </table:table-cell>
          <table:table-cell table:style-name="ce3" table:formula="of:=[$Redistribution_high.E49]" office:value-type="float" office:value="0.441950785339385" calcext:value-type="float">
            <text:p>0,4419507853</text:p>
          </table:table-cell>
          <table:table-cell table:number-columns-repeated="1009"/>
        </table:table-row>
        <table:table-row table:style-name="ro3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central.B50]" office:value-type="float" office:value="0.396559077673952" calcext:value-type="float">
            <text:p>0,3965590777</text:p>
          </table:table-cell>
          <table:table-cell table:style-name="ce3" table:formula="of:=[$Redistribution_central.C50]" office:value-type="float" office:value="0.464550836834974" calcext:value-type="float">
            <text:p>0,4645508368</text:p>
          </table:table-cell>
          <table:table-cell table:style-name="ce3" table:formula="of:=[$Redistribution_central.D50]" office:value-type="float" office:value="0.408292964552877" calcext:value-type="float">
            <text:p>0,4082929646</text:p>
          </table:table-cell>
          <table:table-cell table:style-name="ce3" table:formula="of:=[$Redistribution_central.E50]" office:value-type="float" office:value="0.450120010749039" calcext:value-type="float">
            <text:p>0,4501200107</text:p>
          </table:table-cell>
          <table:table-cell/>
          <table:table-cell table:style-name="ce3" table:formula="of:=[$redistribution_low.B50]" office:value-type="float" office:value="0.38214781667102" calcext:value-type="float">
            <text:p>0,3821478167</text:p>
          </table:table-cell>
          <table:table-cell table:style-name="ce3" table:formula="of:=[$redistribution_low.C50]" office:value-type="float" office:value="0.454429044013274" calcext:value-type="float">
            <text:p>0,454429044</text:p>
          </table:table-cell>
          <table:table-cell table:style-name="ce3" table:formula="of:=[$redistribution_low.D50]" office:value-type="float" office:value="0.394706132458895" calcext:value-type="float">
            <text:p>0,3947061325</text:p>
          </table:table-cell>
          <table:table-cell table:style-name="ce3" table:formula="of:=[$redistribution_low.E50]" office:value-type="float" office:value="0.439531530575698" calcext:value-type="float">
            <text:p>0,4395315306</text:p>
          </table:table-cell>
          <table:table-cell/>
          <table:table-cell table:style-name="ce3" table:formula="of:=[$Redistribution_high.B50]" office:value-type="float" office:value="0.399838920056457" calcext:value-type="float">
            <text:p>0,3998389201</text:p>
          </table:table-cell>
          <table:table-cell table:style-name="ce3" table:formula="of:=[$Redistribution_high.C50]" office:value-type="float" office:value="0.46043955555297" calcext:value-type="float">
            <text:p>0,4604395556</text:p>
          </table:table-cell>
          <table:table-cell table:style-name="ce3" table:formula="of:=[$Redistribution_high.D50]" office:value-type="float" office:value="0.412555453914345" calcext:value-type="float">
            <text:p>0,4125554539</text:p>
          </table:table-cell>
          <table:table-cell table:style-name="ce3" table:formula="of:=[$Redistribution_high.E50]" office:value-type="float" office:value="0.442720918289472" calcext:value-type="float">
            <text:p>0,4427209183</text:p>
          </table:table-cell>
          <table:table-cell table:number-columns-repeated="1009"/>
        </table:table-row>
        <table:table-row table:style-name="ro3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central.B51]" office:value-type="float" office:value="0.401066337228726" calcext:value-type="float">
            <text:p>0,4010663372</text:p>
          </table:table-cell>
          <table:table-cell table:style-name="ce3" table:formula="of:=[$Redistribution_central.C51]" office:value-type="float" office:value="0.4666260951128" calcext:value-type="float">
            <text:p>0,4666260951</text:p>
          </table:table-cell>
          <table:table-cell table:style-name="ce3" table:formula="of:=[$Redistribution_central.D51]" office:value-type="float" office:value="0.410374791511727" calcext:value-type="float">
            <text:p>0,4103747915</text:p>
          </table:table-cell>
          <table:table-cell table:style-name="ce3" table:formula="of:=[$Redistribution_central.E51]" office:value-type="float" office:value="0.456244908467675" calcext:value-type="float">
            <text:p>0,4562449085</text:p>
          </table:table-cell>
          <table:table-cell/>
          <table:table-cell table:style-name="ce3" table:formula="of:=[$redistribution_low.B51]" office:value-type="float" office:value="0.38940135601447" calcext:value-type="float">
            <text:p>0,389401356</text:p>
          </table:table-cell>
          <table:table-cell table:style-name="ce3" table:formula="of:=[$redistribution_low.C51]" office:value-type="float" office:value="0.459987383970307" calcext:value-type="float">
            <text:p>0,459987384</text:p>
          </table:table-cell>
          <table:table-cell table:style-name="ce3" table:formula="of:=[$redistribution_low.D51]" office:value-type="float" office:value="0.397893884838424" calcext:value-type="float">
            <text:p>0,3978938848</text:p>
          </table:table-cell>
          <table:table-cell table:style-name="ce3" table:formula="of:=[$redistribution_low.E51]" office:value-type="float" office:value="0.449776256192845" calcext:value-type="float">
            <text:p>0,4497762562</text:p>
          </table:table-cell>
          <table:table-cell/>
          <table:table-cell table:style-name="ce3" table:formula="of:=[$Redistribution_high.B51]" office:value-type="float" office:value="0.402262908831053" calcext:value-type="float">
            <text:p>0,4022629088</text:p>
          </table:table-cell>
          <table:table-cell table:style-name="ce3" table:formula="of:=[$Redistribution_high.C51]" office:value-type="float" office:value="0.457277926359895" calcext:value-type="float">
            <text:p>0,4572779264</text:p>
          </table:table-cell>
          <table:table-cell table:style-name="ce3" table:formula="of:=[$Redistribution_high.D51]" office:value-type="float" office:value="0.411434802055034" calcext:value-type="float">
            <text:p>0,4114348021</text:p>
          </table:table-cell>
          <table:table-cell table:style-name="ce3" table:formula="of:=[$Redistribution_high.E51]" office:value-type="float" office:value="0.44589642247942" calcext:value-type="float">
            <text:p>0,4458964225</text:p>
          </table:table-cell>
          <table:table-cell table:number-columns-repeated="1009"/>
        </table:table-row>
        <table:table-row table:style-name="ro3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central.B52]" office:value-type="float" office:value="0.395707468923872" calcext:value-type="float">
            <text:p>0,3957074689</text:p>
          </table:table-cell>
          <table:table-cell table:style-name="ce3" table:formula="of:=[$Redistribution_central.C52]" office:value-type="float" office:value="0.457554932992054" calcext:value-type="float">
            <text:p>0,457554933</text:p>
          </table:table-cell>
          <table:table-cell table:style-name="ce3" table:formula="of:=[$Redistribution_central.D52]" office:value-type="float" office:value="0.404341535597385" calcext:value-type="float">
            <text:p>0,4043415356</text:p>
          </table:table-cell>
          <table:table-cell table:style-name="ce3" table:formula="of:=[$Redistribution_central.E52]" office:value-type="float" office:value="0.445792403967066" calcext:value-type="float">
            <text:p>0,445792404</text:p>
          </table:table-cell>
          <table:table-cell/>
          <table:table-cell table:style-name="ce3" table:formula="of:=[$redistribution_low.B52]" office:value-type="float" office:value="0.396342251335753" calcext:value-type="float">
            <text:p>0,3963422513</text:p>
          </table:table-cell>
          <table:table-cell table:style-name="ce3" table:formula="of:=[$redistribution_low.C52]" office:value-type="float" office:value="0.470171979183556" calcext:value-type="float">
            <text:p>0,4701719792</text:p>
          </table:table-cell>
          <table:table-cell table:style-name="ce3" table:formula="of:=[$redistribution_low.D52]" office:value-type="float" office:value="0.406796540062005" calcext:value-type="float">
            <text:p>0,4067965401</text:p>
          </table:table-cell>
          <table:table-cell table:style-name="ce3" table:formula="of:=[$redistribution_low.E52]" office:value-type="float" office:value="0.455818003170286" calcext:value-type="float">
            <text:p>0,4558180032</text:p>
          </table:table-cell>
          <table:table-cell/>
          <table:table-cell table:style-name="ce3" table:formula="of:=[$Redistribution_high.B52]" office:value-type="float" office:value="0.403850977945412" calcext:value-type="float">
            <text:p>0,4038509779</text:p>
          </table:table-cell>
          <table:table-cell table:style-name="ce3" table:formula="of:=[$Redistribution_high.C52]" office:value-type="float" office:value="0.457506330554631" calcext:value-type="float">
            <text:p>0,4575063306</text:p>
          </table:table-cell>
          <table:table-cell table:style-name="ce3" table:formula="of:=[$Redistribution_high.D52]" office:value-type="float" office:value="0.412244179743739" calcext:value-type="float">
            <text:p>0,4122441797</text:p>
          </table:table-cell>
          <table:table-cell table:style-name="ce3" table:formula="of:=[$Redistribution_high.E52]" office:value-type="float" office:value="0.44680356796893" calcext:value-type="float">
            <text:p>0,446803568</text:p>
          </table:table-cell>
          <table:table-cell table:number-columns-repeated="1009"/>
        </table:table-row>
        <table:table-row table:style-name="ro3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central.B53]" office:value-type="float" office:value="0.393884688217958" calcext:value-type="float">
            <text:p>0,3938846882</text:p>
          </table:table-cell>
          <table:table-cell table:style-name="ce3" table:formula="of:=[$Redistribution_central.C53]" office:value-type="float" office:value="0.45277927613318" calcext:value-type="float">
            <text:p>0,4527792761</text:p>
          </table:table-cell>
          <table:table-cell table:style-name="ce3" table:formula="of:=[$Redistribution_central.D53]" office:value-type="float" office:value="0.402421896101124" calcext:value-type="float">
            <text:p>0,4024218961</text:p>
          </table:table-cell>
          <table:table-cell table:style-name="ce3" table:formula="of:=[$Redistribution_central.E53]" office:value-type="float" office:value="0.443468624630808" calcext:value-type="float">
            <text:p>0,4434686246</text:p>
          </table:table-cell>
          <table:table-cell/>
          <table:table-cell table:style-name="ce3" table:formula="of:=[$redistribution_low.B53]" office:value-type="float" office:value="0.399633353517156" calcext:value-type="float">
            <text:p>0,3996333535</text:p>
          </table:table-cell>
          <table:table-cell table:style-name="ce3" table:formula="of:=[$redistribution_low.C53]" office:value-type="float" office:value="0.478885701717061" calcext:value-type="float">
            <text:p>0,4788857017</text:p>
          </table:table-cell>
          <table:table-cell table:style-name="ce3" table:formula="of:=[$redistribution_low.D53]" office:value-type="float" office:value="0.411449960663445" calcext:value-type="float">
            <text:p>0,4114499607</text:p>
          </table:table-cell>
          <table:table-cell table:style-name="ce3" table:formula="of:=[$redistribution_low.E53]" office:value-type="float" office:value="0.461881094953732" calcext:value-type="float">
            <text:p>0,461881095</text:p>
          </table:table-cell>
          <table:table-cell/>
          <table:table-cell table:style-name="ce3" table:formula="of:=[$Redistribution_high.B53]" office:value-type="float" office:value="0.404454816449823" calcext:value-type="float">
            <text:p>0,4044548164</text:p>
          </table:table-cell>
          <table:table-cell table:style-name="ce3" table:formula="of:=[$Redistribution_high.C53]" office:value-type="float" office:value="0.457058717477864" calcext:value-type="float">
            <text:p>0,4570587175</text:p>
          </table:table-cell>
          <table:table-cell table:style-name="ce3" table:formula="of:=[$Redistribution_high.D53]" office:value-type="float" office:value="0.411822277981152" calcext:value-type="float">
            <text:p>0,411822278</text:p>
          </table:table-cell>
          <table:table-cell table:style-name="ce3" table:formula="of:=[$Redistribution_high.E53]" office:value-type="float" office:value="0.447628377151408" calcext:value-type="float">
            <text:p>0,4476283772</text:p>
          </table:table-cell>
          <table:table-cell table:number-columns-repeated="1009"/>
        </table:table-row>
        <table:table-row table:style-name="ro3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central.B54]" office:value-type="float" office:value="0.389202661016657" calcext:value-type="float">
            <text:p>0,389202661</text:p>
          </table:table-cell>
          <table:table-cell table:style-name="ce3" table:formula="of:=[$Redistribution_central.C54]" office:value-type="float" office:value="0.451957612743884" calcext:value-type="float">
            <text:p>0,4519576127</text:p>
          </table:table-cell>
          <table:table-cell table:style-name="ce3" table:formula="of:=[$Redistribution_central.D54]" office:value-type="float" office:value="0.400779274387433" calcext:value-type="float">
            <text:p>0,4007792744</text:p>
          </table:table-cell>
          <table:table-cell table:style-name="ce3" table:formula="of:=[$Redistribution_central.E54]" office:value-type="float" office:value="0.437642841458124" calcext:value-type="float">
            <text:p>0,4376428415</text:p>
          </table:table-cell>
          <table:table-cell/>
          <table:table-cell table:style-name="ce3" table:formula="of:=[$redistribution_low.B54]" office:value-type="float" office:value="0.39205505645709" calcext:value-type="float">
            <text:p>0,3920550565</text:p>
          </table:table-cell>
          <table:table-cell table:style-name="ce3" table:formula="of:=[$redistribution_low.C54]" office:value-type="float" office:value="0.473540630084779" calcext:value-type="float">
            <text:p>0,4735406301</text:p>
          </table:table-cell>
          <table:table-cell table:style-name="ce3" table:formula="of:=[$redistribution_low.D54]" office:value-type="float" office:value="0.406295378634852" calcext:value-type="float">
            <text:p>0,4062953786</text:p>
          </table:table-cell>
          <table:table-cell table:style-name="ce3" table:formula="of:=[$redistribution_low.E54]" office:value-type="float" office:value="0.454050821025528" calcext:value-type="float">
            <text:p>0,454050821</text:p>
          </table:table-cell>
          <table:table-cell/>
          <table:table-cell table:style-name="ce3" table:formula="of:=[$Redistribution_high.B54]" office:value-type="float" office:value="0.399778062625699" calcext:value-type="float">
            <text:p>0,3997780626</text:p>
          </table:table-cell>
          <table:table-cell table:style-name="ce3" table:formula="of:=[$Redistribution_high.C54]" office:value-type="float" office:value="0.453883905966051" calcext:value-type="float">
            <text:p>0,453883906</text:p>
          </table:table-cell>
          <table:table-cell table:style-name="ce3" table:formula="of:=[$Redistribution_high.D54]" office:value-type="float" office:value="0.40986665745171" calcext:value-type="float">
            <text:p>0,4098666575</text:p>
          </table:table-cell>
          <table:table-cell table:style-name="ce3" table:formula="of:=[$Redistribution_high.E54]" office:value-type="float" office:value="0.440458614322961" calcext:value-type="float">
            <text:p>0,4404586143</text:p>
          </table:table-cell>
          <table:table-cell table:number-columns-repeated="1009"/>
        </table:table-row>
        <table:table-row table:style-name="ro3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central.B55]" office:value-type="float" office:value="0.394616086714897" calcext:value-type="float">
            <text:p>0,3946160867</text:p>
          </table:table-cell>
          <table:table-cell table:style-name="ce3" table:formula="of:=[$Redistribution_central.C55]" office:value-type="float" office:value="0.451932772643311" calcext:value-type="float">
            <text:p>0,4519327726</text:p>
          </table:table-cell>
          <table:table-cell table:style-name="ce3" table:formula="of:=[$Redistribution_central.D55]" office:value-type="float" office:value="0.402548766937875" calcext:value-type="float">
            <text:p>0,4025487669</text:p>
          </table:table-cell>
          <table:table-cell table:style-name="ce3" table:formula="of:=[$Redistribution_central.E55]" office:value-type="float" office:value="0.442953227244158" calcext:value-type="float">
            <text:p>0,4429532272</text:p>
          </table:table-cell>
          <table:table-cell/>
          <table:table-cell table:style-name="ce3" table:formula="of:=[$redistribution_low.B55]" office:value-type="float" office:value="0.392802382107858" calcext:value-type="float">
            <text:p>0,3928023821</text:p>
          </table:table-cell>
          <table:table-cell table:style-name="ce3" table:formula="of:=[$redistribution_low.C55]" office:value-type="float" office:value="0.462629865636064" calcext:value-type="float">
            <text:p>0,4626298656</text:p>
          </table:table-cell>
          <table:table-cell table:style-name="ce3" table:formula="of:=[$redistribution_low.D55]" office:value-type="float" office:value="0.402025629417454" calcext:value-type="float">
            <text:p>0,4020256294</text:p>
          </table:table-cell>
          <table:table-cell table:style-name="ce3" table:formula="of:=[$redistribution_low.E55]" office:value-type="float" office:value="0.450504791956868" calcext:value-type="float">
            <text:p>0,450504792</text:p>
          </table:table-cell>
          <table:table-cell/>
          <table:table-cell table:style-name="ce3" table:formula="of:=[$Redistribution_high.B55]" office:value-type="float" office:value="0.407282343659981" calcext:value-type="float">
            <text:p>0,4072823437</text:p>
          </table:table-cell>
          <table:table-cell table:style-name="ce3" table:formula="of:=[$Redistribution_high.C55]" office:value-type="float" office:value="0.461427761118479" calcext:value-type="float">
            <text:p>0,4614277611</text:p>
          </table:table-cell>
          <table:table-cell table:style-name="ce3" table:formula="of:=[$Redistribution_high.D55]" office:value-type="float" office:value="0.41550663055811" calcext:value-type="float">
            <text:p>0,4155066306</text:p>
          </table:table-cell>
          <table:table-cell table:style-name="ce3" table:formula="of:=[$Redistribution_high.E55]" office:value-type="float" office:value="0.450959718675123" calcext:value-type="float">
            <text:p>0,4509597187</text:p>
          </table:table-cell>
          <table:table-cell table:number-columns-repeated="1009"/>
        </table:table-row>
        <table:table-row table:style-name="ro3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central.B56]" office:value-type="float" office:value="0.399164651994831" calcext:value-type="float">
            <text:p>0,399164652</text:p>
          </table:table-cell>
          <table:table-cell table:style-name="ce3" table:formula="of:=[$Redistribution_central.C56]" office:value-type="float" office:value="0.460586700795659" calcext:value-type="float">
            <text:p>0,4605867008</text:p>
          </table:table-cell>
          <table:table-cell table:style-name="ce3" table:formula="of:=[$Redistribution_central.D56]" office:value-type="float" office:value="0.407069940616933" calcext:value-type="float">
            <text:p>0,4070699406</text:p>
          </table:table-cell>
          <table:table-cell table:style-name="ce3" table:formula="of:=[$Redistribution_central.E56]" office:value-type="float" office:value="0.450508750503615" calcext:value-type="float">
            <text:p>0,4505087505</text:p>
          </table:table-cell>
          <table:table-cell/>
          <table:table-cell table:style-name="ce3" table:formula="of:=[$redistribution_low.B56]" office:value-type="float" office:value="0.395080349230441" calcext:value-type="float">
            <text:p>0,3950803492</text:p>
          </table:table-cell>
          <table:table-cell table:style-name="ce3" table:formula="of:=[$redistribution_low.C56]" office:value-type="float" office:value="0.463779232158105" calcext:value-type="float">
            <text:p>0,4637792322</text:p>
          </table:table-cell>
          <table:table-cell table:style-name="ce3" table:formula="of:=[$redistribution_low.D56]" office:value-type="float" office:value="0.404692221373689" calcext:value-type="float">
            <text:p>0,4046922214</text:p>
          </table:table-cell>
          <table:table-cell table:style-name="ce3" table:formula="of:=[$redistribution_low.E56]" office:value-type="float" office:value="0.451965555914455" calcext:value-type="float">
            <text:p>0,4519655559</text:p>
          </table:table-cell>
          <table:table-cell/>
          <table:table-cell table:style-name="ce3" table:formula="of:=[$Redistribution_high.B56]" office:value-type="float" office:value="0.411746352954185" calcext:value-type="float">
            <text:p>0,411746353</text:p>
          </table:table-cell>
          <table:table-cell table:style-name="ce3" table:formula="of:=[$Redistribution_high.C56]" office:value-type="float" office:value="0.460603682329122" calcext:value-type="float">
            <text:p>0,4606036823</text:p>
          </table:table-cell>
          <table:table-cell table:style-name="ce3" table:formula="of:=[$Redistribution_high.D56]" office:value-type="float" office:value="0.417070852679107" calcext:value-type="float">
            <text:p>0,4170708527</text:p>
          </table:table-cell>
          <table:table-cell table:style-name="ce3" table:formula="of:=[$Redistribution_high.E56]" office:value-type="float" office:value="0.455183084204196" calcext:value-type="float">
            <text:p>0,4551830842</text:p>
          </table:table-cell>
          <table:table-cell table:number-columns-repeated="1009"/>
        </table:table-row>
        <table:table-row table:style-name="ro3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central.B57]" office:value-type="float" office:value="0.397739230782768" calcext:value-type="float">
            <text:p>0,3977392308</text:p>
          </table:table-cell>
          <table:table-cell table:style-name="ce3" table:formula="of:=[$Redistribution_central.C57]" office:value-type="float" office:value="0.457753656629413" calcext:value-type="float">
            <text:p>0,4577536566</text:p>
          </table:table-cell>
          <table:table-cell table:style-name="ce3" table:formula="of:=[$Redistribution_central.D57]" office:value-type="float" office:value="0.406912774999057" calcext:value-type="float">
            <text:p>0,406912775</text:p>
          </table:table-cell>
          <table:table-cell table:style-name="ce3" table:formula="of:=[$Redistribution_central.E57]" office:value-type="float" office:value="0.446363254694932" calcext:value-type="float">
            <text:p>0,4463632547</text:p>
          </table:table-cell>
          <table:table-cell/>
          <table:table-cell table:style-name="ce3" table:formula="of:=[$redistribution_low.B57]" office:value-type="float" office:value="0.399730995447015" calcext:value-type="float">
            <text:p>0,3997309954</text:p>
          </table:table-cell>
          <table:table-cell table:style-name="ce3" table:formula="of:=[$redistribution_low.C57]" office:value-type="float" office:value="0.472243836965247" calcext:value-type="float">
            <text:p>0,472243837</text:p>
          </table:table-cell>
          <table:table-cell table:style-name="ce3" table:formula="of:=[$redistribution_low.D57]" office:value-type="float" office:value="0.408437822821372" calcext:value-type="float">
            <text:p>0,4084378228</text:p>
          </table:table-cell>
          <table:table-cell table:style-name="ce3" table:formula="of:=[$redistribution_low.E57]" office:value-type="float" office:value="0.462052818312879" calcext:value-type="float">
            <text:p>0,4620528183</text:p>
          </table:table-cell>
          <table:table-cell/>
          <table:table-cell table:style-name="ce3" table:formula="of:=[$Redistribution_high.B57]" office:value-type="float" office:value="0.410859750512355" calcext:value-type="float">
            <text:p>0,4108597505</text:p>
          </table:table-cell>
          <table:table-cell table:style-name="ce3" table:formula="of:=[$Redistribution_high.C57]" office:value-type="float" office:value="0.462856531988518" calcext:value-type="float">
            <text:p>0,462856532</text:p>
          </table:table-cell>
          <table:table-cell table:style-name="ce3" table:formula="of:=[$Redistribution_high.D57]" office:value-type="float" office:value="0.417175448624605" calcext:value-type="float">
            <text:p>0,4171754486</text:p>
          </table:table-cell>
          <table:table-cell table:style-name="ce3" table:formula="of:=[$Redistribution_high.E57]" office:value-type="float" office:value="0.455299377708649" calcext:value-type="float">
            <text:p>0,4552993777</text:p>
          </table:table-cell>
          <table:table-cell table:number-columns-repeated="1009"/>
        </table:table-row>
        <table:table-row table:style-name="ro3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central.B58]" office:value-type="float" office:value="0.393967832857299" calcext:value-type="float">
            <text:p>0,3939678329</text:p>
          </table:table-cell>
          <table:table-cell table:style-name="ce3" table:formula="of:=[$Redistribution_central.C58]" office:value-type="float" office:value="0.457675382832789" calcext:value-type="float">
            <text:p>0,4576753828</text:p>
          </table:table-cell>
          <table:table-cell table:style-name="ce3" table:formula="of:=[$Redistribution_central.D58]" office:value-type="float" office:value="0.403315415556722" calcext:value-type="float">
            <text:p>0,4033154156</text:p>
          </table:table-cell>
          <table:table-cell table:style-name="ce3" table:formula="of:=[$Redistribution_central.E58]" office:value-type="float" office:value="0.445406351499239" calcext:value-type="float">
            <text:p>0,4454063515</text:p>
          </table:table-cell>
          <table:table-cell/>
          <table:table-cell table:style-name="ce3" table:formula="of:=[$redistribution_low.B58]" office:value-type="float" office:value="0.393776789198738" calcext:value-type="float">
            <text:p>0,3937767892</text:p>
          </table:table-cell>
          <table:table-cell table:style-name="ce3" table:formula="of:=[$redistribution_low.C58]" office:value-type="float" office:value="0.46863085730034" calcext:value-type="float">
            <text:p>0,4686308573</text:p>
          </table:table-cell>
          <table:table-cell table:style-name="ce3" table:formula="of:=[$redistribution_low.D58]" office:value-type="float" office:value="0.405803811238993" calcext:value-type="float">
            <text:p>0,4058038112</text:p>
          </table:table-cell>
          <table:table-cell table:style-name="ce3" table:formula="of:=[$redistribution_low.E58]" office:value-type="float" office:value="0.454324763500741" calcext:value-type="float">
            <text:p>0,4543247635</text:p>
          </table:table-cell>
          <table:table-cell/>
          <table:table-cell table:style-name="ce3" table:formula="of:=[$Redistribution_high.B58]" office:value-type="float" office:value="0.403439793163579" calcext:value-type="float">
            <text:p>0,4034397932</text:p>
          </table:table-cell>
          <table:table-cell table:style-name="ce3" table:formula="of:=[$Redistribution_high.C58]" office:value-type="float" office:value="0.457097533111778" calcext:value-type="float">
            <text:p>0,4570975331</text:p>
          </table:table-cell>
          <table:table-cell table:style-name="ce3" table:formula="of:=[$Redistribution_high.D58]" office:value-type="float" office:value="0.412761001173138" calcext:value-type="float">
            <text:p>0,4127610012</text:p>
          </table:table-cell>
          <table:table-cell table:style-name="ce3" table:formula="of:=[$Redistribution_high.E58]" office:value-type="float" office:value="0.444194302075307" calcext:value-type="float">
            <text:p>0,4441943021</text:p>
          </table:table-cell>
          <table:table-cell table:number-columns-repeated="1009"/>
        </table:table-row>
        <table:table-row table:style-name="ro3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central.B59]" office:value-type="float" office:value="0.39819458320894" calcext:value-type="float">
            <text:p>0,3981945832</text:p>
          </table:table-cell>
          <table:table-cell table:style-name="ce3" table:formula="of:=[$Redistribution_central.C59]" office:value-type="float" office:value="0.459026113767391" calcext:value-type="float">
            <text:p>0,4590261138</text:p>
          </table:table-cell>
          <table:table-cell table:style-name="ce3" table:formula="of:=[$Redistribution_central.D59]" office:value-type="float" office:value="0.405142203130068" calcext:value-type="float">
            <text:p>0,4051422031</text:p>
          </table:table-cell>
          <table:table-cell table:style-name="ce3" table:formula="of:=[$Redistribution_central.E59]" office:value-type="float" office:value="0.449532558700768" calcext:value-type="float">
            <text:p>0,4495325587</text:p>
          </table:table-cell>
          <table:table-cell/>
          <table:table-cell table:style-name="ce3" table:formula="of:=[$redistribution_low.B59]" office:value-type="float" office:value="0.404034056904564" calcext:value-type="float">
            <text:p>0,4040340569</text:p>
          </table:table-cell>
          <table:table-cell table:style-name="ce3" table:formula="of:=[$redistribution_low.C59]" office:value-type="float" office:value="0.475223066602227" calcext:value-type="float">
            <text:p>0,4752230666</text:p>
          </table:table-cell>
          <table:table-cell table:style-name="ce3" table:formula="of:=[$redistribution_low.D59]" office:value-type="float" office:value="0.412596731456177" calcext:value-type="float">
            <text:p>0,4125967315</text:p>
          </table:table-cell>
          <table:table-cell table:style-name="ce3" table:formula="of:=[$redistribution_low.E59]" office:value-type="float" office:value="0.46604301854174" calcext:value-type="float">
            <text:p>0,4660430185</text:p>
          </table:table-cell>
          <table:table-cell/>
          <table:table-cell table:style-name="ce3" table:formula="of:=[$Redistribution_high.B59]" office:value-type="float" office:value="0.408378928389198" calcext:value-type="float">
            <text:p>0,4083789284</text:p>
          </table:table-cell>
          <table:table-cell table:style-name="ce3" table:formula="of:=[$Redistribution_high.C59]" office:value-type="float" office:value="0.455004137499718" calcext:value-type="float">
            <text:p>0,4550041375</text:p>
          </table:table-cell>
          <table:table-cell table:style-name="ce3" table:formula="of:=[$Redistribution_high.D59]" office:value-type="float" office:value="0.413505235314386" calcext:value-type="float">
            <text:p>0,4135052353</text:p>
          </table:table-cell>
          <table:table-cell table:style-name="ce3" table:formula="of:=[$Redistribution_high.E59]" office:value-type="float" office:value="0.449187431316331" calcext:value-type="float">
            <text:p>0,4491874313</text:p>
          </table:table-cell>
          <table:table-cell table:number-columns-repeated="1009"/>
        </table:table-row>
        <table:table-row table:style-name="ro3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central.B60]" office:value-type="float" office:value="0.4017036374628" calcext:value-type="float">
            <text:p>0,4017036375</text:p>
          </table:table-cell>
          <table:table-cell table:style-name="ce3" table:formula="of:=[$Redistribution_central.C60]" office:value-type="float" office:value="0.456790956948056" calcext:value-type="float">
            <text:p>0,4567909569</text:p>
          </table:table-cell>
          <table:table-cell table:style-name="ce3" table:formula="of:=[$Redistribution_central.D60]" office:value-type="float" office:value="0.409122701908434" calcext:value-type="float">
            <text:p>0,4091227019</text:p>
          </table:table-cell>
          <table:table-cell table:style-name="ce3" table:formula="of:=[$Redistribution_central.E60]" office:value-type="float" office:value="0.450302749345414" calcext:value-type="float">
            <text:p>0,4503027493</text:p>
          </table:table-cell>
          <table:table-cell/>
          <table:table-cell table:style-name="ce3" table:formula="of:=[$redistribution_low.B60]" office:value-type="float" office:value="0.40107221775761" calcext:value-type="float">
            <text:p>0,4010722178</text:p>
          </table:table-cell>
          <table:table-cell table:style-name="ce3" table:formula="of:=[$redistribution_low.C60]" office:value-type="float" office:value="0.477931005458432" calcext:value-type="float">
            <text:p>0,4779310055</text:p>
          </table:table-cell>
          <table:table-cell table:style-name="ce3" table:formula="of:=[$redistribution_low.D60]" office:value-type="float" office:value="0.409947607415338" calcext:value-type="float">
            <text:p>0,4099476074</text:p>
          </table:table-cell>
          <table:table-cell table:style-name="ce3" table:formula="of:=[$redistribution_low.E60]" office:value-type="float" office:value="0.466914320578498" calcext:value-type="float">
            <text:p>0,4669143206</text:p>
          </table:table-cell>
          <table:table-cell/>
          <table:table-cell table:style-name="ce3" table:formula="of:=[$Redistribution_high.B60]" office:value-type="float" office:value="0.403157174428135" calcext:value-type="float">
            <text:p>0,4031571744</text:p>
          </table:table-cell>
          <table:table-cell table:style-name="ce3" table:formula="of:=[$Redistribution_high.C60]" office:value-type="float" office:value="0.452882470394221" calcext:value-type="float">
            <text:p>0,4528824704</text:p>
          </table:table-cell>
          <table:table-cell table:style-name="ce3" table:formula="of:=[$Redistribution_high.D60]" office:value-type="float" office:value="0.408561836062024" calcext:value-type="float">
            <text:p>0,4085618361</text:p>
          </table:table-cell>
          <table:table-cell table:style-name="ce3" table:formula="of:=[$Redistribution_high.E60]" office:value-type="float" office:value="0.446437974745538" calcext:value-type="float">
            <text:p>0,4464379747</text:p>
          </table:table-cell>
          <table:table-cell table:number-columns-repeated="1009"/>
        </table:table-row>
        <table:table-row table:style-name="ro3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central.B61]" office:value-type="float" office:value="0.405786790257052" calcext:value-type="float">
            <text:p>0,4057867903</text:p>
          </table:table-cell>
          <table:table-cell table:style-name="ce3" table:formula="of:=[$Redistribution_central.C61]" office:value-type="float" office:value="0.459098602062493" calcext:value-type="float">
            <text:p>0,4590986021</text:p>
          </table:table-cell>
          <table:table-cell table:style-name="ce3" table:formula="of:=[$Redistribution_central.D61]" office:value-type="float" office:value="0.412495163441228" calcext:value-type="float">
            <text:p>0,4124951634</text:p>
          </table:table-cell>
          <table:table-cell table:style-name="ce3" table:formula="of:=[$Redistribution_central.E61]" office:value-type="float" office:value="0.452408366135029" calcext:value-type="float">
            <text:p>0,4524083661</text:p>
          </table:table-cell>
          <table:table-cell/>
          <table:table-cell table:style-name="ce3" table:formula="of:=[$redistribution_low.B61]" office:value-type="float" office:value="0.40399531656138" calcext:value-type="float">
            <text:p>0,4039953166</text:p>
          </table:table-cell>
          <table:table-cell table:style-name="ce3" table:formula="of:=[$redistribution_low.C61]" office:value-type="float" office:value="0.473412512769093" calcext:value-type="float">
            <text:p>0,4734125128</text:p>
          </table:table-cell>
          <table:table-cell table:style-name="ce3" table:formula="of:=[$redistribution_low.D61]" office:value-type="float" office:value="0.409922357293322" calcext:value-type="float">
            <text:p>0,4099223573</text:p>
          </table:table-cell>
          <table:table-cell table:style-name="ce3" table:formula="of:=[$redistribution_low.E61]" office:value-type="float" office:value="0.466356580211484" calcext:value-type="float">
            <text:p>0,4663565802</text:p>
          </table:table-cell>
          <table:table-cell/>
          <table:table-cell table:style-name="ce3" table:formula="of:=[$Redistribution_high.B61]" office:value-type="float" office:value="0.404300790181354" calcext:value-type="float">
            <text:p>0,4043007902</text:p>
          </table:table-cell>
          <table:table-cell table:style-name="ce3" table:formula="of:=[$Redistribution_high.C61]" office:value-type="float" office:value="0.461870894542574" calcext:value-type="float">
            <text:p>0,4618708945</text:p>
          </table:table-cell>
          <table:table-cell table:style-name="ce3" table:formula="of:=[$Redistribution_high.D61]" office:value-type="float" office:value="0.41094029062159" calcext:value-type="float">
            <text:p>0,4109402906</text:p>
          </table:table-cell>
          <table:table-cell table:style-name="ce3" table:formula="of:=[$Redistribution_high.E61]" office:value-type="float" office:value="0.453258605566841" calcext:value-type="float">
            <text:p>0,4532586056</text:p>
          </table:table-cell>
          <table:table-cell table:number-columns-repeated="1009"/>
        </table:table-row>
        <table:table-row table:style-name="ro3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central.B62]" office:value-type="float" office:value="0.404494382338277" calcext:value-type="float">
            <text:p>0,4044943823</text:p>
          </table:table-cell>
          <table:table-cell table:style-name="ce3" table:formula="of:=[$Redistribution_central.C62]" office:value-type="float" office:value="0.461709658064706" calcext:value-type="float">
            <text:p>0,4617096581</text:p>
          </table:table-cell>
          <table:table-cell table:style-name="ce3" table:formula="of:=[$Redistribution_central.D62]" office:value-type="float" office:value="0.413827271832317" calcext:value-type="float">
            <text:p>0,4138272718</text:p>
          </table:table-cell>
          <table:table-cell table:style-name="ce3" table:formula="of:=[$Redistribution_central.E62]" office:value-type="float" office:value="0.452199587477795" calcext:value-type="float">
            <text:p>0,4521995875</text:p>
          </table:table-cell>
          <table:table-cell/>
          <table:table-cell table:style-name="ce3" table:formula="of:=[$redistribution_low.B62]" office:value-type="float" office:value="0.397727239023718" calcext:value-type="float">
            <text:p>0,397727239</text:p>
          </table:table-cell>
          <table:table-cell table:style-name="ce3" table:formula="of:=[$redistribution_low.C62]" office:value-type="float" office:value="0.469166845162992" calcext:value-type="float">
            <text:p>0,4691668452</text:p>
          </table:table-cell>
          <table:table-cell table:style-name="ce3" table:formula="of:=[$redistribution_low.D62]" office:value-type="float" office:value="0.408170202486162" calcext:value-type="float">
            <text:p>0,4081702025</text:p>
          </table:table-cell>
          <table:table-cell table:style-name="ce3" table:formula="of:=[$redistribution_low.E62]" office:value-type="float" office:value="0.455971162625904" calcext:value-type="float">
            <text:p>0,4559711626</text:p>
          </table:table-cell>
          <table:table-cell/>
          <table:table-cell table:style-name="ce3" table:formula="of:=[$Redistribution_high.B62]" office:value-type="float" office:value="0.407351783134713" calcext:value-type="float">
            <text:p>0,4073517831</text:p>
          </table:table-cell>
          <table:table-cell table:style-name="ce3" table:formula="of:=[$Redistribution_high.C62]" office:value-type="float" office:value="0.465071218059272" calcext:value-type="float">
            <text:p>0,4650712181</text:p>
          </table:table-cell>
          <table:table-cell table:style-name="ce3" table:formula="of:=[$Redistribution_high.D62]" office:value-type="float" office:value="0.415749553664125" calcext:value-type="float">
            <text:p>0,4157495537</text:p>
          </table:table-cell>
          <table:table-cell table:style-name="ce3" table:formula="of:=[$Redistribution_high.E62]" office:value-type="float" office:value="0.454983230693671" calcext:value-type="float">
            <text:p>0,4549832307</text:p>
          </table:table-cell>
          <table:table-cell table:number-columns-repeated="1009"/>
        </table:table-row>
        <table:table-row table:style-name="ro3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central.B63]" office:value-type="float" office:value="0.406708160747606" calcext:value-type="float">
            <text:p>0,4067081607</text:p>
          </table:table-cell>
          <table:table-cell table:style-name="ce3" table:formula="of:=[$Redistribution_central.C63]" office:value-type="float" office:value="0.468584914192165" calcext:value-type="float">
            <text:p>0,4685849142</text:p>
          </table:table-cell>
          <table:table-cell table:style-name="ce3" table:formula="of:=[$Redistribution_central.D63]" office:value-type="float" office:value="0.413654427573151" calcext:value-type="float">
            <text:p>0,4136544276</text:p>
          </table:table-cell>
          <table:table-cell table:style-name="ce3" table:formula="of:=[$Redistribution_central.E63]" office:value-type="float" office:value="0.460555295343345" calcext:value-type="float">
            <text:p>0,4605552953</text:p>
          </table:table-cell>
          <table:table-cell/>
          <table:table-cell table:style-name="ce3" table:formula="of:=[$redistribution_low.B63]" office:value-type="float" office:value="0.405386192525768" calcext:value-type="float">
            <text:p>0,4053861925</text:p>
          </table:table-cell>
          <table:table-cell table:style-name="ce3" table:formula="of:=[$redistribution_low.C63]" office:value-type="float" office:value="0.474250576237793" calcext:value-type="float">
            <text:p>0,4742505762</text:p>
          </table:table-cell>
          <table:table-cell table:style-name="ce3" table:formula="of:=[$redistribution_low.D63]" office:value-type="float" office:value="0.41228105663466" calcext:value-type="float">
            <text:p>0,4122810566</text:p>
          </table:table-cell>
          <table:table-cell table:style-name="ce3" table:formula="of:=[$redistribution_low.E63]" office:value-type="float" office:value="0.466279622471554" calcext:value-type="float">
            <text:p>0,4662796225</text:p>
          </table:table-cell>
          <table:table-cell/>
          <table:table-cell table:style-name="ce3" table:formula="of:=[$Redistribution_high.B63]" office:value-type="float" office:value="0.415209757718118" calcext:value-type="float">
            <text:p>0,4152097577</text:p>
          </table:table-cell>
          <table:table-cell table:style-name="ce3" table:formula="of:=[$Redistribution_high.C63]" office:value-type="float" office:value="0.462897618563831" calcext:value-type="float">
            <text:p>0,4628976186</text:p>
          </table:table-cell>
          <table:table-cell table:style-name="ce3" table:formula="of:=[$Redistribution_high.D63]" office:value-type="float" office:value="0.419632632174559" calcext:value-type="float">
            <text:p>0,4196326322</text:p>
          </table:table-cell>
          <table:table-cell table:style-name="ce3" table:formula="of:=[$Redistribution_high.E63]" office:value-type="float" office:value="0.45762378110207" calcext:value-type="float">
            <text:p>0,4576237811</text:p>
          </table:table-cell>
          <table:table-cell table:number-columns-repeated="1009"/>
        </table:table-row>
        <table:table-row table:style-name="ro3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central.B64]" office:value-type="float" office:value="0.409510627900174" calcext:value-type="float">
            <text:p>0,4095106279</text:p>
          </table:table-cell>
          <table:table-cell table:style-name="ce3" table:formula="of:=[$Redistribution_central.C64]" office:value-type="float" office:value="0.470635162287585" calcext:value-type="float">
            <text:p>0,4706351623</text:p>
          </table:table-cell>
          <table:table-cell table:style-name="ce3" table:formula="of:=[$Redistribution_central.D64]" office:value-type="float" office:value="0.415676537165593" calcext:value-type="float">
            <text:p>0,4156765372</text:p>
          </table:table-cell>
          <table:table-cell table:style-name="ce3" table:formula="of:=[$Redistribution_central.E64]" office:value-type="float" office:value="0.465138076235896" calcext:value-type="float">
            <text:p>0,4651380762</text:p>
          </table:table-cell>
          <table:table-cell/>
          <table:table-cell table:style-name="ce3" table:formula="of:=[$redistribution_low.B64]" office:value-type="float" office:value="0.401649196336559" calcext:value-type="float">
            <text:p>0,4016491963</text:p>
          </table:table-cell>
          <table:table-cell table:style-name="ce3" table:formula="of:=[$redistribution_low.C64]" office:value-type="float" office:value="0.4712617100423" calcext:value-type="float">
            <text:p>0,47126171</text:p>
          </table:table-cell>
          <table:table-cell table:style-name="ce3" table:formula="of:=[$redistribution_low.D64]" office:value-type="float" office:value="0.408259008649401" calcext:value-type="float">
            <text:p>0,4082590086</text:p>
          </table:table-cell>
          <table:table-cell table:style-name="ce3" table:formula="of:=[$redistribution_low.E64]" office:value-type="float" office:value="0.462210824499542" calcext:value-type="float">
            <text:p>0,4622108245</text:p>
          </table:table-cell>
          <table:table-cell/>
          <table:table-cell table:style-name="ce3" table:formula="of:=[$Redistribution_high.B64]" office:value-type="float" office:value="0.412043915847465" calcext:value-type="float">
            <text:p>0,4120439158</text:p>
          </table:table-cell>
          <table:table-cell table:style-name="ce3" table:formula="of:=[$Redistribution_high.C64]" office:value-type="float" office:value="0.461414308977601" calcext:value-type="float">
            <text:p>0,461414309</text:p>
          </table:table-cell>
          <table:table-cell table:style-name="ce3" table:formula="of:=[$Redistribution_high.D64]" office:value-type="float" office:value="0.416120341384274" calcext:value-type="float">
            <text:p>0,4161203414</text:p>
          </table:table-cell>
          <table:table-cell table:style-name="ce3" table:formula="of:=[$Redistribution_high.E64]" office:value-type="float" office:value="0.458763442754322" calcext:value-type="float">
            <text:p>0,4587634428</text:p>
          </table:table-cell>
          <table:table-cell table:number-columns-repeated="1009"/>
        </table:table-row>
        <table:table-row table:style-name="ro3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central.B65]" office:value-type="float" office:value="0.406531345223449" calcext:value-type="float">
            <text:p>0,4065313452</text:p>
          </table:table-cell>
          <table:table-cell table:style-name="ce3" table:formula="of:=[$Redistribution_central.C65]" office:value-type="float" office:value="0.462378712005984" calcext:value-type="float">
            <text:p>0,462378712</text:p>
          </table:table-cell>
          <table:table-cell table:style-name="ce3" table:formula="of:=[$Redistribution_central.D65]" office:value-type="float" office:value="0.410837673920582" calcext:value-type="float">
            <text:p>0,4108376739</text:p>
          </table:table-cell>
          <table:table-cell table:style-name="ce3" table:formula="of:=[$Redistribution_central.E65]" office:value-type="float" office:value="0.457075941730662" calcext:value-type="float">
            <text:p>0,4570759417</text:p>
          </table:table-cell>
          <table:table-cell/>
          <table:table-cell table:style-name="ce3" table:formula="of:=[$redistribution_low.B65]" office:value-type="float" office:value="0.39812690557088" calcext:value-type="float">
            <text:p>0,3981269056</text:p>
          </table:table-cell>
          <table:table-cell table:style-name="ce3" table:formula="of:=[$redistribution_low.C65]" office:value-type="float" office:value="0.46816225152034" calcext:value-type="float">
            <text:p>0,4681622515</text:p>
          </table:table-cell>
          <table:table-cell table:style-name="ce3" table:formula="of:=[$redistribution_low.D65]" office:value-type="float" office:value="0.40275584005489" calcext:value-type="float">
            <text:p>0,4027558401</text:p>
          </table:table-cell>
          <table:table-cell table:style-name="ce3" table:formula="of:=[$redistribution_low.E65]" office:value-type="float" office:value="0.460384691422685" calcext:value-type="float">
            <text:p>0,4603846914</text:p>
          </table:table-cell>
          <table:table-cell/>
          <table:table-cell table:style-name="ce3" table:formula="of:=[$Redistribution_high.B65]" office:value-type="float" office:value="0.41230007092888" calcext:value-type="float">
            <text:p>0,4123000709</text:p>
          </table:table-cell>
          <table:table-cell table:style-name="ce3" table:formula="of:=[$Redistribution_high.C65]" office:value-type="float" office:value="0.457472995771523" calcext:value-type="float">
            <text:p>0,4574729958</text:p>
          </table:table-cell>
          <table:table-cell table:style-name="ce3" table:formula="of:=[$Redistribution_high.D65]" office:value-type="float" office:value="0.416663403913625" calcext:value-type="float">
            <text:p>0,4166634039</text:p>
          </table:table-cell>
          <table:table-cell table:style-name="ce3" table:formula="of:=[$Redistribution_high.E65]" office:value-type="float" office:value="0.453141311980586" calcext:value-type="float">
            <text:p>0,453141312</text:p>
          </table:table-cell>
          <table:table-cell table:number-columns-repeated="1009"/>
        </table:table-row>
        <table:table-row table:style-name="ro3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central.B66]" office:value-type="float" office:value="0.401146454003771" calcext:value-type="float">
            <text:p>0,401146454</text:p>
          </table:table-cell>
          <table:table-cell table:style-name="ce3" table:formula="of:=[$Redistribution_central.C66]" office:value-type="float" office:value="0.460908284491459" calcext:value-type="float">
            <text:p>0,4609082845</text:p>
          </table:table-cell>
          <table:table-cell table:style-name="ce3" table:formula="of:=[$Redistribution_central.D66]" office:value-type="float" office:value="0.408755402930307" calcext:value-type="float">
            <text:p>0,4087554029</text:p>
          </table:table-cell>
          <table:table-cell table:style-name="ce3" table:formula="of:=[$Redistribution_central.E66]" office:value-type="float" office:value="0.449427434821611" calcext:value-type="float">
            <text:p>0,4494274348</text:p>
          </table:table-cell>
          <table:table-cell/>
          <table:table-cell table:style-name="ce3" table:formula="of:=[$redistribution_low.B66]" office:value-type="float" office:value="0.400663140842" calcext:value-type="float">
            <text:p>0,4006631408</text:p>
          </table:table-cell>
          <table:table-cell table:style-name="ce3" table:formula="of:=[$redistribution_low.C66]" office:value-type="float" office:value="0.471340001572721" calcext:value-type="float">
            <text:p>0,4713400016</text:p>
          </table:table-cell>
          <table:table-cell table:style-name="ce3" table:formula="of:=[$redistribution_low.D66]" office:value-type="float" office:value="0.408998209253815" calcext:value-type="float">
            <text:p>0,4089982093</text:p>
          </table:table-cell>
          <table:table-cell table:style-name="ce3" table:formula="of:=[$redistribution_low.E66]" office:value-type="float" office:value="0.457892415005053" calcext:value-type="float">
            <text:p>0,457892415</text:p>
          </table:table-cell>
          <table:table-cell/>
          <table:table-cell table:style-name="ce3" table:formula="of:=[$Redistribution_high.B66]" office:value-type="float" office:value="0.405752533093099" calcext:value-type="float">
            <text:p>0,4057525331</text:p>
          </table:table-cell>
          <table:table-cell table:style-name="ce3" table:formula="of:=[$Redistribution_high.C66]" office:value-type="float" office:value="0.452181829704415" calcext:value-type="float">
            <text:p>0,4521818297</text:p>
          </table:table-cell>
          <table:table-cell table:style-name="ce3" table:formula="of:=[$Redistribution_high.D66]" office:value-type="float" office:value="0.412572292944888" calcext:value-type="float">
            <text:p>0,4125722929</text:p>
          </table:table-cell>
          <table:table-cell table:style-name="ce3" table:formula="of:=[$Redistribution_high.E66]" office:value-type="float" office:value="0.446280193753762" calcext:value-type="float">
            <text:p>0,4462801938</text:p>
          </table:table-cell>
          <table:table-cell table:number-columns-repeated="1009"/>
        </table:table-row>
        <table:table-row table:style-name="ro3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central.B67]" office:value-type="float" office:value="0.401007094919618" calcext:value-type="float">
            <text:p>0,4010070949</text:p>
          </table:table-cell>
          <table:table-cell table:style-name="ce3" table:formula="of:=[$Redistribution_central.C67]" office:value-type="float" office:value="0.454609531275469" calcext:value-type="float">
            <text:p>0,4546095313</text:p>
          </table:table-cell>
          <table:table-cell table:style-name="ce3" table:formula="of:=[$Redistribution_central.D67]" office:value-type="float" office:value="0.405282136562929" calcext:value-type="float">
            <text:p>0,4052821366</text:p>
          </table:table-cell>
          <table:table-cell table:style-name="ce3" table:formula="of:=[$Redistribution_central.E67]" office:value-type="float" office:value="0.448979630402478" calcext:value-type="float">
            <text:p>0,4489796304</text:p>
          </table:table-cell>
          <table:table-cell/>
          <table:table-cell table:style-name="ce3" table:formula="of:=[$redistribution_low.B67]" office:value-type="float" office:value="0.400024573432241" calcext:value-type="float">
            <text:p>0,4000245734</text:p>
          </table:table-cell>
          <table:table-cell table:style-name="ce3" table:formula="of:=[$redistribution_low.C67]" office:value-type="float" office:value="0.464427489705628" calcext:value-type="float">
            <text:p>0,4644274897</text:p>
          </table:table-cell>
          <table:table-cell table:style-name="ce3" table:formula="of:=[$redistribution_low.D67]" office:value-type="float" office:value="0.406331273433198" calcext:value-type="float">
            <text:p>0,4063312734</text:p>
          </table:table-cell>
          <table:table-cell table:style-name="ce3" table:formula="of:=[$redistribution_low.E67]" office:value-type="float" office:value="0.457476263140356" calcext:value-type="float">
            <text:p>0,4574762631</text:p>
          </table:table-cell>
          <table:table-cell/>
          <table:table-cell table:style-name="ce3" table:formula="of:=[$Redistribution_high.B67]" office:value-type="float" office:value="0.405515422327474" calcext:value-type="float">
            <text:p>0,4055154223</text:p>
          </table:table-cell>
          <table:table-cell table:style-name="ce3" table:formula="of:=[$Redistribution_high.C67]" office:value-type="float" office:value="0.452932728062289" calcext:value-type="float">
            <text:p>0,4529327281</text:p>
          </table:table-cell>
          <table:table-cell table:style-name="ce3" table:formula="of:=[$Redistribution_high.D67]" office:value-type="float" office:value="0.409547389607172" calcext:value-type="float">
            <text:p>0,4095473896</text:p>
          </table:table-cell>
          <table:table-cell table:style-name="ce3" table:formula="of:=[$Redistribution_high.E67]" office:value-type="float" office:value="0.450357381994866" calcext:value-type="float">
            <text:p>0,450357382</text:p>
          </table:table-cell>
          <table:table-cell table:number-columns-repeated="1009"/>
        </table:table-row>
        <table:table-row table:style-name="ro3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central.B68]" office:value-type="float" office:value="0.398516509433565" calcext:value-type="float">
            <text:p>0,3985165094</text:p>
          </table:table-cell>
          <table:table-cell table:style-name="ce3" table:formula="of:=[$Redistribution_central.C68]" office:value-type="float" office:value="0.452006739554615" calcext:value-type="float">
            <text:p>0,4520067396</text:p>
          </table:table-cell>
          <table:table-cell table:style-name="ce3" table:formula="of:=[$Redistribution_central.D68]" office:value-type="float" office:value="0.403178141526943" calcext:value-type="float">
            <text:p>0,4031781415</text:p>
          </table:table-cell>
          <table:table-cell table:style-name="ce3" table:formula="of:=[$Redistribution_central.E68]" office:value-type="float" office:value="0.44704596636024" calcext:value-type="float">
            <text:p>0,4470459664</text:p>
          </table:table-cell>
          <table:table-cell/>
          <table:table-cell table:style-name="ce3" table:formula="of:=[$redistribution_low.B68]" office:value-type="float" office:value="0.398055956033712" calcext:value-type="float">
            <text:p>0,398055956</text:p>
          </table:table-cell>
          <table:table-cell table:style-name="ce3" table:formula="of:=[$redistribution_low.C68]" office:value-type="float" office:value="0.463839080598283" calcext:value-type="float">
            <text:p>0,4638390806</text:p>
          </table:table-cell>
          <table:table-cell table:style-name="ce3" table:formula="of:=[$redistribution_low.D68]" office:value-type="float" office:value="0.403657755316506" calcext:value-type="float">
            <text:p>0,4036577553</text:p>
          </table:table-cell>
          <table:table-cell table:style-name="ce3" table:formula="of:=[$redistribution_low.E68]" office:value-type="float" office:value="0.456109080062728" calcext:value-type="float">
            <text:p>0,4561090801</text:p>
          </table:table-cell>
          <table:table-cell/>
          <table:table-cell table:style-name="ce3" table:formula="of:=[$Redistribution_high.B68]" office:value-type="float" office:value="0.407322896234863" calcext:value-type="float">
            <text:p>0,4073228962</text:p>
          </table:table-cell>
          <table:table-cell table:style-name="ce3" table:formula="of:=[$Redistribution_high.C68]" office:value-type="float" office:value="0.456367700310696" calcext:value-type="float">
            <text:p>0,4563677003</text:p>
          </table:table-cell>
          <table:table-cell table:style-name="ce3" table:formula="of:=[$Redistribution_high.D68]" office:value-type="float" office:value="0.411385029772749" calcext:value-type="float">
            <text:p>0,4113850298</text:p>
          </table:table-cell>
          <table:table-cell table:style-name="ce3" table:formula="of:=[$Redistribution_high.E68]" office:value-type="float" office:value="0.45062856746307" calcext:value-type="float">
            <text:p>0,4506285675</text:p>
          </table:table-cell>
          <table:table-cell table:number-columns-repeated="1009"/>
        </table:table-row>
        <table:table-row table:style-name="ro3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central.B69]" office:value-type="float" office:value="0.39794434821347" calcext:value-type="float">
            <text:p>0,3979443482</text:p>
          </table:table-cell>
          <table:table-cell table:style-name="ce3" table:formula="of:=[$Redistribution_central.C69]" office:value-type="float" office:value="0.446155673332898" calcext:value-type="float">
            <text:p>0,4461556733</text:p>
          </table:table-cell>
          <table:table-cell table:style-name="ce3" table:formula="of:=[$Redistribution_central.D69]" office:value-type="float" office:value="0.400112394244291" calcext:value-type="float">
            <text:p>0,4001123942</text:p>
          </table:table-cell>
          <table:table-cell table:style-name="ce3" table:formula="of:=[$Redistribution_central.E69]" office:value-type="float" office:value="0.443103349839945" calcext:value-type="float">
            <text:p>0,4431033498</text:p>
          </table:table-cell>
          <table:table-cell/>
          <table:table-cell table:style-name="ce3" table:formula="of:=[$redistribution_low.B69]" office:value-type="float" office:value="0.40195875142196" calcext:value-type="float">
            <text:p>0,4019587514</text:p>
          </table:table-cell>
          <table:table-cell table:style-name="ce3" table:formula="of:=[$redistribution_low.C69]" office:value-type="float" office:value="0.467671495587758" calcext:value-type="float">
            <text:p>0,4676714956</text:p>
          </table:table-cell>
          <table:table-cell table:style-name="ce3" table:formula="of:=[$redistribution_low.D69]" office:value-type="float" office:value="0.406091348892429" calcext:value-type="float">
            <text:p>0,4060913489</text:p>
          </table:table-cell>
          <table:table-cell table:style-name="ce3" table:formula="of:=[$redistribution_low.E69]" office:value-type="float" office:value="0.462035779777154" calcext:value-type="float">
            <text:p>0,4620357798</text:p>
          </table:table-cell>
          <table:table-cell/>
          <table:table-cell table:style-name="ce3" table:formula="of:=[$Redistribution_high.B69]" office:value-type="float" office:value="0.408968134681009" calcext:value-type="float">
            <text:p>0,4089681347</text:p>
          </table:table-cell>
          <table:table-cell table:style-name="ce3" table:formula="of:=[$Redistribution_high.C69]" office:value-type="float" office:value="0.459573600115841" calcext:value-type="float">
            <text:p>0,4595736001</text:p>
          </table:table-cell>
          <table:table-cell table:style-name="ce3" table:formula="of:=[$Redistribution_high.D69]" office:value-type="float" office:value="0.413323278847164" calcext:value-type="float">
            <text:p>0,4133232788</text:p>
          </table:table-cell>
          <table:table-cell table:style-name="ce3" table:formula="of:=[$Redistribution_high.E69]" office:value-type="float" office:value="0.455084021878488" calcext:value-type="float">
            <text:p>0,4550840219</text:p>
          </table:table-cell>
          <table:table-cell table:number-columns-repeated="1009"/>
        </table:table-row>
        <table:table-row table:style-name="ro3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central.B70]" office:value-type="float" office:value="0.392583116279661" calcext:value-type="float">
            <text:p>0,3925831163</text:p>
          </table:table-cell>
          <table:table-cell table:style-name="ce3" table:formula="of:=[$Redistribution_central.C70]" office:value-type="float" office:value="0.447792919813778" calcext:value-type="float">
            <text:p>0,4477929198</text:p>
          </table:table-cell>
          <table:table-cell table:style-name="ce3" table:formula="of:=[$Redistribution_central.D70]" office:value-type="float" office:value="0.396856360813946" calcext:value-type="float">
            <text:p>0,3968563608</text:p>
          </table:table-cell>
          <table:table-cell table:style-name="ce3" table:formula="of:=[$Redistribution_central.E70]" office:value-type="float" office:value="0.44161682096043" calcext:value-type="float">
            <text:p>0,441616821</text:p>
          </table:table-cell>
          <table:table-cell/>
          <table:table-cell table:style-name="ce3" table:formula="of:=[$redistribution_low.B70]" office:value-type="float" office:value="0.401485656580512" calcext:value-type="float">
            <text:p>0,4014856566</text:p>
          </table:table-cell>
          <table:table-cell table:style-name="ce3" table:formula="of:=[$redistribution_low.C70]" office:value-type="float" office:value="0.470190544043065" calcext:value-type="float">
            <text:p>0,470190544</text:p>
          </table:table-cell>
          <table:table-cell table:style-name="ce3" table:formula="of:=[$redistribution_low.D70]" office:value-type="float" office:value="0.405840288061101" calcext:value-type="float">
            <text:p>0,4058402881</text:p>
          </table:table-cell>
          <table:table-cell table:style-name="ce3" table:formula="of:=[$redistribution_low.E70]" office:value-type="float" office:value="0.465628033681489" calcext:value-type="float">
            <text:p>0,4656280337</text:p>
          </table:table-cell>
          <table:table-cell/>
          <table:table-cell table:style-name="ce3" table:formula="of:=[$Redistribution_high.B70]" office:value-type="float" office:value="0.40364743567977" calcext:value-type="float">
            <text:p>0,4036474357</text:p>
          </table:table-cell>
          <table:table-cell table:style-name="ce3" table:formula="of:=[$Redistribution_high.C70]" office:value-type="float" office:value="0.447982976631965" calcext:value-type="float">
            <text:p>0,4479829766</text:p>
          </table:table-cell>
          <table:table-cell table:style-name="ce3" table:formula="of:=[$Redistribution_high.D70]" office:value-type="float" office:value="0.40701434997296" calcext:value-type="float">
            <text:p>0,40701435</text:p>
          </table:table-cell>
          <table:table-cell table:style-name="ce3" table:formula="of:=[$Redistribution_high.E70]" office:value-type="float" office:value="0.442994865825521" calcext:value-type="float">
            <text:p>0,4429948658</text:p>
          </table:table-cell>
          <table:table-cell table:number-columns-repeated="1009"/>
        </table:table-row>
        <table:table-row table:style-name="ro3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central.B71]" office:value-type="float" office:value="0.398000732914836" calcext:value-type="float">
            <text:p>0,3980007329</text:p>
          </table:table-cell>
          <table:table-cell table:style-name="ce3" table:formula="of:=[$Redistribution_central.C71]" office:value-type="float" office:value="0.452477857326204" calcext:value-type="float">
            <text:p>0,4524778573</text:p>
          </table:table-cell>
          <table:table-cell table:style-name="ce3" table:formula="of:=[$Redistribution_central.D71]" office:value-type="float" office:value="0.400498191553909" calcext:value-type="float">
            <text:p>0,4004981916</text:p>
          </table:table-cell>
          <table:table-cell table:style-name="ce3" table:formula="of:=[$Redistribution_central.E71]" office:value-type="float" office:value="0.449033560611995" calcext:value-type="float">
            <text:p>0,4490335606</text:p>
          </table:table-cell>
          <table:table-cell/>
          <table:table-cell table:style-name="ce3" table:formula="of:=[$redistribution_low.B71]" office:value-type="float" office:value="0.397226232755584" calcext:value-type="float">
            <text:p>0,3972262328</text:p>
          </table:table-cell>
          <table:table-cell table:style-name="ce3" table:formula="of:=[$redistribution_low.C71]" office:value-type="float" office:value="0.464610605067917" calcext:value-type="float">
            <text:p>0,4646106051</text:p>
          </table:table-cell>
          <table:table-cell table:style-name="ce3" table:formula="of:=[$redistribution_low.D71]" office:value-type="float" office:value="0.400852052343921" calcext:value-type="float">
            <text:p>0,4008520523</text:p>
          </table:table-cell>
          <table:table-cell table:style-name="ce3" table:formula="of:=[$redistribution_low.E71]" office:value-type="float" office:value="0.461057812254975" calcext:value-type="float">
            <text:p>0,4610578123</text:p>
          </table:table-cell>
          <table:table-cell/>
          <table:table-cell table:style-name="ce3" table:formula="of:=[$Redistribution_high.B71]" office:value-type="float" office:value="0.410587493947607" calcext:value-type="float">
            <text:p>0,4105874939</text:p>
          </table:table-cell>
          <table:table-cell table:style-name="ce3" table:formula="of:=[$Redistribution_high.C71]" office:value-type="float" office:value="0.448399740993697" calcext:value-type="float">
            <text:p>0,448399741</text:p>
          </table:table-cell>
          <table:table-cell table:style-name="ce3" table:formula="of:=[$Redistribution_high.D71]" office:value-type="float" office:value="0.411481161293315" calcext:value-type="float">
            <text:p>0,4114811613</text:p>
          </table:table-cell>
          <table:table-cell table:style-name="ce3" table:formula="of:=[$Redistribution_high.E71]" office:value-type="float" office:value="0.44712555773597" calcext:value-type="float">
            <text:p>0,4471255577</text:p>
          </table:table-cell>
          <table:table-cell table:number-columns-repeated="1009"/>
        </table:table-row>
        <table:table-row table:style-name="ro3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central.B72]" office:value-type="float" office:value="0.395941737792989" calcext:value-type="float">
            <text:p>0,3959417378</text:p>
          </table:table-cell>
          <table:table-cell table:style-name="ce3" table:formula="of:=[$Redistribution_central.C72]" office:value-type="float" office:value="0.445860242115024" calcext:value-type="float">
            <text:p>0,4458602421</text:p>
          </table:table-cell>
          <table:table-cell table:style-name="ce3" table:formula="of:=[$Redistribution_central.D72]" office:value-type="float" office:value="0.397568033637808" calcext:value-type="float">
            <text:p>0,3975680336</text:p>
          </table:table-cell>
          <table:table-cell table:style-name="ce3" table:formula="of:=[$Redistribution_central.E72]" office:value-type="float" office:value="0.445359401851214" calcext:value-type="float">
            <text:p>0,4453594019</text:p>
          </table:table-cell>
          <table:table-cell/>
          <table:table-cell table:style-name="ce3" table:formula="of:=[$redistribution_low.B72]" office:value-type="float" office:value="0.391022216414604" calcext:value-type="float">
            <text:p>0,3910222164</text:p>
          </table:table-cell>
          <table:table-cell table:style-name="ce3" table:formula="of:=[$redistribution_low.C72]" office:value-type="float" office:value="0.455772063566166" calcext:value-type="float">
            <text:p>0,4557720636</text:p>
          </table:table-cell>
          <table:table-cell table:style-name="ce3" table:formula="of:=[$redistribution_low.D72]" office:value-type="float" office:value="0.394779485654083" calcext:value-type="float">
            <text:p>0,3947794857</text:p>
          </table:table-cell>
          <table:table-cell table:style-name="ce3" table:formula="of:=[$redistribution_low.E72]" office:value-type="float" office:value="0.453653256773125" calcext:value-type="float">
            <text:p>0,4536532568</text:p>
          </table:table-cell>
          <table:table-cell/>
          <table:table-cell table:style-name="ce3" table:formula="of:=[$Redistribution_high.B72]" office:value-type="float" office:value="0.414374336291249" calcext:value-type="float">
            <text:p>0,4143743363</text:p>
          </table:table-cell>
          <table:table-cell table:style-name="ce3" table:formula="of:=[$Redistribution_high.C72]" office:value-type="float" office:value="0.461093034864093" calcext:value-type="float">
            <text:p>0,4610930349</text:p>
          </table:table-cell>
          <table:table-cell table:style-name="ce3" table:formula="of:=[$Redistribution_high.D72]" office:value-type="float" office:value="0.416171229928504" calcext:value-type="float">
            <text:p>0,4161712299</text:p>
          </table:table-cell>
          <table:table-cell table:style-name="ce3" table:formula="of:=[$Redistribution_high.E72]" office:value-type="float" office:value="0.458924698442958" calcext:value-type="float">
            <text:p>0,4589246984</text:p>
          </table:table-cell>
          <table:table-cell table:number-columns-repeated="1009"/>
        </table:table-row>
        <table:table-row table:style-name="ro3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central.B73]" office:value-type="float" office:value="0.395077695414053" calcext:value-type="float">
            <text:p>0,3950776954</text:p>
          </table:table-cell>
          <table:table-cell table:style-name="ce3" table:formula="of:=[$Redistribution_central.C73]" office:value-type="float" office:value="0.451754483922597" calcext:value-type="float">
            <text:p>0,4517544839</text:p>
          </table:table-cell>
          <table:table-cell table:style-name="ce3" table:formula="of:=[$Redistribution_central.D73]" office:value-type="float" office:value="0.397694547774804" calcext:value-type="float">
            <text:p>0,3976945478</text:p>
          </table:table-cell>
          <table:table-cell table:style-name="ce3" table:formula="of:=[$Redistribution_central.E73]" office:value-type="float" office:value="0.448130820506792" calcext:value-type="float">
            <text:p>0,4481308205</text:p>
          </table:table-cell>
          <table:table-cell/>
          <table:table-cell table:style-name="ce3" table:formula="of:=[$redistribution_low.B73]" office:value-type="float" office:value="0.390074395749208" calcext:value-type="float">
            <text:p>0,3900743957</text:p>
          </table:table-cell>
          <table:table-cell table:style-name="ce3" table:formula="of:=[$redistribution_low.C73]" office:value-type="float" office:value="0.449898248624933" calcext:value-type="float">
            <text:p>0,4498982486</text:p>
          </table:table-cell>
          <table:table-cell table:style-name="ce3" table:formula="of:=[$redistribution_low.D73]" office:value-type="float" office:value="0.393109934131274" calcext:value-type="float">
            <text:p>0,3931099341</text:p>
          </table:table-cell>
          <table:table-cell table:style-name="ce3" table:formula="of:=[$redistribution_low.E73]" office:value-type="float" office:value="0.447267742640889" calcext:value-type="float">
            <text:p>0,4472677426</text:p>
          </table:table-cell>
          <table:table-cell/>
          <table:table-cell table:style-name="ce3" table:formula="of:=[$Redistribution_high.B73]" office:value-type="float" office:value="0.407370930713305" calcext:value-type="float">
            <text:p>0,4073709307</text:p>
          </table:table-cell>
          <table:table-cell table:style-name="ce3" table:formula="of:=[$Redistribution_high.C73]" office:value-type="float" office:value="0.451165863652108" calcext:value-type="float">
            <text:p>0,4511658637</text:p>
          </table:table-cell>
          <table:table-cell table:style-name="ce3" table:formula="of:=[$Redistribution_high.D73]" office:value-type="float" office:value="0.408621295323989" calcext:value-type="float">
            <text:p>0,4086212953</text:p>
          </table:table-cell>
          <table:table-cell table:style-name="ce3" table:formula="of:=[$Redistribution_high.E73]" office:value-type="float" office:value="0.449399602605695" calcext:value-type="float">
            <text:p>0,4493996026</text:p>
          </table:table-cell>
          <table:table-cell table:number-columns-repeated="1009"/>
        </table:table-row>
        <table:table-row table:style-name="ro3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central.B74]" office:value-type="float" office:value="0.39975894789579" calcext:value-type="float">
            <text:p>0,3997589479</text:p>
          </table:table-cell>
          <table:table-cell table:style-name="ce3" table:formula="of:=[$Redistribution_central.C74]" office:value-type="float" office:value="0.458331224218387" calcext:value-type="float">
            <text:p>0,4583312242</text:p>
          </table:table-cell>
          <table:table-cell table:style-name="ce3" table:formula="of:=[$Redistribution_central.D74]" office:value-type="float" office:value="0.402914040349556" calcext:value-type="float">
            <text:p>0,4029140403</text:p>
          </table:table-cell>
          <table:table-cell table:style-name="ce3" table:formula="of:=[$Redistribution_central.E74]" office:value-type="float" office:value="0.454328695848165" calcext:value-type="float">
            <text:p>0,4543286958</text:p>
          </table:table-cell>
          <table:table-cell/>
          <table:table-cell table:style-name="ce3" table:formula="of:=[$redistribution_low.B74]" office:value-type="float" office:value="0.393903275757414" calcext:value-type="float">
            <text:p>0,3939032758</text:p>
          </table:table-cell>
          <table:table-cell table:style-name="ce3" table:formula="of:=[$redistribution_low.C74]" office:value-type="float" office:value="0.449322647286923" calcext:value-type="float">
            <text:p>0,4493226473</text:p>
          </table:table-cell>
          <table:table-cell table:style-name="ce3" table:formula="of:=[$redistribution_low.D74]" office:value-type="float" office:value="0.397747804754377" calcext:value-type="float">
            <text:p>0,3977478048</text:p>
          </table:table-cell>
          <table:table-cell table:style-name="ce3" table:formula="of:=[$redistribution_low.E74]" office:value-type="float" office:value="0.447771139656995" calcext:value-type="float">
            <text:p>0,4477711397</text:p>
          </table:table-cell>
          <table:table-cell/>
          <table:table-cell table:style-name="ce3" table:formula="of:=[$Redistribution_high.B74]" office:value-type="float" office:value="0.406622679555947" calcext:value-type="float">
            <text:p>0,4066226796</text:p>
          </table:table-cell>
          <table:table-cell table:style-name="ce3" table:formula="of:=[$Redistribution_high.C74]" office:value-type="float" office:value="0.447028400118991" calcext:value-type="float">
            <text:p>0,4470284001</text:p>
          </table:table-cell>
          <table:table-cell table:style-name="ce3" table:formula="of:=[$Redistribution_high.D74]" office:value-type="float" office:value="0.407161524696286" calcext:value-type="float">
            <text:p>0,4071615247</text:p>
          </table:table-cell>
          <table:table-cell table:style-name="ce3" table:formula="of:=[$Redistribution_high.E74]" office:value-type="float" office:value="0.446937089614347" calcext:value-type="float">
            <text:p>0,4469370896</text:p>
          </table:table-cell>
          <table:table-cell table:number-columns-repeated="1009"/>
        </table:table-row>
        <table:table-row table:style-name="ro3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central.B75]" office:value-type="float" office:value="0.4009890020033" calcext:value-type="float">
            <text:p>0,400989002</text:p>
          </table:table-cell>
          <table:table-cell table:style-name="ce3" table:formula="of:=[$Redistribution_central.C75]" office:value-type="float" office:value="0.458776167301993" calcext:value-type="float">
            <text:p>0,4587761673</text:p>
          </table:table-cell>
          <table:table-cell table:style-name="ce3" table:formula="of:=[$Redistribution_central.D75]" office:value-type="float" office:value="0.40354527232713" calcext:value-type="float">
            <text:p>0,4035452723</text:p>
          </table:table-cell>
          <table:table-cell table:style-name="ce3" table:formula="of:=[$Redistribution_central.E75]" office:value-type="float" office:value="0.454417489070566" calcext:value-type="float">
            <text:p>0,4544174891</text:p>
          </table:table-cell>
          <table:table-cell/>
          <table:table-cell table:style-name="ce3" table:formula="of:=[$redistribution_low.B75]" office:value-type="float" office:value="0.389236288670503" calcext:value-type="float">
            <text:p>0,3892362887</text:p>
          </table:table-cell>
          <table:table-cell table:style-name="ce3" table:formula="of:=[$redistribution_low.C75]" office:value-type="float" office:value="0.446460365265838" calcext:value-type="float">
            <text:p>0,4464603653</text:p>
          </table:table-cell>
          <table:table-cell table:style-name="ce3" table:formula="of:=[$redistribution_low.D75]" office:value-type="float" office:value="0.391723242267423" calcext:value-type="float">
            <text:p>0,3917232423</text:p>
          </table:table-cell>
          <table:table-cell table:style-name="ce3" table:formula="of:=[$redistribution_low.E75]" office:value-type="float" office:value="0.445907223600004" calcext:value-type="float">
            <text:p>0,4459072236</text:p>
          </table:table-cell>
          <table:table-cell/>
          <table:table-cell table:style-name="ce3" table:formula="of:=[$Redistribution_high.B75]" office:value-type="float" office:value="0.398147584293069" calcext:value-type="float">
            <text:p>0,3981475843</text:p>
          </table:table-cell>
          <table:table-cell table:style-name="ce3" table:formula="of:=[$Redistribution_high.C75]" office:value-type="float" office:value="0.437552517839831" calcext:value-type="float">
            <text:p>0,4375525178</text:p>
          </table:table-cell>
          <table:table-cell table:style-name="ce3" table:formula="of:=[$Redistribution_high.D75]" office:value-type="float" office:value="0.399127669728019" calcext:value-type="float">
            <text:p>0,3991276697</text:p>
          </table:table-cell>
          <table:table-cell table:style-name="ce3" table:formula="of:=[$Redistribution_high.E75]" office:value-type="float" office:value="0.436975562648402" calcext:value-type="float">
            <text:p>0,4369755626</text:p>
          </table:table-cell>
          <table:table-cell table:number-columns-repeated="1009"/>
        </table:table-row>
        <table:table-row table:style-name="ro3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central.B76]" office:value-type="float" office:value="0.403121969351215" calcext:value-type="float">
            <text:p>0,4031219694</text:p>
          </table:table-cell>
          <table:table-cell table:style-name="ce3" table:formula="of:=[$Redistribution_central.C76]" office:value-type="float" office:value="0.463414826711547" calcext:value-type="float">
            <text:p>0,4634148267</text:p>
          </table:table-cell>
          <table:table-cell table:style-name="ce3" table:formula="of:=[$Redistribution_central.D76]" office:value-type="float" office:value="0.405866200744936" calcext:value-type="float">
            <text:p>0,4058662007</text:p>
          </table:table-cell>
          <table:table-cell table:style-name="ce3" table:formula="of:=[$Redistribution_central.E76]" office:value-type="float" office:value="0.459610692142713" calcext:value-type="float">
            <text:p>0,4596106921</text:p>
          </table:table-cell>
          <table:table-cell/>
          <table:table-cell table:style-name="ce3" table:formula="of:=[$redistribution_low.B76]" office:value-type="float" office:value="0.393718654340254" calcext:value-type="float">
            <text:p>0,3937186543</text:p>
          </table:table-cell>
          <table:table-cell table:style-name="ce3" table:formula="of:=[$redistribution_low.C76]" office:value-type="float" office:value="0.445495723520163" calcext:value-type="float">
            <text:p>0,4454957235</text:p>
          </table:table-cell>
          <table:table-cell table:style-name="ce3" table:formula="of:=[$redistribution_low.D76]" office:value-type="float" office:value="0.396174711047984" calcext:value-type="float">
            <text:p>0,396174711</text:p>
          </table:table-cell>
          <table:table-cell table:style-name="ce3" table:formula="of:=[$redistribution_low.E76]" office:value-type="float" office:value="0.443124254227866" calcext:value-type="float">
            <text:p>0,4431242542</text:p>
          </table:table-cell>
          <table:table-cell/>
          <table:table-cell table:style-name="ce3" table:formula="of:=[$Redistribution_high.B76]" office:value-type="float" office:value="0.39779754702372" calcext:value-type="float">
            <text:p>0,397797547</text:p>
          </table:table-cell>
          <table:table-cell table:style-name="ce3" table:formula="of:=[$Redistribution_high.C76]" office:value-type="float" office:value="0.436458571801628" calcext:value-type="float">
            <text:p>0,4364585718</text:p>
          </table:table-cell>
          <table:table-cell table:style-name="ce3" table:formula="of:=[$Redistribution_high.D76]" office:value-type="float" office:value="0.399059494719035" calcext:value-type="float">
            <text:p>0,3990594947</text:p>
          </table:table-cell>
          <table:table-cell table:style-name="ce3" table:formula="of:=[$Redistribution_high.E76]" office:value-type="float" office:value="0.435094368045911" calcext:value-type="float">
            <text:p>0,435094368</text:p>
          </table:table-cell>
          <table:table-cell table:number-columns-repeated="1009"/>
        </table:table-row>
        <table:table-row table:style-name="ro3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central.B77]" office:value-type="float" office:value="0.396474825039828" calcext:value-type="float">
            <text:p>0,396474825</text:p>
          </table:table-cell>
          <table:table-cell table:style-name="ce3" table:formula="of:=[$Redistribution_central.C77]" office:value-type="float" office:value="0.453850350373345" calcext:value-type="float">
            <text:p>0,4538503504</text:p>
          </table:table-cell>
          <table:table-cell table:style-name="ce3" table:formula="of:=[$Redistribution_central.D77]" office:value-type="float" office:value="0.398505583640133" calcext:value-type="float">
            <text:p>0,3985055836</text:p>
          </table:table-cell>
          <table:table-cell table:style-name="ce3" table:formula="of:=[$Redistribution_central.E77]" office:value-type="float" office:value="0.450909151789489" calcext:value-type="float">
            <text:p>0,4509091518</text:p>
          </table:table-cell>
          <table:table-cell/>
          <table:table-cell table:style-name="ce3" table:formula="of:=[$redistribution_low.B77]" office:value-type="float" office:value="0.395688203008172" calcext:value-type="float">
            <text:p>0,395688203</text:p>
          </table:table-cell>
          <table:table-cell table:style-name="ce3" table:formula="of:=[$redistribution_low.C77]" office:value-type="float" office:value="0.453089068342874" calcext:value-type="float">
            <text:p>0,4530890683</text:p>
          </table:table-cell>
          <table:table-cell table:style-name="ce3" table:formula="of:=[$redistribution_low.D77]" office:value-type="float" office:value="0.397550353192512" calcext:value-type="float">
            <text:p>0,3975503532</text:p>
          </table:table-cell>
          <table:table-cell table:style-name="ce3" table:formula="of:=[$redistribution_low.E77]" office:value-type="float" office:value="0.450544294467453" calcext:value-type="float">
            <text:p>0,4505442945</text:p>
          </table:table-cell>
          <table:table-cell/>
          <table:table-cell table:style-name="ce3" table:formula="of:=[$Redistribution_high.B77]" office:value-type="float" office:value="0.401189988375319" calcext:value-type="float">
            <text:p>0,4011899884</text:p>
          </table:table-cell>
          <table:table-cell table:style-name="ce3" table:formula="of:=[$Redistribution_high.C77]" office:value-type="float" office:value="0.435955308602254" calcext:value-type="float">
            <text:p>0,4359553086</text:p>
          </table:table-cell>
          <table:table-cell table:style-name="ce3" table:formula="of:=[$Redistribution_high.D77]" office:value-type="float" office:value="0.402414672215861" calcext:value-type="float">
            <text:p>0,4024146722</text:p>
          </table:table-cell>
          <table:table-cell table:style-name="ce3" table:formula="of:=[$Redistribution_high.E77]" office:value-type="float" office:value="0.43486560377959" calcext:value-type="float">
            <text:p>0,4348656038</text:p>
          </table:table-cell>
          <table:table-cell table:number-columns-repeated="1009"/>
        </table:table-row>
        <table:table-row table:style-name="ro3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central.B78]" office:value-type="float" office:value="0.394955880483772" calcext:value-type="float">
            <text:p>0,3949558805</text:p>
          </table:table-cell>
          <table:table-cell table:style-name="ce3" table:formula="of:=[$Redistribution_central.C78]" office:value-type="float" office:value="0.453436121994906" calcext:value-type="float">
            <text:p>0,453436122</text:p>
          </table:table-cell>
          <table:table-cell table:style-name="ce3" table:formula="of:=[$Redistribution_central.D78]" office:value-type="float" office:value="0.397743189002777" calcext:value-type="float">
            <text:p>0,397743189</text:p>
          </table:table-cell>
          <table:table-cell table:style-name="ce3" table:formula="of:=[$Redistribution_central.E78]" office:value-type="float" office:value="0.450153636247663" calcext:value-type="float">
            <text:p>0,4501536362</text:p>
          </table:table-cell>
          <table:table-cell/>
          <table:table-cell table:style-name="ce3" table:formula="of:=[$redistribution_low.B78]" office:value-type="float" office:value="0.398274797345955" calcext:value-type="float">
            <text:p>0,3982747973</text:p>
          </table:table-cell>
          <table:table-cell table:style-name="ce3" table:formula="of:=[$redistribution_low.C78]" office:value-type="float" office:value="0.458595131804278" calcext:value-type="float">
            <text:p>0,4585951318</text:p>
          </table:table-cell>
          <table:table-cell table:style-name="ce3" table:formula="of:=[$redistribution_low.D78]" office:value-type="float" office:value="0.400695283025734" calcext:value-type="float">
            <text:p>0,400695283</text:p>
          </table:table-cell>
          <table:table-cell table:style-name="ce3" table:formula="of:=[$redistribution_low.E78]" office:value-type="float" office:value="0.454855245756045" calcext:value-type="float">
            <text:p>0,4548552458</text:p>
          </table:table-cell>
          <table:table-cell/>
          <table:table-cell table:style-name="ce3" table:formula="of:=[$Redistribution_high.B78]" office:value-type="float" office:value="0.400264311231477" calcext:value-type="float">
            <text:p>0,4002643112</text:p>
          </table:table-cell>
          <table:table-cell table:style-name="ce3" table:formula="of:=[$Redistribution_high.C78]" office:value-type="float" office:value="0.4366291271361" calcext:value-type="float">
            <text:p>0,4366291271</text:p>
          </table:table-cell>
          <table:table-cell table:style-name="ce3" table:formula="of:=[$Redistribution_high.D78]" office:value-type="float" office:value="0.401719658586874" calcext:value-type="float">
            <text:p>0,4017196586</text:p>
          </table:table-cell>
          <table:table-cell table:style-name="ce3" table:formula="of:=[$Redistribution_high.E78]" office:value-type="float" office:value="0.435119304627229" calcext:value-type="float">
            <text:p>0,4351193046</text:p>
          </table:table-cell>
          <table:table-cell table:number-columns-repeated="1009"/>
        </table:table-row>
        <table:table-row table:style-name="ro3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central.B79]" office:value-type="float" office:value="0.387848237246488" calcext:value-type="float">
            <text:p>0,3878482372</text:p>
          </table:table-cell>
          <table:table-cell table:style-name="ce3" table:formula="of:=[$Redistribution_central.C79]" office:value-type="float" office:value="0.441269031351646" calcext:value-type="float">
            <text:p>0,4412690314</text:p>
          </table:table-cell>
          <table:table-cell table:style-name="ce3" table:formula="of:=[$Redistribution_central.D79]" office:value-type="float" office:value="0.39019521572236" calcext:value-type="float">
            <text:p>0,3901952157</text:p>
          </table:table-cell>
          <table:table-cell table:style-name="ce3" table:formula="of:=[$Redistribution_central.E79]" office:value-type="float" office:value="0.439241283703902" calcext:value-type="float">
            <text:p>0,4392412837</text:p>
          </table:table-cell>
          <table:table-cell/>
          <table:table-cell table:style-name="ce3" table:formula="of:=[$redistribution_low.B79]" office:value-type="float" office:value="0.399923097623502" calcext:value-type="float">
            <text:p>0,3999230976</text:p>
          </table:table-cell>
          <table:table-cell table:style-name="ce3" table:formula="of:=[$redistribution_low.C79]" office:value-type="float" office:value="0.451549728157814" calcext:value-type="float">
            <text:p>0,4515497282</text:p>
          </table:table-cell>
          <table:table-cell table:style-name="ce3" table:formula="of:=[$redistribution_low.D79]" office:value-type="float" office:value="0.40170074499202" calcext:value-type="float">
            <text:p>0,401700745</text:p>
          </table:table-cell>
          <table:table-cell table:style-name="ce3" table:formula="of:=[$redistribution_low.E79]" office:value-type="float" office:value="0.44891174771541" calcext:value-type="float">
            <text:p>0,4489117477</text:p>
          </table:table-cell>
          <table:table-cell/>
          <table:table-cell table:style-name="ce3" table:formula="of:=[$Redistribution_high.B79]" office:value-type="float" office:value="0.402845919589588" calcext:value-type="float">
            <text:p>0,4028459196</text:p>
          </table:table-cell>
          <table:table-cell table:style-name="ce3" table:formula="of:=[$Redistribution_high.C79]" office:value-type="float" office:value="0.43395535654401" calcext:value-type="float">
            <text:p>0,4339553565</text:p>
          </table:table-cell>
          <table:table-cell table:style-name="ce3" table:formula="of:=[$Redistribution_high.D79]" office:value-type="float" office:value="0.403827605947901" calcext:value-type="float">
            <text:p>0,4038276059</text:p>
          </table:table-cell>
          <table:table-cell table:style-name="ce3" table:formula="of:=[$Redistribution_high.E79]" office:value-type="float" office:value="0.433811893436197" calcext:value-type="float">
            <text:p>0,4338118934</text:p>
          </table:table-cell>
          <table:table-cell table:number-columns-repeated="1009"/>
        </table:table-row>
        <table:table-row table:style-name="ro3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central.B80]" office:value-type="float" office:value="0.39330685754425" calcext:value-type="float">
            <text:p>0,3933068575</text:p>
          </table:table-cell>
          <table:table-cell table:style-name="ce3" table:formula="of:=[$Redistribution_central.C80]" office:value-type="float" office:value="0.445194407879533" calcext:value-type="float">
            <text:p>0,4451944079</text:p>
          </table:table-cell>
          <table:table-cell table:style-name="ce3" table:formula="of:=[$Redistribution_central.D80]" office:value-type="float" office:value="0.395207840598538" calcext:value-type="float">
            <text:p>0,3952078406</text:p>
          </table:table-cell>
          <table:table-cell table:style-name="ce3" table:formula="of:=[$Redistribution_central.E80]" office:value-type="float" office:value="0.443002477016648" calcext:value-type="float">
            <text:p>0,443002477</text:p>
          </table:table-cell>
          <table:table-cell/>
          <table:table-cell table:style-name="ce3" table:formula="of:=[$redistribution_low.B80]" office:value-type="float" office:value="0.393074298627884" calcext:value-type="float">
            <text:p>0,3930742986</text:p>
          </table:table-cell>
          <table:table-cell table:style-name="ce3" table:formula="of:=[$redistribution_low.C80]" office:value-type="float" office:value="0.44923146025204" calcext:value-type="float">
            <text:p>0,4492314603</text:p>
          </table:table-cell>
          <table:table-cell table:style-name="ce3" table:formula="of:=[$redistribution_low.D80]" office:value-type="float" office:value="0.394276220034841" calcext:value-type="float">
            <text:p>0,39427622</text:p>
          </table:table-cell>
          <table:table-cell table:style-name="ce3" table:formula="of:=[$redistribution_low.E80]" office:value-type="float" office:value="0.448935652337101" calcext:value-type="float">
            <text:p>0,4489356523</text:p>
          </table:table-cell>
          <table:table-cell/>
          <table:table-cell table:style-name="ce3" table:formula="of:=[$Redistribution_high.B80]" office:value-type="float" office:value="0.406619747324487" calcext:value-type="float">
            <text:p>0,4066197473</text:p>
          </table:table-cell>
          <table:table-cell table:style-name="ce3" table:formula="of:=[$Redistribution_high.C80]" office:value-type="float" office:value="0.436305054447083" calcext:value-type="float">
            <text:p>0,4363050544</text:p>
          </table:table-cell>
          <table:table-cell table:style-name="ce3" table:formula="of:=[$Redistribution_high.D80]" office:value-type="float" office:value="0.406250695391845" calcext:value-type="float">
            <text:p>0,4062506954</text:p>
          </table:table-cell>
          <table:table-cell table:style-name="ce3" table:formula="of:=[$Redistribution_high.E80]" office:value-type="float" office:value="0.438106831170747" calcext:value-type="float">
            <text:p>0,4381068312</text:p>
          </table:table-cell>
          <table:table-cell table:number-columns-repeated="1009"/>
        </table:table-row>
        <table:table-row table:style-name="ro3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central.B81]" office:value-type="float" office:value="0.399947018286598" calcext:value-type="float">
            <text:p>0,3999470183</text:p>
          </table:table-cell>
          <table:table-cell table:style-name="ce3" table:formula="of:=[$Redistribution_central.C81]" office:value-type="float" office:value="0.451740327534875" calcext:value-type="float">
            <text:p>0,4517403275</text:p>
          </table:table-cell>
          <table:table-cell table:style-name="ce3" table:formula="of:=[$Redistribution_central.D81]" office:value-type="float" office:value="0.401827100695297" calcext:value-type="float">
            <text:p>0,4018271007</text:p>
          </table:table-cell>
          <table:table-cell table:style-name="ce3" table:formula="of:=[$Redistribution_central.E81]" office:value-type="float" office:value="0.448566341258365" calcext:value-type="float">
            <text:p>0,4485663413</text:p>
          </table:table-cell>
          <table:table-cell/>
          <table:table-cell table:style-name="ce3" table:formula="of:=[$redistribution_low.B81]" office:value-type="float" office:value="0.399265491975329" calcext:value-type="float">
            <text:p>0,399265492</text:p>
          </table:table-cell>
          <table:table-cell table:style-name="ce3" table:formula="of:=[$redistribution_low.C81]" office:value-type="float" office:value="0.452745057926261" calcext:value-type="float">
            <text:p>0,4527450579</text:p>
          </table:table-cell>
          <table:table-cell table:style-name="ce3" table:formula="of:=[$redistribution_low.D81]" office:value-type="float" office:value="0.40021729844984" calcext:value-type="float">
            <text:p>0,4002172984</text:p>
          </table:table-cell>
          <table:table-cell table:style-name="ce3" table:formula="of:=[$redistribution_low.E81]" office:value-type="float" office:value="0.45267134743212" calcext:value-type="float">
            <text:p>0,4526713474</text:p>
          </table:table-cell>
          <table:table-cell/>
          <table:table-cell table:style-name="ce3" table:formula="of:=[$Redistribution_high.B81]" office:value-type="float" office:value="0.403751710639874" calcext:value-type="float">
            <text:p>0,4037517106</text:p>
          </table:table-cell>
          <table:table-cell table:style-name="ce3" table:formula="of:=[$Redistribution_high.C81]" office:value-type="float" office:value="0.432848839415286" calcext:value-type="float">
            <text:p>0,4328488394</text:p>
          </table:table-cell>
          <table:table-cell table:style-name="ce3" table:formula="of:=[$Redistribution_high.D81]" office:value-type="float" office:value="0.404479039305362" calcext:value-type="float">
            <text:p>0,4044790393</text:p>
          </table:table-cell>
          <table:table-cell table:style-name="ce3" table:formula="of:=[$Redistribution_high.E81]" office:value-type="float" office:value="0.432809030657009" calcext:value-type="float">
            <text:p>0,4328090307</text:p>
          </table:table-cell>
          <table:table-cell table:number-columns-repeated="1009"/>
        </table:table-row>
        <table:table-row table:style-name="ro3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central.B82]" office:value-type="float" office:value="0.394345597948386" calcext:value-type="float">
            <text:p>0,3943455979</text:p>
          </table:table-cell>
          <table:table-cell table:style-name="ce3" table:formula="of:=[$Redistribution_central.C82]" office:value-type="float" office:value="0.446813281743774" calcext:value-type="float">
            <text:p>0,4468132817</text:p>
          </table:table-cell>
          <table:table-cell table:style-name="ce3" table:formula="of:=[$Redistribution_central.D82]" office:value-type="float" office:value="0.396391569446828" calcext:value-type="float">
            <text:p>0,3963915694</text:p>
          </table:table-cell>
          <table:table-cell table:style-name="ce3" table:formula="of:=[$Redistribution_central.E82]" office:value-type="float" office:value="0.443327230557492" calcext:value-type="float">
            <text:p>0,4433272306</text:p>
          </table:table-cell>
          <table:table-cell/>
          <table:table-cell table:style-name="ce3" table:formula="of:=[$redistribution_low.B82]" office:value-type="float" office:value="0.402969227071273" calcext:value-type="float">
            <text:p>0,4029692271</text:p>
          </table:table-cell>
          <table:table-cell table:style-name="ce3" table:formula="of:=[$redistribution_low.C82]" office:value-type="float" office:value="0.451846030007889" calcext:value-type="float">
            <text:p>0,45184603</text:p>
          </table:table-cell>
          <table:table-cell table:style-name="ce3" table:formula="of:=[$redistribution_low.D82]" office:value-type="float" office:value="0.404514755130935" calcext:value-type="float">
            <text:p>0,4045147551</text:p>
          </table:table-cell>
          <table:table-cell table:style-name="ce3" table:formula="of:=[$redistribution_low.E82]" office:value-type="float" office:value="0.451882813682281" calcext:value-type="float">
            <text:p>0,4518828137</text:p>
          </table:table-cell>
          <table:table-cell/>
          <table:table-cell table:style-name="ce3" table:formula="of:=[$Redistribution_high.B82]" office:value-type="float" office:value="0.406282404678659" calcext:value-type="float">
            <text:p>0,4062824047</text:p>
          </table:table-cell>
          <table:table-cell table:style-name="ce3" table:formula="of:=[$Redistribution_high.C82]" office:value-type="float" office:value="0.435983789933522" calcext:value-type="float">
            <text:p>0,4359837899</text:p>
          </table:table-cell>
          <table:table-cell table:style-name="ce3" table:formula="of:=[$Redistribution_high.D82]" office:value-type="float" office:value="0.40775429111616" calcext:value-type="float">
            <text:p>0,4077542911</text:p>
          </table:table-cell>
          <table:table-cell table:style-name="ce3" table:formula="of:=[$Redistribution_high.E82]" office:value-type="float" office:value="0.434054686071796" calcext:value-type="float">
            <text:p>0,4340546861</text:p>
          </table:table-cell>
          <table:table-cell table:number-columns-repeated="1009"/>
        </table:table-row>
        <table:table-row table:style-name="ro3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central.B83]" office:value-type="float" office:value="0.387065748091693" calcext:value-type="float">
            <text:p>0,3870657481</text:p>
          </table:table-cell>
          <table:table-cell table:style-name="ce3" table:formula="of:=[$Redistribution_central.C83]" office:value-type="float" office:value="0.438961613002235" calcext:value-type="float">
            <text:p>0,438961613</text:p>
          </table:table-cell>
          <table:table-cell table:style-name="ce3" table:formula="of:=[$Redistribution_central.D83]" office:value-type="float" office:value="0.388822340644402" calcext:value-type="float">
            <text:p>0,3888223406</text:p>
          </table:table-cell>
          <table:table-cell table:style-name="ce3" table:formula="of:=[$Redistribution_central.E83]" office:value-type="float" office:value="0.435895419786305" calcext:value-type="float">
            <text:p>0,4358954198</text:p>
          </table:table-cell>
          <table:table-cell/>
          <table:table-cell table:style-name="ce3" table:formula="of:=[$redistribution_low.B83]" office:value-type="float" office:value="0.398442011687515" calcext:value-type="float">
            <text:p>0,3984420117</text:p>
          </table:table-cell>
          <table:table-cell table:style-name="ce3" table:formula="of:=[$redistribution_low.C83]" office:value-type="float" office:value="0.452260020359059" calcext:value-type="float">
            <text:p>0,4522600204</text:p>
          </table:table-cell>
          <table:table-cell table:style-name="ce3" table:formula="of:=[$redistribution_low.D83]" office:value-type="float" office:value="0.399520998300898" calcext:value-type="float">
            <text:p>0,3995209983</text:p>
          </table:table-cell>
          <table:table-cell table:style-name="ce3" table:formula="of:=[$redistribution_low.E83]" office:value-type="float" office:value="0.453212975740378" calcext:value-type="float">
            <text:p>0,4532129757</text:p>
          </table:table-cell>
          <table:table-cell/>
          <table:table-cell table:style-name="ce3" table:formula="of:=[$Redistribution_high.B83]" office:value-type="float" office:value="0.399328192916531" calcext:value-type="float">
            <text:p>0,3993281929</text:p>
          </table:table-cell>
          <table:table-cell table:style-name="ce3" table:formula="of:=[$Redistribution_high.C83]" office:value-type="float" office:value="0.432479078876325" calcext:value-type="float">
            <text:p>0,4324790789</text:p>
          </table:table-cell>
          <table:table-cell table:style-name="ce3" table:formula="of:=[$Redistribution_high.D83]" office:value-type="float" office:value="0.400341038016177" calcext:value-type="float">
            <text:p>0,400341038</text:p>
          </table:table-cell>
          <table:table-cell table:style-name="ce3" table:formula="of:=[$Redistribution_high.E83]" office:value-type="float" office:value="0.431569836324645" calcext:value-type="float">
            <text:p>0,4315698363</text:p>
          </table:table-cell>
          <table:table-cell table:number-columns-repeated="1009"/>
        </table:table-row>
        <table:table-row table:style-name="ro3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central.B84]" office:value-type="float" office:value="0.384778894833872" calcext:value-type="float">
            <text:p>0,3847788948</text:p>
          </table:table-cell>
          <table:table-cell table:style-name="ce3" table:formula="of:=[$Redistribution_central.C84]" office:value-type="float" office:value="0.439308599524847" calcext:value-type="float">
            <text:p>0,4393085995</text:p>
          </table:table-cell>
          <table:table-cell table:style-name="ce3" table:formula="of:=[$Redistribution_central.D84]" office:value-type="float" office:value="0.387100482032087" calcext:value-type="float">
            <text:p>0,387100482</text:p>
          </table:table-cell>
          <table:table-cell table:style-name="ce3" table:formula="of:=[$Redistribution_central.E84]" office:value-type="float" office:value="0.435223589074673" calcext:value-type="float">
            <text:p>0,4352235891</text:p>
          </table:table-cell>
          <table:table-cell/>
          <table:table-cell table:style-name="ce3" table:formula="of:=[$redistribution_low.B84]" office:value-type="float" office:value="0.393586386180037" calcext:value-type="float">
            <text:p>0,3935863862</text:p>
          </table:table-cell>
          <table:table-cell table:style-name="ce3" table:formula="of:=[$redistribution_low.C84]" office:value-type="float" office:value="0.445111046463264" calcext:value-type="float">
            <text:p>0,4451110465</text:p>
          </table:table-cell>
          <table:table-cell table:style-name="ce3" table:formula="of:=[$redistribution_low.D84]" office:value-type="float" office:value="0.394480681924204" calcext:value-type="float">
            <text:p>0,3944806819</text:p>
          </table:table-cell>
          <table:table-cell table:style-name="ce3" table:formula="of:=[$redistribution_low.E84]" office:value-type="float" office:value="0.44648314524828" calcext:value-type="float">
            <text:p>0,4464831452</text:p>
          </table:table-cell>
          <table:table-cell/>
          <table:table-cell table:style-name="ce3" table:formula="of:=[$Redistribution_high.B84]" office:value-type="float" office:value="0.394001757150982" calcext:value-type="float">
            <text:p>0,3940017572</text:p>
          </table:table-cell>
          <table:table-cell table:style-name="ce3" table:formula="of:=[$Redistribution_high.C84]" office:value-type="float" office:value="0.423555349741622" calcext:value-type="float">
            <text:p>0,4235553497</text:p>
          </table:table-cell>
          <table:table-cell table:style-name="ce3" table:formula="of:=[$Redistribution_high.D84]" office:value-type="float" office:value="0.395007176924746" calcext:value-type="float">
            <text:p>0,3950071769</text:p>
          </table:table-cell>
          <table:table-cell table:style-name="ce3" table:formula="of:=[$Redistribution_high.E84]" office:value-type="float" office:value="0.422799234931541" calcext:value-type="float">
            <text:p>0,4227992349</text:p>
          </table:table-cell>
          <table:table-cell table:number-columns-repeated="1009"/>
        </table:table-row>
        <table:table-row table:style-name="ro3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central.B85]" office:value-type="float" office:value="0.385533612767099" calcext:value-type="float">
            <text:p>0,3855336128</text:p>
          </table:table-cell>
          <table:table-cell table:style-name="ce3" table:formula="of:=[$Redistribution_central.C85]" office:value-type="float" office:value="0.431269573194501" calcext:value-type="float">
            <text:p>0,4312695732</text:p>
          </table:table-cell>
          <table:table-cell table:style-name="ce3" table:formula="of:=[$Redistribution_central.D85]" office:value-type="float" office:value="0.387252414993074" calcext:value-type="float">
            <text:p>0,387252415</text:p>
          </table:table-cell>
          <table:table-cell table:style-name="ce3" table:formula="of:=[$Redistribution_central.E85]" office:value-type="float" office:value="0.428444389899907" calcext:value-type="float">
            <text:p>0,4284443899</text:p>
          </table:table-cell>
          <table:table-cell/>
          <table:table-cell table:style-name="ce3" table:formula="of:=[$redistribution_low.B85]" office:value-type="float" office:value="0.399965422787551" calcext:value-type="float">
            <text:p>0,3999654228</text:p>
          </table:table-cell>
          <table:table-cell table:style-name="ce3" table:formula="of:=[$redistribution_low.C85]" office:value-type="float" office:value="0.450004668163496" calcext:value-type="float">
            <text:p>0,4500046682</text:p>
          </table:table-cell>
          <table:table-cell table:style-name="ce3" table:formula="of:=[$redistribution_low.D85]" office:value-type="float" office:value="0.400684825736863" calcext:value-type="float">
            <text:p>0,4006848257</text:p>
          </table:table-cell>
          <table:table-cell table:style-name="ce3" table:formula="of:=[$redistribution_low.E85]" office:value-type="float" office:value="0.450508751695071" calcext:value-type="float">
            <text:p>0,4505087517</text:p>
          </table:table-cell>
          <table:table-cell/>
          <table:table-cell table:style-name="ce3" table:formula="of:=[$Redistribution_high.B85]" office:value-type="float" office:value="0.406738198779223" calcext:value-type="float">
            <text:p>0,4067381988</text:p>
          </table:table-cell>
          <table:table-cell table:style-name="ce3" table:formula="of:=[$Redistribution_high.C85]" office:value-type="float" office:value="0.435734571317293" calcext:value-type="float">
            <text:p>0,4357345713</text:p>
          </table:table-cell>
          <table:table-cell table:style-name="ce3" table:formula="of:=[$Redistribution_high.D85]" office:value-type="float" office:value="0.406597207848901" calcext:value-type="float">
            <text:p>0,4065972078</text:p>
          </table:table-cell>
          <table:table-cell table:style-name="ce3" table:formula="of:=[$Redistribution_high.E85]" office:value-type="float" office:value="0.436820348074595" calcext:value-type="float">
            <text:p>0,4368203481</text:p>
          </table:table-cell>
          <table:table-cell table:number-columns-repeated="1009"/>
        </table:table-row>
        <table:table-row table:style-name="ro3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central.B86]" office:value-type="float" office:value="0.38151901589978" calcext:value-type="float">
            <text:p>0,3815190159</text:p>
          </table:table-cell>
          <table:table-cell table:style-name="ce3" table:formula="of:=[$Redistribution_central.C86]" office:value-type="float" office:value="0.43262813740125" calcext:value-type="float">
            <text:p>0,4326281374</text:p>
          </table:table-cell>
          <table:table-cell table:style-name="ce3" table:formula="of:=[$Redistribution_central.D86]" office:value-type="float" office:value="0.382453478666657" calcext:value-type="float">
            <text:p>0,3824534787</text:p>
          </table:table-cell>
          <table:table-cell table:style-name="ce3" table:formula="of:=[$Redistribution_central.E86]" office:value-type="float" office:value="0.43084770985978" calcext:value-type="float">
            <text:p>0,4308477099</text:p>
          </table:table-cell>
          <table:table-cell/>
          <table:table-cell table:style-name="ce3" table:formula="of:=[$redistribution_low.B86]" office:value-type="float" office:value="0.403604379558793" calcext:value-type="float">
            <text:p>0,4036043796</text:p>
          </table:table-cell>
          <table:table-cell table:style-name="ce3" table:formula="of:=[$redistribution_low.C86]" office:value-type="float" office:value="0.457904200782403" calcext:value-type="float">
            <text:p>0,4579042008</text:p>
          </table:table-cell>
          <table:table-cell table:style-name="ce3" table:formula="of:=[$redistribution_low.D86]" office:value-type="float" office:value="0.404523590217934" calcext:value-type="float">
            <text:p>0,4045235902</text:p>
          </table:table-cell>
          <table:table-cell table:style-name="ce3" table:formula="of:=[$redistribution_low.E86]" office:value-type="float" office:value="0.458149179732776" calcext:value-type="float">
            <text:p>0,4581491797</text:p>
          </table:table-cell>
          <table:table-cell/>
          <table:table-cell table:style-name="ce3" table:formula="of:=[$Redistribution_high.B86]" office:value-type="float" office:value="0.408491721913918" calcext:value-type="float">
            <text:p>0,4084917219</text:p>
          </table:table-cell>
          <table:table-cell table:style-name="ce3" table:formula="of:=[$Redistribution_high.C86]" office:value-type="float" office:value="0.441494098771304" calcext:value-type="float">
            <text:p>0,4414940988</text:p>
          </table:table-cell>
          <table:table-cell table:style-name="ce3" table:formula="of:=[$Redistribution_high.D86]" office:value-type="float" office:value="0.409311365704716" calcext:value-type="float">
            <text:p>0,4093113657</text:p>
          </table:table-cell>
          <table:table-cell table:style-name="ce3" table:formula="of:=[$Redistribution_high.E86]" office:value-type="float" office:value="0.44155906061165" calcext:value-type="float">
            <text:p>0,4415590606</text:p>
          </table:table-cell>
          <table:table-cell table:number-columns-repeated="1009"/>
        </table:table-row>
        <table:table-row table:style-name="ro3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central.B87]" office:value-type="float" office:value="0.382280954422131" calcext:value-type="float">
            <text:p>0,3822809544</text:p>
          </table:table-cell>
          <table:table-cell table:style-name="ce3" table:formula="of:=[$Redistribution_central.C87]" office:value-type="float" office:value="0.429817428454623" calcext:value-type="float">
            <text:p>0,4298174285</text:p>
          </table:table-cell>
          <table:table-cell table:style-name="ce3" table:formula="of:=[$Redistribution_central.D87]" office:value-type="float" office:value="0.382374320795253" calcext:value-type="float">
            <text:p>0,3823743208</text:p>
          </table:table-cell>
          <table:table-cell table:style-name="ce3" table:formula="of:=[$Redistribution_central.E87]" office:value-type="float" office:value="0.429446194687769" calcext:value-type="float">
            <text:p>0,4294461947</text:p>
          </table:table-cell>
          <table:table-cell/>
          <table:table-cell table:style-name="ce3" table:formula="of:=[$redistribution_low.B87]" office:value-type="float" office:value="0.408251254780942" calcext:value-type="float">
            <text:p>0,4082512548</text:p>
          </table:table-cell>
          <table:table-cell table:style-name="ce3" table:formula="of:=[$redistribution_low.C87]" office:value-type="float" office:value="0.460368357266436" calcext:value-type="float">
            <text:p>0,4603683573</text:p>
          </table:table-cell>
          <table:table-cell table:style-name="ce3" table:formula="of:=[$redistribution_low.D87]" office:value-type="float" office:value="0.407724361069648" calcext:value-type="float">
            <text:p>0,4077243611</text:p>
          </table:table-cell>
          <table:table-cell table:style-name="ce3" table:formula="of:=[$redistribution_low.E87]" office:value-type="float" office:value="0.462689619515765" calcext:value-type="float">
            <text:p>0,4626896195</text:p>
          </table:table-cell>
          <table:table-cell/>
          <table:table-cell table:style-name="ce3" table:formula="of:=[$Redistribution_high.B87]" office:value-type="float" office:value="0.407756749782171" calcext:value-type="float">
            <text:p>0,4077567498</text:p>
          </table:table-cell>
          <table:table-cell table:style-name="ce3" table:formula="of:=[$Redistribution_high.C87]" office:value-type="float" office:value="0.435131716127719" calcext:value-type="float">
            <text:p>0,4351317161</text:p>
          </table:table-cell>
          <table:table-cell table:style-name="ce3" table:formula="of:=[$Redistribution_high.D87]" office:value-type="float" office:value="0.408807685175611" calcext:value-type="float">
            <text:p>0,4088076852</text:p>
          </table:table-cell>
          <table:table-cell table:style-name="ce3" table:formula="of:=[$Redistribution_high.E87]" office:value-type="float" office:value="0.434808533758664" calcext:value-type="float">
            <text:p>0,4348085338</text:p>
          </table:table-cell>
          <table:table-cell table:number-columns-repeated="1009"/>
        </table:table-row>
        <table:table-row table:style-name="ro3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central.B88]" office:value-type="float" office:value="0.390375290042865" calcext:value-type="float">
            <text:p>0,39037529</text:p>
          </table:table-cell>
          <table:table-cell table:style-name="ce3" table:formula="of:=[$Redistribution_central.C88]" office:value-type="float" office:value="0.42907173391312" calcext:value-type="float">
            <text:p>0,4290717339</text:p>
          </table:table-cell>
          <table:table-cell table:style-name="ce3" table:formula="of:=[$Redistribution_central.D88]" office:value-type="float" office:value="0.391625698016787" calcext:value-type="float">
            <text:p>0,391625698</text:p>
          </table:table-cell>
          <table:table-cell table:style-name="ce3" table:formula="of:=[$Redistribution_central.E88]" office:value-type="float" office:value="0.42634674130577" calcext:value-type="float">
            <text:p>0,4263467413</text:p>
          </table:table-cell>
          <table:table-cell/>
          <table:table-cell table:style-name="ce3" table:formula="of:=[$redistribution_low.B88]" office:value-type="float" office:value="0.398609435495984" calcext:value-type="float">
            <text:p>0,3986094355</text:p>
          </table:table-cell>
          <table:table-cell table:style-name="ce3" table:formula="of:=[$redistribution_low.C88]" office:value-type="float" office:value="0.448361814298667" calcext:value-type="float">
            <text:p>0,4483618143</text:p>
          </table:table-cell>
          <table:table-cell table:style-name="ce3" table:formula="of:=[$redistribution_low.D88]" office:value-type="float" office:value="0.399564152132228" calcext:value-type="float">
            <text:p>0,3995641521</text:p>
          </table:table-cell>
          <table:table-cell table:style-name="ce3" table:formula="of:=[$redistribution_low.E88]" office:value-type="float" office:value="0.448587593639607" calcext:value-type="float">
            <text:p>0,4485875936</text:p>
          </table:table-cell>
          <table:table-cell/>
          <table:table-cell table:style-name="ce3" table:formula="of:=[$Redistribution_high.B88]" office:value-type="float" office:value="0.408049119403526" calcext:value-type="float">
            <text:p>0,4080491194</text:p>
          </table:table-cell>
          <table:table-cell table:style-name="ce3" table:formula="of:=[$Redistribution_high.C88]" office:value-type="float" office:value="0.438943010130172" calcext:value-type="float">
            <text:p>0,4389430101</text:p>
          </table:table-cell>
          <table:table-cell table:style-name="ce3" table:formula="of:=[$Redistribution_high.D88]" office:value-type="float" office:value="0.409004117275318" calcext:value-type="float">
            <text:p>0,4090041173</text:p>
          </table:table-cell>
          <table:table-cell table:style-name="ce3" table:formula="of:=[$Redistribution_high.E88]" office:value-type="float" office:value="0.441407289788686" calcext:value-type="float">
            <text:p>0,4414072898</text:p>
          </table:table-cell>
          <table:table-cell table:number-columns-repeated="1009"/>
        </table:table-row>
        <table:table-row table:style-name="ro3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central.B89]" office:value-type="float" office:value="0.389012450050623" calcext:value-type="float">
            <text:p>0,3890124501</text:p>
          </table:table-cell>
          <table:table-cell table:style-name="ce3" table:formula="of:=[$Redistribution_central.C89]" office:value-type="float" office:value="0.434330533956927" calcext:value-type="float">
            <text:p>0,434330534</text:p>
          </table:table-cell>
          <table:table-cell table:style-name="ce3" table:formula="of:=[$Redistribution_central.D89]" office:value-type="float" office:value="0.390112139469237" calcext:value-type="float">
            <text:p>0,3901121395</text:p>
          </table:table-cell>
          <table:table-cell table:style-name="ce3" table:formula="of:=[$Redistribution_central.E89]" office:value-type="float" office:value="0.431825124925405" calcext:value-type="float">
            <text:p>0,4318251249</text:p>
          </table:table-cell>
          <table:table-cell/>
          <table:table-cell table:style-name="ce3" table:formula="of:=[$redistribution_low.B89]" office:value-type="float" office:value="0.397158186729382" calcext:value-type="float">
            <text:p>0,3971581867</text:p>
          </table:table-cell>
          <table:table-cell table:style-name="ce3" table:formula="of:=[$redistribution_low.C89]" office:value-type="float" office:value="0.451884780912954" calcext:value-type="float">
            <text:p>0,4518847809</text:p>
          </table:table-cell>
          <table:table-cell table:style-name="ce3" table:formula="of:=[$redistribution_low.D89]" office:value-type="float" office:value="0.398214363914429" calcext:value-type="float">
            <text:p>0,3982143639</text:p>
          </table:table-cell>
          <table:table-cell table:style-name="ce3" table:formula="of:=[$redistribution_low.E89]" office:value-type="float" office:value="0.452003478421887" calcext:value-type="float">
            <text:p>0,4520034784</text:p>
          </table:table-cell>
          <table:table-cell/>
          <table:table-cell table:style-name="ce3" table:formula="of:=[$Redistribution_high.B89]" office:value-type="float" office:value="0.405792483103573" calcext:value-type="float">
            <text:p>0,4057924831</text:p>
          </table:table-cell>
          <table:table-cell table:style-name="ce3" table:formula="of:=[$Redistribution_high.C89]" office:value-type="float" office:value="0.431207915995639" calcext:value-type="float">
            <text:p>0,431207916</text:p>
          </table:table-cell>
          <table:table-cell table:style-name="ce3" table:formula="of:=[$Redistribution_high.D89]" office:value-type="float" office:value="0.406595745424179" calcext:value-type="float">
            <text:p>0,4065957454</text:p>
          </table:table-cell>
          <table:table-cell table:style-name="ce3" table:formula="of:=[$Redistribution_high.E89]" office:value-type="float" office:value="0.431904107439086" calcext:value-type="float">
            <text:p>0,4319041074</text:p>
          </table:table-cell>
          <table:table-cell table:number-columns-repeated="1009"/>
        </table:table-row>
        <table:table-row table:style-name="ro3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central.B90]" office:value-type="float" office:value="0.386951202866487" calcext:value-type="float">
            <text:p>0,3869512029</text:p>
          </table:table-cell>
          <table:table-cell table:style-name="ce3" table:formula="of:=[$Redistribution_central.C90]" office:value-type="float" office:value="0.436275481830785" calcext:value-type="float">
            <text:p>0,4362754818</text:p>
          </table:table-cell>
          <table:table-cell table:style-name="ce3" table:formula="of:=[$Redistribution_central.D90]" office:value-type="float" office:value="0.387813467395968" calcext:value-type="float">
            <text:p>0,3878134674</text:p>
          </table:table-cell>
          <table:table-cell table:style-name="ce3" table:formula="of:=[$Redistribution_central.E90]" office:value-type="float" office:value="0.432589821371174" calcext:value-type="float">
            <text:p>0,4325898214</text:p>
          </table:table-cell>
          <table:table-cell/>
          <table:table-cell table:style-name="ce3" table:formula="of:=[$redistribution_low.B90]" office:value-type="float" office:value="0.399741708871993" calcext:value-type="float">
            <text:p>0,3997417089</text:p>
          </table:table-cell>
          <table:table-cell table:style-name="ce3" table:formula="of:=[$redistribution_low.C90]" office:value-type="float" office:value="0.454179015064546" calcext:value-type="float">
            <text:p>0,4541790151</text:p>
          </table:table-cell>
          <table:table-cell table:style-name="ce3" table:formula="of:=[$redistribution_low.D90]" office:value-type="float" office:value="0.401093310993486" calcext:value-type="float">
            <text:p>0,401093311</text:p>
          </table:table-cell>
          <table:table-cell table:style-name="ce3" table:formula="of:=[$redistribution_low.E90]" office:value-type="float" office:value="0.45156917805049" calcext:value-type="float">
            <text:p>0,4515691781</text:p>
          </table:table-cell>
          <table:table-cell/>
          <table:table-cell table:style-name="ce3" table:formula="of:=[$Redistribution_high.B90]" office:value-type="float" office:value="0.393758523809195" calcext:value-type="float">
            <text:p>0,3937585238</text:p>
          </table:table-cell>
          <table:table-cell table:style-name="ce3" table:formula="of:=[$Redistribution_high.C90]" office:value-type="float" office:value="0.41742645483948" calcext:value-type="float">
            <text:p>0,4174264548</text:p>
          </table:table-cell>
          <table:table-cell table:style-name="ce3" table:formula="of:=[$Redistribution_high.D90]" office:value-type="float" office:value="0.394852207286235" calcext:value-type="float">
            <text:p>0,3948522073</text:p>
          </table:table-cell>
          <table:table-cell table:style-name="ce3" table:formula="of:=[$Redistribution_high.E90]" office:value-type="float" office:value="0.418042853085449" calcext:value-type="float">
            <text:p>0,4180428531</text:p>
          </table:table-cell>
          <table:table-cell table:number-columns-repeated="1009"/>
        </table:table-row>
        <table:table-row table:style-name="ro3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central.B91]" office:value-type="float" office:value="0.392185502956332" calcext:value-type="float">
            <text:p>0,392185503</text:p>
          </table:table-cell>
          <table:table-cell table:style-name="ce3" table:formula="of:=[$Redistribution_central.C91]" office:value-type="float" office:value="0.442043576597146" calcext:value-type="float">
            <text:p>0,4420435766</text:p>
          </table:table-cell>
          <table:table-cell table:style-name="ce3" table:formula="of:=[$Redistribution_central.D91]" office:value-type="float" office:value="0.393212943554988" calcext:value-type="float">
            <text:p>0,3932129436</text:p>
          </table:table-cell>
          <table:table-cell table:style-name="ce3" table:formula="of:=[$Redistribution_central.E91]" office:value-type="float" office:value="0.437970348687958" calcext:value-type="float">
            <text:p>0,4379703487</text:p>
          </table:table-cell>
          <table:table-cell/>
          <table:table-cell table:style-name="ce3" table:formula="of:=[$redistribution_low.B91]" office:value-type="float" office:value="0.405909950825159" calcext:value-type="float">
            <text:p>0,4059099508</text:p>
          </table:table-cell>
          <table:table-cell table:style-name="ce3" table:formula="of:=[$redistribution_low.C91]" office:value-type="float" office:value="0.461528084446233" calcext:value-type="float">
            <text:p>0,4615280844</text:p>
          </table:table-cell>
          <table:table-cell table:style-name="ce3" table:formula="of:=[$redistribution_low.D91]" office:value-type="float" office:value="0.406077360628081" calcext:value-type="float">
            <text:p>0,4060773606</text:p>
          </table:table-cell>
          <table:table-cell table:style-name="ce3" table:formula="of:=[$redistribution_low.E91]" office:value-type="float" office:value="0.460802384301275" calcext:value-type="float">
            <text:p>0,4608023843</text:p>
          </table:table-cell>
          <table:table-cell/>
          <table:table-cell table:style-name="ce3" table:formula="of:=[$Redistribution_high.B91]" office:value-type="float" office:value="0.400789307387096" calcext:value-type="float">
            <text:p>0,4007893074</text:p>
          </table:table-cell>
          <table:table-cell table:style-name="ce3" table:formula="of:=[$Redistribution_high.C91]" office:value-type="float" office:value="0.420686622840108" calcext:value-type="float">
            <text:p>0,4206866228</text:p>
          </table:table-cell>
          <table:table-cell table:style-name="ce3" table:formula="of:=[$Redistribution_high.D91]" office:value-type="float" office:value="0.401624899406829" calcext:value-type="float">
            <text:p>0,4016248994</text:p>
          </table:table-cell>
          <table:table-cell table:style-name="ce3" table:formula="of:=[$Redistribution_high.E91]" office:value-type="float" office:value="0.421408413512724" calcext:value-type="float">
            <text:p>0,4214084135</text:p>
          </table:table-cell>
          <table:table-cell table:number-columns-repeated="1009"/>
        </table:table-row>
        <table:table-row table:style-name="ro3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central.B92]" office:value-type="float" office:value="0.394018726585188" calcext:value-type="float">
            <text:p>0,3940187266</text:p>
          </table:table-cell>
          <table:table-cell table:style-name="ce3" table:formula="of:=[$Redistribution_central.C92]" office:value-type="float" office:value="0.450401911615627" calcext:value-type="float">
            <text:p>0,4504019116</text:p>
          </table:table-cell>
          <table:table-cell table:style-name="ce3" table:formula="of:=[$Redistribution_central.D92]" office:value-type="float" office:value="0.395752220901447" calcext:value-type="float">
            <text:p>0,3957522209</text:p>
          </table:table-cell>
          <table:table-cell table:style-name="ce3" table:formula="of:=[$Redistribution_central.E92]" office:value-type="float" office:value="0.445215324157423" calcext:value-type="float">
            <text:p>0,4452153242</text:p>
          </table:table-cell>
          <table:table-cell/>
          <table:table-cell table:style-name="ce3" table:formula="of:=[$redistribution_low.B92]" office:value-type="float" office:value="0.399629499871063" calcext:value-type="float">
            <text:p>0,3996294999</text:p>
          </table:table-cell>
          <table:table-cell table:style-name="ce3" table:formula="of:=[$redistribution_low.C92]" office:value-type="float" office:value="0.450836579497137" calcext:value-type="float">
            <text:p>0,4508365795</text:p>
          </table:table-cell>
          <table:table-cell table:style-name="ce3" table:formula="of:=[$redistribution_low.D92]" office:value-type="float" office:value="0.400920192490529" calcext:value-type="float">
            <text:p>0,4009201925</text:p>
          </table:table-cell>
          <table:table-cell table:style-name="ce3" table:formula="of:=[$redistribution_low.E92]" office:value-type="float" office:value="0.448286336974789" calcext:value-type="float">
            <text:p>0,448286337</text:p>
          </table:table-cell>
          <table:table-cell/>
          <table:table-cell table:style-name="ce3" table:formula="of:=[$Redistribution_high.B92]" office:value-type="float" office:value="0.402843638918022" calcext:value-type="float">
            <text:p>0,4028436389</text:p>
          </table:table-cell>
          <table:table-cell table:style-name="ce3" table:formula="of:=[$Redistribution_high.C92]" office:value-type="float" office:value="0.42409573145809" calcext:value-type="float">
            <text:p>0,4240957315</text:p>
          </table:table-cell>
          <table:table-cell table:style-name="ce3" table:formula="of:=[$Redistribution_high.D92]" office:value-type="float" office:value="0.403602298118463" calcext:value-type="float">
            <text:p>0,4036022981</text:p>
          </table:table-cell>
          <table:table-cell table:style-name="ce3" table:formula="of:=[$Redistribution_high.E92]" office:value-type="float" office:value="0.425006246651015" calcext:value-type="float">
            <text:p>0,4250062467</text:p>
          </table:table-cell>
          <table:table-cell table:number-columns-repeated="1009"/>
        </table:table-row>
        <table:table-row table:style-name="ro3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central.B93]" office:value-type="float" office:value="0.379064891677461" calcext:value-type="float">
            <text:p>0,3790648917</text:p>
          </table:table-cell>
          <table:table-cell table:style-name="ce3" table:formula="of:=[$Redistribution_central.C93]" office:value-type="float" office:value="0.432992024473716" calcext:value-type="float">
            <text:p>0,4329920245</text:p>
          </table:table-cell>
          <table:table-cell table:style-name="ce3" table:formula="of:=[$Redistribution_central.D93]" office:value-type="float" office:value="0.381164320013092" calcext:value-type="float">
            <text:p>0,38116432</text:p>
          </table:table-cell>
          <table:table-cell table:style-name="ce3" table:formula="of:=[$Redistribution_central.E93]" office:value-type="float" office:value="0.426819376782303" calcext:value-type="float">
            <text:p>0,4268193768</text:p>
          </table:table-cell>
          <table:table-cell/>
          <table:table-cell table:style-name="ce3" table:formula="of:=[$redistribution_low.B93]" office:value-type="float" office:value="0.39715253459732" calcext:value-type="float">
            <text:p>0,3971525346</text:p>
          </table:table-cell>
          <table:table-cell table:style-name="ce3" table:formula="of:=[$redistribution_low.C93]" office:value-type="float" office:value="0.446623232784907" calcext:value-type="float">
            <text:p>0,4466232328</text:p>
          </table:table-cell>
          <table:table-cell table:style-name="ce3" table:formula="of:=[$redistribution_low.D93]" office:value-type="float" office:value="0.397786207499049" calcext:value-type="float">
            <text:p>0,3977862075</text:p>
          </table:table-cell>
          <table:table-cell table:style-name="ce3" table:formula="of:=[$redistribution_low.E93]" office:value-type="float" office:value="0.445265741041934" calcext:value-type="float">
            <text:p>0,445265741</text:p>
          </table:table-cell>
          <table:table-cell/>
          <table:table-cell table:style-name="ce3" table:formula="of:=[$Redistribution_high.B93]" office:value-type="float" office:value="0.398752768221491" calcext:value-type="float">
            <text:p>0,3987527682</text:p>
          </table:table-cell>
          <table:table-cell table:style-name="ce3" table:formula="of:=[$Redistribution_high.C93]" office:value-type="float" office:value="0.427919636380432" calcext:value-type="float">
            <text:p>0,4279196364</text:p>
          </table:table-cell>
          <table:table-cell table:style-name="ce3" table:formula="of:=[$Redistribution_high.D93]" office:value-type="float" office:value="0.399789711803234" calcext:value-type="float">
            <text:p>0,3997897118</text:p>
          </table:table-cell>
          <table:table-cell table:style-name="ce3" table:formula="of:=[$Redistribution_high.E93]" office:value-type="float" office:value="0.427379066079533" calcext:value-type="float">
            <text:p>0,4273790661</text:p>
          </table:table-cell>
          <table:table-cell table:number-columns-repeated="1009"/>
        </table:table-row>
        <table:table-row table:style-name="ro3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central.B94]" office:value-type="float" office:value="0.384516222239106" calcext:value-type="float">
            <text:p>0,3845162222</text:p>
          </table:table-cell>
          <table:table-cell table:style-name="ce3" table:formula="of:=[$Redistribution_central.C94]" office:value-type="float" office:value="0.433534886972956" calcext:value-type="float">
            <text:p>0,433534887</text:p>
          </table:table-cell>
          <table:table-cell table:style-name="ce3" table:formula="of:=[$Redistribution_central.D94]" office:value-type="float" office:value="0.386686490594851" calcext:value-type="float">
            <text:p>0,3866864906</text:p>
          </table:table-cell>
          <table:table-cell table:style-name="ce3" table:formula="of:=[$Redistribution_central.E94]" office:value-type="float" office:value="0.427302295161474" calcext:value-type="float">
            <text:p>0,4273022952</text:p>
          </table:table-cell>
          <table:table-cell/>
          <table:table-cell table:style-name="ce3" table:formula="of:=[$redistribution_low.B94]" office:value-type="float" office:value="0.39806893656054" calcext:value-type="float">
            <text:p>0,3980689366</text:p>
          </table:table-cell>
          <table:table-cell table:style-name="ce3" table:formula="of:=[$redistribution_low.C94]" office:value-type="float" office:value="0.451315567302213" calcext:value-type="float">
            <text:p>0,4513155673</text:p>
          </table:table-cell>
          <table:table-cell table:style-name="ce3" table:formula="of:=[$redistribution_low.D94]" office:value-type="float" office:value="0.39827374105262" calcext:value-type="float">
            <text:p>0,3982737411</text:p>
          </table:table-cell>
          <table:table-cell table:style-name="ce3" table:formula="of:=[$redistribution_low.E94]" office:value-type="float" office:value="0.450655836022836" calcext:value-type="float">
            <text:p>0,450655836</text:p>
          </table:table-cell>
          <table:table-cell/>
          <table:table-cell table:style-name="ce3" table:formula="of:=[$Redistribution_high.B94]" office:value-type="float" office:value="0.39855268906601" calcext:value-type="float">
            <text:p>0,3985526891</text:p>
          </table:table-cell>
          <table:table-cell table:style-name="ce3" table:formula="of:=[$Redistribution_high.C94]" office:value-type="float" office:value="0.420203178545042" calcext:value-type="float">
            <text:p>0,4202031785</text:p>
          </table:table-cell>
          <table:table-cell table:style-name="ce3" table:formula="of:=[$Redistribution_high.D94]" office:value-type="float" office:value="0.399804275095928" calcext:value-type="float">
            <text:p>0,3998042751</text:p>
          </table:table-cell>
          <table:table-cell table:style-name="ce3" table:formula="of:=[$Redistribution_high.E94]" office:value-type="float" office:value="0.419171533613012" calcext:value-type="float">
            <text:p>0,4191715336</text:p>
          </table:table-cell>
          <table:table-cell table:number-columns-repeated="1009"/>
        </table:table-row>
        <table:table-row table:style-name="ro3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central.B95]" office:value-type="float" office:value="0.377757219176809" calcext:value-type="float">
            <text:p>0,3777572192</text:p>
          </table:table-cell>
          <table:table-cell table:style-name="ce3" table:formula="of:=[$Redistribution_central.C95]" office:value-type="float" office:value="0.431060103784985" calcext:value-type="float">
            <text:p>0,4310601038</text:p>
          </table:table-cell>
          <table:table-cell table:style-name="ce3" table:formula="of:=[$Redistribution_central.D95]" office:value-type="float" office:value="0.379446135672122" calcext:value-type="float">
            <text:p>0,3794461357</text:p>
          </table:table-cell>
          <table:table-cell table:style-name="ce3" table:formula="of:=[$Redistribution_central.E95]" office:value-type="float" office:value="0.425500837948833" calcext:value-type="float">
            <text:p>0,4255008379</text:p>
          </table:table-cell>
          <table:table-cell/>
          <table:table-cell table:style-name="ce3" table:formula="of:=[$redistribution_low.B95]" office:value-type="float" office:value="0.392868219155503" calcext:value-type="float">
            <text:p>0,3928682192</text:p>
          </table:table-cell>
          <table:table-cell table:style-name="ce3" table:formula="of:=[$redistribution_low.C95]" office:value-type="float" office:value="0.440568333417151" calcext:value-type="float">
            <text:p>0,4405683334</text:p>
          </table:table-cell>
          <table:table-cell table:style-name="ce3" table:formula="of:=[$redistribution_low.D95]" office:value-type="float" office:value="0.393167296342972" calcext:value-type="float">
            <text:p>0,3931672963</text:p>
          </table:table-cell>
          <table:table-cell table:style-name="ce3" table:formula="of:=[$redistribution_low.E95]" office:value-type="float" office:value="0.439502004039045" calcext:value-type="float">
            <text:p>0,439502004</text:p>
          </table:table-cell>
          <table:table-cell/>
          <table:table-cell table:style-name="ce3" table:formula="of:=[$Redistribution_high.B95]" office:value-type="float" office:value="0.400471541041829" calcext:value-type="float">
            <text:p>0,400471541</text:p>
          </table:table-cell>
          <table:table-cell table:style-name="ce3" table:formula="of:=[$Redistribution_high.C95]" office:value-type="float" office:value="0.421438374222367" calcext:value-type="float">
            <text:p>0,4214383742</text:p>
          </table:table-cell>
          <table:table-cell table:style-name="ce3" table:formula="of:=[$Redistribution_high.D95]" office:value-type="float" office:value="0.401187564334355" calcext:value-type="float">
            <text:p>0,4011875643</text:p>
          </table:table-cell>
          <table:table-cell table:style-name="ce3" table:formula="of:=[$Redistribution_high.E95]" office:value-type="float" office:value="0.421266366411049" calcext:value-type="float">
            <text:p>0,4212663664</text:p>
          </table:table-cell>
          <table:table-cell table:number-columns-repeated="1009"/>
        </table:table-row>
        <table:table-row table:style-name="ro3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central.B96]" office:value-type="float" office:value="0.386723273309032" calcext:value-type="float">
            <text:p>0,3867232733</text:p>
          </table:table-cell>
          <table:table-cell table:style-name="ce3" table:formula="of:=[$Redistribution_central.C96]" office:value-type="float" office:value="0.426261583288499" calcext:value-type="float">
            <text:p>0,4262615833</text:p>
          </table:table-cell>
          <table:table-cell table:style-name="ce3" table:formula="of:=[$Redistribution_central.D96]" office:value-type="float" office:value="0.387758509246797" calcext:value-type="float">
            <text:p>0,3877585092</text:p>
          </table:table-cell>
          <table:table-cell table:style-name="ce3" table:formula="of:=[$Redistribution_central.E96]" office:value-type="float" office:value="0.421804247024358" calcext:value-type="float">
            <text:p>0,421804247</text:p>
          </table:table-cell>
          <table:table-cell/>
          <table:table-cell table:style-name="ce3" table:formula="of:=[$redistribution_low.B96]" office:value-type="float" office:value="0.389163617251116" calcext:value-type="float">
            <text:p>0,3891636173</text:p>
          </table:table-cell>
          <table:table-cell table:style-name="ce3" table:formula="of:=[$redistribution_low.C96]" office:value-type="float" office:value="0.432988054895166" calcext:value-type="float">
            <text:p>0,4329880549</text:p>
          </table:table-cell>
          <table:table-cell table:style-name="ce3" table:formula="of:=[$redistribution_low.D96]" office:value-type="float" office:value="0.389516428541403" calcext:value-type="float">
            <text:p>0,3895164285</text:p>
          </table:table-cell>
          <table:table-cell table:style-name="ce3" table:formula="of:=[$redistribution_low.E96]" office:value-type="float" office:value="0.431900751356253" calcext:value-type="float">
            <text:p>0,4319007514</text:p>
          </table:table-cell>
          <table:table-cell/>
          <table:table-cell table:style-name="ce3" table:formula="of:=[$Redistribution_high.B96]" office:value-type="float" office:value="0.391389851270219" calcext:value-type="float">
            <text:p>0,3913898513</text:p>
          </table:table-cell>
          <table:table-cell table:style-name="ce3" table:formula="of:=[$Redistribution_high.C96]" office:value-type="float" office:value="0.407128157249977" calcext:value-type="float">
            <text:p>0,4071281572</text:p>
          </table:table-cell>
          <table:table-cell table:style-name="ce3" table:formula="of:=[$Redistribution_high.D96]" office:value-type="float" office:value="0.392077654355157" calcext:value-type="float">
            <text:p>0,3920776544</text:p>
          </table:table-cell>
          <table:table-cell table:style-name="ce3" table:formula="of:=[$Redistribution_high.E96]" office:value-type="float" office:value="0.407027603386926" calcext:value-type="float">
            <text:p>0,4070276034</text:p>
          </table:table-cell>
          <table:table-cell table:number-columns-repeated="1009"/>
        </table:table-row>
        <table:table-row table:style-name="ro3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central.B97]" office:value-type="float" office:value="0.387299313432186" calcext:value-type="float">
            <text:p>0,3872993134</text:p>
          </table:table-cell>
          <table:table-cell table:style-name="ce3" table:formula="of:=[$Redistribution_central.C97]" office:value-type="float" office:value="0.431501685287179" calcext:value-type="float">
            <text:p>0,4315016853</text:p>
          </table:table-cell>
          <table:table-cell table:style-name="ce3" table:formula="of:=[$Redistribution_central.D97]" office:value-type="float" office:value="0.388263130647287" calcext:value-type="float">
            <text:p>0,3882631306</text:p>
          </table:table-cell>
          <table:table-cell table:style-name="ce3" table:formula="of:=[$Redistribution_central.E97]" office:value-type="float" office:value="0.426933900857497" calcext:value-type="float">
            <text:p>0,4269339009</text:p>
          </table:table-cell>
          <table:table-cell/>
          <table:table-cell table:style-name="ce3" table:formula="of:=[$redistribution_low.B97]" office:value-type="float" office:value="0.387337290850976" calcext:value-type="float">
            <text:p>0,3873372909</text:p>
          </table:table-cell>
          <table:table-cell table:style-name="ce3" table:formula="of:=[$redistribution_low.C97]" office:value-type="float" office:value="0.436724663513444" calcext:value-type="float">
            <text:p>0,4367246635</text:p>
          </table:table-cell>
          <table:table-cell table:style-name="ce3" table:formula="of:=[$redistribution_low.D97]" office:value-type="float" office:value="0.387800916853004" calcext:value-type="float">
            <text:p>0,3878009169</text:p>
          </table:table-cell>
          <table:table-cell table:style-name="ce3" table:formula="of:=[$redistribution_low.E97]" office:value-type="float" office:value="0.435405368562732" calcext:value-type="float">
            <text:p>0,4354053686</text:p>
          </table:table-cell>
          <table:table-cell/>
          <table:table-cell table:style-name="ce3" table:formula="of:=[$Redistribution_high.B97]" office:value-type="float" office:value="0.393819377678325" calcext:value-type="float">
            <text:p>0,3938193777</text:p>
          </table:table-cell>
          <table:table-cell table:style-name="ce3" table:formula="of:=[$Redistribution_high.C97]" office:value-type="float" office:value="0.412393733666955" calcext:value-type="float">
            <text:p>0,4123937337</text:p>
          </table:table-cell>
          <table:table-cell table:style-name="ce3" table:formula="of:=[$Redistribution_high.D97]" office:value-type="float" office:value="0.394657905420698" calcext:value-type="float">
            <text:p>0,3946579054</text:p>
          </table:table-cell>
          <table:table-cell table:style-name="ce3" table:formula="of:=[$Redistribution_high.E97]" office:value-type="float" office:value="0.412117637437409" calcext:value-type="float">
            <text:p>0,4121176374</text:p>
          </table:table-cell>
          <table:table-cell table:number-columns-repeated="1009"/>
        </table:table-row>
        <table:table-row table:style-name="ro3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central.B98]" office:value-type="float" office:value="0.383383403506932" calcext:value-type="float">
            <text:p>0,3833834035</text:p>
          </table:table-cell>
          <table:table-cell table:style-name="ce3" table:formula="of:=[$Redistribution_central.C98]" office:value-type="float" office:value="0.423769132456487" calcext:value-type="float">
            <text:p>0,4237691325</text:p>
          </table:table-cell>
          <table:table-cell table:style-name="ce3" table:formula="of:=[$Redistribution_central.D98]" office:value-type="float" office:value="0.384813574326684" calcext:value-type="float">
            <text:p>0,3848135743</text:p>
          </table:table-cell>
          <table:table-cell table:style-name="ce3" table:formula="of:=[$Redistribution_central.E98]" office:value-type="float" office:value="0.418572175402579" calcext:value-type="float">
            <text:p>0,4185721754</text:p>
          </table:table-cell>
          <table:table-cell/>
          <table:table-cell table:style-name="ce3" table:formula="of:=[$redistribution_low.B98]" office:value-type="float" office:value="0.389750119527521" calcext:value-type="float">
            <text:p>0,3897501195</text:p>
          </table:table-cell>
          <table:table-cell table:style-name="ce3" table:formula="of:=[$redistribution_low.C98]" office:value-type="float" office:value="0.432128370864109" calcext:value-type="float">
            <text:p>0,4321283709</text:p>
          </table:table-cell>
          <table:table-cell table:style-name="ce3" table:formula="of:=[$redistribution_low.D98]" office:value-type="float" office:value="0.390390981938114" calcext:value-type="float">
            <text:p>0,3903909819</text:p>
          </table:table-cell>
          <table:table-cell table:style-name="ce3" table:formula="of:=[$redistribution_low.E98]" office:value-type="float" office:value="0.430308013850884" calcext:value-type="float">
            <text:p>0,4303080139</text:p>
          </table:table-cell>
          <table:table-cell/>
          <table:table-cell table:style-name="ce3" table:formula="of:=[$Redistribution_high.B98]" office:value-type="float" office:value="0.391642750332689" calcext:value-type="float">
            <text:p>0,3916427503</text:p>
          </table:table-cell>
          <table:table-cell table:style-name="ce3" table:formula="of:=[$Redistribution_high.C98]" office:value-type="float" office:value="0.408251050235977" calcext:value-type="float">
            <text:p>0,4082510502</text:p>
          </table:table-cell>
          <table:table-cell table:style-name="ce3" table:formula="of:=[$Redistribution_high.D98]" office:value-type="float" office:value="0.392633154099713" calcext:value-type="float">
            <text:p>0,3926331541</text:p>
          </table:table-cell>
          <table:table-cell table:style-name="ce3" table:formula="of:=[$Redistribution_high.E98]" office:value-type="float" office:value="0.406935095142996" calcext:value-type="float">
            <text:p>0,4069350951</text:p>
          </table:table-cell>
          <table:table-cell table:number-columns-repeated="1009"/>
        </table:table-row>
        <table:table-row table:style-name="ro3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central.B99]" office:value-type="float" office:value="0.385649042181526" calcext:value-type="float">
            <text:p>0,3856490422</text:p>
          </table:table-cell>
          <table:table-cell table:style-name="ce3" table:formula="of:=[$Redistribution_central.C99]" office:value-type="float" office:value="0.422455476114502" calcext:value-type="float">
            <text:p>0,4224554761</text:p>
          </table:table-cell>
          <table:table-cell table:style-name="ce3" table:formula="of:=[$Redistribution_central.D99]" office:value-type="float" office:value="0.386527485739017" calcext:value-type="float">
            <text:p>0,3865274857</text:p>
          </table:table-cell>
          <table:table-cell table:style-name="ce3" table:formula="of:=[$Redistribution_central.E99]" office:value-type="float" office:value="0.418304666716339" calcext:value-type="float">
            <text:p>0,4183046667</text:p>
          </table:table-cell>
          <table:table-cell/>
          <table:table-cell table:style-name="ce3" table:formula="of:=[$redistribution_low.B99]" office:value-type="float" office:value="0.393006973756868" calcext:value-type="float">
            <text:p>0,3930069738</text:p>
          </table:table-cell>
          <table:table-cell table:style-name="ce3" table:formula="of:=[$redistribution_low.C99]" office:value-type="float" office:value="0.438521185337171" calcext:value-type="float">
            <text:p>0,4385211853</text:p>
          </table:table-cell>
          <table:table-cell table:style-name="ce3" table:formula="of:=[$redistribution_low.D99]" office:value-type="float" office:value="0.39290753447305" calcext:value-type="float">
            <text:p>0,3929075345</text:p>
          </table:table-cell>
          <table:table-cell table:style-name="ce3" table:formula="of:=[$redistribution_low.E99]" office:value-type="float" office:value="0.437940816220682" calcext:value-type="float">
            <text:p>0,4379408162</text:p>
          </table:table-cell>
          <table:table-cell/>
          <table:table-cell table:style-name="ce3" table:formula="of:=[$Redistribution_high.B99]" office:value-type="float" office:value="0.3921076533558" calcext:value-type="float">
            <text:p>0,3921076534</text:p>
          </table:table-cell>
          <table:table-cell table:style-name="ce3" table:formula="of:=[$Redistribution_high.C99]" office:value-type="float" office:value="0.404238016957703" calcext:value-type="float">
            <text:p>0,404238017</text:p>
          </table:table-cell>
          <table:table-cell table:style-name="ce3" table:formula="of:=[$Redistribution_high.D99]" office:value-type="float" office:value="0.392873722203334" calcext:value-type="float">
            <text:p>0,3928737222</text:p>
          </table:table-cell>
          <table:table-cell table:style-name="ce3" table:formula="of:=[$Redistribution_high.E99]" office:value-type="float" office:value="0.402884223524575" calcext:value-type="float">
            <text:p>0,4028842235</text:p>
          </table:table-cell>
          <table:table-cell table:number-columns-repeated="1009"/>
        </table:table-row>
        <table:table-row table:style-name="ro3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central.B100]" office:value-type="float" office:value="0.396895706554147" calcext:value-type="float">
            <text:p>0,3968957066</text:p>
          </table:table-cell>
          <table:table-cell table:style-name="ce3" table:formula="of:=[$Redistribution_central.C100]" office:value-type="float" office:value="0.429450793007312" calcext:value-type="float">
            <text:p>0,429450793</text:p>
          </table:table-cell>
          <table:table-cell table:style-name="ce3" table:formula="of:=[$Redistribution_central.D100]" office:value-type="float" office:value="0.397602823809918" calcext:value-type="float">
            <text:p>0,3976028238</text:p>
          </table:table-cell>
          <table:table-cell table:style-name="ce3" table:formula="of:=[$Redistribution_central.E100]" office:value-type="float" office:value="0.428689858181314" calcext:value-type="float">
            <text:p>0,4286898582</text:p>
          </table:table-cell>
          <table:table-cell/>
          <table:table-cell table:style-name="ce3" table:formula="of:=[$redistribution_low.B100]" office:value-type="float" office:value="0.394738883900348" calcext:value-type="float">
            <text:p>0,3947388839</text:p>
          </table:table-cell>
          <table:table-cell table:style-name="ce3" table:formula="of:=[$redistribution_low.C100]" office:value-type="float" office:value="0.440000550076726" calcext:value-type="float">
            <text:p>0,4400005501</text:p>
          </table:table-cell>
          <table:table-cell table:style-name="ce3" table:formula="of:=[$redistribution_low.D100]" office:value-type="float" office:value="0.395380882090665" calcext:value-type="float">
            <text:p>0,3953808821</text:p>
          </table:table-cell>
          <table:table-cell table:style-name="ce3" table:formula="of:=[$redistribution_low.E100]" office:value-type="float" office:value="0.437934448414805" calcext:value-type="float">
            <text:p>0,4379344484</text:p>
          </table:table-cell>
          <table:table-cell/>
          <table:table-cell table:style-name="ce3" table:formula="of:=[$Redistribution_high.B100]" office:value-type="float" office:value="0.389988265516782" calcext:value-type="float">
            <text:p>0,3899882655</text:p>
          </table:table-cell>
          <table:table-cell table:style-name="ce3" table:formula="of:=[$Redistribution_high.C100]" office:value-type="float" office:value="0.396211741385412" calcext:value-type="float">
            <text:p>0,3962117414</text:p>
          </table:table-cell>
          <table:table-cell table:style-name="ce3" table:formula="of:=[$Redistribution_high.D100]" office:value-type="float" office:value="0.390824829301" calcext:value-type="float">
            <text:p>0,3908248293</text:p>
          </table:table-cell>
          <table:table-cell table:style-name="ce3" table:formula="of:=[$Redistribution_high.E100]" office:value-type="float" office:value="0.394815206778437" calcext:value-type="float">
            <text:p>0,3948152068</text:p>
          </table:table-cell>
          <table:table-cell table:number-columns-repeated="1009"/>
        </table:table-row>
        <table:table-row table:style-name="ro3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central.B101]" office:value-type="float" office:value="0.389530004288967" calcext:value-type="float">
            <text:p>0,3895300043</text:p>
          </table:table-cell>
          <table:table-cell table:style-name="ce3" table:formula="of:=[$Redistribution_central.C101]" office:value-type="float" office:value="0.422138747222323" calcext:value-type="float">
            <text:p>0,4221387472</text:p>
          </table:table-cell>
          <table:table-cell table:style-name="ce3" table:formula="of:=[$Redistribution_central.D101]" office:value-type="float" office:value="0.390024896806759" calcext:value-type="float">
            <text:p>0,3900248968</text:p>
          </table:table-cell>
          <table:table-cell table:style-name="ce3" table:formula="of:=[$Redistribution_central.E101]" office:value-type="float" office:value="0.417860051796107" calcext:value-type="float">
            <text:p>0,4178600518</text:p>
          </table:table-cell>
          <table:table-cell/>
          <table:table-cell table:style-name="ce3" table:formula="of:=[$redistribution_low.B101]" office:value-type="float" office:value="0.393726711892342" calcext:value-type="float">
            <text:p>0,3937267119</text:p>
          </table:table-cell>
          <table:table-cell table:style-name="ce3" table:formula="of:=[$redistribution_low.C101]" office:value-type="float" office:value="0.435636054490341" calcext:value-type="float">
            <text:p>0,4356360545</text:p>
          </table:table-cell>
          <table:table-cell table:style-name="ce3" table:formula="of:=[$redistribution_low.D101]" office:value-type="float" office:value="0.39424429099298" calcext:value-type="float">
            <text:p>0,394244291</text:p>
          </table:table-cell>
          <table:table-cell table:style-name="ce3" table:formula="of:=[$redistribution_low.E101]" office:value-type="float" office:value="0.433900787295681" calcext:value-type="float">
            <text:p>0,4339007873</text:p>
          </table:table-cell>
          <table:table-cell/>
          <table:table-cell table:style-name="ce3" table:formula="of:=[$Redistribution_high.B101]" office:value-type="float" office:value="0.394074567890186" calcext:value-type="float">
            <text:p>0,3940745679</text:p>
          </table:table-cell>
          <table:table-cell table:style-name="ce3" table:formula="of:=[$Redistribution_high.C101]" office:value-type="float" office:value="0.399482007426348" calcext:value-type="float">
            <text:p>0,3994820074</text:p>
          </table:table-cell>
          <table:table-cell table:style-name="ce3" table:formula="of:=[$Redistribution_high.D101]" office:value-type="float" office:value="0.394076108575903" calcext:value-type="float">
            <text:p>0,3940761086</text:p>
          </table:table-cell>
          <table:table-cell table:style-name="ce3" table:formula="of:=[$Redistribution_high.E101]" office:value-type="float" office:value="0.403827182746989" calcext:value-type="float">
            <text:p>0,4038271827</text:p>
          </table:table-cell>
          <table:table-cell table:number-columns-repeated="1009"/>
        </table:table-row>
        <table:table-row table:style-name="ro3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central.B102]" office:value-type="float" office:value="0.385914254915238" calcext:value-type="float">
            <text:p>0,3859142549</text:p>
          </table:table-cell>
          <table:table-cell table:style-name="ce3" table:formula="of:=[$Redistribution_central.C102]" office:value-type="float" office:value="0.421824705133889" calcext:value-type="float">
            <text:p>0,4218247051</text:p>
          </table:table-cell>
          <table:table-cell table:style-name="ce3" table:formula="of:=[$Redistribution_central.D102]" office:value-type="float" office:value="0.386918165132561" calcext:value-type="float">
            <text:p>0,3869181651</text:p>
          </table:table-cell>
          <table:table-cell table:style-name="ce3" table:formula="of:=[$Redistribution_central.E102]" office:value-type="float" office:value="0.416748340579633" calcext:value-type="float">
            <text:p>0,4167483406</text:p>
          </table:table-cell>
          <table:table-cell/>
          <table:table-cell table:style-name="ce3" table:formula="of:=[$redistribution_low.B102]" office:value-type="float" office:value="0.389717360591526" calcext:value-type="float">
            <text:p>0,3897173606</text:p>
          </table:table-cell>
          <table:table-cell table:style-name="ce3" table:formula="of:=[$redistribution_low.C102]" office:value-type="float" office:value="0.436131593651559" calcext:value-type="float">
            <text:p>0,4361315937</text:p>
          </table:table-cell>
          <table:table-cell table:style-name="ce3" table:formula="of:=[$redistribution_low.D102]" office:value-type="float" office:value="0.38966633884364" calcext:value-type="float">
            <text:p>0,3896663388</text:p>
          </table:table-cell>
          <table:table-cell table:style-name="ce3" table:formula="of:=[$redistribution_low.E102]" office:value-type="float" office:value="0.435487671682693" calcext:value-type="float">
            <text:p>0,4354876717</text:p>
          </table:table-cell>
          <table:table-cell/>
          <table:table-cell table:style-name="ce3" table:formula="of:=[$Redistribution_high.B102]" office:value-type="float" office:value="0.394380106545988" calcext:value-type="float">
            <text:p>0,3943801065</text:p>
          </table:table-cell>
          <table:table-cell table:style-name="ce3" table:formula="of:=[$Redistribution_high.C102]" office:value-type="float" office:value="0.393591989709892" calcext:value-type="float">
            <text:p>0,3935919897</text:p>
          </table:table-cell>
          <table:table-cell table:style-name="ce3" table:formula="of:=[$Redistribution_high.D102]" office:value-type="float" office:value="0.39527190794624" calcext:value-type="float">
            <text:p>0,3952719079</text:p>
          </table:table-cell>
          <table:table-cell table:style-name="ce3" table:formula="of:=[$Redistribution_high.E102]" office:value-type="float" office:value="0.397915147850737" calcext:value-type="float">
            <text:p>0,3979151479</text:p>
          </table:table-cell>
          <table:table-cell table:number-columns-repeated="1009"/>
        </table:table-row>
        <table:table-row table:style-name="ro3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central.B103]" office:value-type="float" office:value="0.388786909948787" calcext:value-type="float">
            <text:p>0,3887869099</text:p>
          </table:table-cell>
          <table:table-cell table:style-name="ce3" table:formula="of:=[$Redistribution_central.C103]" office:value-type="float" office:value="0.420532763542184" calcext:value-type="float">
            <text:p>0,4205327635</text:p>
          </table:table-cell>
          <table:table-cell table:style-name="ce3" table:formula="of:=[$Redistribution_central.D103]" office:value-type="float" office:value="0.389811208167208" calcext:value-type="float">
            <text:p>0,3898112082</text:p>
          </table:table-cell>
          <table:table-cell table:style-name="ce3" table:formula="of:=[$Redistribution_central.E103]" office:value-type="float" office:value="0.417201370222938" calcext:value-type="float">
            <text:p>0,4172013702</text:p>
          </table:table-cell>
          <table:table-cell/>
          <table:table-cell table:style-name="ce3" table:formula="of:=[$redistribution_low.B103]" office:value-type="float" office:value="0.386374026555794" calcext:value-type="float">
            <text:p>0,3863740266</text:p>
          </table:table-cell>
          <table:table-cell table:style-name="ce3" table:formula="of:=[$redistribution_low.C103]" office:value-type="float" office:value="0.421644212458698" calcext:value-type="float">
            <text:p>0,4216442125</text:p>
          </table:table-cell>
          <table:table-cell table:style-name="ce3" table:formula="of:=[$redistribution_low.D103]" office:value-type="float" office:value="0.386424986542129" calcext:value-type="float">
            <text:p>0,3864249865</text:p>
          </table:table-cell>
          <table:table-cell table:style-name="ce3" table:formula="of:=[$redistribution_low.E103]" office:value-type="float" office:value="0.420810722429764" calcext:value-type="float">
            <text:p>0,4208107224</text:p>
          </table:table-cell>
          <table:table-cell/>
          <table:table-cell table:style-name="ce3" table:formula="of:=[$Redistribution_high.B103]" office:value-type="float" office:value="0.396117315111915" calcext:value-type="float">
            <text:p>0,3961173151</text:p>
          </table:table-cell>
          <table:table-cell table:style-name="ce3" table:formula="of:=[$Redistribution_high.C103]" office:value-type="float" office:value="0.399756501772243" calcext:value-type="float">
            <text:p>0,3997565018</text:p>
          </table:table-cell>
          <table:table-cell table:style-name="ce3" table:formula="of:=[$Redistribution_high.D103]" office:value-type="float" office:value="0.396930506739216" calcext:value-type="float">
            <text:p>0,3969305067</text:p>
          </table:table-cell>
          <table:table-cell table:style-name="ce3" table:formula="of:=[$Redistribution_high.E103]" office:value-type="float" office:value="0.403708630024217" calcext:value-type="float">
            <text:p>0,40370863</text:p>
          </table:table-cell>
          <table:table-cell table:number-columns-repeated="1009"/>
        </table:table-row>
        <table:table-row table:style-name="ro3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central.B104]" office:value-type="float" office:value="0.387524451316423" calcext:value-type="float">
            <text:p>0,3875244513</text:p>
          </table:table-cell>
          <table:table-cell table:style-name="ce3" table:formula="of:=[$Redistribution_central.C104]" office:value-type="float" office:value="0.41105274133867" calcext:value-type="float">
            <text:p>0,4110527413</text:p>
          </table:table-cell>
          <table:table-cell table:style-name="ce3" table:formula="of:=[$Redistribution_central.D104]" office:value-type="float" office:value="0.387903150416042" calcext:value-type="float">
            <text:p>0,3879031504</text:p>
          </table:table-cell>
          <table:table-cell table:style-name="ce3" table:formula="of:=[$Redistribution_central.E104]" office:value-type="float" office:value="0.406626930009349" calcext:value-type="float">
            <text:p>0,40662693</text:p>
          </table:table-cell>
          <table:table-cell/>
          <table:table-cell table:style-name="ce3" table:formula="of:=[$redistribution_low.B104]" office:value-type="float" office:value="0.390150316052293" calcext:value-type="float">
            <text:p>0,3901503161</text:p>
          </table:table-cell>
          <table:table-cell table:style-name="ce3" table:formula="of:=[$redistribution_low.C104]" office:value-type="float" office:value="0.426898084608917" calcext:value-type="float">
            <text:p>0,4268980846</text:p>
          </table:table-cell>
          <table:table-cell table:style-name="ce3" table:formula="of:=[$redistribution_low.D104]" office:value-type="float" office:value="0.390395551767265" calcext:value-type="float">
            <text:p>0,3903955518</text:p>
          </table:table-cell>
          <table:table-cell table:style-name="ce3" table:formula="of:=[$redistribution_low.E104]" office:value-type="float" office:value="0.425359046221128" calcext:value-type="float">
            <text:p>0,4253590462</text:p>
          </table:table-cell>
          <table:table-cell/>
          <table:table-cell table:style-name="ce3" table:formula="of:=[$Redistribution_high.B104]" office:value-type="float" office:value="0.398889970940196" calcext:value-type="float">
            <text:p>0,3988899709</text:p>
          </table:table-cell>
          <table:table-cell table:style-name="ce3" table:formula="of:=[$Redistribution_high.C104]" office:value-type="float" office:value="0.397478000253322" calcext:value-type="float">
            <text:p>0,3974780003</text:p>
          </table:table-cell>
          <table:table-cell table:style-name="ce3" table:formula="of:=[$Redistribution_high.D104]" office:value-type="float" office:value="0.399715941437087" calcext:value-type="float">
            <text:p>0,3997159414</text:p>
          </table:table-cell>
          <table:table-cell table:style-name="ce3" table:formula="of:=[$Redistribution_high.E104]" office:value-type="float" office:value="0.401602179238196" calcext:value-type="float">
            <text:p>0,4016021792</text:p>
          </table:table-cell>
          <table:table-cell table:number-columns-repeated="1009"/>
        </table:table-row>
        <table:table-row table:style-name="ro3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central.B105]" office:value-type="float" office:value="0.386624803039117" calcext:value-type="float">
            <text:p>0,386624803</text:p>
          </table:table-cell>
          <table:table-cell table:style-name="ce3" table:formula="of:=[$Redistribution_central.C105]" office:value-type="float" office:value="0.404352050053966" calcext:value-type="float">
            <text:p>0,4043520501</text:p>
          </table:table-cell>
          <table:table-cell table:style-name="ce3" table:formula="of:=[$Redistribution_central.D105]" office:value-type="float" office:value="0.38735919021819" calcext:value-type="float">
            <text:p>0,3873591902</text:p>
          </table:table-cell>
          <table:table-cell table:style-name="ce3" table:formula="of:=[$Redistribution_central.E105]" office:value-type="float" office:value="0.399358375000139" calcext:value-type="float">
            <text:p>0,399358375</text:p>
          </table:table-cell>
          <table:table-cell/>
          <table:table-cell table:style-name="ce3" table:formula="of:=[$redistribution_low.B105]" office:value-type="float" office:value="0.394034867620657" calcext:value-type="float">
            <text:p>0,3940348676</text:p>
          </table:table-cell>
          <table:table-cell table:style-name="ce3" table:formula="of:=[$redistribution_low.C105]" office:value-type="float" office:value="0.4489367153468" calcext:value-type="float">
            <text:p>0,4489367153</text:p>
          </table:table-cell>
          <table:table-cell table:style-name="ce3" table:formula="of:=[$redistribution_low.D105]" office:value-type="float" office:value="0.394323806634019" calcext:value-type="float">
            <text:p>0,3943238066</text:p>
          </table:table-cell>
          <table:table-cell table:style-name="ce3" table:formula="of:=[$redistribution_low.E105]" office:value-type="float" office:value="0.447290608985317" calcext:value-type="float">
            <text:p>0,447290609</text:p>
          </table:table-cell>
          <table:table-cell/>
          <table:table-cell table:style-name="ce3" table:formula="of:=[$Redistribution_high.B105]" office:value-type="float" office:value="0.401795591256667" calcext:value-type="float">
            <text:p>0,4017955913</text:p>
          </table:table-cell>
          <table:table-cell table:style-name="ce3" table:formula="of:=[$Redistribution_high.C105]" office:value-type="float" office:value="0.39807072649396" calcext:value-type="float">
            <text:p>0,3980707265</text:p>
          </table:table-cell>
          <table:table-cell table:style-name="ce3" table:formula="of:=[$Redistribution_high.D105]" office:value-type="float" office:value="0.402707819188785" calcext:value-type="float">
            <text:p>0,4027078192</text:p>
          </table:table-cell>
          <table:table-cell table:style-name="ce3" table:formula="of:=[$Redistribution_high.E105]" office:value-type="float" office:value="0.402311053507258" calcext:value-type="float">
            <text:p>0,4023110535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,4249406777</text:p>
          </table:table-cell>
          <table:table-cell table:formula="of:=[$'Gini per capita'.D4]" office:value-type="float" office:value="0.3906811662" calcext:value-type="float">
            <text:p>0,3906811662</text:p>
          </table:table-cell>
          <table:table-cell table:formula="of:=[$'Gini per capita'.E4]" office:value-type="float" office:value="0.4222738609" calcext:value-type="float">
            <text:p>0,4222738609</text:p>
          </table:table-cell>
          <table:table-cell table:formula="of:=[$'Gini per capita'.B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0.4249406777" calcext:value-type="float">
            <text:p>0,4249406777</text:p>
          </table:table-cell>
          <table:table-cell table:style-name="ce2" table:formula="of:=[.C4]" office:value-type="float" office:value="0.3906811662" calcext:value-type="float">
            <text:p>0,3906811662</text:p>
          </table:table-cell>
          <table:table-cell table:style-name="ce2" table:formula="of:=[.D4]" office:value-type="float" office:value="0.4222738609" calcext:value-type="float">
            <text:p>0,4222738609</text:p>
          </table:table-cell>
          <table:table-cell table:style-name="ce2" table:formula="of:=[.E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0.4249406777" calcext:value-type="float">
            <text:p>0,4249406777</text:p>
          </table:table-cell>
          <table:table-cell table:style-name="ce2" table:formula="of:=[.H4]" office:value-type="float" office:value="0.3906811662" calcext:value-type="float">
            <text:p>0,3906811662</text:p>
          </table:table-cell>
          <table:table-cell table:style-name="ce2" table:formula="of:=[.I4]" office:value-type="float" office:value="0.4222738609" calcext:value-type="float">
            <text:p>0,4222738609</text:p>
          </table:table-cell>
          <table:table-cell table:style-name="ce2" table:formula="of:=[.J4]" office:value-type="float" office:value="0.3863343567" calcext:value-type="float">
            <text:p>0,3863343567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,4478595696</text:p>
          </table:table-cell>
          <table:table-cell table:formula="of:=AVERAGE([$'Gini per capita'.D5:.D8])" office:value-type="float" office:value="0.409756672021306" calcext:value-type="float">
            <text:p>0,409756672</text:p>
          </table:table-cell>
          <table:table-cell table:formula="of:=AVERAGE([$'Gini per capita'.E5:.E8])" office:value-type="float" office:value="0.434606868246302" calcext:value-type="float">
            <text:p>0,4346068682</text:p>
          </table:table-cell>
          <table:table-cell table:formula="of:=AVERAGE([$'Gini per capita'.B5:.B8])" office:value-type="float" office:value="0.394970909992538" calcext:value-type="float">
            <text:p>0,39497091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Gini per capita'.H5:.H8])" office:value-type="float" office:value="0.447859569640374" calcext:value-type="float">
            <text:p>0,4478595696</text:p>
          </table:table-cell>
          <table:table-cell table:style-name="ce2" table:formula="of:=AVERAGE([$'Gini per capita'.I5:.I8])" office:value-type="float" office:value="0.4097582919769" calcext:value-type="float">
            <text:p>0,409758292</text:p>
          </table:table-cell>
          <table:table-cell table:style-name="ce2" table:formula="of:=AVERAGE([$'Gini per capita'.J5:.J8])" office:value-type="float" office:value="0.434606868246302" calcext:value-type="float">
            <text:p>0,4346068682</text:p>
          </table:table-cell>
          <table:table-cell table:style-name="ce2" table:formula="of:=AVERAGE([$'Gini per capita'.G5:.G8])" office:value-type="float" office:value="0.394972228430807" calcext:value-type="float">
            <text:p>0,3949722284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Gini per capita'.M5:.M8])" office:value-type="float" office:value="0.447859569640374" calcext:value-type="float">
            <text:p>0,4478595696</text:p>
          </table:table-cell>
          <table:table-cell table:style-name="ce2" table:formula="of:=AVERAGE([$'Gini per capita'.N5:.N8])" office:value-type="float" office:value="0.4097582919769" calcext:value-type="float">
            <text:p>0,409758292</text:p>
          </table:table-cell>
          <table:table-cell table:style-name="ce2" table:formula="of:=AVERAGE([$'Gini per capita'.O5:.O8])" office:value-type="float" office:value="0.434606868246302" calcext:value-type="float">
            <text:p>0,4346068682</text:p>
          </table:table-cell>
          <table:table-cell table:style-name="ce2" table:formula="of:=AVERAGE([$'Gini per capita'.L5:.L8])" office:value-type="float" office:value="0.394972228430807" calcext:value-type="float">
            <text:p>0,3949722284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,4464346583</text:p>
          </table:table-cell>
          <table:table-cell table:formula="of:=AVERAGE([$'Gini per capita'.D9:.D12])" office:value-type="float" office:value="0.410636665027822" calcext:value-type="float">
            <text:p>0,410636665</text:p>
          </table:table-cell>
          <table:table-cell table:formula="of:=AVERAGE([$'Gini per capita'.E9:.E12])" office:value-type="float" office:value="0.430340305912435" calcext:value-type="float">
            <text:p>0,4303403059</text:p>
          </table:table-cell>
          <table:table-cell table:formula="of:=AVERAGE([$'Gini per capita'.B9:.B12])" office:value-type="float" office:value="0.394811069209893" calcext:value-type="float">
            <text:p>0,3948110692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Gini per capita'.H9:.H12])" office:value-type="float" office:value="0.446434658287958" calcext:value-type="float">
            <text:p>0,4464346583</text:p>
          </table:table-cell>
          <table:table-cell table:style-name="ce2" table:formula="of:=AVERAGE([$'Gini per capita'.I9:.I12])" office:value-type="float" office:value="0.410638451868509" calcext:value-type="float">
            <text:p>0,4106384519</text:p>
          </table:table-cell>
          <table:table-cell table:style-name="ce2" table:formula="of:=AVERAGE([$'Gini per capita'.J9:.J12])" office:value-type="float" office:value="0.430340305912435" calcext:value-type="float">
            <text:p>0,4303403059</text:p>
          </table:table-cell>
          <table:table-cell table:style-name="ce2" table:formula="of:=AVERAGE([$'Gini per capita'.G9:.G12])" office:value-type="float" office:value="0.394812763017068" calcext:value-type="float">
            <text:p>0,394812763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Gini per capita'.M9:.M12])" office:value-type="float" office:value="0.446434658287958" calcext:value-type="float">
            <text:p>0,4464346583</text:p>
          </table:table-cell>
          <table:table-cell table:style-name="ce2" table:formula="of:=AVERAGE([$'Gini per capita'.N9:.N12])" office:value-type="float" office:value="0.410638451868509" calcext:value-type="float">
            <text:p>0,4106384519</text:p>
          </table:table-cell>
          <table:table-cell table:style-name="ce2" table:formula="of:=AVERAGE([$'Gini per capita'.O9:.O12])" office:value-type="float" office:value="0.430340305912435" calcext:value-type="float">
            <text:p>0,4303403059</text:p>
          </table:table-cell>
          <table:table-cell table:style-name="ce2" table:formula="of:=AVERAGE([$'Gini per capita'.L9:.L12])" office:value-type="float" office:value="0.394812763017068" calcext:value-type="float">
            <text:p>0,394812763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,4482311427</text:p>
          </table:table-cell>
          <table:table-cell table:formula="of:=AVERAGE([$'Gini per capita'.D13:.D16])" office:value-type="float" office:value="0.40836323016112" calcext:value-type="float">
            <text:p>0,4083632302</text:p>
          </table:table-cell>
          <table:table-cell table:formula="of:=AVERAGE([$'Gini per capita'.E13:.E16])" office:value-type="float" office:value="0.428497123538641" calcext:value-type="float">
            <text:p>0,4284971235</text:p>
          </table:table-cell>
          <table:table-cell table:formula="of:=AVERAGE([$'Gini per capita'.B13:.B16])" office:value-type="float" office:value="0.389841184361679" calcext:value-type="float">
            <text:p>0,3898411844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Gini per capita'.H13:.H16])" office:value-type="float" office:value="0.448231142674563" calcext:value-type="float">
            <text:p>0,4482311427</text:p>
          </table:table-cell>
          <table:table-cell table:style-name="ce2" table:formula="of:=AVERAGE([$'Gini per capita'.I13:.I16])" office:value-type="float" office:value="0.408364992951665" calcext:value-type="float">
            <text:p>0,408364993</text:p>
          </table:table-cell>
          <table:table-cell table:style-name="ce2" table:formula="of:=AVERAGE([$'Gini per capita'.J13:.J16])" office:value-type="float" office:value="0.428497123538641" calcext:value-type="float">
            <text:p>0,4284971235</text:p>
          </table:table-cell>
          <table:table-cell table:style-name="ce2" table:formula="of:=AVERAGE([$'Gini per capita'.G13:.G16])" office:value-type="float" office:value="0.389842685080595" calcext:value-type="float">
            <text:p>0,3898426851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Gini per capita'.M13:.M16])" office:value-type="float" office:value="0.448231142674563" calcext:value-type="float">
            <text:p>0,4482311427</text:p>
          </table:table-cell>
          <table:table-cell table:style-name="ce2" table:formula="of:=AVERAGE([$'Gini per capita'.N13:.N16])" office:value-type="float" office:value="0.408365960548633" calcext:value-type="float">
            <text:p>0,4083659605</text:p>
          </table:table-cell>
          <table:table-cell table:style-name="ce2" table:formula="of:=AVERAGE([$'Gini per capita'.O13:.O16])" office:value-type="float" office:value="0.428497123538641" calcext:value-type="float">
            <text:p>0,4284971235</text:p>
          </table:table-cell>
          <table:table-cell table:style-name="ce2" table:formula="of:=AVERAGE([$'Gini per capita'.L13:.L16])" office:value-type="float" office:value="0.389843513668273" calcext:value-type="float">
            <text:p>0,3898435137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,4485602964</text:p>
          </table:table-cell>
          <table:table-cell table:formula="of:=AVERAGE([$'Gini per capita'.D17:.D20])" office:value-type="float" office:value="0.408547296737301" calcext:value-type="float">
            <text:p>0,4085472967</text:p>
          </table:table-cell>
          <table:table-cell table:formula="of:=AVERAGE([$'Gini per capita'.E17:.E20])" office:value-type="float" office:value="0.428617171054326" calcext:value-type="float">
            <text:p>0,4286171711</text:p>
          </table:table-cell>
          <table:table-cell table:formula="of:=AVERAGE([$'Gini per capita'.B17:.B20])" office:value-type="float" office:value="0.390602400580377" calcext:value-type="float">
            <text:p>0,3906024006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Gini per capita'.H17:.H20])" office:value-type="float" office:value="0.448560296445637" calcext:value-type="float">
            <text:p>0,4485602964</text:p>
          </table:table-cell>
          <table:table-cell table:style-name="ce2" table:formula="of:=AVERAGE([$'Gini per capita'.I17:.I20])" office:value-type="float" office:value="0.408548022030954" calcext:value-type="float">
            <text:p>0,408548022</text:p>
          </table:table-cell>
          <table:table-cell table:style-name="ce2" table:formula="of:=AVERAGE([$'Gini per capita'.J17:.J20])" office:value-type="float" office:value="0.428617171054326" calcext:value-type="float">
            <text:p>0,4286171711</text:p>
          </table:table-cell>
          <table:table-cell table:style-name="ce2" table:formula="of:=AVERAGE([$'Gini per capita'.G17:.G20])" office:value-type="float" office:value="0.39060289039978" calcext:value-type="float">
            <text:p>0,3906028904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Gini per capita'.M17:.M20])" office:value-type="float" office:value="0.448426614732705" calcext:value-type="float">
            <text:p>0,4484266147</text:p>
          </table:table-cell>
          <table:table-cell table:style-name="ce2" table:formula="of:=AVERAGE([$'Gini per capita'.N17:.N20])" office:value-type="float" office:value="0.408348403109133" calcext:value-type="float">
            <text:p>0,4083484031</text:p>
          </table:table-cell>
          <table:table-cell table:style-name="ce2" table:formula="of:=AVERAGE([$'Gini per capita'.O17:.O20])" office:value-type="float" office:value="0.42848906688847" calcext:value-type="float">
            <text:p>0,4284890669</text:p>
          </table:table-cell>
          <table:table-cell table:style-name="ce2" table:formula="of:=AVERAGE([$'Gini per capita'.L17:.L20])" office:value-type="float" office:value="0.390443560037104" calcext:value-type="float">
            <text:p>0,39044356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50009247463435" calcext:value-type="float">
            <text:p>0,4500092475</text:p>
          </table:table-cell>
          <table:table-cell table:formula="of:=AVERAGE([$'Gini per capita'.D21:.D24])" office:value-type="float" office:value="0.409685375772276" calcext:value-type="float">
            <text:p>0,4096853758</text:p>
          </table:table-cell>
          <table:table-cell table:formula="of:=AVERAGE([$'Gini per capita'.E21:.E24])" office:value-type="float" office:value="0.430288140023825" calcext:value-type="float">
            <text:p>0,43028814</text:p>
          </table:table-cell>
          <table:table-cell table:formula="of:=AVERAGE([$'Gini per capita'.B21:.B24])" office:value-type="float" office:value="0.391334333620791" calcext:value-type="float">
            <text:p>0,3913343336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Gini per capita'.H21:.H24])" office:value-type="float" office:value="0.450009247463435" calcext:value-type="float">
            <text:p>0,4500092475</text:p>
          </table:table-cell>
          <table:table-cell table:style-name="ce2" table:formula="of:=AVERAGE([$'Gini per capita'.I21:.I24])" office:value-type="float" office:value="0.409702526801078" calcext:value-type="float">
            <text:p>0,4097025268</text:p>
          </table:table-cell>
          <table:table-cell table:style-name="ce2" table:formula="of:=AVERAGE([$'Gini per capita'.J21:.J24])" office:value-type="float" office:value="0.430288140023825" calcext:value-type="float">
            <text:p>0,43028814</text:p>
          </table:table-cell>
          <table:table-cell table:style-name="ce2" table:formula="of:=AVERAGE([$'Gini per capita'.G21:.G24])" office:value-type="float" office:value="0.391349101667765" calcext:value-type="float">
            <text:p>0,3913491017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Gini per capita'.M21:.M24])" office:value-type="float" office:value="0.449815745362664" calcext:value-type="float">
            <text:p>0,4498157454</text:p>
          </table:table-cell>
          <table:table-cell table:style-name="ce2" table:formula="of:=AVERAGE([$'Gini per capita'.N21:.N24])" office:value-type="float" office:value="0.409904227437323" calcext:value-type="float">
            <text:p>0,4099042274</text:p>
          </table:table-cell>
          <table:table-cell table:style-name="ce2" table:formula="of:=AVERAGE([$'Gini per capita'.O21:.O24])" office:value-type="float" office:value="0.430194893098878" calcext:value-type="float">
            <text:p>0,4301948931</text:p>
          </table:table-cell>
          <table:table-cell table:style-name="ce2" table:formula="of:=AVERAGE([$'Gini per capita'.L21:.L24])" office:value-type="float" office:value="0.391671852766049" calcext:value-type="float">
            <text:p>0,3916718528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6493406242644" calcext:value-type="float">
            <text:p>0,4564934062</text:p>
          </table:table-cell>
          <table:table-cell table:formula="of:=AVERAGE([$'Gini per capita'.D25:.D28])" office:value-type="float" office:value="0.413897307339032" calcext:value-type="float">
            <text:p>0,4138973073</text:p>
          </table:table-cell>
          <table:table-cell table:formula="of:=AVERAGE([$'Gini per capita'.E25:.E28])" office:value-type="float" office:value="0.440426462256685" calcext:value-type="float">
            <text:p>0,4404264623</text:p>
          </table:table-cell>
          <table:table-cell table:formula="of:=AVERAGE([$'Gini per capita'.B25:.B28])" office:value-type="float" office:value="0.398243350068731" calcext:value-type="float">
            <text:p>0,3982433501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Gini per capita'.H25:.H28])" office:value-type="float" office:value="0.456449659016624" calcext:value-type="float">
            <text:p>0,456449659</text:p>
          </table:table-cell>
          <table:table-cell table:style-name="ce2" table:formula="of:=AVERAGE([$'Gini per capita'.I25:.I28])" office:value-type="float" office:value="0.414010121107203" calcext:value-type="float">
            <text:p>0,4140101211</text:p>
          </table:table-cell>
          <table:table-cell table:style-name="ce2" table:formula="of:=AVERAGE([$'Gini per capita'.J25:.J28])" office:value-type="float" office:value="0.440092144694359" calcext:value-type="float">
            <text:p>0,4400921447</text:p>
          </table:table-cell>
          <table:table-cell table:style-name="ce2" table:formula="of:=AVERAGE([$'Gini per capita'.G25:.G28])" office:value-type="float" office:value="0.398173395201125" calcext:value-type="float">
            <text:p>0,3981733952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Gini per capita'.M25:.M28])" office:value-type="float" office:value="0.455439303917348" calcext:value-type="float">
            <text:p>0,4554393039</text:p>
          </table:table-cell>
          <table:table-cell table:style-name="ce2" table:formula="of:=AVERAGE([$'Gini per capita'.N25:.N28])" office:value-type="float" office:value="0.41486181543196" calcext:value-type="float">
            <text:p>0,4148618154</text:p>
          </table:table-cell>
          <table:table-cell table:style-name="ce2" table:formula="of:=AVERAGE([$'Gini per capita'.O25:.O28])" office:value-type="float" office:value="0.439567882724523" calcext:value-type="float">
            <text:p>0,4395678827</text:p>
          </table:table-cell>
          <table:table-cell table:style-name="ce2" table:formula="of:=AVERAGE([$'Gini per capita'.L25:.L28])" office:value-type="float" office:value="0.399455662630548" calcext:value-type="float">
            <text:p>0,3994556626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5375547525177" calcext:value-type="float">
            <text:p>0,4653755475</text:p>
          </table:table-cell>
          <table:table-cell table:formula="of:=AVERAGE([$'Gini per capita'.D29:.D32])" office:value-type="float" office:value="0.414909136908901" calcext:value-type="float">
            <text:p>0,4149091369</text:p>
          </table:table-cell>
          <table:table-cell table:formula="of:=AVERAGE([$'Gini per capita'.E29:.E32])" office:value-type="float" office:value="0.447959192285327" calcext:value-type="float">
            <text:p>0,4479591923</text:p>
          </table:table-cell>
          <table:table-cell table:formula="of:=AVERAGE([$'Gini per capita'.B29:.B32])" office:value-type="float" office:value="0.399989255824762" calcext:value-type="float">
            <text:p>0,3999892558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Gini per capita'.H29:.H32])" office:value-type="float" office:value="0.463296036267913" calcext:value-type="float">
            <text:p>0,4632960363</text:p>
          </table:table-cell>
          <table:table-cell table:style-name="ce2" table:formula="of:=AVERAGE([$'Gini per capita'.I29:.I32])" office:value-type="float" office:value="0.413207043362298" calcext:value-type="float">
            <text:p>0,4132070434</text:p>
          </table:table-cell>
          <table:table-cell table:style-name="ce2" table:formula="of:=AVERAGE([$'Gini per capita'.J29:.J32])" office:value-type="float" office:value="0.445098587457963" calcext:value-type="float">
            <text:p>0,4450985875</text:p>
          </table:table-cell>
          <table:table-cell table:style-name="ce2" table:formula="of:=AVERAGE([$'Gini per capita'.G29:.G32])" office:value-type="float" office:value="0.397653831823135" calcext:value-type="float">
            <text:p>0,3976538318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Gini per capita'.M29:.M32])" office:value-type="float" office:value="0.453742415716283" calcext:value-type="float">
            <text:p>0,4537424157</text:p>
          </table:table-cell>
          <table:table-cell table:style-name="ce2" table:formula="of:=AVERAGE([$'Gini per capita'.N29:.N32])" office:value-type="float" office:value="0.409859275949969" calcext:value-type="float">
            <text:p>0,4098592759</text:p>
          </table:table-cell>
          <table:table-cell table:style-name="ce2" table:formula="of:=AVERAGE([$'Gini per capita'.O29:.O32])" office:value-type="float" office:value="0.438657024792297" calcext:value-type="float">
            <text:p>0,4386570248</text:p>
          </table:table-cell>
          <table:table-cell table:style-name="ce2" table:formula="of:=AVERAGE([$'Gini per capita'.L29:.L32])" office:value-type="float" office:value="0.395958054943676" calcext:value-type="float">
            <text:p>0,3959580549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3713166095046" calcext:value-type="float">
            <text:p>0,4637131661</text:p>
          </table:table-cell>
          <table:table-cell table:formula="of:=AVERAGE([$'Gini per capita'.D33:.D36])" office:value-type="float" office:value="0.412603523795438" calcext:value-type="float">
            <text:p>0,4126035238</text:p>
          </table:table-cell>
          <table:table-cell table:formula="of:=AVERAGE([$'Gini per capita'.E33:.E36])" office:value-type="float" office:value="0.445970419635693" calcext:value-type="float">
            <text:p>0,4459704196</text:p>
          </table:table-cell>
          <table:table-cell table:formula="of:=AVERAGE([$'Gini per capita'.B33:.B36])" office:value-type="float" office:value="0.398285947840759" calcext:value-type="float">
            <text:p>0,3982859478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Gini per capita'.H33:.H36])" office:value-type="float" office:value="0.459928586319745" calcext:value-type="float">
            <text:p>0,4599285863</text:p>
          </table:table-cell>
          <table:table-cell table:style-name="ce2" table:formula="of:=AVERAGE([$'Gini per capita'.I33:.I36])" office:value-type="float" office:value="0.408553541704105" calcext:value-type="float">
            <text:p>0,4085535417</text:p>
          </table:table-cell>
          <table:table-cell table:style-name="ce2" table:formula="of:=AVERAGE([$'Gini per capita'.J33:.J36])" office:value-type="float" office:value="0.44032750408133" calcext:value-type="float">
            <text:p>0,4403275041</text:p>
          </table:table-cell>
          <table:table-cell table:style-name="ce2" table:formula="of:=AVERAGE([$'Gini per capita'.G33:.G36])" office:value-type="float" office:value="0.393024910166278" calcext:value-type="float">
            <text:p>0,3930249102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Gini per capita'.M33:.M36])" office:value-type="float" office:value="0.446500167053702" calcext:value-type="float">
            <text:p>0,4465001671</text:p>
          </table:table-cell>
          <table:table-cell table:style-name="ce2" table:formula="of:=AVERAGE([$'Gini per capita'.N33:.N36])" office:value-type="float" office:value="0.404765109855977" calcext:value-type="float">
            <text:p>0,4047651099</text:p>
          </table:table-cell>
          <table:table-cell table:style-name="ce2" table:formula="of:=AVERAGE([$'Gini per capita'.O33:.O36])" office:value-type="float" office:value="0.432004810057361" calcext:value-type="float">
            <text:p>0,4320048101</text:p>
          </table:table-cell>
          <table:table-cell table:style-name="ce2" table:formula="of:=AVERAGE([$'Gini per capita'.L33:.L36])" office:value-type="float" office:value="0.391408532246341" calcext:value-type="float">
            <text:p>0,3914085322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59092288898139" calcext:value-type="float">
            <text:p>0,4590922889</text:p>
          </table:table-cell>
          <table:table-cell table:formula="of:=AVERAGE([$'Gini per capita'.D37:.D40])" office:value-type="float" office:value="0.405469530729617" calcext:value-type="float">
            <text:p>0,4054695307</text:p>
          </table:table-cell>
          <table:table-cell table:formula="of:=AVERAGE([$'Gini per capita'.E37:.E40])" office:value-type="float" office:value="0.441415421960458" calcext:value-type="float">
            <text:p>0,441415422</text:p>
          </table:table-cell>
          <table:table-cell table:formula="of:=AVERAGE([$'Gini per capita'.B37:.B40])" office:value-type="float" office:value="0.391565942837704" calcext:value-type="float">
            <text:p>0,3915659428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Gini per capita'.H37:.H40])" office:value-type="float" office:value="0.467499540159091" calcext:value-type="float">
            <text:p>0,4674995402</text:p>
          </table:table-cell>
          <table:table-cell table:style-name="ce2" table:formula="of:=AVERAGE([$'Gini per capita'.I37:.I40])" office:value-type="float" office:value="0.407896759484327" calcext:value-type="float">
            <text:p>0,4078967595</text:p>
          </table:table-cell>
          <table:table-cell table:style-name="ce2" table:formula="of:=AVERAGE([$'Gini per capita'.J37:.J40])" office:value-type="float" office:value="0.448261931216519" calcext:value-type="float">
            <text:p>0,4482619312</text:p>
          </table:table-cell>
          <table:table-cell table:style-name="ce2" table:formula="of:=AVERAGE([$'Gini per capita'.G37:.G40])" office:value-type="float" office:value="0.39296859570829" calcext:value-type="float">
            <text:p>0,3929685957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Gini per capita'.M37:.M40])" office:value-type="float" office:value="0.453674019343994" calcext:value-type="float">
            <text:p>0,4536740193</text:p>
          </table:table-cell>
          <table:table-cell table:style-name="ce2" table:formula="of:=AVERAGE([$'Gini per capita'.N37:.N40])" office:value-type="float" office:value="0.409354702970202" calcext:value-type="float">
            <text:p>0,409354703</text:p>
          </table:table-cell>
          <table:table-cell table:style-name="ce2" table:formula="of:=AVERAGE([$'Gini per capita'.O37:.O40])" office:value-type="float" office:value="0.439555734351001" calcext:value-type="float">
            <text:p>0,4395557344</text:p>
          </table:table-cell>
          <table:table-cell table:style-name="ce2" table:formula="of:=AVERAGE([$'Gini per capita'.L37:.L40])" office:value-type="float" office:value="0.397020339645903" calcext:value-type="float">
            <text:p>0,3970203396</text:p>
          </table:table-cell>
          <table:table-cell/>
          <table:table-cell>
            <draw:frame table:end-cell-address="'Gini yearly'.Z47" table:end-x="2.84mm" table:end-y="3.6mm" draw:z-index="2" draw:name="Chart 8" draw:style-name="gr1" draw:text-style-name="P1" svg:width="199.42mm" svg:height="178.48mm" svg:x="0.75mm" svg:y="5.04mm">
              <draw:object draw:notify-on-update-of-ranges="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 'Gini yearly'.K4:'Gini yearly'.K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64606031878419" calcext:value-type="float">
            <text:p>0,4646060319</text:p>
          </table:table-cell>
          <table:table-cell table:formula="of:=AVERAGE([$'Gini per capita'.D41:.D44])" office:value-type="float" office:value="0.409448821797506" calcext:value-type="float">
            <text:p>0,4094488218</text:p>
          </table:table-cell>
          <table:table-cell table:formula="of:=AVERAGE([$'Gini per capita'.E41:.E44])" office:value-type="float" office:value="0.447156853550042" calcext:value-type="float">
            <text:p>0,4471568536</text:p>
          </table:table-cell>
          <table:table-cell table:formula="of:=AVERAGE([$'Gini per capita'.B41:.B44])" office:value-type="float" office:value="0.396423828700605" calcext:value-type="float">
            <text:p>0,3964238287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Gini per capita'.H41:.H44])" office:value-type="float" office:value="0.465993515773205" calcext:value-type="float">
            <text:p>0,4659935158</text:p>
          </table:table-cell>
          <table:table-cell table:style-name="ce2" table:formula="of:=AVERAGE([$'Gini per capita'.I41:.I44])" office:value-type="float" office:value="0.405449292518228" calcext:value-type="float">
            <text:p>0,4054492925</text:p>
          </table:table-cell>
          <table:table-cell table:style-name="ce2" table:formula="of:=AVERAGE([$'Gini per capita'.J41:.J44])" office:value-type="float" office:value="0.447900530900997" calcext:value-type="float">
            <text:p>0,4479005309</text:p>
          </table:table-cell>
          <table:table-cell table:style-name="ce2" table:formula="of:=AVERAGE([$'Gini per capita'.G41:.G44])" office:value-type="float" office:value="0.39152820590266" calcext:value-type="float">
            <text:p>0,3915282059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Gini per capita'.M41:.M44])" office:value-type="float" office:value="0.449787413956873" calcext:value-type="float">
            <text:p>0,449787414</text:p>
          </table:table-cell>
          <table:table-cell table:style-name="ce2" table:formula="of:=AVERAGE([$'Gini per capita'.N41:.N44])" office:value-type="float" office:value="0.40308885981555" calcext:value-type="float">
            <text:p>0,4030888598</text:p>
          </table:table-cell>
          <table:table-cell table:style-name="ce2" table:formula="of:=AVERAGE([$'Gini per capita'.O41:.O44])" office:value-type="float" office:value="0.43629739824357" calcext:value-type="float">
            <text:p>0,4362973982</text:p>
          </table:table-cell>
          <table:table-cell table:style-name="ce2" table:formula="of:=AVERAGE([$'Gini per capita'.L41:.L44])" office:value-type="float" office:value="0.391495415055905" calcext:value-type="float">
            <text:p>0,3914954151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66341022338365" calcext:value-type="float">
            <text:p>0,4663410223</text:p>
          </table:table-cell>
          <table:table-cell table:formula="of:=AVERAGE([$'Gini per capita'.D45:.D48])" office:value-type="float" office:value="0.408129461457441" calcext:value-type="float">
            <text:p>0,4081294615</text:p>
          </table:table-cell>
          <table:table-cell table:formula="of:=AVERAGE([$'Gini per capita'.E45:.E48])" office:value-type="float" office:value="0.451026195576494" calcext:value-type="float">
            <text:p>0,4510261956</text:p>
          </table:table-cell>
          <table:table-cell table:formula="of:=AVERAGE([$'Gini per capita'.B45:.B48])" office:value-type="float" office:value="0.395869967433163" calcext:value-type="float">
            <text:p>0,3958699674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Gini per capita'.H45:.H48])" office:value-type="float" office:value="0.467435522905449" calcext:value-type="float">
            <text:p>0,4674355229</text:p>
          </table:table-cell>
          <table:table-cell table:style-name="ce2" table:formula="of:=AVERAGE([$'Gini per capita'.I45:.I48])" office:value-type="float" office:value="0.402372590021326" calcext:value-type="float">
            <text:p>0,40237259</text:p>
          </table:table-cell>
          <table:table-cell table:style-name="ce2" table:formula="of:=AVERAGE([$'Gini per capita'.J45:.J48])" office:value-type="float" office:value="0.451204899268454" calcext:value-type="float">
            <text:p>0,4512048993</text:p>
          </table:table-cell>
          <table:table-cell table:style-name="ce2" table:formula="of:=AVERAGE([$'Gini per capita'.G45:.G48])" office:value-type="float" office:value="0.389705160271332" calcext:value-type="float">
            <text:p>0,3897051603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Gini per capita'.M45:.M48])" office:value-type="float" office:value="0.454638142782004" calcext:value-type="float">
            <text:p>0,4546381428</text:p>
          </table:table-cell>
          <table:table-cell table:style-name="ce2" table:formula="of:=AVERAGE([$'Gini per capita'.N45:.N48])" office:value-type="float" office:value="0.406201769421817" calcext:value-type="float">
            <text:p>0,4062017694</text:p>
          </table:table-cell>
          <table:table-cell table:style-name="ce2" table:formula="of:=AVERAGE([$'Gini per capita'.O45:.O48])" office:value-type="float" office:value="0.44139001173016" calcext:value-type="float">
            <text:p>0,4413900117</text:p>
          </table:table-cell>
          <table:table-cell table:style-name="ce2" table:formula="of:=AVERAGE([$'Gini per capita'.L45:.L48])" office:value-type="float" office:value="0.395619780475854" calcext:value-type="float">
            <text:p>0,3956197805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64292859380335" calcext:value-type="float">
            <text:p>0,4642928594</text:p>
          </table:table-cell>
          <table:table-cell table:formula="of:=AVERAGE([$'Gini per capita'.D49:.D52])" office:value-type="float" office:value="0.408130003880165" calcext:value-type="float">
            <text:p>0,4081300039</text:p>
          </table:table-cell>
          <table:table-cell table:formula="of:=AVERAGE([$'Gini per capita'.E49:.E52])" office:value-type="float" office:value="0.449758437733606" calcext:value-type="float">
            <text:p>0,4497584377</text:p>
          </table:table-cell>
          <table:table-cell table:formula="of:=AVERAGE([$'Gini per capita'.B49:.B52])" office:value-type="float" office:value="0.396863426012068" calcext:value-type="float">
            <text:p>0,396863426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Gini per capita'.H49:.H52])" office:value-type="float" office:value="0.461336105377767" calcext:value-type="float">
            <text:p>0,4613361054</text:p>
          </table:table-cell>
          <table:table-cell table:style-name="ce2" table:formula="of:=AVERAGE([$'Gini per capita'.I49:.I52])" office:value-type="float" office:value="0.399501473803678" calcext:value-type="float">
            <text:p>0,3995014738</text:p>
          </table:table-cell>
          <table:table-cell table:style-name="ce2" table:formula="of:=AVERAGE([$'Gini per capita'.J49:.J52])" office:value-type="float" office:value="0.448551487492344" calcext:value-type="float">
            <text:p>0,4485514875</text:p>
          </table:table-cell>
          <table:table-cell table:style-name="ce2" table:formula="of:=AVERAGE([$'Gini per capita'.G49:.G52])" office:value-type="float" office:value="0.388636713191468" calcext:value-type="float">
            <text:p>0,3886367132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Gini per capita'.M49:.M52])" office:value-type="float" office:value="0.45187083055221" calcext:value-type="float">
            <text:p>0,4518708306</text:p>
          </table:table-cell>
          <table:table-cell table:style-name="ce2" table:formula="of:=AVERAGE([$'Gini per capita'.N49:.N52])" office:value-type="float" office:value="0.405490762727757" calcext:value-type="float">
            <text:p>0,4054907627</text:p>
          </table:table-cell>
          <table:table-cell table:style-name="ce2" table:formula="of:=AVERAGE([$'Gini per capita'.O49:.O52])" office:value-type="float" office:value="0.437539705580055" calcext:value-type="float">
            <text:p>0,4375397056</text:p>
          </table:table-cell>
          <table:table-cell table:style-name="ce2" table:formula="of:=AVERAGE([$'Gini per capita'.L49:.L52])" office:value-type="float" office:value="0.394703248059408" calcext:value-type="float">
            <text:p>0,3947032481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60377785268252" calcext:value-type="float">
            <text:p>0,4603777853</text:p>
          </table:table-cell>
          <table:table-cell table:formula="of:=AVERAGE([$'Gini per capita'.D53:.D56])" office:value-type="float" office:value="0.406357796940778" calcext:value-type="float">
            <text:p>0,4063577969</text:p>
          </table:table-cell>
          <table:table-cell table:formula="of:=AVERAGE([$'Gini per capita'.E53:.E56])" office:value-type="float" office:value="0.448906486953647" calcext:value-type="float">
            <text:p>0,448906487</text:p>
          </table:table-cell>
          <table:table-cell table:formula="of:=AVERAGE([$'Gini per capita'.B53:.B56])" office:value-type="float" office:value="0.396804393011127" calcext:value-type="float">
            <text:p>0,396804393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Gini per capita'.H53:.H56])" office:value-type="float" office:value="0.46586852722105" calcext:value-type="float">
            <text:p>0,4658685272</text:p>
          </table:table-cell>
          <table:table-cell table:style-name="ce2" table:formula="of:=AVERAGE([$'Gini per capita'.I53:.I56])" office:value-type="float" office:value="0.402711629505692" calcext:value-type="float">
            <text:p>0,4027116295</text:p>
          </table:table-cell>
          <table:table-cell table:style-name="ce2" table:formula="of:=AVERAGE([$'Gini per capita'.J53:.J56])" office:value-type="float" office:value="0.45175172122314" calcext:value-type="float">
            <text:p>0,4517517212</text:p>
          </table:table-cell>
          <table:table-cell table:style-name="ce2" table:formula="of:=AVERAGE([$'Gini per capita'.G53:.G56])" office:value-type="float" office:value="0.3918811943846" calcext:value-type="float">
            <text:p>0,3918811944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Gini per capita'.M53:.M56])" office:value-type="float" office:value="0.45807063248634" calcext:value-type="float">
            <text:p>0,4580706325</text:p>
          </table:table-cell>
          <table:table-cell table:style-name="ce2" table:formula="of:=AVERAGE([$'Gini per capita'.N53:.N56])" office:value-type="float" office:value="0.412014178423567" calcext:value-type="float">
            <text:p>0,4120141784</text:p>
          </table:table-cell>
          <table:table-cell table:style-name="ce2" table:formula="of:=AVERAGE([$'Gini per capita'.O53:.O56])" office:value-type="float" office:value="0.445762321472308" calcext:value-type="float">
            <text:p>0,4457623215</text:p>
          </table:table-cell>
          <table:table-cell table:style-name="ce2" table:formula="of:=AVERAGE([$'Gini per capita'.L53:.L56])" office:value-type="float" office:value="0.402601905820686" calcext:value-type="float">
            <text:p>0,4026019058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5557685703067" calcext:value-type="float">
            <text:p>0,4555576857</text:p>
          </table:table-cell>
          <table:table-cell table:formula="of:=AVERAGE([$'Gini per capita'.D57:.D60])" office:value-type="float" office:value="0.404327689235324" calcext:value-type="float">
            <text:p>0,4043276892</text:p>
          </table:table-cell>
          <table:table-cell table:formula="of:=AVERAGE([$'Gini per capita'.E57:.E60])" office:value-type="float" office:value="0.444367018475207" calcext:value-type="float">
            <text:p>0,4443670185</text:p>
          </table:table-cell>
          <table:table-cell table:formula="of:=AVERAGE([$'Gini per capita'.B57:.B60])" office:value-type="float" office:value="0.395180657627288" calcext:value-type="float">
            <text:p>0,3951806576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Gini per capita'.H57:.H60])" office:value-type="float" office:value="0.468048391211049" calcext:value-type="float">
            <text:p>0,4680483912</text:p>
          </table:table-cell>
          <table:table-cell table:style-name="ce2" table:formula="of:=AVERAGE([$'Gini per capita'.I57:.I60])" office:value-type="float" office:value="0.405362763061842" calcext:value-type="float">
            <text:p>0,4053627631</text:p>
          </table:table-cell>
          <table:table-cell table:style-name="ce2" table:formula="of:=AVERAGE([$'Gini per capita'.J57:.J60])" office:value-type="float" office:value="0.454643496802432" calcext:value-type="float">
            <text:p>0,4546434968</text:p>
          </table:table-cell>
          <table:table-cell table:style-name="ce2" table:formula="of:=AVERAGE([$'Gini per capita'.G57:.G60])" office:value-type="float" office:value="0.394917195810601" calcext:value-type="float">
            <text:p>0,3949171958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Gini per capita'.M57:.M60])" office:value-type="float" office:value="0.459692970350543" calcext:value-type="float">
            <text:p>0,4596929704</text:p>
          </table:table-cell>
          <table:table-cell table:style-name="ce2" table:formula="of:=AVERAGE([$'Gini per capita'.N57:.N60])" office:value-type="float" office:value="0.414904897328383" calcext:value-type="float">
            <text:p>0,4149048973</text:p>
          </table:table-cell>
          <table:table-cell table:style-name="ce2" table:formula="of:=AVERAGE([$'Gini per capita'.O57:.O60])" office:value-type="float" office:value="0.450475198727732" calcext:value-type="float">
            <text:p>0,4504751987</text:p>
          </table:table-cell>
          <table:table-cell table:style-name="ce2" table:formula="of:=AVERAGE([$'Gini per capita'.L57:.L60])" office:value-type="float" office:value="0.407416627438055" calcext:value-type="float">
            <text:p>0,4074166274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58147763902682" calcext:value-type="float">
            <text:p>0,4581477639</text:p>
          </table:table-cell>
          <table:table-cell table:formula="of:=AVERAGE([$'Gini per capita'.D61:.D64])" office:value-type="float" office:value="0.407518871009113" calcext:value-type="float">
            <text:p>0,407518871</text:p>
          </table:table-cell>
          <table:table-cell table:formula="of:=AVERAGE([$'Gini per capita'.E61:.E64])" office:value-type="float" office:value="0.449412506420112" calcext:value-type="float">
            <text:p>0,4494125064</text:p>
          </table:table-cell>
          <table:table-cell table:formula="of:=AVERAGE([$'Gini per capita'.B61:.B64])" office:value-type="float" office:value="0.399913210946523" calcext:value-type="float">
            <text:p>0,3999132109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Gini per capita'.H61:.H64])" office:value-type="float" office:value="0.473799360532523" calcext:value-type="float">
            <text:p>0,4737993605</text:p>
          </table:table-cell>
          <table:table-cell table:style-name="ce2" table:formula="of:=AVERAGE([$'Gini per capita'.I61:.I64])" office:value-type="float" office:value="0.409567626850957" calcext:value-type="float">
            <text:p>0,4095676269</text:p>
          </table:table-cell>
          <table:table-cell table:style-name="ce2" table:formula="of:=AVERAGE([$'Gini per capita'.J61:.J64])" office:value-type="float" office:value="0.463409670708116" calcext:value-type="float">
            <text:p>0,4634096707</text:p>
          </table:table-cell>
          <table:table-cell table:style-name="ce2" table:formula="of:=AVERAGE([$'Gini per capita'.G61:.G64])" office:value-type="float" office:value="0.400719595105573" calcext:value-type="float">
            <text:p>0,4007195951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Gini per capita'.M61:.M64])" office:value-type="float" office:value="0.456713758887073" calcext:value-type="float">
            <text:p>0,4567137589</text:p>
          </table:table-cell>
          <table:table-cell table:style-name="ce2" table:formula="of:=AVERAGE([$'Gini per capita'.N61:.N64])" office:value-type="float" office:value="0.411442090792785" calcext:value-type="float">
            <text:p>0,4114420908</text:p>
          </table:table-cell>
          <table:table-cell table:style-name="ce2" table:formula="of:=AVERAGE([$'Gini per capita'.O61:.O64])" office:value-type="float" office:value="0.448269578426004" calcext:value-type="float">
            <text:p>0,4482695784</text:p>
          </table:table-cell>
          <table:table-cell table:style-name="ce2" table:formula="of:=AVERAGE([$'Gini per capita'.L61:.L64])" office:value-type="float" office:value="0.404819171540566" calcext:value-type="float">
            <text:p>0,4048191715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6582711163761" calcext:value-type="float">
            <text:p>0,4658271116</text:p>
          </table:table-cell>
          <table:table-cell table:formula="of:=AVERAGE([$'Gini per capita'.D65:.D68])" office:value-type="float" office:value="0.413498977622911" calcext:value-type="float">
            <text:p>0,4134989776</text:p>
          </table:table-cell>
          <table:table-cell table:formula="of:=AVERAGE([$'Gini per capita'.E65:.E68])" office:value-type="float" office:value="0.458742225196925" calcext:value-type="float">
            <text:p>0,4587422252</text:p>
          </table:table-cell>
          <table:table-cell table:formula="of:=AVERAGE([$'Gini per capita'.B65:.B68])" office:value-type="float" office:value="0.406811129052376" calcext:value-type="float">
            <text:p>0,4068111291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Gini per capita'.H65:.H68])" office:value-type="float" office:value="0.470710345740856" calcext:value-type="float">
            <text:p>0,4707103457</text:p>
          </table:table-cell>
          <table:table-cell table:style-name="ce2" table:formula="of:=AVERAGE([$'Gini per capita'.I65:.I68])" office:value-type="float" office:value="0.407866526956278" calcext:value-type="float">
            <text:p>0,407866527</text:p>
          </table:table-cell>
          <table:table-cell table:style-name="ce2" table:formula="of:=AVERAGE([$'Gini per capita'.J65:.J68])" office:value-type="float" office:value="0.461211575254921" calcext:value-type="float">
            <text:p>0,4612115753</text:p>
          </table:table-cell>
          <table:table-cell table:style-name="ce2" table:formula="of:=AVERAGE([$'Gini per capita'.G65:.G68])" office:value-type="float" office:value="0.400722383364231" calcext:value-type="float">
            <text:p>0,4007223834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Gini per capita'.M65:.M68])" office:value-type="float" office:value="0.461714035343057" calcext:value-type="float">
            <text:p>0,4617140353</text:p>
          </table:table-cell>
          <table:table-cell table:style-name="ce2" table:formula="of:=AVERAGE([$'Gini per capita'.N65:.N68])" office:value-type="float" office:value="0.417041482784146" calcext:value-type="float">
            <text:p>0,4170414828</text:p>
          </table:table-cell>
          <table:table-cell table:style-name="ce2" table:formula="of:=AVERAGE([$'Gini per capita'.O65:.O68])" office:value-type="float" office:value="0.456127941632662" calcext:value-type="float">
            <text:p>0,4561279416</text:p>
          </table:table-cell>
          <table:table-cell table:style-name="ce2" table:formula="of:=AVERAGE([$'Gini per capita'.L65:.L68])" office:value-type="float" office:value="0.411726381907294" calcext:value-type="float">
            <text:p>0,4117263819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5342005716361" calcext:value-type="float">
            <text:p>0,4534200572</text:p>
          </table:table-cell>
          <table:table-cell table:formula="of:=AVERAGE([$'Gini per capita'.D69:.D72])" office:value-type="float" office:value="0.404332018816117" calcext:value-type="float">
            <text:p>0,4043320188</text:p>
          </table:table-cell>
          <table:table-cell table:formula="of:=AVERAGE([$'Gini per capita'.E69:.E72])" office:value-type="float" office:value="0.447139095356068" calcext:value-type="float">
            <text:p>0,4471390954</text:p>
          </table:table-cell>
          <table:table-cell table:formula="of:=AVERAGE([$'Gini per capita'.B69:.B72])" office:value-type="float" office:value="0.399653601642606" calcext:value-type="float">
            <text:p>0,3996536016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Gini per capita'.H69:.H72])" office:value-type="float" office:value="0.466819516866097" calcext:value-type="float">
            <text:p>0,4668195169</text:p>
          </table:table-cell>
          <table:table-cell table:style-name="ce2" table:formula="of:=AVERAGE([$'Gini per capita'.I69:.I72])" office:value-type="float" office:value="0.406269646723987" calcext:value-type="float">
            <text:p>0,4062696467</text:p>
          </table:table-cell>
          <table:table-cell table:style-name="ce2" table:formula="of:=AVERAGE([$'Gini per capita'.J69:.J72])" office:value-type="float" office:value="0.458378384496323" calcext:value-type="float">
            <text:p>0,4583783845</text:p>
          </table:table-cell>
          <table:table-cell table:style-name="ce2" table:formula="of:=AVERAGE([$'Gini per capita'.G69:.G72])" office:value-type="float" office:value="0.400175605432478" calcext:value-type="float">
            <text:p>0,4001756054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Gini per capita'.M69:.M72])" office:value-type="float" office:value="0.45526396454831" calcext:value-type="float">
            <text:p>0,4552639645</text:p>
          </table:table-cell>
          <table:table-cell table:style-name="ce2" table:formula="of:=AVERAGE([$'Gini per capita'.N69:.N72])" office:value-type="float" office:value="0.411706997792993" calcext:value-type="float">
            <text:p>0,4117069978</text:p>
          </table:table-cell>
          <table:table-cell table:style-name="ce2" table:formula="of:=AVERAGE([$'Gini per capita'.O69:.O72])" office:value-type="float" office:value="0.450587541272546" calcext:value-type="float">
            <text:p>0,4505875413</text:p>
          </table:table-cell>
          <table:table-cell table:style-name="ce2" table:formula="of:=AVERAGE([$'Gini per capita'.L69:.L72])" office:value-type="float" office:value="0.406889746584111" calcext:value-type="float">
            <text:p>0,4068897466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49471375794401" calcext:value-type="float">
            <text:p>0,4494713758</text:p>
          </table:table-cell>
          <table:table-cell table:formula="of:=AVERAGE([$'Gini per capita'.D73:.D76])" office:value-type="float" office:value="0.398154283445117" calcext:value-type="float">
            <text:p>0,3981542834</text:p>
          </table:table-cell>
          <table:table-cell table:formula="of:=AVERAGE([$'Gini per capita'.E73:.E76])" office:value-type="float" office:value="0.446035150982608" calcext:value-type="float">
            <text:p>0,446035151</text:p>
          </table:table-cell>
          <table:table-cell table:formula="of:=AVERAGE([$'Gini per capita'.B73:.B76])" office:value-type="float" office:value="0.395400820600385" calcext:value-type="float">
            <text:p>0,3954008206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Gini per capita'.H73:.H76])" office:value-type="float" office:value="0.46011786532552" calcext:value-type="float">
            <text:p>0,4601178653</text:p>
          </table:table-cell>
          <table:table-cell table:style-name="ce2" table:formula="of:=AVERAGE([$'Gini per capita'.I73:.I76])" office:value-type="float" office:value="0.398645440047595" calcext:value-type="float">
            <text:p>0,39864544</text:p>
          </table:table-cell>
          <table:table-cell table:style-name="ce2" table:formula="of:=AVERAGE([$'Gini per capita'.J73:.J76])" office:value-type="float" office:value="0.456901711337619" calcext:value-type="float">
            <text:p>0,4569017113</text:p>
          </table:table-cell>
          <table:table-cell table:style-name="ce2" table:formula="of:=AVERAGE([$'Gini per capita'.G73:.G76])" office:value-type="float" office:value="0.394952125374977" calcext:value-type="float">
            <text:p>0,3949521254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Gini per capita'.M73:.M76])" office:value-type="float" office:value="0.452160404035465" calcext:value-type="float">
            <text:p>0,452160404</text:p>
          </table:table-cell>
          <table:table-cell table:style-name="ce2" table:formula="of:=AVERAGE([$'Gini per capita'.N73:.N76])" office:value-type="float" office:value="0.410822009129692" calcext:value-type="float">
            <text:p>0,4108220091</text:p>
          </table:table-cell>
          <table:table-cell table:style-name="ce2" table:formula="of:=AVERAGE([$'Gini per capita'.O73:.O76])" office:value-type="float" office:value="0.449611181152536" calcext:value-type="float">
            <text:p>0,4496111812</text:p>
          </table:table-cell>
          <table:table-cell table:style-name="ce2" table:formula="of:=AVERAGE([$'Gini per capita'.L73:.L76])" office:value-type="float" office:value="0.408995049157983" calcext:value-type="float">
            <text:p>0,4089950492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8593142151318" calcext:value-type="float">
            <text:p>0,4585931422</text:p>
          </table:table-cell>
          <table:table-cell table:formula="of:=AVERAGE([$'Gini per capita'.D77:.D80])" office:value-type="float" office:value="0.402707774265439" calcext:value-type="float">
            <text:p>0,4027077743</text:p>
          </table:table-cell>
          <table:table-cell table:formula="of:=AVERAGE([$'Gini per capita'.E77:.E80])" office:value-type="float" office:value="0.454816507212733" calcext:value-type="float">
            <text:p>0,4548165072</text:p>
          </table:table-cell>
          <table:table-cell table:formula="of:=AVERAGE([$'Gini per capita'.B77:.B80])" office:value-type="float" office:value="0.400086186072534" calcext:value-type="float">
            <text:p>0,4000861861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Gini per capita'.H77:.H80])" office:value-type="float" office:value="0.44859195110395" calcext:value-type="float">
            <text:p>0,4485919511</text:p>
          </table:table-cell>
          <table:table-cell table:style-name="ce2" table:formula="of:=AVERAGE([$'Gini per capita'.I77:.I80])" office:value-type="float" office:value="0.395799027815574" calcext:value-type="float">
            <text:p>0,3957990278</text:p>
          </table:table-cell>
          <table:table-cell table:style-name="ce2" table:formula="of:=AVERAGE([$'Gini per capita'.J77:.J80])" office:value-type="float" office:value="0.446836727988079" calcext:value-type="float">
            <text:p>0,446836728</text:p>
          </table:table-cell>
          <table:table-cell table:style-name="ce2" table:formula="of:=AVERAGE([$'Gini per capita'.G77:.G80])" office:value-type="float" office:value="0.393136605444086" calcext:value-type="float">
            <text:p>0,3931366054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Gini per capita'.M77:.M80])" office:value-type="float" office:value="0.439248699590676" calcext:value-type="float">
            <text:p>0,4392486996</text:p>
          </table:table-cell>
          <table:table-cell table:style-name="ce2" table:formula="of:=AVERAGE([$'Gini per capita'.N77:.N80])" office:value-type="float" office:value="0.4019408403398" calcext:value-type="float">
            <text:p>0,4019408403</text:p>
          </table:table-cell>
          <table:table-cell table:style-name="ce2" table:formula="of:=AVERAGE([$'Gini per capita'.O77:.O80])" office:value-type="float" office:value="0.438468156022063" calcext:value-type="float">
            <text:p>0,438468156</text:p>
          </table:table-cell>
          <table:table-cell table:style-name="ce2" table:formula="of:=AVERAGE([$'Gini per capita'.L77:.L80])" office:value-type="float" office:value="0.400939449812014" calcext:value-type="float">
            <text:p>0,4009394498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790997219024" calcext:value-type="float">
            <text:p>0,4479099722</text:p>
          </table:table-cell>
          <table:table-cell table:formula="of:=AVERAGE([$'Gini per capita'.D81:.D84])" office:value-type="float" office:value="0.396243336504743" calcext:value-type="float">
            <text:p>0,3962433365</text:p>
          </table:table-cell>
          <table:table-cell table:formula="of:=AVERAGE([$'Gini per capita'.E81:.E84])" office:value-type="float" office:value="0.445240934556644" calcext:value-type="float">
            <text:p>0,4452409346</text:p>
          </table:table-cell>
          <table:table-cell table:formula="of:=AVERAGE([$'Gini per capita'.B81:.B84])" office:value-type="float" office:value="0.394014498390277" calcext:value-type="float">
            <text:p>0,3940144984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Gini per capita'.H81:.H84])" office:value-type="float" office:value="0.453030344535098" calcext:value-type="float">
            <text:p>0,4530303445</text:p>
          </table:table-cell>
          <table:table-cell table:style-name="ce2" table:formula="of:=AVERAGE([$'Gini per capita'.I81:.I84])" office:value-type="float" office:value="0.399222386625609" calcext:value-type="float">
            <text:p>0,3992223866</text:p>
          </table:table-cell>
          <table:table-cell table:style-name="ce2" table:formula="of:=AVERAGE([$'Gini per capita'.J81:.J84])" office:value-type="float" office:value="0.451343498310169" calcext:value-type="float">
            <text:p>0,4513434983</text:p>
          </table:table-cell>
          <table:table-cell table:style-name="ce2" table:formula="of:=AVERAGE([$'Gini per capita'.G81:.G84])" office:value-type="float" office:value="0.397634421393168" calcext:value-type="float">
            <text:p>0,3976344214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Gini per capita'.M81:.M84])" office:value-type="float" office:value="0.43493459438562" calcext:value-type="float">
            <text:p>0,4349345944</text:p>
          </table:table-cell>
          <table:table-cell table:style-name="ce2" table:formula="of:=AVERAGE([$'Gini per capita'.N81:.N84])" office:value-type="float" office:value="0.404069249807995" calcext:value-type="float">
            <text:p>0,4040692498</text:p>
          </table:table-cell>
          <table:table-cell table:style-name="ce2" table:formula="of:=AVERAGE([$'Gini per capita'.O81:.O84])" office:value-type="float" office:value="0.434961764972796" calcext:value-type="float">
            <text:p>0,434961765</text:p>
          </table:table-cell>
          <table:table-cell table:style-name="ce2" table:formula="of:=AVERAGE([$'Gini per capita'.L81:.L84])" office:value-type="float" office:value="0.403370422196357" calcext:value-type="float">
            <text:p>0,4033704222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9088266866339" calcext:value-type="float">
            <text:p>0,4390882669</text:p>
          </table:table-cell>
          <table:table-cell table:formula="of:=AVERAGE([$'Gini per capita'.D85:.D88])" office:value-type="float" office:value="0.389891701779098" calcext:value-type="float">
            <text:p>0,3898917018</text:p>
          </table:table-cell>
          <table:table-cell table:formula="of:=AVERAGE([$'Gini per capita'.E85:.E88])" office:value-type="float" office:value="0.435722657329594" calcext:value-type="float">
            <text:p>0,4357226573</text:p>
          </table:table-cell>
          <table:table-cell table:formula="of:=AVERAGE([$'Gini per capita'.B85:.B88])" office:value-type="float" office:value="0.387930963410262" calcext:value-type="float">
            <text:p>0,3879309634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Gini per capita'.H85:.H88])" office:value-type="float" office:value="0.449805441248427" calcext:value-type="float">
            <text:p>0,4498054412</text:p>
          </table:table-cell>
          <table:table-cell table:style-name="ce2" table:formula="of:=AVERAGE([$'Gini per capita'.I85:.I88])" office:value-type="float" office:value="0.399800315273225" calcext:value-type="float">
            <text:p>0,3998003153</text:p>
          </table:table-cell>
          <table:table-cell table:style-name="ce2" table:formula="of:=AVERAGE([$'Gini per capita'.J85:.J88])" office:value-type="float" office:value="0.450521921591503" calcext:value-type="float">
            <text:p>0,4505219216</text:p>
          </table:table-cell>
          <table:table-cell table:style-name="ce2" table:formula="of:=AVERAGE([$'Gini per capita'.G85:.G88])" office:value-type="float" office:value="0.398740761931594" calcext:value-type="float">
            <text:p>0,3987407619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Gini per capita'.M85:.M88])" office:value-type="float" office:value="0.43193819746719" calcext:value-type="float">
            <text:p>0,4319381975</text:p>
          </table:table-cell>
          <table:table-cell table:style-name="ce2" table:formula="of:=AVERAGE([$'Gini per capita'.N85:.N88])" office:value-type="float" office:value="0.402424928476496" calcext:value-type="float">
            <text:p>0,4024249285</text:p>
          </table:table-cell>
          <table:table-cell table:style-name="ce2" table:formula="of:=AVERAGE([$'Gini per capita'.O85:.O88])" office:value-type="float" office:value="0.431311026350644" calcext:value-type="float">
            <text:p>0,4313110264</text:p>
          </table:table-cell>
          <table:table-cell table:style-name="ce2" table:formula="of:=AVERAGE([$'Gini per capita'.L85:.L88])" office:value-type="float" office:value="0.401587638381349" calcext:value-type="float">
            <text:p>0,4015876384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146195843148" calcext:value-type="float">
            <text:p>0,4314619584</text:p>
          </table:table-cell>
          <table:table-cell table:formula="of:=AVERAGE([$'Gini per capita'.D89:.D92])" office:value-type="float" office:value="0.386641409236984" calcext:value-type="float">
            <text:p>0,3866414092</text:p>
          </table:table-cell>
          <table:table-cell table:formula="of:=AVERAGE([$'Gini per capita'.E89:.E92])" office:value-type="float" office:value="0.429616442694681" calcext:value-type="float">
            <text:p>0,4296164427</text:p>
          </table:table-cell>
          <table:table-cell table:formula="of:=AVERAGE([$'Gini per capita'.B89:.B92])" office:value-type="float" office:value="0.38579692760385" calcext:value-type="float">
            <text:p>0,3857969276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Gini per capita'.H89:.H92])" office:value-type="float" office:value="0.454629788315115" calcext:value-type="float">
            <text:p>0,4546297883</text:p>
          </table:table-cell>
          <table:table-cell table:style-name="ce2" table:formula="of:=AVERAGE([$'Gini per capita'.I89:.I92])" office:value-type="float" office:value="0.40250661683356" calcext:value-type="float">
            <text:p>0,4025066168</text:p>
          </table:table-cell>
          <table:table-cell table:style-name="ce2" table:formula="of:=AVERAGE([$'Gini per capita'.J89:.J92])" office:value-type="float" office:value="0.455357467827509" calcext:value-type="float">
            <text:p>0,4553574678</text:p>
          </table:table-cell>
          <table:table-cell table:style-name="ce2" table:formula="of:=AVERAGE([$'Gini per capita'.G89:.G92])" office:value-type="float" office:value="0.401905814141275" calcext:value-type="float">
            <text:p>0,4019058141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Gini per capita'.M89:.M92])" office:value-type="float" office:value="0.436694185256209" calcext:value-type="float">
            <text:p>0,4366941853</text:p>
          </table:table-cell>
          <table:table-cell table:style-name="ce2" table:formula="of:=AVERAGE([$'Gini per capita'.N89:.N92])" office:value-type="float" office:value="0.408429728394956" calcext:value-type="float">
            <text:p>0,4084297284</text:p>
          </table:table-cell>
          <table:table-cell table:style-name="ce2" table:formula="of:=AVERAGE([$'Gini per capita'.O89:.O92])" office:value-type="float" office:value="0.437419747899522" calcext:value-type="float">
            <text:p>0,4374197479</text:p>
          </table:table-cell>
          <table:table-cell table:style-name="ce2" table:formula="of:=AVERAGE([$'Gini per capita'.L89:.L92])" office:value-type="float" office:value="0.407522518550797" calcext:value-type="float">
            <text:p>0,4075225186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40428248629319" calcext:value-type="float">
            <text:p>0,4404282486</text:p>
          </table:table-cell>
          <table:table-cell table:formula="of:=AVERAGE([$'Gini per capita'.D93:.D96])" office:value-type="float" office:value="0.389485737966374" calcext:value-type="float">
            <text:p>0,389485738</text:p>
          </table:table-cell>
          <table:table-cell table:formula="of:=AVERAGE([$'Gini per capita'.E93:.E96])" office:value-type="float" office:value="0.435648717749714" calcext:value-type="float">
            <text:p>0,4356487177</text:p>
          </table:table-cell>
          <table:table-cell table:formula="of:=AVERAGE([$'Gini per capita'.B93:.B96])" office:value-type="float" office:value="0.388055081021367" calcext:value-type="float">
            <text:p>0,388055081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Gini per capita'.H93:.H96])" office:value-type="float" office:value="0.453291727948206" calcext:value-type="float">
            <text:p>0,4532917279</text:p>
          </table:table-cell>
          <table:table-cell table:style-name="ce2" table:formula="of:=AVERAGE([$'Gini per capita'.I93:.I96])" office:value-type="float" office:value="0.401469267902786" calcext:value-type="float">
            <text:p>0,4014692679</text:p>
          </table:table-cell>
          <table:table-cell table:style-name="ce2" table:formula="of:=AVERAGE([$'Gini per capita'.J93:.J96])" office:value-type="float" office:value="0.451480910092122" calcext:value-type="float">
            <text:p>0,4514809101</text:p>
          </table:table-cell>
          <table:table-cell table:style-name="ce2" table:formula="of:=AVERAGE([$'Gini per capita'.G93:.G96])" office:value-type="float" office:value="0.400608423541384" calcext:value-type="float">
            <text:p>0,4006084235</text:p>
          </table:table-cell>
          <table:table-cell table:style-name="ce2" table:formula="of:=[.K26]+1" office:value-type="float" office:value="2037" calcext:value-type="float">
            <text:p>2037</text:p>
            <draw:frame table:end-cell-address="'Gini yearly'.U61" table:end-x="0.04mm" table:end-y="1.36mm" draw:z-index="1" draw:name="Chart 6" draw:style-name="gr1" draw:text-style-name="P1" svg:width="200.77mm" svg:height="178.47mm" svg:x="18.52mm" svg:y="2.8mm">
              <draw:object draw:notify-on-update-of-ranges="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 'Gini yearly'.A4:'Gini yearly'.A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formula="of:=AVERAGE([$'Gini per capita'.M93:.M96])" office:value-type="float" office:value="0.422532111379528" calcext:value-type="float">
            <text:p>0,4225321114</text:p>
          </table:table-cell>
          <table:table-cell table:style-name="ce2" table:formula="of:=AVERAGE([$'Gini per capita'.N93:.N96])" office:value-type="float" office:value="0.39996727915369" calcext:value-type="float">
            <text:p>0,3999672792</text:p>
          </table:table-cell>
          <table:table-cell table:style-name="ce2" table:formula="of:=AVERAGE([$'Gini per capita'.O93:.O96])" office:value-type="float" office:value="0.42295914483218" calcext:value-type="float">
            <text:p>0,4229591448</text:p>
          </table:table-cell>
          <table:table-cell table:style-name="ce2" table:formula="of:=AVERAGE([$'Gini per capita'.L93:.L96])" office:value-type="float" office:value="0.399036059583951" calcext:value-type="float">
            <text:p>0,3990360596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30589564833405" calcext:value-type="float">
            <text:p>0,4305895648</text:p>
          </table:table-cell>
          <table:table-cell table:formula="of:=AVERAGE([$'Gini per capita'.D97:.D100])" office:value-type="float" office:value="0.385538566540264" calcext:value-type="float">
            <text:p>0,3855385665</text:p>
          </table:table-cell>
          <table:table-cell table:formula="of:=AVERAGE([$'Gini per capita'.E97:.E100])" office:value-type="float" office:value="0.42538532024804" calcext:value-type="float">
            <text:p>0,4253853202</text:p>
          </table:table-cell>
          <table:table-cell table:formula="of:=AVERAGE([$'Gini per capita'.B97:.B100])" office:value-type="float" office:value="0.384074007039283" calcext:value-type="float">
            <text:p>0,384074007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Gini per capita'.H97:.H100])" office:value-type="float" office:value="0.440399154781993" calcext:value-type="float">
            <text:p>0,4403991548</text:p>
          </table:table-cell>
          <table:table-cell table:style-name="ce2" table:formula="of:=AVERAGE([$'Gini per capita'.I97:.I100])" office:value-type="float" office:value="0.3921895956975" calcext:value-type="float">
            <text:p>0,3921895957</text:p>
          </table:table-cell>
          <table:table-cell table:style-name="ce2" table:formula="of:=AVERAGE([$'Gini per capita'.J97:.J100])" office:value-type="float" office:value="0.439365989995217" calcext:value-type="float">
            <text:p>0,43936599</text:p>
          </table:table-cell>
          <table:table-cell table:style-name="ce2" table:formula="of:=AVERAGE([$'Gini per capita'.G97:.G100])" office:value-type="float" office:value="0.391859515954534" calcext:value-type="float">
            <text:p>0,391859516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Gini per capita'.M97:.M100])" office:value-type="float" office:value="0.415290860921085" calcext:value-type="float">
            <text:p>0,4152908609</text:p>
          </table:table-cell>
          <table:table-cell table:style-name="ce2" table:formula="of:=AVERAGE([$'Gini per capita'.N97:.N100])" office:value-type="float" office:value="0.396931849801534" calcext:value-type="float">
            <text:p>0,3969318498</text:p>
          </table:table-cell>
          <table:table-cell table:style-name="ce2" table:formula="of:=AVERAGE([$'Gini per capita'.O97:.O100])" office:value-type="float" office:value="0.414895785212099" calcext:value-type="float">
            <text:p>0,4148957852</text:p>
          </table:table-cell>
          <table:table-cell table:style-name="ce2" table:formula="of:=AVERAGE([$'Gini per capita'.L97:.L100])" office:value-type="float" office:value="0.396058364764096" calcext:value-type="float">
            <text:p>0,3960583648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24453537200156" calcext:value-type="float">
            <text:p>0,4244535372</text:p>
          </table:table-cell>
          <table:table-cell table:formula="of:=AVERAGE([$'Gini per capita'.D101:.D104])" office:value-type="float" office:value="0.389742195170594" calcext:value-type="float">
            <text:p>0,3897421952</text:p>
          </table:table-cell>
          <table:table-cell table:formula="of:=AVERAGE([$'Gini per capita'.E101:.E104])" office:value-type="float" office:value="0.420856688024085" calcext:value-type="float">
            <text:p>0,420856688</text:p>
          </table:table-cell>
          <table:table-cell table:formula="of:=AVERAGE([$'Gini per capita'.B101:.B104])" office:value-type="float" office:value="0.388864539132893" calcext:value-type="float">
            <text:p>0,3888645391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Gini per capita'.H101:.H104])" office:value-type="float" office:value="0.436571540192086" calcext:value-type="float">
            <text:p>0,4365715402</text:p>
          </table:table-cell>
          <table:table-cell table:style-name="ce2" table:formula="of:=AVERAGE([$'Gini per capita'.I101:.I104])" office:value-type="float" office:value="0.393230922373702" calcext:value-type="float">
            <text:p>0,3932309224</text:p>
          </table:table-cell>
          <table:table-cell table:style-name="ce2" table:formula="of:=AVERAGE([$'Gini per capita'.J101:.J104])" office:value-type="float" office:value="0.435021016445513" calcext:value-type="float">
            <text:p>0,4350210164</text:p>
          </table:table-cell>
          <table:table-cell table:style-name="ce2" table:formula="of:=AVERAGE([$'Gini per capita'.G101:.G104])" office:value-type="float" office:value="0.39280567226927" calcext:value-type="float">
            <text:p>0,3928056723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Gini per capita'.M101:.M104])" office:value-type="float" office:value="0.40204570400136" calcext:value-type="float">
            <text:p>0,402045704</text:p>
          </table:table-cell>
          <table:table-cell table:style-name="ce2" table:formula="of:=AVERAGE([$'Gini per capita'.N101:.N104])" office:value-type="float" office:value="0.392601953544988" calcext:value-type="float">
            <text:p>0,3926019535</text:p>
          </table:table-cell>
          <table:table-cell table:style-name="ce2" table:formula="of:=AVERAGE([$'Gini per capita'.O101:.O104])" office:value-type="float" office:value="0.402115427048249" calcext:value-type="float">
            <text:p>0,402115427</text:p>
          </table:table-cell>
          <table:table-cell table:style-name="ce2" table:formula="of:=AVERAGE([$'Gini per capita'.L101:.L104])" office:value-type="float" office:value="0.391953309273864" calcext:value-type="float">
            <text:p>0,3919533093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14440565017177" calcext:value-type="float">
            <text:p>0,414440565</text:p>
          </table:table-cell>
          <table:table-cell table:formula="of:=AVERAGE([$'Gini per capita'.D105:.D108])" office:value-type="float" office:value="0.3879979284835" calcext:value-type="float">
            <text:p>0,3879979285</text:p>
          </table:table-cell>
          <table:table-cell table:formula="of:=AVERAGE([$'Gini per capita'.E105:.E108])" office:value-type="float" office:value="0.409983753953015" calcext:value-type="float">
            <text:p>0,409983754</text:p>
          </table:table-cell>
          <table:table-cell table:formula="of:=AVERAGE([$'Gini per capita'.B105:.B108])" office:value-type="float" office:value="0.387212604804891" calcext:value-type="float">
            <text:p>0,3872126048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Gini per capita'.H105:.H108])" office:value-type="float" office:value="0.433402651516494" calcext:value-type="float">
            <text:p>0,4334026515</text:p>
          </table:table-cell>
          <table:table-cell table:style-name="ce2" table:formula="of:=AVERAGE([$'Gini per capita'.I105:.I108])" office:value-type="float" office:value="0.390202670946763" calcext:value-type="float">
            <text:p>0,3902026709</text:p>
          </table:table-cell>
          <table:table-cell table:style-name="ce2" table:formula="of:=AVERAGE([$'Gini per capita'.J105:.J108])" office:value-type="float" office:value="0.432237012329725" calcext:value-type="float">
            <text:p>0,4322370123</text:p>
          </table:table-cell>
          <table:table-cell table:style-name="ce2" table:formula="of:=AVERAGE([$'Gini per capita'.G105:.G108])" office:value-type="float" office:value="0.390069142705068" calcext:value-type="float">
            <text:p>0,3900691427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Gini per capita'.M105:.M108])" office:value-type="float" office:value="0.397224304557354" calcext:value-type="float">
            <text:p>0,3972243046</text:p>
          </table:table-cell>
          <table:table-cell table:style-name="ce2" table:formula="of:=AVERAGE([$'Gini per capita'.N105:.N108])" office:value-type="float" office:value="0.398656543827832" calcext:value-type="float">
            <text:p>0,3986565438</text:p>
          </table:table-cell>
          <table:table-cell table:style-name="ce2" table:formula="of:=AVERAGE([$'Gini per capita'.O105:.O108])" office:value-type="float" office:value="0.401384252655102" calcext:value-type="float">
            <text:p>0,4013842527</text:p>
          </table:table-cell>
          <table:table-cell table:style-name="ce2" table:formula="of:=AVERAGE([$'Gini per capita'.L105:.L108])" office:value-type="float" office:value="0.397795745963692" calcext:value-type="float">
            <text:p>0,397795746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Gini yearly'.E74" table:end-x="42.97mm" table:end-y="1.2mm" draw:z-index="0" draw:name="Chart 1" draw:style-name="gr1" draw:text-style-name="P1" svg:width="240mm" svg:height="200mm" svg:x="35.8mm" svg:y="2.28mm">
              <draw:object draw:notify-on-update-of-ranges="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 'Gini yearly'.A4:'Gini yearly'.A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le ratio" table:style-name="ta3">
        <table:table-column table:style-name="co6" table:default-cell-style-name="Default"/>
        <table:table-row table:style-name="ro5">
          <table:table-cell/>
        </table:table-row>
      </table:table>
      <table:table table:name="Decile ratio yearly" table:style-name="ta4"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,9558054274</text:p>
          </table:table-cell>
          <table:table-cell table:formula="of:=[$'Decile ratio'.D4]" office:value-type="float" office:value="6.9114890221" calcext:value-type="float">
            <text:p>6,9114890221</text:p>
          </table:table-cell>
          <table:table-cell table:formula="of:=[$'Decile ratio'.E4]" office:value-type="float" office:value="8.5895475335" calcext:value-type="float">
            <text:p>8,5895475335</text:p>
          </table:table-cell>
          <table:table-cell table:formula="of:=[$'Decile ratio'.B4]" office:value-type="float" office:value="6.517241482" calcext:value-type="float">
            <text:p>6,51724148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8.9558054274" calcext:value-type="float">
            <text:p>8,9558054274</text:p>
          </table:table-cell>
          <table:table-cell table:style-name="ce2" table:formula="of:=[.C4]" office:value-type="float" office:value="6.9114890221" calcext:value-type="float">
            <text:p>6,9114890221</text:p>
          </table:table-cell>
          <table:table-cell table:style-name="ce2" table:formula="of:=[.D4]" office:value-type="float" office:value="8.5895475335" calcext:value-type="float">
            <text:p>8,5895475335</text:p>
          </table:table-cell>
          <table:table-cell table:style-name="ce2" table:formula="of:=[.E4]" office:value-type="float" office:value="6.517241482" calcext:value-type="float">
            <text:p>6,51724148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8.9558054274" calcext:value-type="float">
            <text:p>8,9558054274</text:p>
          </table:table-cell>
          <table:table-cell table:style-name="ce2" table:formula="of:=[.H4]" office:value-type="float" office:value="6.9114890221" calcext:value-type="float">
            <text:p>6,9114890221</text:p>
          </table:table-cell>
          <table:table-cell table:style-name="ce2" table:formula="of:=[.I4]" office:value-type="float" office:value="8.5895475335" calcext:value-type="float">
            <text:p>8,5895475335</text:p>
          </table:table-cell>
          <table:table-cell table:style-name="ce2" table:formula="of:=[.J4]" office:value-type="float" office:value="6.517241482" calcext:value-type="float">
            <text:p>6,517241482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,8792229079</text:p>
          </table:table-cell>
          <table:table-cell table:formula="of:=AVERAGE([$'Decile ratio'.D5:.D8])" office:value-type="float" office:value="8.37130278918481" calcext:value-type="float">
            <text:p>8,3713027892</text:p>
          </table:table-cell>
          <table:table-cell table:formula="of:=AVERAGE([$'Decile ratio'.E5:.E8])" office:value-type="float" office:value="8.89713541766048" calcext:value-type="float">
            <text:p>8,8971354177</text:p>
          </table:table-cell>
          <table:table-cell table:formula="of:=AVERAGE([$'Decile ratio'.B5:.B8])" office:value-type="float" office:value="6.96237499846807" calcext:value-type="float">
            <text:p>6,9623749985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Decile ratio'.I5:.I8])" office:value-type="float" office:value="10.8792229079172" calcext:value-type="float">
            <text:p>10,8792229079</text:p>
          </table:table-cell>
          <table:table-cell table:style-name="ce2" table:formula="of:=AVERAGE([$'Decile ratio'.J5:.J8])" office:value-type="float" office:value="8.37130278918481" calcext:value-type="float">
            <text:p>8,3713027892</text:p>
          </table:table-cell>
          <table:table-cell table:style-name="ce2" table:formula="of:=AVERAGE([$'Decile ratio'.K5:.K8])" office:value-type="float" office:value="8.89713541766048" calcext:value-type="float">
            <text:p>8,8971354177</text:p>
          </table:table-cell>
          <table:table-cell table:style-name="ce2" table:formula="of:=AVERAGE([$'Decile ratio'.H5:.H8])" office:value-type="float" office:value="6.96237499846807" calcext:value-type="float">
            <text:p>6,9623749985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Decile ratio'.O5:.O8])" office:value-type="float" office:value="10.8792229079172" calcext:value-type="float">
            <text:p>10,8792229079</text:p>
          </table:table-cell>
          <table:table-cell table:style-name="ce2" table:formula="of:=AVERAGE([$'Decile ratio'.P5:.P8])" office:value-type="float" office:value="8.37130278918481" calcext:value-type="float">
            <text:p>8,3713027892</text:p>
          </table:table-cell>
          <table:table-cell table:style-name="ce2" table:formula="of:=AVERAGE([$'Decile ratio'.Q5:.Q8])" office:value-type="float" office:value="8.89713541766048" calcext:value-type="float">
            <text:p>8,8971354177</text:p>
          </table:table-cell>
          <table:table-cell table:style-name="ce2" table:formula="of:=AVERAGE([$'Decile ratio'.N5:.N8])" office:value-type="float" office:value="6.96237499846807" calcext:value-type="float">
            <text:p>6,9623749985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,6893976864</text:p>
          </table:table-cell>
          <table:table-cell table:formula="of:=AVERAGE([$'Decile ratio'.D9:.D12])" office:value-type="float" office:value="8.30134491428039" calcext:value-type="float">
            <text:p>8,3013449143</text:p>
          </table:table-cell>
          <table:table-cell table:formula="of:=AVERAGE([$'Decile ratio'.E9:.E12])" office:value-type="float" office:value="8.4190139110746" calcext:value-type="float">
            <text:p>8,4190139111</text:p>
          </table:table-cell>
          <table:table-cell table:formula="of:=AVERAGE([$'Decile ratio'.B9:.B12])" office:value-type="float" office:value="6.89058905469373" calcext:value-type="float">
            <text:p>6,8905890547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Decile ratio'.I9:.I12])" office:value-type="float" office:value="10.6893976863501" calcext:value-type="float">
            <text:p>10,6893976864</text:p>
          </table:table-cell>
          <table:table-cell table:style-name="ce2" table:formula="of:=AVERAGE([$'Decile ratio'.J9:.J12])" office:value-type="float" office:value="8.30150427132526" calcext:value-type="float">
            <text:p>8,3015042713</text:p>
          </table:table-cell>
          <table:table-cell table:style-name="ce2" table:formula="of:=AVERAGE([$'Decile ratio'.K9:.K12])" office:value-type="float" office:value="8.4190139110746" calcext:value-type="float">
            <text:p>8,4190139111</text:p>
          </table:table-cell>
          <table:table-cell table:style-name="ce2" table:formula="of:=AVERAGE([$'Decile ratio'.H9:.H12])" office:value-type="float" office:value="6.89055612203274" calcext:value-type="float">
            <text:p>6,890556122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Decile ratio'.O9:.O12])" office:value-type="float" office:value="10.6893976863501" calcext:value-type="float">
            <text:p>10,6893976864</text:p>
          </table:table-cell>
          <table:table-cell table:style-name="ce2" table:formula="of:=AVERAGE([$'Decile ratio'.P9:.P12])" office:value-type="float" office:value="8.30134491428039" calcext:value-type="float">
            <text:p>8,3013449143</text:p>
          </table:table-cell>
          <table:table-cell table:style-name="ce2" table:formula="of:=AVERAGE([$'Decile ratio'.Q9:.Q12])" office:value-type="float" office:value="8.4190139110746" calcext:value-type="float">
            <text:p>8,4190139111</text:p>
          </table:table-cell>
          <table:table-cell table:style-name="ce2" table:formula="of:=AVERAGE([$'Decile ratio'.N9:.N12])" office:value-type="float" office:value="6.89058905469373" calcext:value-type="float">
            <text:p>6,8905890547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,8942241681</text:p>
          </table:table-cell>
          <table:table-cell table:formula="of:=AVERAGE([$'Decile ratio'.D13:.D16])" office:value-type="float" office:value="8.38592905787029" calcext:value-type="float">
            <text:p>8,3859290579</text:p>
          </table:table-cell>
          <table:table-cell table:formula="of:=AVERAGE([$'Decile ratio'.E13:.E16])" office:value-type="float" office:value="8.4681752808297" calcext:value-type="float">
            <text:p>8,4681752808</text:p>
          </table:table-cell>
          <table:table-cell table:formula="of:=AVERAGE([$'Decile ratio'.B13:.B16])" office:value-type="float" office:value="6.78859009506878" calcext:value-type="float">
            <text:p>6,7885900951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Decile ratio'.I13:.I16])" office:value-type="float" office:value="10.8942241681392" calcext:value-type="float">
            <text:p>10,8942241681</text:p>
          </table:table-cell>
          <table:table-cell table:style-name="ce2" table:formula="of:=AVERAGE([$'Decile ratio'.J13:.J16])" office:value-type="float" office:value="8.38602142301736" calcext:value-type="float">
            <text:p>8,386021423</text:p>
          </table:table-cell>
          <table:table-cell table:style-name="ce2" table:formula="of:=AVERAGE([$'Decile ratio'.K13:.K16])" office:value-type="float" office:value="8.4681752808297" calcext:value-type="float">
            <text:p>8,4681752808</text:p>
          </table:table-cell>
          <table:table-cell table:style-name="ce2" table:formula="of:=AVERAGE([$'Decile ratio'.H13:.H16])" office:value-type="float" office:value="6.78838155493239" calcext:value-type="float">
            <text:p>6,7883815549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Decile ratio'.O13:.O16])" office:value-type="float" office:value="10.8942241681392" calcext:value-type="float">
            <text:p>10,8942241681</text:p>
          </table:table-cell>
          <table:table-cell table:style-name="ce2" table:formula="of:=AVERAGE([$'Decile ratio'.P13:.P16])" office:value-type="float" office:value="8.38599184408093" calcext:value-type="float">
            <text:p>8,3859918441</text:p>
          </table:table-cell>
          <table:table-cell table:style-name="ce2" table:formula="of:=AVERAGE([$'Decile ratio'.Q13:.Q16])" office:value-type="float" office:value="8.4681752808297" calcext:value-type="float">
            <text:p>8,4681752808</text:p>
          </table:table-cell>
          <table:table-cell table:style-name="ce2" table:formula="of:=AVERAGE([$'Decile ratio'.N13:.N16])" office:value-type="float" office:value="6.78856457016693" calcext:value-type="float">
            <text:p>6,7885645702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327634033564" calcext:value-type="float">
            <text:p>10,8327634034</text:p>
          </table:table-cell>
          <table:table-cell table:formula="of:=AVERAGE([$'Decile ratio'.D17:.D20])" office:value-type="float" office:value="8.32363801448288" calcext:value-type="float">
            <text:p>8,3236380145</text:p>
          </table:table-cell>
          <table:table-cell table:formula="of:=AVERAGE([$'Decile ratio'.E17:.E20])" office:value-type="float" office:value="8.4353052519319" calcext:value-type="float">
            <text:p>8,4353052519</text:p>
          </table:table-cell>
          <table:table-cell table:formula="of:=AVERAGE([$'Decile ratio'.B17:.B20])" office:value-type="float" office:value="6.71647980239815" calcext:value-type="float">
            <text:p>6,7164798024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Decile ratio'.I17:.I20])" office:value-type="float" office:value="10.8416494498489" calcext:value-type="float">
            <text:p>10,8416494498</text:p>
          </table:table-cell>
          <table:table-cell table:style-name="ce2" table:formula="of:=AVERAGE([$'Decile ratio'.J17:.J20])" office:value-type="float" office:value="8.30827478073628" calcext:value-type="float">
            <text:p>8,3082747807</text:p>
          </table:table-cell>
          <table:table-cell table:style-name="ce2" table:formula="of:=AVERAGE([$'Decile ratio'.K17:.K20])" office:value-type="float" office:value="8.44963649680881" calcext:value-type="float">
            <text:p>8,4496364968</text:p>
          </table:table-cell>
          <table:table-cell table:style-name="ce2" table:formula="of:=AVERAGE([$'Decile ratio'.H17:.H20])" office:value-type="float" office:value="6.70164668152784" calcext:value-type="float">
            <text:p>6,7016466815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Decile ratio'.O17:.O20])" office:value-type="float" office:value="10.8416494498489" calcext:value-type="float">
            <text:p>10,8416494498</text:p>
          </table:table-cell>
          <table:table-cell table:style-name="ce2" table:formula="of:=AVERAGE([$'Decile ratio'.P17:.P20])" office:value-type="float" office:value="8.30818659327301" calcext:value-type="float">
            <text:p>8,3081865933</text:p>
          </table:table-cell>
          <table:table-cell table:style-name="ce2" table:formula="of:=AVERAGE([$'Decile ratio'.Q17:.Q20])" office:value-type="float" office:value="8.44963649680881" calcext:value-type="float">
            <text:p>8,4496364968</text:p>
          </table:table-cell>
          <table:table-cell table:style-name="ce2" table:formula="of:=AVERAGE([$'Decile ratio'.N17:.N20])" office:value-type="float" office:value="6.70146249181183" calcext:value-type="float">
            <text:p>6,7014624918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1.0452112452713" calcext:value-type="float">
            <text:p>11,0452112453</text:p>
          </table:table-cell>
          <table:table-cell table:formula="of:=AVERAGE([$'Decile ratio'.D21:.D24])" office:value-type="float" office:value="8.19217553820998" calcext:value-type="float">
            <text:p>8,1921755382</text:p>
          </table:table-cell>
          <table:table-cell table:formula="of:=AVERAGE([$'Decile ratio'.E21:.E24])" office:value-type="float" office:value="8.46358499363281" calcext:value-type="float">
            <text:p>8,4635849936</text:p>
          </table:table-cell>
          <table:table-cell table:formula="of:=AVERAGE([$'Decile ratio'.B21:.B24])" office:value-type="float" office:value="6.66140158591579" calcext:value-type="float">
            <text:p>6,6614015859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Decile ratio'.I21:.I24])" office:value-type="float" office:value="11.0614839092912" calcext:value-type="float">
            <text:p>11,0614839093</text:p>
          </table:table-cell>
          <table:table-cell table:style-name="ce2" table:formula="of:=AVERAGE([$'Decile ratio'.J21:.J24])" office:value-type="float" office:value="8.18561334145345" calcext:value-type="float">
            <text:p>8,1856133415</text:p>
          </table:table-cell>
          <table:table-cell table:style-name="ce2" table:formula="of:=AVERAGE([$'Decile ratio'.K21:.K24])" office:value-type="float" office:value="8.45379442490116" calcext:value-type="float">
            <text:p>8,4537944249</text:p>
          </table:table-cell>
          <table:table-cell table:style-name="ce2" table:formula="of:=AVERAGE([$'Decile ratio'.H21:.H24])" office:value-type="float" office:value="6.63432339929436" calcext:value-type="float">
            <text:p>6,6343233993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Decile ratio'.O21:.O24])" office:value-type="float" office:value="11.0614839092912" calcext:value-type="float">
            <text:p>11,0614839093</text:p>
          </table:table-cell>
          <table:table-cell table:style-name="ce2" table:formula="of:=AVERAGE([$'Decile ratio'.P21:.P24])" office:value-type="float" office:value="8.18565009442404" calcext:value-type="float">
            <text:p>8,1856500944</text:p>
          </table:table-cell>
          <table:table-cell table:style-name="ce2" table:formula="of:=AVERAGE([$'Decile ratio'.Q21:.Q24])" office:value-type="float" office:value="8.45379442490116" calcext:value-type="float">
            <text:p>8,4537944249</text:p>
          </table:table-cell>
          <table:table-cell table:style-name="ce2" table:formula="of:=AVERAGE([$'Decile ratio'.N21:.N24])" office:value-type="float" office:value="6.63432339929436" calcext:value-type="float">
            <text:p>6,6343233993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1.3056088245045" calcext:value-type="float">
            <text:p>11,3056088245</text:p>
          </table:table-cell>
          <table:table-cell table:formula="of:=AVERAGE([$'Decile ratio'.D25:.D28])" office:value-type="float" office:value="8.56155221725839" calcext:value-type="float">
            <text:p>8,5615522173</text:p>
          </table:table-cell>
          <table:table-cell table:formula="of:=AVERAGE([$'Decile ratio'.E25:.E28])" office:value-type="float" office:value="9.2270820863514" calcext:value-type="float">
            <text:p>9,2270820864</text:p>
          </table:table-cell>
          <table:table-cell table:formula="of:=AVERAGE([$'Decile ratio'.B25:.B28])" office:value-type="float" office:value="7.10679642580731" calcext:value-type="float">
            <text:p>7,1067964258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Decile ratio'.I25:.I28])" office:value-type="float" office:value="11.1725025993894" calcext:value-type="float">
            <text:p>11,1725025994</text:p>
          </table:table-cell>
          <table:table-cell table:style-name="ce2" table:formula="of:=AVERAGE([$'Decile ratio'.J25:.J28])" office:value-type="float" office:value="8.48166787659954" calcext:value-type="float">
            <text:p>8,4816678766</text:p>
          </table:table-cell>
          <table:table-cell table:style-name="ce2" table:formula="of:=AVERAGE([$'Decile ratio'.K25:.K28])" office:value-type="float" office:value="9.17110117737846" calcext:value-type="float">
            <text:p>9,1711011774</text:p>
          </table:table-cell>
          <table:table-cell table:style-name="ce2" table:formula="of:=AVERAGE([$'Decile ratio'.H25:.H28])" office:value-type="float" office:value="6.95855592561007" calcext:value-type="float">
            <text:p>6,9585559256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Decile ratio'.O25:.O28])" office:value-type="float" office:value="11.1010864517056" calcext:value-type="float">
            <text:p>11,1010864517</text:p>
          </table:table-cell>
          <table:table-cell table:style-name="ce2" table:formula="of:=AVERAGE([$'Decile ratio'.P25:.P28])" office:value-type="float" office:value="8.4626920364509" calcext:value-type="float">
            <text:p>8,4626920365</text:p>
          </table:table-cell>
          <table:table-cell table:style-name="ce2" table:formula="of:=AVERAGE([$'Decile ratio'.Q25:.Q28])" office:value-type="float" office:value="9.14251529828052" calcext:value-type="float">
            <text:p>9,1425152983</text:p>
          </table:table-cell>
          <table:table-cell table:style-name="ce2" table:formula="of:=AVERAGE([$'Decile ratio'.N25:.N28])" office:value-type="float" office:value="6.95279371110622" calcext:value-type="float">
            <text:p>6,9527937111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0845910471143" calcext:value-type="float">
            <text:p>11,0845910471</text:p>
          </table:table-cell>
          <table:table-cell table:formula="of:=AVERAGE([$'Decile ratio'.D29:.D32])" office:value-type="float" office:value="8.28463168530514" calcext:value-type="float">
            <text:p>8,2846316853</text:p>
          </table:table-cell>
          <table:table-cell table:formula="of:=AVERAGE([$'Decile ratio'.E29:.E32])" office:value-type="float" office:value="9.1209299830275" calcext:value-type="float">
            <text:p>9,120929983</text:p>
          </table:table-cell>
          <table:table-cell table:formula="of:=AVERAGE([$'Decile ratio'.B29:.B32])" office:value-type="float" office:value="6.9770831525334" calcext:value-type="float">
            <text:p>6,9770831525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Decile ratio'.I29:.I32])" office:value-type="float" office:value="11.6411982069022" calcext:value-type="float">
            <text:p>11,6411982069</text:p>
          </table:table-cell>
          <table:table-cell table:style-name="ce2" table:formula="of:=AVERAGE([$'Decile ratio'.J29:.J32])" office:value-type="float" office:value="8.47675942555996" calcext:value-type="float">
            <text:p>8,4767594256</text:p>
          </table:table-cell>
          <table:table-cell table:style-name="ce2" table:formula="of:=AVERAGE([$'Decile ratio'.K29:.K32])" office:value-type="float" office:value="9.54906220963656" calcext:value-type="float">
            <text:p>9,5490622096</text:p>
          </table:table-cell>
          <table:table-cell table:style-name="ce2" table:formula="of:=AVERAGE([$'Decile ratio'.H29:.H32])" office:value-type="float" office:value="7.07130359124348" calcext:value-type="float">
            <text:p>7,0713035912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Decile ratio'.O29:.O32])" office:value-type="float" office:value="11.3904366499465" calcext:value-type="float">
            <text:p>11,3904366499</text:p>
          </table:table-cell>
          <table:table-cell table:style-name="ce2" table:formula="of:=AVERAGE([$'Decile ratio'.P29:.P32])" office:value-type="float" office:value="8.42228101414707" calcext:value-type="float">
            <text:p>8,4222810141</text:p>
          </table:table-cell>
          <table:table-cell table:style-name="ce2" table:formula="of:=AVERAGE([$'Decile ratio'.Q29:.Q32])" office:value-type="float" office:value="9.40491261913046" calcext:value-type="float">
            <text:p>9,4049126191</text:p>
          </table:table-cell>
          <table:table-cell table:style-name="ce2" table:formula="of:=AVERAGE([$'Decile ratio'.N29:.N32])" office:value-type="float" office:value="7.0824258579159" calcext:value-type="float">
            <text:p>7,0824258579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0.8705809408942" calcext:value-type="float">
            <text:p>10,8705809409</text:p>
          </table:table-cell>
          <table:table-cell table:formula="of:=AVERAGE([$'Decile ratio'.D33:.D36])" office:value-type="float" office:value="8.04773662640955" calcext:value-type="float">
            <text:p>8,0477366264</text:p>
          </table:table-cell>
          <table:table-cell table:formula="of:=AVERAGE([$'Decile ratio'.E33:.E36])" office:value-type="float" office:value="8.95442724856124" calcext:value-type="float">
            <text:p>8,9544272486</text:p>
          </table:table-cell>
          <table:table-cell table:formula="of:=AVERAGE([$'Decile ratio'.B33:.B36])" office:value-type="float" office:value="6.83151604158907" calcext:value-type="float">
            <text:p>6,8315160416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Decile ratio'.I33:.I36])" office:value-type="float" office:value="11.5627453888723" calcext:value-type="float">
            <text:p>11,5627453889</text:p>
          </table:table-cell>
          <table:table-cell table:style-name="ce2" table:formula="of:=AVERAGE([$'Decile ratio'.J33:.J36])" office:value-type="float" office:value="8.5470488215189" calcext:value-type="float">
            <text:p>8,5470488215</text:p>
          </table:table-cell>
          <table:table-cell table:style-name="ce2" table:formula="of:=AVERAGE([$'Decile ratio'.K33:.K36])" office:value-type="float" office:value="9.38070266238891" calcext:value-type="float">
            <text:p>9,3807026624</text:p>
          </table:table-cell>
          <table:table-cell table:style-name="ce2" table:formula="of:=AVERAGE([$'Decile ratio'.H33:.H36])" office:value-type="float" office:value="7.0309865897869" calcext:value-type="float">
            <text:p>7,0309865898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Decile ratio'.O33:.O36])" office:value-type="float" office:value="11.8128828746283" calcext:value-type="float">
            <text:p>11,8128828746</text:p>
          </table:table-cell>
          <table:table-cell table:style-name="ce2" table:formula="of:=AVERAGE([$'Decile ratio'.P33:.P36])" office:value-type="float" office:value="8.29699349988941" calcext:value-type="float">
            <text:p>8,2969934999</text:p>
          </table:table-cell>
          <table:table-cell table:style-name="ce2" table:formula="of:=AVERAGE([$'Decile ratio'.Q33:.Q36])" office:value-type="float" office:value="9.39991541445754" calcext:value-type="float">
            <text:p>9,3999154145</text:p>
          </table:table-cell>
          <table:table-cell table:style-name="ce2" table:formula="of:=AVERAGE([$'Decile ratio'.N33:.N36])" office:value-type="float" office:value="6.93947558680463" calcext:value-type="float">
            <text:p>6,9394755868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4360967140882" calcext:value-type="float">
            <text:p>11,4360967141</text:p>
          </table:table-cell>
          <table:table-cell table:formula="of:=AVERAGE([$'Decile ratio'.D37:.D40])" office:value-type="float" office:value="8.48050492222713" calcext:value-type="float">
            <text:p>8,4805049222</text:p>
          </table:table-cell>
          <table:table-cell table:formula="of:=AVERAGE([$'Decile ratio'.E37:.E40])" office:value-type="float" office:value="9.5951279117435" calcext:value-type="float">
            <text:p>9,5951279117</text:p>
          </table:table-cell>
          <table:table-cell table:formula="of:=AVERAGE([$'Decile ratio'.B37:.B40])" office:value-type="float" office:value="7.12043157580052" calcext:value-type="float">
            <text:p>7,1204315758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Decile ratio'.I37:.I40])" office:value-type="float" office:value="11.0051144458588" calcext:value-type="float">
            <text:p>11,0051144459</text:p>
          </table:table-cell>
          <table:table-cell table:style-name="ce2" table:formula="of:=AVERAGE([$'Decile ratio'.J37:.J40])" office:value-type="float" office:value="7.88535048411559" calcext:value-type="float">
            <text:p>7,8853504841</text:p>
          </table:table-cell>
          <table:table-cell table:style-name="ce2" table:formula="of:=AVERAGE([$'Decile ratio'.K37:.K40])" office:value-type="float" office:value="9.16372672882942" calcext:value-type="float">
            <text:p>9,1637267288</text:p>
          </table:table-cell>
          <table:table-cell table:style-name="ce2" table:formula="of:=AVERAGE([$'Decile ratio'.H37:.H40])" office:value-type="float" office:value="6.55628274480758" calcext:value-type="float">
            <text:p>6,5562827448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Decile ratio'.O37:.O40])" office:value-type="float" office:value="12.1920759591052" calcext:value-type="float">
            <text:p>12,1920759591</text:p>
          </table:table-cell>
          <table:table-cell table:style-name="ce2" table:formula="of:=AVERAGE([$'Decile ratio'.P37:.P40])" office:value-type="float" office:value="8.45056132899204" calcext:value-type="float">
            <text:p>8,450561329</text:p>
          </table:table-cell>
          <table:table-cell table:style-name="ce2" table:formula="of:=AVERAGE([$'Decile ratio'.Q37:.Q40])" office:value-type="float" office:value="9.75256829148197" calcext:value-type="float">
            <text:p>9,7525682915</text:p>
          </table:table-cell>
          <table:table-cell table:style-name="ce2" table:formula="of:=AVERAGE([$'Decile ratio'.N37:.N40])" office:value-type="float" office:value="6.91225288242273" calcext:value-type="float">
            <text:p>6,9122528824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0.9582444617136" calcext:value-type="float">
            <text:p>10,9582444617</text:p>
          </table:table-cell>
          <table:table-cell table:formula="of:=AVERAGE([$'Decile ratio'.D41:.D44])" office:value-type="float" office:value="7.79237343783625" calcext:value-type="float">
            <text:p>7,7923734378</text:p>
          </table:table-cell>
          <table:table-cell table:formula="of:=AVERAGE([$'Decile ratio'.E41:.E44])" office:value-type="float" office:value="9.25831743449426" calcext:value-type="float">
            <text:p>9,2583174345</text:p>
          </table:table-cell>
          <table:table-cell table:formula="of:=AVERAGE([$'Decile ratio'.B41:.B44])" office:value-type="float" office:value="6.7363322644858" calcext:value-type="float">
            <text:p>6,7363322645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Decile ratio'.I41:.I44])" office:value-type="float" office:value="10.6939716410835" calcext:value-type="float">
            <text:p>10,6939716411</text:p>
          </table:table-cell>
          <table:table-cell table:style-name="ce2" table:formula="of:=AVERAGE([$'Decile ratio'.J41:.J44])" office:value-type="float" office:value="8.18645065029562" calcext:value-type="float">
            <text:p>8,1864506503</text:p>
          </table:table-cell>
          <table:table-cell table:style-name="ce2" table:formula="of:=AVERAGE([$'Decile ratio'.K41:.K44])" office:value-type="float" office:value="9.09022151360922" calcext:value-type="float">
            <text:p>9,0902215136</text:p>
          </table:table-cell>
          <table:table-cell table:style-name="ce2" table:formula="of:=AVERAGE([$'Decile ratio'.H41:.H44])" office:value-type="float" office:value="6.8842260142197" calcext:value-type="float">
            <text:p>6,8842260142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Decile ratio'.O41:.O44])" office:value-type="float" office:value="11.5125771235531" calcext:value-type="float">
            <text:p>11,5125771236</text:p>
          </table:table-cell>
          <table:table-cell table:style-name="ce2" table:formula="of:=AVERAGE([$'Decile ratio'.P41:.P44])" office:value-type="float" office:value="8.22822787015423" calcext:value-type="float">
            <text:p>8,2282278702</text:p>
          </table:table-cell>
          <table:table-cell table:style-name="ce2" table:formula="of:=AVERAGE([$'Decile ratio'.Q41:.Q44])" office:value-type="float" office:value="9.49266737965633" calcext:value-type="float">
            <text:p>9,4926673797</text:p>
          </table:table-cell>
          <table:table-cell table:style-name="ce2" table:formula="of:=AVERAGE([$'Decile ratio'.N41:.N44])" office:value-type="float" office:value="6.86645635558474" calcext:value-type="float">
            <text:p>6,8664563556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1.3589518858181" calcext:value-type="float">
            <text:p>11,3589518858</text:p>
          </table:table-cell>
          <table:table-cell table:formula="of:=AVERAGE([$'Decile ratio'.D45:.D48])" office:value-type="float" office:value="7.98977475600463" calcext:value-type="float">
            <text:p>7,989774756</text:p>
          </table:table-cell>
          <table:table-cell table:formula="of:=AVERAGE([$'Decile ratio'.E45:.E48])" office:value-type="float" office:value="9.51012116607666" calcext:value-type="float">
            <text:p>9,5101211661</text:p>
          </table:table-cell>
          <table:table-cell table:formula="of:=AVERAGE([$'Decile ratio'.B45:.B48])" office:value-type="float" office:value="7.07480838538167" calcext:value-type="float">
            <text:p>7,0748083854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Decile ratio'.I45:.I48])" office:value-type="float" office:value="11.0004990461695" calcext:value-type="float">
            <text:p>11,0004990462</text:p>
          </table:table-cell>
          <table:table-cell table:style-name="ce2" table:formula="of:=AVERAGE([$'Decile ratio'.J45:.J48])" office:value-type="float" office:value="7.82146885264364" calcext:value-type="float">
            <text:p>7,8214688526</text:p>
          </table:table-cell>
          <table:table-cell table:style-name="ce2" table:formula="of:=AVERAGE([$'Decile ratio'.K45:.K48])" office:value-type="float" office:value="9.24047951030848" calcext:value-type="float">
            <text:p>9,2404795103</text:p>
          </table:table-cell>
          <table:table-cell table:style-name="ce2" table:formula="of:=AVERAGE([$'Decile ratio'.H45:.H48])" office:value-type="float" office:value="6.72146649725996" calcext:value-type="float">
            <text:p>6,7214664973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Decile ratio'.O45:.O48])" office:value-type="float" office:value="11.6760840614753" calcext:value-type="float">
            <text:p>11,6760840615</text:p>
          </table:table-cell>
          <table:table-cell table:style-name="ce2" table:formula="of:=AVERAGE([$'Decile ratio'.P45:.P48])" office:value-type="float" office:value="8.09796044987958" calcext:value-type="float">
            <text:p>8,0979604499</text:p>
          </table:table-cell>
          <table:table-cell table:style-name="ce2" table:formula="of:=AVERAGE([$'Decile ratio'.Q45:.Q48])" office:value-type="float" office:value="9.5474920617704" calcext:value-type="float">
            <text:p>9,5474920618</text:p>
          </table:table-cell>
          <table:table-cell table:style-name="ce2" table:formula="of:=AVERAGE([$'Decile ratio'.N45:.N48])" office:value-type="float" office:value="7.00962617100718" calcext:value-type="float">
            <text:p>7,009626171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0.8408503393218" calcext:value-type="float">
            <text:p>10,8408503393</text:p>
          </table:table-cell>
          <table:table-cell table:formula="of:=AVERAGE([$'Decile ratio'.D49:.D52])" office:value-type="float" office:value="7.96605921192776" calcext:value-type="float">
            <text:p>7,9660592119</text:p>
          </table:table-cell>
          <table:table-cell table:formula="of:=AVERAGE([$'Decile ratio'.E49:.E52])" office:value-type="float" office:value="9.18452595082696" calcext:value-type="float">
            <text:p>9,1845259508</text:p>
          </table:table-cell>
          <table:table-cell table:formula="of:=AVERAGE([$'Decile ratio'.B49:.B52])" office:value-type="float" office:value="6.84820947398519" calcext:value-type="float">
            <text:p>6,848209474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Decile ratio'.I49:.I52])" office:value-type="float" office:value="11.5021744161911" calcext:value-type="float">
            <text:p>11,5021744162</text:p>
          </table:table-cell>
          <table:table-cell table:style-name="ce2" table:formula="of:=AVERAGE([$'Decile ratio'.J49:.J52])" office:value-type="float" office:value="7.88175669930008" calcext:value-type="float">
            <text:p>7,8817566993</text:p>
          </table:table-cell>
          <table:table-cell table:style-name="ce2" table:formula="of:=AVERAGE([$'Decile ratio'.K49:.K52])" office:value-type="float" office:value="9.73827617634064" calcext:value-type="float">
            <text:p>9,7382761763</text:p>
          </table:table-cell>
          <table:table-cell table:style-name="ce2" table:formula="of:=AVERAGE([$'Decile ratio'.H49:.H52])" office:value-type="float" office:value="6.87019424814154" calcext:value-type="float">
            <text:p>6,8701942481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Decile ratio'.O49:.O52])" office:value-type="float" office:value="10.769473750403" calcext:value-type="float">
            <text:p>10,7694737504</text:p>
          </table:table-cell>
          <table:table-cell table:style-name="ce2" table:formula="of:=AVERAGE([$'Decile ratio'.P49:.P52])" office:value-type="float" office:value="7.94120487022589" calcext:value-type="float">
            <text:p>7,9412048702</text:p>
          </table:table-cell>
          <table:table-cell table:style-name="ce2" table:formula="of:=AVERAGE([$'Decile ratio'.Q49:.Q52])" office:value-type="float" office:value="9.43824083809529" calcext:value-type="float">
            <text:p>9,4382408381</text:p>
          </table:table-cell>
          <table:table-cell table:style-name="ce2" table:formula="of:=AVERAGE([$'Decile ratio'.N49:.N52])" office:value-type="float" office:value="7.01836947489654" calcext:value-type="float">
            <text:p>7,0183694749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1.0545832283052" calcext:value-type="float">
            <text:p>11,0545832283</text:p>
          </table:table-cell>
          <table:table-cell table:formula="of:=AVERAGE([$'Decile ratio'.D53:.D56])" office:value-type="float" office:value="8.02511303517359" calcext:value-type="float">
            <text:p>8,0251130352</text:p>
          </table:table-cell>
          <table:table-cell table:formula="of:=AVERAGE([$'Decile ratio'.E53:.E56])" office:value-type="float" office:value="9.59986938187962" calcext:value-type="float">
            <text:p>9,5998693819</text:p>
          </table:table-cell>
          <table:table-cell table:formula="of:=AVERAGE([$'Decile ratio'.B53:.B56])" office:value-type="float" office:value="7.02900528769849" calcext:value-type="float">
            <text:p>7,0290052877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Decile ratio'.I53:.I56])" office:value-type="float" office:value="11.1098826213136" calcext:value-type="float">
            <text:p>11,1098826213</text:p>
          </table:table-cell>
          <table:table-cell table:style-name="ce2" table:formula="of:=AVERAGE([$'Decile ratio'.J53:.J56])" office:value-type="float" office:value="7.92073166428186" calcext:value-type="float">
            <text:p>7,9207316643</text:p>
          </table:table-cell>
          <table:table-cell table:style-name="ce2" table:formula="of:=AVERAGE([$'Decile ratio'.K53:.K56])" office:value-type="float" office:value="9.73690005339056" calcext:value-type="float">
            <text:p>9,7369000534</text:p>
          </table:table-cell>
          <table:table-cell table:style-name="ce2" table:formula="of:=AVERAGE([$'Decile ratio'.H53:.H56])" office:value-type="float" office:value="6.83334069312613" calcext:value-type="float">
            <text:p>6,8333406931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Decile ratio'.O53:.O56])" office:value-type="float" office:value="10.9490941723797" calcext:value-type="float">
            <text:p>10,9490941724</text:p>
          </table:table-cell>
          <table:table-cell table:style-name="ce2" table:formula="of:=AVERAGE([$'Decile ratio'.P53:.P56])" office:value-type="float" office:value="8.05378142128489" calcext:value-type="float">
            <text:p>8,0537814213</text:p>
          </table:table-cell>
          <table:table-cell table:style-name="ce2" table:formula="of:=AVERAGE([$'Decile ratio'.Q53:.Q56])" office:value-type="float" office:value="9.18727329724467" calcext:value-type="float">
            <text:p>9,1872732972</text:p>
          </table:table-cell>
          <table:table-cell table:style-name="ce2" table:formula="of:=AVERAGE([$'Decile ratio'.N53:.N56])" office:value-type="float" office:value="6.92045830851379" calcext:value-type="float">
            <text:p>6,9204583085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9457656965282" calcext:value-type="float">
            <text:p>10,9457656965</text:p>
          </table:table-cell>
          <table:table-cell table:formula="of:=AVERAGE([$'Decile ratio'.D57:.D60])" office:value-type="float" office:value="7.88305100092383" calcext:value-type="float">
            <text:p>7,8830510009</text:p>
          </table:table-cell>
          <table:table-cell table:formula="of:=AVERAGE([$'Decile ratio'.E57:.E60])" office:value-type="float" office:value="9.95906261311153" calcext:value-type="float">
            <text:p>9,9590626131</text:p>
          </table:table-cell>
          <table:table-cell table:formula="of:=AVERAGE([$'Decile ratio'.B57:.B60])" office:value-type="float" office:value="7.14106614843641" calcext:value-type="float">
            <text:p>7,1410661484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Decile ratio'.I57:.I60])" office:value-type="float" office:value="10.4376421282134" calcext:value-type="float">
            <text:p>10,4376421282</text:p>
          </table:table-cell>
          <table:table-cell table:style-name="ce2" table:formula="of:=AVERAGE([$'Decile ratio'.J57:.J60])" office:value-type="float" office:value="7.52353724128365" calcext:value-type="float">
            <text:p>7,5235372413</text:p>
          </table:table-cell>
          <table:table-cell table:style-name="ce2" table:formula="of:=AVERAGE([$'Decile ratio'.K57:.K60])" office:value-type="float" office:value="9.15240060568554" calcext:value-type="float">
            <text:p>9,1524006057</text:p>
          </table:table-cell>
          <table:table-cell table:style-name="ce2" table:formula="of:=AVERAGE([$'Decile ratio'.H57:.H60])" office:value-type="float" office:value="6.51697755431857" calcext:value-type="float">
            <text:p>6,5169775543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Decile ratio'.O57:.O60])" office:value-type="float" office:value="10.885071206522" calcext:value-type="float">
            <text:p>10,8850712065</text:p>
          </table:table-cell>
          <table:table-cell table:style-name="ce2" table:formula="of:=AVERAGE([$'Decile ratio'.P57:.P60])" office:value-type="float" office:value="7.78703321002816" calcext:value-type="float">
            <text:p>7,78703321</text:p>
          </table:table-cell>
          <table:table-cell table:style-name="ce2" table:formula="of:=AVERAGE([$'Decile ratio'.Q57:.Q60])" office:value-type="float" office:value="9.3042677969333" calcext:value-type="float">
            <text:p>9,3042677969</text:p>
          </table:table-cell>
          <table:table-cell table:style-name="ce2" table:formula="of:=AVERAGE([$'Decile ratio'.N57:.N60])" office:value-type="float" office:value="6.91774975987405" calcext:value-type="float">
            <text:p>6,9177497599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1.4777358497726" calcext:value-type="float">
            <text:p>11,4777358498</text:p>
          </table:table-cell>
          <table:table-cell table:formula="of:=AVERAGE([$'Decile ratio'.D61:.D64])" office:value-type="float" office:value="7.7188152978739" calcext:value-type="float">
            <text:p>7,7188152979</text:p>
          </table:table-cell>
          <table:table-cell table:formula="of:=AVERAGE([$'Decile ratio'.E61:.E64])" office:value-type="float" office:value="10.3576686217969" calcext:value-type="float">
            <text:p>10,3576686218</text:p>
          </table:table-cell>
          <table:table-cell table:formula="of:=AVERAGE([$'Decile ratio'.B61:.B64])" office:value-type="float" office:value="7.04692297770844" calcext:value-type="float">
            <text:p>7,0469229777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Decile ratio'.I61:.I64])" office:value-type="float" office:value="10.6171831772301" calcext:value-type="float">
            <text:p>10,6171831772</text:p>
          </table:table-cell>
          <table:table-cell table:style-name="ce2" table:formula="of:=AVERAGE([$'Decile ratio'.J61:.J64])" office:value-type="float" office:value="7.31721998286755" calcext:value-type="float">
            <text:p>7,3172199829</text:p>
          </table:table-cell>
          <table:table-cell table:style-name="ce2" table:formula="of:=AVERAGE([$'Decile ratio'.K61:.K64])" office:value-type="float" office:value="9.50418706704404" calcext:value-type="float">
            <text:p>9,504187067</text:p>
          </table:table-cell>
          <table:table-cell table:style-name="ce2" table:formula="of:=AVERAGE([$'Decile ratio'.H61:.H64])" office:value-type="float" office:value="6.63971589085303" calcext:value-type="float">
            <text:p>6,6397158909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Decile ratio'.O61:.O64])" office:value-type="float" office:value="11.1341351958105" calcext:value-type="float">
            <text:p>11,1341351958</text:p>
          </table:table-cell>
          <table:table-cell table:style-name="ce2" table:formula="of:=AVERAGE([$'Decile ratio'.P61:.P64])" office:value-type="float" office:value="7.94726583288118" calcext:value-type="float">
            <text:p>7,9472658329</text:p>
          </table:table-cell>
          <table:table-cell table:style-name="ce2" table:formula="of:=AVERAGE([$'Decile ratio'.Q61:.Q64])" office:value-type="float" office:value="10.2143630229805" calcext:value-type="float">
            <text:p>10,214363023</text:p>
          </table:table-cell>
          <table:table-cell table:style-name="ce2" table:formula="of:=AVERAGE([$'Decile ratio'.N61:.N64])" office:value-type="float" office:value="7.24743069082761" calcext:value-type="float">
            <text:p>7,2474306908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1.58164034803" calcext:value-type="float">
            <text:p>11,581640348</text:p>
          </table:table-cell>
          <table:table-cell table:formula="of:=AVERAGE([$'Decile ratio'.D65:.D68])" office:value-type="float" office:value="7.84385601653785" calcext:value-type="float">
            <text:p>7,8438560165</text:p>
          </table:table-cell>
          <table:table-cell table:formula="of:=AVERAGE([$'Decile ratio'.E65:.E68])" office:value-type="float" office:value="10.4340130690496" calcext:value-type="float">
            <text:p>10,434013069</text:p>
          </table:table-cell>
          <table:table-cell table:formula="of:=AVERAGE([$'Decile ratio'.B65:.B68])" office:value-type="float" office:value="7.32956079481365" calcext:value-type="float">
            <text:p>7,3295607948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Decile ratio'.I65:.I68])" office:value-type="float" office:value="10.8775249229259" calcext:value-type="float">
            <text:p>10,8775249229</text:p>
          </table:table-cell>
          <table:table-cell table:style-name="ce2" table:formula="of:=AVERAGE([$'Decile ratio'.J65:.J68])" office:value-type="float" office:value="7.75192678710299" calcext:value-type="float">
            <text:p>7,7519267871</text:p>
          </table:table-cell>
          <table:table-cell table:style-name="ce2" table:formula="of:=AVERAGE([$'Decile ratio'.K65:.K68])" office:value-type="float" office:value="10.3465840787391" calcext:value-type="float">
            <text:p>10,3465840787</text:p>
          </table:table-cell>
          <table:table-cell table:style-name="ce2" table:formula="of:=AVERAGE([$'Decile ratio'.H65:.H68])" office:value-type="float" office:value="7.12377149900383" calcext:value-type="float">
            <text:p>7,123771499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Decile ratio'.O65:.O68])" office:value-type="float" office:value="11.2260963024992" calcext:value-type="float">
            <text:p>11,2260963025</text:p>
          </table:table-cell>
          <table:table-cell table:style-name="ce2" table:formula="of:=AVERAGE([$'Decile ratio'.P65:.P68])" office:value-type="float" office:value="8.19574108044696" calcext:value-type="float">
            <text:p>8,1957410804</text:p>
          </table:table-cell>
          <table:table-cell table:style-name="ce2" table:formula="of:=AVERAGE([$'Decile ratio'.Q65:.Q68])" office:value-type="float" office:value="10.4405734143072" calcext:value-type="float">
            <text:p>10,4405734143</text:p>
          </table:table-cell>
          <table:table-cell table:style-name="ce2" table:formula="of:=AVERAGE([$'Decile ratio'.N65:.N68])" office:value-type="float" office:value="7.3354584583192" calcext:value-type="float">
            <text:p>7,3354584583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1.151961538848" calcext:value-type="float">
            <text:p>11,1519615388</text:p>
          </table:table-cell>
          <table:table-cell table:formula="of:=AVERAGE([$'Decile ratio'.D69:.D72])" office:value-type="float" office:value="7.1219194811078" calcext:value-type="float">
            <text:p>7,1219194811</text:p>
          </table:table-cell>
          <table:table-cell table:formula="of:=AVERAGE([$'Decile ratio'.E69:.E72])" office:value-type="float" office:value="10.513759221305" calcext:value-type="float">
            <text:p>10,5137592213</text:p>
          </table:table-cell>
          <table:table-cell table:formula="of:=AVERAGE([$'Decile ratio'.B69:.B72])" office:value-type="float" office:value="6.87617668446257" calcext:value-type="float">
            <text:p>6,8761766845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Decile ratio'.I69:.I72])" office:value-type="float" office:value="9.5857442140967" calcext:value-type="float">
            <text:p>9,5857442141</text:p>
          </table:table-cell>
          <table:table-cell table:style-name="ce2" table:formula="of:=AVERAGE([$'Decile ratio'.J69:.J72])" office:value-type="float" office:value="6.93122140267645" calcext:value-type="float">
            <text:p>6,9312214027</text:p>
          </table:table-cell>
          <table:table-cell table:style-name="ce2" table:formula="of:=AVERAGE([$'Decile ratio'.K69:.K72])" office:value-type="float" office:value="9.21404513934361" calcext:value-type="float">
            <text:p>9,2140451393</text:p>
          </table:table-cell>
          <table:table-cell table:style-name="ce2" table:formula="of:=AVERAGE([$'Decile ratio'.H69:.H72])" office:value-type="float" office:value="6.59522251459407" calcext:value-type="float">
            <text:p>6,5952225146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Decile ratio'.O69:.O72])" office:value-type="float" office:value="11.2365393664399" calcext:value-type="float">
            <text:p>11,2365393664</text:p>
          </table:table-cell>
          <table:table-cell table:style-name="ce2" table:formula="of:=AVERAGE([$'Decile ratio'.P69:.P72])" office:value-type="float" office:value="8.18644540760408" calcext:value-type="float">
            <text:p>8,1864454076</text:p>
          </table:table-cell>
          <table:table-cell table:style-name="ce2" table:formula="of:=AVERAGE([$'Decile ratio'.Q69:.Q72])" office:value-type="float" office:value="10.383191256325" calcext:value-type="float">
            <text:p>10,3831912563</text:p>
          </table:table-cell>
          <table:table-cell table:style-name="ce2" table:formula="of:=AVERAGE([$'Decile ratio'.N69:.N72])" office:value-type="float" office:value="7.35768490845992" calcext:value-type="float">
            <text:p>7,3576849085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690361439624" calcext:value-type="float">
            <text:p>10,6903614396</text:p>
          </table:table-cell>
          <table:table-cell table:formula="of:=AVERAGE([$'Decile ratio'.D73:.D76])" office:value-type="float" office:value="7.29321702763963" calcext:value-type="float">
            <text:p>7,2932170276</text:p>
          </table:table-cell>
          <table:table-cell table:formula="of:=AVERAGE([$'Decile ratio'.E73:.E76])" office:value-type="float" office:value="10.4690896847543" calcext:value-type="float">
            <text:p>10,4690896848</text:p>
          </table:table-cell>
          <table:table-cell table:formula="of:=AVERAGE([$'Decile ratio'.B73:.B76])" office:value-type="float" office:value="7.1626921301264" calcext:value-type="float">
            <text:p>7,1626921301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Decile ratio'.I73:.I76])" office:value-type="float" office:value="9.27173242978898" calcext:value-type="float">
            <text:p>9,2717324298</text:p>
          </table:table-cell>
          <table:table-cell table:style-name="ce2" table:formula="of:=AVERAGE([$'Decile ratio'.J73:.J76])" office:value-type="float" office:value="6.65251641528733" calcext:value-type="float">
            <text:p>6,6525164153</text:p>
          </table:table-cell>
          <table:table-cell table:style-name="ce2" table:formula="of:=AVERAGE([$'Decile ratio'.K73:.K76])" office:value-type="float" office:value="9.13161895680857" calcext:value-type="float">
            <text:p>9,1316189568</text:p>
          </table:table-cell>
          <table:table-cell table:style-name="ce2" table:formula="of:=AVERAGE([$'Decile ratio'.H73:.H76])" office:value-type="float" office:value="6.40817240267182" calcext:value-type="float">
            <text:p>6,4081724027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Decile ratio'.O73:.O76])" office:value-type="float" office:value="10.7045670405803" calcext:value-type="float">
            <text:p>10,7045670406</text:p>
          </table:table-cell>
          <table:table-cell table:style-name="ce2" table:formula="of:=AVERAGE([$'Decile ratio'.P73:.P76])" office:value-type="float" office:value="7.66812012566059" calcext:value-type="float">
            <text:p>7,6681201257</text:p>
          </table:table-cell>
          <table:table-cell table:style-name="ce2" table:formula="of:=AVERAGE([$'Decile ratio'.Q73:.Q76])" office:value-type="float" office:value="10.4347791864189" calcext:value-type="float">
            <text:p>10,4347791864</text:p>
          </table:table-cell>
          <table:table-cell table:style-name="ce2" table:formula="of:=AVERAGE([$'Decile ratio'.N73:.N76])" office:value-type="float" office:value="7.33057272157063" calcext:value-type="float">
            <text:p>7,3305727216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66004489841949" calcext:value-type="float">
            <text:p>9,6600448984</text:p>
          </table:table-cell>
          <table:table-cell table:formula="of:=AVERAGE([$'Decile ratio'.D77:.D80])" office:value-type="float" office:value="6.66688679783838" calcext:value-type="float">
            <text:p>6,6668867978</text:p>
          </table:table-cell>
          <table:table-cell table:formula="of:=AVERAGE([$'Decile ratio'.E77:.E80])" office:value-type="float" office:value="9.55784752223917" calcext:value-type="float">
            <text:p>9,5578475222</text:p>
          </table:table-cell>
          <table:table-cell table:formula="of:=AVERAGE([$'Decile ratio'.B77:.B80])" office:value-type="float" office:value="6.54828959289185" calcext:value-type="float">
            <text:p>6,5482895929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Decile ratio'.I77:.I80])" office:value-type="float" office:value="9.82830205847663" calcext:value-type="float">
            <text:p>9,8283020585</text:p>
          </table:table-cell>
          <table:table-cell table:style-name="ce2" table:formula="of:=AVERAGE([$'Decile ratio'.J77:.J80])" office:value-type="float" office:value="7.05627944958407" calcext:value-type="float">
            <text:p>7,0562794496</text:p>
          </table:table-cell>
          <table:table-cell table:style-name="ce2" table:formula="of:=AVERAGE([$'Decile ratio'.K77:.K80])" office:value-type="float" office:value="9.50779059103022" calcext:value-type="float">
            <text:p>9,507790591</text:p>
          </table:table-cell>
          <table:table-cell table:style-name="ce2" table:formula="of:=AVERAGE([$'Decile ratio'.H77:.H80])" office:value-type="float" office:value="6.82063016961428" calcext:value-type="float">
            <text:p>6,8206301696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Decile ratio'.O77:.O80])" office:value-type="float" office:value="10.1496454397327" calcext:value-type="float">
            <text:p>10,1496454397</text:p>
          </table:table-cell>
          <table:table-cell table:style-name="ce2" table:formula="of:=AVERAGE([$'Decile ratio'.P77:.P80])" office:value-type="float" office:value="7.47606191467053" calcext:value-type="float">
            <text:p>7,4760619147</text:p>
          </table:table-cell>
          <table:table-cell table:style-name="ce2" table:formula="of:=AVERAGE([$'Decile ratio'.Q77:.Q80])" office:value-type="float" office:value="10.0963016999631" calcext:value-type="float">
            <text:p>10,0963017</text:p>
          </table:table-cell>
          <table:table-cell table:style-name="ce2" table:formula="of:=AVERAGE([$'Decile ratio'.N77:.N80])" office:value-type="float" office:value="7.27002752308584" calcext:value-type="float">
            <text:p>7,2700275231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98716190055405" calcext:value-type="float">
            <text:p>9,9871619006</text:p>
          </table:table-cell>
          <table:table-cell table:formula="of:=AVERAGE([$'Decile ratio'.D81:.D84])" office:value-type="float" office:value="6.86773349087224" calcext:value-type="float">
            <text:p>6,8677334909</text:p>
          </table:table-cell>
          <table:table-cell table:formula="of:=AVERAGE([$'Decile ratio'.E81:.E84])" office:value-type="float" office:value="9.83687942737065" calcext:value-type="float">
            <text:p>9,8368794274</text:p>
          </table:table-cell>
          <table:table-cell table:formula="of:=AVERAGE([$'Decile ratio'.B81:.B84])" office:value-type="float" office:value="6.74332548786151" calcext:value-type="float">
            <text:p>6,7433254879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Decile ratio'.I81:.I84])" office:value-type="float" office:value="9.56678131169576" calcext:value-type="float">
            <text:p>9,5667813117</text:p>
          </table:table-cell>
          <table:table-cell table:style-name="ce2" table:formula="of:=AVERAGE([$'Decile ratio'.J81:.J84])" office:value-type="float" office:value="6.40278835378977" calcext:value-type="float">
            <text:p>6,4027883538</text:p>
          </table:table-cell>
          <table:table-cell table:style-name="ce2" table:formula="of:=AVERAGE([$'Decile ratio'.K81:.K84])" office:value-type="float" office:value="9.08730765997075" calcext:value-type="float">
            <text:p>9,08730766</text:p>
          </table:table-cell>
          <table:table-cell table:style-name="ce2" table:formula="of:=AVERAGE([$'Decile ratio'.H81:.H84])" office:value-type="float" office:value="6.21369583341211" calcext:value-type="float">
            <text:p>6,2136958334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Decile ratio'.O81:.O84])" office:value-type="float" office:value="9.45990467954144" calcext:value-type="float">
            <text:p>9,4599046795</text:p>
          </table:table-cell>
          <table:table-cell table:style-name="ce2" table:formula="of:=AVERAGE([$'Decile ratio'.P81:.P84])" office:value-type="float" office:value="7.18163393257035" calcext:value-type="float">
            <text:p>7,1816339326</text:p>
          </table:table-cell>
          <table:table-cell table:style-name="ce2" table:formula="of:=AVERAGE([$'Decile ratio'.Q81:.Q84])" office:value-type="float" office:value="9.34662310876587" calcext:value-type="float">
            <text:p>9,3466231088</text:p>
          </table:table-cell>
          <table:table-cell table:style-name="ce2" table:formula="of:=AVERAGE([$'Decile ratio'.N81:.N84])" office:value-type="float" office:value="7.04539151325749" calcext:value-type="float">
            <text:p>7,0453915133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10.144334014076" calcext:value-type="float">
            <text:p>10,1443340141</text:p>
          </table:table-cell>
          <table:table-cell table:formula="of:=AVERAGE([$'Decile ratio'.D85:.D88])" office:value-type="float" office:value="6.6342354959773" calcext:value-type="float">
            <text:p>6,634235496</text:p>
          </table:table-cell>
          <table:table-cell table:formula="of:=AVERAGE([$'Decile ratio'.E85:.E88])" office:value-type="float" office:value="10.1169679199654" calcext:value-type="float">
            <text:p>10,11696792</text:p>
          </table:table-cell>
          <table:table-cell table:formula="of:=AVERAGE([$'Decile ratio'.B85:.B88])" office:value-type="float" office:value="6.577819877867" calcext:value-type="float">
            <text:p>6,5778198779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Decile ratio'.I85:.I88])" office:value-type="float" office:value="9.36240410338254" calcext:value-type="float">
            <text:p>9,3624041034</text:p>
          </table:table-cell>
          <table:table-cell table:style-name="ce2" table:formula="of:=AVERAGE([$'Decile ratio'.J85:.J88])" office:value-type="float" office:value="6.21572828478164" calcext:value-type="float">
            <text:p>6,2157282848</text:p>
          </table:table-cell>
          <table:table-cell table:style-name="ce2" table:formula="of:=AVERAGE([$'Decile ratio'.K85:.K88])" office:value-type="float" office:value="8.92427365200939" calcext:value-type="float">
            <text:p>8,924273652</text:p>
          </table:table-cell>
          <table:table-cell table:style-name="ce2" table:formula="of:=AVERAGE([$'Decile ratio'.H85:.H88])" office:value-type="float" office:value="6.11418258416799" calcext:value-type="float">
            <text:p>6,1141825842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Decile ratio'.O85:.O88])" office:value-type="float" office:value="8.9486203147438" calcext:value-type="float">
            <text:p>8,9486203147</text:p>
          </table:table-cell>
          <table:table-cell table:style-name="ce2" table:formula="of:=AVERAGE([$'Decile ratio'.P85:.P88])" office:value-type="float" office:value="6.97905622995467" calcext:value-type="float">
            <text:p>6,97905623</text:p>
          </table:table-cell>
          <table:table-cell table:style-name="ce2" table:formula="of:=AVERAGE([$'Decile ratio'.Q85:.Q88])" office:value-type="float" office:value="9.12375779922379" calcext:value-type="float">
            <text:p>9,1237577992</text:p>
          </table:table-cell>
          <table:table-cell table:style-name="ce2" table:formula="of:=AVERAGE([$'Decile ratio'.N85:.N88])" office:value-type="float" office:value="6.90743197629198" calcext:value-type="float">
            <text:p>6,9074319763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10.4403531480209" calcext:value-type="float">
            <text:p>10,440353148</text:p>
          </table:table-cell>
          <table:table-cell table:formula="of:=AVERAGE([$'Decile ratio'.D89:.D92])" office:value-type="float" office:value="6.67828620211764" calcext:value-type="float">
            <text:p>6,6782862021</text:p>
          </table:table-cell>
          <table:table-cell table:formula="of:=AVERAGE([$'Decile ratio'.E89:.E92])" office:value-type="float" office:value="10.5971700475601" calcext:value-type="float">
            <text:p>10,5971700476</text:p>
          </table:table-cell>
          <table:table-cell table:formula="of:=AVERAGE([$'Decile ratio'.B89:.B92])" office:value-type="float" office:value="6.62483955617292" calcext:value-type="float">
            <text:p>6,6248395562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Decile ratio'.I89:.I92])" office:value-type="float" office:value="8.73125329319824" calcext:value-type="float">
            <text:p>8,7312532932</text:p>
          </table:table-cell>
          <table:table-cell table:style-name="ce2" table:formula="of:=AVERAGE([$'Decile ratio'.J89:.J92])" office:value-type="float" office:value="6.06928521861427" calcext:value-type="float">
            <text:p>6,0692852186</text:p>
          </table:table-cell>
          <table:table-cell table:style-name="ce2" table:formula="of:=AVERAGE([$'Decile ratio'.K89:.K92])" office:value-type="float" office:value="8.66973466840475" calcext:value-type="float">
            <text:p>8,6697346684</text:p>
          </table:table-cell>
          <table:table-cell table:style-name="ce2" table:formula="of:=AVERAGE([$'Decile ratio'.H89:.H92])" office:value-type="float" office:value="5.98801179591687" calcext:value-type="float">
            <text:p>5,9880117959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Decile ratio'.O89:.O92])" office:value-type="float" office:value="9.88502671952297" calcext:value-type="float">
            <text:p>9,8850267195</text:p>
          </table:table-cell>
          <table:table-cell table:style-name="ce2" table:formula="of:=AVERAGE([$'Decile ratio'.P89:.P92])" office:value-type="float" office:value="7.14281724339069" calcext:value-type="float">
            <text:p>7,1428172434</text:p>
          </table:table-cell>
          <table:table-cell table:style-name="ce2" table:formula="of:=AVERAGE([$'Decile ratio'.Q89:.Q92])" office:value-type="float" office:value="10.0480890207365" calcext:value-type="float">
            <text:p>10,0480890207</text:p>
          </table:table-cell>
          <table:table-cell table:style-name="ce2" table:formula="of:=AVERAGE([$'Decile ratio'.N89:.N92])" office:value-type="float" office:value="7.0925500503295" calcext:value-type="float">
            <text:p>7,0925500503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9.33212772642648" calcext:value-type="float">
            <text:p>9,3321277264</text:p>
          </table:table-cell>
          <table:table-cell table:formula="of:=AVERAGE([$'Decile ratio'.D93:.D96])" office:value-type="float" office:value="6.10898209537159" calcext:value-type="float">
            <text:p>6,1089820954</text:p>
          </table:table-cell>
          <table:table-cell table:formula="of:=AVERAGE([$'Decile ratio'.E93:.E96])" office:value-type="float" office:value="9.40800214501735" calcext:value-type="float">
            <text:p>9,408002145</text:p>
          </table:table-cell>
          <table:table-cell table:formula="of:=AVERAGE([$'Decile ratio'.B93:.B96])" office:value-type="float" office:value="5.98296587740405" calcext:value-type="float">
            <text:p>5,9829658774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Decile ratio'.I93:.I96])" office:value-type="float" office:value="9.52999909435674" calcext:value-type="float">
            <text:p>9,5299990944</text:p>
          </table:table-cell>
          <table:table-cell table:style-name="ce2" table:formula="of:=AVERAGE([$'Decile ratio'.J93:.J96])" office:value-type="float" office:value="6.42848217733267" calcext:value-type="float">
            <text:p>6,4284821773</text:p>
          </table:table-cell>
          <table:table-cell table:style-name="ce2" table:formula="of:=AVERAGE([$'Decile ratio'.K93:.K96])" office:value-type="float" office:value="9.15209126335902" calcext:value-type="float">
            <text:p>9,1520912634</text:p>
          </table:table-cell>
          <table:table-cell table:style-name="ce2" table:formula="of:=AVERAGE([$'Decile ratio'.H93:.H96])" office:value-type="float" office:value="6.38265281535951" calcext:value-type="float">
            <text:p>6,3826528154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2" table:formula="of:=AVERAGE([$'Decile ratio'.O93:.O96])" office:value-type="float" office:value="9.02567568719385" calcext:value-type="float">
            <text:p>9,0256756872</text:p>
          </table:table-cell>
          <table:table-cell table:style-name="ce2" table:formula="of:=AVERAGE([$'Decile ratio'.P93:.P96])" office:value-type="float" office:value="6.84534522233464" calcext:value-type="float">
            <text:p>6,8453452223</text:p>
          </table:table-cell>
          <table:table-cell table:style-name="ce2" table:formula="of:=AVERAGE([$'Decile ratio'.Q93:.Q96])" office:value-type="float" office:value="8.91654328572598" calcext:value-type="float">
            <text:p>8,9165432857</text:p>
          </table:table-cell>
          <table:table-cell table:style-name="ce2" table:formula="of:=AVERAGE([$'Decile ratio'.N93:.N96])" office:value-type="float" office:value="6.72610022606263" calcext:value-type="float">
            <text:p>6,7261002261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9.06860876422655" calcext:value-type="float">
            <text:p>9,0686087642</text:p>
          </table:table-cell>
          <table:table-cell table:formula="of:=AVERAGE([$'Decile ratio'.D97:.D100])" office:value-type="float" office:value="5.88425922429688" calcext:value-type="float">
            <text:p>5,8842592243</text:p>
          </table:table-cell>
          <table:table-cell table:formula="of:=AVERAGE([$'Decile ratio'.E97:.E100])" office:value-type="float" office:value="9.1473751668726" calcext:value-type="float">
            <text:p>9,1473751669</text:p>
          </table:table-cell>
          <table:table-cell table:formula="of:=AVERAGE([$'Decile ratio'.B97:.B100])" office:value-type="float" office:value="5.8209488693291" calcext:value-type="float">
            <text:p>5,8209488693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Decile ratio'.I97:.I100])" office:value-type="float" office:value="9.88534825034957" calcext:value-type="float">
            <text:p>9,8853482503</text:p>
          </table:table-cell>
          <table:table-cell table:style-name="ce2" table:formula="of:=AVERAGE([$'Decile ratio'.J97:.J100])" office:value-type="float" office:value="6.56604365975731" calcext:value-type="float">
            <text:p>6,5660436598</text:p>
          </table:table-cell>
          <table:table-cell table:style-name="ce2" table:formula="of:=AVERAGE([$'Decile ratio'.K97:.K100])" office:value-type="float" office:value="9.34626065122487" calcext:value-type="float">
            <text:p>9,3462606512</text:p>
          </table:table-cell>
          <table:table-cell table:style-name="ce2" table:formula="of:=AVERAGE([$'Decile ratio'.H97:.H100])" office:value-type="float" office:value="6.50082403435111" calcext:value-type="float">
            <text:p>6,5008240344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Decile ratio'.O97:.O100])" office:value-type="float" office:value="9.10582592224301" calcext:value-type="float">
            <text:p>9,1058259222</text:p>
          </table:table-cell>
          <table:table-cell table:style-name="ce2" table:formula="of:=AVERAGE([$'Decile ratio'.P97:.P100])" office:value-type="float" office:value="6.82610540526945" calcext:value-type="float">
            <text:p>6,8261054053</text:p>
          </table:table-cell>
          <table:table-cell table:style-name="ce2" table:formula="of:=AVERAGE([$'Decile ratio'.Q97:.Q100])" office:value-type="float" office:value="9.13699555477618" calcext:value-type="float">
            <text:p>9,1369955548</text:p>
          </table:table-cell>
          <table:table-cell table:style-name="ce2" table:formula="of:=AVERAGE([$'Decile ratio'.N97:.N100])" office:value-type="float" office:value="6.79756954604137" calcext:value-type="float">
            <text:p>6,797569546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9.2019755793488" calcext:value-type="float">
            <text:p>9,2019755793</text:p>
          </table:table-cell>
          <table:table-cell table:formula="of:=AVERAGE([$'Decile ratio'.D101:.D104])" office:value-type="float" office:value="5.78860177114721" calcext:value-type="float">
            <text:p>5,7886017711</text:p>
          </table:table-cell>
          <table:table-cell table:formula="of:=AVERAGE([$'Decile ratio'.E101:.E104])" office:value-type="float" office:value="9.34690694329812" calcext:value-type="float">
            <text:p>9,3469069433</text:p>
          </table:table-cell>
          <table:table-cell table:formula="of:=AVERAGE([$'Decile ratio'.B101:.B104])" office:value-type="float" office:value="5.65275056317934" calcext:value-type="float">
            <text:p>5,6527505632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Decile ratio'.I101:.I104])" office:value-type="float" office:value="9.82101198897407" calcext:value-type="float">
            <text:p>9,821011989</text:p>
          </table:table-cell>
          <table:table-cell table:style-name="ce2" table:formula="of:=AVERAGE([$'Decile ratio'.J101:.J104])" office:value-type="float" office:value="6.46585236582302" calcext:value-type="float">
            <text:p>6,4658523658</text:p>
          </table:table-cell>
          <table:table-cell table:style-name="ce2" table:formula="of:=AVERAGE([$'Decile ratio'.K101:.K104])" office:value-type="float" office:value="9.64065926361434" calcext:value-type="float">
            <text:p>9,6406592636</text:p>
          </table:table-cell>
          <table:table-cell table:style-name="ce2" table:formula="of:=AVERAGE([$'Decile ratio'.H101:.H104])" office:value-type="float" office:value="6.44780238026576" calcext:value-type="float">
            <text:p>6,4478023803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Decile ratio'.O101:.O104])" office:value-type="float" office:value="8.93120451973192" calcext:value-type="float">
            <text:p>8,9312045197</text:p>
          </table:table-cell>
          <table:table-cell table:style-name="ce2" table:formula="of:=AVERAGE([$'Decile ratio'.P101:.P104])" office:value-type="float" office:value="6.75436040640297" calcext:value-type="float">
            <text:p>6,7543604064</text:p>
          </table:table-cell>
          <table:table-cell table:style-name="ce2" table:formula="of:=AVERAGE([$'Decile ratio'.Q101:.Q104])" office:value-type="float" office:value="8.98900141950141" calcext:value-type="float">
            <text:p>8,9890014195</text:p>
          </table:table-cell>
          <table:table-cell table:style-name="ce2" table:formula="of:=AVERAGE([$'Decile ratio'.N101:.N104])" office:value-type="float" office:value="6.73106382888413" calcext:value-type="float">
            <text:p>6,7310638289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9.23970153959942" calcext:value-type="float">
            <text:p>9,2397015396</text:p>
          </table:table-cell>
          <table:table-cell table:formula="of:=AVERAGE([$'Decile ratio'.D105:.D108])" office:value-type="float" office:value="5.68631381277628" calcext:value-type="float">
            <text:p>5,6863138128</text:p>
          </table:table-cell>
          <table:table-cell table:formula="of:=AVERAGE([$'Decile ratio'.E105:.E108])" office:value-type="float" office:value="9.91671827370619" calcext:value-type="float">
            <text:p>9,9167182737</text:p>
          </table:table-cell>
          <table:table-cell table:formula="of:=AVERAGE([$'Decile ratio'.B105:.B108])" office:value-type="float" office:value="5.66470527055468" calcext:value-type="float">
            <text:p>5,6647052706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Decile ratio'.I105:.I108])" office:value-type="float" office:value="9.05828481099402" calcext:value-type="float">
            <text:p>9,058284811</text:p>
          </table:table-cell>
          <table:table-cell table:style-name="ce2" table:formula="of:=AVERAGE([$'Decile ratio'.J105:.J108])" office:value-type="float" office:value="6.02068003201272" calcext:value-type="float">
            <text:p>6,020680032</text:p>
          </table:table-cell>
          <table:table-cell table:style-name="ce2" table:formula="of:=AVERAGE([$'Decile ratio'.K105:.K108])" office:value-type="float" office:value="8.898579531108" calcext:value-type="float">
            <text:p>8,8985795311</text:p>
          </table:table-cell>
          <table:table-cell table:style-name="ce2" table:formula="of:=AVERAGE([$'Decile ratio'.H105:.H108])" office:value-type="float" office:value="5.88447163417044" calcext:value-type="float">
            <text:p>5,8844716342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Decile ratio'.O105:.O108])" office:value-type="float" office:value="8.17484429573969" calcext:value-type="float">
            <text:p>8,1748442957</text:p>
          </table:table-cell>
          <table:table-cell table:style-name="ce2" table:formula="of:=AVERAGE([$'Decile ratio'.P105:.P108])" office:value-type="float" office:value="6.27508563409579" calcext:value-type="float">
            <text:p>6,2750856341</text:p>
          </table:table-cell>
          <table:table-cell table:style-name="ce2" table:formula="of:=AVERAGE([$'Decile ratio'.Q105:.Q108])" office:value-type="float" office:value="8.16657949898609" calcext:value-type="float">
            <text:p>8,166579499</text:p>
          </table:table-cell>
          <table:table-cell table:style-name="ce2" table:formula="of:=AVERAGE([$'Decile ratio'.N105:.N108])" office:value-type="float" office:value="6.27338685508014" calcext:value-type="float">
            <text:p>6,273386855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Decile ratio yearly'.F66" table:end-x="12.36mm" table:end-y="3.6mm" draw:z-index="0" draw:name="Chart 5" draw:style-name="gr1" draw:text-style-name="P1" svg:width="237.75mm" svg:height="179.18mm" svg:x="7.45mm" svg:y="4.34mm">
              <draw:object draw:notify-on-update-of-ranges="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 'Decile ratio yearly'.A4:'Decile ratio yearly'.A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6"/>
          <table:table-cell>
            <draw:frame table:end-cell-address="'Decile ratio yearly'.P67" table:end-x="10.24mm" table:end-y="1.83mm" draw:z-index="1" draw:name="Chart 6" draw:style-name="gr1" draw:text-style-name="P1" svg:width="198.18mm" svg:height="181.64mm" svg:x="9.39mm" svg:y="0.1mm">
              <draw:object draw:notify-on-update-of-ranges="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 'Decile ratio yearly'.F4:'Decile ratio yearly'.F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15.71mm" table:end-y="3.6mm" draw:z-index="2" draw:name="Chart 4" draw:style-name="gr1" draw:text-style-name="P1" svg:width="198.17mm" svg:height="181.64mm" svg:x="14.86mm" svg:y="1.87mm">
              <draw:object draw:notify-on-update-of-ranges="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 'Decile ratio yearly'.K4:'Decile ratio yearly'.K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2"/>
        <table:table-column table:style-name="co1" table:number-columns-repeated="5" table:default-cell-style-name="Default"/>
        <table:table-column table:style-name="co7" table:default-cell-style-name="ce2"/>
        <table:table-column table:style-name="co1" table:number-columns-repeated="101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6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/>
          <table:table-cell table:style-name="ce1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100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2094788447" calcext:value-type="float">
            <text:p>0,2094788447</text:p>
          </table:table-cell>
          <table:table-cell table:style-name="ce3" office:value-type="float" office:value="0.2221858942" calcext:value-type="float">
            <text:p>0,2221858942</text:p>
          </table:table-cell>
          <table:table-cell table:style-name="ce3" office:value-type="float" office:value="0.2171430626" calcext:value-type="float">
            <text:p>0,2171430626</text:p>
          </table:table-cell>
          <table:table-cell table:style-name="ce3" office:value-type="float" office:value="0.2200597317" calcext:value-type="float">
            <text:p>0,2200597317</text:p>
          </table:table-cell>
          <table:table-cell/>
          <table:table-cell table:style-name="ce1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2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1007"/>
        </table:table-row>
        <table:table-row table:style-name="ro1">
          <table:table-cell table:style-name="ce3" table:formula="of:=[.A5]+1" office:value-type="float" office:value="49" calcext:value-type="float">
            <text:p>49</text:p>
          </table:table-cell>
          <table:table-cell table:style-name="ce3" table:formula="of:=[$Redistribution_high.J2]" office:value-type="float" office:value="0.229886950479951" calcext:value-type="float">
            <text:p>0,2298869505</text:p>
          </table:table-cell>
          <table:table-cell table:style-name="ce3" table:formula="of:=[$Redistribution_high.K2]" office:value-type="float" office:value="0.260532889905575" calcext:value-type="float">
            <text:p>0,2605328899</text:p>
          </table:table-cell>
          <table:table-cell table:style-name="ce3" table:formula="of:=[$Redistribution_high.L2]" office:value-type="float" office:value="0.238964160144433" calcext:value-type="float">
            <text:p>0,2389641601</text:p>
          </table:table-cell>
          <table:table-cell table:style-name="ce3" table:formula="of:=[$Redistribution_high.M2]" office:value-type="float" office:value="0.24755411999774" calcext:value-type="float">
            <text:p>0,24755412</text:p>
          </table:table-cell>
          <table:table-cell/>
          <table:table-cell table:style-name="ce3"/>
          <table:table-cell table:style-name="ce3" table:formula="of:=[$Redistribution_central.J2]" office:value-type="float" office:value="0.229886950479951" calcext:value-type="float">
            <text:p>0,2298869505</text:p>
          </table:table-cell>
          <table:table-cell table:style-name="ce3" table:formula="of:=[$Redistribution_central.K2]" office:value-type="float" office:value="0.260532889905575" calcext:value-type="float">
            <text:p>0,2605328899</text:p>
          </table:table-cell>
          <table:table-cell table:style-name="ce3" table:formula="of:=[$Redistribution_central.L2]" office:value-type="float" office:value="0.238964160144433" calcext:value-type="float">
            <text:p>0,2389641601</text:p>
          </table:table-cell>
          <table:table-cell table:style-name="ce3" table:formula="of:=[$Redistribution_central.M2]" office:value-type="float" office:value="0.24755411999774" calcext:value-type="float">
            <text:p>0,24755412</text:p>
          </table:table-cell>
          <table:table-cell table:number-columns-repeated="2"/>
          <table:table-cell table:style-name="ce3" table:formula="of:=[$redistribution_low.J2]" office:value-type="float" office:value="0.229886950479951" calcext:value-type="float">
            <text:p>0,2298869505</text:p>
          </table:table-cell>
          <table:table-cell table:style-name="ce3" table:formula="of:=[$redistribution_low.K2]" office:value-type="float" office:value="0.260532889905575" calcext:value-type="float">
            <text:p>0,2605328899</text:p>
          </table:table-cell>
          <table:table-cell table:style-name="ce3" table:formula="of:=[$redistribution_low.L2]" office:value-type="float" office:value="0.238964160144433" calcext:value-type="float">
            <text:p>0,2389641601</text:p>
          </table:table-cell>
          <table:table-cell table:style-name="ce3" table:formula="of:=[$redistribution_low.M2]" office:value-type="float" office:value="0.24755411999774" calcext:value-type="float">
            <text:p>0,24755412</text:p>
          </table:table-cell>
          <table:table-cell table:number-columns-repeated="1007"/>
        </table:table-row>
        <table:table-row table:style-name="ro1">
          <table:table-cell table:style-name="ce3" table:formula="of:=[.A6]+1" office:value-type="float" office:value="50" calcext:value-type="float">
            <text:p>50</text:p>
          </table:table-cell>
          <table:table-cell table:style-name="ce3" table:formula="of:=[$Redistribution_high.J3]" office:value-type="float" office:value="0.22966609522748" calcext:value-type="float">
            <text:p>0,2296660952</text:p>
          </table:table-cell>
          <table:table-cell table:style-name="ce3" table:formula="of:=[$Redistribution_high.K3]" office:value-type="float" office:value="0.252561243120454" calcext:value-type="float">
            <text:p>0,2525612431</text:p>
          </table:table-cell>
          <table:table-cell table:style-name="ce3" table:formula="of:=[$Redistribution_high.L3]" office:value-type="float" office:value="0.236342825717694" calcext:value-type="float">
            <text:p>0,2363428257</text:p>
          </table:table-cell>
          <table:table-cell table:style-name="ce3" table:formula="of:=[$Redistribution_high.M3]" office:value-type="float" office:value="0.243010199235155" calcext:value-type="float">
            <text:p>0,2430101992</text:p>
          </table:table-cell>
          <table:table-cell/>
          <table:table-cell table:style-name="ce3"/>
          <table:table-cell table:style-name="ce3" table:formula="of:=[$Redistribution_central.J3]" office:value-type="float" office:value="0.22966609522748" calcext:value-type="float">
            <text:p>0,2296660952</text:p>
          </table:table-cell>
          <table:table-cell table:style-name="ce3" table:formula="of:=[$Redistribution_central.K3]" office:value-type="float" office:value="0.252561243120454" calcext:value-type="float">
            <text:p>0,2525612431</text:p>
          </table:table-cell>
          <table:table-cell table:style-name="ce3" table:formula="of:=[$Redistribution_central.L3]" office:value-type="float" office:value="0.236342825717694" calcext:value-type="float">
            <text:p>0,2363428257</text:p>
          </table:table-cell>
          <table:table-cell table:style-name="ce3" table:formula="of:=[$Redistribution_central.M3]" office:value-type="float" office:value="0.243010199235155" calcext:value-type="float">
            <text:p>0,2430101992</text:p>
          </table:table-cell>
          <table:table-cell table:number-columns-repeated="2"/>
          <table:table-cell table:style-name="ce3" table:formula="of:=[$redistribution_low.J3]" office:value-type="float" office:value="0.22966609522748" calcext:value-type="float">
            <text:p>0,2296660952</text:p>
          </table:table-cell>
          <table:table-cell table:style-name="ce3" table:formula="of:=[$redistribution_low.K3]" office:value-type="float" office:value="0.252561243120454" calcext:value-type="float">
            <text:p>0,2525612431</text:p>
          </table:table-cell>
          <table:table-cell table:style-name="ce3" table:formula="of:=[$redistribution_low.L3]" office:value-type="float" office:value="0.236342825717694" calcext:value-type="float">
            <text:p>0,2363428257</text:p>
          </table:table-cell>
          <table:table-cell table:style-name="ce3" table:formula="of:=[$redistribution_low.M3]" office:value-type="float" office:value="0.243010199235155" calcext:value-type="float">
            <text:p>0,2430101992</text:p>
          </table:table-cell>
          <table:table-cell table:number-columns-repeated="1007"/>
        </table:table-row>
        <table:table-row table:style-name="ro1">
          <table:table-cell table:style-name="ce3" table:formula="of:=[.A7]+1" office:value-type="float" office:value="51" calcext:value-type="float">
            <text:p>51</text:p>
          </table:table-cell>
          <table:table-cell table:style-name="ce3" table:formula="of:=[$Redistribution_high.J4]" office:value-type="float" office:value="0.231206906128275" calcext:value-type="float">
            <text:p>0,2312069061</text:p>
          </table:table-cell>
          <table:table-cell table:style-name="ce3" table:formula="of:=[$Redistribution_high.K4]" office:value-type="float" office:value="0.255221729600004" calcext:value-type="float">
            <text:p>0,2552217296</text:p>
          </table:table-cell>
          <table:table-cell table:style-name="ce3" table:formula="of:=[$Redistribution_high.L4]" office:value-type="float" office:value="0.239080851156172" calcext:value-type="float">
            <text:p>0,2390808512</text:p>
          </table:table-cell>
          <table:table-cell table:style-name="ce3" table:formula="of:=[$Redistribution_high.M4]" office:value-type="float" office:value="0.244177799878335" calcext:value-type="float">
            <text:p>0,2441777999</text:p>
          </table:table-cell>
          <table:table-cell/>
          <table:table-cell table:style-name="ce3"/>
          <table:table-cell table:style-name="ce3" table:formula="of:=[$Redistribution_central.J4]" office:value-type="float" office:value="0.231206906128275" calcext:value-type="float">
            <text:p>0,2312069061</text:p>
          </table:table-cell>
          <table:table-cell table:style-name="ce3" table:formula="of:=[$Redistribution_central.K4]" office:value-type="float" office:value="0.255221729600004" calcext:value-type="float">
            <text:p>0,2552217296</text:p>
          </table:table-cell>
          <table:table-cell table:style-name="ce3" table:formula="of:=[$Redistribution_central.L4]" office:value-type="float" office:value="0.239080851156172" calcext:value-type="float">
            <text:p>0,2390808512</text:p>
          </table:table-cell>
          <table:table-cell table:style-name="ce3" table:formula="of:=[$Redistribution_central.M4]" office:value-type="float" office:value="0.244177799878335" calcext:value-type="float">
            <text:p>0,2441777999</text:p>
          </table:table-cell>
          <table:table-cell table:number-columns-repeated="2"/>
          <table:table-cell table:style-name="ce3" table:formula="of:=[$redistribution_low.J4]" office:value-type="float" office:value="0.231206906128275" calcext:value-type="float">
            <text:p>0,2312069061</text:p>
          </table:table-cell>
          <table:table-cell table:style-name="ce3" table:formula="of:=[$redistribution_low.K4]" office:value-type="float" office:value="0.255221729600004" calcext:value-type="float">
            <text:p>0,2552217296</text:p>
          </table:table-cell>
          <table:table-cell table:style-name="ce3" table:formula="of:=[$redistribution_low.L4]" office:value-type="float" office:value="0.239080851156172" calcext:value-type="float">
            <text:p>0,2390808512</text:p>
          </table:table-cell>
          <table:table-cell table:style-name="ce3" table:formula="of:=[$redistribution_low.M4]" office:value-type="float" office:value="0.244177799878335" calcext:value-type="float">
            <text:p>0,2441777999</text:p>
          </table:table-cell>
          <table:table-cell table:number-columns-repeated="1007"/>
        </table:table-row>
        <table:table-row table:style-name="ro1">
          <table:table-cell table:style-name="ce3" table:formula="of:=[.A8]+1" office:value-type="float" office:value="52" calcext:value-type="float">
            <text:p>52</text:p>
          </table:table-cell>
          <table:table-cell table:style-name="ce3" table:formula="of:=[$Redistribution_high.J5]" office:value-type="float" office:value="0.231242661618502" calcext:value-type="float">
            <text:p>0,2312426616</text:p>
          </table:table-cell>
          <table:table-cell table:style-name="ce3" table:formula="of:=[$Redistribution_high.K5]" office:value-type="float" office:value="0.253808374722502" calcext:value-type="float">
            <text:p>0,2538083747</text:p>
          </table:table-cell>
          <table:table-cell table:style-name="ce3" table:formula="of:=[$Redistribution_high.L5]" office:value-type="float" office:value="0.238124621802409" calcext:value-type="float">
            <text:p>0,2381246218</text:p>
          </table:table-cell>
          <table:table-cell table:style-name="ce3" table:formula="of:=[$Redistribution_high.M5]" office:value-type="float" office:value="0.244023657469362" calcext:value-type="float">
            <text:p>0,2440236575</text:p>
          </table:table-cell>
          <table:table-cell/>
          <table:table-cell table:style-name="ce3"/>
          <table:table-cell table:style-name="ce3" table:formula="of:=[$Redistribution_central.J5]" office:value-type="float" office:value="0.231238918610371" calcext:value-type="float">
            <text:p>0,2312389186</text:p>
          </table:table-cell>
          <table:table-cell table:style-name="ce3" table:formula="of:=[$Redistribution_central.K5]" office:value-type="float" office:value="0.253808374722502" calcext:value-type="float">
            <text:p>0,2538083747</text:p>
          </table:table-cell>
          <table:table-cell table:style-name="ce3" table:formula="of:=[$Redistribution_central.L5]" office:value-type="float" office:value="0.238120195920098" calcext:value-type="float">
            <text:p>0,2381201959</text:p>
          </table:table-cell>
          <table:table-cell table:style-name="ce3" table:formula="of:=[$Redistribution_central.M5]" office:value-type="float" office:value="0.244023657469362" calcext:value-type="float">
            <text:p>0,2440236575</text:p>
          </table:table-cell>
          <table:table-cell table:number-columns-repeated="2"/>
          <table:table-cell table:style-name="ce3" table:formula="of:=[$redistribution_low.J5]" office:value-type="float" office:value="0.231242661618502" calcext:value-type="float">
            <text:p>0,2312426616</text:p>
          </table:table-cell>
          <table:table-cell table:style-name="ce3" table:formula="of:=[$redistribution_low.K5]" office:value-type="float" office:value="0.253808374722502" calcext:value-type="float">
            <text:p>0,2538083747</text:p>
          </table:table-cell>
          <table:table-cell table:style-name="ce3" table:formula="of:=[$redistribution_low.L5]" office:value-type="float" office:value="0.238124621802409" calcext:value-type="float">
            <text:p>0,2381246218</text:p>
          </table:table-cell>
          <table:table-cell table:style-name="ce3" table:formula="of:=[$redistribution_low.M5]" office:value-type="float" office:value="0.244023657469362" calcext:value-type="float">
            <text:p>0,2440236575</text:p>
          </table:table-cell>
          <table:table-cell table:number-columns-repeated="1007"/>
        </table:table-row>
        <table:table-row table:style-name="ro1">
          <table:table-cell table:style-name="ce3" table:formula="of:=[.A9]+1" office:value-type="float" office:value="53" calcext:value-type="float">
            <text:p>53</text:p>
          </table:table-cell>
          <table:table-cell table:style-name="ce3" table:formula="of:=[$Redistribution_high.J6]" office:value-type="float" office:value="0.227902261601381" calcext:value-type="float">
            <text:p>0,2279022616</text:p>
          </table:table-cell>
          <table:table-cell table:style-name="ce3" table:formula="of:=[$Redistribution_high.K6]" office:value-type="float" office:value="0.254380507260335" calcext:value-type="float">
            <text:p>0,2543805073</text:p>
          </table:table-cell>
          <table:table-cell table:style-name="ce3" table:formula="of:=[$Redistribution_high.L6]" office:value-type="float" office:value="0.23557228851528" calcext:value-type="float">
            <text:p>0,2355722885</text:p>
          </table:table-cell>
          <table:table-cell table:style-name="ce3" table:formula="of:=[$Redistribution_high.M6]" office:value-type="float" office:value="0.24352156920915" calcext:value-type="float">
            <text:p>0,2435215692</text:p>
          </table:table-cell>
          <table:table-cell/>
          <table:table-cell table:style-name="ce3"/>
          <table:table-cell table:style-name="ce3" table:formula="of:=[$Redistribution_central.J6]" office:value-type="float" office:value="0.227901305192654" calcext:value-type="float">
            <text:p>0,2279013052</text:p>
          </table:table-cell>
          <table:table-cell table:style-name="ce3" table:formula="of:=[$Redistribution_central.K6]" office:value-type="float" office:value="0.254380507260335" calcext:value-type="float">
            <text:p>0,2543805073</text:p>
          </table:table-cell>
          <table:table-cell table:style-name="ce3" table:formula="of:=[$Redistribution_central.L6]" office:value-type="float" office:value="0.235571383495061" calcext:value-type="float">
            <text:p>0,2355713835</text:p>
          </table:table-cell>
          <table:table-cell table:style-name="ce3" table:formula="of:=[$Redistribution_central.M6]" office:value-type="float" office:value="0.24352156920915" calcext:value-type="float">
            <text:p>0,2435215692</text:p>
          </table:table-cell>
          <table:table-cell table:number-columns-repeated="2"/>
          <table:table-cell table:style-name="ce3" table:formula="of:=[$redistribution_low.J6]" office:value-type="float" office:value="0.227902261601381" calcext:value-type="float">
            <text:p>0,2279022616</text:p>
          </table:table-cell>
          <table:table-cell table:style-name="ce3" table:formula="of:=[$redistribution_low.K6]" office:value-type="float" office:value="0.254380507260335" calcext:value-type="float">
            <text:p>0,2543805073</text:p>
          </table:table-cell>
          <table:table-cell table:style-name="ce3" table:formula="of:=[$redistribution_low.L6]" office:value-type="float" office:value="0.23557228851528" calcext:value-type="float">
            <text:p>0,2355722885</text:p>
          </table:table-cell>
          <table:table-cell table:style-name="ce3" table:formula="of:=[$redistribution_low.M6]" office:value-type="float" office:value="0.24352156920915" calcext:value-type="float">
            <text:p>0,2435215692</text:p>
          </table:table-cell>
          <table:table-cell table:number-columns-repeated="1007"/>
        </table:table-row>
        <table:table-row table:style-name="ro1">
          <table:table-cell table:style-name="ce3" table:formula="of:=[.A10]+1" office:value-type="float" office:value="54" calcext:value-type="float">
            <text:p>54</text:p>
          </table:table-cell>
          <table:table-cell table:style-name="ce3" table:formula="of:=[$Redistribution_high.J7]" office:value-type="float" office:value="0.227589209750674" calcext:value-type="float">
            <text:p>0,2275892098</text:p>
          </table:table-cell>
          <table:table-cell table:style-name="ce3" table:formula="of:=[$Redistribution_high.K7]" office:value-type="float" office:value="0.253065014104874" calcext:value-type="float">
            <text:p>0,2530650141</text:p>
          </table:table-cell>
          <table:table-cell table:style-name="ce3" table:formula="of:=[$Redistribution_high.L7]" office:value-type="float" office:value="0.235934910182795" calcext:value-type="float">
            <text:p>0,2359349102</text:p>
          </table:table-cell>
          <table:table-cell table:style-name="ce3" table:formula="of:=[$Redistribution_high.M7]" office:value-type="float" office:value="0.24116923962364" calcext:value-type="float">
            <text:p>0,2411692396</text:p>
          </table:table-cell>
          <table:table-cell/>
          <table:table-cell table:style-name="ce3"/>
          <table:table-cell table:style-name="ce3" table:formula="of:=[$Redistribution_central.J7]" office:value-type="float" office:value="0.227587301213749" calcext:value-type="float">
            <text:p>0,2275873012</text:p>
          </table:table-cell>
          <table:table-cell table:style-name="ce3" table:formula="of:=[$Redistribution_central.K7]" office:value-type="float" office:value="0.253065014104874" calcext:value-type="float">
            <text:p>0,2530650141</text:p>
          </table:table-cell>
          <table:table-cell table:style-name="ce3" table:formula="of:=[$Redistribution_central.L7]" office:value-type="float" office:value="0.235932837585999" calcext:value-type="float">
            <text:p>0,2359328376</text:p>
          </table:table-cell>
          <table:table-cell table:style-name="ce3" table:formula="of:=[$Redistribution_central.M7]" office:value-type="float" office:value="0.24116923962364" calcext:value-type="float">
            <text:p>0,2411692396</text:p>
          </table:table-cell>
          <table:table-cell table:number-columns-repeated="2"/>
          <table:table-cell table:style-name="ce3" table:formula="of:=[$redistribution_low.J7]" office:value-type="float" office:value="0.227589209750674" calcext:value-type="float">
            <text:p>0,2275892098</text:p>
          </table:table-cell>
          <table:table-cell table:style-name="ce3" table:formula="of:=[$redistribution_low.K7]" office:value-type="float" office:value="0.253065014104874" calcext:value-type="float">
            <text:p>0,2530650141</text:p>
          </table:table-cell>
          <table:table-cell table:style-name="ce3" table:formula="of:=[$redistribution_low.L7]" office:value-type="float" office:value="0.235934910182795" calcext:value-type="float">
            <text:p>0,2359349102</text:p>
          </table:table-cell>
          <table:table-cell table:style-name="ce3" table:formula="of:=[$redistribution_low.M7]" office:value-type="float" office:value="0.24116923962364" calcext:value-type="float">
            <text:p>0,2411692396</text:p>
          </table:table-cell>
          <table:table-cell table:number-columns-repeated="1007"/>
        </table:table-row>
        <table:table-row table:style-name="ro1">
          <table:table-cell table:style-name="ce3" table:formula="of:=[.A11]+1" office:value-type="float" office:value="55" calcext:value-type="float">
            <text:p>55</text:p>
          </table:table-cell>
          <table:table-cell table:style-name="ce3" table:formula="of:=[$Redistribution_high.J8]" office:value-type="float" office:value="0.231764503408718" calcext:value-type="float">
            <text:p>0,2317645034</text:p>
          </table:table-cell>
          <table:table-cell table:style-name="ce3" table:formula="of:=[$Redistribution_high.K8]" office:value-type="float" office:value="0.255732236630272" calcext:value-type="float">
            <text:p>0,2557322366</text:p>
          </table:table-cell>
          <table:table-cell table:style-name="ce3" table:formula="of:=[$Redistribution_high.L8]" office:value-type="float" office:value="0.239401076241102" calcext:value-type="float">
            <text:p>0,2394010762</text:p>
          </table:table-cell>
          <table:table-cell table:style-name="ce3" table:formula="of:=[$Redistribution_high.M8]" office:value-type="float" office:value="0.24504008497243" calcext:value-type="float">
            <text:p>0,245040085</text:p>
          </table:table-cell>
          <table:table-cell/>
          <table:table-cell table:style-name="ce3"/>
          <table:table-cell table:style-name="ce3" table:formula="of:=[$Redistribution_central.J8]" office:value-type="float" office:value="0.23176359907091" calcext:value-type="float">
            <text:p>0,2317635991</text:p>
          </table:table-cell>
          <table:table-cell table:style-name="ce3" table:formula="of:=[$Redistribution_central.K8]" office:value-type="float" office:value="0.255732236630272" calcext:value-type="float">
            <text:p>0,2557322366</text:p>
          </table:table-cell>
          <table:table-cell table:style-name="ce3" table:formula="of:=[$Redistribution_central.L8]" office:value-type="float" office:value="0.239400078624581" calcext:value-type="float">
            <text:p>0,2394000786</text:p>
          </table:table-cell>
          <table:table-cell table:style-name="ce3" table:formula="of:=[$Redistribution_central.M8]" office:value-type="float" office:value="0.24504008497243" calcext:value-type="float">
            <text:p>0,245040085</text:p>
          </table:table-cell>
          <table:table-cell table:number-columns-repeated="2"/>
          <table:table-cell table:style-name="ce3" table:formula="of:=[$redistribution_low.J8]" office:value-type="float" office:value="0.231764503408718" calcext:value-type="float">
            <text:p>0,2317645034</text:p>
          </table:table-cell>
          <table:table-cell table:style-name="ce3" table:formula="of:=[$redistribution_low.K8]" office:value-type="float" office:value="0.255732236630272" calcext:value-type="float">
            <text:p>0,2557322366</text:p>
          </table:table-cell>
          <table:table-cell table:style-name="ce3" table:formula="of:=[$redistribution_low.L8]" office:value-type="float" office:value="0.239401076241102" calcext:value-type="float">
            <text:p>0,2394010762</text:p>
          </table:table-cell>
          <table:table-cell table:style-name="ce3" table:formula="of:=[$redistribution_low.M8]" office:value-type="float" office:value="0.24504008497243" calcext:value-type="float">
            <text:p>0,245040085</text:p>
          </table:table-cell>
          <table:table-cell table:number-columns-repeated="1007"/>
        </table:table-row>
        <table:table-row table:style-name="ro1">
          <table:table-cell table:style-name="ce3" table:formula="of:=[.A12]+1" office:value-type="float" office:value="56" calcext:value-type="float">
            <text:p>56</text:p>
          </table:table-cell>
          <table:table-cell table:style-name="ce3" table:formula="of:=[$Redistribution_high.J9]" office:value-type="float" office:value="0.218416930648925" calcext:value-type="float">
            <text:p>0,2184169306</text:p>
          </table:table-cell>
          <table:table-cell table:style-name="ce3" table:formula="of:=[$Redistribution_high.K9]" office:value-type="float" office:value="0.242581594500521" calcext:value-type="float">
            <text:p>0,2425815945</text:p>
          </table:table-cell>
          <table:table-cell table:style-name="ce3" table:formula="of:=[$Redistribution_high.L9]" office:value-type="float" office:value="0.228765106941891" calcext:value-type="float">
            <text:p>0,2287651069</text:p>
          </table:table-cell>
          <table:table-cell table:style-name="ce3" table:formula="of:=[$Redistribution_high.M9]" office:value-type="float" office:value="0.227877460173397" calcext:value-type="float">
            <text:p>0,2278774602</text:p>
          </table:table-cell>
          <table:table-cell/>
          <table:table-cell table:style-name="ce3"/>
          <table:table-cell table:style-name="ce3" table:formula="of:=[$Redistribution_central.J9]" office:value-type="float" office:value="0.218415913150575" calcext:value-type="float">
            <text:p>0,2184159132</text:p>
          </table:table-cell>
          <table:table-cell table:style-name="ce3" table:formula="of:=[$Redistribution_central.K9]" office:value-type="float" office:value="0.242581594500521" calcext:value-type="float">
            <text:p>0,2425815945</text:p>
          </table:table-cell>
          <table:table-cell table:style-name="ce3" table:formula="of:=[$Redistribution_central.L9]" office:value-type="float" office:value="0.228763874656105" calcext:value-type="float">
            <text:p>0,2287638747</text:p>
          </table:table-cell>
          <table:table-cell table:style-name="ce3" table:formula="of:=[$Redistribution_central.M9]" office:value-type="float" office:value="0.227877460173397" calcext:value-type="float">
            <text:p>0,2278774602</text:p>
          </table:table-cell>
          <table:table-cell table:number-columns-repeated="2"/>
          <table:table-cell table:style-name="ce3" table:formula="of:=[$redistribution_low.J9]" office:value-type="float" office:value="0.218416930648925" calcext:value-type="float">
            <text:p>0,2184169306</text:p>
          </table:table-cell>
          <table:table-cell table:style-name="ce3" table:formula="of:=[$redistribution_low.K9]" office:value-type="float" office:value="0.242581594500521" calcext:value-type="float">
            <text:p>0,2425815945</text:p>
          </table:table-cell>
          <table:table-cell table:style-name="ce3" table:formula="of:=[$redistribution_low.L9]" office:value-type="float" office:value="0.228765106941891" calcext:value-type="float">
            <text:p>0,2287651069</text:p>
          </table:table-cell>
          <table:table-cell table:style-name="ce3" table:formula="of:=[$redistribution_low.M9]" office:value-type="float" office:value="0.227877460173397" calcext:value-type="float">
            <text:p>0,2278774602</text:p>
          </table:table-cell>
          <table:table-cell table:number-columns-repeated="1007"/>
        </table:table-row>
        <table:table-row table:style-name="ro1">
          <table:table-cell table:style-name="ce3" table:formula="of:=[.A13]+1" office:value-type="float" office:value="57" calcext:value-type="float">
            <text:p>57</text:p>
          </table:table-cell>
          <table:table-cell table:style-name="ce3" table:formula="of:=[$Redistribution_high.J10]" office:value-type="float" office:value="0.220967404565259" calcext:value-type="float">
            <text:p>0,2209674046</text:p>
          </table:table-cell>
          <table:table-cell table:style-name="ce3" table:formula="of:=[$Redistribution_high.K10]" office:value-type="float" office:value="0.250064685559205" calcext:value-type="float">
            <text:p>0,2500646856</text:p>
          </table:table-cell>
          <table:table-cell table:style-name="ce3" table:formula="of:=[$Redistribution_high.L10]" office:value-type="float" office:value="0.233220720257388" calcext:value-type="float">
            <text:p>0,2332207203</text:p>
          </table:table-cell>
          <table:table-cell table:style-name="ce3" table:formula="of:=[$Redistribution_high.M10]" office:value-type="float" office:value="0.23267763697946" calcext:value-type="float">
            <text:p>0,232677637</text:p>
          </table:table-cell>
          <table:table-cell/>
          <table:table-cell table:style-name="ce3"/>
          <table:table-cell table:style-name="ce3" table:formula="of:=[$Redistribution_central.J10]" office:value-type="float" office:value="0.220966004118251" calcext:value-type="float">
            <text:p>0,2209660041</text:p>
          </table:table-cell>
          <table:table-cell table:style-name="ce3" table:formula="of:=[$Redistribution_central.K10]" office:value-type="float" office:value="0.250064685559205" calcext:value-type="float">
            <text:p>0,2500646856</text:p>
          </table:table-cell>
          <table:table-cell table:style-name="ce3" table:formula="of:=[$Redistribution_central.L10]" office:value-type="float" office:value="0.233218975582598" calcext:value-type="float">
            <text:p>0,2332189756</text:p>
          </table:table-cell>
          <table:table-cell table:style-name="ce3" table:formula="of:=[$Redistribution_central.M10]" office:value-type="float" office:value="0.23267763697946" calcext:value-type="float">
            <text:p>0,232677637</text:p>
          </table:table-cell>
          <table:table-cell table:number-columns-repeated="2"/>
          <table:table-cell table:style-name="ce3" table:formula="of:=[$redistribution_low.J10]" office:value-type="float" office:value="0.220967404565259" calcext:value-type="float">
            <text:p>0,2209674046</text:p>
          </table:table-cell>
          <table:table-cell table:style-name="ce3" table:formula="of:=[$redistribution_low.K10]" office:value-type="float" office:value="0.250064685559205" calcext:value-type="float">
            <text:p>0,2500646856</text:p>
          </table:table-cell>
          <table:table-cell table:style-name="ce3" table:formula="of:=[$redistribution_low.L10]" office:value-type="float" office:value="0.233220720257388" calcext:value-type="float">
            <text:p>0,2332207203</text:p>
          </table:table-cell>
          <table:table-cell table:style-name="ce3" table:formula="of:=[$redistribution_low.M10]" office:value-type="float" office:value="0.23267763697946" calcext:value-type="float">
            <text:p>0,232677637</text:p>
          </table:table-cell>
          <table:table-cell table:number-columns-repeated="1007"/>
        </table:table-row>
        <table:table-row table:style-name="ro1">
          <table:table-cell table:style-name="ce3" table:formula="of:=[.A14]+1" office:value-type="float" office:value="58" calcext:value-type="float">
            <text:p>58</text:p>
          </table:table-cell>
          <table:table-cell table:style-name="ce3" table:formula="of:=[$Redistribution_high.J11]" office:value-type="float" office:value="0.221660237156326" calcext:value-type="float">
            <text:p>0,2216602372</text:p>
          </table:table-cell>
          <table:table-cell table:style-name="ce3" table:formula="of:=[$Redistribution_high.K11]" office:value-type="float" office:value="0.247795754945018" calcext:value-type="float">
            <text:p>0,2477957549</text:p>
          </table:table-cell>
          <table:table-cell table:style-name="ce3" table:formula="of:=[$Redistribution_high.L11]" office:value-type="float" office:value="0.232156819570514" calcext:value-type="float">
            <text:p>0,2321568196</text:p>
          </table:table-cell>
          <table:table-cell table:style-name="ce3" table:formula="of:=[$Redistribution_high.M11]" office:value-type="float" office:value="0.232705685980026" calcext:value-type="float">
            <text:p>0,232705686</text:p>
          </table:table-cell>
          <table:table-cell/>
          <table:table-cell table:style-name="ce3"/>
          <table:table-cell table:style-name="ce3" table:formula="of:=[$Redistribution_central.J11]" office:value-type="float" office:value="0.221658838041635" calcext:value-type="float">
            <text:p>0,221658838</text:p>
          </table:table-cell>
          <table:table-cell table:style-name="ce3" table:formula="of:=[$Redistribution_central.K11]" office:value-type="float" office:value="0.247795754945018" calcext:value-type="float">
            <text:p>0,2477957549</text:p>
          </table:table-cell>
          <table:table-cell table:style-name="ce3" table:formula="of:=[$Redistribution_central.L11]" office:value-type="float" office:value="0.232155116477041" calcext:value-type="float">
            <text:p>0,2321551165</text:p>
          </table:table-cell>
          <table:table-cell table:style-name="ce3" table:formula="of:=[$Redistribution_central.M11]" office:value-type="float" office:value="0.232705685980026" calcext:value-type="float">
            <text:p>0,232705686</text:p>
          </table:table-cell>
          <table:table-cell table:number-columns-repeated="2"/>
          <table:table-cell table:style-name="ce3" table:formula="of:=[$redistribution_low.J11]" office:value-type="float" office:value="0.221660237156326" calcext:value-type="float">
            <text:p>0,2216602372</text:p>
          </table:table-cell>
          <table:table-cell table:style-name="ce3" table:formula="of:=[$redistribution_low.K11]" office:value-type="float" office:value="0.247795754945018" calcext:value-type="float">
            <text:p>0,2477957549</text:p>
          </table:table-cell>
          <table:table-cell table:style-name="ce3" table:formula="of:=[$redistribution_low.L11]" office:value-type="float" office:value="0.232156819570514" calcext:value-type="float">
            <text:p>0,2321568196</text:p>
          </table:table-cell>
          <table:table-cell table:style-name="ce3" table:formula="of:=[$redistribution_low.M11]" office:value-type="float" office:value="0.232705685980026" calcext:value-type="float">
            <text:p>0,232705686</text:p>
          </table:table-cell>
          <table:table-cell table:number-columns-repeated="1007"/>
        </table:table-row>
        <table:table-row table:style-name="ro1">
          <table:table-cell table:style-name="ce3" table:formula="of:=[.A15]+1" office:value-type="float" office:value="59" calcext:value-type="float">
            <text:p>59</text:p>
          </table:table-cell>
          <table:table-cell table:style-name="ce3" table:formula="of:=[$Redistribution_high.J12]" office:value-type="float" office:value="0.219461560233738" calcext:value-type="float">
            <text:p>0,2194615602</text:p>
          </table:table-cell>
          <table:table-cell table:style-name="ce3" table:formula="of:=[$Redistribution_high.K12]" office:value-type="float" office:value="0.246693380195833" calcext:value-type="float">
            <text:p>0,2466933802</text:p>
          </table:table-cell>
          <table:table-cell table:style-name="ce3" table:formula="of:=[$Redistribution_high.L12]" office:value-type="float" office:value="0.229195348381324" calcext:value-type="float">
            <text:p>0,2291953484</text:p>
          </table:table-cell>
          <table:table-cell table:style-name="ce3" table:formula="of:=[$Redistribution_high.M12]" office:value-type="float" office:value="0.232800348367151" calcext:value-type="float">
            <text:p>0,2328003484</text:p>
          </table:table-cell>
          <table:table-cell/>
          <table:table-cell table:style-name="ce3"/>
          <table:table-cell table:style-name="ce3" table:formula="of:=[$Redistribution_central.J12]" office:value-type="float" office:value="0.219459968444854" calcext:value-type="float">
            <text:p>0,2194599684</text:p>
          </table:table-cell>
          <table:table-cell table:style-name="ce3" table:formula="of:=[$Redistribution_central.K12]" office:value-type="float" office:value="0.246693380195833" calcext:value-type="float">
            <text:p>0,2466933802</text:p>
          </table:table-cell>
          <table:table-cell table:style-name="ce3" table:formula="of:=[$Redistribution_central.L12]" office:value-type="float" office:value="0.22919347750676" calcext:value-type="float">
            <text:p>0,2291934775</text:p>
          </table:table-cell>
          <table:table-cell table:style-name="ce3" table:formula="of:=[$Redistribution_central.M12]" office:value-type="float" office:value="0.232800348367151" calcext:value-type="float">
            <text:p>0,2328003484</text:p>
          </table:table-cell>
          <table:table-cell table:number-columns-repeated="2"/>
          <table:table-cell table:style-name="ce3" table:formula="of:=[$redistribution_low.J12]" office:value-type="float" office:value="0.219461560233738" calcext:value-type="float">
            <text:p>0,2194615602</text:p>
          </table:table-cell>
          <table:table-cell table:style-name="ce3" table:formula="of:=[$redistribution_low.K12]" office:value-type="float" office:value="0.246693380195833" calcext:value-type="float">
            <text:p>0,2466933802</text:p>
          </table:table-cell>
          <table:table-cell table:style-name="ce3" table:formula="of:=[$redistribution_low.L12]" office:value-type="float" office:value="0.229195348381324" calcext:value-type="float">
            <text:p>0,2291953484</text:p>
          </table:table-cell>
          <table:table-cell table:style-name="ce3" table:formula="of:=[$redistribution_low.M12]" office:value-type="float" office:value="0.232800348367151" calcext:value-type="float">
            <text:p>0,2328003484</text:p>
          </table:table-cell>
          <table:table-cell table:number-columns-repeated="1007"/>
        </table:table-row>
        <table:table-row table:style-name="ro1">
          <table:table-cell table:style-name="ce3" table:formula="of:=[.A16]+1" office:value-type="float" office:value="60" calcext:value-type="float">
            <text:p>60</text:p>
          </table:table-cell>
          <table:table-cell table:style-name="ce3" table:formula="of:=[$Redistribution_high.J13]" office:value-type="float" office:value="0.215717465280784" calcext:value-type="float">
            <text:p>0,2157174653</text:p>
          </table:table-cell>
          <table:table-cell table:style-name="ce3" table:formula="of:=[$Redistribution_high.K13]" office:value-type="float" office:value="0.240083903280004" calcext:value-type="float">
            <text:p>0,2400839033</text:p>
          </table:table-cell>
          <table:table-cell table:style-name="ce3" table:formula="of:=[$Redistribution_high.L13]" office:value-type="float" office:value="0.225758978516072" calcext:value-type="float">
            <text:p>0,2257589785</text:p>
          </table:table-cell>
          <table:table-cell table:style-name="ce3" table:formula="of:=[$Redistribution_high.M13]" office:value-type="float" office:value="0.225757965789712" calcext:value-type="float">
            <text:p>0,2257579658</text:p>
          </table:table-cell>
          <table:table-cell/>
          <table:table-cell table:style-name="ce3"/>
          <table:table-cell table:style-name="ce3" table:formula="of:=[$Redistribution_central.J13]" office:value-type="float" office:value="0.215714546744915" calcext:value-type="float">
            <text:p>0,2157145467</text:p>
          </table:table-cell>
          <table:table-cell table:style-name="ce3" table:formula="of:=[$Redistribution_central.K13]" office:value-type="float" office:value="0.240083903280004" calcext:value-type="float">
            <text:p>0,2400839033</text:p>
          </table:table-cell>
          <table:table-cell table:style-name="ce3" table:formula="of:=[$Redistribution_central.L13]" office:value-type="float" office:value="0.225755129292487" calcext:value-type="float">
            <text:p>0,2257551293</text:p>
          </table:table-cell>
          <table:table-cell table:style-name="ce3" table:formula="of:=[$Redistribution_central.M13]" office:value-type="float" office:value="0.225757965789712" calcext:value-type="float">
            <text:p>0,2257579658</text:p>
          </table:table-cell>
          <table:table-cell table:number-columns-repeated="2"/>
          <table:table-cell table:style-name="ce3" table:formula="of:=[$redistribution_low.J13]" office:value-type="float" office:value="0.215715960991314" calcext:value-type="float">
            <text:p>0,215715961</text:p>
          </table:table-cell>
          <table:table-cell table:style-name="ce3" table:formula="of:=[$redistribution_low.K13]" office:value-type="float" office:value="0.240083903280004" calcext:value-type="float">
            <text:p>0,2400839033</text:p>
          </table:table-cell>
          <table:table-cell table:style-name="ce3" table:formula="of:=[$redistribution_low.L13]" office:value-type="float" office:value="0.225756830122803" calcext:value-type="float">
            <text:p>0,2257568301</text:p>
          </table:table-cell>
          <table:table-cell table:style-name="ce3" table:formula="of:=[$redistribution_low.M13]" office:value-type="float" office:value="0.225757965789712" calcext:value-type="float">
            <text:p>0,2257579658</text:p>
          </table:table-cell>
          <table:table-cell table:number-columns-repeated="1007"/>
        </table:table-row>
        <table:table-row table:style-name="ro1">
          <table:table-cell table:style-name="ce3" table:formula="of:=[.A17]+1" office:value-type="float" office:value="61" calcext:value-type="float">
            <text:p>61</text:p>
          </table:table-cell>
          <table:table-cell table:style-name="ce3" table:formula="of:=[$Redistribution_high.J14]" office:value-type="float" office:value="0.21469941358974" calcext:value-type="float">
            <text:p>0,2146994136</text:p>
          </table:table-cell>
          <table:table-cell table:style-name="ce3" table:formula="of:=[$Redistribution_high.K14]" office:value-type="float" office:value="0.240367482653626" calcext:value-type="float">
            <text:p>0,2403674827</text:p>
          </table:table-cell>
          <table:table-cell table:style-name="ce3" table:formula="of:=[$Redistribution_high.L14]" office:value-type="float" office:value="0.226367617061032" calcext:value-type="float">
            <text:p>0,2263676171</text:p>
          </table:table-cell>
          <table:table-cell table:style-name="ce3" table:formula="of:=[$Redistribution_high.M14]" office:value-type="float" office:value="0.223967352881521" calcext:value-type="float">
            <text:p>0,2239673529</text:p>
          </table:table-cell>
          <table:table-cell/>
          <table:table-cell table:style-name="ce3"/>
          <table:table-cell table:style-name="ce3" table:formula="of:=[$Redistribution_central.J14]" office:value-type="float" office:value="0.215062195162174" calcext:value-type="float">
            <text:p>0,2150621952</text:p>
          </table:table-cell>
          <table:table-cell table:style-name="ce3" table:formula="of:=[$Redistribution_central.K14]" office:value-type="float" office:value="0.241611301163229" calcext:value-type="float">
            <text:p>0,2416113012</text:p>
          </table:table-cell>
          <table:table-cell table:style-name="ce3" table:formula="of:=[$Redistribution_central.L14]" office:value-type="float" office:value="0.226785046498748" calcext:value-type="float">
            <text:p>0,2267850465</text:p>
          </table:table-cell>
          <table:table-cell table:style-name="ce3" table:formula="of:=[$Redistribution_central.M14]" office:value-type="float" office:value="0.225126449757351" calcext:value-type="float">
            <text:p>0,2251264498</text:p>
          </table:table-cell>
          <table:table-cell table:number-columns-repeated="2"/>
          <table:table-cell table:style-name="ce3" table:formula="of:=[$redistribution_low.J14]" office:value-type="float" office:value="0.215063713961914" calcext:value-type="float">
            <text:p>0,215063714</text:p>
          </table:table-cell>
          <table:table-cell table:style-name="ce3" table:formula="of:=[$redistribution_low.K14]" office:value-type="float" office:value="0.241611301163229" calcext:value-type="float">
            <text:p>0,2416113012</text:p>
          </table:table-cell>
          <table:table-cell table:style-name="ce3" table:formula="of:=[$redistribution_low.L14]" office:value-type="float" office:value="0.226786893894232" calcext:value-type="float">
            <text:p>0,2267868939</text:p>
          </table:table-cell>
          <table:table-cell table:style-name="ce3" table:formula="of:=[$redistribution_low.M14]" office:value-type="float" office:value="0.225126449757351" calcext:value-type="float">
            <text:p>0,2251264498</text:p>
          </table:table-cell>
          <table:table-cell table:number-columns-repeated="1007"/>
        </table:table-row>
        <table:table-row table:style-name="ro1">
          <table:table-cell table:style-name="ce3" table:formula="of:=[.A18]+1" office:value-type="float" office:value="62" calcext:value-type="float">
            <text:p>62</text:p>
          </table:table-cell>
          <table:table-cell table:style-name="ce3" table:formula="of:=[$Redistribution_high.J15]" office:value-type="float" office:value="0.217705235509555" calcext:value-type="float">
            <text:p>0,2177052355</text:p>
          </table:table-cell>
          <table:table-cell table:style-name="ce3" table:formula="of:=[$Redistribution_high.K15]" office:value-type="float" office:value="0.244469546442704" calcext:value-type="float">
            <text:p>0,2444695464</text:p>
          </table:table-cell>
          <table:table-cell table:style-name="ce3" table:formula="of:=[$Redistribution_high.L15]" office:value-type="float" office:value="0.227128169200571" calcext:value-type="float">
            <text:p>0,2271281692</text:p>
          </table:table-cell>
          <table:table-cell table:style-name="ce3" table:formula="of:=[$Redistribution_high.M15]" office:value-type="float" office:value="0.230903296184331" calcext:value-type="float">
            <text:p>0,2309032962</text:p>
          </table:table-cell>
          <table:table-cell/>
          <table:table-cell table:style-name="ce3"/>
          <table:table-cell table:style-name="ce3" table:formula="of:=[$Redistribution_central.J15]" office:value-type="float" office:value="0.217409296531312" calcext:value-type="float">
            <text:p>0,2174092965</text:p>
          </table:table-cell>
          <table:table-cell table:style-name="ce3" table:formula="of:=[$Redistribution_central.K15]" office:value-type="float" office:value="0.24438963490306" calcext:value-type="float">
            <text:p>0,2443896349</text:p>
          </table:table-cell>
          <table:table-cell table:style-name="ce3" table:formula="of:=[$Redistribution_central.L15]" office:value-type="float" office:value="0.226847931816171" calcext:value-type="float">
            <text:p>0,2268479318</text:p>
          </table:table-cell>
          <table:table-cell table:style-name="ce3" table:formula="of:=[$Redistribution_central.M15]" office:value-type="float" office:value="0.230827042357234" calcext:value-type="float">
            <text:p>0,2308270424</text:p>
          </table:table-cell>
          <table:table-cell table:number-columns-repeated="2"/>
          <table:table-cell table:style-name="ce3" table:formula="of:=[$redistribution_low.J15]" office:value-type="float" office:value="0.217411069039455" calcext:value-type="float">
            <text:p>0,217411069</text:p>
          </table:table-cell>
          <table:table-cell table:style-name="ce3" table:formula="of:=[$redistribution_low.K15]" office:value-type="float" office:value="0.24438963490306" calcext:value-type="float">
            <text:p>0,2443896349</text:p>
          </table:table-cell>
          <table:table-cell table:style-name="ce3" table:formula="of:=[$redistribution_low.L15]" office:value-type="float" office:value="0.226849978152998" calcext:value-type="float">
            <text:p>0,2268499782</text:p>
          </table:table-cell>
          <table:table-cell table:style-name="ce3" table:formula="of:=[$redistribution_low.M15]" office:value-type="float" office:value="0.230827042357234" calcext:value-type="float">
            <text:p>0,2308270424</text:p>
          </table:table-cell>
          <table:table-cell table:number-columns-repeated="1007"/>
        </table:table-row>
        <table:table-row table:style-name="ro1">
          <table:table-cell table:style-name="ce3" table:formula="of:=[.A19]+1" office:value-type="float" office:value="63" calcext:value-type="float">
            <text:p>63</text:p>
          </table:table-cell>
          <table:table-cell table:style-name="ce3" table:formula="of:=[$Redistribution_high.J16]" office:value-type="float" office:value="0.220864785562229" calcext:value-type="float">
            <text:p>0,2208647856</text:p>
          </table:table-cell>
          <table:table-cell table:style-name="ce3" table:formula="of:=[$Redistribution_high.K16]" office:value-type="float" office:value="0.247625044534158" calcext:value-type="float">
            <text:p>0,2476250445</text:p>
          </table:table-cell>
          <table:table-cell table:style-name="ce3" table:formula="of:=[$Redistribution_high.L16]" office:value-type="float" office:value="0.230482414244216" calcext:value-type="float">
            <text:p>0,2304824142</text:p>
          </table:table-cell>
          <table:table-cell table:style-name="ce3" table:formula="of:=[$Redistribution_high.M16]" office:value-type="float" office:value="0.233832705267886" calcext:value-type="float">
            <text:p>0,2338327053</text:p>
          </table:table-cell>
          <table:table-cell/>
          <table:table-cell table:style-name="ce3"/>
          <table:table-cell table:style-name="ce3" table:formula="of:=[$Redistribution_central.J16]" office:value-type="float" office:value="0.221614767676207" calcext:value-type="float">
            <text:p>0,2216147677</text:p>
          </table:table-cell>
          <table:table-cell table:style-name="ce3" table:formula="of:=[$Redistribution_central.K16]" office:value-type="float" office:value="0.2489144718451" calcext:value-type="float">
            <text:p>0,2489144718</text:p>
          </table:table-cell>
          <table:table-cell table:style-name="ce3" table:formula="of:=[$Redistribution_central.L16]" office:value-type="float" office:value="0.231308235555035" calcext:value-type="float">
            <text:p>0,2313082356</text:p>
          </table:table-cell>
          <table:table-cell table:style-name="ce3" table:formula="of:=[$Redistribution_central.M16]" office:value-type="float" office:value="0.235028062533066" calcext:value-type="float">
            <text:p>0,2350280625</text:p>
          </table:table-cell>
          <table:table-cell table:number-columns-repeated="2"/>
          <table:table-cell table:style-name="ce3" table:formula="of:=[$redistribution_low.J16]" office:value-type="float" office:value="0.221615624236194" calcext:value-type="float">
            <text:p>0,2216156242</text:p>
          </table:table-cell>
          <table:table-cell table:style-name="ce3" table:formula="of:=[$redistribution_low.K16]" office:value-type="float" office:value="0.248913861117309" calcext:value-type="float">
            <text:p>0,2489138611</text:p>
          </table:table-cell>
          <table:table-cell table:style-name="ce3" table:formula="of:=[$redistribution_low.L16]" office:value-type="float" office:value="0.231309304277067" calcext:value-type="float">
            <text:p>0,2313093043</text:p>
          </table:table-cell>
          <table:table-cell table:style-name="ce3" table:formula="of:=[$redistribution_low.M16]" office:value-type="float" office:value="0.235027485872777" calcext:value-type="float">
            <text:p>0,2350274859</text:p>
          </table:table-cell>
          <table:table-cell table:number-columns-repeated="1007"/>
        </table:table-row>
        <table:table-row table:style-name="ro1">
          <table:table-cell table:style-name="ce3" table:formula="of:=[.A20]+1" office:value-type="float" office:value="64" calcext:value-type="float">
            <text:p>64</text:p>
          </table:table-cell>
          <table:table-cell table:style-name="ce3" table:formula="of:=[$Redistribution_high.J17]" office:value-type="float" office:value="0.225253280992343" calcext:value-type="float">
            <text:p>0,225253281</text:p>
          </table:table-cell>
          <table:table-cell table:style-name="ce3" table:formula="of:=[$Redistribution_high.K17]" office:value-type="float" office:value="0.253686350903823" calcext:value-type="float">
            <text:p>0,2536863509</text:p>
          </table:table-cell>
          <table:table-cell table:style-name="ce3" table:formula="of:=[$Redistribution_high.L17]" office:value-type="float" office:value="0.235115944110088" calcext:value-type="float">
            <text:p>0,2351159441</text:p>
          </table:table-cell>
          <table:table-cell table:style-name="ce3" table:formula="of:=[$Redistribution_high.M17]" office:value-type="float" office:value="0.239670194865457" calcext:value-type="float">
            <text:p>0,2396701949</text:p>
          </table:table-cell>
          <table:table-cell/>
          <table:table-cell table:style-name="ce3"/>
          <table:table-cell table:style-name="ce3" table:formula="of:=[$Redistribution_central.J17]" office:value-type="float" office:value="0.22378917160883" calcext:value-type="float">
            <text:p>0,2237891716</text:p>
          </table:table-cell>
          <table:table-cell table:style-name="ce3" table:formula="of:=[$Redistribution_central.K17]" office:value-type="float" office:value="0.257016630760354" calcext:value-type="float">
            <text:p>0,2570166308</text:p>
          </table:table-cell>
          <table:table-cell table:style-name="ce3" table:formula="of:=[$Redistribution_central.L17]" office:value-type="float" office:value="0.23360704298957" calcext:value-type="float">
            <text:p>0,233607043</text:p>
          </table:table-cell>
          <table:table-cell table:style-name="ce3" table:formula="of:=[$Redistribution_central.M17]" office:value-type="float" office:value="0.242817119564992" calcext:value-type="float">
            <text:p>0,2428171196</text:p>
          </table:table-cell>
          <table:table-cell table:number-columns-repeated="2"/>
          <table:table-cell table:style-name="ce3" table:formula="of:=[$redistribution_low.J17]" office:value-type="float" office:value="0.223790199689832" calcext:value-type="float">
            <text:p>0,2237901997</text:p>
          </table:table-cell>
          <table:table-cell table:style-name="ce3" table:formula="of:=[$redistribution_low.K17]" office:value-type="float" office:value="0.257016630760354" calcext:value-type="float">
            <text:p>0,2570166308</text:p>
          </table:table-cell>
          <table:table-cell table:style-name="ce3" table:formula="of:=[$redistribution_low.L17]" office:value-type="float" office:value="0.233608266216948" calcext:value-type="float">
            <text:p>0,2336082662</text:p>
          </table:table-cell>
          <table:table-cell table:style-name="ce3" table:formula="of:=[$redistribution_low.M17]" office:value-type="float" office:value="0.242817119564992" calcext:value-type="float">
            <text:p>0,2428171196</text:p>
          </table:table-cell>
          <table:table-cell table:number-columns-repeated="1007"/>
        </table:table-row>
        <table:table-row table:style-name="ro1">
          <table:table-cell table:style-name="ce3" table:formula="of:=[.A21]+1" office:value-type="float" office:value="65" calcext:value-type="float">
            <text:p>65</text:p>
          </table:table-cell>
          <table:table-cell table:style-name="ce3" table:formula="of:=[$Redistribution_high.J18]" office:value-type="float" office:value="0.219375834257921" calcext:value-type="float">
            <text:p>0,2193758343</text:p>
          </table:table-cell>
          <table:table-cell table:style-name="ce3" table:formula="of:=[$Redistribution_high.K18]" office:value-type="float" office:value="0.24840788003458" calcext:value-type="float">
            <text:p>0,24840788</text:p>
          </table:table-cell>
          <table:table-cell table:style-name="ce3" table:formula="of:=[$Redistribution_high.L18]" office:value-type="float" office:value="0.23031508933573" calcext:value-type="float">
            <text:p>0,2303150893</text:p>
          </table:table-cell>
          <table:table-cell table:style-name="ce3" table:formula="of:=[$Redistribution_high.M18]" office:value-type="float" office:value="0.232854284673567" calcext:value-type="float">
            <text:p>0,2328542847</text:p>
          </table:table-cell>
          <table:table-cell/>
          <table:table-cell table:style-name="ce3"/>
          <table:table-cell table:style-name="ce3" table:formula="of:=[$Redistribution_central.J18]" office:value-type="float" office:value="0.21965933561457" calcext:value-type="float">
            <text:p>0,2196593356</text:p>
          </table:table-cell>
          <table:table-cell table:style-name="ce3" table:formula="of:=[$Redistribution_central.K18]" office:value-type="float" office:value="0.253910772584182" calcext:value-type="float">
            <text:p>0,2539107726</text:p>
          </table:table-cell>
          <table:table-cell table:style-name="ce3" table:formula="of:=[$Redistribution_central.L18]" office:value-type="float" office:value="0.230640552610513" calcext:value-type="float">
            <text:p>0,2306405526</text:p>
          </table:table-cell>
          <table:table-cell table:style-name="ce3" table:formula="of:=[$Redistribution_central.M18]" office:value-type="float" office:value="0.237997501834395" calcext:value-type="float">
            <text:p>0,2379975018</text:p>
          </table:table-cell>
          <table:table-cell table:number-columns-repeated="2"/>
          <table:table-cell table:style-name="ce3" table:formula="of:=[$redistribution_low.J18]" office:value-type="float" office:value="0.219661140347749" calcext:value-type="float">
            <text:p>0,2196611403</text:p>
          </table:table-cell>
          <table:table-cell table:style-name="ce3" table:formula="of:=[$redistribution_low.K18]" office:value-type="float" office:value="0.253910772584182" calcext:value-type="float">
            <text:p>0,2539107726</text:p>
          </table:table-cell>
          <table:table-cell table:style-name="ce3" table:formula="of:=[$redistribution_low.L18]" office:value-type="float" office:value="0.230642601294549" calcext:value-type="float">
            <text:p>0,2306426013</text:p>
          </table:table-cell>
          <table:table-cell table:style-name="ce3" table:formula="of:=[$redistribution_low.M18]" office:value-type="float" office:value="0.237997519068973" calcext:value-type="float">
            <text:p>0,2379975191</text:p>
          </table:table-cell>
          <table:table-cell table:number-columns-repeated="1007"/>
        </table:table-row>
        <table:table-row table:style-name="ro1">
          <table:table-cell table:style-name="ce3" table:formula="of:=[.A22]+1" office:value-type="float" office:value="66" calcext:value-type="float">
            <text:p>66</text:p>
          </table:table-cell>
          <table:table-cell table:style-name="ce3" table:formula="of:=[$Redistribution_high.J19]" office:value-type="float" office:value="0.2257809950735" calcext:value-type="float">
            <text:p>0,2257809951</text:p>
          </table:table-cell>
          <table:table-cell table:style-name="ce3" table:formula="of:=[$Redistribution_high.K19]" office:value-type="float" office:value="0.254824533345488" calcext:value-type="float">
            <text:p>0,2548245333</text:p>
          </table:table-cell>
          <table:table-cell table:style-name="ce3" table:formula="of:=[$Redistribution_high.L19]" office:value-type="float" office:value="0.236018679186818" calcext:value-type="float">
            <text:p>0,2360186792</text:p>
          </table:table-cell>
          <table:table-cell table:style-name="ce3" table:formula="of:=[$Redistribution_high.M19]" office:value-type="float" office:value="0.240159581040119" calcext:value-type="float">
            <text:p>0,240159581</text:p>
          </table:table-cell>
          <table:table-cell/>
          <table:table-cell table:style-name="ce3"/>
          <table:table-cell table:style-name="ce3" table:formula="of:=[$Redistribution_central.J19]" office:value-type="float" office:value="0.22367693648442" calcext:value-type="float">
            <text:p>0,2236769365</text:p>
          </table:table-cell>
          <table:table-cell table:style-name="ce3" table:formula="of:=[$Redistribution_central.K19]" office:value-type="float" office:value="0.257318996727244" calcext:value-type="float">
            <text:p>0,2573189967</text:p>
          </table:table-cell>
          <table:table-cell table:style-name="ce3" table:formula="of:=[$Redistribution_central.L19]" office:value-type="float" office:value="0.233847286169159" calcext:value-type="float">
            <text:p>0,2338472862</text:p>
          </table:table-cell>
          <table:table-cell table:style-name="ce3" table:formula="of:=[$Redistribution_central.M19]" office:value-type="float" office:value="0.242497107571413" calcext:value-type="float">
            <text:p>0,2424971076</text:p>
          </table:table-cell>
          <table:table-cell table:number-columns-repeated="2"/>
          <table:table-cell table:style-name="ce3" table:formula="of:=[$redistribution_low.J19]" office:value-type="float" office:value="0.223677966172055" calcext:value-type="float">
            <text:p>0,2236779662</text:p>
          </table:table-cell>
          <table:table-cell table:style-name="ce3" table:formula="of:=[$redistribution_low.K19]" office:value-type="float" office:value="0.257318996727244" calcext:value-type="float">
            <text:p>0,2573189967</text:p>
          </table:table-cell>
          <table:table-cell table:style-name="ce3" table:formula="of:=[$redistribution_low.L19]" office:value-type="float" office:value="0.233848518922258" calcext:value-type="float">
            <text:p>0,2338485189</text:p>
          </table:table-cell>
          <table:table-cell table:style-name="ce3" table:formula="of:=[$redistribution_low.M19]" office:value-type="float" office:value="0.242497107571413" calcext:value-type="float">
            <text:p>0,2424971076</text:p>
          </table:table-cell>
          <table:table-cell table:number-columns-repeated="1007"/>
        </table:table-row>
        <table:table-row table:style-name="ro1">
          <table:table-cell table:style-name="ce3" table:formula="of:=[.A23]+1" office:value-type="float" office:value="67" calcext:value-type="float">
            <text:p>67</text:p>
          </table:table-cell>
          <table:table-cell table:style-name="ce3" table:formula="of:=[$Redistribution_high.J20]" office:value-type="float" office:value="0.220807040151127" calcext:value-type="float">
            <text:p>0,2208070402</text:p>
          </table:table-cell>
          <table:table-cell table:style-name="ce3" table:formula="of:=[$Redistribution_high.K20]" office:value-type="float" office:value="0.247584831413979" calcext:value-type="float">
            <text:p>0,2475848314</text:p>
          </table:table-cell>
          <table:table-cell table:style-name="ce3" table:formula="of:=[$Redistribution_high.L20]" office:value-type="float" office:value="0.230610188930654" calcext:value-type="float">
            <text:p>0,2306101889</text:p>
          </table:table-cell>
          <table:table-cell table:style-name="ce3" table:formula="of:=[$Redistribution_high.M20]" office:value-type="float" office:value="0.233492197163665" calcext:value-type="float">
            <text:p>0,2334921972</text:p>
          </table:table-cell>
          <table:table-cell/>
          <table:table-cell table:style-name="ce3"/>
          <table:table-cell table:style-name="ce3" table:formula="of:=[$Redistribution_central.J20]" office:value-type="float" office:value="0.221327653298978" calcext:value-type="float">
            <text:p>0,2213276533</text:p>
          </table:table-cell>
          <table:table-cell table:style-name="ce3" table:formula="of:=[$Redistribution_central.K20]" office:value-type="float" office:value="0.248643059523758" calcext:value-type="float">
            <text:p>0,2486430595</text:p>
          </table:table-cell>
          <table:table-cell table:style-name="ce3" table:formula="of:=[$Redistribution_central.L20]" office:value-type="float" office:value="0.231222847286901" calcext:value-type="float">
            <text:p>0,2312228473</text:p>
          </table:table-cell>
          <table:table-cell table:style-name="ce3" table:formula="of:=[$Redistribution_central.M20]" office:value-type="float" office:value="0.234420228670116" calcext:value-type="float">
            <text:p>0,2344202287</text:p>
          </table:table-cell>
          <table:table-cell table:number-columns-repeated="2"/>
          <table:table-cell table:style-name="ce3" table:formula="of:=[$redistribution_low.J20]" office:value-type="float" office:value="0.221325135114798" calcext:value-type="float">
            <text:p>0,2213251351</text:p>
          </table:table-cell>
          <table:table-cell table:style-name="ce3" table:formula="of:=[$redistribution_low.K20]" office:value-type="float" office:value="0.248643300516794" calcext:value-type="float">
            <text:p>0,2486433005</text:p>
          </table:table-cell>
          <table:table-cell table:style-name="ce3" table:formula="of:=[$redistribution_low.L20]" office:value-type="float" office:value="0.231221408364292" calcext:value-type="float">
            <text:p>0,2312214084</text:p>
          </table:table-cell>
          <table:table-cell table:style-name="ce3" table:formula="of:=[$redistribution_low.M20]" office:value-type="float" office:value="0.234420455880041" calcext:value-type="float">
            <text:p>0,2344204559</text:p>
          </table:table-cell>
          <table:table-cell table:number-columns-repeated="1007"/>
        </table:table-row>
        <table:table-row table:style-name="ro1">
          <table:table-cell table:style-name="ce3" table:formula="of:=[.A24]+1" office:value-type="float" office:value="68" calcext:value-type="float">
            <text:p>68</text:p>
          </table:table-cell>
          <table:table-cell table:style-name="ce3" table:formula="of:=[$Redistribution_high.J21]" office:value-type="float" office:value="0.222485190884744" calcext:value-type="float">
            <text:p>0,2224851909</text:p>
          </table:table-cell>
          <table:table-cell table:style-name="ce3" table:formula="of:=[$Redistribution_high.K21]" office:value-type="float" office:value="0.246929590084136" calcext:value-type="float">
            <text:p>0,2469295901</text:p>
          </table:table-cell>
          <table:table-cell table:style-name="ce3" table:formula="of:=[$Redistribution_high.L21]" office:value-type="float" office:value="0.231585276621615" calcext:value-type="float">
            <text:p>0,2315852766</text:p>
          </table:table-cell>
          <table:table-cell table:style-name="ce3" table:formula="of:=[$Redistribution_high.M21]" office:value-type="float" office:value="0.233911139559482" calcext:value-type="float">
            <text:p>0,2339111396</text:p>
          </table:table-cell>
          <table:table-cell/>
          <table:table-cell table:style-name="ce3"/>
          <table:table-cell table:style-name="ce3" table:formula="of:=[$Redistribution_central.J21]" office:value-type="float" office:value="0.22250150860525" calcext:value-type="float">
            <text:p>0,2225015086</text:p>
          </table:table-cell>
          <table:table-cell table:style-name="ce3" table:formula="of:=[$Redistribution_central.K21]" office:value-type="float" office:value="0.249166277784566" calcext:value-type="float">
            <text:p>0,2491662778</text:p>
          </table:table-cell>
          <table:table-cell table:style-name="ce3" table:formula="of:=[$Redistribution_central.L21]" office:value-type="float" office:value="0.231802167821934" calcext:value-type="float">
            <text:p>0,2318021678</text:p>
          </table:table-cell>
          <table:table-cell table:style-name="ce3" table:formula="of:=[$Redistribution_central.M21]" office:value-type="float" office:value="0.235774155550263" calcext:value-type="float">
            <text:p>0,2357741556</text:p>
          </table:table-cell>
          <table:table-cell table:number-columns-repeated="2"/>
          <table:table-cell table:style-name="ce3" table:formula="of:=[$redistribution_low.J21]" office:value-type="float" office:value="0.222500587030632" calcext:value-type="float">
            <text:p>0,222500587</text:p>
          </table:table-cell>
          <table:table-cell table:style-name="ce3" table:formula="of:=[$redistribution_low.K21]" office:value-type="float" office:value="0.249166733301026" calcext:value-type="float">
            <text:p>0,2491667333</text:p>
          </table:table-cell>
          <table:table-cell table:style-name="ce3" table:formula="of:=[$redistribution_low.L21]" office:value-type="float" office:value="0.231803868026981" calcext:value-type="float">
            <text:p>0,231803868</text:p>
          </table:table-cell>
          <table:table-cell table:style-name="ce3" table:formula="of:=[$redistribution_low.M21]" office:value-type="float" office:value="0.235774586582768" calcext:value-type="float">
            <text:p>0,2357745866</text:p>
          </table:table-cell>
          <table:table-cell table:number-columns-repeated="1007"/>
        </table:table-row>
        <table:table-row table:style-name="ro1">
          <table:table-cell table:style-name="ce3" table:formula="of:=[.A25]+1" office:value-type="float" office:value="69" calcext:value-type="float">
            <text:p>69</text:p>
          </table:table-cell>
          <table:table-cell table:style-name="ce3" table:formula="of:=[$Redistribution_high.J22]" office:value-type="float" office:value="0.222561137362402" calcext:value-type="float">
            <text:p>0,2225611374</text:p>
          </table:table-cell>
          <table:table-cell table:style-name="ce3" table:formula="of:=[$Redistribution_high.K22]" office:value-type="float" office:value="0.254106581066622" calcext:value-type="float">
            <text:p>0,2541065811</text:p>
          </table:table-cell>
          <table:table-cell table:style-name="ce3" table:formula="of:=[$Redistribution_high.L22]" office:value-type="float" office:value="0.233484510986749" calcext:value-type="float">
            <text:p>0,233484511</text:p>
          </table:table-cell>
          <table:table-cell table:style-name="ce3" table:formula="of:=[$Redistribution_high.M22]" office:value-type="float" office:value="0.238256202355116" calcext:value-type="float">
            <text:p>0,2382562024</text:p>
          </table:table-cell>
          <table:table-cell/>
          <table:table-cell table:style-name="ce3"/>
          <table:table-cell table:style-name="ce3" table:formula="of:=[$Redistribution_central.J22]" office:value-type="float" office:value="0.221827828115971" calcext:value-type="float">
            <text:p>0,2218278281</text:p>
          </table:table-cell>
          <table:table-cell table:style-name="ce3" table:formula="of:=[$Redistribution_central.K22]" office:value-type="float" office:value="0.256022769112805" calcext:value-type="float">
            <text:p>0,2560227691</text:p>
          </table:table-cell>
          <table:table-cell table:style-name="ce3" table:formula="of:=[$Redistribution_central.L22]" office:value-type="float" office:value="0.232767634592354" calcext:value-type="float">
            <text:p>0,2327676346</text:p>
          </table:table-cell>
          <table:table-cell table:style-name="ce3" table:formula="of:=[$Redistribution_central.M22]" office:value-type="float" office:value="0.239977094770066" calcext:value-type="float">
            <text:p>0,2399770948</text:p>
          </table:table-cell>
          <table:table-cell table:number-columns-repeated="2"/>
          <table:table-cell table:style-name="ce3" table:formula="of:=[$redistribution_low.J22]" office:value-type="float" office:value="0.221700262265398" calcext:value-type="float">
            <text:p>0,2217002623</text:p>
          </table:table-cell>
          <table:table-cell table:style-name="ce3" table:formula="of:=[$redistribution_low.K22]" office:value-type="float" office:value="0.256223502763665" calcext:value-type="float">
            <text:p>0,2562235028</text:p>
          </table:table-cell>
          <table:table-cell table:style-name="ce3" table:formula="of:=[$redistribution_low.L22]" office:value-type="float" office:value="0.23266563364446" calcext:value-type="float">
            <text:p>0,2326656336</text:p>
          </table:table-cell>
          <table:table-cell table:style-name="ce3" table:formula="of:=[$redistribution_low.M22]" office:value-type="float" office:value="0.240115144118578" calcext:value-type="float">
            <text:p>0,2401151441</text:p>
          </table:table-cell>
          <table:table-cell table:number-columns-repeated="1007"/>
        </table:table-row>
        <table:table-row table:style-name="ro1">
          <table:table-cell table:style-name="ce3" table:formula="of:=[.A26]+1" office:value-type="float" office:value="70" calcext:value-type="float">
            <text:p>70</text:p>
          </table:table-cell>
          <table:table-cell table:style-name="ce3" table:formula="of:=[$Redistribution_high.J23]" office:value-type="float" office:value="0.223847217548941" calcext:value-type="float">
            <text:p>0,2238472175</text:p>
          </table:table-cell>
          <table:table-cell table:style-name="ce3" table:formula="of:=[$Redistribution_high.K23]" office:value-type="float" office:value="0.253480626741057" calcext:value-type="float">
            <text:p>0,2534806267</text:p>
          </table:table-cell>
          <table:table-cell table:style-name="ce3" table:formula="of:=[$Redistribution_high.L23]" office:value-type="float" office:value="0.231847029939676" calcext:value-type="float">
            <text:p>0,2318470299</text:p>
          </table:table-cell>
          <table:table-cell table:style-name="ce3" table:formula="of:=[$Redistribution_high.M23]" office:value-type="float" office:value="0.241806190932031" calcext:value-type="float">
            <text:p>0,2418061909</text:p>
          </table:table-cell>
          <table:table-cell/>
          <table:table-cell table:style-name="ce3"/>
          <table:table-cell table:style-name="ce3" table:formula="of:=[$Redistribution_central.J23]" office:value-type="float" office:value="0.226154496935238" calcext:value-type="float">
            <text:p>0,2261544969</text:p>
          </table:table-cell>
          <table:table-cell table:style-name="ce3" table:formula="of:=[$Redistribution_central.K23]" office:value-type="float" office:value="0.259506274883909" calcext:value-type="float">
            <text:p>0,2595062749</text:p>
          </table:table-cell>
          <table:table-cell table:style-name="ce3" table:formula="of:=[$Redistribution_central.L23]" office:value-type="float" office:value="0.234708958070978" calcext:value-type="float">
            <text:p>0,2347089581</text:p>
          </table:table-cell>
          <table:table-cell table:style-name="ce3" table:formula="of:=[$Redistribution_central.M23]" office:value-type="float" office:value="0.246787486869492" calcext:value-type="float">
            <text:p>0,2467874869</text:p>
          </table:table-cell>
          <table:table-cell table:number-columns-repeated="2"/>
          <table:table-cell table:style-name="ce3" table:formula="of:=[$redistribution_low.J23]" office:value-type="float" office:value="0.225905559190029" calcext:value-type="float">
            <text:p>0,2259055592</text:p>
          </table:table-cell>
          <table:table-cell table:style-name="ce3" table:formula="of:=[$redistribution_low.K23]" office:value-type="float" office:value="0.25935242647485" calcext:value-type="float">
            <text:p>0,2593524265</text:p>
          </table:table-cell>
          <table:table-cell table:style-name="ce3" table:formula="of:=[$redistribution_low.L23]" office:value-type="float" office:value="0.23454894838736" calcext:value-type="float">
            <text:p>0,2345489484</text:p>
          </table:table-cell>
          <table:table-cell table:style-name="ce3" table:formula="of:=[$redistribution_low.M23]" office:value-type="float" office:value="0.246486900575704" calcext:value-type="float">
            <text:p>0,2464869006</text:p>
          </table:table-cell>
          <table:table-cell table:number-columns-repeated="1007"/>
        </table:table-row>
        <table:table-row table:style-name="ro1">
          <table:table-cell table:style-name="ce3" table:formula="of:=[.A27]+1" office:value-type="float" office:value="71" calcext:value-type="float">
            <text:p>71</text:p>
          </table:table-cell>
          <table:table-cell table:style-name="ce3" table:formula="of:=[$Redistribution_high.J24]" office:value-type="float" office:value="0.227903068706719" calcext:value-type="float">
            <text:p>0,2279030687</text:p>
          </table:table-cell>
          <table:table-cell table:style-name="ce3" table:formula="of:=[$Redistribution_high.K24]" office:value-type="float" office:value="0.261683717159288" calcext:value-type="float">
            <text:p>0,2616837172</text:p>
          </table:table-cell>
          <table:table-cell table:style-name="ce3" table:formula="of:=[$Redistribution_high.L24]" office:value-type="float" office:value="0.235825160375672" calcext:value-type="float">
            <text:p>0,2358251604</text:p>
          </table:table-cell>
          <table:table-cell table:style-name="ce3" table:formula="of:=[$Redistribution_high.M24]" office:value-type="float" office:value="0.249914959709062" calcext:value-type="float">
            <text:p>0,2499149597</text:p>
          </table:table-cell>
          <table:table-cell/>
          <table:table-cell table:style-name="ce3"/>
          <table:table-cell table:style-name="ce3" table:formula="of:=[$Redistribution_central.J24]" office:value-type="float" office:value="0.226846803263043" calcext:value-type="float">
            <text:p>0,2268468033</text:p>
          </table:table-cell>
          <table:table-cell table:style-name="ce3" table:formula="of:=[$Redistribution_central.K24]" office:value-type="float" office:value="0.25825779818159" calcext:value-type="float">
            <text:p>0,2582577982</text:p>
          </table:table-cell>
          <table:table-cell table:style-name="ce3" table:formula="of:=[$Redistribution_central.L24]" office:value-type="float" office:value="0.235185218545065" calcext:value-type="float">
            <text:p>0,2351852185</text:p>
          </table:table-cell>
          <table:table-cell table:style-name="ce3" table:formula="of:=[$Redistribution_central.M24]" office:value-type="float" office:value="0.245944811689139" calcext:value-type="float">
            <text:p>0,2459448117</text:p>
          </table:table-cell>
          <table:table-cell table:number-columns-repeated="2"/>
          <table:table-cell table:style-name="ce3" table:formula="of:=[$redistribution_low.J24]" office:value-type="float" office:value="0.22816515046456" calcext:value-type="float">
            <text:p>0,2281651505</text:p>
          </table:table-cell>
          <table:table-cell table:style-name="ce3" table:formula="of:=[$redistribution_low.K24]" office:value-type="float" office:value="0.261227823010907" calcext:value-type="float">
            <text:p>0,261227823</text:p>
          </table:table-cell>
          <table:table-cell table:style-name="ce3" table:formula="of:=[$redistribution_low.L24]" office:value-type="float" office:value="0.236762025050516" calcext:value-type="float">
            <text:p>0,2367620251</text:p>
          </table:table-cell>
          <table:table-cell table:style-name="ce3" table:formula="of:=[$redistribution_low.M24]" office:value-type="float" office:value="0.248435464130549" calcext:value-type="float">
            <text:p>0,2484354641</text:p>
          </table:table-cell>
          <table:table-cell table:number-columns-repeated="1007"/>
        </table:table-row>
        <table:table-row table:style-name="ro1">
          <table:table-cell table:style-name="ce3" table:formula="of:=[.A28]+1" office:value-type="float" office:value="72" calcext:value-type="float">
            <text:p>72</text:p>
          </table:table-cell>
          <table:table-cell table:style-name="ce3" table:formula="of:=[$Redistribution_high.J25]" office:value-type="float" office:value="0.226566427208756" calcext:value-type="float">
            <text:p>0,2265664272</text:p>
          </table:table-cell>
          <table:table-cell table:style-name="ce3" table:formula="of:=[$Redistribution_high.K25]" office:value-type="float" office:value="0.258998740495181" calcext:value-type="float">
            <text:p>0,2589987405</text:p>
          </table:table-cell>
          <table:table-cell table:style-name="ce3" table:formula="of:=[$Redistribution_high.L25]" office:value-type="float" office:value="0.233880751302476" calcext:value-type="float">
            <text:p>0,2338807513</text:p>
          </table:table-cell>
          <table:table-cell table:style-name="ce3" table:formula="of:=[$Redistribution_high.M25]" office:value-type="float" office:value="0.248090134297014" calcext:value-type="float">
            <text:p>0,2480901343</text:p>
          </table:table-cell>
          <table:table-cell/>
          <table:table-cell table:style-name="ce3"/>
          <table:table-cell table:style-name="ce3" table:formula="of:=[$Redistribution_central.J25]" office:value-type="float" office:value="0.231986361477741" calcext:value-type="float">
            <text:p>0,2319863615</text:p>
          </table:table-cell>
          <table:table-cell table:style-name="ce3" table:formula="of:=[$Redistribution_central.K25]" office:value-type="float" office:value="0.267368841310718" calcext:value-type="float">
            <text:p>0,2673688413</text:p>
          </table:table-cell>
          <table:table-cell table:style-name="ce3" table:formula="of:=[$Redistribution_central.L25]" office:value-type="float" office:value="0.239813465926217" calcext:value-type="float">
            <text:p>0,2398134659</text:p>
          </table:table-cell>
          <table:table-cell table:style-name="ce3" table:formula="of:=[$Redistribution_central.M25]" office:value-type="float" office:value="0.255535493026991" calcext:value-type="float">
            <text:p>0,255535493</text:p>
          </table:table-cell>
          <table:table-cell table:number-columns-repeated="2"/>
          <table:table-cell table:style-name="ce3" table:formula="of:=[$redistribution_low.J25]" office:value-type="float" office:value="0.232958728469008" calcext:value-type="float">
            <text:p>0,2329587285</text:p>
          </table:table-cell>
          <table:table-cell table:style-name="ce3" table:formula="of:=[$redistribution_low.K25]" office:value-type="float" office:value="0.268567561413492" calcext:value-type="float">
            <text:p>0,2685675614</text:p>
          </table:table-cell>
          <table:table-cell table:style-name="ce3" table:formula="of:=[$redistribution_low.L25]" office:value-type="float" office:value="0.24098711359445" calcext:value-type="float">
            <text:p>0,2409871136</text:p>
          </table:table-cell>
          <table:table-cell table:style-name="ce3" table:formula="of:=[$redistribution_low.M25]" office:value-type="float" office:value="0.256416665744305" calcext:value-type="float">
            <text:p>0,2564166657</text:p>
          </table:table-cell>
          <table:table-cell table:number-columns-repeated="1007"/>
        </table:table-row>
        <table:table-row table:style-name="ro1">
          <table:table-cell table:style-name="ce3" table:formula="of:=[.A29]+1" office:value-type="float" office:value="73" calcext:value-type="float">
            <text:p>73</text:p>
          </table:table-cell>
          <table:table-cell table:style-name="ce3" table:formula="of:=[$Redistribution_high.J26]" office:value-type="float" office:value="0.223266229687297" calcext:value-type="float">
            <text:p>0,2232662297</text:p>
          </table:table-cell>
          <table:table-cell table:style-name="ce3" table:formula="of:=[$Redistribution_high.K26]" office:value-type="float" office:value="0.260758213448466" calcext:value-type="float">
            <text:p>0,2607582134</text:p>
          </table:table-cell>
          <table:table-cell table:style-name="ce3" table:formula="of:=[$Redistribution_high.L26]" office:value-type="float" office:value="0.232407276366892" calcext:value-type="float">
            <text:p>0,2324072764</text:p>
          </table:table-cell>
          <table:table-cell table:style-name="ce3" table:formula="of:=[$Redistribution_high.M26]" office:value-type="float" office:value="0.246829667560343" calcext:value-type="float">
            <text:p>0,2468296676</text:p>
          </table:table-cell>
          <table:table-cell/>
          <table:table-cell table:style-name="ce3"/>
          <table:table-cell table:style-name="ce3" table:formula="of:=[$Redistribution_central.J26]" office:value-type="float" office:value="0.227718807607315" calcext:value-type="float">
            <text:p>0,2277188076</text:p>
          </table:table-cell>
          <table:table-cell table:style-name="ce3" table:formula="of:=[$Redistribution_central.K26]" office:value-type="float" office:value="0.264354264416381" calcext:value-type="float">
            <text:p>0,2643542644</text:p>
          </table:table-cell>
          <table:table-cell table:style-name="ce3" table:formula="of:=[$Redistribution_central.L26]" office:value-type="float" office:value="0.238006623324431" calcext:value-type="float">
            <text:p>0,2380066233</text:p>
          </table:table-cell>
          <table:table-cell table:style-name="ce3" table:formula="of:=[$Redistribution_central.M26]" office:value-type="float" office:value="0.248642003775407" calcext:value-type="float">
            <text:p>0,2486420038</text:p>
          </table:table-cell>
          <table:table-cell table:number-columns-repeated="2"/>
          <table:table-cell table:style-name="ce3" table:formula="of:=[$redistribution_low.J26]" office:value-type="float" office:value="0.231475471409182" calcext:value-type="float">
            <text:p>0,2314754714</text:p>
          </table:table-cell>
          <table:table-cell table:style-name="ce3" table:formula="of:=[$redistribution_low.K26]" office:value-type="float" office:value="0.26443231405338" calcext:value-type="float">
            <text:p>0,2644323141</text:p>
          </table:table-cell>
          <table:table-cell table:style-name="ce3" table:formula="of:=[$redistribution_low.L26]" office:value-type="float" office:value="0.242165315410731" calcext:value-type="float">
            <text:p>0,2421653154</text:p>
          </table:table-cell>
          <table:table-cell table:style-name="ce3" table:formula="of:=[$redistribution_low.M26]" office:value-type="float" office:value="0.248329039709902" calcext:value-type="float">
            <text:p>0,2483290397</text:p>
          </table:table-cell>
          <table:table-cell table:number-columns-repeated="1007"/>
        </table:table-row>
        <table:table-row table:style-name="ro1">
          <table:table-cell table:style-name="ce3" table:formula="of:=[.A30]+1" office:value-type="float" office:value="74" calcext:value-type="float">
            <text:p>74</text:p>
          </table:table-cell>
          <table:table-cell table:style-name="ce3" table:formula="of:=[$Redistribution_high.J27]" office:value-type="float" office:value="0.227457605249193" calcext:value-type="float">
            <text:p>0,2274576052</text:p>
          </table:table-cell>
          <table:table-cell table:style-name="ce3" table:formula="of:=[$Redistribution_high.K27]" office:value-type="float" office:value="0.263114570109111" calcext:value-type="float">
            <text:p>0,2631145701</text:p>
          </table:table-cell>
          <table:table-cell table:style-name="ce3" table:formula="of:=[$Redistribution_high.L27]" office:value-type="float" office:value="0.235285525325595" calcext:value-type="float">
            <text:p>0,2352855253</text:p>
          </table:table-cell>
          <table:table-cell table:style-name="ce3" table:formula="of:=[$Redistribution_high.M27]" office:value-type="float" office:value="0.251283055065044" calcext:value-type="float">
            <text:p>0,2512830551</text:p>
          </table:table-cell>
          <table:table-cell/>
          <table:table-cell table:style-name="ce3"/>
          <table:table-cell table:style-name="ce3" table:formula="of:=[$Redistribution_central.J27]" office:value-type="float" office:value="0.234613294002907" calcext:value-type="float">
            <text:p>0,234613294</text:p>
          </table:table-cell>
          <table:table-cell table:style-name="ce3" table:formula="of:=[$Redistribution_central.K27]" office:value-type="float" office:value="0.272436536340626" calcext:value-type="float">
            <text:p>0,2724365363</text:p>
          </table:table-cell>
          <table:table-cell table:style-name="ce3" table:formula="of:=[$Redistribution_central.L27]" office:value-type="float" office:value="0.243811728041191" calcext:value-type="float">
            <text:p>0,243811728</text:p>
          </table:table-cell>
          <table:table-cell table:style-name="ce3" table:formula="of:=[$Redistribution_central.M27]" office:value-type="float" office:value="0.258286451545954" calcext:value-type="float">
            <text:p>0,2582864515</text:p>
          </table:table-cell>
          <table:table-cell table:number-columns-repeated="2"/>
          <table:table-cell table:style-name="ce3" table:formula="of:=[$redistribution_low.J27]" office:value-type="float" office:value="0.231330085154735" calcext:value-type="float">
            <text:p>0,2313300852</text:p>
          </table:table-cell>
          <table:table-cell table:style-name="ce3" table:formula="of:=[$redistribution_low.K27]" office:value-type="float" office:value="0.263153817322332" calcext:value-type="float">
            <text:p>0,2631538173</text:p>
          </table:table-cell>
          <table:table-cell table:style-name="ce3" table:formula="of:=[$redistribution_low.L27]" office:value-type="float" office:value="0.24066293322988" calcext:value-type="float">
            <text:p>0,2406629332</text:p>
          </table:table-cell>
          <table:table-cell table:style-name="ce3" table:formula="of:=[$redistribution_low.M27]" office:value-type="float" office:value="0.249029434879862" calcext:value-type="float">
            <text:p>0,2490294349</text:p>
          </table:table-cell>
          <table:table-cell table:number-columns-repeated="1007"/>
        </table:table-row>
        <table:table-row table:style-name="ro1">
          <table:table-cell table:style-name="ce3" table:formula="of:=[.A31]+1" office:value-type="float" office:value="75" calcext:value-type="float">
            <text:p>75</text:p>
          </table:table-cell>
          <table:table-cell table:style-name="ce3" table:formula="of:=[$Redistribution_high.J28]" office:value-type="float" office:value="0.226704571516359" calcext:value-type="float">
            <text:p>0,2267045715</text:p>
          </table:table-cell>
          <table:table-cell table:style-name="ce3" table:formula="of:=[$Redistribution_high.K28]" office:value-type="float" office:value="0.258563802594927" calcext:value-type="float">
            <text:p>0,2585638026</text:p>
          </table:table-cell>
          <table:table-cell table:style-name="ce3" table:formula="of:=[$Redistribution_high.L28]" office:value-type="float" office:value="0.233719789971806" calcext:value-type="float">
            <text:p>0,23371979</text:p>
          </table:table-cell>
          <table:table-cell table:style-name="ce3" table:formula="of:=[$Redistribution_high.M28]" office:value-type="float" office:value="0.248128636048903" calcext:value-type="float">
            <text:p>0,248128636</text:p>
          </table:table-cell>
          <table:table-cell/>
          <table:table-cell table:style-name="ce3"/>
          <table:table-cell table:style-name="ce3" table:formula="of:=[$Redistribution_central.J28]" office:value-type="float" office:value="0.236314809196348" calcext:value-type="float">
            <text:p>0,2363148092</text:p>
          </table:table-cell>
          <table:table-cell table:style-name="ce3" table:formula="of:=[$Redistribution_central.K28]" office:value-type="float" office:value="0.274923522096692" calcext:value-type="float">
            <text:p>0,2749235221</text:p>
          </table:table-cell>
          <table:table-cell table:style-name="ce3" table:formula="of:=[$Redistribution_central.L28]" office:value-type="float" office:value="0.244912307369481" calcext:value-type="float">
            <text:p>0,2449123074</text:p>
          </table:table-cell>
          <table:table-cell table:style-name="ce3" table:formula="of:=[$Redistribution_central.M28]" office:value-type="float" office:value="0.261639951122259" calcext:value-type="float">
            <text:p>0,2616399511</text:p>
          </table:table-cell>
          <table:table-cell table:number-columns-repeated="2"/>
          <table:table-cell table:style-name="ce3" table:formula="of:=[$redistribution_low.J28]" office:value-type="float" office:value="0.234581529250053" calcext:value-type="float">
            <text:p>0,2345815293</text:p>
          </table:table-cell>
          <table:table-cell table:style-name="ce3" table:formula="of:=[$redistribution_low.K28]" office:value-type="float" office:value="0.265480137919321" calcext:value-type="float">
            <text:p>0,2654801379</text:p>
          </table:table-cell>
          <table:table-cell table:style-name="ce3" table:formula="of:=[$redistribution_low.L28]" office:value-type="float" office:value="0.243785885642248" calcext:value-type="float">
            <text:p>0,2437858856</text:p>
          </table:table-cell>
          <table:table-cell table:style-name="ce3" table:formula="of:=[$redistribution_low.M28]" office:value-type="float" office:value="0.251543382195232" calcext:value-type="float">
            <text:p>0,2515433822</text:p>
          </table:table-cell>
          <table:table-cell table:number-columns-repeated="1007"/>
        </table:table-row>
        <table:table-row table:style-name="ro1">
          <table:table-cell table:style-name="ce3" table:formula="of:=[.A32]+1" office:value-type="float" office:value="76" calcext:value-type="float">
            <text:p>76</text:p>
          </table:table-cell>
          <table:table-cell table:style-name="ce3" table:formula="of:=[$Redistribution_high.J29]" office:value-type="float" office:value="0.228240517555864" calcext:value-type="float">
            <text:p>0,2282405176</text:p>
          </table:table-cell>
          <table:table-cell table:style-name="ce3" table:formula="of:=[$Redistribution_high.K29]" office:value-type="float" office:value="0.263494953840155" calcext:value-type="float">
            <text:p>0,2634949538</text:p>
          </table:table-cell>
          <table:table-cell table:style-name="ce3" table:formula="of:=[$Redistribution_high.L29]" office:value-type="float" office:value="0.235380078625289" calcext:value-type="float">
            <text:p>0,2353800786</text:p>
          </table:table-cell>
          <table:table-cell table:style-name="ce3" table:formula="of:=[$Redistribution_high.M29]" office:value-type="float" office:value="0.252707776622376" calcext:value-type="float">
            <text:p>0,2527077766</text:p>
          </table:table-cell>
          <table:table-cell/>
          <table:table-cell table:style-name="ce3"/>
          <table:table-cell table:style-name="ce3" table:formula="of:=[$Redistribution_central.J29]" office:value-type="float" office:value="0.23181111739725" calcext:value-type="float">
            <text:p>0,2318111174</text:p>
          </table:table-cell>
          <table:table-cell table:style-name="ce3" table:formula="of:=[$Redistribution_central.K29]" office:value-type="float" office:value="0.270201918476815" calcext:value-type="float">
            <text:p>0,2702019185</text:p>
          </table:table-cell>
          <table:table-cell table:style-name="ce3" table:formula="of:=[$Redistribution_central.L29]" office:value-type="float" office:value="0.240456180340699" calcext:value-type="float">
            <text:p>0,2404561803</text:p>
          </table:table-cell>
          <table:table-cell table:style-name="ce3" table:formula="of:=[$Redistribution_central.M29]" office:value-type="float" office:value="0.256820676324194" calcext:value-type="float">
            <text:p>0,2568206763</text:p>
          </table:table-cell>
          <table:table-cell table:number-columns-repeated="2"/>
          <table:table-cell table:style-name="ce3" table:formula="of:=[$redistribution_low.J29]" office:value-type="float" office:value="0.228182861974391" calcext:value-type="float">
            <text:p>0,228182862</text:p>
          </table:table-cell>
          <table:table-cell table:style-name="ce3" table:formula="of:=[$redistribution_low.K29]" office:value-type="float" office:value="0.25601751756345" calcext:value-type="float">
            <text:p>0,2560175176</text:p>
          </table:table-cell>
          <table:table-cell table:style-name="ce3" table:formula="of:=[$redistribution_low.L29]" office:value-type="float" office:value="0.237262449201175" calcext:value-type="float">
            <text:p>0,2372624492</text:p>
          </table:table-cell>
          <table:table-cell table:style-name="ce3" table:formula="of:=[$redistribution_low.M29]" office:value-type="float" office:value="0.242392448981544" calcext:value-type="float">
            <text:p>0,242392449</text:p>
          </table:table-cell>
          <table:table-cell table:number-columns-repeated="1007"/>
        </table:table-row>
        <table:table-row table:style-name="ro1">
          <table:table-cell table:style-name="ce3" table:formula="of:=[.A33]+1" office:value-type="float" office:value="77" calcext:value-type="float">
            <text:p>77</text:p>
          </table:table-cell>
          <table:table-cell table:style-name="ce3" table:formula="of:=[$Redistribution_high.J30]" office:value-type="float" office:value="0.221067765723529" calcext:value-type="float">
            <text:p>0,2210677657</text:p>
          </table:table-cell>
          <table:table-cell table:style-name="ce3" table:formula="of:=[$Redistribution_high.K30]" office:value-type="float" office:value="0.256778362528528" calcext:value-type="float">
            <text:p>0,2567783625</text:p>
          </table:table-cell>
          <table:table-cell table:style-name="ce3" table:formula="of:=[$Redistribution_high.L30]" office:value-type="float" office:value="0.229845607479091" calcext:value-type="float">
            <text:p>0,2298456075</text:p>
          </table:table-cell>
          <table:table-cell table:style-name="ce3" table:formula="of:=[$Redistribution_high.M30]" office:value-type="float" office:value="0.243511556714233" calcext:value-type="float">
            <text:p>0,2435115567</text:p>
          </table:table-cell>
          <table:table-cell/>
          <table:table-cell table:style-name="ce3"/>
          <table:table-cell table:style-name="ce3" table:formula="of:=[$Redistribution_central.J30]" office:value-type="float" office:value="0.237111160932478" calcext:value-type="float">
            <text:p>0,2371111609</text:p>
          </table:table-cell>
          <table:table-cell table:style-name="ce3" table:formula="of:=[$Redistribution_central.K30]" office:value-type="float" office:value="0.281327706442288" calcext:value-type="float">
            <text:p>0,2813277064</text:p>
          </table:table-cell>
          <table:table-cell table:style-name="ce3" table:formula="of:=[$Redistribution_central.L30]" office:value-type="float" office:value="0.248129825454247" calcext:value-type="float">
            <text:p>0,2481298255</text:p>
          </table:table-cell>
          <table:table-cell table:style-name="ce3" table:formula="of:=[$Redistribution_central.M30]" office:value-type="float" office:value="0.264184404860028" calcext:value-type="float">
            <text:p>0,2641844049</text:p>
          </table:table-cell>
          <table:table-cell table:number-columns-repeated="2"/>
          <table:table-cell table:style-name="ce3" table:formula="of:=[$redistribution_low.J30]" office:value-type="float" office:value="0.225121986806204" calcext:value-type="float">
            <text:p>0,2251219868</text:p>
          </table:table-cell>
          <table:table-cell table:style-name="ce3" table:formula="of:=[$redistribution_low.K30]" office:value-type="float" office:value="0.249017614898897" calcext:value-type="float">
            <text:p>0,2490176149</text:p>
          </table:table-cell>
          <table:table-cell table:style-name="ce3" table:formula="of:=[$redistribution_low.L30]" office:value-type="float" office:value="0.236214914921614" calcext:value-type="float">
            <text:p>0,2362149149</text:p>
          </table:table-cell>
          <table:table-cell table:style-name="ce3" table:formula="of:=[$redistribution_low.M30]" office:value-type="float" office:value="0.23283562847239" calcext:value-type="float">
            <text:p>0,2328356285</text:p>
          </table:table-cell>
          <table:table-cell table:number-columns-repeated="1007"/>
        </table:table-row>
        <table:table-row table:style-name="ro1">
          <table:table-cell table:style-name="ce3" table:formula="of:=[.A34]+1" office:value-type="float" office:value="78" calcext:value-type="float">
            <text:p>78</text:p>
          </table:table-cell>
          <table:table-cell table:style-name="ce3" table:formula="of:=[$Redistribution_high.J31]" office:value-type="float" office:value="0.224711265520705" calcext:value-type="float">
            <text:p>0,2247112655</text:p>
          </table:table-cell>
          <table:table-cell table:style-name="ce3" table:formula="of:=[$Redistribution_high.K31]" office:value-type="float" office:value="0.26033292407891" calcext:value-type="float">
            <text:p>0,2603329241</text:p>
          </table:table-cell>
          <table:table-cell table:style-name="ce3" table:formula="of:=[$Redistribution_high.L31]" office:value-type="float" office:value="0.231732543593339" calcext:value-type="float">
            <text:p>0,2317325436</text:p>
          </table:table-cell>
          <table:table-cell table:style-name="ce3" table:formula="of:=[$Redistribution_high.M31]" office:value-type="float" office:value="0.249588971544881" calcext:value-type="float">
            <text:p>0,2495889715</text:p>
          </table:table-cell>
          <table:table-cell/>
          <table:table-cell table:style-name="ce3"/>
          <table:table-cell table:style-name="ce3" table:formula="of:=[$Redistribution_central.J31]" office:value-type="float" office:value="0.239190693101713" calcext:value-type="float">
            <text:p>0,2391906931</text:p>
          </table:table-cell>
          <table:table-cell table:style-name="ce3" table:formula="of:=[$Redistribution_central.K31]" office:value-type="float" office:value="0.277366308783522" calcext:value-type="float">
            <text:p>0,2773663088</text:p>
          </table:table-cell>
          <table:table-cell table:style-name="ce3" table:formula="of:=[$Redistribution_central.L31]" office:value-type="float" office:value="0.247828710245185" calcext:value-type="float">
            <text:p>0,2478287102</text:p>
          </table:table-cell>
          <table:table-cell table:style-name="ce3" table:formula="of:=[$Redistribution_central.M31]" office:value-type="float" office:value="0.264033264483905" calcext:value-type="float">
            <text:p>0,2640332645</text:p>
          </table:table-cell>
          <table:table-cell table:number-columns-repeated="2"/>
          <table:table-cell table:style-name="ce3" table:formula="of:=[$redistribution_low.J31]" office:value-type="float" office:value="0.227845354929368" calcext:value-type="float">
            <text:p>0,2278453549</text:p>
          </table:table-cell>
          <table:table-cell table:style-name="ce3" table:formula="of:=[$redistribution_low.K31]" office:value-type="float" office:value="0.25234159243725" calcext:value-type="float">
            <text:p>0,2523415924</text:p>
          </table:table-cell>
          <table:table-cell table:style-name="ce3" table:formula="of:=[$redistribution_low.L31]" office:value-type="float" office:value="0.236796374010158" calcext:value-type="float">
            <text:p>0,236796374</text:p>
          </table:table-cell>
          <table:table-cell table:style-name="ce3" table:formula="of:=[$redistribution_low.M31]" office:value-type="float" office:value="0.239052031729643" calcext:value-type="float">
            <text:p>0,2390520317</text:p>
          </table:table-cell>
          <table:table-cell table:number-columns-repeated="1007"/>
        </table:table-row>
        <table:table-row table:style-name="ro1">
          <table:table-cell table:style-name="ce3" table:formula="of:=[.A35]+1" office:value-type="float" office:value="79" calcext:value-type="float">
            <text:p>79</text:p>
          </table:table-cell>
          <table:table-cell table:style-name="ce3" table:formula="of:=[$Redistribution_high.J32]" office:value-type="float" office:value="0.223674025526217" calcext:value-type="float">
            <text:p>0,2236740255</text:p>
          </table:table-cell>
          <table:table-cell table:style-name="ce3" table:formula="of:=[$Redistribution_high.K32]" office:value-type="float" office:value="0.255829840778475" calcext:value-type="float">
            <text:p>0,2558298408</text:p>
          </table:table-cell>
          <table:table-cell table:style-name="ce3" table:formula="of:=[$Redistribution_high.L32]" office:value-type="float" office:value="0.230508628275066" calcext:value-type="float">
            <text:p>0,2305086283</text:p>
          </table:table-cell>
          <table:table-cell table:style-name="ce3" table:formula="of:=[$Redistribution_high.M32]" office:value-type="float" office:value="0.245541760794123" calcext:value-type="float">
            <text:p>0,2455417608</text:p>
          </table:table-cell>
          <table:table-cell/>
          <table:table-cell table:style-name="ce3"/>
          <table:table-cell table:style-name="ce3" table:formula="of:=[$Redistribution_central.J32]" office:value-type="float" office:value="0.23911539366671" calcext:value-type="float">
            <text:p>0,2391153937</text:p>
          </table:table-cell>
          <table:table-cell table:style-name="ce3" table:formula="of:=[$Redistribution_central.K32]" office:value-type="float" office:value="0.277152503401832" calcext:value-type="float">
            <text:p>0,2771525034</text:p>
          </table:table-cell>
          <table:table-cell table:style-name="ce3" table:formula="of:=[$Redistribution_central.L32]" office:value-type="float" office:value="0.247515880064189" calcext:value-type="float">
            <text:p>0,2475158801</text:p>
          </table:table-cell>
          <table:table-cell table:style-name="ce3" table:formula="of:=[$Redistribution_central.M32]" office:value-type="float" office:value="0.264098449826372" calcext:value-type="float">
            <text:p>0,2640984498</text:p>
          </table:table-cell>
          <table:table-cell table:number-columns-repeated="2"/>
          <table:table-cell table:style-name="ce3" table:formula="of:=[$redistribution_low.J32]" office:value-type="float" office:value="0.230485547664477" calcext:value-type="float">
            <text:p>0,2304855477</text:p>
          </table:table-cell>
          <table:table-cell table:style-name="ce3" table:formula="of:=[$redistribution_low.K32]" office:value-type="float" office:value="0.256939205546096" calcext:value-type="float">
            <text:p>0,2569392055</text:p>
          </table:table-cell>
          <table:table-cell table:style-name="ce3" table:formula="of:=[$redistribution_low.L32]" office:value-type="float" office:value="0.239142588928045" calcext:value-type="float">
            <text:p>0,2391425889</text:p>
          </table:table-cell>
          <table:table-cell table:style-name="ce3" table:formula="of:=[$redistribution_low.M32]" office:value-type="float" office:value="0.243895799849502" calcext:value-type="float">
            <text:p>0,2438957998</text:p>
          </table:table-cell>
          <table:table-cell table:number-columns-repeated="1007"/>
        </table:table-row>
        <table:table-row table:style-name="ro1">
          <table:table-cell table:style-name="ce3" table:formula="of:=[.A36]+1" office:value-type="float" office:value="80" calcext:value-type="float">
            <text:p>80</text:p>
          </table:table-cell>
          <table:table-cell table:style-name="ce3" table:formula="of:=[$Redistribution_high.J33]" office:value-type="float" office:value="0.223326399598958" calcext:value-type="float">
            <text:p>0,2233263996</text:p>
          </table:table-cell>
          <table:table-cell table:style-name="ce3" table:formula="of:=[$Redistribution_high.K33]" office:value-type="float" office:value="0.255742016623187" calcext:value-type="float">
            <text:p>0,2557420166</text:p>
          </table:table-cell>
          <table:table-cell table:style-name="ce3" table:formula="of:=[$Redistribution_high.L33]" office:value-type="float" office:value="0.230333181887038" calcext:value-type="float">
            <text:p>0,2303331819</text:p>
          </table:table-cell>
          <table:table-cell table:style-name="ce3" table:formula="of:=[$Redistribution_high.M33]" office:value-type="float" office:value="0.245157172938566" calcext:value-type="float">
            <text:p>0,2451571729</text:p>
          </table:table-cell>
          <table:table-cell/>
          <table:table-cell table:style-name="ce3"/>
          <table:table-cell table:style-name="ce3" table:formula="of:=[$Redistribution_central.J33]" office:value-type="float" office:value="0.241955775673867" calcext:value-type="float">
            <text:p>0,2419557757</text:p>
          </table:table-cell>
          <table:table-cell table:style-name="ce3" table:formula="of:=[$Redistribution_central.K33]" office:value-type="float" office:value="0.284744423919104" calcext:value-type="float">
            <text:p>0,2847444239</text:p>
          </table:table-cell>
          <table:table-cell table:style-name="ce3" table:formula="of:=[$Redistribution_central.L33]" office:value-type="float" office:value="0.25041971722834" calcext:value-type="float">
            <text:p>0,2504197172</text:p>
          </table:table-cell>
          <table:table-cell table:style-name="ce3" table:formula="of:=[$Redistribution_central.M33]" office:value-type="float" office:value="0.271358779647204" calcext:value-type="float">
            <text:p>0,2713587796</text:p>
          </table:table-cell>
          <table:table-cell table:number-columns-repeated="2"/>
          <table:table-cell table:style-name="ce3" table:formula="of:=[$redistribution_low.J33]" office:value-type="float" office:value="0.238089766180346" calcext:value-type="float">
            <text:p>0,2380897662</text:p>
          </table:table-cell>
          <table:table-cell table:style-name="ce3" table:formula="of:=[$redistribution_low.K33]" office:value-type="float" office:value="0.271635656436203" calcext:value-type="float">
            <text:p>0,2716356564</text:p>
          </table:table-cell>
          <table:table-cell table:style-name="ce3" table:formula="of:=[$redistribution_low.L33]" office:value-type="float" office:value="0.247381776790636" calcext:value-type="float">
            <text:p>0,2473817768</text:p>
          </table:table-cell>
          <table:table-cell table:style-name="ce3" table:formula="of:=[$redistribution_low.M33]" office:value-type="float" office:value="0.257311852218349" calcext:value-type="float">
            <text:p>0,2573118522</text:p>
          </table:table-cell>
          <table:table-cell table:number-columns-repeated="1007"/>
        </table:table-row>
        <table:table-row table:style-name="ro1">
          <table:table-cell table:style-name="ce3" table:formula="of:=[.A37]+1" office:value-type="float" office:value="81" calcext:value-type="float">
            <text:p>81</text:p>
          </table:table-cell>
          <table:table-cell table:style-name="ce3" table:formula="of:=[$Redistribution_high.J34]" office:value-type="float" office:value="0.227938570009704" calcext:value-type="float">
            <text:p>0,22793857</text:p>
          </table:table-cell>
          <table:table-cell table:style-name="ce3" table:formula="of:=[$Redistribution_high.K34]" office:value-type="float" office:value="0.261507402694009" calcext:value-type="float">
            <text:p>0,2615074027</text:p>
          </table:table-cell>
          <table:table-cell table:style-name="ce3" table:formula="of:=[$Redistribution_high.L34]" office:value-type="float" office:value="0.236912926622493" calcext:value-type="float">
            <text:p>0,2369129266</text:p>
          </table:table-cell>
          <table:table-cell table:style-name="ce3" table:formula="of:=[$Redistribution_high.M34]" office:value-type="float" office:value="0.248060323139812" calcext:value-type="float">
            <text:p>0,2480603231</text:p>
          </table:table-cell>
          <table:table-cell/>
          <table:table-cell table:style-name="ce3"/>
          <table:table-cell table:style-name="ce3" table:formula="of:=[$Redistribution_central.J34]" office:value-type="float" office:value="0.238796816386756" calcext:value-type="float">
            <text:p>0,2387968164</text:p>
          </table:table-cell>
          <table:table-cell table:style-name="ce3" table:formula="of:=[$Redistribution_central.K34]" office:value-type="float" office:value="0.272593829656596" calcext:value-type="float">
            <text:p>0,2725938297</text:p>
          </table:table-cell>
          <table:table-cell table:style-name="ce3" table:formula="of:=[$Redistribution_central.L34]" office:value-type="float" office:value="0.249152715789702" calcext:value-type="float">
            <text:p>0,2491527158</text:p>
          </table:table-cell>
          <table:table-cell table:style-name="ce3" table:formula="of:=[$Redistribution_central.M34]" office:value-type="float" office:value="0.256925733600249" calcext:value-type="float">
            <text:p>0,2569257336</text:p>
          </table:table-cell>
          <table:table-cell table:number-columns-repeated="2"/>
          <table:table-cell table:style-name="ce3" table:formula="of:=[$redistribution_low.J34]" office:value-type="float" office:value="0.233069860361403" calcext:value-type="float">
            <text:p>0,2330698604</text:p>
          </table:table-cell>
          <table:table-cell table:style-name="ce3" table:formula="of:=[$redistribution_low.K34]" office:value-type="float" office:value="0.269538626603032" calcext:value-type="float">
            <text:p>0,2695386266</text:p>
          </table:table-cell>
          <table:table-cell table:style-name="ce3" table:formula="of:=[$redistribution_low.L34]" office:value-type="float" office:value="0.24470699209801" calcext:value-type="float">
            <text:p>0,2447069921</text:p>
          </table:table-cell>
          <table:table-cell table:style-name="ce3" table:formula="of:=[$redistribution_low.M34]" office:value-type="float" office:value="0.25158349792609" calcext:value-type="float">
            <text:p>0,2515834979</text:p>
          </table:table-cell>
          <table:table-cell table:number-columns-repeated="1007"/>
        </table:table-row>
        <table:table-row table:style-name="ro1">
          <table:table-cell table:style-name="ce3" table:formula="of:=[.A38]+1" office:value-type="float" office:value="82" calcext:value-type="float">
            <text:p>82</text:p>
          </table:table-cell>
          <table:table-cell table:style-name="ce3" table:formula="of:=[$Redistribution_high.J35]" office:value-type="float" office:value="0.234721664496231" calcext:value-type="float">
            <text:p>0,2347216645</text:p>
          </table:table-cell>
          <table:table-cell table:style-name="ce3" table:formula="of:=[$Redistribution_high.K35]" office:value-type="float" office:value="0.273194112832106" calcext:value-type="float">
            <text:p>0,2731941128</text:p>
          </table:table-cell>
          <table:table-cell table:style-name="ce3" table:formula="of:=[$Redistribution_high.L35]" office:value-type="float" office:value="0.241790969984714" calcext:value-type="float">
            <text:p>0,24179097</text:p>
          </table:table-cell>
          <table:table-cell table:style-name="ce3" table:formula="of:=[$Redistribution_high.M35]" office:value-type="float" office:value="0.262278601119357" calcext:value-type="float">
            <text:p>0,2622786011</text:p>
          </table:table-cell>
          <table:table-cell/>
          <table:table-cell table:style-name="ce3"/>
          <table:table-cell table:style-name="ce3" table:formula="of:=[$Redistribution_central.J35]" office:value-type="float" office:value="0.23678116481648" calcext:value-type="float">
            <text:p>0,2367811648</text:p>
          </table:table-cell>
          <table:table-cell table:style-name="ce3" table:formula="of:=[$Redistribution_central.K35]" office:value-type="float" office:value="0.268716837865125" calcext:value-type="float">
            <text:p>0,2687168379</text:p>
          </table:table-cell>
          <table:table-cell table:style-name="ce3" table:formula="of:=[$Redistribution_central.L35]" office:value-type="float" office:value="0.244433599593778" calcext:value-type="float">
            <text:p>0,2444335996</text:p>
          </table:table-cell>
          <table:table-cell table:style-name="ce3" table:formula="of:=[$Redistribution_central.M35]" office:value-type="float" office:value="0.256941353741335" calcext:value-type="float">
            <text:p>0,2569413537</text:p>
          </table:table-cell>
          <table:table-cell table:number-columns-repeated="2"/>
          <table:table-cell table:style-name="ce3" table:formula="of:=[$redistribution_low.J35]" office:value-type="float" office:value="0.226411138366933" calcext:value-type="float">
            <text:p>0,2264111384</text:p>
          </table:table-cell>
          <table:table-cell table:style-name="ce3" table:formula="of:=[$redistribution_low.K35]" office:value-type="float" office:value="0.25566225672312" calcext:value-type="float">
            <text:p>0,2556622567</text:p>
          </table:table-cell>
          <table:table-cell table:style-name="ce3" table:formula="of:=[$redistribution_low.L35]" office:value-type="float" office:value="0.235244405600615" calcext:value-type="float">
            <text:p>0,2352444056</text:p>
          </table:table-cell>
          <table:table-cell table:style-name="ce3" table:formula="of:=[$redistribution_low.M35]" office:value-type="float" office:value="0.242075763861268" calcext:value-type="float">
            <text:p>0,2420757639</text:p>
          </table:table-cell>
          <table:table-cell table:number-columns-repeated="1007"/>
        </table:table-row>
        <table:table-row table:style-name="ro1">
          <table:table-cell table:style-name="ce3" table:formula="of:=[.A39]+1" office:value-type="float" office:value="83" calcext:value-type="float">
            <text:p>83</text:p>
          </table:table-cell>
          <table:table-cell table:style-name="ce3" table:formula="of:=[$Redistribution_high.J36]" office:value-type="float" office:value="0.237111018827646" calcext:value-type="float">
            <text:p>0,2371110188</text:p>
          </table:table-cell>
          <table:table-cell table:style-name="ce3" table:formula="of:=[$Redistribution_high.K36]" office:value-type="float" office:value="0.276089228918155" calcext:value-type="float">
            <text:p>0,2760892289</text:p>
          </table:table-cell>
          <table:table-cell table:style-name="ce3" table:formula="of:=[$Redistribution_high.L36]" office:value-type="float" office:value="0.243958962481272" calcext:value-type="float">
            <text:p>0,2439589625</text:p>
          </table:table-cell>
          <table:table-cell table:style-name="ce3" table:formula="of:=[$Redistribution_high.M36]" office:value-type="float" office:value="0.265482228413981" calcext:value-type="float">
            <text:p>0,2654822284</text:p>
          </table:table-cell>
          <table:table-cell/>
          <table:table-cell table:style-name="ce3"/>
          <table:table-cell table:style-name="ce3" table:formula="of:=[$Redistribution_central.J36]" office:value-type="float" office:value="0.237120527536316" calcext:value-type="float">
            <text:p>0,2371205275</text:p>
          </table:table-cell>
          <table:table-cell table:style-name="ce3" table:formula="of:=[$Redistribution_central.K36]" office:value-type="float" office:value="0.268735788802986" calcext:value-type="float">
            <text:p>0,2687357888</text:p>
          </table:table-cell>
          <table:table-cell table:style-name="ce3" table:formula="of:=[$Redistribution_central.L36]" office:value-type="float" office:value="0.244817003269761" calcext:value-type="float">
            <text:p>0,2448170033</text:p>
          </table:table-cell>
          <table:table-cell table:style-name="ce3" table:formula="of:=[$Redistribution_central.M36]" office:value-type="float" office:value="0.256943417572501" calcext:value-type="float">
            <text:p>0,2569434176</text:p>
          </table:table-cell>
          <table:table-cell table:number-columns-repeated="2"/>
          <table:table-cell table:style-name="ce3" table:formula="of:=[$redistribution_low.J36]" office:value-type="float" office:value="0.224612207669199" calcext:value-type="float">
            <text:p>0,2246122077</text:p>
          </table:table-cell>
          <table:table-cell table:style-name="ce3" table:formula="of:=[$redistribution_low.K36]" office:value-type="float" office:value="0.252861666973614" calcext:value-type="float">
            <text:p>0,252861667</text:p>
          </table:table-cell>
          <table:table-cell table:style-name="ce3" table:formula="of:=[$redistribution_low.L36]" office:value-type="float" office:value="0.232899205267707" calcext:value-type="float">
            <text:p>0,2328992053</text:p>
          </table:table-cell>
          <table:table-cell table:style-name="ce3" table:formula="of:=[$redistribution_low.M36]" office:value-type="float" office:value="0.240085360278125" calcext:value-type="float">
            <text:p>0,2400853603</text:p>
          </table:table-cell>
          <table:table-cell table:number-columns-repeated="1007"/>
        </table:table-row>
        <table:table-row table:style-name="ro1">
          <table:table-cell table:style-name="ce3" table:formula="of:=[.A40]+1" office:value-type="float" office:value="84" calcext:value-type="float">
            <text:p>84</text:p>
          </table:table-cell>
          <table:table-cell table:style-name="ce3" table:formula="of:=[$Redistribution_high.J37]" office:value-type="float" office:value="0.233667031961743" calcext:value-type="float">
            <text:p>0,233667032</text:p>
          </table:table-cell>
          <table:table-cell table:style-name="ce3" table:formula="of:=[$Redistribution_high.K37]" office:value-type="float" office:value="0.267667992466248" calcext:value-type="float">
            <text:p>0,2676679925</text:p>
          </table:table-cell>
          <table:table-cell table:style-name="ce3" table:formula="of:=[$Redistribution_high.L37]" office:value-type="float" office:value="0.240638678923375" calcext:value-type="float">
            <text:p>0,2406386789</text:p>
          </table:table-cell>
          <table:table-cell table:style-name="ce3" table:formula="of:=[$Redistribution_high.M37]" office:value-type="float" office:value="0.257050702491326" calcext:value-type="float">
            <text:p>0,2570507025</text:p>
          </table:table-cell>
          <table:table-cell/>
          <table:table-cell table:style-name="ce3"/>
          <table:table-cell table:style-name="ce3" table:formula="of:=[$Redistribution_central.J37]" office:value-type="float" office:value="0.239902434452566" calcext:value-type="float">
            <text:p>0,2399024345</text:p>
          </table:table-cell>
          <table:table-cell table:style-name="ce3" table:formula="of:=[$Redistribution_central.K37]" office:value-type="float" office:value="0.282120274785758" calcext:value-type="float">
            <text:p>0,2821202748</text:p>
          </table:table-cell>
          <table:table-cell table:style-name="ce3" table:formula="of:=[$Redistribution_central.L37]" office:value-type="float" office:value="0.247675112794165" calcext:value-type="float">
            <text:p>0,2476751128</text:p>
          </table:table-cell>
          <table:table-cell table:style-name="ce3" table:formula="of:=[$Redistribution_central.M37]" office:value-type="float" office:value="0.269794037059957" calcext:value-type="float">
            <text:p>0,2697940371</text:p>
          </table:table-cell>
          <table:table-cell table:number-columns-repeated="2"/>
          <table:table-cell table:style-name="ce3" table:formula="of:=[$redistribution_low.J37]" office:value-type="float" office:value="0.231847016194977" calcext:value-type="float">
            <text:p>0,2318470162</text:p>
          </table:table-cell>
          <table:table-cell table:style-name="ce3" table:formula="of:=[$redistribution_low.K37]" office:value-type="float" office:value="0.265996093184363" calcext:value-type="float">
            <text:p>0,2659960932</text:p>
          </table:table-cell>
          <table:table-cell table:style-name="ce3" table:formula="of:=[$redistribution_low.L37]" office:value-type="float" office:value="0.24054316109423" calcext:value-type="float">
            <text:p>0,2405431611</text:p>
          </table:table-cell>
          <table:table-cell table:style-name="ce3" table:formula="of:=[$redistribution_low.M37]" office:value-type="float" office:value="0.252344016671815" calcext:value-type="float">
            <text:p>0,2523440167</text:p>
          </table:table-cell>
          <table:table-cell table:number-columns-repeated="1007"/>
        </table:table-row>
        <table:table-row table:style-name="ro1">
          <table:table-cell table:style-name="ce3" table:formula="of:=[.A41]+1" office:value-type="float" office:value="85" calcext:value-type="float">
            <text:p>85</text:p>
          </table:table-cell>
          <table:table-cell table:style-name="ce3" table:formula="of:=[$Redistribution_high.J38]" office:value-type="float" office:value="0.230042767459856" calcext:value-type="float">
            <text:p>0,2300427675</text:p>
          </table:table-cell>
          <table:table-cell table:style-name="ce3" table:formula="of:=[$Redistribution_high.K38]" office:value-type="float" office:value="0.267915010516648" calcext:value-type="float">
            <text:p>0,2679150105</text:p>
          </table:table-cell>
          <table:table-cell table:style-name="ce3" table:formula="of:=[$Redistribution_high.L38]" office:value-type="float" office:value="0.238377768625912" calcext:value-type="float">
            <text:p>0,2383777686</text:p>
          </table:table-cell>
          <table:table-cell table:style-name="ce3" table:formula="of:=[$Redistribution_high.M38]" office:value-type="float" office:value="0.255087307005283" calcext:value-type="float">
            <text:p>0,255087307</text:p>
          </table:table-cell>
          <table:table-cell/>
          <table:table-cell table:style-name="ce3"/>
          <table:table-cell table:style-name="ce3" table:formula="of:=[$Redistribution_central.J38]" office:value-type="float" office:value="0.246340497518102" calcext:value-type="float">
            <text:p>0,2463404975</text:p>
          </table:table-cell>
          <table:table-cell table:style-name="ce3" table:formula="of:=[$Redistribution_central.K38]" office:value-type="float" office:value="0.286236882743569" calcext:value-type="float">
            <text:p>0,2862368827</text:p>
          </table:table-cell>
          <table:table-cell table:style-name="ce3" table:formula="of:=[$Redistribution_central.L38]" office:value-type="float" office:value="0.256340616060576" calcext:value-type="float">
            <text:p>0,2563406161</text:p>
          </table:table-cell>
          <table:table-cell table:style-name="ce3" table:formula="of:=[$Redistribution_central.M38]" office:value-type="float" office:value="0.270629616217681" calcext:value-type="float">
            <text:p>0,2706296162</text:p>
          </table:table-cell>
          <table:table-cell table:number-columns-repeated="2"/>
          <table:table-cell table:style-name="ce3" table:formula="of:=[$redistribution_low.J38]" office:value-type="float" office:value="0.233703441801422" calcext:value-type="float">
            <text:p>0,2337034418</text:p>
          </table:table-cell>
          <table:table-cell table:style-name="ce3" table:formula="of:=[$redistribution_low.K38]" office:value-type="float" office:value="0.270620929132984" calcext:value-type="float">
            <text:p>0,2706209291</text:p>
          </table:table-cell>
          <table:table-cell table:style-name="ce3" table:formula="of:=[$redistribution_low.L38]" office:value-type="float" office:value="0.244385139486005" calcext:value-type="float">
            <text:p>0,2443851395</text:p>
          </table:table-cell>
          <table:table-cell table:style-name="ce3" table:formula="of:=[$redistribution_low.M38]" office:value-type="float" office:value="0.253874217134569" calcext:value-type="float">
            <text:p>0,2538742171</text:p>
          </table:table-cell>
          <table:table-cell table:number-columns-repeated="1007"/>
        </table:table-row>
        <table:table-row table:style-name="ro1">
          <table:table-cell table:style-name="ce3" table:formula="of:=[.A42]+1" office:value-type="float" office:value="86" calcext:value-type="float">
            <text:p>86</text:p>
          </table:table-cell>
          <table:table-cell table:style-name="ce3" table:formula="of:=[$Redistribution_high.J39]" office:value-type="float" office:value="0.236360009046975" calcext:value-type="float">
            <text:p>0,236360009</text:p>
          </table:table-cell>
          <table:table-cell table:style-name="ce3" table:formula="of:=[$Redistribution_high.K39]" office:value-type="float" office:value="0.272138589066115" calcext:value-type="float">
            <text:p>0,2721385891</text:p>
          </table:table-cell>
          <table:table-cell table:style-name="ce3" table:formula="of:=[$Redistribution_high.L39]" office:value-type="float" office:value="0.242827944857526" calcext:value-type="float">
            <text:p>0,2428279449</text:p>
          </table:table-cell>
          <table:table-cell table:style-name="ce3" table:formula="of:=[$Redistribution_high.M39]" office:value-type="float" office:value="0.262151143345344" calcext:value-type="float">
            <text:p>0,2621511433</text:p>
          </table:table-cell>
          <table:table-cell/>
          <table:table-cell table:style-name="ce3"/>
          <table:table-cell table:style-name="ce3" table:formula="of:=[$Redistribution_central.J39]" office:value-type="float" office:value="0.244504833474327" calcext:value-type="float">
            <text:p>0,2445048335</text:p>
          </table:table-cell>
          <table:table-cell table:style-name="ce3" table:formula="of:=[$Redistribution_central.K39]" office:value-type="float" office:value="0.28067717118997" calcext:value-type="float">
            <text:p>0,2806771712</text:p>
          </table:table-cell>
          <table:table-cell table:style-name="ce3" table:formula="of:=[$Redistribution_central.L39]" office:value-type="float" office:value="0.252678089371018" calcext:value-type="float">
            <text:p>0,2526780894</text:p>
          </table:table-cell>
          <table:table-cell table:style-name="ce3" table:formula="of:=[$Redistribution_central.M39]" office:value-type="float" office:value="0.267918653804217" calcext:value-type="float">
            <text:p>0,2679186538</text:p>
          </table:table-cell>
          <table:table-cell table:number-columns-repeated="2"/>
          <table:table-cell table:style-name="ce3" table:formula="of:=[$redistribution_low.J39]" office:value-type="float" office:value="0.238500419039846" calcext:value-type="float">
            <text:p>0,238500419</text:p>
          </table:table-cell>
          <table:table-cell table:style-name="ce3" table:formula="of:=[$redistribution_low.K39]" office:value-type="float" office:value="0.270816128568898" calcext:value-type="float">
            <text:p>0,2708161286</text:p>
          </table:table-cell>
          <table:table-cell table:style-name="ce3" table:formula="of:=[$redistribution_low.L39]" office:value-type="float" office:value="0.247086656070993" calcext:value-type="float">
            <text:p>0,2470866561</text:p>
          </table:table-cell>
          <table:table-cell table:style-name="ce3" table:formula="of:=[$redistribution_low.M39]" office:value-type="float" office:value="0.257401185860739" calcext:value-type="float">
            <text:p>0,2574011859</text:p>
          </table:table-cell>
          <table:table-cell table:number-columns-repeated="1007"/>
        </table:table-row>
        <table:table-row table:style-name="ro1">
          <table:table-cell table:style-name="ce3" table:formula="of:=[.A43]+1" office:value-type="float" office:value="87" calcext:value-type="float">
            <text:p>87</text:p>
          </table:table-cell>
          <table:table-cell table:style-name="ce3" table:formula="of:=[$Redistribution_high.J40]" office:value-type="float" office:value="0.232967464778102" calcext:value-type="float">
            <text:p>0,2329674648</text:p>
          </table:table-cell>
          <table:table-cell table:style-name="ce3" table:formula="of:=[$Redistribution_high.K40]" office:value-type="float" office:value="0.270339848269896" calcext:value-type="float">
            <text:p>0,2703398483</text:p>
          </table:table-cell>
          <table:table-cell table:style-name="ce3" table:formula="of:=[$Redistribution_high.L40]" office:value-type="float" office:value="0.239341903301756" calcext:value-type="float">
            <text:p>0,2393419033</text:p>
          </table:table-cell>
          <table:table-cell table:style-name="ce3" table:formula="of:=[$Redistribution_high.M40]" office:value-type="float" office:value="0.260398104866644" calcext:value-type="float">
            <text:p>0,2603981049</text:p>
          </table:table-cell>
          <table:table-cell/>
          <table:table-cell table:style-name="ce3"/>
          <table:table-cell table:style-name="ce3" table:formula="of:=[$Redistribution_central.J40]" office:value-type="float" office:value="0.241839364327044" calcext:value-type="float">
            <text:p>0,2418393643</text:p>
          </table:table-cell>
          <table:table-cell table:style-name="ce3" table:formula="of:=[$Redistribution_central.K40]" office:value-type="float" office:value="0.276679848314419" calcext:value-type="float">
            <text:p>0,2766798483</text:p>
          </table:table-cell>
          <table:table-cell table:style-name="ce3" table:formula="of:=[$Redistribution_central.L40]" office:value-type="float" office:value="0.249913385461764" calcext:value-type="float">
            <text:p>0,2499133855</text:p>
          </table:table-cell>
          <table:table-cell table:style-name="ce3" table:formula="of:=[$Redistribution_central.M40]" office:value-type="float" office:value="0.264146693704566" calcext:value-type="float">
            <text:p>0,2641466937</text:p>
          </table:table-cell>
          <table:table-cell table:number-columns-repeated="2"/>
          <table:table-cell table:style-name="ce3" table:formula="of:=[$redistribution_low.J40]" office:value-type="float" office:value="0.234302869941953" calcext:value-type="float">
            <text:p>0,2343028699</text:p>
          </table:table-cell>
          <table:table-cell table:style-name="ce3" table:formula="of:=[$redistribution_low.K40]" office:value-type="float" office:value="0.263598580337046" calcext:value-type="float">
            <text:p>0,2635985803</text:p>
          </table:table-cell>
          <table:table-cell table:style-name="ce3" table:formula="of:=[$redistribution_low.L40]" office:value-type="float" office:value="0.242492653738939" calcext:value-type="float">
            <text:p>0,2424926537</text:p>
          </table:table-cell>
          <table:table-cell table:style-name="ce3" table:formula="of:=[$redistribution_low.M40]" office:value-type="float" office:value="0.250895987222378" calcext:value-type="float">
            <text:p>0,2508959872</text:p>
          </table:table-cell>
          <table:table-cell table:number-columns-repeated="1007"/>
        </table:table-row>
        <table:table-row table:style-name="ro1">
          <table:table-cell table:style-name="ce3" table:formula="of:=[.A44]+1" office:value-type="float" office:value="88" calcext:value-type="float">
            <text:p>88</text:p>
          </table:table-cell>
          <table:table-cell table:style-name="ce3" table:formula="of:=[$Redistribution_high.J41]" office:value-type="float" office:value="0.233283865366949" calcext:value-type="float">
            <text:p>0,2332838654</text:p>
          </table:table-cell>
          <table:table-cell table:style-name="ce3" table:formula="of:=[$Redistribution_high.K41]" office:value-type="float" office:value="0.266708352990997" calcext:value-type="float">
            <text:p>0,266708353</text:p>
          </table:table-cell>
          <table:table-cell table:style-name="ce3" table:formula="of:=[$Redistribution_high.L41]" office:value-type="float" office:value="0.239747403217836" calcext:value-type="float">
            <text:p>0,2397474032</text:p>
          </table:table-cell>
          <table:table-cell table:style-name="ce3" table:formula="of:=[$Redistribution_high.M41]" office:value-type="float" office:value="0.256769443204777" calcext:value-type="float">
            <text:p>0,2567694432</text:p>
          </table:table-cell>
          <table:table-cell/>
          <table:table-cell table:style-name="ce3"/>
          <table:table-cell table:style-name="ce3" table:formula="of:=[$Redistribution_central.J41]" office:value-type="float" office:value="0.241623495716267" calcext:value-type="float">
            <text:p>0,2416234957</text:p>
          </table:table-cell>
          <table:table-cell table:style-name="ce3" table:formula="of:=[$Redistribution_central.K41]" office:value-type="float" office:value="0.281087090612741" calcext:value-type="float">
            <text:p>0,2810870906</text:p>
          </table:table-cell>
          <table:table-cell table:style-name="ce3" table:formula="of:=[$Redistribution_central.L41]" office:value-type="float" office:value="0.249521141064193" calcext:value-type="float">
            <text:p>0,2495211411</text:p>
          </table:table-cell>
          <table:table-cell table:style-name="ce3" table:formula="of:=[$Redistribution_central.M41]" office:value-type="float" office:value="0.268621873558353" calcext:value-type="float">
            <text:p>0,2686218736</text:p>
          </table:table-cell>
          <table:table-cell table:number-columns-repeated="2"/>
          <table:table-cell table:style-name="ce3" table:formula="of:=[$redistribution_low.J41]" office:value-type="float" office:value="0.235884523369012" calcext:value-type="float">
            <text:p>0,2358845234</text:p>
          </table:table-cell>
          <table:table-cell table:style-name="ce3" table:formula="of:=[$redistribution_low.K41]" office:value-type="float" office:value="0.263382183685019" calcext:value-type="float">
            <text:p>0,2633821837</text:p>
          </table:table-cell>
          <table:table-cell table:style-name="ce3" table:formula="of:=[$redistribution_low.L41]" office:value-type="float" office:value="0.243449501385107" calcext:value-type="float">
            <text:p>0,2434495014</text:p>
          </table:table-cell>
          <table:table-cell table:style-name="ce3" table:formula="of:=[$redistribution_low.M41]" office:value-type="float" office:value="0.251632205022209" calcext:value-type="float">
            <text:p>0,251632205</text:p>
          </table:table-cell>
          <table:table-cell table:number-columns-repeated="1007"/>
        </table:table-row>
        <table:table-row table:style-name="ro1">
          <table:table-cell table:style-name="ce3" table:formula="of:=[.A45]+1" office:value-type="float" office:value="89" calcext:value-type="float">
            <text:p>89</text:p>
          </table:table-cell>
          <table:table-cell table:style-name="ce3" table:formula="of:=[$Redistribution_high.J42]" office:value-type="float" office:value="0.236794787062752" calcext:value-type="float">
            <text:p>0,2367947871</text:p>
          </table:table-cell>
          <table:table-cell table:style-name="ce3" table:formula="of:=[$Redistribution_high.K42]" office:value-type="float" office:value="0.277632248829921" calcext:value-type="float">
            <text:p>0,2776322488</text:p>
          </table:table-cell>
          <table:table-cell table:style-name="ce3" table:formula="of:=[$Redistribution_high.L42]" office:value-type="float" office:value="0.245126875051494" calcext:value-type="float">
            <text:p>0,2451268751</text:p>
          </table:table-cell>
          <table:table-cell table:style-name="ce3" table:formula="of:=[$Redistribution_high.M42]" office:value-type="float" office:value="0.264629543115421" calcext:value-type="float">
            <text:p>0,2646295431</text:p>
          </table:table-cell>
          <table:table-cell/>
          <table:table-cell table:style-name="ce3"/>
          <table:table-cell table:style-name="ce3" table:formula="of:=[$Redistribution_central.J42]" office:value-type="float" office:value="0.246066674856155" calcext:value-type="float">
            <text:p>0,2460666749</text:p>
          </table:table-cell>
          <table:table-cell table:style-name="ce3" table:formula="of:=[$Redistribution_central.K42]" office:value-type="float" office:value="0.291643247357673" calcext:value-type="float">
            <text:p>0,2916432474</text:p>
          </table:table-cell>
          <table:table-cell table:style-name="ce3" table:formula="of:=[$Redistribution_central.L42]" office:value-type="float" office:value="0.255769966223583" calcext:value-type="float">
            <text:p>0,2557699662</text:p>
          </table:table-cell>
          <table:table-cell table:style-name="ce3" table:formula="of:=[$Redistribution_central.M42]" office:value-type="float" office:value="0.276136738359196" calcext:value-type="float">
            <text:p>0,2761367384</text:p>
          </table:table-cell>
          <table:table-cell table:number-columns-repeated="2"/>
          <table:table-cell table:style-name="ce3" table:formula="of:=[$redistribution_low.J42]" office:value-type="float" office:value="0.23590993132591" calcext:value-type="float">
            <text:p>0,2359099313</text:p>
          </table:table-cell>
          <table:table-cell table:style-name="ce3" table:formula="of:=[$redistribution_low.K42]" office:value-type="float" office:value="0.272922846028976" calcext:value-type="float">
            <text:p>0,272922846</text:p>
          </table:table-cell>
          <table:table-cell table:style-name="ce3" table:formula="of:=[$redistribution_low.L42]" office:value-type="float" office:value="0.245555068584639" calcext:value-type="float">
            <text:p>0,2455550686</text:p>
          </table:table-cell>
          <table:table-cell table:style-name="ce3" table:formula="of:=[$redistribution_low.M42]" office:value-type="float" office:value="0.257600430229064" calcext:value-type="float">
            <text:p>0,2576004302</text:p>
          </table:table-cell>
          <table:table-cell table:number-columns-repeated="1007"/>
        </table:table-row>
        <table:table-row table:style-name="ro1">
          <table:table-cell table:style-name="ce3" table:formula="of:=[.A46]+1" office:value-type="float" office:value="90" calcext:value-type="float">
            <text:p>90</text:p>
          </table:table-cell>
          <table:table-cell table:style-name="ce3" table:formula="of:=[$Redistribution_high.J43]" office:value-type="float" office:value="0.235537502010217" calcext:value-type="float">
            <text:p>0,235537502</text:p>
          </table:table-cell>
          <table:table-cell table:style-name="ce3" table:formula="of:=[$Redistribution_high.K43]" office:value-type="float" office:value="0.270912987451293" calcext:value-type="float">
            <text:p>0,2709129875</text:p>
          </table:table-cell>
          <table:table-cell table:style-name="ce3" table:formula="of:=[$Redistribution_high.L43]" office:value-type="float" office:value="0.241882531587142" calcext:value-type="float">
            <text:p>0,2418825316</text:p>
          </table:table-cell>
          <table:table-cell table:style-name="ce3" table:formula="of:=[$Redistribution_high.M43]" office:value-type="float" office:value="0.261101648727803" calcext:value-type="float">
            <text:p>0,2611016487</text:p>
          </table:table-cell>
          <table:table-cell/>
          <table:table-cell table:style-name="ce3"/>
          <table:table-cell table:style-name="ce3" table:formula="of:=[$Redistribution_central.J43]" office:value-type="float" office:value="0.245538851213147" calcext:value-type="float">
            <text:p>0,2455388512</text:p>
          </table:table-cell>
          <table:table-cell table:style-name="ce3" table:formula="of:=[$Redistribution_central.K43]" office:value-type="float" office:value="0.280443963417752" calcext:value-type="float">
            <text:p>0,2804439634</text:p>
          </table:table-cell>
          <table:table-cell table:style-name="ce3" table:formula="of:=[$Redistribution_central.L43]" office:value-type="float" office:value="0.253141642722279" calcext:value-type="float">
            <text:p>0,2531416427</text:p>
          </table:table-cell>
          <table:table-cell table:style-name="ce3" table:formula="of:=[$Redistribution_central.M43]" office:value-type="float" office:value="0.268465794291021" calcext:value-type="float">
            <text:p>0,2684657943</text:p>
          </table:table-cell>
          <table:table-cell table:number-columns-repeated="2"/>
          <table:table-cell table:style-name="ce3" table:formula="of:=[$redistribution_low.J43]" office:value-type="float" office:value="0.235214329509765" calcext:value-type="float">
            <text:p>0,2352143295</text:p>
          </table:table-cell>
          <table:table-cell table:style-name="ce3" table:formula="of:=[$redistribution_low.K43]" office:value-type="float" office:value="0.269395799259594" calcext:value-type="float">
            <text:p>0,2693957993</text:p>
          </table:table-cell>
          <table:table-cell table:style-name="ce3" table:formula="of:=[$redistribution_low.L43]" office:value-type="float" office:value="0.243219266120206" calcext:value-type="float">
            <text:p>0,2432192661</text:p>
          </table:table-cell>
          <table:table-cell table:style-name="ce3" table:formula="of:=[$redistribution_low.M43]" office:value-type="float" office:value="0.256547654000001" calcext:value-type="float">
            <text:p>0,256547654</text:p>
          </table:table-cell>
          <table:table-cell table:number-columns-repeated="1007"/>
        </table:table-row>
        <table:table-row table:style-name="ro1">
          <table:table-cell table:style-name="ce3" table:formula="of:=[.A47]+1" office:value-type="float" office:value="91" calcext:value-type="float">
            <text:p>91</text:p>
          </table:table-cell>
          <table:table-cell table:style-name="ce3" table:formula="of:=[$Redistribution_high.J44]" office:value-type="float" office:value="0.235674960178625" calcext:value-type="float">
            <text:p>0,2356749602</text:p>
          </table:table-cell>
          <table:table-cell table:style-name="ce3" table:formula="of:=[$Redistribution_high.K44]" office:value-type="float" office:value="0.271067965130769" calcext:value-type="float">
            <text:p>0,2710679651</text:p>
          </table:table-cell>
          <table:table-cell table:style-name="ce3" table:formula="of:=[$Redistribution_high.L44]" office:value-type="float" office:value="0.241761828045318" calcext:value-type="float">
            <text:p>0,241761828</text:p>
          </table:table-cell>
          <table:table-cell table:style-name="ce3" table:formula="of:=[$Redistribution_high.M44]" office:value-type="float" office:value="0.261589483403254" calcext:value-type="float">
            <text:p>0,2615894834</text:p>
          </table:table-cell>
          <table:table-cell/>
          <table:table-cell table:style-name="ce3"/>
          <table:table-cell table:style-name="ce3" table:formula="of:=[$Redistribution_central.J44]" office:value-type="float" office:value="0.238711431168186" calcext:value-type="float">
            <text:p>0,2387114312</text:p>
          </table:table-cell>
          <table:table-cell table:style-name="ce3" table:formula="of:=[$Redistribution_central.K44]" office:value-type="float" office:value="0.269863277696735" calcext:value-type="float">
            <text:p>0,2698632777</text:p>
          </table:table-cell>
          <table:table-cell table:style-name="ce3" table:formula="of:=[$Redistribution_central.L44]" office:value-type="float" office:value="0.24641667342951" calcext:value-type="float">
            <text:p>0,2464166734</text:p>
          </table:table-cell>
          <table:table-cell table:style-name="ce3" table:formula="of:=[$Redistribution_central.M44]" office:value-type="float" office:value="0.257728264867924" calcext:value-type="float">
            <text:p>0,2577282649</text:p>
          </table:table-cell>
          <table:table-cell table:number-columns-repeated="2"/>
          <table:table-cell table:style-name="ce3" table:formula="of:=[$redistribution_low.J44]" office:value-type="float" office:value="0.239977752160902" calcext:value-type="float">
            <text:p>0,2399777522</text:p>
          </table:table-cell>
          <table:table-cell table:style-name="ce3" table:formula="of:=[$redistribution_low.K44]" office:value-type="float" office:value="0.273970890654231" calcext:value-type="float">
            <text:p>0,2739708907</text:p>
          </table:table-cell>
          <table:table-cell table:style-name="ce3" table:formula="of:=[$redistribution_low.L44]" office:value-type="float" office:value="0.247467658394435" calcext:value-type="float">
            <text:p>0,2474676584</text:p>
          </table:table-cell>
          <table:table-cell table:style-name="ce3" table:formula="of:=[$redistribution_low.M44]" office:value-type="float" office:value="0.261990441177858" calcext:value-type="float">
            <text:p>0,2619904412</text:p>
          </table:table-cell>
          <table:table-cell table:number-columns-repeated="1007"/>
        </table:table-row>
        <table:table-row table:style-name="ro1">
          <table:table-cell table:style-name="ce3" table:formula="of:=[.A48]+1" office:value-type="float" office:value="92" calcext:value-type="float">
            <text:p>92</text:p>
          </table:table-cell>
          <table:table-cell table:style-name="ce3" table:formula="of:=[$Redistribution_high.J45]" office:value-type="float" office:value="0.235542118540247" calcext:value-type="float">
            <text:p>0,2355421185</text:p>
          </table:table-cell>
          <table:table-cell table:style-name="ce3" table:formula="of:=[$Redistribution_high.K45]" office:value-type="float" office:value="0.270610246374281" calcext:value-type="float">
            <text:p>0,2706102464</text:p>
          </table:table-cell>
          <table:table-cell table:style-name="ce3" table:formula="of:=[$Redistribution_high.L45]" office:value-type="float" office:value="0.242079321237932" calcext:value-type="float">
            <text:p>0,2420793212</text:p>
          </table:table-cell>
          <table:table-cell table:style-name="ce3" table:formula="of:=[$Redistribution_high.M45]" office:value-type="float" office:value="0.260501669589734" calcext:value-type="float">
            <text:p>0,2605016696</text:p>
          </table:table-cell>
          <table:table-cell/>
          <table:table-cell table:style-name="ce3"/>
          <table:table-cell table:style-name="ce3" table:formula="of:=[$Redistribution_central.J45]" office:value-type="float" office:value="0.237563694218535" calcext:value-type="float">
            <text:p>0,2375636942</text:p>
          </table:table-cell>
          <table:table-cell table:style-name="ce3" table:formula="of:=[$Redistribution_central.K45]" office:value-type="float" office:value="0.266463509282296" calcext:value-type="float">
            <text:p>0,2664635093</text:p>
          </table:table-cell>
          <table:table-cell table:style-name="ce3" table:formula="of:=[$Redistribution_central.L45]" office:value-type="float" office:value="0.244825620453629" calcext:value-type="float">
            <text:p>0,2448256205</text:p>
          </table:table-cell>
          <table:table-cell table:style-name="ce3" table:formula="of:=[$Redistribution_central.M45]" office:value-type="float" office:value="0.255124512596071" calcext:value-type="float">
            <text:p>0,2551245126</text:p>
          </table:table-cell>
          <table:table-cell table:number-columns-repeated="2"/>
          <table:table-cell table:style-name="ce3" table:formula="of:=[$redistribution_low.J45]" office:value-type="float" office:value="0.243739985642032" calcext:value-type="float">
            <text:p>0,2437399856</text:p>
          </table:table-cell>
          <table:table-cell table:style-name="ce3" table:formula="of:=[$redistribution_low.K45]" office:value-type="float" office:value="0.274644379309861" calcext:value-type="float">
            <text:p>0,2746443793</text:p>
          </table:table-cell>
          <table:table-cell table:style-name="ce3" table:formula="of:=[$redistribution_low.L45]" office:value-type="float" office:value="0.251166615870116" calcext:value-type="float">
            <text:p>0,2511666159</text:p>
          </table:table-cell>
          <table:table-cell table:style-name="ce3" table:formula="of:=[$redistribution_low.M45]" office:value-type="float" office:value="0.262840735479197" calcext:value-type="float">
            <text:p>0,2628407355</text:p>
          </table:table-cell>
          <table:table-cell table:number-columns-repeated="1007"/>
        </table:table-row>
        <table:table-row table:style-name="ro1">
          <table:table-cell table:style-name="ce3" table:formula="of:=[.A49]+1" office:value-type="float" office:value="93" calcext:value-type="float">
            <text:p>93</text:p>
          </table:table-cell>
          <table:table-cell table:style-name="ce3" table:formula="of:=[$Redistribution_high.J46]" office:value-type="float" office:value="0.226781895461996" calcext:value-type="float">
            <text:p>0,2267818955</text:p>
          </table:table-cell>
          <table:table-cell table:style-name="ce3" table:formula="of:=[$Redistribution_high.K46]" office:value-type="float" office:value="0.258921551863063" calcext:value-type="float">
            <text:p>0,2589215519</text:p>
          </table:table-cell>
          <table:table-cell table:style-name="ce3" table:formula="of:=[$Redistribution_high.L46]" office:value-type="float" office:value="0.2346540374453" calcext:value-type="float">
            <text:p>0,2346540374</text:p>
          </table:table-cell>
          <table:table-cell table:style-name="ce3" table:formula="of:=[$Redistribution_high.M46]" office:value-type="float" office:value="0.246897837122448" calcext:value-type="float">
            <text:p>0,2468978371</text:p>
          </table:table-cell>
          <table:table-cell/>
          <table:table-cell table:style-name="ce3"/>
          <table:table-cell table:style-name="ce3" table:formula="of:=[$Redistribution_central.J46]" office:value-type="float" office:value="0.234769812934899" calcext:value-type="float">
            <text:p>0,2347698129</text:p>
          </table:table-cell>
          <table:table-cell table:style-name="ce3" table:formula="of:=[$Redistribution_central.K46]" office:value-type="float" office:value="0.270632173362513" calcext:value-type="float">
            <text:p>0,2706321734</text:p>
          </table:table-cell>
          <table:table-cell table:style-name="ce3" table:formula="of:=[$Redistribution_central.L46]" office:value-type="float" office:value="0.243835793983006" calcext:value-type="float">
            <text:p>0,243835794</text:p>
          </table:table-cell>
          <table:table-cell table:style-name="ce3" table:formula="of:=[$Redistribution_central.M46]" office:value-type="float" office:value="0.256268518931699" calcext:value-type="float">
            <text:p>0,2562685189</text:p>
          </table:table-cell>
          <table:table-cell table:number-columns-repeated="2"/>
          <table:table-cell table:style-name="ce3" table:formula="of:=[$redistribution_low.J46]" office:value-type="float" office:value="0.238118282184717" calcext:value-type="float">
            <text:p>0,2381182822</text:p>
          </table:table-cell>
          <table:table-cell table:style-name="ce3" table:formula="of:=[$redistribution_low.K46]" office:value-type="float" office:value="0.268899302815447" calcext:value-type="float">
            <text:p>0,2688993028</text:p>
          </table:table-cell>
          <table:table-cell table:style-name="ce3" table:formula="of:=[$redistribution_low.L46]" office:value-type="float" office:value="0.247449852214519" calcext:value-type="float">
            <text:p>0,2474498522</text:p>
          </table:table-cell>
          <table:table-cell table:style-name="ce3" table:formula="of:=[$redistribution_low.M46]" office:value-type="float" office:value="0.254208297283917" calcext:value-type="float">
            <text:p>0,2542082973</text:p>
          </table:table-cell>
          <table:table-cell table:number-columns-repeated="1007"/>
        </table:table-row>
        <table:table-row table:style-name="ro1">
          <table:table-cell table:style-name="ce3" table:formula="of:=[.A50]+1" office:value-type="float" office:value="94" calcext:value-type="float">
            <text:p>94</text:p>
          </table:table-cell>
          <table:table-cell table:style-name="ce3" table:formula="of:=[$Redistribution_high.J47]" office:value-type="float" office:value="0.231242033611711" calcext:value-type="float">
            <text:p>0,2312420336</text:p>
          </table:table-cell>
          <table:table-cell table:style-name="ce3" table:formula="of:=[$Redistribution_high.K47]" office:value-type="float" office:value="0.260160761646722" calcext:value-type="float">
            <text:p>0,2601607616</text:p>
          </table:table-cell>
          <table:table-cell table:style-name="ce3" table:formula="of:=[$Redistribution_high.L47]" office:value-type="float" office:value="0.236948217415363" calcext:value-type="float">
            <text:p>0,2369482174</text:p>
          </table:table-cell>
          <table:table-cell table:style-name="ce3" table:formula="of:=[$Redistribution_high.M47]" office:value-type="float" office:value="0.251483223769005" calcext:value-type="float">
            <text:p>0,2514832238</text:p>
          </table:table-cell>
          <table:table-cell/>
          <table:table-cell table:style-name="ce3"/>
          <table:table-cell table:style-name="ce3" table:formula="of:=[$Redistribution_central.J47]" office:value-type="float" office:value="0.243922932707626" calcext:value-type="float">
            <text:p>0,2439229327</text:p>
          </table:table-cell>
          <table:table-cell table:style-name="ce3" table:formula="of:=[$Redistribution_central.K47]" office:value-type="float" office:value="0.277365651183118" calcext:value-type="float">
            <text:p>0,2773656512</text:p>
          </table:table-cell>
          <table:table-cell table:style-name="ce3" table:formula="of:=[$Redistribution_central.L47]" office:value-type="float" office:value="0.251138175317798" calcext:value-type="float">
            <text:p>0,2511381753</text:p>
          </table:table-cell>
          <table:table-cell table:style-name="ce3" table:formula="of:=[$Redistribution_central.M47]" office:value-type="float" office:value="0.265977207954726" calcext:value-type="float">
            <text:p>0,265977208</text:p>
          </table:table-cell>
          <table:table-cell table:number-columns-repeated="2"/>
          <table:table-cell table:style-name="ce3" table:formula="of:=[$redistribution_low.J47]" office:value-type="float" office:value="0.24226712819108" calcext:value-type="float">
            <text:p>0,2422671282</text:p>
          </table:table-cell>
          <table:table-cell table:style-name="ce3" table:formula="of:=[$redistribution_low.K47]" office:value-type="float" office:value="0.276253782600549" calcext:value-type="float">
            <text:p>0,2762537826</text:p>
          </table:table-cell>
          <table:table-cell table:style-name="ce3" table:formula="of:=[$redistribution_low.L47]" office:value-type="float" office:value="0.249674895535467" calcext:value-type="float">
            <text:p>0,2496748955</text:p>
          </table:table-cell>
          <table:table-cell table:style-name="ce3" table:formula="of:=[$redistribution_low.M47]" office:value-type="float" office:value="0.264292571105707" calcext:value-type="float">
            <text:p>0,2642925711</text:p>
          </table:table-cell>
          <table:table-cell table:number-columns-repeated="1007"/>
        </table:table-row>
        <table:table-row table:style-name="ro1">
          <table:table-cell table:style-name="ce3" table:formula="of:=[.A51]+1" office:value-type="float" office:value="95" calcext:value-type="float">
            <text:p>95</text:p>
          </table:table-cell>
          <table:table-cell table:style-name="ce3" table:formula="of:=[$Redistribution_high.J48]" office:value-type="float" office:value="0.225182525873765" calcext:value-type="float">
            <text:p>0,2251825259</text:p>
          </table:table-cell>
          <table:table-cell table:style-name="ce3" table:formula="of:=[$Redistribution_high.K48]" office:value-type="float" office:value="0.250983892797348" calcext:value-type="float">
            <text:p>0,2509838928</text:p>
          </table:table-cell>
          <table:table-cell table:style-name="ce3" table:formula="of:=[$Redistribution_high.L48]" office:value-type="float" office:value="0.230632508654814" calcext:value-type="float">
            <text:p>0,2306325087</text:p>
          </table:table-cell>
          <table:table-cell table:style-name="ce3" table:formula="of:=[$Redistribution_high.M48]" office:value-type="float" office:value="0.242740700496668" calcext:value-type="float">
            <text:p>0,2427407005</text:p>
          </table:table-cell>
          <table:table-cell/>
          <table:table-cell table:style-name="ce3"/>
          <table:table-cell table:style-name="ce3" table:formula="of:=[$Redistribution_central.J48]" office:value-type="float" office:value="0.241575985552031" calcext:value-type="float">
            <text:p>0,2415759856</text:p>
          </table:table-cell>
          <table:table-cell table:style-name="ce3" table:formula="of:=[$Redistribution_central.K48]" office:value-type="float" office:value="0.278807769145912" calcext:value-type="float">
            <text:p>0,2788077691</text:p>
          </table:table-cell>
          <table:table-cell table:style-name="ce3" table:formula="of:=[$Redistribution_central.L48]" office:value-type="float" office:value="0.248483440444018" calcext:value-type="float">
            <text:p>0,2484834404</text:p>
          </table:table-cell>
          <table:table-cell table:style-name="ce3" table:formula="of:=[$Redistribution_central.M48]" office:value-type="float" office:value="0.267753001494163" calcext:value-type="float">
            <text:p>0,2677530015</text:p>
          </table:table-cell>
          <table:table-cell table:number-columns-repeated="2"/>
          <table:table-cell table:style-name="ce3" table:formula="of:=[$redistribution_low.J48]" office:value-type="float" office:value="0.240538850567353" calcext:value-type="float">
            <text:p>0,2405388506</text:p>
          </table:table-cell>
          <table:table-cell table:style-name="ce3" table:formula="of:=[$redistribution_low.K48]" office:value-type="float" office:value="0.275030894606322" calcext:value-type="float">
            <text:p>0,2750308946</text:p>
          </table:table-cell>
          <table:table-cell table:style-name="ce3" table:formula="of:=[$redistribution_low.L48]" office:value-type="float" office:value="0.247615212928302" calcext:value-type="float">
            <text:p>0,2476152129</text:p>
          </table:table-cell>
          <table:table-cell table:style-name="ce3" table:formula="of:=[$redistribution_low.M48]" office:value-type="float" office:value="0.26359503728029" calcext:value-type="float">
            <text:p>0,2635950373</text:p>
          </table:table-cell>
          <table:table-cell table:number-columns-repeated="1007"/>
        </table:table-row>
        <table:table-row table:style-name="ro1">
          <table:table-cell table:style-name="ce3" table:formula="of:=[.A52]+1" office:value-type="float" office:value="96" calcext:value-type="float">
            <text:p>96</text:p>
          </table:table-cell>
          <table:table-cell table:style-name="ce3" table:formula="of:=[$Redistribution_high.J49]" office:value-type="float" office:value="0.233762691161476" calcext:value-type="float">
            <text:p>0,2337626912</text:p>
          </table:table-cell>
          <table:table-cell table:style-name="ce3" table:formula="of:=[$Redistribution_high.K49]" office:value-type="float" office:value="0.265597384661606" calcext:value-type="float">
            <text:p>0,2655973847</text:p>
          </table:table-cell>
          <table:table-cell table:style-name="ce3" table:formula="of:=[$Redistribution_high.L49]" office:value-type="float" office:value="0.239624854908267" calcext:value-type="float">
            <text:p>0,2396248549</text:p>
          </table:table-cell>
          <table:table-cell table:style-name="ce3" table:formula="of:=[$Redistribution_high.M49]" office:value-type="float" office:value="0.256579865456123" calcext:value-type="float">
            <text:p>0,2565798655</text:p>
          </table:table-cell>
          <table:table-cell/>
          <table:table-cell table:style-name="ce3"/>
          <table:table-cell table:style-name="ce3" table:formula="of:=[$Redistribution_central.J49]" office:value-type="float" office:value="0.237380278361701" calcext:value-type="float">
            <text:p>0,2373802784</text:p>
          </table:table-cell>
          <table:table-cell table:style-name="ce3" table:formula="of:=[$Redistribution_central.K49]" office:value-type="float" office:value="0.272085239669505" calcext:value-type="float">
            <text:p>0,2720852397</text:p>
          </table:table-cell>
          <table:table-cell table:style-name="ce3" table:formula="of:=[$Redistribution_central.L49]" office:value-type="float" office:value="0.243776323072507" calcext:value-type="float">
            <text:p>0,2437763231</text:p>
          </table:table-cell>
          <table:table-cell table:style-name="ce3" table:formula="of:=[$Redistribution_central.M49]" office:value-type="float" office:value="0.261890279222689" calcext:value-type="float">
            <text:p>0,2618902792</text:p>
          </table:table-cell>
          <table:table-cell table:number-columns-repeated="2"/>
          <table:table-cell table:style-name="ce3" table:formula="of:=[$redistribution_low.J49]" office:value-type="float" office:value="0.243676763983557" calcext:value-type="float">
            <text:p>0,243676764</text:p>
          </table:table-cell>
          <table:table-cell table:style-name="ce3" table:formula="of:=[$redistribution_low.K49]" office:value-type="float" office:value="0.279662735733934" calcext:value-type="float">
            <text:p>0,2796627357</text:p>
          </table:table-cell>
          <table:table-cell table:style-name="ce3" table:formula="of:=[$redistribution_low.L49]" office:value-type="float" office:value="0.250584028333496" calcext:value-type="float">
            <text:p>0,2505840283</text:p>
          </table:table-cell>
          <table:table-cell table:style-name="ce3" table:formula="of:=[$redistribution_low.M49]" office:value-type="float" office:value="0.268502295110563" calcext:value-type="float">
            <text:p>0,2685022951</text:p>
          </table:table-cell>
          <table:table-cell table:number-columns-repeated="1007"/>
        </table:table-row>
        <table:table-row table:style-name="ro1">
          <table:table-cell table:style-name="ce3" table:formula="of:=[.A53]+1" office:value-type="float" office:value="97" calcext:value-type="float">
            <text:p>97</text:p>
          </table:table-cell>
          <table:table-cell table:style-name="ce3" table:formula="of:=[$Redistribution_high.J50]" office:value-type="float" office:value="0.230800087082196" calcext:value-type="float">
            <text:p>0,2308000871</text:p>
          </table:table-cell>
          <table:table-cell table:style-name="ce3" table:formula="of:=[$Redistribution_high.K50]" office:value-type="float" office:value="0.26160479839181" calcext:value-type="float">
            <text:p>0,2616047984</text:p>
          </table:table-cell>
          <table:table-cell table:style-name="ce3" table:formula="of:=[$Redistribution_high.L50]" office:value-type="float" office:value="0.23821497710262" calcext:value-type="float">
            <text:p>0,2382149771</text:p>
          </table:table-cell>
          <table:table-cell table:style-name="ce3" table:formula="of:=[$Redistribution_high.M50]" office:value-type="float" office:value="0.250237952324495" calcext:value-type="float">
            <text:p>0,2502379523</text:p>
          </table:table-cell>
          <table:table-cell/>
          <table:table-cell table:style-name="ce3"/>
          <table:table-cell table:style-name="ce3" table:formula="of:=[$Redistribution_central.J50]" office:value-type="float" office:value="0.244303723116887" calcext:value-type="float">
            <text:p>0,2443037231</text:p>
          </table:table-cell>
          <table:table-cell table:style-name="ce3" table:formula="of:=[$Redistribution_central.K50]" office:value-type="float" office:value="0.285153435411927" calcext:value-type="float">
            <text:p>0,2851534354</text:p>
          </table:table-cell>
          <table:table-cell table:style-name="ce3" table:formula="of:=[$Redistribution_central.L50]" office:value-type="float" office:value="0.252595694197064" calcext:value-type="float">
            <text:p>0,2525956942</text:p>
          </table:table-cell>
          <table:table-cell table:style-name="ce3" table:formula="of:=[$Redistribution_central.M50]" office:value-type="float" office:value="0.271844069982306" calcext:value-type="float">
            <text:p>0,27184407</text:p>
          </table:table-cell>
          <table:table-cell table:number-columns-repeated="2"/>
          <table:table-cell table:style-name="ce3" table:formula="of:=[$redistribution_low.J50]" office:value-type="float" office:value="0.231773932456012" calcext:value-type="float">
            <text:p>0,2317739325</text:p>
          </table:table-cell>
          <table:table-cell table:style-name="ce3" table:formula="of:=[$redistribution_low.K50]" office:value-type="float" office:value="0.256971268028548" calcext:value-type="float">
            <text:p>0,256971268</text:p>
          </table:table-cell>
          <table:table-cell table:style-name="ce3" table:formula="of:=[$redistribution_low.L50]" office:value-type="float" office:value="0.240414470264863" calcext:value-type="float">
            <text:p>0,2404144703</text:p>
          </table:table-cell>
          <table:table-cell table:style-name="ce3" table:formula="of:=[$redistribution_low.M50]" office:value-type="float" office:value="0.243531165507137" calcext:value-type="float">
            <text:p>0,2435311655</text:p>
          </table:table-cell>
          <table:table-cell table:number-columns-repeated="1007"/>
        </table:table-row>
        <table:table-row table:style-name="ro1">
          <table:table-cell table:style-name="ce3" table:formula="of:=[.A54]+1" office:value-type="float" office:value="98" calcext:value-type="float">
            <text:p>98</text:p>
          </table:table-cell>
          <table:table-cell table:style-name="ce3" table:formula="of:=[$Redistribution_high.J51]" office:value-type="float" office:value="0.227887254285157" calcext:value-type="float">
            <text:p>0,2278872543</text:p>
          </table:table-cell>
          <table:table-cell table:style-name="ce3" table:formula="of:=[$Redistribution_high.K51]" office:value-type="float" office:value="0.253237209565143" calcext:value-type="float">
            <text:p>0,2532372096</text:p>
          </table:table-cell>
          <table:table-cell table:style-name="ce3" table:formula="of:=[$Redistribution_high.L51]" office:value-type="float" office:value="0.233422561731114" calcext:value-type="float">
            <text:p>0,2334225617</text:p>
          </table:table-cell>
          <table:table-cell table:style-name="ce3" table:formula="of:=[$Redistribution_high.M51]" office:value-type="float" office:value="0.244818088899342" calcext:value-type="float">
            <text:p>0,2448180889</text:p>
          </table:table-cell>
          <table:table-cell/>
          <table:table-cell table:style-name="ce3"/>
          <table:table-cell table:style-name="ce3" table:formula="of:=[$Redistribution_central.J51]" office:value-type="float" office:value="0.249946291252961" calcext:value-type="float">
            <text:p>0,2499462913</text:p>
          </table:table-cell>
          <table:table-cell table:style-name="ce3" table:formula="of:=[$Redistribution_central.K51]" office:value-type="float" office:value="0.289766043225887" calcext:value-type="float">
            <text:p>0,2897660432</text:p>
          </table:table-cell>
          <table:table-cell table:style-name="ce3" table:formula="of:=[$Redistribution_central.L51]" office:value-type="float" office:value="0.256355908774193" calcext:value-type="float">
            <text:p>0,2563559088</text:p>
          </table:table-cell>
          <table:table-cell table:style-name="ce3" table:formula="of:=[$Redistribution_central.M51]" office:value-type="float" office:value="0.279420203501739" calcext:value-type="float">
            <text:p>0,2794202035</text:p>
          </table:table-cell>
          <table:table-cell table:number-columns-repeated="2"/>
          <table:table-cell table:style-name="ce3" table:formula="of:=[$redistribution_low.J51]" office:value-type="float" office:value="0.234456007061759" calcext:value-type="float">
            <text:p>0,2344560071</text:p>
          </table:table-cell>
          <table:table-cell table:style-name="ce3" table:formula="of:=[$redistribution_low.K51]" office:value-type="float" office:value="0.258036496547645" calcext:value-type="float">
            <text:p>0,2580364965</text:p>
          </table:table-cell>
          <table:table-cell table:style-name="ce3" table:formula="of:=[$redistribution_low.L51]" office:value-type="float" office:value="0.241087316587515" calcext:value-type="float">
            <text:p>0,2410873166</text:p>
          </table:table-cell>
          <table:table-cell table:style-name="ce3" table:formula="of:=[$redistribution_low.M51]" office:value-type="float" office:value="0.24764005925899" calcext:value-type="float">
            <text:p>0,2476400593</text:p>
          </table:table-cell>
          <table:table-cell table:number-columns-repeated="1007"/>
        </table:table-row>
        <table:table-row table:style-name="ro1">
          <table:table-cell table:style-name="ce3" table:formula="of:=[.A55]+1" office:value-type="float" office:value="99" calcext:value-type="float">
            <text:p>99</text:p>
          </table:table-cell>
          <table:table-cell table:style-name="ce3" table:formula="of:=[$Redistribution_high.J52]" office:value-type="float" office:value="0.236134464179906" calcext:value-type="float">
            <text:p>0,2361344642</text:p>
          </table:table-cell>
          <table:table-cell table:style-name="ce3" table:formula="of:=[$Redistribution_high.K52]" office:value-type="float" office:value="0.267645061053327" calcext:value-type="float">
            <text:p>0,2676450611</text:p>
          </table:table-cell>
          <table:table-cell table:style-name="ce3" table:formula="of:=[$Redistribution_high.L52]" office:value-type="float" office:value="0.24163094298396" calcext:value-type="float">
            <text:p>0,241630943</text:p>
          </table:table-cell>
          <table:table-cell table:style-name="ce3" table:formula="of:=[$Redistribution_high.M52]" office:value-type="float" office:value="0.259171759558418" calcext:value-type="float">
            <text:p>0,2591717596</text:p>
          </table:table-cell>
          <table:table-cell/>
          <table:table-cell table:style-name="ce3"/>
          <table:table-cell table:style-name="ce3" table:formula="of:=[$Redistribution_central.J52]" office:value-type="float" office:value="0.250922300140356" calcext:value-type="float">
            <text:p>0,2509223001</text:p>
          </table:table-cell>
          <table:table-cell table:style-name="ce3" table:formula="of:=[$Redistribution_central.K52]" office:value-type="float" office:value="0.282701732749983" calcext:value-type="float">
            <text:p>0,2827017327</text:p>
          </table:table-cell>
          <table:table-cell table:style-name="ce3" table:formula="of:=[$Redistribution_central.L52]" office:value-type="float" office:value="0.256997098365506" calcext:value-type="float">
            <text:p>0,2569970984</text:p>
          </table:table-cell>
          <table:table-cell table:style-name="ce3" table:formula="of:=[$Redistribution_central.M52]" office:value-type="float" office:value="0.273156824751732" calcext:value-type="float">
            <text:p>0,2731568248</text:p>
          </table:table-cell>
          <table:table-cell table:number-columns-repeated="2"/>
          <table:table-cell table:style-name="ce3" table:formula="of:=[$redistribution_low.J52]" office:value-type="float" office:value="0.235180618165237" calcext:value-type="float">
            <text:p>0,2351806182</text:p>
          </table:table-cell>
          <table:table-cell table:style-name="ce3" table:formula="of:=[$redistribution_low.K52]" office:value-type="float" office:value="0.25536886787557" calcext:value-type="float">
            <text:p>0,2553688679</text:p>
          </table:table-cell>
          <table:table-cell table:style-name="ce3" table:formula="of:=[$redistribution_low.L52]" office:value-type="float" office:value="0.241945864973858" calcext:value-type="float">
            <text:p>0,241945865</text:p>
          </table:table-cell>
          <table:table-cell table:style-name="ce3" table:formula="of:=[$redistribution_low.M52]" office:value-type="float" office:value="0.244873974623441" calcext:value-type="float">
            <text:p>0,2448739746</text:p>
          </table:table-cell>
          <table:table-cell table:number-columns-repeated="1007"/>
        </table:table-row>
        <table:table-row table:style-name="ro1">
          <table:table-cell table:style-name="ce3" table:formula="of:=[.A56]+1" office:value-type="float" office:value="100" calcext:value-type="float">
            <text:p>100</text:p>
          </table:table-cell>
          <table:table-cell table:style-name="ce3" table:formula="of:=[$Redistribution_high.J53]" office:value-type="float" office:value="0.23011771484049" calcext:value-type="float">
            <text:p>0,2301177148</text:p>
          </table:table-cell>
          <table:table-cell table:style-name="ce3" table:formula="of:=[$Redistribution_high.K53]" office:value-type="float" office:value="0.255881659209048" calcext:value-type="float">
            <text:p>0,2558816592</text:p>
          </table:table-cell>
          <table:table-cell table:style-name="ce3" table:formula="of:=[$Redistribution_high.L53]" office:value-type="float" office:value="0.235539407304354" calcext:value-type="float">
            <text:p>0,2355394073</text:p>
          </table:table-cell>
          <table:table-cell table:style-name="ce3" table:formula="of:=[$Redistribution_high.M53]" office:value-type="float" office:value="0.247636507714504" calcext:value-type="float">
            <text:p>0,2476365077</text:p>
          </table:table-cell>
          <table:table-cell/>
          <table:table-cell table:style-name="ce3"/>
          <table:table-cell table:style-name="ce3" table:formula="of:=[$Redistribution_central.J53]" office:value-type="float" office:value="0.242825099736606" calcext:value-type="float">
            <text:p>0,2428250997</text:p>
          </table:table-cell>
          <table:table-cell table:style-name="ce3" table:formula="of:=[$Redistribution_central.K53]" office:value-type="float" office:value="0.278687009605312" calcext:value-type="float">
            <text:p>0,2786870096</text:p>
          </table:table-cell>
          <table:table-cell table:style-name="ce3" table:formula="of:=[$Redistribution_central.L53]" office:value-type="float" office:value="0.24896049505202" calcext:value-type="float">
            <text:p>0,2489604951</text:p>
          </table:table-cell>
          <table:table-cell table:style-name="ce3" table:formula="of:=[$Redistribution_central.M53]" office:value-type="float" office:value="0.268879571394772" calcext:value-type="float">
            <text:p>0,2688795714</text:p>
          </table:table-cell>
          <table:table-cell table:number-columns-repeated="2"/>
          <table:table-cell table:style-name="ce3" table:formula="of:=[$redistribution_low.J53]" office:value-type="float" office:value="0.24181731264823" calcext:value-type="float">
            <text:p>0,2418173126</text:p>
          </table:table-cell>
          <table:table-cell table:style-name="ce3" table:formula="of:=[$redistribution_low.K53]" office:value-type="float" office:value="0.267772514364842" calcext:value-type="float">
            <text:p>0,2677725144</text:p>
          </table:table-cell>
          <table:table-cell table:style-name="ce3" table:formula="of:=[$redistribution_low.L53]" office:value-type="float" office:value="0.249019945045486" calcext:value-type="float">
            <text:p>0,249019945</text:p>
          </table:table-cell>
          <table:table-cell table:style-name="ce3" table:formula="of:=[$redistribution_low.M53]" office:value-type="float" office:value="0.25635862196612" calcext:value-type="float">
            <text:p>0,256358622</text:p>
          </table:table-cell>
          <table:table-cell table:number-columns-repeated="1007"/>
        </table:table-row>
        <table:table-row table:style-name="ro1">
          <table:table-cell table:style-name="ce3" table:formula="of:=[.A57]+1" office:value-type="float" office:value="101" calcext:value-type="float">
            <text:p>101</text:p>
          </table:table-cell>
          <table:table-cell table:style-name="ce3" table:formula="of:=[$Redistribution_high.J54]" office:value-type="float" office:value="0.230871675926356" calcext:value-type="float">
            <text:p>0,2308716759</text:p>
          </table:table-cell>
          <table:table-cell table:style-name="ce3" table:formula="of:=[$Redistribution_high.K54]" office:value-type="float" office:value="0.261539831938784" calcext:value-type="float">
            <text:p>0,2615398319</text:p>
          </table:table-cell>
          <table:table-cell table:style-name="ce3" table:formula="of:=[$Redistribution_high.L54]" office:value-type="float" office:value="0.236984124037931" calcext:value-type="float">
            <text:p>0,236984124</text:p>
          </table:table-cell>
          <table:table-cell table:style-name="ce3" table:formula="of:=[$Redistribution_high.M54]" office:value-type="float" office:value="0.25216708959908" calcext:value-type="float">
            <text:p>0,2521670896</text:p>
          </table:table-cell>
          <table:table-cell/>
          <table:table-cell table:style-name="ce3"/>
          <table:table-cell table:style-name="ce3" table:formula="of:=[$Redistribution_central.J54]" office:value-type="float" office:value="0.243736715333636" calcext:value-type="float">
            <text:p>0,2437367153</text:p>
          </table:table-cell>
          <table:table-cell table:style-name="ce3" table:formula="of:=[$Redistribution_central.K54]" office:value-type="float" office:value="0.279054485188507" calcext:value-type="float">
            <text:p>0,2790544852</text:p>
          </table:table-cell>
          <table:table-cell table:style-name="ce3" table:formula="of:=[$Redistribution_central.L54]" office:value-type="float" office:value="0.251422516973805" calcext:value-type="float">
            <text:p>0,251422517</text:p>
          </table:table-cell>
          <table:table-cell table:style-name="ce3" table:formula="of:=[$Redistribution_central.M54]" office:value-type="float" office:value="0.266904129135225" calcext:value-type="float">
            <text:p>0,2669041291</text:p>
          </table:table-cell>
          <table:table-cell table:number-columns-repeated="2"/>
          <table:table-cell table:style-name="ce3" table:formula="of:=[$redistribution_low.J54]" office:value-type="float" office:value="0.235038222016682" calcext:value-type="float">
            <text:p>0,235038222</text:p>
          </table:table-cell>
          <table:table-cell table:style-name="ce3" table:formula="of:=[$redistribution_low.K54]" office:value-type="float" office:value="0.263868310796613" calcext:value-type="float">
            <text:p>0,2638683108</text:p>
          </table:table-cell>
          <table:table-cell table:style-name="ce3" table:formula="of:=[$redistribution_low.L54]" office:value-type="float" office:value="0.243855505730869" calcext:value-type="float">
            <text:p>0,2438555057</text:p>
          </table:table-cell>
          <table:table-cell table:style-name="ce3" table:formula="of:=[$redistribution_low.M54]" office:value-type="float" office:value="0.249867531587882" calcext:value-type="float">
            <text:p>0,2498675316</text:p>
          </table:table-cell>
          <table:table-cell table:number-columns-repeated="1007"/>
        </table:table-row>
        <table:table-row table:style-name="ro1">
          <table:table-cell table:style-name="ce3" table:formula="of:=[.A58]+1" office:value-type="float" office:value="102" calcext:value-type="float">
            <text:p>102</text:p>
          </table:table-cell>
          <table:table-cell table:style-name="ce3" table:formula="of:=[$Redistribution_high.J55]" office:value-type="float" office:value="0.239002937880084" calcext:value-type="float">
            <text:p>0,2390029379</text:p>
          </table:table-cell>
          <table:table-cell table:style-name="ce3" table:formula="of:=[$Redistribution_high.K55]" office:value-type="float" office:value="0.27207568466355" calcext:value-type="float">
            <text:p>0,2720756847</text:p>
          </table:table-cell>
          <table:table-cell table:style-name="ce3" table:formula="of:=[$Redistribution_high.L55]" office:value-type="float" office:value="0.244112949426283" calcext:value-type="float">
            <text:p>0,2441129494</text:p>
          </table:table-cell>
          <table:table-cell table:style-name="ce3" table:formula="of:=[$Redistribution_high.M55]" office:value-type="float" office:value="0.264108062639197" calcext:value-type="float">
            <text:p>0,2641080626</text:p>
          </table:table-cell>
          <table:table-cell/>
          <table:table-cell table:style-name="ce3"/>
          <table:table-cell table:style-name="ce3" table:formula="of:=[$Redistribution_central.J55]" office:value-type="float" office:value="0.248477132062755" calcext:value-type="float">
            <text:p>0,2484771321</text:p>
          </table:table-cell>
          <table:table-cell table:style-name="ce3" table:formula="of:=[$Redistribution_central.K55]" office:value-type="float" office:value="0.28144535238309" calcext:value-type="float">
            <text:p>0,2814453524</text:p>
          </table:table-cell>
          <table:table-cell table:style-name="ce3" table:formula="of:=[$Redistribution_central.L55]" office:value-type="float" office:value="0.254784129856026" calcext:value-type="float">
            <text:p>0,2547841299</text:p>
          </table:table-cell>
          <table:table-cell table:style-name="ce3" table:formula="of:=[$Redistribution_central.M55]" office:value-type="float" office:value="0.271431195431082" calcext:value-type="float">
            <text:p>0,2714311954</text:p>
          </table:table-cell>
          <table:table-cell table:number-columns-repeated="2"/>
          <table:table-cell table:style-name="ce3" table:formula="of:=[$redistribution_low.J55]" office:value-type="float" office:value="0.242460510427754" calcext:value-type="float">
            <text:p>0,2424605104</text:p>
          </table:table-cell>
          <table:table-cell table:style-name="ce3" table:formula="of:=[$redistribution_low.K55]" office:value-type="float" office:value="0.267651910972435" calcext:value-type="float">
            <text:p>0,267651911</text:p>
          </table:table-cell>
          <table:table-cell table:style-name="ce3" table:formula="of:=[$redistribution_low.L55]" office:value-type="float" office:value="0.248972515589778" calcext:value-type="float">
            <text:p>0,2489725156</text:p>
          </table:table-cell>
          <table:table-cell table:style-name="ce3" table:formula="of:=[$redistribution_low.M55]" office:value-type="float" office:value="0.25740867551333" calcext:value-type="float">
            <text:p>0,2574086755</text:p>
          </table:table-cell>
          <table:table-cell table:number-columns-repeated="1007"/>
        </table:table-row>
        <table:table-row table:style-name="ro1">
          <table:table-cell table:style-name="ce3" table:formula="of:=[.A59]+1" office:value-type="float" office:value="103" calcext:value-type="float">
            <text:p>103</text:p>
          </table:table-cell>
          <table:table-cell table:style-name="ce3" table:formula="of:=[$Redistribution_high.J56]" office:value-type="float" office:value="0.24689533655485" calcext:value-type="float">
            <text:p>0,2468953366</text:p>
          </table:table-cell>
          <table:table-cell table:style-name="ce3" table:formula="of:=[$Redistribution_high.K56]" office:value-type="float" office:value="0.284773936074587" calcext:value-type="float">
            <text:p>0,2847739361</text:p>
          </table:table-cell>
          <table:table-cell table:style-name="ce3" table:formula="of:=[$Redistribution_high.L56]" office:value-type="float" office:value="0.251795939298031" calcext:value-type="float">
            <text:p>0,2517959393</text:p>
          </table:table-cell>
          <table:table-cell table:style-name="ce3" table:formula="of:=[$Redistribution_high.M56]" office:value-type="float" office:value="0.277004297301308" calcext:value-type="float">
            <text:p>0,2770042973</text:p>
          </table:table-cell>
          <table:table-cell/>
          <table:table-cell table:style-name="ce3"/>
          <table:table-cell table:style-name="ce3" table:formula="of:=[$Redistribution_central.J56]" office:value-type="float" office:value="0.2479847277209" calcext:value-type="float">
            <text:p>0,2479847277</text:p>
          </table:table-cell>
          <table:table-cell table:style-name="ce3" table:formula="of:=[$Redistribution_central.K56]" office:value-type="float" office:value="0.28659335955397" calcext:value-type="float">
            <text:p>0,2865933596</text:p>
          </table:table-cell>
          <table:table-cell table:style-name="ce3" table:formula="of:=[$Redistribution_central.L56]" office:value-type="float" office:value="0.254217406194333" calcext:value-type="float">
            <text:p>0,2542174062</text:p>
          </table:table-cell>
          <table:table-cell table:style-name="ce3" table:formula="of:=[$Redistribution_central.M56]" office:value-type="float" office:value="0.27637087617779" calcext:value-type="float">
            <text:p>0,2763708762</text:p>
          </table:table-cell>
          <table:table-cell table:number-columns-repeated="2"/>
          <table:table-cell table:style-name="ce3" table:formula="of:=[$redistribution_low.J56]" office:value-type="float" office:value="0.238811511040623" calcext:value-type="float">
            <text:p>0,238811511</text:p>
          </table:table-cell>
          <table:table-cell table:style-name="ce3" table:formula="of:=[$redistribution_low.K56]" office:value-type="float" office:value="0.260135037436176" calcext:value-type="float">
            <text:p>0,2601350374</text:p>
          </table:table-cell>
          <table:table-cell table:style-name="ce3" table:formula="of:=[$redistribution_low.L56]" office:value-type="float" office:value="0.245479523789368" calcext:value-type="float">
            <text:p>0,2454795238</text:p>
          </table:table-cell>
          <table:table-cell table:style-name="ce3" table:formula="of:=[$redistribution_low.M56]" office:value-type="float" office:value="0.249821391024051" calcext:value-type="float">
            <text:p>0,249821391</text:p>
          </table:table-cell>
          <table:table-cell table:number-columns-repeated="1007"/>
        </table:table-row>
        <table:table-row table:style-name="ro1">
          <table:table-cell table:style-name="ce3" table:formula="of:=[.A60]+1" office:value-type="float" office:value="104" calcext:value-type="float">
            <text:p>104</text:p>
          </table:table-cell>
          <table:table-cell table:style-name="ce3" table:formula="of:=[$Redistribution_high.J57]" office:value-type="float" office:value="0.25212174857301" calcext:value-type="float">
            <text:p>0,2521217486</text:p>
          </table:table-cell>
          <table:table-cell table:style-name="ce3" table:formula="of:=[$Redistribution_high.K57]" office:value-type="float" office:value="0.293132725679429" calcext:value-type="float">
            <text:p>0,2931327257</text:p>
          </table:table-cell>
          <table:table-cell table:style-name="ce3" table:formula="of:=[$Redistribution_high.L57]" office:value-type="float" office:value="0.257551258354008" calcext:value-type="float">
            <text:p>0,2575512584</text:p>
          </table:table-cell>
          <table:table-cell table:style-name="ce3" table:formula="of:=[$Redistribution_high.M57]" office:value-type="float" office:value="0.28449564799579" calcext:value-type="float">
            <text:p>0,284495648</text:p>
          </table:table-cell>
          <table:table-cell/>
          <table:table-cell table:style-name="ce3"/>
          <table:table-cell table:style-name="ce3" table:formula="of:=[$Redistribution_central.J57]" office:value-type="float" office:value="0.245083095018057" calcext:value-type="float">
            <text:p>0,245083095</text:p>
          </table:table-cell>
          <table:table-cell table:style-name="ce3" table:formula="of:=[$Redistribution_central.K57]" office:value-type="float" office:value="0.277462291195993" calcext:value-type="float">
            <text:p>0,2774622912</text:p>
          </table:table-cell>
          <table:table-cell table:style-name="ce3" table:formula="of:=[$Redistribution_central.L57]" office:value-type="float" office:value="0.251007663142917" calcext:value-type="float">
            <text:p>0,2510076631</text:p>
          </table:table-cell>
          <table:table-cell table:style-name="ce3" table:formula="of:=[$Redistribution_central.M57]" office:value-type="float" office:value="0.267991391446762" calcext:value-type="float">
            <text:p>0,2679913914</text:p>
          </table:table-cell>
          <table:table-cell table:number-columns-repeated="2"/>
          <table:table-cell table:style-name="ce3" table:formula="of:=[$redistribution_low.J57]" office:value-type="float" office:value="0.246166449858852" calcext:value-type="float">
            <text:p>0,2461664499</text:p>
          </table:table-cell>
          <table:table-cell table:style-name="ce3" table:formula="of:=[$redistribution_low.K57]" office:value-type="float" office:value="0.275141854284463" calcext:value-type="float">
            <text:p>0,2751418543</text:p>
          </table:table-cell>
          <table:table-cell table:style-name="ce3" table:formula="of:=[$redistribution_low.L57]" office:value-type="float" office:value="0.25271279670074" calcext:value-type="float">
            <text:p>0,2527127967</text:p>
          </table:table-cell>
          <table:table-cell table:style-name="ce3" table:formula="of:=[$redistribution_low.M57]" office:value-type="float" office:value="0.264703561393009" calcext:value-type="float">
            <text:p>0,2647035614</text:p>
          </table:table-cell>
          <table:table-cell table:number-columns-repeated="1007"/>
        </table:table-row>
        <table:table-row table:style-name="ro1">
          <table:table-cell table:style-name="ce3" table:formula="of:=[.A61]+1" office:value-type="float" office:value="105" calcext:value-type="float">
            <text:p>105</text:p>
          </table:table-cell>
          <table:table-cell table:style-name="ce3" table:formula="of:=[$Redistribution_high.J58]" office:value-type="float" office:value="0.237807160736408" calcext:value-type="float">
            <text:p>0,2378071607</text:p>
          </table:table-cell>
          <table:table-cell table:style-name="ce3" table:formula="of:=[$Redistribution_high.K58]" office:value-type="float" office:value="0.276029409864316" calcext:value-type="float">
            <text:p>0,2760294099</text:p>
          </table:table-cell>
          <table:table-cell table:style-name="ce3" table:formula="of:=[$Redistribution_high.L58]" office:value-type="float" office:value="0.244035730053425" calcext:value-type="float">
            <text:p>0,2440357301</text:p>
          </table:table-cell>
          <table:table-cell table:style-name="ce3" table:formula="of:=[$Redistribution_high.M58]" office:value-type="float" office:value="0.266174692508453" calcext:value-type="float">
            <text:p>0,2661746925</text:p>
          </table:table-cell>
          <table:table-cell/>
          <table:table-cell table:style-name="ce3"/>
          <table:table-cell table:style-name="ce3" table:formula="of:=[$Redistribution_central.J58]" office:value-type="float" office:value="0.255587929621219" calcext:value-type="float">
            <text:p>0,2555879296</text:p>
          </table:table-cell>
          <table:table-cell table:style-name="ce3" table:formula="of:=[$Redistribution_central.K58]" office:value-type="float" office:value="0.28811698890687" calcext:value-type="float">
            <text:p>0,2881169889</text:p>
          </table:table-cell>
          <table:table-cell table:style-name="ce3" table:formula="of:=[$Redistribution_central.L58]" office:value-type="float" office:value="0.263649441776275" calcext:value-type="float">
            <text:p>0,2636494418</text:p>
          </table:table-cell>
          <table:table-cell table:style-name="ce3" table:formula="of:=[$Redistribution_central.M58]" office:value-type="float" office:value="0.275419162023867" calcext:value-type="float">
            <text:p>0,275419162</text:p>
          </table:table-cell>
          <table:table-cell table:number-columns-repeated="2"/>
          <table:table-cell table:style-name="ce3" table:formula="of:=[$redistribution_low.J58]" office:value-type="float" office:value="0.240525048657352" calcext:value-type="float">
            <text:p>0,2405250487</text:p>
          </table:table-cell>
          <table:table-cell table:style-name="ce3" table:formula="of:=[$redistribution_low.K58]" office:value-type="float" office:value="0.270103328631768" calcext:value-type="float">
            <text:p>0,2701033286</text:p>
          </table:table-cell>
          <table:table-cell table:style-name="ce3" table:formula="of:=[$redistribution_low.L58]" office:value-type="float" office:value="0.248485064167036" calcext:value-type="float">
            <text:p>0,2484850642</text:p>
          </table:table-cell>
          <table:table-cell table:style-name="ce3" table:formula="of:=[$redistribution_low.M58]" office:value-type="float" office:value="0.257429980834741" calcext:value-type="float">
            <text:p>0,2574299808</text:p>
          </table:table-cell>
          <table:table-cell table:number-columns-repeated="1007"/>
        </table:table-row>
        <table:table-row table:style-name="ro1">
          <table:table-cell table:style-name="ce3" table:formula="of:=[.A62]+1" office:value-type="float" office:value="106" calcext:value-type="float">
            <text:p>106</text:p>
          </table:table-cell>
          <table:table-cell table:style-name="ce3" table:formula="of:=[$Redistribution_high.J59]" office:value-type="float" office:value="0.240085269745629" calcext:value-type="float">
            <text:p>0,2400852697</text:p>
          </table:table-cell>
          <table:table-cell table:style-name="ce3" table:formula="of:=[$Redistribution_high.K59]" office:value-type="float" office:value="0.273706359546011" calcext:value-type="float">
            <text:p>0,2737063595</text:p>
          </table:table-cell>
          <table:table-cell table:style-name="ce3" table:formula="of:=[$Redistribution_high.L59]" office:value-type="float" office:value="0.244591574688573" calcext:value-type="float">
            <text:p>0,2445915747</text:p>
          </table:table-cell>
          <table:table-cell table:style-name="ce3" table:formula="of:=[$Redistribution_high.M59]" office:value-type="float" office:value="0.266643120340715" calcext:value-type="float">
            <text:p>0,2666431203</text:p>
          </table:table-cell>
          <table:table-cell/>
          <table:table-cell table:style-name="ce3"/>
          <table:table-cell table:style-name="ce3" table:formula="of:=[$Redistribution_central.J59]" office:value-type="float" office:value="0.253522134563527" calcext:value-type="float">
            <text:p>0,2535221346</text:p>
          </table:table-cell>
          <table:table-cell table:style-name="ce3" table:formula="of:=[$Redistribution_central.K59]" office:value-type="float" office:value="0.281974475150761" calcext:value-type="float">
            <text:p>0,2819744752</text:p>
          </table:table-cell>
          <table:table-cell table:style-name="ce3" table:formula="of:=[$Redistribution_central.L59]" office:value-type="float" office:value="0.259480290699904" calcext:value-type="float">
            <text:p>0,2594802907</text:p>
          </table:table-cell>
          <table:table-cell table:style-name="ce3" table:formula="of:=[$Redistribution_central.M59]" office:value-type="float" office:value="0.27255156508045" calcext:value-type="float">
            <text:p>0,2725515651</text:p>
          </table:table-cell>
          <table:table-cell table:number-columns-repeated="2"/>
          <table:table-cell table:style-name="ce3" table:formula="of:=[$redistribution_low.J59]" office:value-type="float" office:value="0.249197005730735" calcext:value-type="float">
            <text:p>0,2491970057</text:p>
          </table:table-cell>
          <table:table-cell table:style-name="ce3" table:formula="of:=[$redistribution_low.K59]" office:value-type="float" office:value="0.280670550130952" calcext:value-type="float">
            <text:p>0,2806705501</text:p>
          </table:table-cell>
          <table:table-cell table:style-name="ce3" table:formula="of:=[$redistribution_low.L59]" office:value-type="float" office:value="0.255533868571556" calcext:value-type="float">
            <text:p>0,2555338686</text:p>
          </table:table-cell>
          <table:table-cell table:style-name="ce3" table:formula="of:=[$redistribution_low.M59]" office:value-type="float" office:value="0.27044364333113" calcext:value-type="float">
            <text:p>0,2704436433</text:p>
          </table:table-cell>
          <table:table-cell table:number-columns-repeated="1007"/>
        </table:table-row>
        <table:table-row table:style-name="ro1">
          <table:table-cell table:style-name="ce3" table:formula="of:=[.A63]+1" office:value-type="float" office:value="107" calcext:value-type="float">
            <text:p>107</text:p>
          </table:table-cell>
          <table:table-cell table:style-name="ce3" table:formula="of:=[$Redistribution_high.J60]" office:value-type="float" office:value="0.238879184984936" calcext:value-type="float">
            <text:p>0,238879185</text:p>
          </table:table-cell>
          <table:table-cell table:style-name="ce3" table:formula="of:=[$Redistribution_high.K60]" office:value-type="float" office:value="0.273245863989402" calcext:value-type="float">
            <text:p>0,273245864</text:p>
          </table:table-cell>
          <table:table-cell table:style-name="ce3" table:formula="of:=[$Redistribution_high.L60]" office:value-type="float" office:value="0.243118691611176" calcext:value-type="float">
            <text:p>0,2431186916</text:p>
          </table:table-cell>
          <table:table-cell table:style-name="ce3" table:formula="of:=[$Redistribution_high.M60]" office:value-type="float" office:value="0.26661518042658" calcext:value-type="float">
            <text:p>0,2666151804</text:p>
          </table:table-cell>
          <table:table-cell/>
          <table:table-cell table:style-name="ce3"/>
          <table:table-cell table:style-name="ce3" table:formula="of:=[$Redistribution_central.J60]" office:value-type="float" office:value="0.2497428786666" calcext:value-type="float">
            <text:p>0,2497428787</text:p>
          </table:table-cell>
          <table:table-cell table:style-name="ce3" table:formula="of:=[$Redistribution_central.K60]" office:value-type="float" office:value="0.275762480757958" calcext:value-type="float">
            <text:p>0,2757624808</text:p>
          </table:table-cell>
          <table:table-cell table:style-name="ce3" table:formula="of:=[$Redistribution_central.L60]" office:value-type="float" office:value="0.255576685407269" calcext:value-type="float">
            <text:p>0,2555766854</text:p>
          </table:table-cell>
          <table:table-cell table:style-name="ce3" table:formula="of:=[$Redistribution_central.M60]" office:value-type="float" office:value="0.266648043108918" calcext:value-type="float">
            <text:p>0,2666480431</text:p>
          </table:table-cell>
          <table:table-cell table:number-columns-repeated="2"/>
          <table:table-cell table:style-name="ce3" table:formula="of:=[$redistribution_low.J60]" office:value-type="float" office:value="0.253971540669235" calcext:value-type="float">
            <text:p>0,2539715407</text:p>
          </table:table-cell>
          <table:table-cell table:style-name="ce3" table:formula="of:=[$redistribution_low.K60]" office:value-type="float" office:value="0.288647253542216" calcext:value-type="float">
            <text:p>0,2886472535</text:p>
          </table:table-cell>
          <table:table-cell table:style-name="ce3" table:formula="of:=[$redistribution_low.L60]" office:value-type="float" office:value="0.259946261411861" calcext:value-type="float">
            <text:p>0,2599462614</text:p>
          </table:table-cell>
          <table:table-cell table:style-name="ce3" table:formula="of:=[$redistribution_low.M60]" office:value-type="float" office:value="0.278817409708597" calcext:value-type="float">
            <text:p>0,2788174097</text:p>
          </table:table-cell>
          <table:table-cell table:number-columns-repeated="1007"/>
        </table:table-row>
        <table:table-row table:style-name="ro1">
          <table:table-cell table:style-name="ce3" table:formula="of:=[.A64]+1" office:value-type="float" office:value="108" calcext:value-type="float">
            <text:p>108</text:p>
          </table:table-cell>
          <table:table-cell table:style-name="ce3" table:formula="of:=[$Redistribution_high.J61]" office:value-type="float" office:value="0.240704474004679" calcext:value-type="float">
            <text:p>0,240704474</text:p>
          </table:table-cell>
          <table:table-cell table:style-name="ce3" table:formula="of:=[$Redistribution_high.K61]" office:value-type="float" office:value="0.282875226358519" calcext:value-type="float">
            <text:p>0,2828752264</text:p>
          </table:table-cell>
          <table:table-cell table:style-name="ce3" table:formula="of:=[$Redistribution_high.L61]" office:value-type="float" office:value="0.245139515636561" calcext:value-type="float">
            <text:p>0,2451395156</text:p>
          </table:table-cell>
          <table:table-cell table:style-name="ce3" table:formula="of:=[$Redistribution_high.M61]" office:value-type="float" office:value="0.275775256856078" calcext:value-type="float">
            <text:p>0,2757752569</text:p>
          </table:table-cell>
          <table:table-cell/>
          <table:table-cell table:style-name="ce3"/>
          <table:table-cell table:style-name="ce3" table:formula="of:=[$Redistribution_central.J61]" office:value-type="float" office:value="0.250636342625641" calcext:value-type="float">
            <text:p>0,2506363426</text:p>
          </table:table-cell>
          <table:table-cell table:style-name="ce3" table:formula="of:=[$Redistribution_central.K61]" office:value-type="float" office:value="0.276438748518167" calcext:value-type="float">
            <text:p>0,2764387485</text:p>
          </table:table-cell>
          <table:table-cell table:style-name="ce3" table:formula="of:=[$Redistribution_central.L61]" office:value-type="float" office:value="0.256050514170348" calcext:value-type="float">
            <text:p>0,2560505142</text:p>
          </table:table-cell>
          <table:table-cell table:style-name="ce3" table:formula="of:=[$Redistribution_central.M61]" office:value-type="float" office:value="0.268015298600167" calcext:value-type="float">
            <text:p>0,2680152986</text:p>
          </table:table-cell>
          <table:table-cell table:number-columns-repeated="2"/>
          <table:table-cell table:style-name="ce3" table:formula="of:=[$redistribution_low.J61]" office:value-type="float" office:value="0.247224198409197" calcext:value-type="float">
            <text:p>0,2472241984</text:p>
          </table:table-cell>
          <table:table-cell table:style-name="ce3" table:formula="of:=[$redistribution_low.K61]" office:value-type="float" office:value="0.27808529437155" calcext:value-type="float">
            <text:p>0,2780852944</text:p>
          </table:table-cell>
          <table:table-cell table:style-name="ce3" table:formula="of:=[$redistribution_low.L61]" office:value-type="float" office:value="0.252570592076196" calcext:value-type="float">
            <text:p>0,2525705921</text:p>
          </table:table-cell>
          <table:table-cell table:style-name="ce3" table:formula="of:=[$redistribution_low.M61]" office:value-type="float" office:value="0.26937582193845" calcext:value-type="float">
            <text:p>0,2693758219</text:p>
          </table:table-cell>
          <table:table-cell table:number-columns-repeated="1007"/>
        </table:table-row>
        <table:table-row table:style-name="ro1">
          <table:table-cell table:style-name="ce3" table:formula="of:=[.A65]+1" office:value-type="float" office:value="109" calcext:value-type="float">
            <text:p>109</text:p>
          </table:table-cell>
          <table:table-cell table:style-name="ce3" table:formula="of:=[$Redistribution_high.J62]" office:value-type="float" office:value="0.248981728187617" calcext:value-type="float">
            <text:p>0,2489817282</text:p>
          </table:table-cell>
          <table:table-cell table:style-name="ce3" table:formula="of:=[$Redistribution_high.K62]" office:value-type="float" office:value="0.300181524981852" calcext:value-type="float">
            <text:p>0,300181525</text:p>
          </table:table-cell>
          <table:table-cell table:style-name="ce3" table:formula="of:=[$Redistribution_high.L62]" office:value-type="float" office:value="0.254630463701981" calcext:value-type="float">
            <text:p>0,2546304637</text:p>
          </table:table-cell>
          <table:table-cell table:style-name="ce3" table:formula="of:=[$Redistribution_high.M62]" office:value-type="float" office:value="0.290923391183524" calcext:value-type="float">
            <text:p>0,2909233912</text:p>
          </table:table-cell>
          <table:table-cell/>
          <table:table-cell table:style-name="ce3"/>
          <table:table-cell table:style-name="ce3" table:formula="of:=[$Redistribution_central.J62]" office:value-type="float" office:value="0.249825253133723" calcext:value-type="float">
            <text:p>0,2498252531</text:p>
          </table:table-cell>
          <table:table-cell table:style-name="ce3" table:formula="of:=[$Redistribution_central.K62]" office:value-type="float" office:value="0.281144767462355" calcext:value-type="float">
            <text:p>0,2811447675</text:p>
          </table:table-cell>
          <table:table-cell table:style-name="ce3" table:formula="of:=[$Redistribution_central.L62]" office:value-type="float" office:value="0.256537127290627" calcext:value-type="float">
            <text:p>0,2565371273</text:p>
          </table:table-cell>
          <table:table-cell table:style-name="ce3" table:formula="of:=[$Redistribution_central.M62]" office:value-type="float" office:value="0.270509117555559" calcext:value-type="float">
            <text:p>0,2705091176</text:p>
          </table:table-cell>
          <table:table-cell table:number-columns-repeated="2"/>
          <table:table-cell table:style-name="ce3" table:formula="of:=[$redistribution_low.J62]" office:value-type="float" office:value="0.247083645872912" calcext:value-type="float">
            <text:p>0,2470836459</text:p>
          </table:table-cell>
          <table:table-cell table:style-name="ce3" table:formula="of:=[$redistribution_low.K62]" office:value-type="float" office:value="0.278440767848405" calcext:value-type="float">
            <text:p>0,2784407678</text:p>
          </table:table-cell>
          <table:table-cell table:style-name="ce3" table:formula="of:=[$redistribution_low.L62]" office:value-type="float" office:value="0.254283995039685" calcext:value-type="float">
            <text:p>0,254283995</text:p>
          </table:table-cell>
          <table:table-cell table:style-name="ce3" table:formula="of:=[$redistribution_low.M62]" office:value-type="float" office:value="0.266808565959231" calcext:value-type="float">
            <text:p>0,266808566</text:p>
          </table:table-cell>
          <table:table-cell table:number-columns-repeated="1007"/>
        </table:table-row>
        <table:table-row table:style-name="ro1">
          <table:table-cell table:style-name="ce3" table:formula="of:=[.A66]+1" office:value-type="float" office:value="110" calcext:value-type="float">
            <text:p>110</text:p>
          </table:table-cell>
          <table:table-cell table:style-name="ce3" table:formula="of:=[$Redistribution_high.J63]" office:value-type="float" office:value="0.249402179908606" calcext:value-type="float">
            <text:p>0,2494021799</text:p>
          </table:table-cell>
          <table:table-cell table:style-name="ce3" table:formula="of:=[$Redistribution_high.K63]" office:value-type="float" office:value="0.291930662528839" calcext:value-type="float">
            <text:p>0,2919306625</text:p>
          </table:table-cell>
          <table:table-cell table:style-name="ce3" table:formula="of:=[$Redistribution_high.L63]" office:value-type="float" office:value="0.253690793749071" calcext:value-type="float">
            <text:p>0,2536907937</text:p>
          </table:table-cell>
          <table:table-cell table:style-name="ce3" table:formula="of:=[$Redistribution_high.M63]" office:value-type="float" office:value="0.285006270668659" calcext:value-type="float">
            <text:p>0,2850062707</text:p>
          </table:table-cell>
          <table:table-cell/>
          <table:table-cell table:style-name="ce3"/>
          <table:table-cell table:style-name="ce3" table:formula="of:=[$Redistribution_central.J63]" office:value-type="float" office:value="0.254666826325614" calcext:value-type="float">
            <text:p>0,2546668263</text:p>
          </table:table-cell>
          <table:table-cell table:style-name="ce3" table:formula="of:=[$Redistribution_central.K63]" office:value-type="float" office:value="0.287154128302932" calcext:value-type="float">
            <text:p>0,2871541283</text:p>
          </table:table-cell>
          <table:table-cell table:style-name="ce3" table:formula="of:=[$Redistribution_central.L63]" office:value-type="float" office:value="0.260521318364869" calcext:value-type="float">
            <text:p>0,2605213184</text:p>
          </table:table-cell>
          <table:table-cell table:style-name="ce3" table:formula="of:=[$Redistribution_central.M63]" office:value-type="float" office:value="0.277647693538133" calcext:value-type="float">
            <text:p>0,2776476935</text:p>
          </table:table-cell>
          <table:table-cell table:number-columns-repeated="2"/>
          <table:table-cell table:style-name="ce3" table:formula="of:=[$redistribution_low.J63]" office:value-type="float" office:value="0.264405836777243" calcext:value-type="float">
            <text:p>0,2644058368</text:p>
          </table:table-cell>
          <table:table-cell table:style-name="ce3" table:formula="of:=[$redistribution_low.K63]" office:value-type="float" office:value="0.311213308638123" calcext:value-type="float">
            <text:p>0,3112133086</text:p>
          </table:table-cell>
          <table:table-cell table:style-name="ce3" table:formula="of:=[$redistribution_low.L63]" office:value-type="float" office:value="0.270259248109431" calcext:value-type="float">
            <text:p>0,2702592481</text:p>
          </table:table-cell>
          <table:table-cell table:style-name="ce3" table:formula="of:=[$redistribution_low.M63]" office:value-type="float" office:value="0.30122381366052" calcext:value-type="float">
            <text:p>0,3012238137</text:p>
          </table:table-cell>
          <table:table-cell table:number-columns-repeated="1007"/>
        </table:table-row>
        <table:table-row table:style-name="ro1">
          <table:table-cell table:style-name="ce3" table:formula="of:=[.A67]+1" office:value-type="float" office:value="111" calcext:value-type="float">
            <text:p>111</text:p>
          </table:table-cell>
          <table:table-cell table:style-name="ce3" table:formula="of:=[$Redistribution_high.J64]" office:value-type="float" office:value="0.245126476127677" calcext:value-type="float">
            <text:p>0,2451264761</text:p>
          </table:table-cell>
          <table:table-cell table:style-name="ce3" table:formula="of:=[$Redistribution_high.K64]" office:value-type="float" office:value="0.28582292979265" calcext:value-type="float">
            <text:p>0,2858229298</text:p>
          </table:table-cell>
          <table:table-cell table:style-name="ce3" table:formula="of:=[$Redistribution_high.L64]" office:value-type="float" office:value="0.249089112046987" calcext:value-type="float">
            <text:p>0,249089112</text:p>
          </table:table-cell>
          <table:table-cell table:style-name="ce3" table:formula="of:=[$Redistribution_high.M64]" office:value-type="float" office:value="0.279423746045182" calcext:value-type="float">
            <text:p>0,279423746</text:p>
          </table:table-cell>
          <table:table-cell/>
          <table:table-cell table:style-name="ce3"/>
          <table:table-cell table:style-name="ce3" table:formula="of:=[$Redistribution_central.J64]" office:value-type="float" office:value="0.263121445736966" calcext:value-type="float">
            <text:p>0,2631214457</text:p>
          </table:table-cell>
          <table:table-cell table:style-name="ce3" table:formula="of:=[$Redistribution_central.K64]" office:value-type="float" office:value="0.299889853661062" calcext:value-type="float">
            <text:p>0,2998898537</text:p>
          </table:table-cell>
          <table:table-cell table:style-name="ce3" table:formula="of:=[$Redistribution_central.L64]" office:value-type="float" office:value="0.268375303536454" calcext:value-type="float">
            <text:p>0,2683753035</text:p>
          </table:table-cell>
          <table:table-cell table:style-name="ce3" table:formula="of:=[$Redistribution_central.M64]" office:value-type="float" office:value="0.291303562203451" calcext:value-type="float">
            <text:p>0,2913035622</text:p>
          </table:table-cell>
          <table:table-cell table:number-columns-repeated="2"/>
          <table:table-cell table:style-name="ce3" table:formula="of:=[$redistribution_low.J64]" office:value-type="float" office:value="0.258476212962645" calcext:value-type="float">
            <text:p>0,258476213</text:p>
          </table:table-cell>
          <table:table-cell table:style-name="ce3" table:formula="of:=[$redistribution_low.K64]" office:value-type="float" office:value="0.294035246334107" calcext:value-type="float">
            <text:p>0,2940352463</text:p>
          </table:table-cell>
          <table:table-cell table:style-name="ce3" table:formula="of:=[$redistribution_low.L64]" office:value-type="float" office:value="0.264498933115307" calcext:value-type="float">
            <text:p>0,2644989331</text:p>
          </table:table-cell>
          <table:table-cell table:style-name="ce3" table:formula="of:=[$redistribution_low.M64]" office:value-type="float" office:value="0.283938740566794" calcext:value-type="float">
            <text:p>0,2839387406</text:p>
          </table:table-cell>
          <table:table-cell table:number-columns-repeated="1007"/>
        </table:table-row>
        <table:table-row table:style-name="ro1">
          <table:table-cell table:style-name="ce3" table:formula="of:=[.A68]+1" office:value-type="float" office:value="112" calcext:value-type="float">
            <text:p>112</text:p>
          </table:table-cell>
          <table:table-cell table:style-name="ce3" table:formula="of:=[$Redistribution_high.J65]" office:value-type="float" office:value="0.243381495439766" calcext:value-type="float">
            <text:p>0,2433814954</text:p>
          </table:table-cell>
          <table:table-cell table:style-name="ce3" table:formula="of:=[$Redistribution_high.K65]" office:value-type="float" office:value="0.281515939229935" calcext:value-type="float">
            <text:p>0,2815159392</text:p>
          </table:table-cell>
          <table:table-cell table:style-name="ce3" table:formula="of:=[$Redistribution_high.L65]" office:value-type="float" office:value="0.247013518631173" calcext:value-type="float">
            <text:p>0,2470135186</text:p>
          </table:table-cell>
          <table:table-cell table:style-name="ce3" table:formula="of:=[$Redistribution_high.M65]" office:value-type="float" office:value="0.275700839816763" calcext:value-type="float">
            <text:p>0,2757008398</text:p>
          </table:table-cell>
          <table:table-cell/>
          <table:table-cell table:style-name="ce3"/>
          <table:table-cell table:style-name="ce3" table:formula="of:=[$Redistribution_central.J65]" office:value-type="float" office:value="0.25415028911192" calcext:value-type="float">
            <text:p>0,2541502891</text:p>
          </table:table-cell>
          <table:table-cell table:style-name="ce3" table:formula="of:=[$Redistribution_central.K65]" office:value-type="float" office:value="0.288764755016996" calcext:value-type="float">
            <text:p>0,288764755</text:p>
          </table:table-cell>
          <table:table-cell table:style-name="ce3" table:formula="of:=[$Redistribution_central.L65]" office:value-type="float" office:value="0.258920937985221" calcext:value-type="float">
            <text:p>0,258920938</text:p>
          </table:table-cell>
          <table:table-cell table:style-name="ce3" table:formula="of:=[$Redistribution_central.M65]" office:value-type="float" office:value="0.281004257871668" calcext:value-type="float">
            <text:p>0,2810042579</text:p>
          </table:table-cell>
          <table:table-cell table:number-columns-repeated="2"/>
          <table:table-cell table:style-name="ce3" table:formula="of:=[$redistribution_low.J65]" office:value-type="float" office:value="0.257576314863536" calcext:value-type="float">
            <text:p>0,2575763149</text:p>
          </table:table-cell>
          <table:table-cell table:style-name="ce3" table:formula="of:=[$redistribution_low.K65]" office:value-type="float" office:value="0.288886313699209" calcext:value-type="float">
            <text:p>0,2888863137</text:p>
          </table:table-cell>
          <table:table-cell table:style-name="ce3" table:formula="of:=[$redistribution_low.L65]" office:value-type="float" office:value="0.262608684565062" calcext:value-type="float">
            <text:p>0,2626086846</text:p>
          </table:table-cell>
          <table:table-cell table:style-name="ce3" table:formula="of:=[$redistribution_low.M65]" office:value-type="float" office:value="0.280443027297121" calcext:value-type="float">
            <text:p>0,2804430273</text:p>
          </table:table-cell>
          <table:table-cell table:number-columns-repeated="1007"/>
        </table:table-row>
        <table:table-row table:style-name="ro1">
          <table:table-cell table:style-name="ce3" table:formula="of:=[.A69]+1" office:value-type="float" office:value="113" calcext:value-type="float">
            <text:p>113</text:p>
          </table:table-cell>
          <table:table-cell table:style-name="ce3" table:formula="of:=[$Redistribution_high.J66]" office:value-type="float" office:value="0.247643945367162" calcext:value-type="float">
            <text:p>0,2476439454</text:p>
          </table:table-cell>
          <table:table-cell table:style-name="ce3" table:formula="of:=[$Redistribution_high.K66]" office:value-type="float" office:value="0.288612821705526" calcext:value-type="float">
            <text:p>0,2886128217</text:p>
          </table:table-cell>
          <table:table-cell table:style-name="ce3" table:formula="of:=[$Redistribution_high.L66]" office:value-type="float" office:value="0.252165786569934" calcext:value-type="float">
            <text:p>0,2521657866</text:p>
          </table:table-cell>
          <table:table-cell table:style-name="ce3" table:formula="of:=[$Redistribution_high.M66]" office:value-type="float" office:value="0.281389190309269" calcext:value-type="float">
            <text:p>0,2813891903</text:p>
          </table:table-cell>
          <table:table-cell/>
          <table:table-cell table:style-name="ce3"/>
          <table:table-cell table:style-name="ce3" table:formula="of:=[$Redistribution_central.J66]" office:value-type="float" office:value="0.261218971417036" calcext:value-type="float">
            <text:p>0,2612189714</text:p>
          </table:table-cell>
          <table:table-cell table:style-name="ce3" table:formula="of:=[$Redistribution_central.K66]" office:value-type="float" office:value="0.299819190647924" calcext:value-type="float">
            <text:p>0,2998191906</text:p>
          </table:table-cell>
          <table:table-cell table:style-name="ce3" table:formula="of:=[$Redistribution_central.L66]" office:value-type="float" office:value="0.266901384968042" calcext:value-type="float">
            <text:p>0,266901385</text:p>
          </table:table-cell>
          <table:table-cell table:style-name="ce3" table:formula="of:=[$Redistribution_central.M66]" office:value-type="float" office:value="0.290452075998555" calcext:value-type="float">
            <text:p>0,290452076</text:p>
          </table:table-cell>
          <table:table-cell table:number-columns-repeated="2"/>
          <table:table-cell table:style-name="ce3" table:formula="of:=[$redistribution_low.J66]" office:value-type="float" office:value="0.2551376020475" calcext:value-type="float">
            <text:p>0,255137602</text:p>
          </table:table-cell>
          <table:table-cell table:style-name="ce3" table:formula="of:=[$redistribution_low.K66]" office:value-type="float" office:value="0.28825864007684" calcext:value-type="float">
            <text:p>0,2882586401</text:p>
          </table:table-cell>
          <table:table-cell table:style-name="ce3" table:formula="of:=[$redistribution_low.L66]" office:value-type="float" office:value="0.261939604512582" calcext:value-type="float">
            <text:p>0,2619396045</text:p>
          </table:table-cell>
          <table:table-cell table:style-name="ce3" table:formula="of:=[$redistribution_low.M66]" office:value-type="float" office:value="0.276919597716336" calcext:value-type="float">
            <text:p>0,2769195977</text:p>
          </table:table-cell>
          <table:table-cell table:number-columns-repeated="1007"/>
        </table:table-row>
        <table:table-row table:style-name="ro1">
          <table:table-cell table:style-name="ce3" table:formula="of:=[.A70]+1" office:value-type="float" office:value="114" calcext:value-type="float">
            <text:p>114</text:p>
          </table:table-cell>
          <table:table-cell table:style-name="ce3" table:formula="of:=[$Redistribution_high.J67]" office:value-type="float" office:value="0.258859832322526" calcext:value-type="float">
            <text:p>0,2588598323</text:p>
          </table:table-cell>
          <table:table-cell table:style-name="ce3" table:formula="of:=[$Redistribution_high.K67]" office:value-type="float" office:value="0.301040861533059" calcext:value-type="float">
            <text:p>0,3010408615</text:p>
          </table:table-cell>
          <table:table-cell table:style-name="ce3" table:formula="of:=[$Redistribution_high.L67]" office:value-type="float" office:value="0.262564984742026" calcext:value-type="float">
            <text:p>0,2625649847</text:p>
          </table:table-cell>
          <table:table-cell table:style-name="ce3" table:formula="of:=[$Redistribution_high.M67]" office:value-type="float" office:value="0.295087320450964" calcext:value-type="float">
            <text:p>0,2950873205</text:p>
          </table:table-cell>
          <table:table-cell/>
          <table:table-cell table:style-name="ce3"/>
          <table:table-cell table:style-name="ce3" table:formula="of:=[$Redistribution_central.J67]" office:value-type="float" office:value="0.260820974874358" calcext:value-type="float">
            <text:p>0,2608209749</text:p>
          </table:table-cell>
          <table:table-cell table:style-name="ce3" table:formula="of:=[$Redistribution_central.K67]" office:value-type="float" office:value="0.292176509173178" calcext:value-type="float">
            <text:p>0,2921765092</text:p>
          </table:table-cell>
          <table:table-cell table:style-name="ce3" table:formula="of:=[$Redistribution_central.L67]" office:value-type="float" office:value="0.264872577542057" calcext:value-type="float">
            <text:p>0,2648725775</text:p>
          </table:table-cell>
          <table:table-cell table:style-name="ce3" table:formula="of:=[$Redistribution_central.M67]" office:value-type="float" office:value="0.285586661167987" calcext:value-type="float">
            <text:p>0,2855866612</text:p>
          </table:table-cell>
          <table:table-cell table:number-columns-repeated="2"/>
          <table:table-cell table:style-name="ce3" table:formula="of:=[$redistribution_low.J67]" office:value-type="float" office:value="0.247889016222344" calcext:value-type="float">
            <text:p>0,2478890162</text:p>
          </table:table-cell>
          <table:table-cell table:style-name="ce3" table:formula="of:=[$redistribution_low.K67]" office:value-type="float" office:value="0.274388091046902" calcext:value-type="float">
            <text:p>0,274388091</text:p>
          </table:table-cell>
          <table:table-cell table:style-name="ce3" table:formula="of:=[$redistribution_low.L67]" office:value-type="float" office:value="0.252357379146898" calcext:value-type="float">
            <text:p>0,2523573791</text:p>
          </table:table-cell>
          <table:table-cell table:style-name="ce3" table:formula="of:=[$redistribution_low.M67]" office:value-type="float" office:value="0.266956724214481" calcext:value-type="float">
            <text:p>0,2669567242</text:p>
          </table:table-cell>
          <table:table-cell table:number-columns-repeated="1007"/>
        </table:table-row>
        <table:table-row table:style-name="ro1">
          <table:table-cell table:style-name="ce3" table:formula="of:=[.A71]+1" office:value-type="float" office:value="115" calcext:value-type="float">
            <text:p>115</text:p>
          </table:table-cell>
          <table:table-cell table:style-name="ce3" table:formula="of:=[$Redistribution_high.J68]" office:value-type="float" office:value="0.257666717755707" calcext:value-type="float">
            <text:p>0,2576667178</text:p>
          </table:table-cell>
          <table:table-cell table:style-name="ce3" table:formula="of:=[$Redistribution_high.K68]" office:value-type="float" office:value="0.295530557435193" calcext:value-type="float">
            <text:p>0,2955305574</text:p>
          </table:table-cell>
          <table:table-cell table:style-name="ce3" table:formula="of:=[$Redistribution_high.L68]" office:value-type="float" office:value="0.260796846798417" calcext:value-type="float">
            <text:p>0,2607968468</text:p>
          </table:table-cell>
          <table:table-cell table:style-name="ce3" table:formula="of:=[$Redistribution_high.M68]" office:value-type="float" office:value="0.290539367326928" calcext:value-type="float">
            <text:p>0,2905393673</text:p>
          </table:table-cell>
          <table:table-cell/>
          <table:table-cell table:style-name="ce3"/>
          <table:table-cell table:style-name="ce3" table:formula="of:=[$Redistribution_central.J68]" office:value-type="float" office:value="0.257303284749818" calcext:value-type="float">
            <text:p>0,2573032847</text:p>
          </table:table-cell>
          <table:table-cell table:style-name="ce3" table:formula="of:=[$Redistribution_central.K68]" office:value-type="float" office:value="0.287244570688262" calcext:value-type="float">
            <text:p>0,2872445707</text:p>
          </table:table-cell>
          <table:table-cell table:style-name="ce3" table:formula="of:=[$Redistribution_central.L68]" office:value-type="float" office:value="0.260919837616901" calcext:value-type="float">
            <text:p>0,2609198376</text:p>
          </table:table-cell>
          <table:table-cell table:style-name="ce3" table:formula="of:=[$Redistribution_central.M68]" office:value-type="float" office:value="0.281416863982313" calcext:value-type="float">
            <text:p>0,281416864</text:p>
          </table:table-cell>
          <table:table-cell table:number-columns-repeated="2"/>
          <table:table-cell table:style-name="ce3" table:formula="of:=[$redistribution_low.J68]" office:value-type="float" office:value="0.258797719532643" calcext:value-type="float">
            <text:p>0,2587977195</text:p>
          </table:table-cell>
          <table:table-cell table:style-name="ce3" table:formula="of:=[$redistribution_low.K68]" office:value-type="float" office:value="0.294708129652145" calcext:value-type="float">
            <text:p>0,2947081297</text:p>
          </table:table-cell>
          <table:table-cell table:style-name="ce3" table:formula="of:=[$redistribution_low.L68]" office:value-type="float" office:value="0.262941349526295" calcext:value-type="float">
            <text:p>0,2629413495</text:p>
          </table:table-cell>
          <table:table-cell table:style-name="ce3" table:formula="of:=[$redistribution_low.M68]" office:value-type="float" office:value="0.287664165727113" calcext:value-type="float">
            <text:p>0,2876641657</text:p>
          </table:table-cell>
          <table:table-cell table:number-columns-repeated="1007"/>
        </table:table-row>
        <table:table-row table:style-name="ro1">
          <table:table-cell table:style-name="ce3" table:formula="of:=[.A72]+1" office:value-type="float" office:value="116" calcext:value-type="float">
            <text:p>116</text:p>
          </table:table-cell>
          <table:table-cell table:style-name="ce3" table:formula="of:=[$Redistribution_high.J69]" office:value-type="float" office:value="0.2584338933765" calcext:value-type="float">
            <text:p>0,2584338934</text:p>
          </table:table-cell>
          <table:table-cell table:style-name="ce3" table:formula="of:=[$Redistribution_high.K69]" office:value-type="float" office:value="0.296553635095739" calcext:value-type="float">
            <text:p>0,2965536351</text:p>
          </table:table-cell>
          <table:table-cell table:style-name="ce3" table:formula="of:=[$Redistribution_high.L69]" office:value-type="float" office:value="0.261219616428241" calcext:value-type="float">
            <text:p>0,2612196164</text:p>
          </table:table-cell>
          <table:table-cell table:style-name="ce3" table:formula="of:=[$Redistribution_high.M69]" office:value-type="float" office:value="0.292104943149442" calcext:value-type="float">
            <text:p>0,2921049431</text:p>
          </table:table-cell>
          <table:table-cell/>
          <table:table-cell table:style-name="ce3"/>
          <table:table-cell table:style-name="ce3" table:formula="of:=[$Redistribution_central.J69]" office:value-type="float" office:value="0.256129735861666" calcext:value-type="float">
            <text:p>0,2561297359</text:p>
          </table:table-cell>
          <table:table-cell table:style-name="ce3" table:formula="of:=[$Redistribution_central.K69]" office:value-type="float" office:value="0.288324183777327" calcext:value-type="float">
            <text:p>0,2883241838</text:p>
          </table:table-cell>
          <table:table-cell table:style-name="ce3" table:formula="of:=[$Redistribution_central.L69]" office:value-type="float" office:value="0.259024476789227" calcext:value-type="float">
            <text:p>0,2590244768</text:p>
          </table:table-cell>
          <table:table-cell table:style-name="ce3" table:formula="of:=[$Redistribution_central.M69]" office:value-type="float" office:value="0.283597634686754" calcext:value-type="float">
            <text:p>0,2835976347</text:p>
          </table:table-cell>
          <table:table-cell table:number-columns-repeated="2"/>
          <table:table-cell table:style-name="ce3" table:formula="of:=[$redistribution_low.J69]" office:value-type="float" office:value="0.267853032585328" calcext:value-type="float">
            <text:p>0,2678530326</text:p>
          </table:table-cell>
          <table:table-cell table:style-name="ce3" table:formula="of:=[$redistribution_low.K69]" office:value-type="float" office:value="0.311777520392181" calcext:value-type="float">
            <text:p>0,3117775204</text:p>
          </table:table-cell>
          <table:table-cell table:style-name="ce3" table:formula="of:=[$redistribution_low.L69]" office:value-type="float" office:value="0.271880894016479" calcext:value-type="float">
            <text:p>0,271880894</text:p>
          </table:table-cell>
          <table:table-cell table:style-name="ce3" table:formula="of:=[$redistribution_low.M69]" office:value-type="float" office:value="0.304808155559641" calcext:value-type="float">
            <text:p>0,3048081556</text:p>
          </table:table-cell>
          <table:table-cell table:number-columns-repeated="1007"/>
        </table:table-row>
        <table:table-row table:style-name="ro1">
          <table:table-cell table:style-name="ce3" table:formula="of:=[.A73]+1" office:value-type="float" office:value="117" calcext:value-type="float">
            <text:p>117</text:p>
          </table:table-cell>
          <table:table-cell table:style-name="ce3" table:formula="of:=[$Redistribution_high.J70]" office:value-type="float" office:value="0.251028943912116" calcext:value-type="float">
            <text:p>0,2510289439</text:p>
          </table:table-cell>
          <table:table-cell table:style-name="ce3" table:formula="of:=[$Redistribution_high.K70]" office:value-type="float" office:value="0.290118963403289" calcext:value-type="float">
            <text:p>0,2901189634</text:p>
          </table:table-cell>
          <table:table-cell table:style-name="ce3" table:formula="of:=[$Redistribution_high.L70]" office:value-type="float" office:value="0.25393331686273" calcext:value-type="float">
            <text:p>0,2539333169</text:p>
          </table:table-cell>
          <table:table-cell table:style-name="ce3" table:formula="of:=[$Redistribution_high.M70]" office:value-type="float" office:value="0.28544911799078" calcext:value-type="float">
            <text:p>0,285449118</text:p>
          </table:table-cell>
          <table:table-cell/>
          <table:table-cell table:style-name="ce3"/>
          <table:table-cell table:style-name="ce3" table:formula="of:=[$Redistribution_central.J70]" office:value-type="float" office:value="0.246887608321044" calcext:value-type="float">
            <text:p>0,2468876083</text:p>
          </table:table-cell>
          <table:table-cell table:style-name="ce3" table:formula="of:=[$Redistribution_central.K70]" office:value-type="float" office:value="0.278349787289329" calcext:value-type="float">
            <text:p>0,2783497873</text:p>
          </table:table-cell>
          <table:table-cell table:style-name="ce3" table:formula="of:=[$Redistribution_central.L70]" office:value-type="float" office:value="0.25027249519538" calcext:value-type="float">
            <text:p>0,2502724952</text:p>
          </table:table-cell>
          <table:table-cell table:style-name="ce3" table:formula="of:=[$Redistribution_central.M70]" office:value-type="float" office:value="0.27279872932288" calcext:value-type="float">
            <text:p>0,2727987293</text:p>
          </table:table-cell>
          <table:table-cell table:number-columns-repeated="2"/>
          <table:table-cell table:style-name="ce3" table:formula="of:=[$redistribution_low.J70]" office:value-type="float" office:value="0.264404514862742" calcext:value-type="float">
            <text:p>0,2644045149</text:p>
          </table:table-cell>
          <table:table-cell table:style-name="ce3" table:formula="of:=[$redistribution_low.K70]" office:value-type="float" office:value="0.307889171238035" calcext:value-type="float">
            <text:p>0,3078891712</text:p>
          </table:table-cell>
          <table:table-cell table:style-name="ce3" table:formula="of:=[$redistribution_low.L70]" office:value-type="float" office:value="0.269384794542313" calcext:value-type="float">
            <text:p>0,2693847945</text:p>
          </table:table-cell>
          <table:table-cell table:style-name="ce3" table:formula="of:=[$redistribution_low.M70]" office:value-type="float" office:value="0.299202543285159" calcext:value-type="float">
            <text:p>0,2992025433</text:p>
          </table:table-cell>
          <table:table-cell table:number-columns-repeated="1007"/>
        </table:table-row>
        <table:table-row table:style-name="ro1">
          <table:table-cell table:style-name="ce3" table:formula="of:=[.A74]+1" office:value-type="float" office:value="118" calcext:value-type="float">
            <text:p>118</text:p>
          </table:table-cell>
          <table:table-cell table:style-name="ce3" table:formula="of:=[$Redistribution_high.J71]" office:value-type="float" office:value="0.24903279581104" calcext:value-type="float">
            <text:p>0,2490327958</text:p>
          </table:table-cell>
          <table:table-cell table:style-name="ce3" table:formula="of:=[$Redistribution_high.K71]" office:value-type="float" office:value="0.283222475337384" calcext:value-type="float">
            <text:p>0,2832224753</text:p>
          </table:table-cell>
          <table:table-cell table:style-name="ce3" table:formula="of:=[$Redistribution_high.L71]" office:value-type="float" office:value="0.250569569734029" calcext:value-type="float">
            <text:p>0,2505695697</text:p>
          </table:table-cell>
          <table:table-cell table:style-name="ce3" table:formula="of:=[$Redistribution_high.M71]" office:value-type="float" office:value="0.280798744825228" calcext:value-type="float">
            <text:p>0,2807987448</text:p>
          </table:table-cell>
          <table:table-cell/>
          <table:table-cell table:style-name="ce3"/>
          <table:table-cell table:style-name="ce3" table:formula="of:=[$Redistribution_central.J71]" office:value-type="float" office:value="0.246718345666477" calcext:value-type="float">
            <text:p>0,2467183457</text:p>
          </table:table-cell>
          <table:table-cell table:style-name="ce3" table:formula="of:=[$Redistribution_central.K71]" office:value-type="float" office:value="0.275237546136425" calcext:value-type="float">
            <text:p>0,2752375461</text:p>
          </table:table-cell>
          <table:table-cell table:style-name="ce3" table:formula="of:=[$Redistribution_central.L71]" office:value-type="float" office:value="0.249072730211854" calcext:value-type="float">
            <text:p>0,2490727302</text:p>
          </table:table-cell>
          <table:table-cell table:style-name="ce3" table:formula="of:=[$Redistribution_central.M71]" office:value-type="float" office:value="0.271406846264999" calcext:value-type="float">
            <text:p>0,2714068463</text:p>
          </table:table-cell>
          <table:table-cell table:number-columns-repeated="2"/>
          <table:table-cell table:style-name="ce3" table:formula="of:=[$redistribution_low.J71]" office:value-type="float" office:value="0.266096070758575" calcext:value-type="float">
            <text:p>0,2660960708</text:p>
          </table:table-cell>
          <table:table-cell table:style-name="ce3" table:formula="of:=[$redistribution_low.K71]" office:value-type="float" office:value="0.303405362739729" calcext:value-type="float">
            <text:p>0,3034053627</text:p>
          </table:table-cell>
          <table:table-cell table:style-name="ce3" table:formula="of:=[$redistribution_low.L71]" office:value-type="float" office:value="0.269528140195604" calcext:value-type="float">
            <text:p>0,2695281402</text:p>
          </table:table-cell>
          <table:table-cell table:style-name="ce3" table:formula="of:=[$redistribution_low.M71]" office:value-type="float" office:value="0.297508304906858" calcext:value-type="float">
            <text:p>0,2975083049</text:p>
          </table:table-cell>
          <table:table-cell table:number-columns-repeated="1007"/>
        </table:table-row>
        <table:table-row table:style-name="ro1">
          <table:table-cell table:style-name="ce3" table:formula="of:=[.A75]+1" office:value-type="float" office:value="119" calcext:value-type="float">
            <text:p>119</text:p>
          </table:table-cell>
          <table:table-cell table:style-name="ce3" table:formula="of:=[$Redistribution_high.J72]" office:value-type="float" office:value="0.259276628313876" calcext:value-type="float">
            <text:p>0,2592766283</text:p>
          </table:table-cell>
          <table:table-cell table:style-name="ce3" table:formula="of:=[$Redistribution_high.K72]" office:value-type="float" office:value="0.296756283813063" calcext:value-type="float">
            <text:p>0,2967562838</text:p>
          </table:table-cell>
          <table:table-cell table:style-name="ce3" table:formula="of:=[$Redistribution_high.L72]" office:value-type="float" office:value="0.260588035395087" calcext:value-type="float">
            <text:p>0,2605880354</text:p>
          </table:table-cell>
          <table:table-cell table:style-name="ce3" table:formula="of:=[$Redistribution_high.M72]" office:value-type="float" office:value="0.294682287533321" calcext:value-type="float">
            <text:p>0,2946822875</text:p>
          </table:table-cell>
          <table:table-cell/>
          <table:table-cell table:style-name="ce3"/>
          <table:table-cell table:style-name="ce3" table:formula="of:=[$Redistribution_central.J72]" office:value-type="float" office:value="0.252866943452563" calcext:value-type="float">
            <text:p>0,2528669435</text:p>
          </table:table-cell>
          <table:table-cell table:style-name="ce3" table:formula="of:=[$Redistribution_central.K72]" office:value-type="float" office:value="0.282356992433269" calcext:value-type="float">
            <text:p>0,2823569924</text:p>
          </table:table-cell>
          <table:table-cell table:style-name="ce3" table:formula="of:=[$Redistribution_central.L72]" office:value-type="float" office:value="0.255357170168582" calcext:value-type="float">
            <text:p>0,2553571702</text:p>
          </table:table-cell>
          <table:table-cell table:style-name="ce3" table:formula="of:=[$Redistribution_central.M72]" office:value-type="float" office:value="0.278297007133963" calcext:value-type="float">
            <text:p>0,2782970071</text:p>
          </table:table-cell>
          <table:table-cell table:number-columns-repeated="2"/>
          <table:table-cell table:style-name="ce3" table:formula="of:=[$redistribution_low.J72]" office:value-type="float" office:value="0.252048320512699" calcext:value-type="float">
            <text:p>0,2520483205</text:p>
          </table:table-cell>
          <table:table-cell table:style-name="ce3" table:formula="of:=[$redistribution_low.K72]" office:value-type="float" office:value="0.275128079915422" calcext:value-type="float">
            <text:p>0,2751280799</text:p>
          </table:table-cell>
          <table:table-cell table:style-name="ce3" table:formula="of:=[$redistribution_low.L72]" office:value-type="float" office:value="0.255345977190875" calcext:value-type="float">
            <text:p>0,2553459772</text:p>
          </table:table-cell>
          <table:table-cell table:style-name="ce3" table:formula="of:=[$redistribution_low.M72]" office:value-type="float" office:value="0.26973696868761" calcext:value-type="float">
            <text:p>0,2697369687</text:p>
          </table:table-cell>
          <table:table-cell table:number-columns-repeated="1007"/>
        </table:table-row>
        <table:table-row table:style-name="ro1">
          <table:table-cell table:style-name="ce3" table:formula="of:=[.A76]+1" office:value-type="float" office:value="120" calcext:value-type="float">
            <text:p>120</text:p>
          </table:table-cell>
          <table:table-cell table:style-name="ce3" table:formula="of:=[$Redistribution_high.J73]" office:value-type="float" office:value="0.252289451015848" calcext:value-type="float">
            <text:p>0,252289451</text:p>
          </table:table-cell>
          <table:table-cell table:style-name="ce3" table:formula="of:=[$Redistribution_high.K73]" office:value-type="float" office:value="0.290466566488075" calcext:value-type="float">
            <text:p>0,2904665665</text:p>
          </table:table-cell>
          <table:table-cell table:style-name="ce3" table:formula="of:=[$Redistribution_high.L73]" office:value-type="float" office:value="0.253461033371742" calcext:value-type="float">
            <text:p>0,2534610334</text:p>
          </table:table-cell>
          <table:table-cell table:style-name="ce3" table:formula="of:=[$Redistribution_high.M73]" office:value-type="float" office:value="0.288584268285951" calcext:value-type="float">
            <text:p>0,2885842683</text:p>
          </table:table-cell>
          <table:table-cell/>
          <table:table-cell table:style-name="ce3"/>
          <table:table-cell table:style-name="ce3" table:formula="of:=[$Redistribution_central.J73]" office:value-type="float" office:value="0.25259826185922" calcext:value-type="float">
            <text:p>0,2525982619</text:p>
          </table:table-cell>
          <table:table-cell table:style-name="ce3" table:formula="of:=[$Redistribution_central.K73]" office:value-type="float" office:value="0.287414253081622" calcext:value-type="float">
            <text:p>0,2874142531</text:p>
          </table:table-cell>
          <table:table-cell table:style-name="ce3" table:formula="of:=[$Redistribution_central.L73]" office:value-type="float" office:value="0.254929337337985" calcext:value-type="float">
            <text:p>0,2549293373</text:p>
          </table:table-cell>
          <table:table-cell table:style-name="ce3" table:formula="of:=[$Redistribution_central.M73]" office:value-type="float" office:value="0.283467495970873" calcext:value-type="float">
            <text:p>0,283467496</text:p>
          </table:table-cell>
          <table:table-cell table:number-columns-repeated="2"/>
          <table:table-cell table:style-name="ce3" table:formula="of:=[$redistribution_low.J73]" office:value-type="float" office:value="0.255044001471384" calcext:value-type="float">
            <text:p>0,2550440015</text:p>
          </table:table-cell>
          <table:table-cell table:style-name="ce3" table:formula="of:=[$redistribution_low.K73]" office:value-type="float" office:value="0.274368277830537" calcext:value-type="float">
            <text:p>0,2743682778</text:p>
          </table:table-cell>
          <table:table-cell table:style-name="ce3" table:formula="of:=[$redistribution_low.L73]" office:value-type="float" office:value="0.258091343308901" calcext:value-type="float">
            <text:p>0,2580913433</text:p>
          </table:table-cell>
          <table:table-cell table:style-name="ce3" table:formula="of:=[$redistribution_low.M73]" office:value-type="float" office:value="0.269306836646335" calcext:value-type="float">
            <text:p>0,2693068366</text:p>
          </table:table-cell>
          <table:table-cell table:number-columns-repeated="1007"/>
        </table:table-row>
        <table:table-row table:style-name="ro1">
          <table:table-cell table:style-name="ce3" table:formula="of:=[.A77]+1" office:value-type="float" office:value="121" calcext:value-type="float">
            <text:p>121</text:p>
          </table:table-cell>
          <table:table-cell table:style-name="ce3" table:formula="of:=[$Redistribution_high.J74]" office:value-type="float" office:value="0.254325854991436" calcext:value-type="float">
            <text:p>0,254325855</text:p>
          </table:table-cell>
          <table:table-cell table:style-name="ce3" table:formula="of:=[$Redistribution_high.K74]" office:value-type="float" office:value="0.294610269985541" calcext:value-type="float">
            <text:p>0,29461027</text:p>
          </table:table-cell>
          <table:table-cell table:style-name="ce3" table:formula="of:=[$Redistribution_high.L74]" office:value-type="float" office:value="0.255889360495954" calcext:value-type="float">
            <text:p>0,2558893605</text:p>
          </table:table-cell>
          <table:table-cell table:style-name="ce3" table:formula="of:=[$Redistribution_high.M74]" office:value-type="float" office:value="0.292084974462149" calcext:value-type="float">
            <text:p>0,2920849745</text:p>
          </table:table-cell>
          <table:table-cell/>
          <table:table-cell table:style-name="ce3"/>
          <table:table-cell table:style-name="ce3" table:formula="of:=[$Redistribution_central.J74]" office:value-type="float" office:value="0.264898182634078" calcext:value-type="float">
            <text:p>0,2648981826</text:p>
          </table:table-cell>
          <table:table-cell table:style-name="ce3" table:formula="of:=[$Redistribution_central.K74]" office:value-type="float" office:value="0.308248985841495" calcext:value-type="float">
            <text:p>0,3082489858</text:p>
          </table:table-cell>
          <table:table-cell table:style-name="ce3" table:formula="of:=[$Redistribution_central.L74]" office:value-type="float" office:value="0.268283179399487" calcext:value-type="float">
            <text:p>0,2682831794</text:p>
          </table:table-cell>
          <table:table-cell table:style-name="ce3" table:formula="of:=[$Redistribution_central.M74]" office:value-type="float" office:value="0.302416045392115" calcext:value-type="float">
            <text:p>0,3024160454</text:p>
          </table:table-cell>
          <table:table-cell table:number-columns-repeated="2"/>
          <table:table-cell table:style-name="ce3" table:formula="of:=[$redistribution_low.J74]" office:value-type="float" office:value="0.259975293834992" calcext:value-type="float">
            <text:p>0,2599752938</text:p>
          </table:table-cell>
          <table:table-cell table:style-name="ce3" table:formula="of:=[$redistribution_low.K74]" office:value-type="float" office:value="0.288738170273529" calcext:value-type="float">
            <text:p>0,2887381703</text:p>
          </table:table-cell>
          <table:table-cell table:style-name="ce3" table:formula="of:=[$redistribution_low.L74]" office:value-type="float" office:value="0.263703197992416" calcext:value-type="float">
            <text:p>0,263703198</text:p>
          </table:table-cell>
          <table:table-cell table:style-name="ce3" table:formula="of:=[$redistribution_low.M74]" office:value-type="float" office:value="0.28248583654426" calcext:value-type="float">
            <text:p>0,2824858365</text:p>
          </table:table-cell>
          <table:table-cell table:number-columns-repeated="1007"/>
        </table:table-row>
        <table:table-row table:style-name="ro1">
          <table:table-cell table:style-name="ce3" table:formula="of:=[.A78]+1" office:value-type="float" office:value="122" calcext:value-type="float">
            <text:p>122</text:p>
          </table:table-cell>
          <table:table-cell table:style-name="ce3" table:formula="of:=[$Redistribution_high.J75]" office:value-type="float" office:value="0.251535725689102" calcext:value-type="float">
            <text:p>0,2515357257</text:p>
          </table:table-cell>
          <table:table-cell table:style-name="ce3" table:formula="of:=[$Redistribution_high.K75]" office:value-type="float" office:value="0.286320351769431" calcext:value-type="float">
            <text:p>0,2863203518</text:p>
          </table:table-cell>
          <table:table-cell table:style-name="ce3" table:formula="of:=[$Redistribution_high.L75]" office:value-type="float" office:value="0.252431481635225" calcext:value-type="float">
            <text:p>0,2524314816</text:p>
          </table:table-cell>
          <table:table-cell table:style-name="ce3" table:formula="of:=[$Redistribution_high.M75]" office:value-type="float" office:value="0.284889175933224" calcext:value-type="float">
            <text:p>0,2848891759</text:p>
          </table:table-cell>
          <table:table-cell/>
          <table:table-cell table:style-name="ce3"/>
          <table:table-cell table:style-name="ce3" table:formula="of:=[$Redistribution_central.J75]" office:value-type="float" office:value="0.263562034379805" calcext:value-type="float">
            <text:p>0,2635620344</text:p>
          </table:table-cell>
          <table:table-cell table:style-name="ce3" table:formula="of:=[$Redistribution_central.K75]" office:value-type="float" office:value="0.313786073364153" calcext:value-type="float">
            <text:p>0,3137860734</text:p>
          </table:table-cell>
          <table:table-cell table:style-name="ce3" table:formula="of:=[$Redistribution_central.L75]" office:value-type="float" office:value="0.26601260811635" calcext:value-type="float">
            <text:p>0,2660126081</text:p>
          </table:table-cell>
          <table:table-cell table:style-name="ce3" table:formula="of:=[$Redistribution_central.M75]" office:value-type="float" office:value="0.309489453635332" calcext:value-type="float">
            <text:p>0,3094894536</text:p>
          </table:table-cell>
          <table:table-cell table:number-columns-repeated="2"/>
          <table:table-cell table:style-name="ce3" table:formula="of:=[$redistribution_low.J75]" office:value-type="float" office:value="0.265641497796303" calcext:value-type="float">
            <text:p>0,2656414978</text:p>
          </table:table-cell>
          <table:table-cell table:style-name="ce3" table:formula="of:=[$redistribution_low.K75]" office:value-type="float" office:value="0.302034439504205" calcext:value-type="float">
            <text:p>0,3020344395</text:p>
          </table:table-cell>
          <table:table-cell table:style-name="ce3" table:formula="of:=[$redistribution_low.L75]" office:value-type="float" office:value="0.2681320522548" calcext:value-type="float">
            <text:p>0,2681320523</text:p>
          </table:table-cell>
          <table:table-cell table:style-name="ce3" table:formula="of:=[$redistribution_low.M75]" office:value-type="float" office:value="0.297740613287032" calcext:value-type="float">
            <text:p>0,2977406133</text:p>
          </table:table-cell>
          <table:table-cell table:number-columns-repeated="1007"/>
        </table:table-row>
        <table:table-row table:style-name="ro1">
          <table:table-cell table:style-name="ce3" table:formula="of:=[.A79]+1" office:value-type="float" office:value="123" calcext:value-type="float">
            <text:p>123</text:p>
          </table:table-cell>
          <table:table-cell table:style-name="ce3" table:formula="of:=[$Redistribution_high.J76]" office:value-type="float" office:value="0.251476790261339" calcext:value-type="float">
            <text:p>0,2514767903</text:p>
          </table:table-cell>
          <table:table-cell table:style-name="ce3" table:formula="of:=[$Redistribution_high.K76]" office:value-type="float" office:value="0.287215252139506" calcext:value-type="float">
            <text:p>0,2872152521</text:p>
          </table:table-cell>
          <table:table-cell table:style-name="ce3" table:formula="of:=[$Redistribution_high.L76]" office:value-type="float" office:value="0.25260165252918" calcext:value-type="float">
            <text:p>0,2526016525</text:p>
          </table:table-cell>
          <table:table-cell table:style-name="ce3" table:formula="of:=[$Redistribution_high.M76]" office:value-type="float" office:value="0.285423447849826" calcext:value-type="float">
            <text:p>0,2854234478</text:p>
          </table:table-cell>
          <table:table-cell/>
          <table:table-cell table:style-name="ce3"/>
          <table:table-cell table:style-name="ce3" table:formula="of:=[$Redistribution_central.J76]" office:value-type="float" office:value="0.252421094962965" calcext:value-type="float">
            <text:p>0,252421095</text:p>
          </table:table-cell>
          <table:table-cell table:style-name="ce3" table:formula="of:=[$Redistribution_central.K76]" office:value-type="float" office:value="0.298206295877548" calcext:value-type="float">
            <text:p>0,2982062959</text:p>
          </table:table-cell>
          <table:table-cell table:style-name="ce3" table:formula="of:=[$Redistribution_central.L76]" office:value-type="float" office:value="0.254890173488014" calcext:value-type="float">
            <text:p>0,2548901735</text:p>
          </table:table-cell>
          <table:table-cell table:style-name="ce3" table:formula="of:=[$Redistribution_central.M76]" office:value-type="float" office:value="0.293858043272967" calcext:value-type="float">
            <text:p>0,2938580433</text:p>
          </table:table-cell>
          <table:table-cell table:number-columns-repeated="2"/>
          <table:table-cell table:style-name="ce3" table:formula="of:=[$redistribution_low.J76]" office:value-type="float" office:value="0.268300415955303" calcext:value-type="float">
            <text:p>0,268300416</text:p>
          </table:table-cell>
          <table:table-cell table:style-name="ce3" table:formula="of:=[$redistribution_low.K76]" office:value-type="float" office:value="0.308044653355341" calcext:value-type="float">
            <text:p>0,3080446534</text:p>
          </table:table-cell>
          <table:table-cell table:style-name="ce3" table:formula="of:=[$redistribution_low.L76]" office:value-type="float" office:value="0.270596591498351" calcext:value-type="float">
            <text:p>0,2705965915</text:p>
          </table:table-cell>
          <table:table-cell table:style-name="ce3" table:formula="of:=[$redistribution_low.M76]" office:value-type="float" office:value="0.304104063234615" calcext:value-type="float">
            <text:p>0,3041040632</text:p>
          </table:table-cell>
          <table:table-cell table:number-columns-repeated="1007"/>
        </table:table-row>
        <table:table-row table:style-name="ro1">
          <table:table-cell table:style-name="ce3" table:formula="of:=[.A80]+1" office:value-type="float" office:value="124" calcext:value-type="float">
            <text:p>124</text:p>
          </table:table-cell>
          <table:table-cell table:style-name="ce3" table:formula="of:=[$Redistribution_high.J77]" office:value-type="float" office:value="0.251498675492043" calcext:value-type="float">
            <text:p>0,2514986755</text:p>
          </table:table-cell>
          <table:table-cell table:style-name="ce3" table:formula="of:=[$Redistribution_high.K77]" office:value-type="float" office:value="0.288593611665629" calcext:value-type="float">
            <text:p>0,2885936117</text:p>
          </table:table-cell>
          <table:table-cell table:style-name="ce3" table:formula="of:=[$Redistribution_high.L77]" office:value-type="float" office:value="0.252568535626768" calcext:value-type="float">
            <text:p>0,2525685356</text:p>
          </table:table-cell>
          <table:table-cell table:style-name="ce3" table:formula="of:=[$Redistribution_high.M77]" office:value-type="float" office:value="0.286909257862329" calcext:value-type="float">
            <text:p>0,2869092579</text:p>
          </table:table-cell>
          <table:table-cell/>
          <table:table-cell table:style-name="ce3"/>
          <table:table-cell table:style-name="ce3" table:formula="of:=[$Redistribution_central.J77]" office:value-type="float" office:value="0.250188346331201" calcext:value-type="float">
            <text:p>0,2501883463</text:p>
          </table:table-cell>
          <table:table-cell table:style-name="ce3" table:formula="of:=[$Redistribution_central.K77]" office:value-type="float" office:value="0.294075033914349" calcext:value-type="float">
            <text:p>0,2940750339</text:p>
          </table:table-cell>
          <table:table-cell table:style-name="ce3" table:formula="of:=[$Redistribution_central.L77]" office:value-type="float" office:value="0.252547623881616" calcext:value-type="float">
            <text:p>0,2525476239</text:p>
          </table:table-cell>
          <table:table-cell table:style-name="ce3" table:formula="of:=[$Redistribution_central.M77]" office:value-type="float" office:value="0.28994237290594" calcext:value-type="float">
            <text:p>0,2899423729</text:p>
          </table:table-cell>
          <table:table-cell table:number-columns-repeated="2"/>
          <table:table-cell table:style-name="ce3" table:formula="of:=[$redistribution_low.J77]" office:value-type="float" office:value="0.265769548405878" calcext:value-type="float">
            <text:p>0,2657695484</text:p>
          </table:table-cell>
          <table:table-cell table:style-name="ce3" table:formula="of:=[$redistribution_low.K77]" office:value-type="float" office:value="0.310073025050738" calcext:value-type="float">
            <text:p>0,3100730251</text:p>
          </table:table-cell>
          <table:table-cell table:style-name="ce3" table:formula="of:=[$redistribution_low.L77]" office:value-type="float" office:value="0.267880928704505" calcext:value-type="float">
            <text:p>0,2678809287</text:p>
          </table:table-cell>
          <table:table-cell table:style-name="ce3" table:formula="of:=[$redistribution_low.M77]" office:value-type="float" office:value="0.306353760683186" calcext:value-type="float">
            <text:p>0,3063537607</text:p>
          </table:table-cell>
          <table:table-cell table:number-columns-repeated="1007"/>
        </table:table-row>
        <table:table-row table:style-name="ro1">
          <table:table-cell table:style-name="ce3" table:formula="of:=[.A81]+1" office:value-type="float" office:value="125" calcext:value-type="float">
            <text:p>125</text:p>
          </table:table-cell>
          <table:table-cell table:style-name="ce3" table:formula="of:=[$Redistribution_high.J78]" office:value-type="float" office:value="0.249401748753263" calcext:value-type="float">
            <text:p>0,2494017488</text:p>
          </table:table-cell>
          <table:table-cell table:style-name="ce3" table:formula="of:=[$Redistribution_high.K78]" office:value-type="float" office:value="0.288445146434797" calcext:value-type="float">
            <text:p>0,2884451464</text:p>
          </table:table-cell>
          <table:table-cell table:style-name="ce3" table:formula="of:=[$Redistribution_high.L78]" office:value-type="float" office:value="0.250683888787547" calcext:value-type="float">
            <text:p>0,2506838888</text:p>
          </table:table-cell>
          <table:table-cell table:style-name="ce3" table:formula="of:=[$Redistribution_high.M78]" office:value-type="float" office:value="0.286418831916609" calcext:value-type="float">
            <text:p>0,2864188319</text:p>
          </table:table-cell>
          <table:table-cell/>
          <table:table-cell table:style-name="ce3"/>
          <table:table-cell table:style-name="ce3" table:formula="of:=[$Redistribution_central.J78]" office:value-type="float" office:value="0.255958833791364" calcext:value-type="float">
            <text:p>0,2559588338</text:p>
          </table:table-cell>
          <table:table-cell table:style-name="ce3" table:formula="of:=[$Redistribution_central.K78]" office:value-type="float" office:value="0.310842309517518" calcext:value-type="float">
            <text:p>0,3108423095</text:p>
          </table:table-cell>
          <table:table-cell table:style-name="ce3" table:formula="of:=[$Redistribution_central.L78]" office:value-type="float" office:value="0.258895692507128" calcext:value-type="float">
            <text:p>0,2588956925</text:p>
          </table:table-cell>
          <table:table-cell table:style-name="ce3" table:formula="of:=[$Redistribution_central.M78]" office:value-type="float" office:value="0.305521682827081" calcext:value-type="float">
            <text:p>0,3055216828</text:p>
          </table:table-cell>
          <table:table-cell table:number-columns-repeated="2"/>
          <table:table-cell table:style-name="ce3" table:formula="of:=[$redistribution_low.J78]" office:value-type="float" office:value="0.258469669228714" calcext:value-type="float">
            <text:p>0,2584696692</text:p>
          </table:table-cell>
          <table:table-cell table:style-name="ce3" table:formula="of:=[$redistribution_low.K78]" office:value-type="float" office:value="0.296849391679221" calcext:value-type="float">
            <text:p>0,2968493917</text:p>
          </table:table-cell>
          <table:table-cell table:style-name="ce3" table:formula="of:=[$redistribution_low.L78]" office:value-type="float" office:value="0.260963707468023" calcext:value-type="float">
            <text:p>0,2609637075</text:p>
          </table:table-cell>
          <table:table-cell table:style-name="ce3" table:formula="of:=[$redistribution_low.M78]" office:value-type="float" office:value="0.292479358800842" calcext:value-type="float">
            <text:p>0,2924793588</text:p>
          </table:table-cell>
          <table:table-cell table:number-columns-repeated="1007"/>
        </table:table-row>
        <table:table-row table:style-name="ro1">
          <table:table-cell table:style-name="ce3" table:formula="of:=[.A82]+1" office:value-type="float" office:value="126" calcext:value-type="float">
            <text:p>126</text:p>
          </table:table-cell>
          <table:table-cell table:style-name="ce3" table:formula="of:=[$Redistribution_high.J79]" office:value-type="float" office:value="0.250927130039625" calcext:value-type="float">
            <text:p>0,25092713</text:p>
          </table:table-cell>
          <table:table-cell table:style-name="ce3" table:formula="of:=[$Redistribution_high.K79]" office:value-type="float" office:value="0.285897843969261" calcext:value-type="float">
            <text:p>0,285897844</text:p>
          </table:table-cell>
          <table:table-cell table:style-name="ce3" table:formula="of:=[$Redistribution_high.L79]" office:value-type="float" office:value="0.252063194751609" calcext:value-type="float">
            <text:p>0,2520631948</text:p>
          </table:table-cell>
          <table:table-cell table:style-name="ce3" table:formula="of:=[$Redistribution_high.M79]" office:value-type="float" office:value="0.284128018771686" calcext:value-type="float">
            <text:p>0,2841280188</text:p>
          </table:table-cell>
          <table:table-cell/>
          <table:table-cell table:style-name="ce3"/>
          <table:table-cell table:style-name="ce3" table:formula="of:=[$Redistribution_central.J79]" office:value-type="float" office:value="0.249691225341796" calcext:value-type="float">
            <text:p>0,2496912253</text:p>
          </table:table-cell>
          <table:table-cell table:style-name="ce3" table:formula="of:=[$Redistribution_central.K79]" office:value-type="float" office:value="0.299711327254801" calcext:value-type="float">
            <text:p>0,2997113273</text:p>
          </table:table-cell>
          <table:table-cell table:style-name="ce3" table:formula="of:=[$Redistribution_central.L79]" office:value-type="float" office:value="0.251605141586967" calcext:value-type="float">
            <text:p>0,2516051416</text:p>
          </table:table-cell>
          <table:table-cell table:style-name="ce3" table:formula="of:=[$Redistribution_central.M79]" office:value-type="float" office:value="0.296251800339957" calcext:value-type="float">
            <text:p>0,2962518003</text:p>
          </table:table-cell>
          <table:table-cell table:number-columns-repeated="2"/>
          <table:table-cell table:style-name="ce3" table:formula="of:=[$redistribution_low.J79]" office:value-type="float" office:value="0.270479291181234" calcext:value-type="float">
            <text:p>0,2704792912</text:p>
          </table:table-cell>
          <table:table-cell table:style-name="ce3" table:formula="of:=[$redistribution_low.K79]" office:value-type="float" office:value="0.311370244019491" calcext:value-type="float">
            <text:p>0,311370244</text:p>
          </table:table-cell>
          <table:table-cell table:style-name="ce3" table:formula="of:=[$redistribution_low.L79]" office:value-type="float" office:value="0.272162510062237" calcext:value-type="float">
            <text:p>0,2721625101</text:p>
          </table:table-cell>
          <table:table-cell table:style-name="ce3" table:formula="of:=[$redistribution_low.M79]" office:value-type="float" office:value="0.308467674717411" calcext:value-type="float">
            <text:p>0,3084676747</text:p>
          </table:table-cell>
          <table:table-cell table:number-columns-repeated="1007"/>
        </table:table-row>
        <table:table-row table:style-name="ro1">
          <table:table-cell table:style-name="ce3" table:formula="of:=[.A83]+1" office:value-type="float" office:value="127" calcext:value-type="float">
            <text:p>127</text:p>
          </table:table-cell>
          <table:table-cell table:style-name="ce3" table:formula="of:=[$Redistribution_high.J80]" office:value-type="float" office:value="0.254765869583691" calcext:value-type="float">
            <text:p>0,2547658696</text:p>
          </table:table-cell>
          <table:table-cell table:style-name="ce3" table:formula="of:=[$Redistribution_high.K80]" office:value-type="float" office:value="0.296592983725272" calcext:value-type="float">
            <text:p>0,2965929837</text:p>
          </table:table-cell>
          <table:table-cell table:style-name="ce3" table:formula="of:=[$Redistribution_high.L80]" office:value-type="float" office:value="0.255785593963526" calcext:value-type="float">
            <text:p>0,255785594</text:p>
          </table:table-cell>
          <table:table-cell table:style-name="ce3" table:formula="of:=[$Redistribution_high.M80]" office:value-type="float" office:value="0.294974505616782" calcext:value-type="float">
            <text:p>0,2949745056</text:p>
          </table:table-cell>
          <table:table-cell/>
          <table:table-cell table:style-name="ce3"/>
          <table:table-cell table:style-name="ce3" table:formula="of:=[$Redistribution_central.J80]" office:value-type="float" office:value="0.259268592746614" calcext:value-type="float">
            <text:p>0,2592685927</text:p>
          </table:table-cell>
          <table:table-cell table:style-name="ce3" table:formula="of:=[$Redistribution_central.K80]" office:value-type="float" office:value="0.309640514139319" calcext:value-type="float">
            <text:p>0,3096405141</text:p>
          </table:table-cell>
          <table:table-cell table:style-name="ce3" table:formula="of:=[$Redistribution_central.L80]" office:value-type="float" office:value="0.261047823137088" calcext:value-type="float">
            <text:p>0,2610478231</text:p>
          </table:table-cell>
          <table:table-cell table:style-name="ce3" table:formula="of:=[$Redistribution_central.M80]" office:value-type="float" office:value="0.306428949462038" calcext:value-type="float">
            <text:p>0,3064289495</text:p>
          </table:table-cell>
          <table:table-cell table:number-columns-repeated="2"/>
          <table:table-cell table:style-name="ce3" table:formula="of:=[$redistribution_low.J80]" office:value-type="float" office:value="0.272592765288511" calcext:value-type="float">
            <text:p>0,2725927653</text:p>
          </table:table-cell>
          <table:table-cell table:style-name="ce3" table:formula="of:=[$redistribution_low.K80]" office:value-type="float" office:value="0.323179758987996" calcext:value-type="float">
            <text:p>0,323179759</text:p>
          </table:table-cell>
          <table:table-cell table:style-name="ce3" table:formula="of:=[$redistribution_low.L80]" office:value-type="float" office:value="0.273996041367265" calcext:value-type="float">
            <text:p>0,2739960414</text:p>
          </table:table-cell>
          <table:table-cell table:style-name="ce3" table:formula="of:=[$redistribution_low.M80]" office:value-type="float" office:value="0.320679209776289" calcext:value-type="float">
            <text:p>0,3206792098</text:p>
          </table:table-cell>
          <table:table-cell table:number-columns-repeated="1007"/>
        </table:table-row>
        <table:table-row table:style-name="ro1">
          <table:table-cell table:style-name="ce3" table:formula="of:=[.A84]+1" office:value-type="float" office:value="128" calcext:value-type="float">
            <text:p>128</text:p>
          </table:table-cell>
          <table:table-cell table:style-name="ce3" table:formula="of:=[$Redistribution_high.J81]" office:value-type="float" office:value="0.253997065694049" calcext:value-type="float">
            <text:p>0,2539970657</text:p>
          </table:table-cell>
          <table:table-cell table:style-name="ce3" table:formula="of:=[$Redistribution_high.K81]" office:value-type="float" office:value="0.294072254816877" calcext:value-type="float">
            <text:p>0,2940722548</text:p>
          </table:table-cell>
          <table:table-cell table:style-name="ce3" table:formula="of:=[$Redistribution_high.L81]" office:value-type="float" office:value="0.254969024148222" calcext:value-type="float">
            <text:p>0,2549690241</text:p>
          </table:table-cell>
          <table:table-cell table:style-name="ce3" table:formula="of:=[$Redistribution_high.M81]" office:value-type="float" office:value="0.29252891688318" calcext:value-type="float">
            <text:p>0,2925289169</text:p>
          </table:table-cell>
          <table:table-cell/>
          <table:table-cell table:style-name="ce3"/>
          <table:table-cell table:style-name="ce3" table:formula="of:=[$Redistribution_central.J81]" office:value-type="float" office:value="0.261722901413536" calcext:value-type="float">
            <text:p>0,2617229014</text:p>
          </table:table-cell>
          <table:table-cell table:style-name="ce3" table:formula="of:=[$Redistribution_central.K81]" office:value-type="float" office:value="0.315292878239627" calcext:value-type="float">
            <text:p>0,3152928782</text:p>
          </table:table-cell>
          <table:table-cell table:style-name="ce3" table:formula="of:=[$Redistribution_central.L81]" office:value-type="float" office:value="0.263443811080499" calcext:value-type="float">
            <text:p>0,2634438111</text:p>
          </table:table-cell>
          <table:table-cell table:style-name="ce3" table:formula="of:=[$Redistribution_central.M81]" office:value-type="float" office:value="0.312169134454866" calcext:value-type="float">
            <text:p>0,3121691345</text:p>
          </table:table-cell>
          <table:table-cell table:number-columns-repeated="2"/>
          <table:table-cell table:style-name="ce3" table:formula="of:=[$redistribution_low.J81]" office:value-type="float" office:value="0.273330070690244" calcext:value-type="float">
            <text:p>0,2733300707</text:p>
          </table:table-cell>
          <table:table-cell table:style-name="ce3" table:formula="of:=[$redistribution_low.K81]" office:value-type="float" office:value="0.320293461441739" calcext:value-type="float">
            <text:p>0,3202934614</text:p>
          </table:table-cell>
          <table:table-cell table:style-name="ce3" table:formula="of:=[$redistribution_low.L81]" office:value-type="float" office:value="0.274232241816317" calcext:value-type="float">
            <text:p>0,2742322418</text:p>
          </table:table-cell>
          <table:table-cell table:style-name="ce3" table:formula="of:=[$redistribution_low.M81]" office:value-type="float" office:value="0.318682650250893" calcext:value-type="float">
            <text:p>0,3186826503</text:p>
          </table:table-cell>
          <table:table-cell table:number-columns-repeated="1007"/>
        </table:table-row>
        <table:table-row table:style-name="ro1">
          <table:table-cell table:style-name="ce3" table:formula="of:=[.A85]+1" office:value-type="float" office:value="129" calcext:value-type="float">
            <text:p>129</text:p>
          </table:table-cell>
          <table:table-cell table:style-name="ce3" table:formula="of:=[$Redistribution_high.J82]" office:value-type="float" office:value="0.25188480671646" calcext:value-type="float">
            <text:p>0,2518848067</text:p>
          </table:table-cell>
          <table:table-cell table:style-name="ce3" table:formula="of:=[$Redistribution_high.K82]" office:value-type="float" office:value="0.295796872024596" calcext:value-type="float">
            <text:p>0,295796872</text:p>
          </table:table-cell>
          <table:table-cell table:style-name="ce3" table:formula="of:=[$Redistribution_high.L82]" office:value-type="float" office:value="0.253308071423243" calcext:value-type="float">
            <text:p>0,2533080714</text:p>
          </table:table-cell>
          <table:table-cell table:style-name="ce3" table:formula="of:=[$Redistribution_high.M82]" office:value-type="float" office:value="0.293499751281563" calcext:value-type="float">
            <text:p>0,2934997513</text:p>
          </table:table-cell>
          <table:table-cell/>
          <table:table-cell table:style-name="ce3"/>
          <table:table-cell table:style-name="ce3" table:formula="of:=[$Redistribution_central.J82]" office:value-type="float" office:value="0.257839481297784" calcext:value-type="float">
            <text:p>0,2578394813</text:p>
          </table:table-cell>
          <table:table-cell table:style-name="ce3" table:formula="of:=[$Redistribution_central.K82]" office:value-type="float" office:value="0.307635073414563" calcext:value-type="float">
            <text:p>0,3076350734</text:p>
          </table:table-cell>
          <table:table-cell table:style-name="ce3" table:formula="of:=[$Redistribution_central.L82]" office:value-type="float" office:value="0.259740357683801" calcext:value-type="float">
            <text:p>0,2597403577</text:p>
          </table:table-cell>
          <table:table-cell table:style-name="ce3" table:formula="of:=[$Redistribution_central.M82]" office:value-type="float" office:value="0.304199205098721" calcext:value-type="float">
            <text:p>0,3041992051</text:p>
          </table:table-cell>
          <table:table-cell table:number-columns-repeated="2"/>
          <table:table-cell table:style-name="ce3" table:formula="of:=[$redistribution_low.J82]" office:value-type="float" office:value="0.280754155899939" calcext:value-type="float">
            <text:p>0,2807541559</text:p>
          </table:table-cell>
          <table:table-cell table:style-name="ce3" table:formula="of:=[$redistribution_low.K82]" office:value-type="float" office:value="0.328874285744071" calcext:value-type="float">
            <text:p>0,3288742857</text:p>
          </table:table-cell>
          <table:table-cell table:style-name="ce3" table:formula="of:=[$redistribution_low.L82]" office:value-type="float" office:value="0.282328831662925" calcext:value-type="float">
            <text:p>0,2823288317</text:p>
          </table:table-cell>
          <table:table-cell table:style-name="ce3" table:formula="of:=[$redistribution_low.M82]" office:value-type="float" office:value="0.32602894237875" calcext:value-type="float">
            <text:p>0,3260289424</text:p>
          </table:table-cell>
          <table:table-cell table:number-columns-repeated="1007"/>
        </table:table-row>
        <table:table-row table:style-name="ro1">
          <table:table-cell table:style-name="ce3" table:formula="of:=[.A86]+1" office:value-type="float" office:value="130" calcext:value-type="float">
            <text:p>130</text:p>
          </table:table-cell>
          <table:table-cell table:style-name="ce3" table:formula="of:=[$Redistribution_high.J83]" office:value-type="float" office:value="0.25077655573874" calcext:value-type="float">
            <text:p>0,2507765557</text:p>
          </table:table-cell>
          <table:table-cell table:style-name="ce3" table:formula="of:=[$Redistribution_high.K83]" office:value-type="float" office:value="0.299144374579854" calcext:value-type="float">
            <text:p>0,2991443746</text:p>
          </table:table-cell>
          <table:table-cell table:style-name="ce3" table:formula="of:=[$Redistribution_high.L83]" office:value-type="float" office:value="0.251730847974508" calcext:value-type="float">
            <text:p>0,251730848</text:p>
          </table:table-cell>
          <table:table-cell table:style-name="ce3" table:formula="of:=[$Redistribution_high.M83]" office:value-type="float" office:value="0.297568341188046" calcext:value-type="float">
            <text:p>0,2975683412</text:p>
          </table:table-cell>
          <table:table-cell/>
          <table:table-cell table:style-name="ce3"/>
          <table:table-cell table:style-name="ce3" table:formula="of:=[$Redistribution_central.J83]" office:value-type="float" office:value="0.253131869023413" calcext:value-type="float">
            <text:p>0,253131869</text:p>
          </table:table-cell>
          <table:table-cell table:style-name="ce3" table:formula="of:=[$Redistribution_central.K83]" office:value-type="float" office:value="0.301326415897235" calcext:value-type="float">
            <text:p>0,3013264159</text:p>
          </table:table-cell>
          <table:table-cell table:style-name="ce3" table:formula="of:=[$Redistribution_central.L83]" office:value-type="float" office:value="0.254746333109317" calcext:value-type="float">
            <text:p>0,2547463331</text:p>
          </table:table-cell>
          <table:table-cell table:style-name="ce3" table:formula="of:=[$Redistribution_central.M83]" office:value-type="float" office:value="0.298389788438701" calcext:value-type="float">
            <text:p>0,2983897884</text:p>
          </table:table-cell>
          <table:table-cell table:number-columns-repeated="2"/>
          <table:table-cell table:style-name="ce3" table:formula="of:=[$redistribution_low.J83]" office:value-type="float" office:value="0.282733042778508" calcext:value-type="float">
            <text:p>0,2827330428</text:p>
          </table:table-cell>
          <table:table-cell table:style-name="ce3" table:formula="of:=[$redistribution_low.K83]" office:value-type="float" office:value="0.336203942195103" calcext:value-type="float">
            <text:p>0,3362039422</text:p>
          </table:table-cell>
          <table:table-cell table:style-name="ce3" table:formula="of:=[$redistribution_low.L83]" office:value-type="float" office:value="0.283810660733705" calcext:value-type="float">
            <text:p>0,2838106607</text:p>
          </table:table-cell>
          <table:table-cell table:style-name="ce3" table:formula="of:=[$redistribution_low.M83]" office:value-type="float" office:value="0.334208388080602" calcext:value-type="float">
            <text:p>0,3342083881</text:p>
          </table:table-cell>
          <table:table-cell table:number-columns-repeated="1007"/>
        </table:table-row>
        <table:table-row table:style-name="ro1">
          <table:table-cell table:style-name="ce3" table:formula="of:=[.A87]+1" office:value-type="float" office:value="131" calcext:value-type="float">
            <text:p>131</text:p>
          </table:table-cell>
          <table:table-cell table:style-name="ce3" table:formula="of:=[$Redistribution_high.J84]" office:value-type="float" office:value="0.253667679391786" calcext:value-type="float">
            <text:p>0,2536676794</text:p>
          </table:table-cell>
          <table:table-cell table:style-name="ce3" table:formula="of:=[$Redistribution_high.K84]" office:value-type="float" office:value="0.296602046328641" calcext:value-type="float">
            <text:p>0,2966020463</text:p>
          </table:table-cell>
          <table:table-cell table:style-name="ce3" table:formula="of:=[$Redistribution_high.L84]" office:value-type="float" office:value="0.254579862453263" calcext:value-type="float">
            <text:p>0,2545798625</text:p>
          </table:table-cell>
          <table:table-cell table:style-name="ce3" table:formula="of:=[$Redistribution_high.M84]" office:value-type="float" office:value="0.295131207473522" calcext:value-type="float">
            <text:p>0,2951312075</text:p>
          </table:table-cell>
          <table:table-cell/>
          <table:table-cell table:style-name="ce3"/>
          <table:table-cell table:style-name="ce3" table:formula="of:=[$Redistribution_central.J84]" office:value-type="float" office:value="0.255187358490332" calcext:value-type="float">
            <text:p>0,2551873585</text:p>
          </table:table-cell>
          <table:table-cell table:style-name="ce3" table:formula="of:=[$Redistribution_central.K84]" office:value-type="float" office:value="0.305813120068368" calcext:value-type="float">
            <text:p>0,3058131201</text:p>
          </table:table-cell>
          <table:table-cell table:style-name="ce3" table:formula="of:=[$Redistribution_central.L84]" office:value-type="float" office:value="0.257207781716186" calcext:value-type="float">
            <text:p>0,2572077817</text:p>
          </table:table-cell>
          <table:table-cell table:style-name="ce3" table:formula="of:=[$Redistribution_central.M84]" office:value-type="float" office:value="0.3020659072062" calcext:value-type="float">
            <text:p>0,3020659072</text:p>
          </table:table-cell>
          <table:table-cell table:number-columns-repeated="2"/>
          <table:table-cell table:style-name="ce3" table:formula="of:=[$redistribution_low.J84]" office:value-type="float" office:value="0.272787882541753" calcext:value-type="float">
            <text:p>0,2727878825</text:p>
          </table:table-cell>
          <table:table-cell table:style-name="ce3" table:formula="of:=[$redistribution_low.K84]" office:value-type="float" office:value="0.317124988427538" calcext:value-type="float">
            <text:p>0,3171249884</text:p>
          </table:table-cell>
          <table:table-cell table:style-name="ce3" table:formula="of:=[$redistribution_low.L84]" office:value-type="float" office:value="0.273580158837539" calcext:value-type="float">
            <text:p>0,2735801588</text:p>
          </table:table-cell>
          <table:table-cell table:style-name="ce3" table:formula="of:=[$redistribution_low.M84]" office:value-type="float" office:value="0.315703606435864" calcext:value-type="float">
            <text:p>0,3157036064</text:p>
          </table:table-cell>
          <table:table-cell table:number-columns-repeated="1007"/>
        </table:table-row>
        <table:table-row table:style-name="ro1">
          <table:table-cell table:style-name="ce3" table:formula="of:=[.A88]+1" office:value-type="float" office:value="132" calcext:value-type="float">
            <text:p>132</text:p>
          </table:table-cell>
          <table:table-cell table:style-name="ce3" table:formula="of:=[$Redistribution_high.J85]" office:value-type="float" office:value="0.267408152060217" calcext:value-type="float">
            <text:p>0,2674081521</text:p>
          </table:table-cell>
          <table:table-cell table:style-name="ce3" table:formula="of:=[$Redistribution_high.K85]" office:value-type="float" office:value="0.324772158805204" calcext:value-type="float">
            <text:p>0,3247721588</text:p>
          </table:table-cell>
          <table:table-cell table:style-name="ce3" table:formula="of:=[$Redistribution_high.L85]" office:value-type="float" office:value="0.268519326929091" calcext:value-type="float">
            <text:p>0,2685193269</text:p>
          </table:table-cell>
          <table:table-cell table:style-name="ce3" table:formula="of:=[$Redistribution_high.M85]" office:value-type="float" office:value="0.322924020901599" calcext:value-type="float">
            <text:p>0,3229240209</text:p>
          </table:table-cell>
          <table:table-cell/>
          <table:table-cell table:style-name="ce3"/>
          <table:table-cell table:style-name="ce3" table:formula="of:=[$Redistribution_central.J85]" office:value-type="float" office:value="0.257005667260768" calcext:value-type="float">
            <text:p>0,2570056673</text:p>
          </table:table-cell>
          <table:table-cell table:style-name="ce3" table:formula="of:=[$Redistribution_central.K85]" office:value-type="float" office:value="0.309700891261127" calcext:value-type="float">
            <text:p>0,3097008913</text:p>
          </table:table-cell>
          <table:table-cell table:style-name="ce3" table:formula="of:=[$Redistribution_central.L85]" office:value-type="float" office:value="0.258626335628486" calcext:value-type="float">
            <text:p>0,2586263356</text:p>
          </table:table-cell>
          <table:table-cell table:style-name="ce3" table:formula="of:=[$Redistribution_central.M85]" office:value-type="float" office:value="0.306632602128256" calcext:value-type="float">
            <text:p>0,3066326021</text:p>
          </table:table-cell>
          <table:table-cell table:number-columns-repeated="2"/>
          <table:table-cell table:style-name="ce3" table:formula="of:=[$redistribution_low.J85]" office:value-type="float" office:value="0.274384138332869" calcext:value-type="float">
            <text:p>0,2743841383</text:p>
          </table:table-cell>
          <table:table-cell table:style-name="ce3" table:formula="of:=[$redistribution_low.K85]" office:value-type="float" office:value="0.323420440154635" calcext:value-type="float">
            <text:p>0,3234204402</text:p>
          </table:table-cell>
          <table:table-cell table:style-name="ce3" table:formula="of:=[$redistribution_low.L85]" office:value-type="float" office:value="0.275187123342042" calcext:value-type="float">
            <text:p>0,2751871233</text:p>
          </table:table-cell>
          <table:table-cell table:style-name="ce3" table:formula="of:=[$redistribution_low.M85]" office:value-type="float" office:value="0.321974511786644" calcext:value-type="float">
            <text:p>0,3219745118</text:p>
          </table:table-cell>
          <table:table-cell table:number-columns-repeated="1007"/>
        </table:table-row>
        <table:table-row table:style-name="ro1">
          <table:table-cell table:style-name="ce3" table:formula="of:=[.A89]+1" office:value-type="float" office:value="133" calcext:value-type="float">
            <text:p>133</text:p>
          </table:table-cell>
          <table:table-cell table:style-name="ce3" table:formula="of:=[$Redistribution_high.J86]" office:value-type="float" office:value="0.267590636207358" calcext:value-type="float">
            <text:p>0,2675906362</text:p>
          </table:table-cell>
          <table:table-cell table:style-name="ce3" table:formula="of:=[$Redistribution_high.K86]" office:value-type="float" office:value="0.326962210722006" calcext:value-type="float">
            <text:p>0,3269622107</text:p>
          </table:table-cell>
          <table:table-cell table:style-name="ce3" table:formula="of:=[$Redistribution_high.L86]" office:value-type="float" office:value="0.268963832957812" calcext:value-type="float">
            <text:p>0,268963833</text:p>
          </table:table-cell>
          <table:table-cell table:style-name="ce3" table:formula="of:=[$Redistribution_high.M86]" office:value-type="float" office:value="0.324668529722455" calcext:value-type="float">
            <text:p>0,3246685297</text:p>
          </table:table-cell>
          <table:table-cell/>
          <table:table-cell table:style-name="ce3"/>
          <table:table-cell table:style-name="ce3" table:formula="of:=[$Redistribution_central.J86]" office:value-type="float" office:value="0.251976095399733" calcext:value-type="float">
            <text:p>0,2519760954</text:p>
          </table:table-cell>
          <table:table-cell table:style-name="ce3" table:formula="of:=[$Redistribution_central.K86]" office:value-type="float" office:value="0.309979234045193" calcext:value-type="float">
            <text:p>0,309979234</text:p>
          </table:table-cell>
          <table:table-cell table:style-name="ce3" table:formula="of:=[$Redistribution_central.L86]" office:value-type="float" office:value="0.253895970945632" calcext:value-type="float">
            <text:p>0,2538959709</text:p>
          </table:table-cell>
          <table:table-cell table:style-name="ce3" table:formula="of:=[$Redistribution_central.M86]" office:value-type="float" office:value="0.306333415314166" calcext:value-type="float">
            <text:p>0,3063334153</text:p>
          </table:table-cell>
          <table:table-cell table:number-columns-repeated="2"/>
          <table:table-cell table:style-name="ce3" table:formula="of:=[$redistribution_low.J86]" office:value-type="float" office:value="0.285932821145668" calcext:value-type="float">
            <text:p>0,2859328211</text:p>
          </table:table-cell>
          <table:table-cell table:style-name="ce3" table:formula="of:=[$redistribution_low.K86]" office:value-type="float" office:value="0.349455828168111" calcext:value-type="float">
            <text:p>0,3494558282</text:p>
          </table:table-cell>
          <table:table-cell table:style-name="ce3" table:formula="of:=[$redistribution_low.L86]" office:value-type="float" office:value="0.286915396338423" calcext:value-type="float">
            <text:p>0,2869153963</text:p>
          </table:table-cell>
          <table:table-cell table:style-name="ce3" table:formula="of:=[$redistribution_low.M86]" office:value-type="float" office:value="0.347635811943111" calcext:value-type="float">
            <text:p>0,3476358119</text:p>
          </table:table-cell>
          <table:table-cell table:number-columns-repeated="1007"/>
        </table:table-row>
        <table:table-row table:style-name="ro1">
          <table:table-cell table:style-name="ce3" table:formula="of:=[.A90]+1" office:value-type="float" office:value="134" calcext:value-type="float">
            <text:p>134</text:p>
          </table:table-cell>
          <table:table-cell table:style-name="ce3" table:formula="of:=[$Redistribution_high.J87]" office:value-type="float" office:value="0.275770717899046" calcext:value-type="float">
            <text:p>0,2757707179</text:p>
          </table:table-cell>
          <table:table-cell table:style-name="ce3" table:formula="of:=[$Redistribution_high.K87]" office:value-type="float" office:value="0.341766232270407" calcext:value-type="float">
            <text:p>0,3417662323</text:p>
          </table:table-cell>
          <table:table-cell table:style-name="ce3" table:formula="of:=[$Redistribution_high.L87]" office:value-type="float" office:value="0.276798991642108" calcext:value-type="float">
            <text:p>0,2767989916</text:p>
          </table:table-cell>
          <table:table-cell table:style-name="ce3" table:formula="of:=[$Redistribution_high.M87]" office:value-type="float" office:value="0.340017500630508" calcext:value-type="float">
            <text:p>0,3400175006</text:p>
          </table:table-cell>
          <table:table-cell/>
          <table:table-cell table:style-name="ce3"/>
          <table:table-cell table:style-name="ce3" table:formula="of:=[$Redistribution_central.J87]" office:value-type="float" office:value="0.258044942338532" calcext:value-type="float">
            <text:p>0,2580449423</text:p>
          </table:table-cell>
          <table:table-cell table:style-name="ce3" table:formula="of:=[$Redistribution_central.K87]" office:value-type="float" office:value="0.318639188482558" calcext:value-type="float">
            <text:p>0,3186391885</text:p>
          </table:table-cell>
          <table:table-cell table:style-name="ce3" table:formula="of:=[$Redistribution_central.L87]" office:value-type="float" office:value="0.259144192837502" calcext:value-type="float">
            <text:p>0,2591441928</text:p>
          </table:table-cell>
          <table:table-cell table:style-name="ce3" table:formula="of:=[$Redistribution_central.M87]" office:value-type="float" office:value="0.316510679735804" calcext:value-type="float">
            <text:p>0,3165106797</text:p>
          </table:table-cell>
          <table:table-cell table:number-columns-repeated="2"/>
          <table:table-cell table:style-name="ce3" table:formula="of:=[$redistribution_low.J87]" office:value-type="float" office:value="0.284496028003706" calcext:value-type="float">
            <text:p>0,284496028</text:p>
          </table:table-cell>
          <table:table-cell table:style-name="ce3" table:formula="of:=[$redistribution_low.K87]" office:value-type="float" office:value="0.342845170305882" calcext:value-type="float">
            <text:p>0,3428451703</text:p>
          </table:table-cell>
          <table:table-cell table:style-name="ce3" table:formula="of:=[$redistribution_low.L87]" office:value-type="float" office:value="0.285571600412651" calcext:value-type="float">
            <text:p>0,2855716004</text:p>
          </table:table-cell>
          <table:table-cell table:style-name="ce3" table:formula="of:=[$redistribution_low.M87]" office:value-type="float" office:value="0.340875866278864" calcext:value-type="float">
            <text:p>0,3408758663</text:p>
          </table:table-cell>
          <table:table-cell table:number-columns-repeated="1007"/>
        </table:table-row>
        <table:table-row table:style-name="ro1">
          <table:table-cell table:style-name="ce3" table:formula="of:=[.A91]+1" office:value-type="float" office:value="135" calcext:value-type="float">
            <text:p>135</text:p>
          </table:table-cell>
          <table:table-cell table:style-name="ce3" table:formula="of:=[$Redistribution_high.J88]" office:value-type="float" office:value="0.267950083539161" calcext:value-type="float">
            <text:p>0,2679500835</text:p>
          </table:table-cell>
          <table:table-cell table:style-name="ce3" table:formula="of:=[$Redistribution_high.K88]" office:value-type="float" office:value="0.330526882869252" calcext:value-type="float">
            <text:p>0,3305268829</text:p>
          </table:table-cell>
          <table:table-cell table:style-name="ce3" table:formula="of:=[$Redistribution_high.L88]" office:value-type="float" office:value="0.26888826094493" calcext:value-type="float">
            <text:p>0,2688882609</text:p>
          </table:table-cell>
          <table:table-cell table:style-name="ce3" table:formula="of:=[$Redistribution_high.M88]" office:value-type="float" office:value="0.328929199386387" calcext:value-type="float">
            <text:p>0,3289291994</text:p>
          </table:table-cell>
          <table:table-cell/>
          <table:table-cell table:style-name="ce3"/>
          <table:table-cell table:style-name="ce3" table:formula="of:=[$Redistribution_central.J88]" office:value-type="float" office:value="0.257969981198521" calcext:value-type="float">
            <text:p>0,2579699812</text:p>
          </table:table-cell>
          <table:table-cell table:style-name="ce3" table:formula="of:=[$Redistribution_central.K88]" office:value-type="float" office:value="0.314376343333385" calcext:value-type="float">
            <text:p>0,3143763433</text:p>
          </table:table-cell>
          <table:table-cell table:style-name="ce3" table:formula="of:=[$Redistribution_central.L88]" office:value-type="float" office:value="0.259077063864893" calcext:value-type="float">
            <text:p>0,2590770639</text:p>
          </table:table-cell>
          <table:table-cell table:style-name="ce3" table:formula="of:=[$Redistribution_central.M88]" office:value-type="float" office:value="0.312272109192675" calcext:value-type="float">
            <text:p>0,3122721092</text:p>
          </table:table-cell>
          <table:table-cell table:number-columns-repeated="2"/>
          <table:table-cell table:style-name="ce3" table:formula="of:=[$redistribution_low.J88]" office:value-type="float" office:value="0.276618421730565" calcext:value-type="float">
            <text:p>0,2766184217</text:p>
          </table:table-cell>
          <table:table-cell table:style-name="ce3" table:formula="of:=[$redistribution_low.K88]" office:value-type="float" office:value="0.33431004549065" calcext:value-type="float">
            <text:p>0,3343100455</text:p>
          </table:table-cell>
          <table:table-cell table:style-name="ce3" table:formula="of:=[$redistribution_low.L88]" office:value-type="float" office:value="0.277924968103604" calcext:value-type="float">
            <text:p>0,2779249681</text:p>
          </table:table-cell>
          <table:table-cell table:style-name="ce3" table:formula="of:=[$redistribution_low.M88]" office:value-type="float" office:value="0.331904183669496" calcext:value-type="float">
            <text:p>0,3319041837</text:p>
          </table:table-cell>
          <table:table-cell table:number-columns-repeated="1007"/>
        </table:table-row>
        <table:table-row table:style-name="ro1">
          <table:table-cell table:style-name="ce3" table:formula="of:=[.A92]+1" office:value-type="float" office:value="136" calcext:value-type="float">
            <text:p>136</text:p>
          </table:table-cell>
          <table:table-cell table:style-name="ce3" table:formula="of:=[$Redistribution_high.J89]" office:value-type="float" office:value="0.26310273022676" calcext:value-type="float">
            <text:p>0,2631027302</text:p>
          </table:table-cell>
          <table:table-cell table:style-name="ce3" table:formula="of:=[$Redistribution_high.K89]" office:value-type="float" office:value="0.327408181361739" calcext:value-type="float">
            <text:p>0,3274081814</text:p>
          </table:table-cell>
          <table:table-cell table:style-name="ce3" table:formula="of:=[$Redistribution_high.L89]" office:value-type="float" office:value="0.2638828281446" calcext:value-type="float">
            <text:p>0,2638828281</text:p>
          </table:table-cell>
          <table:table-cell table:style-name="ce3" table:formula="of:=[$Redistribution_high.M89]" office:value-type="float" office:value="0.326081200036595" calcext:value-type="float">
            <text:p>0,3260812</text:p>
          </table:table-cell>
          <table:table-cell/>
          <table:table-cell table:style-name="ce3"/>
          <table:table-cell table:style-name="ce3" table:formula="of:=[$Redistribution_central.J89]" office:value-type="float" office:value="0.269600195693071" calcext:value-type="float">
            <text:p>0,2696001957</text:p>
          </table:table-cell>
          <table:table-cell table:style-name="ce3" table:formula="of:=[$Redistribution_central.K89]" office:value-type="float" office:value="0.332647854146619" calcext:value-type="float">
            <text:p>0,3326478541</text:p>
          </table:table-cell>
          <table:table-cell table:style-name="ce3" table:formula="of:=[$Redistribution_central.L89]" office:value-type="float" office:value="0.27060973332911" calcext:value-type="float">
            <text:p>0,2706097333</text:p>
          </table:table-cell>
          <table:table-cell table:style-name="ce3" table:formula="of:=[$Redistribution_central.M89]" office:value-type="float" office:value="0.330663411255877" calcext:value-type="float">
            <text:p>0,3306634113</text:p>
          </table:table-cell>
          <table:table-cell table:number-columns-repeated="2"/>
          <table:table-cell table:style-name="ce3" table:formula="of:=[$redistribution_low.J89]" office:value-type="float" office:value="0.27597627296482" calcext:value-type="float">
            <text:p>0,275976273</text:p>
          </table:table-cell>
          <table:table-cell table:style-name="ce3" table:formula="of:=[$redistribution_low.K89]" office:value-type="float" office:value="0.332491715636486" calcext:value-type="float">
            <text:p>0,3324917156</text:p>
          </table:table-cell>
          <table:table-cell table:style-name="ce3" table:formula="of:=[$redistribution_low.L89]" office:value-type="float" office:value="0.277070407668834" calcext:value-type="float">
            <text:p>0,2770704077</text:p>
          </table:table-cell>
          <table:table-cell table:style-name="ce3" table:formula="of:=[$redistribution_low.M89]" office:value-type="float" office:value="0.33045195173752" calcext:value-type="float">
            <text:p>0,3304519517</text:p>
          </table:table-cell>
          <table:table-cell table:number-columns-repeated="1007"/>
        </table:table-row>
        <table:table-row table:style-name="ro1">
          <table:table-cell table:style-name="ce3" table:formula="of:=[.A93]+1" office:value-type="float" office:value="137" calcext:value-type="float">
            <text:p>137</text:p>
          </table:table-cell>
          <table:table-cell table:style-name="ce3" table:formula="of:=[$Redistribution_high.J90]" office:value-type="float" office:value="0.255546174986776" calcext:value-type="float">
            <text:p>0,255546175</text:p>
          </table:table-cell>
          <table:table-cell table:style-name="ce3" table:formula="of:=[$Redistribution_high.K90]" office:value-type="float" office:value="0.313895703752436" calcext:value-type="float">
            <text:p>0,3138957038</text:p>
          </table:table-cell>
          <table:table-cell table:style-name="ce3" table:formula="of:=[$Redistribution_high.L90]" office:value-type="float" office:value="0.256617388623188" calcext:value-type="float">
            <text:p>0,2566173886</text:p>
          </table:table-cell>
          <table:table-cell table:style-name="ce3" table:formula="of:=[$Redistribution_high.M90]" office:value-type="float" office:value="0.312054613356139" calcext:value-type="float">
            <text:p>0,3120546134</text:p>
          </table:table-cell>
          <table:table-cell/>
          <table:table-cell table:style-name="ce3"/>
          <table:table-cell table:style-name="ce3" table:formula="of:=[$Redistribution_central.J90]" office:value-type="float" office:value="0.267407678445488" calcext:value-type="float">
            <text:p>0,2674076784</text:p>
          </table:table-cell>
          <table:table-cell table:style-name="ce3" table:formula="of:=[$Redistribution_central.K90]" office:value-type="float" office:value="0.336159691004444" calcext:value-type="float">
            <text:p>0,336159691</text:p>
          </table:table-cell>
          <table:table-cell table:style-name="ce3" table:formula="of:=[$Redistribution_central.L90]" office:value-type="float" office:value="0.268591968126589" calcext:value-type="float">
            <text:p>0,2685919681</text:p>
          </table:table-cell>
          <table:table-cell table:style-name="ce3" table:formula="of:=[$Redistribution_central.M90]" office:value-type="float" office:value="0.333801265727194" calcext:value-type="float">
            <text:p>0,3338012657</text:p>
          </table:table-cell>
          <table:table-cell table:number-columns-repeated="2"/>
          <table:table-cell table:style-name="ce3" table:formula="of:=[$redistribution_low.J90]" office:value-type="float" office:value="0.270786427510258" calcext:value-type="float">
            <text:p>0,2707864275</text:p>
          </table:table-cell>
          <table:table-cell table:style-name="ce3" table:formula="of:=[$redistribution_low.K90]" office:value-type="float" office:value="0.315651149083336" calcext:value-type="float">
            <text:p>0,3156511491</text:p>
          </table:table-cell>
          <table:table-cell table:style-name="ce3" table:formula="of:=[$redistribution_low.L90]" office:value-type="float" office:value="0.272145646396371" calcext:value-type="float">
            <text:p>0,2721456464</text:p>
          </table:table-cell>
          <table:table-cell table:style-name="ce3" table:formula="of:=[$redistribution_low.M90]" office:value-type="float" office:value="0.313181734805116" calcext:value-type="float">
            <text:p>0,3131817348</text:p>
          </table:table-cell>
          <table:table-cell table:number-columns-repeated="1007"/>
        </table:table-row>
        <table:table-row table:style-name="ro1">
          <table:table-cell table:style-name="ce3" table:formula="of:=[.A94]+1" office:value-type="float" office:value="138" calcext:value-type="float">
            <text:p>138</text:p>
          </table:table-cell>
          <table:table-cell table:style-name="ce3" table:formula="of:=[$Redistribution_high.J91]" office:value-type="float" office:value="0.261801916100988" calcext:value-type="float">
            <text:p>0,2618019161</text:p>
          </table:table-cell>
          <table:table-cell table:style-name="ce3" table:formula="of:=[$Redistribution_high.K91]" office:value-type="float" office:value="0.333073728362128" calcext:value-type="float">
            <text:p>0,3330737284</text:p>
          </table:table-cell>
          <table:table-cell table:style-name="ce3" table:formula="of:=[$Redistribution_high.L91]" office:value-type="float" office:value="0.262566357182139" calcext:value-type="float">
            <text:p>0,2625663572</text:p>
          </table:table-cell>
          <table:table-cell table:style-name="ce3" table:formula="of:=[$Redistribution_high.M91]" office:value-type="float" office:value="0.33170901109903" calcext:value-type="float">
            <text:p>0,3317090111</text:p>
          </table:table-cell>
          <table:table-cell/>
          <table:table-cell table:style-name="ce3"/>
          <table:table-cell table:style-name="ce3" table:formula="of:=[$Redistribution_central.J91]" office:value-type="float" office:value="0.269096557586793" calcext:value-type="float">
            <text:p>0,2690965576</text:p>
          </table:table-cell>
          <table:table-cell table:style-name="ce3" table:formula="of:=[$Redistribution_central.K91]" office:value-type="float" office:value="0.341298835986113" calcext:value-type="float">
            <text:p>0,341298836</text:p>
          </table:table-cell>
          <table:table-cell table:style-name="ce3" table:formula="of:=[$Redistribution_central.L91]" office:value-type="float" office:value="0.270185798372963" calcext:value-type="float">
            <text:p>0,2701857984</text:p>
          </table:table-cell>
          <table:table-cell table:style-name="ce3" table:formula="of:=[$Redistribution_central.M91]" office:value-type="float" office:value="0.33906930837217" calcext:value-type="float">
            <text:p>0,3390693084</text:p>
          </table:table-cell>
          <table:table-cell table:number-columns-repeated="2"/>
          <table:table-cell table:style-name="ce3" table:formula="of:=[$redistribution_low.J91]" office:value-type="float" office:value="0.282365883431617" calcext:value-type="float">
            <text:p>0,2823658834</text:p>
          </table:table-cell>
          <table:table-cell table:style-name="ce3" table:formula="of:=[$redistribution_low.K91]" office:value-type="float" office:value="0.341473764642692" calcext:value-type="float">
            <text:p>0,3414737646</text:p>
          </table:table-cell>
          <table:table-cell table:style-name="ce3" table:formula="of:=[$redistribution_low.L91]" office:value-type="float" office:value="0.283255748659628" calcext:value-type="float">
            <text:p>0,2832557487</text:p>
          </table:table-cell>
          <table:table-cell table:style-name="ce3" table:formula="of:=[$redistribution_low.M91]" office:value-type="float" office:value="0.339782854805641" calcext:value-type="float">
            <text:p>0,3397828548</text:p>
          </table:table-cell>
          <table:table-cell table:number-columns-repeated="1007"/>
        </table:table-row>
        <table:table-row table:style-name="ro1">
          <table:table-cell table:style-name="ce3" table:formula="of:=[.A95]+1" office:value-type="float" office:value="139" calcext:value-type="float">
            <text:p>139</text:p>
          </table:table-cell>
          <table:table-cell table:style-name="ce3" table:formula="of:=[$Redistribution_high.J92]" office:value-type="float" office:value="0.264911294284066" calcext:value-type="float">
            <text:p>0,2649112943</text:p>
          </table:table-cell>
          <table:table-cell table:style-name="ce3" table:formula="of:=[$Redistribution_high.K92]" office:value-type="float" office:value="0.334410319525896" calcext:value-type="float">
            <text:p>0,3344103195</text:p>
          </table:table-cell>
          <table:table-cell table:style-name="ce3" table:formula="of:=[$Redistribution_high.L92]" office:value-type="float" office:value="0.265544676334652" calcext:value-type="float">
            <text:p>0,2655446763</text:p>
          </table:table-cell>
          <table:table-cell table:style-name="ce3" table:formula="of:=[$Redistribution_high.M92]" office:value-type="float" office:value="0.333295179119227" calcext:value-type="float">
            <text:p>0,3332951791</text:p>
          </table:table-cell>
          <table:table-cell/>
          <table:table-cell table:style-name="ce3"/>
          <table:table-cell table:style-name="ce3" table:formula="of:=[$Redistribution_central.J92]" office:value-type="float" office:value="0.279206245087688" calcext:value-type="float">
            <text:p>0,2792062451</text:p>
          </table:table-cell>
          <table:table-cell table:style-name="ce3" table:formula="of:=[$Redistribution_central.K92]" office:value-type="float" office:value="0.364776010112228" calcext:value-type="float">
            <text:p>0,3647760101</text:p>
          </table:table-cell>
          <table:table-cell table:style-name="ce3" table:formula="of:=[$Redistribution_central.L92]" office:value-type="float" office:value="0.281063986528142" calcext:value-type="float">
            <text:p>0,2810639865</text:p>
          </table:table-cell>
          <table:table-cell table:style-name="ce3" table:formula="of:=[$Redistribution_central.M92]" office:value-type="float" office:value="0.36081733146929" calcext:value-type="float">
            <text:p>0,3608173315</text:p>
          </table:table-cell>
          <table:table-cell table:number-columns-repeated="2"/>
          <table:table-cell table:style-name="ce3" table:formula="of:=[$redistribution_low.J92]" office:value-type="float" office:value="0.274835817521942" calcext:value-type="float">
            <text:p>0,2748358175</text:p>
          </table:table-cell>
          <table:table-cell table:style-name="ce3" table:formula="of:=[$redistribution_low.K92]" office:value-type="float" office:value="0.325122694630132" calcext:value-type="float">
            <text:p>0,3251226946</text:p>
          </table:table-cell>
          <table:table-cell table:style-name="ce3" table:formula="of:=[$redistribution_low.L92]" office:value-type="float" office:value="0.276011917017197" calcext:value-type="float">
            <text:p>0,276011917</text:p>
          </table:table-cell>
          <table:table-cell table:style-name="ce3" table:formula="of:=[$redistribution_low.M92]" office:value-type="float" office:value="0.322947938203367" calcext:value-type="float">
            <text:p>0,3229479382</text:p>
          </table:table-cell>
          <table:table-cell table:number-columns-repeated="1007"/>
        </table:table-row>
        <table:table-row table:style-name="ro1">
          <table:table-cell table:style-name="ce3" table:formula="of:=[.A96]+1" office:value-type="float" office:value="140" calcext:value-type="float">
            <text:p>140</text:p>
          </table:table-cell>
          <table:table-cell table:style-name="ce3" table:formula="of:=[$Redistribution_high.J93]" office:value-type="float" office:value="0.253912661511707" calcext:value-type="float">
            <text:p>0,2539126615</text:p>
          </table:table-cell>
          <table:table-cell table:style-name="ce3" table:formula="of:=[$Redistribution_high.K93]" office:value-type="float" office:value="0.313034117215162" calcext:value-type="float">
            <text:p>0,3130341172</text:p>
          </table:table-cell>
          <table:table-cell table:style-name="ce3" table:formula="of:=[$Redistribution_high.L93]" office:value-type="float" office:value="0.254811349392178" calcext:value-type="float">
            <text:p>0,2548113494</text:p>
          </table:table-cell>
          <table:table-cell table:style-name="ce3" table:formula="of:=[$Redistribution_high.M93]" office:value-type="float" office:value="0.311456080508313" calcext:value-type="float">
            <text:p>0,3114560805</text:p>
          </table:table-cell>
          <table:table-cell/>
          <table:table-cell table:style-name="ce3"/>
          <table:table-cell table:style-name="ce3" table:formula="of:=[$Redistribution_central.J93]" office:value-type="float" office:value="0.256341990129074" calcext:value-type="float">
            <text:p>0,2563419901</text:p>
          </table:table-cell>
          <table:table-cell table:style-name="ce3" table:formula="of:=[$Redistribution_central.K93]" office:value-type="float" office:value="0.329021289737286" calcext:value-type="float">
            <text:p>0,3290212897</text:p>
          </table:table-cell>
          <table:table-cell table:style-name="ce3" table:formula="of:=[$Redistribution_central.L93]" office:value-type="float" office:value="0.258478192538591" calcext:value-type="float">
            <text:p>0,2584781925</text:p>
          </table:table-cell>
          <table:table-cell table:style-name="ce3" table:formula="of:=[$Redistribution_central.M93]" office:value-type="float" office:value="0.324561268576215" calcext:value-type="float">
            <text:p>0,3245612686</text:p>
          </table:table-cell>
          <table:table-cell table:number-columns-repeated="2"/>
          <table:table-cell table:style-name="ce3" table:formula="of:=[$redistribution_low.J93]" office:value-type="float" office:value="0.278503295633898" calcext:value-type="float">
            <text:p>0,2785032956</text:p>
          </table:table-cell>
          <table:table-cell table:style-name="ce3" table:formula="of:=[$redistribution_low.K93]" office:value-type="float" office:value="0.324469647985205" calcext:value-type="float">
            <text:p>0,324469648</text:p>
          </table:table-cell>
          <table:table-cell table:style-name="ce3" table:formula="of:=[$redistribution_low.L93]" office:value-type="float" office:value="0.27904678538429" calcext:value-type="float">
            <text:p>0,2790467854</text:p>
          </table:table-cell>
          <table:table-cell table:style-name="ce3" table:formula="of:=[$redistribution_low.M93]" office:value-type="float" office:value="0.323466356864296" calcext:value-type="float">
            <text:p>0,3234663569</text:p>
          </table:table-cell>
          <table:table-cell table:number-columns-repeated="1007"/>
        </table:table-row>
        <table:table-row table:style-name="ro1">
          <table:table-cell table:style-name="ce3" table:formula="of:=[.A97]+1" office:value-type="float" office:value="141" calcext:value-type="float">
            <text:p>141</text:p>
          </table:table-cell>
          <table:table-cell table:style-name="ce3" table:formula="of:=[$Redistribution_high.J94]" office:value-type="float" office:value="0.25182778312421" calcext:value-type="float">
            <text:p>0,2518277831</text:p>
          </table:table-cell>
          <table:table-cell table:style-name="ce3" table:formula="of:=[$Redistribution_high.K94]" office:value-type="float" office:value="0.307664071684944" calcext:value-type="float">
            <text:p>0,3076640717</text:p>
          </table:table-cell>
          <table:table-cell table:style-name="ce3" table:formula="of:=[$Redistribution_high.L94]" office:value-type="float" office:value="0.252970381045123" calcext:value-type="float">
            <text:p>0,252970381</text:p>
          </table:table-cell>
          <table:table-cell table:style-name="ce3" table:formula="of:=[$Redistribution_high.M94]" office:value-type="float" office:value="0.305683240156793" calcext:value-type="float">
            <text:p>0,3056832402</text:p>
          </table:table-cell>
          <table:table-cell/>
          <table:table-cell table:style-name="ce3"/>
          <table:table-cell table:style-name="ce3" table:formula="of:=[$Redistribution_central.J94]" office:value-type="float" office:value="0.263945606646212" calcext:value-type="float">
            <text:p>0,2639456066</text:p>
          </table:table-cell>
          <table:table-cell table:style-name="ce3" table:formula="of:=[$Redistribution_central.K94]" office:value-type="float" office:value="0.336432402272317" calcext:value-type="float">
            <text:p>0,3364324023</text:p>
          </table:table-cell>
          <table:table-cell table:style-name="ce3" table:formula="of:=[$Redistribution_central.L94]" office:value-type="float" office:value="0.266203621247068" calcext:value-type="float">
            <text:p>0,2662036212</text:p>
          </table:table-cell>
          <table:table-cell table:style-name="ce3" table:formula="of:=[$Redistribution_central.M94]" office:value-type="float" office:value="0.331831051626035" calcext:value-type="float">
            <text:p>0,3318310516</text:p>
          </table:table-cell>
          <table:table-cell table:number-columns-repeated="2"/>
          <table:table-cell table:style-name="ce3" table:formula="of:=[$redistribution_low.J94]" office:value-type="float" office:value="0.274008815366739" calcext:value-type="float">
            <text:p>0,2740088154</text:p>
          </table:table-cell>
          <table:table-cell table:style-name="ce3" table:formula="of:=[$redistribution_low.K94]" office:value-type="float" office:value="0.316193193770834" calcext:value-type="float">
            <text:p>0,3161931938</text:p>
          </table:table-cell>
          <table:table-cell table:style-name="ce3" table:formula="of:=[$redistribution_low.L94]" office:value-type="float" office:value="0.274479637422346" calcext:value-type="float">
            <text:p>0,2744796374</text:p>
          </table:table-cell>
          <table:table-cell table:style-name="ce3" table:formula="of:=[$redistribution_low.M94]" office:value-type="float" office:value="0.315331343519524" calcext:value-type="float">
            <text:p>0,3153313435</text:p>
          </table:table-cell>
          <table:table-cell table:number-columns-repeated="1007"/>
        </table:table-row>
        <table:table-row table:style-name="ro1">
          <table:table-cell table:style-name="ce3" table:formula="of:=[.A98]+1" office:value-type="float" office:value="142" calcext:value-type="float">
            <text:p>142</text:p>
          </table:table-cell>
          <table:table-cell table:style-name="ce3" table:formula="of:=[$Redistribution_high.J95]" office:value-type="float" office:value="0.256269451423778" calcext:value-type="float">
            <text:p>0,2562694514</text:p>
          </table:table-cell>
          <table:table-cell table:style-name="ce3" table:formula="of:=[$Redistribution_high.K95]" office:value-type="float" office:value="0.315653027749422" calcext:value-type="float">
            <text:p>0,3156530277</text:p>
          </table:table-cell>
          <table:table-cell table:style-name="ce3" table:formula="of:=[$Redistribution_high.L95]" office:value-type="float" office:value="0.25695021903079" calcext:value-type="float">
            <text:p>0,256950219</text:p>
          </table:table-cell>
          <table:table-cell table:style-name="ce3" table:formula="of:=[$Redistribution_high.M95]" office:value-type="float" office:value="0.314445850814137" calcext:value-type="float">
            <text:p>0,3144458508</text:p>
          </table:table-cell>
          <table:table-cell/>
          <table:table-cell table:style-name="ce3"/>
          <table:table-cell table:style-name="ce3" table:formula="of:=[$Redistribution_central.J95]" office:value-type="float" office:value="0.258229957393493" calcext:value-type="float">
            <text:p>0,2582299574</text:p>
          </table:table-cell>
          <table:table-cell table:style-name="ce3" table:formula="of:=[$Redistribution_central.K95]" office:value-type="float" office:value="0.331340647523518" calcext:value-type="float">
            <text:p>0,3313406475</text:p>
          </table:table-cell>
          <table:table-cell table:style-name="ce3" table:formula="of:=[$Redistribution_central.L95]" office:value-type="float" office:value="0.259872592718188" calcext:value-type="float">
            <text:p>0,2598725927</text:p>
          </table:table-cell>
          <table:table-cell table:style-name="ce3" table:formula="of:=[$Redistribution_central.M95]" office:value-type="float" office:value="0.327983203000538" calcext:value-type="float">
            <text:p>0,327983203</text:p>
          </table:table-cell>
          <table:table-cell table:number-columns-repeated="2"/>
          <table:table-cell table:style-name="ce3" table:formula="of:=[$redistribution_low.J95]" office:value-type="float" office:value="0.273619614140492" calcext:value-type="float">
            <text:p>0,2736196141</text:p>
          </table:table-cell>
          <table:table-cell table:style-name="ce3" table:formula="of:=[$redistribution_low.K95]" office:value-type="float" office:value="0.318858207955288" calcext:value-type="float">
            <text:p>0,318858208</text:p>
          </table:table-cell>
          <table:table-cell table:style-name="ce3" table:formula="of:=[$redistribution_low.L95]" office:value-type="float" office:value="0.274039872545405" calcext:value-type="float">
            <text:p>0,2740398725</text:p>
          </table:table-cell>
          <table:table-cell table:style-name="ce3" table:formula="of:=[$redistribution_low.M95]" office:value-type="float" office:value="0.318067457825606" calcext:value-type="float">
            <text:p>0,3180674578</text:p>
          </table:table-cell>
          <table:table-cell table:number-columns-repeated="1007"/>
        </table:table-row>
        <table:table-row table:style-name="ro1">
          <table:table-cell table:style-name="ce3" table:formula="of:=[.A99]+1" office:value-type="float" office:value="143" calcext:value-type="float">
            <text:p>143</text:p>
          </table:table-cell>
          <table:table-cell table:style-name="ce3" table:formula="of:=[$Redistribution_high.J96]" office:value-type="float" office:value="0.241483662955682" calcext:value-type="float">
            <text:p>0,241483663</text:p>
          </table:table-cell>
          <table:table-cell table:style-name="ce3" table:formula="of:=[$Redistribution_high.K96]" office:value-type="float" office:value="0.304357000885511" calcext:value-type="float">
            <text:p>0,3043570009</text:p>
          </table:table-cell>
          <table:table-cell table:style-name="ce3" table:formula="of:=[$Redistribution_high.L96]" office:value-type="float" office:value="0.242117380754232" calcext:value-type="float">
            <text:p>0,2421173808</text:p>
          </table:table-cell>
          <table:table-cell table:style-name="ce3" table:formula="of:=[$Redistribution_high.M96]" office:value-type="float" office:value="0.303205886046692" calcext:value-type="float">
            <text:p>0,303205886</text:p>
          </table:table-cell>
          <table:table-cell/>
          <table:table-cell table:style-name="ce3"/>
          <table:table-cell table:style-name="ce3" table:formula="of:=[$Redistribution_central.J96]" office:value-type="float" office:value="0.268803693776638" calcext:value-type="float">
            <text:p>0,2688036938</text:p>
          </table:table-cell>
          <table:table-cell table:style-name="ce3" table:formula="of:=[$Redistribution_central.K96]" office:value-type="float" office:value="0.344983806245794" calcext:value-type="float">
            <text:p>0,3449838062</text:p>
          </table:table-cell>
          <table:table-cell table:style-name="ce3" table:formula="of:=[$Redistribution_central.L96]" office:value-type="float" office:value="0.2699419016294" calcext:value-type="float">
            <text:p>0,2699419016</text:p>
          </table:table-cell>
          <table:table-cell table:style-name="ce3" table:formula="of:=[$Redistribution_central.M96]" office:value-type="float" office:value="0.342686521710277" calcext:value-type="float">
            <text:p>0,3426865217</text:p>
          </table:table-cell>
          <table:table-cell table:number-columns-repeated="2"/>
          <table:table-cell table:style-name="ce3" table:formula="of:=[$redistribution_low.J96]" office:value-type="float" office:value="0.259528938917163" calcext:value-type="float">
            <text:p>0,2595289389</text:p>
          </table:table-cell>
          <table:table-cell table:style-name="ce3" table:formula="of:=[$redistribution_low.K96]" office:value-type="float" office:value="0.282452685232384" calcext:value-type="float">
            <text:p>0,2824526852</text:p>
          </table:table-cell>
          <table:table-cell table:style-name="ce3" table:formula="of:=[$redistribution_low.L96]" office:value-type="float" office:value="0.2599160731103" calcext:value-type="float">
            <text:p>0,2599160731</text:p>
          </table:table-cell>
          <table:table-cell table:style-name="ce3" table:formula="of:=[$redistribution_low.M96]" office:value-type="float" office:value="0.281761663149523" calcext:value-type="float">
            <text:p>0,2817616631</text:p>
          </table:table-cell>
          <table:table-cell table:number-columns-repeated="1007"/>
        </table:table-row>
        <table:table-row table:style-name="ro1">
          <table:table-cell table:style-name="ce3" table:formula="of:=[.A100]+1" office:value-type="float" office:value="144" calcext:value-type="float">
            <text:p>144</text:p>
          </table:table-cell>
          <table:table-cell table:style-name="ce3" table:formula="of:=[$Redistribution_high.J97]" office:value-type="float" office:value="0.244499822853744" calcext:value-type="float">
            <text:p>0,2444998229</text:p>
          </table:table-cell>
          <table:table-cell table:style-name="ce3" table:formula="of:=[$Redistribution_high.K97]" office:value-type="float" office:value="0.312549808113126" calcext:value-type="float">
            <text:p>0,3125498081</text:p>
          </table:table-cell>
          <table:table-cell table:style-name="ce3" table:formula="of:=[$Redistribution_high.L97]" office:value-type="float" office:value="0.245241978569588" calcext:value-type="float">
            <text:p>0,2452419786</text:p>
          </table:table-cell>
          <table:table-cell table:style-name="ce3" table:formula="of:=[$Redistribution_high.M97]" office:value-type="float" office:value="0.311181800343348" calcext:value-type="float">
            <text:p>0,3111818003</text:p>
          </table:table-cell>
          <table:table-cell/>
          <table:table-cell table:style-name="ce3"/>
          <table:table-cell table:style-name="ce3" table:formula="of:=[$Redistribution_central.J97]" office:value-type="float" office:value="0.269641227691566" calcext:value-type="float">
            <text:p>0,2696412277</text:p>
          </table:table-cell>
          <table:table-cell table:style-name="ce3" table:formula="of:=[$Redistribution_central.K97]" office:value-type="float" office:value="0.357963253767834" calcext:value-type="float">
            <text:p>0,3579632538</text:p>
          </table:table-cell>
          <table:table-cell table:style-name="ce3" table:formula="of:=[$Redistribution_central.L97]" office:value-type="float" office:value="0.270706244720622" calcext:value-type="float">
            <text:p>0,2707062447</text:p>
          </table:table-cell>
          <table:table-cell table:style-name="ce3" table:formula="of:=[$Redistribution_central.M97]" office:value-type="float" office:value="0.355738841682974" calcext:value-type="float">
            <text:p>0,3557388417</text:p>
          </table:table-cell>
          <table:table-cell table:number-columns-repeated="2"/>
          <table:table-cell table:style-name="ce3" table:formula="of:=[$redistribution_low.J97]" office:value-type="float" office:value="0.254771110629059" calcext:value-type="float">
            <text:p>0,2547711106</text:p>
          </table:table-cell>
          <table:table-cell table:style-name="ce3" table:formula="of:=[$redistribution_low.K97]" office:value-type="float" office:value="0.284959234204907" calcext:value-type="float">
            <text:p>0,2849592342</text:p>
          </table:table-cell>
          <table:table-cell table:style-name="ce3" table:formula="of:=[$redistribution_low.L97]" office:value-type="float" office:value="0.255097279762148" calcext:value-type="float">
            <text:p>0,2550972798</text:p>
          </table:table-cell>
          <table:table-cell table:style-name="ce3" table:formula="of:=[$redistribution_low.M97]" office:value-type="float" office:value="0.284361503231223" calcext:value-type="float">
            <text:p>0,2843615032</text:p>
          </table:table-cell>
          <table:table-cell table:number-columns-repeated="1007"/>
        </table:table-row>
        <table:table-row table:style-name="ro1">
          <table:table-cell table:style-name="ce3" table:formula="of:=[.A101]+1" office:value-type="float" office:value="145" calcext:value-type="float">
            <text:p>145</text:p>
          </table:table-cell>
          <table:table-cell table:style-name="ce3" table:formula="of:=[$Redistribution_high.J98]" office:value-type="float" office:value="0.251385375853688" calcext:value-type="float">
            <text:p>0,2513853759</text:p>
          </table:table-cell>
          <table:table-cell table:style-name="ce3" table:formula="of:=[$Redistribution_high.K98]" office:value-type="float" office:value="0.31726805954076" calcext:value-type="float">
            <text:p>0,3172680595</text:p>
          </table:table-cell>
          <table:table-cell table:style-name="ce3" table:formula="of:=[$Redistribution_high.L98]" office:value-type="float" office:value="0.252332546773001" calcext:value-type="float">
            <text:p>0,2523325468</text:p>
          </table:table-cell>
          <table:table-cell table:style-name="ce3" table:formula="of:=[$Redistribution_high.M98]" office:value-type="float" office:value="0.31554617490965" calcext:value-type="float">
            <text:p>0,3155461749</text:p>
          </table:table-cell>
          <table:table-cell/>
          <table:table-cell table:style-name="ce3"/>
          <table:table-cell table:style-name="ce3" table:formula="of:=[$Redistribution_central.J98]" office:value-type="float" office:value="0.270474162888994" calcext:value-type="float">
            <text:p>0,2704741629</text:p>
          </table:table-cell>
          <table:table-cell table:style-name="ce3" table:formula="of:=[$Redistribution_central.K98]" office:value-type="float" office:value="0.350494560794181" calcext:value-type="float">
            <text:p>0,3504945608</text:p>
          </table:table-cell>
          <table:table-cell table:style-name="ce3" table:formula="of:=[$Redistribution_central.L98]" office:value-type="float" office:value="0.272275069595495" calcext:value-type="float">
            <text:p>0,2722750696</text:p>
          </table:table-cell>
          <table:table-cell table:style-name="ce3" table:formula="of:=[$Redistribution_central.M98]" office:value-type="float" office:value="0.346857172125464" calcext:value-type="float">
            <text:p>0,3468571721</text:p>
          </table:table-cell>
          <table:table-cell table:number-columns-repeated="2"/>
          <table:table-cell table:style-name="ce3" table:formula="of:=[$redistribution_low.J98]" office:value-type="float" office:value="0.260165368755481" calcext:value-type="float">
            <text:p>0,2601653688</text:p>
          </table:table-cell>
          <table:table-cell table:style-name="ce3" table:formula="of:=[$redistribution_low.K98]" office:value-type="float" office:value="0.310530049287156" calcext:value-type="float">
            <text:p>0,3105300493</text:p>
          </table:table-cell>
          <table:table-cell table:style-name="ce3" table:formula="of:=[$redistribution_low.L98]" office:value-type="float" office:value="0.260578437243165" calcext:value-type="float">
            <text:p>0,2605784372</text:p>
          </table:table-cell>
          <table:table-cell table:style-name="ce3" table:formula="of:=[$redistribution_low.M98]" office:value-type="float" office:value="0.309742794620559" calcext:value-type="float">
            <text:p>0,3097427946</text:p>
          </table:table-cell>
          <table:table-cell table:number-columns-repeated="1007"/>
        </table:table-row>
        <table:table-row table:style-name="ro1">
          <table:table-cell table:style-name="ce3" table:formula="of:=[.A102]+1" office:value-type="float" office:value="146" calcext:value-type="float">
            <text:p>146</text:p>
          </table:table-cell>
          <table:table-cell table:style-name="ce3" table:formula="of:=[$Redistribution_high.J99]" office:value-type="float" office:value="0.251666172636813" calcext:value-type="float">
            <text:p>0,2516661726</text:p>
          </table:table-cell>
          <table:table-cell table:style-name="ce3" table:formula="of:=[$Redistribution_high.K99]" office:value-type="float" office:value="0.319158376334258" calcext:value-type="float">
            <text:p>0,3191583763</text:p>
          </table:table-cell>
          <table:table-cell table:style-name="ce3" table:formula="of:=[$Redistribution_high.L99]" office:value-type="float" office:value="0.252317035715229" calcext:value-type="float">
            <text:p>0,2523170357</text:p>
          </table:table-cell>
          <table:table-cell table:style-name="ce3" table:formula="of:=[$Redistribution_high.M99]" office:value-type="float" office:value="0.317984489412928" calcext:value-type="float">
            <text:p>0,3179844894</text:p>
          </table:table-cell>
          <table:table-cell/>
          <table:table-cell table:style-name="ce3"/>
          <table:table-cell table:style-name="ce3" table:formula="of:=[$Redistribution_central.J99]" office:value-type="float" office:value="0.262109053301505" calcext:value-type="float">
            <text:p>0,2621090533</text:p>
          </table:table-cell>
          <table:table-cell table:style-name="ce3" table:formula="of:=[$Redistribution_central.K99]" office:value-type="float" office:value="0.345628514460275" calcext:value-type="float">
            <text:p>0,3456285145</text:p>
          </table:table-cell>
          <table:table-cell table:style-name="ce3" table:formula="of:=[$Redistribution_central.L99]" office:value-type="float" office:value="0.263136719366292" calcext:value-type="float">
            <text:p>0,2631367194</text:p>
          </table:table-cell>
          <table:table-cell table:style-name="ce3" table:formula="of:=[$Redistribution_central.M99]" office:value-type="float" office:value="0.343478425491539" calcext:value-type="float">
            <text:p>0,3434784255</text:p>
          </table:table-cell>
          <table:table-cell table:number-columns-repeated="2"/>
          <table:table-cell table:style-name="ce3" table:formula="of:=[$redistribution_low.J99]" office:value-type="float" office:value="0.277362541602066" calcext:value-type="float">
            <text:p>0,2773625416</text:p>
          </table:table-cell>
          <table:table-cell table:style-name="ce3" table:formula="of:=[$redistribution_low.K99]" office:value-type="float" office:value="0.343479948017246" calcext:value-type="float">
            <text:p>0,343479948</text:p>
          </table:table-cell>
          <table:table-cell table:style-name="ce3" table:formula="of:=[$redistribution_low.L99]" office:value-type="float" office:value="0.277774517739806" calcext:value-type="float">
            <text:p>0,2777745177</text:p>
          </table:table-cell>
          <table:table-cell table:style-name="ce3" table:formula="of:=[$redistribution_low.M99]" office:value-type="float" office:value="0.342657821638909" calcext:value-type="float">
            <text:p>0,3426578216</text:p>
          </table:table-cell>
          <table:table-cell table:number-columns-repeated="1007"/>
        </table:table-row>
        <table:table-row table:style-name="ro1">
          <table:table-cell table:style-name="ce3" table:formula="of:=[.A103]+1" office:value-type="float" office:value="147" calcext:value-type="float">
            <text:p>147</text:p>
          </table:table-cell>
          <table:table-cell table:style-name="ce3" table:formula="of:=[$Redistribution_high.J100]" office:value-type="float" office:value="0.250776288376654" calcext:value-type="float">
            <text:p>0,2507762884</text:p>
          </table:table-cell>
          <table:table-cell table:style-name="ce3" table:formula="of:=[$Redistribution_high.K100]" office:value-type="float" office:value="0.317942730746341" calcext:value-type="float">
            <text:p>0,3179427307</text:p>
          </table:table-cell>
          <table:table-cell table:style-name="ce3" table:formula="of:=[$Redistribution_high.L100]" office:value-type="float" office:value="0.251505890122931" calcext:value-type="float">
            <text:p>0,2515058901</text:p>
          </table:table-cell>
          <table:table-cell table:style-name="ce3" table:formula="of:=[$Redistribution_high.M100]" office:value-type="float" office:value="0.316626297210312" calcext:value-type="float">
            <text:p>0,3166262972</text:p>
          </table:table-cell>
          <table:table-cell/>
          <table:table-cell table:style-name="ce3"/>
          <table:table-cell table:style-name="ce3" table:formula="of:=[$Redistribution_central.J100]" office:value-type="float" office:value="0.273017692212152" calcext:value-type="float">
            <text:p>0,2730176922</text:p>
          </table:table-cell>
          <table:table-cell table:style-name="ce3" table:formula="of:=[$Redistribution_central.K100]" office:value-type="float" office:value="0.362570846116701" calcext:value-type="float">
            <text:p>0,3625708461</text:p>
          </table:table-cell>
          <table:table-cell table:style-name="ce3" table:formula="of:=[$Redistribution_central.L100]" office:value-type="float" office:value="0.273774072746169" calcext:value-type="float">
            <text:p>0,2737740727</text:p>
          </table:table-cell>
          <table:table-cell table:style-name="ce3" table:formula="of:=[$Redistribution_central.M100]" office:value-type="float" office:value="0.360989162280761" calcext:value-type="float">
            <text:p>0,3609891623</text:p>
          </table:table-cell>
          <table:table-cell table:number-columns-repeated="2"/>
          <table:table-cell table:style-name="ce3" table:formula="of:=[$redistribution_low.J100]" office:value-type="float" office:value="0.26739982855651" calcext:value-type="float">
            <text:p>0,2673998286</text:p>
          </table:table-cell>
          <table:table-cell table:style-name="ce3" table:formula="of:=[$redistribution_low.K100]" office:value-type="float" office:value="0.321381217517279" calcext:value-type="float">
            <text:p>0,3213812175</text:p>
          </table:table-cell>
          <table:table-cell table:style-name="ce3" table:formula="of:=[$redistribution_low.L100]" office:value-type="float" office:value="0.267928153824128" calcext:value-type="float">
            <text:p>0,2679281538</text:p>
          </table:table-cell>
          <table:table-cell table:style-name="ce3" table:formula="of:=[$redistribution_low.M100]" office:value-type="float" office:value="0.320347004837972" calcext:value-type="float">
            <text:p>0,3203470048</text:p>
          </table:table-cell>
          <table:table-cell table:number-columns-repeated="1007"/>
        </table:table-row>
        <table:table-row table:style-name="ro1">
          <table:table-cell table:style-name="ce3" table:formula="of:=[.A104]+1" office:value-type="float" office:value="148" calcext:value-type="float">
            <text:p>148</text:p>
          </table:table-cell>
          <table:table-cell table:style-name="ce3" table:formula="of:=[$Redistribution_high.J101]" office:value-type="float" office:value="0.25231058911668" calcext:value-type="float">
            <text:p>0,2523105891</text:p>
          </table:table-cell>
          <table:table-cell table:style-name="ce3" table:formula="of:=[$Redistribution_high.K101]" office:value-type="float" office:value="0.317639284683328" calcext:value-type="float">
            <text:p>0,3176392847</text:p>
          </table:table-cell>
          <table:table-cell table:style-name="ce3" table:formula="of:=[$Redistribution_high.L101]" office:value-type="float" office:value="0.252919879069557" calcext:value-type="float">
            <text:p>0,2529198791</text:p>
          </table:table-cell>
          <table:table-cell table:style-name="ce3" table:formula="of:=[$Redistribution_high.M101]" office:value-type="float" office:value="0.316539566439779" calcext:value-type="float">
            <text:p>0,3165395664</text:p>
          </table:table-cell>
          <table:table-cell/>
          <table:table-cell table:style-name="ce3"/>
          <table:table-cell table:style-name="ce3" table:formula="of:=[$Redistribution_central.J101]" office:value-type="float" office:value="0.26798445969829" calcext:value-type="float">
            <text:p>0,2679844597</text:p>
          </table:table-cell>
          <table:table-cell table:style-name="ce3" table:formula="of:=[$Redistribution_central.K101]" office:value-type="float" office:value="0.359130080205584" calcext:value-type="float">
            <text:p>0,3591300802</text:p>
          </table:table-cell>
          <table:table-cell table:style-name="ce3" table:formula="of:=[$Redistribution_central.L101]" office:value-type="float" office:value="0.2685168537483" calcext:value-type="float">
            <text:p>0,2685168537</text:p>
          </table:table-cell>
          <table:table-cell table:style-name="ce3" table:formula="of:=[$Redistribution_central.M101]" office:value-type="float" office:value="0.357993357304929" calcext:value-type="float">
            <text:p>0,3579933573</text:p>
          </table:table-cell>
          <table:table-cell table:number-columns-repeated="2"/>
          <table:table-cell table:style-name="ce3" table:formula="of:=[$redistribution_low.J101]" office:value-type="float" office:value="0.267462159086417" calcext:value-type="float">
            <text:p>0,2674621591</text:p>
          </table:table-cell>
          <table:table-cell table:style-name="ce3" table:formula="of:=[$redistribution_low.K101]" office:value-type="float" office:value="0.303433397933521" calcext:value-type="float">
            <text:p>0,3034333979</text:p>
          </table:table-cell>
          <table:table-cell table:style-name="ce3" table:formula="of:=[$redistribution_low.L101]" office:value-type="float" office:value="0.267942483031153" calcext:value-type="float">
            <text:p>0,267942483</text:p>
          </table:table-cell>
          <table:table-cell table:style-name="ce3" table:formula="of:=[$redistribution_low.M101]" office:value-type="float" office:value="0.302533058075549" calcext:value-type="float">
            <text:p>0,3025330581</text:p>
          </table:table-cell>
          <table:table-cell table:number-columns-repeated="1007"/>
        </table:table-row>
        <table:table-row table:style-name="ro1">
          <table:table-cell table:style-name="ce3" table:formula="of:=[.A105]+1" office:value-type="float" office:value="149" calcext:value-type="float">
            <text:p>149</text:p>
          </table:table-cell>
          <table:table-cell table:style-name="ce3" table:formula="of:=[$Redistribution_high.J102]" office:value-type="float" office:value="0.270027970536017" calcext:value-type="float">
            <text:p>0,2700279705</text:p>
          </table:table-cell>
          <table:table-cell table:style-name="ce3" table:formula="of:=[$Redistribution_high.K102]" office:value-type="float" office:value="0.339932893705628" calcext:value-type="float">
            <text:p>0,3399328937</text:p>
          </table:table-cell>
          <table:table-cell table:style-name="ce3" table:formula="of:=[$Redistribution_high.L102]" office:value-type="float" office:value="0.270909657078186" calcext:value-type="float">
            <text:p>0,2709096571</text:p>
          </table:table-cell>
          <table:table-cell table:style-name="ce3" table:formula="of:=[$Redistribution_high.M102]" office:value-type="float" office:value="0.338350202747802" calcext:value-type="float">
            <text:p>0,3383502027</text:p>
          </table:table-cell>
          <table:table-cell/>
          <table:table-cell table:style-name="ce3"/>
          <table:table-cell table:style-name="ce3" table:formula="of:=[$Redistribution_central.J102]" office:value-type="float" office:value="0.260070754777722" calcext:value-type="float">
            <text:p>0,2600707548</text:p>
          </table:table-cell>
          <table:table-cell table:style-name="ce3" table:formula="of:=[$Redistribution_central.K102]" office:value-type="float" office:value="0.332319781154478" calcext:value-type="float">
            <text:p>0,3323197812</text:p>
          </table:table-cell>
          <table:table-cell table:style-name="ce3" table:formula="of:=[$Redistribution_central.L102]" office:value-type="float" office:value="0.26114191158846" calcext:value-type="float">
            <text:p>0,2611419116</text:p>
          </table:table-cell>
          <table:table-cell table:style-name="ce3" table:formula="of:=[$Redistribution_central.M102]" office:value-type="float" office:value="0.330155416146186" calcext:value-type="float">
            <text:p>0,3301554161</text:p>
          </table:table-cell>
          <table:table-cell table:number-columns-repeated="2"/>
          <table:table-cell table:style-name="ce3" table:formula="of:=[$redistribution_low.J102]" office:value-type="float" office:value="0.264994855819846" calcext:value-type="float">
            <text:p>0,2649948558</text:p>
          </table:table-cell>
          <table:table-cell table:style-name="ce3" table:formula="of:=[$redistribution_low.K102]" office:value-type="float" office:value="0.291798959248716" calcext:value-type="float">
            <text:p>0,2917989592</text:p>
          </table:table-cell>
          <table:table-cell table:style-name="ce3" table:formula="of:=[$redistribution_low.L102]" office:value-type="float" office:value="0.2654562802376" calcext:value-type="float">
            <text:p>0,2654562802</text:p>
          </table:table-cell>
          <table:table-cell table:style-name="ce3" table:formula="of:=[$redistribution_low.M102]" office:value-type="float" office:value="0.290961215599224" calcext:value-type="float">
            <text:p>0,2909612156</text:p>
          </table:table-cell>
          <table:table-cell table:number-columns-repeated="1007"/>
        </table:table-row>
        <table:table-row table:style-name="ro1">
          <table:table-cell table:style-name="ce3" table:formula="of:=[.A106]+1" office:value-type="float" office:value="150" calcext:value-type="float">
            <text:p>150</text:p>
          </table:table-cell>
          <table:table-cell table:style-name="ce3" table:formula="of:=[$Redistribution_high.J103]" office:value-type="float" office:value="0.256890775039707" calcext:value-type="float">
            <text:p>0,256890775</text:p>
          </table:table-cell>
          <table:table-cell table:style-name="ce3" table:formula="of:=[$Redistribution_high.K103]" office:value-type="float" office:value="0.327672503719631" calcext:value-type="float">
            <text:p>0,3276725037</text:p>
          </table:table-cell>
          <table:table-cell table:style-name="ce3" table:formula="of:=[$Redistribution_high.L103]" office:value-type="float" office:value="0.257615554674415" calcext:value-type="float">
            <text:p>0,2576155547</text:p>
          </table:table-cell>
          <table:table-cell table:style-name="ce3" table:formula="of:=[$Redistribution_high.M103]" office:value-type="float" office:value="0.326337450239495" calcext:value-type="float">
            <text:p>0,3263374502</text:p>
          </table:table-cell>
          <table:table-cell/>
          <table:table-cell table:style-name="ce3"/>
          <table:table-cell table:style-name="ce3" table:formula="of:=[$Redistribution_central.J103]" office:value-type="float" office:value="0.260567628570302" calcext:value-type="float">
            <text:p>0,2605676286</text:p>
          </table:table-cell>
          <table:table-cell table:style-name="ce3" table:formula="of:=[$Redistribution_central.K103]" office:value-type="float" office:value="0.343192601200769" calcext:value-type="float">
            <text:p>0,3431926012</text:p>
          </table:table-cell>
          <table:table-cell table:style-name="ce3" table:formula="of:=[$Redistribution_central.L103]" office:value-type="float" office:value="0.261522414974684" calcext:value-type="float">
            <text:p>0,261522415</text:p>
          </table:table-cell>
          <table:table-cell table:style-name="ce3" table:formula="of:=[$Redistribution_central.M103]" office:value-type="float" office:value="0.341180297229234" calcext:value-type="float">
            <text:p>0,3411802972</text:p>
          </table:table-cell>
          <table:table-cell table:number-columns-repeated="2"/>
          <table:table-cell table:style-name="ce3" table:formula="of:=[$redistribution_low.J103]" office:value-type="float" office:value="0.261360880918189" calcext:value-type="float">
            <text:p>0,2613608809</text:p>
          </table:table-cell>
          <table:table-cell table:style-name="ce3" table:formula="of:=[$redistribution_low.K103]" office:value-type="float" office:value="0.30342208325084" calcext:value-type="float">
            <text:p>0,3034220833</text:p>
          </table:table-cell>
          <table:table-cell table:style-name="ce3" table:formula="of:=[$redistribution_low.L103]" office:value-type="float" office:value="0.261926534984563" calcext:value-type="float">
            <text:p>0,261926535</text:p>
          </table:table-cell>
          <table:table-cell table:style-name="ce3" table:formula="of:=[$redistribution_low.M103]" office:value-type="float" office:value="0.302349780112457" calcext:value-type="float">
            <text:p>0,3023497801</text:p>
          </table:table-cell>
          <table:table-cell table:number-columns-repeated="1007"/>
        </table:table-row>
        <table:table-row table:style-name="ro1">
          <table:table-cell table:style-name="ce3" table:formula="of:=[.A107]+1" office:value-type="float" office:value="151" calcext:value-type="float">
            <text:p>151</text:p>
          </table:table-cell>
          <table:table-cell table:style-name="ce3" table:formula="of:=[$Redistribution_high.J104]" office:value-type="float" office:value="0.248035158710456" calcext:value-type="float">
            <text:p>0,2480351587</text:p>
          </table:table-cell>
          <table:table-cell table:style-name="ce3" table:formula="of:=[$Redistribution_high.K104]" office:value-type="float" office:value="0.312301664876749" calcext:value-type="float">
            <text:p>0,3123016649</text:p>
          </table:table-cell>
          <table:table-cell table:style-name="ce3" table:formula="of:=[$Redistribution_high.L104]" office:value-type="float" office:value="0.248700660502302" calcext:value-type="float">
            <text:p>0,2487006605</text:p>
          </table:table-cell>
          <table:table-cell table:style-name="ce3" table:formula="of:=[$Redistribution_high.M104]" office:value-type="float" office:value="0.311097402005243" calcext:value-type="float">
            <text:p>0,311097402</text:p>
          </table:table-cell>
          <table:table-cell/>
          <table:table-cell table:style-name="ce3"/>
          <table:table-cell table:style-name="ce3" table:formula="of:=[$Redistribution_central.J104]" office:value-type="float" office:value="0.26116619582812" calcext:value-type="float">
            <text:p>0,2611661958</text:p>
          </table:table-cell>
          <table:table-cell table:style-name="ce3" table:formula="of:=[$Redistribution_central.K104]" office:value-type="float" office:value="0.343057624964133" calcext:value-type="float">
            <text:p>0,343057625</text:p>
          </table:table-cell>
          <table:table-cell table:style-name="ce3" table:formula="of:=[$Redistribution_central.L104]" office:value-type="float" office:value="0.262019408642076" calcext:value-type="float">
            <text:p>0,2620194086</text:p>
          </table:table-cell>
          <table:table-cell table:style-name="ce3" table:formula="of:=[$Redistribution_central.M104]" office:value-type="float" office:value="0.341264717244346" calcext:value-type="float">
            <text:p>0,3412647172</text:p>
          </table:table-cell>
          <table:table-cell table:number-columns-repeated="2"/>
          <table:table-cell table:style-name="ce3" table:formula="of:=[$redistribution_low.J104]" office:value-type="float" office:value="0.269622137669171" calcext:value-type="float">
            <text:p>0,2696221377</text:p>
          </table:table-cell>
          <table:table-cell table:style-name="ce3" table:formula="of:=[$redistribution_low.K104]" office:value-type="float" office:value="0.302555211507628" calcext:value-type="float">
            <text:p>0,3025552115</text:p>
          </table:table-cell>
          <table:table-cell table:style-name="ce3" table:formula="of:=[$redistribution_low.L104]" office:value-type="float" office:value="0.270219766631589" calcext:value-type="float">
            <text:p>0,2702197666</text:p>
          </table:table-cell>
          <table:table-cell table:style-name="ce3" table:formula="of:=[$redistribution_low.M104]" office:value-type="float" office:value="0.301435992855556" calcext:value-type="float">
            <text:p>0,3014359929</text:p>
          </table:table-cell>
          <table:table-cell table:number-columns-repeated="1007"/>
        </table:table-row>
        <table:table-row table:style-name="ro1">
          <table:table-cell table:style-name="ce3" table:formula="of:=[.A108]+1" office:value-type="float" office:value="152" calcext:value-type="float">
            <text:p>152</text:p>
          </table:table-cell>
          <table:table-cell table:style-name="ce3" table:formula="of:=[$Redistribution_high.J105]" office:value-type="float" office:value="0.242446497223837" calcext:value-type="float">
            <text:p>0,2424464972</text:p>
          </table:table-cell>
          <table:table-cell table:style-name="ce3" table:formula="of:=[$Redistribution_high.K105]" office:value-type="float" office:value="0.301764711178873" calcext:value-type="float">
            <text:p>0,3017647112</text:p>
          </table:table-cell>
          <table:table-cell table:style-name="ce3" table:formula="of:=[$Redistribution_high.L105]" office:value-type="float" office:value="0.243284359469509" calcext:value-type="float">
            <text:p>0,2432843595</text:p>
          </table:table-cell>
          <table:table-cell table:style-name="ce3" table:formula="of:=[$Redistribution_high.M105]" office:value-type="float" office:value="0.300278493123851" calcext:value-type="float">
            <text:p>0,3002784931</text:p>
          </table:table-cell>
          <table:table-cell/>
          <table:table-cell table:style-name="ce3"/>
          <table:table-cell table:style-name="ce3" table:formula="of:=[$Redistribution_central.J105]" office:value-type="float" office:value="0.263862287293706" calcext:value-type="float">
            <text:p>0,2638622873</text:p>
          </table:table-cell>
          <table:table-cell table:style-name="ce3" table:formula="of:=[$Redistribution_central.K105]" office:value-type="float" office:value="0.349966479283075" calcext:value-type="float">
            <text:p>0,3499664793</text:p>
          </table:table-cell>
          <table:table-cell table:style-name="ce3" table:formula="of:=[$Redistribution_central.L105]" office:value-type="float" office:value="0.264585521480932" calcext:value-type="float">
            <text:p>0,2645855215</text:p>
          </table:table-cell>
          <table:table-cell table:style-name="ce3" table:formula="of:=[$Redistribution_central.M105]" office:value-type="float" office:value="0.348420782599191" calcext:value-type="float">
            <text:p>0,3484207826</text:p>
          </table:table-cell>
          <table:table-cell table:number-columns-repeated="2"/>
          <table:table-cell table:style-name="ce3" table:formula="of:=[$redistribution_low.J105]" office:value-type="float" office:value="0.264182872387764" calcext:value-type="float">
            <text:p>0,2641828724</text:p>
          </table:table-cell>
          <table:table-cell table:style-name="ce3" table:formula="of:=[$redistribution_low.K105]" office:value-type="float" office:value="0.299180535617785" calcext:value-type="float">
            <text:p>0,2991805356</text:p>
          </table:table-cell>
          <table:table-cell table:style-name="ce3" table:formula="of:=[$redistribution_low.L105]" office:value-type="float" office:value="0.26505218182686" calcext:value-type="float">
            <text:p>0,2650521818</text:p>
          </table:table-cell>
          <table:table-cell table:style-name="ce3" table:formula="of:=[$redistribution_low.M105]" office:value-type="float" office:value="0.29753620546248" calcext:value-type="float">
            <text:p>0,2975362055</text:p>
          </table:table-cell>
          <table:table-cell table:number-columns-repeated="100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 yearly" table:style-name="ta6"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9" table:formula="of:=AVERAGE([$'Top 10% share'.C6:.C9])" office:value-type="percentage" office:value="0.255531059337134" calcext:value-type="percentage">
            <text:p>26%</text:p>
          </table:table-cell>
          <table:table-cell table:style-name="ce9" table:formula="of:=AVERAGE([$'Top 10% share'.D5:.D8])" office:value-type="percentage" office:value="0.232882724904575" calcext:value-type="percentage">
            <text:p>23%</text:p>
          </table:table-cell>
          <table:table-cell table:style-name="ce9" table:formula="of:=AVERAGE([$'Top 10% share'.E5:.E8])" office:value-type="percentage" office:value="0.238700462702808" calcext:value-type="percentage">
            <text:p>24%</text:p>
          </table:table-cell>
          <table:table-cell table:style-name="ce9" table:formula="of:=AVERAGE([$'Top 10% share'.B5:.B8])" office:value-type="percentage" office:value="0.225059699133927" calcext:value-type="percentage">
            <text:p>23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9" table:formula="of:=AVERAGE([$'Top 10% share'.I5:.I8])" office:value-type="percentage" office:value="0.247625439206508" calcext:value-type="percentage">
            <text:p>25%</text:p>
          </table:table-cell>
          <table:table-cell table:style-name="ce9" table:formula="of:=AVERAGE([$'Top 10% share'.J5:.J8])" office:value-type="percentage" office:value="0.232882724904575" calcext:value-type="percentage">
            <text:p>23%</text:p>
          </table:table-cell>
          <table:table-cell table:style-name="ce9" table:formula="of:=AVERAGE([$'Top 10% share'.K5:.K8])" office:value-type="percentage" office:value="0.238700462702808" calcext:value-type="percentage">
            <text:p>24%</text:p>
          </table:table-cell>
          <table:table-cell table:style-name="ce9" table:formula="of:=AVERAGE([$'Top 10% share'.H5:.H8])" office:value-type="percentage" office:value="0.225059699133927" calcext:value-type="percentage">
            <text:p>23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9" table:formula="of:=AVERAGE([$'Top 10% share'.O5:.O8])" office:value-type="percentage" office:value="0.247625439206508" calcext:value-type="percentage">
            <text:p>25%</text:p>
          </table:table-cell>
          <table:table-cell table:style-name="ce9" table:formula="of:=AVERAGE([$'Top 10% share'.P5:.P8])" office:value-type="percentage" office:value="0.232882724904575" calcext:value-type="percentage">
            <text:p>23%</text:p>
          </table:table-cell>
          <table:table-cell table:style-name="ce9" table:formula="of:=AVERAGE([$'Top 10% share'.Q5:.Q8])" office:value-type="percentage" office:value="0.238700462702808" calcext:value-type="percentage">
            <text:p>24%</text:p>
          </table:table-cell>
          <table:table-cell table:style-name="ce9" table:formula="of:=AVERAGE([$'Top 10% share'.N5:.N8])" office:value-type="percentage" office:value="0.225059699133927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9" table:formula="of:=AVERAGE([$'Top 10% share'.C9:.C12])" office:value-type="percentage" office:value="0.254246533179496" calcext:value-type="percentage">
            <text:p>25%</text:p>
          </table:table-cell>
          <table:table-cell table:style-name="ce9" table:formula="of:=AVERAGE([$'Top 10% share'.D9:.D12])" office:value-type="percentage" office:value="0.237258224185397" calcext:value-type="percentage">
            <text:p>24%</text:p>
          </table:table-cell>
          <table:table-cell table:style-name="ce9" table:formula="of:=AVERAGE([$'Top 10% share'.E9:.E12])" office:value-type="percentage" office:value="0.243438637818645" calcext:value-type="percentage">
            <text:p>24%</text:p>
          </table:table-cell>
          <table:table-cell table:style-name="ce9" table:formula="of:=AVERAGE([$'Top 10% share'.B9:.B12])" office:value-type="percentage" office:value="0.229624659094819" calcext:value-type="percentage">
            <text:p>23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9" table:formula="of:=AVERAGE([$'Top 10% share'.I9:.I12])" office:value-type="percentage" office:value="0.254246533179496" calcext:value-type="percentage">
            <text:p>25%</text:p>
          </table:table-cell>
          <table:table-cell table:style-name="ce9" table:formula="of:=AVERAGE([$'Top 10% share'.J9:.J12])" office:value-type="percentage" office:value="0.237256123906435" calcext:value-type="percentage">
            <text:p>24%</text:p>
          </table:table-cell>
          <table:table-cell table:style-name="ce9" table:formula="of:=AVERAGE([$'Top 10% share'.K9:.K12])" office:value-type="percentage" office:value="0.243438637818645" calcext:value-type="percentage">
            <text:p>24%</text:p>
          </table:table-cell>
          <table:table-cell table:style-name="ce9" table:formula="of:=AVERAGE([$'Top 10% share'.H9:.H12])" office:value-type="percentage" office:value="0.229622781021921" calcext:value-type="percentage">
            <text:p>23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9" table:formula="of:=AVERAGE([$'Top 10% share'.O9:.O12])" office:value-type="percentage" office:value="0.254246533179496" calcext:value-type="percentage">
            <text:p>25%</text:p>
          </table:table-cell>
          <table:table-cell table:style-name="ce9" table:formula="of:=AVERAGE([$'Top 10% share'.P9:.P12])" office:value-type="percentage" office:value="0.237258224185397" calcext:value-type="percentage">
            <text:p>24%</text:p>
          </table:table-cell>
          <table:table-cell table:style-name="ce9" table:formula="of:=AVERAGE([$'Top 10% share'.Q9:.Q12])" office:value-type="percentage" office:value="0.243438637818645" calcext:value-type="percentage">
            <text:p>24%</text:p>
          </table:table-cell>
          <table:table-cell table:style-name="ce9" table:formula="of:=AVERAGE([$'Top 10% share'.N9:.N12])" office:value-type="percentage" office:value="0.229624659094819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9" table:formula="of:=AVERAGE([$'Top 10% share'.C13:.C16])" office:value-type="percentage" office:value="0.246783853800144" calcext:value-type="percentage">
            <text:p>25%</text:p>
          </table:table-cell>
          <table:table-cell table:style-name="ce9" table:formula="of:=AVERAGE([$'Top 10% share'.D13:.D16])" office:value-type="percentage" office:value="0.230834498787779" calcext:value-type="percentage">
            <text:p>23%</text:p>
          </table:table-cell>
          <table:table-cell table:style-name="ce9" table:formula="of:=AVERAGE([$'Top 10% share'.E13:.E16])" office:value-type="percentage" office:value="0.231515282875009" calcext:value-type="percentage">
            <text:p>23%</text:p>
          </table:table-cell>
          <table:table-cell table:style-name="ce9" table:formula="of:=AVERAGE([$'Top 10% share'.B13:.B16])" office:value-type="percentage" office:value="0.220126533151062" calcext:value-type="percentage">
            <text:p>22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9" table:formula="of:=AVERAGE([$'Top 10% share'.I13:.I16])" office:value-type="percentage" office:value="0.246783853800144" calcext:value-type="percentage">
            <text:p>25%</text:p>
          </table:table-cell>
          <table:table-cell table:style-name="ce9" table:formula="of:=AVERAGE([$'Top 10% share'.J13:.J16])" office:value-type="percentage" office:value="0.230832861055626" calcext:value-type="percentage">
            <text:p>23%</text:p>
          </table:table-cell>
          <table:table-cell table:style-name="ce9" table:formula="of:=AVERAGE([$'Top 10% share'.K13:.K16])" office:value-type="percentage" office:value="0.231515282875009" calcext:value-type="percentage">
            <text:p>23%</text:p>
          </table:table-cell>
          <table:table-cell table:style-name="ce9" table:formula="of:=AVERAGE([$'Top 10% share'.H13:.H16])" office:value-type="percentage" office:value="0.220125180938829" calcext:value-type="percentage">
            <text:p>22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9" table:formula="of:=AVERAGE([$'Top 10% share'.O13:.O16])" office:value-type="percentage" office:value="0.246783853800144" calcext:value-type="percentage">
            <text:p>25%</text:p>
          </table:table-cell>
          <table:table-cell table:style-name="ce9" table:formula="of:=AVERAGE([$'Top 10% share'.P13:.P16])" office:value-type="percentage" office:value="0.230834498787779" calcext:value-type="percentage">
            <text:p>23%</text:p>
          </table:table-cell>
          <table:table-cell table:style-name="ce9" table:formula="of:=AVERAGE([$'Top 10% share'.Q13:.Q16])" office:value-type="percentage" office:value="0.231515282875009" calcext:value-type="percentage">
            <text:p>23%</text:p>
          </table:table-cell>
          <table:table-cell table:style-name="ce9" table:formula="of:=AVERAGE([$'Top 10% share'.N13:.N16])" office:value-type="percentage" office:value="0.220126533151062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9" table:formula="of:=AVERAGE([$'Top 10% share'.C17:.C20])" office:value-type="percentage" office:value="0.243136494227623" calcext:value-type="percentage">
            <text:p>24%</text:p>
          </table:table-cell>
          <table:table-cell table:style-name="ce9" table:formula="of:=AVERAGE([$'Top 10% share'.D17:.D20])" office:value-type="percentage" office:value="0.227434294755473" calcext:value-type="percentage">
            <text:p>23%</text:p>
          </table:table-cell>
          <table:table-cell table:style-name="ce9" table:formula="of:=AVERAGE([$'Top 10% share'.E17:.E20])" office:value-type="percentage" office:value="0.228615330030862" calcext:value-type="percentage">
            <text:p>23%</text:p>
          </table:table-cell>
          <table:table-cell table:style-name="ce9" table:formula="of:=AVERAGE([$'Top 10% share'.B17:.B20])" office:value-type="percentage" office:value="0.217246724985577" calcext:value-type="percentage">
            <text:p>22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9" table:formula="of:=AVERAGE([$'Top 10% share'.I17:.I20])" office:value-type="percentage" office:value="0.243749827797848" calcext:value-type="percentage">
            <text:p>24%</text:p>
          </table:table-cell>
          <table:table-cell table:style-name="ce9" table:formula="of:=AVERAGE([$'Top 10% share'.J17:.J20])" office:value-type="percentage" office:value="0.22767408579061" calcext:value-type="percentage">
            <text:p>23%</text:p>
          </table:table-cell>
          <table:table-cell table:style-name="ce9" table:formula="of:=AVERAGE([$'Top 10% share'.K17:.K20])" office:value-type="percentage" office:value="0.229184880109341" calcext:value-type="percentage">
            <text:p>23%</text:p>
          </table:table-cell>
          <table:table-cell table:style-name="ce9" table:formula="of:=AVERAGE([$'Top 10% share'.H17:.H20])" office:value-type="percentage" office:value="0.217450201528652" calcext:value-type="percentage">
            <text:p>22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9" table:formula="of:=AVERAGE([$'Top 10% share'.O17:.O20])" office:value-type="percentage" office:value="0.243749675115901" calcext:value-type="percentage">
            <text:p>24%</text:p>
          </table:table-cell>
          <table:table-cell table:style-name="ce9" table:formula="of:=AVERAGE([$'Top 10% share'.P17:.P20])" office:value-type="percentage" office:value="0.227675751611775" calcext:value-type="percentage">
            <text:p>23%</text:p>
          </table:table-cell>
          <table:table-cell table:style-name="ce9" table:formula="of:=AVERAGE([$'Top 10% share'.Q17:.Q20])" office:value-type="percentage" office:value="0.229184735944269" calcext:value-type="percentage">
            <text:p>23%</text:p>
          </table:table-cell>
          <table:table-cell table:style-name="ce9" table:formula="of:=AVERAGE([$'Top 10% share'.N17:.N20])" office:value-type="percentage" office:value="0.217451592057219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9" table:formula="of:=AVERAGE([$'Top 10% share'.C21:.C24])" office:value-type="percentage" office:value="0.251125898924467" calcext:value-type="percentage">
            <text:p>25%</text:p>
          </table:table-cell>
          <table:table-cell table:style-name="ce9" table:formula="of:=AVERAGE([$'Top 10% share'.D21:.D24])" office:value-type="percentage" office:value="0.233014975390822" calcext:value-type="percentage">
            <text:p>23%</text:p>
          </table:table-cell>
          <table:table-cell table:style-name="ce9" table:formula="of:=AVERAGE([$'Top 10% share'.E21:.E24])" office:value-type="percentage" office:value="0.236544064435702" calcext:value-type="percentage">
            <text:p>24%</text:p>
          </table:table-cell>
          <table:table-cell table:style-name="ce9" table:formula="of:=AVERAGE([$'Top 10% share'.B21:.B24])" office:value-type="percentage" office:value="0.222804287618723" calcext:value-type="percentage">
            <text:p>22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9" table:formula="of:=AVERAGE([$'Top 10% share'.I21:.I24])" office:value-type="percentage" office:value="0.254222364898884" calcext:value-type="percentage">
            <text:p>25%</text:p>
          </table:table-cell>
          <table:table-cell table:style-name="ce9" table:formula="of:=AVERAGE([$'Top 10% share'.J21:.J24])" office:value-type="percentage" office:value="0.232329432264036" calcext:value-type="percentage">
            <text:p>23%</text:p>
          </table:table-cell>
          <table:table-cell table:style-name="ce9" table:formula="of:=AVERAGE([$'Top 10% share'.K21:.K24])" office:value-type="percentage" office:value="0.239432989410229" calcext:value-type="percentage">
            <text:p>24%</text:p>
          </table:table-cell>
          <table:table-cell table:style-name="ce9" table:formula="of:=AVERAGE([$'Top 10% share'.H21:.H24])" office:value-type="percentage" office:value="0.2221132742517" calcext:value-type="percentage">
            <text:p>22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9" table:formula="of:=AVERAGE([$'Top 10% share'.O21:.O24])" office:value-type="percentage" office:value="0.254222425147143" calcext:value-type="percentage">
            <text:p>25%</text:p>
          </table:table-cell>
          <table:table-cell table:style-name="ce9" table:formula="of:=AVERAGE([$'Top 10% share'.P21:.P24])" office:value-type="percentage" office:value="0.232330198699512" calcext:value-type="percentage">
            <text:p>23%</text:p>
          </table:table-cell>
          <table:table-cell table:style-name="ce9" table:formula="of:=AVERAGE([$'Top 10% share'.Q21:.Q24])" office:value-type="percentage" office:value="0.239433050521355" calcext:value-type="percentage">
            <text:p>24%</text:p>
          </table:table-cell>
          <table:table-cell table:style-name="ce9" table:formula="of:=AVERAGE([$'Top 10% share'.N21:.N24])" office:value-type="percentage" office:value="0.222113610331108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9" table:formula="of:=AVERAGE([$'Top 10% share'.C25:.C28])" office:value-type="percentage" office:value="0.254050128762776" calcext:value-type="percentage">
            <text:p>25%</text:p>
          </table:table-cell>
          <table:table-cell table:style-name="ce9" table:formula="of:=AVERAGE([$'Top 10% share'.D25:.D28])" office:value-type="percentage" office:value="0.233185494480928" calcext:value-type="percentage">
            <text:p>23%</text:p>
          </table:table-cell>
          <table:table-cell table:style-name="ce9" table:formula="of:=AVERAGE([$'Top 10% share'.E25:.E28])" office:value-type="percentage" office:value="0.240972123138923" calcext:value-type="percentage">
            <text:p>24%</text:p>
          </table:table-cell>
          <table:table-cell table:style-name="ce9" table:formula="of:=AVERAGE([$'Top 10% share'.B25:.B28])" office:value-type="percentage" office:value="0.224199153625701" calcext:value-type="percentage">
            <text:p>22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9" table:formula="of:=AVERAGE([$'Top 10% share'.I25:.I28])" office:value-type="percentage" office:value="0.255738279990717" calcext:value-type="percentage">
            <text:p>26%</text:p>
          </table:table-cell>
          <table:table-cell table:style-name="ce9" table:formula="of:=AVERAGE([$'Top 10% share'.J25:.J28])" office:value-type="percentage" office:value="0.233615994757583" calcext:value-type="percentage">
            <text:p>23%</text:p>
          </table:table-cell>
          <table:table-cell table:style-name="ce9" table:formula="of:=AVERAGE([$'Top 10% share'.K25:.K28])" office:value-type="percentage" office:value="0.24212088721974" calcext:value-type="percentage">
            <text:p>24%</text:p>
          </table:table-cell>
          <table:table-cell table:style-name="ce9" table:formula="of:=AVERAGE([$'Top 10% share'.H25:.H28])" office:value-type="percentage" office:value="0.224332659229876" calcext:value-type="percentage">
            <text:p>22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9" table:formula="of:=AVERAGE([$'Top 10% share'.O25:.O28])" office:value-type="percentage" office:value="0.256492621387612" calcext:value-type="percentage">
            <text:p>26%</text:p>
          </table:table-cell>
          <table:table-cell table:style-name="ce9" table:formula="of:=AVERAGE([$'Top 10% share'.P25:.P28])" office:value-type="percentage" office:value="0.233945118777329" calcext:value-type="percentage">
            <text:p>23%</text:p>
          </table:table-cell>
          <table:table-cell table:style-name="ce9" table:formula="of:=AVERAGE([$'Top 10% share'.Q25:.Q28])" office:value-type="percentage" office:value="0.2427030238519" calcext:value-type="percentage">
            <text:p>24%</text:p>
          </table:table-cell>
          <table:table-cell table:style-name="ce9" table:formula="of:=AVERAGE([$'Top 10% share'.N25:.N28])" office:value-type="percentage" office:value="0.224567889737655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9" table:formula="of:=AVERAGE([$'Top 10% share'.C29:.C32])" office:value-type="percentage" office:value="0.260358831661921" calcext:value-type="percentage">
            <text:p>26%</text:p>
          </table:table-cell>
          <table:table-cell table:style-name="ce9" table:formula="of:=AVERAGE([$'Top 10% share'.D29:.D32])" office:value-type="percentage" office:value="0.233823335741692" calcext:value-type="percentage">
            <text:p>23%</text:p>
          </table:table-cell>
          <table:table-cell table:style-name="ce9" table:formula="of:=AVERAGE([$'Top 10% share'.E29:.E32])" office:value-type="percentage" office:value="0.248582873242826" calcext:value-type="percentage">
            <text:p>25%</text:p>
          </table:table-cell>
          <table:table-cell table:style-name="ce9" table:formula="of:=AVERAGE([$'Top 10% share'.B29:.B32])" office:value-type="percentage" office:value="0.225998708415401" calcext:value-type="percentage">
            <text:p>23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9" table:formula="of:=AVERAGE([$'Top 10% share'.I29:.I32])" office:value-type="percentage" office:value="0.269770791041104" calcext:value-type="percentage">
            <text:p>27%</text:p>
          </table:table-cell>
          <table:table-cell table:style-name="ce9" table:formula="of:=AVERAGE([$'Top 10% share'.J29:.J32])" office:value-type="percentage" office:value="0.24163603116533" calcext:value-type="percentage">
            <text:p>24%</text:p>
          </table:table-cell>
          <table:table-cell table:style-name="ce9" table:formula="of:=AVERAGE([$'Top 10% share'.K29:.K32])" office:value-type="percentage" office:value="0.256025974867653" calcext:value-type="percentage">
            <text:p>26%</text:p>
          </table:table-cell>
          <table:table-cell table:style-name="ce9" table:formula="of:=AVERAGE([$'Top 10% share'.H29:.H32])" office:value-type="percentage" office:value="0.232658318071078" calcext:value-type="percentage">
            <text:p>23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9" table:formula="of:=AVERAGE([$'Top 10% share'.O29:.O32])" office:value-type="percentage" office:value="0.265408457677131" calcext:value-type="percentage">
            <text:p>27%</text:p>
          </table:table-cell>
          <table:table-cell table:style-name="ce9" table:formula="of:=AVERAGE([$'Top 10% share'.P29:.P32])" office:value-type="percentage" office:value="0.241900311969327" calcext:value-type="percentage">
            <text:p>24%</text:p>
          </table:table-cell>
          <table:table-cell table:style-name="ce9" table:formula="of:=AVERAGE([$'Top 10% share'.Q29:.Q32])" office:value-type="percentage" office:value="0.251329630632325" calcext:value-type="percentage">
            <text:p>25%</text:p>
          </table:table-cell>
          <table:table-cell table:style-name="ce9" table:formula="of:=AVERAGE([$'Top 10% share'.N29:.N32])" office:value-type="percentage" office:value="0.232586453570744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9" table:formula="of:=AVERAGE([$'Top 10% share'.C33:.C36])" office:value-type="percentage" office:value="0.259109020306517" calcext:value-type="percentage">
            <text:p>26%</text:p>
          </table:table-cell>
          <table:table-cell table:style-name="ce9" table:formula="of:=AVERAGE([$'Top 10% share'.D33:.D36])" office:value-type="percentage" office:value="0.231866714493196" calcext:value-type="percentage">
            <text:p>23%</text:p>
          </table:table-cell>
          <table:table-cell table:style-name="ce9" table:formula="of:=AVERAGE([$'Top 10% share'.E33:.E36])" office:value-type="percentage" office:value="0.247837516418903" calcext:value-type="percentage">
            <text:p>25%</text:p>
          </table:table-cell>
          <table:table-cell table:style-name="ce9" table:formula="of:=AVERAGE([$'Top 10% share'.B33:.B36])" office:value-type="percentage" office:value="0.224423393581579" calcext:value-type="percentage">
            <text:p>22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9" table:formula="of:=AVERAGE([$'Top 10% share'.I33:.I36])" office:value-type="percentage" office:value="0.276512109276114" calcext:value-type="percentage">
            <text:p>28%</text:p>
          </table:table-cell>
          <table:table-cell table:style-name="ce9" table:formula="of:=AVERAGE([$'Top 10% share'.J33:.J36])" office:value-type="percentage" office:value="0.24598264902608" calcext:value-type="percentage">
            <text:p>25%</text:p>
          </table:table-cell>
          <table:table-cell table:style-name="ce9" table:formula="of:=AVERAGE([$'Top 10% share'.K33:.K36])" office:value-type="percentage" office:value="0.262284198873625" calcext:value-type="percentage">
            <text:p>26%</text:p>
          </table:table-cell>
          <table:table-cell table:style-name="ce9" table:formula="of:=AVERAGE([$'Top 10% share'.H33:.H36])" office:value-type="percentage" office:value="0.236807091274538" calcext:value-type="percentage">
            <text:p>24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9" table:formula="of:=AVERAGE([$'Top 10% share'.O33:.O36])" office:value-type="percentage" office:value="0.253578982611423" calcext:value-type="percentage">
            <text:p>25%</text:p>
          </table:table-cell>
          <table:table-cell table:style-name="ce9" table:formula="of:=AVERAGE([$'Top 10% share'.P33:.P36])" office:value-type="percentage" office:value="0.237354081765248" calcext:value-type="percentage">
            <text:p>24%</text:p>
          </table:table-cell>
          <table:table-cell table:style-name="ce9" table:formula="of:=AVERAGE([$'Top 10% share'.Q33:.Q36])" office:value-type="percentage" office:value="0.23954397725827" calcext:value-type="percentage">
            <text:p>24%</text:p>
          </table:table-cell>
          <table:table-cell table:style-name="ce9" table:formula="of:=AVERAGE([$'Top 10% share'.N33:.N36])" office:value-type="percentage" office:value="0.22790893784361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9" table:formula="of:=AVERAGE([$'Top 10% share'.C37:.C40])" office:value-type="percentage" office:value="0.266633190266864" calcext:value-type="percentage">
            <text:p>27%</text:p>
          </table:table-cell>
          <table:table-cell table:style-name="ce9" table:formula="of:=AVERAGE([$'Top 10% share'.D37:.D40])" office:value-type="percentage" office:value="0.238249010243879" calcext:value-type="percentage">
            <text:p>24%</text:p>
          </table:table-cell>
          <table:table-cell table:style-name="ce9" table:formula="of:=AVERAGE([$'Top 10% share'.E37:.E40])" office:value-type="percentage" office:value="0.255244581402929" calcext:value-type="percentage">
            <text:p>26%</text:p>
          </table:table-cell>
          <table:table-cell table:style-name="ce9" table:formula="of:=AVERAGE([$'Top 10% share'.B37:.B40])" office:value-type="percentage" office:value="0.230774413233135" calcext:value-type="percentage">
            <text:p>23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9" table:formula="of:=AVERAGE([$'Top 10% share'.I37:.I40])" office:value-type="percentage" office:value="0.273697720060953" calcext:value-type="percentage">
            <text:p>27%</text:p>
          </table:table-cell>
          <table:table-cell table:style-name="ce9" table:formula="of:=AVERAGE([$'Top 10% share'.J37:.J40])" office:value-type="percentage" office:value="0.247205758970395" calcext:value-type="percentage">
            <text:p>25%</text:p>
          </table:table-cell>
          <table:table-cell table:style-name="ce9" table:formula="of:=AVERAGE([$'Top 10% share'.K37:.K40])" office:value-type="percentage" office:value="0.260542321140322" calcext:value-type="percentage">
            <text:p>26%</text:p>
          </table:table-cell>
          <table:table-cell table:style-name="ce9" table:formula="of:=AVERAGE([$'Top 10% share'.H37:.H40])" office:value-type="percentage" office:value="0.238663571103355" calcext:value-type="percentage">
            <text:p>24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9" table:formula="of:=AVERAGE([$'Top 10% share'.O37:.O40])" office:value-type="percentage" office:value="0.262424551683993" calcext:value-type="percentage">
            <text:p>26%</text:p>
          </table:table-cell>
          <table:table-cell table:style-name="ce9" table:formula="of:=AVERAGE([$'Top 10% share'.P37:.P40])" office:value-type="percentage" office:value="0.240058094939242" calcext:value-type="percentage">
            <text:p>24%</text:p>
          </table:table-cell>
          <table:table-cell table:style-name="ce9" table:formula="of:=AVERAGE([$'Top 10% share'.Q37:.Q40])" office:value-type="percentage" office:value="0.247764118570958" calcext:value-type="percentage">
            <text:p>25%</text:p>
          </table:table-cell>
          <table:table-cell table:style-name="ce9" table:formula="of:=AVERAGE([$'Top 10% share'.N37:.N40])" office:value-type="percentage" office:value="0.23054574314447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9" table:formula="of:=AVERAGE([$'Top 10% share'.C41:.C44])" office:value-type="percentage" office:value="0.269515360079727" calcext:value-type="percentage">
            <text:p>27%</text:p>
          </table:table-cell>
          <table:table-cell table:style-name="ce9" table:formula="of:=AVERAGE([$'Top 10% share'.D41:.D44])" office:value-type="percentage" office:value="0.240296573927142" calcext:value-type="percentage">
            <text:p>24%</text:p>
          </table:table-cell>
          <table:table-cell table:style-name="ce9" table:formula="of:=AVERAGE([$'Top 10% share'.E41:.E44])" office:value-type="percentage" office:value="0.258671814427149" calcext:value-type="percentage">
            <text:p>26%</text:p>
          </table:table-cell>
          <table:table-cell table:style-name="ce9" table:formula="of:=AVERAGE([$'Top 10% share'.B41:.B44])" office:value-type="percentage" office:value="0.233259318311669" calcext:value-type="percentage">
            <text:p>23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9" table:formula="of:=AVERAGE([$'Top 10% share'.I41:.I44])" office:value-type="percentage" office:value="0.281428544258429" calcext:value-type="percentage">
            <text:p>28%</text:p>
          </table:table-cell>
          <table:table-cell table:style-name="ce9" table:formula="of:=AVERAGE([$'Top 10% share'.J41:.J44])" office:value-type="percentage" office:value="0.251651800921881" calcext:value-type="percentage">
            <text:p>25%</text:p>
          </table:table-cell>
          <table:table-cell table:style-name="ce9" table:formula="of:=AVERAGE([$'Top 10% share'.K41:.K44])" office:value-type="percentage" office:value="0.268122250196605" calcext:value-type="percentage">
            <text:p>27%</text:p>
          </table:table-cell>
          <table:table-cell table:style-name="ce9" table:formula="of:=AVERAGE([$'Top 10% share'.H41:.H44])" office:value-type="percentage" office:value="0.24314678244301" calcext:value-type="percentage">
            <text:p>24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9" table:formula="of:=AVERAGE([$'Top 10% share'.O41:.O44])" office:value-type="percentage" office:value="0.267757932805823" calcext:value-type="percentage">
            <text:p>27%</text:p>
          </table:table-cell>
          <table:table-cell table:style-name="ce9" table:formula="of:=AVERAGE([$'Top 10% share'.P41:.P44])" office:value-type="percentage" office:value="0.243626902597542" calcext:value-type="percentage">
            <text:p>24%</text:p>
          </table:table-cell>
          <table:table-cell table:style-name="ce9" table:formula="of:=AVERAGE([$'Top 10% share'.Q41:.Q44])" office:value-type="percentage" office:value="0.253628851722375" calcext:value-type="percentage">
            <text:p>25%</text:p>
          </table:table-cell>
          <table:table-cell table:style-name="ce9" table:formula="of:=AVERAGE([$'Top 10% share'.N41:.N44])" office:value-type="percentage" office:value="0.23458843674455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9" table:formula="of:=AVERAGE([$'Top 10% share'.C45:.C48])" office:value-type="percentage" office:value="0.271580388600745" calcext:value-type="percentage">
            <text:p>27%</text:p>
          </table:table-cell>
          <table:table-cell table:style-name="ce9" table:formula="of:=AVERAGE([$'Top 10% share'.D45:.D48])" office:value-type="percentage" office:value="0.242129659475448" calcext:value-type="percentage">
            <text:p>24%</text:p>
          </table:table-cell>
          <table:table-cell table:style-name="ce9" table:formula="of:=AVERAGE([$'Top 10% share'.E45:.E48])" office:value-type="percentage" office:value="0.261022529612814" calcext:value-type="percentage">
            <text:p>26%</text:p>
          </table:table-cell>
          <table:table-cell table:style-name="ce9" table:formula="of:=AVERAGE([$'Top 10% share'.B45:.B48])" office:value-type="percentage" office:value="0.235322778654636" calcext:value-type="percentage">
            <text:p>24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9" table:formula="of:=AVERAGE([$'Top 10% share'.I45:.I48])" office:value-type="percentage" office:value="0.280759394771225" calcext:value-type="percentage">
            <text:p>28%</text:p>
          </table:table-cell>
          <table:table-cell table:style-name="ce9" table:formula="of:=AVERAGE([$'Top 10% share'.J45:.J48])" office:value-type="percentage" office:value="0.251212355859891" calcext:value-type="percentage">
            <text:p>25%</text:p>
          </table:table-cell>
          <table:table-cell table:style-name="ce9" table:formula="of:=AVERAGE([$'Top 10% share'.K45:.K48])" office:value-type="percentage" office:value="0.267738167769124" calcext:value-type="percentage">
            <text:p>27%</text:p>
          </table:table-cell>
          <table:table-cell table:style-name="ce9" table:formula="of:=AVERAGE([$'Top 10% share'.H45:.H48])" office:value-type="percentage" office:value="0.242985113238438" calcext:value-type="percentage">
            <text:p>24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9" table:formula="of:=AVERAGE([$'Top 10% share'.O45:.O48])" office:value-type="percentage" office:value="0.269917929906955" calcext:value-type="percentage">
            <text:p>27%</text:p>
          </table:table-cell>
          <table:table-cell table:style-name="ce9" table:formula="of:=AVERAGE([$'Top 10% share'.P45:.P48])" office:value-type="percentage" office:value="0.244922873621097" calcext:value-type="percentage">
            <text:p>24%</text:p>
          </table:table-cell>
          <table:table-cell table:style-name="ce9" table:formula="of:=AVERAGE([$'Top 10% share'.Q45:.Q48])" office:value-type="percentage" office:value="0.256942682607283" calcext:value-type="percentage">
            <text:p>26%</text:p>
          </table:table-cell>
          <table:table-cell table:style-name="ce9" table:formula="of:=AVERAGE([$'Top 10% share'.N45:.N48])" office:value-type="percentage" office:value="0.236746634091398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9" table:formula="of:=AVERAGE([$'Top 10% share'.C49:.C52])" office:value-type="percentage" office:value="0.260169113170353" calcext:value-type="percentage">
            <text:p>26%</text:p>
          </table:table-cell>
          <table:table-cell table:style-name="ce9" table:formula="of:=AVERAGE([$'Top 10% share'.D49:.D52])" office:value-type="percentage" office:value="0.236078521188353" calcext:value-type="percentage">
            <text:p>24%</text:p>
          </table:table-cell>
          <table:table-cell table:style-name="ce9" table:formula="of:=AVERAGE([$'Top 10% share'.E49:.E52])" office:value-type="percentage" office:value="0.250405857744464" calcext:value-type="percentage">
            <text:p>25%</text:p>
          </table:table-cell>
          <table:table-cell table:style-name="ce9" table:formula="of:=AVERAGE([$'Top 10% share'.B49:.B52])" office:value-type="percentage" office:value="0.22968714337193" calcext:value-type="percentage">
            <text:p>23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9" table:formula="of:=AVERAGE([$'Top 10% share'.I49:.I52])" office:value-type="percentage" office:value="0.27331727574346" calcext:value-type="percentage">
            <text:p>27%</text:p>
          </table:table-cell>
          <table:table-cell table:style-name="ce9" table:formula="of:=AVERAGE([$'Top 10% share'.J49:.J52])" office:value-type="percentage" office:value="0.247070757549613" calcext:value-type="percentage">
            <text:p>25%</text:p>
          </table:table-cell>
          <table:table-cell table:style-name="ce9" table:formula="of:=AVERAGE([$'Top 10% share'.K49:.K52])" office:value-type="percentage" office:value="0.261280810244165" calcext:value-type="percentage">
            <text:p>26%</text:p>
          </table:table-cell>
          <table:table-cell table:style-name="ce9" table:formula="of:=AVERAGE([$'Top 10% share'.H49:.H52])" office:value-type="percentage" office:value="0.239458106353273" calcext:value-type="percentage">
            <text:p>24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9" table:formula="of:=AVERAGE([$'Top 10% share'.O49:.O52])" office:value-type="percentage" office:value="0.273707089833045" calcext:value-type="percentage">
            <text:p>27%</text:p>
          </table:table-cell>
          <table:table-cell table:style-name="ce9" table:formula="of:=AVERAGE([$'Top 10% share'.P49:.P52])" office:value-type="percentage" office:value="0.248976644137101" calcext:value-type="percentage">
            <text:p>25%</text:p>
          </table:table-cell>
          <table:table-cell table:style-name="ce9" table:formula="of:=AVERAGE([$'Top 10% share'.Q49:.Q52])" office:value-type="percentage" office:value="0.261234160287278" calcext:value-type="percentage">
            <text:p>26%</text:p>
          </table:table-cell>
          <table:table-cell table:style-name="ce9" table:formula="of:=AVERAGE([$'Top 10% share'.N49:.N52])" office:value-type="percentage" office:value="0.241166061646296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9" table:formula="of:=AVERAGE([$'Top 10% share'.C53:.C56])" office:value-type="percentage" office:value="0.262021113417971" calcext:value-type="percentage">
            <text:p>26%</text:p>
          </table:table-cell>
          <table:table-cell table:style-name="ce9" table:formula="of:=AVERAGE([$'Top 10% share'.D53:.D56])" office:value-type="percentage" office:value="0.23822333418149" calcext:value-type="percentage">
            <text:p>24%</text:p>
          </table:table-cell>
          <table:table-cell table:style-name="ce9" table:formula="of:=AVERAGE([$'Top 10% share'.E53:.E56])" office:value-type="percentage" office:value="0.252701916559594" calcext:value-type="percentage">
            <text:p>25%</text:p>
          </table:table-cell>
          <table:table-cell table:style-name="ce9" table:formula="of:=AVERAGE([$'Top 10% share'.B53:.B56])" office:value-type="percentage" office:value="0.232146124177184" calcext:value-type="percentage">
            <text:p>23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9" table:formula="of:=AVERAGE([$'Top 10% share'.I53:.I56])" office:value-type="percentage" office:value="0.282426612764326" calcext:value-type="percentage">
            <text:p>28%</text:p>
          </table:table-cell>
          <table:table-cell table:style-name="ce9" table:formula="of:=AVERAGE([$'Top 10% share'.J53:.J56])" office:value-type="percentage" office:value="0.252431256102318" calcext:value-type="percentage">
            <text:p>25%</text:p>
          </table:table-cell>
          <table:table-cell table:style-name="ce9" table:formula="of:=AVERAGE([$'Top 10% share'.K53:.K56])" office:value-type="percentage" office:value="0.271577844364616" calcext:value-type="percentage">
            <text:p>27%</text:p>
          </table:table-cell>
          <table:table-cell table:style-name="ce9" table:formula="of:=AVERAGE([$'Top 10% share'.H53:.H56])" office:value-type="percentage" office:value="0.245638148217976" calcext:value-type="percentage">
            <text:p>25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9" table:formula="of:=AVERAGE([$'Top 10% share'.O53:.O56])" office:value-type="percentage" office:value="0.262509842046425" calcext:value-type="percentage">
            <text:p>26%</text:p>
          </table:table-cell>
          <table:table-cell table:style-name="ce9" table:formula="of:=AVERAGE([$'Top 10% share'.P53:.P56])" office:value-type="percentage" office:value="0.243507920039933" calcext:value-type="percentage">
            <text:p>24%</text:p>
          </table:table-cell>
          <table:table-cell table:style-name="ce9" table:formula="of:=AVERAGE([$'Top 10% share'.Q53:.Q56])" office:value-type="percentage" office:value="0.251136873625033" calcext:value-type="percentage">
            <text:p>25%</text:p>
          </table:table-cell>
          <table:table-cell table:style-name="ce9" table:formula="of:=AVERAGE([$'Top 10% share'.N53:.N56])" office:value-type="percentage" office:value="0.236271830416641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9" table:formula="of:=AVERAGE([$'Top 10% share'.C57:.C60])" office:value-type="percentage" office:value="0.268567777971492" calcext:value-type="percentage">
            <text:p>27%</text:p>
          </table:table-cell>
          <table:table-cell table:style-name="ce9" table:formula="of:=AVERAGE([$'Top 10% share'.D57:.D60])" office:value-type="percentage" office:value="0.24210810501665" calcext:value-type="percentage">
            <text:p>24%</text:p>
          </table:table-cell>
          <table:table-cell table:style-name="ce9" table:formula="of:=AVERAGE([$'Top 10% share'.E57:.E60])" office:value-type="percentage" office:value="0.260228989313523" calcext:value-type="percentage">
            <text:p>26%</text:p>
          </table:table-cell>
          <table:table-cell table:style-name="ce9" table:formula="of:=AVERAGE([$'Top 10% share'.B57:.B60])" office:value-type="percentage" office:value="0.236721916300445" calcext:value-type="percentage">
            <text:p>24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9" table:formula="of:=AVERAGE([$'Top 10% share'.I57:.I60])" office:value-type="percentage" office:value="0.28144505168272" calcext:value-type="percentage">
            <text:p>28%</text:p>
          </table:table-cell>
          <table:table-cell table:style-name="ce9" table:formula="of:=AVERAGE([$'Top 10% share'.J57:.J60])" office:value-type="percentage" office:value="0.252346137019046" calcext:value-type="percentage">
            <text:p>25%</text:p>
          </table:table-cell>
          <table:table-cell table:style-name="ce9" table:formula="of:=AVERAGE([$'Top 10% share'.K57:.K60])" office:value-type="percentage" office:value="0.270896443034717" calcext:value-type="percentage">
            <text:p>27%</text:p>
          </table:table-cell>
          <table:table-cell table:style-name="ce9" table:formula="of:=AVERAGE([$'Top 10% share'.H57:.H60])" office:value-type="percentage" office:value="0.245755918713474" calcext:value-type="percentage">
            <text:p>25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9" table:formula="of:=AVERAGE([$'Top 10% share'.O57:.O60])" office:value-type="percentage" office:value="0.264856943392517" calcext:value-type="percentage">
            <text:p>26%</text:p>
          </table:table-cell>
          <table:table-cell table:style-name="ce9" table:formula="of:=AVERAGE([$'Top 10% share'.P57:.P60])" office:value-type="percentage" office:value="0.246831872538875" calcext:value-type="percentage">
            <text:p>25%</text:p>
          </table:table-cell>
          <table:table-cell table:style-name="ce9" table:formula="of:=AVERAGE([$'Top 10% share'.Q57:.Q60])" office:value-type="percentage" office:value="0.253364055022846" calcext:value-type="percentage">
            <text:p>25%</text:p>
          </table:table-cell>
          <table:table-cell table:style-name="ce9" table:formula="of:=AVERAGE([$'Top 10% share'.N57:.N60])" office:value-type="percentage" office:value="0.239531889033322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9" table:formula="of:=AVERAGE([$'Top 10% share'.C61:.C64])" office:value-type="percentage" office:value="0.279028589769789" calcext:value-type="percentage">
            <text:p>28%</text:p>
          </table:table-cell>
          <table:table-cell table:style-name="ce9" table:formula="of:=AVERAGE([$'Top 10% share'.D61:.D64])" office:value-type="percentage" office:value="0.247324313676796" calcext:value-type="percentage">
            <text:p>25%</text:p>
          </table:table-cell>
          <table:table-cell table:style-name="ce9" table:formula="of:=AVERAGE([$'Top 10% share'.E61:.E64])" office:value-type="percentage" office:value="0.270982160317885" calcext:value-type="percentage">
            <text:p>27%</text:p>
          </table:table-cell>
          <table:table-cell table:style-name="ce9" table:formula="of:=AVERAGE([$'Top 10% share'.B61:.B64])" office:value-type="percentage" office:value="0.242223341009996" calcext:value-type="percentage">
            <text:p>24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9" table:formula="of:=AVERAGE([$'Top 10% share'.I61:.I64])" office:value-type="percentage" office:value="0.280829059002896" calcext:value-type="percentage">
            <text:p>28%</text:p>
          </table:table-cell>
          <table:table-cell table:style-name="ce9" table:formula="of:=AVERAGE([$'Top 10% share'.J61:.J64])" office:value-type="percentage" office:value="0.257428520256591" calcext:value-type="percentage">
            <text:p>26%</text:p>
          </table:table-cell>
          <table:table-cell table:style-name="ce9" table:formula="of:=AVERAGE([$'Top 10% share'.K61:.K64])" office:value-type="percentage" office:value="0.270652540414999" calcext:value-type="percentage">
            <text:p>27%</text:p>
          </table:table-cell>
          <table:table-cell table:style-name="ce9" table:formula="of:=AVERAGE([$'Top 10% share'.H61:.H64])" office:value-type="percentage" office:value="0.250984009467351" calcext:value-type="percentage">
            <text:p>25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9" table:formula="of:=AVERAGE([$'Top 10% share'.O61:.O64])" office:value-type="percentage" office:value="0.27864074664735" calcext:value-type="percentage">
            <text:p>28%</text:p>
          </table:table-cell>
          <table:table-cell table:style-name="ce9" table:formula="of:=AVERAGE([$'Top 10% share'.P61:.P64])" office:value-type="percentage" office:value="0.254169497712798" calcext:value-type="percentage">
            <text:p>25%</text:p>
          </table:table-cell>
          <table:table-cell table:style-name="ce9" table:formula="of:=AVERAGE([$'Top 10% share'.Q61:.Q64])" office:value-type="percentage" office:value="0.267848648816869" calcext:value-type="percentage">
            <text:p>27%</text:p>
          </table:table-cell>
          <table:table-cell table:style-name="ce9" table:formula="of:=AVERAGE([$'Top 10% share'.N61:.N64])" office:value-type="percentage" office:value="0.247465011229044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9" table:formula="of:=AVERAGE([$'Top 10% share'.C65:.C68])" office:value-type="percentage" office:value="0.290202585915465" calcext:value-type="percentage">
            <text:p>29%</text:p>
          </table:table-cell>
          <table:table-cell table:style-name="ce9" table:formula="of:=AVERAGE([$'Top 10% share'.D65:.D68])" office:value-type="percentage" office:value="0.25063747128365" calcext:value-type="percentage">
            <text:p>25%</text:p>
          </table:table-cell>
          <table:table-cell table:style-name="ce9" table:formula="of:=AVERAGE([$'Top 10% share'.E65:.E68])" office:value-type="percentage" office:value="0.282782166188361" calcext:value-type="percentage">
            <text:p>28%</text:p>
          </table:table-cell>
          <table:table-cell table:style-name="ce9" table:formula="of:=AVERAGE([$'Top 10% share'.B65:.B68])" office:value-type="percentage" office:value="0.246053714557145" calcext:value-type="percentage">
            <text:p>25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9" table:formula="of:=AVERAGE([$'Top 10% share'.I65:.I68])" office:value-type="percentage" office:value="0.286156874486129" calcext:value-type="percentage">
            <text:p>29%</text:p>
          </table:table-cell>
          <table:table-cell table:style-name="ce9" table:formula="of:=AVERAGE([$'Top 10% share'.J65:.J68])" office:value-type="percentage" office:value="0.260371065840574" calcext:value-type="percentage">
            <text:p>26%</text:p>
          </table:table-cell>
          <table:table-cell table:style-name="ce9" table:formula="of:=AVERAGE([$'Top 10% share'.K65:.K68])" office:value-type="percentage" office:value="0.276868917974328" calcext:value-type="percentage">
            <text:p>28%</text:p>
          </table:table-cell>
          <table:table-cell table:style-name="ce9" table:formula="of:=AVERAGE([$'Top 10% share'.H65:.H68])" office:value-type="percentage" office:value="0.254562466955486" calcext:value-type="percentage">
            <text:p>25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9" table:formula="of:=AVERAGE([$'Top 10% share'.O65:.O68])" office:value-type="percentage" office:value="0.290443654298046" calcext:value-type="percentage">
            <text:p>29%</text:p>
          </table:table-cell>
          <table:table-cell table:style-name="ce9" table:formula="of:=AVERAGE([$'Top 10% share'.P65:.P68])" office:value-type="percentage" office:value="0.260403192085155" calcext:value-type="percentage">
            <text:p>26%</text:p>
          </table:table-cell>
          <table:table-cell table:style-name="ce9" table:formula="of:=AVERAGE([$'Top 10% share'.Q65:.Q68])" office:value-type="percentage" office:value="0.280336735531249" calcext:value-type="percentage">
            <text:p>28%</text:p>
          </table:table-cell>
          <table:table-cell table:style-name="ce9" table:formula="of:=AVERAGE([$'Top 10% share'.N65:.N68])" office:value-type="percentage" office:value="0.254297473505499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9" table:formula="of:=AVERAGE([$'Top 10% share'.C69:.C72])" office:value-type="percentage" office:value="0.291675044975928" calcext:value-type="percentage">
            <text:p>29%</text:p>
          </table:table-cell>
          <table:table-cell table:style-name="ce9" table:formula="of:=AVERAGE([$'Top 10% share'.D69:.D72])" office:value-type="percentage" office:value="0.255635284185388" calcext:value-type="percentage">
            <text:p>26%</text:p>
          </table:table-cell>
          <table:table-cell table:style-name="ce9" table:formula="of:=AVERAGE([$'Top 10% share'.E69:.E72])" office:value-type="percentage" office:value="0.285679179475981" calcext:value-type="percentage">
            <text:p>29%</text:p>
          </table:table-cell>
          <table:table-cell table:style-name="ce9" table:formula="of:=AVERAGE([$'Top 10% share'.B69:.B72])" office:value-type="percentage" office:value="0.251887997721291" calcext:value-type="percentage">
            <text:p>25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9" table:formula="of:=AVERAGE([$'Top 10% share'.I69:.I72])" office:value-type="percentage" office:value="0.29200125638159" calcext:value-type="percentage">
            <text:p>29%</text:p>
          </table:table-cell>
          <table:table-cell table:style-name="ce9" table:formula="of:=AVERAGE([$'Top 10% share'.J69:.J72])" office:value-type="percentage" office:value="0.262903684528055" calcext:value-type="percentage">
            <text:p>26%</text:p>
          </table:table-cell>
          <table:table-cell table:style-name="ce9" table:formula="of:=AVERAGE([$'Top 10% share'.K69:.K72])" office:value-type="percentage" office:value="0.284614964755131" calcext:value-type="percentage">
            <text:p>28%</text:p>
          </table:table-cell>
          <table:table-cell table:style-name="ce9" table:formula="of:=AVERAGE([$'Top 10% share'.H69:.H72])" office:value-type="percentage" office:value="0.258373380038283" calcext:value-type="percentage">
            <text:p>26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9" table:formula="of:=AVERAGE([$'Top 10% share'.O69:.O72])" office:value-type="percentage" office:value="0.286560293618774" calcext:value-type="percentage">
            <text:p>29%</text:p>
          </table:table-cell>
          <table:table-cell table:style-name="ce9" table:formula="of:=AVERAGE([$'Top 10% share'.P69:.P72])" office:value-type="percentage" office:value="0.259961754437709" calcext:value-type="percentage">
            <text:p>26%</text:p>
          </table:table-cell>
          <table:table-cell table:style-name="ce9" table:formula="of:=AVERAGE([$'Top 10% share'.Q69:.Q72])" office:value-type="percentage" office:value="0.277995878738763" calcext:value-type="percentage">
            <text:p>28%</text:p>
          </table:table-cell>
          <table:table-cell table:style-name="ce9" table:formula="of:=AVERAGE([$'Top 10% share'.N69:.N72])" office:value-type="percentage" office:value="0.254850163166506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9" table:formula="of:=AVERAGE([$'Top 10% share'.C73:.C76])" office:value-type="percentage" office:value="0.291662839412369" calcext:value-type="percentage">
            <text:p>29%</text:p>
          </table:table-cell>
          <table:table-cell table:style-name="ce9" table:formula="of:=AVERAGE([$'Top 10% share'.D73:.D76])" office:value-type="percentage" office:value="0.256577634605022" calcext:value-type="percentage">
            <text:p>26%</text:p>
          </table:table-cell>
          <table:table-cell table:style-name="ce9" table:formula="of:=AVERAGE([$'Top 10% share'.E73:.E76])" office:value-type="percentage" office:value="0.288258773374693" calcext:value-type="percentage">
            <text:p>29%</text:p>
          </table:table-cell>
          <table:table-cell table:style-name="ce9" table:formula="of:=AVERAGE([$'Top 10% share'.B73:.B76])" office:value-type="percentage" office:value="0.254443065353383" calcext:value-type="percentage">
            <text:p>25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9" table:formula="of:=AVERAGE([$'Top 10% share'.I73:.I76])" office:value-type="percentage" office:value="0.281067127409088" calcext:value-type="percentage">
            <text:p>28%</text:p>
          </table:table-cell>
          <table:table-cell table:style-name="ce9" table:formula="of:=AVERAGE([$'Top 10% share'.J73:.J76])" office:value-type="percentage" office:value="0.253431718091261" calcext:value-type="percentage">
            <text:p>25%</text:p>
          </table:table-cell>
          <table:table-cell table:style-name="ce9" table:formula="of:=AVERAGE([$'Top 10% share'.K73:.K76])" office:value-type="percentage" office:value="0.276525054352149" calcext:value-type="percentage">
            <text:p>28%</text:p>
          </table:table-cell>
          <table:table-cell table:style-name="ce9" table:formula="of:=AVERAGE([$'Top 10% share'.H73:.H76])" office:value-type="percentage" office:value="0.250650658325438" calcext:value-type="percentage">
            <text:p>25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9" table:formula="of:=AVERAGE([$'Top 10% share'.O73:.O76])" office:value-type="percentage" office:value="0.299550033571342" calcext:value-type="percentage">
            <text:p>30%</text:p>
          </table:table-cell>
          <table:table-cell table:style-name="ce9" table:formula="of:=AVERAGE([$'Top 10% share'.P73:.P76])" office:value-type="percentage" office:value="0.266534951486318" calcext:value-type="percentage">
            <text:p>27%</text:p>
          </table:table-cell>
          <table:table-cell table:style-name="ce9" table:formula="of:=AVERAGE([$'Top 10% share'.Q73:.Q76])" office:value-type="percentage" office:value="0.292813993109817" calcext:value-type="percentage">
            <text:p>29%</text:p>
          </table:table-cell>
          <table:table-cell table:style-name="ce9" table:formula="of:=AVERAGE([$'Top 10% share'.N73:.N76])" office:value-type="percentage" office:value="0.262600484679836" calcext:value-type="percentage">
            <text:p>26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9" table:formula="of:=AVERAGE([$'Top 10% share'.C77:.C80])" office:value-type="percentage" office:value="0.289653110095638" calcext:value-type="percentage">
            <text:p>29%</text:p>
          </table:table-cell>
          <table:table-cell table:style-name="ce9" table:formula="of:=AVERAGE([$'Top 10% share'.D77:.D80])" office:value-type="percentage" office:value="0.253595882008026" calcext:value-type="percentage">
            <text:p>25%</text:p>
          </table:table-cell>
          <table:table-cell table:style-name="ce9" table:formula="of:=AVERAGE([$'Top 10% share'.E77:.E80])" office:value-type="percentage" office:value="0.287745466632787" calcext:value-type="percentage">
            <text:p>29%</text:p>
          </table:table-cell>
          <table:table-cell table:style-name="ce9" table:formula="of:=AVERAGE([$'Top 10% share'.B77:.B80])" office:value-type="percentage" office:value="0.252406955489431" calcext:value-type="percentage">
            <text:p>25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9" table:formula="of:=AVERAGE([$'Top 10% share'.I77:.I80])" office:value-type="percentage" office:value="0.301913902041205" calcext:value-type="percentage">
            <text:p>30%</text:p>
          </table:table-cell>
          <table:table-cell table:style-name="ce9" table:formula="of:=AVERAGE([$'Top 10% share'.J77:.J80])" office:value-type="percentage" office:value="0.261028824585459" calcext:value-type="percentage">
            <text:p>26%</text:p>
          </table:table-cell>
          <table:table-cell table:style-name="ce9" table:formula="of:=AVERAGE([$'Top 10% share'.K77:.K80])" office:value-type="percentage" office:value="0.297307759567822" calcext:value-type="percentage">
            <text:p>30%</text:p>
          </table:table-cell>
          <table:table-cell table:style-name="ce9" table:formula="of:=AVERAGE([$'Top 10% share'.H77:.H80])" office:value-type="percentage" office:value="0.258369893459017" calcext:value-type="percentage">
            <text:p>26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9" table:formula="of:=AVERAGE([$'Top 10% share'.O77:.O80])" office:value-type="percentage" office:value="0.293296385240903" calcext:value-type="percentage">
            <text:p>29%</text:p>
          </table:table-cell>
          <table:table-cell table:style-name="ce9" table:formula="of:=AVERAGE([$'Top 10% share'.P77:.P80])" office:value-type="percentage" office:value="0.265130796263617" calcext:value-type="percentage">
            <text:p>27%</text:p>
          </table:table-cell>
          <table:table-cell table:style-name="ce9" table:formula="of:=AVERAGE([$'Top 10% share'.Q77:.Q80])" office:value-type="percentage" office:value="0.28840933742806" calcext:value-type="percentage">
            <text:p>29%</text:p>
          </table:table-cell>
          <table:table-cell table:style-name="ce9" table:formula="of:=AVERAGE([$'Top 10% share'.N77:.N80])" office:value-type="percentage" office:value="0.262240302264495" calcext:value-type="percentage">
            <text:p>26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9" table:formula="of:=AVERAGE([$'Top 10% share'.C81:.C84])" office:value-type="percentage" office:value="0.28988239644874" calcext:value-type="percentage">
            <text:p>29%</text:p>
          </table:table-cell>
          <table:table-cell table:style-name="ce9" table:formula="of:=AVERAGE([$'Top 10% share'.D81:.D84])" office:value-type="percentage" office:value="0.252775303282363" calcext:value-type="percentage">
            <text:p>25%</text:p>
          </table:table-cell>
          <table:table-cell table:style-name="ce9" table:formula="of:=AVERAGE([$'Top 10% share'.E81:.E84])" office:value-type="percentage" office:value="0.288107653541852" calcext:value-type="percentage">
            <text:p>29%</text:p>
          </table:table-cell>
          <table:table-cell table:style-name="ce9" table:formula="of:=AVERAGE([$'Top 10% share'.B81:.B84])" office:value-type="percentage" office:value="0.251648355967155" calcext:value-type="percentage">
            <text:p>25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9" table:formula="of:=AVERAGE([$'Top 10% share'.I81:.I84])" office:value-type="percentage" office:value="0.303567296206497" calcext:value-type="percentage">
            <text:p>30%</text:p>
          </table:table-cell>
          <table:table-cell table:style-name="ce9" table:formula="of:=AVERAGE([$'Top 10% share'.J81:.J84])" office:value-type="percentage" office:value="0.2560240702782" calcext:value-type="percentage">
            <text:p>26%</text:p>
          </table:table-cell>
          <table:table-cell table:style-name="ce9" table:formula="of:=AVERAGE([$'Top 10% share'.K81:.K84])" office:value-type="percentage" office:value="0.299536201383754" calcext:value-type="percentage">
            <text:p>30%</text:p>
          </table:table-cell>
          <table:table-cell table:style-name="ce9" table:formula="of:=AVERAGE([$'Top 10% share'.H81:.H84])" office:value-type="percentage" office:value="0.253776749552744" calcext:value-type="percentage">
            <text:p>25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9" table:formula="of:=AVERAGE([$'Top 10% share'.O81:.O84])" office:value-type="percentage" office:value="0.310368104934361" calcext:value-type="percentage">
            <text:p>31%</text:p>
          </table:table-cell>
          <table:table-cell table:style-name="ce9" table:formula="of:=AVERAGE([$'Top 10% share'.P81:.P84])" office:value-type="percentage" office:value="0.268750796900507" calcext:value-type="percentage">
            <text:p>27%</text:p>
          </table:table-cell>
          <table:table-cell table:style-name="ce9" table:formula="of:=AVERAGE([$'Top 10% share'.Q81:.Q84])" office:value-type="percentage" office:value="0.306995000994432" calcext:value-type="percentage">
            <text:p>31%</text:p>
          </table:table-cell>
          <table:table-cell table:style-name="ce9" table:formula="of:=AVERAGE([$'Top 10% share'.N81:.N84])" office:value-type="percentage" office:value="0.266827818526084" calcext:value-type="percentage">
            <text:p>27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9" table:formula="of:=AVERAGE([$'Top 10% share'.C85:.C88])" office:value-type="percentage" office:value="0.296403886937492" calcext:value-type="percentage">
            <text:p>30%</text:p>
          </table:table-cell>
          <table:table-cell table:style-name="ce9" table:formula="of:=AVERAGE([$'Top 10% share'.D85:.D88])" office:value-type="percentage" office:value="0.253646951499809" calcext:value-type="percentage">
            <text:p>25%</text:p>
          </table:table-cell>
          <table:table-cell table:style-name="ce9" table:formula="of:=AVERAGE([$'Top 10% share'.E85:.E88])" office:value-type="percentage" office:value="0.294682054206578" calcext:value-type="percentage">
            <text:p>29%</text:p>
          </table:table-cell>
          <table:table-cell table:style-name="ce9" table:formula="of:=AVERAGE([$'Top 10% share'.B85:.B88])" office:value-type="percentage" office:value="0.252581526885259" calcext:value-type="percentage">
            <text:p>25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9" table:formula="of:=AVERAGE([$'Top 10% share'.I85:.I88])" office:value-type="percentage" office:value="0.307516871904948" calcext:value-type="percentage">
            <text:p>31%</text:p>
          </table:table-cell>
          <table:table-cell table:style-name="ce9" table:formula="of:=AVERAGE([$'Top 10% share'.J85:.J88])" office:value-type="percentage" office:value="0.258784570897451" calcext:value-type="percentage">
            <text:p>26%</text:p>
          </table:table-cell>
          <table:table-cell table:style-name="ce9" table:formula="of:=AVERAGE([$'Top 10% share'.K85:.K88])" office:value-type="percentage" office:value="0.304206008799622" calcext:value-type="percentage">
            <text:p>30%</text:p>
          </table:table-cell>
          <table:table-cell table:style-name="ce9" table:formula="of:=AVERAGE([$'Top 10% share'.H85:.H88])" office:value-type="percentage" office:value="0.256970402556266" calcext:value-type="percentage">
            <text:p>26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9" table:formula="of:=AVERAGE([$'Top 10% share'.O85:.O88])" office:value-type="percentage" office:value="0.325624169452113" calcext:value-type="percentage">
            <text:p>33%</text:p>
          </table:table-cell>
          <table:table-cell table:style-name="ce9" table:formula="of:=AVERAGE([$'Top 10% share'.P85:.P88])" office:value-type="percentage" office:value="0.278487973262621" calcext:value-type="percentage">
            <text:p>28%</text:p>
          </table:table-cell>
          <table:table-cell table:style-name="ce9" table:formula="of:=AVERAGE([$'Top 10% share'.Q85:.Q88])" office:value-type="percentage" office:value="0.323655896786527" calcext:value-type="percentage">
            <text:p>32%</text:p>
          </table:table-cell>
          <table:table-cell table:style-name="ce9" table:formula="of:=AVERAGE([$'Top 10% share'.N85:.N88])" office:value-type="percentage" office:value="0.277401287977611" calcext:value-type="percentage">
            <text:p>28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9" table:formula="of:=AVERAGE([$'Top 10% share'.C89:.C92])" office:value-type="percentage" office:value="0.331006871166717" calcext:value-type="percentage">
            <text:p>33%</text:p>
          </table:table-cell>
          <table:table-cell table:style-name="ce9" table:formula="of:=AVERAGE([$'Top 10% share'.D89:.D92])" office:value-type="percentage" office:value="0.270792603118486" calcext:value-type="percentage">
            <text:p>27%</text:p>
          </table:table-cell>
          <table:table-cell table:style-name="ce9" table:formula="of:=AVERAGE([$'Top 10% share'.E89:.E92])" office:value-type="percentage" office:value="0.329134812660237" calcext:value-type="percentage">
            <text:p>33%</text:p>
          </table:table-cell>
          <table:table-cell table:style-name="ce9" table:formula="of:=AVERAGE([$'Top 10% share'.B89:.B92])" office:value-type="percentage" office:value="0.269679897426445" calcext:value-type="percentage">
            <text:p>27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9" table:formula="of:=AVERAGE([$'Top 10% share'.I89:.I92])" office:value-type="percentage" office:value="0.313173914280566" calcext:value-type="percentage">
            <text:p>31%</text:p>
          </table:table-cell>
          <table:table-cell table:style-name="ce9" table:formula="of:=AVERAGE([$'Top 10% share'.J89:.J92])" office:value-type="percentage" office:value="0.257685890819128" calcext:value-type="percentage">
            <text:p>26%</text:p>
          </table:table-cell>
          <table:table-cell table:style-name="ce9" table:formula="of:=AVERAGE([$'Top 10% share'.K89:.K92])" office:value-type="percentage" office:value="0.310437201592725" calcext:value-type="percentage">
            <text:p>31%</text:p>
          </table:table-cell>
          <table:table-cell table:style-name="ce9" table:formula="of:=AVERAGE([$'Top 10% share'.H89:.H92])" office:value-type="percentage" office:value="0.256249171549388" calcext:value-type="percentage">
            <text:p>26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9" table:formula="of:=AVERAGE([$'Top 10% share'.O89:.O92])" office:value-type="percentage" office:value="0.337507871029819" calcext:value-type="percentage">
            <text:p>34%</text:p>
          </table:table-cell>
          <table:table-cell table:style-name="ce9" table:formula="of:=AVERAGE([$'Top 10% share'.P89:.P92])" office:value-type="percentage" office:value="0.28139977204918" calcext:value-type="percentage">
            <text:p>28%</text:p>
          </table:table-cell>
          <table:table-cell table:style-name="ce9" table:formula="of:=AVERAGE([$'Top 10% share'.Q89:.Q92])" office:value-type="percentage" office:value="0.335597593419529" calcext:value-type="percentage">
            <text:p>34%</text:p>
          </table:table-cell>
          <table:table-cell table:style-name="ce9" table:formula="of:=AVERAGE([$'Top 10% share'.N89:.N92])" office:value-type="percentage" office:value="0.280357852303202" calcext:value-type="percentage">
            <text:p>28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9" table:formula="of:=AVERAGE([$'Top 10% share'.C93:.C96])" office:value-type="percentage" office:value="0.32719698325055" calcext:value-type="percentage">
            <text:p>33%</text:p>
          </table:table-cell>
          <table:table-cell table:style-name="ce9" table:formula="of:=AVERAGE([$'Top 10% share'.D93:.D96])" office:value-type="percentage" office:value="0.262152812571145" calcext:value-type="percentage">
            <text:p>26%</text:p>
          </table:table-cell>
          <table:table-cell table:style-name="ce9" table:formula="of:=AVERAGE([$'Top 10% share'.E93:.E96])" office:value-type="percentage" office:value="0.325785000902748" calcext:value-type="percentage">
            <text:p>33%</text:p>
          </table:table-cell>
          <table:table-cell table:style-name="ce9" table:formula="of:=AVERAGE([$'Top 10% share'.B93:.B96])" office:value-type="percentage" office:value="0.261340528899648" calcext:value-type="percentage">
            <text:p>26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9" table:formula="of:=AVERAGE([$'Top 10% share'.I93:.I96])" office:value-type="percentage" office:value="0.343720597812351" calcext:value-type="percentage">
            <text:p>34%</text:p>
          </table:table-cell>
          <table:table-cell table:style-name="ce9" table:formula="of:=AVERAGE([$'Top 10% share'.J93:.J96])" office:value-type="percentage" office:value="0.272612871589201" calcext:value-type="percentage">
            <text:p>27%</text:p>
          </table:table-cell>
          <table:table-cell table:style-name="ce9" table:formula="of:=AVERAGE([$'Top 10% share'.K93:.K96])" office:value-type="percentage" office:value="0.341087829206133" calcext:value-type="percentage">
            <text:p>34%</text:p>
          </table:table-cell>
          <table:table-cell table:style-name="ce9" table:formula="of:=AVERAGE([$'Top 10% share'.H93:.H96])" office:value-type="percentage" office:value="0.27132766920326" calcext:value-type="percentage">
            <text:p>27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9" table:formula="of:=AVERAGE([$'Top 10% share'.O93:.O96])" office:value-type="percentage" office:value="0.328684830998162" calcext:value-type="percentage">
            <text:p>33%</text:p>
          </table:table-cell>
          <table:table-cell table:style-name="ce9" table:formula="of:=AVERAGE([$'Top 10% share'.P93:.P96])" office:value-type="percentage" office:value="0.277120929935507" calcext:value-type="percentage">
            <text:p>28%</text:p>
          </table:table-cell>
          <table:table-cell table:style-name="ce9" table:formula="of:=AVERAGE([$'Top 10% share'.Q93:.Q96])" office:value-type="percentage" office:value="0.326591119887911" calcext:value-type="percentage">
            <text:p>33%</text:p>
          </table:table-cell>
          <table:table-cell table:style-name="ce9" table:formula="of:=AVERAGE([$'Top 10% share'.N93:.N96])" office:value-type="percentage" office:value="0.275991100357159" calcext:value-type="percentage">
            <text:p>28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9" table:formula="of:=AVERAGE([$'Top 10% share'.C97:.C100])" office:value-type="percentage" office:value="0.31017705438376" calcext:value-type="percentage">
            <text:p>31%</text:p>
          </table:table-cell>
          <table:table-cell table:style-name="ce9" table:formula="of:=AVERAGE([$'Top 10% share'.D97:.D100])" office:value-type="percentage" office:value="0.251712332555581" calcext:value-type="percentage">
            <text:p>25%</text:p>
          </table:table-cell>
          <table:table-cell table:style-name="ce9" table:formula="of:=AVERAGE([$'Top 10% share'.E97:.E100])" office:value-type="percentage" office:value="0.308697764381484" calcext:value-type="percentage">
            <text:p>31%</text:p>
          </table:table-cell>
          <table:table-cell table:style-name="ce9" table:formula="of:=AVERAGE([$'Top 10% share'.B97:.B100])" office:value-type="percentage" office:value="0.250873389753844" calcext:value-type="percentage">
            <text:p>25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9" table:formula="of:=AVERAGE([$'Top 10% share'.I97:.I100])" office:value-type="percentage" office:value="0.335444536444729" calcext:value-type="percentage">
            <text:p>34%</text:p>
          </table:table-cell>
          <table:table-cell table:style-name="ce9" table:formula="of:=AVERAGE([$'Top 10% share'.J97:.J100])" office:value-type="percentage" office:value="0.263624077033312" calcext:value-type="percentage">
            <text:p>26%</text:p>
          </table:table-cell>
          <table:table-cell table:style-name="ce9" table:formula="of:=AVERAGE([$'Top 10% share'.K97:.K100])" office:value-type="percentage" office:value="0.331765511228266" calcext:value-type="percentage">
            <text:p>33%</text:p>
          </table:table-cell>
          <table:table-cell table:style-name="ce9" table:formula="of:=AVERAGE([$'Top 10% share'.H97:.H100])" office:value-type="percentage" office:value="0.261830311986354" calcext:value-type="percentage">
            <text:p>26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9" table:formula="of:=AVERAGE([$'Top 10% share'.O97:.O100])" office:value-type="percentage" office:value="0.310493433735928" calcext:value-type="percentage">
            <text:p>31%</text:p>
          </table:table-cell>
          <table:table-cell table:style-name="ce9" table:formula="of:=AVERAGE([$'Top 10% share'.P97:.P100])" office:value-type="percentage" office:value="0.271870592115585" calcext:value-type="percentage">
            <text:p>27%</text:p>
          </table:table-cell>
          <table:table-cell table:style-name="ce9" table:formula="of:=AVERAGE([$'Top 10% share'.Q97:.Q100])" office:value-type="percentage" office:value="0.309656705339737" calcext:value-type="percentage">
            <text:p>31%</text:p>
          </table:table-cell>
          <table:table-cell table:style-name="ce9" table:formula="of:=AVERAGE([$'Top 10% share'.N97:.N100])" office:value-type="percentage" office:value="0.271415166014573" calcext:value-type="percentage">
            <text:p>27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9" table:formula="of:=AVERAGE([$'Top 10% share'.C101:.C104])" office:value-type="percentage" office:value="0.316729743683621" calcext:value-type="percentage">
            <text:p>32%</text:p>
          </table:table-cell>
          <table:table-cell table:style-name="ce9" table:formula="of:=AVERAGE([$'Top 10% share'.D101:.D104])" office:value-type="percentage" office:value="0.250349362795187" calcext:value-type="percentage">
            <text:p>25%</text:p>
          </table:table-cell>
          <table:table-cell table:style-name="ce9" table:formula="of:=AVERAGE([$'Top 10% share'.E101:.E104])" office:value-type="percentage" office:value="0.31533469046906" calcext:value-type="percentage">
            <text:p>32%</text:p>
          </table:table-cell>
          <table:table-cell table:style-name="ce9" table:formula="of:=AVERAGE([$'Top 10% share'.B101:.B104])" office:value-type="percentage" office:value="0.249581914930225" calcext:value-type="percentage">
            <text:p>25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9" table:formula="of:=AVERAGE([$'Top 10% share'.I101:.I104])" office:value-type="percentage" office:value="0.354164293784748" calcext:value-type="percentage">
            <text:p>35%</text:p>
          </table:table-cell>
          <table:table-cell table:style-name="ce9" table:formula="of:=AVERAGE([$'Top 10% share'.J101:.J104])" office:value-type="percentage" office:value="0.269973026607144" calcext:value-type="percentage">
            <text:p>27%</text:p>
          </table:table-cell>
          <table:table-cell table:style-name="ce9" table:formula="of:=AVERAGE([$'Top 10% share'.K101:.K104])" office:value-type="percentage" office:value="0.351765900395185" calcext:value-type="percentage">
            <text:p>35%</text:p>
          </table:table-cell>
          <table:table-cell table:style-name="ce9" table:formula="of:=AVERAGE([$'Top 10% share'.H101:.H104])" office:value-type="percentage" office:value="0.268810534023555" calcext:value-type="percentage">
            <text:p>27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9" table:formula="of:=AVERAGE([$'Top 10% share'.O101:.O104])" office:value-type="percentage" office:value="0.315087612256647" calcext:value-type="percentage">
            <text:p>32%</text:p>
          </table:table-cell>
          <table:table-cell table:style-name="ce9" table:formula="of:=AVERAGE([$'Top 10% share'.P101:.P104])" office:value-type="percentage" office:value="0.265344597142312" calcext:value-type="percentage">
            <text:p>27%</text:p>
          </table:table-cell>
          <table:table-cell table:style-name="ce9" table:formula="of:=AVERAGE([$'Top 10% share'.Q101:.Q104])" office:value-type="percentage" office:value="0.314277281082166" calcext:value-type="percentage">
            <text:p>31%</text:p>
          </table:table-cell>
          <table:table-cell table:style-name="ce9" table:formula="of:=AVERAGE([$'Top 10% share'.N101:.N104])" office:value-type="percentage" office:value="0.264924712385779" calcext:value-type="percentage">
            <text:p>26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9" table:formula="of:=AVERAGE([$'Top 10% share'.C105:.C108])" office:value-type="percentage" office:value="0.324386586746334" calcext:value-type="percentage">
            <text:p>32%</text:p>
          </table:table-cell>
          <table:table-cell table:style-name="ce10" table:formula="of:=AVERAGE([$'Top 10% share'.D105:.D108])" office:value-type="percentage" office:value="0.257536437831115" calcext:value-type="percentage">
            <text:p>25,8%</text:p>
          </table:table-cell>
          <table:table-cell table:style-name="ce9" table:formula="of:=AVERAGE([$'Top 10% share'.E105:.E108])" office:value-type="percentage" office:value="0.323081155358079" calcext:value-type="percentage">
            <text:p>32%</text:p>
          </table:table-cell>
          <table:table-cell table:style-name="ce9" table:formula="of:=AVERAGE([$'Top 10% share'.B105:.B108])" office:value-type="percentage" office:value="0.256816123350715" calcext:value-type="percentage">
            <text:p>26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Top 10% share'.I105:.I108])" office:value-type="percentage" office:value="0.344425021881241" calcext:value-type="percentage">
            <text:p>34,44%</text:p>
          </table:table-cell>
          <table:table-cell table:style-name="ce11" table:formula="of:=AVERAGE([$'Top 10% share'.J105:.J108])" office:value-type="percentage" office:value="0.26330014723838" calcext:value-type="percentage">
            <text:p>26,33%</text:p>
          </table:table-cell>
          <table:table-cell table:style-name="ce9" table:formula="of:=AVERAGE([$'Top 10% share'.K105:.K108])" office:value-type="percentage" office:value="0.342648446981174" calcext:value-type="percentage">
            <text:p>34%</text:p>
          </table:table-cell>
          <table:table-cell table:style-name="ce9" table:formula="of:=AVERAGE([$'Top 10% share'.H105:.H108])" office:value-type="percentage" office:value="0.262447259718609" calcext:value-type="percentage">
            <text:p>26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9" table:formula="of:=AVERAGE([$'Top 10% share'.O105:.O108])" office:value-type="percentage" office:value="0.300302412985176" calcext:value-type="percentage">
            <text:p>30%</text:p>
          </table:table-cell>
          <table:table-cell table:style-name="ce9" table:formula="of:=AVERAGE([$'Top 10% share'.P105:.P108])" office:value-type="percentage" office:value="0.266386266221226" calcext:value-type="percentage">
            <text:p>27%</text:p>
          </table:table-cell>
          <table:table-cell table:style-name="ce9" table:formula="of:=AVERAGE([$'Top 10% share'.Q105:.Q108])" office:value-type="percentage" office:value="0.299320011660696" calcext:value-type="percentage">
            <text:p>30%</text:p>
          </table:table-cell>
          <table:table-cell table:style-name="ce9" table:formula="of:=AVERAGE([$'Top 10% share'.N105:.N108])" office:value-type="percentage" office:value="0.265860008373406" calcext:value-type="percentage">
            <text:p>27%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>
          <table:table-cell>
            <draw:frame table:end-cell-address="'Top 10% share yearly'.D61" table:end-x="41.11mm" table:end-y="3.6mm" draw:z-index="1" draw:name="Chart 4" draw:style-name="gr1" draw:text-style-name="P1" svg:width="214.98mm" svg:height="152.01mm" svg:x="0.75mm" svg:y="5.05mm">
              <draw:object draw:notify-on-update-of-ranges="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 'Top 10% share yearly'.A4:'Top 10% share yearly'.A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3.19mm" table:end-y="3.25mm" draw:z-index="0" draw:name="Chart 2" draw:style-name="gr1" draw:text-style-name="P1" svg:width="208.61mm" svg:height="152.02mm" svg:x="42.55mm" svg:y="4.69mm">
              <draw:object draw:notify-on-update-of-ranges="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 'Top 10% share yearly'.F4:'Top 10% share yearly'.F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14.65mm" table:end-y="2.54mm" draw:z-index="2" draw:name="Chart 5" draw:style-name="gr1" draw:text-style-name="P1" svg:width="204.87mm" svg:height="152.02mm" svg:x="7.1mm" svg:y="3.98mm">
              <draw:object draw:notify-on-update-of-ranges="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 'Top 10% share yearly'.K4:'Top 10% share yearly'.K3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2"/>
        <table:table-column table:style-name="co1" table:number-columns-repeated="4" table:default-cell-style-name="Default"/>
        <table:table-column table:style-name="co7" table:default-cell-style-name="ce2"/>
        <table:table-column table:style-name="co1" table:number-columns-repeated="101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8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 table:number-columns-repeated="100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0326108691" calcext:value-type="float">
            <text:p>0,0326108691</text:p>
          </table:table-cell>
          <table:table-cell table:style-name="ce3" office:value-type="float" office:value="0.0261696348" calcext:value-type="float">
            <text:p>0,0261696348</text:p>
          </table:table-cell>
          <table:table-cell table:style-name="ce3" office:value-type="float" office:value="0.0269383028" calcext:value-type="float">
            <text:p>0,0269383028</text:p>
          </table:table-cell>
          <table:table-cell table:style-name="ce3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 table:number-columns-repeated="1009"/>
        </table:table-row>
        <table:table-row table:style-name="ro1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high.N2]" office:value-type="float" office:value="0.0314869324702347" calcext:value-type="float">
            <text:p>0,0314869325</text:p>
          </table:table-cell>
          <table:table-cell table:style-name="ce3" table:formula="of:=[$Redistribution_high.O2]" office:value-type="float" office:value="0.0262172747434197" calcext:value-type="float">
            <text:p>0,0262172747</text:p>
          </table:table-cell>
          <table:table-cell table:style-name="ce3" table:formula="of:=[$Redistribution_high.P2]" office:value-type="float" office:value="0.0236978525400559" calcext:value-type="float">
            <text:p>0,0236978525</text:p>
          </table:table-cell>
          <table:table-cell table:style-name="ce3" table:formula="of:=[$Redistribution_high.Q2]" office:value-type="float" office:value="0.0362960895108972" calcext:value-type="float">
            <text:p>0,0362960895</text:p>
          </table:table-cell>
          <table:table-cell/>
          <table:table-cell table:style-name="ce3" table:formula="of:=[$Redistribution_central.N2]" office:value-type="float" office:value="0.0314869324702347" calcext:value-type="float">
            <text:p>0,0314869325</text:p>
          </table:table-cell>
          <table:table-cell table:style-name="ce3" table:formula="of:=[$Redistribution_central.O2]" office:value-type="float" office:value="0.0262172747434197" calcext:value-type="float">
            <text:p>0,0262172747</text:p>
          </table:table-cell>
          <table:table-cell table:style-name="ce3" table:formula="of:=[$Redistribution_central.P2]" office:value-type="float" office:value="0.0236978525400559" calcext:value-type="float">
            <text:p>0,0236978525</text:p>
          </table:table-cell>
          <table:table-cell table:style-name="ce3" table:formula="of:=[$Redistribution_central.Q2]" office:value-type="float" office:value="0.0362960895108972" calcext:value-type="float">
            <text:p>0,0362960895</text:p>
          </table:table-cell>
          <table:table-cell/>
          <table:table-cell table:style-name="ce3" table:formula="of:=[$redistribution_low.N2]" office:value-type="float" office:value="0.0314869324702347" calcext:value-type="float">
            <text:p>0,0314869325</text:p>
          </table:table-cell>
          <table:table-cell table:style-name="ce3" table:formula="of:=[$redistribution_low.O2]" office:value-type="float" office:value="0.0262172747434197" calcext:value-type="float">
            <text:p>0,0262172747</text:p>
          </table:table-cell>
          <table:table-cell table:style-name="ce3" table:formula="of:=[$redistribution_low.P2]" office:value-type="float" office:value="0.0236978525400559" calcext:value-type="float">
            <text:p>0,0236978525</text:p>
          </table:table-cell>
          <table:table-cell table:style-name="ce3" table:formula="of:=[$redistribution_low.Q2]" office:value-type="float" office:value="0.0362960895108972" calcext:value-type="float">
            <text:p>0,0362960895</text:p>
          </table:table-cell>
          <table:table-cell table:number-columns-repeated="1009"/>
        </table:table-row>
        <table:table-row table:style-name="ro1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high.N3]" office:value-type="float" office:value="0.0342368816999756" calcext:value-type="float">
            <text:p>0,0342368817</text:p>
          </table:table-cell>
          <table:table-cell table:style-name="ce3" table:formula="of:=[$Redistribution_high.O3]" office:value-type="float" office:value="0.0282245464696407" calcext:value-type="float">
            <text:p>0,0282245465</text:p>
          </table:table-cell>
          <table:table-cell table:style-name="ce3" table:formula="of:=[$Redistribution_high.P3]" office:value-type="float" office:value="0.0257265697541221" calcext:value-type="float">
            <text:p>0,0257265698</text:p>
          </table:table-cell>
          <table:table-cell table:style-name="ce3" table:formula="of:=[$Redistribution_high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central.N3]" office:value-type="float" office:value="0.0342368816999756" calcext:value-type="float">
            <text:p>0,0342368817</text:p>
          </table:table-cell>
          <table:table-cell table:style-name="ce3" table:formula="of:=[$Redistribution_central.O3]" office:value-type="float" office:value="0.0282245464696407" calcext:value-type="float">
            <text:p>0,0282245465</text:p>
          </table:table-cell>
          <table:table-cell table:style-name="ce3" table:formula="of:=[$Redistribution_central.P3]" office:value-type="float" office:value="0.0257265697541221" calcext:value-type="float">
            <text:p>0,0257265698</text:p>
          </table:table-cell>
          <table:table-cell table:style-name="ce3" table:formula="of:=[$Redistribution_central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low.N3]" office:value-type="float" office:value="0.0342368816999756" calcext:value-type="float">
            <text:p>0,0342368817</text:p>
          </table:table-cell>
          <table:table-cell table:style-name="ce3" table:formula="of:=[$redistribution_low.O3]" office:value-type="float" office:value="0.0282245464696407" calcext:value-type="float">
            <text:p>0,0282245465</text:p>
          </table:table-cell>
          <table:table-cell table:style-name="ce3" table:formula="of:=[$redistribution_low.P3]" office:value-type="float" office:value="0.0257265697541221" calcext:value-type="float">
            <text:p>0,0257265698</text:p>
          </table:table-cell>
          <table:table-cell table:style-name="ce3" table:formula="of:=[$redistribution_low.Q3]" office:value-type="float" office:value="0.039520313948544" calcext:value-type="float">
            <text:p>0,0395203139</text:p>
          </table:table-cell>
          <table:table-cell table:number-columns-repeated="1009"/>
        </table:table-row>
        <table:table-row table:style-name="ro1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high.N4]" office:value-type="float" office:value="0.0370621664042102" calcext:value-type="float">
            <text:p>0,0370621664</text:p>
          </table:table-cell>
          <table:table-cell table:style-name="ce3" table:formula="of:=[$Redistribution_high.O4]" office:value-type="float" office:value="0.0266383087031445" calcext:value-type="float">
            <text:p>0,0266383087</text:p>
          </table:table-cell>
          <table:table-cell table:style-name="ce3" table:formula="of:=[$Redistribution_high.P4]" office:value-type="float" office:value="0.0271180622391379" calcext:value-type="float">
            <text:p>0,0271180622</text:p>
          </table:table-cell>
          <table:table-cell table:style-name="ce3" table:formula="of:=[$Redistribution_high.Q4]" office:value-type="float" office:value="0.0397244730695759" calcext:value-type="float">
            <text:p>0,0397244731</text:p>
          </table:table-cell>
          <table:table-cell/>
          <table:table-cell table:style-name="ce3" table:formula="of:=[$Redistribution_central.N4]" office:value-type="float" office:value="0.0370621664042102" calcext:value-type="float">
            <text:p>0,0370621664</text:p>
          </table:table-cell>
          <table:table-cell table:style-name="ce3" table:formula="of:=[$Redistribution_central.O4]" office:value-type="float" office:value="0.0266383087031445" calcext:value-type="float">
            <text:p>0,0266383087</text:p>
          </table:table-cell>
          <table:table-cell table:style-name="ce3" table:formula="of:=[$Redistribution_central.P4]" office:value-type="float" office:value="0.0271180622391379" calcext:value-type="float">
            <text:p>0,0271180622</text:p>
          </table:table-cell>
          <table:table-cell table:style-name="ce3" table:formula="of:=[$Redistribution_central.Q4]" office:value-type="float" office:value="0.0397244730695759" calcext:value-type="float">
            <text:p>0,0397244731</text:p>
          </table:table-cell>
          <table:table-cell/>
          <table:table-cell table:style-name="ce3" table:formula="of:=[$redistribution_low.N4]" office:value-type="float" office:value="0.0370621664042102" calcext:value-type="float">
            <text:p>0,0370621664</text:p>
          </table:table-cell>
          <table:table-cell table:style-name="ce3" table:formula="of:=[$redistribution_low.O4]" office:value-type="float" office:value="0.0266383087031445" calcext:value-type="float">
            <text:p>0,0266383087</text:p>
          </table:table-cell>
          <table:table-cell table:style-name="ce3" table:formula="of:=[$redistribution_low.P4]" office:value-type="float" office:value="0.0271180622391379" calcext:value-type="float">
            <text:p>0,0271180622</text:p>
          </table:table-cell>
          <table:table-cell table:style-name="ce3" table:formula="of:=[$redistribution_low.Q4]" office:value-type="float" office:value="0.0397244730695759" calcext:value-type="float">
            <text:p>0,0397244731</text:p>
          </table:table-cell>
          <table:table-cell table:number-columns-repeated="1009"/>
        </table:table-row>
        <table:table-row table:style-name="ro1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high.N5]" office:value-type="float" office:value="0.0362558830217735" calcext:value-type="float">
            <text:p>0,036255883</text:p>
          </table:table-cell>
          <table:table-cell table:style-name="ce3" table:formula="of:=[$Redistribution_high.O5]" office:value-type="float" office:value="0.0283019264882958" calcext:value-type="float">
            <text:p>0,0283019265</text:p>
          </table:table-cell>
          <table:table-cell table:style-name="ce3" table:formula="of:=[$Redistribution_high.P5]" office:value-type="float" office:value="0.0274105712685193" calcext:value-type="float">
            <text:p>0,0274105713</text:p>
          </table:table-cell>
          <table:table-cell table:style-name="ce3" table:formula="of:=[$Redistribution_high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central.N5]" office:value-type="float" office:value="0.0362549150970094" calcext:value-type="float">
            <text:p>0,0362549151</text:p>
          </table:table-cell>
          <table:table-cell table:style-name="ce3" table:formula="of:=[$Redistribution_central.O5]" office:value-type="float" office:value="0.0283019264882958" calcext:value-type="float">
            <text:p>0,0283019265</text:p>
          </table:table-cell>
          <table:table-cell table:style-name="ce3" table:formula="of:=[$Redistribution_central.P5]" office:value-type="float" office:value="0.0274103090201651" calcext:value-type="float">
            <text:p>0,027410309</text:p>
          </table:table-cell>
          <table:table-cell table:style-name="ce3" table:formula="of:=[$Redistribution_central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low.N5]" office:value-type="float" office:value="0.0362558830217735" calcext:value-type="float">
            <text:p>0,036255883</text:p>
          </table:table-cell>
          <table:table-cell table:style-name="ce3" table:formula="of:=[$redistribution_low.O5]" office:value-type="float" office:value="0.0283019264882958" calcext:value-type="float">
            <text:p>0,0283019265</text:p>
          </table:table-cell>
          <table:table-cell table:style-name="ce3" table:formula="of:=[$redistribution_low.P5]" office:value-type="float" office:value="0.0274105712685193" calcext:value-type="float">
            <text:p>0,0274105713</text:p>
          </table:table-cell>
          <table:table-cell table:style-name="ce3" table:formula="of:=[$redistribution_low.Q5]" office:value-type="float" office:value="0.040066422100053" calcext:value-type="float">
            <text:p>0,0400664221</text:p>
          </table:table-cell>
          <table:table-cell table:number-columns-repeated="1009"/>
        </table:table-row>
        <table:table-row table:style-name="ro1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high.N6]" office:value-type="float" office:value="0.0365985623930953" calcext:value-type="float">
            <text:p>0,0365985624</text:p>
          </table:table-cell>
          <table:table-cell table:style-name="ce3" table:formula="of:=[$Redistribution_high.O6]" office:value-type="float" office:value="0.027451229099207" calcext:value-type="float">
            <text:p>0,0274512291</text:p>
          </table:table-cell>
          <table:table-cell table:style-name="ce3" table:formula="of:=[$Redistribution_high.P6]" office:value-type="float" office:value="0.0277913408192783" calcext:value-type="float">
            <text:p>0,0277913408</text:p>
          </table:table-cell>
          <table:table-cell table:style-name="ce3" table:formula="of:=[$Redistribution_high.Q6]" office:value-type="float" office:value="0.0390120892161255" calcext:value-type="float">
            <text:p>0,0390120892</text:p>
          </table:table-cell>
          <table:table-cell/>
          <table:table-cell table:style-name="ce3" table:formula="of:=[$Redistribution_central.N6]" office:value-type="float" office:value="0.0365987227469221" calcext:value-type="float">
            <text:p>0,0365987227</text:p>
          </table:table-cell>
          <table:table-cell table:style-name="ce3" table:formula="of:=[$Redistribution_central.O6]" office:value-type="float" office:value="0.027451229099207" calcext:value-type="float">
            <text:p>0,0274512291</text:p>
          </table:table-cell>
          <table:table-cell table:style-name="ce3" table:formula="of:=[$Redistribution_central.P6]" office:value-type="float" office:value="0.0277914105754976" calcext:value-type="float">
            <text:p>0,0277914106</text:p>
          </table:table-cell>
          <table:table-cell table:style-name="ce3" table:formula="of:=[$Redistribution_central.Q6]" office:value-type="float" office:value="0.0390120892161255" calcext:value-type="float">
            <text:p>0,0390120892</text:p>
          </table:table-cell>
          <table:table-cell/>
          <table:table-cell table:style-name="ce3" table:formula="of:=[$redistribution_low.N6]" office:value-type="float" office:value="0.0365985623930953" calcext:value-type="float">
            <text:p>0,0365985624</text:p>
          </table:table-cell>
          <table:table-cell table:style-name="ce3" table:formula="of:=[$redistribution_low.O6]" office:value-type="float" office:value="0.027451229099207" calcext:value-type="float">
            <text:p>0,0274512291</text:p>
          </table:table-cell>
          <table:table-cell table:style-name="ce3" table:formula="of:=[$redistribution_low.P6]" office:value-type="float" office:value="0.0277913408192783" calcext:value-type="float">
            <text:p>0,0277913408</text:p>
          </table:table-cell>
          <table:table-cell table:style-name="ce3" table:formula="of:=[$redistribution_low.Q6]" office:value-type="float" office:value="0.0390120892161255" calcext:value-type="float">
            <text:p>0,0390120892</text:p>
          </table:table-cell>
          <table:table-cell table:number-columns-repeated="1009"/>
        </table:table-row>
        <table:table-row table:style-name="ro1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high.N7]" office:value-type="float" office:value="0.0376366877162085" calcext:value-type="float">
            <text:p>0,0376366877</text:p>
          </table:table-cell>
          <table:table-cell table:style-name="ce3" table:formula="of:=[$Redistribution_high.O7]" office:value-type="float" office:value="0.0283797235779626" calcext:value-type="float">
            <text:p>0,0283797236</text:p>
          </table:table-cell>
          <table:table-cell table:style-name="ce3" table:formula="of:=[$Redistribution_high.P7]" office:value-type="float" office:value="0.0272549174018734" calcext:value-type="float">
            <text:p>0,0272549174</text:p>
          </table:table-cell>
          <table:table-cell table:style-name="ce3" table:formula="of:=[$Redistribution_high.Q7]" office:value-type="float" office:value="0.0421231886318773" calcext:value-type="float">
            <text:p>0,0421231886</text:p>
          </table:table-cell>
          <table:table-cell/>
          <table:table-cell table:style-name="ce3" table:formula="of:=[$Redistribution_central.N7]" office:value-type="float" office:value="0.0376365286305652" calcext:value-type="float">
            <text:p>0,0376365286</text:p>
          </table:table-cell>
          <table:table-cell table:style-name="ce3" table:formula="of:=[$Redistribution_central.O7]" office:value-type="float" office:value="0.0283797235779626" calcext:value-type="float">
            <text:p>0,0283797236</text:p>
          </table:table-cell>
          <table:table-cell table:style-name="ce3" table:formula="of:=[$Redistribution_central.P7]" office:value-type="float" office:value="0.0272548695156941" calcext:value-type="float">
            <text:p>0,0272548695</text:p>
          </table:table-cell>
          <table:table-cell table:style-name="ce3" table:formula="of:=[$Redistribution_central.Q7]" office:value-type="float" office:value="0.0421231886318773" calcext:value-type="float">
            <text:p>0,0421231886</text:p>
          </table:table-cell>
          <table:table-cell/>
          <table:table-cell table:style-name="ce3" table:formula="of:=[$redistribution_low.N7]" office:value-type="float" office:value="0.0376366877162085" calcext:value-type="float">
            <text:p>0,0376366877</text:p>
          </table:table-cell>
          <table:table-cell table:style-name="ce3" table:formula="of:=[$redistribution_low.O7]" office:value-type="float" office:value="0.0283797235779626" calcext:value-type="float">
            <text:p>0,0283797236</text:p>
          </table:table-cell>
          <table:table-cell table:style-name="ce3" table:formula="of:=[$redistribution_low.P7]" office:value-type="float" office:value="0.0272549174018734" calcext:value-type="float">
            <text:p>0,0272549174</text:p>
          </table:table-cell>
          <table:table-cell table:style-name="ce3" table:formula="of:=[$redistribution_low.Q7]" office:value-type="float" office:value="0.0421231886318773" calcext:value-type="float">
            <text:p>0,0421231886</text:p>
          </table:table-cell>
          <table:table-cell table:number-columns-repeated="1009"/>
        </table:table-row>
        <table:table-row table:style-name="ro1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high.N8]" office:value-type="float" office:value="0.037833306178476" calcext:value-type="float">
            <text:p>0,0378333062</text:p>
          </table:table-cell>
          <table:table-cell table:style-name="ce3" table:formula="of:=[$Redistribution_high.O8]" office:value-type="float" office:value="0.0291869608081643" calcext:value-type="float">
            <text:p>0,0291869608</text:p>
          </table:table-cell>
          <table:table-cell table:style-name="ce3" table:formula="of:=[$Redistribution_high.P8]" office:value-type="float" office:value="0.0280831647904374" calcext:value-type="float">
            <text:p>0,0280831648</text:p>
          </table:table-cell>
          <table:table-cell table:style-name="ce3" table:formula="of:=[$Redistribution_high.Q8]" office:value-type="float" office:value="0.0419204998863615" calcext:value-type="float">
            <text:p>0,0419204999</text:p>
          </table:table-cell>
          <table:table-cell/>
          <table:table-cell table:style-name="ce3" table:formula="of:=[$Redistribution_central.N8]" office:value-type="float" office:value="0.0378331931338803" calcext:value-type="float">
            <text:p>0,0378331931</text:p>
          </table:table-cell>
          <table:table-cell table:style-name="ce3" table:formula="of:=[$Redistribution_central.O8]" office:value-type="float" office:value="0.0291869608081643" calcext:value-type="float">
            <text:p>0,0291869608</text:p>
          </table:table-cell>
          <table:table-cell table:style-name="ce3" table:formula="of:=[$Redistribution_central.P8]" office:value-type="float" office:value="0.0280831290751954" calcext:value-type="float">
            <text:p>0,0280831291</text:p>
          </table:table-cell>
          <table:table-cell table:style-name="ce3" table:formula="of:=[$Redistribution_central.Q8]" office:value-type="float" office:value="0.0419204998863615" calcext:value-type="float">
            <text:p>0,0419204999</text:p>
          </table:table-cell>
          <table:table-cell/>
          <table:table-cell table:style-name="ce3" table:formula="of:=[$redistribution_low.N8]" office:value-type="float" office:value="0.037833306178476" calcext:value-type="float">
            <text:p>0,0378333062</text:p>
          </table:table-cell>
          <table:table-cell table:style-name="ce3" table:formula="of:=[$redistribution_low.O8]" office:value-type="float" office:value="0.0291869608081643" calcext:value-type="float">
            <text:p>0,0291869608</text:p>
          </table:table-cell>
          <table:table-cell table:style-name="ce3" table:formula="of:=[$redistribution_low.P8]" office:value-type="float" office:value="0.0280831647904374" calcext:value-type="float">
            <text:p>0,0280831648</text:p>
          </table:table-cell>
          <table:table-cell table:style-name="ce3" table:formula="of:=[$redistribution_low.Q8]" office:value-type="float" office:value="0.0419204998863615" calcext:value-type="float">
            <text:p>0,0419204999</text:p>
          </table:table-cell>
          <table:table-cell table:number-columns-repeated="1009"/>
        </table:table-row>
        <table:table-row table:style-name="ro1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high.N9]" office:value-type="float" office:value="0.0360726327276863" calcext:value-type="float">
            <text:p>0,0360726327</text:p>
          </table:table-cell>
          <table:table-cell table:style-name="ce3" table:formula="of:=[$Redistribution_high.O9]" office:value-type="float" office:value="0.0279736722697479" calcext:value-type="float">
            <text:p>0,0279736723</text:p>
          </table:table-cell>
          <table:table-cell table:style-name="ce3" table:formula="of:=[$Redistribution_high.P9]" office:value-type="float" office:value="0.0267652977079268" calcext:value-type="float">
            <text:p>0,0267652977</text:p>
          </table:table-cell>
          <table:table-cell table:style-name="ce3" table:formula="of:=[$Redistribution_high.Q9]" office:value-type="float" office:value="0.0403707076059815" calcext:value-type="float">
            <text:p>0,0403707076</text:p>
          </table:table-cell>
          <table:table-cell/>
          <table:table-cell table:style-name="ce3" table:formula="of:=[$Redistribution_central.N9]" office:value-type="float" office:value="0.036057599276513" calcext:value-type="float">
            <text:p>0,0360575993</text:p>
          </table:table-cell>
          <table:table-cell table:style-name="ce3" table:formula="of:=[$Redistribution_central.O9]" office:value-type="float" office:value="0.0280078244662119" calcext:value-type="float">
            <text:p>0,0280078245</text:p>
          </table:table-cell>
          <table:table-cell table:style-name="ce3" table:formula="of:=[$Redistribution_central.P9]" office:value-type="float" office:value="0.0267337074813959" calcext:value-type="float">
            <text:p>0,0267337075</text:p>
          </table:table-cell>
          <table:table-cell table:style-name="ce3" table:formula="of:=[$Redistribution_central.Q9]" office:value-type="float" office:value="0.0404232424136916" calcext:value-type="float">
            <text:p>0,0404232424</text:p>
          </table:table-cell>
          <table:table-cell/>
          <table:table-cell table:style-name="ce3" table:formula="of:=[$redistribution_low.N9]" office:value-type="float" office:value="0.0360726327276863" calcext:value-type="float">
            <text:p>0,0360726327</text:p>
          </table:table-cell>
          <table:table-cell table:style-name="ce3" table:formula="of:=[$redistribution_low.O9]" office:value-type="float" office:value="0.0279736722697479" calcext:value-type="float">
            <text:p>0,0279736723</text:p>
          </table:table-cell>
          <table:table-cell table:style-name="ce3" table:formula="of:=[$redistribution_low.P9]" office:value-type="float" office:value="0.0267652977079268" calcext:value-type="float">
            <text:p>0,0267652977</text:p>
          </table:table-cell>
          <table:table-cell table:style-name="ce3" table:formula="of:=[$redistribution_low.Q9]" office:value-type="float" office:value="0.0403707076059815" calcext:value-type="float">
            <text:p>0,0403707076</text:p>
          </table:table-cell>
          <table:table-cell table:number-columns-repeated="1009"/>
        </table:table-row>
        <table:table-row table:style-name="ro1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high.N10]" office:value-type="float" office:value="0.0374073076358418" calcext:value-type="float">
            <text:p>0,0374073076</text:p>
          </table:table-cell>
          <table:table-cell table:style-name="ce3" table:formula="of:=[$Redistribution_high.O10]" office:value-type="float" office:value="0.0276131258161958" calcext:value-type="float">
            <text:p>0,0276131258</text:p>
          </table:table-cell>
          <table:table-cell table:style-name="ce3" table:formula="of:=[$Redistribution_high.P10]" office:value-type="float" office:value="0.0273122969551569" calcext:value-type="float">
            <text:p>0,027312297</text:p>
          </table:table-cell>
          <table:table-cell table:style-name="ce3" table:formula="of:=[$Redistribution_high.Q10]" office:value-type="float" office:value="0.0409512978682364" calcext:value-type="float">
            <text:p>0,0409512979</text:p>
          </table:table-cell>
          <table:table-cell/>
          <table:table-cell table:style-name="ce3" table:formula="of:=[$Redistribution_central.N10]" office:value-type="float" office:value="0.0374070584771887" calcext:value-type="float">
            <text:p>0,0374070585</text:p>
          </table:table-cell>
          <table:table-cell table:style-name="ce3" table:formula="of:=[$Redistribution_central.O10]" office:value-type="float" office:value="0.0276131258161958" calcext:value-type="float">
            <text:p>0,0276131258</text:p>
          </table:table-cell>
          <table:table-cell table:style-name="ce3" table:formula="of:=[$Redistribution_central.P10]" office:value-type="float" office:value="0.0273122535501753" calcext:value-type="float">
            <text:p>0,0273122536</text:p>
          </table:table-cell>
          <table:table-cell table:style-name="ce3" table:formula="of:=[$Redistribution_central.Q10]" office:value-type="float" office:value="0.0409512978682364" calcext:value-type="float">
            <text:p>0,0409512979</text:p>
          </table:table-cell>
          <table:table-cell/>
          <table:table-cell table:style-name="ce3" table:formula="of:=[$redistribution_low.N10]" office:value-type="float" office:value="0.0374073076358418" calcext:value-type="float">
            <text:p>0,0374073076</text:p>
          </table:table-cell>
          <table:table-cell table:style-name="ce3" table:formula="of:=[$redistribution_low.O10]" office:value-type="float" office:value="0.0276131258161958" calcext:value-type="float">
            <text:p>0,0276131258</text:p>
          </table:table-cell>
          <table:table-cell table:style-name="ce3" table:formula="of:=[$redistribution_low.P10]" office:value-type="float" office:value="0.0273122969551569" calcext:value-type="float">
            <text:p>0,027312297</text:p>
          </table:table-cell>
          <table:table-cell table:style-name="ce3" table:formula="of:=[$redistribution_low.Q10]" office:value-type="float" office:value="0.0409512978682364" calcext:value-type="float">
            <text:p>0,0409512979</text:p>
          </table:table-cell>
          <table:table-cell table:number-columns-repeated="1009"/>
        </table:table-row>
        <table:table-row table:style-name="ro1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high.N11]" office:value-type="float" office:value="0.0367252146722621" calcext:value-type="float">
            <text:p>0,0367252147</text:p>
          </table:table-cell>
          <table:table-cell table:style-name="ce3" table:formula="of:=[$Redistribution_high.O11]" office:value-type="float" office:value="0.0281532790904709" calcext:value-type="float">
            <text:p>0,0281532791</text:p>
          </table:table-cell>
          <table:table-cell table:style-name="ce3" table:formula="of:=[$Redistribution_high.P11]" office:value-type="float" office:value="0.0272258114608684" calcext:value-type="float">
            <text:p>0,0272258115</text:p>
          </table:table-cell>
          <table:table-cell table:style-name="ce3" table:formula="of:=[$Redistribution_high.Q11]" office:value-type="float" office:value="0.0408866568865591" calcext:value-type="float">
            <text:p>0,0408866569</text:p>
          </table:table-cell>
          <table:table-cell/>
          <table:table-cell table:style-name="ce3" table:formula="of:=[$Redistribution_central.N11]" office:value-type="float" office:value="0.036724930008887" calcext:value-type="float">
            <text:p>0,03672493</text:p>
          </table:table-cell>
          <table:table-cell table:style-name="ce3" table:formula="of:=[$Redistribution_central.O11]" office:value-type="float" office:value="0.0281532790904709" calcext:value-type="float">
            <text:p>0,0281532791</text:p>
          </table:table-cell>
          <table:table-cell table:style-name="ce3" table:formula="of:=[$Redistribution_central.P11]" office:value-type="float" office:value="0.0272257280342732" calcext:value-type="float">
            <text:p>0,027225728</text:p>
          </table:table-cell>
          <table:table-cell table:style-name="ce3" table:formula="of:=[$Redistribution_central.Q11]" office:value-type="float" office:value="0.0408866568865591" calcext:value-type="float">
            <text:p>0,0408866569</text:p>
          </table:table-cell>
          <table:table-cell/>
          <table:table-cell table:style-name="ce3" table:formula="of:=[$redistribution_low.N11]" office:value-type="float" office:value="0.0367252146722621" calcext:value-type="float">
            <text:p>0,0367252147</text:p>
          </table:table-cell>
          <table:table-cell table:style-name="ce3" table:formula="of:=[$redistribution_low.O11]" office:value-type="float" office:value="0.0281532790904709" calcext:value-type="float">
            <text:p>0,0281532791</text:p>
          </table:table-cell>
          <table:table-cell table:style-name="ce3" table:formula="of:=[$redistribution_low.P11]" office:value-type="float" office:value="0.0272258114608684" calcext:value-type="float">
            <text:p>0,0272258115</text:p>
          </table:table-cell>
          <table:table-cell table:style-name="ce3" table:formula="of:=[$redistribution_low.Q11]" office:value-type="float" office:value="0.0408866568865591" calcext:value-type="float">
            <text:p>0,0408866569</text:p>
          </table:table-cell>
          <table:table-cell table:number-columns-repeated="1009"/>
        </table:table-row>
        <table:table-row table:style-name="ro1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high.N12]" office:value-type="float" office:value="0.0374291730096226" calcext:value-type="float">
            <text:p>0,037429173</text:p>
          </table:table-cell>
          <table:table-cell table:style-name="ce3" table:formula="of:=[$Redistribution_high.O12]" office:value-type="float" office:value="0.0278747930289618" calcext:value-type="float">
            <text:p>0,027874793</text:p>
          </table:table-cell>
          <table:table-cell table:style-name="ce3" table:formula="of:=[$Redistribution_high.P12]" office:value-type="float" office:value="0.028238092208123" calcext:value-type="float">
            <text:p>0,0282380922</text:p>
          </table:table-cell>
          <table:table-cell table:style-name="ce3" table:formula="of:=[$Redistribution_high.Q12]" office:value-type="float" office:value="0.0400811618036327" calcext:value-type="float">
            <text:p>0,0400811618</text:p>
          </table:table-cell>
          <table:table-cell/>
          <table:table-cell table:style-name="ce3" table:formula="of:=[$Redistribution_central.N12]" office:value-type="float" office:value="0.0374289546217007" calcext:value-type="float">
            <text:p>0,0374289546</text:p>
          </table:table-cell>
          <table:table-cell table:style-name="ce3" table:formula="of:=[$Redistribution_central.O12]" office:value-type="float" office:value="0.0278747930289618" calcext:value-type="float">
            <text:p>0,027874793</text:p>
          </table:table-cell>
          <table:table-cell table:style-name="ce3" table:formula="of:=[$Redistribution_central.P12]" office:value-type="float" office:value="0.0282380608057171" calcext:value-type="float">
            <text:p>0,0282380608</text:p>
          </table:table-cell>
          <table:table-cell table:style-name="ce3" table:formula="of:=[$Redistribution_central.Q12]" office:value-type="float" office:value="0.0400811618036327" calcext:value-type="float">
            <text:p>0,0400811618</text:p>
          </table:table-cell>
          <table:table-cell/>
          <table:table-cell table:style-name="ce3" table:formula="of:=[$redistribution_low.N12]" office:value-type="float" office:value="0.0374291730096226" calcext:value-type="float">
            <text:p>0,037429173</text:p>
          </table:table-cell>
          <table:table-cell table:style-name="ce3" table:formula="of:=[$redistribution_low.O12]" office:value-type="float" office:value="0.0278747930289618" calcext:value-type="float">
            <text:p>0,027874793</text:p>
          </table:table-cell>
          <table:table-cell table:style-name="ce3" table:formula="of:=[$redistribution_low.P12]" office:value-type="float" office:value="0.028238092208123" calcext:value-type="float">
            <text:p>0,0282380922</text:p>
          </table:table-cell>
          <table:table-cell table:style-name="ce3" table:formula="of:=[$redistribution_low.Q12]" office:value-type="float" office:value="0.0400811618036327" calcext:value-type="float">
            <text:p>0,0400811618</text:p>
          </table:table-cell>
          <table:table-cell table:number-columns-repeated="1009"/>
        </table:table-row>
        <table:table-row table:style-name="ro1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high.N13]" office:value-type="float" office:value="0.0381657041546846" calcext:value-type="float">
            <text:p>0,0381657042</text:p>
          </table:table-cell>
          <table:table-cell table:style-name="ce3" table:formula="of:=[$Redistribution_high.O13]" office:value-type="float" office:value="0.0300499806655441" calcext:value-type="float">
            <text:p>0,0300499807</text:p>
          </table:table-cell>
          <table:table-cell table:style-name="ce3" table:formula="of:=[$Redistribution_high.P13]" office:value-type="float" office:value="0.0290423169057329" calcext:value-type="float">
            <text:p>0,0290423169</text:p>
          </table:table-cell>
          <table:table-cell table:style-name="ce3" table:formula="of:=[$Redistribution_high.Q13]" office:value-type="float" office:value="0.0422287039710145" calcext:value-type="float">
            <text:p>0,042228704</text:p>
          </table:table-cell>
          <table:table-cell/>
          <table:table-cell table:style-name="ce3" table:formula="of:=[$Redistribution_central.N13]" office:value-type="float" office:value="0.0386862415511047" calcext:value-type="float">
            <text:p>0,0386862416</text:p>
          </table:table-cell>
          <table:table-cell table:style-name="ce3" table:formula="of:=[$Redistribution_central.O13]" office:value-type="float" office:value="0.0307024807269663" calcext:value-type="float">
            <text:p>0,0307024807</text:p>
          </table:table-cell>
          <table:table-cell table:style-name="ce3" table:formula="of:=[$Redistribution_central.P13]" office:value-type="float" office:value="0.0294912693710455" calcext:value-type="float">
            <text:p>0,0294912694</text:p>
          </table:table-cell>
          <table:table-cell table:style-name="ce3" table:formula="of:=[$Redistribution_central.Q13]" office:value-type="float" office:value="0.0429660125419904" calcext:value-type="float">
            <text:p>0,0429660125</text:p>
          </table:table-cell>
          <table:table-cell/>
          <table:table-cell table:style-name="ce3" table:formula="of:=[$redistribution_low.N13]" office:value-type="float" office:value="0.0386865337185056" calcext:value-type="float">
            <text:p>0,0386865337</text:p>
          </table:table-cell>
          <table:table-cell table:style-name="ce3" table:formula="of:=[$redistribution_low.O13]" office:value-type="float" office:value="0.0307024807269663" calcext:value-type="float">
            <text:p>0,0307024807</text:p>
          </table:table-cell>
          <table:table-cell table:style-name="ce3" table:formula="of:=[$redistribution_low.P13]" office:value-type="float" office:value="0.0294913730334202" calcext:value-type="float">
            <text:p>0,029491373</text:p>
          </table:table-cell>
          <table:table-cell table:style-name="ce3" table:formula="of:=[$redistribution_low.Q13]" office:value-type="float" office:value="0.0429660125419904" calcext:value-type="float">
            <text:p>0,0429660125</text:p>
          </table:table-cell>
          <table:table-cell table:number-columns-repeated="1009"/>
        </table:table-row>
        <table:table-row table:style-name="ro1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high.N14]" office:value-type="float" office:value="0.038105010209519" calcext:value-type="float">
            <text:p>0,0381050102</text:p>
          </table:table-cell>
          <table:table-cell table:style-name="ce3" table:formula="of:=[$Redistribution_high.O14]" office:value-type="float" office:value="0.0282157662900745" calcext:value-type="float">
            <text:p>0,0282157663</text:p>
          </table:table-cell>
          <table:table-cell table:style-name="ce3" table:formula="of:=[$Redistribution_high.P14]" office:value-type="float" office:value="0.0276905468081139" calcext:value-type="float">
            <text:p>0,0276905468</text:p>
          </table:table-cell>
          <table:table-cell table:style-name="ce3" table:formula="of:=[$Redistribution_high.Q14]" office:value-type="float" office:value="0.0419653768478667" calcext:value-type="float">
            <text:p>0,0419653768</text:p>
          </table:table-cell>
          <table:table-cell/>
          <table:table-cell table:style-name="ce3" table:formula="of:=[$Redistribution_central.N14]" office:value-type="float" office:value="0.0381474828551382" calcext:value-type="float">
            <text:p>0,0381474829</text:p>
          </table:table-cell>
          <table:table-cell table:style-name="ce3" table:formula="of:=[$Redistribution_central.O14]" office:value-type="float" office:value="0.0282157662900745" calcext:value-type="float">
            <text:p>0,0282157663</text:p>
          </table:table-cell>
          <table:table-cell table:style-name="ce3" table:formula="of:=[$Redistribution_central.P14]" office:value-type="float" office:value="0.0277041090930663" calcext:value-type="float">
            <text:p>0,0277041091</text:p>
          </table:table-cell>
          <table:table-cell table:style-name="ce3" table:formula="of:=[$Redistribution_central.Q14]" office:value-type="float" office:value="0.0419653775265288" calcext:value-type="float">
            <text:p>0,0419653775</text:p>
          </table:table-cell>
          <table:table-cell/>
          <table:table-cell table:style-name="ce3" table:formula="of:=[$redistribution_low.N14]" office:value-type="float" office:value="0.038147747504376" calcext:value-type="float">
            <text:p>0,0381477475</text:p>
          </table:table-cell>
          <table:table-cell table:style-name="ce3" table:formula="of:=[$redistribution_low.O14]" office:value-type="float" office:value="0.0282157662900745" calcext:value-type="float">
            <text:p>0,0282157663</text:p>
          </table:table-cell>
          <table:table-cell table:style-name="ce3" table:formula="of:=[$redistribution_low.P14]" office:value-type="float" office:value="0.0277041691846038" calcext:value-type="float">
            <text:p>0,0277041692</text:p>
          </table:table-cell>
          <table:table-cell table:style-name="ce3" table:formula="of:=[$redistribution_low.Q14]" office:value-type="float" office:value="0.0419653775265288" calcext:value-type="float">
            <text:p>0,0419653775</text:p>
          </table:table-cell>
          <table:table-cell table:number-columns-repeated="1009"/>
        </table:table-row>
        <table:table-row table:style-name="ro1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high.N15]" office:value-type="float" office:value="0.0385552930807461" calcext:value-type="float">
            <text:p>0,0385552931</text:p>
          </table:table-cell>
          <table:table-cell table:style-name="ce3" table:formula="of:=[$Redistribution_high.O15]" office:value-type="float" office:value="0.030442426541242" calcext:value-type="float">
            <text:p>0,0304424265</text:p>
          </table:table-cell>
          <table:table-cell table:style-name="ce3" table:formula="of:=[$Redistribution_high.P15]" office:value-type="float" office:value="0.0288450281659355" calcext:value-type="float">
            <text:p>0,0288450282</text:p>
          </table:table-cell>
          <table:table-cell table:style-name="ce3" table:formula="of:=[$Redistribution_high.Q15]" office:value-type="float" office:value="0.0433421619634182" calcext:value-type="float">
            <text:p>0,043342162</text:p>
          </table:table-cell>
          <table:table-cell/>
          <table:table-cell table:style-name="ce3" table:formula="of:=[$Redistribution_central.N15]" office:value-type="float" office:value="0.0386332365549221" calcext:value-type="float">
            <text:p>0,0386332366</text:p>
          </table:table-cell>
          <table:table-cell table:style-name="ce3" table:formula="of:=[$Redistribution_central.O15]" office:value-type="float" office:value="0.0304424281876955" calcext:value-type="float">
            <text:p>0,0304424282</text:p>
          </table:table-cell>
          <table:table-cell table:style-name="ce3" table:formula="of:=[$Redistribution_central.P15]" office:value-type="float" office:value="0.0288976318153511" calcext:value-type="float">
            <text:p>0,0288976318</text:p>
          </table:table-cell>
          <table:table-cell table:style-name="ce3" table:formula="of:=[$Redistribution_central.Q15]" office:value-type="float" office:value="0.0433420092788247" calcext:value-type="float">
            <text:p>0,0433420093</text:p>
          </table:table-cell>
          <table:table-cell/>
          <table:table-cell table:style-name="ce3" table:formula="of:=[$redistribution_low.N15]" office:value-type="float" office:value="0.0386335576165141" calcext:value-type="float">
            <text:p>0,0386335576</text:p>
          </table:table-cell>
          <table:table-cell table:style-name="ce3" table:formula="of:=[$redistribution_low.O15]" office:value-type="float" office:value="0.0304424281876955" calcext:value-type="float">
            <text:p>0,0304424282</text:p>
          </table:table-cell>
          <table:table-cell table:style-name="ce3" table:formula="of:=[$redistribution_low.P15]" office:value-type="float" office:value="0.0288977637352268" calcext:value-type="float">
            <text:p>0,0288977637</text:p>
          </table:table-cell>
          <table:table-cell table:style-name="ce3" table:formula="of:=[$redistribution_low.Q15]" office:value-type="float" office:value="0.0433420092788247" calcext:value-type="float">
            <text:p>0,0433420093</text:p>
          </table:table-cell>
          <table:table-cell table:number-columns-repeated="1009"/>
        </table:table-row>
        <table:table-row table:style-name="ro1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high.N16]" office:value-type="float" office:value="0.0416280366139441" calcext:value-type="float">
            <text:p>0,0416280366</text:p>
          </table:table-cell>
          <table:table-cell table:style-name="ce3" table:formula="of:=[$Redistribution_high.O16]" office:value-type="float" office:value="0.0321625896187358" calcext:value-type="float">
            <text:p>0,0321625896</text:p>
          </table:table-cell>
          <table:table-cell table:style-name="ce3" table:formula="of:=[$Redistribution_high.P16]" office:value-type="float" office:value="0.0306174692906374" calcext:value-type="float">
            <text:p>0,0306174693</text:p>
          </table:table-cell>
          <table:table-cell table:style-name="ce3" table:formula="of:=[$Redistribution_high.Q16]" office:value-type="float" office:value="0.0467734586825394" calcext:value-type="float">
            <text:p>0,0467734587</text:p>
          </table:table-cell>
          <table:table-cell/>
          <table:table-cell table:style-name="ce3" table:formula="of:=[$Redistribution_central.N16]" office:value-type="float" office:value="0.0416635168878596" calcext:value-type="float">
            <text:p>0,0416635169</text:p>
          </table:table-cell>
          <table:table-cell table:style-name="ce3" table:formula="of:=[$Redistribution_central.O16]" office:value-type="float" office:value="0.032154452876101" calcext:value-type="float">
            <text:p>0,0321544529</text:p>
          </table:table-cell>
          <table:table-cell table:style-name="ce3" table:formula="of:=[$Redistribution_central.P16]" office:value-type="float" office:value="0.0306303576460823" calcext:value-type="float">
            <text:p>0,0306303576</text:p>
          </table:table-cell>
          <table:table-cell table:style-name="ce3" table:formula="of:=[$Redistribution_central.Q16]" office:value-type="float" office:value="0.0467571841926494" calcext:value-type="float">
            <text:p>0,0467571842</text:p>
          </table:table-cell>
          <table:table-cell/>
          <table:table-cell table:style-name="ce3" table:formula="of:=[$redistribution_low.N16]" office:value-type="float" office:value="0.0416637966269256" calcext:value-type="float">
            <text:p>0,0416637966</text:p>
          </table:table-cell>
          <table:table-cell table:style-name="ce3" table:formula="of:=[$redistribution_low.O16]" office:value-type="float" office:value="0.032154452876101" calcext:value-type="float">
            <text:p>0,0321544529</text:p>
          </table:table-cell>
          <table:table-cell table:style-name="ce3" table:formula="of:=[$redistribution_low.P16]" office:value-type="float" office:value="0.0306304507753484" calcext:value-type="float">
            <text:p>0,0306304508</text:p>
          </table:table-cell>
          <table:table-cell table:style-name="ce3" table:formula="of:=[$redistribution_low.Q16]" office:value-type="float" office:value="0.0467571841926494" calcext:value-type="float">
            <text:p>0,0467571842</text:p>
          </table:table-cell>
          <table:table-cell table:number-columns-repeated="1009"/>
        </table:table-row>
        <table:table-row table:style-name="ro1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high.N17]" office:value-type="float" office:value="0.0398662479272275" calcext:value-type="float">
            <text:p>0,0398662479</text:p>
          </table:table-cell>
          <table:table-cell table:style-name="ce3" table:formula="of:=[$Redistribution_high.O17]" office:value-type="float" office:value="0.0306785978634557" calcext:value-type="float">
            <text:p>0,0306785979</text:p>
          </table:table-cell>
          <table:table-cell table:style-name="ce3" table:formula="of:=[$Redistribution_high.P17]" office:value-type="float" office:value="0.0306147173279622" calcext:value-type="float">
            <text:p>0,0306147173</text:p>
          </table:table-cell>
          <table:table-cell table:style-name="ce3" table:formula="of:=[$Redistribution_high.Q17]" office:value-type="float" office:value="0.0428576130590058" calcext:value-type="float">
            <text:p>0,0428576131</text:p>
          </table:table-cell>
          <table:table-cell/>
          <table:table-cell table:style-name="ce3" table:formula="of:=[$Redistribution_central.N17]" office:value-type="float" office:value="0.0398899444150187" calcext:value-type="float">
            <text:p>0,0398899444</text:p>
          </table:table-cell>
          <table:table-cell table:style-name="ce3" table:formula="of:=[$Redistribution_central.O17]" office:value-type="float" office:value="0.030675148845554" calcext:value-type="float">
            <text:p>0,0306751488</text:p>
          </table:table-cell>
          <table:table-cell table:style-name="ce3" table:formula="of:=[$Redistribution_central.P17]" office:value-type="float" office:value="0.0306212926682946" calcext:value-type="float">
            <text:p>0,0306212927</text:p>
          </table:table-cell>
          <table:table-cell table:style-name="ce3" table:formula="of:=[$Redistribution_central.Q17]" office:value-type="float" office:value="0.0428530390843512" calcext:value-type="float">
            <text:p>0,0428530391</text:p>
          </table:table-cell>
          <table:table-cell/>
          <table:table-cell table:style-name="ce3" table:formula="of:=[$redistribution_low.N17]" office:value-type="float" office:value="0.0398901918236542" calcext:value-type="float">
            <text:p>0,0398901918</text:p>
          </table:table-cell>
          <table:table-cell table:style-name="ce3" table:formula="of:=[$redistribution_low.O17]" office:value-type="float" office:value="0.030675148845554" calcext:value-type="float">
            <text:p>0,0306751488</text:p>
          </table:table-cell>
          <table:table-cell table:style-name="ce3" table:formula="of:=[$redistribution_low.P17]" office:value-type="float" office:value="0.0306214094497018" calcext:value-type="float">
            <text:p>0,0306214094</text:p>
          </table:table-cell>
          <table:table-cell table:style-name="ce3" table:formula="of:=[$redistribution_low.Q17]" office:value-type="float" office:value="0.0428530390843512" calcext:value-type="float">
            <text:p>0,0428530391</text:p>
          </table:table-cell>
          <table:table-cell table:number-columns-repeated="1009"/>
        </table:table-row>
        <table:table-row table:style-name="ro1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high.N18]" office:value-type="float" office:value="0.0381172539543901" calcext:value-type="float">
            <text:p>0,038117254</text:p>
          </table:table-cell>
          <table:table-cell table:style-name="ce3" table:formula="of:=[$Redistribution_high.O18]" office:value-type="float" office:value="0.0275401063890776" calcext:value-type="float">
            <text:p>0,0275401064</text:p>
          </table:table-cell>
          <table:table-cell table:style-name="ce3" table:formula="of:=[$Redistribution_high.P18]" office:value-type="float" office:value="0.0280997153133381" calcext:value-type="float">
            <text:p>0,0280997153</text:p>
          </table:table-cell>
          <table:table-cell table:style-name="ce3" table:formula="of:=[$Redistribution_high.Q18]" office:value-type="float" office:value="0.0407794838998961" calcext:value-type="float">
            <text:p>0,0407794839</text:p>
          </table:table-cell>
          <table:table-cell/>
          <table:table-cell table:style-name="ce3" table:formula="of:=[$Redistribution_central.N18]" office:value-type="float" office:value="0.0382238872956616" calcext:value-type="float">
            <text:p>0,0382238873</text:p>
          </table:table-cell>
          <table:table-cell table:style-name="ce3" table:formula="of:=[$Redistribution_central.O18]" office:value-type="float" office:value="0.0275848817633654" calcext:value-type="float">
            <text:p>0,0275848818</text:p>
          </table:table-cell>
          <table:table-cell table:style-name="ce3" table:formula="of:=[$Redistribution_central.P18]" office:value-type="float" office:value="0.028144821137092" calcext:value-type="float">
            <text:p>0,0281448211</text:p>
          </table:table-cell>
          <table:table-cell table:style-name="ce3" table:formula="of:=[$Redistribution_central.Q18]" office:value-type="float" office:value="0.0408856167653288" calcext:value-type="float">
            <text:p>0,0408856168</text:p>
          </table:table-cell>
          <table:table-cell/>
          <table:table-cell table:style-name="ce3" table:formula="of:=[$redistribution_low.N18]" office:value-type="float" office:value="0.0382240923127097" calcext:value-type="float">
            <text:p>0,0382240923</text:p>
          </table:table-cell>
          <table:table-cell table:style-name="ce3" table:formula="of:=[$redistribution_low.O18]" office:value-type="float" office:value="0.0275848817633654" calcext:value-type="float">
            <text:p>0,0275848818</text:p>
          </table:table-cell>
          <table:table-cell table:style-name="ce3" table:formula="of:=[$redistribution_low.P18]" office:value-type="float" office:value="0.028144882824838" calcext:value-type="float">
            <text:p>0,0281448828</text:p>
          </table:table-cell>
          <table:table-cell table:style-name="ce3" table:formula="of:=[$redistribution_low.Q18]" office:value-type="float" office:value="0.0408856167653288" calcext:value-type="float">
            <text:p>0,0408856168</text:p>
          </table:table-cell>
          <table:table-cell table:number-columns-repeated="1009"/>
        </table:table-row>
        <table:table-row table:style-name="ro1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high.N19]" office:value-type="float" office:value="0.0407579639984977" calcext:value-type="float">
            <text:p>0,040757964</text:p>
          </table:table-cell>
          <table:table-cell table:style-name="ce3" table:formula="of:=[$Redistribution_high.O19]" office:value-type="float" office:value="0.029759028771961" calcext:value-type="float">
            <text:p>0,0297590288</text:p>
          </table:table-cell>
          <table:table-cell table:style-name="ce3" table:formula="of:=[$Redistribution_high.P19]" office:value-type="float" office:value="0.0290038661572607" calcext:value-type="float">
            <text:p>0,0290038662</text:p>
          </table:table-cell>
          <table:table-cell table:style-name="ce3" table:formula="of:=[$Redistribution_high.Q19]" office:value-type="float" office:value="0.0453088806636093" calcext:value-type="float">
            <text:p>0,0453088807</text:p>
          </table:table-cell>
          <table:table-cell/>
          <table:table-cell table:style-name="ce3" table:formula="of:=[$Redistribution_central.N19]" office:value-type="float" office:value="0.0410316571963653" calcext:value-type="float">
            <text:p>0,0410316572</text:p>
          </table:table-cell>
          <table:table-cell table:style-name="ce3" table:formula="of:=[$Redistribution_central.O19]" office:value-type="float" office:value="0.0298639474419514" calcext:value-type="float">
            <text:p>0,0298639474</text:p>
          </table:table-cell>
          <table:table-cell table:style-name="ce3" table:formula="of:=[$Redistribution_central.P19]" office:value-type="float" office:value="0.0290991193472175" calcext:value-type="float">
            <text:p>0,0290991193</text:p>
          </table:table-cell>
          <table:table-cell table:style-name="ce3" table:formula="of:=[$Redistribution_central.Q19]" office:value-type="float" office:value="0.0456220860552789" calcext:value-type="float">
            <text:p>0,0456220861</text:p>
          </table:table-cell>
          <table:table-cell/>
          <table:table-cell table:style-name="ce3" table:formula="of:=[$redistribution_low.N19]" office:value-type="float" office:value="0.0410319581917958" calcext:value-type="float">
            <text:p>0,0410319582</text:p>
          </table:table-cell>
          <table:table-cell table:style-name="ce3" table:formula="of:=[$redistribution_low.O19]" office:value-type="float" office:value="0.0298639474419514" calcext:value-type="float">
            <text:p>0,0298639474</text:p>
          </table:table-cell>
          <table:table-cell table:style-name="ce3" table:formula="of:=[$redistribution_low.P19]" office:value-type="float" office:value="0.0290992507873695" calcext:value-type="float">
            <text:p>0,0290992508</text:p>
          </table:table-cell>
          <table:table-cell table:style-name="ce3" table:formula="of:=[$redistribution_low.Q19]" office:value-type="float" office:value="0.0456220860552789" calcext:value-type="float">
            <text:p>0,0456220861</text:p>
          </table:table-cell>
          <table:table-cell table:number-columns-repeated="1009"/>
        </table:table-row>
        <table:table-row table:style-name="ro1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high.N20]" office:value-type="float" office:value="0.0410003549051264" calcext:value-type="float">
            <text:p>0,0410003549</text:p>
          </table:table-cell>
          <table:table-cell table:style-name="ce3" table:formula="of:=[$Redistribution_high.O20]" office:value-type="float" office:value="0.0312967963680481" calcext:value-type="float">
            <text:p>0,0312967964</text:p>
          </table:table-cell>
          <table:table-cell table:style-name="ce3" table:formula="of:=[$Redistribution_high.P20]" office:value-type="float" office:value="0.0302431488391788" calcext:value-type="float">
            <text:p>0,0302431488</text:p>
          </table:table-cell>
          <table:table-cell table:style-name="ce3" table:formula="of:=[$Redistribution_high.Q20]" office:value-type="float" office:value="0.0456409444388713" calcext:value-type="float">
            <text:p>0,0456409444</text:p>
          </table:table-cell>
          <table:table-cell/>
          <table:table-cell table:style-name="ce3" table:formula="of:=[$Redistribution_central.N20]" office:value-type="float" office:value="0.0414505546609971" calcext:value-type="float">
            <text:p>0,0414505547</text:p>
          </table:table-cell>
          <table:table-cell table:style-name="ce3" table:formula="of:=[$Redistribution_central.O20]" office:value-type="float" office:value="0.0316856844840765" calcext:value-type="float">
            <text:p>0,0316856845</text:p>
          </table:table-cell>
          <table:table-cell table:style-name="ce3" table:formula="of:=[$Redistribution_central.P20]" office:value-type="float" office:value="0.0305725551160094" calcext:value-type="float">
            <text:p>0,0305725551</text:p>
          </table:table-cell>
          <table:table-cell table:style-name="ce3" table:formula="of:=[$Redistribution_central.Q20]" office:value-type="float" office:value="0.0461622157632789" calcext:value-type="float">
            <text:p>0,0461622158</text:p>
          </table:table-cell>
          <table:table-cell/>
          <table:table-cell table:style-name="ce3" table:formula="of:=[$redistribution_low.N20]" office:value-type="float" office:value="0.0414542176497337" calcext:value-type="float">
            <text:p>0,0414542176</text:p>
          </table:table-cell>
          <table:table-cell table:style-name="ce3" table:formula="of:=[$redistribution_low.O20]" office:value-type="float" office:value="0.0316856844840765" calcext:value-type="float">
            <text:p>0,0316856845</text:p>
          </table:table-cell>
          <table:table-cell table:style-name="ce3" table:formula="of:=[$redistribution_low.P20]" office:value-type="float" office:value="0.0305750716475067" calcext:value-type="float">
            <text:p>0,0305750716</text:p>
          </table:table-cell>
          <table:table-cell table:style-name="ce3" table:formula="of:=[$redistribution_low.Q20]" office:value-type="float" office:value="0.0461622157632789" calcext:value-type="float">
            <text:p>0,0461622158</text:p>
          </table:table-cell>
          <table:table-cell table:number-columns-repeated="1009"/>
        </table:table-row>
        <table:table-row table:style-name="ro1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high.N21]" office:value-type="float" office:value="0.0386312451916021" calcext:value-type="float">
            <text:p>0,0386312452</text:p>
          </table:table-cell>
          <table:table-cell table:style-name="ce3" table:formula="of:=[$Redistribution_high.O21]" office:value-type="float" office:value="0.0293865888858805" calcext:value-type="float">
            <text:p>0,0293865889</text:p>
          </table:table-cell>
          <table:table-cell table:style-name="ce3" table:formula="of:=[$Redistribution_high.P21]" office:value-type="float" office:value="0.0296494544651795" calcext:value-type="float">
            <text:p>0,0296494545</text:p>
          </table:table-cell>
          <table:table-cell table:style-name="ce3" table:formula="of:=[$Redistribution_high.Q21]" office:value-type="float" office:value="0.0414511842702136" calcext:value-type="float">
            <text:p>0,0414511843</text:p>
          </table:table-cell>
          <table:table-cell/>
          <table:table-cell table:style-name="ce3" table:formula="of:=[$Redistribution_central.N21]" office:value-type="float" office:value="0.0387174367057385" calcext:value-type="float">
            <text:p>0,0387174367</text:p>
          </table:table-cell>
          <table:table-cell table:style-name="ce3" table:formula="of:=[$Redistribution_central.O21]" office:value-type="float" office:value="0.0293598503021794" calcext:value-type="float">
            <text:p>0,0293598503</text:p>
          </table:table-cell>
          <table:table-cell table:style-name="ce3" table:formula="of:=[$Redistribution_central.P21]" office:value-type="float" office:value="0.0296243046732492" calcext:value-type="float">
            <text:p>0,0296243047</text:p>
          </table:table-cell>
          <table:table-cell table:style-name="ce3" table:formula="of:=[$Redistribution_central.Q21]" office:value-type="float" office:value="0.0415548726939622" calcext:value-type="float">
            <text:p>0,0415548727</text:p>
          </table:table-cell>
          <table:table-cell/>
          <table:table-cell table:style-name="ce3" table:formula="of:=[$redistribution_low.N21]" office:value-type="float" office:value="0.0387277565260656" calcext:value-type="float">
            <text:p>0,0387277565</text:p>
          </table:table-cell>
          <table:table-cell table:style-name="ce3" table:formula="of:=[$redistribution_low.O21]" office:value-type="float" office:value="0.0293598503021794" calcext:value-type="float">
            <text:p>0,0293598503</text:p>
          </table:table-cell>
          <table:table-cell table:style-name="ce3" table:formula="of:=[$redistribution_low.P21]" office:value-type="float" office:value="0.0296324550546603" calcext:value-type="float">
            <text:p>0,0296324551</text:p>
          </table:table-cell>
          <table:table-cell table:style-name="ce3" table:formula="of:=[$redistribution_low.Q21]" office:value-type="float" office:value="0.0415548726939622" calcext:value-type="float">
            <text:p>0,0415548727</text:p>
          </table:table-cell>
          <table:table-cell table:number-columns-repeated="1009"/>
        </table:table-row>
        <table:table-row table:style-name="ro1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high.N22]" office:value-type="float" office:value="0.0395654379598903" calcext:value-type="float">
            <text:p>0,039565438</text:p>
          </table:table-cell>
          <table:table-cell table:style-name="ce3" table:formula="of:=[$Redistribution_high.O22]" office:value-type="float" office:value="0.0292977206803774" calcext:value-type="float">
            <text:p>0,0292977207</text:p>
          </table:table-cell>
          <table:table-cell table:style-name="ce3" table:formula="of:=[$Redistribution_high.P22]" office:value-type="float" office:value="0.0288844813009686" calcext:value-type="float">
            <text:p>0,0288844813</text:p>
          </table:table-cell>
          <table:table-cell table:style-name="ce3" table:formula="of:=[$Redistribution_high.Q22]" office:value-type="float" office:value="0.0435120681725163" calcext:value-type="float">
            <text:p>0,0435120682</text:p>
          </table:table-cell>
          <table:table-cell/>
          <table:table-cell table:style-name="ce3" table:formula="of:=[$Redistribution_central.N22]" office:value-type="float" office:value="0.0383719915774176" calcext:value-type="float">
            <text:p>0,0383719916</text:p>
          </table:table-cell>
          <table:table-cell table:style-name="ce3" table:formula="of:=[$Redistribution_central.O22]" office:value-type="float" office:value="0.0284636214470581" calcext:value-type="float">
            <text:p>0,0284636214</text:p>
          </table:table-cell>
          <table:table-cell table:style-name="ce3" table:formula="of:=[$Redistribution_central.P22]" office:value-type="float" office:value="0.0282460027265903" calcext:value-type="float">
            <text:p>0,0282460027</text:p>
          </table:table-cell>
          <table:table-cell table:style-name="ce3" table:formula="of:=[$Redistribution_central.Q22]" office:value-type="float" office:value="0.0419527828089266" calcext:value-type="float">
            <text:p>0,0419527828</text:p>
          </table:table-cell>
          <table:table-cell/>
          <table:table-cell table:style-name="ce3" table:formula="of:=[$redistribution_low.N22]" office:value-type="float" office:value="0.0384104963155573" calcext:value-type="float">
            <text:p>0,0384104963</text:p>
          </table:table-cell>
          <table:table-cell table:style-name="ce3" table:formula="of:=[$redistribution_low.O22]" office:value-type="float" office:value="0.0284758592080852" calcext:value-type="float">
            <text:p>0,0284758592</text:p>
          </table:table-cell>
          <table:table-cell table:style-name="ce3" table:formula="of:=[$redistribution_low.P22]" office:value-type="float" office:value="0.0282632259791397" calcext:value-type="float">
            <text:p>0,028263226</text:p>
          </table:table-cell>
          <table:table-cell table:style-name="ce3" table:formula="of:=[$redistribution_low.Q22]" office:value-type="float" office:value="0.0419983072236526" calcext:value-type="float">
            <text:p>0,0419983072</text:p>
          </table:table-cell>
          <table:table-cell table:number-columns-repeated="1009"/>
        </table:table-row>
        <table:table-row table:style-name="ro1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high.N23]" office:value-type="float" office:value="0.0382832704408539" calcext:value-type="float">
            <text:p>0,0382832704</text:p>
          </table:table-cell>
          <table:table-cell table:style-name="ce3" table:formula="of:=[$Redistribution_high.O23]" office:value-type="float" office:value="0.0313818558787533" calcext:value-type="float">
            <text:p>0,0313818559</text:p>
          </table:table-cell>
          <table:table-cell table:style-name="ce3" table:formula="of:=[$Redistribution_high.P23]" office:value-type="float" office:value="0.0291411742925717" calcext:value-type="float">
            <text:p>0,0291411743</text:p>
          </table:table-cell>
          <table:table-cell table:style-name="ce3" table:formula="of:=[$Redistribution_high.Q23]" office:value-type="float" office:value="0.043481573772676" calcext:value-type="float">
            <text:p>0,0434815738</text:p>
          </table:table-cell>
          <table:table-cell/>
          <table:table-cell table:style-name="ce3" table:formula="of:=[$Redistribution_central.N23]" office:value-type="float" office:value="0.0396222647150809" calcext:value-type="float">
            <text:p>0,0396222647</text:p>
          </table:table-cell>
          <table:table-cell table:style-name="ce3" table:formula="of:=[$Redistribution_central.O23]" office:value-type="float" office:value="0.0307998149826091" calcext:value-type="float">
            <text:p>0,030799815</text:p>
          </table:table-cell>
          <table:table-cell table:style-name="ce3" table:formula="of:=[$Redistribution_central.P23]" office:value-type="float" office:value="0.029822869040746" calcext:value-type="float">
            <text:p>0,029822869</text:p>
          </table:table-cell>
          <table:table-cell table:style-name="ce3" table:formula="of:=[$Redistribution_central.Q23]" office:value-type="float" office:value="0.0439294748754984" calcext:value-type="float">
            <text:p>0,0439294749</text:p>
          </table:table-cell>
          <table:table-cell/>
          <table:table-cell table:style-name="ce3" table:formula="of:=[$redistribution_low.N23]" office:value-type="float" office:value="0.0397567864380505" calcext:value-type="float">
            <text:p>0,0397567864</text:p>
          </table:table-cell>
          <table:table-cell table:style-name="ce3" table:formula="of:=[$redistribution_low.O23]" office:value-type="float" office:value="0.0308981712210509" calcext:value-type="float">
            <text:p>0,0308981712</text:p>
          </table:table-cell>
          <table:table-cell table:style-name="ce3" table:formula="of:=[$redistribution_low.P23]" office:value-type="float" office:value="0.0299240338058544" calcext:value-type="float">
            <text:p>0,0299240338</text:p>
          </table:table-cell>
          <table:table-cell table:style-name="ce3" table:formula="of:=[$redistribution_low.Q23]" office:value-type="float" office:value="0.0440860180222803" calcext:value-type="float">
            <text:p>0,044086018</text:p>
          </table:table-cell>
          <table:table-cell table:number-columns-repeated="1009"/>
        </table:table-row>
        <table:table-row table:style-name="ro1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high.N24]" office:value-type="float" office:value="0.0381893217261218" calcext:value-type="float">
            <text:p>0,0381893217</text:p>
          </table:table-cell>
          <table:table-cell table:style-name="ce3" table:formula="of:=[$Redistribution_high.O24]" office:value-type="float" office:value="0.0309019369582744" calcext:value-type="float">
            <text:p>0,030901937</text:p>
          </table:table-cell>
          <table:table-cell table:style-name="ce3" table:formula="of:=[$Redistribution_high.P24]" office:value-type="float" office:value="0.0290287385736316" calcext:value-type="float">
            <text:p>0,0290287386</text:p>
          </table:table-cell>
          <table:table-cell table:style-name="ce3" table:formula="of:=[$Redistribution_high.Q24]" office:value-type="float" office:value="0.0430817860754368" calcext:value-type="float">
            <text:p>0,0430817861</text:p>
          </table:table-cell>
          <table:table-cell/>
          <table:table-cell table:style-name="ce3" table:formula="of:=[$Redistribution_central.N24]" office:value-type="float" office:value="0.0381669838562811" calcext:value-type="float">
            <text:p>0,0381669839</text:p>
          </table:table-cell>
          <table:table-cell table:style-name="ce3" table:formula="of:=[$Redistribution_central.O24]" office:value-type="float" office:value="0.0297203439297382" calcext:value-type="float">
            <text:p>0,0297203439</text:p>
          </table:table-cell>
          <table:table-cell table:style-name="ce3" table:formula="of:=[$Redistribution_central.P24]" office:value-type="float" office:value="0.0289531626507423" calcext:value-type="float">
            <text:p>0,0289531627</text:p>
          </table:table-cell>
          <table:table-cell table:style-name="ce3" table:formula="of:=[$Redistribution_central.Q24]" office:value-type="float" office:value="0.0420742307532941" calcext:value-type="float">
            <text:p>0,0420742308</text:p>
          </table:table-cell>
          <table:table-cell/>
          <table:table-cell table:style-name="ce3" table:formula="of:=[$redistribution_low.N24]" office:value-type="float" office:value="0.0383809577382074" calcext:value-type="float">
            <text:p>0,0383809577</text:p>
          </table:table-cell>
          <table:table-cell table:style-name="ce3" table:formula="of:=[$redistribution_low.O24]" office:value-type="float" office:value="0.0300698281614662" calcext:value-type="float">
            <text:p>0,0300698282</text:p>
          </table:table-cell>
          <table:table-cell table:style-name="ce3" table:formula="of:=[$redistribution_low.P24]" office:value-type="float" office:value="0.0290824842709169" calcext:value-type="float">
            <text:p>0,0290824843</text:p>
          </table:table-cell>
          <table:table-cell table:style-name="ce3" table:formula="of:=[$redistribution_low.Q24]" office:value-type="float" office:value="0.042562330625518" calcext:value-type="float">
            <text:p>0,0425623306</text:p>
          </table:table-cell>
          <table:table-cell table:number-columns-repeated="1009"/>
        </table:table-row>
        <table:table-row table:style-name="ro1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high.N25]" office:value-type="float" office:value="0.038191578059351" calcext:value-type="float">
            <text:p>0,0381915781</text:p>
          </table:table-cell>
          <table:table-cell table:style-name="ce3" table:formula="of:=[$Redistribution_high.O25]" office:value-type="float" office:value="0.0313266409418911" calcext:value-type="float">
            <text:p>0,0313266409</text:p>
          </table:table-cell>
          <table:table-cell table:style-name="ce3" table:formula="of:=[$Redistribution_high.P25]" office:value-type="float" office:value="0.0298242459587855" calcext:value-type="float">
            <text:p>0,029824246</text:p>
          </table:table-cell>
          <table:table-cell table:style-name="ce3" table:formula="of:=[$Redistribution_high.Q25]" office:value-type="float" office:value="0.0425324994276008" calcext:value-type="float">
            <text:p>0,0425324994</text:p>
          </table:table-cell>
          <table:table-cell/>
          <table:table-cell table:style-name="ce3" table:formula="of:=[$Redistribution_central.N25]" office:value-type="float" office:value="0.0391555581289868" calcext:value-type="float">
            <text:p>0,0391555581</text:p>
          </table:table-cell>
          <table:table-cell table:style-name="ce3" table:formula="of:=[$Redistribution_central.O25]" office:value-type="float" office:value="0.0329334163254942" calcext:value-type="float">
            <text:p>0,0329334163</text:p>
          </table:table-cell>
          <table:table-cell table:style-name="ce3" table:formula="of:=[$Redistribution_central.P25]" office:value-type="float" office:value="0.0303590973602008" calcext:value-type="float">
            <text:p>0,0303590974</text:p>
          </table:table-cell>
          <table:table-cell table:style-name="ce3" table:formula="of:=[$Redistribution_central.Q25]" office:value-type="float" office:value="0.0447481745378409" calcext:value-type="float">
            <text:p>0,0447481745</text:p>
          </table:table-cell>
          <table:table-cell/>
          <table:table-cell table:style-name="ce3" table:formula="of:=[$redistribution_low.N25]" office:value-type="float" office:value="0.039047717101198" calcext:value-type="float">
            <text:p>0,0390477171</text:p>
          </table:table-cell>
          <table:table-cell table:style-name="ce3" table:formula="of:=[$redistribution_low.O25]" office:value-type="float" office:value="0.0322864257001256" calcext:value-type="float">
            <text:p>0,0322864257</text:p>
          </table:table-cell>
          <table:table-cell table:style-name="ce3" table:formula="of:=[$redistribution_low.P25]" office:value-type="float" office:value="0.030292411317776" calcext:value-type="float">
            <text:p>0,0302924113</text:p>
          </table:table-cell>
          <table:table-cell table:style-name="ce3" table:formula="of:=[$redistribution_low.Q25]" office:value-type="float" office:value="0.0440868980035363" calcext:value-type="float">
            <text:p>0,044086898</text:p>
          </table:table-cell>
          <table:table-cell table:number-columns-repeated="1009"/>
        </table:table-row>
        <table:table-row table:style-name="ro1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high.N26]" office:value-type="float" office:value="0.0389822480320589" calcext:value-type="float">
            <text:p>0,038982248</text:p>
          </table:table-cell>
          <table:table-cell table:style-name="ce3" table:formula="of:=[$Redistribution_high.O26]" office:value-type="float" office:value="0.0295687238210658" calcext:value-type="float">
            <text:p>0,0295687238</text:p>
          </table:table-cell>
          <table:table-cell table:style-name="ce3" table:formula="of:=[$Redistribution_high.P26]" office:value-type="float" office:value="0.0298389217204971" calcext:value-type="float">
            <text:p>0,0298389217</text:p>
          </table:table-cell>
          <table:table-cell table:style-name="ce3" table:formula="of:=[$Redistribution_high.Q26]" office:value-type="float" office:value="0.0420001826872798" calcext:value-type="float">
            <text:p>0,0420001827</text:p>
          </table:table-cell>
          <table:table-cell/>
          <table:table-cell table:style-name="ce3" table:formula="of:=[$Redistribution_central.N26]" office:value-type="float" office:value="0.041258345233271" calcext:value-type="float">
            <text:p>0,0412583452</text:p>
          </table:table-cell>
          <table:table-cell table:style-name="ce3" table:formula="of:=[$Redistribution_central.O26]" office:value-type="float" office:value="0.0334616479175419" calcext:value-type="float">
            <text:p>0,0334616479</text:p>
          </table:table-cell>
          <table:table-cell table:style-name="ce3" table:formula="of:=[$Redistribution_central.P26]" office:value-type="float" office:value="0.0309282165379221" calcext:value-type="float">
            <text:p>0,0309282165</text:p>
          </table:table-cell>
          <table:table-cell table:style-name="ce3" table:formula="of:=[$Redistribution_central.Q26]" office:value-type="float" office:value="0.0475160616736743" calcext:value-type="float">
            <text:p>0,0475160617</text:p>
          </table:table-cell>
          <table:table-cell/>
          <table:table-cell table:style-name="ce3" table:formula="of:=[$redistribution_low.N26]" office:value-type="float" office:value="0.0414722671210111" calcext:value-type="float">
            <text:p>0,0414722671</text:p>
          </table:table-cell>
          <table:table-cell table:style-name="ce3" table:formula="of:=[$redistribution_low.O26]" office:value-type="float" office:value="0.033305335728049" calcext:value-type="float">
            <text:p>0,0333053357</text:p>
          </table:table-cell>
          <table:table-cell table:style-name="ce3" table:formula="of:=[$redistribution_low.P26]" office:value-type="float" office:value="0.0312054355115699" calcext:value-type="float">
            <text:p>0,0312054355</text:p>
          </table:table-cell>
          <table:table-cell table:style-name="ce3" table:formula="of:=[$redistribution_low.Q26]" office:value-type="float" office:value="0.0473416095937347" calcext:value-type="float">
            <text:p>0,0473416096</text:p>
          </table:table-cell>
          <table:table-cell table:number-columns-repeated="1009"/>
        </table:table-row>
        <table:table-row table:style-name="ro1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high.N27]" office:value-type="float" office:value="0.0390835588503137" calcext:value-type="float">
            <text:p>0,0390835589</text:p>
          </table:table-cell>
          <table:table-cell table:style-name="ce3" table:formula="of:=[$Redistribution_high.O27]" office:value-type="float" office:value="0.0310630735832342" calcext:value-type="float">
            <text:p>0,0310630736</text:p>
          </table:table-cell>
          <table:table-cell table:style-name="ce3" table:formula="of:=[$Redistribution_high.P27]" office:value-type="float" office:value="0.0303145391235764" calcext:value-type="float">
            <text:p>0,0303145391</text:p>
          </table:table-cell>
          <table:table-cell table:style-name="ce3" table:formula="of:=[$Redistribution_high.Q27]" office:value-type="float" office:value="0.0428640145271054" calcext:value-type="float">
            <text:p>0,0428640145</text:p>
          </table:table-cell>
          <table:table-cell/>
          <table:table-cell table:style-name="ce3" table:formula="of:=[$Redistribution_central.N27]" office:value-type="float" office:value="0.0377835540552467" calcext:value-type="float">
            <text:p>0,0377835541</text:p>
          </table:table-cell>
          <table:table-cell table:style-name="ce3" table:formula="of:=[$Redistribution_central.O27]" office:value-type="float" office:value="0.0320860301987465" calcext:value-type="float">
            <text:p>0,0320860302</text:p>
          </table:table-cell>
          <table:table-cell table:style-name="ce3" table:formula="of:=[$Redistribution_central.P27]" office:value-type="float" office:value="0.0284753212972309" calcext:value-type="float">
            <text:p>0,0284753213</text:p>
          </table:table-cell>
          <table:table-cell table:style-name="ce3" table:formula="of:=[$Redistribution_central.Q27]" office:value-type="float" office:value="0.044713421579761" calcext:value-type="float">
            <text:p>0,0447134216</text:p>
          </table:table-cell>
          <table:table-cell/>
          <table:table-cell table:style-name="ce3" table:formula="of:=[$redistribution_low.N27]" office:value-type="float" office:value="0.0378515392055756" calcext:value-type="float">
            <text:p>0,0378515392</text:p>
          </table:table-cell>
          <table:table-cell table:style-name="ce3" table:formula="of:=[$redistribution_low.O27]" office:value-type="float" office:value="0.0321280354664643" calcext:value-type="float">
            <text:p>0,0321280355</text:p>
          </table:table-cell>
          <table:table-cell table:style-name="ce3" table:formula="of:=[$redistribution_low.P27]" office:value-type="float" office:value="0.028453214732518" calcext:value-type="float">
            <text:p>0,0284532147</text:p>
          </table:table-cell>
          <table:table-cell table:style-name="ce3" table:formula="of:=[$redistribution_low.Q27]" office:value-type="float" office:value="0.0449390185166436" calcext:value-type="float">
            <text:p>0,0449390185</text:p>
          </table:table-cell>
          <table:table-cell table:number-columns-repeated="1009"/>
        </table:table-row>
        <table:table-row table:style-name="ro1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high.N28]" office:value-type="float" office:value="0.0374343989166947" calcext:value-type="float">
            <text:p>0,0374343989</text:p>
          </table:table-cell>
          <table:table-cell table:style-name="ce3" table:formula="of:=[$Redistribution_high.O28]" office:value-type="float" office:value="0.0301242622520217" calcext:value-type="float">
            <text:p>0,0301242623</text:p>
          </table:table-cell>
          <table:table-cell table:style-name="ce3" table:formula="of:=[$Redistribution_high.P28]" office:value-type="float" office:value="0.0295467103346645" calcext:value-type="float">
            <text:p>0,0295467103</text:p>
          </table:table-cell>
          <table:table-cell table:style-name="ce3" table:formula="of:=[$Redistribution_high.Q28]" office:value-type="float" office:value="0.0407068894354529" calcext:value-type="float">
            <text:p>0,0407068894</text:p>
          </table:table-cell>
          <table:table-cell/>
          <table:table-cell table:style-name="ce3" table:formula="of:=[$Redistribution_central.N28]" office:value-type="float" office:value="0.0387737976950961" calcext:value-type="float">
            <text:p>0,0387737977</text:p>
          </table:table-cell>
          <table:table-cell table:style-name="ce3" table:formula="of:=[$Redistribution_central.O28]" office:value-type="float" office:value="0.0331263167109935" calcext:value-type="float">
            <text:p>0,0331263167</text:p>
          </table:table-cell>
          <table:table-cell table:style-name="ce3" table:formula="of:=[$Redistribution_central.P28]" office:value-type="float" office:value="0.0297695285676266" calcext:value-type="float">
            <text:p>0,0297695286</text:p>
          </table:table-cell>
          <table:table-cell table:style-name="ce3" table:formula="of:=[$Redistribution_central.Q28]" office:value-type="float" office:value="0.0453579495777189" calcext:value-type="float">
            <text:p>0,0453579496</text:p>
          </table:table-cell>
          <table:table-cell/>
          <table:table-cell table:style-name="ce3" table:formula="of:=[$redistribution_low.N28]" office:value-type="float" office:value="0.0362305022708064" calcext:value-type="float">
            <text:p>0,0362305023</text:p>
          </table:table-cell>
          <table:table-cell table:style-name="ce3" table:formula="of:=[$redistribution_low.O28]" office:value-type="float" office:value="0.0297176328625913" calcext:value-type="float">
            <text:p>0,0297176329</text:p>
          </table:table-cell>
          <table:table-cell table:style-name="ce3" table:formula="of:=[$redistribution_low.P28]" office:value-type="float" office:value="0.0272189807490219" calcext:value-type="float">
            <text:p>0,0272189807</text:p>
          </table:table-cell>
          <table:table-cell table:style-name="ce3" table:formula="of:=[$redistribution_low.Q28]" office:value-type="float" office:value="0.042116582543024" calcext:value-type="float">
            <text:p>0,0421165825</text:p>
          </table:table-cell>
          <table:table-cell table:number-columns-repeated="1009"/>
        </table:table-row>
        <table:table-row table:style-name="ro1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high.N29]" office:value-type="float" office:value="0.0404793707060609" calcext:value-type="float">
            <text:p>0,0404793707</text:p>
          </table:table-cell>
          <table:table-cell table:style-name="ce3" table:formula="of:=[$Redistribution_high.O29]" office:value-type="float" office:value="0.0324572977315074" calcext:value-type="float">
            <text:p>0,0324572977</text:p>
          </table:table-cell>
          <table:table-cell table:style-name="ce3" table:formula="of:=[$Redistribution_high.P29]" office:value-type="float" office:value="0.0315480967627285" calcext:value-type="float">
            <text:p>0,0315480968</text:p>
          </table:table-cell>
          <table:table-cell table:style-name="ce3" table:formula="of:=[$Redistribution_high.Q29]" office:value-type="float" office:value="0.04446276352012" calcext:value-type="float">
            <text:p>0,0444627635</text:p>
          </table:table-cell>
          <table:table-cell/>
          <table:table-cell table:style-name="ce3" table:formula="of:=[$Redistribution_central.N29]" office:value-type="float" office:value="0.0411776124643781" calcext:value-type="float">
            <text:p>0,0411776125</text:p>
          </table:table-cell>
          <table:table-cell table:style-name="ce3" table:formula="of:=[$Redistribution_central.O29]" office:value-type="float" office:value="0.0354044715440868" calcext:value-type="float">
            <text:p>0,0354044715</text:p>
          </table:table-cell>
          <table:table-cell table:style-name="ce3" table:formula="of:=[$Redistribution_central.P29]" office:value-type="float" office:value="0.0313648252014903" calcext:value-type="float">
            <text:p>0,0313648252</text:p>
          </table:table-cell>
          <table:table-cell table:style-name="ce3" table:formula="of:=[$Redistribution_central.Q29]" office:value-type="float" office:value="0.0487214768408357" calcext:value-type="float">
            <text:p>0,0487214768</text:p>
          </table:table-cell>
          <table:table-cell/>
          <table:table-cell table:style-name="ce3" table:formula="of:=[$redistribution_low.N29]" office:value-type="float" office:value="0.0393060281124997" calcext:value-type="float">
            <text:p>0,0393060281</text:p>
          </table:table-cell>
          <table:table-cell table:style-name="ce3" table:formula="of:=[$redistribution_low.O29]" office:value-type="float" office:value="0.0327287538340945" calcext:value-type="float">
            <text:p>0,0327287538</text:p>
          </table:table-cell>
          <table:table-cell table:style-name="ce3" table:formula="of:=[$redistribution_low.P29]" office:value-type="float" office:value="0.0291025435281084" calcext:value-type="float">
            <text:p>0,0291025435</text:p>
          </table:table-cell>
          <table:table-cell table:style-name="ce3" table:formula="of:=[$redistribution_low.Q29]" office:value-type="float" office:value="0.0467260714044327" calcext:value-type="float">
            <text:p>0,0467260714</text:p>
          </table:table-cell>
          <table:table-cell table:number-columns-repeated="1009"/>
        </table:table-row>
        <table:table-row table:style-name="ro1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high.N30]" office:value-type="float" office:value="0.0397602413883936" calcext:value-type="float">
            <text:p>0,0397602414</text:p>
          </table:table-cell>
          <table:table-cell table:style-name="ce3" table:formula="of:=[$Redistribution_high.O30]" office:value-type="float" office:value="0.0313208110483149" calcext:value-type="float">
            <text:p>0,031320811</text:p>
          </table:table-cell>
          <table:table-cell table:style-name="ce3" table:formula="of:=[$Redistribution_high.P30]" office:value-type="float" office:value="0.030722160173757" calcext:value-type="float">
            <text:p>0,0307221602</text:p>
          </table:table-cell>
          <table:table-cell table:style-name="ce3" table:formula="of:=[$Redistribution_high.Q30]" office:value-type="float" office:value="0.0435061954984574" calcext:value-type="float">
            <text:p>0,0435061955</text:p>
          </table:table-cell>
          <table:table-cell/>
          <table:table-cell table:style-name="ce3" table:formula="of:=[$Redistribution_central.N30]" office:value-type="float" office:value="0.0391794073874044" calcext:value-type="float">
            <text:p>0,0391794074</text:p>
          </table:table-cell>
          <table:table-cell table:style-name="ce3" table:formula="of:=[$Redistribution_central.O30]" office:value-type="float" office:value="0.0313056228597791" calcext:value-type="float">
            <text:p>0,0313056229</text:p>
          </table:table-cell>
          <table:table-cell table:style-name="ce3" table:formula="of:=[$Redistribution_central.P30]" office:value-type="float" office:value="0.0285706214467193" calcext:value-type="float">
            <text:p>0,0285706214</text:p>
          </table:table-cell>
          <table:table-cell table:style-name="ce3" table:formula="of:=[$Redistribution_central.Q30]" office:value-type="float" office:value="0.0456975424904747" calcext:value-type="float">
            <text:p>0,0456975425</text:p>
          </table:table-cell>
          <table:table-cell/>
          <table:table-cell table:style-name="ce3" table:formula="of:=[$redistribution_low.N30]" office:value-type="float" office:value="0.0422809199823629" calcext:value-type="float">
            <text:p>0,04228092</text:p>
          </table:table-cell>
          <table:table-cell table:style-name="ce3" table:formula="of:=[$redistribution_low.O30]" office:value-type="float" office:value="0.0364479678974775" calcext:value-type="float">
            <text:p>0,0364479679</text:p>
          </table:table-cell>
          <table:table-cell table:style-name="ce3" table:formula="of:=[$redistribution_low.P30]" office:value-type="float" office:value="0.0321823643058477" calcext:value-type="float">
            <text:p>0,0321823643</text:p>
          </table:table-cell>
          <table:table-cell table:style-name="ce3" table:formula="of:=[$redistribution_low.Q30]" office:value-type="float" office:value="0.0501448235498961" calcext:value-type="float">
            <text:p>0,0501448235</text:p>
          </table:table-cell>
          <table:table-cell table:number-columns-repeated="1009"/>
        </table:table-row>
        <table:table-row table:style-name="ro1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high.N31]" office:value-type="float" office:value="0.0395104017749519" calcext:value-type="float">
            <text:p>0,0395104018</text:p>
          </table:table-cell>
          <table:table-cell table:style-name="ce3" table:formula="of:=[$Redistribution_high.O31]" office:value-type="float" office:value="0.0329903029143719" calcext:value-type="float">
            <text:p>0,0329903029</text:p>
          </table:table-cell>
          <table:table-cell table:style-name="ce3" table:formula="of:=[$Redistribution_high.P31]" office:value-type="float" office:value="0.031508100223151" calcext:value-type="float">
            <text:p>0,0315081002</text:p>
          </table:table-cell>
          <table:table-cell table:style-name="ce3" table:formula="of:=[$Redistribution_high.Q31]" office:value-type="float" office:value="0.0438295064037003" calcext:value-type="float">
            <text:p>0,0438295064</text:p>
          </table:table-cell>
          <table:table-cell/>
          <table:table-cell table:style-name="ce3" table:formula="of:=[$Redistribution_central.N31]" office:value-type="float" office:value="0.039930972736566" calcext:value-type="float">
            <text:p>0,0399309727</text:p>
          </table:table-cell>
          <table:table-cell table:style-name="ce3" table:formula="of:=[$Redistribution_central.O31]" office:value-type="float" office:value="0.0333553920728999" calcext:value-type="float">
            <text:p>0,0333553921</text:p>
          </table:table-cell>
          <table:table-cell table:style-name="ce3" table:formula="of:=[$Redistribution_central.P31]" office:value-type="float" office:value="0.0300334580986317" calcext:value-type="float">
            <text:p>0,0300334581</text:p>
          </table:table-cell>
          <table:table-cell table:style-name="ce3" table:formula="of:=[$Redistribution_central.Q31]" office:value-type="float" office:value="0.0468464709253976" calcext:value-type="float">
            <text:p>0,0468464709</text:p>
          </table:table-cell>
          <table:table-cell/>
          <table:table-cell table:style-name="ce3" table:formula="of:=[$redistribution_low.N31]" office:value-type="float" office:value="0.0400651491056388" calcext:value-type="float">
            <text:p>0,0400651491</text:p>
          </table:table-cell>
          <table:table-cell table:style-name="ce3" table:formula="of:=[$redistribution_low.O31]" office:value-type="float" office:value="0.0346962772857701" calcext:value-type="float">
            <text:p>0,0346962773</text:p>
          </table:table-cell>
          <table:table-cell table:style-name="ce3" table:formula="of:=[$redistribution_low.P31]" office:value-type="float" office:value="0.0302449460932381" calcext:value-type="float">
            <text:p>0,0302449461</text:p>
          </table:table-cell>
          <table:table-cell table:style-name="ce3" table:formula="of:=[$redistribution_low.Q31]" office:value-type="float" office:value="0.0481429586521144" calcext:value-type="float">
            <text:p>0,0481429587</text:p>
          </table:table-cell>
          <table:table-cell table:number-columns-repeated="1009"/>
        </table:table-row>
        <table:table-row table:style-name="ro1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high.N32]" office:value-type="float" office:value="0.0406985018889981" calcext:value-type="float">
            <text:p>0,0406985019</text:p>
          </table:table-cell>
          <table:table-cell table:style-name="ce3" table:formula="of:=[$Redistribution_high.O32]" office:value-type="float" office:value="0.0342901421766453" calcext:value-type="float">
            <text:p>0,0342901422</text:p>
          </table:table-cell>
          <table:table-cell table:style-name="ce3" table:formula="of:=[$Redistribution_high.P32]" office:value-type="float" office:value="0.0324550669077875" calcext:value-type="float">
            <text:p>0,0324550669</text:p>
          </table:table-cell>
          <table:table-cell table:style-name="ce3" table:formula="of:=[$Redistribution_high.Q32]" office:value-type="float" office:value="0.0453952158574784" calcext:value-type="float">
            <text:p>0,0453952159</text:p>
          </table:table-cell>
          <table:table-cell/>
          <table:table-cell table:style-name="ce3" table:formula="of:=[$Redistribution_central.N32]" office:value-type="float" office:value="0.0401466314603769" calcext:value-type="float">
            <text:p>0,0401466315</text:p>
          </table:table-cell>
          <table:table-cell table:style-name="ce3" table:formula="of:=[$Redistribution_central.O32]" office:value-type="float" office:value="0.0338540036647327" calcext:value-type="float">
            <text:p>0,0338540037</text:p>
          </table:table-cell>
          <table:table-cell table:style-name="ce3" table:formula="of:=[$Redistribution_central.P32]" office:value-type="float" office:value="0.0300327307439032" calcext:value-type="float">
            <text:p>0,0300327307</text:p>
          </table:table-cell>
          <table:table-cell table:style-name="ce3" table:formula="of:=[$Redistribution_central.Q32]" office:value-type="float" office:value="0.0477105186572197" calcext:value-type="float">
            <text:p>0,0477105187</text:p>
          </table:table-cell>
          <table:table-cell/>
          <table:table-cell table:style-name="ce3" table:formula="of:=[$redistribution_low.N32]" office:value-type="float" office:value="0.0402193162437768" calcext:value-type="float">
            <text:p>0,0402193162</text:p>
          </table:table-cell>
          <table:table-cell table:style-name="ce3" table:formula="of:=[$redistribution_low.O32]" office:value-type="float" office:value="0.0349597493368626" calcext:value-type="float">
            <text:p>0,0349597493</text:p>
          </table:table-cell>
          <table:table-cell table:style-name="ce3" table:formula="of:=[$redistribution_low.P32]" office:value-type="float" office:value="0.0302290607122013" calcext:value-type="float">
            <text:p>0,0302290607</text:p>
          </table:table-cell>
          <table:table-cell table:style-name="ce3" table:formula="of:=[$redistribution_low.Q32]" office:value-type="float" office:value="0.0487282064988953" calcext:value-type="float">
            <text:p>0,0487282065</text:p>
          </table:table-cell>
          <table:table-cell table:number-columns-repeated="1009"/>
        </table:table-row>
        <table:table-row table:style-name="ro1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high.N33]" office:value-type="float" office:value="0.042484958249385" calcext:value-type="float">
            <text:p>0,0424849582</text:p>
          </table:table-cell>
          <table:table-cell table:style-name="ce3" table:formula="of:=[$Redistribution_high.O33]" office:value-type="float" office:value="0.0364060994676685" calcext:value-type="float">
            <text:p>0,0364060995</text:p>
          </table:table-cell>
          <table:table-cell table:style-name="ce3" table:formula="of:=[$Redistribution_high.P33]" office:value-type="float" office:value="0.0339044980193718" calcext:value-type="float">
            <text:p>0,033904498</text:p>
          </table:table-cell>
          <table:table-cell table:style-name="ce3" table:formula="of:=[$Redistribution_high.Q33]" office:value-type="float" office:value="0.0479772616044282" calcext:value-type="float">
            <text:p>0,0479772616</text:p>
          </table:table-cell>
          <table:table-cell/>
          <table:table-cell table:style-name="ce3" table:formula="of:=[$Redistribution_central.N33]" office:value-type="float" office:value="0.0397215594643361" calcext:value-type="float">
            <text:p>0,0397215595</text:p>
          </table:table-cell>
          <table:table-cell table:style-name="ce3" table:formula="of:=[$Redistribution_central.O33]" office:value-type="float" office:value="0.033264176613599" calcext:value-type="float">
            <text:p>0,0332641766</text:p>
          </table:table-cell>
          <table:table-cell table:style-name="ce3" table:formula="of:=[$Redistribution_central.P33]" office:value-type="float" office:value="0.0300390661789001" calcext:value-type="float">
            <text:p>0,0300390662</text:p>
          </table:table-cell>
          <table:table-cell table:style-name="ce3" table:formula="of:=[$Redistribution_central.Q33]" office:value-type="float" office:value="0.0465801247056287" calcext:value-type="float">
            <text:p>0,0465801247</text:p>
          </table:table-cell>
          <table:table-cell/>
          <table:table-cell table:style-name="ce3" table:formula="of:=[$redistribution_low.N33]" office:value-type="float" office:value="0.0408666902762411" calcext:value-type="float">
            <text:p>0,0408666903</text:p>
          </table:table-cell>
          <table:table-cell table:style-name="ce3" table:formula="of:=[$redistribution_low.O33]" office:value-type="float" office:value="0.0372204324902714" calcext:value-type="float">
            <text:p>0,0372204325</text:p>
          </table:table-cell>
          <table:table-cell table:style-name="ce3" table:formula="of:=[$redistribution_low.P33]" office:value-type="float" office:value="0.0309857128290122" calcext:value-type="float">
            <text:p>0,0309857128</text:p>
          </table:table-cell>
          <table:table-cell table:style-name="ce3" table:formula="of:=[$redistribution_low.Q33]" office:value-type="float" office:value="0.050762282940143" calcext:value-type="float">
            <text:p>0,0507622829</text:p>
          </table:table-cell>
          <table:table-cell table:number-columns-repeated="1009"/>
        </table:table-row>
        <table:table-row table:style-name="ro1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high.N34]" office:value-type="float" office:value="0.0395822176230614" calcext:value-type="float">
            <text:p>0,0395822176</text:p>
          </table:table-cell>
          <table:table-cell table:style-name="ce3" table:formula="of:=[$Redistribution_high.O34]" office:value-type="float" office:value="0.0323937003293469" calcext:value-type="float">
            <text:p>0,0323937003</text:p>
          </table:table-cell>
          <table:table-cell table:style-name="ce3" table:formula="of:=[$Redistribution_high.P34]" office:value-type="float" office:value="0.0307633364592443" calcext:value-type="float">
            <text:p>0,0307633365</text:p>
          </table:table-cell>
          <table:table-cell table:style-name="ce3" table:formula="of:=[$Redistribution_high.Q34]" office:value-type="float" office:value="0.0442791032419818" calcext:value-type="float">
            <text:p>0,0442791032</text:p>
          </table:table-cell>
          <table:table-cell/>
          <table:table-cell table:style-name="ce3" table:formula="of:=[$Redistribution_central.N34]" office:value-type="float" office:value="0.0430736603201234" calcext:value-type="float">
            <text:p>0,0430736603</text:p>
          </table:table-cell>
          <table:table-cell table:style-name="ce3" table:formula="of:=[$Redistribution_central.O34]" office:value-type="float" office:value="0.0373706649635555" calcext:value-type="float">
            <text:p>0,037370665</text:p>
          </table:table-cell>
          <table:table-cell table:style-name="ce3" table:formula="of:=[$Redistribution_central.P34]" office:value-type="float" office:value="0.0337090804860456" calcext:value-type="float">
            <text:p>0,0337090805</text:p>
          </table:table-cell>
          <table:table-cell table:style-name="ce3" table:formula="of:=[$Redistribution_central.Q34]" office:value-type="float" office:value="0.0501105194515448" calcext:value-type="float">
            <text:p>0,0501105195</text:p>
          </table:table-cell>
          <table:table-cell/>
          <table:table-cell table:style-name="ce3" table:formula="of:=[$redistribution_low.N34]" office:value-type="float" office:value="0.0434575951138786" calcext:value-type="float">
            <text:p>0,0434575951</text:p>
          </table:table-cell>
          <table:table-cell table:style-name="ce3" table:formula="of:=[$redistribution_low.O34]" office:value-type="float" office:value="0.0368560129811283" calcext:value-type="float">
            <text:p>0,036856013</text:p>
          </table:table-cell>
          <table:table-cell table:style-name="ce3" table:formula="of:=[$redistribution_low.P34]" office:value-type="float" office:value="0.0310534544881301" calcext:value-type="float">
            <text:p>0,0310534545</text:p>
          </table:table-cell>
          <table:table-cell table:style-name="ce3" table:formula="of:=[$redistribution_low.Q34]" office:value-type="float" office:value="0.0538401473582365" calcext:value-type="float">
            <text:p>0,0538401474</text:p>
          </table:table-cell>
          <table:table-cell table:number-columns-repeated="1009"/>
        </table:table-row>
        <table:table-row table:style-name="ro1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high.N35]" office:value-type="float" office:value="0.039006971357334" calcext:value-type="float">
            <text:p>0,0390069714</text:p>
          </table:table-cell>
          <table:table-cell table:style-name="ce3" table:formula="of:=[$Redistribution_high.O35]" office:value-type="float" office:value="0.0330477971782348" calcext:value-type="float">
            <text:p>0,0330477972</text:p>
          </table:table-cell>
          <table:table-cell table:style-name="ce3" table:formula="of:=[$Redistribution_high.P35]" office:value-type="float" office:value="0.0300876249352056" calcext:value-type="float">
            <text:p>0,0300876249</text:p>
          </table:table-cell>
          <table:table-cell table:style-name="ce3" table:formula="of:=[$Redistribution_high.Q35]" office:value-type="float" office:value="0.0451161874018371" calcext:value-type="float">
            <text:p>0,0451161874</text:p>
          </table:table-cell>
          <table:table-cell/>
          <table:table-cell table:style-name="ce3" table:formula="of:=[$Redistribution_central.N35]" office:value-type="float" office:value="0.038005142986191" calcext:value-type="float">
            <text:p>0,038005143</text:p>
          </table:table-cell>
          <table:table-cell table:style-name="ce3" table:formula="of:=[$Redistribution_central.O35]" office:value-type="float" office:value="0.034115838565294" calcext:value-type="float">
            <text:p>0,0341158386</text:p>
          </table:table-cell>
          <table:table-cell table:style-name="ce3" table:formula="of:=[$Redistribution_central.P35]" office:value-type="float" office:value="0.0301522197563425" calcext:value-type="float">
            <text:p>0,0301522198</text:p>
          </table:table-cell>
          <table:table-cell table:style-name="ce3" table:formula="of:=[$Redistribution_central.Q35]" office:value-type="float" office:value="0.0449344614364356" calcext:value-type="float">
            <text:p>0,0449344614</text:p>
          </table:table-cell>
          <table:table-cell/>
          <table:table-cell table:style-name="ce3" table:formula="of:=[$redistribution_low.N35]" office:value-type="float" office:value="0.0413483637253528" calcext:value-type="float">
            <text:p>0,0413483637</text:p>
          </table:table-cell>
          <table:table-cell table:style-name="ce3" table:formula="of:=[$redistribution_low.O35]" office:value-type="float" office:value="0.0368751448316201" calcext:value-type="float">
            <text:p>0,0368751448</text:p>
          </table:table-cell>
          <table:table-cell table:style-name="ce3" table:formula="of:=[$redistribution_low.P35]" office:value-type="float" office:value="0.0300974869831783" calcext:value-type="float">
            <text:p>0,030097487</text:p>
          </table:table-cell>
          <table:table-cell table:style-name="ce3" table:formula="of:=[$redistribution_low.Q35]" office:value-type="float" office:value="0.0524272942872282" calcext:value-type="float">
            <text:p>0,0524272943</text:p>
          </table:table-cell>
          <table:table-cell table:number-columns-repeated="1009"/>
        </table:table-row>
        <table:table-row table:style-name="ro1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high.N36]" office:value-type="float" office:value="0.0379076706366881" calcext:value-type="float">
            <text:p>0,0379076706</text:p>
          </table:table-cell>
          <table:table-cell table:style-name="ce3" table:formula="of:=[$Redistribution_high.O36]" office:value-type="float" office:value="0.031734303259127" calcext:value-type="float">
            <text:p>0,0317343033</text:p>
          </table:table-cell>
          <table:table-cell table:style-name="ce3" table:formula="of:=[$Redistribution_high.P36]" office:value-type="float" office:value="0.0297846419305737" calcext:value-type="float">
            <text:p>0,0297846419</text:p>
          </table:table-cell>
          <table:table-cell table:style-name="ce3" table:formula="of:=[$Redistribution_high.Q36]" office:value-type="float" office:value="0.0427749282500413" calcext:value-type="float">
            <text:p>0,0427749283</text:p>
          </table:table-cell>
          <table:table-cell/>
          <table:table-cell table:style-name="ce3" table:formula="of:=[$Redistribution_central.N36]" office:value-type="float" office:value="0.0412133854592527" calcext:value-type="float">
            <text:p>0,0412133855</text:p>
          </table:table-cell>
          <table:table-cell table:style-name="ce3" table:formula="of:=[$Redistribution_central.O36]" office:value-type="float" office:value="0.0379015111576678" calcext:value-type="float">
            <text:p>0,0379015112</text:p>
          </table:table-cell>
          <table:table-cell table:style-name="ce3" table:formula="of:=[$Redistribution_central.P36]" office:value-type="float" office:value="0.0326526393127923" calcext:value-type="float">
            <text:p>0,0326526393</text:p>
          </table:table-cell>
          <table:table-cell table:style-name="ce3" table:formula="of:=[$Redistribution_central.Q36]" office:value-type="float" office:value="0.0496208010447905" calcext:value-type="float">
            <text:p>0,049620801</text:p>
          </table:table-cell>
          <table:table-cell/>
          <table:table-cell table:style-name="ce3" table:formula="of:=[$redistribution_low.N36]" office:value-type="float" office:value="0.039171583053359" calcext:value-type="float">
            <text:p>0,0391715831</text:p>
          </table:table-cell>
          <table:table-cell table:style-name="ce3" table:formula="of:=[$redistribution_low.O36]" office:value-type="float" office:value="0.0366927267067165" calcext:value-type="float">
            <text:p>0,0366927267</text:p>
          </table:table-cell>
          <table:table-cell table:style-name="ce3" table:formula="of:=[$redistribution_low.P36]" office:value-type="float" office:value="0.0291999370651608" calcext:value-type="float">
            <text:p>0,0291999371</text:p>
          </table:table-cell>
          <table:table-cell table:style-name="ce3" table:formula="of:=[$redistribution_low.Q36]" office:value-type="float" office:value="0.0504733125537845" calcext:value-type="float">
            <text:p>0,0504733126</text:p>
          </table:table-cell>
          <table:table-cell table:number-columns-repeated="1009"/>
        </table:table-row>
        <table:table-row table:style-name="ro1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high.N37]" office:value-type="float" office:value="0.0381061356077576" calcext:value-type="float">
            <text:p>0,0381061356</text:p>
          </table:table-cell>
          <table:table-cell table:style-name="ce3" table:formula="of:=[$Redistribution_high.O37]" office:value-type="float" office:value="0.0336282519919055" calcext:value-type="float">
            <text:p>0,033628252</text:p>
          </table:table-cell>
          <table:table-cell table:style-name="ce3" table:formula="of:=[$Redistribution_high.P37]" office:value-type="float" office:value="0.0301346524571296" calcext:value-type="float">
            <text:p>0,0301346525</text:p>
          </table:table-cell>
          <table:table-cell table:style-name="ce3" table:formula="of:=[$Redistribution_high.Q37]" office:value-type="float" office:value="0.0444016657781058" calcext:value-type="float">
            <text:p>0,0444016658</text:p>
          </table:table-cell>
          <table:table-cell/>
          <table:table-cell table:style-name="ce3" table:formula="of:=[$Redistribution_central.N37]" office:value-type="float" office:value="0.0391720630669207" calcext:value-type="float">
            <text:p>0,0391720631</text:p>
          </table:table-cell>
          <table:table-cell table:style-name="ce3" table:formula="of:=[$Redistribution_central.O37]" office:value-type="float" office:value="0.0347472666563624" calcext:value-type="float">
            <text:p>0,0347472667</text:p>
          </table:table-cell>
          <table:table-cell table:style-name="ce3" table:formula="of:=[$Redistribution_central.P37]" office:value-type="float" office:value="0.0309845589894525" calcext:value-type="float">
            <text:p>0,030984559</text:p>
          </table:table-cell>
          <table:table-cell table:style-name="ce3" table:formula="of:=[$Redistribution_central.Q37]" office:value-type="float" office:value="0.0459824802298386" calcext:value-type="float">
            <text:p>0,0459824802</text:p>
          </table:table-cell>
          <table:table-cell/>
          <table:table-cell table:style-name="ce3" table:formula="of:=[$redistribution_low.N37]" office:value-type="float" office:value="0.0383453213171803" calcext:value-type="float">
            <text:p>0,0383453213</text:p>
          </table:table-cell>
          <table:table-cell table:style-name="ce3" table:formula="of:=[$redistribution_low.O37]" office:value-type="float" office:value="0.0358894323261328" calcext:value-type="float">
            <text:p>0,0358894323</text:p>
          </table:table-cell>
          <table:table-cell table:style-name="ce3" table:formula="of:=[$redistribution_low.P37]" office:value-type="float" office:value="0.0281479066193736" calcext:value-type="float">
            <text:p>0,0281479066</text:p>
          </table:table-cell>
          <table:table-cell table:style-name="ce3" table:formula="of:=[$redistribution_low.Q37]" office:value-type="float" office:value="0.0499701173270103" calcext:value-type="float">
            <text:p>0,0499701173</text:p>
          </table:table-cell>
          <table:table-cell table:number-columns-repeated="1009"/>
        </table:table-row>
        <table:table-row table:style-name="ro1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high.N38]" office:value-type="float" office:value="0.0394146834117071" calcext:value-type="float">
            <text:p>0,0394146834</text:p>
          </table:table-cell>
          <table:table-cell table:style-name="ce3" table:formula="of:=[$Redistribution_high.O38]" office:value-type="float" office:value="0.0332100082845608" calcext:value-type="float">
            <text:p>0,0332100083</text:p>
          </table:table-cell>
          <table:table-cell table:style-name="ce3" table:formula="of:=[$Redistribution_high.P38]" office:value-type="float" office:value="0.030132857639131" calcext:value-type="float">
            <text:p>0,0301328576</text:p>
          </table:table-cell>
          <table:table-cell table:style-name="ce3" table:formula="of:=[$Redistribution_high.Q38]" office:value-type="float" office:value="0.0457736081743976" calcext:value-type="float">
            <text:p>0,0457736082</text:p>
          </table:table-cell>
          <table:table-cell/>
          <table:table-cell table:style-name="ce3" table:formula="of:=[$Redistribution_central.N38]" office:value-type="float" office:value="0.0393172723168504" calcext:value-type="float">
            <text:p>0,0393172723</text:p>
          </table:table-cell>
          <table:table-cell table:style-name="ce3" table:formula="of:=[$Redistribution_central.O38]" office:value-type="float" office:value="0.0343132868461403" calcext:value-type="float">
            <text:p>0,0343132868</text:p>
          </table:table-cell>
          <table:table-cell table:style-name="ce3" table:formula="of:=[$Redistribution_central.P38]" office:value-type="float" office:value="0.0303636826582073" calcext:value-type="float">
            <text:p>0,0303636827</text:p>
          </table:table-cell>
          <table:table-cell table:style-name="ce3" table:formula="of:=[$Redistribution_central.Q38]" office:value-type="float" office:value="0.0466131987140142" calcext:value-type="float">
            <text:p>0,0466131987</text:p>
          </table:table-cell>
          <table:table-cell/>
          <table:table-cell table:style-name="ce3" table:formula="of:=[$redistribution_low.N38]" office:value-type="float" office:value="0.03896700480726" calcext:value-type="float">
            <text:p>0,0389670048</text:p>
          </table:table-cell>
          <table:table-cell table:style-name="ce3" table:formula="of:=[$redistribution_low.O38]" office:value-type="float" office:value="0.0348666599362883" calcext:value-type="float">
            <text:p>0,0348666599</text:p>
          </table:table-cell>
          <table:table-cell table:style-name="ce3" table:formula="of:=[$redistribution_low.P38]" office:value-type="float" office:value="0.0278940752703122" calcext:value-type="float">
            <text:p>0,0278940753</text:p>
          </table:table-cell>
          <table:table-cell table:style-name="ce3" table:formula="of:=[$redistribution_low.Q38]" office:value-type="float" office:value="0.050113460715203" calcext:value-type="float">
            <text:p>0,0501134607</text:p>
          </table:table-cell>
          <table:table-cell table:number-columns-repeated="1009"/>
        </table:table-row>
        <table:table-row table:style-name="ro1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high.N39]" office:value-type="float" office:value="0.0388440593717514" calcext:value-type="float">
            <text:p>0,0388440594</text:p>
          </table:table-cell>
          <table:table-cell table:style-name="ce3" table:formula="of:=[$Redistribution_high.O39]" office:value-type="float" office:value="0.0352093539787288" calcext:value-type="float">
            <text:p>0,035209354</text:p>
          </table:table-cell>
          <table:table-cell table:style-name="ce3" table:formula="of:=[$Redistribution_high.P39]" office:value-type="float" office:value="0.0312671925157694" calcext:value-type="float">
            <text:p>0,0312671925</text:p>
          </table:table-cell>
          <table:table-cell table:style-name="ce3" table:formula="of:=[$Redistribution_high.Q39]" office:value-type="float" office:value="0.0455052168865127" calcext:value-type="float">
            <text:p>0,0455052169</text:p>
          </table:table-cell>
          <table:table-cell/>
          <table:table-cell table:style-name="ce3" table:formula="of:=[$Redistribution_central.N39]" office:value-type="float" office:value="0.0391753797367071" calcext:value-type="float">
            <text:p>0,0391753797</text:p>
          </table:table-cell>
          <table:table-cell table:style-name="ce3" table:formula="of:=[$Redistribution_central.O39]" office:value-type="float" office:value="0.0358276555243136" calcext:value-type="float">
            <text:p>0,0358276555</text:p>
          </table:table-cell>
          <table:table-cell table:style-name="ce3" table:formula="of:=[$Redistribution_central.P39]" office:value-type="float" office:value="0.0317706103736653" calcext:value-type="float">
            <text:p>0,0317706104</text:p>
          </table:table-cell>
          <table:table-cell table:style-name="ce3" table:formula="of:=[$Redistribution_central.Q39]" office:value-type="float" office:value="0.0460472108671987" calcext:value-type="float">
            <text:p>0,0460472109</text:p>
          </table:table-cell>
          <table:table-cell/>
          <table:table-cell table:style-name="ce3" table:formula="of:=[$redistribution_low.N39]" office:value-type="float" office:value="0.0422242506048673" calcext:value-type="float">
            <text:p>0,0422242506</text:p>
          </table:table-cell>
          <table:table-cell table:style-name="ce3" table:formula="of:=[$redistribution_low.O39]" office:value-type="float" office:value="0.0403289337681426" calcext:value-type="float">
            <text:p>0,0403289338</text:p>
          </table:table-cell>
          <table:table-cell table:style-name="ce3" table:formula="of:=[$redistribution_low.P39]" office:value-type="float" office:value="0.0315424578892133" calcext:value-type="float">
            <text:p>0,0315424579</text:p>
          </table:table-cell>
          <table:table-cell table:style-name="ce3" table:formula="of:=[$redistribution_low.Q39]" office:value-type="float" office:value="0.0551213288233695" calcext:value-type="float">
            <text:p>0,0551213288</text:p>
          </table:table-cell>
          <table:table-cell table:number-columns-repeated="1009"/>
        </table:table-row>
        <table:table-row table:style-name="ro1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high.N40]" office:value-type="float" office:value="0.0380542645888917" calcext:value-type="float">
            <text:p>0,0380542646</text:p>
          </table:table-cell>
          <table:table-cell table:style-name="ce3" table:formula="of:=[$Redistribution_high.O40]" office:value-type="float" office:value="0.0345312637244226" calcext:value-type="float">
            <text:p>0,0345312637</text:p>
          </table:table-cell>
          <table:table-cell table:style-name="ce3" table:formula="of:=[$Redistribution_high.P40]" office:value-type="float" office:value="0.030348325948123" calcext:value-type="float">
            <text:p>0,0303483259</text:p>
          </table:table-cell>
          <table:table-cell table:style-name="ce3" table:formula="of:=[$Redistribution_high.Q40]" office:value-type="float" office:value="0.0450187146085043" calcext:value-type="float">
            <text:p>0,0450187146</text:p>
          </table:table-cell>
          <table:table-cell/>
          <table:table-cell table:style-name="ce3" table:formula="of:=[$Redistribution_central.N40]" office:value-type="float" office:value="0.0372446349115234" calcext:value-type="float">
            <text:p>0,0372446349</text:p>
          </table:table-cell>
          <table:table-cell table:style-name="ce3" table:formula="of:=[$Redistribution_central.O40]" office:value-type="float" office:value="0.0349434390850886" calcext:value-type="float">
            <text:p>0,0349434391</text:p>
          </table:table-cell>
          <table:table-cell table:style-name="ce3" table:formula="of:=[$Redistribution_central.P40]" office:value-type="float" office:value="0.0301971607741884" calcext:value-type="float">
            <text:p>0,0301971608</text:p>
          </table:table-cell>
          <table:table-cell table:style-name="ce3" table:formula="of:=[$Redistribution_central.Q40]" office:value-type="float" office:value="0.0446081215374943" calcext:value-type="float">
            <text:p>0,0446081215</text:p>
          </table:table-cell>
          <table:table-cell/>
          <table:table-cell table:style-name="ce3" table:formula="of:=[$redistribution_low.N40]" office:value-type="float" office:value="0.0374055179748482" calcext:value-type="float">
            <text:p>0,037405518</text:p>
          </table:table-cell>
          <table:table-cell table:style-name="ce3" table:formula="of:=[$redistribution_low.O40]" office:value-type="float" office:value="0.0353207722418224" calcext:value-type="float">
            <text:p>0,0353207722</text:p>
          </table:table-cell>
          <table:table-cell table:style-name="ce3" table:formula="of:=[$redistribution_low.P40]" office:value-type="float" office:value="0.0287564419809472" calcext:value-type="float">
            <text:p>0,028756442</text:p>
          </table:table-cell>
          <table:table-cell table:style-name="ce3" table:formula="of:=[$redistribution_low.Q40]" office:value-type="float" office:value="0.0473463277535028" calcext:value-type="float">
            <text:p>0,0473463278</text:p>
          </table:table-cell>
          <table:table-cell table:number-columns-repeated="1009"/>
        </table:table-row>
        <table:table-row table:style-name="ro1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high.N41]" office:value-type="float" office:value="0.0387343652415201" calcext:value-type="float">
            <text:p>0,0387343652</text:p>
          </table:table-cell>
          <table:table-cell table:style-name="ce3" table:formula="of:=[$Redistribution_high.O41]" office:value-type="float" office:value="0.0355173762286267" calcext:value-type="float">
            <text:p>0,0355173762</text:p>
          </table:table-cell>
          <table:table-cell table:style-name="ce3" table:formula="of:=[$Redistribution_high.P41]" office:value-type="float" office:value="0.031197422581392" calcext:value-type="float">
            <text:p>0,0311974226</text:p>
          </table:table-cell>
          <table:table-cell table:style-name="ce3" table:formula="of:=[$Redistribution_high.Q41]" office:value-type="float" office:value="0.0457750223783612" calcext:value-type="float">
            <text:p>0,0457750224</text:p>
          </table:table-cell>
          <table:table-cell/>
          <table:table-cell table:style-name="ce3" table:formula="of:=[$Redistribution_central.N41]" office:value-type="float" office:value="0.038883388429798" calcext:value-type="float">
            <text:p>0,0388833884</text:p>
          </table:table-cell>
          <table:table-cell table:style-name="ce3" table:formula="of:=[$Redistribution_central.O41]" office:value-type="float" office:value="0.0359520827231881" calcext:value-type="float">
            <text:p>0,0359520827</text:p>
          </table:table-cell>
          <table:table-cell table:style-name="ce3" table:formula="of:=[$Redistribution_central.P41]" office:value-type="float" office:value="0.0306644794865223" calcext:value-type="float">
            <text:p>0,0306644795</text:p>
          </table:table-cell>
          <table:table-cell table:style-name="ce3" table:formula="of:=[$Redistribution_central.Q41]" office:value-type="float" office:value="0.0472340820782988" calcext:value-type="float">
            <text:p>0,0472340821</text:p>
          </table:table-cell>
          <table:table-cell/>
          <table:table-cell table:style-name="ce3" table:formula="of:=[$redistribution_low.N41]" office:value-type="float" office:value="0.0363043653261434" calcext:value-type="float">
            <text:p>0,0363043653</text:p>
          </table:table-cell>
          <table:table-cell table:style-name="ce3" table:formula="of:=[$redistribution_low.O41]" office:value-type="float" office:value="0.0368645400244022" calcext:value-type="float">
            <text:p>0,03686454</text:p>
          </table:table-cell>
          <table:table-cell table:style-name="ce3" table:formula="of:=[$redistribution_low.P41]" office:value-type="float" office:value="0.0286516312762414" calcext:value-type="float">
            <text:p>0,0286516313</text:p>
          </table:table-cell>
          <table:table-cell table:style-name="ce3" table:formula="of:=[$redistribution_low.Q41]" office:value-type="float" office:value="0.0474188974151844" calcext:value-type="float">
            <text:p>0,0474188974</text:p>
          </table:table-cell>
          <table:table-cell table:number-columns-repeated="1009"/>
        </table:table-row>
        <table:table-row table:style-name="ro1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high.N42]" office:value-type="float" office:value="0.0394952441191583" calcext:value-type="float">
            <text:p>0,0394952441</text:p>
          </table:table-cell>
          <table:table-cell table:style-name="ce3" table:formula="of:=[$Redistribution_high.O42]" office:value-type="float" office:value="0.0354088890467573" calcext:value-type="float">
            <text:p>0,035408889</text:p>
          </table:table-cell>
          <table:table-cell table:style-name="ce3" table:formula="of:=[$Redistribution_high.P42]" office:value-type="float" office:value="0.0310038535512253" calcext:value-type="float">
            <text:p>0,0310038536</text:p>
          </table:table-cell>
          <table:table-cell table:style-name="ce3" table:formula="of:=[$Redistribution_high.Q42]" office:value-type="float" office:value="0.046903395192594" calcext:value-type="float">
            <text:p>0,0469033952</text:p>
          </table:table-cell>
          <table:table-cell/>
          <table:table-cell table:style-name="ce3" table:formula="of:=[$Redistribution_central.N42]" office:value-type="float" office:value="0.0416183442809241" calcext:value-type="float">
            <text:p>0,0416183443</text:p>
          </table:table-cell>
          <table:table-cell table:style-name="ce3" table:formula="of:=[$Redistribution_central.O42]" office:value-type="float" office:value="0.0387975132067579" calcext:value-type="float">
            <text:p>0,0387975132</text:p>
          </table:table-cell>
          <table:table-cell table:style-name="ce3" table:formula="of:=[$Redistribution_central.P42]" office:value-type="float" office:value="0.0324523926587904" calcext:value-type="float">
            <text:p>0,0324523927</text:p>
          </table:table-cell>
          <table:table-cell table:style-name="ce3" table:formula="of:=[$Redistribution_central.Q42]" office:value-type="float" office:value="0.0513076676924119" calcext:value-type="float">
            <text:p>0,0513076677</text:p>
          </table:table-cell>
          <table:table-cell/>
          <table:table-cell table:style-name="ce3" table:formula="of:=[$redistribution_low.N42]" office:value-type="float" office:value="0.0422552014460508" calcext:value-type="float">
            <text:p>0,0422552014</text:p>
          </table:table-cell>
          <table:table-cell table:style-name="ce3" table:formula="of:=[$redistribution_low.O42]" office:value-type="float" office:value="0.0420592687413966" calcext:value-type="float">
            <text:p>0,0420592687</text:p>
          </table:table-cell>
          <table:table-cell table:style-name="ce3" table:formula="of:=[$redistribution_low.P42]" office:value-type="float" office:value="0.031846800988034" calcext:value-type="float">
            <text:p>0,031846801</text:p>
          </table:table-cell>
          <table:table-cell table:style-name="ce3" table:formula="of:=[$redistribution_low.Q42]" office:value-type="float" office:value="0.0563417875921124" calcext:value-type="float">
            <text:p>0,0563417876</text:p>
          </table:table-cell>
          <table:table-cell table:number-columns-repeated="1009"/>
        </table:table-row>
        <table:table-row table:style-name="ro1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high.N43]" office:value-type="float" office:value="0.0370356889577712" calcext:value-type="float">
            <text:p>0,037035689</text:p>
          </table:table-cell>
          <table:table-cell table:style-name="ce3" table:formula="of:=[$Redistribution_high.O43]" office:value-type="float" office:value="0.0339758575661743" calcext:value-type="float">
            <text:p>0,0339758576</text:p>
          </table:table-cell>
          <table:table-cell table:style-name="ce3" table:formula="of:=[$Redistribution_high.P43]" office:value-type="float" office:value="0.0297067425280944" calcext:value-type="float">
            <text:p>0,0297067425</text:p>
          </table:table-cell>
          <table:table-cell table:style-name="ce3" table:formula="of:=[$Redistribution_high.Q43]" office:value-type="float" office:value="0.0439403771009626" calcext:value-type="float">
            <text:p>0,0439403771</text:p>
          </table:table-cell>
          <table:table-cell/>
          <table:table-cell table:style-name="ce3" table:formula="of:=[$Redistribution_central.N43]" office:value-type="float" office:value="0.0374768686569246" calcext:value-type="float">
            <text:p>0,0374768687</text:p>
          </table:table-cell>
          <table:table-cell table:style-name="ce3" table:formula="of:=[$Redistribution_central.O43]" office:value-type="float" office:value="0.0358420356295186" calcext:value-type="float">
            <text:p>0,0358420356</text:p>
          </table:table-cell>
          <table:table-cell table:style-name="ce3" table:formula="of:=[$Redistribution_central.P43]" office:value-type="float" office:value="0.0290979943285841" calcext:value-type="float">
            <text:p>0,0290979943</text:p>
          </table:table-cell>
          <table:table-cell table:style-name="ce3" table:formula="of:=[$Redistribution_central.Q43]" office:value-type="float" office:value="0.0474706493231165" calcext:value-type="float">
            <text:p>0,0474706493</text:p>
          </table:table-cell>
          <table:table-cell/>
          <table:table-cell table:style-name="ce3" table:formula="of:=[$redistribution_low.N43]" office:value-type="float" office:value="0.0404887620940617" calcext:value-type="float">
            <text:p>0,0404887621</text:p>
          </table:table-cell>
          <table:table-cell table:style-name="ce3" table:formula="of:=[$redistribution_low.O43]" office:value-type="float" office:value="0.0408549182145054" calcext:value-type="float">
            <text:p>0,0408549182</text:p>
          </table:table-cell>
          <table:table-cell table:style-name="ce3" table:formula="of:=[$redistribution_low.P43]" office:value-type="float" office:value="0.0312249642529047" calcext:value-type="float">
            <text:p>0,0312249643</text:p>
          </table:table-cell>
          <table:table-cell table:style-name="ce3" table:formula="of:=[$redistribution_low.Q43]" office:value-type="float" office:value="0.0538133834761534" calcext:value-type="float">
            <text:p>0,0538133835</text:p>
          </table:table-cell>
          <table:table-cell table:number-columns-repeated="1009"/>
        </table:table-row>
        <table:table-row table:style-name="ro1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high.N44]" office:value-type="float" office:value="0.0384648286666895" calcext:value-type="float">
            <text:p>0,0384648287</text:p>
          </table:table-cell>
          <table:table-cell table:style-name="ce3" table:formula="of:=[$Redistribution_high.O44]" office:value-type="float" office:value="0.0355356520686638" calcext:value-type="float">
            <text:p>0,0355356521</text:p>
          </table:table-cell>
          <table:table-cell table:style-name="ce3" table:formula="of:=[$Redistribution_high.P44]" office:value-type="float" office:value="0.0307386307114612" calcext:value-type="float">
            <text:p>0,0307386307</text:p>
          </table:table-cell>
          <table:table-cell table:style-name="ce3" table:formula="of:=[$Redistribution_high.Q44]" office:value-type="float" office:value="0.0460992999203209" calcext:value-type="float">
            <text:p>0,0460992999</text:p>
          </table:table-cell>
          <table:table-cell/>
          <table:table-cell table:style-name="ce3" table:formula="of:=[$Redistribution_central.N44]" office:value-type="float" office:value="0.0395998841959742" calcext:value-type="float">
            <text:p>0,0395998842</text:p>
          </table:table-cell>
          <table:table-cell table:style-name="ce3" table:formula="of:=[$Redistribution_central.O44]" office:value-type="float" office:value="0.0371711880720913" calcext:value-type="float">
            <text:p>0,0371711881</text:p>
          </table:table-cell>
          <table:table-cell table:style-name="ce3" table:formula="of:=[$Redistribution_central.P44]" office:value-type="float" office:value="0.030590056022861" calcext:value-type="float">
            <text:p>0,030590056</text:p>
          </table:table-cell>
          <table:table-cell table:style-name="ce3" table:formula="of:=[$Redistribution_central.Q44]" office:value-type="float" office:value="0.0498333108711462" calcext:value-type="float">
            <text:p>0,0498333109</text:p>
          </table:table-cell>
          <table:table-cell/>
          <table:table-cell table:style-name="ce3" table:formula="of:=[$redistribution_low.N44]" office:value-type="float" office:value="0.0415635439119691" calcext:value-type="float">
            <text:p>0,0415635439</text:p>
          </table:table-cell>
          <table:table-cell table:style-name="ce3" table:formula="of:=[$redistribution_low.O44]" office:value-type="float" office:value="0.0416338949169905" calcext:value-type="float">
            <text:p>0,0416338949</text:p>
          </table:table-cell>
          <table:table-cell table:style-name="ce3" table:formula="of:=[$redistribution_low.P44]" office:value-type="float" office:value="0.0321453161942009" calcext:value-type="float">
            <text:p>0,0321453162</text:p>
          </table:table-cell>
          <table:table-cell table:style-name="ce3" table:formula="of:=[$redistribution_low.Q44]" office:value-type="float" office:value="0.054820324545569" calcext:value-type="float">
            <text:p>0,0548203245</text:p>
          </table:table-cell>
          <table:table-cell table:number-columns-repeated="1009"/>
        </table:table-row>
        <table:table-row table:style-name="ro1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high.N45]" office:value-type="float" office:value="0.0409186838189342" calcext:value-type="float">
            <text:p>0,0409186838</text:p>
          </table:table-cell>
          <table:table-cell table:style-name="ce3" table:formula="of:=[$Redistribution_high.O45]" office:value-type="float" office:value="0.0370607101947055" calcext:value-type="float">
            <text:p>0,0370607102</text:p>
          </table:table-cell>
          <table:table-cell table:style-name="ce3" table:formula="of:=[$Redistribution_high.P45]" office:value-type="float" office:value="0.0327001065626986" calcext:value-type="float">
            <text:p>0,0327001066</text:p>
          </table:table-cell>
          <table:table-cell table:style-name="ce3" table:formula="of:=[$Redistribution_high.Q45]" office:value-type="float" office:value="0.048267491929669" calcext:value-type="float">
            <text:p>0,0482674919</text:p>
          </table:table-cell>
          <table:table-cell/>
          <table:table-cell table:style-name="ce3" table:formula="of:=[$Redistribution_central.N45]" office:value-type="float" office:value="0.0384764109186637" calcext:value-type="float">
            <text:p>0,0384764109</text:p>
          </table:table-cell>
          <table:table-cell table:style-name="ce3" table:formula="of:=[$Redistribution_central.O45]" office:value-type="float" office:value="0.0361159429559821" calcext:value-type="float">
            <text:p>0,036115943</text:p>
          </table:table-cell>
          <table:table-cell table:style-name="ce3" table:formula="of:=[$Redistribution_central.P45]" office:value-type="float" office:value="0.02921436009992" calcext:value-type="float">
            <text:p>0,0292143601</text:p>
          </table:table-cell>
          <table:table-cell table:style-name="ce3" table:formula="of:=[$Redistribution_central.Q45]" office:value-type="float" office:value="0.0491111562965836" calcext:value-type="float">
            <text:p>0,0491111563</text:p>
          </table:table-cell>
          <table:table-cell/>
          <table:table-cell table:style-name="ce3" table:formula="of:=[$redistribution_low.N45]" office:value-type="float" office:value="0.0400802094745458" calcext:value-type="float">
            <text:p>0,0400802095</text:p>
          </table:table-cell>
          <table:table-cell table:style-name="ce3" table:formula="of:=[$redistribution_low.O45]" office:value-type="float" office:value="0.0416724079550388" calcext:value-type="float">
            <text:p>0,041672408</text:p>
          </table:table-cell>
          <table:table-cell table:style-name="ce3" table:formula="of:=[$redistribution_low.P45]" office:value-type="float" office:value="0.0316725370692733" calcext:value-type="float">
            <text:p>0,0316725371</text:p>
          </table:table-cell>
          <table:table-cell table:style-name="ce3" table:formula="of:=[$redistribution_low.Q45]" office:value-type="float" office:value="0.0534574859348225" calcext:value-type="float">
            <text:p>0,0534574859</text:p>
          </table:table-cell>
          <table:table-cell table:number-columns-repeated="1009"/>
        </table:table-row>
        <table:table-row table:style-name="ro1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high.N46]" office:value-type="float" office:value="0.0401623241090885" calcext:value-type="float">
            <text:p>0,0401623241</text:p>
          </table:table-cell>
          <table:table-cell table:style-name="ce3" table:formula="of:=[$Redistribution_high.O46]" office:value-type="float" office:value="0.0362412796266915" calcext:value-type="float">
            <text:p>0,0362412796</text:p>
          </table:table-cell>
          <table:table-cell table:style-name="ce3" table:formula="of:=[$Redistribution_high.P46]" office:value-type="float" office:value="0.0311810678286741" calcext:value-type="float">
            <text:p>0,0311810678</text:p>
          </table:table-cell>
          <table:table-cell table:style-name="ce3" table:formula="of:=[$Redistribution_high.Q46]" office:value-type="float" office:value="0.0484391569755425" calcext:value-type="float">
            <text:p>0,048439157</text:p>
          </table:table-cell>
          <table:table-cell/>
          <table:table-cell table:style-name="ce3" table:formula="of:=[$Redistribution_central.N46]" office:value-type="float" office:value="0.0374643166597002" calcext:value-type="float">
            <text:p>0,0374643167</text:p>
          </table:table-cell>
          <table:table-cell table:style-name="ce3" table:formula="of:=[$Redistribution_central.O46]" office:value-type="float" office:value="0.0358303384064428" calcext:value-type="float">
            <text:p>0,0358303384</text:p>
          </table:table-cell>
          <table:table-cell table:style-name="ce3" table:formula="of:=[$Redistribution_central.P46]" office:value-type="float" office:value="0.0285819923835192" calcext:value-type="float">
            <text:p>0,0285819924</text:p>
          </table:table-cell>
          <table:table-cell table:style-name="ce3" table:formula="of:=[$Redistribution_central.Q46]" office:value-type="float" office:value="0.0481264793764961" calcext:value-type="float">
            <text:p>0,0481264794</text:p>
          </table:table-cell>
          <table:table-cell/>
          <table:table-cell table:style-name="ce3" table:formula="of:=[$redistribution_low.N46]" office:value-type="float" office:value="0.0410430273711612" calcext:value-type="float">
            <text:p>0,0410430274</text:p>
          </table:table-cell>
          <table:table-cell table:style-name="ce3" table:formula="of:=[$redistribution_low.O46]" office:value-type="float" office:value="0.0419956977405693" calcext:value-type="float">
            <text:p>0,0419956977</text:p>
          </table:table-cell>
          <table:table-cell table:style-name="ce3" table:formula="of:=[$redistribution_low.P46]" office:value-type="float" office:value="0.0312610252045324" calcext:value-type="float">
            <text:p>0,0312610252</text:p>
          </table:table-cell>
          <table:table-cell table:style-name="ce3" table:formula="of:=[$redistribution_low.Q46]" office:value-type="float" office:value="0.055562163971892" calcext:value-type="float">
            <text:p>0,055562164</text:p>
          </table:table-cell>
          <table:table-cell table:number-columns-repeated="1009"/>
        </table:table-row>
        <table:table-row table:style-name="ro1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high.N47]" office:value-type="float" office:value="0.0399597224384465" calcext:value-type="float">
            <text:p>0,0399597224</text:p>
          </table:table-cell>
          <table:table-cell table:style-name="ce3" table:formula="of:=[$Redistribution_high.O47]" office:value-type="float" office:value="0.0381003771701607" calcext:value-type="float">
            <text:p>0,0381003772</text:p>
          </table:table-cell>
          <table:table-cell table:style-name="ce3" table:formula="of:=[$Redistribution_high.P47]" office:value-type="float" office:value="0.0322774409171784" calcext:value-type="float">
            <text:p>0,0322774409</text:p>
          </table:table-cell>
          <table:table-cell table:style-name="ce3" table:formula="of:=[$Redistribution_high.Q47]" office:value-type="float" office:value="0.0485473352192528" calcext:value-type="float">
            <text:p>0,0485473352</text:p>
          </table:table-cell>
          <table:table-cell/>
          <table:table-cell table:style-name="ce3" table:formula="of:=[$Redistribution_central.N47]" office:value-type="float" office:value="0.0388243104281118" calcext:value-type="float">
            <text:p>0,0388243104</text:p>
          </table:table-cell>
          <table:table-cell table:style-name="ce3" table:formula="of:=[$Redistribution_central.O47]" office:value-type="float" office:value="0.0355755103845467" calcext:value-type="float">
            <text:p>0,0355755104</text:p>
          </table:table-cell>
          <table:table-cell table:style-name="ce3" table:formula="of:=[$Redistribution_central.P47]" office:value-type="float" office:value="0.0296642002149549" calcext:value-type="float">
            <text:p>0,0296642002</text:p>
          </table:table-cell>
          <table:table-cell table:style-name="ce3" table:formula="of:=[$Redistribution_central.Q47]" office:value-type="float" office:value="0.0484251263923383" calcext:value-type="float">
            <text:p>0,0484251264</text:p>
          </table:table-cell>
          <table:table-cell/>
          <table:table-cell table:style-name="ce3" table:formula="of:=[$redistribution_low.N47]" office:value-type="float" office:value="0.0408549901140909" calcext:value-type="float">
            <text:p>0,0408549901</text:p>
          </table:table-cell>
          <table:table-cell table:style-name="ce3" table:formula="of:=[$redistribution_low.O47]" office:value-type="float" office:value="0.0422275453389425" calcext:value-type="float">
            <text:p>0,0422275453</text:p>
          </table:table-cell>
          <table:table-cell table:style-name="ce3" table:formula="of:=[$redistribution_low.P47]" office:value-type="float" office:value="0.031471181454564" calcext:value-type="float">
            <text:p>0,0314711815</text:p>
          </table:table-cell>
          <table:table-cell table:style-name="ce3" table:formula="of:=[$redistribution_low.Q47]" office:value-type="float" office:value="0.0554481912894156" calcext:value-type="float">
            <text:p>0,0554481913</text:p>
          </table:table-cell>
          <table:table-cell table:number-columns-repeated="1009"/>
        </table:table-row>
        <table:table-row table:style-name="ro1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high.N48]" office:value-type="float" office:value="0.038655084187781" calcext:value-type="float">
            <text:p>0,0386550842</text:p>
          </table:table-cell>
          <table:table-cell table:style-name="ce3" table:formula="of:=[$Redistribution_high.O48]" office:value-type="float" office:value="0.0367871735351508" calcext:value-type="float">
            <text:p>0,0367871735</text:p>
          </table:table-cell>
          <table:table-cell table:style-name="ce3" table:formula="of:=[$Redistribution_high.P48]" office:value-type="float" office:value="0.0319714173137142" calcext:value-type="float">
            <text:p>0,0319714173</text:p>
          </table:table-cell>
          <table:table-cell table:style-name="ce3" table:formula="of:=[$Redistribution_high.Q48]" office:value-type="float" office:value="0.045919028472348" calcext:value-type="float">
            <text:p>0,0459190285</text:p>
          </table:table-cell>
          <table:table-cell/>
          <table:table-cell table:style-name="ce3" table:formula="of:=[$Redistribution_central.N48]" office:value-type="float" office:value="0.0363505161606521" calcext:value-type="float">
            <text:p>0,0363505162</text:p>
          </table:table-cell>
          <table:table-cell table:style-name="ce3" table:formula="of:=[$Redistribution_central.O48]" office:value-type="float" office:value="0.0353073598186353" calcext:value-type="float">
            <text:p>0,0353073598</text:p>
          </table:table-cell>
          <table:table-cell table:style-name="ce3" table:formula="of:=[$Redistribution_central.P48]" office:value-type="float" office:value="0.0292651422869066" calcext:value-type="float">
            <text:p>0,0292651423</text:p>
          </table:table-cell>
          <table:table-cell table:style-name="ce3" table:formula="of:=[$Redistribution_central.Q48]" office:value-type="float" office:value="0.0451751901234125" calcext:value-type="float">
            <text:p>0,0451751901</text:p>
          </table:table-cell>
          <table:table-cell/>
          <table:table-cell table:style-name="ce3" table:formula="of:=[$redistribution_low.N48]" office:value-type="float" office:value="0.0429219628158862" calcext:value-type="float">
            <text:p>0,0429219628</text:p>
          </table:table-cell>
          <table:table-cell table:style-name="ce3" table:formula="of:=[$redistribution_low.O48]" office:value-type="float" office:value="0.0431930631605823" calcext:value-type="float">
            <text:p>0,0431930632</text:p>
          </table:table-cell>
          <table:table-cell table:style-name="ce3" table:formula="of:=[$redistribution_low.P48]" office:value-type="float" office:value="0.0324801650370932" calcext:value-type="float">
            <text:p>0,032480165</text:p>
          </table:table-cell>
          <table:table-cell table:style-name="ce3" table:formula="of:=[$redistribution_low.Q48]" office:value-type="float" office:value="0.0579313860580227" calcext:value-type="float">
            <text:p>0,0579313861</text:p>
          </table:table-cell>
          <table:table-cell table:number-columns-repeated="1009"/>
        </table:table-row>
        <table:table-row table:style-name="ro1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high.N49]" office:value-type="float" office:value="0.0397560622004902" calcext:value-type="float">
            <text:p>0,0397560622</text:p>
          </table:table-cell>
          <table:table-cell table:style-name="ce3" table:formula="of:=[$Redistribution_high.O49]" office:value-type="float" office:value="0.0373384228940379" calcext:value-type="float">
            <text:p>0,0373384229</text:p>
          </table:table-cell>
          <table:table-cell table:style-name="ce3" table:formula="of:=[$Redistribution_high.P49]" office:value-type="float" office:value="0.0335156772777702" calcext:value-type="float">
            <text:p>0,0335156773</text:p>
          </table:table-cell>
          <table:table-cell table:style-name="ce3" table:formula="of:=[$Redistribution_high.Q49]" office:value-type="float" office:value="0.0458684888740712" calcext:value-type="float">
            <text:p>0,0458684889</text:p>
          </table:table-cell>
          <table:table-cell/>
          <table:table-cell table:style-name="ce3" table:formula="of:=[$Redistribution_central.N49]" office:value-type="float" office:value="0.0377071628882482" calcext:value-type="float">
            <text:p>0,0377071629</text:p>
          </table:table-cell>
          <table:table-cell table:style-name="ce3" table:formula="of:=[$Redistribution_central.O49]" office:value-type="float" office:value="0.0357398636202039" calcext:value-type="float">
            <text:p>0,0357398636</text:p>
          </table:table-cell>
          <table:table-cell table:style-name="ce3" table:formula="of:=[$Redistribution_central.P49]" office:value-type="float" office:value="0.0293932984858756" calcext:value-type="float">
            <text:p>0,0293932985</text:p>
          </table:table-cell>
          <table:table-cell table:style-name="ce3" table:formula="of:=[$Redistribution_central.Q49]" office:value-type="float" office:value="0.0473765540059346" calcext:value-type="float">
            <text:p>0,047376554</text:p>
          </table:table-cell>
          <table:table-cell/>
          <table:table-cell table:style-name="ce3" table:formula="of:=[$redistribution_low.N49]" office:value-type="float" office:value="0.0428577640731157" calcext:value-type="float">
            <text:p>0,0428577641</text:p>
          </table:table-cell>
          <table:table-cell table:style-name="ce3" table:formula="of:=[$redistribution_low.O49]" office:value-type="float" office:value="0.0427868012471907" calcext:value-type="float">
            <text:p>0,0427868012</text:p>
          </table:table-cell>
          <table:table-cell table:style-name="ce3" table:formula="of:=[$redistribution_low.P49]" office:value-type="float" office:value="0.0334220827217372" calcext:value-type="float">
            <text:p>0,0334220827</text:p>
          </table:table-cell>
          <table:table-cell table:style-name="ce3" table:formula="of:=[$redistribution_low.Q49]" office:value-type="float" office:value="0.0560655563543416" calcext:value-type="float">
            <text:p>0,0560655564</text:p>
          </table:table-cell>
          <table:table-cell table:number-columns-repeated="1009"/>
        </table:table-row>
        <table:table-row table:style-name="ro1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high.N50]" office:value-type="float" office:value="0.0390597891096957" calcext:value-type="float">
            <text:p>0,0390597891</text:p>
          </table:table-cell>
          <table:table-cell table:style-name="ce3" table:formula="of:=[$Redistribution_high.O50]" office:value-type="float" office:value="0.0343534264361898" calcext:value-type="float">
            <text:p>0,0343534264</text:p>
          </table:table-cell>
          <table:table-cell table:style-name="ce3" table:formula="of:=[$Redistribution_high.P50]" office:value-type="float" office:value="0.030639529809105" calcext:value-type="float">
            <text:p>0,0306395298</text:p>
          </table:table-cell>
          <table:table-cell table:style-name="ce3" table:formula="of:=[$Redistribution_high.Q50]" office:value-type="float" office:value="0.0459470860314068" calcext:value-type="float">
            <text:p>0,045947086</text:p>
          </table:table-cell>
          <table:table-cell/>
          <table:table-cell table:style-name="ce3" table:formula="of:=[$Redistribution_central.N50]" office:value-type="float" office:value="0.0398089479736722" calcext:value-type="float">
            <text:p>0,039808948</text:p>
          </table:table-cell>
          <table:table-cell table:style-name="ce3" table:formula="of:=[$Redistribution_central.O50]" office:value-type="float" office:value="0.037783781701444" calcext:value-type="float">
            <text:p>0,0377837817</text:p>
          </table:table-cell>
          <table:table-cell table:style-name="ce3" table:formula="of:=[$Redistribution_central.P50]" office:value-type="float" office:value="0.0316536379245498" calcext:value-type="float">
            <text:p>0,0316536379</text:p>
          </table:table-cell>
          <table:table-cell table:style-name="ce3" table:formula="of:=[$Redistribution_central.Q50]" office:value-type="float" office:value="0.0490945710348554" calcext:value-type="float">
            <text:p>0,049094571</text:p>
          </table:table-cell>
          <table:table-cell/>
          <table:table-cell table:style-name="ce3" table:formula="of:=[$redistribution_low.N50]" office:value-type="float" office:value="0.0399978671225551" calcext:value-type="float">
            <text:p>0,0399978671</text:p>
          </table:table-cell>
          <table:table-cell table:style-name="ce3" table:formula="of:=[$redistribution_low.O50]" office:value-type="float" office:value="0.0362317929783329" calcext:value-type="float">
            <text:p>0,036231793</text:p>
          </table:table-cell>
          <table:table-cell table:style-name="ce3" table:formula="of:=[$redistribution_low.P50]" office:value-type="float" office:value="0.028808642542587" calcext:value-type="float">
            <text:p>0,0288086425</text:p>
          </table:table-cell>
          <table:table-cell table:style-name="ce3" table:formula="of:=[$redistribution_low.Q50]" office:value-type="float" office:value="0.052122194417182" calcext:value-type="float">
            <text:p>0,0521221944</text:p>
          </table:table-cell>
          <table:table-cell table:number-columns-repeated="1009"/>
        </table:table-row>
        <table:table-row table:style-name="ro1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high.N51]" office:value-type="float" office:value="0.0392962399548933" calcext:value-type="float">
            <text:p>0,03929624</text:p>
          </table:table-cell>
          <table:table-cell table:style-name="ce3" table:formula="of:=[$Redistribution_high.O51]" office:value-type="float" office:value="0.0367293221191601" calcext:value-type="float">
            <text:p>0,0367293221</text:p>
          </table:table-cell>
          <table:table-cell table:style-name="ce3" table:formula="of:=[$Redistribution_high.P51]" office:value-type="float" office:value="0.0324530145765095" calcext:value-type="float">
            <text:p>0,0324530146</text:p>
          </table:table-cell>
          <table:table-cell table:style-name="ce3" table:formula="of:=[$Redistribution_high.Q51]" office:value-type="float" office:value="0.04618215980097" calcext:value-type="float">
            <text:p>0,0461821598</text:p>
          </table:table-cell>
          <table:table-cell/>
          <table:table-cell table:style-name="ce3" table:formula="of:=[$Redistribution_central.N51]" office:value-type="float" office:value="0.0374199312264596" calcext:value-type="float">
            <text:p>0,0374199312</text:p>
          </table:table-cell>
          <table:table-cell table:style-name="ce3" table:formula="of:=[$Redistribution_central.O51]" office:value-type="float" office:value="0.0355822155519972" calcext:value-type="float">
            <text:p>0,0355822156</text:p>
          </table:table-cell>
          <table:table-cell table:style-name="ce3" table:formula="of:=[$Redistribution_central.P51]" office:value-type="float" office:value="0.0306753128711817" calcext:value-type="float">
            <text:p>0,0306753129</text:p>
          </table:table-cell>
          <table:table-cell table:style-name="ce3" table:formula="of:=[$Redistribution_central.Q51]" office:value-type="float" office:value="0.0450395360400388" calcext:value-type="float">
            <text:p>0,045039536</text:p>
          </table:table-cell>
          <table:table-cell/>
          <table:table-cell table:style-name="ce3" table:formula="of:=[$redistribution_low.N51]" office:value-type="float" office:value="0.0401932913067651" calcext:value-type="float">
            <text:p>0,0401932913</text:p>
          </table:table-cell>
          <table:table-cell table:style-name="ce3" table:formula="of:=[$redistribution_low.O51]" office:value-type="float" office:value="0.0409399526981237" calcext:value-type="float">
            <text:p>0,0409399527</text:p>
          </table:table-cell>
          <table:table-cell table:style-name="ce3" table:formula="of:=[$redistribution_low.P51]" office:value-type="float" office:value="0.0308177114129672" calcext:value-type="float">
            <text:p>0,0308177114</text:p>
          </table:table-cell>
          <table:table-cell table:style-name="ce3" table:formula="of:=[$redistribution_low.Q51]" office:value-type="float" office:value="0.0542454684299475" calcext:value-type="float">
            <text:p>0,0542454684</text:p>
          </table:table-cell>
          <table:table-cell table:number-columns-repeated="1009"/>
        </table:table-row>
        <table:table-row table:style-name="ro1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high.N52]" office:value-type="float" office:value="0.0365097362033964" calcext:value-type="float">
            <text:p>0,0365097362</text:p>
          </table:table-cell>
          <table:table-cell table:style-name="ce3" table:formula="of:=[$Redistribution_high.O52]" office:value-type="float" office:value="0.0348854239890083" calcext:value-type="float">
            <text:p>0,034885424</text:p>
          </table:table-cell>
          <table:table-cell table:style-name="ce3" table:formula="of:=[$Redistribution_high.P52]" office:value-type="float" office:value="0.0297125183315184" calcext:value-type="float">
            <text:p>0,0297125183</text:p>
          </table:table-cell>
          <table:table-cell table:style-name="ce3" table:formula="of:=[$Redistribution_high.Q52]" office:value-type="float" office:value="0.0441825722062069" calcext:value-type="float">
            <text:p>0,0441825722</text:p>
          </table:table-cell>
          <table:table-cell/>
          <table:table-cell table:style-name="ce3" table:formula="of:=[$Redistribution_central.N52]" office:value-type="float" office:value="0.0395481103960693" calcext:value-type="float">
            <text:p>0,0395481104</text:p>
          </table:table-cell>
          <table:table-cell table:style-name="ce3" table:formula="of:=[$Redistribution_central.O52]" office:value-type="float" office:value="0.0391644995691589" calcext:value-type="float">
            <text:p>0,0391644996</text:p>
          </table:table-cell>
          <table:table-cell table:style-name="ce3" table:formula="of:=[$Redistribution_central.P52]" office:value-type="float" office:value="0.0320620043511684" calcext:value-type="float">
            <text:p>0,0320620044</text:p>
          </table:table-cell>
          <table:table-cell table:style-name="ce3" table:formula="of:=[$Redistribution_central.Q52]" office:value-type="float" office:value="0.0496168476446082" calcext:value-type="float">
            <text:p>0,0496168476</text:p>
          </table:table-cell>
          <table:table-cell/>
          <table:table-cell table:style-name="ce3" table:formula="of:=[$redistribution_low.N52]" office:value-type="float" office:value="0.0374431930944362" calcext:value-type="float">
            <text:p>0,0374431931</text:p>
          </table:table-cell>
          <table:table-cell table:style-name="ce3" table:formula="of:=[$redistribution_low.O52]" office:value-type="float" office:value="0.0397355089446454" calcext:value-type="float">
            <text:p>0,0397355089</text:p>
          </table:table-cell>
          <table:table-cell table:style-name="ce3" table:formula="of:=[$redistribution_low.P52]" office:value-type="float" office:value="0.0299841749528744" calcext:value-type="float">
            <text:p>0,029984175</text:p>
          </table:table-cell>
          <table:table-cell table:style-name="ce3" table:formula="of:=[$redistribution_low.Q52]" office:value-type="float" office:value="0.0502991474443229" calcext:value-type="float">
            <text:p>0,0502991474</text:p>
          </table:table-cell>
          <table:table-cell table:number-columns-repeated="1009"/>
        </table:table-row>
        <table:table-row table:style-name="ro1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high.N53]" office:value-type="float" office:value="0.039513744790782" calcext:value-type="float">
            <text:p>0,0395137448</text:p>
          </table:table-cell>
          <table:table-cell table:style-name="ce3" table:formula="of:=[$Redistribution_high.O53]" office:value-type="float" office:value="0.0373361738052624" calcext:value-type="float">
            <text:p>0,0373361738</text:p>
          </table:table-cell>
          <table:table-cell table:style-name="ce3" table:formula="of:=[$Redistribution_high.P53]" office:value-type="float" office:value="0.0322975139625776" calcext:value-type="float">
            <text:p>0,032297514</text:p>
          </table:table-cell>
          <table:table-cell table:style-name="ce3" table:formula="of:=[$Redistribution_high.Q53]" office:value-type="float" office:value="0.0472767475828759" calcext:value-type="float">
            <text:p>0,0472767476</text:p>
          </table:table-cell>
          <table:table-cell/>
          <table:table-cell table:style-name="ce3" table:formula="of:=[$Redistribution_central.N53]" office:value-type="float" office:value="0.0356755920393021" calcext:value-type="float">
            <text:p>0,035675592</text:p>
          </table:table-cell>
          <table:table-cell table:style-name="ce3" table:formula="of:=[$Redistribution_central.O53]" office:value-type="float" office:value="0.034204787855272" calcext:value-type="float">
            <text:p>0,0342047879</text:p>
          </table:table-cell>
          <table:table-cell table:style-name="ce3" table:formula="of:=[$Redistribution_central.P53]" office:value-type="float" office:value="0.0291348085597173" calcext:value-type="float">
            <text:p>0,0291348086</text:p>
          </table:table-cell>
          <table:table-cell table:style-name="ce3" table:formula="of:=[$Redistribution_central.Q53]" office:value-type="float" office:value="0.043362234910311" calcext:value-type="float">
            <text:p>0,0433622349</text:p>
          </table:table-cell>
          <table:table-cell/>
          <table:table-cell table:style-name="ce3" table:formula="of:=[$redistribution_low.N53]" office:value-type="float" office:value="0.037835422385763" calcext:value-type="float">
            <text:p>0,0378354224</text:p>
          </table:table-cell>
          <table:table-cell table:style-name="ce3" table:formula="of:=[$redistribution_low.O53]" office:value-type="float" office:value="0.0410499967443797" calcext:value-type="float">
            <text:p>0,0410499967</text:p>
          </table:table-cell>
          <table:table-cell table:style-name="ce3" table:formula="of:=[$redistribution_low.P53]" office:value-type="float" office:value="0.0304034864451996" calcext:value-type="float">
            <text:p>0,0304034864</text:p>
          </table:table-cell>
          <table:table-cell table:style-name="ce3" table:formula="of:=[$redistribution_low.Q53]" office:value-type="float" office:value="0.051548753901187" calcext:value-type="float">
            <text:p>0,0515487539</text:p>
          </table:table-cell>
          <table:table-cell table:number-columns-repeated="1009"/>
        </table:table-row>
        <table:table-row table:style-name="ro1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high.N54]" office:value-type="float" office:value="0.0418989241086148" calcext:value-type="float">
            <text:p>0,0418989241</text:p>
          </table:table-cell>
          <table:table-cell table:style-name="ce3" table:formula="of:=[$Redistribution_high.O54]" office:value-type="float" office:value="0.0419136801231652" calcext:value-type="float">
            <text:p>0,0419136801</text:p>
          </table:table-cell>
          <table:table-cell table:style-name="ce3" table:formula="of:=[$Redistribution_high.P54]" office:value-type="float" office:value="0.0354909730173185" calcext:value-type="float">
            <text:p>0,035490973</text:p>
          </table:table-cell>
          <table:table-cell table:style-name="ce3" table:formula="of:=[$Redistribution_high.Q54]" office:value-type="float" office:value="0.0505878712904113" calcext:value-type="float">
            <text:p>0,0505878713</text:p>
          </table:table-cell>
          <table:table-cell/>
          <table:table-cell table:style-name="ce3" table:formula="of:=[$Redistribution_central.N54]" office:value-type="float" office:value="0.0357410761781658" calcext:value-type="float">
            <text:p>0,0357410762</text:p>
          </table:table-cell>
          <table:table-cell table:style-name="ce3" table:formula="of:=[$Redistribution_central.O54]" office:value-type="float" office:value="0.0353266187786022" calcext:value-type="float">
            <text:p>0,0353266188</text:p>
          </table:table-cell>
          <table:table-cell table:style-name="ce3" table:formula="of:=[$Redistribution_central.P54]" office:value-type="float" office:value="0.0291818185567981" calcext:value-type="float">
            <text:p>0,0291818186</text:p>
          </table:table-cell>
          <table:table-cell table:style-name="ce3" table:formula="of:=[$Redistribution_central.Q54]" office:value-type="float" office:value="0.0443959729174514" calcext:value-type="float">
            <text:p>0,0443959729</text:p>
          </table:table-cell>
          <table:table-cell/>
          <table:table-cell table:style-name="ce3" table:formula="of:=[$redistribution_low.N54]" office:value-type="float" office:value="0.0412573603081105" calcext:value-type="float">
            <text:p>0,0412573603</text:p>
          </table:table-cell>
          <table:table-cell table:style-name="ce3" table:formula="of:=[$redistribution_low.O54]" office:value-type="float" office:value="0.0428133010588427" calcext:value-type="float">
            <text:p>0,0428133011</text:p>
          </table:table-cell>
          <table:table-cell table:style-name="ce3" table:formula="of:=[$redistribution_low.P54]" office:value-type="float" office:value="0.0323308785148267" calcext:value-type="float">
            <text:p>0,0323308785</text:p>
          </table:table-cell>
          <table:table-cell table:style-name="ce3" table:formula="of:=[$redistribution_low.Q54]" office:value-type="float" office:value="0.055358880154725" calcext:value-type="float">
            <text:p>0,0553588802</text:p>
          </table:table-cell>
          <table:table-cell table:number-columns-repeated="1009"/>
        </table:table-row>
        <table:table-row table:style-name="ro1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high.N55]" office:value-type="float" office:value="0.0386636565144558" calcext:value-type="float">
            <text:p>0,0386636565</text:p>
          </table:table-cell>
          <table:table-cell table:style-name="ce3" table:formula="of:=[$Redistribution_high.O55]" office:value-type="float" office:value="0.0388450230665879" calcext:value-type="float">
            <text:p>0,0388450231</text:p>
          </table:table-cell>
          <table:table-cell table:style-name="ce3" table:formula="of:=[$Redistribution_high.P55]" office:value-type="float" office:value="0.0326999901110903" calcext:value-type="float">
            <text:p>0,0326999901</text:p>
          </table:table-cell>
          <table:table-cell table:style-name="ce3" table:formula="of:=[$Redistribution_high.Q55]" office:value-type="float" office:value="0.0470090926568512" calcext:value-type="float">
            <text:p>0,0470090927</text:p>
          </table:table-cell>
          <table:table-cell/>
          <table:table-cell table:style-name="ce3" table:formula="of:=[$Redistribution_central.N55]" office:value-type="float" office:value="0.0352168800696501" calcext:value-type="float">
            <text:p>0,0352168801</text:p>
          </table:table-cell>
          <table:table-cell table:style-name="ce3" table:formula="of:=[$Redistribution_central.O55]" office:value-type="float" office:value="0.033959937168562" calcext:value-type="float">
            <text:p>0,0339599372</text:p>
          </table:table-cell>
          <table:table-cell table:style-name="ce3" table:formula="of:=[$Redistribution_central.P55]" office:value-type="float" office:value="0.0287814652008483" calcext:value-type="float">
            <text:p>0,0287814652</text:p>
          </table:table-cell>
          <table:table-cell table:style-name="ce3" table:formula="of:=[$Redistribution_central.Q55]" office:value-type="float" office:value="0.043026900100372" calcext:value-type="float">
            <text:p>0,0430269001</text:p>
          </table:table-cell>
          <table:table-cell/>
          <table:table-cell table:style-name="ce3" table:formula="of:=[$redistribution_low.N55]" office:value-type="float" office:value="0.0399045672575313" calcext:value-type="float">
            <text:p>0,0399045673</text:p>
          </table:table-cell>
          <table:table-cell table:style-name="ce3" table:formula="of:=[$redistribution_low.O55]" office:value-type="float" office:value="0.0423506919201317" calcext:value-type="float">
            <text:p>0,0423506919</text:p>
          </table:table-cell>
          <table:table-cell table:style-name="ce3" table:formula="of:=[$redistribution_low.P55]" office:value-type="float" office:value="0.0316459540603536" calcext:value-type="float">
            <text:p>0,0316459541</text:p>
          </table:table-cell>
          <table:table-cell table:style-name="ce3" table:formula="of:=[$redistribution_low.Q55]" office:value-type="float" office:value="0.0540260361513053" calcext:value-type="float">
            <text:p>0,0540260362</text:p>
          </table:table-cell>
          <table:table-cell table:number-columns-repeated="1009"/>
        </table:table-row>
        <table:table-row table:style-name="ro1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high.N56]" office:value-type="float" office:value="0.0361430698511793" calcext:value-type="float">
            <text:p>0,0361430699</text:p>
          </table:table-cell>
          <table:table-cell table:style-name="ce3" table:formula="of:=[$Redistribution_high.O56]" office:value-type="float" office:value="0.0341376466969198" calcext:value-type="float">
            <text:p>0,0341376467</text:p>
          </table:table-cell>
          <table:table-cell table:style-name="ce3" table:formula="of:=[$Redistribution_high.P56]" office:value-type="float" office:value="0.0300181384704406" calcext:value-type="float">
            <text:p>0,0300181385</text:p>
          </table:table-cell>
          <table:table-cell table:style-name="ce3" table:formula="of:=[$Redistribution_high.Q56]" office:value-type="float" office:value="0.0426122044670124" calcext:value-type="float">
            <text:p>0,0426122045</text:p>
          </table:table-cell>
          <table:table-cell/>
          <table:table-cell table:style-name="ce3" table:formula="of:=[$Redistribution_central.N56]" office:value-type="float" office:value="0.0365253135805005" calcext:value-type="float">
            <text:p>0,0365253136</text:p>
          </table:table-cell>
          <table:table-cell table:style-name="ce3" table:formula="of:=[$Redistribution_central.O56]" office:value-type="float" office:value="0.0367759314091782" calcext:value-type="float">
            <text:p>0,0367759314</text:p>
          </table:table-cell>
          <table:table-cell table:style-name="ce3" table:formula="of:=[$Redistribution_central.P56]" office:value-type="float" office:value="0.0304349889769515" calcext:value-type="float">
            <text:p>0,030434989</text:p>
          </table:table-cell>
          <table:table-cell table:style-name="ce3" table:formula="of:=[$Redistribution_central.Q56]" office:value-type="float" office:value="0.0454116051520956" calcext:value-type="float">
            <text:p>0,0454116052</text:p>
          </table:table-cell>
          <table:table-cell/>
          <table:table-cell table:style-name="ce3" table:formula="of:=[$redistribution_low.N56]" office:value-type="float" office:value="0.0380060784937427" calcext:value-type="float">
            <text:p>0,0380060785</text:p>
          </table:table-cell>
          <table:table-cell table:style-name="ce3" table:formula="of:=[$redistribution_low.O56]" office:value-type="float" office:value="0.0386303320039607" calcext:value-type="float">
            <text:p>0,038630332</text:p>
          </table:table-cell>
          <table:table-cell table:style-name="ce3" table:formula="of:=[$redistribution_low.P56]" office:value-type="float" office:value="0.029867631047866" calcext:value-type="float">
            <text:p>0,029867631</text:p>
          </table:table-cell>
          <table:table-cell table:style-name="ce3" table:formula="of:=[$redistribution_low.Q56]" office:value-type="float" office:value="0.0501609376856954" calcext:value-type="float">
            <text:p>0,0501609377</text:p>
          </table:table-cell>
          <table:table-cell table:number-columns-repeated="1009"/>
        </table:table-row>
        <table:table-row table:style-name="ro1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high.N57]" office:value-type="float" office:value="0.0365697428216902" calcext:value-type="float">
            <text:p>0,0365697428</text:p>
          </table:table-cell>
          <table:table-cell table:style-name="ce3" table:formula="of:=[$Redistribution_high.O57]" office:value-type="float" office:value="0.0340644633938244" calcext:value-type="float">
            <text:p>0,0340644634</text:p>
          </table:table-cell>
          <table:table-cell table:style-name="ce3" table:formula="of:=[$Redistribution_high.P57]" office:value-type="float" office:value="0.030338174432759" calcext:value-type="float">
            <text:p>0,0303381744</text:p>
          </table:table-cell>
          <table:table-cell table:style-name="ce3" table:formula="of:=[$Redistribution_high.Q57]" office:value-type="float" office:value="0.0426652426854439" calcext:value-type="float">
            <text:p>0,0426652427</text:p>
          </table:table-cell>
          <table:table-cell/>
          <table:table-cell table:style-name="ce3" table:formula="of:=[$Redistribution_central.N57]" office:value-type="float" office:value="0.0361742972937403" calcext:value-type="float">
            <text:p>0,0361742973</text:p>
          </table:table-cell>
          <table:table-cell table:style-name="ce3" table:formula="of:=[$Redistribution_central.O57]" office:value-type="float" office:value="0.0365250193797242" calcext:value-type="float">
            <text:p>0,0365250194</text:p>
          </table:table-cell>
          <table:table-cell table:style-name="ce3" table:formula="of:=[$Redistribution_central.P57]" office:value-type="float" office:value="0.0308954883777014" calcext:value-type="float">
            <text:p>0,0308954884</text:p>
          </table:table-cell>
          <table:table-cell table:style-name="ce3" table:formula="of:=[$Redistribution_central.Q57]" office:value-type="float" office:value="0.0439676914109225" calcext:value-type="float">
            <text:p>0,0439676914</text:p>
          </table:table-cell>
          <table:table-cell/>
          <table:table-cell table:style-name="ce3" table:formula="of:=[$redistribution_low.N57]" office:value-type="float" office:value="0.0379702275039831" calcext:value-type="float">
            <text:p>0,0379702275</text:p>
          </table:table-cell>
          <table:table-cell table:style-name="ce3" table:formula="of:=[$redistribution_low.O57]" office:value-type="float" office:value="0.0396075367462139" calcext:value-type="float">
            <text:p>0,0396075367</text:p>
          </table:table-cell>
          <table:table-cell table:style-name="ce3" table:formula="of:=[$redistribution_low.P57]" office:value-type="float" office:value="0.0301636285458654" calcext:value-type="float">
            <text:p>0,0301636285</text:p>
          </table:table-cell>
          <table:table-cell table:style-name="ce3" table:formula="of:=[$redistribution_low.Q57]" office:value-type="float" office:value="0.0506752876945437" calcext:value-type="float">
            <text:p>0,0506752877</text:p>
          </table:table-cell>
          <table:table-cell table:number-columns-repeated="1009"/>
        </table:table-row>
        <table:table-row table:style-name="ro1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high.N58]" office:value-type="float" office:value="0.0354166138375557" calcext:value-type="float">
            <text:p>0,0354166138</text:p>
          </table:table-cell>
          <table:table-cell table:style-name="ce3" table:formula="of:=[$Redistribution_high.O58]" office:value-type="float" office:value="0.0362476556593113" calcext:value-type="float">
            <text:p>0,0362476557</text:p>
          </table:table-cell>
          <table:table-cell table:style-name="ce3" table:formula="of:=[$Redistribution_high.P58]" office:value-type="float" office:value="0.0301368559826475" calcext:value-type="float">
            <text:p>0,030136856</text:p>
          </table:table-cell>
          <table:table-cell table:style-name="ce3" table:formula="of:=[$Redistribution_high.Q58]" office:value-type="float" office:value="0.0434160963363661" calcext:value-type="float">
            <text:p>0,0434160963</text:p>
          </table:table-cell>
          <table:table-cell/>
          <table:table-cell table:style-name="ce3" table:formula="of:=[$Redistribution_central.N58]" office:value-type="float" office:value="0.0351050920399436" calcext:value-type="float">
            <text:p>0,035105092</text:p>
          </table:table-cell>
          <table:table-cell table:style-name="ce3" table:formula="of:=[$Redistribution_central.O58]" office:value-type="float" office:value="0.0342295192362342" calcext:value-type="float">
            <text:p>0,0342295192</text:p>
          </table:table-cell>
          <table:table-cell table:style-name="ce3" table:formula="of:=[$Redistribution_central.P58]" office:value-type="float" office:value="0.0280140779354173" calcext:value-type="float">
            <text:p>0,0280140779</text:p>
          </table:table-cell>
          <table:table-cell table:style-name="ce3" table:formula="of:=[$Redistribution_central.Q58]" office:value-type="float" office:value="0.0441778763689327" calcext:value-type="float">
            <text:p>0,0441778764</text:p>
          </table:table-cell>
          <table:table-cell/>
          <table:table-cell table:style-name="ce3" table:formula="of:=[$redistribution_low.N58]" office:value-type="float" office:value="0.0386942799938722" calcext:value-type="float">
            <text:p>0,03869428</text:p>
          </table:table-cell>
          <table:table-cell table:style-name="ce3" table:formula="of:=[$redistribution_low.O58]" office:value-type="float" office:value="0.0396295804882533" calcext:value-type="float">
            <text:p>0,0396295805</text:p>
          </table:table-cell>
          <table:table-cell table:style-name="ce3" table:formula="of:=[$redistribution_low.P58]" office:value-type="float" office:value="0.0300686905395769" calcext:value-type="float">
            <text:p>0,0300686905</text:p>
          </table:table-cell>
          <table:table-cell table:style-name="ce3" table:formula="of:=[$redistribution_low.Q58]" office:value-type="float" office:value="0.0518172972877362" calcext:value-type="float">
            <text:p>0,0518172973</text:p>
          </table:table-cell>
          <table:table-cell table:number-columns-repeated="1009"/>
        </table:table-row>
        <table:table-row table:style-name="ro1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high.N59]" office:value-type="float" office:value="0.0353192441961116" calcext:value-type="float">
            <text:p>0,0353192442</text:p>
          </table:table-cell>
          <table:table-cell table:style-name="ce3" table:formula="of:=[$Redistribution_high.O59]" office:value-type="float" office:value="0.0358004863708724" calcext:value-type="float">
            <text:p>0,0358004864</text:p>
          </table:table-cell>
          <table:table-cell table:style-name="ce3" table:formula="of:=[$Redistribution_high.P59]" office:value-type="float" office:value="0.0303720604988069" calcext:value-type="float">
            <text:p>0,0303720605</text:p>
          </table:table-cell>
          <table:table-cell table:style-name="ce3" table:formula="of:=[$Redistribution_high.Q59]" office:value-type="float" office:value="0.0425907989291021" calcext:value-type="float">
            <text:p>0,0425907989</text:p>
          </table:table-cell>
          <table:table-cell/>
          <table:table-cell table:style-name="ce3" table:formula="of:=[$Redistribution_central.N59]" office:value-type="float" office:value="0.0347911082740655" calcext:value-type="float">
            <text:p>0,0347911083</text:p>
          </table:table-cell>
          <table:table-cell table:style-name="ce3" table:formula="of:=[$Redistribution_central.O59]" office:value-type="float" office:value="0.0359550389517827" calcext:value-type="float">
            <text:p>0,035955039</text:p>
          </table:table-cell>
          <table:table-cell table:style-name="ce3" table:formula="of:=[$Redistribution_central.P59]" office:value-type="float" office:value="0.0279095993887828" calcext:value-type="float">
            <text:p>0,0279095994</text:p>
          </table:table-cell>
          <table:table-cell table:style-name="ce3" table:formula="of:=[$Redistribution_central.Q59]" office:value-type="float" office:value="0.0457026142807583" calcext:value-type="float">
            <text:p>0,0457026143</text:p>
          </table:table-cell>
          <table:table-cell/>
          <table:table-cell table:style-name="ce3" table:formula="of:=[$redistribution_low.N59]" office:value-type="float" office:value="0.0395475263956523" calcext:value-type="float">
            <text:p>0,0395475264</text:p>
          </table:table-cell>
          <table:table-cell table:style-name="ce3" table:formula="of:=[$redistribution_low.O59]" office:value-type="float" office:value="0.0413778633561907" calcext:value-type="float">
            <text:p>0,0413778634</text:p>
          </table:table-cell>
          <table:table-cell table:style-name="ce3" table:formula="of:=[$redistribution_low.P59]" office:value-type="float" office:value="0.0319783743421911" calcext:value-type="float">
            <text:p>0,0319783743</text:p>
          </table:table-cell>
          <table:table-cell table:style-name="ce3" table:formula="of:=[$redistribution_low.Q59]" office:value-type="float" office:value="0.0521582551687561" calcext:value-type="float">
            <text:p>0,0521582552</text:p>
          </table:table-cell>
          <table:table-cell table:number-columns-repeated="1009"/>
        </table:table-row>
        <table:table-row table:style-name="ro1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high.N60]" office:value-type="float" office:value="0.0374200789686489" calcext:value-type="float">
            <text:p>0,037420079</text:p>
          </table:table-cell>
          <table:table-cell table:style-name="ce3" table:formula="of:=[$Redistribution_high.O60]" office:value-type="float" office:value="0.0377129069699257" calcext:value-type="float">
            <text:p>0,037712907</text:p>
          </table:table-cell>
          <table:table-cell table:style-name="ce3" table:formula="of:=[$Redistribution_high.P60]" office:value-type="float" office:value="0.0304597068303909" calcext:value-type="float">
            <text:p>0,0304597068</text:p>
          </table:table-cell>
          <table:table-cell table:style-name="ce3" table:formula="of:=[$Redistribution_high.Q60]" office:value-type="float" office:value="0.0472238868579615" calcext:value-type="float">
            <text:p>0,0472238869</text:p>
          </table:table-cell>
          <table:table-cell/>
          <table:table-cell table:style-name="ce3" table:formula="of:=[$Redistribution_central.N60]" office:value-type="float" office:value="0.0337029718668241" calcext:value-type="float">
            <text:p>0,0337029719</text:p>
          </table:table-cell>
          <table:table-cell table:style-name="ce3" table:formula="of:=[$Redistribution_central.O60]" office:value-type="float" office:value="0.0341384849818439" calcext:value-type="float">
            <text:p>0,034138485</text:p>
          </table:table-cell>
          <table:table-cell table:style-name="ce3" table:formula="of:=[$Redistribution_central.P60]" office:value-type="float" office:value="0.0282271769861555" calcext:value-type="float">
            <text:p>0,028227177</text:p>
          </table:table-cell>
          <table:table-cell table:style-name="ce3" table:formula="of:=[$Redistribution_central.Q60]" office:value-type="float" office:value="0.0418691444921812" calcext:value-type="float">
            <text:p>0,0418691445</text:p>
          </table:table-cell>
          <table:table-cell/>
          <table:table-cell table:style-name="ce3" table:formula="of:=[$redistribution_low.N60]" office:value-type="float" office:value="0.0410306556720028" calcext:value-type="float">
            <text:p>0,0410306557</text:p>
          </table:table-cell>
          <table:table-cell table:style-name="ce3" table:formula="of:=[$redistribution_low.O60]" office:value-type="float" office:value="0.0430376899817757" calcext:value-type="float">
            <text:p>0,04303769</text:p>
          </table:table-cell>
          <table:table-cell table:style-name="ce3" table:formula="of:=[$redistribution_low.P60]" office:value-type="float" office:value="0.0328713751720078" calcext:value-type="float">
            <text:p>0,0328713752</text:p>
          </table:table-cell>
          <table:table-cell table:style-name="ce3" table:formula="of:=[$redistribution_low.Q60]" office:value-type="float" office:value="0.0547774880282848" calcext:value-type="float">
            <text:p>0,054777488</text:p>
          </table:table-cell>
          <table:table-cell table:number-columns-repeated="1009"/>
        </table:table-row>
        <table:table-row table:style-name="ro1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high.N61]" office:value-type="float" office:value="0.0362940798532822" calcext:value-type="float">
            <text:p>0,0362940799</text:p>
          </table:table-cell>
          <table:table-cell table:style-name="ce3" table:formula="of:=[$Redistribution_high.O61]" office:value-type="float" office:value="0.0369137629117948" calcext:value-type="float">
            <text:p>0,0369137629</text:p>
          </table:table-cell>
          <table:table-cell table:style-name="ce3" table:formula="of:=[$Redistribution_high.P61]" office:value-type="float" office:value="0.0297561361781595" calcext:value-type="float">
            <text:p>0,0297561362</text:p>
          </table:table-cell>
          <table:table-cell table:style-name="ce3" table:formula="of:=[$Redistribution_high.Q61]" office:value-type="float" office:value="0.0458059455987126" calcext:value-type="float">
            <text:p>0,0458059456</text:p>
          </table:table-cell>
          <table:table-cell/>
          <table:table-cell table:style-name="ce3" table:formula="of:=[$Redistribution_central.N61]" office:value-type="float" office:value="0.0344168289650679" calcext:value-type="float">
            <text:p>0,034416829</text:p>
          </table:table-cell>
          <table:table-cell table:style-name="ce3" table:formula="of:=[$Redistribution_central.O61]" office:value-type="float" office:value="0.035383399895232" calcext:value-type="float">
            <text:p>0,0353833999</text:p>
          </table:table-cell>
          <table:table-cell table:style-name="ce3" table:formula="of:=[$Redistribution_central.P61]" office:value-type="float" office:value="0.0286983411235847" calcext:value-type="float">
            <text:p>0,0286983411</text:p>
          </table:table-cell>
          <table:table-cell table:style-name="ce3" table:formula="of:=[$Redistribution_central.Q61]" office:value-type="float" office:value="0.0434215418542172" calcext:value-type="float">
            <text:p>0,0434215419</text:p>
          </table:table-cell>
          <table:table-cell/>
          <table:table-cell table:style-name="ce3" table:formula="of:=[$redistribution_low.N61]" office:value-type="float" office:value="0.0361976592572741" calcext:value-type="float">
            <text:p>0,0361976593</text:p>
          </table:table-cell>
          <table:table-cell table:style-name="ce3" table:formula="of:=[$redistribution_low.O61]" office:value-type="float" office:value="0.0384497334980558" calcext:value-type="float">
            <text:p>0,0384497335</text:p>
          </table:table-cell>
          <table:table-cell table:style-name="ce3" table:formula="of:=[$redistribution_low.P61]" office:value-type="float" office:value="0.0295172970411075" calcext:value-type="float">
            <text:p>0,029517297</text:p>
          </table:table-cell>
          <table:table-cell table:style-name="ce3" table:formula="of:=[$redistribution_low.Q61]" office:value-type="float" office:value="0.0480556687249081" calcext:value-type="float">
            <text:p>0,0480556687</text:p>
          </table:table-cell>
          <table:table-cell table:number-columns-repeated="1009"/>
        </table:table-row>
        <table:table-row table:style-name="ro1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high.N62]" office:value-type="float" office:value="0.0355192637039361" calcext:value-type="float">
            <text:p>0,0355192637</text:p>
          </table:table-cell>
          <table:table-cell table:style-name="ce3" table:formula="of:=[$Redistribution_high.O62]" office:value-type="float" office:value="0.0355110507496798" calcext:value-type="float">
            <text:p>0,0355110507</text:p>
          </table:table-cell>
          <table:table-cell table:style-name="ce3" table:formula="of:=[$Redistribution_high.P62]" office:value-type="float" office:value="0.0292159576229802" calcext:value-type="float">
            <text:p>0,0292159576</text:p>
          </table:table-cell>
          <table:table-cell table:style-name="ce3" table:formula="of:=[$Redistribution_high.Q62]" office:value-type="float" office:value="0.0440823989659952" calcext:value-type="float">
            <text:p>0,044082399</text:p>
          </table:table-cell>
          <table:table-cell/>
          <table:table-cell table:style-name="ce3" table:formula="of:=[$Redistribution_central.N62]" office:value-type="float" office:value="0.0356790127510314" calcext:value-type="float">
            <text:p>0,0356790128</text:p>
          </table:table-cell>
          <table:table-cell table:style-name="ce3" table:formula="of:=[$Redistribution_central.O62]" office:value-type="float" office:value="0.0343803202820828" calcext:value-type="float">
            <text:p>0,0343803203</text:p>
          </table:table-cell>
          <table:table-cell table:style-name="ce3" table:formula="of:=[$Redistribution_central.P62]" office:value-type="float" office:value="0.0296351242632293" calcext:value-type="float">
            <text:p>0,0296351243</text:p>
          </table:table-cell>
          <table:table-cell table:style-name="ce3" table:formula="of:=[$Redistribution_central.Q62]" office:value-type="float" office:value="0.0429410102474585" calcext:value-type="float">
            <text:p>0,0429410102</text:p>
          </table:table-cell>
          <table:table-cell/>
          <table:table-cell table:style-name="ce3" table:formula="of:=[$redistribution_low.N62]" office:value-type="float" office:value="0.0364116085486309" calcext:value-type="float">
            <text:p>0,0364116085</text:p>
          </table:table-cell>
          <table:table-cell table:style-name="ce3" table:formula="of:=[$redistribution_low.O62]" office:value-type="float" office:value="0.037778462038827" calcext:value-type="float">
            <text:p>0,037778462</text:p>
          </table:table-cell>
          <table:table-cell table:style-name="ce3" table:formula="of:=[$redistribution_low.P62]" office:value-type="float" office:value="0.0299431641044597" calcext:value-type="float">
            <text:p>0,0299431641</text:p>
          </table:table-cell>
          <table:table-cell table:style-name="ce3" table:formula="of:=[$redistribution_low.Q62]" office:value-type="float" office:value="0.0469970326917971" calcext:value-type="float">
            <text:p>0,0469970327</text:p>
          </table:table-cell>
          <table:table-cell table:number-columns-repeated="1009"/>
        </table:table-row>
        <table:table-row table:style-name="ro1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high.N63]" office:value-type="float" office:value="0.0370584339301303" calcext:value-type="float">
            <text:p>0,0370584339</text:p>
          </table:table-cell>
          <table:table-cell table:style-name="ce3" table:formula="of:=[$Redistribution_high.O63]" office:value-type="float" office:value="0.037095353967021" calcext:value-type="float">
            <text:p>0,037095354</text:p>
          </table:table-cell>
          <table:table-cell table:style-name="ce3" table:formula="of:=[$Redistribution_high.P63]" office:value-type="float" office:value="0.0302996985683078" calcext:value-type="float">
            <text:p>0,0302996986</text:p>
          </table:table-cell>
          <table:table-cell table:style-name="ce3" table:formula="of:=[$Redistribution_high.Q63]" office:value-type="float" office:value="0.0464187610218502" calcext:value-type="float">
            <text:p>0,046418761</text:p>
          </table:table-cell>
          <table:table-cell/>
          <table:table-cell table:style-name="ce3" table:formula="of:=[$Redistribution_central.N63]" office:value-type="float" office:value="0.0324392048582446" calcext:value-type="float">
            <text:p>0,0324392049</text:p>
          </table:table-cell>
          <table:table-cell table:style-name="ce3" table:formula="of:=[$Redistribution_central.O63]" office:value-type="float" office:value="0.0347690273673605" calcext:value-type="float">
            <text:p>0,0347690274</text:p>
          </table:table-cell>
          <table:table-cell table:style-name="ce3" table:formula="of:=[$Redistribution_central.P63]" office:value-type="float" office:value="0.0274769409169047" calcext:value-type="float">
            <text:p>0,0274769409</text:p>
          </table:table-cell>
          <table:table-cell table:style-name="ce3" table:formula="of:=[$Redistribution_central.Q63]" office:value-type="float" office:value="0.0418393242322058" calcext:value-type="float">
            <text:p>0,0418393242</text:p>
          </table:table-cell>
          <table:table-cell/>
          <table:table-cell table:style-name="ce3" table:formula="of:=[$redistribution_low.N63]" office:value-type="float" office:value="0.0379717248722859" calcext:value-type="float">
            <text:p>0,0379717249</text:p>
          </table:table-cell>
          <table:table-cell table:style-name="ce3" table:formula="of:=[$redistribution_low.O63]" office:value-type="float" office:value="0.0407144447468216" calcext:value-type="float">
            <text:p>0,0407144447</text:p>
          </table:table-cell>
          <table:table-cell table:style-name="ce3" table:formula="of:=[$redistribution_low.P63]" office:value-type="float" office:value="0.0316583174891735" calcext:value-type="float">
            <text:p>0,0316583175</text:p>
          </table:table-cell>
          <table:table-cell table:style-name="ce3" table:formula="of:=[$redistribution_low.Q63]" office:value-type="float" office:value="0.0497826714675244" calcext:value-type="float">
            <text:p>0,0497826715</text:p>
          </table:table-cell>
          <table:table-cell table:number-columns-repeated="1009"/>
        </table:table-row>
        <table:table-row table:style-name="ro1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high.N64]" office:value-type="float" office:value="0.0405875154248579" calcext:value-type="float">
            <text:p>0,0405875154</text:p>
          </table:table-cell>
          <table:table-cell table:style-name="ce3" table:formula="of:=[$Redistribution_high.O64]" office:value-type="float" office:value="0.0391222544341113" calcext:value-type="float">
            <text:p>0,0391222544</text:p>
          </table:table-cell>
          <table:table-cell table:style-name="ce3" table:formula="of:=[$Redistribution_high.P64]" office:value-type="float" office:value="0.032832492601716" calcext:value-type="float">
            <text:p>0,0328324926</text:p>
          </table:table-cell>
          <table:table-cell table:style-name="ce3" table:formula="of:=[$Redistribution_high.Q64]" office:value-type="float" office:value="0.0498876190430765" calcext:value-type="float">
            <text:p>0,049887619</text:p>
          </table:table-cell>
          <table:table-cell/>
          <table:table-cell table:style-name="ce3" table:formula="of:=[$Redistribution_central.N64]" office:value-type="float" office:value="0.0346150440197303" calcext:value-type="float">
            <text:p>0,034615044</text:p>
          </table:table-cell>
          <table:table-cell table:style-name="ce3" table:formula="of:=[$Redistribution_central.O64]" office:value-type="float" office:value="0.0356418702835918" calcext:value-type="float">
            <text:p>0,0356418703</text:p>
          </table:table-cell>
          <table:table-cell table:style-name="ce3" table:formula="of:=[$Redistribution_central.P64]" office:value-type="float" office:value="0.028421430340901" calcext:value-type="float">
            <text:p>0,0284214303</text:p>
          </table:table-cell>
          <table:table-cell table:style-name="ce3" table:formula="of:=[$Redistribution_central.Q64]" office:value-type="float" office:value="0.0444950140708787" calcext:value-type="float">
            <text:p>0,0444950141</text:p>
          </table:table-cell>
          <table:table-cell/>
          <table:table-cell table:style-name="ce3" table:formula="of:=[$redistribution_low.N64]" office:value-type="float" office:value="0.0380557643634671" calcext:value-type="float">
            <text:p>0,0380557644</text:p>
          </table:table-cell>
          <table:table-cell table:style-name="ce3" table:formula="of:=[$redistribution_low.O64]" office:value-type="float" office:value="0.0425007744442714" calcext:value-type="float">
            <text:p>0,0425007744</text:p>
          </table:table-cell>
          <table:table-cell table:style-name="ce3" table:formula="of:=[$redistribution_low.P64]" office:value-type="float" office:value="0.0320030585608232" calcext:value-type="float">
            <text:p>0,0320030586</text:p>
          </table:table-cell>
          <table:table-cell table:style-name="ce3" table:formula="of:=[$redistribution_low.Q64]" office:value-type="float" office:value="0.0512706574496585" calcext:value-type="float">
            <text:p>0,0512706574</text:p>
          </table:table-cell>
          <table:table-cell table:number-columns-repeated="1009"/>
        </table:table-row>
        <table:table-row table:style-name="ro1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high.N65]" office:value-type="float" office:value="0.0344163586925431" calcext:value-type="float">
            <text:p>0,0344163587</text:p>
          </table:table-cell>
          <table:table-cell table:style-name="ce3" table:formula="of:=[$Redistribution_high.O65]" office:value-type="float" office:value="0.034296255388434" calcext:value-type="float">
            <text:p>0,0342962554</text:p>
          </table:table-cell>
          <table:table-cell table:style-name="ce3" table:formula="of:=[$Redistribution_high.P65]" office:value-type="float" office:value="0.0290787290161013" calcext:value-type="float">
            <text:p>0,029078729</text:p>
          </table:table-cell>
          <table:table-cell table:style-name="ce3" table:formula="of:=[$Redistribution_high.Q65]" office:value-type="float" office:value="0.0416880387648729" calcext:value-type="float">
            <text:p>0,0416880388</text:p>
          </table:table-cell>
          <table:table-cell/>
          <table:table-cell table:style-name="ce3" table:formula="of:=[$Redistribution_central.N65]" office:value-type="float" office:value="0.0369166450778651" calcext:value-type="float">
            <text:p>0,0369166451</text:p>
          </table:table-cell>
          <table:table-cell table:style-name="ce3" table:formula="of:=[$Redistribution_central.O65]" office:value-type="float" office:value="0.0387515696712382" calcext:value-type="float">
            <text:p>0,0387515697</text:p>
          </table:table-cell>
          <table:table-cell table:style-name="ce3" table:formula="of:=[$Redistribution_central.P65]" office:value-type="float" office:value="0.0315451806346374" calcext:value-type="float">
            <text:p>0,0315451806</text:p>
          </table:table-cell>
          <table:table-cell table:style-name="ce3" table:formula="of:=[$Redistribution_central.Q65]" office:value-type="float" office:value="0.0463944068148406" calcext:value-type="float">
            <text:p>0,0463944068</text:p>
          </table:table-cell>
          <table:table-cell/>
          <table:table-cell table:style-name="ce3" table:formula="of:=[$redistribution_low.N65]" office:value-type="float" office:value="0.0361409180684714" calcext:value-type="float">
            <text:p>0,0361409181</text:p>
          </table:table-cell>
          <table:table-cell table:style-name="ce3" table:formula="of:=[$redistribution_low.O65]" office:value-type="float" office:value="0.0410698197562186" calcext:value-type="float">
            <text:p>0,0410698198</text:p>
          </table:table-cell>
          <table:table-cell table:style-name="ce3" table:formula="of:=[$redistribution_low.P65]" office:value-type="float" office:value="0.0318217849160922" calcext:value-type="float">
            <text:p>0,0318217849</text:p>
          </table:table-cell>
          <table:table-cell table:style-name="ce3" table:formula="of:=[$redistribution_low.Q65]" office:value-type="float" office:value="0.0473884995338959" calcext:value-type="float">
            <text:p>0,0473884995</text:p>
          </table:table-cell>
          <table:table-cell table:number-columns-repeated="1009"/>
        </table:table-row>
        <table:table-row table:style-name="ro1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high.N66]" office:value-type="float" office:value="0.0355493250669952" calcext:value-type="float">
            <text:p>0,0355493251</text:p>
          </table:table-cell>
          <table:table-cell table:style-name="ce3" table:formula="of:=[$Redistribution_high.O66]" office:value-type="float" office:value="0.03540696165232" calcext:value-type="float">
            <text:p>0,0354069617</text:p>
          </table:table-cell>
          <table:table-cell table:style-name="ce3" table:formula="of:=[$Redistribution_high.P66]" office:value-type="float" office:value="0.0314322796026885" calcext:value-type="float">
            <text:p>0,0314322796</text:p>
          </table:table-cell>
          <table:table-cell table:style-name="ce3" table:formula="of:=[$Redistribution_high.Q66]" office:value-type="float" office:value="0.0410552517739062" calcext:value-type="float">
            <text:p>0,0410552518</text:p>
          </table:table-cell>
          <table:table-cell/>
          <table:table-cell table:style-name="ce3" table:formula="of:=[$Redistribution_central.N66]" office:value-type="float" office:value="0.0356364784384834" calcext:value-type="float">
            <text:p>0,0356364784</text:p>
          </table:table-cell>
          <table:table-cell table:style-name="ce3" table:formula="of:=[$Redistribution_central.O66]" office:value-type="float" office:value="0.0372078226855719" calcext:value-type="float">
            <text:p>0,0372078227</text:p>
          </table:table-cell>
          <table:table-cell table:style-name="ce3" table:formula="of:=[$Redistribution_central.P66]" office:value-type="float" office:value="0.0296224253545584" calcext:value-type="float">
            <text:p>0,0296224254</text:p>
          </table:table-cell>
          <table:table-cell table:style-name="ce3" table:formula="of:=[$Redistribution_central.Q66]" office:value-type="float" office:value="0.0457989054196565" calcext:value-type="float">
            <text:p>0,0457989054</text:p>
          </table:table-cell>
          <table:table-cell/>
          <table:table-cell table:style-name="ce3" table:formula="of:=[$redistribution_low.N66]" office:value-type="float" office:value="0.0345343740579724" calcext:value-type="float">
            <text:p>0,0345343741</text:p>
          </table:table-cell>
          <table:table-cell table:style-name="ce3" table:formula="of:=[$redistribution_low.O66]" office:value-type="float" office:value="0.0409590895229525" calcext:value-type="float">
            <text:p>0,0409590895</text:p>
          </table:table-cell>
          <table:table-cell table:style-name="ce3" table:formula="of:=[$redistribution_low.P66]" office:value-type="float" office:value="0.0316023703739221" calcext:value-type="float">
            <text:p>0,0316023704</text:p>
          </table:table-cell>
          <table:table-cell table:style-name="ce3" table:formula="of:=[$redistribution_low.Q66]" office:value-type="float" office:value="0.0450348003045243" calcext:value-type="float">
            <text:p>0,0450348003</text:p>
          </table:table-cell>
          <table:table-cell table:number-columns-repeated="1009"/>
        </table:table-row>
        <table:table-row table:style-name="ro1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high.N67]" office:value-type="float" office:value="0.0360010837909477" calcext:value-type="float">
            <text:p>0,0360010838</text:p>
          </table:table-cell>
          <table:table-cell table:style-name="ce3" table:formula="of:=[$Redistribution_high.O67]" office:value-type="float" office:value="0.0347797511255713" calcext:value-type="float">
            <text:p>0,0347797511</text:p>
          </table:table-cell>
          <table:table-cell table:style-name="ce3" table:formula="of:=[$Redistribution_high.P67]" office:value-type="float" office:value="0.0296561944899806" calcext:value-type="float">
            <text:p>0,0296561945</text:p>
          </table:table-cell>
          <table:table-cell table:style-name="ce3" table:formula="of:=[$Redistribution_high.Q67]" office:value-type="float" office:value="0.0435723615797083" calcext:value-type="float">
            <text:p>0,0435723616</text:p>
          </table:table-cell>
          <table:table-cell/>
          <table:table-cell table:style-name="ce3" table:formula="of:=[$Redistribution_central.N67]" office:value-type="float" office:value="0.031631226101159" calcext:value-type="float">
            <text:p>0,0316312261</text:p>
          </table:table-cell>
          <table:table-cell table:style-name="ce3" table:formula="of:=[$Redistribution_central.O67]" office:value-type="float" office:value="0.0348618384574183" calcext:value-type="float">
            <text:p>0,0348618385</text:p>
          </table:table-cell>
          <table:table-cell table:style-name="ce3" table:formula="of:=[$Redistribution_central.P67]" office:value-type="float" office:value="0.0277706522383506" calcext:value-type="float">
            <text:p>0,0277706522</text:p>
          </table:table-cell>
          <table:table-cell table:style-name="ce3" table:formula="of:=[$Redistribution_central.Q67]" office:value-type="float" office:value="0.0403958282131164" calcext:value-type="float">
            <text:p>0,0403958282</text:p>
          </table:table-cell>
          <table:table-cell/>
          <table:table-cell table:style-name="ce3" table:formula="of:=[$redistribution_low.N67]" office:value-type="float" office:value="0.0347112640093707" calcext:value-type="float">
            <text:p>0,034711264</text:p>
          </table:table-cell>
          <table:table-cell table:style-name="ce3" table:formula="of:=[$redistribution_low.O67]" office:value-type="float" office:value="0.0382461986002227" calcext:value-type="float">
            <text:p>0,0382461986</text:p>
          </table:table-cell>
          <table:table-cell table:style-name="ce3" table:formula="of:=[$redistribution_low.P67]" office:value-type="float" office:value="0.0303754159951681" calcext:value-type="float">
            <text:p>0,030375416</text:p>
          </table:table-cell>
          <table:table-cell table:style-name="ce3" table:formula="of:=[$redistribution_low.Q67]" office:value-type="float" office:value="0.0446669961980404" calcext:value-type="float">
            <text:p>0,0446669962</text:p>
          </table:table-cell>
          <table:table-cell table:number-columns-repeated="1009"/>
        </table:table-row>
        <table:table-row table:style-name="ro1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high.N68]" office:value-type="float" office:value="0.0361427098117747" calcext:value-type="float">
            <text:p>0,0361427098</text:p>
          </table:table-cell>
          <table:table-cell table:style-name="ce3" table:formula="of:=[$Redistribution_high.O68]" office:value-type="float" office:value="0.0374785100361692" calcext:value-type="float">
            <text:p>0,03747851</text:p>
          </table:table-cell>
          <table:table-cell table:style-name="ce3" table:formula="of:=[$Redistribution_high.P68]" office:value-type="float" office:value="0.0307459313662859" calcext:value-type="float">
            <text:p>0,0307459314</text:p>
          </table:table-cell>
          <table:table-cell table:style-name="ce3" table:formula="of:=[$Redistribution_high.Q68]" office:value-type="float" office:value="0.0449604778413486" calcext:value-type="float">
            <text:p>0,0449604778</text:p>
          </table:table-cell>
          <table:table-cell/>
          <table:table-cell table:style-name="ce3" table:formula="of:=[$Redistribution_central.N68]" office:value-type="float" office:value="0.0337048198644147" calcext:value-type="float">
            <text:p>0,0337048199</text:p>
          </table:table-cell>
          <table:table-cell table:style-name="ce3" table:formula="of:=[$Redistribution_central.O68]" office:value-type="float" office:value="0.0381291412775221" calcext:value-type="float">
            <text:p>0,0381291413</text:p>
          </table:table-cell>
          <table:table-cell table:style-name="ce3" table:formula="of:=[$Redistribution_central.P68]" office:value-type="float" office:value="0.030494921781593" calcext:value-type="float">
            <text:p>0,0304949218</text:p>
          </table:table-cell>
          <table:table-cell table:style-name="ce3" table:formula="of:=[$Redistribution_central.Q68]" office:value-type="float" office:value="0.0426739281226532" calcext:value-type="float">
            <text:p>0,0426739281</text:p>
          </table:table-cell>
          <table:table-cell/>
          <table:table-cell table:style-name="ce3" table:formula="of:=[$redistribution_low.N68]" office:value-type="float" office:value="0.0335275879156124" calcext:value-type="float">
            <text:p>0,0335275879</text:p>
          </table:table-cell>
          <table:table-cell table:style-name="ce3" table:formula="of:=[$redistribution_low.O68]" office:value-type="float" office:value="0.0371747069167909" calcext:value-type="float">
            <text:p>0,0371747069</text:p>
          </table:table-cell>
          <table:table-cell table:style-name="ce3" table:formula="of:=[$redistribution_low.P68]" office:value-type="float" office:value="0.0294704133883774" calcext:value-type="float">
            <text:p>0,0294704134</text:p>
          </table:table-cell>
          <table:table-cell table:style-name="ce3" table:formula="of:=[$redistribution_low.Q68]" office:value-type="float" office:value="0.0431471420548785" calcext:value-type="float">
            <text:p>0,0431471421</text:p>
          </table:table-cell>
          <table:table-cell table:number-columns-repeated="1009"/>
        </table:table-row>
        <table:table-row table:style-name="ro1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high.N69]" office:value-type="float" office:value="0.0372331083408184" calcext:value-type="float">
            <text:p>0,0372331083</text:p>
          </table:table-cell>
          <table:table-cell table:style-name="ce3" table:formula="of:=[$Redistribution_high.O69]" office:value-type="float" office:value="0.0398611432604217" calcext:value-type="float">
            <text:p>0,0398611433</text:p>
          </table:table-cell>
          <table:table-cell table:style-name="ce3" table:formula="of:=[$Redistribution_high.P69]" office:value-type="float" office:value="0.0324986316774963" calcext:value-type="float">
            <text:p>0,0324986317</text:p>
          </table:table-cell>
          <table:table-cell table:style-name="ce3" table:formula="of:=[$Redistribution_high.Q69]" office:value-type="float" office:value="0.046412502819893" calcext:value-type="float">
            <text:p>0,0464125028</text:p>
          </table:table-cell>
          <table:table-cell/>
          <table:table-cell table:style-name="ce3" table:formula="of:=[$Redistribution_central.N69]" office:value-type="float" office:value="0.0305073638614008" calcext:value-type="float">
            <text:p>0,0305073639</text:p>
          </table:table-cell>
          <table:table-cell table:style-name="ce3" table:formula="of:=[$Redistribution_central.O69]" office:value-type="float" office:value="0.0347379304161509" calcext:value-type="float">
            <text:p>0,0347379304</text:p>
          </table:table-cell>
          <table:table-cell table:style-name="ce3" table:formula="of:=[$Redistribution_central.P69]" office:value-type="float" office:value="0.0278828248854475" calcext:value-type="float">
            <text:p>0,0278828249</text:p>
          </table:table-cell>
          <table:table-cell table:style-name="ce3" table:formula="of:=[$Redistribution_central.Q69]" office:value-type="float" office:value="0.0384771315365582" calcext:value-type="float">
            <text:p>0,0384771315</text:p>
          </table:table-cell>
          <table:table-cell/>
          <table:table-cell table:style-name="ce3" table:formula="of:=[$redistribution_low.N69]" office:value-type="float" office:value="0.0330782599465518" calcext:value-type="float">
            <text:p>0,0330782599</text:p>
          </table:table-cell>
          <table:table-cell table:style-name="ce3" table:formula="of:=[$redistribution_low.O69]" office:value-type="float" office:value="0.0393895737158199" calcext:value-type="float">
            <text:p>0,0393895737</text:p>
          </table:table-cell>
          <table:table-cell table:style-name="ce3" table:formula="of:=[$redistribution_low.P69]" office:value-type="float" office:value="0.0295903245747119" calcext:value-type="float">
            <text:p>0,0295903246</text:p>
          </table:table-cell>
          <table:table-cell table:style-name="ce3" table:formula="of:=[$redistribution_low.Q69]" office:value-type="float" office:value="0.0444282621000424" calcext:value-type="float">
            <text:p>0,0444282621</text:p>
          </table:table-cell>
          <table:table-cell table:number-columns-repeated="1009"/>
        </table:table-row>
        <table:table-row table:style-name="ro1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high.N70]" office:value-type="float" office:value="0.0361257235837767" calcext:value-type="float">
            <text:p>0,0361257236</text:p>
          </table:table-cell>
          <table:table-cell table:style-name="ce3" table:formula="of:=[$Redistribution_high.O70]" office:value-type="float" office:value="0.03830128684258" calcext:value-type="float">
            <text:p>0,0383012868</text:p>
          </table:table-cell>
          <table:table-cell table:style-name="ce3" table:formula="of:=[$Redistribution_high.P70]" office:value-type="float" office:value="0.0317465284583648" calcext:value-type="float">
            <text:p>0,0317465285</text:p>
          </table:table-cell>
          <table:table-cell table:style-name="ce3" table:formula="of:=[$Redistribution_high.Q70]" office:value-type="float" office:value="0.044361197245123" calcext:value-type="float">
            <text:p>0,0443611972</text:p>
          </table:table-cell>
          <table:table-cell/>
          <table:table-cell table:style-name="ce3" table:formula="of:=[$Redistribution_central.N70]" office:value-type="float" office:value="0.0332643297339918" calcext:value-type="float">
            <text:p>0,0332643297</text:p>
          </table:table-cell>
          <table:table-cell table:style-name="ce3" table:formula="of:=[$Redistribution_central.O70]" office:value-type="float" office:value="0.0370411997881744" calcext:value-type="float">
            <text:p>0,0370411998</text:p>
          </table:table-cell>
          <table:table-cell table:style-name="ce3" table:formula="of:=[$Redistribution_central.P70]" office:value-type="float" office:value="0.0288481082539003" calcext:value-type="float">
            <text:p>0,0288481083</text:p>
          </table:table-cell>
          <table:table-cell table:style-name="ce3" table:formula="of:=[$Redistribution_central.Q70]" office:value-type="float" office:value="0.0433928409669709" calcext:value-type="float">
            <text:p>0,043392841</text:p>
          </table:table-cell>
          <table:table-cell/>
          <table:table-cell table:style-name="ce3" table:formula="of:=[$redistribution_low.N70]" office:value-type="float" office:value="0.0338428689219429" calcext:value-type="float">
            <text:p>0,0338428689</text:p>
          </table:table-cell>
          <table:table-cell table:style-name="ce3" table:formula="of:=[$redistribution_low.O70]" office:value-type="float" office:value="0.0397991382982054" calcext:value-type="float">
            <text:p>0,0397991383</text:p>
          </table:table-cell>
          <table:table-cell table:style-name="ce3" table:formula="of:=[$redistribution_low.P70]" office:value-type="float" office:value="0.0303468401723138" calcext:value-type="float">
            <text:p>0,0303468402</text:p>
          </table:table-cell>
          <table:table-cell table:style-name="ce3" table:formula="of:=[$redistribution_low.Q70]" office:value-type="float" office:value="0.0448565649998715" calcext:value-type="float">
            <text:p>0,044856565</text:p>
          </table:table-cell>
          <table:table-cell table:number-columns-repeated="1009"/>
        </table:table-row>
        <table:table-row table:style-name="ro1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high.N71]" office:value-type="float" office:value="0.0309202023133778" calcext:value-type="float">
            <text:p>0,0309202023</text:p>
          </table:table-cell>
          <table:table-cell table:style-name="ce3" table:formula="of:=[$Redistribution_high.O71]" office:value-type="float" office:value="0.0341055773323412" calcext:value-type="float">
            <text:p>0,0341055773</text:p>
          </table:table-cell>
          <table:table-cell table:style-name="ce3" table:formula="of:=[$Redistribution_high.P71]" office:value-type="float" office:value="0.028434976500031" calcext:value-type="float">
            <text:p>0,0284349765</text:p>
          </table:table-cell>
          <table:table-cell table:style-name="ce3" table:formula="of:=[$Redistribution_high.Q71]" office:value-type="float" office:value="0.037526538147081" calcext:value-type="float">
            <text:p>0,0375265381</text:p>
          </table:table-cell>
          <table:table-cell/>
          <table:table-cell table:style-name="ce3" table:formula="of:=[$Redistribution_central.N71]" office:value-type="float" office:value="0.0358769497469569" calcext:value-type="float">
            <text:p>0,0358769497</text:p>
          </table:table-cell>
          <table:table-cell table:style-name="ce3" table:formula="of:=[$Redistribution_central.O71]" office:value-type="float" office:value="0.0413087422705339" calcext:value-type="float">
            <text:p>0,0413087423</text:p>
          </table:table-cell>
          <table:table-cell table:style-name="ce3" table:formula="of:=[$Redistribution_central.P71]" office:value-type="float" office:value="0.0320457359554537" calcext:value-type="float">
            <text:p>0,032045736</text:p>
          </table:table-cell>
          <table:table-cell table:style-name="ce3" table:formula="of:=[$Redistribution_central.Q71]" office:value-type="float" office:value="0.0468239970811622" calcext:value-type="float">
            <text:p>0,0468239971</text:p>
          </table:table-cell>
          <table:table-cell/>
          <table:table-cell table:style-name="ce3" table:formula="of:=[$redistribution_low.N71]" office:value-type="float" office:value="0.0372909437588223" calcext:value-type="float">
            <text:p>0,0372909438</text:p>
          </table:table-cell>
          <table:table-cell table:style-name="ce3" table:formula="of:=[$redistribution_low.O71]" office:value-type="float" office:value="0.045998047401631" calcext:value-type="float">
            <text:p>0,0459980474</text:p>
          </table:table-cell>
          <table:table-cell table:style-name="ce3" table:formula="of:=[$redistribution_low.P71]" office:value-type="float" office:value="0.0340850606085132" calcext:value-type="float">
            <text:p>0,0340850606</text:p>
          </table:table-cell>
          <table:table-cell table:style-name="ce3" table:formula="of:=[$redistribution_low.Q71]" office:value-type="float" office:value="0.0506624487052728" calcext:value-type="float">
            <text:p>0,0506624487</text:p>
          </table:table-cell>
          <table:table-cell table:number-columns-repeated="1009"/>
        </table:table-row>
        <table:table-row table:style-name="ro1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high.N72]" office:value-type="float" office:value="0.0310710641807338" calcext:value-type="float">
            <text:p>0,0310710642</text:p>
          </table:table-cell>
          <table:table-cell table:style-name="ce3" table:formula="of:=[$Redistribution_high.O72]" office:value-type="float" office:value="0.0357468617558144" calcext:value-type="float">
            <text:p>0,0357468618</text:p>
          </table:table-cell>
          <table:table-cell table:style-name="ce3" table:formula="of:=[$Redistribution_high.P72]" office:value-type="float" office:value="0.0293206620294986" calcext:value-type="float">
            <text:p>0,029320662</text:p>
          </table:table-cell>
          <table:table-cell table:style-name="ce3" table:formula="of:=[$Redistribution_high.Q72]" office:value-type="float" office:value="0.0381341984376271" calcext:value-type="float">
            <text:p>0,0381341984</text:p>
          </table:table-cell>
          <table:table-cell/>
          <table:table-cell table:style-name="ce3" table:formula="of:=[$Redistribution_central.N72]" office:value-type="float" office:value="0.0349870283698962" calcext:value-type="float">
            <text:p>0,0349870284</text:p>
          </table:table-cell>
          <table:table-cell table:style-name="ce3" table:formula="of:=[$Redistribution_central.O72]" office:value-type="float" office:value="0.0405886480920176" calcext:value-type="float">
            <text:p>0,0405886481</text:p>
          </table:table-cell>
          <table:table-cell table:style-name="ce3" table:formula="of:=[$Redistribution_central.P72]" office:value-type="float" office:value="0.0312125872611684" calcext:value-type="float">
            <text:p>0,0312125873</text:p>
          </table:table-cell>
          <table:table-cell table:style-name="ce3" table:formula="of:=[$Redistribution_central.Q72]" office:value-type="float" office:value="0.0460216619362083" calcext:value-type="float">
            <text:p>0,0460216619</text:p>
          </table:table-cell>
          <table:table-cell/>
          <table:table-cell table:style-name="ce3" table:formula="of:=[$redistribution_low.N72]" office:value-type="float" office:value="0.0349742667390828" calcext:value-type="float">
            <text:p>0,0349742667</text:p>
          </table:table-cell>
          <table:table-cell table:style-name="ce3" table:formula="of:=[$redistribution_low.O72]" office:value-type="float" office:value="0.0436398879093506" calcext:value-type="float">
            <text:p>0,0436398879</text:p>
          </table:table-cell>
          <table:table-cell table:style-name="ce3" table:formula="of:=[$redistribution_low.P72]" office:value-type="float" office:value="0.0322248413100913" calcext:value-type="float">
            <text:p>0,0322248413</text:p>
          </table:table-cell>
          <table:table-cell table:style-name="ce3" table:formula="of:=[$redistribution_low.Q72]" office:value-type="float" office:value="0.047590550466638" calcext:value-type="float">
            <text:p>0,0475905505</text:p>
          </table:table-cell>
          <table:table-cell table:number-columns-repeated="1009"/>
        </table:table-row>
        <table:table-row table:style-name="ro1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high.N73]" office:value-type="float" office:value="0.0303724236477014" calcext:value-type="float">
            <text:p>0,0303724236</text:p>
          </table:table-cell>
          <table:table-cell table:style-name="ce3" table:formula="of:=[$Redistribution_high.O73]" office:value-type="float" office:value="0.0348185294494717" calcext:value-type="float">
            <text:p>0,0348185294</text:p>
          </table:table-cell>
          <table:table-cell table:style-name="ce3" table:formula="of:=[$Redistribution_high.P73]" office:value-type="float" office:value="0.0285696988547753" calcext:value-type="float">
            <text:p>0,0285696989</text:p>
          </table:table-cell>
          <table:table-cell table:style-name="ce3" table:formula="of:=[$Redistribution_high.Q73]" office:value-type="float" office:value="0.0373071867870782" calcext:value-type="float">
            <text:p>0,0373071868</text:p>
          </table:table-cell>
          <table:table-cell/>
          <table:table-cell table:style-name="ce3" table:formula="of:=[$Redistribution_central.N73]" office:value-type="float" office:value="0.0357873821208678" calcext:value-type="float">
            <text:p>0,0357873821</text:p>
          </table:table-cell>
          <table:table-cell table:style-name="ce3" table:formula="of:=[$Redistribution_central.O73]" office:value-type="float" office:value="0.0421665354821515" calcext:value-type="float">
            <text:p>0,0421665355</text:p>
          </table:table-cell>
          <table:table-cell table:style-name="ce3" table:formula="of:=[$Redistribution_central.P73]" office:value-type="float" office:value="0.0311849944406172" calcext:value-type="float">
            <text:p>0,0311849944</text:p>
          </table:table-cell>
          <table:table-cell table:style-name="ce3" table:formula="of:=[$Redistribution_central.Q73]" office:value-type="float" office:value="0.0489328827656054" calcext:value-type="float">
            <text:p>0,0489328828</text:p>
          </table:table-cell>
          <table:table-cell/>
          <table:table-cell table:style-name="ce3" table:formula="of:=[$redistribution_low.N73]" office:value-type="float" office:value="0.0318089778885027" calcext:value-type="float">
            <text:p>0,0318089779</text:p>
          </table:table-cell>
          <table:table-cell table:style-name="ce3" table:formula="of:=[$redistribution_low.O73]" office:value-type="float" office:value="0.0417534879820403" calcext:value-type="float">
            <text:p>0,041753488</text:p>
          </table:table-cell>
          <table:table-cell table:style-name="ce3" table:formula="of:=[$redistribution_low.P73]" office:value-type="float" office:value="0.0296085286913117" calcext:value-type="float">
            <text:p>0,0296085287</text:p>
          </table:table-cell>
          <table:table-cell table:style-name="ce3" table:formula="of:=[$redistribution_low.Q73]" office:value-type="float" office:value="0.0449695196923048" calcext:value-type="float">
            <text:p>0,0449695197</text:p>
          </table:table-cell>
          <table:table-cell table:number-columns-repeated="1009"/>
        </table:table-row>
        <table:table-row table:style-name="ro1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high.N74]" office:value-type="float" office:value="0.0326541348064757" calcext:value-type="float">
            <text:p>0,0326541348</text:p>
          </table:table-cell>
          <table:table-cell table:style-name="ce3" table:formula="of:=[$Redistribution_high.O74]" office:value-type="float" office:value="0.0372858093552255" calcext:value-type="float">
            <text:p>0,0372858094</text:p>
          </table:table-cell>
          <table:table-cell table:style-name="ce3" table:formula="of:=[$Redistribution_high.P74]" office:value-type="float" office:value="0.030083234580216" calcext:value-type="float">
            <text:p>0,0300832346</text:p>
          </table:table-cell>
          <table:table-cell table:style-name="ce3" table:formula="of:=[$Redistribution_high.Q74]" office:value-type="float" office:value="0.0408338990633335" calcext:value-type="float">
            <text:p>0,0408338991</text:p>
          </table:table-cell>
          <table:table-cell/>
          <table:table-cell table:style-name="ce3" table:formula="of:=[$Redistribution_central.N74]" office:value-type="float" office:value="0.0345121350364423" calcext:value-type="float">
            <text:p>0,034512135</text:p>
          </table:table-cell>
          <table:table-cell table:style-name="ce3" table:formula="of:=[$Redistribution_central.O74]" office:value-type="float" office:value="0.0389962546599099" calcext:value-type="float">
            <text:p>0,0389962547</text:p>
          </table:table-cell>
          <table:table-cell table:style-name="ce3" table:formula="of:=[$Redistribution_central.P74]" office:value-type="float" office:value="0.0295542268085961" calcext:value-type="float">
            <text:p>0,0295542268</text:p>
          </table:table-cell>
          <table:table-cell table:style-name="ce3" table:formula="of:=[$Redistribution_central.Q74]" office:value-type="float" office:value="0.046258476104986" calcext:value-type="float">
            <text:p>0,0462584761</text:p>
          </table:table-cell>
          <table:table-cell/>
          <table:table-cell table:style-name="ce3" table:formula="of:=[$redistribution_low.N74]" office:value-type="float" office:value="0.0331037108107876" calcext:value-type="float">
            <text:p>0,0331037108</text:p>
          </table:table-cell>
          <table:table-cell table:style-name="ce3" table:formula="of:=[$redistribution_low.O74]" office:value-type="float" office:value="0.0406531656545049" calcext:value-type="float">
            <text:p>0,0406531657</text:p>
          </table:table-cell>
          <table:table-cell table:style-name="ce3" table:formula="of:=[$redistribution_low.P74]" office:value-type="float" office:value="0.0305422622165893" calcext:value-type="float">
            <text:p>0,0305422622</text:p>
          </table:table-cell>
          <table:table-cell table:style-name="ce3" table:formula="of:=[$redistribution_low.Q74]" office:value-type="float" office:value="0.0443613995060215" calcext:value-type="float">
            <text:p>0,0443613995</text:p>
          </table:table-cell>
          <table:table-cell table:number-columns-repeated="1009"/>
        </table:table-row>
        <table:table-row table:style-name="ro1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high.N75]" office:value-type="float" office:value="0.0314015048007795" calcext:value-type="float">
            <text:p>0,0314015048</text:p>
          </table:table-cell>
          <table:table-cell table:style-name="ce3" table:formula="of:=[$Redistribution_high.O75]" office:value-type="float" office:value="0.0366877363699309" calcext:value-type="float">
            <text:p>0,0366877364</text:p>
          </table:table-cell>
          <table:table-cell table:style-name="ce3" table:formula="of:=[$Redistribution_high.P75]" office:value-type="float" office:value="0.0301040893386064" calcext:value-type="float">
            <text:p>0,0301040893</text:p>
          </table:table-cell>
          <table:table-cell table:style-name="ce3" table:formula="of:=[$Redistribution_high.Q75]" office:value-type="float" office:value="0.0384844264890022" calcext:value-type="float">
            <text:p>0,0384844265</text:p>
          </table:table-cell>
          <table:table-cell/>
          <table:table-cell table:style-name="ce3" table:formula="of:=[$Redistribution_central.N75]" office:value-type="float" office:value="0.0336585573695074" calcext:value-type="float">
            <text:p>0,0336585574</text:p>
          </table:table-cell>
          <table:table-cell table:style-name="ce3" table:formula="of:=[$Redistribution_central.O75]" office:value-type="float" office:value="0.0395610964255875" calcext:value-type="float">
            <text:p>0,0395610964</text:p>
          </table:table-cell>
          <table:table-cell table:style-name="ce3" table:formula="of:=[$Redistribution_central.P75]" office:value-type="float" office:value="0.0297358275751199" calcext:value-type="float">
            <text:p>0,0297358276</text:p>
          </table:table-cell>
          <table:table-cell table:style-name="ce3" table:formula="of:=[$Redistribution_central.Q75]" office:value-type="float" office:value="0.0452618543821604" calcext:value-type="float">
            <text:p>0,0452618544</text:p>
          </table:table-cell>
          <table:table-cell/>
          <table:table-cell table:style-name="ce3" table:formula="of:=[$redistribution_low.N75]" office:value-type="float" office:value="0.0342519442071245" calcext:value-type="float">
            <text:p>0,0342519442</text:p>
          </table:table-cell>
          <table:table-cell table:style-name="ce3" table:formula="of:=[$redistribution_low.O75]" office:value-type="float" office:value="0.040897447366601" calcext:value-type="float">
            <text:p>0,0408974474</text:p>
          </table:table-cell>
          <table:table-cell table:style-name="ce3" table:formula="of:=[$redistribution_low.P75]" office:value-type="float" office:value="0.0308684405252011" calcext:value-type="float">
            <text:p>0,0308684405</text:p>
          </table:table-cell>
          <table:table-cell table:style-name="ce3" table:formula="of:=[$redistribution_low.Q75]" office:value-type="float" office:value="0.0459372905539128" calcext:value-type="float">
            <text:p>0,0459372906</text:p>
          </table:table-cell>
          <table:table-cell table:number-columns-repeated="1009"/>
        </table:table-row>
        <table:table-row table:style-name="ro1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high.N76]" office:value-type="float" office:value="0.0323130125470199" calcext:value-type="float">
            <text:p>0,0323130125</text:p>
          </table:table-cell>
          <table:table-cell table:style-name="ce3" table:formula="of:=[$Redistribution_high.O76]" office:value-type="float" office:value="0.0379443563639942" calcext:value-type="float">
            <text:p>0,0379443564</text:p>
          </table:table-cell>
          <table:table-cell table:style-name="ce3" table:formula="of:=[$Redistribution_high.P76]" office:value-type="float" office:value="0.0299516297639906" calcext:value-type="float">
            <text:p>0,0299516298</text:p>
          </table:table-cell>
          <table:table-cell table:style-name="ce3" table:formula="of:=[$Redistribution_high.Q76]" office:value-type="float" office:value="0.0412047451496506" calcext:value-type="float">
            <text:p>0,0412047451</text:p>
          </table:table-cell>
          <table:table-cell/>
          <table:table-cell table:style-name="ce3" table:formula="of:=[$Redistribution_central.N76]" office:value-type="float" office:value="0.0333838396801208" calcext:value-type="float">
            <text:p>0,0333838397</text:p>
          </table:table-cell>
          <table:table-cell table:style-name="ce3" table:formula="of:=[$Redistribution_central.O76]" office:value-type="float" office:value="0.040096712403671" calcext:value-type="float">
            <text:p>0,0400967124</text:p>
          </table:table-cell>
          <table:table-cell table:style-name="ce3" table:formula="of:=[$Redistribution_central.P76]" office:value-type="float" office:value="0.0291464103638823" calcext:value-type="float">
            <text:p>0,0291464104</text:p>
          </table:table-cell>
          <table:table-cell table:style-name="ce3" table:formula="of:=[$Redistribution_central.Q76]" office:value-type="float" office:value="0.0463197579559623" calcext:value-type="float">
            <text:p>0,046319758</text:p>
          </table:table-cell>
          <table:table-cell/>
          <table:table-cell table:style-name="ce3" table:formula="of:=[$redistribution_low.N76]" office:value-type="float" office:value="0.0332408267214685" calcext:value-type="float">
            <text:p>0,0332408267</text:p>
          </table:table-cell>
          <table:table-cell table:style-name="ce3" table:formula="of:=[$redistribution_low.O76]" office:value-type="float" office:value="0.0390837635783357" calcext:value-type="float">
            <text:p>0,0390837636</text:p>
          </table:table-cell>
          <table:table-cell table:style-name="ce3" table:formula="of:=[$redistribution_low.P76]" office:value-type="float" office:value="0.0291744142467413" calcext:value-type="float">
            <text:p>0,0291744142</text:p>
          </table:table-cell>
          <table:table-cell table:style-name="ce3" table:formula="of:=[$redistribution_low.Q76]" office:value-type="float" office:value="0.0450927656367074" calcext:value-type="float">
            <text:p>0,0450927656</text:p>
          </table:table-cell>
          <table:table-cell table:number-columns-repeated="1009"/>
        </table:table-row>
        <table:table-row table:style-name="ro1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high.N77]" office:value-type="float" office:value="0.0327265565471048" calcext:value-type="float">
            <text:p>0,0327265565</text:p>
          </table:table-cell>
          <table:table-cell table:style-name="ce3" table:formula="of:=[$Redistribution_high.O77]" office:value-type="float" office:value="0.0356194916935676" calcext:value-type="float">
            <text:p>0,0356194917</text:p>
          </table:table-cell>
          <table:table-cell table:style-name="ce3" table:formula="of:=[$Redistribution_high.P77]" office:value-type="float" office:value="0.0306683227596004" calcext:value-type="float">
            <text:p>0,0306683228</text:p>
          </table:table-cell>
          <table:table-cell table:style-name="ce3" table:formula="of:=[$Redistribution_high.Q77]" office:value-type="float" office:value="0.038428813146628" calcext:value-type="float">
            <text:p>0,0384288131</text:p>
          </table:table-cell>
          <table:table-cell/>
          <table:table-cell table:style-name="ce3" table:formula="of:=[$Redistribution_central.N77]" office:value-type="float" office:value="0.0364476645701974" calcext:value-type="float">
            <text:p>0,0364476646</text:p>
          </table:table-cell>
          <table:table-cell table:style-name="ce3" table:formula="of:=[$Redistribution_central.O77]" office:value-type="float" office:value="0.0446367577927362" calcext:value-type="float">
            <text:p>0,0446367578</text:p>
          </table:table-cell>
          <table:table-cell table:style-name="ce3" table:formula="of:=[$Redistribution_central.P77]" office:value-type="float" office:value="0.0315103006586816" calcext:value-type="float">
            <text:p>0,0315103007</text:p>
          </table:table-cell>
          <table:table-cell table:style-name="ce3" table:formula="of:=[$Redistribution_central.Q77]" office:value-type="float" office:value="0.0518878584051823" calcext:value-type="float">
            <text:p>0,0518878584</text:p>
          </table:table-cell>
          <table:table-cell/>
          <table:table-cell table:style-name="ce3" table:formula="of:=[$redistribution_low.N77]" office:value-type="float" office:value="0.0355165560931714" calcext:value-type="float">
            <text:p>0,0355165561</text:p>
          </table:table-cell>
          <table:table-cell table:style-name="ce3" table:formula="of:=[$redistribution_low.O77]" office:value-type="float" office:value="0.0434529806862232" calcext:value-type="float">
            <text:p>0,0434529807</text:p>
          </table:table-cell>
          <table:table-cell table:style-name="ce3" table:formula="of:=[$redistribution_low.P77]" office:value-type="float" office:value="0.0318128573287072" calcext:value-type="float">
            <text:p>0,0318128573</text:p>
          </table:table-cell>
          <table:table-cell table:style-name="ce3" table:formula="of:=[$redistribution_low.Q77]" office:value-type="float" office:value="0.048954557471803" calcext:value-type="float">
            <text:p>0,0489545575</text:p>
          </table:table-cell>
          <table:table-cell table:number-columns-repeated="1009"/>
        </table:table-row>
        <table:table-row table:style-name="ro1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high.N78]" office:value-type="float" office:value="0.0321547591872229" calcext:value-type="float">
            <text:p>0,0321547592</text:p>
          </table:table-cell>
          <table:table-cell table:style-name="ce3" table:formula="of:=[$Redistribution_high.O78]" office:value-type="float" office:value="0.0355826851789435" calcext:value-type="float">
            <text:p>0,0355826852</text:p>
          </table:table-cell>
          <table:table-cell table:style-name="ce3" table:formula="of:=[$Redistribution_high.P78]" office:value-type="float" office:value="0.0296235376545675" calcext:value-type="float">
            <text:p>0,0296235377</text:p>
          </table:table-cell>
          <table:table-cell table:style-name="ce3" table:formula="of:=[$Redistribution_high.Q78]" office:value-type="float" office:value="0.0390210301248602" calcext:value-type="float">
            <text:p>0,0390210301</text:p>
          </table:table-cell>
          <table:table-cell/>
          <table:table-cell table:style-name="ce3" table:formula="of:=[$Redistribution_central.N78]" office:value-type="float" office:value="0.0332089836854695" calcext:value-type="float">
            <text:p>0,0332089837</text:p>
          </table:table-cell>
          <table:table-cell table:style-name="ce3" table:formula="of:=[$Redistribution_central.O78]" office:value-type="float" office:value="0.040597760906838" calcext:value-type="float">
            <text:p>0,0405977609</text:p>
          </table:table-cell>
          <table:table-cell table:style-name="ce3" table:formula="of:=[$Redistribution_central.P78]" office:value-type="float" office:value="0.0307032355936947" calcext:value-type="float">
            <text:p>0,0307032356</text:p>
          </table:table-cell>
          <table:table-cell table:style-name="ce3" table:formula="of:=[$Redistribution_central.Q78]" office:value-type="float" office:value="0.044213313383262" calcext:value-type="float">
            <text:p>0,0442133134</text:p>
          </table:table-cell>
          <table:table-cell/>
          <table:table-cell table:style-name="ce3" table:formula="of:=[$redistribution_low.N78]" office:value-type="float" office:value="0.0317879191820279" calcext:value-type="float">
            <text:p>0,0317879192</text:p>
          </table:table-cell>
          <table:table-cell table:style-name="ce3" table:formula="of:=[$redistribution_low.O78]" office:value-type="float" office:value="0.0436235865369708" calcext:value-type="float">
            <text:p>0,0436235865</text:p>
          </table:table-cell>
          <table:table-cell table:style-name="ce3" table:formula="of:=[$redistribution_low.P78]" office:value-type="float" office:value="0.0294544255596196" calcext:value-type="float">
            <text:p>0,0294544256</text:p>
          </table:table-cell>
          <table:table-cell table:style-name="ce3" table:formula="of:=[$redistribution_low.Q78]" office:value-type="float" office:value="0.0470154056682996" calcext:value-type="float">
            <text:p>0,0470154057</text:p>
          </table:table-cell>
          <table:table-cell table:number-columns-repeated="1009"/>
        </table:table-row>
        <table:table-row table:style-name="ro1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high.N79]" office:value-type="float" office:value="0.0313529867982026" calcext:value-type="float">
            <text:p>0,0313529868</text:p>
          </table:table-cell>
          <table:table-cell table:style-name="ce3" table:formula="of:=[$Redistribution_high.O79]" office:value-type="float" office:value="0.0344427043560975" calcext:value-type="float">
            <text:p>0,0344427044</text:p>
          </table:table-cell>
          <table:table-cell table:style-name="ce3" table:formula="of:=[$Redistribution_high.P79]" office:value-type="float" office:value="0.0299464894553815" calcext:value-type="float">
            <text:p>0,0299464895</text:p>
          </table:table-cell>
          <table:table-cell table:style-name="ce3" table:formula="of:=[$Redistribution_high.Q79]" office:value-type="float" office:value="0.0363483785644881" calcext:value-type="float">
            <text:p>0,0363483786</text:p>
          </table:table-cell>
          <table:table-cell/>
          <table:table-cell table:style-name="ce3" table:formula="of:=[$Redistribution_central.N79]" office:value-type="float" office:value="0.0412519645810103" calcext:value-type="float">
            <text:p>0,0412519646</text:p>
          </table:table-cell>
          <table:table-cell table:style-name="ce3" table:formula="of:=[$Redistribution_central.O79]" office:value-type="float" office:value="0.0499530079826998" calcext:value-type="float">
            <text:p>0,049953008</text:p>
          </table:table-cell>
          <table:table-cell table:style-name="ce3" table:formula="of:=[$Redistribution_central.P79]" office:value-type="float" office:value="0.0356321859133943" calcext:value-type="float">
            <text:p>0,0356321859</text:p>
          </table:table-cell>
          <table:table-cell table:style-name="ce3" table:formula="of:=[$Redistribution_central.Q79]" office:value-type="float" office:value="0.0583264240017717" calcext:value-type="float">
            <text:p>0,058326424</text:p>
          </table:table-cell>
          <table:table-cell/>
          <table:table-cell table:style-name="ce3" table:formula="of:=[$redistribution_low.N79]" office:value-type="float" office:value="0.0317641071969005" calcext:value-type="float">
            <text:p>0,0317641072</text:p>
          </table:table-cell>
          <table:table-cell table:style-name="ce3" table:formula="of:=[$redistribution_low.O79]" office:value-type="float" office:value="0.0414817007440221" calcext:value-type="float">
            <text:p>0,0414817007</text:p>
          </table:table-cell>
          <table:table-cell table:style-name="ce3" table:formula="of:=[$redistribution_low.P79]" office:value-type="float" office:value="0.0295850181330352" calcext:value-type="float">
            <text:p>0,0295850181</text:p>
          </table:table-cell>
          <table:table-cell table:style-name="ce3" table:formula="of:=[$redistribution_low.Q79]" office:value-type="float" office:value="0.0446584575459791" calcext:value-type="float">
            <text:p>0,0446584575</text:p>
          </table:table-cell>
          <table:table-cell table:number-columns-repeated="1009"/>
        </table:table-row>
        <table:table-row table:style-name="ro1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high.N80]" office:value-type="float" office:value="0.0309269179142829" calcext:value-type="float">
            <text:p>0,0309269179</text:p>
          </table:table-cell>
          <table:table-cell table:style-name="ce3" table:formula="of:=[$Redistribution_high.O80]" office:value-type="float" office:value="0.0315929434875521" calcext:value-type="float">
            <text:p>0,0315929435</text:p>
          </table:table-cell>
          <table:table-cell table:style-name="ce3" table:formula="of:=[$Redistribution_high.P80]" office:value-type="float" office:value="0.0287493719242406" calcext:value-type="float">
            <text:p>0,0287493719</text:p>
          </table:table-cell>
          <table:table-cell table:style-name="ce3" table:formula="of:=[$Redistribution_high.Q80]" office:value-type="float" office:value="0.0345603590751465" calcext:value-type="float">
            <text:p>0,0345603591</text:p>
          </table:table-cell>
          <table:table-cell/>
          <table:table-cell table:style-name="ce3" table:formula="of:=[$Redistribution_central.N80]" office:value-type="float" office:value="0.0313296808365759" calcext:value-type="float">
            <text:p>0,0313296808</text:p>
          </table:table-cell>
          <table:table-cell table:style-name="ce3" table:formula="of:=[$Redistribution_central.O80]" office:value-type="float" office:value="0.0382123045962403" calcext:value-type="float">
            <text:p>0,0382123046</text:p>
          </table:table-cell>
          <table:table-cell table:style-name="ce3" table:formula="of:=[$Redistribution_central.P80]" office:value-type="float" office:value="0.0282492786287076" calcext:value-type="float">
            <text:p>0,0282492786</text:p>
          </table:table-cell>
          <table:table-cell table:style-name="ce3" table:formula="of:=[$Redistribution_central.Q80]" office:value-type="float" office:value="0.0428028621727357" calcext:value-type="float">
            <text:p>0,0428028622</text:p>
          </table:table-cell>
          <table:table-cell/>
          <table:table-cell table:style-name="ce3" table:formula="of:=[$redistribution_low.N80]" office:value-type="float" office:value="0.028841466290089" calcext:value-type="float">
            <text:p>0,0288414663</text:p>
          </table:table-cell>
          <table:table-cell table:style-name="ce3" table:formula="of:=[$redistribution_low.O80]" office:value-type="float" office:value="0.0386329013446705" calcext:value-type="float">
            <text:p>0,0386329013</text:p>
          </table:table-cell>
          <table:table-cell table:style-name="ce3" table:formula="of:=[$redistribution_low.P80]" office:value-type="float" office:value="0.026923605518762" calcext:value-type="float">
            <text:p>0,0269236055</text:p>
          </table:table-cell>
          <table:table-cell table:style-name="ce3" table:formula="of:=[$redistribution_low.Q80]" office:value-type="float" office:value="0.0414446126891732" calcext:value-type="float">
            <text:p>0,0414446127</text:p>
          </table:table-cell>
          <table:table-cell table:number-columns-repeated="1009"/>
        </table:table-row>
        <table:table-row table:style-name="ro1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high.N81]" office:value-type="float" office:value="0.0355195758519688" calcext:value-type="float">
            <text:p>0,0355195759</text:p>
          </table:table-cell>
          <table:table-cell table:style-name="ce3" table:formula="of:=[$Redistribution_high.O81]" office:value-type="float" office:value="0.0387279554235141" calcext:value-type="float">
            <text:p>0,0387279554</text:p>
          </table:table-cell>
          <table:table-cell table:style-name="ce3" table:formula="of:=[$Redistribution_high.P81]" office:value-type="float" office:value="0.0331409604637021" calcext:value-type="float">
            <text:p>0,0331409605</text:p>
          </table:table-cell>
          <table:table-cell table:style-name="ce3" table:formula="of:=[$Redistribution_high.Q81]" office:value-type="float" office:value="0.0419767319375793" calcext:value-type="float">
            <text:p>0,0419767319</text:p>
          </table:table-cell>
          <table:table-cell/>
          <table:table-cell table:style-name="ce3" table:formula="of:=[$Redistribution_central.N81]" office:value-type="float" office:value="0.0331615045668891" calcext:value-type="float">
            <text:p>0,0331615046</text:p>
          </table:table-cell>
          <table:table-cell table:style-name="ce3" table:formula="of:=[$Redistribution_central.O81]" office:value-type="float" office:value="0.040057699921009" calcext:value-type="float">
            <text:p>0,0400576999</text:p>
          </table:table-cell>
          <table:table-cell table:style-name="ce3" table:formula="of:=[$Redistribution_central.P81]" office:value-type="float" office:value="0.0295484911567507" calcext:value-type="float">
            <text:p>0,0295484912</text:p>
          </table:table-cell>
          <table:table-cell table:style-name="ce3" table:formula="of:=[$Redistribution_central.Q81]" office:value-type="float" office:value="0.0454400362843527" calcext:value-type="float">
            <text:p>0,0454400363</text:p>
          </table:table-cell>
          <table:table-cell/>
          <table:table-cell table:style-name="ce3" table:formula="of:=[$redistribution_low.N81]" office:value-type="float" office:value="0.0309834712787151" calcext:value-type="float">
            <text:p>0,0309834713</text:p>
          </table:table-cell>
          <table:table-cell table:style-name="ce3" table:formula="of:=[$redistribution_low.O81]" office:value-type="float" office:value="0.0399020406002879" calcext:value-type="float">
            <text:p>0,0399020406</text:p>
          </table:table-cell>
          <table:table-cell table:style-name="ce3" table:formula="of:=[$redistribution_low.P81]" office:value-type="float" office:value="0.0291021260075229" calcext:value-type="float">
            <text:p>0,029102126</text:p>
          </table:table-cell>
          <table:table-cell table:style-name="ce3" table:formula="of:=[$redistribution_low.Q81]" office:value-type="float" office:value="0.0427300392566436" calcext:value-type="float">
            <text:p>0,0427300393</text:p>
          </table:table-cell>
          <table:table-cell table:number-columns-repeated="1009"/>
        </table:table-row>
        <table:table-row table:style-name="ro1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high.N82]" office:value-type="float" office:value="0.0365482164958487" calcext:value-type="float">
            <text:p>0,0365482165</text:p>
          </table:table-cell>
          <table:table-cell table:style-name="ce3" table:formula="of:=[$Redistribution_high.O82]" office:value-type="float" office:value="0.0387998682450266" calcext:value-type="float">
            <text:p>0,0387998682</text:p>
          </table:table-cell>
          <table:table-cell table:style-name="ce3" table:formula="of:=[$Redistribution_high.P82]" office:value-type="float" office:value="0.033266266019033" calcext:value-type="float">
            <text:p>0,033266266</text:p>
          </table:table-cell>
          <table:table-cell table:style-name="ce3" table:formula="of:=[$Redistribution_high.Q82]" office:value-type="float" office:value="0.0432966606655437" calcext:value-type="float">
            <text:p>0,0432966607</text:p>
          </table:table-cell>
          <table:table-cell/>
          <table:table-cell table:style-name="ce3" table:formula="of:=[$Redistribution_central.N82]" office:value-type="float" office:value="0.0337175695881742" calcext:value-type="float">
            <text:p>0,0337175696</text:p>
          </table:table-cell>
          <table:table-cell table:style-name="ce3" table:formula="of:=[$Redistribution_central.O82]" office:value-type="float" office:value="0.0402063524604514" calcext:value-type="float">
            <text:p>0,0402063525</text:p>
          </table:table-cell>
          <table:table-cell table:style-name="ce3" table:formula="of:=[$Redistribution_central.P82]" office:value-type="float" office:value="0.0291728054082048" calcext:value-type="float">
            <text:p>0,0291728054</text:p>
          </table:table-cell>
          <table:table-cell table:style-name="ce3" table:formula="of:=[$Redistribution_central.Q82]" office:value-type="float" office:value="0.0470311558161625" calcext:value-type="float">
            <text:p>0,0470311558</text:p>
          </table:table-cell>
          <table:table-cell/>
          <table:table-cell table:style-name="ce3" table:formula="of:=[$redistribution_low.N82]" office:value-type="float" office:value="0.0330273441717528" calcext:value-type="float">
            <text:p>0,0330273442</text:p>
          </table:table-cell>
          <table:table-cell table:style-name="ce3" table:formula="of:=[$redistribution_low.O82]" office:value-type="float" office:value="0.0426474284266881" calcext:value-type="float">
            <text:p>0,0426474284</text:p>
          </table:table-cell>
          <table:table-cell table:style-name="ce3" table:formula="of:=[$redistribution_low.P82]" office:value-type="float" office:value="0.0324453198801776" calcext:value-type="float">
            <text:p>0,0324453199</text:p>
          </table:table-cell>
          <table:table-cell table:style-name="ce3" table:formula="of:=[$redistribution_low.Q82]" office:value-type="float" office:value="0.0434650066108136" calcext:value-type="float">
            <text:p>0,0434650066</text:p>
          </table:table-cell>
          <table:table-cell table:number-columns-repeated="1009"/>
        </table:table-row>
        <table:table-row table:style-name="ro1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high.N83]" office:value-type="float" office:value="0.0376446272872237" calcext:value-type="float">
            <text:p>0,0376446273</text:p>
          </table:table-cell>
          <table:table-cell table:style-name="ce3" table:formula="of:=[$Redistribution_high.O83]" office:value-type="float" office:value="0.0439001818581713" calcext:value-type="float">
            <text:p>0,0439001819</text:p>
          </table:table-cell>
          <table:table-cell table:style-name="ce3" table:formula="of:=[$Redistribution_high.P83]" office:value-type="float" office:value="0.0350955040238511" calcext:value-type="float">
            <text:p>0,035095504</text:p>
          </table:table-cell>
          <table:table-cell table:style-name="ce3" table:formula="of:=[$Redistribution_high.Q83]" office:value-type="float" office:value="0.0474005846826339" calcext:value-type="float">
            <text:p>0,0474005847</text:p>
          </table:table-cell>
          <table:table-cell/>
          <table:table-cell table:style-name="ce3" table:formula="of:=[$Redistribution_central.N83]" office:value-type="float" office:value="0.0364527935726605" calcext:value-type="float">
            <text:p>0,0364527936</text:p>
          </table:table-cell>
          <table:table-cell table:style-name="ce3" table:formula="of:=[$Redistribution_central.O83]" office:value-type="float" office:value="0.0440853660910174" calcext:value-type="float">
            <text:p>0,0440853661</text:p>
          </table:table-cell>
          <table:table-cell table:style-name="ce3" table:formula="of:=[$Redistribution_central.P83]" office:value-type="float" office:value="0.032005218715471" calcext:value-type="float">
            <text:p>0,0320052187</text:p>
          </table:table-cell>
          <table:table-cell table:style-name="ce3" table:formula="of:=[$Redistribution_central.Q83]" office:value-type="float" office:value="0.0508156220253518" calcext:value-type="float">
            <text:p>0,050815622</text:p>
          </table:table-cell>
          <table:table-cell/>
          <table:table-cell table:style-name="ce3" table:formula="of:=[$redistribution_low.N83]" office:value-type="float" office:value="0.0339687306304528" calcext:value-type="float">
            <text:p>0,0339687306</text:p>
          </table:table-cell>
          <table:table-cell table:style-name="ce3" table:formula="of:=[$redistribution_low.O83]" office:value-type="float" office:value="0.0451394443721163" calcext:value-type="float">
            <text:p>0,0451394444</text:p>
          </table:table-cell>
          <table:table-cell table:style-name="ce3" table:formula="of:=[$redistribution_low.P83]" office:value-type="float" office:value="0.033227290824488" calcext:value-type="float">
            <text:p>0,0332272908</text:p>
          </table:table-cell>
          <table:table-cell table:style-name="ce3" table:formula="of:=[$redistribution_low.Q83]" office:value-type="float" office:value="0.0462301769250346" calcext:value-type="float">
            <text:p>0,0462301769</text:p>
          </table:table-cell>
          <table:table-cell table:number-columns-repeated="1009"/>
        </table:table-row>
        <table:table-row table:style-name="ro1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high.N84]" office:value-type="float" office:value="0.036094385875932" calcext:value-type="float">
            <text:p>0,0360943859</text:p>
          </table:table-cell>
          <table:table-cell table:style-name="ce3" table:formula="of:=[$Redistribution_high.O84]" office:value-type="float" office:value="0.0417660744506877" calcext:value-type="float">
            <text:p>0,0417660745</text:p>
          </table:table-cell>
          <table:table-cell table:style-name="ce3" table:formula="of:=[$Redistribution_high.P84]" office:value-type="float" office:value="0.0335291662871481" calcext:value-type="float">
            <text:p>0,0335291663</text:p>
          </table:table-cell>
          <table:table-cell table:style-name="ce3" table:formula="of:=[$Redistribution_high.Q84]" office:value-type="float" office:value="0.0452787420870905" calcext:value-type="float">
            <text:p>0,0452787421</text:p>
          </table:table-cell>
          <table:table-cell/>
          <table:table-cell table:style-name="ce3" table:formula="of:=[$Redistribution_central.N84]" office:value-type="float" office:value="0.0390667423338159" calcext:value-type="float">
            <text:p>0,0390667423</text:p>
          </table:table-cell>
          <table:table-cell table:style-name="ce3" table:formula="of:=[$Redistribution_central.O84]" office:value-type="float" office:value="0.0455621874451364" calcext:value-type="float">
            <text:p>0,0455621874</text:p>
          </table:table-cell>
          <table:table-cell table:style-name="ce3" table:formula="of:=[$Redistribution_central.P84]" office:value-type="float" office:value="0.032946624389303" calcext:value-type="float">
            <text:p>0,0329466244</text:p>
          </table:table-cell>
          <table:table-cell table:style-name="ce3" table:formula="of:=[$Redistribution_central.Q84]" office:value-type="float" office:value="0.054965328222796" calcext:value-type="float">
            <text:p>0,0549653282</text:p>
          </table:table-cell>
          <table:table-cell/>
          <table:table-cell table:style-name="ce3" table:formula="of:=[$redistribution_low.N84]" office:value-type="float" office:value="0.0297082137912316" calcext:value-type="float">
            <text:p>0,0297082138</text:p>
          </table:table-cell>
          <table:table-cell table:style-name="ce3" table:formula="of:=[$redistribution_low.O84]" office:value-type="float" office:value="0.0367652726427294" calcext:value-type="float">
            <text:p>0,0367652726</text:p>
          </table:table-cell>
          <table:table-cell table:style-name="ce3" table:formula="of:=[$redistribution_low.P84]" office:value-type="float" office:value="0.0286775449120496" calcext:value-type="float">
            <text:p>0,0286775449</text:p>
          </table:table-cell>
          <table:table-cell table:style-name="ce3" table:formula="of:=[$redistribution_low.Q84]" office:value-type="float" office:value="0.0383293096498269" calcext:value-type="float">
            <text:p>0,0383293096</text:p>
          </table:table-cell>
          <table:table-cell table:number-columns-repeated="1009"/>
        </table:table-row>
        <table:table-row table:style-name="ro1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high.N85]" office:value-type="float" office:value="0.0307862258318296" calcext:value-type="float">
            <text:p>0,0307862258</text:p>
          </table:table-cell>
          <table:table-cell table:style-name="ce3" table:formula="of:=[$Redistribution_high.O85]" office:value-type="float" office:value="0.0350498721785154" calcext:value-type="float">
            <text:p>0,0350498722</text:p>
          </table:table-cell>
          <table:table-cell table:style-name="ce3" table:formula="of:=[$Redistribution_high.P85]" office:value-type="float" office:value="0.0289413852938313" calcext:value-type="float">
            <text:p>0,0289413853</text:p>
          </table:table-cell>
          <table:table-cell table:style-name="ce3" table:formula="of:=[$Redistribution_high.Q85]" office:value-type="float" office:value="0.0375542001429518" calcext:value-type="float">
            <text:p>0,0375542001</text:p>
          </table:table-cell>
          <table:table-cell/>
          <table:table-cell table:style-name="ce3" table:formula="of:=[$Redistribution_central.N85]" office:value-type="float" office:value="0.0402390703600622" calcext:value-type="float">
            <text:p>0,0402390704</text:p>
          </table:table-cell>
          <table:table-cell table:style-name="ce3" table:formula="of:=[$Redistribution_central.O85]" office:value-type="float" office:value="0.0490115126788718" calcext:value-type="float">
            <text:p>0,0490115127</text:p>
          </table:table-cell>
          <table:table-cell table:style-name="ce3" table:formula="of:=[$Redistribution_central.P85]" office:value-type="float" office:value="0.0356948492806763" calcext:value-type="float">
            <text:p>0,0356948493</text:p>
          </table:table-cell>
          <table:table-cell table:style-name="ce3" table:formula="of:=[$Redistribution_central.Q85]" office:value-type="float" office:value="0.0560771598792755" calcext:value-type="float">
            <text:p>0,0560771599</text:p>
          </table:table-cell>
          <table:table-cell/>
          <table:table-cell table:style-name="ce3" table:formula="of:=[$redistribution_low.N85]" office:value-type="float" office:value="0.0322010368177514" calcext:value-type="float">
            <text:p>0,0322010368</text:p>
          </table:table-cell>
          <table:table-cell table:style-name="ce3" table:formula="of:=[$redistribution_low.O85]" office:value-type="float" office:value="0.039921039928835" calcext:value-type="float">
            <text:p>0,0399210399</text:p>
          </table:table-cell>
          <table:table-cell table:style-name="ce3" table:formula="of:=[$redistribution_low.P85]" office:value-type="float" office:value="0.0309001122749491" calcext:value-type="float">
            <text:p>0,0309001123</text:p>
          </table:table-cell>
          <table:table-cell table:style-name="ce3" table:formula="of:=[$redistribution_low.Q85]" office:value-type="float" office:value="0.0418783225778801" calcext:value-type="float">
            <text:p>0,0418783226</text:p>
          </table:table-cell>
          <table:table-cell table:number-columns-repeated="1009"/>
        </table:table-row>
        <table:table-row table:style-name="ro1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high.N86]" office:value-type="float" office:value="0.0340135662385827" calcext:value-type="float">
            <text:p>0,0340135662</text:p>
          </table:table-cell>
          <table:table-cell table:style-name="ce3" table:formula="of:=[$Redistribution_high.O86]" office:value-type="float" office:value="0.0393808032498382" calcext:value-type="float">
            <text:p>0,0393808032</text:p>
          </table:table-cell>
          <table:table-cell table:style-name="ce3" table:formula="of:=[$Redistribution_high.P86]" office:value-type="float" office:value="0.0325863053374556" calcext:value-type="float">
            <text:p>0,0325863053</text:p>
          </table:table-cell>
          <table:table-cell table:style-name="ce3" table:formula="of:=[$Redistribution_high.Q86]" office:value-type="float" office:value="0.0412967115382581" calcext:value-type="float">
            <text:p>0,0412967115</text:p>
          </table:table-cell>
          <table:table-cell/>
          <table:table-cell table:style-name="ce3" table:formula="of:=[$Redistribution_central.N86]" office:value-type="float" office:value="0.0398213762697903" calcext:value-type="float">
            <text:p>0,0398213763</text:p>
          </table:table-cell>
          <table:table-cell table:style-name="ce3" table:formula="of:=[$Redistribution_central.O86]" office:value-type="float" office:value="0.0483952635218294" calcext:value-type="float">
            <text:p>0,0483952635</text:p>
          </table:table-cell>
          <table:table-cell table:style-name="ce3" table:formula="of:=[$Redistribution_central.P86]" office:value-type="float" office:value="0.0344326307300785" calcext:value-type="float">
            <text:p>0,0344326307</text:p>
          </table:table-cell>
          <table:table-cell table:style-name="ce3" table:formula="of:=[$Redistribution_central.Q86]" office:value-type="float" office:value="0.0566304567249254" calcext:value-type="float">
            <text:p>0,0566304567</text:p>
          </table:table-cell>
          <table:table-cell/>
          <table:table-cell table:style-name="ce3" table:formula="of:=[$redistribution_low.N86]" office:value-type="float" office:value="0.0284150637562572" calcext:value-type="float">
            <text:p>0,0284150638</text:p>
          </table:table-cell>
          <table:table-cell table:style-name="ce3" table:formula="of:=[$redistribution_low.O86]" office:value-type="float" office:value="0.035575672325761" calcext:value-type="float">
            <text:p>0,0355756723</text:p>
          </table:table-cell>
          <table:table-cell table:style-name="ce3" table:formula="of:=[$redistribution_low.P86]" office:value-type="float" office:value="0.0270908110853522" calcext:value-type="float">
            <text:p>0,0270908111</text:p>
          </table:table-cell>
          <table:table-cell table:style-name="ce3" table:formula="of:=[$redistribution_low.Q86]" office:value-type="float" office:value="0.0375541262925283" calcext:value-type="float">
            <text:p>0,0375541263</text:p>
          </table:table-cell>
          <table:table-cell table:number-columns-repeated="1009"/>
        </table:table-row>
        <table:table-row table:style-name="ro1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high.N87]" office:value-type="float" office:value="0.0379721437230381" calcext:value-type="float">
            <text:p>0,0379721437</text:p>
          </table:table-cell>
          <table:table-cell table:style-name="ce3" table:formula="of:=[$Redistribution_high.O87]" office:value-type="float" office:value="0.0442543014532571" calcext:value-type="float">
            <text:p>0,0442543015</text:p>
          </table:table-cell>
          <table:table-cell table:style-name="ce3" table:formula="of:=[$Redistribution_high.P87]" office:value-type="float" office:value="0.035419900946584" calcext:value-type="float">
            <text:p>0,0354199009</text:p>
          </table:table-cell>
          <table:table-cell table:style-name="ce3" table:formula="of:=[$Redistribution_high.Q87]" office:value-type="float" office:value="0.047729364395001" calcext:value-type="float">
            <text:p>0,0477293644</text:p>
          </table:table-cell>
          <table:table-cell/>
          <table:table-cell table:style-name="ce3" table:formula="of:=[$Redistribution_central.N87]" office:value-type="float" office:value="0.0370202129207496" calcext:value-type="float">
            <text:p>0,0370202129</text:p>
          </table:table-cell>
          <table:table-cell table:style-name="ce3" table:formula="of:=[$Redistribution_central.O87]" office:value-type="float" office:value="0.0444659379176376" calcext:value-type="float">
            <text:p>0,0444659379</text:p>
          </table:table-cell>
          <table:table-cell table:style-name="ce3" table:formula="of:=[$Redistribution_central.P87]" office:value-type="float" office:value="0.0335066010253843" calcext:value-type="float">
            <text:p>0,033506601</text:p>
          </table:table-cell>
          <table:table-cell table:style-name="ce3" table:formula="of:=[$Redistribution_central.Q87]" office:value-type="float" office:value="0.0499378808826469" calcext:value-type="float">
            <text:p>0,0499378809</text:p>
          </table:table-cell>
          <table:table-cell/>
          <table:table-cell table:style-name="ce3" table:formula="of:=[$redistribution_low.N87]" office:value-type="float" office:value="0.0273339555572135" calcext:value-type="float">
            <text:p>0,0273339556</text:p>
          </table:table-cell>
          <table:table-cell table:style-name="ce3" table:formula="of:=[$redistribution_low.O87]" office:value-type="float" office:value="0.0323675209993169" calcext:value-type="float">
            <text:p>0,032367521</text:p>
          </table:table-cell>
          <table:table-cell table:style-name="ce3" table:formula="of:=[$redistribution_low.P87]" office:value-type="float" office:value="0.0250420891278408" calcext:value-type="float">
            <text:p>0,0250420891</text:p>
          </table:table-cell>
          <table:table-cell table:style-name="ce3" table:formula="of:=[$redistribution_low.Q87]" office:value-type="float" office:value="0.035825576549895" calcext:value-type="float">
            <text:p>0,0358255765</text:p>
          </table:table-cell>
          <table:table-cell table:number-columns-repeated="1009"/>
        </table:table-row>
        <table:table-row table:style-name="ro1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high.N88]" office:value-type="float" office:value="0.0350468518692898" calcext:value-type="float">
            <text:p>0,0350468519</text:p>
          </table:table-cell>
          <table:table-cell table:style-name="ce3" table:formula="of:=[$Redistribution_high.O88]" office:value-type="float" office:value="0.0415807608574022" calcext:value-type="float">
            <text:p>0,0415807609</text:p>
          </table:table-cell>
          <table:table-cell table:style-name="ce3" table:formula="of:=[$Redistribution_high.P88]" office:value-type="float" office:value="0.0329516286624322" calcext:value-type="float">
            <text:p>0,0329516287</text:p>
          </table:table-cell>
          <table:table-cell table:style-name="ce3" table:formula="of:=[$Redistribution_high.Q88]" office:value-type="float" office:value="0.044445661983865" calcext:value-type="float">
            <text:p>0,044445662</text:p>
          </table:table-cell>
          <table:table-cell/>
          <table:table-cell table:style-name="ce3" table:formula="of:=[$Redistribution_central.N88]" office:value-type="float" office:value="0.0375319043918622" calcext:value-type="float">
            <text:p>0,0375319044</text:p>
          </table:table-cell>
          <table:table-cell table:style-name="ce3" table:formula="of:=[$Redistribution_central.O88]" office:value-type="float" office:value="0.0459881611171586" calcext:value-type="float">
            <text:p>0,0459881611</text:p>
          </table:table-cell>
          <table:table-cell table:style-name="ce3" table:formula="of:=[$Redistribution_central.P88]" office:value-type="float" office:value="0.0339252337523874" calcext:value-type="float">
            <text:p>0,0339252338</text:p>
          </table:table-cell>
          <table:table-cell table:style-name="ce3" table:formula="of:=[$Redistribution_central.Q88]" office:value-type="float" office:value="0.0515703265332158" calcext:value-type="float">
            <text:p>0,0515703265</text:p>
          </table:table-cell>
          <table:table-cell/>
          <table:table-cell table:style-name="ce3" table:formula="of:=[$redistribution_low.N88]" office:value-type="float" office:value="0.0275981327124458" calcext:value-type="float">
            <text:p>0,0275981327</text:p>
          </table:table-cell>
          <table:table-cell table:style-name="ce3" table:formula="of:=[$redistribution_low.O88]" office:value-type="float" office:value="0.0353906795480054" calcext:value-type="float">
            <text:p>0,0353906795</text:p>
          </table:table-cell>
          <table:table-cell table:style-name="ce3" table:formula="of:=[$redistribution_low.P88]" office:value-type="float" office:value="0.0256899494852978" calcext:value-type="float">
            <text:p>0,0256899495</text:p>
          </table:table-cell>
          <table:table-cell table:style-name="ce3" table:formula="of:=[$redistribution_low.Q88]" office:value-type="float" office:value="0.0382480528964534" calcext:value-type="float">
            <text:p>0,0382480529</text:p>
          </table:table-cell>
          <table:table-cell table:number-columns-repeated="1009"/>
        </table:table-row>
        <table:table-row table:style-name="ro1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high.N89]" office:value-type="float" office:value="0.0327043372695207" calcext:value-type="float">
            <text:p>0,0327043373</text:p>
          </table:table-cell>
          <table:table-cell table:style-name="ce3" table:formula="of:=[$Redistribution_high.O89]" office:value-type="float" office:value="0.0383090998698935" calcext:value-type="float">
            <text:p>0,0383090999</text:p>
          </table:table-cell>
          <table:table-cell table:style-name="ce3" table:formula="of:=[$Redistribution_high.P89]" office:value-type="float" office:value="0.0311563001498935" calcext:value-type="float">
            <text:p>0,0311563001</text:p>
          </table:table-cell>
          <table:table-cell table:style-name="ce3" table:formula="of:=[$Redistribution_high.Q89]" office:value-type="float" office:value="0.0404054484934263" calcext:value-type="float">
            <text:p>0,0404054485</text:p>
          </table:table-cell>
          <table:table-cell/>
          <table:table-cell table:style-name="ce3" table:formula="of:=[$Redistribution_central.N89]" office:value-type="float" office:value="0.0365585589305555" calcext:value-type="float">
            <text:p>0,0365585589</text:p>
          </table:table-cell>
          <table:table-cell table:style-name="ce3" table:formula="of:=[$Redistribution_central.O89]" office:value-type="float" office:value="0.0447920054979344" calcext:value-type="float">
            <text:p>0,0447920055</text:p>
          </table:table-cell>
          <table:table-cell table:style-name="ce3" table:formula="of:=[$Redistribution_central.P89]" office:value-type="float" office:value="0.0333248141926445" calcext:value-type="float">
            <text:p>0,0333248142</text:p>
          </table:table-cell>
          <table:table-cell table:style-name="ce3" table:formula="of:=[$Redistribution_central.Q89]" office:value-type="float" office:value="0.0499044791296624" calcext:value-type="float">
            <text:p>0,0499044791</text:p>
          </table:table-cell>
          <table:table-cell/>
          <table:table-cell table:style-name="ce3" table:formula="of:=[$redistribution_low.N89]" office:value-type="float" office:value="0.0304559761983243" calcext:value-type="float">
            <text:p>0,0304559762</text:p>
          </table:table-cell>
          <table:table-cell table:style-name="ce3" table:formula="of:=[$redistribution_low.O89]" office:value-type="float" office:value="0.0398333612634298" calcext:value-type="float">
            <text:p>0,0398333613</text:p>
          </table:table-cell>
          <table:table-cell table:style-name="ce3" table:formula="of:=[$redistribution_low.P89]" office:value-type="float" office:value="0.0287520624644611" calcext:value-type="float">
            <text:p>0,0287520625</text:p>
          </table:table-cell>
          <table:table-cell table:style-name="ce3" table:formula="of:=[$redistribution_low.Q89]" office:value-type="float" office:value="0.0424168321966237" calcext:value-type="float">
            <text:p>0,0424168322</text:p>
          </table:table-cell>
          <table:table-cell table:number-columns-repeated="1009"/>
        </table:table-row>
        <table:table-row table:style-name="ro1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high.N90]" office:value-type="float" office:value="0.0318360991347139" calcext:value-type="float">
            <text:p>0,0318360991</text:p>
          </table:table-cell>
          <table:table-cell table:style-name="ce3" table:formula="of:=[$Redistribution_high.O90]" office:value-type="float" office:value="0.0367581747368171" calcext:value-type="float">
            <text:p>0,0367581747</text:p>
          </table:table-cell>
          <table:table-cell table:style-name="ce3" table:formula="of:=[$Redistribution_high.P90]" office:value-type="float" office:value="0.0312084171074072" calcext:value-type="float">
            <text:p>0,0312084171</text:p>
          </table:table-cell>
          <table:table-cell table:style-name="ce3" table:formula="of:=[$Redistribution_high.Q90]" office:value-type="float" office:value="0.0376096687140847" calcext:value-type="float">
            <text:p>0,0376096687</text:p>
          </table:table-cell>
          <table:table-cell/>
          <table:table-cell table:style-name="ce3" table:formula="of:=[$Redistribution_central.N90]" office:value-type="float" office:value="0.0334857665114499" calcext:value-type="float">
            <text:p>0,0334857665</text:p>
          </table:table-cell>
          <table:table-cell table:style-name="ce3" table:formula="of:=[$Redistribution_central.O90]" office:value-type="float" office:value="0.0388700811815104" calcext:value-type="float">
            <text:p>0,0388700812</text:p>
          </table:table-cell>
          <table:table-cell table:style-name="ce3" table:formula="of:=[$Redistribution_central.P90]" office:value-type="float" office:value="0.0299008637459266" calcext:value-type="float">
            <text:p>0,0299008637</text:p>
          </table:table-cell>
          <table:table-cell table:style-name="ce3" table:formula="of:=[$Redistribution_central.Q90]" office:value-type="float" office:value="0.0445313295192646" calcext:value-type="float">
            <text:p>0,0445313295</text:p>
          </table:table-cell>
          <table:table-cell/>
          <table:table-cell table:style-name="ce3" table:formula="of:=[$redistribution_low.N90]" office:value-type="float" office:value="0.0292783996080885" calcext:value-type="float">
            <text:p>0,0292783996</text:p>
          </table:table-cell>
          <table:table-cell table:style-name="ce3" table:formula="of:=[$redistribution_low.O90]" office:value-type="float" office:value="0.0376017257118361" calcext:value-type="float">
            <text:p>0,0376017257</text:p>
          </table:table-cell>
          <table:table-cell table:style-name="ce3" table:formula="of:=[$redistribution_low.P90]" office:value-type="float" office:value="0.0281854260939622" calcext:value-type="float">
            <text:p>0,0281854261</text:p>
          </table:table-cell>
          <table:table-cell table:style-name="ce3" table:formula="of:=[$redistribution_low.Q90]" office:value-type="float" office:value="0.0392447036488719" calcext:value-type="float">
            <text:p>0,0392447036</text:p>
          </table:table-cell>
          <table:table-cell table:number-columns-repeated="1009"/>
        </table:table-row>
        <table:table-row table:style-name="ro1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high.N91]" office:value-type="float" office:value="0.034485213541389" calcext:value-type="float">
            <text:p>0,0344852135</text:p>
          </table:table-cell>
          <table:table-cell table:style-name="ce3" table:formula="of:=[$Redistribution_high.O91]" office:value-type="float" office:value="0.0413254063856596" calcext:value-type="float">
            <text:p>0,0413254064</text:p>
          </table:table-cell>
          <table:table-cell table:style-name="ce3" table:formula="of:=[$Redistribution_high.P91]" office:value-type="float" office:value="0.0332086770320014" calcext:value-type="float">
            <text:p>0,033208677</text:p>
          </table:table-cell>
          <table:table-cell table:style-name="ce3" table:formula="of:=[$Redistribution_high.Q91]" office:value-type="float" office:value="0.043092959869874" calcext:value-type="float">
            <text:p>0,0430929599</text:p>
          </table:table-cell>
          <table:table-cell/>
          <table:table-cell table:style-name="ce3" table:formula="of:=[$Redistribution_central.N91]" office:value-type="float" office:value="0.0354468838570405" calcext:value-type="float">
            <text:p>0,0354468839</text:p>
          </table:table-cell>
          <table:table-cell table:style-name="ce3" table:formula="of:=[$Redistribution_central.O91]" office:value-type="float" office:value="0.0425154326274231" calcext:value-type="float">
            <text:p>0,0425154326</text:p>
          </table:table-cell>
          <table:table-cell table:style-name="ce3" table:formula="of:=[$Redistribution_central.P91]" office:value-type="float" office:value="0.0322641663599702" calcext:value-type="float">
            <text:p>0,0322641664</text:p>
          </table:table-cell>
          <table:table-cell table:style-name="ce3" table:formula="of:=[$Redistribution_central.Q91]" office:value-type="float" office:value="0.0476178279983349" calcext:value-type="float">
            <text:p>0,047617828</text:p>
          </table:table-cell>
          <table:table-cell/>
          <table:table-cell table:style-name="ce3" table:formula="of:=[$redistribution_low.N91]" office:value-type="float" office:value="0.027201463230607" calcext:value-type="float">
            <text:p>0,0272014632</text:p>
          </table:table-cell>
          <table:table-cell table:style-name="ce3" table:formula="of:=[$redistribution_low.O91]" office:value-type="float" office:value="0.0343786910370542" calcext:value-type="float">
            <text:p>0,034378691</text:p>
          </table:table-cell>
          <table:table-cell table:style-name="ce3" table:formula="of:=[$redistribution_low.P91]" office:value-type="float" office:value="0.0262807955665059" calcext:value-type="float">
            <text:p>0,0262807956</text:p>
          </table:table-cell>
          <table:table-cell table:style-name="ce3" table:formula="of:=[$redistribution_low.Q91]" office:value-type="float" office:value="0.0357924412661913" calcext:value-type="float">
            <text:p>0,0357924413</text:p>
          </table:table-cell>
          <table:table-cell table:number-columns-repeated="1009"/>
        </table:table-row>
        <table:table-row table:style-name="ro1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high.N92]" office:value-type="float" office:value="0.0328629332551689" calcext:value-type="float">
            <text:p>0,0328629333</text:p>
          </table:table-cell>
          <table:table-cell table:style-name="ce3" table:formula="of:=[$Redistribution_high.O92]" office:value-type="float" office:value="0.0385762632702153" calcext:value-type="float">
            <text:p>0,0385762633</text:p>
          </table:table-cell>
          <table:table-cell table:style-name="ce3" table:formula="of:=[$Redistribution_high.P92]" office:value-type="float" office:value="0.0314085953031068" calcext:value-type="float">
            <text:p>0,0314085953</text:p>
          </table:table-cell>
          <table:table-cell table:style-name="ce3" table:formula="of:=[$Redistribution_high.Q92]" office:value-type="float" office:value="0.04058838658892" calcext:value-type="float">
            <text:p>0,0405883866</text:p>
          </table:table-cell>
          <table:table-cell/>
          <table:table-cell table:style-name="ce3" table:formula="of:=[$Redistribution_central.N92]" office:value-type="float" office:value="0.0362013793488337" calcext:value-type="float">
            <text:p>0,0362013793</text:p>
          </table:table-cell>
          <table:table-cell table:style-name="ce3" table:formula="of:=[$Redistribution_central.O92]" office:value-type="float" office:value="0.0440371742333112" calcext:value-type="float">
            <text:p>0,0440371742</text:p>
          </table:table-cell>
          <table:table-cell table:style-name="ce3" table:formula="of:=[$Redistribution_central.P92]" office:value-type="float" office:value="0.0315849867203618" calcext:value-type="float">
            <text:p>0,0315849867</text:p>
          </table:table-cell>
          <table:table-cell table:style-name="ce3" table:formula="of:=[$Redistribution_central.Q92]" office:value-type="float" office:value="0.0514931915067711" calcext:value-type="float">
            <text:p>0,0514931915</text:p>
          </table:table-cell>
          <table:table-cell/>
          <table:table-cell table:style-name="ce3" table:formula="of:=[$redistribution_low.N92]" office:value-type="float" office:value="0.032389173062957" calcext:value-type="float">
            <text:p>0,0323891731</text:p>
          </table:table-cell>
          <table:table-cell table:style-name="ce3" table:formula="of:=[$redistribution_low.O92]" office:value-type="float" office:value="0.0419356311983244" calcext:value-type="float">
            <text:p>0,0419356312</text:p>
          </table:table-cell>
          <table:table-cell table:style-name="ce3" table:formula="of:=[$redistribution_low.P92]" office:value-type="float" office:value="0.0312204451708487" calcext:value-type="float">
            <text:p>0,0312204452</text:p>
          </table:table-cell>
          <table:table-cell table:style-name="ce3" table:formula="of:=[$redistribution_low.Q92]" office:value-type="float" office:value="0.0437031624699029" calcext:value-type="float">
            <text:p>0,0437031625</text:p>
          </table:table-cell>
          <table:table-cell table:number-columns-repeated="1009"/>
        </table:table-row>
        <table:table-row table:style-name="ro1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high.N93]" office:value-type="float" office:value="0.0358893996012811" calcext:value-type="float">
            <text:p>0,0358893996</text:p>
          </table:table-cell>
          <table:table-cell table:style-name="ce3" table:formula="of:=[$Redistribution_high.O93]" office:value-type="float" office:value="0.0427045773190752" calcext:value-type="float">
            <text:p>0,0427045773</text:p>
          </table:table-cell>
          <table:table-cell table:style-name="ce3" table:formula="of:=[$Redistribution_high.P93]" office:value-type="float" office:value="0.0332668345474619" calcext:value-type="float">
            <text:p>0,0332668345</text:p>
          </table:table-cell>
          <table:table-cell table:style-name="ce3" table:formula="of:=[$Redistribution_high.Q93]" office:value-type="float" office:value="0.0464112124122611" calcext:value-type="float">
            <text:p>0,0464112124</text:p>
          </table:table-cell>
          <table:table-cell/>
          <table:table-cell table:style-name="ce3" table:formula="of:=[$Redistribution_central.N93]" office:value-type="float" office:value="0.0420547954195172" calcext:value-type="float">
            <text:p>0,0420547954</text:p>
          </table:table-cell>
          <table:table-cell table:style-name="ce3" table:formula="of:=[$Redistribution_central.O93]" office:value-type="float" office:value="0.050141059282574" calcext:value-type="float">
            <text:p>0,0501410593</text:p>
          </table:table-cell>
          <table:table-cell table:style-name="ce3" table:formula="of:=[$Redistribution_central.P93]" office:value-type="float" office:value="0.0349542411409138" calcext:value-type="float">
            <text:p>0,0349542411</text:p>
          </table:table-cell>
          <table:table-cell table:style-name="ce3" table:formula="of:=[$Redistribution_central.Q93]" office:value-type="float" office:value="0.0615958969100476" calcext:value-type="float">
            <text:p>0,0615958969</text:p>
          </table:table-cell>
          <table:table-cell/>
          <table:table-cell table:style-name="ce3" table:formula="of:=[$redistribution_low.N93]" office:value-type="float" office:value="0.036164848849305" calcext:value-type="float">
            <text:p>0,0361648488</text:p>
          </table:table-cell>
          <table:table-cell table:style-name="ce3" table:formula="of:=[$redistribution_low.O93]" office:value-type="float" office:value="0.046369865033691" calcext:value-type="float">
            <text:p>0,046369865</text:p>
          </table:table-cell>
          <table:table-cell table:style-name="ce3" table:formula="of:=[$redistribution_low.P93]" office:value-type="float" office:value="0.0349575050115615" calcext:value-type="float">
            <text:p>0,034957505</text:p>
          </table:table-cell>
          <table:table-cell table:style-name="ce3" table:formula="of:=[$redistribution_low.Q93]" office:value-type="float" office:value="0.0482589136273006" calcext:value-type="float">
            <text:p>0,0482589136</text:p>
          </table:table-cell>
          <table:table-cell table:number-columns-repeated="1009"/>
        </table:table-row>
        <table:table-row table:style-name="ro1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high.N94]" office:value-type="float" office:value="0.0418172653159046" calcext:value-type="float">
            <text:p>0,0418172653</text:p>
          </table:table-cell>
          <table:table-cell table:style-name="ce3" table:formula="of:=[$Redistribution_high.O94]" office:value-type="float" office:value="0.0495574884679737" calcext:value-type="float">
            <text:p>0,0495574885</text:p>
          </table:table-cell>
          <table:table-cell table:style-name="ce3" table:formula="of:=[$Redistribution_high.P94]" office:value-type="float" office:value="0.0385198457201369" calcext:value-type="float">
            <text:p>0,0385198457</text:p>
          </table:table-cell>
          <table:table-cell table:style-name="ce3" table:formula="of:=[$Redistribution_high.Q94]" office:value-type="float" office:value="0.0541953523913867" calcext:value-type="float">
            <text:p>0,0541953524</text:p>
          </table:table-cell>
          <table:table-cell/>
          <table:table-cell table:style-name="ce3" table:formula="of:=[$Redistribution_central.N94]" office:value-type="float" office:value="0.0411825312214457" calcext:value-type="float">
            <text:p>0,0411825312</text:p>
          </table:table-cell>
          <table:table-cell table:style-name="ce3" table:formula="of:=[$Redistribution_central.O94]" office:value-type="float" office:value="0.0477903323205211" calcext:value-type="float">
            <text:p>0,0477903323</text:p>
          </table:table-cell>
          <table:table-cell table:style-name="ce3" table:formula="of:=[$Redistribution_central.P94]" office:value-type="float" office:value="0.0342892872524836" calcext:value-type="float">
            <text:p>0,0342892873</text:p>
          </table:table-cell>
          <table:table-cell table:style-name="ce3" table:formula="of:=[$Redistribution_central.Q94]" office:value-type="float" office:value="0.0587461155842215" calcext:value-type="float">
            <text:p>0,0587461156</text:p>
          </table:table-cell>
          <table:table-cell/>
          <table:table-cell table:style-name="ce3" table:formula="of:=[$redistribution_low.N94]" office:value-type="float" office:value="0.0297445350287381" calcext:value-type="float">
            <text:p>0,029744535</text:p>
          </table:table-cell>
          <table:table-cell table:style-name="ce3" table:formula="of:=[$redistribution_low.O94]" office:value-type="float" office:value="0.0365869917344663" calcext:value-type="float">
            <text:p>0,0365869917</text:p>
          </table:table-cell>
          <table:table-cell table:style-name="ce3" table:formula="of:=[$redistribution_low.P94]" office:value-type="float" office:value="0.0284720007267831" calcext:value-type="float">
            <text:p>0,0284720007</text:p>
          </table:table-cell>
          <table:table-cell table:style-name="ce3" table:formula="of:=[$redistribution_low.Q94]" office:value-type="float" office:value="0.0386036372455526" calcext:value-type="float">
            <text:p>0,0386036372</text:p>
          </table:table-cell>
          <table:table-cell table:number-columns-repeated="1009"/>
        </table:table-row>
        <table:table-row table:style-name="ro1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high.N95]" office:value-type="float" office:value="0.0351562610839831" calcext:value-type="float">
            <text:p>0,0351562611</text:p>
          </table:table-cell>
          <table:table-cell table:style-name="ce3" table:formula="of:=[$Redistribution_high.O95]" office:value-type="float" office:value="0.041598408260619" calcext:value-type="float">
            <text:p>0,0415984083</text:p>
          </table:table-cell>
          <table:table-cell table:style-name="ce3" table:formula="of:=[$Redistribution_high.P95]" office:value-type="float" office:value="0.0333447483028775" calcext:value-type="float">
            <text:p>0,0333447483</text:p>
          </table:table-cell>
          <table:table-cell table:style-name="ce3" table:formula="of:=[$Redistribution_high.Q95]" office:value-type="float" office:value="0.0441882269741514" calcext:value-type="float">
            <text:p>0,044188227</text:p>
          </table:table-cell>
          <table:table-cell/>
          <table:table-cell table:style-name="ce3" table:formula="of:=[$Redistribution_central.N95]" office:value-type="float" office:value="0.0387165831164332" calcext:value-type="float">
            <text:p>0,0387165831</text:p>
          </table:table-cell>
          <table:table-cell table:style-name="ce3" table:formula="of:=[$Redistribution_central.O95]" office:value-type="float" office:value="0.0458536315823881" calcext:value-type="float">
            <text:p>0,0458536316</text:p>
          </table:table-cell>
          <table:table-cell table:style-name="ce3" table:formula="of:=[$Redistribution_central.P95]" office:value-type="float" office:value="0.0326784341985624" calcext:value-type="float">
            <text:p>0,0326784342</text:p>
          </table:table-cell>
          <table:table-cell table:style-name="ce3" table:formula="of:=[$Redistribution_central.Q95]" office:value-type="float" office:value="0.055413950398127" calcext:value-type="float">
            <text:p>0,0554139504</text:p>
          </table:table-cell>
          <table:table-cell/>
          <table:table-cell table:style-name="ce3" table:formula="of:=[$redistribution_low.N95]" office:value-type="float" office:value="0.0344901868651454" calcext:value-type="float">
            <text:p>0,0344901869</text:p>
          </table:table-cell>
          <table:table-cell table:style-name="ce3" table:formula="of:=[$redistribution_low.O95]" office:value-type="float" office:value="0.044447946784087" calcext:value-type="float">
            <text:p>0,0444479468</text:p>
          </table:table-cell>
          <table:table-cell table:style-name="ce3" table:formula="of:=[$redistribution_low.P95]" office:value-type="float" office:value="0.0335764339935294" calcext:value-type="float">
            <text:p>0,033576434</text:p>
          </table:table-cell>
          <table:table-cell table:style-name="ce3" table:formula="of:=[$redistribution_low.Q95]" office:value-type="float" office:value="0.045905732385187" calcext:value-type="float">
            <text:p>0,0459057324</text:p>
          </table:table-cell>
          <table:table-cell table:number-columns-repeated="1009"/>
        </table:table-row>
        <table:table-row table:style-name="ro1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high.N96]" office:value-type="float" office:value="0.036395477754518" calcext:value-type="float">
            <text:p>0,0363954778</text:p>
          </table:table-cell>
          <table:table-cell table:style-name="ce3" table:formula="of:=[$Redistribution_high.O96]" office:value-type="float" office:value="0.0440722511676274" calcext:value-type="float">
            <text:p>0,0440722512</text:p>
          </table:table-cell>
          <table:table-cell table:style-name="ce3" table:formula="of:=[$Redistribution_high.P96]" office:value-type="float" office:value="0.0347471082797012" calcext:value-type="float">
            <text:p>0,0347471083</text:p>
          </table:table-cell>
          <table:table-cell table:style-name="ce3" table:formula="of:=[$Redistribution_high.Q96]" office:value-type="float" office:value="0.0464244611642429" calcext:value-type="float">
            <text:p>0,0464244612</text:p>
          </table:table-cell>
          <table:table-cell/>
          <table:table-cell table:style-name="ce3" table:formula="of:=[$Redistribution_central.N96]" office:value-type="float" office:value="0.0342356707147254" calcext:value-type="float">
            <text:p>0,0342356707</text:p>
          </table:table-cell>
          <table:table-cell table:style-name="ce3" table:formula="of:=[$Redistribution_central.O96]" office:value-type="float" office:value="0.0415814682528896" calcext:value-type="float">
            <text:p>0,0415814683</text:p>
          </table:table-cell>
          <table:table-cell table:style-name="ce3" table:formula="of:=[$Redistribution_central.P96]" office:value-type="float" office:value="0.0306177311151223" calcext:value-type="float">
            <text:p>0,0306177311</text:p>
          </table:table-cell>
          <table:table-cell table:style-name="ce3" table:formula="of:=[$Redistribution_central.Q96]" office:value-type="float" office:value="0.0472316955488499" calcext:value-type="float">
            <text:p>0,0472316955</text:p>
          </table:table-cell>
          <table:table-cell/>
          <table:table-cell table:style-name="ce3" table:formula="of:=[$redistribution_low.N96]" office:value-type="float" office:value="0.0305166502818239" calcext:value-type="float">
            <text:p>0,0305166503</text:p>
          </table:table-cell>
          <table:table-cell table:style-name="ce3" table:formula="of:=[$redistribution_low.O96]" office:value-type="float" office:value="0.0384726627235187" calcext:value-type="float">
            <text:p>0,0384726627</text:p>
          </table:table-cell>
          <table:table-cell table:style-name="ce3" table:formula="of:=[$redistribution_low.P96]" office:value-type="float" office:value="0.0304450021662829" calcext:value-type="float">
            <text:p>0,0304450022</text:p>
          </table:table-cell>
          <table:table-cell table:style-name="ce3" table:formula="of:=[$redistribution_low.Q96]" office:value-type="float" office:value="0.0385719824126722" calcext:value-type="float">
            <text:p>0,0385719824</text:p>
          </table:table-cell>
          <table:table-cell table:number-columns-repeated="1009"/>
        </table:table-row>
        <table:table-row table:style-name="ro1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high.N97]" office:value-type="float" office:value="0.031424640077424" calcext:value-type="float">
            <text:p>0,0314246401</text:p>
          </table:table-cell>
          <table:table-cell table:style-name="ce3" table:formula="of:=[$Redistribution_high.O97]" office:value-type="float" office:value="0.0361756294242499" calcext:value-type="float">
            <text:p>0,0361756294</text:p>
          </table:table-cell>
          <table:table-cell table:style-name="ce3" table:formula="of:=[$Redistribution_high.P97]" office:value-type="float" office:value="0.0296591922883481" calcext:value-type="float">
            <text:p>0,0296591923</text:p>
          </table:table-cell>
          <table:table-cell table:style-name="ce3" table:formula="of:=[$Redistribution_high.Q97]" office:value-type="float" office:value="0.0387070232430254" calcext:value-type="float">
            <text:p>0,0387070232</text:p>
          </table:table-cell>
          <table:table-cell/>
          <table:table-cell table:style-name="ce3" table:formula="of:=[$Redistribution_central.N97]" office:value-type="float" office:value="0.0337420998401766" calcext:value-type="float">
            <text:p>0,0337420998</text:p>
          </table:table-cell>
          <table:table-cell table:style-name="ce3" table:formula="of:=[$Redistribution_central.O97]" office:value-type="float" office:value="0.0416149624768686" calcext:value-type="float">
            <text:p>0,0416149625</text:p>
          </table:table-cell>
          <table:table-cell table:style-name="ce3" table:formula="of:=[$Redistribution_central.P97]" office:value-type="float" office:value="0.0313504553618134" calcext:value-type="float">
            <text:p>0,0313504554</text:p>
          </table:table-cell>
          <table:table-cell table:style-name="ce3" table:formula="of:=[$Redistribution_central.Q97]" office:value-type="float" office:value="0.0453358664322826" calcext:value-type="float">
            <text:p>0,0453358664</text:p>
          </table:table-cell>
          <table:table-cell/>
          <table:table-cell table:style-name="ce3" table:formula="of:=[$redistribution_low.N97]" office:value-type="float" office:value="0.0323815362487811" calcext:value-type="float">
            <text:p>0,0323815362</text:p>
          </table:table-cell>
          <table:table-cell table:style-name="ce3" table:formula="of:=[$redistribution_low.O97]" office:value-type="float" office:value="0.0416329726237507" calcext:value-type="float">
            <text:p>0,0416329726</text:p>
          </table:table-cell>
          <table:table-cell table:style-name="ce3" table:formula="of:=[$redistribution_low.P97]" office:value-type="float" office:value="0.0317428157150238" calcext:value-type="float">
            <text:p>0,0317428157</text:p>
          </table:table-cell>
          <table:table-cell table:style-name="ce3" table:formula="of:=[$redistribution_low.Q97]" office:value-type="float" office:value="0.0426665926367039" calcext:value-type="float">
            <text:p>0,0426665926</text:p>
          </table:table-cell>
          <table:table-cell table:number-columns-repeated="1009"/>
        </table:table-row>
        <table:table-row table:style-name="ro1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high.N98]" office:value-type="float" office:value="0.0324403126988699" calcext:value-type="float">
            <text:p>0,0324403127</text:p>
          </table:table-cell>
          <table:table-cell table:style-name="ce3" table:formula="of:=[$Redistribution_high.O98]" office:value-type="float" office:value="0.0372208756566792" calcext:value-type="float">
            <text:p>0,0372208757</text:p>
          </table:table-cell>
          <table:table-cell table:style-name="ce3" table:formula="of:=[$Redistribution_high.P98]" office:value-type="float" office:value="0.0302404091100559" calcext:value-type="float">
            <text:p>0,0302404091</text:p>
          </table:table-cell>
          <table:table-cell table:style-name="ce3" table:formula="of:=[$Redistribution_high.Q98]" office:value-type="float" office:value="0.040370314991385" calcext:value-type="float">
            <text:p>0,040370315</text:p>
          </table:table-cell>
          <table:table-cell/>
          <table:table-cell table:style-name="ce3" table:formula="of:=[$Redistribution_central.N98]" office:value-type="float" office:value="0.0369225951803114" calcext:value-type="float">
            <text:p>0,0369225952</text:p>
          </table:table-cell>
          <table:table-cell table:style-name="ce3" table:formula="of:=[$Redistribution_central.O98]" office:value-type="float" office:value="0.0440104337938035" calcext:value-type="float">
            <text:p>0,0440104338</text:p>
          </table:table-cell>
          <table:table-cell table:style-name="ce3" table:formula="of:=[$Redistribution_central.P98]" office:value-type="float" office:value="0.0332054772755268" calcext:value-type="float">
            <text:p>0,0332054773</text:p>
          </table:table-cell>
          <table:table-cell table:style-name="ce3" table:formula="of:=[$Redistribution_central.Q98]" office:value-type="float" office:value="0.0497447739345217" calcext:value-type="float">
            <text:p>0,0497447739</text:p>
          </table:table-cell>
          <table:table-cell/>
          <table:table-cell table:style-name="ce3" table:formula="of:=[$redistribution_low.N98]" office:value-type="float" office:value="0.0327632231778786" calcext:value-type="float">
            <text:p>0,0327632232</text:p>
          </table:table-cell>
          <table:table-cell table:style-name="ce3" table:formula="of:=[$redistribution_low.O98]" office:value-type="float" office:value="0.0389093131739192" calcext:value-type="float">
            <text:p>0,0389093132</text:p>
          </table:table-cell>
          <table:table-cell table:style-name="ce3" table:formula="of:=[$redistribution_low.P98]" office:value-type="float" office:value="0.030944943076749" calcext:value-type="float">
            <text:p>0,0309449431</text:p>
          </table:table-cell>
          <table:table-cell table:style-name="ce3" table:formula="of:=[$redistribution_low.Q98]" office:value-type="float" office:value="0.0418268714053912" calcext:value-type="float">
            <text:p>0,0418268714</text:p>
          </table:table-cell>
          <table:table-cell table:number-columns-repeated="1009"/>
        </table:table-row>
        <table:table-row table:style-name="ro1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high.N99]" office:value-type="float" office:value="0.0341581679728341" calcext:value-type="float">
            <text:p>0,034158168</text:p>
          </table:table-cell>
          <table:table-cell table:style-name="ce3" table:formula="of:=[$Redistribution_high.O99]" office:value-type="float" office:value="0.0403561895037593" calcext:value-type="float">
            <text:p>0,0403561895</text:p>
          </table:table-cell>
          <table:table-cell table:style-name="ce3" table:formula="of:=[$Redistribution_high.P99]" office:value-type="float" office:value="0.0323650671504825" calcext:value-type="float">
            <text:p>0,0323650672</text:p>
          </table:table-cell>
          <table:table-cell table:style-name="ce3" table:formula="of:=[$Redistribution_high.Q99]" office:value-type="float" office:value="0.0428881886514369" calcext:value-type="float">
            <text:p>0,0428881887</text:p>
          </table:table-cell>
          <table:table-cell/>
          <table:table-cell table:style-name="ce3" table:formula="of:=[$Redistribution_central.N99]" office:value-type="float" office:value="0.0350714185912955" calcext:value-type="float">
            <text:p>0,0350714186</text:p>
          </table:table-cell>
          <table:table-cell table:style-name="ce3" table:formula="of:=[$Redistribution_central.O99]" office:value-type="float" office:value="0.0407507239122743" calcext:value-type="float">
            <text:p>0,0407507239</text:p>
          </table:table-cell>
          <table:table-cell table:style-name="ce3" table:formula="of:=[$Redistribution_central.P99]" office:value-type="float" office:value="0.0327170599887136" calcext:value-type="float">
            <text:p>0,03271706</text:p>
          </table:table-cell>
          <table:table-cell table:style-name="ce3" table:formula="of:=[$Redistribution_central.Q99]" office:value-type="float" office:value="0.0444614659598104" calcext:value-type="float">
            <text:p>0,044461466</text:p>
          </table:table-cell>
          <table:table-cell/>
          <table:table-cell table:style-name="ce3" table:formula="of:=[$redistribution_low.N99]" office:value-type="float" office:value="0.0330180208866809" calcext:value-type="float">
            <text:p>0,0330180209</text:p>
          </table:table-cell>
          <table:table-cell table:style-name="ce3" table:formula="of:=[$redistribution_low.O99]" office:value-type="float" office:value="0.0421959296646725" calcext:value-type="float">
            <text:p>0,0421959297</text:p>
          </table:table-cell>
          <table:table-cell table:style-name="ce3" table:formula="of:=[$redistribution_low.P99]" office:value-type="float" office:value="0.0318679865984221" calcext:value-type="float">
            <text:p>0,0318679866</text:p>
          </table:table-cell>
          <table:table-cell table:style-name="ce3" table:formula="of:=[$redistribution_low.Q99]" office:value-type="float" office:value="0.0440367706000147" calcext:value-type="float">
            <text:p>0,0440367706</text:p>
          </table:table-cell>
          <table:table-cell table:number-columns-repeated="1009"/>
        </table:table-row>
        <table:table-row table:style-name="ro1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high.N100]" office:value-type="float" office:value="0.0322907184447962" calcext:value-type="float">
            <text:p>0,0322907184</text:p>
          </table:table-cell>
          <table:table-cell table:style-name="ce3" table:formula="of:=[$Redistribution_high.O100]" office:value-type="float" office:value="0.03806149049045" calcext:value-type="float">
            <text:p>0,0380614905</text:p>
          </table:table-cell>
          <table:table-cell table:style-name="ce3" table:formula="of:=[$Redistribution_high.P100]" office:value-type="float" office:value="0.0306160337406846" calcext:value-type="float">
            <text:p>0,0306160337</text:p>
          </table:table-cell>
          <table:table-cell table:style-name="ce3" table:formula="of:=[$Redistribution_high.Q100]" office:value-type="float" office:value="0.0404243416164738" calcext:value-type="float">
            <text:p>0,0404243416</text:p>
          </table:table-cell>
          <table:table-cell/>
          <table:table-cell table:style-name="ce3" table:formula="of:=[$Redistribution_central.N100]" office:value-type="float" office:value="0.0349557910193067" calcext:value-type="float">
            <text:p>0,034955791</text:p>
          </table:table-cell>
          <table:table-cell table:style-name="ce3" table:formula="of:=[$Redistribution_central.O100]" office:value-type="float" office:value="0.0411370582375622" calcext:value-type="float">
            <text:p>0,0411370582</text:p>
          </table:table-cell>
          <table:table-cell table:style-name="ce3" table:formula="of:=[$Redistribution_central.P100]" office:value-type="float" office:value="0.0323325596669986" calcext:value-type="float">
            <text:p>0,0323325597</text:p>
          </table:table-cell>
          <table:table-cell table:style-name="ce3" table:formula="of:=[$Redistribution_central.Q100]" office:value-type="float" office:value="0.0452555718198936" calcext:value-type="float">
            <text:p>0,0452555718</text:p>
          </table:table-cell>
          <table:table-cell/>
          <table:table-cell table:style-name="ce3" table:formula="of:=[$redistribution_low.N100]" office:value-type="float" office:value="0.0327105181056392" calcext:value-type="float">
            <text:p>0,0327105181</text:p>
          </table:table-cell>
          <table:table-cell table:style-name="ce3" table:formula="of:=[$redistribution_low.O100]" office:value-type="float" office:value="0.0417419739297055" calcext:value-type="float">
            <text:p>0,0417419739</text:p>
          </table:table-cell>
          <table:table-cell table:style-name="ce3" table:formula="of:=[$redistribution_low.P100]" office:value-type="float" office:value="0.0311355945046599" calcext:value-type="float">
            <text:p>0,0311355945</text:p>
          </table:table-cell>
          <table:table-cell table:style-name="ce3" table:formula="of:=[$redistribution_low.Q100]" office:value-type="float" office:value="0.0442901164630096" calcext:value-type="float">
            <text:p>0,0442901165</text:p>
          </table:table-cell>
          <table:table-cell table:number-columns-repeated="1009"/>
        </table:table-row>
        <table:table-row table:style-name="ro1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high.N101]" office:value-type="float" office:value="0.0341404119483713" calcext:value-type="float">
            <text:p>0,0341404119</text:p>
          </table:table-cell>
          <table:table-cell table:style-name="ce3" table:formula="of:=[$Redistribution_high.O101]" office:value-type="float" office:value="0.0408521985689832" calcext:value-type="float">
            <text:p>0,0408521986</text:p>
          </table:table-cell>
          <table:table-cell table:style-name="ce3" table:formula="of:=[$Redistribution_high.P101]" office:value-type="float" office:value="0.0323259953894831" calcext:value-type="float">
            <text:p>0,0323259954</text:p>
          </table:table-cell>
          <table:table-cell table:style-name="ce3" table:formula="of:=[$Redistribution_high.Q101]" office:value-type="float" office:value="0.0434368160105459" calcext:value-type="float">
            <text:p>0,043436816</text:p>
          </table:table-cell>
          <table:table-cell/>
          <table:table-cell table:style-name="ce3" table:formula="of:=[$Redistribution_central.N101]" office:value-type="float" office:value="0.0363173923438968" calcext:value-type="float">
            <text:p>0,0363173923</text:p>
          </table:table-cell>
          <table:table-cell table:style-name="ce3" table:formula="of:=[$Redistribution_central.O101]" office:value-type="float" office:value="0.0449683404198895" calcext:value-type="float">
            <text:p>0,0449683404</text:p>
          </table:table-cell>
          <table:table-cell table:style-name="ce3" table:formula="of:=[$Redistribution_central.P101]" office:value-type="float" office:value="0.0343679327592503" calcext:value-type="float">
            <text:p>0,0343679328</text:p>
          </table:table-cell>
          <table:table-cell table:style-name="ce3" table:formula="of:=[$Redistribution_central.Q101]" office:value-type="float" office:value="0.0480577939361052" calcext:value-type="float">
            <text:p>0,0480577939</text:p>
          </table:table-cell>
          <table:table-cell/>
          <table:table-cell table:style-name="ce3" table:formula="of:=[$redistribution_low.N101]" office:value-type="float" office:value="0.0336720081866642" calcext:value-type="float">
            <text:p>0,0336720082</text:p>
          </table:table-cell>
          <table:table-cell table:style-name="ce3" table:formula="of:=[$redistribution_low.O101]" office:value-type="float" office:value="0.0451155662844291" calcext:value-type="float">
            <text:p>0,0451155663</text:p>
          </table:table-cell>
          <table:table-cell table:style-name="ce3" table:formula="of:=[$redistribution_low.P101]" office:value-type="float" office:value="0.0321469294657868" calcext:value-type="float">
            <text:p>0,0321469295</text:p>
          </table:table-cell>
          <table:table-cell table:style-name="ce3" table:formula="of:=[$redistribution_low.Q101]" office:value-type="float" office:value="0.0476105092825826" calcext:value-type="float">
            <text:p>0,0476105093</text:p>
          </table:table-cell>
          <table:table-cell table:number-columns-repeated="1009"/>
        </table:table-row>
        <table:table-row table:style-name="ro1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high.N102]" office:value-type="float" office:value="0.0356409219250362" calcext:value-type="float">
            <text:p>0,0356409219</text:p>
          </table:table-cell>
          <table:table-cell table:style-name="ce3" table:formula="of:=[$Redistribution_high.O102]" office:value-type="float" office:value="0.0329603273879412" calcext:value-type="float">
            <text:p>0,0329603274</text:p>
          </table:table-cell>
          <table:table-cell table:style-name="ce3" table:formula="of:=[$Redistribution_high.P102]" office:value-type="float" office:value="0.0344575360910395" calcext:value-type="float">
            <text:p>0,0344575361</text:p>
          </table:table-cell>
          <table:table-cell table:style-name="ce3" table:formula="of:=[$Redistribution_high.Q102]" office:value-type="float" office:value="0.03466273140261" calcext:value-type="float">
            <text:p>0,0346627314</text:p>
          </table:table-cell>
          <table:table-cell/>
          <table:table-cell table:style-name="ce3" table:formula="of:=[$Redistribution_central.N102]" office:value-type="float" office:value="0.0370372263063686" calcext:value-type="float">
            <text:p>0,0370372263</text:p>
          </table:table-cell>
          <table:table-cell table:style-name="ce3" table:formula="of:=[$Redistribution_central.O102]" office:value-type="float" office:value="0.046332627827929" calcext:value-type="float">
            <text:p>0,0463326278</text:p>
          </table:table-cell>
          <table:table-cell table:style-name="ce3" table:formula="of:=[$Redistribution_central.P102]" office:value-type="float" office:value="0.0350938230395011" calcext:value-type="float">
            <text:p>0,035093823</text:p>
          </table:table-cell>
          <table:table-cell table:style-name="ce3" table:formula="of:=[$Redistribution_central.Q102]" office:value-type="float" office:value="0.0493556685440014" calcext:value-type="float">
            <text:p>0,0493556685</text:p>
          </table:table-cell>
          <table:table-cell/>
          <table:table-cell table:style-name="ce3" table:formula="of:=[$redistribution_low.N102]" office:value-type="float" office:value="0.0340028699186239" calcext:value-type="float">
            <text:p>0,0340028699</text:p>
          </table:table-cell>
          <table:table-cell table:style-name="ce3" table:formula="of:=[$redistribution_low.O102]" office:value-type="float" office:value="0.0451061775664871" calcext:value-type="float">
            <text:p>0,0451061776</text:p>
          </table:table-cell>
          <table:table-cell table:style-name="ce3" table:formula="of:=[$redistribution_low.P102]" office:value-type="float" office:value="0.0325017558230536" calcext:value-type="float">
            <text:p>0,0325017558</text:p>
          </table:table-cell>
          <table:table-cell table:style-name="ce3" table:formula="of:=[$redistribution_low.Q102]" office:value-type="float" office:value="0.0475626989598265" calcext:value-type="float">
            <text:p>0,047562699</text:p>
          </table:table-cell>
          <table:table-cell table:number-columns-repeated="1009"/>
        </table:table-row>
        <table:table-row table:style-name="ro1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high.N103]" office:value-type="float" office:value="0.0422021814962118" calcext:value-type="float">
            <text:p>0,0422021815</text:p>
          </table:table-cell>
          <table:table-cell table:style-name="ce3" table:formula="of:=[$Redistribution_high.O103]" office:value-type="float" office:value="0.0410750273879962" calcext:value-type="float">
            <text:p>0,0410750274</text:p>
          </table:table-cell>
          <table:table-cell table:style-name="ce3" table:formula="of:=[$Redistribution_high.P103]" office:value-type="float" office:value="0.0410257369852186" calcext:value-type="float">
            <text:p>0,041025737</text:p>
          </table:table-cell>
          <table:table-cell table:style-name="ce3" table:formula="of:=[$Redistribution_high.Q103]" office:value-type="float" office:value="0.0427811765942221" calcext:value-type="float">
            <text:p>0,0427811766</text:p>
          </table:table-cell>
          <table:table-cell/>
          <table:table-cell table:style-name="ce3" table:formula="of:=[$Redistribution_central.N103]" office:value-type="float" office:value="0.0332448547333552" calcext:value-type="float">
            <text:p>0,0332448547</text:p>
          </table:table-cell>
          <table:table-cell table:style-name="ce3" table:formula="of:=[$Redistribution_central.O103]" office:value-type="float" office:value="0.0384466064350671" calcext:value-type="float">
            <text:p>0,0384466064</text:p>
          </table:table-cell>
          <table:table-cell table:style-name="ce3" table:formula="of:=[$Redistribution_central.P103]" office:value-type="float" office:value="0.0313229517558703" calcext:value-type="float">
            <text:p>0,0313229518</text:p>
          </table:table-cell>
          <table:table-cell table:style-name="ce3" table:formula="of:=[$Redistribution_central.Q103]" office:value-type="float" office:value="0.041500136619779" calcext:value-type="float">
            <text:p>0,0415001366</text:p>
          </table:table-cell>
          <table:table-cell/>
          <table:table-cell table:style-name="ce3" table:formula="of:=[$redistribution_low.N103]" office:value-type="float" office:value="0.0335261888768043" calcext:value-type="float">
            <text:p>0,0335261889</text:p>
          </table:table-cell>
          <table:table-cell table:style-name="ce3" table:formula="of:=[$redistribution_low.O103]" office:value-type="float" office:value="0.0432902695444633" calcext:value-type="float">
            <text:p>0,0432902695</text:p>
          </table:table-cell>
          <table:table-cell table:style-name="ce3" table:formula="of:=[$redistribution_low.P103]" office:value-type="float" office:value="0.0317919256449186" calcext:value-type="float">
            <text:p>0,0317919256</text:p>
          </table:table-cell>
          <table:table-cell table:style-name="ce3" table:formula="of:=[$redistribution_low.Q103]" office:value-type="float" office:value="0.0460958935648024" calcext:value-type="float">
            <text:p>0,0460958936</text:p>
          </table:table-cell>
          <table:table-cell table:number-columns-repeated="1009"/>
        </table:table-row>
        <table:table-row table:style-name="ro1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high.N104]" office:value-type="float" office:value="0.0338133421114075" calcext:value-type="float">
            <text:p>0,0338133421</text:p>
          </table:table-cell>
          <table:table-cell table:style-name="ce3" table:formula="of:=[$Redistribution_high.O104]" office:value-type="float" office:value="0.0414067873609692" calcext:value-type="float">
            <text:p>0,0414067874</text:p>
          </table:table-cell>
          <table:table-cell table:style-name="ce3" table:formula="of:=[$Redistribution_high.P104]" office:value-type="float" office:value="0.0319201578074469" calcext:value-type="float">
            <text:p>0,0319201578</text:p>
          </table:table-cell>
          <table:table-cell table:style-name="ce3" table:formula="of:=[$Redistribution_high.Q104]" office:value-type="float" office:value="0.0441011889734894" calcext:value-type="float">
            <text:p>0,044101189</text:p>
          </table:table-cell>
          <table:table-cell/>
          <table:table-cell table:style-name="ce3" table:formula="of:=[$Redistribution_central.N104]" office:value-type="float" office:value="0.0354859048969814" calcext:value-type="float">
            <text:p>0,0354859049</text:p>
          </table:table-cell>
          <table:table-cell table:style-name="ce3" table:formula="of:=[$Redistribution_central.O104]" office:value-type="float" office:value="0.0396125400702057" calcext:value-type="float">
            <text:p>0,0396125401</text:p>
          </table:table-cell>
          <table:table-cell table:style-name="ce3" table:formula="of:=[$Redistribution_central.P104]" office:value-type="float" office:value="0.0323287451148998" calcext:value-type="float">
            <text:p>0,0323287451</text:p>
          </table:table-cell>
          <table:table-cell table:style-name="ce3" table:formula="of:=[$Redistribution_central.Q104]" office:value-type="float" office:value="0.0446573985494495" calcext:value-type="float">
            <text:p>0,0446573985</text:p>
          </table:table-cell>
          <table:table-cell/>
          <table:table-cell table:style-name="ce3" table:formula="of:=[$redistribution_low.N104]" office:value-type="float" office:value="0.0345196902469064" calcext:value-type="float">
            <text:p>0,0345196902</text:p>
          </table:table-cell>
          <table:table-cell table:style-name="ce3" table:formula="of:=[$redistribution_low.O104]" office:value-type="float" office:value="0.0449273132865206" calcext:value-type="float">
            <text:p>0,0449273133</text:p>
          </table:table-cell>
          <table:table-cell table:style-name="ce3" table:formula="of:=[$redistribution_low.P104]" office:value-type="float" office:value="0.0321030234423779" calcext:value-type="float">
            <text:p>0,0321030234</text:p>
          </table:table-cell>
          <table:table-cell table:style-name="ce3" table:formula="of:=[$redistribution_low.Q104]" office:value-type="float" office:value="0.0489332596946145" calcext:value-type="float">
            <text:p>0,0489332597</text:p>
          </table:table-cell>
          <table:table-cell table:number-columns-repeated="1009"/>
        </table:table-row>
        <table:table-row table:style-name="ro1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high.N105]" office:value-type="float" office:value="0.0348462202614178" calcext:value-type="float">
            <text:p>0,0348462203</text:p>
          </table:table-cell>
          <table:table-cell table:style-name="ce3" table:formula="of:=[$Redistribution_high.O105]" office:value-type="float" office:value="0.0392432604535545" calcext:value-type="float">
            <text:p>0,0392432605</text:p>
          </table:table-cell>
          <table:table-cell table:style-name="ce3" table:formula="of:=[$Redistribution_high.P105]" office:value-type="float" office:value="0.0318253851112388" calcext:value-type="float">
            <text:p>0,0318253851</text:p>
          </table:table-cell>
          <table:table-cell table:style-name="ce3" table:formula="of:=[$Redistribution_high.Q105]" office:value-type="float" office:value="0.0435300397920298" calcext:value-type="float">
            <text:p>0,0435300398</text:p>
          </table:table-cell>
          <table:table-cell/>
          <table:table-cell table:style-name="ce3" table:formula="of:=[$Redistribution_central.N105]" office:value-type="float" office:value="0.0369933690974327" calcext:value-type="float">
            <text:p>0,0369933691</text:p>
          </table:table-cell>
          <table:table-cell table:style-name="ce3" table:formula="of:=[$Redistribution_central.O105]" office:value-type="float" office:value="0.0401856692492794" calcext:value-type="float">
            <text:p>0,0401856692</text:p>
          </table:table-cell>
          <table:table-cell table:style-name="ce3" table:formula="of:=[$Redistribution_central.P105]" office:value-type="float" office:value="0.0342222239779273" calcext:value-type="float">
            <text:p>0,034222224</text:p>
          </table:table-cell>
          <table:table-cell table:style-name="ce3" table:formula="of:=[$Redistribution_central.Q105]" office:value-type="float" office:value="0.0446525934438953" calcext:value-type="float">
            <text:p>0,0446525934</text:p>
          </table:table-cell>
          <table:table-cell/>
          <table:table-cell table:style-name="ce3" table:formula="of:=[$redistribution_low.N105]" office:value-type="float" office:value="0.0324130666116164" calcext:value-type="float">
            <text:p>0,0324130666</text:p>
          </table:table-cell>
          <table:table-cell table:style-name="ce3" table:formula="of:=[$redistribution_low.O105]" office:value-type="float" office:value="0.0440331804856553" calcext:value-type="float">
            <text:p>0,0440331805</text:p>
          </table:table-cell>
          <table:table-cell table:style-name="ce3" table:formula="of:=[$redistribution_low.P105]" office:value-type="float" office:value="0.0308955697096606" calcext:value-type="float">
            <text:p>0,0308955697</text:p>
          </table:table-cell>
          <table:table-cell table:style-name="ce3" table:formula="of:=[$redistribution_low.Q105]" office:value-type="float" office:value="0.0465087921683262" calcext:value-type="float">
            <text:p>0,0465087922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 yearly" table:style-name="ta8">
        <office:forms form:automatic-focus="false" form:apply-design-mode="false"/>
        <table:table-column table:style-name="co5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4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1" table:formula="of:=[$'Bottom 10% share'.C4]" office:value-type="percentage" office:value="0.0261696348" calcext:value-type="percentage">
            <text:p>2,62%</text:p>
          </table:table-cell>
          <table:table-cell table:style-name="ce11" table:formula="of:=[$'Bottom 10% share'.D4]" office:value-type="percentage" office:value="0.0269383028" calcext:value-type="percentage">
            <text:p>2,69%</text:p>
          </table:table-cell>
          <table:table-cell table:style-name="ce11" table:formula="of:=[$'Bottom 10% share'.E4]" office:value-type="percentage" office:value="0.0291823056" calcext:value-type="percentage">
            <text:p>2,92%</text:p>
          </table:table-cell>
          <table:table-cell table:style-name="ce11" table:formula="of:=[$'Bottom 10% share'.B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B4]" office:value-type="percentage" office:value="0.0261696348" calcext:value-type="percentage">
            <text:p>2,62%</text:p>
          </table:table-cell>
          <table:table-cell table:style-name="ce11" table:formula="of:=[.C4]" office:value-type="percentage" office:value="0.0269383028" calcext:value-type="percentage">
            <text:p>2,69%</text:p>
          </table:table-cell>
          <table:table-cell table:style-name="ce11" table:formula="of:=[.D4]" office:value-type="percentage" office:value="0.0291823056" calcext:value-type="percentage">
            <text:p>2,92%</text:p>
          </table:table-cell>
          <table:table-cell table:style-name="ce11" table:formula="of:=[.E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G4]" office:value-type="percentage" office:value="0.0261696348" calcext:value-type="percentage">
            <text:p>2,62%</text:p>
          </table:table-cell>
          <table:table-cell table:style-name="ce11" table:formula="of:=[.H4]" office:value-type="percentage" office:value="0.0269383028" calcext:value-type="percentage">
            <text:p>2,69%</text:p>
          </table:table-cell>
          <table:table-cell table:style-name="ce11" table:formula="of:=[.I4]" office:value-type="percentage" office:value="0.0291823056" calcext:value-type="percentage">
            <text:p>2,92%</text:p>
          </table:table-cell>
          <table:table-cell table:style-name="ce11" table:formula="of:=[.J4]" office:value-type="percentage" office:value="0.0326108691" calcext:value-type="percentage">
            <text:p>3,26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1" table:formula="of:=AVERAGE([$'Bottom 10% share'.C5:.C8])" office:value-type="percentage" office:value="0.0273455141011252" calcext:value-type="percentage">
            <text:p>2,73%</text:p>
          </table:table-cell>
          <table:table-cell table:style-name="ce11" table:formula="of:=AVERAGE([$'Bottom 10% share'.D5:.D8])" office:value-type="percentage" office:value="0.0259882639504588" calcext:value-type="percentage">
            <text:p>2,60%</text:p>
          </table:table-cell>
          <table:table-cell table:style-name="ce11" table:formula="of:=AVERAGE([$'Bottom 10% share'.E5:.E8])" office:value-type="percentage" office:value="0.0389018246572676" calcext:value-type="percentage">
            <text:p>3,89%</text:p>
          </table:table-cell>
          <table:table-cell table:style-name="ce11" table:formula="of:=AVERAGE([$'Bottom 10% share'.B5:.B8])" office:value-type="percentage" office:value="0.0347604658990485" calcext:value-type="percentage">
            <text:p>3,48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11" table:formula="of:=AVERAGE([$'Bottom 10% share'.H5:.H8])" office:value-type="percentage" office:value="0.0273455141011252" calcext:value-type="percentage">
            <text:p>2,73%</text:p>
          </table:table-cell>
          <table:table-cell table:style-name="ce11" table:formula="of:=AVERAGE([$'Bottom 10% share'.I5:.I8])" office:value-type="percentage" office:value="0.0259881983883702" calcext:value-type="percentage">
            <text:p>2,60%</text:p>
          </table:table-cell>
          <table:table-cell table:style-name="ce11" table:formula="of:=AVERAGE([$'Bottom 10% share'.J5:.J8])" office:value-type="percentage" office:value="0.0389018246572676" calcext:value-type="percentage">
            <text:p>3,89%</text:p>
          </table:table-cell>
          <table:table-cell table:style-name="ce11" table:formula="of:=AVERAGE([$'Bottom 10% share'.G5:.G8])" office:value-type="percentage" office:value="0.0347602239178575" calcext:value-type="percentage">
            <text:p>3,48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11" table:formula="of:=AVERAGE([$'Bottom 10% share'.M5:.M8])" office:value-type="percentage" office:value="0.0273455141011252" calcext:value-type="percentage">
            <text:p>2,73%</text:p>
          </table:table-cell>
          <table:table-cell table:style-name="ce11" table:formula="of:=AVERAGE([$'Bottom 10% share'.N5:.N8])" office:value-type="percentage" office:value="0.0259882639504588" calcext:value-type="percentage">
            <text:p>2,60%</text:p>
          </table:table-cell>
          <table:table-cell table:style-name="ce11" table:formula="of:=AVERAGE([$'Bottom 10% share'.O5:.O8])" office:value-type="percentage" office:value="0.0389018246572676" calcext:value-type="percentage">
            <text:p>3,89%</text:p>
          </table:table-cell>
          <table:table-cell table:style-name="ce11" table:formula="of:=AVERAGE([$'Bottom 10% share'.L5:.L8])" office:value-type="percentage" office:value="0.0347604658990485" calcext:value-type="percentage">
            <text:p>3,48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1" table:formula="of:=AVERAGE([$'Bottom 10% share'.C9:.C12])" office:value-type="percentage" office:value="0.0282478964387704" calcext:value-type="percentage">
            <text:p>2,82%</text:p>
          </table:table-cell>
          <table:table-cell table:style-name="ce11" table:formula="of:=AVERAGE([$'Bottom 10% share'.D9:.D12])" office:value-type="percentage" office:value="0.027473680179879" calcext:value-type="percentage">
            <text:p>2,75%</text:p>
          </table:table-cell>
          <table:table-cell table:style-name="ce11" table:formula="of:=AVERAGE([$'Bottom 10% share'.E9:.E12])" office:value-type="percentage" office:value="0.0408566213350865" calcext:value-type="percentage">
            <text:p>4,09%</text:p>
          </table:table-cell>
          <table:table-cell table:style-name="ce11" table:formula="of:=AVERAGE([$'Bottom 10% share'.B9:.B12])" office:value-type="percentage" office:value="0.0370352972538665" calcext:value-type="percentage">
            <text:p>3,70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11" table:formula="of:=AVERAGE([$'Bottom 10% share'.H9:.H12])" office:value-type="percentage" office:value="0.0282564344878865" calcext:value-type="percentage">
            <text:p>2,83%</text:p>
          </table:table-cell>
          <table:table-cell table:style-name="ce11" table:formula="of:=AVERAGE([$'Bottom 10% share'.I9:.I12])" office:value-type="percentage" office:value="0.0274657791619457" calcext:value-type="percentage">
            <text:p>2,75%</text:p>
          </table:table-cell>
          <table:table-cell table:style-name="ce11" table:formula="of:=AVERAGE([$'Bottom 10% share'.J9:.J12])" office:value-type="percentage" office:value="0.040869755037014" calcext:value-type="percentage">
            <text:p>4,09%</text:p>
          </table:table-cell>
          <table:table-cell table:style-name="ce11" table:formula="of:=AVERAGE([$'Bottom 10% share'.G9:.G12])" office:value-type="percentage" office:value="0.0370315109469701" calcext:value-type="percentage">
            <text:p>3,70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11" table:formula="of:=AVERAGE([$'Bottom 10% share'.M9:.M12])" office:value-type="percentage" office:value="0.0282478964387704" calcext:value-type="percentage">
            <text:p>2,82%</text:p>
          </table:table-cell>
          <table:table-cell table:style-name="ce11" table:formula="of:=AVERAGE([$'Bottom 10% share'.N9:.N12])" office:value-type="percentage" office:value="0.027473680179879" calcext:value-type="percentage">
            <text:p>2,75%</text:p>
          </table:table-cell>
          <table:table-cell table:style-name="ce11" table:formula="of:=AVERAGE([$'Bottom 10% share'.O9:.O12])" office:value-type="percentage" office:value="0.0408566213350865" calcext:value-type="percentage">
            <text:p>4,09%</text:p>
          </table:table-cell>
          <table:table-cell table:style-name="ce11" table:formula="of:=AVERAGE([$'Bottom 10% share'.L9:.L12])" office:value-type="percentage" office:value="0.0370352972538665" calcext:value-type="percentage">
            <text:p>3,70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1" table:formula="of:=AVERAGE([$'Bottom 10% share'.C13:.C16])" office:value-type="percentage" office:value="0.0284227946502931" calcext:value-type="percentage">
            <text:p>2,84%</text:p>
          </table:table-cell>
          <table:table-cell table:style-name="ce11" table:formula="of:=AVERAGE([$'Bottom 10% share'.D13:.D16])" office:value-type="percentage" office:value="0.0279546293824703" calcext:value-type="percentage">
            <text:p>2,80%</text:p>
          </table:table-cell>
          <table:table-cell table:style-name="ce11" table:formula="of:=AVERAGE([$'Bottom 10% share'.E13:.E16])" office:value-type="percentage" office:value="0.0410369551323607" calcext:value-type="percentage">
            <text:p>4,10%</text:p>
          </table:table-cell>
          <table:table-cell table:style-name="ce11" table:formula="of:=AVERAGE([$'Bottom 10% share'.B13:.B16])" office:value-type="percentage" office:value="0.0374318498681028" calcext:value-type="percentage">
            <text:p>3,74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11" table:formula="of:=AVERAGE([$'Bottom 10% share'.H13:.H16])" office:value-type="percentage" office:value="0.0285859196656487" calcext:value-type="percentage">
            <text:p>2,86%</text:p>
          </table:table-cell>
          <table:table-cell table:style-name="ce11" table:formula="of:=AVERAGE([$'Bottom 10% share'.I13:.I16])" office:value-type="percentage" office:value="0.0280668279403028" calcext:value-type="percentage">
            <text:p>2,81%</text:p>
          </table:table-cell>
          <table:table-cell table:style-name="ce11" table:formula="of:=AVERAGE([$'Bottom 10% share'.J13:.J16])" office:value-type="percentage" office:value="0.0412212822751047" calcext:value-type="percentage">
            <text:p>4,12%</text:p>
          </table:table-cell>
          <table:table-cell table:style-name="ce11" table:formula="of:=AVERAGE([$'Bottom 10% share'.G13:.G16])" office:value-type="percentage" office:value="0.0375617961647203" calcext:value-type="percentage">
            <text:p>3,76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11" table:formula="of:=AVERAGE([$'Bottom 10% share'.M13:.M16])" office:value-type="percentage" office:value="0.0285859196656487" calcext:value-type="percentage">
            <text:p>2,86%</text:p>
          </table:table-cell>
          <table:table-cell table:style-name="ce11" table:formula="of:=AVERAGE([$'Bottom 10% share'.N13:.N16])" office:value-type="percentage" office:value="0.0280668934143921" calcext:value-type="percentage">
            <text:p>2,81%</text:p>
          </table:table-cell>
          <table:table-cell table:style-name="ce11" table:formula="of:=AVERAGE([$'Bottom 10% share'.O13:.O16])" office:value-type="percentage" office:value="0.0412212822751047" calcext:value-type="percentage">
            <text:p>4,12%</text:p>
          </table:table-cell>
          <table:table-cell table:style-name="ce11" table:formula="of:=AVERAGE([$'Bottom 10% share'.L13:.L16])" office:value-type="percentage" office:value="0.037562057259058" calcext:value-type="percentage">
            <text:p>3,76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1" table:formula="of:=AVERAGE([$'Bottom 10% share'.C17:.C20])" office:value-type="percentage" office:value="0.030374845078377" calcext:value-type="percentage">
            <text:p>3,04%</text:p>
          </table:table-cell>
          <table:table-cell table:style-name="ce11" table:formula="of:=AVERAGE([$'Bottom 10% share'.D17:.D20])" office:value-type="percentage" office:value="0.0294419403981622" calcext:value-type="percentage">
            <text:p>2,94%</text:p>
          </table:table-cell>
          <table:table-cell table:style-name="ce11" table:formula="of:=AVERAGE([$'Bottom 10% share'.E17:.E20])" office:value-type="percentage" office:value="0.0437346526382075" calcext:value-type="percentage">
            <text:p>4,37%</text:p>
          </table:table-cell>
          <table:table-cell table:style-name="ce11" table:formula="of:=AVERAGE([$'Bottom 10% share'.B17:.B20])" office:value-type="percentage" office:value="0.0395386469578592" calcext:value-type="percentage">
            <text:p>3,95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11" table:formula="of:=AVERAGE([$'Bottom 10% share'.H17:.H20])" office:value-type="percentage" office:value="0.0303719490498563" calcext:value-type="percentage">
            <text:p>3,04%</text:p>
          </table:table-cell>
          <table:table-cell table:style-name="ce11" table:formula="of:=AVERAGE([$'Bottom 10% share'.I17:.I20])" office:value-type="percentage" office:value="0.0294633478056986" calcext:value-type="percentage">
            <text:p>2,95%</text:p>
          </table:table-cell>
          <table:table-cell table:style-name="ce11" table:formula="of:=AVERAGE([$'Bottom 10% share'.J17:.J20])" office:value-type="percentage" office:value="0.0437294025205885" calcext:value-type="percentage">
            <text:p>4,37%</text:p>
          </table:table-cell>
          <table:table-cell table:style-name="ce11" table:formula="of:=AVERAGE([$'Bottom 10% share'.G17:.G20])" office:value-type="percentage" office:value="0.0395835451782346" calcext:value-type="percentage">
            <text:p>3,96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11" table:formula="of:=AVERAGE([$'Bottom 10% share'.M17:.M20])" office:value-type="percentage" office:value="0.0303719490498563" calcext:value-type="percentage">
            <text:p>3,04%</text:p>
          </table:table-cell>
          <table:table-cell table:style-name="ce11" table:formula="of:=AVERAGE([$'Bottom 10% share'.N17:.N20])" office:value-type="percentage" office:value="0.0294634482862202" calcext:value-type="percentage">
            <text:p>2,95%</text:p>
          </table:table-cell>
          <table:table-cell table:style-name="ce11" table:formula="of:=AVERAGE([$'Bottom 10% share'.O17:.O20])" office:value-type="percentage" office:value="0.0437294025205885" calcext:value-type="percentage">
            <text:p>4,37%</text:p>
          </table:table-cell>
          <table:table-cell table:style-name="ce11" table:formula="of:=AVERAGE([$'Bottom 10% share'.L17:.L20])" office:value-type="percentage" office:value="0.0395838233928675" calcext:value-type="percentage">
            <text:p>3,96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1" table:formula="of:=AVERAGE([$'Bottom 10% share'.C21:.C24])" office:value-type="percentage" office:value="0.0294956301037418" calcext:value-type="percentage">
            <text:p>2,95%</text:p>
          </table:table-cell>
          <table:table-cell table:style-name="ce11" table:formula="of:=AVERAGE([$'Bottom 10% share'.D21:.D24])" office:value-type="percentage" office:value="0.0292490461937393" calcext:value-type="percentage">
            <text:p>2,92%</text:p>
          </table:table-cell>
          <table:table-cell table:style-name="ce11" table:formula="of:=AVERAGE([$'Bottom 10% share'.E21:.E24])" office:value-type="percentage" office:value="0.0432951233181476" calcext:value-type="percentage">
            <text:p>4,33%</text:p>
          </table:table-cell>
          <table:table-cell table:style-name="ce11" table:formula="of:=AVERAGE([$'Bottom 10% share'.B21:.B24])" office:value-type="percentage" office:value="0.0396267045124041" calcext:value-type="percentage">
            <text:p>3,96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11" table:formula="of:=AVERAGE([$'Bottom 10% share'.H21:.H24])" office:value-type="percentage" office:value="0.0296235909978932" calcext:value-type="percentage">
            <text:p>2,96%</text:p>
          </table:table-cell>
          <table:table-cell table:style-name="ce11" table:formula="of:=AVERAGE([$'Bottom 10% share'.I21:.I24])" office:value-type="percentage" office:value="0.029360200068392" calcext:value-type="percentage">
            <text:p>2,94%</text:p>
          </table:table-cell>
          <table:table-cell table:style-name="ce11" table:formula="of:=AVERAGE([$'Bottom 10% share'.J21:.J24])" office:value-type="percentage" office:value="0.0435561978194622" calcext:value-type="percentage">
            <text:p>4,36%</text:p>
          </table:table-cell>
          <table:table-cell table:style-name="ce11" table:formula="of:=AVERAGE([$'Bottom 10% share'.G21:.G24])" office:value-type="percentage" office:value="0.0398558839646906" calcext:value-type="percentage">
            <text:p>3,99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11" table:formula="of:=AVERAGE([$'Bottom 10% share'.M21:.M24])" office:value-type="percentage" office:value="0.0296235909978932" calcext:value-type="percentage">
            <text:p>2,96%</text:p>
          </table:table-cell>
          <table:table-cell table:style-name="ce11" table:formula="of:=AVERAGE([$'Bottom 10% share'.N21:.N24])" office:value-type="percentage" office:value="0.0293629150785936" calcext:value-type="percentage">
            <text:p>2,94%</text:p>
          </table:table-cell>
          <table:table-cell table:style-name="ce11" table:formula="of:=AVERAGE([$'Bottom 10% share'.O21:.O24])" office:value-type="percentage" office:value="0.0435561978194622" calcext:value-type="percentage">
            <text:p>4,36%</text:p>
          </table:table-cell>
          <table:table-cell table:style-name="ce11" table:formula="of:=AVERAGE([$'Bottom 10% share'.L21:.L24])" office:value-type="percentage" office:value="0.0398595061700762" calcext:value-type="percentage">
            <text:p>3,99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1" table:formula="of:=AVERAGE([$'Bottom 10% share'.C25:.C28])" office:value-type="percentage" office:value="0.0307270386148241" calcext:value-type="percentage">
            <text:p>3,07%</text:p>
          </table:table-cell>
          <table:table-cell table:style-name="ce11" table:formula="of:=AVERAGE([$'Bottom 10% share'.D25:.D28])" office:value-type="percentage" office:value="0.0292196600314893" calcext:value-type="percentage">
            <text:p>2,92%</text:p>
          </table:table-cell>
          <table:table-cell table:style-name="ce11" table:formula="of:=AVERAGE([$'Bottom 10% share'.E25:.E28])" office:value-type="percentage" office:value="0.0431519818620575" calcext:value-type="percentage">
            <text:p>4,32%</text:p>
          </table:table-cell>
          <table:table-cell table:style-name="ce11" table:formula="of:=AVERAGE([$'Bottom 10% share'.B25:.B28])" office:value-type="percentage" office:value="0.0385574020465543" calcext:value-type="percentage">
            <text:p>3,86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11" table:formula="of:=AVERAGE([$'Bottom 10% share'.H25:.H28])" office:value-type="percentage" office:value="0.0304792991712249" calcext:value-type="percentage">
            <text:p>3,05%</text:p>
          </table:table-cell>
          <table:table-cell table:style-name="ce11" table:formula="of:=AVERAGE([$'Bottom 10% share'.I25:.I28])" office:value-type="percentage" office:value="0.0293452829445698" calcext:value-type="percentage">
            <text:p>2,93%</text:p>
          </table:table-cell>
          <table:table-cell table:style-name="ce11" table:formula="of:=AVERAGE([$'Bottom 10% share'.J25:.J28])" office:value-type="percentage" office:value="0.04317616574389" calcext:value-type="percentage">
            <text:p>4,32%</text:p>
          </table:table-cell>
          <table:table-cell table:style-name="ce11" table:formula="of:=AVERAGE([$'Bottom 10% share'.G25:.G28])" office:value-type="percentage" office:value="0.0388291995694416" calcext:value-type="percentage">
            <text:p>3,88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11" table:formula="of:=AVERAGE([$'Bottom 10% share'.M25:.M28])" office:value-type="percentage" office:value="0.030432571072682" calcext:value-type="percentage">
            <text:p>3,04%</text:p>
          </table:table-cell>
          <table:table-cell table:style-name="ce11" table:formula="of:=AVERAGE([$'Bottom 10% share'.N25:.N28])" office:value-type="percentage" office:value="0.0293905388434217" calcext:value-type="percentage">
            <text:p>2,94%</text:p>
          </table:table-cell>
          <table:table-cell table:style-name="ce11" table:formula="of:=AVERAGE([$'Bottom 10% share'.O25:.O28])" office:value-type="percentage" office:value="0.0431833884687468" calcext:value-type="percentage">
            <text:p>4,32%</text:p>
          </table:table-cell>
          <table:table-cell table:style-name="ce11" table:formula="of:=AVERAGE([$'Bottom 10% share'.L25:.L28])" office:value-type="percentage" office:value="0.0388989893982533" calcext:value-type="percentage">
            <text:p>3,89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1" table:formula="of:=AVERAGE([$'Bottom 10% share'.C29:.C32])" office:value-type="percentage" office:value="0.0308033393469573" calcext:value-type="percentage">
            <text:p>3,08%</text:p>
          </table:table-cell>
          <table:table-cell table:style-name="ce11" table:formula="of:=AVERAGE([$'Bottom 10% share'.D29:.D32])" office:value-type="percentage" office:value="0.0303120669853666" calcext:value-type="percentage">
            <text:p>3,03%</text:p>
          </table:table-cell>
          <table:table-cell table:style-name="ce11" table:formula="of:=AVERAGE([$'Bottom 10% share'.E29:.E32])" office:value-type="percentage" office:value="0.0425084625424895" calcext:value-type="percentage">
            <text:p>4,25%</text:p>
          </table:table-cell>
          <table:table-cell table:style-name="ce11" table:formula="of:=AVERAGE([$'Bottom 10% share'.B29:.B32])" office:value-type="percentage" office:value="0.038994894126282" calcext:value-type="percentage">
            <text:p>3,90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11" table:formula="of:=AVERAGE([$'Bottom 10% share'.H29:.H32])" office:value-type="percentage" office:value="0.0335196165928422" calcext:value-type="percentage">
            <text:p>3,35%</text:p>
          </table:table-cell>
          <table:table-cell table:style-name="ce11" table:formula="of:=AVERAGE([$'Bottom 10% share'.I29:.I32])" office:value-type="percentage" office:value="0.0301344729010675" calcext:value-type="percentage">
            <text:p>3,01%</text:p>
          </table:table-cell>
          <table:table-cell table:style-name="ce11" table:formula="of:=AVERAGE([$'Bottom 10% share'.J29:.J32])" office:value-type="percentage" office:value="0.0465772274179975" calcext:value-type="percentage">
            <text:p>4,66%</text:p>
          </table:table-cell>
          <table:table-cell table:style-name="ce11" table:formula="of:=AVERAGE([$'Bottom 10% share'.G29:.G32])" office:value-type="percentage" office:value="0.039748327361998" calcext:value-type="percentage">
            <text:p>3,97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11" table:formula="of:=AVERAGE([$'Bottom 10% share'.M29:.M32])" office:value-type="percentage" office:value="0.0319699394727998" calcext:value-type="percentage">
            <text:p>3,20%</text:p>
          </table:table-cell>
          <table:table-cell table:style-name="ce11" table:formula="of:=AVERAGE([$'Bottom 10% share'.N29:.N32])" office:value-type="percentage" office:value="0.0289950436303046" calcext:value-type="percentage">
            <text:p>2,90%</text:p>
          </table:table-cell>
          <table:table-cell table:style-name="ce11" table:formula="of:=AVERAGE([$'Bottom 10% share'.O29:.O32])" office:value-type="percentage" office:value="0.0452808205144588" calcext:value-type="percentage">
            <text:p>4,53%</text:p>
          </table:table-cell>
          <table:table-cell table:style-name="ce11" table:formula="of:=AVERAGE([$'Bottom 10% share'.L29:.L32])" office:value-type="percentage" office:value="0.0387150841774732" calcext:value-type="percentage">
            <text:p>3,87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1" table:formula="of:=AVERAGE([$'Bottom 10% share'.C33:.C36])" office:value-type="percentage" office:value="0.0337518389017501" calcext:value-type="percentage">
            <text:p>3,38%</text:p>
          </table:table-cell>
          <table:table-cell table:style-name="ce11" table:formula="of:=AVERAGE([$'Bottom 10% share'.D33:.D36])" office:value-type="percentage" office:value="0.0321474563310168" calcext:value-type="percentage">
            <text:p>3,21%</text:p>
          </table:table-cell>
          <table:table-cell table:style-name="ce11" table:formula="of:=AVERAGE([$'Bottom 10% share'.E33:.E36])" office:value-type="percentage" office:value="0.0451770448410161" calcext:value-type="percentage">
            <text:p>4,52%</text:p>
          </table:table-cell>
          <table:table-cell table:style-name="ce11" table:formula="of:=AVERAGE([$'Bottom 10% share'.B33:.B36])" office:value-type="percentage" office:value="0.0406135258254321" calcext:value-type="percentage">
            <text:p>4,06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11" table:formula="of:=AVERAGE([$'Bottom 10% share'.H33:.H36])" office:value-type="percentage" office:value="0.0329447988027527" calcext:value-type="percentage">
            <text:p>3,29%</text:p>
          </table:table-cell>
          <table:table-cell table:style-name="ce11" table:formula="of:=AVERAGE([$'Bottom 10% share'.I33:.I36])" office:value-type="percentage" office:value="0.0296689691170386" calcext:value-type="percentage">
            <text:p>2,97%</text:p>
          </table:table-cell>
          <table:table-cell table:style-name="ce11" table:formula="of:=AVERAGE([$'Bottom 10% share'.J33:.J36])" office:value-type="percentage" office:value="0.0467086641946802" calcext:value-type="percentage">
            <text:p>4,67%</text:p>
          </table:table-cell>
          <table:table-cell table:style-name="ce11" table:formula="of:=AVERAGE([$'Bottom 10% share'.G33:.G36])" office:value-type="percentage" office:value="0.0397446427621708" calcext:value-type="percentage">
            <text:p>3,97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11" table:formula="of:=AVERAGE([$'Bottom 10% share'.M33:.M36])" office:value-type="percentage" office:value="0.0358311067525954" calcext:value-type="percentage">
            <text:p>3,58%</text:p>
          </table:table-cell>
          <table:table-cell table:style-name="ce11" table:formula="of:=AVERAGE([$'Bottom 10% share'.N33:.N36])" office:value-type="percentage" office:value="0.0309105209850748" calcext:value-type="percentage">
            <text:p>3,09%</text:p>
          </table:table-cell>
          <table:table-cell table:style-name="ce11" table:formula="of:=AVERAGE([$'Bottom 10% share'.O33:.O36])" office:value-type="percentage" office:value="0.0494445679102622" calcext:value-type="percentage">
            <text:p>4,94%</text:p>
          </table:table-cell>
          <table:table-cell table:style-name="ce11" table:formula="of:=AVERAGE([$'Bottom 10% share'.L33:.L36])" office:value-type="percentage" office:value="0.0408580189020049" calcext:value-type="percentage">
            <text:p>4,09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1" table:formula="of:=AVERAGE([$'Bottom 10% share'.C37:.C40])" office:value-type="percentage" office:value="0.0327010131896535" calcext:value-type="percentage">
            <text:p>3,27%</text:p>
          </table:table-cell>
          <table:table-cell table:style-name="ce11" table:formula="of:=AVERAGE([$'Bottom 10% share'.D37:.D40])" office:value-type="percentage" office:value="0.0301925639455383" calcext:value-type="percentage">
            <text:p>3,02%</text:p>
          </table:table-cell>
          <table:table-cell table:style-name="ce11" table:formula="of:=AVERAGE([$'Bottom 10% share'.E37:.E40])" office:value-type="percentage" office:value="0.0441429711679915" calcext:value-type="percentage">
            <text:p>4,41%</text:p>
          </table:table-cell>
          <table:table-cell table:style-name="ce11" table:formula="of:=AVERAGE([$'Bottom 10% share'.B37:.B40])" office:value-type="percentage" office:value="0.0386507488062103" calcext:value-type="percentage">
            <text:p>3,87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11" table:formula="of:=AVERAGE([$'Bottom 10% share'.H37:.H40])" office:value-type="percentage" office:value="0.0360338203357199" calcext:value-type="percentage">
            <text:p>3,60%</text:p>
          </table:table-cell>
          <table:table-cell table:style-name="ce11" table:formula="of:=AVERAGE([$'Bottom 10% share'.I37:.I40])" office:value-type="percentage" office:value="0.0318746246361582" calcext:value-type="percentage">
            <text:p>3,19%</text:p>
          </table:table-cell>
          <table:table-cell table:style-name="ce11" table:formula="of:=AVERAGE([$'Bottom 10% share'.J37:.J40])" office:value-type="percentage" office:value="0.0476620655406524" calcext:value-type="percentage">
            <text:p>4,77%</text:p>
          </table:table-cell>
          <table:table-cell table:style-name="ce11" table:formula="of:=AVERAGE([$'Bottom 10% share'.G37:.G40])" office:value-type="percentage" office:value="0.040366062958122" calcext:value-type="percentage">
            <text:p>4,04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11" table:formula="of:=AVERAGE([$'Bottom 10% share'.M37:.M40])" office:value-type="percentage" office:value="0.0365783292113994" calcext:value-type="percentage">
            <text:p>3,66%</text:p>
          </table:table-cell>
          <table:table-cell table:style-name="ce11" table:formula="of:=AVERAGE([$'Bottom 10% share'.N37:.N40])" office:value-type="percentage" office:value="0.0296246962889607" calcext:value-type="percentage">
            <text:p>2,96%</text:p>
          </table:table-cell>
          <table:table-cell table:style-name="ce11" table:formula="of:=AVERAGE([$'Bottom 10% share'.O37:.O40])" office:value-type="percentage" office:value="0.0516777178815649" calcext:value-type="percentage">
            <text:p>5,17%</text:p>
          </table:table-cell>
          <table:table-cell table:style-name="ce11" table:formula="of:=AVERAGE([$'Bottom 10% share'.L37:.L40])" office:value-type="percentage" office:value="0.0405807158024427" calcext:value-type="percentage">
            <text:p>4,06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1" table:formula="of:=AVERAGE([$'Bottom 10% share'.C41:.C44])" office:value-type="percentage" office:value="0.0346170005540847" calcext:value-type="percentage">
            <text:p>3,46%</text:p>
          </table:table-cell>
          <table:table-cell table:style-name="ce11" table:formula="of:=AVERAGE([$'Bottom 10% share'.D41:.D44])" office:value-type="percentage" office:value="0.0307364496711039" calcext:value-type="percentage">
            <text:p>3,07%</text:p>
          </table:table-cell>
          <table:table-cell table:style-name="ce11" table:formula="of:=AVERAGE([$'Bottom 10% share'.E41:.E44])" office:value-type="percentage" office:value="0.0455181405119439" calcext:value-type="percentage">
            <text:p>4,55%</text:p>
          </table:table-cell>
          <table:table-cell table:style-name="ce11" table:formula="of:=AVERAGE([$'Bottom 10% share'.B41:.B44])" office:value-type="percentage" office:value="0.0387618431534676" calcext:value-type="percentage">
            <text:p>3,88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11" table:formula="of:=AVERAGE([$'Bottom 10% share'.H41:.H44])" office:value-type="percentage" office:value="0.0352591160446826" calcext:value-type="percentage">
            <text:p>3,53%</text:p>
          </table:table-cell>
          <table:table-cell table:style-name="ce11" table:formula="of:=AVERAGE([$'Bottom 10% share'.I41:.I44])" office:value-type="percentage" office:value="0.0307489833231458" calcext:value-type="percentage">
            <text:p>3,07%</text:p>
          </table:table-cell>
          <table:table-cell table:style-name="ce11" table:formula="of:=AVERAGE([$'Bottom 10% share'.J41:.J44])" office:value-type="percentage" office:value="0.0461256532992515" calcext:value-type="percentage">
            <text:p>4,61%</text:p>
          </table:table-cell>
          <table:table-cell table:style-name="ce11" table:formula="of:=AVERAGE([$'Bottom 10% share'.G41:.G44])" office:value-type="percentage" office:value="0.0386551688487197" calcext:value-type="percentage">
            <text:p>3,87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11" table:formula="of:=AVERAGE([$'Bottom 10% share'.M41:.M44])" office:value-type="percentage" office:value="0.0368452264926639" calcext:value-type="percentage">
            <text:p>3,68%</text:p>
          </table:table-cell>
          <table:table-cell table:style-name="ce11" table:formula="of:=AVERAGE([$'Bottom 10% share'.N41:.N44])" office:value-type="percentage" office:value="0.0292111516041785" calcext:value-type="percentage">
            <text:p>2,92%</text:p>
          </table:table-cell>
          <table:table-cell table:style-name="ce11" table:formula="of:=AVERAGE([$'Bottom 10% share'.O41:.O44])" office:value-type="percentage" office:value="0.0500000036768149" calcext:value-type="percentage">
            <text:p>5,00%</text:p>
          </table:table-cell>
          <table:table-cell table:style-name="ce11" table:formula="of:=AVERAGE([$'Bottom 10% share'.L41:.L44])" office:value-type="percentage" office:value="0.0387252846782797" calcext:value-type="percentage">
            <text:p>3,87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1" table:formula="of:=AVERAGE([$'Bottom 10% share'.C45:.C48])" office:value-type="percentage" office:value="0.0354952772190752" calcext:value-type="percentage">
            <text:p>3,55%</text:p>
          </table:table-cell>
          <table:table-cell table:style-name="ce11" table:formula="of:=AVERAGE([$'Bottom 10% share'.D45:.D48])" office:value-type="percentage" office:value="0.0310373333383699" calcext:value-type="percentage">
            <text:p>3,10%</text:p>
          </table:table-cell>
          <table:table-cell table:style-name="ce11" table:formula="of:=AVERAGE([$'Bottom 10% share'.E45:.E48])" office:value-type="percentage" office:value="0.0463026410358866" calcext:value-type="percentage">
            <text:p>4,63%</text:p>
          </table:table-cell>
          <table:table-cell table:style-name="ce11" table:formula="of:=AVERAGE([$'Bottom 10% share'.B45:.B48])" office:value-type="percentage" office:value="0.0389786113906383" calcext:value-type="percentage">
            <text:p>3,90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11" table:formula="of:=AVERAGE([$'Bottom 10% share'.H45:.H48])" office:value-type="percentage" office:value="0.0369816699660875" calcext:value-type="percentage">
            <text:p>3,70%</text:p>
          </table:table-cell>
          <table:table-cell table:style-name="ce11" table:formula="of:=AVERAGE([$'Bottom 10% share'.I45:.I48])" office:value-type="percentage" office:value="0.0303387007775388" calcext:value-type="percentage">
            <text:p>3,03%</text:p>
          </table:table-cell>
          <table:table-cell table:style-name="ce11" table:formula="of:=AVERAGE([$'Bottom 10% share'.J45:.J48])" office:value-type="percentage" office:value="0.0494306960458145" calcext:value-type="percentage">
            <text:p>4,94%</text:p>
          </table:table-cell>
          <table:table-cell table:style-name="ce11" table:formula="of:=AVERAGE([$'Bottom 10% share'.G45:.G48])" office:value-type="percentage" office:value="0.0392928770131216" calcext:value-type="percentage">
            <text:p>3,93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11" table:formula="of:=AVERAGE([$'Bottom 10% share'.M45:.M48])" office:value-type="percentage" office:value="0.0415551224569828" calcext:value-type="percentage">
            <text:p>4,16%</text:p>
          </table:table-cell>
          <table:table-cell table:style-name="ce11" table:formula="of:=AVERAGE([$'Bottom 10% share'.N45:.N48])" office:value-type="percentage" office:value="0.0317224046261032" calcext:value-type="percentage">
            <text:p>3,17%</text:p>
          </table:table-cell>
          <table:table-cell table:style-name="ce11" table:formula="of:=AVERAGE([$'Bottom 10% share'.O45:.O48])" office:value-type="percentage" office:value="0.0546082453871643" calcext:value-type="percentage">
            <text:p>5,46%</text:p>
          </table:table-cell>
          <table:table-cell table:style-name="ce11" table:formula="of:=AVERAGE([$'Bottom 10% share'.L45:.L48])" office:value-type="percentage" office:value="0.0410969292316568" calcext:value-type="percentage">
            <text:p>4,11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1" table:formula="of:=AVERAGE([$'Bottom 10% share'.C49:.C52])" office:value-type="percentage" office:value="0.0371168133065102" calcext:value-type="percentage">
            <text:p>3,71%</text:p>
          </table:table-cell>
          <table:table-cell table:style-name="ce11" table:formula="of:=AVERAGE([$'Bottom 10% share'.D49:.D52])" office:value-type="percentage" office:value="0.0322364008343342" calcext:value-type="percentage">
            <text:p>3,22%</text:p>
          </table:table-cell>
          <table:table-cell table:style-name="ce11" table:formula="of:=AVERAGE([$'Bottom 10% share'.E49:.E52])" office:value-type="percentage" office:value="0.0471935023853037" calcext:value-type="percentage">
            <text:p>4,72%</text:p>
          </table:table-cell>
          <table:table-cell table:style-name="ce11" table:formula="of:=AVERAGE([$'Bottom 10% share'.B49:.B52])" office:value-type="percentage" office:value="0.0396332982339515" calcext:value-type="percentage">
            <text:p>3,96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11" table:formula="of:=AVERAGE([$'Bottom 10% share'.H49:.H52])" office:value-type="percentage" office:value="0.0356132680574572" calcext:value-type="percentage">
            <text:p>3,56%</text:p>
          </table:table-cell>
          <table:table-cell table:style-name="ce11" table:formula="of:=AVERAGE([$'Bottom 10% share'.I49:.I52])" office:value-type="percentage" office:value="0.0292261583428141" calcext:value-type="percentage">
            <text:p>2,92%</text:p>
          </table:table-cell>
          <table:table-cell table:style-name="ce11" table:formula="of:=AVERAGE([$'Bottom 10% share'.J49:.J52])" office:value-type="percentage" office:value="0.0472758374745454" calcext:value-type="percentage">
            <text:p>4,73%</text:p>
          </table:table-cell>
          <table:table-cell table:style-name="ce11" table:formula="of:=AVERAGE([$'Bottom 10% share'.G49:.G52])" office:value-type="percentage" office:value="0.0375865765341781" calcext:value-type="percentage">
            <text:p>3,76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11" table:formula="of:=AVERAGE([$'Bottom 10% share'.M49:.M52])" office:value-type="percentage" office:value="0.0425507768718212" calcext:value-type="percentage">
            <text:p>4,26%</text:p>
          </table:table-cell>
          <table:table-cell table:style-name="ce11" table:formula="of:=AVERAGE([$'Bottom 10% share'.N49:.N52])" office:value-type="percentage" office:value="0.0321586136044817" calcext:value-type="percentage">
            <text:p>3,22%</text:p>
          </table:table-cell>
          <table:table-cell table:style-name="ce11" table:formula="of:=AVERAGE([$'Bottom 10% share'.O49:.O52])" office:value-type="percentage" office:value="0.056251824418418" calcext:value-type="percentage">
            <text:p>5,63%</text:p>
          </table:table-cell>
          <table:table-cell table:style-name="ce11" table:formula="of:=AVERAGE([$'Bottom 10% share'.L49:.L52])" office:value-type="percentage" office:value="0.0419194360935635" calcext:value-type="percentage">
            <text:p>4,19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1" table:formula="of:=AVERAGE([$'Bottom 10% share'.C53:.C56])" office:value-type="percentage" office:value="0.0358260865874051" calcext:value-type="percentage">
            <text:p>3,58%</text:p>
          </table:table-cell>
          <table:table-cell table:style-name="ce11" table:formula="of:=AVERAGE([$'Bottom 10% share'.D53:.D56])" office:value-type="percentage" office:value="0.0312756441699276" calcext:value-type="percentage">
            <text:p>3,13%</text:p>
          </table:table-cell>
          <table:table-cell table:style-name="ce11" table:formula="of:=AVERAGE([$'Bottom 10% share'.E53:.E56])" office:value-type="percentage" office:value="0.0458971414053649" calcext:value-type="percentage">
            <text:p>4,59%</text:p>
          </table:table-cell>
          <table:table-cell table:style-name="ce11" table:formula="of:=AVERAGE([$'Bottom 10% share'.B53:.B56])" office:value-type="percentage" office:value="0.0385948775146919" calcext:value-type="percentage">
            <text:p>3,86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11" table:formula="of:=AVERAGE([$'Bottom 10% share'.H53:.H56])" office:value-type="percentage" office:value="0.0366838211694681" calcext:value-type="percentage">
            <text:p>3,67%</text:p>
          </table:table-cell>
          <table:table-cell table:style-name="ce11" table:formula="of:=AVERAGE([$'Bottom 10% share'.I53:.I56])" office:value-type="percentage" office:value="0.0308814409266543" calcext:value-type="percentage">
            <text:p>3,09%</text:p>
          </table:table-cell>
          <table:table-cell table:style-name="ce11" table:formula="of:=AVERAGE([$'Bottom 10% share'.J53:.J56])" office:value-type="percentage" office:value="0.0467782974074534" calcext:value-type="percentage">
            <text:p>4,68%</text:p>
          </table:table-cell>
          <table:table-cell table:style-name="ce11" table:formula="of:=AVERAGE([$'Bottom 10% share'.G53:.G56])" office:value-type="percentage" office:value="0.0381131454088758" calcext:value-type="percentage">
            <text:p>3,81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11" table:formula="of:=AVERAGE([$'Bottom 10% share'.M53:.M56])" office:value-type="percentage" office:value="0.0394893128413704" calcext:value-type="percentage">
            <text:p>3,95%</text:p>
          </table:table-cell>
          <table:table-cell table:style-name="ce11" table:formula="of:=AVERAGE([$'Bottom 10% share'.N53:.N56])" office:value-type="percentage" office:value="0.030003503838407" calcext:value-type="percentage">
            <text:p>3,00%</text:p>
          </table:table-cell>
          <table:table-cell table:style-name="ce11" table:formula="of:=AVERAGE([$'Bottom 10% share'.O53:.O56])" office:value-type="percentage" office:value="0.0520538910481599" calcext:value-type="percentage">
            <text:p>5,21%</text:p>
          </table:table-cell>
          <table:table-cell table:style-name="ce11" table:formula="of:=AVERAGE([$'Bottom 10% share'.L53:.L56])" office:value-type="percentage" office:value="0.0388674434773798" calcext:value-type="percentage">
            <text:p>3,89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1" table:formula="of:=AVERAGE([$'Bottom 10% share'.C57:.C60])" office:value-type="percentage" office:value="0.0372402033201243" calcext:value-type="percentage">
            <text:p>3,72%</text:p>
          </table:table-cell>
          <table:table-cell table:style-name="ce11" table:formula="of:=AVERAGE([$'Bottom 10% share'.D57:.D60])" office:value-type="percentage" office:value="0.0321368190079021" calcext:value-type="percentage">
            <text:p>3,21%</text:p>
          </table:table-cell>
          <table:table-cell table:style-name="ce11" table:formula="of:=AVERAGE([$'Bottom 10% share'.E57:.E60])" office:value-type="percentage" office:value="0.0457186027749297" calcext:value-type="percentage">
            <text:p>4,57%</text:p>
          </table:table-cell>
          <table:table-cell table:style-name="ce11" table:formula="of:=AVERAGE([$'Bottom 10% share'.B57:.B60])" office:value-type="percentage" office:value="0.038318848323985" calcext:value-type="percentage">
            <text:p>3,83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11" table:formula="of:=AVERAGE([$'Bottom 10% share'.H57:.H60])" office:value-type="percentage" office:value="0.0356468766840166" calcext:value-type="percentage">
            <text:p>3,56%</text:p>
          </table:table-cell>
          <table:table-cell table:style-name="ce11" table:formula="of:=AVERAGE([$'Bottom 10% share'.I57:.I60])" office:value-type="percentage" office:value="0.0298234402780748" calcext:value-type="percentage">
            <text:p>2,98%</text:p>
          </table:table-cell>
          <table:table-cell table:style-name="ce11" table:formula="of:=AVERAGE([$'Bottom 10% share'.J57:.J60])" office:value-type="percentage" office:value="0.0442005423952104" calcext:value-type="percentage">
            <text:p>4,42%</text:p>
          </table:table-cell>
          <table:table-cell table:style-name="ce11" table:formula="of:=AVERAGE([$'Bottom 10% share'.G57:.G60])" office:value-type="percentage" office:value="0.0359143917805142" calcext:value-type="percentage">
            <text:p>3,59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11" table:formula="of:=AVERAGE([$'Bottom 10% share'.M57:.M60])" office:value-type="percentage" office:value="0.0408504654322873" calcext:value-type="percentage">
            <text:p>4,09%</text:p>
          </table:table-cell>
          <table:table-cell table:style-name="ce11" table:formula="of:=AVERAGE([$'Bottom 10% share'.N57:.N60])" office:value-type="percentage" office:value="0.0310020230422279" calcext:value-type="percentage">
            <text:p>3,10%</text:p>
          </table:table-cell>
          <table:table-cell table:style-name="ce11" table:formula="of:=AVERAGE([$'Bottom 10% share'.O57:.O60])" office:value-type="percentage" office:value="0.0525552854215674" calcext:value-type="percentage">
            <text:p>5,26%</text:p>
          </table:table-cell>
          <table:table-cell table:style-name="ce11" table:formula="of:=AVERAGE([$'Bottom 10% share'.L57:.L60])" office:value-type="percentage" office:value="0.0392845583908419" calcext:value-type="percentage">
            <text:p>3,93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1" table:formula="of:=AVERAGE([$'Bottom 10% share'.C61:.C64])" office:value-type="percentage" office:value="0.036668702977976" calcext:value-type="percentage">
            <text:p>3,67%</text:p>
          </table:table-cell>
          <table:table-cell table:style-name="ce11" table:formula="of:=AVERAGE([$'Bottom 10% share'.D61:.D64])" office:value-type="percentage" office:value="0.0301811898725012" calcext:value-type="percentage">
            <text:p>3,02%</text:p>
          </table:table-cell>
          <table:table-cell table:style-name="ce11" table:formula="of:=AVERAGE([$'Bottom 10% share'.E61:.E64])" office:value-type="percentage" office:value="0.0447591819305356" calcext:value-type="percentage">
            <text:p>4,48%</text:p>
          </table:table-cell>
          <table:table-cell table:style-name="ce11" table:formula="of:=AVERAGE([$'Bottom 10% share'.B61:.B64])" office:value-type="percentage" office:value="0.0361125042138996" calcext:value-type="percentage">
            <text:p>3,61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11" table:formula="of:=AVERAGE([$'Bottom 10% share'.H61:.H64])" office:value-type="percentage" office:value="0.0349266107662732" calcext:value-type="percentage">
            <text:p>3,49%</text:p>
          </table:table-cell>
          <table:table-cell table:style-name="ce11" table:formula="of:=AVERAGE([$'Bottom 10% share'.I61:.I64])" office:value-type="percentage" office:value="0.0282122988584851" calcext:value-type="percentage">
            <text:p>2,82%</text:p>
          </table:table-cell>
          <table:table-cell table:style-name="ce11" table:formula="of:=AVERAGE([$'Bottom 10% share'.J61:.J64])" office:value-type="percentage" office:value="0.0437927942490224" calcext:value-type="percentage">
            <text:p>4,38%</text:p>
          </table:table-cell>
          <table:table-cell table:style-name="ce11" table:formula="of:=AVERAGE([$'Bottom 10% share'.G61:.G64])" office:value-type="percentage" office:value="0.0345040002864753" calcext:value-type="percentage">
            <text:p>3,45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11" table:formula="of:=AVERAGE([$'Bottom 10% share'.M61:.M64])" office:value-type="percentage" office:value="0.0406237168310689" calcext:value-type="percentage">
            <text:p>4,06%</text:p>
          </table:table-cell>
          <table:table-cell table:style-name="ce11" table:formula="of:=AVERAGE([$'Bottom 10% share'.N61:.N64])" office:value-type="percentage" office:value="0.0311089342737208" calcext:value-type="percentage">
            <text:p>3,11%</text:p>
          </table:table-cell>
          <table:table-cell table:style-name="ce11" table:formula="of:=AVERAGE([$'Bottom 10% share'.O61:.O64])" office:value-type="percentage" office:value="0.0517021773024213" calcext:value-type="percentage">
            <text:p>5,17%</text:p>
          </table:table-cell>
          <table:table-cell table:style-name="ce11" table:formula="of:=AVERAGE([$'Bottom 10% share'.L61:.L64])" office:value-type="percentage" office:value="0.0388675303297003" calcext:value-type="percentage">
            <text:p>3,89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1" table:formula="of:=AVERAGE([$'Bottom 10% share'.C65:.C68])" office:value-type="percentage" office:value="0.0365062286348115" calcext:value-type="percentage">
            <text:p>3,65%</text:p>
          </table:table-cell>
          <table:table-cell table:style-name="ce11" table:formula="of:=AVERAGE([$'Bottom 10% share'.D65:.D68])" office:value-type="percentage" office:value="0.0303567194522763" calcext:value-type="percentage">
            <text:p>3,04%</text:p>
          </table:table-cell>
          <table:table-cell table:style-name="ce11" table:formula="of:=AVERAGE([$'Bottom 10% share'.E65:.E68])" office:value-type="percentage" office:value="0.0455192044489487" calcext:value-type="percentage">
            <text:p>4,55%</text:p>
          </table:table-cell>
          <table:table-cell table:style-name="ce11" table:formula="of:=AVERAGE([$'Bottom 10% share'.B65:.B68])" office:value-type="percentage" office:value="0.0368953929378669" calcext:value-type="percentage">
            <text:p>3,69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11" table:formula="of:=AVERAGE([$'Bottom 10% share'.H65:.H68])" office:value-type="percentage" office:value="0.0358856969010683" calcext:value-type="percentage">
            <text:p>3,59%</text:p>
          </table:table-cell>
          <table:table-cell table:style-name="ce11" table:formula="of:=AVERAGE([$'Bottom 10% share'.I65:.I68])" office:value-type="percentage" office:value="0.0292696690389181" calcext:value-type="percentage">
            <text:p>2,93%</text:p>
          </table:table-cell>
          <table:table-cell table:style-name="ce11" table:formula="of:=AVERAGE([$'Bottom 10% share'.J65:.J68])" office:value-type="percentage" office:value="0.0439174388413459" calcext:value-type="percentage">
            <text:p>4,39%</text:p>
          </table:table-cell>
          <table:table-cell table:style-name="ce11" table:formula="of:=AVERAGE([$'Bottom 10% share'.G65:.G68])" office:value-type="percentage" office:value="0.0349124766767179" calcext:value-type="percentage">
            <text:p>3,49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11" table:formula="of:=AVERAGE([$'Bottom 10% share'.M65:.M68])" office:value-type="percentage" office:value="0.0405158752465346" calcext:value-type="percentage">
            <text:p>4,05%</text:p>
          </table:table-cell>
          <table:table-cell table:style-name="ce11" table:formula="of:=AVERAGE([$'Bottom 10% share'.N65:.N68])" office:value-type="percentage" office:value="0.0313565812676371" calcext:value-type="percentage">
            <text:p>3,14%</text:p>
          </table:table-cell>
          <table:table-cell table:style-name="ce11" table:formula="of:=AVERAGE([$'Bottom 10% share'.O65:.O68])" office:value-type="percentage" office:value="0.048859715285719" calcext:value-type="percentage">
            <text:p>4,89%</text:p>
          </table:table-cell>
          <table:table-cell table:style-name="ce11" table:formula="of:=AVERAGE([$'Bottom 10% share'.L65:.L68])" office:value-type="percentage" office:value="0.0371450039632138" calcext:value-type="percentage">
            <text:p>3,71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1" table:formula="of:=AVERAGE([$'Bottom 10% share'.C69:.C72])" office:value-type="percentage" office:value="0.0368815915186205" calcext:value-type="percentage">
            <text:p>3,69%</text:p>
          </table:table-cell>
          <table:table-cell table:style-name="ce11" table:formula="of:=AVERAGE([$'Bottom 10% share'.D69:.D72])" office:value-type="percentage" office:value="0.0310832592841128" calcext:value-type="percentage">
            <text:p>3,11%</text:p>
          </table:table-cell>
          <table:table-cell table:style-name="ce11" table:formula="of:=AVERAGE([$'Bottom 10% share'.E69:.E72])" office:value-type="percentage" office:value="0.044000148503714" calcext:value-type="percentage">
            <text:p>4,40%</text:p>
          </table:table-cell>
          <table:table-cell table:style-name="ce11" table:formula="of:=AVERAGE([$'Bottom 10% share'.B69:.B72])" office:value-type="percentage" office:value="0.036231556752634" calcext:value-type="percentage">
            <text:p>3,62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11" table:formula="of:=AVERAGE([$'Bottom 10% share'.H69:.H72])" office:value-type="percentage" office:value="0.0362341832091658" calcext:value-type="percentage">
            <text:p>3,62%</text:p>
          </table:table-cell>
          <table:table-cell table:style-name="ce11" table:formula="of:=AVERAGE([$'Bottom 10% share'.I69:.I72])" office:value-type="percentage" office:value="0.0289427060649874" calcext:value-type="percentage">
            <text:p>2,89%</text:p>
          </table:table-cell>
          <table:table-cell table:style-name="ce11" table:formula="of:=AVERAGE([$'Bottom 10% share'.J69:.J72])" office:value-type="percentage" office:value="0.0418364483229961" calcext:value-type="percentage">
            <text:p>4,18%</text:p>
          </table:table-cell>
          <table:table-cell table:style-name="ce11" table:formula="of:=AVERAGE([$'Bottom 10% share'.G69:.G72])" office:value-type="percentage" office:value="0.0328699720663645" calcext:value-type="percentage">
            <text:p>3,29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11" table:formula="of:=AVERAGE([$'Bottom 10% share'.M69:.M72])" office:value-type="percentage" office:value="0.0389423921889465" calcext:value-type="percentage">
            <text:p>3,89%</text:p>
          </table:table-cell>
          <table:table-cell table:style-name="ce11" table:formula="of:=AVERAGE([$'Bottom 10% share'.N69:.N72])" office:value-type="percentage" office:value="0.0302596310830449" calcext:value-type="percentage">
            <text:p>3,03%</text:p>
          </table:table-cell>
          <table:table-cell table:style-name="ce11" table:formula="of:=AVERAGE([$'Bottom 10% share'.O69:.O72])" office:value-type="percentage" office:value="0.0443193001643714" calcext:value-type="percentage">
            <text:p>4,43%</text:p>
          </table:table-cell>
          <table:table-cell table:style-name="ce11" table:formula="of:=AVERAGE([$'Bottom 10% share'.L69:.L72])" office:value-type="percentage" office:value="0.0339628714823768" calcext:value-type="percentage">
            <text:p>3,40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1" table:formula="of:=AVERAGE([$'Bottom 10% share'.C73:.C76])" office:value-type="percentage" office:value="0.0357430638450518" calcext:value-type="percentage">
            <text:p>3,57%</text:p>
          </table:table-cell>
          <table:table-cell table:style-name="ce11" table:formula="of:=AVERAGE([$'Bottom 10% share'.D73:.D76])" office:value-type="percentage" office:value="0.0295179664606674" calcext:value-type="percentage">
            <text:p>2,95%</text:p>
          </table:table-cell>
          <table:table-cell table:style-name="ce11" table:formula="of:=AVERAGE([$'Bottom 10% share'.E73:.E76])" office:value-type="percentage" office:value="0.0393322801542273" calcext:value-type="percentage">
            <text:p>3,93%</text:p>
          </table:table-cell>
          <table:table-cell table:style-name="ce11" table:formula="of:=AVERAGE([$'Bottom 10% share'.B73:.B76])" office:value-type="percentage" office:value="0.0321223534313974" calcext:value-type="percentage">
            <text:p>3,21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11" table:formula="of:=AVERAGE([$'Bottom 10% share'.H73:.H76])" office:value-type="percentage" office:value="0.0402762814082194" calcext:value-type="percentage">
            <text:p>4,03%</text:p>
          </table:table-cell>
          <table:table-cell table:style-name="ce11" table:formula="of:=AVERAGE([$'Bottom 10% share'.I73:.I76])" office:value-type="percentage" office:value="0.0308228564777849" calcext:value-type="percentage">
            <text:p>3,08%</text:p>
          </table:table-cell>
          <table:table-cell table:style-name="ce11" table:formula="of:=AVERAGE([$'Bottom 10% share'.J73:.J76])" office:value-type="percentage" office:value="0.0462928456874867" calcext:value-type="percentage">
            <text:p>4,63%</text:p>
          </table:table-cell>
          <table:table-cell table:style-name="ce11" table:formula="of:=AVERAGE([$'Bottom 10% share'.G73:.G76])" office:value-type="percentage" office:value="0.0349789224929282" calcext:value-type="percentage">
            <text:p>3,50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11" table:formula="of:=AVERAGE([$'Bottom 10% share'.M73:.M76])" office:value-type="percentage" office:value="0.0427976403978068" calcext:value-type="percentage">
            <text:p>4,28%</text:p>
          </table:table-cell>
          <table:table-cell table:style-name="ce11" table:formula="of:=AVERAGE([$'Bottom 10% share'.N73:.N76])" office:value-type="percentage" office:value="0.0315663176955575" calcext:value-type="percentage">
            <text:p>3,16%</text:p>
          </table:table-cell>
          <table:table-cell table:style-name="ce11" table:formula="of:=AVERAGE([$'Bottom 10% share'.O73:.O76])" office:value-type="percentage" office:value="0.0470197709660218" calcext:value-type="percentage">
            <text:p>4,70%</text:p>
          </table:table-cell>
          <table:table-cell table:style-name="ce11" table:formula="of:=AVERAGE([$'Bottom 10% share'.L73:.L76])" office:value-type="percentage" office:value="0.0344792643270877" calcext:value-type="percentage">
            <text:p>3,45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1" table:formula="of:=AVERAGE([$'Bottom 10% share'.C77:.C80])" office:value-type="percentage" office:value="0.0368843484456795" calcext:value-type="percentage">
            <text:p>3,69%</text:p>
          </table:table-cell>
          <table:table-cell table:style-name="ce11" table:formula="of:=AVERAGE([$'Bottom 10% share'.D77:.D80])" office:value-type="percentage" office:value="0.0302018191106034" calcext:value-type="percentage">
            <text:p>3,02%</text:p>
          </table:table-cell>
          <table:table-cell table:style-name="ce11" table:formula="of:=AVERAGE([$'Bottom 10% share'.E77:.E80])" office:value-type="percentage" office:value="0.0397379709621536" calcext:value-type="percentage">
            <text:p>3,97%</text:p>
          </table:table-cell>
          <table:table-cell table:style-name="ce11" table:formula="of:=AVERAGE([$'Bottom 10% share'.B77:.B80])" office:value-type="percentage" office:value="0.032273802175345" calcext:value-type="percentage">
            <text:p>3,23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11" table:formula="of:=AVERAGE([$'Bottom 10% share'.H77:.H80])" office:value-type="percentage" office:value="0.0408227053204762" calcext:value-type="percentage">
            <text:p>4,08%</text:p>
          </table:table-cell>
          <table:table-cell table:style-name="ce11" table:formula="of:=AVERAGE([$'Bottom 10% share'.I77:.I80])" office:value-type="percentage" office:value="0.02998669135157" calcext:value-type="percentage">
            <text:p>3,00%</text:p>
          </table:table-cell>
          <table:table-cell table:style-name="ce11" table:formula="of:=AVERAGE([$'Bottom 10% share'.J77:.J80])" office:value-type="percentage" office:value="0.0474319867120727" calcext:value-type="percentage">
            <text:p>4,74%</text:p>
          </table:table-cell>
          <table:table-cell table:style-name="ce11" table:formula="of:=AVERAGE([$'Bottom 10% share'.G77:.G80])" office:value-type="percentage" office:value="0.034500549164067" calcext:value-type="percentage">
            <text:p>3,45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11" table:formula="of:=AVERAGE([$'Bottom 10% share'.M77:.M80])" office:value-type="percentage" office:value="0.0410218393214162" calcext:value-type="percentage">
            <text:p>4,10%</text:p>
          </table:table-cell>
          <table:table-cell table:style-name="ce11" table:formula="of:=AVERAGE([$'Bottom 10% share'.N77:.N80])" office:value-type="percentage" office:value="0.0305994935793097" calcext:value-type="percentage">
            <text:p>3,06%</text:p>
          </table:table-cell>
          <table:table-cell table:style-name="ce11" table:formula="of:=AVERAGE([$'Bottom 10% share'.O77:.O80])" office:value-type="percentage" office:value="0.0460865032921112" calcext:value-type="percentage">
            <text:p>4,61%</text:p>
          </table:table-cell>
          <table:table-cell table:style-name="ce11" table:formula="of:=AVERAGE([$'Bottom 10% share'.L77:.L80])" office:value-type="percentage" office:value="0.034028259458138" calcext:value-type="percentage">
            <text:p>3,40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1" table:formula="of:=AVERAGE([$'Bottom 10% share'.C81:.C84])" office:value-type="percentage" office:value="0.0350865721115268" calcext:value-type="percentage">
            <text:p>3,51%</text:p>
          </table:table-cell>
          <table:table-cell table:style-name="ce11" table:formula="of:=AVERAGE([$'Bottom 10% share'.D81:.D84])" office:value-type="percentage" office:value="0.0303650898744729" calcext:value-type="percentage">
            <text:p>3,04%</text:p>
          </table:table-cell>
          <table:table-cell table:style-name="ce11" table:formula="of:=AVERAGE([$'Bottom 10% share'.E81:.E84])" office:value-type="percentage" office:value="0.0379766249255185" calcext:value-type="percentage">
            <text:p>3,80%</text:p>
          </table:table-cell>
          <table:table-cell table:style-name="ce11" table:formula="of:=AVERAGE([$'Bottom 10% share'.B81:.B84])" office:value-type="percentage" office:value="0.0324885599379193" calcext:value-type="percentage">
            <text:p>3,25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11" table:formula="of:=AVERAGE([$'Bottom 10% share'.H81:.H84])" office:value-type="percentage" office:value="0.0422051933516967" calcext:value-type="percentage">
            <text:p>4,22%</text:p>
          </table:table-cell>
          <table:table-cell table:style-name="ce11" table:formula="of:=AVERAGE([$'Bottom 10% share'.I81:.I84])" office:value-type="percentage" office:value="0.0310332978231368" calcext:value-type="percentage">
            <text:p>3,10%</text:p>
          </table:table-cell>
          <table:table-cell table:style-name="ce11" table:formula="of:=AVERAGE([$'Bottom 10% share'.J81:.J84])" office:value-type="percentage" office:value="0.0476956589605305" calcext:value-type="percentage">
            <text:p>4,77%</text:p>
          </table:table-cell>
          <table:table-cell table:style-name="ce11" table:formula="of:=AVERAGE([$'Bottom 10% share'.G81:.G84])" office:value-type="percentage" office:value="0.0347380334174862" calcext:value-type="percentage">
            <text:p>3,47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11" table:formula="of:=AVERAGE([$'Bottom 10% share'.M81:.M84])" office:value-type="percentage" office:value="0.0409100573064878" calcext:value-type="percentage">
            <text:p>4,09%</text:p>
          </table:table-cell>
          <table:table-cell table:style-name="ce11" table:formula="of:=AVERAGE([$'Bottom 10% share'.N81:.N84])" office:value-type="percentage" office:value="0.0287662938047349" calcext:value-type="percentage">
            <text:p>2,88%</text:p>
          </table:table-cell>
          <table:table-cell table:style-name="ce11" table:formula="of:=AVERAGE([$'Bottom 10% share'.O81:.O84])" office:value-type="percentage" office:value="0.0439621287900239" calcext:value-type="percentage">
            <text:p>4,40%</text:p>
          </table:table-cell>
          <table:table-cell table:style-name="ce11" table:formula="of:=AVERAGE([$'Bottom 10% share'.L81:.L84])" office:value-type="percentage" office:value="0.0308442409869331" calcext:value-type="percentage">
            <text:p>3,08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1" table:formula="of:=AVERAGE([$'Bottom 10% share'.C85:.C88])" office:value-type="percentage" office:value="0.0398789991831002" calcext:value-type="percentage">
            <text:p>3,99%</text:p>
          </table:table-cell>
          <table:table-cell table:style-name="ce11" table:formula="of:=AVERAGE([$'Bottom 10% share'.D85:.D88])" office:value-type="percentage" office:value="0.0327080804059659" calcext:value-type="percentage">
            <text:p>3,27%</text:p>
          </table:table-cell>
          <table:table-cell table:style-name="ce11" table:formula="of:=AVERAGE([$'Bottom 10% share'.E85:.E88])" office:value-type="percentage" office:value="0.043382546894555" calcext:value-type="percentage">
            <text:p>4,34%</text:p>
          </table:table-cell>
          <table:table-cell table:style-name="ce11" table:formula="of:=AVERAGE([$'Bottom 10% share'.B85:.B88])" office:value-type="percentage" office:value="0.0352683638727085" calcext:value-type="percentage">
            <text:p>3,53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11" table:formula="of:=AVERAGE([$'Bottom 10% share'.H85:.H88])" office:value-type="percentage" office:value="0.0447163546688693" calcext:value-type="percentage">
            <text:p>4,47%</text:p>
          </table:table-cell>
          <table:table-cell table:style-name="ce11" table:formula="of:=AVERAGE([$'Bottom 10% share'.I85:.I88])" office:value-type="percentage" office:value="0.0324548744484138" calcext:value-type="percentage">
            <text:p>3,25%</text:p>
          </table:table-cell>
          <table:table-cell table:style-name="ce11" table:formula="of:=AVERAGE([$'Bottom 10% share'.J85:.J88])" office:value-type="percentage" office:value="0.0522223164858964" calcext:value-type="percentage">
            <text:p>5,22%</text:p>
          </table:table-cell>
          <table:table-cell table:style-name="ce11" table:formula="of:=AVERAGE([$'Bottom 10% share'.G85:.G88])" office:value-type="percentage" office:value="0.0373690439636782" calcext:value-type="percentage">
            <text:p>3,74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11" table:formula="of:=AVERAGE([$'Bottom 10% share'.M85:.M88])" office:value-type="percentage" office:value="0.0411182963425922" calcext:value-type="percentage">
            <text:p>4,11%</text:p>
          </table:table-cell>
          <table:table-cell table:style-name="ce11" table:formula="of:=AVERAGE([$'Bottom 10% share'.N85:.N88])" office:value-type="percentage" office:value="0.0313125669729161" calcext:value-type="percentage">
            <text:p>3,13%</text:p>
          </table:table-cell>
          <table:table-cell table:style-name="ce11" table:formula="of:=AVERAGE([$'Bottom 10% share'.O85:.O88])" office:value-type="percentage" office:value="0.0424757039408888" calcext:value-type="percentage">
            <text:p>4,25%</text:p>
          </table:table-cell>
          <table:table-cell table:style-name="ce11" table:formula="of:=AVERAGE([$'Bottom 10% share'.L85:.L88])" office:value-type="percentage" office:value="0.0322263313527971" calcext:value-type="percentage">
            <text:p>3,22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1" table:formula="of:=AVERAGE([$'Bottom 10% share'.C89:.C92])" office:value-type="percentage" office:value="0.0408812413575977" calcext:value-type="percentage">
            <text:p>4,09%</text:p>
          </table:table-cell>
          <table:table-cell table:style-name="ce11" table:formula="of:=AVERAGE([$'Bottom 10% share'.D89:.D92])" office:value-type="percentage" office:value="0.0330285337740913" calcext:value-type="percentage">
            <text:p>3,30%</text:p>
          </table:table-cell>
          <table:table-cell table:style-name="ce11" table:formula="of:=AVERAGE([$'Bottom 10% share'.E89:.E92])" office:value-type="percentage" office:value="0.0434692966026376" calcext:value-type="percentage">
            <text:p>4,35%</text:p>
          </table:table-cell>
          <table:table-cell table:style-name="ce11" table:formula="of:=AVERAGE([$'Bottom 10% share'.B89:.B92])" office:value-type="percentage" office:value="0.0349342247751078" calcext:value-type="percentage">
            <text:p>3,49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11" table:formula="of:=AVERAGE([$'Bottom 10% share'.H89:.H92])" office:value-type="percentage" office:value="0.04591034201364" calcext:value-type="percentage">
            <text:p>4,59%</text:p>
          </table:table-cell>
          <table:table-cell table:style-name="ce11" table:formula="of:=AVERAGE([$'Bottom 10% share'.I89:.I92])" office:value-type="percentage" office:value="0.0337973199251237" calcext:value-type="percentage">
            <text:p>3,38%</text:p>
          </table:table-cell>
          <table:table-cell table:style-name="ce11" table:formula="of:=AVERAGE([$'Bottom 10% share'.J89:.J92])" office:value-type="percentage" office:value="0.0520107858176126" calcext:value-type="percentage">
            <text:p>5,20%</text:p>
          </table:table-cell>
          <table:table-cell table:style-name="ce11" table:formula="of:=AVERAGE([$'Bottom 10% share'.G89:.G92])" office:value-type="percentage" office:value="0.0377330131282394" calcext:value-type="percentage">
            <text:p>3,77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11" table:formula="of:=AVERAGE([$'Bottom 10% share'.M89:.M92])" office:value-type="percentage" office:value="0.0357918085341283" calcext:value-type="percentage">
            <text:p>3,58%</text:p>
          </table:table-cell>
          <table:table-cell table:style-name="ce11" table:formula="of:=AVERAGE([$'Bottom 10% share'.N89:.N92])" office:value-type="percentage" office:value="0.026643728040738" calcext:value-type="percentage">
            <text:p>2,66%</text:p>
          </table:table-cell>
          <table:table-cell table:style-name="ce11" table:formula="of:=AVERAGE([$'Bottom 10% share'.O89:.O92])" office:value-type="percentage" office:value="0.0385111469838751" calcext:value-type="percentage">
            <text:p>3,85%</text:p>
          </table:table-cell>
          <table:table-cell table:style-name="ce11" table:formula="of:=AVERAGE([$'Bottom 10% share'.L89:.L92])" office:value-type="percentage" office:value="0.0284507820560602" calcext:value-type="percentage">
            <text:p>2,85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1" table:formula="of:=AVERAGE([$'Bottom 10% share'.C93:.C96])" office:value-type="percentage" office:value="0.0398411054279418" calcext:value-type="percentage">
            <text:p>3,98%</text:p>
          </table:table-cell>
          <table:table-cell table:style-name="ce11" table:formula="of:=AVERAGE([$'Bottom 10% share'.D93:.D96])" office:value-type="percentage" office:value="0.0322731309974943" calcext:value-type="percentage">
            <text:p>3,23%</text:p>
          </table:table-cell>
          <table:table-cell table:style-name="ce11" table:formula="of:=AVERAGE([$'Bottom 10% share'.E93:.E96])" office:value-type="percentage" office:value="0.041925556896285" calcext:value-type="percentage">
            <text:p>4,19%</text:p>
          </table:table-cell>
          <table:table-cell table:style-name="ce11" table:formula="of:=AVERAGE([$'Bottom 10% share'.B93:.B96])" office:value-type="percentage" office:value="0.0337684113831382" calcext:value-type="percentage">
            <text:p>3,38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11" table:formula="of:=AVERAGE([$'Bottom 10% share'.H93:.H96])" office:value-type="percentage" office:value="0.0438909368312047" calcext:value-type="percentage">
            <text:p>4,39%</text:p>
          </table:table-cell>
          <table:table-cell table:style-name="ce11" table:formula="of:=AVERAGE([$'Bottom 10% share'.I93:.I96])" office:value-type="percentage" office:value="0.0321760644917931" calcext:value-type="percentage">
            <text:p>3,22%</text:p>
          </table:table-cell>
          <table:table-cell table:style-name="ce11" table:formula="of:=AVERAGE([$'Bottom 10% share'.J93:.J96])" office:value-type="percentage" office:value="0.0513095614836046" calcext:value-type="percentage">
            <text:p>5,13%</text:p>
          </table:table-cell>
          <table:table-cell table:style-name="ce11" table:formula="of:=AVERAGE([$'Bottom 10% share'.G93:.G96])" office:value-type="percentage" office:value="0.0367972062842103" calcext:value-type="percentage">
            <text:p>3,68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11" table:formula="of:=AVERAGE([$'Bottom 10% share'.M93:.M96])" office:value-type="percentage" office:value="0.0400714782452264" calcext:value-type="percentage">
            <text:p>4,01%</text:p>
          </table:table-cell>
          <table:table-cell table:style-name="ce11" table:formula="of:=AVERAGE([$'Bottom 10% share'.N93:.N96])" office:value-type="percentage" office:value="0.0301610429607196" calcext:value-type="percentage">
            <text:p>3,02%</text:p>
          </table:table-cell>
          <table:table-cell table:style-name="ce11" table:formula="of:=AVERAGE([$'Bottom 10% share'.O93:.O96])" office:value-type="percentage" office:value="0.0417498052530667" calcext:value-type="percentage">
            <text:p>4,17%</text:p>
          </table:table-cell>
          <table:table-cell table:style-name="ce11" table:formula="of:=AVERAGE([$'Bottom 10% share'.L93:.L96])" office:value-type="percentage" office:value="0.0312584711877394" calcext:value-type="percentage">
            <text:p>3,13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1" table:formula="of:=AVERAGE([$'Bottom 10% share'.C97:.C100])" office:value-type="percentage" office:value="0.0428509443301175" calcext:value-type="percentage">
            <text:p>4,29%</text:p>
          </table:table-cell>
          <table:table-cell table:style-name="ce11" table:formula="of:=AVERAGE([$'Bottom 10% share'.D97:.D100])" office:value-type="percentage" office:value="0.0340677236477659" calcext:value-type="percentage">
            <text:p>3,41%</text:p>
          </table:table-cell>
          <table:table-cell table:style-name="ce11" table:formula="of:=AVERAGE([$'Bottom 10% share'.E97:.E100])" office:value-type="percentage" office:value="0.0458787659432016" calcext:value-type="percentage">
            <text:p>4,59%</text:p>
          </table:table-cell>
          <table:table-cell table:style-name="ce11" table:formula="of:=AVERAGE([$'Bottom 10% share'.B97:.B100])" office:value-type="percentage" office:value="0.0361984110579574" calcext:value-type="percentage">
            <text:p>3,62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11" table:formula="of:=AVERAGE([$'Bottom 10% share'.H97:.H100])" office:value-type="percentage" office:value="0.0442100986581669" calcext:value-type="percentage">
            <text:p>4,42%</text:p>
          </table:table-cell>
          <table:table-cell table:style-name="ce11" table:formula="of:=AVERAGE([$'Bottom 10% share'.I97:.I100])" office:value-type="percentage" office:value="0.0322339769819954" calcext:value-type="percentage">
            <text:p>3,22%</text:p>
          </table:table-cell>
          <table:table-cell table:style-name="ce11" table:formula="of:=AVERAGE([$'Bottom 10% share'.J97:.J100])" office:value-type="percentage" office:value="0.0516819069908702" calcext:value-type="percentage">
            <text:p>5,17%</text:p>
          </table:table-cell>
          <table:table-cell table:style-name="ce11" table:formula="of:=AVERAGE([$'Bottom 10% share'.G97:.G100])" office:value-type="percentage" office:value="0.0369692212231952" calcext:value-type="percentage">
            <text:p>3,70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11" table:formula="of:=AVERAGE([$'Bottom 10% share'.M97:.M100])" office:value-type="percentage" office:value="0.0402851434664557" calcext:value-type="percentage">
            <text:p>4,03%</text:p>
          </table:table-cell>
          <table:table-cell table:style-name="ce11" table:formula="of:=AVERAGE([$'Bottom 10% share'.N97:.N100])" office:value-type="percentage" office:value="0.0310590631504048" calcext:value-type="percentage">
            <text:p>3,11%</text:p>
          </table:table-cell>
          <table:table-cell table:style-name="ce11" table:formula="of:=AVERAGE([$'Bottom 10% share'.O97:.O100])" office:value-type="percentage" office:value="0.0414369861700289" calcext:value-type="percentage">
            <text:p>4,14%</text:p>
          </table:table-cell>
          <table:table-cell table:style-name="ce11" table:formula="of:=AVERAGE([$'Bottom 10% share'.L97:.L100])" office:value-type="percentage" office:value="0.0317832271061221" calcext:value-type="percentage">
            <text:p>3,18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1" table:formula="of:=AVERAGE([$'Bottom 10% share'.C101:.C104])" office:value-type="percentage" office:value="0.0391226885549679" calcext:value-type="percentage">
            <text:p>3,91%</text:p>
          </table:table-cell>
          <table:table-cell table:style-name="ce11" table:formula="of:=AVERAGE([$'Bottom 10% share'.D101:.D104])" office:value-type="percentage" office:value="0.0313868763476765" calcext:value-type="percentage">
            <text:p>3,14%</text:p>
          </table:table-cell>
          <table:table-cell table:style-name="ce11" table:formula="of:=AVERAGE([$'Bottom 10% share'.E101:.E104])" office:value-type="percentage" office:value="0.0417799153174604" calcext:value-type="percentage">
            <text:p>4,18%</text:p>
          </table:table-cell>
          <table:table-cell table:style-name="ce11" table:formula="of:=AVERAGE([$'Bottom 10% share'.B101:.B104])" office:value-type="percentage" office:value="0.0332574027662179" calcext:value-type="percentage">
            <text:p>3,33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11" table:formula="of:=AVERAGE([$'Bottom 10% share'.H101:.H104])" office:value-type="percentage" office:value="0.0427166390908824" calcext:value-type="percentage">
            <text:p>4,27%</text:p>
          </table:table-cell>
          <table:table-cell table:style-name="ce11" table:formula="of:=AVERAGE([$'Bottom 10% share'.I101:.I104])" office:value-type="percentage" office:value="0.0331557574226223" calcext:value-type="percentage">
            <text:p>3,32%</text:p>
          </table:table-cell>
          <table:table-cell table:style-name="ce11" table:formula="of:=AVERAGE([$'Bottom 10% share'.J101:.J104])" office:value-type="percentage" office:value="0.0468799014125827" calcext:value-type="percentage">
            <text:p>4,69%</text:p>
          </table:table-cell>
          <table:table-cell table:style-name="ce11" table:formula="of:=AVERAGE([$'Bottom 10% share'.G101:.G104])" office:value-type="percentage" office:value="0.0358167992837026" calcext:value-type="percentage">
            <text:p>3,58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11" table:formula="of:=AVERAGE([$'Bottom 10% share'.M101:.M104])" office:value-type="percentage" office:value="0.0419906957631816" calcext:value-type="percentage">
            <text:p>4,20%</text:p>
          </table:table-cell>
          <table:table-cell table:style-name="ce11" table:formula="of:=AVERAGE([$'Bottom 10% share'.N101:.N104])" office:value-type="percentage" office:value="0.0315238634114045" calcext:value-type="percentage">
            <text:p>3,15%</text:p>
          </table:table-cell>
          <table:table-cell table:style-name="ce11" table:formula="of:=AVERAGE([$'Bottom 10% share'.O101:.O104])" office:value-type="percentage" office:value="0.0444410669377496" calcext:value-type="percentage">
            <text:p>4,44%</text:p>
          </table:table-cell>
          <table:table-cell table:style-name="ce11" table:formula="of:=AVERAGE([$'Bottom 10% share'.L101:.L104])" office:value-type="percentage" office:value="0.0330409425892157" calcext:value-type="percentage">
            <text:p>3,30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1" table:formula="of:=AVERAGE([$'Bottom 10% share'.C105:.C108])" office:value-type="percentage" office:value="0.0386713506476153" calcext:value-type="percentage">
            <text:p>3,87%</text:p>
          </table:table-cell>
          <table:table-cell table:style-name="ce11" table:formula="of:=AVERAGE([$'Bottom 10% share'.D105:.D108])" office:value-type="percentage" office:value="0.0348072039987359" calcext:value-type="percentage">
            <text:p>3,48%</text:p>
          </table:table-cell>
          <table:table-cell table:style-name="ce11" table:formula="of:=AVERAGE([$'Bottom 10% share'.E105:.E108])" office:value-type="percentage" office:value="0.0412687841905878" calcext:value-type="percentage">
            <text:p>4,13%</text:p>
          </table:table-cell>
          <table:table-cell table:style-name="ce11" table:formula="of:=AVERAGE([$'Bottom 10% share'.B105:.B108])" office:value-type="percentage" office:value="0.0366256664485183" calcext:value-type="percentage">
            <text:p>3,66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Bottom 10% share'.H105:.H108])" office:value-type="percentage" office:value="0.0411443608956203" calcext:value-type="percentage">
            <text:p>4,11%</text:p>
          </table:table-cell>
          <table:table-cell table:style-name="ce11" table:formula="of:=AVERAGE([$'Bottom 10% share'.I105:.I108])" office:value-type="percentage" office:value="0.0332419359720496" calcext:value-type="percentage">
            <text:p>3,32%</text:p>
          </table:table-cell>
          <table:table-cell table:style-name="ce11" table:formula="of:=AVERAGE([$'Bottom 10% share'.J105:.J108])" office:value-type="percentage" office:value="0.0450414492892813" calcext:value-type="percentage">
            <text:p>4,50%</text:p>
          </table:table-cell>
          <table:table-cell table:style-name="ce11" table:formula="of:=AVERAGE([$'Bottom 10% share'.G105:.G108])" office:value-type="percentage" office:value="0.0356903387585345" calcext:value-type="percentage">
            <text:p>3,57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11" table:formula="of:=AVERAGE([$'Bottom 10% share'.M105:.M108])" office:value-type="percentage" office:value="0.0443392352207816" calcext:value-type="percentage">
            <text:p>4,43%</text:p>
          </table:table-cell>
          <table:table-cell table:style-name="ce11" table:formula="of:=AVERAGE([$'Bottom 10% share'.N105:.N108])" office:value-type="percentage" office:value="0.0318230686550027" calcext:value-type="percentage">
            <text:p>3,18%</text:p>
          </table:table-cell>
          <table:table-cell table:style-name="ce11" table:formula="of:=AVERAGE([$'Bottom 10% share'.O105:.O108])" office:value-type="percentage" office:value="0.0472751610968924" calcext:value-type="percentage">
            <text:p>4,73%</text:p>
          </table:table-cell>
          <table:table-cell table:style-name="ce11" table:formula="of:=AVERAGE([$'Bottom 10% share'.L105:.L108])" office:value-type="percentage" office:value="0.0336154539134878" calcext:value-type="percentage">
            <text:p>3,36%</text:p>
          </table:table-cell>
          <table:table-cell table:number-columns-repeated="1009"/>
        </table:table-row>
        <table:table-row table:style-name="ro1">
          <table:table-cell>
            <draw:frame table:end-cell-address="'Bottom 10% share yearly'.D61" table:end-x="52.75mm" table:end-y="3.6mm" draw:z-index="1" draw:name="Chart 4" draw:style-name="gr1" draw:text-style-name="P1" svg:width="226.62mm" svg:height="157.31mm" svg:x="0.75mm" svg:y="5.04mm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18.71mm" table:end-y="0.78mm" draw:z-index="0" draw:name="Chart 2" draw:style-name="gr1" draw:text-style-name="P1" svg:width="218.88mm" svg:height="157.31mm" svg:x="11.51mm" svg:y="2.22mm">
              <draw:object draw:notify-on-update-of-ranges="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 'Bottom 10% share yearly'.F4:'Bottom 10% share yearly'.F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19.95mm" table:end-y="3.6mm" draw:z-index="2" draw:name="Chart 5" draw:style-name="gr1" draw:text-style-name="P1" svg:width="216.53mm" svg:height="157.31mm" svg:x="0.75mm" svg:y="5.04mm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istribution_low" table:style-name="ta9">
        <table:table-column table:style-name="co8" table:number-columns-repeated="17" table:default-cell-style-name="ce2"/>
        <table:table-column table:style-name="co8" table:number-columns-repeated="1007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35" calcext:value-type="float">
            <text:p>0,036255883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5712685193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3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3" calcext:value-type="float">
            <text:p>0,0277913408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85" calcext:value-type="float">
            <text:p>0,0376366877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9174018734" calcext:value-type="float">
            <text:p>0,0272549174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647904374" calcext:value-type="float">
            <text:p>0,0280831648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3" calcext:value-type="float">
            <text:p>0,0360726327</text:p>
          </table:table-cell>
          <table:table-cell office:value-type="float" office:value="0.0279736722697479" calcext:value-type="float">
            <text:p>0,0279736723</text:p>
          </table:table-cell>
          <table:table-cell office:value-type="float" office:value="0.0267652977079268" calcext:value-type="float">
            <text:p>0,0267652977</text:p>
          </table:table-cell>
          <table:table-cell office:value-type="float" office:value="0.0403707076059815" calcext:value-type="float">
            <text:p>0,0403707076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18" calcext:value-type="float">
            <text:p>0,0374073076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969551569" calcext:value-type="float">
            <text:p>0,027312297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1" calcext:value-type="float">
            <text:p>0,0367252147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8114608684" calcext:value-type="float">
            <text:p>0,0272258115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7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79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26" calcext:value-type="float">
            <text:p>0,037429173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4900615621" calcext:value-type="float">
            <text:p>0,3853849006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2405134326" calcext:value-type="float">
            <text:p>0,403572405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98043292218" calcext:value-type="float">
            <text:p>8,1419804329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5960991314" calcext:value-type="float">
            <text:p>0,215715961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6830122803" calcext:value-type="float">
            <text:p>0,2257568301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5337185056" calcext:value-type="float">
            <text:p>0,0386865337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3730334202" calcext:value-type="float">
            <text:p>0,029491373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40925015562" calcext:value-type="float">
            <text:p>0,38754092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5262950284" calcext:value-type="float">
            <text:p>0,408055263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11559579104" calcext:value-type="float">
            <text:p>8,4531155958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3713961914" calcext:value-type="float">
            <text:p>0,215063714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6893894232" calcext:value-type="float">
            <text:p>0,2267868939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747504376" calcext:value-type="float">
            <text:p>0,0381477475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691846038" calcext:value-type="float">
            <text:p>0,0277041692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7649980063612" calcext:value-type="float">
            <text:p>0,3876499801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4020959847" calcext:value-type="float">
            <text:p>0,405004021</text:p>
          </table:table-cell>
          <table:table-cell office:value-type="float" office:value="0.428109268961381" calcext:value-type="float">
            <text:p>0,428109269</text:p>
          </table:table-cell>
          <table:table-cell office:value-type="float" office:value="6.77996870126712" calcext:value-type="float">
            <text:p>6,7799687013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53647389369022" calcext:value-type="float">
            <text:p>8,5364738937</text:p>
          </table:table-cell>
          <table:table-cell office:value-type="float" office:value="0.217411069039455" calcext:value-type="float">
            <text:p>0,217411069</text:p>
          </table:table-cell>
          <table:table-cell office:value-type="float" office:value="0.24438963490306" calcext:value-type="float">
            <text:p>0,2443896349</text:p>
          </table:table-cell>
          <table:table-cell office:value-type="float" office:value="0.226849978152998" calcext:value-type="float">
            <text:p>0,2268499782</text:p>
          </table:table-cell>
          <table:table-cell office:value-type="float" office:value="0.230827042357234" calcext:value-type="float">
            <text:p>0,2308270424</text:p>
          </table:table-cell>
          <table:table-cell office:value-type="float" office:value="0.0386335576165141" calcext:value-type="float">
            <text:p>0,0386335576</text:p>
          </table:table-cell>
          <table:table-cell office:value-type="float" office:value="0.0304424281876955" calcext:value-type="float">
            <text:p>0,0304424282</text:p>
          </table:table-cell>
          <table:table-cell office:value-type="float" office:value="0.0288977637352268" calcext:value-type="float">
            <text:p>0,0288977637</text:p>
          </table:table-cell>
          <table:table-cell office:value-type="float" office:value="0.0433420092788247" calcext:value-type="float">
            <text:p>0,0433420093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2309693248899" calcext:value-type="float">
            <text:p>0,3923096932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61916356" calcext:value-type="float">
            <text:p>0,4092358619</text:p>
          </table:table-cell>
          <table:table-cell office:value-type="float" office:value="0.431264368323044" calcext:value-type="float">
            <text:p>0,4312643683</text:p>
          </table:table-cell>
          <table:table-cell office:value-type="float" office:value="6.64757834233519" calcext:value-type="float">
            <text:p>6,6475783423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07147290608" calcext:value-type="float">
            <text:p>8,0707147291</text:p>
          </table:table-cell>
          <table:table-cell office:value-type="float" office:value="8.40295991543925" calcext:value-type="float">
            <text:p>8,4029599154</text:p>
          </table:table-cell>
          <table:table-cell office:value-type="float" office:value="0.221615624236194" calcext:value-type="float">
            <text:p>0,2216156242</text:p>
          </table:table-cell>
          <table:table-cell office:value-type="float" office:value="0.248913861117309" calcext:value-type="float">
            <text:p>0,2489138611</text:p>
          </table:table-cell>
          <table:table-cell office:value-type="float" office:value="0.231309304277067" calcext:value-type="float">
            <text:p>0,2313093043</text:p>
          </table:table-cell>
          <table:table-cell office:value-type="float" office:value="0.235027485872777" calcext:value-type="float">
            <text:p>0,2350274859</text:p>
          </table:table-cell>
          <table:table-cell office:value-type="float" office:value="0.0416637966269256" calcext:value-type="float">
            <text:p>0,0416637966</text:p>
          </table:table-cell>
          <table:table-cell office:value-type="float" office:value="0.032154452876101" calcext:value-type="float">
            <text:p>0,0321544529</text:p>
          </table:table-cell>
          <table:table-cell office:value-type="float" office:value="0.0306304507753484" calcext:value-type="float">
            <text:p>0,0306304508</text:p>
          </table:table-cell>
          <table:table-cell office:value-type="float" office:value="0.0467571841926494" calcext:value-type="float">
            <text:p>0,0467571842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4910963271049" calcext:value-type="float">
            <text:p>0,3949109633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6942297329" calcext:value-type="float">
            <text:p>0,4118969423</text:p>
          </table:table-cell>
          <table:table-cell office:value-type="float" office:value="0.431397382806869" calcext:value-type="float">
            <text:p>0,4313973828</text:p>
          </table:table-cell>
          <table:table-cell office:value-type="float" office:value="6.66446328171797" calcext:value-type="float">
            <text:p>6,6644632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49578202305251" calcext:value-type="float">
            <text:p>8,4957820231</text:p>
          </table:table-cell>
          <table:table-cell office:value-type="float" office:value="0.223790199689832" calcext:value-type="float">
            <text:p>0,2237901997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8266216948" calcext:value-type="float">
            <text:p>0,2336082662</text:p>
          </table:table-cell>
          <table:table-cell office:value-type="float" office:value="0.242817119564992" calcext:value-type="float">
            <text:p>0,2428171196</text:p>
          </table:table-cell>
          <table:table-cell office:value-type="float" office:value="0.0398901918236542" calcext:value-type="float">
            <text:p>0,0398901918</text:p>
          </table:table-cell>
          <table:table-cell office:value-type="float" office:value="0.030675148845554" calcext:value-type="float">
            <text:p>0,0306751488</text:p>
          </table:table-cell>
          <table:table-cell office:value-type="float" office:value="0.0306214094497018" calcext:value-type="float">
            <text:p>0,0306214094</text:p>
          </table:table-cell>
          <table:table-cell office:value-type="float" office:value="0.0428530390843512" calcext:value-type="float">
            <text:p>0,042853039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9904290549046" calcext:value-type="float">
            <text:p>0,3899042905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4687830831" calcext:value-type="float">
            <text:p>0,4088246878</text:p>
          </table:table-cell>
          <table:table-cell office:value-type="float" office:value="0.428465240526189" calcext:value-type="float">
            <text:p>0,4284652405</text:p>
          </table:table-cell>
          <table:table-cell office:value-type="float" office:value="6.49283442093562" calcext:value-type="float">
            <text:p>6,4928344209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28346295415" calcext:value-type="float">
            <text:p>8,125283463</text:p>
          </table:table-cell>
          <table:table-cell office:value-type="float" office:value="8.40325803651851" calcext:value-type="float">
            <text:p>8,4032580365</text:p>
          </table:table-cell>
          <table:table-cell office:value-type="float" office:value="0.219661140347749" calcext:value-type="float">
            <text:p>0,2196611403</text:p>
          </table:table-cell>
          <table:table-cell office:value-type="float" office:value="0.253910772584182" calcext:value-type="float">
            <text:p>0,2539107726</text:p>
          </table:table-cell>
          <table:table-cell office:value-type="float" office:value="0.230642601294549" calcext:value-type="float">
            <text:p>0,2306426013</text:p>
          </table:table-cell>
          <table:table-cell office:value-type="float" office:value="0.237997519068973" calcext:value-type="float">
            <text:p>0,2379975191</text:p>
          </table:table-cell>
          <table:table-cell office:value-type="float" office:value="0.0382240923127097" calcext:value-type="float">
            <text:p>0,0382240923</text:p>
          </table:table-cell>
          <table:table-cell office:value-type="float" office:value="0.0275848817633654" calcext:value-type="float">
            <text:p>0,0275848818</text:p>
          </table:table-cell>
          <table:table-cell office:value-type="float" office:value="0.028144882824838" calcext:value-type="float">
            <text:p>0,0281448828</text:p>
          </table:table-cell>
          <table:table-cell office:value-type="float" office:value="0.0408856167653288" calcext:value-type="float">
            <text:p>0,040885616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770381028368" calcext:value-type="float">
            <text:p>0,391770381</text:p>
          </table:table-cell>
          <table:table-cell office:value-type="float" office:value="0.449131771276947" calcext:value-type="float">
            <text:p>0,4491317713</text:p>
          </table:table-cell>
          <table:table-cell office:value-type="float" office:value="0.410785636136598" calcext:value-type="float">
            <text:p>0,4107856361</text:p>
          </table:table-cell>
          <table:table-cell office:value-type="float" office:value="0.429378450261917" calcext:value-type="float">
            <text:p>0,4293784503</text:p>
          </table:table-cell>
          <table:table-cell office:value-type="float" office:value="6.50980070279745" calcext:value-type="float">
            <text:p>6,5098007028</text:p>
          </table:table-cell>
          <table:table-cell office:value-type="float" office:value="10.7011146455363" calcext:value-type="float">
            <text:p>10,7011146455</text:p>
          </table:table-cell>
          <table:table-cell office:value-type="float" office:value="8.10921900453934" calcext:value-type="float">
            <text:p>8,1092190045</text:p>
          </table:table-cell>
          <table:table-cell office:value-type="float" office:value="8.29873018185304" calcext:value-type="float">
            <text:p>8,2987301819</text:p>
          </table:table-cell>
          <table:table-cell office:value-type="float" office:value="0.223677966172055" calcext:value-type="float">
            <text:p>0,2236779662</text:p>
          </table:table-cell>
          <table:table-cell office:value-type="float" office:value="0.257318996727244" calcext:value-type="float">
            <text:p>0,2573189967</text:p>
          </table:table-cell>
          <table:table-cell office:value-type="float" office:value="0.233848518922258" calcext:value-type="float">
            <text:p>0,2338485189</text:p>
          </table:table-cell>
          <table:table-cell office:value-type="float" office:value="0.242497107571413" calcext:value-type="float">
            <text:p>0,2424971076</text:p>
          </table:table-cell>
          <table:table-cell office:value-type="float" office:value="0.0410319581917958" calcext:value-type="float">
            <text:p>0,0410319582</text:p>
          </table:table-cell>
          <table:table-cell office:value-type="float" office:value="0.0298639474419514" calcext:value-type="float">
            <text:p>0,0298639474</text:p>
          </table:table-cell>
          <table:table-cell office:value-type="float" office:value="0.0290992507873695" calcext:value-type="float">
            <text:p>0,0290992508</text:p>
          </table:table-cell>
          <table:table-cell office:value-type="float" office:value="0.0456220860552789" calcext:value-type="float">
            <text:p>0,045622086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1033398227891" calcext:value-type="float">
            <text:p>0,3910333982</text:p>
          </table:table-cell>
          <table:table-cell office:value-type="float" office:value="0.450146623574495" calcext:value-type="float">
            <text:p>0,4501466236</text:p>
          </table:table-cell>
          <table:table-cell office:value-type="float" office:value="0.409793813551148" calcext:value-type="float">
            <text:p>0,4097938136</text:p>
          </table:table-cell>
          <table:table-cell office:value-type="float" office:value="0.429801539943128" calcext:value-type="float">
            <text:p>0,4298015399</text:p>
          </table:table-cell>
          <table:table-cell office:value-type="float" office:value="6.57053193445872" calcext:value-type="float">
            <text:p>6,5705319345</text:p>
          </table:table-cell>
          <table:table-cell office:value-type="float" office:value="11.3051615258696" calcext:value-type="float">
            <text:p>11,3051615259</text:p>
          </table:table-cell>
          <table:table-cell office:value-type="float" office:value="8.18638459911218" calcext:value-type="float">
            <text:p>8,1863845991</text:p>
          </table:table-cell>
          <table:table-cell office:value-type="float" office:value="8.38656694025738" calcext:value-type="float">
            <text:p>8,3865669403</text:p>
          </table:table-cell>
          <table:table-cell office:value-type="float" office:value="0.221325135114798" calcext:value-type="float">
            <text:p>0,2213251351</text:p>
          </table:table-cell>
          <table:table-cell office:value-type="float" office:value="0.248643300516794" calcext:value-type="float">
            <text:p>0,2486433005</text:p>
          </table:table-cell>
          <table:table-cell office:value-type="float" office:value="0.231221408364292" calcext:value-type="float">
            <text:p>0,2312214084</text:p>
          </table:table-cell>
          <table:table-cell office:value-type="float" office:value="0.234420455880041" calcext:value-type="float">
            <text:p>0,2344204559</text:p>
          </table:table-cell>
          <table:table-cell office:value-type="float" office:value="0.0414542176497337" calcext:value-type="float">
            <text:p>0,0414542176</text:p>
          </table:table-cell>
          <table:table-cell office:value-type="float" office:value="0.0316856844840765" calcext:value-type="float">
            <text:p>0,0316856845</text:p>
          </table:table-cell>
          <table:table-cell office:value-type="float" office:value="0.0305750716475067" calcext:value-type="float">
            <text:p>0,0305750716</text:p>
          </table:table-cell>
          <table:table-cell office:value-type="float" office:value="0.0461622157632789" calcext:value-type="float">
            <text:p>0,046162215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2688336865755" calcext:value-type="float">
            <text:p>0,3926883369</text:p>
          </table:table-cell>
          <table:table-cell office:value-type="float" office:value="0.451435435560751" calcext:value-type="float">
            <text:p>0,4514354356</text:p>
          </table:table-cell>
          <table:table-cell office:value-type="float" office:value="0.409405969685735" calcext:value-type="float">
            <text:p>0,4094059697</text:p>
          </table:table-cell>
          <table:table-cell office:value-type="float" office:value="0.433507329364067" calcext:value-type="float">
            <text:p>0,4335073294</text:p>
          </table:table-cell>
          <table:table-cell office:value-type="float" office:value="6.96412653898567" calcext:value-type="float">
            <text:p>6,964126539</text:p>
          </table:table-cell>
          <table:table-cell office:value-type="float" office:value="11.4371143755385" calcext:value-type="float">
            <text:p>11,4371143755</text:p>
          </table:table-cell>
          <table:table-cell office:value-type="float" office:value="8.32171331109048" calcext:value-type="float">
            <text:p>8,3217133111</text:p>
          </table:table-cell>
          <table:table-cell office:value-type="float" office:value="8.72662254097569" calcext:value-type="float">
            <text:p>8,726622541</text:p>
          </table:table-cell>
          <table:table-cell office:value-type="float" office:value="0.222500587030632" calcext:value-type="float">
            <text:p>0,222500587</text:p>
          </table:table-cell>
          <table:table-cell office:value-type="float" office:value="0.249166733301026" calcext:value-type="float">
            <text:p>0,2491667333</text:p>
          </table:table-cell>
          <table:table-cell office:value-type="float" office:value="0.231803868026981" calcext:value-type="float">
            <text:p>0,231803868</text:p>
          </table:table-cell>
          <table:table-cell office:value-type="float" office:value="0.235774586582768" calcext:value-type="float">
            <text:p>0,2357745866</text:p>
          </table:table-cell>
          <table:table-cell office:value-type="float" office:value="0.0387277565260656" calcext:value-type="float">
            <text:p>0,0387277565</text:p>
          </table:table-cell>
          <table:table-cell office:value-type="float" office:value="0.0293598503021794" calcext:value-type="float">
            <text:p>0,0293598503</text:p>
          </table:table-cell>
          <table:table-cell office:value-type="float" office:value="0.0296324550546603" calcext:value-type="float">
            <text:p>0,0296324551</text:p>
          </table:table-cell>
          <table:table-cell office:value-type="float" office:value="0.0415548726939622" calcext:value-type="float">
            <text:p>0,0415548727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96005020941968" calcext:value-type="float">
            <text:p>0,3960050209</text:p>
          </table:table-cell>
          <table:table-cell office:value-type="float" office:value="0.455170334964472" calcext:value-type="float">
            <text:p>0,455170335</text:p>
          </table:table-cell>
          <table:table-cell office:value-type="float" office:value="0.414965322822187" calcext:value-type="float">
            <text:p>0,4149653228</text:p>
          </table:table-cell>
          <table:table-cell office:value-type="float" office:value="0.433675368480549" calcext:value-type="float">
            <text:p>0,4336753685</text:p>
          </table:table-cell>
          <table:table-cell office:value-type="float" office:value="6.78271219423301" calcext:value-type="float">
            <text:p>6,7827121942</text:p>
          </table:table-cell>
          <table:table-cell office:value-type="float" office:value="10.9918098381798" calcext:value-type="float">
            <text:p>10,9918098382</text:p>
          </table:table-cell>
          <table:table-cell office:value-type="float" office:value="8.41373070978385" calcext:value-type="float">
            <text:p>8,4137307098</text:p>
          </table:table-cell>
          <table:table-cell office:value-type="float" office:value="8.61180135027749" calcext:value-type="float">
            <text:p>8,6118013503</text:p>
          </table:table-cell>
          <table:table-cell office:value-type="float" office:value="0.221700262265398" calcext:value-type="float">
            <text:p>0,2217002623</text:p>
          </table:table-cell>
          <table:table-cell office:value-type="float" office:value="0.256223502763665" calcext:value-type="float">
            <text:p>0,2562235028</text:p>
          </table:table-cell>
          <table:table-cell office:value-type="float" office:value="0.23266563364446" calcext:value-type="float">
            <text:p>0,2326656336</text:p>
          </table:table-cell>
          <table:table-cell office:value-type="float" office:value="0.240115144118578" calcext:value-type="float">
            <text:p>0,2401151441</text:p>
          </table:table-cell>
          <table:table-cell office:value-type="float" office:value="0.0384104963155573" calcext:value-type="float">
            <text:p>0,0384104963</text:p>
          </table:table-cell>
          <table:table-cell office:value-type="float" office:value="0.0284758592080852" calcext:value-type="float">
            <text:p>0,0284758592</text:p>
          </table:table-cell>
          <table:table-cell office:value-type="float" office:value="0.0282632259791397" calcext:value-type="float">
            <text:p>0,028263226</text:p>
          </table:table-cell>
          <table:table-cell office:value-type="float" office:value="0.0419983072236526" calcext:value-type="float">
            <text:p>0,0419983072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7786269396949" calcext:value-type="float">
            <text:p>0,3977862694</text:p>
          </table:table-cell>
          <table:table-cell office:value-type="float" office:value="0.454519061837908" calcext:value-type="float">
            <text:p>0,4545190618</text:p>
          </table:table-cell>
          <table:table-cell office:value-type="float" office:value="0.412664913392935" calcext:value-type="float">
            <text:p>0,4126649134</text:p>
          </table:table-cell>
          <table:table-cell office:value-type="float" office:value="0.44048854762458" calcext:value-type="float">
            <text:p>0,4404885476</text:p>
          </table:table-cell>
          <table:table-cell office:value-type="float" office:value="6.90570216599805" calcext:value-type="float">
            <text:p>6,905702166</text:p>
          </table:table-cell>
          <table:table-cell office:value-type="float" office:value="10.8778825005145" calcext:value-type="float">
            <text:p>10,8778825005</text:p>
          </table:table-cell>
          <table:table-cell office:value-type="float" office:value="8.41454685525066" calcext:value-type="float">
            <text:p>8,4145468553</text:p>
          </table:table-cell>
          <table:table-cell office:value-type="float" office:value="9.03233034243766" calcext:value-type="float">
            <text:p>9,0323303424</text:p>
          </table:table-cell>
          <table:table-cell office:value-type="float" office:value="0.225905559190029" calcext:value-type="float">
            <text:p>0,2259055592</text:p>
          </table:table-cell>
          <table:table-cell office:value-type="float" office:value="0.25935242647485" calcext:value-type="float">
            <text:p>0,2593524265</text:p>
          </table:table-cell>
          <table:table-cell office:value-type="float" office:value="0.23454894838736" calcext:value-type="float">
            <text:p>0,2345489484</text:p>
          </table:table-cell>
          <table:table-cell office:value-type="float" office:value="0.246486900575704" calcext:value-type="float">
            <text:p>0,2464869006</text:p>
          </table:table-cell>
          <table:table-cell office:value-type="float" office:value="0.0397567864380505" calcext:value-type="float">
            <text:p>0,0397567864</text:p>
          </table:table-cell>
          <table:table-cell office:value-type="float" office:value="0.0308981712210509" calcext:value-type="float">
            <text:p>0,0308981712</text:p>
          </table:table-cell>
          <table:table-cell office:value-type="float" office:value="0.0299240338058544" calcext:value-type="float">
            <text:p>0,0299240338</text:p>
          </table:table-cell>
          <table:table-cell office:value-type="float" office:value="0.0440860180222803" calcext:value-type="float">
            <text:p>0,044086018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7537574819342" calcext:value-type="float">
            <text:p>0,3975375748</text:p>
          </table:table-cell>
          <table:table-cell office:value-type="float" office:value="0.4567009774339" calcext:value-type="float">
            <text:p>0,4567009774</text:p>
          </table:table-cell>
          <table:table-cell office:value-type="float" office:value="0.412914493978738" calcext:value-type="float">
            <text:p>0,412914494</text:p>
          </table:table-cell>
          <table:table-cell office:value-type="float" office:value="0.441336393322295" calcext:value-type="float">
            <text:p>0,4413363933</text:p>
          </table:table-cell>
          <table:table-cell office:value-type="float" office:value="6.96602999077715" calcext:value-type="float">
            <text:p>6,9660299908</text:p>
          </table:table-cell>
          <table:table-cell office:value-type="float" office:value="11.3603848313514" calcext:value-type="float">
            <text:p>11,3603848314</text:p>
          </table:table-cell>
          <table:table-cell office:value-type="float" office:value="8.55935583386857" calcext:value-type="float">
            <text:p>8,5593558339</text:p>
          </table:table-cell>
          <table:table-cell office:value-type="float" office:value="9.45932463722054" calcext:value-type="float">
            <text:p>9,4593246372</text:p>
          </table:table-cell>
          <table:table-cell office:value-type="float" office:value="0.22816515046456" calcext:value-type="float">
            <text:p>0,2281651505</text:p>
          </table:table-cell>
          <table:table-cell office:value-type="float" office:value="0.261227823010907" calcext:value-type="float">
            <text:p>0,261227823</text:p>
          </table:table-cell>
          <table:table-cell office:value-type="float" office:value="0.236762025050516" calcext:value-type="float">
            <text:p>0,2367620251</text:p>
          </table:table-cell>
          <table:table-cell office:value-type="float" office:value="0.248435464130549" calcext:value-type="float">
            <text:p>0,2484354641</text:p>
          </table:table-cell>
          <table:table-cell office:value-type="float" office:value="0.0383809577382074" calcext:value-type="float">
            <text:p>0,0383809577</text:p>
          </table:table-cell>
          <table:table-cell office:value-type="float" office:value="0.0300698281614662" calcext:value-type="float">
            <text:p>0,0300698282</text:p>
          </table:table-cell>
          <table:table-cell office:value-type="float" office:value="0.0290824842709169" calcext:value-type="float">
            <text:p>0,0290824843</text:p>
          </table:table-cell>
          <table:table-cell office:value-type="float" office:value="0.042562330625518" calcext:value-type="float">
            <text:p>0,0425623306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01364715646242" calcext:value-type="float">
            <text:p>0,4013647156</text:p>
          </table:table-cell>
          <table:table-cell office:value-type="float" office:value="0.459408261830218" calcext:value-type="float">
            <text:p>0,4594082618</text:p>
          </table:table-cell>
          <table:table-cell office:value-type="float" office:value="0.415495754234952" calcext:value-type="float">
            <text:p>0,4154957542</text:p>
          </table:table-cell>
          <table:table-cell office:value-type="float" office:value="0.444868269350011" calcext:value-type="float">
            <text:p>0,4448682694</text:p>
          </table:table-cell>
          <table:table-cell office:value-type="float" office:value="7.15673049341667" calcext:value-type="float">
            <text:p>7,1567304934</text:p>
          </table:table-cell>
          <table:table-cell office:value-type="float" office:value="11.1742686367767" calcext:value-type="float">
            <text:p>11,1742686368</text:p>
          </table:table-cell>
          <table:table-cell office:value-type="float" office:value="8.46313474690052" calcext:value-type="float">
            <text:p>8,4631347469</text:p>
          </table:table-cell>
          <table:table-cell office:value-type="float" office:value="9.46660486318638" calcext:value-type="float">
            <text:p>9,4666048632</text:p>
          </table:table-cell>
          <table:table-cell office:value-type="float" office:value="0.232958728469008" calcext:value-type="float">
            <text:p>0,2329587285</text:p>
          </table:table-cell>
          <table:table-cell office:value-type="float" office:value="0.268567561413492" calcext:value-type="float">
            <text:p>0,2685675614</text:p>
          </table:table-cell>
          <table:table-cell office:value-type="float" office:value="0.24098711359445" calcext:value-type="float">
            <text:p>0,2409871136</text:p>
          </table:table-cell>
          <table:table-cell office:value-type="float" office:value="0.256416665744305" calcext:value-type="float">
            <text:p>0,2564166657</text:p>
          </table:table-cell>
          <table:table-cell office:value-type="float" office:value="0.039047717101198" calcext:value-type="float">
            <text:p>0,0390477171</text:p>
          </table:table-cell>
          <table:table-cell office:value-type="float" office:value="0.0322864257001256" calcext:value-type="float">
            <text:p>0,0322864257</text:p>
          </table:table-cell>
          <table:table-cell office:value-type="float" office:value="0.030292411317776" calcext:value-type="float">
            <text:p>0,0302924113</text:p>
          </table:table-cell>
          <table:table-cell office:value-type="float" office:value="0.0440868980035363" calcext:value-type="float">
            <text:p>0,044086898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4305978897148" calcext:value-type="float">
            <text:p>0,3943059789</text:p>
          </table:table-cell>
          <table:table-cell office:value-type="float" office:value="0.459822747544332" calcext:value-type="float">
            <text:p>0,4598227475</text:p>
          </table:table-cell>
          <table:table-cell office:value-type="float" office:value="0.411968593157241" calcext:value-type="float">
            <text:p>0,4119685932</text:p>
          </table:table-cell>
          <table:table-cell office:value-type="float" office:value="0.438955660407119" calcext:value-type="float">
            <text:p>0,4389556604</text:p>
          </table:table-cell>
          <table:table-cell office:value-type="float" office:value="6.8110795385819" calcext:value-type="float">
            <text:p>6,8110795386</text:p>
          </table:table-cell>
          <table:table-cell office:value-type="float" office:value="11.0041865879801" calcext:value-type="float">
            <text:p>11,004186588</text:p>
          </table:table-cell>
          <table:table-cell office:value-type="float" office:value="8.42372273886669" calcext:value-type="float">
            <text:p>8,4237227389</text:p>
          </table:table-cell>
          <table:table-cell office:value-type="float" office:value="8.92255585505356" calcext:value-type="float">
            <text:p>8,9225558551</text:p>
          </table:table-cell>
          <table:table-cell office:value-type="float" office:value="0.231475471409182" calcext:value-type="float">
            <text:p>0,2314754714</text:p>
          </table:table-cell>
          <table:table-cell office:value-type="float" office:value="0.26443231405338" calcext:value-type="float">
            <text:p>0,2644323141</text:p>
          </table:table-cell>
          <table:table-cell office:value-type="float" office:value="0.242165315410731" calcext:value-type="float">
            <text:p>0,2421653154</text:p>
          </table:table-cell>
          <table:table-cell office:value-type="float" office:value="0.248329039709902" calcext:value-type="float">
            <text:p>0,2483290397</text:p>
          </table:table-cell>
          <table:table-cell office:value-type="float" office:value="0.0414722671210111" calcext:value-type="float">
            <text:p>0,0414722671</text:p>
          </table:table-cell>
          <table:table-cell office:value-type="float" office:value="0.033305335728049" calcext:value-type="float">
            <text:p>0,0333053357</text:p>
          </table:table-cell>
          <table:table-cell office:value-type="float" office:value="0.0312054355115699" calcext:value-type="float">
            <text:p>0,0312054355</text:p>
          </table:table-cell>
          <table:table-cell office:value-type="float" office:value="0.0473416095937347" calcext:value-type="float">
            <text:p>0,0473416096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00324137317834" calcext:value-type="float">
            <text:p>0,4003241373</text:p>
          </table:table-cell>
          <table:table-cell office:value-type="float" office:value="0.466768645062953" calcext:value-type="float">
            <text:p>0,4667686451</text:p>
          </table:table-cell>
          <table:table-cell office:value-type="float" office:value="0.414934747563347" calcext:value-type="float">
            <text:p>0,4149347476</text:p>
          </table:table-cell>
          <table:table-cell office:value-type="float" office:value="0.449013248420369" calcext:value-type="float">
            <text:p>0,4490132484</text:p>
          </table:table-cell>
          <table:table-cell office:value-type="float" office:value="7.18228543272377" calcext:value-type="float">
            <text:p>7,1822854327</text:p>
          </table:table-cell>
          <table:table-cell office:value-type="float" office:value="11.7525990697023" calcext:value-type="float">
            <text:p>11,7525990697</text:p>
          </table:table-cell>
          <table:table-cell office:value-type="float" office:value="8.52914904652316" calcext:value-type="float">
            <text:p>8,5291490465</text:p>
          </table:table-cell>
          <table:table-cell office:value-type="float" office:value="9.51916069356136" calcext:value-type="float">
            <text:p>9,5191606936</text:p>
          </table:table-cell>
          <table:table-cell office:value-type="float" office:value="0.231330085154735" calcext:value-type="float">
            <text:p>0,2313300852</text:p>
          </table:table-cell>
          <table:table-cell office:value-type="float" office:value="0.263153817322332" calcext:value-type="float">
            <text:p>0,2631538173</text:p>
          </table:table-cell>
          <table:table-cell office:value-type="float" office:value="0.24066293322988" calcext:value-type="float">
            <text:p>0,2406629332</text:p>
          </table:table-cell>
          <table:table-cell office:value-type="float" office:value="0.249029434879862" calcext:value-type="float">
            <text:p>0,2490294349</text:p>
          </table:table-cell>
          <table:table-cell office:value-type="float" office:value="0.0378515392055756" calcext:value-type="float">
            <text:p>0,0378515392</text:p>
          </table:table-cell>
          <table:table-cell office:value-type="float" office:value="0.0321280354664643" calcext:value-type="float">
            <text:p>0,0321280355</text:p>
          </table:table-cell>
          <table:table-cell office:value-type="float" office:value="0.028453214732518" calcext:value-type="float">
            <text:p>0,0284532147</text:p>
          </table:table-cell>
          <table:table-cell office:value-type="float" office:value="0.0449390185166436" calcext:value-type="float">
            <text:p>0,0449390185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99948365537586" calcext:value-type="float">
            <text:p>0,3999483655</text:p>
          </table:table-cell>
          <table:table-cell office:value-type="float" office:value="0.465534857604492" calcext:value-type="float">
            <text:p>0,4655348576</text:p>
          </table:table-cell>
          <table:table-cell office:value-type="float" office:value="0.415006804701995" calcext:value-type="float">
            <text:p>0,4150068047</text:p>
          </table:table-cell>
          <table:table-cell office:value-type="float" office:value="0.447533810672986" calcext:value-type="float">
            <text:p>0,4475338107</text:p>
          </table:table-cell>
          <table:table-cell office:value-type="float" office:value="7.17190890558789" calcext:value-type="float">
            <text:p>7,1719089056</text:p>
          </table:table-cell>
          <table:table-cell office:value-type="float" office:value="11.7065291048814" calcext:value-type="float">
            <text:p>11,7065291049</text:p>
          </table:table-cell>
          <table:table-cell office:value-type="float" office:value="8.3700951244545" calcext:value-type="float">
            <text:p>8,3700951245</text:p>
          </table:table-cell>
          <table:table-cell office:value-type="float" office:value="9.7804305688016" calcext:value-type="float">
            <text:p>9,7804305688</text:p>
          </table:table-cell>
          <table:table-cell office:value-type="float" office:value="0.234581529250053" calcext:value-type="float">
            <text:p>0,2345815293</text:p>
          </table:table-cell>
          <table:table-cell office:value-type="float" office:value="0.265480137919321" calcext:value-type="float">
            <text:p>0,2654801379</text:p>
          </table:table-cell>
          <table:table-cell office:value-type="float" office:value="0.243785885642248" calcext:value-type="float">
            <text:p>0,2437858856</text:p>
          </table:table-cell>
          <table:table-cell office:value-type="float" office:value="0.251543382195232" calcext:value-type="float">
            <text:p>0,2515433822</text:p>
          </table:table-cell>
          <table:table-cell office:value-type="float" office:value="0.0362305022708064" calcext:value-type="float">
            <text:p>0,0362305023</text:p>
          </table:table-cell>
          <table:table-cell office:value-type="float" office:value="0.0297176328625913" calcext:value-type="float">
            <text:p>0,0297176329</text:p>
          </table:table-cell>
          <table:table-cell office:value-type="float" office:value="0.0272189807490219" calcext:value-type="float">
            <text:p>0,0272189807</text:p>
          </table:table-cell>
          <table:table-cell office:value-type="float" office:value="0.042116582543024" calcext:value-type="float">
            <text:p>0,0421165825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6036845539973" calcext:value-type="float">
            <text:p>0,3960368455</text:p>
          </table:table-cell>
          <table:table-cell office:value-type="float" office:value="0.461057894859877" calcext:value-type="float">
            <text:p>0,4610578949</text:p>
          </table:table-cell>
          <table:table-cell office:value-type="float" office:value="0.410918028026611" calcext:value-type="float">
            <text:p>0,410918028</text:p>
          </table:table-cell>
          <table:table-cell office:value-type="float" office:value="0.444891630331378" calcext:value-type="float">
            <text:p>0,4448916303</text:p>
          </table:table-cell>
          <table:table-cell office:value-type="float" office:value="7.16442955477002" calcext:value-type="float">
            <text:p>7,1644295548</text:p>
          </table:table-cell>
          <table:table-cell office:value-type="float" office:value="11.098431837222" calcext:value-type="float">
            <text:p>11,0984318372</text:p>
          </table:table-cell>
          <table:table-cell office:value-type="float" office:value="8.36615714674395" calcext:value-type="float">
            <text:p>8,3661571467</text:p>
          </table:table-cell>
          <table:table-cell office:value-type="float" office:value="9.39750335910532" calcext:value-type="float">
            <text:p>9,3975033591</text:p>
          </table:table-cell>
          <table:table-cell office:value-type="float" office:value="0.228182861974391" calcext:value-type="float">
            <text:p>0,228182862</text:p>
          </table:table-cell>
          <table:table-cell office:value-type="float" office:value="0.25601751756345" calcext:value-type="float">
            <text:p>0,2560175176</text:p>
          </table:table-cell>
          <table:table-cell office:value-type="float" office:value="0.237262449201175" calcext:value-type="float">
            <text:p>0,2372624492</text:p>
          </table:table-cell>
          <table:table-cell office:value-type="float" office:value="0.242392448981544" calcext:value-type="float">
            <text:p>0,242392449</text:p>
          </table:table-cell>
          <table:table-cell office:value-type="float" office:value="0.0393060281124997" calcext:value-type="float">
            <text:p>0,0393060281</text:p>
          </table:table-cell>
          <table:table-cell office:value-type="float" office:value="0.0327287538340945" calcext:value-type="float">
            <text:p>0,0327287538</text:p>
          </table:table-cell>
          <table:table-cell office:value-type="float" office:value="0.0291025435281084" calcext:value-type="float">
            <text:p>0,0291025435</text:p>
          </table:table-cell>
          <table:table-cell office:value-type="float" office:value="0.0467260714044327" calcext:value-type="float">
            <text:p>0,0467260714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9057861794273" calcext:value-type="float">
            <text:p>0,3890578618</text:p>
          </table:table-cell>
          <table:table-cell office:value-type="float" office:value="0.457927329840009" calcext:value-type="float">
            <text:p>0,4579273298</text:p>
          </table:table-cell>
          <table:table-cell office:value-type="float" office:value="0.408020412162993" calcext:value-type="float">
            <text:p>0,4080204122</text:p>
          </table:table-cell>
          <table:table-cell office:value-type="float" office:value="0.432862676852538" calcext:value-type="float">
            <text:p>0,4328626769</text:p>
          </table:table-cell>
          <table:table-cell office:value-type="float" office:value="6.45321082651344" calcext:value-type="float">
            <text:p>6,4532108265</text:p>
          </table:table-cell>
          <table:table-cell office:value-type="float" office:value="10.9278463759314" calcext:value-type="float">
            <text:p>10,9278463759</text:p>
          </table:table-cell>
          <table:table-cell office:value-type="float" office:value="7.98282687281739" calcext:value-type="float">
            <text:p>7,9828268728</text:p>
          </table:table-cell>
          <table:table-cell office:value-type="float" office:value="8.52150341715713" calcext:value-type="float">
            <text:p>8,5215034172</text:p>
          </table:table-cell>
          <table:table-cell office:value-type="float" office:value="0.225121986806204" calcext:value-type="float">
            <text:p>0,2251219868</text:p>
          </table:table-cell>
          <table:table-cell office:value-type="float" office:value="0.249017614898897" calcext:value-type="float">
            <text:p>0,2490176149</text:p>
          </table:table-cell>
          <table:table-cell office:value-type="float" office:value="0.236214914921614" calcext:value-type="float">
            <text:p>0,2362149149</text:p>
          </table:table-cell>
          <table:table-cell office:value-type="float" office:value="0.23283562847239" calcext:value-type="float">
            <text:p>0,2328356285</text:p>
          </table:table-cell>
          <table:table-cell office:value-type="float" office:value="0.0422809199823629" calcext:value-type="float">
            <text:p>0,04228092</text:p>
          </table:table-cell>
          <table:table-cell office:value-type="float" office:value="0.0364479678974775" calcext:value-type="float">
            <text:p>0,0364479679</text:p>
          </table:table-cell>
          <table:table-cell office:value-type="float" office:value="0.0321823643058477" calcext:value-type="float">
            <text:p>0,0321823643</text:p>
          </table:table-cell>
          <table:table-cell office:value-type="float" office:value="0.0501448235498961" calcext:value-type="float">
            <text:p>0,0501448235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3150615171637" calcext:value-type="float">
            <text:p>0,3931506152</text:p>
          </table:table-cell>
          <table:table-cell office:value-type="float" office:value="0.45882164474424" calcext:value-type="float">
            <text:p>0,4588216447</text:p>
          </table:table-cell>
          <table:table-cell office:value-type="float" office:value="0.408350668005123" calcext:value-type="float">
            <text:p>0,408350668</text:p>
          </table:table-cell>
          <table:table-cell office:value-type="float" office:value="0.442039230386913" calcext:value-type="float">
            <text:p>0,4420392304</text:p>
          </table:table-cell>
          <table:table-cell office:value-type="float" office:value="6.83963487712827" calcext:value-type="float">
            <text:p>6,8396348771</text:p>
          </table:table-cell>
          <table:table-cell office:value-type="float" office:value="11.6906636448117" calcext:value-type="float">
            <text:p>11,6906636448</text:p>
          </table:table-cell>
          <table:table-cell office:value-type="float" office:value="8.07206027046201" calcext:value-type="float">
            <text:p>8,0720602705</text:p>
          </table:table-cell>
          <table:table-cell office:value-type="float" office:value="9.46737735309722" calcext:value-type="float">
            <text:p>9,4673773531</text:p>
          </table:table-cell>
          <table:table-cell office:value-type="float" office:value="0.227845354929368" calcext:value-type="float">
            <text:p>0,2278453549</text:p>
          </table:table-cell>
          <table:table-cell office:value-type="float" office:value="0.25234159243725" calcext:value-type="float">
            <text:p>0,2523415924</text:p>
          </table:table-cell>
          <table:table-cell office:value-type="float" office:value="0.236796374010158" calcext:value-type="float">
            <text:p>0,236796374</text:p>
          </table:table-cell>
          <table:table-cell office:value-type="float" office:value="0.239052031729643" calcext:value-type="float">
            <text:p>0,2390520317</text:p>
          </table:table-cell>
          <table:table-cell office:value-type="float" office:value="0.0400651491056388" calcext:value-type="float">
            <text:p>0,0400651491</text:p>
          </table:table-cell>
          <table:table-cell office:value-type="float" office:value="0.0346962772857701" calcext:value-type="float">
            <text:p>0,0346962773</text:p>
          </table:table-cell>
          <table:table-cell office:value-type="float" office:value="0.0302449460932381" calcext:value-type="float">
            <text:p>0,0302449461</text:p>
          </table:table-cell>
          <table:table-cell office:value-type="float" office:value="0.0481429586521144" calcext:value-type="float">
            <text:p>0,0481429587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4645769495203" calcext:value-type="float">
            <text:p>0,3946457695</text:p>
          </table:table-cell>
          <table:table-cell office:value-type="float" office:value="0.459373014401841" calcext:value-type="float">
            <text:p>0,4593730144</text:p>
          </table:table-cell>
          <table:table-cell office:value-type="float" office:value="0.408341490032281" calcext:value-type="float">
            <text:p>0,40834149</text:p>
          </table:table-cell>
          <table:table-cell office:value-type="float" office:value="0.441153388414566" calcext:value-type="float">
            <text:p>0,4411533884</text:p>
          </table:table-cell>
          <table:table-cell office:value-type="float" office:value="7.01018928342981" calcext:value-type="float">
            <text:p>7,0101892834</text:p>
          </table:table-cell>
          <table:table-cell office:value-type="float" office:value="12.1566571431652" calcext:value-type="float">
            <text:p>12,1566571432</text:p>
          </table:table-cell>
          <table:table-cell office:value-type="float" office:value="8.29479608134399" calcext:value-type="float">
            <text:p>8,2947960813</text:p>
          </table:table-cell>
          <table:table-cell office:value-type="float" office:value="9.69436436493696" calcext:value-type="float">
            <text:p>9,6943643649</text:p>
          </table:table-cell>
          <table:table-cell office:value-type="float" office:value="0.230485547664477" calcext:value-type="float">
            <text:p>0,2304855477</text:p>
          </table:table-cell>
          <table:table-cell office:value-type="float" office:value="0.256939205546096" calcext:value-type="float">
            <text:p>0,2569392055</text:p>
          </table:table-cell>
          <table:table-cell office:value-type="float" office:value="0.239142588928045" calcext:value-type="float">
            <text:p>0,2391425889</text:p>
          </table:table-cell>
          <table:table-cell office:value-type="float" office:value="0.243895799849502" calcext:value-type="float">
            <text:p>0,2438957998</text:p>
          </table:table-cell>
          <table:table-cell office:value-type="float" office:value="0.0402193162437768" calcext:value-type="float">
            <text:p>0,0402193162</text:p>
          </table:table-cell>
          <table:table-cell office:value-type="float" office:value="0.0349597493368626" calcext:value-type="float">
            <text:p>0,0349597493</text:p>
          </table:table-cell>
          <table:table-cell office:value-type="float" office:value="0.0302290607122013" calcext:value-type="float">
            <text:p>0,0302290607</text:p>
          </table:table-cell>
          <table:table-cell office:value-type="float" office:value="0.0487282064988953" calcext:value-type="float">
            <text:p>0,0487282065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5245394203998" calcext:value-type="float">
            <text:p>0,3952453942</text:p>
          </table:table-cell>
          <table:table-cell office:value-type="float" office:value="0.463592356292892" calcext:value-type="float">
            <text:p>0,4635923563</text:p>
          </table:table-cell>
          <table:table-cell office:value-type="float" office:value="0.409501596616025" calcext:value-type="float">
            <text:p>0,4095015966</text:p>
          </table:table-cell>
          <table:table-cell office:value-type="float" office:value="0.445254720671301" calcext:value-type="float">
            <text:p>0,4452547207</text:p>
          </table:table-cell>
          <table:table-cell office:value-type="float" office:value="7.45486736014702" calcext:value-type="float">
            <text:p>7,4548673601</text:p>
          </table:table-cell>
          <table:table-cell office:value-type="float" office:value="12.4763643346048" calcext:value-type="float">
            <text:p>12,4763643346</text:p>
          </table:table-cell>
          <table:table-cell office:value-type="float" office:value="8.83829077493424" calcext:value-type="float">
            <text:p>8,8382907749</text:p>
          </table:table-cell>
          <table:table-cell office:value-type="float" office:value="9.91641652263884" calcext:value-type="float">
            <text:p>9,9164165226</text:p>
          </table:table-cell>
          <table:table-cell office:value-type="float" office:value="0.238089766180346" calcext:value-type="float">
            <text:p>0,2380897662</text:p>
          </table:table-cell>
          <table:table-cell office:value-type="float" office:value="0.271635656436203" calcext:value-type="float">
            <text:p>0,2716356564</text:p>
          </table:table-cell>
          <table:table-cell office:value-type="float" office:value="0.247381776790636" calcext:value-type="float">
            <text:p>0,2473817768</text:p>
          </table:table-cell>
          <table:table-cell office:value-type="float" office:value="0.257311852218349" calcext:value-type="float">
            <text:p>0,2573118522</text:p>
          </table:table-cell>
          <table:table-cell office:value-type="float" office:value="0.0408666902762411" calcext:value-type="float">
            <text:p>0,0408666903</text:p>
          </table:table-cell>
          <table:table-cell office:value-type="float" office:value="0.0372204324902714" calcext:value-type="float">
            <text:p>0,0372204325</text:p>
          </table:table-cell>
          <table:table-cell office:value-type="float" office:value="0.0309857128290122" calcext:value-type="float">
            <text:p>0,0309857128</text:p>
          </table:table-cell>
          <table:table-cell office:value-type="float" office:value="0.050762282940143" calcext:value-type="float">
            <text:p>0,0507622829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149425404536" calcext:value-type="float">
            <text:p>0,3911494254</text:p>
          </table:table-cell>
          <table:table-cell office:value-type="float" office:value="0.46748151416542" calcext:value-type="float">
            <text:p>0,4674815142</text:p>
          </table:table-cell>
          <table:table-cell office:value-type="float" office:value="0.409788560161098" calcext:value-type="float">
            <text:p>0,4097885602</text:p>
          </table:table-cell>
          <table:table-cell office:value-type="float" office:value="0.443515823523323" calcext:value-type="float">
            <text:p>0,4435158235</text:p>
          </table:table-cell>
          <table:table-cell office:value-type="float" office:value="6.87341946099868" calcext:value-type="float">
            <text:p>6,873419461</text:p>
          </table:table-cell>
          <table:table-cell office:value-type="float" office:value="12.2300160136858" calcext:value-type="float">
            <text:p>12,2300160137</text:p>
          </table:table-cell>
          <table:table-cell office:value-type="float" office:value="8.69362719137897" calcext:value-type="float">
            <text:p>8,6936271914</text:p>
          </table:table-cell>
          <table:table-cell office:value-type="float" office:value="9.42977578409102" calcext:value-type="float">
            <text:p>9,4297757841</text:p>
          </table:table-cell>
          <table:table-cell office:value-type="float" office:value="0.233069860361403" calcext:value-type="float">
            <text:p>0,2330698604</text:p>
          </table:table-cell>
          <table:table-cell office:value-type="float" office:value="0.269538626603032" calcext:value-type="float">
            <text:p>0,2695386266</text:p>
          </table:table-cell>
          <table:table-cell office:value-type="float" office:value="0.24470699209801" calcext:value-type="float">
            <text:p>0,2447069921</text:p>
          </table:table-cell>
          <table:table-cell office:value-type="float" office:value="0.25158349792609" calcext:value-type="float">
            <text:p>0,2515834979</text:p>
          </table:table-cell>
          <table:table-cell office:value-type="float" office:value="0.0434575951138786" calcext:value-type="float">
            <text:p>0,0434575951</text:p>
          </table:table-cell>
          <table:table-cell office:value-type="float" office:value="0.0368560129811283" calcext:value-type="float">
            <text:p>0,036856013</text:p>
          </table:table-cell>
          <table:table-cell office:value-type="float" office:value="0.0310534544881301" calcext:value-type="float">
            <text:p>0,0310534545</text:p>
          </table:table-cell>
          <table:table-cell office:value-type="float" office:value="0.0538401473582365" calcext:value-type="float">
            <text:p>0,0538401474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2060808893214" calcext:value-type="float">
            <text:p>0,3920608089</text:p>
          </table:table-cell>
          <table:table-cell office:value-type="float" office:value="0.466198996640707" calcext:value-type="float">
            <text:p>0,4661989966</text:p>
          </table:table-cell>
          <table:table-cell office:value-type="float" office:value="0.407128825773339" calcext:value-type="float">
            <text:p>0,4071288258</text:p>
          </table:table-cell>
          <table:table-cell office:value-type="float" office:value="0.446310753466477" calcext:value-type="float">
            <text:p>0,4463107535</text:p>
          </table:table-cell>
          <table:table-cell office:value-type="float" office:value="6.7335386454748" calcext:value-type="float">
            <text:p>6,7335386455</text:p>
          </table:table-cell>
          <table:table-cell office:value-type="float" office:value="11.6039929699462" calcext:value-type="float">
            <text:p>11,6039929699</text:p>
          </table:table-cell>
          <table:table-cell office:value-type="float" office:value="8.37316976273083" calcext:value-type="float">
            <text:p>8,3731697627</text:p>
          </table:table-cell>
          <table:table-cell office:value-type="float" office:value="9.64573053011052" calcext:value-type="float">
            <text:p>9,6457305301</text:p>
          </table:table-cell>
          <table:table-cell office:value-type="float" office:value="0.226411138366933" calcext:value-type="float">
            <text:p>0,2264111384</text:p>
          </table:table-cell>
          <table:table-cell office:value-type="float" office:value="0.25566225672312" calcext:value-type="float">
            <text:p>0,2556622567</text:p>
          </table:table-cell>
          <table:table-cell office:value-type="float" office:value="0.235244405600615" calcext:value-type="float">
            <text:p>0,2352444056</text:p>
          </table:table-cell>
          <table:table-cell office:value-type="float" office:value="0.242075763861268" calcext:value-type="float">
            <text:p>0,2420757639</text:p>
          </table:table-cell>
          <table:table-cell office:value-type="float" office:value="0.0413483637253528" calcext:value-type="float">
            <text:p>0,0413483637</text:p>
          </table:table-cell>
          <table:table-cell office:value-type="float" office:value="0.0368751448316201" calcext:value-type="float">
            <text:p>0,0368751448</text:p>
          </table:table-cell>
          <table:table-cell office:value-type="float" office:value="0.0300974869831783" calcext:value-type="float">
            <text:p>0,030097487</text:p>
          </table:table-cell>
          <table:table-cell office:value-type="float" office:value="0.0524272942872282" calcext:value-type="float">
            <text:p>0,0524272943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193696069326" calcext:value-type="float">
            <text:p>0,3919369607</text:p>
          </table:table-cell>
          <table:table-cell office:value-type="float" office:value="0.464923103024143" calcext:value-type="float">
            <text:p>0,464923103</text:p>
          </table:table-cell>
          <table:table-cell office:value-type="float" office:value="0.405144689661231" calcext:value-type="float">
            <text:p>0,4051446897</text:p>
          </table:table-cell>
          <table:table-cell office:value-type="float" office:value="0.447726302018499" calcext:value-type="float">
            <text:p>0,447726302</text:p>
          </table:table-cell>
          <table:table-cell office:value-type="float" office:value="6.92001352534784" calcext:value-type="float">
            <text:p>6,9200135253</text:p>
          </table:table-cell>
          <table:table-cell office:value-type="float" office:value="12.2418706769861" calcext:value-type="float">
            <text:p>12,241870677</text:p>
          </table:table-cell>
          <table:table-cell office:value-type="float" office:value="8.25082013034039" calcext:value-type="float">
            <text:p>8,2508201303</text:p>
          </table:table-cell>
          <table:table-cell office:value-type="float" office:value="9.9261681909593" calcext:value-type="float">
            <text:p>9,926168191</text:p>
          </table:table-cell>
          <table:table-cell office:value-type="float" office:value="0.224612207669199" calcext:value-type="float">
            <text:p>0,2246122077</text:p>
          </table:table-cell>
          <table:table-cell office:value-type="float" office:value="0.252861666973614" calcext:value-type="float">
            <text:p>0,252861667</text:p>
          </table:table-cell>
          <table:table-cell office:value-type="float" office:value="0.232899205267707" calcext:value-type="float">
            <text:p>0,2328992053</text:p>
          </table:table-cell>
          <table:table-cell office:value-type="float" office:value="0.240085360278125" calcext:value-type="float">
            <text:p>0,2400853603</text:p>
          </table:table-cell>
          <table:table-cell office:value-type="float" office:value="0.039171583053359" calcext:value-type="float">
            <text:p>0,0391715831</text:p>
          </table:table-cell>
          <table:table-cell office:value-type="float" office:value="0.0366927267067165" calcext:value-type="float">
            <text:p>0,0366927267</text:p>
          </table:table-cell>
          <table:table-cell office:value-type="float" office:value="0.0291999370651608" calcext:value-type="float">
            <text:p>0,0291999371</text:p>
          </table:table-cell>
          <table:table-cell office:value-type="float" office:value="0.0504733125537845" calcext:value-type="float">
            <text:p>0,0504733126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6727187842148" calcext:value-type="float">
            <text:p>0,3967271878</text:p>
          </table:table-cell>
          <table:table-cell office:value-type="float" office:value="0.471394546806091" calcext:value-type="float">
            <text:p>0,4713945468</text:p>
          </table:table-cell>
          <table:table-cell office:value-type="float" office:value="0.409524962341641" calcext:value-type="float">
            <text:p>0,4095249623</text:p>
          </table:table-cell>
          <table:table-cell office:value-type="float" office:value="0.455494845857778" calcext:value-type="float">
            <text:p>0,4554948459</text:p>
          </table:table-cell>
          <table:table-cell office:value-type="float" office:value="7.1220398978696" calcext:value-type="float">
            <text:p>7,1220398979</text:p>
          </table:table-cell>
          <table:table-cell office:value-type="float" office:value="12.6924241758027" calcext:value-type="float">
            <text:p>12,6924241758</text:p>
          </table:table-cell>
          <table:table-cell office:value-type="float" office:value="8.48462823151798" calcext:value-type="float">
            <text:p>8,4846282315</text:p>
          </table:table-cell>
          <table:table-cell office:value-type="float" office:value="10.0085986607671" calcext:value-type="float">
            <text:p>10,0085986608</text:p>
          </table:table-cell>
          <table:table-cell office:value-type="float" office:value="0.231847016194977" calcext:value-type="float">
            <text:p>0,2318470162</text:p>
          </table:table-cell>
          <table:table-cell office:value-type="float" office:value="0.265996093184363" calcext:value-type="float">
            <text:p>0,2659960932</text:p>
          </table:table-cell>
          <table:table-cell office:value-type="float" office:value="0.24054316109423" calcext:value-type="float">
            <text:p>0,2405431611</text:p>
          </table:table-cell>
          <table:table-cell office:value-type="float" office:value="0.252344016671815" calcext:value-type="float">
            <text:p>0,2523440167</text:p>
          </table:table-cell>
          <table:table-cell office:value-type="float" office:value="0.0383453213171803" calcext:value-type="float">
            <text:p>0,0383453213</text:p>
          </table:table-cell>
          <table:table-cell office:value-type="float" office:value="0.0358894323261328" calcext:value-type="float">
            <text:p>0,0358894323</text:p>
          </table:table-cell>
          <table:table-cell office:value-type="float" office:value="0.0281479066193736" calcext:value-type="float">
            <text:p>0,0281479066</text:p>
          </table:table-cell>
          <table:table-cell office:value-type="float" office:value="0.0499701173270103" calcext:value-type="float">
            <text:p>0,0499701173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91722259884082" calcext:value-type="float">
            <text:p>0,3917222599</text:p>
          </table:table-cell>
          <table:table-cell office:value-type="float" office:value="0.468897024434063" calcext:value-type="float">
            <text:p>0,4688970244</text:p>
          </table:table-cell>
          <table:table-cell office:value-type="float" office:value="0.40873270799746" calcext:value-type="float">
            <text:p>0,408732708</text:p>
          </table:table-cell>
          <table:table-cell office:value-type="float" office:value="0.446861885050492" calcext:value-type="float">
            <text:p>0,4468618851</text:p>
          </table:table-cell>
          <table:table-cell office:value-type="float" office:value="6.70528182344175" calcext:value-type="float">
            <text:p>6,7052818234</text:p>
          </table:table-cell>
          <table:table-cell office:value-type="float" office:value="11.8846048198068" calcext:value-type="float">
            <text:p>11,8846048198</text:p>
          </table:table-cell>
          <table:table-cell office:value-type="float" office:value="8.40324661609351" calcext:value-type="float">
            <text:p>8,4032466161</text:p>
          </table:table-cell>
          <table:table-cell office:value-type="float" office:value="9.63595234422162" calcext:value-type="float">
            <text:p>9,6359523442</text:p>
          </table:table-cell>
          <table:table-cell office:value-type="float" office:value="0.233703441801422" calcext:value-type="float">
            <text:p>0,2337034418</text:p>
          </table:table-cell>
          <table:table-cell office:value-type="float" office:value="0.270620929132984" calcext:value-type="float">
            <text:p>0,2706209291</text:p>
          </table:table-cell>
          <table:table-cell office:value-type="float" office:value="0.244385139486005" calcext:value-type="float">
            <text:p>0,2443851395</text:p>
          </table:table-cell>
          <table:table-cell office:value-type="float" office:value="0.253874217134569" calcext:value-type="float">
            <text:p>0,2538742171</text:p>
          </table:table-cell>
          <table:table-cell office:value-type="float" office:value="0.03896700480726" calcext:value-type="float">
            <text:p>0,0389670048</text:p>
          </table:table-cell>
          <table:table-cell office:value-type="float" office:value="0.0348666599362883" calcext:value-type="float">
            <text:p>0,0348666599</text:p>
          </table:table-cell>
          <table:table-cell office:value-type="float" office:value="0.0278940752703122" calcext:value-type="float">
            <text:p>0,0278940753</text:p>
          </table:table-cell>
          <table:table-cell office:value-type="float" office:value="0.050113460715203" calcext:value-type="float">
            <text:p>0,0501134607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0955983336331" calcext:value-type="float">
            <text:p>0,3909559833</text:p>
          </table:table-cell>
          <table:table-cell office:value-type="float" office:value="0.463238622476856" calcext:value-type="float">
            <text:p>0,4632386225</text:p>
          </table:table-cell>
          <table:table-cell office:value-type="float" office:value="0.404560921122234" calcext:value-type="float">
            <text:p>0,4045609211</text:p>
          </table:table-cell>
          <table:table-cell office:value-type="float" office:value="0.445558703057486" calcext:value-type="float">
            <text:p>0,4455587031</text:p>
          </table:table-cell>
          <table:table-cell office:value-type="float" office:value="6.78409610673844" calcext:value-type="float">
            <text:p>6,7840961067</text:p>
          </table:table-cell>
          <table:table-cell office:value-type="float" office:value="11.0041032270165" calcext:value-type="float">
            <text:p>11,004103227</text:p>
          </table:table-cell>
          <table:table-cell office:value-type="float" office:value="8.12549706088488" calcext:value-type="float">
            <text:p>8,1254970609</text:p>
          </table:table-cell>
          <table:table-cell office:value-type="float" office:value="9.14667729084967" calcext:value-type="float">
            <text:p>9,1466772908</text:p>
          </table:table-cell>
          <table:table-cell office:value-type="float" office:value="0.238500419039846" calcext:value-type="float">
            <text:p>0,238500419</text:p>
          </table:table-cell>
          <table:table-cell office:value-type="float" office:value="0.270816128568898" calcext:value-type="float">
            <text:p>0,2708161286</text:p>
          </table:table-cell>
          <table:table-cell office:value-type="float" office:value="0.247086656070993" calcext:value-type="float">
            <text:p>0,2470866561</text:p>
          </table:table-cell>
          <table:table-cell office:value-type="float" office:value="0.257401185860739" calcext:value-type="float">
            <text:p>0,2574011859</text:p>
          </table:table-cell>
          <table:table-cell office:value-type="float" office:value="0.0422242506048673" calcext:value-type="float">
            <text:p>0,0422242506</text:p>
          </table:table-cell>
          <table:table-cell office:value-type="float" office:value="0.0403289337681426" calcext:value-type="float">
            <text:p>0,0403289338</text:p>
          </table:table-cell>
          <table:table-cell office:value-type="float" office:value="0.0315424578892133" calcext:value-type="float">
            <text:p>0,0315424579</text:p>
          </table:table-cell>
          <table:table-cell office:value-type="float" office:value="0.0551213288233695" calcext:value-type="float">
            <text:p>0,0551213288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1805191493888" calcext:value-type="float">
            <text:p>0,3918051915</text:p>
          </table:table-cell>
          <table:table-cell office:value-type="float" office:value="0.468220618781341" calcext:value-type="float">
            <text:p>0,4682206188</text:p>
          </table:table-cell>
          <table:table-cell office:value-type="float" office:value="0.404399941494943" calcext:value-type="float">
            <text:p>0,4043999415</text:p>
          </table:table-cell>
          <table:table-cell office:value-type="float" office:value="0.45217657201345" calcext:value-type="float">
            <text:p>0,452176572</text:p>
          </table:table-cell>
          <table:table-cell office:value-type="float" office:value="6.78690083691748" calcext:value-type="float">
            <text:p>6,7869008369</text:p>
          </table:table-cell>
          <table:table-cell office:value-type="float" office:value="11.5193346083541" calcext:value-type="float">
            <text:p>11,5193346084</text:p>
          </table:table-cell>
          <table:table-cell office:value-type="float" office:value="8.03031868126521" calcext:value-type="float">
            <text:p>8,0303186813</text:p>
          </table:table-cell>
          <table:table-cell office:value-type="float" office:value="9.5581232658618" calcext:value-type="float">
            <text:p>9,5581232659</text:p>
          </table:table-cell>
          <table:table-cell office:value-type="float" office:value="0.234302869941953" calcext:value-type="float">
            <text:p>0,2343028699</text:p>
          </table:table-cell>
          <table:table-cell office:value-type="float" office:value="0.263598580337046" calcext:value-type="float">
            <text:p>0,2635985803</text:p>
          </table:table-cell>
          <table:table-cell office:value-type="float" office:value="0.242492653738939" calcext:value-type="float">
            <text:p>0,2424926537</text:p>
          </table:table-cell>
          <table:table-cell office:value-type="float" office:value="0.250895987222378" calcext:value-type="float">
            <text:p>0,2508959872</text:p>
          </table:table-cell>
          <table:table-cell office:value-type="float" office:value="0.0374055179748482" calcext:value-type="float">
            <text:p>0,037405518</text:p>
          </table:table-cell>
          <table:table-cell office:value-type="float" office:value="0.0353207722418224" calcext:value-type="float">
            <text:p>0,0353207722</text:p>
          </table:table-cell>
          <table:table-cell office:value-type="float" office:value="0.0287564419809472" calcext:value-type="float">
            <text:p>0,028756442</text:p>
          </table:table-cell>
          <table:table-cell office:value-type="float" office:value="0.0473463277535028" calcext:value-type="float">
            <text:p>0,0473463278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162938889634" calcext:value-type="float">
            <text:p>0,3916293889</text:p>
          </table:table-cell>
          <table:table-cell office:value-type="float" office:value="0.463617797400561" calcext:value-type="float">
            <text:p>0,4636177974</text:p>
          </table:table-cell>
          <table:table-cell office:value-type="float" office:value="0.404103599458273" calcext:value-type="float">
            <text:p>0,4041035995</text:p>
          </table:table-cell>
          <table:table-cell office:value-type="float" office:value="0.447004963482558" calcext:value-type="float">
            <text:p>0,4470049635</text:p>
          </table:table-cell>
          <table:table-cell office:value-type="float" office:value="7.1895466552413" calcext:value-type="float">
            <text:p>7,1895466552</text:p>
          </table:table-cell>
          <table:table-cell office:value-type="float" office:value="11.6422658390351" calcext:value-type="float">
            <text:p>11,642265839</text:p>
          </table:table-cell>
          <table:table-cell office:value-type="float" office:value="8.35384912237334" calcext:value-type="float">
            <text:p>8,3538491224</text:p>
          </table:table-cell>
          <table:table-cell office:value-type="float" office:value="9.62991661769226" calcext:value-type="float">
            <text:p>9,6299166177</text:p>
          </table:table-cell>
          <table:table-cell office:value-type="float" office:value="0.235884523369012" calcext:value-type="float">
            <text:p>0,2358845234</text:p>
          </table:table-cell>
          <table:table-cell office:value-type="float" office:value="0.263382183685019" calcext:value-type="float">
            <text:p>0,2633821837</text:p>
          </table:table-cell>
          <table:table-cell office:value-type="float" office:value="0.243449501385107" calcext:value-type="float">
            <text:p>0,2434495014</text:p>
          </table:table-cell>
          <table:table-cell office:value-type="float" office:value="0.251632205022209" calcext:value-type="float">
            <text:p>0,251632205</text:p>
          </table:table-cell>
          <table:table-cell office:value-type="float" office:value="0.0363043653261434" calcext:value-type="float">
            <text:p>0,0363043653</text:p>
          </table:table-cell>
          <table:table-cell office:value-type="float" office:value="0.0368645400244022" calcext:value-type="float">
            <text:p>0,03686454</text:p>
          </table:table-cell>
          <table:table-cell office:value-type="float" office:value="0.0286516312762414" calcext:value-type="float">
            <text:p>0,0286516313</text:p>
          </table:table-cell>
          <table:table-cell office:value-type="float" office:value="0.0474188974151844" calcext:value-type="float">
            <text:p>0,0474188974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7588449299312" calcext:value-type="float">
            <text:p>0,3875884493</text:p>
          </table:table-cell>
          <table:table-cell office:value-type="float" office:value="0.469690600141111" calcext:value-type="float">
            <text:p>0,4696906001</text:p>
          </table:table-cell>
          <table:table-cell office:value-type="float" office:value="0.402639190068718" calcext:value-type="float">
            <text:p>0,4026391901</text:p>
          </table:table-cell>
          <table:table-cell office:value-type="float" office:value="0.447320404256826" calcext:value-type="float">
            <text:p>0,4473204043</text:p>
          </table:table-cell>
          <table:table-cell office:value-type="float" office:value="6.94137334477682" calcext:value-type="float">
            <text:p>6,9413733448</text:p>
          </table:table-cell>
          <table:table-cell office:value-type="float" office:value="12.2615816253933" calcext:value-type="float">
            <text:p>12,2615816254</text:p>
          </table:table-cell>
          <table:table-cell office:value-type="float" office:value="8.45413292117006" calcext:value-type="float">
            <text:p>8,4541329212</text:p>
          </table:table-cell>
          <table:table-cell office:value-type="float" office:value="9.39540970103709" calcext:value-type="float">
            <text:p>9,395409701</text:p>
          </table:table-cell>
          <table:table-cell office:value-type="float" office:value="0.23590993132591" calcext:value-type="float">
            <text:p>0,2359099313</text:p>
          </table:table-cell>
          <table:table-cell office:value-type="float" office:value="0.272922846028976" calcext:value-type="float">
            <text:p>0,272922846</text:p>
          </table:table-cell>
          <table:table-cell office:value-type="float" office:value="0.245555068584639" calcext:value-type="float">
            <text:p>0,2455550686</text:p>
          </table:table-cell>
          <table:table-cell office:value-type="float" office:value="0.257600430229064" calcext:value-type="float">
            <text:p>0,2576004302</text:p>
          </table:table-cell>
          <table:table-cell office:value-type="float" office:value="0.0422552014460508" calcext:value-type="float">
            <text:p>0,0422552014</text:p>
          </table:table-cell>
          <table:table-cell office:value-type="float" office:value="0.0420592687413966" calcext:value-type="float">
            <text:p>0,0420592687</text:p>
          </table:table-cell>
          <table:table-cell office:value-type="float" office:value="0.031846800988034" calcext:value-type="float">
            <text:p>0,031846801</text:p>
          </table:table-cell>
          <table:table-cell office:value-type="float" office:value="0.0563417875921124" calcext:value-type="float">
            <text:p>0,0563417876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9531964217516" calcext:value-type="float">
            <text:p>0,3895319642</text:p>
          </table:table-cell>
          <table:table-cell office:value-type="float" office:value="0.467897155834297" calcext:value-type="float">
            <text:p>0,4678971558</text:p>
          </table:table-cell>
          <table:table-cell office:value-type="float" office:value="0.402162465040311" calcext:value-type="float">
            <text:p>0,402162465</text:p>
          </table:table-cell>
          <table:table-cell office:value-type="float" office:value="0.452553319821866" calcext:value-type="float">
            <text:p>0,4525533198</text:p>
          </table:table-cell>
          <table:table-cell office:value-type="float" office:value="7.06315606368477" calcext:value-type="float">
            <text:p>7,0631560637</text:p>
          </table:table-cell>
          <table:table-cell office:value-type="float" office:value="12.5554685936831" calcext:value-type="float">
            <text:p>12,5554685937</text:p>
          </table:table-cell>
          <table:table-cell office:value-type="float" office:value="8.07399165224921" calcext:value-type="float">
            <text:p>8,0739916522</text:p>
          </table:table-cell>
          <table:table-cell office:value-type="float" office:value="9.69598366931822" calcext:value-type="float">
            <text:p>9,6959836693</text:p>
          </table:table-cell>
          <table:table-cell office:value-type="float" office:value="0.235214329509765" calcext:value-type="float">
            <text:p>0,2352143295</text:p>
          </table:table-cell>
          <table:table-cell office:value-type="float" office:value="0.269395799259594" calcext:value-type="float">
            <text:p>0,2693957993</text:p>
          </table:table-cell>
          <table:table-cell office:value-type="float" office:value="0.243219266120206" calcext:value-type="float">
            <text:p>0,2432192661</text:p>
          </table:table-cell>
          <table:table-cell office:value-type="float" office:value="0.256547654000001" calcext:value-type="float">
            <text:p>0,256547654</text:p>
          </table:table-cell>
          <table:table-cell office:value-type="float" office:value="0.0404887620940617" calcext:value-type="float">
            <text:p>0,0404887621</text:p>
          </table:table-cell>
          <table:table-cell office:value-type="float" office:value="0.0408549182145054" calcext:value-type="float">
            <text:p>0,0408549182</text:p>
          </table:table-cell>
          <table:table-cell office:value-type="float" office:value="0.0312249642529047" calcext:value-type="float">
            <text:p>0,0312249643</text:p>
          </table:table-cell>
          <table:table-cell office:value-type="float" office:value="0.0538133834761534" calcext:value-type="float">
            <text:p>0,0538133835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0973644247547" calcext:value-type="float">
            <text:p>0,3909736442</text:p>
          </table:table-cell>
          <table:table-cell office:value-type="float" office:value="0.469035824614396" calcext:value-type="float">
            <text:p>0,4690358246</text:p>
          </table:table-cell>
          <table:table-cell office:value-type="float" office:value="0.403159598098602" calcext:value-type="float">
            <text:p>0,4031595981</text:p>
          </table:table-cell>
          <table:table-cell office:value-type="float" office:value="0.454953880220377" calcext:value-type="float">
            <text:p>0,4549538802</text:p>
          </table:table-cell>
          <table:table-cell office:value-type="float" office:value="7.11201187219795" calcext:value-type="float">
            <text:p>7,1120118722</text:p>
          </table:table-cell>
          <table:table-cell office:value-type="float" office:value="11.6605503385044" calcext:value-type="float">
            <text:p>11,6605503385</text:p>
          </table:table-cell>
          <table:table-cell office:value-type="float" office:value="8.22958221663017" calcext:value-type="float">
            <text:p>8,2295822166</text:p>
          </table:table-cell>
          <table:table-cell office:value-type="float" office:value="9.93542406774786" calcext:value-type="float">
            <text:p>9,9354240677</text:p>
          </table:table-cell>
          <table:table-cell office:value-type="float" office:value="0.239977752160902" calcext:value-type="float">
            <text:p>0,2399777522</text:p>
          </table:table-cell>
          <table:table-cell office:value-type="float" office:value="0.273970890654231" calcext:value-type="float">
            <text:p>0,2739708907</text:p>
          </table:table-cell>
          <table:table-cell office:value-type="float" office:value="0.247467658394435" calcext:value-type="float">
            <text:p>0,2474676584</text:p>
          </table:table-cell>
          <table:table-cell office:value-type="float" office:value="0.261990441177858" calcext:value-type="float">
            <text:p>0,2619904412</text:p>
          </table:table-cell>
          <table:table-cell office:value-type="float" office:value="0.0415635439119691" calcext:value-type="float">
            <text:p>0,0415635439</text:p>
          </table:table-cell>
          <table:table-cell office:value-type="float" office:value="0.0416338949169905" calcext:value-type="float">
            <text:p>0,0416338949</text:p>
          </table:table-cell>
          <table:table-cell office:value-type="float" office:value="0.0321453161942009" calcext:value-type="float">
            <text:p>0,0321453162</text:p>
          </table:table-cell>
          <table:table-cell office:value-type="float" office:value="0.054820324545569" calcext:value-type="float">
            <text:p>0,0548203245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0726583320953" calcext:value-type="float">
            <text:p>0,3907265833</text:p>
          </table:table-cell>
          <table:table-cell office:value-type="float" office:value="0.463118511031993" calcext:value-type="float">
            <text:p>0,463118511</text:p>
          </table:table-cell>
          <table:table-cell office:value-type="float" office:value="0.401529106877672" calcext:value-type="float">
            <text:p>0,4015291069</text:p>
          </table:table-cell>
          <table:table-cell office:value-type="float" office:value="0.449991992774749" calcext:value-type="float">
            <text:p>0,4499919928</text:p>
          </table:table-cell>
          <table:table-cell office:value-type="float" office:value="6.9219634033692" calcext:value-type="float">
            <text:p>6,9219634034</text:p>
          </table:table-cell>
          <table:table-cell office:value-type="float" office:value="10.2267356883206" calcext:value-type="float">
            <text:p>10,2267356883</text:p>
          </table:table-cell>
          <table:table-cell office:value-type="float" office:value="7.63413500946889" calcext:value-type="float">
            <text:p>7,6341350095</text:p>
          </table:table-cell>
          <table:table-cell office:value-type="float" office:value="9.16315080897843" calcext:value-type="float">
            <text:p>9,163150809</text:p>
          </table:table-cell>
          <table:table-cell office:value-type="float" office:value="0.243739985642032" calcext:value-type="float">
            <text:p>0,2437399856</text:p>
          </table:table-cell>
          <table:table-cell office:value-type="float" office:value="0.274644379309861" calcext:value-type="float">
            <text:p>0,2746443793</text:p>
          </table:table-cell>
          <table:table-cell office:value-type="float" office:value="0.251166615870116" calcext:value-type="float">
            <text:p>0,2511666159</text:p>
          </table:table-cell>
          <table:table-cell office:value-type="float" office:value="0.262840735479197" calcext:value-type="float">
            <text:p>0,2628407355</text:p>
          </table:table-cell>
          <table:table-cell office:value-type="float" office:value="0.0400802094745458" calcext:value-type="float">
            <text:p>0,0400802095</text:p>
          </table:table-cell>
          <table:table-cell office:value-type="float" office:value="0.0416724079550388" calcext:value-type="float">
            <text:p>0,041672408</text:p>
          </table:table-cell>
          <table:table-cell office:value-type="float" office:value="0.0316725370692733" calcext:value-type="float">
            <text:p>0,0316725371</text:p>
          </table:table-cell>
          <table:table-cell office:value-type="float" office:value="0.0534574859348225" calcext:value-type="float">
            <text:p>0,0534574859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4630367035553" calcext:value-type="float">
            <text:p>0,384630367</text:p>
          </table:table-cell>
          <table:table-cell office:value-type="float" office:value="0.463140903720785" calcext:value-type="float">
            <text:p>0,4631409037</text:p>
          </table:table-cell>
          <table:table-cell office:value-type="float" office:value="0.39806645413454" calcext:value-type="float">
            <text:p>0,3980664541</text:p>
          </table:table-cell>
          <table:table-cell office:value-type="float" office:value="0.444036605490864" calcext:value-type="float">
            <text:p>0,4440366055</text:p>
          </table:table-cell>
          <table:table-cell office:value-type="float" office:value="6.45695949161428" calcext:value-type="float">
            <text:p>6,4569594916</text:p>
          </table:table-cell>
          <table:table-cell office:value-type="float" office:value="10.6170346948152" calcext:value-type="float">
            <text:p>10,6170346948</text:p>
          </table:table-cell>
          <table:table-cell office:value-type="float" office:value="7.5528091231107" calcext:value-type="float">
            <text:p>7,5528091231</text:p>
          </table:table-cell>
          <table:table-cell office:value-type="float" office:value="9.11225207521933" calcext:value-type="float">
            <text:p>9,1122520752</text:p>
          </table:table-cell>
          <table:table-cell office:value-type="float" office:value="0.238118282184717" calcext:value-type="float">
            <text:p>0,2381182822</text:p>
          </table:table-cell>
          <table:table-cell office:value-type="float" office:value="0.268899302815447" calcext:value-type="float">
            <text:p>0,2688993028</text:p>
          </table:table-cell>
          <table:table-cell office:value-type="float" office:value="0.247449852214519" calcext:value-type="float">
            <text:p>0,2474498522</text:p>
          </table:table-cell>
          <table:table-cell office:value-type="float" office:value="0.254208297283917" calcext:value-type="float">
            <text:p>0,2542082973</text:p>
          </table:table-cell>
          <table:table-cell office:value-type="float" office:value="0.0410430273711612" calcext:value-type="float">
            <text:p>0,0410430274</text:p>
          </table:table-cell>
          <table:table-cell office:value-type="float" office:value="0.0419956977405693" calcext:value-type="float">
            <text:p>0,0419956977</text:p>
          </table:table-cell>
          <table:table-cell office:value-type="float" office:value="0.0312610252045324" calcext:value-type="float">
            <text:p>0,0312610252</text:p>
          </table:table-cell>
          <table:table-cell office:value-type="float" office:value="0.055562163971892" calcext:value-type="float">
            <text:p>0,055562164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2460035198137" calcext:value-type="float">
            <text:p>0,3924600352</text:p>
          </table:table-cell>
          <table:table-cell office:value-type="float" office:value="0.466656492088123" calcext:value-type="float">
            <text:p>0,4666564921</text:p>
          </table:table-cell>
          <table:table-cell office:value-type="float" office:value="0.402961160222408" calcext:value-type="float">
            <text:p>0,4029611602</text:p>
          </table:table-cell>
          <table:table-cell office:value-type="float" office:value="0.454763439509674" calcext:value-type="float">
            <text:p>0,4547634395</text:p>
          </table:table-cell>
          <table:table-cell office:value-type="float" office:value="7.08500595686911" calcext:value-type="float">
            <text:p>7,0850059569</text:p>
          </table:table-cell>
          <table:table-cell office:value-type="float" office:value="11.1745675508943" calcext:value-type="float">
            <text:p>11,1745675509</text:p>
          </table:table-cell>
          <table:table-cell office:value-type="float" office:value="8.10173038245841" calcext:value-type="float">
            <text:p>8,1017303825</text:p>
          </table:table-cell>
          <table:table-cell office:value-type="float" office:value="9.96610877277996" calcext:value-type="float">
            <text:p>9,9661087728</text:p>
          </table:table-cell>
          <table:table-cell office:value-type="float" office:value="0.24226712819108" calcext:value-type="float">
            <text:p>0,2422671282</text:p>
          </table:table-cell>
          <table:table-cell office:value-type="float" office:value="0.276253782600549" calcext:value-type="float">
            <text:p>0,2762537826</text:p>
          </table:table-cell>
          <table:table-cell office:value-type="float" office:value="0.249674895535467" calcext:value-type="float">
            <text:p>0,2496748955</text:p>
          </table:table-cell>
          <table:table-cell office:value-type="float" office:value="0.264292571105707" calcext:value-type="float">
            <text:p>0,2642925711</text:p>
          </table:table-cell>
          <table:table-cell office:value-type="float" office:value="0.0408549901140909" calcext:value-type="float">
            <text:p>0,0408549901</text:p>
          </table:table-cell>
          <table:table-cell office:value-type="float" office:value="0.0422275453389425" calcext:value-type="float">
            <text:p>0,0422275453</text:p>
          </table:table-cell>
          <table:table-cell office:value-type="float" office:value="0.031471181454564" calcext:value-type="float">
            <text:p>0,0314711815</text:p>
          </table:table-cell>
          <table:table-cell office:value-type="float" office:value="0.0554481912894156" calcext:value-type="float">
            <text:p>0,0554481913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8680434053072" calcext:value-type="float">
            <text:p>0,3886804341</text:p>
          </table:table-cell>
          <table:table-cell office:value-type="float" office:value="0.459748998830231" calcext:value-type="float">
            <text:p>0,4597489988</text:p>
          </table:table-cell>
          <table:table-cell office:value-type="float" office:value="0.398560205439709" calcext:value-type="float">
            <text:p>0,3985602054</text:p>
          </table:table-cell>
          <table:table-cell office:value-type="float" office:value="0.448574234054389" calcext:value-type="float">
            <text:p>0,4485742341</text:p>
          </table:table-cell>
          <table:table-cell office:value-type="float" office:value="7.18898960698788" calcext:value-type="float">
            <text:p>7,188989607</text:p>
          </table:table-cell>
          <table:table-cell office:value-type="float" office:value="10.874906009808" calcext:value-type="float">
            <text:p>10,8749060098</text:p>
          </table:table-cell>
          <table:table-cell office:value-type="float" office:value="8.00166877266841" calcext:value-type="float">
            <text:p>8,0016687727</text:p>
          </table:table-cell>
          <table:table-cell office:value-type="float" office:value="9.23005393115361" calcext:value-type="float">
            <text:p>9,2300539312</text:p>
          </table:table-cell>
          <table:table-cell office:value-type="float" office:value="0.240538850567353" calcext:value-type="float">
            <text:p>0,2405388506</text:p>
          </table:table-cell>
          <table:table-cell office:value-type="float" office:value="0.275030894606322" calcext:value-type="float">
            <text:p>0,2750308946</text:p>
          </table:table-cell>
          <table:table-cell office:value-type="float" office:value="0.247615212928302" calcext:value-type="float">
            <text:p>0,2476152129</text:p>
          </table:table-cell>
          <table:table-cell office:value-type="float" office:value="0.26359503728029" calcext:value-type="float">
            <text:p>0,2635950373</text:p>
          </table:table-cell>
          <table:table-cell office:value-type="float" office:value="0.0429219628158862" calcext:value-type="float">
            <text:p>0,0429219628</text:p>
          </table:table-cell>
          <table:table-cell office:value-type="float" office:value="0.0431930631605823" calcext:value-type="float">
            <text:p>0,0431930632</text:p>
          </table:table-cell>
          <table:table-cell office:value-type="float" office:value="0.0324801650370932" calcext:value-type="float">
            <text:p>0,032480165</text:p>
          </table:table-cell>
          <table:table-cell office:value-type="float" office:value="0.0579313860580227" calcext:value-type="float">
            <text:p>0,057931386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8776016479109" calcext:value-type="float">
            <text:p>0,3887760165</text:p>
          </table:table-cell>
          <table:table-cell office:value-type="float" office:value="0.455798026871927" calcext:value-type="float">
            <text:p>0,4557980269</text:p>
          </table:table-cell>
          <table:table-cell office:value-type="float" office:value="0.398418075418055" calcext:value-type="float">
            <text:p>0,3984180754</text:p>
          </table:table-cell>
          <table:table-cell office:value-type="float" office:value="0.446831670914447" calcext:value-type="float">
            <text:p>0,4468316709</text:p>
          </table:table-cell>
          <table:table-cell office:value-type="float" office:value="7.34252284411487" calcext:value-type="float">
            <text:p>7,3425228441</text:p>
          </table:table-cell>
          <table:table-cell office:value-type="float" office:value="10.4113867460947" calcext:value-type="float">
            <text:p>10,4113867461</text:p>
          </table:table-cell>
          <table:table-cell office:value-type="float" office:value="8.10861120266603" calcext:value-type="float">
            <text:p>8,1086112027</text:p>
          </table:table-cell>
          <table:table-cell office:value-type="float" office:value="9.44454857322826" calcext:value-type="float">
            <text:p>9,4445485732</text:p>
          </table:table-cell>
          <table:table-cell office:value-type="float" office:value="0.243676763983557" calcext:value-type="float">
            <text:p>0,243676764</text:p>
          </table:table-cell>
          <table:table-cell office:value-type="float" office:value="0.279662735733934" calcext:value-type="float">
            <text:p>0,2796627357</text:p>
          </table:table-cell>
          <table:table-cell office:value-type="float" office:value="0.250584028333496" calcext:value-type="float">
            <text:p>0,2505840283</text:p>
          </table:table-cell>
          <table:table-cell office:value-type="float" office:value="0.268502295110563" calcext:value-type="float">
            <text:p>0,2685022951</text:p>
          </table:table-cell>
          <table:table-cell office:value-type="float" office:value="0.0428577640731157" calcext:value-type="float">
            <text:p>0,0428577641</text:p>
          </table:table-cell>
          <table:table-cell office:value-type="float" office:value="0.0427868012471907" calcext:value-type="float">
            <text:p>0,0427868012</text:p>
          </table:table-cell>
          <table:table-cell office:value-type="float" office:value="0.0334220827217372" calcext:value-type="float">
            <text:p>0,0334220827</text:p>
          </table:table-cell>
          <table:table-cell office:value-type="float" office:value="0.0560655563543416" calcext:value-type="float">
            <text:p>0,0560655564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214781667102" calcext:value-type="float">
            <text:p>0,3821478167</text:p>
          </table:table-cell>
          <table:table-cell office:value-type="float" office:value="0.454429044013274" calcext:value-type="float">
            <text:p>0,454429044</text:p>
          </table:table-cell>
          <table:table-cell office:value-type="float" office:value="0.394706132458895" calcext:value-type="float">
            <text:p>0,3947061325</text:p>
          </table:table-cell>
          <table:table-cell office:value-type="float" office:value="0.439531530575698" calcext:value-type="float">
            <text:p>0,4395315306</text:p>
          </table:table-cell>
          <table:table-cell office:value-type="float" office:value="6.58231046932424" calcext:value-type="float">
            <text:p>6,5823104693</text:p>
          </table:table-cell>
          <table:table-cell office:value-type="float" office:value="10.3858398083695" calcext:value-type="float">
            <text:p>10,3858398084</text:p>
          </table:table-cell>
          <table:table-cell office:value-type="float" office:value="7.78402016395416" calcext:value-type="float">
            <text:p>7,784020164</text:p>
          </table:table-cell>
          <table:table-cell office:value-type="float" office:value="8.56675113257565" calcext:value-type="float">
            <text:p>8,5667511326</text:p>
          </table:table-cell>
          <table:table-cell office:value-type="float" office:value="0.231773932456012" calcext:value-type="float">
            <text:p>0,2317739325</text:p>
          </table:table-cell>
          <table:table-cell office:value-type="float" office:value="0.256971268028548" calcext:value-type="float">
            <text:p>0,256971268</text:p>
          </table:table-cell>
          <table:table-cell office:value-type="float" office:value="0.240414470264863" calcext:value-type="float">
            <text:p>0,2404144703</text:p>
          </table:table-cell>
          <table:table-cell office:value-type="float" office:value="0.243531165507137" calcext:value-type="float">
            <text:p>0,2435311655</text:p>
          </table:table-cell>
          <table:table-cell office:value-type="float" office:value="0.0399978671225551" calcext:value-type="float">
            <text:p>0,0399978671</text:p>
          </table:table-cell>
          <table:table-cell office:value-type="float" office:value="0.0362317929783329" calcext:value-type="float">
            <text:p>0,036231793</text:p>
          </table:table-cell>
          <table:table-cell office:value-type="float" office:value="0.028808642542587" calcext:value-type="float">
            <text:p>0,0288086425</text:p>
          </table:table-cell>
          <table:table-cell office:value-type="float" office:value="0.052122194417182" calcext:value-type="float">
            <text:p>0,0521221944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940135601447" calcext:value-type="float">
            <text:p>0,389401356</text:p>
          </table:table-cell>
          <table:table-cell office:value-type="float" office:value="0.459987383970307" calcext:value-type="float">
            <text:p>0,459987384</text:p>
          </table:table-cell>
          <table:table-cell office:value-type="float" office:value="0.397893884838424" calcext:value-type="float">
            <text:p>0,3978938848</text:p>
          </table:table-cell>
          <table:table-cell office:value-type="float" office:value="0.449776256192845" calcext:value-type="float">
            <text:p>0,4497762562</text:p>
          </table:table-cell>
          <table:table-cell office:value-type="float" office:value="6.95171228567548" calcext:value-type="float">
            <text:p>6,9517122857</text:p>
          </table:table-cell>
          <table:table-cell office:value-type="float" office:value="10.6280323924248" calcext:value-type="float">
            <text:p>10,6280323924</text:p>
          </table:table-cell>
          <table:table-cell office:value-type="float" office:value="7.84410295433636" calcext:value-type="float">
            <text:p>7,8441029543</text:p>
          </table:table-cell>
          <table:table-cell office:value-type="float" office:value="9.50449812348369" calcext:value-type="float">
            <text:p>9,5044981235</text:p>
          </table:table-cell>
          <table:table-cell office:value-type="float" office:value="0.234456007061759" calcext:value-type="float">
            <text:p>0,2344560071</text:p>
          </table:table-cell>
          <table:table-cell office:value-type="float" office:value="0.258036496547645" calcext:value-type="float">
            <text:p>0,2580364965</text:p>
          </table:table-cell>
          <table:table-cell office:value-type="float" office:value="0.241087316587515" calcext:value-type="float">
            <text:p>0,2410873166</text:p>
          </table:table-cell>
          <table:table-cell office:value-type="float" office:value="0.24764005925899" calcext:value-type="float">
            <text:p>0,2476400593</text:p>
          </table:table-cell>
          <table:table-cell office:value-type="float" office:value="0.0401932913067651" calcext:value-type="float">
            <text:p>0,0401932913</text:p>
          </table:table-cell>
          <table:table-cell office:value-type="float" office:value="0.0409399526981237" calcext:value-type="float">
            <text:p>0,0409399527</text:p>
          </table:table-cell>
          <table:table-cell office:value-type="float" office:value="0.0308177114129672" calcext:value-type="float">
            <text:p>0,0308177114</text:p>
          </table:table-cell>
          <table:table-cell office:value-type="float" office:value="0.0542454684299475" calcext:value-type="float">
            <text:p>0,0542454684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6342251335753" calcext:value-type="float">
            <text:p>0,3963422513</text:p>
          </table:table-cell>
          <table:table-cell office:value-type="float" office:value="0.470171979183556" calcext:value-type="float">
            <text:p>0,4701719792</text:p>
          </table:table-cell>
          <table:table-cell office:value-type="float" office:value="0.406796540062005" calcext:value-type="float">
            <text:p>0,4067965401</text:p>
          </table:table-cell>
          <table:table-cell office:value-type="float" office:value="0.455818003170286" calcext:value-type="float">
            <text:p>0,4558180032</text:p>
          </table:table-cell>
          <table:table-cell office:value-type="float" office:value="7.11397716118784" calcext:value-type="float">
            <text:p>7,1139771612</text:p>
          </table:table-cell>
          <table:table-cell office:value-type="float" office:value="11.256570689658" calcext:value-type="float">
            <text:p>11,2565706897</text:p>
          </table:table-cell>
          <table:table-cell office:value-type="float" office:value="8.17691910720181" calcext:value-type="float">
            <text:p>8,1769191072</text:p>
          </table:table-cell>
          <table:table-cell office:value-type="float" office:value="9.35872717373411" calcext:value-type="float">
            <text:p>9,3587271737</text:p>
          </table:table-cell>
          <table:table-cell office:value-type="float" office:value="0.235180618165237" calcext:value-type="float">
            <text:p>0,2351806182</text:p>
          </table:table-cell>
          <table:table-cell office:value-type="float" office:value="0.25536886787557" calcext:value-type="float">
            <text:p>0,2553688679</text:p>
          </table:table-cell>
          <table:table-cell office:value-type="float" office:value="0.241945864973858" calcext:value-type="float">
            <text:p>0,241945865</text:p>
          </table:table-cell>
          <table:table-cell office:value-type="float" office:value="0.244873974623441" calcext:value-type="float">
            <text:p>0,2448739746</text:p>
          </table:table-cell>
          <table:table-cell office:value-type="float" office:value="0.0374431930944362" calcext:value-type="float">
            <text:p>0,0374431931</text:p>
          </table:table-cell>
          <table:table-cell office:value-type="float" office:value="0.0397355089446454" calcext:value-type="float">
            <text:p>0,0397355089</text:p>
          </table:table-cell>
          <table:table-cell office:value-type="float" office:value="0.0299841749528744" calcext:value-type="float">
            <text:p>0,029984175</text:p>
          </table:table-cell>
          <table:table-cell office:value-type="float" office:value="0.0502991474443229" calcext:value-type="float">
            <text:p>0,0502991474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9633353517156" calcext:value-type="float">
            <text:p>0,3996333535</text:p>
          </table:table-cell>
          <table:table-cell office:value-type="float" office:value="0.478885701717061" calcext:value-type="float">
            <text:p>0,4788857017</text:p>
          </table:table-cell>
          <table:table-cell office:value-type="float" office:value="0.411449960663445" calcext:value-type="float">
            <text:p>0,4114499607</text:p>
          </table:table-cell>
          <table:table-cell office:value-type="float" office:value="0.461881094953732" calcext:value-type="float">
            <text:p>0,461881095</text:p>
          </table:table-cell>
          <table:table-cell office:value-type="float" office:value="7.03383331786759" calcext:value-type="float">
            <text:p>7,0338333179</text:p>
          </table:table-cell>
          <table:table-cell office:value-type="float" office:value="11.5259337990665" calcext:value-type="float">
            <text:p>11,5259337991</text:p>
          </table:table-cell>
          <table:table-cell office:value-type="float" office:value="8.41008345964724" calcext:value-type="float">
            <text:p>8,4100834596</text:p>
          </table:table-cell>
          <table:table-cell office:value-type="float" office:value="9.31911675918523" calcext:value-type="float">
            <text:p>9,3191167592</text:p>
          </table:table-cell>
          <table:table-cell office:value-type="float" office:value="0.24181731264823" calcext:value-type="float">
            <text:p>0,2418173126</text:p>
          </table:table-cell>
          <table:table-cell office:value-type="float" office:value="0.267772514364842" calcext:value-type="float">
            <text:p>0,2677725144</text:p>
          </table:table-cell>
          <table:table-cell office:value-type="float" office:value="0.249019945045486" calcext:value-type="float">
            <text:p>0,249019945</text:p>
          </table:table-cell>
          <table:table-cell office:value-type="float" office:value="0.25635862196612" calcext:value-type="float">
            <text:p>0,256358622</text:p>
          </table:table-cell>
          <table:table-cell office:value-type="float" office:value="0.037835422385763" calcext:value-type="float">
            <text:p>0,0378354224</text:p>
          </table:table-cell>
          <table:table-cell office:value-type="float" office:value="0.0410499967443797" calcext:value-type="float">
            <text:p>0,0410499967</text:p>
          </table:table-cell>
          <table:table-cell office:value-type="float" office:value="0.0304034864451996" calcext:value-type="float">
            <text:p>0,0304034864</text:p>
          </table:table-cell>
          <table:table-cell office:value-type="float" office:value="0.051548753901187" calcext:value-type="float">
            <text:p>0,0515487539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205505645709" calcext:value-type="float">
            <text:p>0,3920550565</text:p>
          </table:table-cell>
          <table:table-cell office:value-type="float" office:value="0.473540630084779" calcext:value-type="float">
            <text:p>0,4735406301</text:p>
          </table:table-cell>
          <table:table-cell office:value-type="float" office:value="0.406295378634852" calcext:value-type="float">
            <text:p>0,4062953786</text:p>
          </table:table-cell>
          <table:table-cell office:value-type="float" office:value="0.454050821025528" calcext:value-type="float">
            <text:p>0,454050821</text:p>
          </table:table-cell>
          <table:table-cell office:value-type="float" office:value="6.81787658570346" calcext:value-type="float">
            <text:p>6,8178765857</text:p>
          </table:table-cell>
          <table:table-cell office:value-type="float" office:value="11.1036230881491" calcext:value-type="float">
            <text:p>11,1036230881</text:p>
          </table:table-cell>
          <table:table-cell office:value-type="float" office:value="7.9112696528405" calcext:value-type="float">
            <text:p>7,9112696528</text:p>
          </table:table-cell>
          <table:table-cell office:value-type="float" office:value="8.94080167402737" calcext:value-type="float">
            <text:p>8,940801674</text:p>
          </table:table-cell>
          <table:table-cell office:value-type="float" office:value="0.235038222016682" calcext:value-type="float">
            <text:p>0,235038222</text:p>
          </table:table-cell>
          <table:table-cell office:value-type="float" office:value="0.263868310796613" calcext:value-type="float">
            <text:p>0,2638683108</text:p>
          </table:table-cell>
          <table:table-cell office:value-type="float" office:value="0.243855505730869" calcext:value-type="float">
            <text:p>0,2438555057</text:p>
          </table:table-cell>
          <table:table-cell office:value-type="float" office:value="0.249867531587882" calcext:value-type="float">
            <text:p>0,2498675316</text:p>
          </table:table-cell>
          <table:table-cell office:value-type="float" office:value="0.0412573603081105" calcext:value-type="float">
            <text:p>0,0412573603</text:p>
          </table:table-cell>
          <table:table-cell office:value-type="float" office:value="0.0428133010588427" calcext:value-type="float">
            <text:p>0,0428133011</text:p>
          </table:table-cell>
          <table:table-cell office:value-type="float" office:value="0.0323308785148267" calcext:value-type="float">
            <text:p>0,0323308785</text:p>
          </table:table-cell>
          <table:table-cell office:value-type="float" office:value="0.055358880154725" calcext:value-type="float">
            <text:p>0,0553588802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2802382107858" calcext:value-type="float">
            <text:p>0,3928023821</text:p>
          </table:table-cell>
          <table:table-cell office:value-type="float" office:value="0.462629865636064" calcext:value-type="float">
            <text:p>0,4626298656</text:p>
          </table:table-cell>
          <table:table-cell office:value-type="float" office:value="0.402025629417454" calcext:value-type="float">
            <text:p>0,4020256294</text:p>
          </table:table-cell>
          <table:table-cell office:value-type="float" office:value="0.450504791956868" calcext:value-type="float">
            <text:p>0,450504792</text:p>
          </table:table-cell>
          <table:table-cell office:value-type="float" office:value="6.69917896316673" calcext:value-type="float">
            <text:p>6,6991789632</text:p>
          </table:table-cell>
          <table:table-cell office:value-type="float" office:value="10.1451657701643" calcext:value-type="float">
            <text:p>10,1451657702</text:p>
          </table:table-cell>
          <table:table-cell office:value-type="float" office:value="7.37264931638753" calcext:value-type="float">
            <text:p>7,3726493164</text:p>
          </table:table-cell>
          <table:table-cell office:value-type="float" office:value="8.89364837214943" calcext:value-type="float">
            <text:p>8,8936483721</text:p>
          </table:table-cell>
          <table:table-cell office:value-type="float" office:value="0.242460510427754" calcext:value-type="float">
            <text:p>0,2424605104</text:p>
          </table:table-cell>
          <table:table-cell office:value-type="float" office:value="0.267651910972435" calcext:value-type="float">
            <text:p>0,267651911</text:p>
          </table:table-cell>
          <table:table-cell office:value-type="float" office:value="0.248972515589778" calcext:value-type="float">
            <text:p>0,2489725156</text:p>
          </table:table-cell>
          <table:table-cell office:value-type="float" office:value="0.25740867551333" calcext:value-type="float">
            <text:p>0,2574086755</text:p>
          </table:table-cell>
          <table:table-cell office:value-type="float" office:value="0.0399045672575313" calcext:value-type="float">
            <text:p>0,0399045673</text:p>
          </table:table-cell>
          <table:table-cell office:value-type="float" office:value="0.0423506919201317" calcext:value-type="float">
            <text:p>0,0423506919</text:p>
          </table:table-cell>
          <table:table-cell office:value-type="float" office:value="0.0316459540603536" calcext:value-type="float">
            <text:p>0,0316459541</text:p>
          </table:table-cell>
          <table:table-cell office:value-type="float" office:value="0.0540260361513053" calcext:value-type="float">
            <text:p>0,0540260362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5080349230441" calcext:value-type="float">
            <text:p>0,3950803492</text:p>
          </table:table-cell>
          <table:table-cell office:value-type="float" office:value="0.463779232158105" calcext:value-type="float">
            <text:p>0,4637792322</text:p>
          </table:table-cell>
          <table:table-cell office:value-type="float" office:value="0.404692221373689" calcext:value-type="float">
            <text:p>0,4046922214</text:p>
          </table:table-cell>
          <table:table-cell office:value-type="float" office:value="0.451965555914455" calcext:value-type="float">
            <text:p>0,4519655559</text:p>
          </table:table-cell>
          <table:table-cell office:value-type="float" office:value="6.82822107718747" calcext:value-type="float">
            <text:p>6,8282210772</text:p>
          </table:table-cell>
          <table:table-cell office:value-type="float" office:value="10.6946425722232" calcext:value-type="float">
            <text:p>10,6946425722</text:p>
          </table:table-cell>
          <table:table-cell office:value-type="float" office:value="7.84205332651122" calcext:value-type="float">
            <text:p>7,8420533265</text:p>
          </table:table-cell>
          <table:table-cell office:value-type="float" office:value="9.11771970706234" calcext:value-type="float">
            <text:p>9,1177197071</text:p>
          </table:table-cell>
          <table:table-cell office:value-type="float" office:value="0.238811511040623" calcext:value-type="float">
            <text:p>0,238811511</text:p>
          </table:table-cell>
          <table:table-cell office:value-type="float" office:value="0.260135037436176" calcext:value-type="float">
            <text:p>0,2601350374</text:p>
          </table:table-cell>
          <table:table-cell office:value-type="float" office:value="0.245479523789368" calcext:value-type="float">
            <text:p>0,2454795238</text:p>
          </table:table-cell>
          <table:table-cell office:value-type="float" office:value="0.249821391024051" calcext:value-type="float">
            <text:p>0,249821391</text:p>
          </table:table-cell>
          <table:table-cell office:value-type="float" office:value="0.0380060784937427" calcext:value-type="float">
            <text:p>0,0380060785</text:p>
          </table:table-cell>
          <table:table-cell office:value-type="float" office:value="0.0386303320039607" calcext:value-type="float">
            <text:p>0,038630332</text:p>
          </table:table-cell>
          <table:table-cell office:value-type="float" office:value="0.029867631047866" calcext:value-type="float">
            <text:p>0,029867631</text:p>
          </table:table-cell>
          <table:table-cell office:value-type="float" office:value="0.0501609376856954" calcext:value-type="float">
            <text:p>0,0501609377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9730995447015" calcext:value-type="float">
            <text:p>0,3997309954</text:p>
          </table:table-cell>
          <table:table-cell office:value-type="float" office:value="0.472243836965247" calcext:value-type="float">
            <text:p>0,472243837</text:p>
          </table:table-cell>
          <table:table-cell office:value-type="float" office:value="0.408437822821372" calcext:value-type="float">
            <text:p>0,4084378228</text:p>
          </table:table-cell>
          <table:table-cell office:value-type="float" office:value="0.462052818312879" calcext:value-type="float">
            <text:p>0,4620528183</text:p>
          </table:table-cell>
          <table:table-cell office:value-type="float" office:value="7.32572241343855" calcext:value-type="float">
            <text:p>7,3257224134</text:p>
          </table:table-cell>
          <table:table-cell office:value-type="float" office:value="11.5968533955515" calcext:value-type="float">
            <text:p>11,5968533956</text:p>
          </table:table-cell>
          <table:table-cell office:value-type="float" office:value="8.0221605443734" calcext:value-type="float">
            <text:p>8,0221605444</text:p>
          </table:table-cell>
          <table:table-cell office:value-type="float" office:value="10.264901434494" calcext:value-type="float">
            <text:p>10,2649014345</text:p>
          </table:table-cell>
          <table:table-cell office:value-type="float" office:value="0.246166449858852" calcext:value-type="float">
            <text:p>0,2461664499</text:p>
          </table:table-cell>
          <table:table-cell office:value-type="float" office:value="0.275141854284463" calcext:value-type="float">
            <text:p>0,2751418543</text:p>
          </table:table-cell>
          <table:table-cell office:value-type="float" office:value="0.25271279670074" calcext:value-type="float">
            <text:p>0,2527127967</text:p>
          </table:table-cell>
          <table:table-cell office:value-type="float" office:value="0.264703561393009" calcext:value-type="float">
            <text:p>0,2647035614</text:p>
          </table:table-cell>
          <table:table-cell office:value-type="float" office:value="0.0379702275039831" calcext:value-type="float">
            <text:p>0,0379702275</text:p>
          </table:table-cell>
          <table:table-cell office:value-type="float" office:value="0.0396075367462139" calcext:value-type="float">
            <text:p>0,0396075367</text:p>
          </table:table-cell>
          <table:table-cell office:value-type="float" office:value="0.0301636285458654" calcext:value-type="float">
            <text:p>0,0301636285</text:p>
          </table:table-cell>
          <table:table-cell office:value-type="float" office:value="0.0506752876945437" calcext:value-type="float">
            <text:p>0,0506752877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3776789198738" calcext:value-type="float">
            <text:p>0,3937767892</text:p>
          </table:table-cell>
          <table:table-cell office:value-type="float" office:value="0.46863085730034" calcext:value-type="float">
            <text:p>0,4686308573</text:p>
          </table:table-cell>
          <table:table-cell office:value-type="float" office:value="0.405803811238993" calcext:value-type="float">
            <text:p>0,4058038112</text:p>
          </table:table-cell>
          <table:table-cell office:value-type="float" office:value="0.454324763500741" calcext:value-type="float">
            <text:p>0,4543247635</text:p>
          </table:table-cell>
          <table:table-cell office:value-type="float" office:value="7.05461466428018" calcext:value-type="float">
            <text:p>7,0546146643</text:p>
          </table:table-cell>
          <table:table-cell office:value-type="float" office:value="10.841980944721" calcext:value-type="float">
            <text:p>10,8419809447</text:p>
          </table:table-cell>
          <table:table-cell office:value-type="float" office:value="8.11931900967039" calcext:value-type="float">
            <text:p>8,1193190097</text:p>
          </table:table-cell>
          <table:table-cell office:value-type="float" office:value="9.42654698761354" calcext:value-type="float">
            <text:p>9,4265469876</text:p>
          </table:table-cell>
          <table:table-cell office:value-type="float" office:value="0.240525048657352" calcext:value-type="float">
            <text:p>0,2405250487</text:p>
          </table:table-cell>
          <table:table-cell office:value-type="float" office:value="0.270103328631768" calcext:value-type="float">
            <text:p>0,2701033286</text:p>
          </table:table-cell>
          <table:table-cell office:value-type="float" office:value="0.248485064167036" calcext:value-type="float">
            <text:p>0,2484850642</text:p>
          </table:table-cell>
          <table:table-cell office:value-type="float" office:value="0.257429980834741" calcext:value-type="float">
            <text:p>0,2574299808</text:p>
          </table:table-cell>
          <table:table-cell office:value-type="float" office:value="0.0386942799938722" calcext:value-type="float">
            <text:p>0,03869428</text:p>
          </table:table-cell>
          <table:table-cell office:value-type="float" office:value="0.0396295804882533" calcext:value-type="float">
            <text:p>0,0396295805</text:p>
          </table:table-cell>
          <table:table-cell office:value-type="float" office:value="0.0300686905395769" calcext:value-type="float">
            <text:p>0,0300686905</text:p>
          </table:table-cell>
          <table:table-cell office:value-type="float" office:value="0.0518172972877362" calcext:value-type="float">
            <text:p>0,0518172973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4034056904564" calcext:value-type="float">
            <text:p>0,4040340569</text:p>
          </table:table-cell>
          <table:table-cell office:value-type="float" office:value="0.475223066602227" calcext:value-type="float">
            <text:p>0,4752230666</text:p>
          </table:table-cell>
          <table:table-cell office:value-type="float" office:value="0.412596731456177" calcext:value-type="float">
            <text:p>0,4125967315</text:p>
          </table:table-cell>
          <table:table-cell office:value-type="float" office:value="0.46604301854174" calcext:value-type="float">
            <text:p>0,4660430185</text:p>
          </table:table-cell>
          <table:table-cell office:value-type="float" office:value="7.07678920921309" calcext:value-type="float">
            <text:p>7,0767892092</text:p>
          </table:table-cell>
          <table:table-cell office:value-type="float" office:value="10.7197816388433" calcext:value-type="float">
            <text:p>10,7197816388</text:p>
          </table:table-cell>
          <table:table-cell office:value-type="float" office:value="7.78008970310881" calcext:value-type="float">
            <text:p>7,7800897031</text:p>
          </table:table-cell>
          <table:table-cell office:value-type="float" office:value="9.9694293714835" calcext:value-type="float">
            <text:p>9,9694293715</text:p>
          </table:table-cell>
          <table:table-cell office:value-type="float" office:value="0.249197005730735" calcext:value-type="float">
            <text:p>0,2491970057</text:p>
          </table:table-cell>
          <table:table-cell office:value-type="float" office:value="0.280670550130952" calcext:value-type="float">
            <text:p>0,2806705501</text:p>
          </table:table-cell>
          <table:table-cell office:value-type="float" office:value="0.255533868571556" calcext:value-type="float">
            <text:p>0,2555338686</text:p>
          </table:table-cell>
          <table:table-cell office:value-type="float" office:value="0.27044364333113" calcext:value-type="float">
            <text:p>0,2704436433</text:p>
          </table:table-cell>
          <table:table-cell office:value-type="float" office:value="0.0395475263956523" calcext:value-type="float">
            <text:p>0,0395475264</text:p>
          </table:table-cell>
          <table:table-cell office:value-type="float" office:value="0.0413778633561907" calcext:value-type="float">
            <text:p>0,0413778634</text:p>
          </table:table-cell>
          <table:table-cell office:value-type="float" office:value="0.0319783743421911" calcext:value-type="float">
            <text:p>0,0319783743</text:p>
          </table:table-cell>
          <table:table-cell office:value-type="float" office:value="0.0521582551687561" calcext:value-type="float">
            <text:p>0,0521582552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0107221775761" calcext:value-type="float">
            <text:p>0,4010722178</text:p>
          </table:table-cell>
          <table:table-cell office:value-type="float" office:value="0.477931005458432" calcext:value-type="float">
            <text:p>0,4779310055</text:p>
          </table:table-cell>
          <table:table-cell office:value-type="float" office:value="0.409947607415338" calcext:value-type="float">
            <text:p>0,4099476074</text:p>
          </table:table-cell>
          <table:table-cell office:value-type="float" office:value="0.466914320578498" calcext:value-type="float">
            <text:p>0,4669143206</text:p>
          </table:table-cell>
          <table:table-cell office:value-type="float" office:value="7.29642358127006" calcext:value-type="float">
            <text:p>7,2964235813</text:p>
          </table:table-cell>
          <table:table-cell office:value-type="float" office:value="11.3614668975719" calcext:value-type="float">
            <text:p>11,3614668976</text:p>
          </table:table-cell>
          <table:table-cell office:value-type="float" office:value="7.86610937584126" calcext:value-type="float">
            <text:p>7,8661093758</text:p>
          </table:table-cell>
          <table:table-cell office:value-type="float" office:value="10.4591808586594" calcext:value-type="float">
            <text:p>10,4591808587</text:p>
          </table:table-cell>
          <table:table-cell office:value-type="float" office:value="0.253971540669235" calcext:value-type="float">
            <text:p>0,2539715407</text:p>
          </table:table-cell>
          <table:table-cell office:value-type="float" office:value="0.288647253542216" calcext:value-type="float">
            <text:p>0,2886472535</text:p>
          </table:table-cell>
          <table:table-cell office:value-type="float" office:value="0.259946261411861" calcext:value-type="float">
            <text:p>0,2599462614</text:p>
          </table:table-cell>
          <table:table-cell office:value-type="float" office:value="0.278817409708597" calcext:value-type="float">
            <text:p>0,2788174097</text:p>
          </table:table-cell>
          <table:table-cell office:value-type="float" office:value="0.0410306556720028" calcext:value-type="float">
            <text:p>0,0410306557</text:p>
          </table:table-cell>
          <table:table-cell office:value-type="float" office:value="0.0430376899817757" calcext:value-type="float">
            <text:p>0,04303769</text:p>
          </table:table-cell>
          <table:table-cell office:value-type="float" office:value="0.0328713751720078" calcext:value-type="float">
            <text:p>0,0328713752</text:p>
          </table:table-cell>
          <table:table-cell office:value-type="float" office:value="0.0547774880282848" calcext:value-type="float">
            <text:p>0,054777488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399531656138" calcext:value-type="float">
            <text:p>0,4039953166</text:p>
          </table:table-cell>
          <table:table-cell office:value-type="float" office:value="0.473412512769093" calcext:value-type="float">
            <text:p>0,4734125128</text:p>
          </table:table-cell>
          <table:table-cell office:value-type="float" office:value="0.409922357293322" calcext:value-type="float">
            <text:p>0,4099223573</text:p>
          </table:table-cell>
          <table:table-cell office:value-type="float" office:value="0.466356580211484" calcext:value-type="float">
            <text:p>0,4663565802</text:p>
          </table:table-cell>
          <table:table-cell office:value-type="float" office:value="7.56189530854712" calcext:value-type="float">
            <text:p>7,5618953085</text:p>
          </table:table-cell>
          <table:table-cell office:value-type="float" office:value="11.6133113021059" calcext:value-type="float">
            <text:p>11,6133113021</text:p>
          </table:table-cell>
          <table:table-cell office:value-type="float" office:value="8.02354524290426" calcext:value-type="float">
            <text:p>8,0235452429</text:p>
          </table:table-cell>
          <table:table-cell office:value-type="float" office:value="11.0022948741655" calcext:value-type="float">
            <text:p>11,0022948742</text:p>
          </table:table-cell>
          <table:table-cell office:value-type="float" office:value="0.247224198409197" calcext:value-type="float">
            <text:p>0,2472241984</text:p>
          </table:table-cell>
          <table:table-cell office:value-type="float" office:value="0.27808529437155" calcext:value-type="float">
            <text:p>0,2780852944</text:p>
          </table:table-cell>
          <table:table-cell office:value-type="float" office:value="0.252570592076196" calcext:value-type="float">
            <text:p>0,2525705921</text:p>
          </table:table-cell>
          <table:table-cell office:value-type="float" office:value="0.26937582193845" calcext:value-type="float">
            <text:p>0,2693758219</text:p>
          </table:table-cell>
          <table:table-cell office:value-type="float" office:value="0.0361976592572741" calcext:value-type="float">
            <text:p>0,0361976593</text:p>
          </table:table-cell>
          <table:table-cell office:value-type="float" office:value="0.0384497334980558" calcext:value-type="float">
            <text:p>0,0384497335</text:p>
          </table:table-cell>
          <table:table-cell office:value-type="float" office:value="0.0295172970411075" calcext:value-type="float">
            <text:p>0,029517297</text:p>
          </table:table-cell>
          <table:table-cell office:value-type="float" office:value="0.0480556687249081" calcext:value-type="float">
            <text:p>0,0480556687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7727239023718" calcext:value-type="float">
            <text:p>0,397727239</text:p>
          </table:table-cell>
          <table:table-cell office:value-type="float" office:value="0.469166845162992" calcext:value-type="float">
            <text:p>0,4691668452</text:p>
          </table:table-cell>
          <table:table-cell office:value-type="float" office:value="0.408170202486162" calcext:value-type="float">
            <text:p>0,4081702025</text:p>
          </table:table-cell>
          <table:table-cell office:value-type="float" office:value="0.455971162625904" calcext:value-type="float">
            <text:p>0,4559711626</text:p>
          </table:table-cell>
          <table:table-cell office:value-type="float" office:value="7.07398873374966" calcext:value-type="float">
            <text:p>7,0739887337</text:p>
          </table:table-cell>
          <table:table-cell office:value-type="float" office:value="10.8598566030419" calcext:value-type="float">
            <text:p>10,859856603</text:p>
          </table:table-cell>
          <table:table-cell office:value-type="float" office:value="7.94448703055618" calcext:value-type="float">
            <text:p>7,9444870306</text:p>
          </table:table-cell>
          <table:table-cell office:value-type="float" office:value="9.93020597928658" calcext:value-type="float">
            <text:p>9,9302059793</text:p>
          </table:table-cell>
          <table:table-cell office:value-type="float" office:value="0.247083645872912" calcext:value-type="float">
            <text:p>0,2470836459</text:p>
          </table:table-cell>
          <table:table-cell office:value-type="float" office:value="0.278440767848405" calcext:value-type="float">
            <text:p>0,2784407678</text:p>
          </table:table-cell>
          <table:table-cell office:value-type="float" office:value="0.254283995039685" calcext:value-type="float">
            <text:p>0,254283995</text:p>
          </table:table-cell>
          <table:table-cell office:value-type="float" office:value="0.266808565959231" calcext:value-type="float">
            <text:p>0,266808566</text:p>
          </table:table-cell>
          <table:table-cell office:value-type="float" office:value="0.0364116085486309" calcext:value-type="float">
            <text:p>0,0364116085</text:p>
          </table:table-cell>
          <table:table-cell office:value-type="float" office:value="0.037778462038827" calcext:value-type="float">
            <text:p>0,037778462</text:p>
          </table:table-cell>
          <table:table-cell office:value-type="float" office:value="0.0299431641044597" calcext:value-type="float">
            <text:p>0,0299431641</text:p>
          </table:table-cell>
          <table:table-cell office:value-type="float" office:value="0.0469970326917971" calcext:value-type="float">
            <text:p>0,0469970327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05386192525768" calcext:value-type="float">
            <text:p>0,4053861925</text:p>
          </table:table-cell>
          <table:table-cell office:value-type="float" office:value="0.474250576237793" calcext:value-type="float">
            <text:p>0,4742505762</text:p>
          </table:table-cell>
          <table:table-cell office:value-type="float" office:value="0.41228105663466" calcext:value-type="float">
            <text:p>0,4122810566</text:p>
          </table:table-cell>
          <table:table-cell office:value-type="float" office:value="0.466279622471554" calcext:value-type="float">
            <text:p>0,4662796225</text:p>
          </table:table-cell>
          <table:table-cell office:value-type="float" office:value="7.53240775953537" calcext:value-type="float">
            <text:p>7,5324077595</text:p>
          </table:table-cell>
          <table:table-cell office:value-type="float" office:value="11.431589026843" calcext:value-type="float">
            <text:p>11,4315890268</text:p>
          </table:table-cell>
          <table:table-cell office:value-type="float" office:value="8.42942856525236" calcext:value-type="float">
            <text:p>8,4294285653</text:p>
          </table:table-cell>
          <table:table-cell office:value-type="float" office:value="10.1835347482786" calcext:value-type="float">
            <text:p>10,1835347483</text:p>
          </table:table-cell>
          <table:table-cell office:value-type="float" office:value="0.264405836777243" calcext:value-type="float">
            <text:p>0,2644058368</text:p>
          </table:table-cell>
          <table:table-cell office:value-type="float" office:value="0.311213308638123" calcext:value-type="float">
            <text:p>0,3112133086</text:p>
          </table:table-cell>
          <table:table-cell office:value-type="float" office:value="0.270259248109431" calcext:value-type="float">
            <text:p>0,2702592481</text:p>
          </table:table-cell>
          <table:table-cell office:value-type="float" office:value="0.30122381366052" calcext:value-type="float">
            <text:p>0,3012238137</text:p>
          </table:table-cell>
          <table:table-cell office:value-type="float" office:value="0.0379717248722859" calcext:value-type="float">
            <text:p>0,0379717249</text:p>
          </table:table-cell>
          <table:table-cell office:value-type="float" office:value="0.0407144447468216" calcext:value-type="float">
            <text:p>0,0407144447</text:p>
          </table:table-cell>
          <table:table-cell office:value-type="float" office:value="0.0316583174891735" calcext:value-type="float">
            <text:p>0,0316583175</text:p>
          </table:table-cell>
          <table:table-cell office:value-type="float" office:value="0.0497826714675244" calcext:value-type="float">
            <text:p>0,0497826715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01649196336559" calcext:value-type="float">
            <text:p>0,4016491963</text:p>
          </table:table-cell>
          <table:table-cell office:value-type="float" office:value="0.4712617100423" calcext:value-type="float">
            <text:p>0,47126171</text:p>
          </table:table-cell>
          <table:table-cell office:value-type="float" office:value="0.408259008649401" calcext:value-type="float">
            <text:p>0,4082590086</text:p>
          </table:table-cell>
          <table:table-cell office:value-type="float" office:value="0.462210824499542" calcext:value-type="float">
            <text:p>0,4622108245</text:p>
          </table:table-cell>
          <table:table-cell office:value-type="float" office:value="7.27199676615322" calcext:value-type="float">
            <text:p>7,2719967662</text:p>
          </table:table-cell>
          <table:table-cell office:value-type="float" office:value="11.3429321755936" calcext:value-type="float">
            <text:p>11,3429321756</text:p>
          </table:table-cell>
          <table:table-cell office:value-type="float" office:value="8.22463043016048" calcext:value-type="float">
            <text:p>8,2246304302</text:p>
          </table:table-cell>
          <table:table-cell office:value-type="float" office:value="10.8327756017781" calcext:value-type="float">
            <text:p>10,8327756018</text:p>
          </table:table-cell>
          <table:table-cell office:value-type="float" office:value="0.258476212962645" calcext:value-type="float">
            <text:p>0,258476213</text:p>
          </table:table-cell>
          <table:table-cell office:value-type="float" office:value="0.294035246334107" calcext:value-type="float">
            <text:p>0,2940352463</text:p>
          </table:table-cell>
          <table:table-cell office:value-type="float" office:value="0.264498933115307" calcext:value-type="float">
            <text:p>0,2644989331</text:p>
          </table:table-cell>
          <table:table-cell office:value-type="float" office:value="0.283938740566794" calcext:value-type="float">
            <text:p>0,2839387406</text:p>
          </table:table-cell>
          <table:table-cell office:value-type="float" office:value="0.0380557643634671" calcext:value-type="float">
            <text:p>0,0380557644</text:p>
          </table:table-cell>
          <table:table-cell office:value-type="float" office:value="0.0425007744442714" calcext:value-type="float">
            <text:p>0,0425007744</text:p>
          </table:table-cell>
          <table:table-cell office:value-type="float" office:value="0.0320030585608232" calcext:value-type="float">
            <text:p>0,0320030586</text:p>
          </table:table-cell>
          <table:table-cell office:value-type="float" office:value="0.0512706574496585" calcext:value-type="float">
            <text:p>0,0512706574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812690557088" calcext:value-type="float">
            <text:p>0,3981269056</text:p>
          </table:table-cell>
          <table:table-cell office:value-type="float" office:value="0.46816225152034" calcext:value-type="float">
            <text:p>0,4681622515</text:p>
          </table:table-cell>
          <table:table-cell office:value-type="float" office:value="0.40275584005489" calcext:value-type="float">
            <text:p>0,4027558401</text:p>
          </table:table-cell>
          <table:table-cell office:value-type="float" office:value="0.460384691422685" calcext:value-type="float">
            <text:p>0,4603846914</text:p>
          </table:table-cell>
          <table:table-cell office:value-type="float" office:value="7.46344057383854" calcext:value-type="float">
            <text:p>7,4634405738</text:p>
          </table:table-cell>
          <table:table-cell office:value-type="float" office:value="11.2700074045184" calcext:value-type="float">
            <text:p>11,2700074045</text:p>
          </table:table-cell>
          <table:table-cell office:value-type="float" office:value="8.18441829581883" calcext:value-type="float">
            <text:p>8,1844182958</text:p>
          </table:table-cell>
          <table:table-cell office:value-type="float" office:value="10.8157773278856" calcext:value-type="float">
            <text:p>10,8157773279</text:p>
          </table:table-cell>
          <table:table-cell office:value-type="float" office:value="0.257576314863536" calcext:value-type="float">
            <text:p>0,2575763149</text:p>
          </table:table-cell>
          <table:table-cell office:value-type="float" office:value="0.288886313699209" calcext:value-type="float">
            <text:p>0,2888863137</text:p>
          </table:table-cell>
          <table:table-cell office:value-type="float" office:value="0.262608684565062" calcext:value-type="float">
            <text:p>0,2626086846</text:p>
          </table:table-cell>
          <table:table-cell office:value-type="float" office:value="0.280443027297121" calcext:value-type="float">
            <text:p>0,2804430273</text:p>
          </table:table-cell>
          <table:table-cell office:value-type="float" office:value="0.0361409180684714" calcext:value-type="float">
            <text:p>0,0361409181</text:p>
          </table:table-cell>
          <table:table-cell office:value-type="float" office:value="0.0410698197562186" calcext:value-type="float">
            <text:p>0,0410698198</text:p>
          </table:table-cell>
          <table:table-cell office:value-type="float" office:value="0.0318217849160922" calcext:value-type="float">
            <text:p>0,0318217849</text:p>
          </table:table-cell>
          <table:table-cell office:value-type="float" office:value="0.0473884995338959" calcext:value-type="float">
            <text:p>0,0473884995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00663140842" calcext:value-type="float">
            <text:p>0,4006631408</text:p>
          </table:table-cell>
          <table:table-cell office:value-type="float" office:value="0.471340001572721" calcext:value-type="float">
            <text:p>0,4713400016</text:p>
          </table:table-cell>
          <table:table-cell office:value-type="float" office:value="0.408998209253815" calcext:value-type="float">
            <text:p>0,4089982093</text:p>
          </table:table-cell>
          <table:table-cell office:value-type="float" office:value="0.457892415005053" calcext:value-type="float">
            <text:p>0,457892415</text:p>
          </table:table-cell>
          <table:table-cell office:value-type="float" office:value="7.22960952185663" calcext:value-type="float">
            <text:p>7,2296095219</text:p>
          </table:table-cell>
          <table:table-cell office:value-type="float" office:value="11.4324123156938" calcext:value-type="float">
            <text:p>11,4324123157</text:p>
          </table:table-cell>
          <table:table-cell office:value-type="float" office:value="8.40817772726946" calcext:value-type="float">
            <text:p>8,4081777273</text:p>
          </table:table-cell>
          <table:table-cell office:value-type="float" office:value="9.69089163305299" calcext:value-type="float">
            <text:p>9,6908916331</text:p>
          </table:table-cell>
          <table:table-cell office:value-type="float" office:value="0.2551376020475" calcext:value-type="float">
            <text:p>0,255137602</text:p>
          </table:table-cell>
          <table:table-cell office:value-type="float" office:value="0.28825864007684" calcext:value-type="float">
            <text:p>0,2882586401</text:p>
          </table:table-cell>
          <table:table-cell office:value-type="float" office:value="0.261939604512582" calcext:value-type="float">
            <text:p>0,2619396045</text:p>
          </table:table-cell>
          <table:table-cell office:value-type="float" office:value="0.276919597716336" calcext:value-type="float">
            <text:p>0,2769195977</text:p>
          </table:table-cell>
          <table:table-cell office:value-type="float" office:value="0.0345343740579724" calcext:value-type="float">
            <text:p>0,0345343741</text:p>
          </table:table-cell>
          <table:table-cell office:value-type="float" office:value="0.0409590895229525" calcext:value-type="float">
            <text:p>0,0409590895</text:p>
          </table:table-cell>
          <table:table-cell office:value-type="float" office:value="0.0316023703739221" calcext:value-type="float">
            <text:p>0,0316023704</text:p>
          </table:table-cell>
          <table:table-cell office:value-type="float" office:value="0.0450348003045243" calcext:value-type="float">
            <text:p>0,0450348003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00024573432241" calcext:value-type="float">
            <text:p>0,4000245734</text:p>
          </table:table-cell>
          <table:table-cell office:value-type="float" office:value="0.464427489705628" calcext:value-type="float">
            <text:p>0,4644274897</text:p>
          </table:table-cell>
          <table:table-cell office:value-type="float" office:value="0.406331273433198" calcext:value-type="float">
            <text:p>0,4063312734</text:p>
          </table:table-cell>
          <table:table-cell office:value-type="float" office:value="0.457476263140356" calcext:value-type="float">
            <text:p>0,4574762631</text:p>
          </table:table-cell>
          <table:table-cell office:value-type="float" office:value="7.33991395135178" calcext:value-type="float">
            <text:p>7,3399139514</text:p>
          </table:table-cell>
          <table:table-cell office:value-type="float" office:value="10.7660010940628" calcext:value-type="float">
            <text:p>10,7660010941</text:p>
          </table:table-cell>
          <table:table-cell office:value-type="float" office:value="8.17545064101222" calcext:value-type="float">
            <text:p>8,175450641</text:p>
          </table:table-cell>
          <table:table-cell office:value-type="float" office:value="10.3165955081721" calcext:value-type="float">
            <text:p>10,3165955082</text:p>
          </table:table-cell>
          <table:table-cell office:value-type="float" office:value="0.247889016222344" calcext:value-type="float">
            <text:p>0,2478890162</text:p>
          </table:table-cell>
          <table:table-cell office:value-type="float" office:value="0.274388091046902" calcext:value-type="float">
            <text:p>0,274388091</text:p>
          </table:table-cell>
          <table:table-cell office:value-type="float" office:value="0.252357379146898" calcext:value-type="float">
            <text:p>0,2523573791</text:p>
          </table:table-cell>
          <table:table-cell office:value-type="float" office:value="0.266956724214481" calcext:value-type="float">
            <text:p>0,2669567242</text:p>
          </table:table-cell>
          <table:table-cell office:value-type="float" office:value="0.0347112640093707" calcext:value-type="float">
            <text:p>0,034711264</text:p>
          </table:table-cell>
          <table:table-cell office:value-type="float" office:value="0.0382461986002227" calcext:value-type="float">
            <text:p>0,0382461986</text:p>
          </table:table-cell>
          <table:table-cell office:value-type="float" office:value="0.0303754159951681" calcext:value-type="float">
            <text:p>0,030375416</text:p>
          </table:table-cell>
          <table:table-cell office:value-type="float" office:value="0.0446669961980404" calcext:value-type="float">
            <text:p>0,0446669962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8055956033712" calcext:value-type="float">
            <text:p>0,398055956</text:p>
          </table:table-cell>
          <table:table-cell office:value-type="float" office:value="0.463839080598283" calcext:value-type="float">
            <text:p>0,4638390806</text:p>
          </table:table-cell>
          <table:table-cell office:value-type="float" office:value="0.403657755316506" calcext:value-type="float">
            <text:p>0,4036577553</text:p>
          </table:table-cell>
          <table:table-cell office:value-type="float" office:value="0.456109080062728" calcext:value-type="float">
            <text:p>0,4561090801</text:p>
          </table:table-cell>
          <table:table-cell office:value-type="float" office:value="7.37782124626433" calcext:value-type="float">
            <text:p>7,3778212463</text:p>
          </table:table-cell>
          <table:table-cell office:value-type="float" office:value="11.172984399519" calcext:value-type="float">
            <text:p>11,1729843995</text:p>
          </table:table-cell>
          <table:table-cell office:value-type="float" office:value="8.09084795524564" calcext:value-type="float">
            <text:p>8,0908479552</text:p>
          </table:table-cell>
          <table:table-cell office:value-type="float" office:value="10.5556389451677" calcext:value-type="float">
            <text:p>10,5556389452</text:p>
          </table:table-cell>
          <table:table-cell office:value-type="float" office:value="0.258797719532643" calcext:value-type="float">
            <text:p>0,2587977195</text:p>
          </table:table-cell>
          <table:table-cell office:value-type="float" office:value="0.294708129652145" calcext:value-type="float">
            <text:p>0,2947081297</text:p>
          </table:table-cell>
          <table:table-cell office:value-type="float" office:value="0.262941349526295" calcext:value-type="float">
            <text:p>0,2629413495</text:p>
          </table:table-cell>
          <table:table-cell office:value-type="float" office:value="0.287664165727113" calcext:value-type="float">
            <text:p>0,2876641657</text:p>
          </table:table-cell>
          <table:table-cell office:value-type="float" office:value="0.0335275879156124" calcext:value-type="float">
            <text:p>0,0335275879</text:p>
          </table:table-cell>
          <table:table-cell office:value-type="float" office:value="0.0371747069167909" calcext:value-type="float">
            <text:p>0,0371747069</text:p>
          </table:table-cell>
          <table:table-cell office:value-type="float" office:value="0.0294704133883774" calcext:value-type="float">
            <text:p>0,0294704134</text:p>
          </table:table-cell>
          <table:table-cell office:value-type="float" office:value="0.0431471420548785" calcext:value-type="float">
            <text:p>0,0431471421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0195875142196" calcext:value-type="float">
            <text:p>0,4019587514</text:p>
          </table:table-cell>
          <table:table-cell office:value-type="float" office:value="0.467671495587758" calcext:value-type="float">
            <text:p>0,4676714956</text:p>
          </table:table-cell>
          <table:table-cell office:value-type="float" office:value="0.406091348892429" calcext:value-type="float">
            <text:p>0,4060913489</text:p>
          </table:table-cell>
          <table:table-cell office:value-type="float" office:value="0.462035779777154" calcext:value-type="float">
            <text:p>0,4620357798</text:p>
          </table:table-cell>
          <table:table-cell office:value-type="float" office:value="7.48339491436693" calcext:value-type="float">
            <text:p>7,4833949144</text:p>
          </table:table-cell>
          <table:table-cell office:value-type="float" office:value="11.5747596564839" calcext:value-type="float">
            <text:p>11,5747596565</text:p>
          </table:table-cell>
          <table:table-cell office:value-type="float" office:value="8.071305306889" calcext:value-type="float">
            <text:p>8,0713053069</text:p>
          </table:table-cell>
          <table:table-cell office:value-type="float" office:value="10.9696389389072" calcext:value-type="float">
            <text:p>10,9696389389</text:p>
          </table:table-cell>
          <table:table-cell office:value-type="float" office:value="0.267853032585328" calcext:value-type="float">
            <text:p>0,2678530326</text:p>
          </table:table-cell>
          <table:table-cell office:value-type="float" office:value="0.311777520392181" calcext:value-type="float">
            <text:p>0,3117775204</text:p>
          </table:table-cell>
          <table:table-cell office:value-type="float" office:value="0.271880894016479" calcext:value-type="float">
            <text:p>0,271880894</text:p>
          </table:table-cell>
          <table:table-cell office:value-type="float" office:value="0.304808155559641" calcext:value-type="float">
            <text:p>0,3048081556</text:p>
          </table:table-cell>
          <table:table-cell office:value-type="float" office:value="0.0330782599465518" calcext:value-type="float">
            <text:p>0,0330782599</text:p>
          </table:table-cell>
          <table:table-cell office:value-type="float" office:value="0.0393895737158199" calcext:value-type="float">
            <text:p>0,0393895737</text:p>
          </table:table-cell>
          <table:table-cell office:value-type="float" office:value="0.0295903245747119" calcext:value-type="float">
            <text:p>0,0295903246</text:p>
          </table:table-cell>
          <table:table-cell office:value-type="float" office:value="0.0444282621000424" calcext:value-type="float">
            <text:p>0,0444282621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01485656580512" calcext:value-type="float">
            <text:p>0,4014856566</text:p>
          </table:table-cell>
          <table:table-cell office:value-type="float" office:value="0.470190544043065" calcext:value-type="float">
            <text:p>0,470190544</text:p>
          </table:table-cell>
          <table:table-cell office:value-type="float" office:value="0.405840288061101" calcext:value-type="float">
            <text:p>0,4058402881</text:p>
          </table:table-cell>
          <table:table-cell office:value-type="float" office:value="0.465628033681489" calcext:value-type="float">
            <text:p>0,4656280337</text:p>
          </table:table-cell>
          <table:table-cell office:value-type="float" office:value="7.77164015311733" calcext:value-type="float">
            <text:p>7,7716401531</text:p>
          </table:table-cell>
          <table:table-cell office:value-type="float" office:value="11.6039781771566" calcext:value-type="float">
            <text:p>11,6039781772</text:p>
          </table:table-cell>
          <table:table-cell office:value-type="float" office:value="8.20543596410735" calcext:value-type="float">
            <text:p>8,2054359641</text:p>
          </table:table-cell>
          <table:table-cell office:value-type="float" office:value="11.4885859495725" calcext:value-type="float">
            <text:p>11,4885859496</text:p>
          </table:table-cell>
          <table:table-cell office:value-type="float" office:value="0.264404514862742" calcext:value-type="float">
            <text:p>0,2644045149</text:p>
          </table:table-cell>
          <table:table-cell office:value-type="float" office:value="0.307889171238035" calcext:value-type="float">
            <text:p>0,3078891712</text:p>
          </table:table-cell>
          <table:table-cell office:value-type="float" office:value="0.269384794542313" calcext:value-type="float">
            <text:p>0,2693847945</text:p>
          </table:table-cell>
          <table:table-cell office:value-type="float" office:value="0.299202543285159" calcext:value-type="float">
            <text:p>0,2992025433</text:p>
          </table:table-cell>
          <table:table-cell office:value-type="float" office:value="0.0338428689219429" calcext:value-type="float">
            <text:p>0,0338428689</text:p>
          </table:table-cell>
          <table:table-cell office:value-type="float" office:value="0.0397991382982054" calcext:value-type="float">
            <text:p>0,0397991383</text:p>
          </table:table-cell>
          <table:table-cell office:value-type="float" office:value="0.0303468401723138" calcext:value-type="float">
            <text:p>0,0303468402</text:p>
          </table:table-cell>
          <table:table-cell office:value-type="float" office:value="0.0448565649998715" calcext:value-type="float">
            <text:p>0,044856565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7226232755584" calcext:value-type="float">
            <text:p>0,3972262328</text:p>
          </table:table-cell>
          <table:table-cell office:value-type="float" office:value="0.464610605067917" calcext:value-type="float">
            <text:p>0,4646106051</text:p>
          </table:table-cell>
          <table:table-cell office:value-type="float" office:value="0.400852052343921" calcext:value-type="float">
            <text:p>0,4008520523</text:p>
          </table:table-cell>
          <table:table-cell office:value-type="float" office:value="0.461057812254975" calcext:value-type="float">
            <text:p>0,4610578123</text:p>
          </table:table-cell>
          <table:table-cell office:value-type="float" office:value="7.42139260144221" calcext:value-type="float">
            <text:p>7,4213926014</text:p>
          </table:table-cell>
          <table:table-cell office:value-type="float" office:value="10.9784008057992" calcext:value-type="float">
            <text:p>10,9784008058</text:p>
          </table:table-cell>
          <table:table-cell office:value-type="float" office:value="7.66701858738325" calcext:value-type="float">
            <text:p>7,6670185874</text:p>
          </table:table-cell>
          <table:table-cell office:value-type="float" office:value="10.4188788857925" calcext:value-type="float">
            <text:p>10,4188788858</text:p>
          </table:table-cell>
          <table:table-cell office:value-type="float" office:value="0.266096070758575" calcext:value-type="float">
            <text:p>0,2660960708</text:p>
          </table:table-cell>
          <table:table-cell office:value-type="float" office:value="0.303405362739729" calcext:value-type="float">
            <text:p>0,3034053627</text:p>
          </table:table-cell>
          <table:table-cell office:value-type="float" office:value="0.269528140195604" calcext:value-type="float">
            <text:p>0,2695281402</text:p>
          </table:table-cell>
          <table:table-cell office:value-type="float" office:value="0.297508304906858" calcext:value-type="float">
            <text:p>0,2975083049</text:p>
          </table:table-cell>
          <table:table-cell office:value-type="float" office:value="0.0372909437588223" calcext:value-type="float">
            <text:p>0,0372909438</text:p>
          </table:table-cell>
          <table:table-cell office:value-type="float" office:value="0.045998047401631" calcext:value-type="float">
            <text:p>0,0459980474</text:p>
          </table:table-cell>
          <table:table-cell office:value-type="float" office:value="0.0340850606085132" calcext:value-type="float">
            <text:p>0,0340850606</text:p>
          </table:table-cell>
          <table:table-cell office:value-type="float" office:value="0.0506624487052728" calcext:value-type="float">
            <text:p>0,0506624487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1022216414604" calcext:value-type="float">
            <text:p>0,3910222164</text:p>
          </table:table-cell>
          <table:table-cell office:value-type="float" office:value="0.455772063566166" calcext:value-type="float">
            <text:p>0,4557720636</text:p>
          </table:table-cell>
          <table:table-cell office:value-type="float" office:value="0.394779485654083" calcext:value-type="float">
            <text:p>0,3947794857</text:p>
          </table:table-cell>
          <table:table-cell office:value-type="float" office:value="0.453653256773125" calcext:value-type="float">
            <text:p>0,4536532568</text:p>
          </table:table-cell>
          <table:table-cell office:value-type="float" office:value="7.06937048601542" calcext:value-type="float">
            <text:p>7,069370486</text:p>
          </table:table-cell>
          <table:table-cell office:value-type="float" office:value="10.5203390965503" calcext:value-type="float">
            <text:p>10,5203390966</text:p>
          </table:table-cell>
          <table:table-cell office:value-type="float" office:value="7.4464188130602" calcext:value-type="float">
            <text:p>7,4464188131</text:p>
          </table:table-cell>
          <table:table-cell office:value-type="float" office:value="10.2057657779736" calcext:value-type="float">
            <text:p>10,205765778</text:p>
          </table:table-cell>
          <table:table-cell office:value-type="float" office:value="0.252048320512699" calcext:value-type="float">
            <text:p>0,2520483205</text:p>
          </table:table-cell>
          <table:table-cell office:value-type="float" office:value="0.275128079915422" calcext:value-type="float">
            <text:p>0,2751280799</text:p>
          </table:table-cell>
          <table:table-cell office:value-type="float" office:value="0.255345977190875" calcext:value-type="float">
            <text:p>0,2553459772</text:p>
          </table:table-cell>
          <table:table-cell office:value-type="float" office:value="0.26973696868761" calcext:value-type="float">
            <text:p>0,2697369687</text:p>
          </table:table-cell>
          <table:table-cell office:value-type="float" office:value="0.0349742667390828" calcext:value-type="float">
            <text:p>0,0349742667</text:p>
          </table:table-cell>
          <table:table-cell office:value-type="float" office:value="0.0436398879093506" calcext:value-type="float">
            <text:p>0,0436398879</text:p>
          </table:table-cell>
          <table:table-cell office:value-type="float" office:value="0.0322248413100913" calcext:value-type="float">
            <text:p>0,0322248413</text:p>
          </table:table-cell>
          <table:table-cell office:value-type="float" office:value="0.047590550466638" calcext:value-type="float">
            <text:p>0,0475905505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0074395749208" calcext:value-type="float">
            <text:p>0,3900743957</text:p>
          </table:table-cell>
          <table:table-cell office:value-type="float" office:value="0.449898248624933" calcext:value-type="float">
            <text:p>0,4498982486</text:p>
          </table:table-cell>
          <table:table-cell office:value-type="float" office:value="0.393109934131274" calcext:value-type="float">
            <text:p>0,3931099341</text:p>
          </table:table-cell>
          <table:table-cell office:value-type="float" office:value="0.447267742640889" calcext:value-type="float">
            <text:p>0,4472677426</text:p>
          </table:table-cell>
          <table:table-cell office:value-type="float" office:value="7.05988764570757" calcext:value-type="float">
            <text:p>7,0598876457</text:p>
          </table:table-cell>
          <table:table-cell office:value-type="float" office:value="9.71555008281517" calcext:value-type="float">
            <text:p>9,7155500828</text:p>
          </table:table-cell>
          <table:table-cell office:value-type="float" office:value="7.35360713809156" calcext:value-type="float">
            <text:p>7,3536071381</text:p>
          </table:table-cell>
          <table:table-cell office:value-type="float" office:value="9.62588613233701" calcext:value-type="float">
            <text:p>9,6258861323</text:p>
          </table:table-cell>
          <table:table-cell office:value-type="float" office:value="0.255044001471384" calcext:value-type="float">
            <text:p>0,2550440015</text:p>
          </table:table-cell>
          <table:table-cell office:value-type="float" office:value="0.274368277830537" calcext:value-type="float">
            <text:p>0,2743682778</text:p>
          </table:table-cell>
          <table:table-cell office:value-type="float" office:value="0.258091343308901" calcext:value-type="float">
            <text:p>0,2580913433</text:p>
          </table:table-cell>
          <table:table-cell office:value-type="float" office:value="0.269306836646335" calcext:value-type="float">
            <text:p>0,2693068366</text:p>
          </table:table-cell>
          <table:table-cell office:value-type="float" office:value="0.0318089778885027" calcext:value-type="float">
            <text:p>0,0318089779</text:p>
          </table:table-cell>
          <table:table-cell office:value-type="float" office:value="0.0417534879820403" calcext:value-type="float">
            <text:p>0,041753488</text:p>
          </table:table-cell>
          <table:table-cell office:value-type="float" office:value="0.0296085286913117" calcext:value-type="float">
            <text:p>0,0296085287</text:p>
          </table:table-cell>
          <table:table-cell office:value-type="float" office:value="0.0449695196923048" calcext:value-type="float">
            <text:p>0,0449695197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3903275757414" calcext:value-type="float">
            <text:p>0,3939032758</text:p>
          </table:table-cell>
          <table:table-cell office:value-type="float" office:value="0.449322647286923" calcext:value-type="float">
            <text:p>0,4493226473</text:p>
          </table:table-cell>
          <table:table-cell office:value-type="float" office:value="0.397747804754377" calcext:value-type="float">
            <text:p>0,3977478048</text:p>
          </table:table-cell>
          <table:table-cell office:value-type="float" office:value="0.447771139656995" calcext:value-type="float">
            <text:p>0,4477711397</text:p>
          </table:table-cell>
          <table:table-cell office:value-type="float" office:value="7.35550015162" calcext:value-type="float">
            <text:p>7,3555001516</text:p>
          </table:table-cell>
          <table:table-cell office:value-type="float" office:value="10.2101217715765" calcext:value-type="float">
            <text:p>10,2101217716</text:p>
          </table:table-cell>
          <table:table-cell office:value-type="float" office:value="7.67444932970074" calcext:value-type="float">
            <text:p>7,6744493297</text:p>
          </table:table-cell>
          <table:table-cell office:value-type="float" office:value="10.198775879908" calcext:value-type="float">
            <text:p>10,1987758799</text:p>
          </table:table-cell>
          <table:table-cell office:value-type="float" office:value="0.259975293834992" calcext:value-type="float">
            <text:p>0,2599752938</text:p>
          </table:table-cell>
          <table:table-cell office:value-type="float" office:value="0.288738170273529" calcext:value-type="float">
            <text:p>0,2887381703</text:p>
          </table:table-cell>
          <table:table-cell office:value-type="float" office:value="0.263703197992416" calcext:value-type="float">
            <text:p>0,263703198</text:p>
          </table:table-cell>
          <table:table-cell office:value-type="float" office:value="0.28248583654426" calcext:value-type="float">
            <text:p>0,2824858365</text:p>
          </table:table-cell>
          <table:table-cell office:value-type="float" office:value="0.0331037108107876" calcext:value-type="float">
            <text:p>0,0331037108</text:p>
          </table:table-cell>
          <table:table-cell office:value-type="float" office:value="0.0406531656545049" calcext:value-type="float">
            <text:p>0,0406531657</text:p>
          </table:table-cell>
          <table:table-cell office:value-type="float" office:value="0.0305422622165893" calcext:value-type="float">
            <text:p>0,0305422622</text:p>
          </table:table-cell>
          <table:table-cell office:value-type="float" office:value="0.0443613995060215" calcext:value-type="float">
            <text:p>0,0443613995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9236288670503" calcext:value-type="float">
            <text:p>0,3892362887</text:p>
          </table:table-cell>
          <table:table-cell office:value-type="float" office:value="0.446460365265838" calcext:value-type="float">
            <text:p>0,4464603653</text:p>
          </table:table-cell>
          <table:table-cell office:value-type="float" office:value="0.391723242267423" calcext:value-type="float">
            <text:p>0,3917232423</text:p>
          </table:table-cell>
          <table:table-cell office:value-type="float" office:value="0.445907223600004" calcext:value-type="float">
            <text:p>0,4459072236</text:p>
          </table:table-cell>
          <table:table-cell office:value-type="float" office:value="7.20377644832998" calcext:value-type="float">
            <text:p>7,2037764483</text:p>
          </table:table-cell>
          <table:table-cell office:value-type="float" office:value="10.2988843272197" calcext:value-type="float">
            <text:p>10,2988843272</text:p>
          </table:table-cell>
          <table:table-cell office:value-type="float" office:value="7.29574118932623" calcext:value-type="float">
            <text:p>7,2957411893</text:p>
          </table:table-cell>
          <table:table-cell office:value-type="float" office:value="10.2789655154734" calcext:value-type="float">
            <text:p>10,2789655155</text:p>
          </table:table-cell>
          <table:table-cell office:value-type="float" office:value="0.265641497796303" calcext:value-type="float">
            <text:p>0,2656414978</text:p>
          </table:table-cell>
          <table:table-cell office:value-type="float" office:value="0.302034439504205" calcext:value-type="float">
            <text:p>0,3020344395</text:p>
          </table:table-cell>
          <table:table-cell office:value-type="float" office:value="0.2681320522548" calcext:value-type="float">
            <text:p>0,2681320523</text:p>
          </table:table-cell>
          <table:table-cell office:value-type="float" office:value="0.297740613287032" calcext:value-type="float">
            <text:p>0,2977406133</text:p>
          </table:table-cell>
          <table:table-cell office:value-type="float" office:value="0.0342519442071245" calcext:value-type="float">
            <text:p>0,0342519442</text:p>
          </table:table-cell>
          <table:table-cell office:value-type="float" office:value="0.040897447366601" calcext:value-type="float">
            <text:p>0,0408974474</text:p>
          </table:table-cell>
          <table:table-cell office:value-type="float" office:value="0.0308684405252011" calcext:value-type="float">
            <text:p>0,0308684405</text:p>
          </table:table-cell>
          <table:table-cell office:value-type="float" office:value="0.0459372905539128" calcext:value-type="float">
            <text:p>0,0459372906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3718654340254" calcext:value-type="float">
            <text:p>0,3937186543</text:p>
          </table:table-cell>
          <table:table-cell office:value-type="float" office:value="0.445495723520163" calcext:value-type="float">
            <text:p>0,4454957235</text:p>
          </table:table-cell>
          <table:table-cell office:value-type="float" office:value="0.396174711047984" calcext:value-type="float">
            <text:p>0,396174711</text:p>
          </table:table-cell>
          <table:table-cell office:value-type="float" office:value="0.443124254227866" calcext:value-type="float">
            <text:p>0,4431242542</text:p>
          </table:table-cell>
          <table:table-cell office:value-type="float" office:value="7.12703844742248" calcext:value-type="float">
            <text:p>7,1270384474</text:p>
          </table:table-cell>
          <table:table-cell office:value-type="float" office:value="10.0413575975125" calcext:value-type="float">
            <text:p>10,0413575975</text:p>
          </table:table-cell>
          <table:table-cell office:value-type="float" office:value="7.29606617821269" calcext:value-type="float">
            <text:p>7,2960661782</text:p>
          </table:table-cell>
          <table:table-cell office:value-type="float" office:value="9.95907152916731" calcext:value-type="float">
            <text:p>9,9590715292</text:p>
          </table:table-cell>
          <table:table-cell office:value-type="float" office:value="0.268300415955303" calcext:value-type="float">
            <text:p>0,268300416</text:p>
          </table:table-cell>
          <table:table-cell office:value-type="float" office:value="0.308044653355341" calcext:value-type="float">
            <text:p>0,3080446534</text:p>
          </table:table-cell>
          <table:table-cell office:value-type="float" office:value="0.270596591498351" calcext:value-type="float">
            <text:p>0,2705965915</text:p>
          </table:table-cell>
          <table:table-cell office:value-type="float" office:value="0.304104063234615" calcext:value-type="float">
            <text:p>0,3041040632</text:p>
          </table:table-cell>
          <table:table-cell office:value-type="float" office:value="0.0332408267214685" calcext:value-type="float">
            <text:p>0,0332408267</text:p>
          </table:table-cell>
          <table:table-cell office:value-type="float" office:value="0.0390837635783357" calcext:value-type="float">
            <text:p>0,0390837636</text:p>
          </table:table-cell>
          <table:table-cell office:value-type="float" office:value="0.0291744142467413" calcext:value-type="float">
            <text:p>0,0291744142</text:p>
          </table:table-cell>
          <table:table-cell office:value-type="float" office:value="0.0450927656367074" calcext:value-type="float">
            <text:p>0,0450927656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5688203008172" calcext:value-type="float">
            <text:p>0,395688203</text:p>
          </table:table-cell>
          <table:table-cell office:value-type="float" office:value="0.453089068342874" calcext:value-type="float">
            <text:p>0,4530890683</text:p>
          </table:table-cell>
          <table:table-cell office:value-type="float" office:value="0.397550353192512" calcext:value-type="float">
            <text:p>0,3975503532</text:p>
          </table:table-cell>
          <table:table-cell office:value-type="float" office:value="0.450544294467453" calcext:value-type="float">
            <text:p>0,4505442945</text:p>
          </table:table-cell>
          <table:table-cell office:value-type="float" office:value="7.3937950449709" calcext:value-type="float">
            <text:p>7,393795045</text:p>
          </table:table-cell>
          <table:table-cell office:value-type="float" office:value="10.0482180626219" calcext:value-type="float">
            <text:p>10,0482180626</text:p>
          </table:table-cell>
          <table:table-cell office:value-type="float" office:value="7.63799096144245" calcext:value-type="float">
            <text:p>7,6379909614</text:p>
          </table:table-cell>
          <table:table-cell office:value-type="float" office:value="9.94839387530385" calcext:value-type="float">
            <text:p>9,9483938753</text:p>
          </table:table-cell>
          <table:table-cell office:value-type="float" office:value="0.265769548405878" calcext:value-type="float">
            <text:p>0,2657695484</text:p>
          </table:table-cell>
          <table:table-cell office:value-type="float" office:value="0.310073025050738" calcext:value-type="float">
            <text:p>0,3100730251</text:p>
          </table:table-cell>
          <table:table-cell office:value-type="float" office:value="0.267880928704505" calcext:value-type="float">
            <text:p>0,2678809287</text:p>
          </table:table-cell>
          <table:table-cell office:value-type="float" office:value="0.306353760683186" calcext:value-type="float">
            <text:p>0,3063537607</text:p>
          </table:table-cell>
          <table:table-cell office:value-type="float" office:value="0.0355165560931714" calcext:value-type="float">
            <text:p>0,0355165561</text:p>
          </table:table-cell>
          <table:table-cell office:value-type="float" office:value="0.0434529806862232" calcext:value-type="float">
            <text:p>0,0434529807</text:p>
          </table:table-cell>
          <table:table-cell office:value-type="float" office:value="0.0318128573287072" calcext:value-type="float">
            <text:p>0,0318128573</text:p>
          </table:table-cell>
          <table:table-cell office:value-type="float" office:value="0.048954557471803" calcext:value-type="float">
            <text:p>0,0489545575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8274797345955" calcext:value-type="float">
            <text:p>0,3982747973</text:p>
          </table:table-cell>
          <table:table-cell office:value-type="float" office:value="0.458595131804278" calcext:value-type="float">
            <text:p>0,4585951318</text:p>
          </table:table-cell>
          <table:table-cell office:value-type="float" office:value="0.400695283025734" calcext:value-type="float">
            <text:p>0,400695283</text:p>
          </table:table-cell>
          <table:table-cell office:value-type="float" office:value="0.454855245756045" calcext:value-type="float">
            <text:p>0,4548552458</text:p>
          </table:table-cell>
          <table:table-cell office:value-type="float" office:value="7.56973707854528" calcext:value-type="float">
            <text:p>7,5697370785</text:p>
          </table:table-cell>
          <table:table-cell office:value-type="float" office:value="10.3141914638382" calcext:value-type="float">
            <text:p>10,3141914638</text:p>
          </table:table-cell>
          <table:table-cell office:value-type="float" office:value="7.76992221791457" calcext:value-type="float">
            <text:p>7,7699222179</text:p>
          </table:table-cell>
          <table:table-cell office:value-type="float" office:value="10.1265608622309" calcext:value-type="float">
            <text:p>10,1265608622</text:p>
          </table:table-cell>
          <table:table-cell office:value-type="float" office:value="0.258469669228714" calcext:value-type="float">
            <text:p>0,2584696692</text:p>
          </table:table-cell>
          <table:table-cell office:value-type="float" office:value="0.296849391679221" calcext:value-type="float">
            <text:p>0,2968493917</text:p>
          </table:table-cell>
          <table:table-cell office:value-type="float" office:value="0.260963707468023" calcext:value-type="float">
            <text:p>0,2609637075</text:p>
          </table:table-cell>
          <table:table-cell office:value-type="float" office:value="0.292479358800842" calcext:value-type="float">
            <text:p>0,2924793588</text:p>
          </table:table-cell>
          <table:table-cell office:value-type="float" office:value="0.0317879191820279" calcext:value-type="float">
            <text:p>0,0317879192</text:p>
          </table:table-cell>
          <table:table-cell office:value-type="float" office:value="0.0436235865369708" calcext:value-type="float">
            <text:p>0,0436235865</text:p>
          </table:table-cell>
          <table:table-cell office:value-type="float" office:value="0.0294544255596196" calcext:value-type="float">
            <text:p>0,0294544256</text:p>
          </table:table-cell>
          <table:table-cell office:value-type="float" office:value="0.0470154056682996" calcext:value-type="float">
            <text:p>0,0470154057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99923097623502" calcext:value-type="float">
            <text:p>0,3999230976</text:p>
          </table:table-cell>
          <table:table-cell office:value-type="float" office:value="0.451549728157814" calcext:value-type="float">
            <text:p>0,4515497282</text:p>
          </table:table-cell>
          <table:table-cell office:value-type="float" office:value="0.40170074499202" calcext:value-type="float">
            <text:p>0,401700745</text:p>
          </table:table-cell>
          <table:table-cell office:value-type="float" office:value="0.44891174771541" calcext:value-type="float">
            <text:p>0,4489117477</text:p>
          </table:table-cell>
          <table:table-cell office:value-type="float" office:value="7.22110831533585" calcext:value-type="float">
            <text:p>7,2211083153</text:p>
          </table:table-cell>
          <table:table-cell office:value-type="float" office:value="9.58911484816878" calcext:value-type="float">
            <text:p>9,5891148482</text:p>
          </table:table-cell>
          <table:table-cell office:value-type="float" office:value="7.43715998822813" calcext:value-type="float">
            <text:p>7,4371599882</text:p>
          </table:table-cell>
          <table:table-cell office:value-type="float" office:value="9.34581420090791" calcext:value-type="float">
            <text:p>9,3458142009</text:p>
          </table:table-cell>
          <table:table-cell office:value-type="float" office:value="0.270479291181234" calcext:value-type="float">
            <text:p>0,2704792912</text:p>
          </table:table-cell>
          <table:table-cell office:value-type="float" office:value="0.311370244019491" calcext:value-type="float">
            <text:p>0,311370244</text:p>
          </table:table-cell>
          <table:table-cell office:value-type="float" office:value="0.272162510062237" calcext:value-type="float">
            <text:p>0,2721625101</text:p>
          </table:table-cell>
          <table:table-cell office:value-type="float" office:value="0.308467674717411" calcext:value-type="float">
            <text:p>0,3084676747</text:p>
          </table:table-cell>
          <table:table-cell office:value-type="float" office:value="0.0317641071969005" calcext:value-type="float">
            <text:p>0,0317641072</text:p>
          </table:table-cell>
          <table:table-cell office:value-type="float" office:value="0.0414817007440221" calcext:value-type="float">
            <text:p>0,0414817007</text:p>
          </table:table-cell>
          <table:table-cell office:value-type="float" office:value="0.0295850181330352" calcext:value-type="float">
            <text:p>0,0295850181</text:p>
          </table:table-cell>
          <table:table-cell office:value-type="float" office:value="0.0446584575459791" calcext:value-type="float">
            <text:p>0,0446584575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3074298627884" calcext:value-type="float">
            <text:p>0,3930742986</text:p>
          </table:table-cell>
          <table:table-cell office:value-type="float" office:value="0.44923146025204" calcext:value-type="float">
            <text:p>0,4492314603</text:p>
          </table:table-cell>
          <table:table-cell office:value-type="float" office:value="0.394276220034841" calcext:value-type="float">
            <text:p>0,39427622</text:p>
          </table:table-cell>
          <table:table-cell office:value-type="float" office:value="0.448935652337101" calcext:value-type="float">
            <text:p>0,4489356523</text:p>
          </table:table-cell>
          <table:table-cell office:value-type="float" office:value="6.56368695127654" calcext:value-type="float">
            <text:p>6,5636869513</text:p>
          </table:table-cell>
          <table:table-cell office:value-type="float" office:value="9.05101866736905" calcext:value-type="float">
            <text:p>9,0510186674</text:p>
          </table:table-cell>
          <table:table-cell office:value-type="float" office:value="6.66526196842404" calcext:value-type="float">
            <text:p>6,6652619684</text:p>
          </table:table-cell>
          <table:table-cell office:value-type="float" office:value="8.95605358658236" calcext:value-type="float">
            <text:p>8,9560535866</text:p>
          </table:table-cell>
          <table:table-cell office:value-type="float" office:value="0.272592765288511" calcext:value-type="float">
            <text:p>0,2725927653</text:p>
          </table:table-cell>
          <table:table-cell office:value-type="float" office:value="0.323179758987996" calcext:value-type="float">
            <text:p>0,323179759</text:p>
          </table:table-cell>
          <table:table-cell office:value-type="float" office:value="0.273996041367265" calcext:value-type="float">
            <text:p>0,2739960414</text:p>
          </table:table-cell>
          <table:table-cell office:value-type="float" office:value="0.320679209776289" calcext:value-type="float">
            <text:p>0,3206792098</text:p>
          </table:table-cell>
          <table:table-cell office:value-type="float" office:value="0.028841466290089" calcext:value-type="float">
            <text:p>0,0288414663</text:p>
          </table:table-cell>
          <table:table-cell office:value-type="float" office:value="0.0386329013446705" calcext:value-type="float">
            <text:p>0,0386329013</text:p>
          </table:table-cell>
          <table:table-cell office:value-type="float" office:value="0.026923605518762" calcext:value-type="float">
            <text:p>0,0269236055</text:p>
          </table:table-cell>
          <table:table-cell office:value-type="float" office:value="0.0414446126891732" calcext:value-type="float">
            <text:p>0,0414446127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9265491975329" calcext:value-type="float">
            <text:p>0,399265492</text:p>
          </table:table-cell>
          <table:table-cell office:value-type="float" office:value="0.452745057926261" calcext:value-type="float">
            <text:p>0,4527450579</text:p>
          </table:table-cell>
          <table:table-cell office:value-type="float" office:value="0.40021729844984" calcext:value-type="float">
            <text:p>0,4002172984</text:p>
          </table:table-cell>
          <table:table-cell office:value-type="float" office:value="0.45267134743212" calcext:value-type="float">
            <text:p>0,4526713474</text:p>
          </table:table-cell>
          <table:table-cell office:value-type="float" office:value="6.82703370787229" calcext:value-type="float">
            <text:p>6,8270337079</text:p>
          </table:table-cell>
          <table:table-cell office:value-type="float" office:value="8.88529373878975" calcext:value-type="float">
            <text:p>8,8852937388</text:p>
          </table:table-cell>
          <table:table-cell office:value-type="float" office:value="6.85419155571467" calcext:value-type="float">
            <text:p>6,8541915557</text:p>
          </table:table-cell>
          <table:table-cell office:value-type="float" office:value="8.9580637853423" calcext:value-type="float">
            <text:p>8,9580637853</text:p>
          </table:table-cell>
          <table:table-cell office:value-type="float" office:value="0.273330070690244" calcext:value-type="float">
            <text:p>0,2733300707</text:p>
          </table:table-cell>
          <table:table-cell office:value-type="float" office:value="0.320293461441739" calcext:value-type="float">
            <text:p>0,3202934614</text:p>
          </table:table-cell>
          <table:table-cell office:value-type="float" office:value="0.274232241816317" calcext:value-type="float">
            <text:p>0,2742322418</text:p>
          </table:table-cell>
          <table:table-cell office:value-type="float" office:value="0.318682650250893" calcext:value-type="float">
            <text:p>0,3186826503</text:p>
          </table:table-cell>
          <table:table-cell office:value-type="float" office:value="0.0309834712787151" calcext:value-type="float">
            <text:p>0,0309834713</text:p>
          </table:table-cell>
          <table:table-cell office:value-type="float" office:value="0.0399020406002879" calcext:value-type="float">
            <text:p>0,0399020406</text:p>
          </table:table-cell>
          <table:table-cell office:value-type="float" office:value="0.0291021260075229" calcext:value-type="float">
            <text:p>0,029102126</text:p>
          </table:table-cell>
          <table:table-cell office:value-type="float" office:value="0.0427300392566436" calcext:value-type="float">
            <text:p>0,0427300393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02969227071273" calcext:value-type="float">
            <text:p>0,4029692271</text:p>
          </table:table-cell>
          <table:table-cell office:value-type="float" office:value="0.451846030007889" calcext:value-type="float">
            <text:p>0,45184603</text:p>
          </table:table-cell>
          <table:table-cell office:value-type="float" office:value="0.404514755130935" calcext:value-type="float">
            <text:p>0,4045147551</text:p>
          </table:table-cell>
          <table:table-cell office:value-type="float" office:value="0.451882813682281" calcext:value-type="float">
            <text:p>0,4518828137</text:p>
          </table:table-cell>
          <table:table-cell office:value-type="float" office:value="7.14125225803536" calcext:value-type="float">
            <text:p>7,141252258</text:p>
          </table:table-cell>
          <table:table-cell office:value-type="float" office:value="8.89623732544525" calcext:value-type="float">
            <text:p>8,8962373254</text:p>
          </table:table-cell>
          <table:table-cell office:value-type="float" office:value="7.18461930348692" calcext:value-type="float">
            <text:p>7,1846193035</text:p>
          </table:table-cell>
          <table:table-cell office:value-type="float" office:value="8.79680267447238" calcext:value-type="float">
            <text:p>8,7968026745</text:p>
          </table:table-cell>
          <table:table-cell office:value-type="float" office:value="0.280754155899939" calcext:value-type="float">
            <text:p>0,2807541559</text:p>
          </table:table-cell>
          <table:table-cell office:value-type="float" office:value="0.328874285744071" calcext:value-type="float">
            <text:p>0,3288742857</text:p>
          </table:table-cell>
          <table:table-cell office:value-type="float" office:value="0.282328831662925" calcext:value-type="float">
            <text:p>0,2823288317</text:p>
          </table:table-cell>
          <table:table-cell office:value-type="float" office:value="0.32602894237875" calcext:value-type="float">
            <text:p>0,3260289424</text:p>
          </table:table-cell>
          <table:table-cell office:value-type="float" office:value="0.0330273441717528" calcext:value-type="float">
            <text:p>0,0330273442</text:p>
          </table:table-cell>
          <table:table-cell office:value-type="float" office:value="0.0426474284266881" calcext:value-type="float">
            <text:p>0,0426474284</text:p>
          </table:table-cell>
          <table:table-cell office:value-type="float" office:value="0.0324453198801776" calcext:value-type="float">
            <text:p>0,0324453199</text:p>
          </table:table-cell>
          <table:table-cell office:value-type="float" office:value="0.0434650066108136" calcext:value-type="float">
            <text:p>0,0434650066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8442011687515" calcext:value-type="float">
            <text:p>0,3984420117</text:p>
          </table:table-cell>
          <table:table-cell office:value-type="float" office:value="0.452260020359059" calcext:value-type="float">
            <text:p>0,4522600204</text:p>
          </table:table-cell>
          <table:table-cell office:value-type="float" office:value="0.399520998300898" calcext:value-type="float">
            <text:p>0,3995209983</text:p>
          </table:table-cell>
          <table:table-cell office:value-type="float" office:value="0.453212975740378" calcext:value-type="float">
            <text:p>0,4532129757</text:p>
          </table:table-cell>
          <table:table-cell office:value-type="float" office:value="6.79354630981518" calcext:value-type="float">
            <text:p>6,7935463098</text:p>
          </table:table-cell>
          <table:table-cell office:value-type="float" office:value="8.63063876176815" calcext:value-type="float">
            <text:p>8,6306387618</text:p>
          </table:table-cell>
          <table:table-cell office:value-type="float" office:value="6.92819253710817" calcext:value-type="float">
            <text:p>6,9281925371</text:p>
          </table:table-cell>
          <table:table-cell office:value-type="float" office:value="8.89269625651427" calcext:value-type="float">
            <text:p>8,8926962565</text:p>
          </table:table-cell>
          <table:table-cell office:value-type="float" office:value="0.282733042778508" calcext:value-type="float">
            <text:p>0,2827330428</text:p>
          </table:table-cell>
          <table:table-cell office:value-type="float" office:value="0.336203942195103" calcext:value-type="float">
            <text:p>0,3362039422</text:p>
          </table:table-cell>
          <table:table-cell office:value-type="float" office:value="0.283810660733705" calcext:value-type="float">
            <text:p>0,2838106607</text:p>
          </table:table-cell>
          <table:table-cell office:value-type="float" office:value="0.334208388080602" calcext:value-type="float">
            <text:p>0,3342083881</text:p>
          </table:table-cell>
          <table:table-cell office:value-type="float" office:value="0.0339687306304528" calcext:value-type="float">
            <text:p>0,0339687306</text:p>
          </table:table-cell>
          <table:table-cell office:value-type="float" office:value="0.0451394443721163" calcext:value-type="float">
            <text:p>0,0451394444</text:p>
          </table:table-cell>
          <table:table-cell office:value-type="float" office:value="0.033227290824488" calcext:value-type="float">
            <text:p>0,0332272908</text:p>
          </table:table-cell>
          <table:table-cell office:value-type="float" office:value="0.0462301769250346" calcext:value-type="float">
            <text:p>0,0462301769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3586386180037" calcext:value-type="float">
            <text:p>0,3935863862</text:p>
          </table:table-cell>
          <table:table-cell office:value-type="float" office:value="0.445111046463264" calcext:value-type="float">
            <text:p>0,4451110465</text:p>
          </table:table-cell>
          <table:table-cell office:value-type="float" office:value="0.394480681924204" calcext:value-type="float">
            <text:p>0,3944806819</text:p>
          </table:table-cell>
          <table:table-cell office:value-type="float" office:value="0.44648314524828" calcext:value-type="float">
            <text:p>0,4464831452</text:p>
          </table:table-cell>
          <table:table-cell office:value-type="float" office:value="6.59525155747057" calcext:value-type="float">
            <text:p>6,5952515575</text:p>
          </table:table-cell>
          <table:table-cell office:value-type="float" office:value="8.70446165422353" calcext:value-type="float">
            <text:p>8,7044616542</text:p>
          </table:table-cell>
          <table:table-cell office:value-type="float" office:value="6.63072652063881" calcext:value-type="float">
            <text:p>6,6307265206</text:p>
          </table:table-cell>
          <table:table-cell office:value-type="float" office:value="9.18558545632294" calcext:value-type="float">
            <text:p>9,1855854563</text:p>
          </table:table-cell>
          <table:table-cell office:value-type="float" office:value="0.272787882541753" calcext:value-type="float">
            <text:p>0,2727878825</text:p>
          </table:table-cell>
          <table:table-cell office:value-type="float" office:value="0.317124988427538" calcext:value-type="float">
            <text:p>0,3171249884</text:p>
          </table:table-cell>
          <table:table-cell office:value-type="float" office:value="0.273580158837539" calcext:value-type="float">
            <text:p>0,2735801588</text:p>
          </table:table-cell>
          <table:table-cell office:value-type="float" office:value="0.315703606435864" calcext:value-type="float">
            <text:p>0,3157036064</text:p>
          </table:table-cell>
          <table:table-cell office:value-type="float" office:value="0.0297082137912316" calcext:value-type="float">
            <text:p>0,0297082138</text:p>
          </table:table-cell>
          <table:table-cell office:value-type="float" office:value="0.0367652726427294" calcext:value-type="float">
            <text:p>0,0367652726</text:p>
          </table:table-cell>
          <table:table-cell office:value-type="float" office:value="0.0286775449120496" calcext:value-type="float">
            <text:p>0,0286775449</text:p>
          </table:table-cell>
          <table:table-cell office:value-type="float" office:value="0.0383293096498269" calcext:value-type="float">
            <text:p>0,0383293096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99965422787551" calcext:value-type="float">
            <text:p>0,3999654228</text:p>
          </table:table-cell>
          <table:table-cell office:value-type="float" office:value="0.450004668163496" calcext:value-type="float">
            <text:p>0,4500046682</text:p>
          </table:table-cell>
          <table:table-cell office:value-type="float" office:value="0.400684825736863" calcext:value-type="float">
            <text:p>0,4006848257</text:p>
          </table:table-cell>
          <table:table-cell office:value-type="float" office:value="0.450508751695071" calcext:value-type="float">
            <text:p>0,4505087517</text:p>
          </table:table-cell>
          <table:table-cell office:value-type="float" office:value="7.09967777984681" calcext:value-type="float">
            <text:p>7,0996777798</text:p>
          </table:table-cell>
          <table:table-cell office:value-type="float" office:value="9.56314351753826" calcext:value-type="float">
            <text:p>9,5631435175</text:p>
          </table:table-cell>
          <table:table-cell office:value-type="float" office:value="7.17268655858477" calcext:value-type="float">
            <text:p>7,1726865586</text:p>
          </table:table-cell>
          <table:table-cell office:value-type="float" office:value="9.61994680958558" calcext:value-type="float">
            <text:p>9,6199468096</text:p>
          </table:table-cell>
          <table:table-cell office:value-type="float" office:value="0.274384138332869" calcext:value-type="float">
            <text:p>0,2743841383</text:p>
          </table:table-cell>
          <table:table-cell office:value-type="float" office:value="0.323420440154635" calcext:value-type="float">
            <text:p>0,3234204402</text:p>
          </table:table-cell>
          <table:table-cell office:value-type="float" office:value="0.275187123342042" calcext:value-type="float">
            <text:p>0,2751871233</text:p>
          </table:table-cell>
          <table:table-cell office:value-type="float" office:value="0.321974511786644" calcext:value-type="float">
            <text:p>0,3219745118</text:p>
          </table:table-cell>
          <table:table-cell office:value-type="float" office:value="0.0322010368177514" calcext:value-type="float">
            <text:p>0,0322010368</text:p>
          </table:table-cell>
          <table:table-cell office:value-type="float" office:value="0.039921039928835" calcext:value-type="float">
            <text:p>0,0399210399</text:p>
          </table:table-cell>
          <table:table-cell office:value-type="float" office:value="0.0309001122749491" calcext:value-type="float">
            <text:p>0,0309001123</text:p>
          </table:table-cell>
          <table:table-cell office:value-type="float" office:value="0.0418783225778801" calcext:value-type="float">
            <text:p>0,0418783226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03604379558793" calcext:value-type="float">
            <text:p>0,4036043796</text:p>
          </table:table-cell>
          <table:table-cell office:value-type="float" office:value="0.457904200782403" calcext:value-type="float">
            <text:p>0,4579042008</text:p>
          </table:table-cell>
          <table:table-cell office:value-type="float" office:value="0.404523590217934" calcext:value-type="float">
            <text:p>0,4045235902</text:p>
          </table:table-cell>
          <table:table-cell office:value-type="float" office:value="0.458149179732776" calcext:value-type="float">
            <text:p>0,4581491797</text:p>
          </table:table-cell>
          <table:table-cell office:value-type="float" office:value="6.81351966843956" calcext:value-type="float">
            <text:p>6,8135196684</text:p>
          </table:table-cell>
          <table:table-cell office:value-type="float" office:value="9.5282204610533" calcext:value-type="float">
            <text:p>9,5282204611</text:p>
          </table:table-cell>
          <table:table-cell office:value-type="float" office:value="6.83191703909448" calcext:value-type="float">
            <text:p>6,8319170391</text:p>
          </table:table-cell>
          <table:table-cell office:value-type="float" office:value="9.75244057718204" calcext:value-type="float">
            <text:p>9,7524405772</text:p>
          </table:table-cell>
          <table:table-cell office:value-type="float" office:value="0.285932821145668" calcext:value-type="float">
            <text:p>0,2859328211</text:p>
          </table:table-cell>
          <table:table-cell office:value-type="float" office:value="0.349455828168111" calcext:value-type="float">
            <text:p>0,3494558282</text:p>
          </table:table-cell>
          <table:table-cell office:value-type="float" office:value="0.286915396338423" calcext:value-type="float">
            <text:p>0,2869153963</text:p>
          </table:table-cell>
          <table:table-cell office:value-type="float" office:value="0.347635811943111" calcext:value-type="float">
            <text:p>0,3476358119</text:p>
          </table:table-cell>
          <table:table-cell office:value-type="float" office:value="0.0284150637562572" calcext:value-type="float">
            <text:p>0,0284150638</text:p>
          </table:table-cell>
          <table:table-cell office:value-type="float" office:value="0.035575672325761" calcext:value-type="float">
            <text:p>0,0355756723</text:p>
          </table:table-cell>
          <table:table-cell office:value-type="float" office:value="0.0270908110853522" calcext:value-type="float">
            <text:p>0,0270908111</text:p>
          </table:table-cell>
          <table:table-cell office:value-type="float" office:value="0.0375541262925283" calcext:value-type="float">
            <text:p>0,0375541263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08251254780942" calcext:value-type="float">
            <text:p>0,4082512548</text:p>
          </table:table-cell>
          <table:table-cell office:value-type="float" office:value="0.460368357266436" calcext:value-type="float">
            <text:p>0,4603683573</text:p>
          </table:table-cell>
          <table:table-cell office:value-type="float" office:value="0.407724361069648" calcext:value-type="float">
            <text:p>0,4077243611</text:p>
          </table:table-cell>
          <table:table-cell office:value-type="float" office:value="0.462689619515765" calcext:value-type="float">
            <text:p>0,4626896195</text:p>
          </table:table-cell>
          <table:table-cell office:value-type="float" office:value="7.38278186611577" calcext:value-type="float">
            <text:p>7,3827818661</text:p>
          </table:table-cell>
          <table:table-cell office:value-type="float" office:value="10.7264705720553" calcext:value-type="float">
            <text:p>10,7264705721</text:p>
          </table:table-cell>
          <table:table-cell office:value-type="float" office:value="7.33672030116592" calcext:value-type="float">
            <text:p>7,3367203012</text:p>
          </table:table-cell>
          <table:table-cell office:value-type="float" office:value="11.1307971798754" calcext:value-type="float">
            <text:p>11,1307971799</text:p>
          </table:table-cell>
          <table:table-cell office:value-type="float" office:value="0.284496028003706" calcext:value-type="float">
            <text:p>0,284496028</text:p>
          </table:table-cell>
          <table:table-cell office:value-type="float" office:value="0.342845170305882" calcext:value-type="float">
            <text:p>0,3428451703</text:p>
          </table:table-cell>
          <table:table-cell office:value-type="float" office:value="0.285571600412651" calcext:value-type="float">
            <text:p>0,2855716004</text:p>
          </table:table-cell>
          <table:table-cell office:value-type="float" office:value="0.340875866278864" calcext:value-type="float">
            <text:p>0,3408758663</text:p>
          </table:table-cell>
          <table:table-cell office:value-type="float" office:value="0.0273339555572135" calcext:value-type="float">
            <text:p>0,0273339556</text:p>
          </table:table-cell>
          <table:table-cell office:value-type="float" office:value="0.0323675209993169" calcext:value-type="float">
            <text:p>0,032367521</text:p>
          </table:table-cell>
          <table:table-cell office:value-type="float" office:value="0.0250420891278408" calcext:value-type="float">
            <text:p>0,0250420891</text:p>
          </table:table-cell>
          <table:table-cell office:value-type="float" office:value="0.035825576549895" calcext:value-type="float">
            <text:p>0,0358255765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8609435495984" calcext:value-type="float">
            <text:p>0,3986094355</text:p>
          </table:table-cell>
          <table:table-cell office:value-type="float" office:value="0.448361814298667" calcext:value-type="float">
            <text:p>0,4483618143</text:p>
          </table:table-cell>
          <table:table-cell office:value-type="float" office:value="0.399564152132228" calcext:value-type="float">
            <text:p>0,3995641521</text:p>
          </table:table-cell>
          <table:table-cell office:value-type="float" office:value="0.448587593639607" calcext:value-type="float">
            <text:p>0,4485875936</text:p>
          </table:table-cell>
          <table:table-cell office:value-type="float" office:value="7.21174417579436" calcext:value-type="float">
            <text:p>7,2117441758</text:p>
          </table:table-cell>
          <table:table-cell office:value-type="float" office:value="9.71769284092562" calcext:value-type="float">
            <text:p>9,7176928409</text:p>
          </table:table-cell>
          <table:table-cell office:value-type="float" office:value="7.26138986591029" calcext:value-type="float">
            <text:p>7,2613898659</text:p>
          </table:table-cell>
          <table:table-cell office:value-type="float" office:value="9.7940014096016" calcext:value-type="float">
            <text:p>9,7940014096</text:p>
          </table:table-cell>
          <table:table-cell office:value-type="float" office:value="0.276618421730565" calcext:value-type="float">
            <text:p>0,2766184217</text:p>
          </table:table-cell>
          <table:table-cell office:value-type="float" office:value="0.33431004549065" calcext:value-type="float">
            <text:p>0,3343100455</text:p>
          </table:table-cell>
          <table:table-cell office:value-type="float" office:value="0.277924968103604" calcext:value-type="float">
            <text:p>0,2779249681</text:p>
          </table:table-cell>
          <table:table-cell office:value-type="float" office:value="0.331904183669496" calcext:value-type="float">
            <text:p>0,3319041837</text:p>
          </table:table-cell>
          <table:table-cell office:value-type="float" office:value="0.0275981327124458" calcext:value-type="float">
            <text:p>0,0275981327</text:p>
          </table:table-cell>
          <table:table-cell office:value-type="float" office:value="0.0353906795480054" calcext:value-type="float">
            <text:p>0,0353906795</text:p>
          </table:table-cell>
          <table:table-cell office:value-type="float" office:value="0.0256899494852978" calcext:value-type="float">
            <text:p>0,0256899495</text:p>
          </table:table-cell>
          <table:table-cell office:value-type="float" office:value="0.0382480528964534" calcext:value-type="float">
            <text:p>0,0382480529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97158186729382" calcext:value-type="float">
            <text:p>0,3971581867</text:p>
          </table:table-cell>
          <table:table-cell office:value-type="float" office:value="0.451884780912954" calcext:value-type="float">
            <text:p>0,4518847809</text:p>
          </table:table-cell>
          <table:table-cell office:value-type="float" office:value="0.398214363914429" calcext:value-type="float">
            <text:p>0,3982143639</text:p>
          </table:table-cell>
          <table:table-cell office:value-type="float" office:value="0.452003478421887" calcext:value-type="float">
            <text:p>0,4520034784</text:p>
          </table:table-cell>
          <table:table-cell office:value-type="float" office:value="6.96215449096829" calcext:value-type="float">
            <text:p>6,962154491</text:p>
          </table:table-cell>
          <table:table-cell office:value-type="float" office:value="9.56772300405764" calcext:value-type="float">
            <text:p>9,5677230041</text:p>
          </table:table-cell>
          <table:table-cell office:value-type="float" office:value="7.14124176739208" calcext:value-type="float">
            <text:p>7,1412417674</text:p>
          </table:table-cell>
          <table:table-cell office:value-type="float" office:value="9.51511691628713" calcext:value-type="float">
            <text:p>9,5151169163</text:p>
          </table:table-cell>
          <table:table-cell office:value-type="float" office:value="0.27597627296482" calcext:value-type="float">
            <text:p>0,275976273</text:p>
          </table:table-cell>
          <table:table-cell office:value-type="float" office:value="0.332491715636486" calcext:value-type="float">
            <text:p>0,3324917156</text:p>
          </table:table-cell>
          <table:table-cell office:value-type="float" office:value="0.277070407668834" calcext:value-type="float">
            <text:p>0,2770704077</text:p>
          </table:table-cell>
          <table:table-cell office:value-type="float" office:value="0.33045195173752" calcext:value-type="float">
            <text:p>0,3304519517</text:p>
          </table:table-cell>
          <table:table-cell office:value-type="float" office:value="0.0304559761983243" calcext:value-type="float">
            <text:p>0,0304559762</text:p>
          </table:table-cell>
          <table:table-cell office:value-type="float" office:value="0.0398333612634298" calcext:value-type="float">
            <text:p>0,0398333613</text:p>
          </table:table-cell>
          <table:table-cell office:value-type="float" office:value="0.0287520624644611" calcext:value-type="float">
            <text:p>0,0287520625</text:p>
          </table:table-cell>
          <table:table-cell office:value-type="float" office:value="0.0424168321966237" calcext:value-type="float">
            <text:p>0,042416832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99741708871993" calcext:value-type="float">
            <text:p>0,3997417089</text:p>
          </table:table-cell>
          <table:table-cell office:value-type="float" office:value="0.454179015064546" calcext:value-type="float">
            <text:p>0,4541790151</text:p>
          </table:table-cell>
          <table:table-cell office:value-type="float" office:value="0.401093310993486" calcext:value-type="float">
            <text:p>0,401093311</text:p>
          </table:table-cell>
          <table:table-cell office:value-type="float" office:value="0.45156917805049" calcext:value-type="float">
            <text:p>0,4515691781</text:p>
          </table:table-cell>
          <table:table-cell office:value-type="float" office:value="6.71755876896857" calcext:value-type="float">
            <text:p>6,717558769</text:p>
          </table:table-cell>
          <table:table-cell office:value-type="float" office:value="9.60983303781518" calcext:value-type="float">
            <text:p>9,6098330378</text:p>
          </table:table-cell>
          <table:table-cell office:value-type="float" office:value="6.79009560338609" calcext:value-type="float">
            <text:p>6,7900956034</text:p>
          </table:table-cell>
          <table:table-cell office:value-type="float" office:value="9.11600213783283" calcext:value-type="float">
            <text:p>9,1160021378</text:p>
          </table:table-cell>
          <table:table-cell office:value-type="float" office:value="0.270786427510258" calcext:value-type="float">
            <text:p>0,2707864275</text:p>
          </table:table-cell>
          <table:table-cell office:value-type="float" office:value="0.315651149083336" calcext:value-type="float">
            <text:p>0,3156511491</text:p>
          </table:table-cell>
          <table:table-cell office:value-type="float" office:value="0.272145646396371" calcext:value-type="float">
            <text:p>0,2721456464</text:p>
          </table:table-cell>
          <table:table-cell office:value-type="float" office:value="0.313181734805116" calcext:value-type="float">
            <text:p>0,3131817348</text:p>
          </table:table-cell>
          <table:table-cell office:value-type="float" office:value="0.0292783996080885" calcext:value-type="float">
            <text:p>0,0292783996</text:p>
          </table:table-cell>
          <table:table-cell office:value-type="float" office:value="0.0376017257118361" calcext:value-type="float">
            <text:p>0,0376017257</text:p>
          </table:table-cell>
          <table:table-cell office:value-type="float" office:value="0.0281854260939622" calcext:value-type="float">
            <text:p>0,0281854261</text:p>
          </table:table-cell>
          <table:table-cell office:value-type="float" office:value="0.0392447036488719" calcext:value-type="float">
            <text:p>0,0392447036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05909950825159" calcext:value-type="float">
            <text:p>0,4059099508</text:p>
          </table:table-cell>
          <table:table-cell office:value-type="float" office:value="0.461528084446233" calcext:value-type="float">
            <text:p>0,4615280844</text:p>
          </table:table-cell>
          <table:table-cell office:value-type="float" office:value="0.406077360628081" calcext:value-type="float">
            <text:p>0,4060773606</text:p>
          </table:table-cell>
          <table:table-cell office:value-type="float" office:value="0.460802384301275" calcext:value-type="float">
            <text:p>0,4608023843</text:p>
          </table:table-cell>
          <table:table-cell office:value-type="float" office:value="6.94277886957792" calcext:value-type="float">
            <text:p>6,9427788696</text:p>
          </table:table-cell>
          <table:table-cell office:value-type="float" office:value="9.12886468953464" calcext:value-type="float">
            <text:p>9,1288646895</text:p>
          </table:table-cell>
          <table:table-cell office:value-type="float" office:value="7.07365561317935" calcext:value-type="float">
            <text:p>7,0736556132</text:p>
          </table:table-cell>
          <table:table-cell office:value-type="float" office:value="9.36774194213947" calcext:value-type="float">
            <text:p>9,3677419421</text:p>
          </table:table-cell>
          <table:table-cell office:value-type="float" office:value="0.282365883431617" calcext:value-type="float">
            <text:p>0,2823658834</text:p>
          </table:table-cell>
          <table:table-cell office:value-type="float" office:value="0.341473764642692" calcext:value-type="float">
            <text:p>0,3414737646</text:p>
          </table:table-cell>
          <table:table-cell office:value-type="float" office:value="0.283255748659628" calcext:value-type="float">
            <text:p>0,2832557487</text:p>
          </table:table-cell>
          <table:table-cell office:value-type="float" office:value="0.339782854805641" calcext:value-type="float">
            <text:p>0,3397828548</text:p>
          </table:table-cell>
          <table:table-cell office:value-type="float" office:value="0.027201463230607" calcext:value-type="float">
            <text:p>0,0272014632</text:p>
          </table:table-cell>
          <table:table-cell office:value-type="float" office:value="0.0343786910370542" calcext:value-type="float">
            <text:p>0,034378691</text:p>
          </table:table-cell>
          <table:table-cell office:value-type="float" office:value="0.0262807955665059" calcext:value-type="float">
            <text:p>0,0262807956</text:p>
          </table:table-cell>
          <table:table-cell office:value-type="float" office:value="0.0357924412661913" calcext:value-type="float">
            <text:p>0,0357924413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99629499871063" calcext:value-type="float">
            <text:p>0,3996294999</text:p>
          </table:table-cell>
          <table:table-cell office:value-type="float" office:value="0.450836579497137" calcext:value-type="float">
            <text:p>0,4508365795</text:p>
          </table:table-cell>
          <table:table-cell office:value-type="float" office:value="0.400920192490529" calcext:value-type="float">
            <text:p>0,4009201925</text:p>
          </table:table-cell>
          <table:table-cell office:value-type="float" office:value="0.448286336974789" calcext:value-type="float">
            <text:p>0,448286337</text:p>
          </table:table-cell>
          <table:table-cell office:value-type="float" office:value="6.77403654601316" calcext:value-type="float">
            <text:p>6,774036546</text:p>
          </table:table-cell>
          <table:table-cell office:value-type="float" office:value="8.90104378543641" calcext:value-type="float">
            <text:p>8,9010437854</text:p>
          </table:table-cell>
          <table:table-cell office:value-type="float" office:value="7.0530930101362" calcext:value-type="float">
            <text:p>7,0530930101</text:p>
          </table:table-cell>
          <table:table-cell office:value-type="float" office:value="8.69385933336701" calcext:value-type="float">
            <text:p>8,6938593334</text:p>
          </table:table-cell>
          <table:table-cell office:value-type="float" office:value="0.274835817521942" calcext:value-type="float">
            <text:p>0,2748358175</text:p>
          </table:table-cell>
          <table:table-cell office:value-type="float" office:value="0.325122694630132" calcext:value-type="float">
            <text:p>0,3251226946</text:p>
          </table:table-cell>
          <table:table-cell office:value-type="float" office:value="0.276011917017197" calcext:value-type="float">
            <text:p>0,276011917</text:p>
          </table:table-cell>
          <table:table-cell office:value-type="float" office:value="0.322947938203367" calcext:value-type="float">
            <text:p>0,3229479382</text:p>
          </table:table-cell>
          <table:table-cell office:value-type="float" office:value="0.032389173062957" calcext:value-type="float">
            <text:p>0,0323891731</text:p>
          </table:table-cell>
          <table:table-cell office:value-type="float" office:value="0.0419356311983244" calcext:value-type="float">
            <text:p>0,0419356312</text:p>
          </table:table-cell>
          <table:table-cell office:value-type="float" office:value="0.0312204451708487" calcext:value-type="float">
            <text:p>0,0312204452</text:p>
          </table:table-cell>
          <table:table-cell office:value-type="float" office:value="0.0437031624699029" calcext:value-type="float">
            <text:p>0,0437031625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9715253459732" calcext:value-type="float">
            <text:p>0,3971525346</text:p>
          </table:table-cell>
          <table:table-cell office:value-type="float" office:value="0.446623232784907" calcext:value-type="float">
            <text:p>0,4466232328</text:p>
          </table:table-cell>
          <table:table-cell office:value-type="float" office:value="0.397786207499049" calcext:value-type="float">
            <text:p>0,3977862075</text:p>
          </table:table-cell>
          <table:table-cell office:value-type="float" office:value="0.445265741041934" calcext:value-type="float">
            <text:p>0,445265741</text:p>
          </table:table-cell>
          <table:table-cell office:value-type="float" office:value="6.47002671969089" calcext:value-type="float">
            <text:p>6,4700267197</text:p>
          </table:table-cell>
          <table:table-cell office:value-type="float" office:value="8.46296123598918" calcext:value-type="float">
            <text:p>8,462961236</text:p>
          </table:table-cell>
          <table:table-cell office:value-type="float" office:value="6.46453666263692" calcext:value-type="float">
            <text:p>6,4645366626</text:p>
          </table:table-cell>
          <table:table-cell office:value-type="float" office:value="8.4885697295646" calcext:value-type="float">
            <text:p>8,4885697296</text:p>
          </table:table-cell>
          <table:table-cell office:value-type="float" office:value="0.278503295633898" calcext:value-type="float">
            <text:p>0,2785032956</text:p>
          </table:table-cell>
          <table:table-cell office:value-type="float" office:value="0.324469647985205" calcext:value-type="float">
            <text:p>0,324469648</text:p>
          </table:table-cell>
          <table:table-cell office:value-type="float" office:value="0.27904678538429" calcext:value-type="float">
            <text:p>0,2790467854</text:p>
          </table:table-cell>
          <table:table-cell office:value-type="float" office:value="0.323466356864296" calcext:value-type="float">
            <text:p>0,3234663569</text:p>
          </table:table-cell>
          <table:table-cell office:value-type="float" office:value="0.036164848849305" calcext:value-type="float">
            <text:p>0,0361648488</text:p>
          </table:table-cell>
          <table:table-cell office:value-type="float" office:value="0.046369865033691" calcext:value-type="float">
            <text:p>0,046369865</text:p>
          </table:table-cell>
          <table:table-cell office:value-type="float" office:value="0.0349575050115615" calcext:value-type="float">
            <text:p>0,034957505</text:p>
          </table:table-cell>
          <table:table-cell office:value-type="float" office:value="0.0482589136273006" calcext:value-type="float">
            <text:p>0,0482589136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806893656054" calcext:value-type="float">
            <text:p>0,3980689366</text:p>
          </table:table-cell>
          <table:table-cell office:value-type="float" office:value="0.451315567302213" calcext:value-type="float">
            <text:p>0,4513155673</text:p>
          </table:table-cell>
          <table:table-cell office:value-type="float" office:value="0.39827374105262" calcext:value-type="float">
            <text:p>0,3982737411</text:p>
          </table:table-cell>
          <table:table-cell office:value-type="float" office:value="0.450655836022836" calcext:value-type="float">
            <text:p>0,450655836</text:p>
          </table:table-cell>
          <table:table-cell office:value-type="float" office:value="6.6901141063716" calcext:value-type="float">
            <text:p>6,6901141064</text:p>
          </table:table-cell>
          <table:table-cell office:value-type="float" office:value="9.66289801206653" calcext:value-type="float">
            <text:p>9,6628980121</text:p>
          </table:table-cell>
          <table:table-cell office:value-type="float" office:value="6.71026200886551" calcext:value-type="float">
            <text:p>6,7102620089</text:p>
          </table:table-cell>
          <table:table-cell office:value-type="float" office:value="9.6618904669795" calcext:value-type="float">
            <text:p>9,661890467</text:p>
          </table:table-cell>
          <table:table-cell office:value-type="float" office:value="0.274008815366739" calcext:value-type="float">
            <text:p>0,2740088154</text:p>
          </table:table-cell>
          <table:table-cell office:value-type="float" office:value="0.316193193770834" calcext:value-type="float">
            <text:p>0,3161931938</text:p>
          </table:table-cell>
          <table:table-cell office:value-type="float" office:value="0.274479637422346" calcext:value-type="float">
            <text:p>0,2744796374</text:p>
          </table:table-cell>
          <table:table-cell office:value-type="float" office:value="0.315331343519524" calcext:value-type="float">
            <text:p>0,3153313435</text:p>
          </table:table-cell>
          <table:table-cell office:value-type="float" office:value="0.0297445350287381" calcext:value-type="float">
            <text:p>0,029744535</text:p>
          </table:table-cell>
          <table:table-cell office:value-type="float" office:value="0.0365869917344663" calcext:value-type="float">
            <text:p>0,0365869917</text:p>
          </table:table-cell>
          <table:table-cell office:value-type="float" office:value="0.0284720007267831" calcext:value-type="float">
            <text:p>0,0284720007</text:p>
          </table:table-cell>
          <table:table-cell office:value-type="float" office:value="0.0386036372455526" calcext:value-type="float">
            <text:p>0,0386036372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92868219155503" calcext:value-type="float">
            <text:p>0,3928682192</text:p>
          </table:table-cell>
          <table:table-cell office:value-type="float" office:value="0.440568333417151" calcext:value-type="float">
            <text:p>0,4405683334</text:p>
          </table:table-cell>
          <table:table-cell office:value-type="float" office:value="0.393167296342972" calcext:value-type="float">
            <text:p>0,3931672963</text:p>
          </table:table-cell>
          <table:table-cell office:value-type="float" office:value="0.439502004039045" calcext:value-type="float">
            <text:p>0,439502004</text:p>
          </table:table-cell>
          <table:table-cell office:value-type="float" office:value="6.86511206390106" calcext:value-type="float">
            <text:p>6,8651120639</text:p>
          </table:table-cell>
          <table:table-cell office:value-type="float" office:value="8.62388167758661" calcext:value-type="float">
            <text:p>8,6238816776</text:p>
          </table:table-cell>
          <table:table-cell office:value-type="float" office:value="6.86513634750281" calcext:value-type="float">
            <text:p>6,8651363475</text:p>
          </table:table-cell>
          <table:table-cell office:value-type="float" office:value="8.81302561299379" calcext:value-type="float">
            <text:p>8,813025613</text:p>
          </table:table-cell>
          <table:table-cell office:value-type="float" office:value="0.273619614140492" calcext:value-type="float">
            <text:p>0,2736196141</text:p>
          </table:table-cell>
          <table:table-cell office:value-type="float" office:value="0.318858207955288" calcext:value-type="float">
            <text:p>0,318858208</text:p>
          </table:table-cell>
          <table:table-cell office:value-type="float" office:value="0.274039872545405" calcext:value-type="float">
            <text:p>0,2740398725</text:p>
          </table:table-cell>
          <table:table-cell office:value-type="float" office:value="0.318067457825606" calcext:value-type="float">
            <text:p>0,3180674578</text:p>
          </table:table-cell>
          <table:table-cell office:value-type="float" office:value="0.0344901868651454" calcext:value-type="float">
            <text:p>0,0344901869</text:p>
          </table:table-cell>
          <table:table-cell office:value-type="float" office:value="0.044447946784087" calcext:value-type="float">
            <text:p>0,0444479468</text:p>
          </table:table-cell>
          <table:table-cell office:value-type="float" office:value="0.0335764339935294" calcext:value-type="float">
            <text:p>0,033576434</text:p>
          </table:table-cell>
          <table:table-cell office:value-type="float" office:value="0.045905732385187" calcext:value-type="float">
            <text:p>0,0459057324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9163617251116" calcext:value-type="float">
            <text:p>0,3891636173</text:p>
          </table:table-cell>
          <table:table-cell office:value-type="float" office:value="0.432988054895166" calcext:value-type="float">
            <text:p>0,4329880549</text:p>
          </table:table-cell>
          <table:table-cell office:value-type="float" office:value="0.389516428541403" calcext:value-type="float">
            <text:p>0,3895164285</text:p>
          </table:table-cell>
          <table:table-cell office:value-type="float" office:value="0.431900751356253" calcext:value-type="float">
            <text:p>0,4319007514</text:p>
          </table:table-cell>
          <table:table-cell office:value-type="float" office:value="6.84064014175732" calcext:value-type="float">
            <text:p>6,8406401418</text:p>
          </table:table-cell>
          <table:table-cell office:value-type="float" office:value="8.77800922291784" calcext:value-type="float">
            <text:p>8,7780092229</text:p>
          </table:table-cell>
          <table:table-cell office:value-type="float" office:value="6.92259077223884" calcext:value-type="float">
            <text:p>6,9225907722</text:p>
          </table:table-cell>
          <table:table-cell office:value-type="float" office:value="8.61363679055217" calcext:value-type="float">
            <text:p>8,6136367906</text:p>
          </table:table-cell>
          <table:table-cell office:value-type="float" office:value="0.259528938917163" calcext:value-type="float">
            <text:p>0,2595289389</text:p>
          </table:table-cell>
          <table:table-cell office:value-type="float" office:value="0.282452685232384" calcext:value-type="float">
            <text:p>0,2824526852</text:p>
          </table:table-cell>
          <table:table-cell office:value-type="float" office:value="0.2599160731103" calcext:value-type="float">
            <text:p>0,2599160731</text:p>
          </table:table-cell>
          <table:table-cell office:value-type="float" office:value="0.281761663149523" calcext:value-type="float">
            <text:p>0,2817616631</text:p>
          </table:table-cell>
          <table:table-cell office:value-type="float" office:value="0.0305166502818239" calcext:value-type="float">
            <text:p>0,0305166503</text:p>
          </table:table-cell>
          <table:table-cell office:value-type="float" office:value="0.0384726627235187" calcext:value-type="float">
            <text:p>0,0384726627</text:p>
          </table:table-cell>
          <table:table-cell office:value-type="float" office:value="0.0304450021662829" calcext:value-type="float">
            <text:p>0,0304450022</text:p>
          </table:table-cell>
          <table:table-cell office:value-type="float" office:value="0.0385719824126722" calcext:value-type="float">
            <text:p>0,0385719824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7337290850976" calcext:value-type="float">
            <text:p>0,3873372909</text:p>
          </table:table-cell>
          <table:table-cell office:value-type="float" office:value="0.436724663513444" calcext:value-type="float">
            <text:p>0,4367246635</text:p>
          </table:table-cell>
          <table:table-cell office:value-type="float" office:value="0.387800916853004" calcext:value-type="float">
            <text:p>0,3878009169</text:p>
          </table:table-cell>
          <table:table-cell office:value-type="float" office:value="0.435405368562732" calcext:value-type="float">
            <text:p>0,4354053686</text:p>
          </table:table-cell>
          <table:table-cell office:value-type="float" office:value="6.79441187213549" calcext:value-type="float">
            <text:p>6,7944118721</text:p>
          </table:table-cell>
          <table:table-cell office:value-type="float" office:value="9.35851477640107" calcext:value-type="float">
            <text:p>9,3585147764</text:p>
          </table:table-cell>
          <table:table-cell office:value-type="float" office:value="6.80643249247063" calcext:value-type="float">
            <text:p>6,8064324925</text:p>
          </table:table-cell>
          <table:table-cell office:value-type="float" office:value="9.45942934857925" calcext:value-type="float">
            <text:p>9,4594293486</text:p>
          </table:table-cell>
          <table:table-cell office:value-type="float" office:value="0.254771110629059" calcext:value-type="float">
            <text:p>0,2547711106</text:p>
          </table:table-cell>
          <table:table-cell office:value-type="float" office:value="0.284959234204907" calcext:value-type="float">
            <text:p>0,2849592342</text:p>
          </table:table-cell>
          <table:table-cell office:value-type="float" office:value="0.255097279762148" calcext:value-type="float">
            <text:p>0,2550972798</text:p>
          </table:table-cell>
          <table:table-cell office:value-type="float" office:value="0.284361503231223" calcext:value-type="float">
            <text:p>0,2843615032</text:p>
          </table:table-cell>
          <table:table-cell office:value-type="float" office:value="0.0323815362487811" calcext:value-type="float">
            <text:p>0,0323815362</text:p>
          </table:table-cell>
          <table:table-cell office:value-type="float" office:value="0.0416329726237507" calcext:value-type="float">
            <text:p>0,0416329726</text:p>
          </table:table-cell>
          <table:table-cell office:value-type="float" office:value="0.0317428157150238" calcext:value-type="float">
            <text:p>0,0317428157</text:p>
          </table:table-cell>
          <table:table-cell office:value-type="float" office:value="0.0426665926367039" calcext:value-type="float">
            <text:p>0,0426665926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9750119527521" calcext:value-type="float">
            <text:p>0,3897501195</text:p>
          </table:table-cell>
          <table:table-cell office:value-type="float" office:value="0.432128370864109" calcext:value-type="float">
            <text:p>0,4321283709</text:p>
          </table:table-cell>
          <table:table-cell office:value-type="float" office:value="0.390390981938114" calcext:value-type="float">
            <text:p>0,3903909819</text:p>
          </table:table-cell>
          <table:table-cell office:value-type="float" office:value="0.430308013850884" calcext:value-type="float">
            <text:p>0,4303080139</text:p>
          </table:table-cell>
          <table:table-cell office:value-type="float" office:value="6.76756262247523" calcext:value-type="float">
            <text:p>6,7675626225</text:p>
          </table:table-cell>
          <table:table-cell office:value-type="float" office:value="8.48311045692748" calcext:value-type="float">
            <text:p>8,4831104569</text:p>
          </table:table-cell>
          <table:table-cell office:value-type="float" office:value="6.77508802259635" calcext:value-type="float">
            <text:p>6,7750880226</text:p>
          </table:table-cell>
          <table:table-cell office:value-type="float" office:value="8.40297468737264" calcext:value-type="float">
            <text:p>8,4029746874</text:p>
          </table:table-cell>
          <table:table-cell office:value-type="float" office:value="0.260165368755481" calcext:value-type="float">
            <text:p>0,2601653688</text:p>
          </table:table-cell>
          <table:table-cell office:value-type="float" office:value="0.310530049287156" calcext:value-type="float">
            <text:p>0,3105300493</text:p>
          </table:table-cell>
          <table:table-cell office:value-type="float" office:value="0.260578437243165" calcext:value-type="float">
            <text:p>0,2605784372</text:p>
          </table:table-cell>
          <table:table-cell office:value-type="float" office:value="0.309742794620559" calcext:value-type="float">
            <text:p>0,3097427946</text:p>
          </table:table-cell>
          <table:table-cell office:value-type="float" office:value="0.0327632231778786" calcext:value-type="float">
            <text:p>0,0327632232</text:p>
          </table:table-cell>
          <table:table-cell office:value-type="float" office:value="0.0389093131739192" calcext:value-type="float">
            <text:p>0,0389093132</text:p>
          </table:table-cell>
          <table:table-cell office:value-type="float" office:value="0.030944943076749" calcext:value-type="float">
            <text:p>0,0309449431</text:p>
          </table:table-cell>
          <table:table-cell office:value-type="float" office:value="0.0418268714053912" calcext:value-type="float">
            <text:p>0,0418268714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3006973756868" calcext:value-type="float">
            <text:p>0,3930069738</text:p>
          </table:table-cell>
          <table:table-cell office:value-type="float" office:value="0.438521185337171" calcext:value-type="float">
            <text:p>0,4385211853</text:p>
          </table:table-cell>
          <table:table-cell office:value-type="float" office:value="0.39290753447305" calcext:value-type="float">
            <text:p>0,3929075345</text:p>
          </table:table-cell>
          <table:table-cell office:value-type="float" office:value="0.437940816220682" calcext:value-type="float">
            <text:p>0,4379408162</text:p>
          </table:table-cell>
          <table:table-cell office:value-type="float" office:value="6.96241941507469" calcext:value-type="float">
            <text:p>6,9624194151</text:p>
          </table:table-cell>
          <table:table-cell office:value-type="float" office:value="9.29479624140005" calcext:value-type="float">
            <text:p>9,2947962414</text:p>
          </table:table-cell>
          <table:table-cell office:value-type="float" office:value="7.02278097206027" calcext:value-type="float">
            <text:p>7,0227809721</text:p>
          </table:table-cell>
          <table:table-cell office:value-type="float" office:value="9.47724540940805" calcext:value-type="float">
            <text:p>9,4772454094</text:p>
          </table:table-cell>
          <table:table-cell office:value-type="float" office:value="0.277362541602066" calcext:value-type="float">
            <text:p>0,2773625416</text:p>
          </table:table-cell>
          <table:table-cell office:value-type="float" office:value="0.343479948017246" calcext:value-type="float">
            <text:p>0,343479948</text:p>
          </table:table-cell>
          <table:table-cell office:value-type="float" office:value="0.277774517739806" calcext:value-type="float">
            <text:p>0,2777745177</text:p>
          </table:table-cell>
          <table:table-cell office:value-type="float" office:value="0.342657821638909" calcext:value-type="float">
            <text:p>0,3426578216</text:p>
          </table:table-cell>
          <table:table-cell office:value-type="float" office:value="0.0330180208866809" calcext:value-type="float">
            <text:p>0,0330180209</text:p>
          </table:table-cell>
          <table:table-cell office:value-type="float" office:value="0.0421959296646725" calcext:value-type="float">
            <text:p>0,0421959297</text:p>
          </table:table-cell>
          <table:table-cell office:value-type="float" office:value="0.0318679865984221" calcext:value-type="float">
            <text:p>0,0318679866</text:p>
          </table:table-cell>
          <table:table-cell office:value-type="float" office:value="0.0440367706000147" calcext:value-type="float">
            <text:p>0,0440367706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94738883900348" calcext:value-type="float">
            <text:p>0,3947388839</text:p>
          </table:table-cell>
          <table:table-cell office:value-type="float" office:value="0.440000550076726" calcext:value-type="float">
            <text:p>0,4400005501</text:p>
          </table:table-cell>
          <table:table-cell office:value-type="float" office:value="0.395380882090665" calcext:value-type="float">
            <text:p>0,3953808821</text:p>
          </table:table-cell>
          <table:table-cell office:value-type="float" office:value="0.437934448414805" calcext:value-type="float">
            <text:p>0,4379344484</text:p>
          </table:table-cell>
          <table:table-cell office:value-type="float" office:value="6.53567905622427" calcext:value-type="float">
            <text:p>6,5356790562</text:p>
          </table:table-cell>
          <table:table-cell office:value-type="float" office:value="8.93454586315208" calcext:value-type="float">
            <text:p>8,9345458632</text:p>
          </table:table-cell>
          <table:table-cell office:value-type="float" office:value="6.54116862781762" calcext:value-type="float">
            <text:p>6,5411686278</text:p>
          </table:table-cell>
          <table:table-cell office:value-type="float" office:value="9.05031774326188" calcext:value-type="float">
            <text:p>9,0503177433</text:p>
          </table:table-cell>
          <table:table-cell office:value-type="float" office:value="0.26739982855651" calcext:value-type="float">
            <text:p>0,2673998286</text:p>
          </table:table-cell>
          <table:table-cell office:value-type="float" office:value="0.321381217517279" calcext:value-type="float">
            <text:p>0,3213812175</text:p>
          </table:table-cell>
          <table:table-cell office:value-type="float" office:value="0.267928153824128" calcext:value-type="float">
            <text:p>0,2679281538</text:p>
          </table:table-cell>
          <table:table-cell office:value-type="float" office:value="0.320347004837972" calcext:value-type="float">
            <text:p>0,3203470048</text:p>
          </table:table-cell>
          <table:table-cell office:value-type="float" office:value="0.0327105181056392" calcext:value-type="float">
            <text:p>0,0327105181</text:p>
          </table:table-cell>
          <table:table-cell office:value-type="float" office:value="0.0417419739297055" calcext:value-type="float">
            <text:p>0,0417419739</text:p>
          </table:table-cell>
          <table:table-cell office:value-type="float" office:value="0.0311355945046599" calcext:value-type="float">
            <text:p>0,0311355945</text:p>
          </table:table-cell>
          <table:table-cell office:value-type="float" office:value="0.0442901164630096" calcext:value-type="float">
            <text:p>0,0442901165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93726711892342" calcext:value-type="float">
            <text:p>0,3937267119</text:p>
          </table:table-cell>
          <table:table-cell office:value-type="float" office:value="0.435636054490341" calcext:value-type="float">
            <text:p>0,4356360545</text:p>
          </table:table-cell>
          <table:table-cell office:value-type="float" office:value="0.39424429099298" calcext:value-type="float">
            <text:p>0,394244291</text:p>
          </table:table-cell>
          <table:table-cell office:value-type="float" office:value="0.433900787295681" calcext:value-type="float">
            <text:p>0,4339007873</text:p>
          </table:table-cell>
          <table:table-cell office:value-type="float" office:value="6.65859422176233" calcext:value-type="float">
            <text:p>6,6585942218</text:p>
          </table:table-cell>
          <table:table-cell office:value-type="float" office:value="9.01236551744807" calcext:value-type="float">
            <text:p>9,0123655174</text:p>
          </table:table-cell>
          <table:table-cell office:value-type="float" office:value="6.67840400313765" calcext:value-type="float">
            <text:p>6,6784040031</text:p>
          </table:table-cell>
          <table:table-cell office:value-type="float" office:value="9.02546783796308" calcext:value-type="float">
            <text:p>9,025467838</text:p>
          </table:table-cell>
          <table:table-cell office:value-type="float" office:value="0.267462159086417" calcext:value-type="float">
            <text:p>0,2674621591</text:p>
          </table:table-cell>
          <table:table-cell office:value-type="float" office:value="0.303433397933521" calcext:value-type="float">
            <text:p>0,3034333979</text:p>
          </table:table-cell>
          <table:table-cell office:value-type="float" office:value="0.267942483031153" calcext:value-type="float">
            <text:p>0,267942483</text:p>
          </table:table-cell>
          <table:table-cell office:value-type="float" office:value="0.302533058075549" calcext:value-type="float">
            <text:p>0,3025330581</text:p>
          </table:table-cell>
          <table:table-cell office:value-type="float" office:value="0.0336720081866642" calcext:value-type="float">
            <text:p>0,0336720082</text:p>
          </table:table-cell>
          <table:table-cell office:value-type="float" office:value="0.0451155662844291" calcext:value-type="float">
            <text:p>0,0451155663</text:p>
          </table:table-cell>
          <table:table-cell office:value-type="float" office:value="0.0321469294657868" calcext:value-type="float">
            <text:p>0,0321469295</text:p>
          </table:table-cell>
          <table:table-cell office:value-type="float" office:value="0.0476105092825826" calcext:value-type="float">
            <text:p>0,0476105093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9717360591526" calcext:value-type="float">
            <text:p>0,3897173606</text:p>
          </table:table-cell>
          <table:table-cell office:value-type="float" office:value="0.436131593651559" calcext:value-type="float">
            <text:p>0,4361315937</text:p>
          </table:table-cell>
          <table:table-cell office:value-type="float" office:value="0.38966633884364" calcext:value-type="float">
            <text:p>0,3896663388</text:p>
          </table:table-cell>
          <table:table-cell office:value-type="float" office:value="0.435487671682693" calcext:value-type="float">
            <text:p>0,4354876717</text:p>
          </table:table-cell>
          <table:table-cell office:value-type="float" office:value="6.43647505022085" calcext:value-type="float">
            <text:p>6,4364750502</text:p>
          </table:table-cell>
          <table:table-cell office:value-type="float" office:value="8.6275096527919" calcext:value-type="float">
            <text:p>8,6275096528</text:p>
          </table:table-cell>
          <table:table-cell office:value-type="float" office:value="6.43715166607155" calcext:value-type="float">
            <text:p>6,4371516661</text:p>
          </table:table-cell>
          <table:table-cell office:value-type="float" office:value="8.56278285659404" calcext:value-type="float">
            <text:p>8,5627828566</text:p>
          </table:table-cell>
          <table:table-cell office:value-type="float" office:value="0.264994855819846" calcext:value-type="float">
            <text:p>0,2649948558</text:p>
          </table:table-cell>
          <table:table-cell office:value-type="float" office:value="0.291798959248716" calcext:value-type="float">
            <text:p>0,2917989592</text:p>
          </table:table-cell>
          <table:table-cell office:value-type="float" office:value="0.2654562802376" calcext:value-type="float">
            <text:p>0,2654562802</text:p>
          </table:table-cell>
          <table:table-cell office:value-type="float" office:value="0.290961215599224" calcext:value-type="float">
            <text:p>0,2909612156</text:p>
          </table:table-cell>
          <table:table-cell office:value-type="float" office:value="0.0340028699186239" calcext:value-type="float">
            <text:p>0,0340028699</text:p>
          </table:table-cell>
          <table:table-cell office:value-type="float" office:value="0.0451061775664871" calcext:value-type="float">
            <text:p>0,0451061776</text:p>
          </table:table-cell>
          <table:table-cell office:value-type="float" office:value="0.0325017558230536" calcext:value-type="float">
            <text:p>0,0325017558</text:p>
          </table:table-cell>
          <table:table-cell office:value-type="float" office:value="0.0475626989598265" calcext:value-type="float">
            <text:p>0,047562699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6374026555794" calcext:value-type="float">
            <text:p>0,3863740266</text:p>
          </table:table-cell>
          <table:table-cell office:value-type="float" office:value="0.421644212458698" calcext:value-type="float">
            <text:p>0,4216442125</text:p>
          </table:table-cell>
          <table:table-cell office:value-type="float" office:value="0.386424986542129" calcext:value-type="float">
            <text:p>0,3864249865</text:p>
          </table:table-cell>
          <table:table-cell office:value-type="float" office:value="0.420810722429764" calcext:value-type="float">
            <text:p>0,4208107224</text:p>
          </table:table-cell>
          <table:table-cell office:value-type="float" office:value="6.26539456100791" calcext:value-type="float">
            <text:p>6,265394561</text:p>
          </table:table-cell>
          <table:table-cell office:value-type="float" office:value="7.98123089132843" calcext:value-type="float">
            <text:p>7,9812308913</text:p>
          </table:table-cell>
          <table:table-cell office:value-type="float" office:value="6.26202038188617" calcext:value-type="float">
            <text:p>6,2620203819</text:p>
          </table:table-cell>
          <table:table-cell office:value-type="float" office:value="8.0269013918056" calcext:value-type="float">
            <text:p>8,0269013918</text:p>
          </table:table-cell>
          <table:table-cell office:value-type="float" office:value="0.261360880918189" calcext:value-type="float">
            <text:p>0,2613608809</text:p>
          </table:table-cell>
          <table:table-cell office:value-type="float" office:value="0.30342208325084" calcext:value-type="float">
            <text:p>0,3034220833</text:p>
          </table:table-cell>
          <table:table-cell office:value-type="float" office:value="0.261926534984563" calcext:value-type="float">
            <text:p>0,261926535</text:p>
          </table:table-cell>
          <table:table-cell office:value-type="float" office:value="0.302349780112457" calcext:value-type="float">
            <text:p>0,3023497801</text:p>
          </table:table-cell>
          <table:table-cell office:value-type="float" office:value="0.0335261888768043" calcext:value-type="float">
            <text:p>0,0335261889</text:p>
          </table:table-cell>
          <table:table-cell office:value-type="float" office:value="0.0432902695444633" calcext:value-type="float">
            <text:p>0,0432902695</text:p>
          </table:table-cell>
          <table:table-cell office:value-type="float" office:value="0.0317919256449186" calcext:value-type="float">
            <text:p>0,0317919256</text:p>
          </table:table-cell>
          <table:table-cell office:value-type="float" office:value="0.0460958935648024" calcext:value-type="float">
            <text:p>0,0460958936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90150316052293" calcext:value-type="float">
            <text:p>0,3901503161</text:p>
          </table:table-cell>
          <table:table-cell office:value-type="float" office:value="0.426898084608917" calcext:value-type="float">
            <text:p>0,4268980846</text:p>
          </table:table-cell>
          <table:table-cell office:value-type="float" office:value="0.390395551767265" calcext:value-type="float">
            <text:p>0,3903955518</text:p>
          </table:table-cell>
          <table:table-cell office:value-type="float" office:value="0.425359046221128" calcext:value-type="float">
            <text:p>0,4253590462</text:p>
          </table:table-cell>
          <table:table-cell office:value-type="float" office:value="6.00525298168872" calcext:value-type="float">
            <text:p>6,0052529817</text:p>
          </table:table-cell>
          <table:table-cell office:value-type="float" office:value="7.57991149970967" calcext:value-type="float">
            <text:p>7,5799114997</text:p>
          </table:table-cell>
          <table:table-cell office:value-type="float" office:value="6.02275646847384" calcext:value-type="float">
            <text:p>6,0227564685</text:p>
          </table:table-cell>
          <table:table-cell office:value-type="float" office:value="7.54338830802079" calcext:value-type="float">
            <text:p>7,543388308</text:p>
          </table:table-cell>
          <table:table-cell office:value-type="float" office:value="0.269622137669171" calcext:value-type="float">
            <text:p>0,2696221377</text:p>
          </table:table-cell>
          <table:table-cell office:value-type="float" office:value="0.302555211507628" calcext:value-type="float">
            <text:p>0,3025552115</text:p>
          </table:table-cell>
          <table:table-cell office:value-type="float" office:value="0.270219766631589" calcext:value-type="float">
            <text:p>0,2702197666</text:p>
          </table:table-cell>
          <table:table-cell office:value-type="float" office:value="0.301435992855556" calcext:value-type="float">
            <text:p>0,3014359929</text:p>
          </table:table-cell>
          <table:table-cell office:value-type="float" office:value="0.0345196902469064" calcext:value-type="float">
            <text:p>0,0345196902</text:p>
          </table:table-cell>
          <table:table-cell office:value-type="float" office:value="0.0449273132865206" calcext:value-type="float">
            <text:p>0,0449273133</text:p>
          </table:table-cell>
          <table:table-cell office:value-type="float" office:value="0.0321030234423779" calcext:value-type="float">
            <text:p>0,0321030234</text:p>
          </table:table-cell>
          <table:table-cell office:value-type="float" office:value="0.0489332596946145" calcext:value-type="float">
            <text:p>0,0489332597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94034867620657" calcext:value-type="float">
            <text:p>0,3940348676</text:p>
          </table:table-cell>
          <table:table-cell office:value-type="float" office:value="0.4489367153468" calcext:value-type="float">
            <text:p>0,4489367153</text:p>
          </table:table-cell>
          <table:table-cell office:value-type="float" office:value="0.394323806634019" calcext:value-type="float">
            <text:p>0,3943238066</text:p>
          </table:table-cell>
          <table:table-cell office:value-type="float" office:value="0.447290608985317" calcext:value-type="float">
            <text:p>0,447290609</text:p>
          </table:table-cell>
          <table:table-cell office:value-type="float" office:value="6.38642482740308" calcext:value-type="float">
            <text:p>6,3864248274</text:p>
          </table:table-cell>
          <table:table-cell office:value-type="float" office:value="8.51072513912874" calcext:value-type="float">
            <text:p>8,5107251391</text:p>
          </table:table-cell>
          <table:table-cell office:value-type="float" office:value="6.37841401995162" calcext:value-type="float">
            <text:p>6,37841402</text:p>
          </table:table-cell>
          <table:table-cell office:value-type="float" office:value="8.53324543952393" calcext:value-type="float">
            <text:p>8,5332454395</text:p>
          </table:table-cell>
          <table:table-cell office:value-type="float" office:value="0.264182872387764" calcext:value-type="float">
            <text:p>0,2641828724</text:p>
          </table:table-cell>
          <table:table-cell office:value-type="float" office:value="0.299180535617785" calcext:value-type="float">
            <text:p>0,2991805356</text:p>
          </table:table-cell>
          <table:table-cell office:value-type="float" office:value="0.26505218182686" calcext:value-type="float">
            <text:p>0,2650521818</text:p>
          </table:table-cell>
          <table:table-cell office:value-type="float" office:value="0.29753620546248" calcext:value-type="float">
            <text:p>0,2975362055</text:p>
          </table:table-cell>
          <table:table-cell office:value-type="float" office:value="0.0324130666116164" calcext:value-type="float">
            <text:p>0,0324130666</text:p>
          </table:table-cell>
          <table:table-cell office:value-type="float" office:value="0.0440331804856553" calcext:value-type="float">
            <text:p>0,0440331805</text:p>
          </table:table-cell>
          <table:table-cell office:value-type="float" office:value="0.0308955697096606" calcext:value-type="float">
            <text:p>0,0308955697</text:p>
          </table:table-cell>
          <table:table-cell office:value-type="float" office:value="0.0465087921683262" calcext:value-type="float">
            <text:p>0,0465087922</text:p>
          </table:table-cell>
          <table:table-cell table:number-columns-repeated="1007"/>
        </table:table-row>
      </table:table>
      <table:table table:name="Redistribution_central" table:style-name="ta10">
        <table:table-column table:style-name="co8" table:number-columns-repeated="17" table:default-cell-style-name="ce2"/>
        <table:table-column table:style-name="co8" table:number-columns-repeated="1007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9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8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4" calcext:value-type="float">
            <text:p>0,0362549151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3090201651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1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49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1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1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76" calcext:value-type="float">
            <text:p>0,0277914106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36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4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2" calcext:value-type="float">
            <text:p>0,0376365286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8695156941" calcext:value-type="float">
            <text:p>0,0272548695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2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499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52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3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03" calcext:value-type="float">
            <text:p>0,0378331931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290751954" calcext:value-type="float">
            <text:p>0,0280831291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12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6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19" calcext:value-type="float">
            <text:p>0,0280078245</text:p>
          </table:table-cell>
          <table:table-cell office:value-type="float" office:value="0.0267337074813959" calcext:value-type="float">
            <text:p>0,0267337075</text:p>
          </table:table-cell>
          <table:table-cell office:value-type="float" office:value="0.0404232424136916" calcext:value-type="float">
            <text:p>0,040423242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5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06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87" calcext:value-type="float">
            <text:p>0,0374070585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535501753" calcext:value-type="float">
            <text:p>0,0273122536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49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4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7280342732" calcext:value-type="float">
            <text:p>0,027225728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09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4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4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07" calcext:value-type="float">
            <text:p>0,0374289546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608057171" calcext:value-type="float">
            <text:p>0,0282380608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9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8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47" calcext:value-type="float">
            <text:p>0,0386862416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2693710455" calcext:value-type="float">
            <text:p>0,0294912694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71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23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3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8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2" calcext:value-type="float">
            <text:p>0,0381474829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090930663" calcext:value-type="float">
            <text:p>0,0277041091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7648378415585" calcext:value-type="float">
            <text:p>0,3876483784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6029961" calcext:value-type="float">
            <text:p>0,405002156</text:p>
          </table:table-cell>
          <table:table-cell office:value-type="float" office:value="0.428109268961381" calcext:value-type="float">
            <text:p>0,428109269</text:p>
          </table:table-cell>
          <table:table-cell office:value-type="float" office:value="6.77996870126712" calcext:value-type="float">
            <text:p>6,7799687013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53647389369022" calcext:value-type="float">
            <text:p>8,5364738937</text:p>
          </table:table-cell>
          <table:table-cell office:value-type="float" office:value="0.217409296531312" calcext:value-type="float">
            <text:p>0,2174092965</text:p>
          </table:table-cell>
          <table:table-cell office:value-type="float" office:value="0.24438963490306" calcext:value-type="float">
            <text:p>0,2443896349</text:p>
          </table:table-cell>
          <table:table-cell office:value-type="float" office:value="0.226847931816171" calcext:value-type="float">
            <text:p>0,2268479318</text:p>
          </table:table-cell>
          <table:table-cell office:value-type="float" office:value="0.230827042357234" calcext:value-type="float">
            <text:p>0,2308270424</text:p>
          </table:table-cell>
          <table:table-cell office:value-type="float" office:value="0.0386332365549221" calcext:value-type="float">
            <text:p>0,0386332366</text:p>
          </table:table-cell>
          <table:table-cell office:value-type="float" office:value="0.0304424281876955" calcext:value-type="float">
            <text:p>0,0304424282</text:p>
          </table:table-cell>
          <table:table-cell office:value-type="float" office:value="0.0288976318153511" calcext:value-type="float">
            <text:p>0,0288976318</text:p>
          </table:table-cell>
          <table:table-cell office:value-type="float" office:value="0.0433420092788247" calcext:value-type="float">
            <text:p>0,0433420093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2309868844978" calcext:value-type="float">
            <text:p>0,3923098688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7" calcext:value-type="float">
            <text:p>0,4092358077</text:p>
          </table:table-cell>
          <table:table-cell office:value-type="float" office:value="0.431264368323044" calcext:value-type="float">
            <text:p>0,4312643683</text:p>
          </table:table-cell>
          <table:table-cell office:value-type="float" office:value="6.64831510119923" calcext:value-type="float">
            <text:p>6,6483151012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5" calcext:value-type="float">
            <text:p>8,0711616584</text:p>
          </table:table-cell>
          <table:table-cell office:value-type="float" office:value="8.40295991543925" calcext:value-type="float">
            <text:p>8,4029599154</text:p>
          </table:table-cell>
          <table:table-cell office:value-type="float" office:value="0.221614767676207" calcext:value-type="float">
            <text:p>0,2216147677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5028062533066" calcext:value-type="float">
            <text:p>0,2350280625</text:p>
          </table:table-cell>
          <table:table-cell office:value-type="float" office:value="0.0416635168878596" calcext:value-type="float">
            <text:p>0,0416635169</text:p>
          </table:table-cell>
          <table:table-cell office:value-type="float" office:value="0.032154452876101" calcext:value-type="float">
            <text:p>0,0321544529</text:p>
          </table:table-cell>
          <table:table-cell office:value-type="float" office:value="0.0306303576460823" calcext:value-type="float">
            <text:p>0,0306303576</text:p>
          </table:table-cell>
          <table:table-cell office:value-type="float" office:value="0.0467571841926494" calcext:value-type="float">
            <text:p>0,0467571842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4912359591774" calcext:value-type="float">
            <text:p>0,3949123596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3" calcext:value-type="float">
            <text:p>0,4118981109</text:p>
          </table:table-cell>
          <table:table-cell office:value-type="float" office:value="0.431397382806869" calcext:value-type="float">
            <text:p>0,4313973828</text:p>
          </table:table-cell>
          <table:table-cell office:value-type="float" office:value="6.66446328171797" calcext:value-type="float">
            <text:p>6,6644632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49578202305251" calcext:value-type="float">
            <text:p>8,4957820231</text:p>
          </table:table-cell>
          <table:table-cell office:value-type="float" office:value="0.22378917160883" calcext:value-type="float">
            <text:p>0,2237891716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2817119564992" calcext:value-type="float">
            <text:p>0,2428171196</text:p>
          </table:table-cell>
          <table:table-cell office:value-type="float" office:value="0.0398899444150187" calcext:value-type="float">
            <text:p>0,0398899444</text:p>
          </table:table-cell>
          <table:table-cell office:value-type="float" office:value="0.030675148845554" calcext:value-type="float">
            <text:p>0,0306751488</text:p>
          </table:table-cell>
          <table:table-cell office:value-type="float" office:value="0.0306212926682946" calcext:value-type="float">
            <text:p>0,0306212927</text:p>
          </table:table-cell>
          <table:table-cell office:value-type="float" office:value="0.0428530390843512" calcext:value-type="float">
            <text:p>0,042853039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9905678182481" calcext:value-type="float">
            <text:p>0,3899056782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8465240526189" calcext:value-type="float">
            <text:p>0,4284652405</text:p>
          </table:table-cell>
          <table:table-cell office:value-type="float" office:value="6.49283442093562" calcext:value-type="float">
            <text:p>6,4928344209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7" calcext:value-type="float">
            <text:p>8,1251364511</text:p>
          </table:table-cell>
          <table:table-cell office:value-type="float" office:value="8.40325803651851" calcext:value-type="float">
            <text:p>8,4032580365</text:p>
          </table:table-cell>
          <table:table-cell office:value-type="float" office:value="0.21965933561457" calcext:value-type="float">
            <text:p>0,2196593356</text:p>
          </table:table-cell>
          <table:table-cell office:value-type="float" office:value="0.253910772584182" calcext:value-type="float">
            <text:p>0,2539107726</text:p>
          </table:table-cell>
          <table:table-cell office:value-type="float" office:value="0.230640552610513" calcext:value-type="float">
            <text:p>0,2306405526</text:p>
          </table:table-cell>
          <table:table-cell office:value-type="float" office:value="0.237997501834395" calcext:value-type="float">
            <text:p>0,2379975018</text:p>
          </table:table-cell>
          <table:table-cell office:value-type="float" office:value="0.0382238872956616" calcext:value-type="float">
            <text:p>0,0382238873</text:p>
          </table:table-cell>
          <table:table-cell office:value-type="float" office:value="0.0275848817633654" calcext:value-type="float">
            <text:p>0,0275848818</text:p>
          </table:table-cell>
          <table:table-cell office:value-type="float" office:value="0.028144821137092" calcext:value-type="float">
            <text:p>0,0281448211</text:p>
          </table:table-cell>
          <table:table-cell office:value-type="float" office:value="0.0408856167653288" calcext:value-type="float">
            <text:p>0,040885616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771947709164" calcext:value-type="float">
            <text:p>0,3917719477</text:p>
          </table:table-cell>
          <table:table-cell office:value-type="float" office:value="0.449131771276947" calcext:value-type="float">
            <text:p>0,4491317713</text:p>
          </table:table-cell>
          <table:table-cell office:value-type="float" office:value="0.410786918390728" calcext:value-type="float">
            <text:p>0,4107869184</text:p>
          </table:table-cell>
          <table:table-cell office:value-type="float" office:value="0.429378450261917" calcext:value-type="float">
            <text:p>0,4293784503</text:p>
          </table:table-cell>
          <table:table-cell office:value-type="float" office:value="6.50980070279745" calcext:value-type="float">
            <text:p>6,5098007028</text:p>
          </table:table-cell>
          <table:table-cell office:value-type="float" office:value="10.7011146455363" calcext:value-type="float">
            <text:p>10,7011146455</text:p>
          </table:table-cell>
          <table:table-cell office:value-type="float" office:value="8.10921900453934" calcext:value-type="float">
            <text:p>8,1092190045</text:p>
          </table:table-cell>
          <table:table-cell office:value-type="float" office:value="8.29873018185304" calcext:value-type="float">
            <text:p>8,2987301819</text:p>
          </table:table-cell>
          <table:table-cell office:value-type="float" office:value="0.22367693648442" calcext:value-type="float">
            <text:p>0,2236769365</text:p>
          </table:table-cell>
          <table:table-cell office:value-type="float" office:value="0.257318996727244" calcext:value-type="float">
            <text:p>0,2573189967</text:p>
          </table:table-cell>
          <table:table-cell office:value-type="float" office:value="0.233847286169159" calcext:value-type="float">
            <text:p>0,2338472862</text:p>
          </table:table-cell>
          <table:table-cell office:value-type="float" office:value="0.242497107571413" calcext:value-type="float">
            <text:p>0,2424971076</text:p>
          </table:table-cell>
          <table:table-cell office:value-type="float" office:value="0.0410316571963653" calcext:value-type="float">
            <text:p>0,0410316572</text:p>
          </table:table-cell>
          <table:table-cell office:value-type="float" office:value="0.0298639474419514" calcext:value-type="float">
            <text:p>0,0298639474</text:p>
          </table:table-cell>
          <table:table-cell office:value-type="float" office:value="0.0290991193472175" calcext:value-type="float">
            <text:p>0,0290991193</text:p>
          </table:table-cell>
          <table:table-cell office:value-type="float" office:value="0.0456220860552789" calcext:value-type="float">
            <text:p>0,045622086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1000228197391" calcext:value-type="float">
            <text:p>0,3910002282</text:p>
          </table:table-cell>
          <table:table-cell office:value-type="float" office:value="0.450146623574495" calcext:value-type="float">
            <text:p>0,4501466236</text:p>
          </table:table-cell>
          <table:table-cell office:value-type="float" office:value="0.409758117201165" calcext:value-type="float">
            <text:p>0,4097581172</text:p>
          </table:table-cell>
          <table:table-cell office:value-type="float" office:value="0.429801539943128" calcext:value-type="float">
            <text:p>0,4298015399</text:p>
          </table:table-cell>
          <table:table-cell office:value-type="float" office:value="6.57053193445872" calcext:value-type="float">
            <text:p>6,5705319345</text:p>
          </table:table-cell>
          <table:table-cell office:value-type="float" office:value="11.3051615258696" calcext:value-type="float">
            <text:p>11,3051615259</text:p>
          </table:table-cell>
          <table:table-cell office:value-type="float" office:value="8.18638459911218" calcext:value-type="float">
            <text:p>8,1863845991</text:p>
          </table:table-cell>
          <table:table-cell office:value-type="float" office:value="8.38656694025738" calcext:value-type="float">
            <text:p>8,3865669403</text:p>
          </table:table-cell>
          <table:table-cell office:value-type="float" office:value="0.221327653298978" calcext:value-type="float">
            <text:p>0,2213276533</text:p>
          </table:table-cell>
          <table:table-cell office:value-type="float" office:value="0.248643059523758" calcext:value-type="float">
            <text:p>0,2486430595</text:p>
          </table:table-cell>
          <table:table-cell office:value-type="float" office:value="0.231222847286901" calcext:value-type="float">
            <text:p>0,2312228473</text:p>
          </table:table-cell>
          <table:table-cell office:value-type="float" office:value="0.234420228670116" calcext:value-type="float">
            <text:p>0,2344202287</text:p>
          </table:table-cell>
          <table:table-cell office:value-type="float" office:value="0.0414505546609971" calcext:value-type="float">
            <text:p>0,0414505547</text:p>
          </table:table-cell>
          <table:table-cell office:value-type="float" office:value="0.0316856844840765" calcext:value-type="float">
            <text:p>0,0316856845</text:p>
          </table:table-cell>
          <table:table-cell office:value-type="float" office:value="0.0305725551160094" calcext:value-type="float">
            <text:p>0,0305725551</text:p>
          </table:table-cell>
          <table:table-cell office:value-type="float" office:value="0.0461622157632789" calcext:value-type="float">
            <text:p>0,046162215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2659480394126" calcext:value-type="float">
            <text:p>0,3926594804</text:p>
          </table:table-cell>
          <table:table-cell office:value-type="float" office:value="0.451435435560751" calcext:value-type="float">
            <text:p>0,4514354356</text:p>
          </table:table-cell>
          <table:table-cell office:value-type="float" office:value="0.409370624382896" calcext:value-type="float">
            <text:p>0,4093706244</text:p>
          </table:table-cell>
          <table:table-cell office:value-type="float" office:value="0.433507329364067" calcext:value-type="float">
            <text:p>0,4335073294</text:p>
          </table:table-cell>
          <table:table-cell office:value-type="float" office:value="6.96412653898567" calcext:value-type="float">
            <text:p>6,964126539</text:p>
          </table:table-cell>
          <table:table-cell office:value-type="float" office:value="11.4371143755385" calcext:value-type="float">
            <text:p>11,4371143755</text:p>
          </table:table-cell>
          <table:table-cell office:value-type="float" office:value="8.32171331109048" calcext:value-type="float">
            <text:p>8,3217133111</text:p>
          </table:table-cell>
          <table:table-cell office:value-type="float" office:value="8.72662254097569" calcext:value-type="float">
            <text:p>8,726622541</text:p>
          </table:table-cell>
          <table:table-cell office:value-type="float" office:value="0.22250150860525" calcext:value-type="float">
            <text:p>0,2225015086</text:p>
          </table:table-cell>
          <table:table-cell office:value-type="float" office:value="0.249166277784566" calcext:value-type="float">
            <text:p>0,2491662778</text:p>
          </table:table-cell>
          <table:table-cell office:value-type="float" office:value="0.231802167821934" calcext:value-type="float">
            <text:p>0,2318021678</text:p>
          </table:table-cell>
          <table:table-cell office:value-type="float" office:value="0.235774155550263" calcext:value-type="float">
            <text:p>0,2357741556</text:p>
          </table:table-cell>
          <table:table-cell office:value-type="float" office:value="0.0387174367057385" calcext:value-type="float">
            <text:p>0,0387174367</text:p>
          </table:table-cell>
          <table:table-cell office:value-type="float" office:value="0.0293598503021794" calcext:value-type="float">
            <text:p>0,0293598503</text:p>
          </table:table-cell>
          <table:table-cell office:value-type="float" office:value="0.0296243046732492" calcext:value-type="float">
            <text:p>0,0296243047</text:p>
          </table:table-cell>
          <table:table-cell office:value-type="float" office:value="0.0415548726939622" calcext:value-type="float">
            <text:p>0,0415548727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96299935357576" calcext:value-type="float">
            <text:p>0,3962999354</text:p>
          </table:table-cell>
          <table:table-cell office:value-type="float" office:value="0.455923842718931" calcext:value-type="float">
            <text:p>0,4559238427</text:p>
          </table:table-cell>
          <table:table-cell office:value-type="float" office:value="0.4152091692143" calcext:value-type="float">
            <text:p>0,4152091692</text:p>
          </table:table-cell>
          <table:table-cell office:value-type="float" office:value="0.434556774077365" calcext:value-type="float">
            <text:p>0,4345567741</text:p>
          </table:table-cell>
          <table:table-cell office:value-type="float" office:value="6.78442461868317" calcext:value-type="float">
            <text:p>6,7844246187</text:p>
          </table:table-cell>
          <table:table-cell office:value-type="float" office:value="11.0635342953626" calcext:value-type="float">
            <text:p>11,0635342954</text:p>
          </table:table-cell>
          <table:table-cell office:value-type="float" office:value="8.4327046961975" calcext:value-type="float">
            <text:p>8,4327046962</text:p>
          </table:table-cell>
          <table:table-cell office:value-type="float" office:value="8.6511070833003" calcext:value-type="float">
            <text:p>8,6511070833</text:p>
          </table:table-cell>
          <table:table-cell office:value-type="float" office:value="0.221827828115971" calcext:value-type="float">
            <text:p>0,2218278281</text:p>
          </table:table-cell>
          <table:table-cell office:value-type="float" office:value="0.256022769112805" calcext:value-type="float">
            <text:p>0,2560227691</text:p>
          </table:table-cell>
          <table:table-cell office:value-type="float" office:value="0.232767634592354" calcext:value-type="float">
            <text:p>0,2327676346</text:p>
          </table:table-cell>
          <table:table-cell office:value-type="float" office:value="0.239977094770066" calcext:value-type="float">
            <text:p>0,2399770948</text:p>
          </table:table-cell>
          <table:table-cell office:value-type="float" office:value="0.0383719915774176" calcext:value-type="float">
            <text:p>0,0383719916</text:p>
          </table:table-cell>
          <table:table-cell office:value-type="float" office:value="0.0284636214470581" calcext:value-type="float">
            <text:p>0,0284636214</text:p>
          </table:table-cell>
          <table:table-cell office:value-type="float" office:value="0.0282460027265903" calcext:value-type="float">
            <text:p>0,0282460027</text:p>
          </table:table-cell>
          <table:table-cell office:value-type="float" office:value="0.0419527828089266" calcext:value-type="float">
            <text:p>0,0419527828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8273309590633" calcext:value-type="float">
            <text:p>0,3982733096</text:p>
          </table:table-cell>
          <table:table-cell office:value-type="float" office:value="0.454667786719522" calcext:value-type="float">
            <text:p>0,4546677867</text:p>
          </table:table-cell>
          <table:table-cell office:value-type="float" office:value="0.413023052661519" calcext:value-type="float">
            <text:p>0,4130230527</text:p>
          </table:table-cell>
          <table:table-cell office:value-type="float" office:value="0.440843312984547" calcext:value-type="float">
            <text:p>0,440843313</text:p>
          </table:table-cell>
          <table:table-cell office:value-type="float" office:value="6.91616640320879" calcext:value-type="float">
            <text:p>6,9161664032</text:p>
          </table:table-cell>
          <table:table-cell office:value-type="float" office:value="10.8822659554581" calcext:value-type="float">
            <text:p>10,8822659555</text:p>
          </table:table-cell>
          <table:table-cell office:value-type="float" office:value="8.43919403045387" calcext:value-type="float">
            <text:p>8,4391940305</text:p>
          </table:table-cell>
          <table:table-cell office:value-type="float" office:value="9.03211796195369" calcext:value-type="float">
            <text:p>9,032117962</text:p>
          </table:table-cell>
          <table:table-cell office:value-type="float" office:value="0.226154496935238" calcext:value-type="float">
            <text:p>0,2261544969</text:p>
          </table:table-cell>
          <table:table-cell office:value-type="float" office:value="0.259506274883909" calcext:value-type="float">
            <text:p>0,2595062749</text:p>
          </table:table-cell>
          <table:table-cell office:value-type="float" office:value="0.234708958070978" calcext:value-type="float">
            <text:p>0,2347089581</text:p>
          </table:table-cell>
          <table:table-cell office:value-type="float" office:value="0.246787486869492" calcext:value-type="float">
            <text:p>0,2467874869</text:p>
          </table:table-cell>
          <table:table-cell office:value-type="float" office:value="0.0396222647150809" calcext:value-type="float">
            <text:p>0,0396222647</text:p>
          </table:table-cell>
          <table:table-cell office:value-type="float" office:value="0.0307998149826091" calcext:value-type="float">
            <text:p>0,030799815</text:p>
          </table:table-cell>
          <table:table-cell office:value-type="float" office:value="0.029822869040746" calcext:value-type="float">
            <text:p>0,029822869</text:p>
          </table:table-cell>
          <table:table-cell office:value-type="float" office:value="0.0439294748754984" calcext:value-type="float">
            <text:p>0,0439294749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9121052633447" calcext:value-type="float">
            <text:p>0,3991210526</text:p>
          </table:table-cell>
          <table:table-cell office:value-type="float" office:value="0.456327183490193" calcext:value-type="float">
            <text:p>0,4563271835</text:p>
          </table:table-cell>
          <table:table-cell office:value-type="float" office:value="0.414196618065997" calcext:value-type="float">
            <text:p>0,4141966181</text:p>
          </table:table-cell>
          <table:table-cell office:value-type="float" office:value="0.44143107653501" calcext:value-type="float">
            <text:p>0,4414310765</text:p>
          </table:table-cell>
          <table:table-cell office:value-type="float" office:value="7.08808119730562" calcext:value-type="float">
            <text:p>7,0880811973</text:p>
          </table:table-cell>
          <table:table-cell office:value-type="float" office:value="11.4674007318281" calcext:value-type="float">
            <text:p>11,4674007318</text:p>
          </table:table-cell>
          <table:table-cell office:value-type="float" office:value="8.68044603402112" calcext:value-type="float">
            <text:p>8,680446034</text:p>
          </table:table-cell>
          <table:table-cell office:value-type="float" office:value="9.51233109852175" calcext:value-type="float">
            <text:p>9,5123310985</text:p>
          </table:table-cell>
          <table:table-cell office:value-type="float" office:value="0.226846803263043" calcext:value-type="float">
            <text:p>0,2268468033</text:p>
          </table:table-cell>
          <table:table-cell office:value-type="float" office:value="0.25825779818159" calcext:value-type="float">
            <text:p>0,2582577982</text:p>
          </table:table-cell>
          <table:table-cell office:value-type="float" office:value="0.235185218545065" calcext:value-type="float">
            <text:p>0,2351852185</text:p>
          </table:table-cell>
          <table:table-cell office:value-type="float" office:value="0.245944811689139" calcext:value-type="float">
            <text:p>0,2459448117</text:p>
          </table:table-cell>
          <table:table-cell office:value-type="float" office:value="0.0381669838562811" calcext:value-type="float">
            <text:p>0,0381669839</text:p>
          </table:table-cell>
          <table:table-cell office:value-type="float" office:value="0.0297203439297382" calcext:value-type="float">
            <text:p>0,0297203439</text:p>
          </table:table-cell>
          <table:table-cell office:value-type="float" office:value="0.0289531626507423" calcext:value-type="float">
            <text:p>0,0289531627</text:p>
          </table:table-cell>
          <table:table-cell office:value-type="float" office:value="0.0420742307532941" calcext:value-type="float">
            <text:p>0,0420742308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9279102693271" calcext:value-type="float">
            <text:p>0,3992791027</text:p>
          </table:table-cell>
          <table:table-cell office:value-type="float" office:value="0.459054812041932" calcext:value-type="float">
            <text:p>0,459054812</text:p>
          </table:table-cell>
          <table:table-cell office:value-type="float" office:value="0.413160389414311" calcext:value-type="float">
            <text:p>0,4131603894</text:p>
          </table:table-cell>
          <table:table-cell office:value-type="float" office:value="0.444874685429819" calcext:value-type="float">
            <text:p>0,4448746854</text:p>
          </table:table-cell>
          <table:table-cell office:value-type="float" office:value="7.04555148324271" calcext:value-type="float">
            <text:p>7,0455514832</text:p>
          </table:table-cell>
          <table:table-cell office:value-type="float" office:value="11.2768094149087" calcext:value-type="float">
            <text:p>11,2768094149</text:p>
          </table:table-cell>
          <table:table-cell office:value-type="float" office:value="8.37432674572566" calcext:value-type="float">
            <text:p>8,3743267457</text:p>
          </table:table-cell>
          <table:table-cell office:value-type="float" office:value="9.48884856573809" calcext:value-type="float">
            <text:p>9,4888485657</text:p>
          </table:table-cell>
          <table:table-cell office:value-type="float" office:value="0.231986361477741" calcext:value-type="float">
            <text:p>0,2319863615</text:p>
          </table:table-cell>
          <table:table-cell office:value-type="float" office:value="0.267368841310718" calcext:value-type="float">
            <text:p>0,2673688413</text:p>
          </table:table-cell>
          <table:table-cell office:value-type="float" office:value="0.239813465926217" calcext:value-type="float">
            <text:p>0,2398134659</text:p>
          </table:table-cell>
          <table:table-cell office:value-type="float" office:value="0.255535493026991" calcext:value-type="float">
            <text:p>0,255535493</text:p>
          </table:table-cell>
          <table:table-cell office:value-type="float" office:value="0.0391555581289868" calcext:value-type="float">
            <text:p>0,0391555581</text:p>
          </table:table-cell>
          <table:table-cell office:value-type="float" office:value="0.0329334163254942" calcext:value-type="float">
            <text:p>0,0329334163</text:p>
          </table:table-cell>
          <table:table-cell office:value-type="float" office:value="0.0303590973602008" calcext:value-type="float">
            <text:p>0,0303590974</text:p>
          </table:table-cell>
          <table:table-cell office:value-type="float" office:value="0.0447481745378409" calcext:value-type="float">
            <text:p>0,0447481745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4384416189283" calcext:value-type="float">
            <text:p>0,3943844162</text:p>
          </table:table-cell>
          <table:table-cell office:value-type="float" office:value="0.460385932920351" calcext:value-type="float">
            <text:p>0,4603859329</text:p>
          </table:table-cell>
          <table:table-cell office:value-type="float" office:value="0.411700471974464" calcext:value-type="float">
            <text:p>0,411700472</text:p>
          </table:table-cell>
          <table:table-cell office:value-type="float" office:value="0.440111807472404" calcext:value-type="float">
            <text:p>0,4401118075</text:p>
          </table:table-cell>
          <table:table-cell office:value-type="float" office:value="6.75508744926268" calcext:value-type="float">
            <text:p>6,7550874493</text:p>
          </table:table-cell>
          <table:table-cell office:value-type="float" office:value="11.088414592012" calcext:value-type="float">
            <text:p>11,088414592</text:p>
          </table:table-cell>
          <table:table-cell office:value-type="float" office:value="8.34488477223769" calcext:value-type="float">
            <text:p>8,3448847722</text:p>
          </table:table-cell>
          <table:table-cell office:value-type="float" office:value="8.95019753156533" calcext:value-type="float">
            <text:p>8,9501975316</text:p>
          </table:table-cell>
          <table:table-cell office:value-type="float" office:value="0.227718807607315" calcext:value-type="float">
            <text:p>0,2277188076</text:p>
          </table:table-cell>
          <table:table-cell office:value-type="float" office:value="0.264354264416381" calcext:value-type="float">
            <text:p>0,2643542644</text:p>
          </table:table-cell>
          <table:table-cell office:value-type="float" office:value="0.238006623324431" calcext:value-type="float">
            <text:p>0,2380066233</text:p>
          </table:table-cell>
          <table:table-cell office:value-type="float" office:value="0.248642003775407" calcext:value-type="float">
            <text:p>0,2486420038</text:p>
          </table:table-cell>
          <table:table-cell office:value-type="float" office:value="0.041258345233271" calcext:value-type="float">
            <text:p>0,0412583452</text:p>
          </table:table-cell>
          <table:table-cell office:value-type="float" office:value="0.0334616479175419" calcext:value-type="float">
            <text:p>0,0334616479</text:p>
          </table:table-cell>
          <table:table-cell office:value-type="float" office:value="0.0309282165379221" calcext:value-type="float">
            <text:p>0,0309282165</text:p>
          </table:table-cell>
          <table:table-cell office:value-type="float" office:value="0.0475160616736743" calcext:value-type="float">
            <text:p>0,0475160617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01768035614968" calcext:value-type="float">
            <text:p>0,4017680356</text:p>
          </table:table-cell>
          <table:table-cell office:value-type="float" office:value="0.466320970722219" calcext:value-type="float">
            <text:p>0,4663209707</text:p>
          </table:table-cell>
          <table:table-cell office:value-type="float" office:value="0.415999249516693" calcext:value-type="float">
            <text:p>0,4159992495</text:p>
          </table:table-cell>
          <table:table-cell office:value-type="float" office:value="0.449221480102428" calcext:value-type="float">
            <text:p>0,4492214801</text:p>
          </table:table-cell>
          <table:table-cell office:value-type="float" office:value="7.12680348645494" calcext:value-type="float">
            <text:p>7,1268034865</text:p>
          </table:table-cell>
          <table:table-cell office:value-type="float" office:value="11.6807588606466" calcext:value-type="float">
            <text:p>11,6807588606</text:p>
          </table:table-cell>
          <table:table-cell office:value-type="float" office:value="8.47591064036656" calcext:value-type="float">
            <text:p>8,4759106404</text:p>
          </table:table-cell>
          <table:table-cell office:value-type="float" office:value="9.58479209364515" calcext:value-type="float">
            <text:p>9,5847920936</text:p>
          </table:table-cell>
          <table:table-cell office:value-type="float" office:value="0.234613294002907" calcext:value-type="float">
            <text:p>0,234613294</text:p>
          </table:table-cell>
          <table:table-cell office:value-type="float" office:value="0.272436536340626" calcext:value-type="float">
            <text:p>0,2724365363</text:p>
          </table:table-cell>
          <table:table-cell office:value-type="float" office:value="0.243811728041191" calcext:value-type="float">
            <text:p>0,243811728</text:p>
          </table:table-cell>
          <table:table-cell office:value-type="float" office:value="0.258286451545954" calcext:value-type="float">
            <text:p>0,2582864515</text:p>
          </table:table-cell>
          <table:table-cell office:value-type="float" office:value="0.0377835540552467" calcext:value-type="float">
            <text:p>0,0377835541</text:p>
          </table:table-cell>
          <table:table-cell office:value-type="float" office:value="0.0320860301987465" calcext:value-type="float">
            <text:p>0,0320860302</text:p>
          </table:table-cell>
          <table:table-cell office:value-type="float" office:value="0.0284753212972309" calcext:value-type="float">
            <text:p>0,0284753213</text:p>
          </table:table-cell>
          <table:table-cell office:value-type="float" office:value="0.044713421579761" calcext:value-type="float">
            <text:p>0,0447134216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03561868854585" calcext:value-type="float">
            <text:p>0,4035618689</text:p>
          </table:table-cell>
          <table:table-cell office:value-type="float" office:value="0.467863081400643" calcext:value-type="float">
            <text:p>0,4678630814</text:p>
          </table:table-cell>
          <table:table-cell office:value-type="float" office:value="0.417790136105518" calcext:value-type="float">
            <text:p>0,4177901361</text:p>
          </table:table-cell>
          <table:table-cell office:value-type="float" office:value="0.451667593140587" calcext:value-type="float">
            <text:p>0,4516675931</text:p>
          </table:table-cell>
          <table:table-cell office:value-type="float" office:value="7.16619065773276" calcext:value-type="float">
            <text:p>7,1661906577</text:p>
          </table:table-cell>
          <table:table-cell office:value-type="float" office:value="12.070498515654" calcext:value-type="float">
            <text:p>12,0704985157</text:p>
          </table:table-cell>
          <table:table-cell office:value-type="float" office:value="8.50387233743791" calcext:value-type="float">
            <text:p>8,5038723374</text:p>
          </table:table-cell>
          <table:table-cell office:value-type="float" office:value="10.1879734637487" calcext:value-type="float">
            <text:p>10,1879734637</text:p>
          </table:table-cell>
          <table:table-cell office:value-type="float" office:value="0.236314809196348" calcext:value-type="float">
            <text:p>0,2363148092</text:p>
          </table:table-cell>
          <table:table-cell office:value-type="float" office:value="0.274923522096692" calcext:value-type="float">
            <text:p>0,2749235221</text:p>
          </table:table-cell>
          <table:table-cell office:value-type="float" office:value="0.244912307369481" calcext:value-type="float">
            <text:p>0,2449123074</text:p>
          </table:table-cell>
          <table:table-cell office:value-type="float" office:value="0.261639951122259" calcext:value-type="float">
            <text:p>0,2616399511</text:p>
          </table:table-cell>
          <table:table-cell office:value-type="float" office:value="0.0387737976950961" calcext:value-type="float">
            <text:p>0,0387737977</text:p>
          </table:table-cell>
          <table:table-cell office:value-type="float" office:value="0.0331263167109935" calcext:value-type="float">
            <text:p>0,0331263167</text:p>
          </table:table-cell>
          <table:table-cell office:value-type="float" office:value="0.0297695285676266" calcext:value-type="float">
            <text:p>0,0297695286</text:p>
          </table:table-cell>
          <table:table-cell office:value-type="float" office:value="0.0453579495777189" calcext:value-type="float">
            <text:p>0,0453579496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00242702640211" calcext:value-type="float">
            <text:p>0,4002427026</text:p>
          </table:table-cell>
          <table:table-cell office:value-type="float" office:value="0.466932205057497" calcext:value-type="float">
            <text:p>0,4669322051</text:p>
          </table:table-cell>
          <table:table-cell office:value-type="float" office:value="0.41414669003893" calcext:value-type="float">
            <text:p>0,41414669</text:p>
          </table:table-cell>
          <table:table-cell office:value-type="float" office:value="0.450835888425889" calcext:value-type="float">
            <text:p>0,4508358884</text:p>
          </table:table-cell>
          <table:table-cell office:value-type="float" office:value="7.23713277152354" calcext:value-type="float">
            <text:p>7,2371327715</text:p>
          </table:table-cell>
          <table:table-cell office:value-type="float" office:value="11.7251208592964" calcext:value-type="float">
            <text:p>11,7251208593</text:p>
          </table:table-cell>
          <table:table-cell office:value-type="float" office:value="8.58236995219766" calcext:value-type="float">
            <text:p>8,5823699522</text:p>
          </table:table-cell>
          <table:table-cell office:value-type="float" office:value="9.47328574958712" calcext:value-type="float">
            <text:p>9,4732857496</text:p>
          </table:table-cell>
          <table:table-cell office:value-type="float" office:value="0.23181111739725" calcext:value-type="float">
            <text:p>0,2318111174</text:p>
          </table:table-cell>
          <table:table-cell office:value-type="float" office:value="0.270201918476815" calcext:value-type="float">
            <text:p>0,2702019185</text:p>
          </table:table-cell>
          <table:table-cell office:value-type="float" office:value="0.240456180340699" calcext:value-type="float">
            <text:p>0,2404561803</text:p>
          </table:table-cell>
          <table:table-cell office:value-type="float" office:value="0.256820676324194" calcext:value-type="float">
            <text:p>0,2568206763</text:p>
          </table:table-cell>
          <table:table-cell office:value-type="float" office:value="0.0411776124643781" calcext:value-type="float">
            <text:p>0,0411776125</text:p>
          </table:table-cell>
          <table:table-cell office:value-type="float" office:value="0.0354044715440868" calcext:value-type="float">
            <text:p>0,0354044715</text:p>
          </table:table-cell>
          <table:table-cell office:value-type="float" office:value="0.0313648252014903" calcext:value-type="float">
            <text:p>0,0313648252</text:p>
          </table:table-cell>
          <table:table-cell office:value-type="float" office:value="0.0487214768408357" calcext:value-type="float">
            <text:p>0,0487214768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3780024008163" calcext:value-type="float">
            <text:p>0,393780024</text:p>
          </table:table-cell>
          <table:table-cell office:value-type="float" office:value="0.460987837266174" calcext:value-type="float">
            <text:p>0,4609878373</text:p>
          </table:table-cell>
          <table:table-cell office:value-type="float" office:value="0.410498642779212" calcext:value-type="float">
            <text:p>0,4104986428</text:p>
          </table:table-cell>
          <table:table-cell office:value-type="float" office:value="0.439505255124936" calcext:value-type="float">
            <text:p>0,4395052551</text:p>
          </table:table-cell>
          <table:table-cell office:value-type="float" office:value="6.58710652689218" calcext:value-type="float">
            <text:p>6,5871065269</text:p>
          </table:table-cell>
          <table:table-cell office:value-type="float" office:value="11.5005047584222" calcext:value-type="float">
            <text:p>11,5005047584</text:p>
          </table:table-cell>
          <table:table-cell office:value-type="float" office:value="8.36698692579056" calcext:value-type="float">
            <text:p>8,3669869258</text:p>
          </table:table-cell>
          <table:table-cell office:value-type="float" office:value="8.96587026724571" calcext:value-type="float">
            <text:p>8,9658702672</text:p>
          </table:table-cell>
          <table:table-cell office:value-type="float" office:value="0.237111160932478" calcext:value-type="float">
            <text:p>0,2371111609</text:p>
          </table:table-cell>
          <table:table-cell office:value-type="float" office:value="0.281327706442288" calcext:value-type="float">
            <text:p>0,2813277064</text:p>
          </table:table-cell>
          <table:table-cell office:value-type="float" office:value="0.248129825454247" calcext:value-type="float">
            <text:p>0,2481298255</text:p>
          </table:table-cell>
          <table:table-cell office:value-type="float" office:value="0.264184404860028" calcext:value-type="float">
            <text:p>0,2641844049</text:p>
          </table:table-cell>
          <table:table-cell office:value-type="float" office:value="0.0391794073874044" calcext:value-type="float">
            <text:p>0,0391794074</text:p>
          </table:table-cell>
          <table:table-cell office:value-type="float" office:value="0.0313056228597791" calcext:value-type="float">
            <text:p>0,0313056229</text:p>
          </table:table-cell>
          <table:table-cell office:value-type="float" office:value="0.0285706214467193" calcext:value-type="float">
            <text:p>0,0285706214</text:p>
          </table:table-cell>
          <table:table-cell office:value-type="float" office:value="0.0456975424904747" calcext:value-type="float">
            <text:p>0,0456975425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00714095284033" calcext:value-type="float">
            <text:p>0,4007140953</text:p>
          </table:table-cell>
          <table:table-cell office:value-type="float" office:value="0.463725682218525" calcext:value-type="float">
            <text:p>0,4637256822</text:p>
          </table:table-cell>
          <table:table-cell office:value-type="float" office:value="0.414454799931446" calcext:value-type="float">
            <text:p>0,4144547999</text:p>
          </table:table-cell>
          <table:table-cell office:value-type="float" office:value="0.446147730506502" calcext:value-type="float">
            <text:p>0,4461477305</text:p>
          </table:table-cell>
          <table:table-cell office:value-type="float" office:value="7.06151971219719" calcext:value-type="float">
            <text:p>7,0615197122</text:p>
          </table:table-cell>
          <table:table-cell office:value-type="float" office:value="11.370659354207" calcext:value-type="float">
            <text:p>11,3706593542</text:p>
          </table:table-cell>
          <table:table-cell office:value-type="float" office:value="8.53205464906797" calcext:value-type="float">
            <text:p>8,5320546491</text:p>
          </table:table-cell>
          <table:table-cell office:value-type="float" office:value="9.33538329527373" calcext:value-type="float">
            <text:p>9,3353832953</text:p>
          </table:table-cell>
          <table:table-cell office:value-type="float" office:value="0.239190693101713" calcext:value-type="float">
            <text:p>0,2391906931</text:p>
          </table:table-cell>
          <table:table-cell office:value-type="float" office:value="0.277366308783522" calcext:value-type="float">
            <text:p>0,2773663088</text:p>
          </table:table-cell>
          <table:table-cell office:value-type="float" office:value="0.247828710245185" calcext:value-type="float">
            <text:p>0,2478287102</text:p>
          </table:table-cell>
          <table:table-cell office:value-type="float" office:value="0.264033264483905" calcext:value-type="float">
            <text:p>0,2640332645</text:p>
          </table:table-cell>
          <table:table-cell office:value-type="float" office:value="0.039930972736566" calcext:value-type="float">
            <text:p>0,0399309727</text:p>
          </table:table-cell>
          <table:table-cell office:value-type="float" office:value="0.0333553920728999" calcext:value-type="float">
            <text:p>0,0333553921</text:p>
          </table:table-cell>
          <table:table-cell office:value-type="float" office:value="0.0300334580986317" calcext:value-type="float">
            <text:p>0,0300334581</text:p>
          </table:table-cell>
          <table:table-cell office:value-type="float" office:value="0.0468464709253976" calcext:value-type="float">
            <text:p>0,0468464709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00283764379566" calcext:value-type="float">
            <text:p>0,4002837644</text:p>
          </table:table-cell>
          <table:table-cell office:value-type="float" office:value="0.463100358399877" calcext:value-type="float">
            <text:p>0,4631003584</text:p>
          </table:table-cell>
          <table:table-cell office:value-type="float" office:value="0.413582842060364" calcext:value-type="float">
            <text:p>0,4135828421</text:p>
          </table:table-cell>
          <table:table-cell office:value-type="float" office:value="0.448092818325755" calcext:value-type="float">
            <text:p>0,4480928183</text:p>
          </table:table-cell>
          <table:table-cell office:value-type="float" office:value="7.19229386179599" calcext:value-type="float">
            <text:p>7,1922938618</text:p>
          </table:table-cell>
          <table:table-cell office:value-type="float" office:value="11.3064768717595" calcext:value-type="float">
            <text:p>11,3064768718</text:p>
          </table:table-cell>
          <table:table-cell office:value-type="float" office:value="8.52588464745433" calcext:value-type="float">
            <text:p>8,5258846475</text:p>
          </table:table-cell>
          <table:table-cell office:value-type="float" office:value="9.48820477354481" calcext:value-type="float">
            <text:p>9,4882047735</text:p>
          </table:table-cell>
          <table:table-cell office:value-type="float" office:value="0.23911539366671" calcext:value-type="float">
            <text:p>0,2391153937</text:p>
          </table:table-cell>
          <table:table-cell office:value-type="float" office:value="0.277152503401832" calcext:value-type="float">
            <text:p>0,2771525034</text:p>
          </table:table-cell>
          <table:table-cell office:value-type="float" office:value="0.247515880064189" calcext:value-type="float">
            <text:p>0,2475158801</text:p>
          </table:table-cell>
          <table:table-cell office:value-type="float" office:value="0.264098449826372" calcext:value-type="float">
            <text:p>0,2640984498</text:p>
          </table:table-cell>
          <table:table-cell office:value-type="float" office:value="0.0401466314603769" calcext:value-type="float">
            <text:p>0,0401466315</text:p>
          </table:table-cell>
          <table:table-cell office:value-type="float" office:value="0.0338540036647327" calcext:value-type="float">
            <text:p>0,0338540037</text:p>
          </table:table-cell>
          <table:table-cell office:value-type="float" office:value="0.0300327307439032" calcext:value-type="float">
            <text:p>0,0300327307</text:p>
          </table:table-cell>
          <table:table-cell office:value-type="float" office:value="0.0477105186572197" calcext:value-type="float">
            <text:p>0,0477105187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8365907691276" calcext:value-type="float">
            <text:p>0,3983659077</text:p>
          </table:table-cell>
          <table:table-cell office:value-type="float" office:value="0.467038786495609" calcext:value-type="float">
            <text:p>0,4670387865</text:p>
          </table:table-cell>
          <table:table-cell office:value-type="float" office:value="0.411877810410731" calcext:value-type="float">
            <text:p>0,4118778104</text:p>
          </table:table-cell>
          <table:table-cell office:value-type="float" office:value="0.450135874585577" calcext:value-type="float">
            <text:p>0,4501358746</text:p>
          </table:table-cell>
          <table:table-cell office:value-type="float" office:value="7.28302625826223" calcext:value-type="float">
            <text:p>7,2830262583</text:p>
          </table:table-cell>
          <table:table-cell office:value-type="float" office:value="12.0733405711005" calcext:value-type="float">
            <text:p>12,0733405711</text:p>
          </table:table-cell>
          <table:table-cell office:value-type="float" office:value="8.76326906376272" calcext:value-type="float">
            <text:p>8,7632690638</text:p>
          </table:table-cell>
          <table:table-cell office:value-type="float" office:value="9.73335231349139" calcext:value-type="float">
            <text:p>9,7333523135</text:p>
          </table:table-cell>
          <table:table-cell office:value-type="float" office:value="0.241955775673867" calcext:value-type="float">
            <text:p>0,2419557757</text:p>
          </table:table-cell>
          <table:table-cell office:value-type="float" office:value="0.284744423919104" calcext:value-type="float">
            <text:p>0,2847444239</text:p>
          </table:table-cell>
          <table:table-cell office:value-type="float" office:value="0.25041971722834" calcext:value-type="float">
            <text:p>0,2504197172</text:p>
          </table:table-cell>
          <table:table-cell office:value-type="float" office:value="0.271358779647204" calcext:value-type="float">
            <text:p>0,2713587796</text:p>
          </table:table-cell>
          <table:table-cell office:value-type="float" office:value="0.0397215594643361" calcext:value-type="float">
            <text:p>0,0397215595</text:p>
          </table:table-cell>
          <table:table-cell office:value-type="float" office:value="0.033264176613599" calcext:value-type="float">
            <text:p>0,0332641766</text:p>
          </table:table-cell>
          <table:table-cell office:value-type="float" office:value="0.0300390661789001" calcext:value-type="float">
            <text:p>0,0300390662</text:p>
          </table:table-cell>
          <table:table-cell office:value-type="float" office:value="0.0465801247056287" calcext:value-type="float">
            <text:p>0,0465801247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5776000009426" calcext:value-type="float">
            <text:p>0,385776</text:p>
          </table:table-cell>
          <table:table-cell office:value-type="float" office:value="0.45397926678984" calcext:value-type="float">
            <text:p>0,4539792668</text:p>
          </table:table-cell>
          <table:table-cell office:value-type="float" office:value="0.403316968922058" calcext:value-type="float">
            <text:p>0,4033169689</text:p>
          </table:table-cell>
          <table:table-cell office:value-type="float" office:value="0.431805997145209" calcext:value-type="float">
            <text:p>0,4318059971</text:p>
          </table:table-cell>
          <table:table-cell office:value-type="float" office:value="6.21750567921108" calcext:value-type="float">
            <text:p>6,2175056792</text:p>
          </table:table-cell>
          <table:table-cell office:value-type="float" office:value="10.6624892600754" calcext:value-type="float">
            <text:p>10,6624892601</text:p>
          </table:table-cell>
          <table:table-cell office:value-type="float" office:value="7.76840159061685" calcext:value-type="float">
            <text:p>7,7684015906</text:p>
          </table:table-cell>
          <table:table-cell office:value-type="float" office:value="8.47652012537485" calcext:value-type="float">
            <text:p>8,4765201254</text:p>
          </table:table-cell>
          <table:table-cell office:value-type="float" office:value="0.238796816386756" calcext:value-type="float">
            <text:p>0,2387968164</text:p>
          </table:table-cell>
          <table:table-cell office:value-type="float" office:value="0.272593829656596" calcext:value-type="float">
            <text:p>0,2725938297</text:p>
          </table:table-cell>
          <table:table-cell office:value-type="float" office:value="0.249152715789702" calcext:value-type="float">
            <text:p>0,2491527158</text:p>
          </table:table-cell>
          <table:table-cell office:value-type="float" office:value="0.256925733600249" calcext:value-type="float">
            <text:p>0,2569257336</text:p>
          </table:table-cell>
          <table:table-cell office:value-type="float" office:value="0.0430736603201234" calcext:value-type="float">
            <text:p>0,0430736603</text:p>
          </table:table-cell>
          <table:table-cell office:value-type="float" office:value="0.0373706649635555" calcext:value-type="float">
            <text:p>0,037370665</text:p>
          </table:table-cell>
          <table:table-cell office:value-type="float" office:value="0.0337090804860456" calcext:value-type="float">
            <text:p>0,0337090805</text:p>
          </table:table-cell>
          <table:table-cell office:value-type="float" office:value="0.0501105194515448" calcext:value-type="float">
            <text:p>0,0501105195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383945979748" calcext:value-type="float">
            <text:p>0,3938394598</text:p>
          </table:table-cell>
          <table:table-cell office:value-type="float" office:value="0.460929840437908" calcext:value-type="float">
            <text:p>0,4609298404</text:p>
          </table:table-cell>
          <table:table-cell office:value-type="float" office:value="0.406655586295265" calcext:value-type="float">
            <text:p>0,4066555863</text:p>
          </table:table-cell>
          <table:table-cell office:value-type="float" office:value="0.443690999334833" calcext:value-type="float">
            <text:p>0,4436909993</text:p>
          </table:table-cell>
          <table:table-cell office:value-type="float" office:value="6.71289943105847" calcext:value-type="float">
            <text:p>6,7128994311</text:p>
          </table:table-cell>
          <table:table-cell office:value-type="float" office:value="11.2119055319073" calcext:value-type="float">
            <text:p>11,2119055319</text:p>
          </table:table-cell>
          <table:table-cell office:value-type="float" office:value="7.93237657099695" calcext:value-type="float">
            <text:p>7,932376571</text:p>
          </table:table-cell>
          <table:table-cell office:value-type="float" office:value="9.41723864861314" calcext:value-type="float">
            <text:p>9,4172386486</text:p>
          </table:table-cell>
          <table:table-cell office:value-type="float" office:value="0.23678116481648" calcext:value-type="float">
            <text:p>0,2367811648</text:p>
          </table:table-cell>
          <table:table-cell office:value-type="float" office:value="0.268716837865125" calcext:value-type="float">
            <text:p>0,2687168379</text:p>
          </table:table-cell>
          <table:table-cell office:value-type="float" office:value="0.244433599593778" calcext:value-type="float">
            <text:p>0,2444335996</text:p>
          </table:table-cell>
          <table:table-cell office:value-type="float" office:value="0.256941353741335" calcext:value-type="float">
            <text:p>0,2569413537</text:p>
          </table:table-cell>
          <table:table-cell office:value-type="float" office:value="0.038005142986191" calcext:value-type="float">
            <text:p>0,038005143</text:p>
          </table:table-cell>
          <table:table-cell office:value-type="float" office:value="0.034115838565294" calcext:value-type="float">
            <text:p>0,0341158386</text:p>
          </table:table-cell>
          <table:table-cell office:value-type="float" office:value="0.0301522197563425" calcext:value-type="float">
            <text:p>0,0301522198</text:p>
          </table:table-cell>
          <table:table-cell office:value-type="float" office:value="0.0449344614364356" calcext:value-type="float">
            <text:p>0,0449344614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2519598231504" calcext:value-type="float">
            <text:p>0,3925195982</text:p>
          </table:table-cell>
          <table:table-cell office:value-type="float" office:value="0.459895184915041" calcext:value-type="float">
            <text:p>0,4598951849</text:p>
          </table:table-cell>
          <table:table-cell office:value-type="float" office:value="0.405234956560343" calcext:value-type="float">
            <text:p>0,4052349566</text:p>
          </table:table-cell>
          <table:table-cell office:value-type="float" office:value="0.444311550092265" calcext:value-type="float">
            <text:p>0,4443115501</text:p>
          </table:table-cell>
          <table:table-cell office:value-type="float" office:value="6.62073485995498" calcext:value-type="float">
            <text:p>6,62073486</text:p>
          </table:table-cell>
          <table:table-cell office:value-type="float" office:value="10.9664711711185" calcext:value-type="float">
            <text:p>10,9664711711</text:p>
          </table:table-cell>
          <table:table-cell office:value-type="float" office:value="7.93699249742029" calcext:value-type="float">
            <text:p>7,9369924974</text:p>
          </table:table-cell>
          <table:table-cell office:value-type="float" office:value="9.19712328253287" calcext:value-type="float">
            <text:p>9,1971232825</text:p>
          </table:table-cell>
          <table:table-cell office:value-type="float" office:value="0.237120527536316" calcext:value-type="float">
            <text:p>0,2371205275</text:p>
          </table:table-cell>
          <table:table-cell office:value-type="float" office:value="0.268735788802986" calcext:value-type="float">
            <text:p>0,2687357888</text:p>
          </table:table-cell>
          <table:table-cell office:value-type="float" office:value="0.244817003269761" calcext:value-type="float">
            <text:p>0,2448170033</text:p>
          </table:table-cell>
          <table:table-cell office:value-type="float" office:value="0.256943417572501" calcext:value-type="float">
            <text:p>0,2569434176</text:p>
          </table:table-cell>
          <table:table-cell office:value-type="float" office:value="0.0412133854592527" calcext:value-type="float">
            <text:p>0,0412133855</text:p>
          </table:table-cell>
          <table:table-cell office:value-type="float" office:value="0.0379015111576678" calcext:value-type="float">
            <text:p>0,0379015112</text:p>
          </table:table-cell>
          <table:table-cell office:value-type="float" office:value="0.0326526393127923" calcext:value-type="float">
            <text:p>0,0326526393</text:p>
          </table:table-cell>
          <table:table-cell office:value-type="float" office:value="0.0496208010447905" calcext:value-type="float">
            <text:p>0,049620801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4128713312408" calcext:value-type="float">
            <text:p>0,3941287133</text:p>
          </table:table-cell>
          <table:table-cell office:value-type="float" office:value="0.461564863449767" calcext:value-type="float">
            <text:p>0,4615648634</text:p>
          </table:table-cell>
          <table:table-cell office:value-type="float" office:value="0.406670611140802" calcext:value-type="float">
            <text:p>0,4066706111</text:p>
          </table:table-cell>
          <table:table-cell office:value-type="float" office:value="0.445853141269527" calcext:value-type="float">
            <text:p>0,4458531413</text:p>
          </table:table-cell>
          <table:table-cell office:value-type="float" office:value="6.6739910090058" calcext:value-type="float">
            <text:p>6,673991009</text:p>
          </table:table-cell>
          <table:table-cell office:value-type="float" office:value="11.1795918203339" calcext:value-type="float">
            <text:p>11,1795918203</text:p>
          </table:table-cell>
          <table:table-cell office:value-type="float" office:value="7.90363127742825" calcext:value-type="float">
            <text:p>7,9036312774</text:p>
          </table:table-cell>
          <table:table-cell office:value-type="float" office:value="9.5640248587968" calcext:value-type="float">
            <text:p>9,5640248588</text:p>
          </table:table-cell>
          <table:table-cell office:value-type="float" office:value="0.239902434452566" calcext:value-type="float">
            <text:p>0,2399024345</text:p>
          </table:table-cell>
          <table:table-cell office:value-type="float" office:value="0.282120274785758" calcext:value-type="float">
            <text:p>0,2821202748</text:p>
          </table:table-cell>
          <table:table-cell office:value-type="float" office:value="0.247675112794165" calcext:value-type="float">
            <text:p>0,2476751128</text:p>
          </table:table-cell>
          <table:table-cell office:value-type="float" office:value="0.269794037059957" calcext:value-type="float">
            <text:p>0,2697940371</text:p>
          </table:table-cell>
          <table:table-cell office:value-type="float" office:value="0.0391720630669207" calcext:value-type="float">
            <text:p>0,0391720631</text:p>
          </table:table-cell>
          <table:table-cell office:value-type="float" office:value="0.0347472666563624" calcext:value-type="float">
            <text:p>0,0347472667</text:p>
          </table:table-cell>
          <table:table-cell office:value-type="float" office:value="0.0309845589894525" calcext:value-type="float">
            <text:p>0,030984559</text:p>
          </table:table-cell>
          <table:table-cell office:value-type="float" office:value="0.0459824802298386" calcext:value-type="float">
            <text:p>0,0459824802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97238547627515" calcext:value-type="float">
            <text:p>0,3972385476</text:p>
          </table:table-cell>
          <table:table-cell office:value-type="float" office:value="0.467998451636064" calcext:value-type="float">
            <text:p>0,4679984516</text:p>
          </table:table-cell>
          <table:table-cell office:value-type="float" office:value="0.413004351127494" calcext:value-type="float">
            <text:p>0,4130043511</text:p>
          </table:table-cell>
          <table:table-cell office:value-type="float" office:value="0.447362511897538" calcext:value-type="float">
            <text:p>0,4473625119</text:p>
          </table:table-cell>
          <table:table-cell office:value-type="float" office:value="6.80381818768159" calcext:value-type="float">
            <text:p>6,8038181877</text:p>
          </table:table-cell>
          <table:table-cell office:value-type="float" office:value="11.1557825564385" calcext:value-type="float">
            <text:p>11,1557825564</text:p>
          </table:table-cell>
          <table:table-cell office:value-type="float" office:value="8.29571544494048" calcext:value-type="float">
            <text:p>8,2957154449</text:p>
          </table:table-cell>
          <table:table-cell office:value-type="float" office:value="8.85058294514822" calcext:value-type="float">
            <text:p>8,8505829451</text:p>
          </table:table-cell>
          <table:table-cell office:value-type="float" office:value="0.246340497518102" calcext:value-type="float">
            <text:p>0,2463404975</text:p>
          </table:table-cell>
          <table:table-cell office:value-type="float" office:value="0.286236882743569" calcext:value-type="float">
            <text:p>0,2862368827</text:p>
          </table:table-cell>
          <table:table-cell office:value-type="float" office:value="0.256340616060576" calcext:value-type="float">
            <text:p>0,2563406161</text:p>
          </table:table-cell>
          <table:table-cell office:value-type="float" office:value="0.270629616217681" calcext:value-type="float">
            <text:p>0,2706296162</text:p>
          </table:table-cell>
          <table:table-cell office:value-type="float" office:value="0.0393172723168504" calcext:value-type="float">
            <text:p>0,0393172723</text:p>
          </table:table-cell>
          <table:table-cell office:value-type="float" office:value="0.0343132868461403" calcext:value-type="float">
            <text:p>0,0343132868</text:p>
          </table:table-cell>
          <table:table-cell office:value-type="float" office:value="0.0303636826582073" calcext:value-type="float">
            <text:p>0,0303636827</text:p>
          </table:table-cell>
          <table:table-cell office:value-type="float" office:value="0.0466131987140142" calcext:value-type="float">
            <text:p>0,0466131987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5747877254946" calcext:value-type="float">
            <text:p>0,3957478773</text:p>
          </table:table-cell>
          <table:table-cell office:value-type="float" office:value="0.466479442600926" calcext:value-type="float">
            <text:p>0,4664794426</text:p>
          </table:table-cell>
          <table:table-cell office:value-type="float" office:value="0.408107909624244" calcext:value-type="float">
            <text:p>0,4081079096</text:p>
          </table:table-cell>
          <table:table-cell office:value-type="float" office:value="0.448804847975431" calcext:value-type="float">
            <text:p>0,448804848</text:p>
          </table:table-cell>
          <table:table-cell office:value-type="float" office:value="6.93687758650253" calcext:value-type="float">
            <text:p>6,9368775865</text:p>
          </table:table-cell>
          <table:table-cell office:value-type="float" office:value="11.0315886712581" calcext:value-type="float">
            <text:p>11,0315886713</text:p>
          </table:table-cell>
          <table:table-cell office:value-type="float" office:value="8.40289145770593" calcext:value-type="float">
            <text:p>8,4028914577</text:p>
          </table:table-cell>
          <table:table-cell office:value-type="float" office:value="9.17276525333425" calcext:value-type="float">
            <text:p>9,1727652533</text:p>
          </table:table-cell>
          <table:table-cell office:value-type="float" office:value="0.244504833474327" calcext:value-type="float">
            <text:p>0,2445048335</text:p>
          </table:table-cell>
          <table:table-cell office:value-type="float" office:value="0.28067717118997" calcext:value-type="float">
            <text:p>0,2806771712</text:p>
          </table:table-cell>
          <table:table-cell office:value-type="float" office:value="0.252678089371018" calcext:value-type="float">
            <text:p>0,2526780894</text:p>
          </table:table-cell>
          <table:table-cell office:value-type="float" office:value="0.267918653804217" calcext:value-type="float">
            <text:p>0,2679186538</text:p>
          </table:table-cell>
          <table:table-cell office:value-type="float" office:value="0.0391753797367071" calcext:value-type="float">
            <text:p>0,0391753797</text:p>
          </table:table-cell>
          <table:table-cell office:value-type="float" office:value="0.0358276555243136" calcext:value-type="float">
            <text:p>0,0358276555</text:p>
          </table:table-cell>
          <table:table-cell office:value-type="float" office:value="0.0317706103736653" calcext:value-type="float">
            <text:p>0,0317706104</text:p>
          </table:table-cell>
          <table:table-cell office:value-type="float" office:value="0.0460472108671987" calcext:value-type="float">
            <text:p>0,0460472109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5991581628381" calcext:value-type="float">
            <text:p>0,3959915816</text:p>
          </table:table-cell>
          <table:table-cell office:value-type="float" office:value="0.464867589622846" calcext:value-type="float">
            <text:p>0,4648675896</text:p>
          </table:table-cell>
          <table:table-cell office:value-type="float" office:value="0.408869724998117" calcext:value-type="float">
            <text:p>0,408869725</text:p>
          </table:table-cell>
          <table:table-cell office:value-type="float" office:value="0.447354747042801" calcext:value-type="float">
            <text:p>0,447354747</text:p>
          </table:table-cell>
          <table:table-cell office:value-type="float" office:value="6.78842925190593" calcext:value-type="float">
            <text:p>6,7884292519</text:p>
          </table:table-cell>
          <table:table-cell office:value-type="float" office:value="10.5444092631289" calcext:value-type="float">
            <text:p>10,5444092631</text:p>
          </table:table-cell>
          <table:table-cell office:value-type="float" office:value="8.03750530559128" calcext:value-type="float">
            <text:p>8,0375053056</text:p>
          </table:table-cell>
          <table:table-cell office:value-type="float" office:value="9.33179619428403" calcext:value-type="float">
            <text:p>9,3317961943</text:p>
          </table:table-cell>
          <table:table-cell office:value-type="float" office:value="0.241839364327044" calcext:value-type="float">
            <text:p>0,2418393643</text:p>
          </table:table-cell>
          <table:table-cell office:value-type="float" office:value="0.276679848314419" calcext:value-type="float">
            <text:p>0,2766798483</text:p>
          </table:table-cell>
          <table:table-cell office:value-type="float" office:value="0.249913385461764" calcext:value-type="float">
            <text:p>0,2499133855</text:p>
          </table:table-cell>
          <table:table-cell office:value-type="float" office:value="0.264146693704566" calcext:value-type="float">
            <text:p>0,2641466937</text:p>
          </table:table-cell>
          <table:table-cell office:value-type="float" office:value="0.0372446349115234" calcext:value-type="float">
            <text:p>0,0372446349</text:p>
          </table:table-cell>
          <table:table-cell office:value-type="float" office:value="0.0349434390850886" calcext:value-type="float">
            <text:p>0,0349434391</text:p>
          </table:table-cell>
          <table:table-cell office:value-type="float" office:value="0.0301971607741884" calcext:value-type="float">
            <text:p>0,0301971608</text:p>
          </table:table-cell>
          <table:table-cell office:value-type="float" office:value="0.0446081215374943" calcext:value-type="float">
            <text:p>0,0446081215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6717308291579" calcext:value-type="float">
            <text:p>0,3967173083</text:p>
          </table:table-cell>
          <table:table-cell office:value-type="float" office:value="0.459078643653842" calcext:value-type="float">
            <text:p>0,4590786437</text:p>
          </table:table-cell>
          <table:table-cell office:value-type="float" office:value="0.407813301440169" calcext:value-type="float">
            <text:p>0,4078133014</text:p>
          </table:table-cell>
          <table:table-cell office:value-type="float" office:value="0.445105307284397" calcext:value-type="float">
            <text:p>0,4451053073</text:p>
          </table:table-cell>
          <table:table-cell office:value-type="float" office:value="7.00777903078876" calcext:value-type="float">
            <text:p>7,0077790308</text:p>
          </table:table-cell>
          <table:table-cell office:value-type="float" office:value="10.0441060735087" calcext:value-type="float">
            <text:p>10,0441060735</text:p>
          </table:table-cell>
          <table:table-cell office:value-type="float" office:value="8.0096903929448" calcext:value-type="float">
            <text:p>8,0096903929</text:p>
          </table:table-cell>
          <table:table-cell office:value-type="float" office:value="9.00574166167037" calcext:value-type="float">
            <text:p>9,0057416617</text:p>
          </table:table-cell>
          <table:table-cell office:value-type="float" office:value="0.241623495716267" calcext:value-type="float">
            <text:p>0,2416234957</text:p>
          </table:table-cell>
          <table:table-cell office:value-type="float" office:value="0.281087090612741" calcext:value-type="float">
            <text:p>0,2810870906</text:p>
          </table:table-cell>
          <table:table-cell office:value-type="float" office:value="0.249521141064193" calcext:value-type="float">
            <text:p>0,2495211411</text:p>
          </table:table-cell>
          <table:table-cell office:value-type="float" office:value="0.268621873558353" calcext:value-type="float">
            <text:p>0,2686218736</text:p>
          </table:table-cell>
          <table:table-cell office:value-type="float" office:value="0.038883388429798" calcext:value-type="float">
            <text:p>0,0388833884</text:p>
          </table:table-cell>
          <table:table-cell office:value-type="float" office:value="0.0359520827231881" calcext:value-type="float">
            <text:p>0,0359520827</text:p>
          </table:table-cell>
          <table:table-cell office:value-type="float" office:value="0.0306644794865223" calcext:value-type="float">
            <text:p>0,0306644795</text:p>
          </table:table-cell>
          <table:table-cell office:value-type="float" office:value="0.0472340820782988" calcext:value-type="float">
            <text:p>0,0472340821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94408531402494" calcext:value-type="float">
            <text:p>0,3944085314</text:p>
          </table:table-cell>
          <table:table-cell office:value-type="float" office:value="0.466947773916604" calcext:value-type="float">
            <text:p>0,4669477739</text:p>
          </table:table-cell>
          <table:table-cell office:value-type="float" office:value="0.409304766706442" calcext:value-type="float">
            <text:p>0,4093047667</text:p>
          </table:table-cell>
          <table:table-cell office:value-type="float" office:value="0.447877040762918" calcext:value-type="float">
            <text:p>0,4478770408</text:p>
          </table:table-cell>
          <table:table-cell office:value-type="float" office:value="6.466462466466" calcext:value-type="float">
            <text:p>6,4664624665</text:p>
          </table:table-cell>
          <table:table-cell office:value-type="float" office:value="10.637296355409" calcext:value-type="float">
            <text:p>10,6372963554</text:p>
          </table:table-cell>
          <table:table-cell office:value-type="float" office:value="7.71546362576352" calcext:value-type="float">
            <text:p>7,7154636258</text:p>
          </table:table-cell>
          <table:table-cell office:value-type="float" office:value="8.94558949056064" calcext:value-type="float">
            <text:p>8,9455894906</text:p>
          </table:table-cell>
          <table:table-cell office:value-type="float" office:value="0.246066674856155" calcext:value-type="float">
            <text:p>0,2460666749</text:p>
          </table:table-cell>
          <table:table-cell office:value-type="float" office:value="0.291643247357673" calcext:value-type="float">
            <text:p>0,2916432474</text:p>
          </table:table-cell>
          <table:table-cell office:value-type="float" office:value="0.255769966223583" calcext:value-type="float">
            <text:p>0,2557699662</text:p>
          </table:table-cell>
          <table:table-cell office:value-type="float" office:value="0.276136738359196" calcext:value-type="float">
            <text:p>0,2761367384</text:p>
          </table:table-cell>
          <table:table-cell office:value-type="float" office:value="0.0416183442809241" calcext:value-type="float">
            <text:p>0,0416183443</text:p>
          </table:table-cell>
          <table:table-cell office:value-type="float" office:value="0.0387975132067579" calcext:value-type="float">
            <text:p>0,0387975132</text:p>
          </table:table-cell>
          <table:table-cell office:value-type="float" office:value="0.0324523926587904" calcext:value-type="float">
            <text:p>0,0324523927</text:p>
          </table:table-cell>
          <table:table-cell office:value-type="float" office:value="0.0513076676924119" calcext:value-type="float">
            <text:p>0,0513076677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01302449677616" calcext:value-type="float">
            <text:p>0,4013024497</text:p>
          </table:table-cell>
          <table:table-cell office:value-type="float" office:value="0.474978773113576" calcext:value-type="float">
            <text:p>0,4749787731</text:p>
          </table:table-cell>
          <table:table-cell office:value-type="float" office:value="0.412377615025458" calcext:value-type="float">
            <text:p>0,412377615</text:p>
          </table:table-cell>
          <table:table-cell office:value-type="float" office:value="0.460319315425371" calcext:value-type="float">
            <text:p>0,4603193154</text:p>
          </table:table-cell>
          <table:table-cell office:value-type="float" office:value="6.9148953604503" calcext:value-type="float">
            <text:p>6,9148953605</text:p>
          </table:table-cell>
          <table:table-cell office:value-type="float" office:value="11.9057922897328" calcext:value-type="float">
            <text:p>11,9057922897</text:p>
          </table:table-cell>
          <table:table-cell office:value-type="float" office:value="8.09001828785959" calcext:value-type="float">
            <text:p>8,0900182879</text:p>
          </table:table-cell>
          <table:table-cell office:value-type="float" office:value="9.93833660522614" calcext:value-type="float">
            <text:p>9,9383366052</text:p>
          </table:table-cell>
          <table:table-cell office:value-type="float" office:value="0.245538851213147" calcext:value-type="float">
            <text:p>0,2455388512</text:p>
          </table:table-cell>
          <table:table-cell office:value-type="float" office:value="0.280443963417752" calcext:value-type="float">
            <text:p>0,2804439634</text:p>
          </table:table-cell>
          <table:table-cell office:value-type="float" office:value="0.253141642722279" calcext:value-type="float">
            <text:p>0,2531416427</text:p>
          </table:table-cell>
          <table:table-cell office:value-type="float" office:value="0.268465794291021" calcext:value-type="float">
            <text:p>0,2684657943</text:p>
          </table:table-cell>
          <table:table-cell office:value-type="float" office:value="0.0374768686569246" calcext:value-type="float">
            <text:p>0,0374768687</text:p>
          </table:table-cell>
          <table:table-cell office:value-type="float" office:value="0.0358420356295186" calcext:value-type="float">
            <text:p>0,0358420356</text:p>
          </table:table-cell>
          <table:table-cell office:value-type="float" office:value="0.0290979943285841" calcext:value-type="float">
            <text:p>0,0290979943</text:p>
          </table:table-cell>
          <table:table-cell office:value-type="float" office:value="0.0474706493231165" calcext:value-type="float">
            <text:p>0,0474706493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3131213915584" calcext:value-type="float">
            <text:p>0,3931312139</text:p>
          </table:table-cell>
          <table:table-cell office:value-type="float" office:value="0.461430183817552" calcext:value-type="float">
            <text:p>0,4614301838</text:p>
          </table:table-cell>
          <table:table-cell office:value-type="float" office:value="0.404806820623829" calcext:value-type="float">
            <text:p>0,4048068206</text:p>
          </table:table-cell>
          <table:table-cell office:value-type="float" office:value="0.447702732411296" calcext:value-type="float">
            <text:p>0,4477027324</text:p>
          </table:table-cell>
          <table:table-cell office:value-type="float" office:value="6.68003743502985" calcext:value-type="float">
            <text:p>6,680037435</text:p>
          </table:table-cell>
          <table:table-cell office:value-type="float" office:value="10.5209815116472" calcext:value-type="float">
            <text:p>10,5209815116</text:p>
          </table:table-cell>
          <table:table-cell office:value-type="float" office:value="7.66130209357334" calcext:value-type="float">
            <text:p>7,6613020936</text:p>
          </table:table-cell>
          <table:table-cell office:value-type="float" office:value="8.86620924236996" calcext:value-type="float">
            <text:p>8,8662092424</text:p>
          </table:table-cell>
          <table:table-cell office:value-type="float" office:value="0.238711431168186" calcext:value-type="float">
            <text:p>0,2387114312</text:p>
          </table:table-cell>
          <table:table-cell office:value-type="float" office:value="0.269863277696735" calcext:value-type="float">
            <text:p>0,2698632777</text:p>
          </table:table-cell>
          <table:table-cell office:value-type="float" office:value="0.24641667342951" calcext:value-type="float">
            <text:p>0,2464166734</text:p>
          </table:table-cell>
          <table:table-cell office:value-type="float" office:value="0.257728264867924" calcext:value-type="float">
            <text:p>0,2577282649</text:p>
          </table:table-cell>
          <table:table-cell office:value-type="float" office:value="0.0395998841959742" calcext:value-type="float">
            <text:p>0,0395998842</text:p>
          </table:table-cell>
          <table:table-cell office:value-type="float" office:value="0.0371711880720913" calcext:value-type="float">
            <text:p>0,0371711881</text:p>
          </table:table-cell>
          <table:table-cell office:value-type="float" office:value="0.030590056022861" calcext:value-type="float">
            <text:p>0,030590056</text:p>
          </table:table-cell>
          <table:table-cell office:value-type="float" office:value="0.0498333108711462" calcext:value-type="float">
            <text:p>0,0498333109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4637674736958" calcext:value-type="float">
            <text:p>0,3946376747</text:p>
          </table:table-cell>
          <table:table-cell office:value-type="float" office:value="0.462007358505728" calcext:value-type="float">
            <text:p>0,4620073585</text:p>
          </table:table-cell>
          <table:table-cell office:value-type="float" office:value="0.406028643474034" calcext:value-type="float">
            <text:p>0,4060286435</text:p>
          </table:table-cell>
          <table:table-cell office:value-type="float" office:value="0.448205693706393" calcext:value-type="float">
            <text:p>0,4482056937</text:p>
          </table:table-cell>
          <table:table-cell office:value-type="float" office:value="6.8244707270937" calcext:value-type="float">
            <text:p>6,8244707271</text:p>
          </table:table-cell>
          <table:table-cell office:value-type="float" office:value="10.9379260278889" calcext:value-type="float">
            <text:p>10,9379260279</text:p>
          </table:table-cell>
          <table:table-cell office:value-type="float" office:value="7.81909140337811" calcext:value-type="float">
            <text:p>7,8190914034</text:p>
          </table:table-cell>
          <table:table-cell office:value-type="float" office:value="9.21178270307716" calcext:value-type="float">
            <text:p>9,2117827031</text:p>
          </table:table-cell>
          <table:table-cell office:value-type="float" office:value="0.237563694218535" calcext:value-type="float">
            <text:p>0,2375636942</text:p>
          </table:table-cell>
          <table:table-cell office:value-type="float" office:value="0.266463509282296" calcext:value-type="float">
            <text:p>0,2664635093</text:p>
          </table:table-cell>
          <table:table-cell office:value-type="float" office:value="0.244825620453629" calcext:value-type="float">
            <text:p>0,2448256205</text:p>
          </table:table-cell>
          <table:table-cell office:value-type="float" office:value="0.255124512596071" calcext:value-type="float">
            <text:p>0,2551245126</text:p>
          </table:table-cell>
          <table:table-cell office:value-type="float" office:value="0.0384764109186637" calcext:value-type="float">
            <text:p>0,0384764109</text:p>
          </table:table-cell>
          <table:table-cell office:value-type="float" office:value="0.0361159429559821" calcext:value-type="float">
            <text:p>0,036115943</text:p>
          </table:table-cell>
          <table:table-cell office:value-type="float" office:value="0.02921436009992" calcext:value-type="float">
            <text:p>0,0292143601</text:p>
          </table:table-cell>
          <table:table-cell office:value-type="float" office:value="0.0491111562965836" calcext:value-type="float">
            <text:p>0,0491111563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6804756877324" calcext:value-type="float">
            <text:p>0,3968047569</text:p>
          </table:table-cell>
          <table:table-cell office:value-type="float" office:value="0.468408285266029" calcext:value-type="float">
            <text:p>0,4684082853</text:p>
          </table:table-cell>
          <table:table-cell office:value-type="float" office:value="0.411146399181659" calcext:value-type="float">
            <text:p>0,4111463992</text:p>
          </table:table-cell>
          <table:table-cell office:value-type="float" office:value="0.450563917494387" calcext:value-type="float">
            <text:p>0,4505639175</text:p>
          </table:table-cell>
          <table:table-cell office:value-type="float" office:value="6.71563545373703" calcext:value-type="float">
            <text:p>6,7156354537</text:p>
          </table:table-cell>
          <table:table-cell office:value-type="float" office:value="11.3281973415633" calcext:value-type="float">
            <text:p>11,3281973416</text:p>
          </table:table-cell>
          <table:table-cell office:value-type="float" office:value="7.85161964653173" calcext:value-type="float">
            <text:p>7,8516196465</text:p>
          </table:table-cell>
          <table:table-cell office:value-type="float" office:value="9.49789447718078" calcext:value-type="float">
            <text:p>9,4978944772</text:p>
          </table:table-cell>
          <table:table-cell office:value-type="float" office:value="0.234769812934899" calcext:value-type="float">
            <text:p>0,2347698129</text:p>
          </table:table-cell>
          <table:table-cell office:value-type="float" office:value="0.270632173362513" calcext:value-type="float">
            <text:p>0,2706321734</text:p>
          </table:table-cell>
          <table:table-cell office:value-type="float" office:value="0.243835793983006" calcext:value-type="float">
            <text:p>0,243835794</text:p>
          </table:table-cell>
          <table:table-cell office:value-type="float" office:value="0.256268518931699" calcext:value-type="float">
            <text:p>0,2562685189</text:p>
          </table:table-cell>
          <table:table-cell office:value-type="float" office:value="0.0374643166597002" calcext:value-type="float">
            <text:p>0,0374643167</text:p>
          </table:table-cell>
          <table:table-cell office:value-type="float" office:value="0.0358303384064428" calcext:value-type="float">
            <text:p>0,0358303384</text:p>
          </table:table-cell>
          <table:table-cell office:value-type="float" office:value="0.0285819923835192" calcext:value-type="float">
            <text:p>0,0285819924</text:p>
          </table:table-cell>
          <table:table-cell office:value-type="float" office:value="0.0481264793764961" calcext:value-type="float">
            <text:p>0,0481264794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7545967578166" calcext:value-type="float">
            <text:p>0,3975459676</text:p>
          </table:table-cell>
          <table:table-cell office:value-type="float" office:value="0.462568241733585" calcext:value-type="float">
            <text:p>0,4625682417</text:p>
          </table:table-cell>
          <table:table-cell office:value-type="float" office:value="0.408034926098676" calcext:value-type="float">
            <text:p>0,4080349261</text:p>
          </table:table-cell>
          <table:table-cell office:value-type="float" office:value="0.450535570066032" calcext:value-type="float">
            <text:p>0,4505355701</text:p>
          </table:table-cell>
          <table:table-cell office:value-type="float" office:value="6.89182491740482" calcext:value-type="float">
            <text:p>6,8918249174</text:p>
          </table:table-cell>
          <table:table-cell office:value-type="float" office:value="11.1359777022874" calcext:value-type="float">
            <text:p>11,1359777023</text:p>
          </table:table-cell>
          <table:table-cell office:value-type="float" office:value="7.71840783170658" calcext:value-type="float">
            <text:p>7,7184078317</text:p>
          </table:table-cell>
          <table:table-cell office:value-type="float" office:value="9.8702217677293" calcext:value-type="float">
            <text:p>9,8702217677</text:p>
          </table:table-cell>
          <table:table-cell office:value-type="float" office:value="0.243922932707626" calcext:value-type="float">
            <text:p>0,2439229327</text:p>
          </table:table-cell>
          <table:table-cell office:value-type="float" office:value="0.277365651183118" calcext:value-type="float">
            <text:p>0,2773656512</text:p>
          </table:table-cell>
          <table:table-cell office:value-type="float" office:value="0.251138175317798" calcext:value-type="float">
            <text:p>0,2511381753</text:p>
          </table:table-cell>
          <table:table-cell office:value-type="float" office:value="0.265977207954726" calcext:value-type="float">
            <text:p>0,265977208</text:p>
          </table:table-cell>
          <table:table-cell office:value-type="float" office:value="0.0388243104281118" calcext:value-type="float">
            <text:p>0,0388243104</text:p>
          </table:table-cell>
          <table:table-cell office:value-type="float" office:value="0.0355755103845467" calcext:value-type="float">
            <text:p>0,0355755104</text:p>
          </table:table-cell>
          <table:table-cell office:value-type="float" office:value="0.0296642002149549" calcext:value-type="float">
            <text:p>0,0296642002</text:p>
          </table:table-cell>
          <table:table-cell office:value-type="float" office:value="0.0484251263923383" calcext:value-type="float">
            <text:p>0,0484251264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7600844128676" calcext:value-type="float">
            <text:p>0,3976008441</text:p>
          </table:table-cell>
          <table:table-cell office:value-type="float" office:value="0.463011727899233" calcext:value-type="float">
            <text:p>0,4630117279</text:p>
          </table:table-cell>
          <table:table-cell office:value-type="float" office:value="0.407921444408407" calcext:value-type="float">
            <text:p>0,4079214444</text:p>
          </table:table-cell>
          <table:table-cell office:value-type="float" office:value="0.448816118246702" calcext:value-type="float">
            <text:p>0,4488161182</text:p>
          </table:table-cell>
          <table:table-cell office:value-type="float" office:value="6.88736359404925" calcext:value-type="float">
            <text:p>6,887363594</text:p>
          </table:table-cell>
          <table:table-cell office:value-type="float" office:value="11.4062356024579" calcext:value-type="float">
            <text:p>11,4062356025</text:p>
          </table:table-cell>
          <table:table-cell office:value-type="float" office:value="7.86522402503633" calcext:value-type="float">
            <text:p>7,865224025</text:p>
          </table:table-cell>
          <table:table-cell office:value-type="float" office:value="9.85122239504365" calcext:value-type="float">
            <text:p>9,851222395</text:p>
          </table:table-cell>
          <table:table-cell office:value-type="float" office:value="0.241575985552031" calcext:value-type="float">
            <text:p>0,2415759856</text:p>
          </table:table-cell>
          <table:table-cell office:value-type="float" office:value="0.278807769145912" calcext:value-type="float">
            <text:p>0,2788077691</text:p>
          </table:table-cell>
          <table:table-cell office:value-type="float" office:value="0.248483440444018" calcext:value-type="float">
            <text:p>0,2484834404</text:p>
          </table:table-cell>
          <table:table-cell office:value-type="float" office:value="0.267753001494163" calcext:value-type="float">
            <text:p>0,2677530015</text:p>
          </table:table-cell>
          <table:table-cell office:value-type="float" office:value="0.0363505161606521" calcext:value-type="float">
            <text:p>0,0363505162</text:p>
          </table:table-cell>
          <table:table-cell office:value-type="float" office:value="0.0353073598186353" calcext:value-type="float">
            <text:p>0,0353073598</text:p>
          </table:table-cell>
          <table:table-cell office:value-type="float" office:value="0.0292651422869066" calcext:value-type="float">
            <text:p>0,0292651423</text:p>
          </table:table-cell>
          <table:table-cell office:value-type="float" office:value="0.0451751901234125" calcext:value-type="float">
            <text:p>0,045175190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5502135464106" calcext:value-type="float">
            <text:p>0,3955021355</text:p>
          </table:table-cell>
          <table:table-cell office:value-type="float" office:value="0.463183182622491" calcext:value-type="float">
            <text:p>0,4631831826</text:p>
          </table:table-cell>
          <table:table-cell office:value-type="float" office:value="0.405417245831919" calcext:value-type="float">
            <text:p>0,4054172458</text:p>
          </table:table-cell>
          <table:table-cell office:value-type="float" office:value="0.449118145127303" calcext:value-type="float">
            <text:p>0,4491181451</text:p>
          </table:table-cell>
          <table:table-cell office:value-type="float" office:value="6.98595302737507" calcext:value-type="float">
            <text:p>6,9859530274</text:p>
          </table:table-cell>
          <table:table-cell office:value-type="float" office:value="12.1382870184557" calcext:value-type="float">
            <text:p>12,1382870185</text:p>
          </table:table-cell>
          <table:table-cell office:value-type="float" office:value="8.09177529392569" calcext:value-type="float">
            <text:p>8,0917752939</text:p>
          </table:table-cell>
          <table:table-cell office:value-type="float" office:value="9.73376606540885" calcext:value-type="float">
            <text:p>9,7337660654</text:p>
          </table:table-cell>
          <table:table-cell office:value-type="float" office:value="0.237380278361701" calcext:value-type="float">
            <text:p>0,2373802784</text:p>
          </table:table-cell>
          <table:table-cell office:value-type="float" office:value="0.272085239669505" calcext:value-type="float">
            <text:p>0,2720852397</text:p>
          </table:table-cell>
          <table:table-cell office:value-type="float" office:value="0.243776323072507" calcext:value-type="float">
            <text:p>0,2437763231</text:p>
          </table:table-cell>
          <table:table-cell office:value-type="float" office:value="0.261890279222689" calcext:value-type="float">
            <text:p>0,2618902792</text:p>
          </table:table-cell>
          <table:table-cell office:value-type="float" office:value="0.0377071628882482" calcext:value-type="float">
            <text:p>0,0377071629</text:p>
          </table:table-cell>
          <table:table-cell office:value-type="float" office:value="0.0357398636202039" calcext:value-type="float">
            <text:p>0,0357398636</text:p>
          </table:table-cell>
          <table:table-cell office:value-type="float" office:value="0.0293932984858756" calcext:value-type="float">
            <text:p>0,0293932985</text:p>
          </table:table-cell>
          <table:table-cell office:value-type="float" office:value="0.0473765540059346" calcext:value-type="float">
            <text:p>0,047376554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6559077673952" calcext:value-type="float">
            <text:p>0,3965590777</text:p>
          </table:table-cell>
          <table:table-cell office:value-type="float" office:value="0.464550836834974" calcext:value-type="float">
            <text:p>0,4645508368</text:p>
          </table:table-cell>
          <table:table-cell office:value-type="float" office:value="0.408292964552877" calcext:value-type="float">
            <text:p>0,4082929646</text:p>
          </table:table-cell>
          <table:table-cell office:value-type="float" office:value="0.450120010749039" calcext:value-type="float">
            <text:p>0,4501200107</text:p>
          </table:table-cell>
          <table:table-cell office:value-type="float" office:value="6.68233233188135" calcext:value-type="float">
            <text:p>6,6823323319</text:p>
          </table:table-cell>
          <table:table-cell office:value-type="float" office:value="11.4179755186452" calcext:value-type="float">
            <text:p>11,4179755186</text:p>
          </table:table-cell>
          <table:table-cell office:value-type="float" office:value="7.95111423438943" calcext:value-type="float">
            <text:p>7,9511142344</text:p>
          </table:table-cell>
          <table:table-cell office:value-type="float" office:value="9.79504510608703" calcext:value-type="float">
            <text:p>9,7950451061</text:p>
          </table:table-cell>
          <table:table-cell office:value-type="float" office:value="0.244303723116887" calcext:value-type="float">
            <text:p>0,2443037231</text:p>
          </table:table-cell>
          <table:table-cell office:value-type="float" office:value="0.285153435411927" calcext:value-type="float">
            <text:p>0,2851534354</text:p>
          </table:table-cell>
          <table:table-cell office:value-type="float" office:value="0.252595694197064" calcext:value-type="float">
            <text:p>0,2525956942</text:p>
          </table:table-cell>
          <table:table-cell office:value-type="float" office:value="0.271844069982306" calcext:value-type="float">
            <text:p>0,27184407</text:p>
          </table:table-cell>
          <table:table-cell office:value-type="float" office:value="0.0398089479736722" calcext:value-type="float">
            <text:p>0,039808948</text:p>
          </table:table-cell>
          <table:table-cell office:value-type="float" office:value="0.037783781701444" calcext:value-type="float">
            <text:p>0,0377837817</text:p>
          </table:table-cell>
          <table:table-cell office:value-type="float" office:value="0.0316536379245498" calcext:value-type="float">
            <text:p>0,0316536379</text:p>
          </table:table-cell>
          <table:table-cell office:value-type="float" office:value="0.0490945710348554" calcext:value-type="float">
            <text:p>0,049094571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1066337228726" calcext:value-type="float">
            <text:p>0,4010663372</text:p>
          </table:table-cell>
          <table:table-cell office:value-type="float" office:value="0.4666260951128" calcext:value-type="float">
            <text:p>0,4666260951</text:p>
          </table:table-cell>
          <table:table-cell office:value-type="float" office:value="0.410374791511727" calcext:value-type="float">
            <text:p>0,4103747915</text:p>
          </table:table-cell>
          <table:table-cell office:value-type="float" office:value="0.456244908467675" calcext:value-type="float">
            <text:p>0,4562449085</text:p>
          </table:table-cell>
          <table:table-cell office:value-type="float" office:value="7.10134457878904" calcext:value-type="float">
            <text:p>7,1013445788</text:p>
          </table:table-cell>
          <table:table-cell office:value-type="float" office:value="12.0767820589929" calcext:value-type="float">
            <text:p>12,076782059</text:p>
          </table:table-cell>
          <table:table-cell office:value-type="float" office:value="8.10600993919313" calcext:value-type="float">
            <text:p>8,1060099392</text:p>
          </table:table-cell>
          <table:table-cell office:value-type="float" office:value="10.7853895946284" calcext:value-type="float">
            <text:p>10,7853895946</text:p>
          </table:table-cell>
          <table:table-cell office:value-type="float" office:value="0.249946291252961" calcext:value-type="float">
            <text:p>0,2499462913</text:p>
          </table:table-cell>
          <table:table-cell office:value-type="float" office:value="0.289766043225887" calcext:value-type="float">
            <text:p>0,2897660432</text:p>
          </table:table-cell>
          <table:table-cell office:value-type="float" office:value="0.256355908774193" calcext:value-type="float">
            <text:p>0,2563559088</text:p>
          </table:table-cell>
          <table:table-cell office:value-type="float" office:value="0.279420203501739" calcext:value-type="float">
            <text:p>0,2794202035</text:p>
          </table:table-cell>
          <table:table-cell office:value-type="float" office:value="0.0374199312264596" calcext:value-type="float">
            <text:p>0,0374199312</text:p>
          </table:table-cell>
          <table:table-cell office:value-type="float" office:value="0.0355822155519972" calcext:value-type="float">
            <text:p>0,0355822156</text:p>
          </table:table-cell>
          <table:table-cell office:value-type="float" office:value="0.0306753128711817" calcext:value-type="float">
            <text:p>0,0306753129</text:p>
          </table:table-cell>
          <table:table-cell office:value-type="float" office:value="0.0450395360400388" calcext:value-type="float">
            <text:p>0,045039536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5707468923872" calcext:value-type="float">
            <text:p>0,3957074689</text:p>
          </table:table-cell>
          <table:table-cell office:value-type="float" office:value="0.457554932992054" calcext:value-type="float">
            <text:p>0,457554933</text:p>
          </table:table-cell>
          <table:table-cell office:value-type="float" office:value="0.404341535597385" calcext:value-type="float">
            <text:p>0,4043415356</text:p>
          </table:table-cell>
          <table:table-cell office:value-type="float" office:value="0.445792403967066" calcext:value-type="float">
            <text:p>0,445792404</text:p>
          </table:table-cell>
          <table:table-cell office:value-type="float" office:value="6.79102493299952" calcext:value-type="float">
            <text:p>6,791024933</text:p>
          </table:table-cell>
          <table:table-cell office:value-type="float" office:value="10.5882068220143" calcext:value-type="float">
            <text:p>10,588206822</text:p>
          </table:table-cell>
          <table:table-cell office:value-type="float" office:value="7.69599789482652" calcext:value-type="float">
            <text:p>7,6959978948</text:p>
          </table:table-cell>
          <table:table-cell office:value-type="float" office:value="9.09793849151578" calcext:value-type="float">
            <text:p>9,0979384915</text:p>
          </table:table-cell>
          <table:table-cell office:value-type="float" office:value="0.250922300140356" calcext:value-type="float">
            <text:p>0,2509223001</text:p>
          </table:table-cell>
          <table:table-cell office:value-type="float" office:value="0.282701732749983" calcext:value-type="float">
            <text:p>0,2827017327</text:p>
          </table:table-cell>
          <table:table-cell office:value-type="float" office:value="0.256997098365506" calcext:value-type="float">
            <text:p>0,2569970984</text:p>
          </table:table-cell>
          <table:table-cell office:value-type="float" office:value="0.273156824751732" calcext:value-type="float">
            <text:p>0,2731568248</text:p>
          </table:table-cell>
          <table:table-cell office:value-type="float" office:value="0.0395481103960693" calcext:value-type="float">
            <text:p>0,0395481104</text:p>
          </table:table-cell>
          <table:table-cell office:value-type="float" office:value="0.0391644995691589" calcext:value-type="float">
            <text:p>0,0391644996</text:p>
          </table:table-cell>
          <table:table-cell office:value-type="float" office:value="0.0320620043511684" calcext:value-type="float">
            <text:p>0,0320620044</text:p>
          </table:table-cell>
          <table:table-cell office:value-type="float" office:value="0.0496168476446082" calcext:value-type="float">
            <text:p>0,0496168476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3884688217958" calcext:value-type="float">
            <text:p>0,3938846882</text:p>
          </table:table-cell>
          <table:table-cell office:value-type="float" office:value="0.45277927613318" calcext:value-type="float">
            <text:p>0,4527792761</text:p>
          </table:table-cell>
          <table:table-cell office:value-type="float" office:value="0.402421896101124" calcext:value-type="float">
            <text:p>0,4024218961</text:p>
          </table:table-cell>
          <table:table-cell office:value-type="float" office:value="0.443468624630808" calcext:value-type="float">
            <text:p>0,4434686246</text:p>
          </table:table-cell>
          <table:table-cell office:value-type="float" office:value="6.75866092883461" calcext:value-type="float">
            <text:p>6,7586609288</text:p>
          </table:table-cell>
          <table:table-cell office:value-type="float" office:value="10.3565660856021" calcext:value-type="float">
            <text:p>10,3565660856</text:p>
          </table:table-cell>
          <table:table-cell office:value-type="float" office:value="7.92980458871835" calcext:value-type="float">
            <text:p>7,9298045887</text:p>
          </table:table-cell>
          <table:table-cell office:value-type="float" office:value="9.26922702133101" calcext:value-type="float">
            <text:p>9,2692270213</text:p>
          </table:table-cell>
          <table:table-cell office:value-type="float" office:value="0.242825099736606" calcext:value-type="float">
            <text:p>0,2428250997</text:p>
          </table:table-cell>
          <table:table-cell office:value-type="float" office:value="0.278687009605312" calcext:value-type="float">
            <text:p>0,2786870096</text:p>
          </table:table-cell>
          <table:table-cell office:value-type="float" office:value="0.24896049505202" calcext:value-type="float">
            <text:p>0,2489604951</text:p>
          </table:table-cell>
          <table:table-cell office:value-type="float" office:value="0.268879571394772" calcext:value-type="float">
            <text:p>0,2688795714</text:p>
          </table:table-cell>
          <table:table-cell office:value-type="float" office:value="0.0356755920393021" calcext:value-type="float">
            <text:p>0,035675592</text:p>
          </table:table-cell>
          <table:table-cell office:value-type="float" office:value="0.034204787855272" calcext:value-type="float">
            <text:p>0,0342047879</text:p>
          </table:table-cell>
          <table:table-cell office:value-type="float" office:value="0.0291348085597173" calcext:value-type="float">
            <text:p>0,0291348086</text:p>
          </table:table-cell>
          <table:table-cell office:value-type="float" office:value="0.043362234910311" calcext:value-type="float">
            <text:p>0,0433622349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9202661016657" calcext:value-type="float">
            <text:p>0,389202661</text:p>
          </table:table-cell>
          <table:table-cell office:value-type="float" office:value="0.451957612743884" calcext:value-type="float">
            <text:p>0,4519576127</text:p>
          </table:table-cell>
          <table:table-cell office:value-type="float" office:value="0.400779274387433" calcext:value-type="float">
            <text:p>0,4007792744</text:p>
          </table:table-cell>
          <table:table-cell office:value-type="float" office:value="0.437642841458124" calcext:value-type="float">
            <text:p>0,4376428415</text:p>
          </table:table-cell>
          <table:table-cell office:value-type="float" office:value="6.26365414946679" calcext:value-type="float">
            <text:p>6,2636541495</text:p>
          </table:table-cell>
          <table:table-cell office:value-type="float" office:value="10.1799092379297" calcext:value-type="float">
            <text:p>10,1799092379</text:p>
          </table:table-cell>
          <table:table-cell office:value-type="float" office:value="7.42472578815031" calcext:value-type="float">
            <text:p>7,4247257882</text:p>
          </table:table-cell>
          <table:table-cell office:value-type="float" office:value="8.95092320494096" calcext:value-type="float">
            <text:p>8,9509232049</text:p>
          </table:table-cell>
          <table:table-cell office:value-type="float" office:value="0.243736715333636" calcext:value-type="float">
            <text:p>0,2437367153</text:p>
          </table:table-cell>
          <table:table-cell office:value-type="float" office:value="0.279054485188507" calcext:value-type="float">
            <text:p>0,2790544852</text:p>
          </table:table-cell>
          <table:table-cell office:value-type="float" office:value="0.251422516973805" calcext:value-type="float">
            <text:p>0,251422517</text:p>
          </table:table-cell>
          <table:table-cell office:value-type="float" office:value="0.266904129135225" calcext:value-type="float">
            <text:p>0,2669041291</text:p>
          </table:table-cell>
          <table:table-cell office:value-type="float" office:value="0.0357410761781658" calcext:value-type="float">
            <text:p>0,0357410762</text:p>
          </table:table-cell>
          <table:table-cell office:value-type="float" office:value="0.0353266187786022" calcext:value-type="float">
            <text:p>0,0353266188</text:p>
          </table:table-cell>
          <table:table-cell office:value-type="float" office:value="0.0291818185567981" calcext:value-type="float">
            <text:p>0,0291818186</text:p>
          </table:table-cell>
          <table:table-cell office:value-type="float" office:value="0.0443959729174514" calcext:value-type="float">
            <text:p>0,0443959729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4616086714897" calcext:value-type="float">
            <text:p>0,3946160867</text:p>
          </table:table-cell>
          <table:table-cell office:value-type="float" office:value="0.451932772643311" calcext:value-type="float">
            <text:p>0,4519327726</text:p>
          </table:table-cell>
          <table:table-cell office:value-type="float" office:value="0.402548766937875" calcext:value-type="float">
            <text:p>0,4025487669</text:p>
          </table:table-cell>
          <table:table-cell office:value-type="float" office:value="0.442953227244158" calcext:value-type="float">
            <text:p>0,4429532272</text:p>
          </table:table-cell>
          <table:table-cell office:value-type="float" office:value="6.55347935834118" calcext:value-type="float">
            <text:p>6,5534793583</text:p>
          </table:table-cell>
          <table:table-cell office:value-type="float" office:value="10.5785206328432" calcext:value-type="float">
            <text:p>10,5785206328</text:p>
          </table:table-cell>
          <table:table-cell office:value-type="float" office:value="7.5448395722708" calcext:value-type="float">
            <text:p>7,5448395723</text:p>
          </table:table-cell>
          <table:table-cell office:value-type="float" office:value="9.43818186329339" calcext:value-type="float">
            <text:p>9,4381818633</text:p>
          </table:table-cell>
          <table:table-cell office:value-type="float" office:value="0.248477132062755" calcext:value-type="float">
            <text:p>0,2484771321</text:p>
          </table:table-cell>
          <table:table-cell office:value-type="float" office:value="0.28144535238309" calcext:value-type="float">
            <text:p>0,2814453524</text:p>
          </table:table-cell>
          <table:table-cell office:value-type="float" office:value="0.254784129856026" calcext:value-type="float">
            <text:p>0,2547841299</text:p>
          </table:table-cell>
          <table:table-cell office:value-type="float" office:value="0.271431195431082" calcext:value-type="float">
            <text:p>0,2714311954</text:p>
          </table:table-cell>
          <table:table-cell office:value-type="float" office:value="0.0352168800696501" calcext:value-type="float">
            <text:p>0,0352168801</text:p>
          </table:table-cell>
          <table:table-cell office:value-type="float" office:value="0.033959937168562" calcext:value-type="float">
            <text:p>0,0339599372</text:p>
          </table:table-cell>
          <table:table-cell office:value-type="float" office:value="0.0287814652008483" calcext:value-type="float">
            <text:p>0,0287814652</text:p>
          </table:table-cell>
          <table:table-cell office:value-type="float" office:value="0.043026900100372" calcext:value-type="float">
            <text:p>0,0430269001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9164651994831" calcext:value-type="float">
            <text:p>0,399164652</text:p>
          </table:table-cell>
          <table:table-cell office:value-type="float" office:value="0.460586700795659" calcext:value-type="float">
            <text:p>0,4605867008</text:p>
          </table:table-cell>
          <table:table-cell office:value-type="float" office:value="0.407069940616933" calcext:value-type="float">
            <text:p>0,4070699406</text:p>
          </table:table-cell>
          <table:table-cell office:value-type="float" office:value="0.450508750503615" calcext:value-type="float">
            <text:p>0,4505087505</text:p>
          </table:table-cell>
          <table:table-cell office:value-type="float" office:value="6.71069790370451" calcext:value-type="float">
            <text:p>6,7106979037</text:p>
          </table:table-cell>
          <table:table-cell office:value-type="float" office:value="10.6934405632446" calcext:value-type="float">
            <text:p>10,6934405632</text:p>
          </table:table-cell>
          <table:table-cell office:value-type="float" office:value="7.52350358137262" calcext:value-type="float">
            <text:p>7,5235035814</text:p>
          </table:table-cell>
          <table:table-cell office:value-type="float" office:value="9.26701292955454" calcext:value-type="float">
            <text:p>9,2670129296</text:p>
          </table:table-cell>
          <table:table-cell office:value-type="float" office:value="0.2479847277209" calcext:value-type="float">
            <text:p>0,2479847277</text:p>
          </table:table-cell>
          <table:table-cell office:value-type="float" office:value="0.28659335955397" calcext:value-type="float">
            <text:p>0,2865933596</text:p>
          </table:table-cell>
          <table:table-cell office:value-type="float" office:value="0.254217406194333" calcext:value-type="float">
            <text:p>0,2542174062</text:p>
          </table:table-cell>
          <table:table-cell office:value-type="float" office:value="0.27637087617779" calcext:value-type="float">
            <text:p>0,2763708762</text:p>
          </table:table-cell>
          <table:table-cell office:value-type="float" office:value="0.0365253135805005" calcext:value-type="float">
            <text:p>0,0365253136</text:p>
          </table:table-cell>
          <table:table-cell office:value-type="float" office:value="0.0367759314091782" calcext:value-type="float">
            <text:p>0,0367759314</text:p>
          </table:table-cell>
          <table:table-cell office:value-type="float" office:value="0.0304349889769515" calcext:value-type="float">
            <text:p>0,030434989</text:p>
          </table:table-cell>
          <table:table-cell office:value-type="float" office:value="0.0454116051520956" calcext:value-type="float">
            <text:p>0,0454116052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7739230782768" calcext:value-type="float">
            <text:p>0,3977392308</text:p>
          </table:table-cell>
          <table:table-cell office:value-type="float" office:value="0.457753656629413" calcext:value-type="float">
            <text:p>0,4577536566</text:p>
          </table:table-cell>
          <table:table-cell office:value-type="float" office:value="0.406912774999057" calcext:value-type="float">
            <text:p>0,406912775</text:p>
          </table:table-cell>
          <table:table-cell office:value-type="float" office:value="0.446363254694932" calcext:value-type="float">
            <text:p>0,4463632547</text:p>
          </table:table-cell>
          <table:table-cell office:value-type="float" office:value="6.5400788057618" calcext:value-type="float">
            <text:p>6,5400788058</text:p>
          </table:table-cell>
          <table:table-cell office:value-type="float" office:value="10.2986980788362" calcext:value-type="float">
            <text:p>10,2986980788</text:p>
          </table:table-cell>
          <table:table-cell office:value-type="float" office:value="7.60108002334089" calcext:value-type="float">
            <text:p>7,6010800233</text:p>
          </table:table-cell>
          <table:table-cell office:value-type="float" office:value="8.95348442495328" calcext:value-type="float">
            <text:p>8,953484425</text:p>
          </table:table-cell>
          <table:table-cell office:value-type="float" office:value="0.245083095018057" calcext:value-type="float">
            <text:p>0,245083095</text:p>
          </table:table-cell>
          <table:table-cell office:value-type="float" office:value="0.277462291195993" calcext:value-type="float">
            <text:p>0,2774622912</text:p>
          </table:table-cell>
          <table:table-cell office:value-type="float" office:value="0.251007663142917" calcext:value-type="float">
            <text:p>0,2510076631</text:p>
          </table:table-cell>
          <table:table-cell office:value-type="float" office:value="0.267991391446762" calcext:value-type="float">
            <text:p>0,2679913914</text:p>
          </table:table-cell>
          <table:table-cell office:value-type="float" office:value="0.0361742972937403" calcext:value-type="float">
            <text:p>0,0361742973</text:p>
          </table:table-cell>
          <table:table-cell office:value-type="float" office:value="0.0365250193797242" calcext:value-type="float">
            <text:p>0,0365250194</text:p>
          </table:table-cell>
          <table:table-cell office:value-type="float" office:value="0.0308954883777014" calcext:value-type="float">
            <text:p>0,0308954884</text:p>
          </table:table-cell>
          <table:table-cell office:value-type="float" office:value="0.0439676914109225" calcext:value-type="float">
            <text:p>0,0439676914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3967832857299" calcext:value-type="float">
            <text:p>0,3939678329</text:p>
          </table:table-cell>
          <table:table-cell office:value-type="float" office:value="0.457675382832789" calcext:value-type="float">
            <text:p>0,4576753828</text:p>
          </table:table-cell>
          <table:table-cell office:value-type="float" office:value="0.403315415556722" calcext:value-type="float">
            <text:p>0,4033154156</text:p>
          </table:table-cell>
          <table:table-cell office:value-type="float" office:value="0.445406351499239" calcext:value-type="float">
            <text:p>0,4454063515</text:p>
          </table:table-cell>
          <table:table-cell office:value-type="float" office:value="6.18884889466058" calcext:value-type="float">
            <text:p>6,1888488947</text:p>
          </table:table-cell>
          <table:table-cell office:value-type="float" office:value="10.1233778830475" calcext:value-type="float">
            <text:p>10,123377883</text:p>
          </table:table-cell>
          <table:table-cell office:value-type="float" office:value="7.08286580305579" calcext:value-type="float">
            <text:p>7,0828658031</text:p>
          </table:table-cell>
          <table:table-cell office:value-type="float" office:value="9.16612853626276" calcext:value-type="float">
            <text:p>9,1661285363</text:p>
          </table:table-cell>
          <table:table-cell office:value-type="float" office:value="0.255587929621219" calcext:value-type="float">
            <text:p>0,2555879296</text:p>
          </table:table-cell>
          <table:table-cell office:value-type="float" office:value="0.28811698890687" calcext:value-type="float">
            <text:p>0,2881169889</text:p>
          </table:table-cell>
          <table:table-cell office:value-type="float" office:value="0.263649441776275" calcext:value-type="float">
            <text:p>0,2636494418</text:p>
          </table:table-cell>
          <table:table-cell office:value-type="float" office:value="0.275419162023867" calcext:value-type="float">
            <text:p>0,275419162</text:p>
          </table:table-cell>
          <table:table-cell office:value-type="float" office:value="0.0351050920399436" calcext:value-type="float">
            <text:p>0,035105092</text:p>
          </table:table-cell>
          <table:table-cell office:value-type="float" office:value="0.0342295192362342" calcext:value-type="float">
            <text:p>0,0342295192</text:p>
          </table:table-cell>
          <table:table-cell office:value-type="float" office:value="0.0280140779354173" calcext:value-type="float">
            <text:p>0,0280140779</text:p>
          </table:table-cell>
          <table:table-cell office:value-type="float" office:value="0.0441778763689327" calcext:value-type="float">
            <text:p>0,044177876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819458320894" calcext:value-type="float">
            <text:p>0,3981945832</text:p>
          </table:table-cell>
          <table:table-cell office:value-type="float" office:value="0.459026113767391" calcext:value-type="float">
            <text:p>0,4590261138</text:p>
          </table:table-cell>
          <table:table-cell office:value-type="float" office:value="0.405142203130068" calcext:value-type="float">
            <text:p>0,4051422031</text:p>
          </table:table-cell>
          <table:table-cell office:value-type="float" office:value="0.449532558700768" calcext:value-type="float">
            <text:p>0,4495325587</text:p>
          </table:table-cell>
          <table:table-cell office:value-type="float" office:value="6.60187762305956" calcext:value-type="float">
            <text:p>6,6018776231</text:p>
          </table:table-cell>
          <table:table-cell office:value-type="float" office:value="10.8759160520436" calcext:value-type="float">
            <text:p>10,875916052</text:p>
          </table:table-cell>
          <table:table-cell office:value-type="float" office:value="7.36316328920643" calcext:value-type="float">
            <text:p>7,3631632892</text:p>
          </table:table-cell>
          <table:table-cell office:value-type="float" office:value="9.35956767524509" calcext:value-type="float">
            <text:p>9,3595676752</text:p>
          </table:table-cell>
          <table:table-cell office:value-type="float" office:value="0.253522134563527" calcext:value-type="float">
            <text:p>0,2535221346</text:p>
          </table:table-cell>
          <table:table-cell office:value-type="float" office:value="0.281974475150761" calcext:value-type="float">
            <text:p>0,2819744752</text:p>
          </table:table-cell>
          <table:table-cell office:value-type="float" office:value="0.259480290699904" calcext:value-type="float">
            <text:p>0,2594802907</text:p>
          </table:table-cell>
          <table:table-cell office:value-type="float" office:value="0.27255156508045" calcext:value-type="float">
            <text:p>0,2725515651</text:p>
          </table:table-cell>
          <table:table-cell office:value-type="float" office:value="0.0347911082740655" calcext:value-type="float">
            <text:p>0,0347911083</text:p>
          </table:table-cell>
          <table:table-cell office:value-type="float" office:value="0.0359550389517827" calcext:value-type="float">
            <text:p>0,035955039</text:p>
          </table:table-cell>
          <table:table-cell office:value-type="float" office:value="0.0279095993887828" calcext:value-type="float">
            <text:p>0,0279095994</text:p>
          </table:table-cell>
          <table:table-cell office:value-type="float" office:value="0.0457026142807583" calcext:value-type="float">
            <text:p>0,0457026143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017036374628" calcext:value-type="float">
            <text:p>0,4017036375</text:p>
          </table:table-cell>
          <table:table-cell office:value-type="float" office:value="0.456790956948056" calcext:value-type="float">
            <text:p>0,4567909569</text:p>
          </table:table-cell>
          <table:table-cell office:value-type="float" office:value="0.409122701908434" calcext:value-type="float">
            <text:p>0,4091227019</text:p>
          </table:table-cell>
          <table:table-cell office:value-type="float" office:value="0.450302749345414" calcext:value-type="float">
            <text:p>0,4503027493</text:p>
          </table:table-cell>
          <table:table-cell office:value-type="float" office:value="6.73959246888737" calcext:value-type="float">
            <text:p>6,7395924689</text:p>
          </table:table-cell>
          <table:table-cell office:value-type="float" office:value="10.9667531531834" calcext:value-type="float">
            <text:p>10,9667531532</text:p>
          </table:table-cell>
          <table:table-cell office:value-type="float" office:value="7.31276736560481" calcext:value-type="float">
            <text:p>7,3127673656</text:p>
          </table:table-cell>
          <table:table-cell office:value-type="float" office:value="9.90167871421962" calcext:value-type="float">
            <text:p>9,9016787142</text:p>
          </table:table-cell>
          <table:table-cell office:value-type="float" office:value="0.2497428786666" calcext:value-type="float">
            <text:p>0,2497428787</text:p>
          </table:table-cell>
          <table:table-cell office:value-type="float" office:value="0.275762480757958" calcext:value-type="float">
            <text:p>0,2757624808</text:p>
          </table:table-cell>
          <table:table-cell office:value-type="float" office:value="0.255576685407269" calcext:value-type="float">
            <text:p>0,2555766854</text:p>
          </table:table-cell>
          <table:table-cell office:value-type="float" office:value="0.266648043108918" calcext:value-type="float">
            <text:p>0,2666480431</text:p>
          </table:table-cell>
          <table:table-cell office:value-type="float" office:value="0.0337029718668241" calcext:value-type="float">
            <text:p>0,0337029719</text:p>
          </table:table-cell>
          <table:table-cell office:value-type="float" office:value="0.0341384849818439" calcext:value-type="float">
            <text:p>0,034138485</text:p>
          </table:table-cell>
          <table:table-cell office:value-type="float" office:value="0.0282271769861555" calcext:value-type="float">
            <text:p>0,028227177</text:p>
          </table:table-cell>
          <table:table-cell office:value-type="float" office:value="0.0418691444921812" calcext:value-type="float">
            <text:p>0,0418691445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5786790257052" calcext:value-type="float">
            <text:p>0,4057867903</text:p>
          </table:table-cell>
          <table:table-cell office:value-type="float" office:value="0.459098602062493" calcext:value-type="float">
            <text:p>0,4590986021</text:p>
          </table:table-cell>
          <table:table-cell office:value-type="float" office:value="0.412495163441228" calcext:value-type="float">
            <text:p>0,4124951634</text:p>
          </table:table-cell>
          <table:table-cell office:value-type="float" office:value="0.452408366135029" calcext:value-type="float">
            <text:p>0,4524083661</text:p>
          </table:table-cell>
          <table:table-cell office:value-type="float" office:value="7.02854457680461" calcext:value-type="float">
            <text:p>7,0285445768</text:p>
          </table:table-cell>
          <table:table-cell office:value-type="float" office:value="10.5026856206458" calcext:value-type="float">
            <text:p>10,5026856206</text:p>
          </table:table-cell>
          <table:table-cell office:value-type="float" office:value="7.51008347360317" calcext:value-type="float">
            <text:p>7,5100834736</text:p>
          </table:table-cell>
          <table:table-cell office:value-type="float" office:value="9.58937334244868" calcext:value-type="float">
            <text:p>9,5893733424</text:p>
          </table:table-cell>
          <table:table-cell office:value-type="float" office:value="0.250636342625641" calcext:value-type="float">
            <text:p>0,2506363426</text:p>
          </table:table-cell>
          <table:table-cell office:value-type="float" office:value="0.276438748518167" calcext:value-type="float">
            <text:p>0,2764387485</text:p>
          </table:table-cell>
          <table:table-cell office:value-type="float" office:value="0.256050514170348" calcext:value-type="float">
            <text:p>0,2560505142</text:p>
          </table:table-cell>
          <table:table-cell office:value-type="float" office:value="0.268015298600167" calcext:value-type="float">
            <text:p>0,2680152986</text:p>
          </table:table-cell>
          <table:table-cell office:value-type="float" office:value="0.0344168289650679" calcext:value-type="float">
            <text:p>0,034416829</text:p>
          </table:table-cell>
          <table:table-cell office:value-type="float" office:value="0.035383399895232" calcext:value-type="float">
            <text:p>0,0353833999</text:p>
          </table:table-cell>
          <table:table-cell office:value-type="float" office:value="0.0286983411235847" calcext:value-type="float">
            <text:p>0,0286983411</text:p>
          </table:table-cell>
          <table:table-cell office:value-type="float" office:value="0.0434215418542172" calcext:value-type="float">
            <text:p>0,0434215419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04494382338277" calcext:value-type="float">
            <text:p>0,4044943823</text:p>
          </table:table-cell>
          <table:table-cell office:value-type="float" office:value="0.461709658064706" calcext:value-type="float">
            <text:p>0,4617096581</text:p>
          </table:table-cell>
          <table:table-cell office:value-type="float" office:value="0.413827271832317" calcext:value-type="float">
            <text:p>0,4138272718</text:p>
          </table:table-cell>
          <table:table-cell office:value-type="float" office:value="0.452199587477795" calcext:value-type="float">
            <text:p>0,4521995875</text:p>
          </table:table-cell>
          <table:table-cell office:value-type="float" office:value="7.20746656583925" calcext:value-type="float">
            <text:p>7,2074665658</text:p>
          </table:table-cell>
          <table:table-cell office:value-type="float" office:value="10.6041738309745" calcext:value-type="float">
            <text:p>10,604173831</text:p>
          </table:table-cell>
          <table:table-cell office:value-type="float" office:value="7.90619290019366" calcext:value-type="float">
            <text:p>7,9061929002</text:p>
          </table:table-cell>
          <table:table-cell office:value-type="float" office:value="10.1871241557338" calcext:value-type="float">
            <text:p>10,1871241557</text:p>
          </table:table-cell>
          <table:table-cell office:value-type="float" office:value="0.249825253133723" calcext:value-type="float">
            <text:p>0,2498252531</text:p>
          </table:table-cell>
          <table:table-cell office:value-type="float" office:value="0.281144767462355" calcext:value-type="float">
            <text:p>0,2811447675</text:p>
          </table:table-cell>
          <table:table-cell office:value-type="float" office:value="0.256537127290627" calcext:value-type="float">
            <text:p>0,2565371273</text:p>
          </table:table-cell>
          <table:table-cell office:value-type="float" office:value="0.270509117555559" calcext:value-type="float">
            <text:p>0,2705091176</text:p>
          </table:table-cell>
          <table:table-cell office:value-type="float" office:value="0.0356790127510314" calcext:value-type="float">
            <text:p>0,0356790128</text:p>
          </table:table-cell>
          <table:table-cell office:value-type="float" office:value="0.0343803202820828" calcext:value-type="float">
            <text:p>0,0343803203</text:p>
          </table:table-cell>
          <table:table-cell office:value-type="float" office:value="0.0296351242632293" calcext:value-type="float">
            <text:p>0,0296351243</text:p>
          </table:table-cell>
          <table:table-cell office:value-type="float" office:value="0.0429410102474585" calcext:value-type="float">
            <text:p>0,0429410102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06708160747606" calcext:value-type="float">
            <text:p>0,4067081607</text:p>
          </table:table-cell>
          <table:table-cell office:value-type="float" office:value="0.468584914192165" calcext:value-type="float">
            <text:p>0,4685849142</text:p>
          </table:table-cell>
          <table:table-cell office:value-type="float" office:value="0.413654427573151" calcext:value-type="float">
            <text:p>0,4136544276</text:p>
          </table:table-cell>
          <table:table-cell office:value-type="float" office:value="0.460555295343345" calcext:value-type="float">
            <text:p>0,4605552953</text:p>
          </table:table-cell>
          <table:table-cell office:value-type="float" office:value="7.14402572117316" calcext:value-type="float">
            <text:p>7,1440257212</text:p>
          </table:table-cell>
          <table:table-cell office:value-type="float" office:value="10.9702070621743" calcext:value-type="float">
            <text:p>10,9702070622</text:p>
          </table:table-cell>
          <table:table-cell office:value-type="float" office:value="8.05473062935249" calcext:value-type="float">
            <text:p>8,0547306294</text:p>
          </table:table-cell>
          <table:table-cell office:value-type="float" office:value="10.3138904065036" calcext:value-type="float">
            <text:p>10,3138904065</text:p>
          </table:table-cell>
          <table:table-cell office:value-type="float" office:value="0.254666826325614" calcext:value-type="float">
            <text:p>0,2546668263</text:p>
          </table:table-cell>
          <table:table-cell office:value-type="float" office:value="0.287154128302932" calcext:value-type="float">
            <text:p>0,2871541283</text:p>
          </table:table-cell>
          <table:table-cell office:value-type="float" office:value="0.260521318364869" calcext:value-type="float">
            <text:p>0,2605213184</text:p>
          </table:table-cell>
          <table:table-cell office:value-type="float" office:value="0.277647693538133" calcext:value-type="float">
            <text:p>0,2776476935</text:p>
          </table:table-cell>
          <table:table-cell office:value-type="float" office:value="0.0324392048582446" calcext:value-type="float">
            <text:p>0,0324392049</text:p>
          </table:table-cell>
          <table:table-cell office:value-type="float" office:value="0.0347690273673605" calcext:value-type="float">
            <text:p>0,0347690274</text:p>
          </table:table-cell>
          <table:table-cell office:value-type="float" office:value="0.0274769409169047" calcext:value-type="float">
            <text:p>0,0274769409</text:p>
          </table:table-cell>
          <table:table-cell office:value-type="float" office:value="0.0418393242322058" calcext:value-type="float">
            <text:p>0,0418393242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09510627900174" calcext:value-type="float">
            <text:p>0,4095106279</text:p>
          </table:table-cell>
          <table:table-cell office:value-type="float" office:value="0.470635162287585" calcext:value-type="float">
            <text:p>0,4706351623</text:p>
          </table:table-cell>
          <table:table-cell office:value-type="float" office:value="0.415676537165593" calcext:value-type="float">
            <text:p>0,4156765372</text:p>
          </table:table-cell>
          <table:table-cell office:value-type="float" office:value="0.465138076235896" calcext:value-type="float">
            <text:p>0,4651380762</text:p>
          </table:table-cell>
          <table:table-cell office:value-type="float" office:value="7.12305201840475" calcext:value-type="float">
            <text:p>7,1230520184</text:p>
          </table:table-cell>
          <table:table-cell office:value-type="float" office:value="11.4740355498217" calcext:value-type="float">
            <text:p>11,4740355498</text:p>
          </table:table-cell>
          <table:table-cell office:value-type="float" office:value="7.7587401732861" calcext:value-type="float">
            <text:p>7,7587401733</text:p>
          </table:table-cell>
          <table:table-cell office:value-type="float" office:value="10.8049307642887" calcext:value-type="float">
            <text:p>10,8049307643</text:p>
          </table:table-cell>
          <table:table-cell office:value-type="float" office:value="0.263121445736966" calcext:value-type="float">
            <text:p>0,2631214457</text:p>
          </table:table-cell>
          <table:table-cell office:value-type="float" office:value="0.299889853661062" calcext:value-type="float">
            <text:p>0,2998898537</text:p>
          </table:table-cell>
          <table:table-cell office:value-type="float" office:value="0.268375303536454" calcext:value-type="float">
            <text:p>0,2683753035</text:p>
          </table:table-cell>
          <table:table-cell office:value-type="float" office:value="0.291303562203451" calcext:value-type="float">
            <text:p>0,2913035622</text:p>
          </table:table-cell>
          <table:table-cell office:value-type="float" office:value="0.0346150440197303" calcext:value-type="float">
            <text:p>0,034615044</text:p>
          </table:table-cell>
          <table:table-cell office:value-type="float" office:value="0.0356418702835918" calcext:value-type="float">
            <text:p>0,0356418703</text:p>
          </table:table-cell>
          <table:table-cell office:value-type="float" office:value="0.028421430340901" calcext:value-type="float">
            <text:p>0,0284214303</text:p>
          </table:table-cell>
          <table:table-cell office:value-type="float" office:value="0.0444950140708787" calcext:value-type="float">
            <text:p>0,0444950141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06531345223449" calcext:value-type="float">
            <text:p>0,4065313452</text:p>
          </table:table-cell>
          <table:table-cell office:value-type="float" office:value="0.462378712005984" calcext:value-type="float">
            <text:p>0,462378712</text:p>
          </table:table-cell>
          <table:table-cell office:value-type="float" office:value="0.410837673920582" calcext:value-type="float">
            <text:p>0,4108376739</text:p>
          </table:table-cell>
          <table:table-cell office:value-type="float" office:value="0.457075941730662" calcext:value-type="float">
            <text:p>0,4570759417</text:p>
          </table:table-cell>
          <table:table-cell office:value-type="float" office:value="7.02054169059815" calcext:value-type="float">
            <text:p>7,0205416906</text:p>
          </table:table-cell>
          <table:table-cell office:value-type="float" office:value="10.4616832487332" calcext:value-type="float">
            <text:p>10,4616832487</text:p>
          </table:table-cell>
          <table:table-cell office:value-type="float" office:value="7.2880434455797" calcext:value-type="float">
            <text:p>7,2880434456</text:p>
          </table:table-cell>
          <table:table-cell office:value-type="float" office:value="10.0803909884302" calcext:value-type="float">
            <text:p>10,0803909884</text:p>
          </table:table-cell>
          <table:table-cell office:value-type="float" office:value="0.25415028911192" calcext:value-type="float">
            <text:p>0,2541502891</text:p>
          </table:table-cell>
          <table:table-cell office:value-type="float" office:value="0.288764755016996" calcext:value-type="float">
            <text:p>0,288764755</text:p>
          </table:table-cell>
          <table:table-cell office:value-type="float" office:value="0.258920937985221" calcext:value-type="float">
            <text:p>0,258920938</text:p>
          </table:table-cell>
          <table:table-cell office:value-type="float" office:value="0.281004257871668" calcext:value-type="float">
            <text:p>0,2810042579</text:p>
          </table:table-cell>
          <table:table-cell office:value-type="float" office:value="0.0369166450778651" calcext:value-type="float">
            <text:p>0,0369166451</text:p>
          </table:table-cell>
          <table:table-cell office:value-type="float" office:value="0.0387515696712382" calcext:value-type="float">
            <text:p>0,0387515697</text:p>
          </table:table-cell>
          <table:table-cell office:value-type="float" office:value="0.0315451806346374" calcext:value-type="float">
            <text:p>0,0315451806</text:p>
          </table:table-cell>
          <table:table-cell office:value-type="float" office:value="0.0463944068148406" calcext:value-type="float">
            <text:p>0,0463944068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01146454003771" calcext:value-type="float">
            <text:p>0,401146454</text:p>
          </table:table-cell>
          <table:table-cell office:value-type="float" office:value="0.460908284491459" calcext:value-type="float">
            <text:p>0,4609082845</text:p>
          </table:table-cell>
          <table:table-cell office:value-type="float" office:value="0.408755402930307" calcext:value-type="float">
            <text:p>0,4087554029</text:p>
          </table:table-cell>
          <table:table-cell office:value-type="float" office:value="0.449427434821611" calcext:value-type="float">
            <text:p>0,4494274348</text:p>
          </table:table-cell>
          <table:table-cell office:value-type="float" office:value="6.90128313856961" calcext:value-type="float">
            <text:p>6,9012831386</text:p>
          </table:table-cell>
          <table:table-cell office:value-type="float" office:value="9.95943369752525" calcext:value-type="float">
            <text:p>9,9594336975</text:p>
          </table:table-cell>
          <table:table-cell office:value-type="float" office:value="7.14182684149987" calcext:value-type="float">
            <text:p>7,1418268415</text:p>
          </table:table-cell>
          <table:table-cell office:value-type="float" office:value="9.23764086415843" calcext:value-type="float">
            <text:p>9,2376408642</text:p>
          </table:table-cell>
          <table:table-cell office:value-type="float" office:value="0.261218971417036" calcext:value-type="float">
            <text:p>0,2612189714</text:p>
          </table:table-cell>
          <table:table-cell office:value-type="float" office:value="0.299819190647924" calcext:value-type="float">
            <text:p>0,2998191906</text:p>
          </table:table-cell>
          <table:table-cell office:value-type="float" office:value="0.266901384968042" calcext:value-type="float">
            <text:p>0,266901385</text:p>
          </table:table-cell>
          <table:table-cell office:value-type="float" office:value="0.290452075998555" calcext:value-type="float">
            <text:p>0,290452076</text:p>
          </table:table-cell>
          <table:table-cell office:value-type="float" office:value="0.0356364784384834" calcext:value-type="float">
            <text:p>0,0356364784</text:p>
          </table:table-cell>
          <table:table-cell office:value-type="float" office:value="0.0372078226855719" calcext:value-type="float">
            <text:p>0,0372078227</text:p>
          </table:table-cell>
          <table:table-cell office:value-type="float" office:value="0.0296224253545584" calcext:value-type="float">
            <text:p>0,0296224254</text:p>
          </table:table-cell>
          <table:table-cell office:value-type="float" office:value="0.0457989054196565" calcext:value-type="float">
            <text:p>0,0457989054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01007094919618" calcext:value-type="float">
            <text:p>0,4010070949</text:p>
          </table:table-cell>
          <table:table-cell office:value-type="float" office:value="0.454609531275469" calcext:value-type="float">
            <text:p>0,4546095313</text:p>
          </table:table-cell>
          <table:table-cell office:value-type="float" office:value="0.405282136562929" calcext:value-type="float">
            <text:p>0,4052821366</text:p>
          </table:table-cell>
          <table:table-cell office:value-type="float" office:value="0.448979630402478" calcext:value-type="float">
            <text:p>0,4489796304</text:p>
          </table:table-cell>
          <table:table-cell office:value-type="float" office:value="6.54319954767988" calcext:value-type="float">
            <text:p>6,5431995477</text:p>
          </table:table-cell>
          <table:table-cell office:value-type="float" office:value="9.77542143396908" calcext:value-type="float">
            <text:p>9,775421434</text:p>
          </table:table-cell>
          <table:table-cell office:value-type="float" office:value="6.93166178365492" calcext:value-type="float">
            <text:p>6,9316617837</text:p>
          </table:table-cell>
          <table:table-cell office:value-type="float" office:value="9.43565621132185" calcext:value-type="float">
            <text:p>9,4356562113</text:p>
          </table:table-cell>
          <table:table-cell office:value-type="float" office:value="0.260820974874358" calcext:value-type="float">
            <text:p>0,2608209749</text:p>
          </table:table-cell>
          <table:table-cell office:value-type="float" office:value="0.292176509173178" calcext:value-type="float">
            <text:p>0,2921765092</text:p>
          </table:table-cell>
          <table:table-cell office:value-type="float" office:value="0.264872577542057" calcext:value-type="float">
            <text:p>0,2648725775</text:p>
          </table:table-cell>
          <table:table-cell office:value-type="float" office:value="0.285586661167987" calcext:value-type="float">
            <text:p>0,2855866612</text:p>
          </table:table-cell>
          <table:table-cell office:value-type="float" office:value="0.031631226101159" calcext:value-type="float">
            <text:p>0,0316312261</text:p>
          </table:table-cell>
          <table:table-cell office:value-type="float" office:value="0.0348618384574183" calcext:value-type="float">
            <text:p>0,0348618385</text:p>
          </table:table-cell>
          <table:table-cell office:value-type="float" office:value="0.0277706522383506" calcext:value-type="float">
            <text:p>0,0277706522</text:p>
          </table:table-cell>
          <table:table-cell office:value-type="float" office:value="0.0403958282131164" calcext:value-type="float">
            <text:p>0,0403958282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8516509433565" calcext:value-type="float">
            <text:p>0,3985165094</text:p>
          </table:table-cell>
          <table:table-cell office:value-type="float" office:value="0.452006739554615" calcext:value-type="float">
            <text:p>0,4520067396</text:p>
          </table:table-cell>
          <table:table-cell office:value-type="float" office:value="0.403178141526943" calcext:value-type="float">
            <text:p>0,4031781415</text:p>
          </table:table-cell>
          <table:table-cell office:value-type="float" office:value="0.44704596636024" calcext:value-type="float">
            <text:p>0,4470459664</text:p>
          </table:table-cell>
          <table:table-cell office:value-type="float" office:value="6.56948630144182" calcext:value-type="float">
            <text:p>6,5694863014</text:p>
          </table:table-cell>
          <table:table-cell office:value-type="float" office:value="9.41971878809132" calcext:value-type="float">
            <text:p>9,4197187881</text:p>
          </table:table-cell>
          <table:table-cell office:value-type="float" office:value="6.89633174989873" calcext:value-type="float">
            <text:p>6,8963317499</text:p>
          </table:table-cell>
          <table:table-cell office:value-type="float" office:value="8.99730262649367" calcext:value-type="float">
            <text:p>8,9973026265</text:p>
          </table:table-cell>
          <table:table-cell office:value-type="float" office:value="0.257303284749818" calcext:value-type="float">
            <text:p>0,2573032847</text:p>
          </table:table-cell>
          <table:table-cell office:value-type="float" office:value="0.287244570688262" calcext:value-type="float">
            <text:p>0,2872445707</text:p>
          </table:table-cell>
          <table:table-cell office:value-type="float" office:value="0.260919837616901" calcext:value-type="float">
            <text:p>0,2609198376</text:p>
          </table:table-cell>
          <table:table-cell office:value-type="float" office:value="0.281416863982313" calcext:value-type="float">
            <text:p>0,281416864</text:p>
          </table:table-cell>
          <table:table-cell office:value-type="float" office:value="0.0337048198644147" calcext:value-type="float">
            <text:p>0,0337048199</text:p>
          </table:table-cell>
          <table:table-cell office:value-type="float" office:value="0.0381291412775221" calcext:value-type="float">
            <text:p>0,0381291413</text:p>
          </table:table-cell>
          <table:table-cell office:value-type="float" office:value="0.030494921781593" calcext:value-type="float">
            <text:p>0,0304949218</text:p>
          </table:table-cell>
          <table:table-cell office:value-type="float" office:value="0.0426739281226532" calcext:value-type="float">
            <text:p>0,0426739281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794434821347" calcext:value-type="float">
            <text:p>0,3979443482</text:p>
          </table:table-cell>
          <table:table-cell office:value-type="float" office:value="0.446155673332898" calcext:value-type="float">
            <text:p>0,4461556733</text:p>
          </table:table-cell>
          <table:table-cell office:value-type="float" office:value="0.400112394244291" calcext:value-type="float">
            <text:p>0,4001123942</text:p>
          </table:table-cell>
          <table:table-cell office:value-type="float" office:value="0.443103349839945" calcext:value-type="float">
            <text:p>0,4431033498</text:p>
          </table:table-cell>
          <table:table-cell office:value-type="float" office:value="6.36692107068499" calcext:value-type="float">
            <text:p>6,3669210707</text:p>
          </table:table-cell>
          <table:table-cell office:value-type="float" office:value="9.18840293680116" calcext:value-type="float">
            <text:p>9,1884029368</text:p>
          </table:table-cell>
          <table:table-cell office:value-type="float" office:value="6.75506523565229" calcext:value-type="float">
            <text:p>6,7550652357</text:p>
          </table:table-cell>
          <table:table-cell office:value-type="float" office:value="9.18558085540048" calcext:value-type="float">
            <text:p>9,1855808554</text:p>
          </table:table-cell>
          <table:table-cell office:value-type="float" office:value="0.256129735861666" calcext:value-type="float">
            <text:p>0,2561297359</text:p>
          </table:table-cell>
          <table:table-cell office:value-type="float" office:value="0.288324183777327" calcext:value-type="float">
            <text:p>0,2883241838</text:p>
          </table:table-cell>
          <table:table-cell office:value-type="float" office:value="0.259024476789227" calcext:value-type="float">
            <text:p>0,2590244768</text:p>
          </table:table-cell>
          <table:table-cell office:value-type="float" office:value="0.283597634686754" calcext:value-type="float">
            <text:p>0,2835976347</text:p>
          </table:table-cell>
          <table:table-cell office:value-type="float" office:value="0.0305073638614008" calcext:value-type="float">
            <text:p>0,0305073639</text:p>
          </table:table-cell>
          <table:table-cell office:value-type="float" office:value="0.0347379304161509" calcext:value-type="float">
            <text:p>0,0347379304</text:p>
          </table:table-cell>
          <table:table-cell office:value-type="float" office:value="0.0278828248854475" calcext:value-type="float">
            <text:p>0,0278828249</text:p>
          </table:table-cell>
          <table:table-cell office:value-type="float" office:value="0.0384771315365582" calcext:value-type="float">
            <text:p>0,0384771315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2583116279661" calcext:value-type="float">
            <text:p>0,3925831163</text:p>
          </table:table-cell>
          <table:table-cell office:value-type="float" office:value="0.447792919813778" calcext:value-type="float">
            <text:p>0,4477929198</text:p>
          </table:table-cell>
          <table:table-cell office:value-type="float" office:value="0.396856360813946" calcext:value-type="float">
            <text:p>0,3968563608</text:p>
          </table:table-cell>
          <table:table-cell office:value-type="float" office:value="0.44161682096043" calcext:value-type="float">
            <text:p>0,441616821</text:p>
          </table:table-cell>
          <table:table-cell office:value-type="float" office:value="6.49164082956512" calcext:value-type="float">
            <text:p>6,4916408296</text:p>
          </table:table-cell>
          <table:table-cell office:value-type="float" office:value="9.27240931827941" calcext:value-type="float">
            <text:p>9,2724093183</text:p>
          </table:table-cell>
          <table:table-cell office:value-type="float" office:value="6.76347052948732" calcext:value-type="float">
            <text:p>6,7634705295</text:p>
          </table:table-cell>
          <table:table-cell office:value-type="float" office:value="8.88454626188647" calcext:value-type="float">
            <text:p>8,8845462619</text:p>
          </table:table-cell>
          <table:table-cell office:value-type="float" office:value="0.246887608321044" calcext:value-type="float">
            <text:p>0,2468876083</text:p>
          </table:table-cell>
          <table:table-cell office:value-type="float" office:value="0.278349787289329" calcext:value-type="float">
            <text:p>0,2783497873</text:p>
          </table:table-cell>
          <table:table-cell office:value-type="float" office:value="0.25027249519538" calcext:value-type="float">
            <text:p>0,2502724952</text:p>
          </table:table-cell>
          <table:table-cell office:value-type="float" office:value="0.27279872932288" calcext:value-type="float">
            <text:p>0,2727987293</text:p>
          </table:table-cell>
          <table:table-cell office:value-type="float" office:value="0.0332643297339918" calcext:value-type="float">
            <text:p>0,0332643297</text:p>
          </table:table-cell>
          <table:table-cell office:value-type="float" office:value="0.0370411997881744" calcext:value-type="float">
            <text:p>0,0370411998</text:p>
          </table:table-cell>
          <table:table-cell office:value-type="float" office:value="0.0288481082539003" calcext:value-type="float">
            <text:p>0,0288481083</text:p>
          </table:table-cell>
          <table:table-cell office:value-type="float" office:value="0.0433928409669709" calcext:value-type="float">
            <text:p>0,043392841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8000732914836" calcext:value-type="float">
            <text:p>0,3980007329</text:p>
          </table:table-cell>
          <table:table-cell office:value-type="float" office:value="0.452477857326204" calcext:value-type="float">
            <text:p>0,4524778573</text:p>
          </table:table-cell>
          <table:table-cell office:value-type="float" office:value="0.400498191553909" calcext:value-type="float">
            <text:p>0,4004981916</text:p>
          </table:table-cell>
          <table:table-cell office:value-type="float" office:value="0.449033560611995" calcext:value-type="float">
            <text:p>0,4490335606</text:p>
          </table:table-cell>
          <table:table-cell office:value-type="float" office:value="6.54368273848622" calcext:value-type="float">
            <text:p>6,5436827385</text:p>
          </table:table-cell>
          <table:table-cell office:value-type="float" office:value="9.40716124195141" calcext:value-type="float">
            <text:p>9,407161242</text:p>
          </table:table-cell>
          <table:table-cell office:value-type="float" office:value="6.757291326423" calcext:value-type="float">
            <text:p>6,7572913264</text:p>
          </table:table-cell>
          <table:table-cell office:value-type="float" office:value="9.36184407449299" calcext:value-type="float">
            <text:p>9,3618440745</text:p>
          </table:table-cell>
          <table:table-cell office:value-type="float" office:value="0.246718345666477" calcext:value-type="float">
            <text:p>0,2467183457</text:p>
          </table:table-cell>
          <table:table-cell office:value-type="float" office:value="0.275237546136425" calcext:value-type="float">
            <text:p>0,2752375461</text:p>
          </table:table-cell>
          <table:table-cell office:value-type="float" office:value="0.249072730211854" calcext:value-type="float">
            <text:p>0,2490727302</text:p>
          </table:table-cell>
          <table:table-cell office:value-type="float" office:value="0.271406846264999" calcext:value-type="float">
            <text:p>0,2714068463</text:p>
          </table:table-cell>
          <table:table-cell office:value-type="float" office:value="0.0358769497469569" calcext:value-type="float">
            <text:p>0,0358769497</text:p>
          </table:table-cell>
          <table:table-cell office:value-type="float" office:value="0.0413087422705339" calcext:value-type="float">
            <text:p>0,0413087423</text:p>
          </table:table-cell>
          <table:table-cell office:value-type="float" office:value="0.0320457359554537" calcext:value-type="float">
            <text:p>0,032045736</text:p>
          </table:table-cell>
          <table:table-cell office:value-type="float" office:value="0.0468239970811622" calcext:value-type="float">
            <text:p>0,0468239971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5941737792989" calcext:value-type="float">
            <text:p>0,3959417378</text:p>
          </table:table-cell>
          <table:table-cell office:value-type="float" office:value="0.445860242115024" calcext:value-type="float">
            <text:p>0,4458602421</text:p>
          </table:table-cell>
          <table:table-cell office:value-type="float" office:value="0.397568033637808" calcext:value-type="float">
            <text:p>0,3975680336</text:p>
          </table:table-cell>
          <table:table-cell office:value-type="float" office:value="0.445359401851214" calcext:value-type="float">
            <text:p>0,4453594019</text:p>
          </table:table-cell>
          <table:table-cell office:value-type="float" office:value="6.29482660264253" calcext:value-type="float">
            <text:p>6,2948266026</text:p>
          </table:table-cell>
          <table:table-cell office:value-type="float" office:value="8.90126248897022" calcext:value-type="float">
            <text:p>8,901262489</text:p>
          </table:table-cell>
          <table:table-cell office:value-type="float" office:value="6.44402024344568" calcext:value-type="float">
            <text:p>6,4440202434</text:p>
          </table:table-cell>
          <table:table-cell office:value-type="float" office:value="8.9167397043392" calcext:value-type="float">
            <text:p>8,9167397043</text:p>
          </table:table-cell>
          <table:table-cell office:value-type="float" office:value="0.252866943452563" calcext:value-type="float">
            <text:p>0,2528669435</text:p>
          </table:table-cell>
          <table:table-cell office:value-type="float" office:value="0.282356992433269" calcext:value-type="float">
            <text:p>0,2823569924</text:p>
          </table:table-cell>
          <table:table-cell office:value-type="float" office:value="0.255357170168582" calcext:value-type="float">
            <text:p>0,2553571702</text:p>
          </table:table-cell>
          <table:table-cell office:value-type="float" office:value="0.278297007133963" calcext:value-type="float">
            <text:p>0,2782970071</text:p>
          </table:table-cell>
          <table:table-cell office:value-type="float" office:value="0.0349870283698962" calcext:value-type="float">
            <text:p>0,0349870284</text:p>
          </table:table-cell>
          <table:table-cell office:value-type="float" office:value="0.0405886480920176" calcext:value-type="float">
            <text:p>0,0405886481</text:p>
          </table:table-cell>
          <table:table-cell office:value-type="float" office:value="0.0312125872611684" calcext:value-type="float">
            <text:p>0,0312125873</text:p>
          </table:table-cell>
          <table:table-cell office:value-type="float" office:value="0.0460216619362083" calcext:value-type="float">
            <text:p>0,0460216619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5077695414053" calcext:value-type="float">
            <text:p>0,3950776954</text:p>
          </table:table-cell>
          <table:table-cell office:value-type="float" office:value="0.451754483922597" calcext:value-type="float">
            <text:p>0,4517544839</text:p>
          </table:table-cell>
          <table:table-cell office:value-type="float" office:value="0.397694547774804" calcext:value-type="float">
            <text:p>0,3976945478</text:p>
          </table:table-cell>
          <table:table-cell office:value-type="float" office:value="0.448130820506792" calcext:value-type="float">
            <text:p>0,4481308205</text:p>
          </table:table-cell>
          <table:table-cell office:value-type="float" office:value="6.30253943999341" calcext:value-type="float">
            <text:p>6,30253944</text:p>
          </table:table-cell>
          <table:table-cell office:value-type="float" office:value="9.50609666995487" calcext:value-type="float">
            <text:p>9,50609667</text:p>
          </table:table-cell>
          <table:table-cell office:value-type="float" office:value="6.64528356179332" calcext:value-type="float">
            <text:p>6,6452835618</text:p>
          </table:table-cell>
          <table:table-cell office:value-type="float" office:value="9.36334578651562" calcext:value-type="float">
            <text:p>9,3633457865</text:p>
          </table:table-cell>
          <table:table-cell office:value-type="float" office:value="0.25259826185922" calcext:value-type="float">
            <text:p>0,2525982619</text:p>
          </table:table-cell>
          <table:table-cell office:value-type="float" office:value="0.287414253081622" calcext:value-type="float">
            <text:p>0,2874142531</text:p>
          </table:table-cell>
          <table:table-cell office:value-type="float" office:value="0.254929337337985" calcext:value-type="float">
            <text:p>0,2549293373</text:p>
          </table:table-cell>
          <table:table-cell office:value-type="float" office:value="0.283467495970873" calcext:value-type="float">
            <text:p>0,283467496</text:p>
          </table:table-cell>
          <table:table-cell office:value-type="float" office:value="0.0357873821208678" calcext:value-type="float">
            <text:p>0,0357873821</text:p>
          </table:table-cell>
          <table:table-cell office:value-type="float" office:value="0.0421665354821515" calcext:value-type="float">
            <text:p>0,0421665355</text:p>
          </table:table-cell>
          <table:table-cell office:value-type="float" office:value="0.0311849944406172" calcext:value-type="float">
            <text:p>0,0311849944</text:p>
          </table:table-cell>
          <table:table-cell office:value-type="float" office:value="0.0489328827656054" calcext:value-type="float">
            <text:p>0,0489328828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975894789579" calcext:value-type="float">
            <text:p>0,3997589479</text:p>
          </table:table-cell>
          <table:table-cell office:value-type="float" office:value="0.458331224218387" calcext:value-type="float">
            <text:p>0,4583312242</text:p>
          </table:table-cell>
          <table:table-cell office:value-type="float" office:value="0.402914040349556" calcext:value-type="float">
            <text:p>0,4029140403</text:p>
          </table:table-cell>
          <table:table-cell office:value-type="float" office:value="0.454328695848165" calcext:value-type="float">
            <text:p>0,4543286958</text:p>
          </table:table-cell>
          <table:table-cell office:value-type="float" office:value="6.83325487690245" calcext:value-type="float">
            <text:p>6,8332548769</text:p>
          </table:table-cell>
          <table:table-cell office:value-type="float" office:value="9.93313743399441" calcext:value-type="float">
            <text:p>9,933137434</text:p>
          </table:table-cell>
          <table:table-cell office:value-type="float" office:value="7.17150624301641" calcext:value-type="float">
            <text:p>7,171506243</text:p>
          </table:table-cell>
          <table:table-cell office:value-type="float" office:value="9.62562922790438" calcext:value-type="float">
            <text:p>9,6256292279</text:p>
          </table:table-cell>
          <table:table-cell office:value-type="float" office:value="0.264898182634078" calcext:value-type="float">
            <text:p>0,2648981826</text:p>
          </table:table-cell>
          <table:table-cell office:value-type="float" office:value="0.308248985841495" calcext:value-type="float">
            <text:p>0,3082489858</text:p>
          </table:table-cell>
          <table:table-cell office:value-type="float" office:value="0.268283179399487" calcext:value-type="float">
            <text:p>0,2682831794</text:p>
          </table:table-cell>
          <table:table-cell office:value-type="float" office:value="0.302416045392115" calcext:value-type="float">
            <text:p>0,3024160454</text:p>
          </table:table-cell>
          <table:table-cell office:value-type="float" office:value="0.0345121350364423" calcext:value-type="float">
            <text:p>0,034512135</text:p>
          </table:table-cell>
          <table:table-cell office:value-type="float" office:value="0.0389962546599099" calcext:value-type="float">
            <text:p>0,0389962547</text:p>
          </table:table-cell>
          <table:table-cell office:value-type="float" office:value="0.0295542268085961" calcext:value-type="float">
            <text:p>0,0295542268</text:p>
          </table:table-cell>
          <table:table-cell office:value-type="float" office:value="0.046258476104986" calcext:value-type="float">
            <text:p>0,0462584761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009890020033" calcext:value-type="float">
            <text:p>0,400989002</text:p>
          </table:table-cell>
          <table:table-cell office:value-type="float" office:value="0.458776167301993" calcext:value-type="float">
            <text:p>0,4587761673</text:p>
          </table:table-cell>
          <table:table-cell office:value-type="float" office:value="0.40354527232713" calcext:value-type="float">
            <text:p>0,4035452723</text:p>
          </table:table-cell>
          <table:table-cell office:value-type="float" office:value="0.454417489070566" calcext:value-type="float">
            <text:p>0,4544174891</text:p>
          </table:table-cell>
          <table:table-cell office:value-type="float" office:value="6.83640513904926" calcext:value-type="float">
            <text:p>6,836405139</text:p>
          </table:table-cell>
          <table:table-cell office:value-type="float" office:value="9.57856225630879" calcext:value-type="float">
            <text:p>9,5785622563</text:p>
          </table:table-cell>
          <table:table-cell office:value-type="float" office:value="7.04881325694161" calcext:value-type="float">
            <text:p>7,0488132569</text:p>
          </table:table-cell>
          <table:table-cell office:value-type="float" office:value="9.25390444719866" calcext:value-type="float">
            <text:p>9,2539044472</text:p>
          </table:table-cell>
          <table:table-cell office:value-type="float" office:value="0.263562034379805" calcext:value-type="float">
            <text:p>0,2635620344</text:p>
          </table:table-cell>
          <table:table-cell office:value-type="float" office:value="0.313786073364153" calcext:value-type="float">
            <text:p>0,3137860734</text:p>
          </table:table-cell>
          <table:table-cell office:value-type="float" office:value="0.26601260811635" calcext:value-type="float">
            <text:p>0,2660126081</text:p>
          </table:table-cell>
          <table:table-cell office:value-type="float" office:value="0.309489453635332" calcext:value-type="float">
            <text:p>0,3094894536</text:p>
          </table:table-cell>
          <table:table-cell office:value-type="float" office:value="0.0336585573695074" calcext:value-type="float">
            <text:p>0,0336585574</text:p>
          </table:table-cell>
          <table:table-cell office:value-type="float" office:value="0.0395610964255875" calcext:value-type="float">
            <text:p>0,0395610964</text:p>
          </table:table-cell>
          <table:table-cell office:value-type="float" office:value="0.0297358275751199" calcext:value-type="float">
            <text:p>0,0297358276</text:p>
          </table:table-cell>
          <table:table-cell office:value-type="float" office:value="0.0452618543821604" calcext:value-type="float">
            <text:p>0,0452618544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03121969351215" calcext:value-type="float">
            <text:p>0,4031219694</text:p>
          </table:table-cell>
          <table:table-cell office:value-type="float" office:value="0.463414826711547" calcext:value-type="float">
            <text:p>0,4634148267</text:p>
          </table:table-cell>
          <table:table-cell office:value-type="float" office:value="0.405866200744936" calcext:value-type="float">
            <text:p>0,4058662007</text:p>
          </table:table-cell>
          <table:table-cell office:value-type="float" office:value="0.459610692142713" calcext:value-type="float">
            <text:p>0,4596106921</text:p>
          </table:table-cell>
          <table:table-cell office:value-type="float" office:value="6.84998872576601" calcext:value-type="float">
            <text:p>6,8499887258</text:p>
          </table:table-cell>
          <table:table-cell office:value-type="float" office:value="10.2158561211755" calcext:value-type="float">
            <text:p>10,2158561212</text:p>
          </table:table-cell>
          <table:table-cell office:value-type="float" office:value="7.14507376531053" calcext:value-type="float">
            <text:p>7,1450737653</text:p>
          </table:table-cell>
          <table:table-cell office:value-type="float" office:value="10.0426044653233" calcext:value-type="float">
            <text:p>10,0426044653</text:p>
          </table:table-cell>
          <table:table-cell office:value-type="float" office:value="0.252421094962965" calcext:value-type="float">
            <text:p>0,252421095</text:p>
          </table:table-cell>
          <table:table-cell office:value-type="float" office:value="0.298206295877548" calcext:value-type="float">
            <text:p>0,2982062959</text:p>
          </table:table-cell>
          <table:table-cell office:value-type="float" office:value="0.254890173488014" calcext:value-type="float">
            <text:p>0,2548901735</text:p>
          </table:table-cell>
          <table:table-cell office:value-type="float" office:value="0.293858043272967" calcext:value-type="float">
            <text:p>0,2938580433</text:p>
          </table:table-cell>
          <table:table-cell office:value-type="float" office:value="0.0333838396801208" calcext:value-type="float">
            <text:p>0,0333838397</text:p>
          </table:table-cell>
          <table:table-cell office:value-type="float" office:value="0.040096712403671" calcext:value-type="float">
            <text:p>0,0400967124</text:p>
          </table:table-cell>
          <table:table-cell office:value-type="float" office:value="0.0291464103638823" calcext:value-type="float">
            <text:p>0,0291464104</text:p>
          </table:table-cell>
          <table:table-cell office:value-type="float" office:value="0.0463197579559623" calcext:value-type="float">
            <text:p>0,046319758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6474825039828" calcext:value-type="float">
            <text:p>0,396474825</text:p>
          </table:table-cell>
          <table:table-cell office:value-type="float" office:value="0.453850350373345" calcext:value-type="float">
            <text:p>0,4538503504</text:p>
          </table:table-cell>
          <table:table-cell office:value-type="float" office:value="0.398505583640133" calcext:value-type="float">
            <text:p>0,3985055836</text:p>
          </table:table-cell>
          <table:table-cell office:value-type="float" office:value="0.450909151789489" calcext:value-type="float">
            <text:p>0,4509091518</text:p>
          </table:table-cell>
          <table:table-cell office:value-type="float" office:value="6.76287193673942" calcext:value-type="float">
            <text:p>6,7628719367</text:p>
          </table:table-cell>
          <table:table-cell office:value-type="float" office:value="9.58565242242776" calcext:value-type="float">
            <text:p>9,5856524224</text:p>
          </table:table-cell>
          <table:table-cell office:value-type="float" office:value="6.85972453306773" calcext:value-type="float">
            <text:p>6,8597245331</text:p>
          </table:table-cell>
          <table:table-cell office:value-type="float" office:value="9.10902422369457" calcext:value-type="float">
            <text:p>9,1090242237</text:p>
          </table:table-cell>
          <table:table-cell office:value-type="float" office:value="0.250188346331201" calcext:value-type="float">
            <text:p>0,2501883463</text:p>
          </table:table-cell>
          <table:table-cell office:value-type="float" office:value="0.294075033914349" calcext:value-type="float">
            <text:p>0,2940750339</text:p>
          </table:table-cell>
          <table:table-cell office:value-type="float" office:value="0.252547623881616" calcext:value-type="float">
            <text:p>0,2525476239</text:p>
          </table:table-cell>
          <table:table-cell office:value-type="float" office:value="0.28994237290594" calcext:value-type="float">
            <text:p>0,2899423729</text:p>
          </table:table-cell>
          <table:table-cell office:value-type="float" office:value="0.0364476645701974" calcext:value-type="float">
            <text:p>0,0364476646</text:p>
          </table:table-cell>
          <table:table-cell office:value-type="float" office:value="0.0446367577927362" calcext:value-type="float">
            <text:p>0,0446367578</text:p>
          </table:table-cell>
          <table:table-cell office:value-type="float" office:value="0.0315103006586816" calcext:value-type="float">
            <text:p>0,0315103007</text:p>
          </table:table-cell>
          <table:table-cell office:value-type="float" office:value="0.0518878584051823" calcext:value-type="float">
            <text:p>0,0518878584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4955880483772" calcext:value-type="float">
            <text:p>0,3949558805</text:p>
          </table:table-cell>
          <table:table-cell office:value-type="float" office:value="0.453436121994906" calcext:value-type="float">
            <text:p>0,453436122</text:p>
          </table:table-cell>
          <table:table-cell office:value-type="float" office:value="0.397743189002777" calcext:value-type="float">
            <text:p>0,397743189</text:p>
          </table:table-cell>
          <table:table-cell office:value-type="float" office:value="0.450153636247663" calcext:value-type="float">
            <text:p>0,4501536362</text:p>
          </table:table-cell>
          <table:table-cell office:value-type="float" office:value="6.42281572999303" calcext:value-type="float">
            <text:p>6,42281573</text:p>
          </table:table-cell>
          <table:table-cell office:value-type="float" office:value="9.24518231175179" calcext:value-type="float">
            <text:p>9,2451823118</text:p>
          </table:table-cell>
          <table:table-cell office:value-type="float" office:value="6.67993712825188" calcext:value-type="float">
            <text:p>6,6799371283</text:p>
          </table:table-cell>
          <table:table-cell office:value-type="float" office:value="8.84204947996789" calcext:value-type="float">
            <text:p>8,84204948</text:p>
          </table:table-cell>
          <table:table-cell office:value-type="float" office:value="0.255958833791364" calcext:value-type="float">
            <text:p>0,2559588338</text:p>
          </table:table-cell>
          <table:table-cell office:value-type="float" office:value="0.310842309517518" calcext:value-type="float">
            <text:p>0,3108423095</text:p>
          </table:table-cell>
          <table:table-cell office:value-type="float" office:value="0.258895692507128" calcext:value-type="float">
            <text:p>0,2588956925</text:p>
          </table:table-cell>
          <table:table-cell office:value-type="float" office:value="0.305521682827081" calcext:value-type="float">
            <text:p>0,3055216828</text:p>
          </table:table-cell>
          <table:table-cell office:value-type="float" office:value="0.0332089836854695" calcext:value-type="float">
            <text:p>0,0332089837</text:p>
          </table:table-cell>
          <table:table-cell office:value-type="float" office:value="0.040597760906838" calcext:value-type="float">
            <text:p>0,0405977609</text:p>
          </table:table-cell>
          <table:table-cell office:value-type="float" office:value="0.0307032355936947" calcext:value-type="float">
            <text:p>0,0307032356</text:p>
          </table:table-cell>
          <table:table-cell office:value-type="float" office:value="0.044213313383262" calcext:value-type="float">
            <text:p>0,0442133134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7848237246488" calcext:value-type="float">
            <text:p>0,3878482372</text:p>
          </table:table-cell>
          <table:table-cell office:value-type="float" office:value="0.441269031351646" calcext:value-type="float">
            <text:p>0,4412690314</text:p>
          </table:table-cell>
          <table:table-cell office:value-type="float" office:value="0.39019521572236" calcext:value-type="float">
            <text:p>0,3901952157</text:p>
          </table:table-cell>
          <table:table-cell office:value-type="float" office:value="0.439241283703902" calcext:value-type="float">
            <text:p>0,4392412837</text:p>
          </table:table-cell>
          <table:table-cell office:value-type="float" office:value="5.90381817797334" calcext:value-type="float">
            <text:p>5,903818178</text:p>
          </table:table-cell>
          <table:table-cell office:value-type="float" office:value="9.06731819462802" calcext:value-type="float">
            <text:p>9,0673181946</text:p>
          </table:table-cell>
          <table:table-cell office:value-type="float" office:value="5.92080192482606" calcext:value-type="float">
            <text:p>5,9208019248</text:p>
          </table:table-cell>
          <table:table-cell office:value-type="float" office:value="8.5657712496335" calcext:value-type="float">
            <text:p>8,5657712496</text:p>
          </table:table-cell>
          <table:table-cell office:value-type="float" office:value="0.249691225341796" calcext:value-type="float">
            <text:p>0,2496912253</text:p>
          </table:table-cell>
          <table:table-cell office:value-type="float" office:value="0.299711327254801" calcext:value-type="float">
            <text:p>0,2997113273</text:p>
          </table:table-cell>
          <table:table-cell office:value-type="float" office:value="0.251605141586967" calcext:value-type="float">
            <text:p>0,2516051416</text:p>
          </table:table-cell>
          <table:table-cell office:value-type="float" office:value="0.296251800339957" calcext:value-type="float">
            <text:p>0,2962518003</text:p>
          </table:table-cell>
          <table:table-cell office:value-type="float" office:value="0.0412519645810103" calcext:value-type="float">
            <text:p>0,0412519646</text:p>
          </table:table-cell>
          <table:table-cell office:value-type="float" office:value="0.0499530079826998" calcext:value-type="float">
            <text:p>0,049953008</text:p>
          </table:table-cell>
          <table:table-cell office:value-type="float" office:value="0.0356321859133943" calcext:value-type="float">
            <text:p>0,0356321859</text:p>
          </table:table-cell>
          <table:table-cell office:value-type="float" office:value="0.0583264240017717" calcext:value-type="float">
            <text:p>0,058326424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330685754425" calcext:value-type="float">
            <text:p>0,3933068575</text:p>
          </table:table-cell>
          <table:table-cell office:value-type="float" office:value="0.445194407879533" calcext:value-type="float">
            <text:p>0,4451944079</text:p>
          </table:table-cell>
          <table:table-cell office:value-type="float" office:value="0.395207840598538" calcext:value-type="float">
            <text:p>0,3952078406</text:p>
          </table:table-cell>
          <table:table-cell office:value-type="float" office:value="0.443002477016648" calcext:value-type="float">
            <text:p>0,443002477</text:p>
          </table:table-cell>
          <table:table-cell office:value-type="float" office:value="6.14700240502229" calcext:value-type="float">
            <text:p>6,147002405</text:p>
          </table:table-cell>
          <table:table-cell office:value-type="float" office:value="9.79490947468402" calcext:value-type="float">
            <text:p>9,7949094747</text:p>
          </table:table-cell>
          <table:table-cell office:value-type="float" office:value="6.44552322018308" calcext:value-type="float">
            <text:p>6,4455232202</text:p>
          </table:table-cell>
          <table:table-cell office:value-type="float" office:value="9.4655070402557" calcext:value-type="float">
            <text:p>9,4655070403</text:p>
          </table:table-cell>
          <table:table-cell office:value-type="float" office:value="0.259268592746614" calcext:value-type="float">
            <text:p>0,2592685927</text:p>
          </table:table-cell>
          <table:table-cell office:value-type="float" office:value="0.309640514139319" calcext:value-type="float">
            <text:p>0,3096405141</text:p>
          </table:table-cell>
          <table:table-cell office:value-type="float" office:value="0.261047823137088" calcext:value-type="float">
            <text:p>0,2610478231</text:p>
          </table:table-cell>
          <table:table-cell office:value-type="float" office:value="0.306428949462038" calcext:value-type="float">
            <text:p>0,3064289495</text:p>
          </table:table-cell>
          <table:table-cell office:value-type="float" office:value="0.0313296808365759" calcext:value-type="float">
            <text:p>0,0313296808</text:p>
          </table:table-cell>
          <table:table-cell office:value-type="float" office:value="0.0382123045962403" calcext:value-type="float">
            <text:p>0,0382123046</text:p>
          </table:table-cell>
          <table:table-cell office:value-type="float" office:value="0.0282492786287076" calcext:value-type="float">
            <text:p>0,0282492786</text:p>
          </table:table-cell>
          <table:table-cell office:value-type="float" office:value="0.0428028621727357" calcext:value-type="float">
            <text:p>0,0428028622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9947018286598" calcext:value-type="float">
            <text:p>0,3999470183</text:p>
          </table:table-cell>
          <table:table-cell office:value-type="float" office:value="0.451740327534875" calcext:value-type="float">
            <text:p>0,4517403275</text:p>
          </table:table-cell>
          <table:table-cell office:value-type="float" office:value="0.401827100695297" calcext:value-type="float">
            <text:p>0,4018271007</text:p>
          </table:table-cell>
          <table:table-cell office:value-type="float" office:value="0.448566341258365" calcext:value-type="float">
            <text:p>0,4485663413</text:p>
          </table:table-cell>
          <table:table-cell office:value-type="float" office:value="6.38114702065977" calcext:value-type="float">
            <text:p>6,3811470207</text:p>
          </table:table-cell>
          <table:table-cell office:value-type="float" office:value="10.1597152657192" calcext:value-type="float">
            <text:p>10,1597152657</text:p>
          </table:table-cell>
          <table:table-cell office:value-type="float" office:value="6.56489114189807" calcext:value-type="float">
            <text:p>6,5648911419</text:p>
          </table:table-cell>
          <table:table-cell office:value-type="float" office:value="9.47590287002589" calcext:value-type="float">
            <text:p>9,47590287</text:p>
          </table:table-cell>
          <table:table-cell office:value-type="float" office:value="0.261722901413536" calcext:value-type="float">
            <text:p>0,2617229014</text:p>
          </table:table-cell>
          <table:table-cell office:value-type="float" office:value="0.315292878239627" calcext:value-type="float">
            <text:p>0,3152928782</text:p>
          </table:table-cell>
          <table:table-cell office:value-type="float" office:value="0.263443811080499" calcext:value-type="float">
            <text:p>0,2634438111</text:p>
          </table:table-cell>
          <table:table-cell office:value-type="float" office:value="0.312169134454866" calcext:value-type="float">
            <text:p>0,3121691345</text:p>
          </table:table-cell>
          <table:table-cell office:value-type="float" office:value="0.0331615045668891" calcext:value-type="float">
            <text:p>0,0331615046</text:p>
          </table:table-cell>
          <table:table-cell office:value-type="float" office:value="0.040057699921009" calcext:value-type="float">
            <text:p>0,0400576999</text:p>
          </table:table-cell>
          <table:table-cell office:value-type="float" office:value="0.0295484911567507" calcext:value-type="float">
            <text:p>0,0295484912</text:p>
          </table:table-cell>
          <table:table-cell office:value-type="float" office:value="0.0454400362843527" calcext:value-type="float">
            <text:p>0,0454400363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94345597948386" calcext:value-type="float">
            <text:p>0,3943455979</text:p>
          </table:table-cell>
          <table:table-cell office:value-type="float" office:value="0.446813281743774" calcext:value-type="float">
            <text:p>0,4468132817</text:p>
          </table:table-cell>
          <table:table-cell office:value-type="float" office:value="0.396391569446828" calcext:value-type="float">
            <text:p>0,3963915694</text:p>
          </table:table-cell>
          <table:table-cell office:value-type="float" office:value="0.443327230557492" calcext:value-type="float">
            <text:p>0,4433272306</text:p>
          </table:table-cell>
          <table:table-cell office:value-type="float" office:value="6.40096606524463" calcext:value-type="float">
            <text:p>6,4009660652</text:p>
          </table:table-cell>
          <table:table-cell office:value-type="float" office:value="9.51445017157912" calcext:value-type="float">
            <text:p>9,5144501716</text:p>
          </table:table-cell>
          <table:table-cell office:value-type="float" office:value="6.55602826115835" calcext:value-type="float">
            <text:p>6,5560282612</text:p>
          </table:table-cell>
          <table:table-cell office:value-type="float" office:value="9.18174838706305" calcext:value-type="float">
            <text:p>9,1817483871</text:p>
          </table:table-cell>
          <table:table-cell office:value-type="float" office:value="0.257839481297784" calcext:value-type="float">
            <text:p>0,2578394813</text:p>
          </table:table-cell>
          <table:table-cell office:value-type="float" office:value="0.307635073414563" calcext:value-type="float">
            <text:p>0,3076350734</text:p>
          </table:table-cell>
          <table:table-cell office:value-type="float" office:value="0.259740357683801" calcext:value-type="float">
            <text:p>0,2597403577</text:p>
          </table:table-cell>
          <table:table-cell office:value-type="float" office:value="0.304199205098721" calcext:value-type="float">
            <text:p>0,3041992051</text:p>
          </table:table-cell>
          <table:table-cell office:value-type="float" office:value="0.0337175695881742" calcext:value-type="float">
            <text:p>0,0337175696</text:p>
          </table:table-cell>
          <table:table-cell office:value-type="float" office:value="0.0402063524604514" calcext:value-type="float">
            <text:p>0,0402063525</text:p>
          </table:table-cell>
          <table:table-cell office:value-type="float" office:value="0.0291728054082048" calcext:value-type="float">
            <text:p>0,0291728054</text:p>
          </table:table-cell>
          <table:table-cell office:value-type="float" office:value="0.0470311558161625" calcext:value-type="float">
            <text:p>0,047031155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7065748091693" calcext:value-type="float">
            <text:p>0,3870657481</text:p>
          </table:table-cell>
          <table:table-cell office:value-type="float" office:value="0.438961613002235" calcext:value-type="float">
            <text:p>0,438961613</text:p>
          </table:table-cell>
          <table:table-cell office:value-type="float" office:value="0.388822340644402" calcext:value-type="float">
            <text:p>0,3888223406</text:p>
          </table:table-cell>
          <table:table-cell office:value-type="float" office:value="0.435895419786305" calcext:value-type="float">
            <text:p>0,4358954198</text:p>
          </table:table-cell>
          <table:table-cell office:value-type="float" office:value="5.97635734579018" calcext:value-type="float">
            <text:p>5,9763573458</text:p>
          </table:table-cell>
          <table:table-cell office:value-type="float" office:value="9.46831840614027" calcext:value-type="float">
            <text:p>9,4683184061</text:p>
          </table:table-cell>
          <table:table-cell office:value-type="float" office:value="6.10672198897058" calcext:value-type="float">
            <text:p>6,106721989</text:p>
          </table:table-cell>
          <table:table-cell office:value-type="float" office:value="8.95068723579211" calcext:value-type="float">
            <text:p>8,9506872358</text:p>
          </table:table-cell>
          <table:table-cell office:value-type="float" office:value="0.253131869023413" calcext:value-type="float">
            <text:p>0,253131869</text:p>
          </table:table-cell>
          <table:table-cell office:value-type="float" office:value="0.301326415897235" calcext:value-type="float">
            <text:p>0,3013264159</text:p>
          </table:table-cell>
          <table:table-cell office:value-type="float" office:value="0.254746333109317" calcext:value-type="float">
            <text:p>0,2547463331</text:p>
          </table:table-cell>
          <table:table-cell office:value-type="float" office:value="0.298389788438701" calcext:value-type="float">
            <text:p>0,2983897884</text:p>
          </table:table-cell>
          <table:table-cell office:value-type="float" office:value="0.0364527935726605" calcext:value-type="float">
            <text:p>0,0364527936</text:p>
          </table:table-cell>
          <table:table-cell office:value-type="float" office:value="0.0440853660910174" calcext:value-type="float">
            <text:p>0,0440853661</text:p>
          </table:table-cell>
          <table:table-cell office:value-type="float" office:value="0.032005218715471" calcext:value-type="float">
            <text:p>0,0320052187</text:p>
          </table:table-cell>
          <table:table-cell office:value-type="float" office:value="0.0508156220253518" calcext:value-type="float">
            <text:p>0,050815622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4778894833872" calcext:value-type="float">
            <text:p>0,3847788948</text:p>
          </table:table-cell>
          <table:table-cell office:value-type="float" office:value="0.439308599524847" calcext:value-type="float">
            <text:p>0,4393085995</text:p>
          </table:table-cell>
          <table:table-cell office:value-type="float" office:value="0.387100482032087" calcext:value-type="float">
            <text:p>0,387100482</text:p>
          </table:table-cell>
          <table:table-cell office:value-type="float" office:value="0.435223589074673" calcext:value-type="float">
            <text:p>0,4352235891</text:p>
          </table:table-cell>
          <table:table-cell office:value-type="float" office:value="5.80514824460287" calcext:value-type="float">
            <text:p>5,8051482446</text:p>
          </table:table-cell>
          <table:table-cell office:value-type="float" office:value="8.91469973672879" calcext:value-type="float">
            <text:p>8,9146997367</text:p>
          </table:table-cell>
          <table:table-cell office:value-type="float" office:value="5.90270630287668" calcext:value-type="float">
            <text:p>5,9027063029</text:p>
          </table:table-cell>
          <table:table-cell office:value-type="float" office:value="8.37613566379514" calcext:value-type="float">
            <text:p>8,3761356638</text:p>
          </table:table-cell>
          <table:table-cell office:value-type="float" office:value="0.255187358490332" calcext:value-type="float">
            <text:p>0,2551873585</text:p>
          </table:table-cell>
          <table:table-cell office:value-type="float" office:value="0.305813120068368" calcext:value-type="float">
            <text:p>0,3058131201</text:p>
          </table:table-cell>
          <table:table-cell office:value-type="float" office:value="0.257207781716186" calcext:value-type="float">
            <text:p>0,2572077817</text:p>
          </table:table-cell>
          <table:table-cell office:value-type="float" office:value="0.3020659072062" calcext:value-type="float">
            <text:p>0,3020659072</text:p>
          </table:table-cell>
          <table:table-cell office:value-type="float" office:value="0.0390667423338159" calcext:value-type="float">
            <text:p>0,0390667423</text:p>
          </table:table-cell>
          <table:table-cell office:value-type="float" office:value="0.0455621874451364" calcext:value-type="float">
            <text:p>0,0455621874</text:p>
          </table:table-cell>
          <table:table-cell office:value-type="float" office:value="0.032946624389303" calcext:value-type="float">
            <text:p>0,0329466244</text:p>
          </table:table-cell>
          <table:table-cell office:value-type="float" office:value="0.054965328222796" calcext:value-type="float">
            <text:p>0,0549653282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5533612767099" calcext:value-type="float">
            <text:p>0,3855336128</text:p>
          </table:table-cell>
          <table:table-cell office:value-type="float" office:value="0.431269573194501" calcext:value-type="float">
            <text:p>0,4312695732</text:p>
          </table:table-cell>
          <table:table-cell office:value-type="float" office:value="0.387252414993074" calcext:value-type="float">
            <text:p>0,387252415</text:p>
          </table:table-cell>
          <table:table-cell office:value-type="float" office:value="0.428444389899907" calcext:value-type="float">
            <text:p>0,4284443899</text:p>
          </table:table-cell>
          <table:table-cell office:value-type="float" office:value="6.27425868103427" calcext:value-type="float">
            <text:p>6,274258681</text:p>
          </table:table-cell>
          <table:table-cell office:value-type="float" office:value="9.55214809908199" calcext:value-type="float">
            <text:p>9,5521480991</text:p>
          </table:table-cell>
          <table:table-cell office:value-type="float" office:value="6.29745658612096" calcext:value-type="float">
            <text:p>6,2974565861</text:p>
          </table:table-cell>
          <table:table-cell office:value-type="float" office:value="9.18852332138726" calcext:value-type="float">
            <text:p>9,1885233214</text:p>
          </table:table-cell>
          <table:table-cell office:value-type="float" office:value="0.257005667260768" calcext:value-type="float">
            <text:p>0,2570056673</text:p>
          </table:table-cell>
          <table:table-cell office:value-type="float" office:value="0.309700891261127" calcext:value-type="float">
            <text:p>0,3097008913</text:p>
          </table:table-cell>
          <table:table-cell office:value-type="float" office:value="0.258626335628486" calcext:value-type="float">
            <text:p>0,2586263356</text:p>
          </table:table-cell>
          <table:table-cell office:value-type="float" office:value="0.306632602128256" calcext:value-type="float">
            <text:p>0,3066326021</text:p>
          </table:table-cell>
          <table:table-cell office:value-type="float" office:value="0.0402390703600622" calcext:value-type="float">
            <text:p>0,0402390704</text:p>
          </table:table-cell>
          <table:table-cell office:value-type="float" office:value="0.0490115126788718" calcext:value-type="float">
            <text:p>0,0490115127</text:p>
          </table:table-cell>
          <table:table-cell office:value-type="float" office:value="0.0356948492806763" calcext:value-type="float">
            <text:p>0,0356948493</text:p>
          </table:table-cell>
          <table:table-cell office:value-type="float" office:value="0.0560771598792755" calcext:value-type="float">
            <text:p>0,0560771599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151901589978" calcext:value-type="float">
            <text:p>0,3815190159</text:p>
          </table:table-cell>
          <table:table-cell office:value-type="float" office:value="0.43262813740125" calcext:value-type="float">
            <text:p>0,4326281374</text:p>
          </table:table-cell>
          <table:table-cell office:value-type="float" office:value="0.382453478666657" calcext:value-type="float">
            <text:p>0,3824534787</text:p>
          </table:table-cell>
          <table:table-cell office:value-type="float" office:value="0.43084770985978" calcext:value-type="float">
            <text:p>0,4308477099</text:p>
          </table:table-cell>
          <table:table-cell office:value-type="float" office:value="5.80198589689191" calcext:value-type="float">
            <text:p>5,8019858969</text:p>
          </table:table-cell>
          <table:table-cell office:value-type="float" office:value="9.1275015428463" calcext:value-type="float">
            <text:p>9,1275015428</text:p>
          </table:table-cell>
          <table:table-cell office:value-type="float" office:value="6.05048635881527" calcext:value-type="float">
            <text:p>6,0504863588</text:p>
          </table:table-cell>
          <table:table-cell office:value-type="float" office:value="9.1275015428463" calcext:value-type="float">
            <text:p>9,1275015428</text:p>
          </table:table-cell>
          <table:table-cell office:value-type="float" office:value="0.251976095399733" calcext:value-type="float">
            <text:p>0,2519760954</text:p>
          </table:table-cell>
          <table:table-cell office:value-type="float" office:value="0.309979234045193" calcext:value-type="float">
            <text:p>0,309979234</text:p>
          </table:table-cell>
          <table:table-cell office:value-type="float" office:value="0.253895970945632" calcext:value-type="float">
            <text:p>0,2538959709</text:p>
          </table:table-cell>
          <table:table-cell office:value-type="float" office:value="0.306333415314166" calcext:value-type="float">
            <text:p>0,3063334153</text:p>
          </table:table-cell>
          <table:table-cell office:value-type="float" office:value="0.0398213762697903" calcext:value-type="float">
            <text:p>0,0398213763</text:p>
          </table:table-cell>
          <table:table-cell office:value-type="float" office:value="0.0483952635218294" calcext:value-type="float">
            <text:p>0,0483952635</text:p>
          </table:table-cell>
          <table:table-cell office:value-type="float" office:value="0.0344326307300785" calcext:value-type="float">
            <text:p>0,0344326307</text:p>
          </table:table-cell>
          <table:table-cell office:value-type="float" office:value="0.0566304567249254" calcext:value-type="float">
            <text:p>0,0566304567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2280954422131" calcext:value-type="float">
            <text:p>0,3822809544</text:p>
          </table:table-cell>
          <table:table-cell office:value-type="float" office:value="0.429817428454623" calcext:value-type="float">
            <text:p>0,4298174285</text:p>
          </table:table-cell>
          <table:table-cell office:value-type="float" office:value="0.382374320795253" calcext:value-type="float">
            <text:p>0,3823743208</text:p>
          </table:table-cell>
          <table:table-cell office:value-type="float" office:value="0.429446194687769" calcext:value-type="float">
            <text:p>0,4294461947</text:p>
          </table:table-cell>
          <table:table-cell office:value-type="float" office:value="5.85820119949092" calcext:value-type="float">
            <text:p>5,8582011995</text:p>
          </table:table-cell>
          <table:table-cell office:value-type="float" office:value="8.31239243837778" calcext:value-type="float">
            <text:p>8,3123924384</text:p>
          </table:table-cell>
          <table:table-cell office:value-type="float" office:value="5.89692575039878" calcext:value-type="float">
            <text:p>5,8969257504</text:p>
          </table:table-cell>
          <table:table-cell office:value-type="float" office:value="8.44501524881714" calcext:value-type="float">
            <text:p>8,4450152488</text:p>
          </table:table-cell>
          <table:table-cell office:value-type="float" office:value="0.258044942338532" calcext:value-type="float">
            <text:p>0,2580449423</text:p>
          </table:table-cell>
          <table:table-cell office:value-type="float" office:value="0.318639188482558" calcext:value-type="float">
            <text:p>0,3186391885</text:p>
          </table:table-cell>
          <table:table-cell office:value-type="float" office:value="0.259144192837502" calcext:value-type="float">
            <text:p>0,2591441928</text:p>
          </table:table-cell>
          <table:table-cell office:value-type="float" office:value="0.316510679735804" calcext:value-type="float">
            <text:p>0,3165106797</text:p>
          </table:table-cell>
          <table:table-cell office:value-type="float" office:value="0.0370202129207496" calcext:value-type="float">
            <text:p>0,0370202129</text:p>
          </table:table-cell>
          <table:table-cell office:value-type="float" office:value="0.0444659379176376" calcext:value-type="float">
            <text:p>0,0444659379</text:p>
          </table:table-cell>
          <table:table-cell office:value-type="float" office:value="0.0335066010253843" calcext:value-type="float">
            <text:p>0,033506601</text:p>
          </table:table-cell>
          <table:table-cell office:value-type="float" office:value="0.0499378808826469" calcext:value-type="float">
            <text:p>0,0499378809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0375290042865" calcext:value-type="float">
            <text:p>0,39037529</text:p>
          </table:table-cell>
          <table:table-cell office:value-type="float" office:value="0.42907173391312" calcext:value-type="float">
            <text:p>0,4290717339</text:p>
          </table:table-cell>
          <table:table-cell office:value-type="float" office:value="0.391625698016787" calcext:value-type="float">
            <text:p>0,391625698</text:p>
          </table:table-cell>
          <table:table-cell office:value-type="float" office:value="0.42634674130577" calcext:value-type="float">
            <text:p>0,4263467413</text:p>
          </table:table-cell>
          <table:table-cell office:value-type="float" office:value="6.03468012159461" calcext:value-type="float">
            <text:p>6,0346801216</text:p>
          </table:table-cell>
          <table:table-cell office:value-type="float" office:value="8.3302717212818" calcext:value-type="float">
            <text:p>8,3302717213</text:p>
          </table:table-cell>
          <table:table-cell office:value-type="float" office:value="6.05097738853441" calcext:value-type="float">
            <text:p>6,0509773885</text:p>
          </table:table-cell>
          <table:table-cell office:value-type="float" office:value="8.22570513067136" calcext:value-type="float">
            <text:p>8,2257051307</text:p>
          </table:table-cell>
          <table:table-cell office:value-type="float" office:value="0.257969981198521" calcext:value-type="float">
            <text:p>0,2579699812</text:p>
          </table:table-cell>
          <table:table-cell office:value-type="float" office:value="0.314376343333385" calcext:value-type="float">
            <text:p>0,3143763433</text:p>
          </table:table-cell>
          <table:table-cell office:value-type="float" office:value="0.259077063864893" calcext:value-type="float">
            <text:p>0,2590770639</text:p>
          </table:table-cell>
          <table:table-cell office:value-type="float" office:value="0.312272109192675" calcext:value-type="float">
            <text:p>0,3122721092</text:p>
          </table:table-cell>
          <table:table-cell office:value-type="float" office:value="0.0375319043918622" calcext:value-type="float">
            <text:p>0,0375319044</text:p>
          </table:table-cell>
          <table:table-cell office:value-type="float" office:value="0.0459881611171586" calcext:value-type="float">
            <text:p>0,0459881611</text:p>
          </table:table-cell>
          <table:table-cell office:value-type="float" office:value="0.0339252337523874" calcext:value-type="float">
            <text:p>0,0339252338</text:p>
          </table:table-cell>
          <table:table-cell office:value-type="float" office:value="0.0515703265332158" calcext:value-type="float">
            <text:p>0,0515703265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9012450050623" calcext:value-type="float">
            <text:p>0,3890124501</text:p>
          </table:table-cell>
          <table:table-cell office:value-type="float" office:value="0.434330533956927" calcext:value-type="float">
            <text:p>0,434330534</text:p>
          </table:table-cell>
          <table:table-cell office:value-type="float" office:value="0.390112139469237" calcext:value-type="float">
            <text:p>0,3901121395</text:p>
          </table:table-cell>
          <table:table-cell office:value-type="float" office:value="0.431825124925405" calcext:value-type="float">
            <text:p>0,4318251249</text:p>
          </table:table-cell>
          <table:table-cell office:value-type="float" office:value="6.25717996569004" calcext:value-type="float">
            <text:p>6,2571799657</text:p>
          </table:table-cell>
          <table:table-cell office:value-type="float" office:value="9.15484747028706" calcext:value-type="float">
            <text:p>9,1548474703</text:p>
          </table:table-cell>
          <table:table-cell office:value-type="float" office:value="6.27875137670862" calcext:value-type="float">
            <text:p>6,2787513767</text:p>
          </table:table-cell>
          <table:table-cell office:value-type="float" office:value="8.88071675128418" calcext:value-type="float">
            <text:p>8,8807167513</text:p>
          </table:table-cell>
          <table:table-cell office:value-type="float" office:value="0.269600195693071" calcext:value-type="float">
            <text:p>0,2696001957</text:p>
          </table:table-cell>
          <table:table-cell office:value-type="float" office:value="0.332647854146619" calcext:value-type="float">
            <text:p>0,3326478541</text:p>
          </table:table-cell>
          <table:table-cell office:value-type="float" office:value="0.27060973332911" calcext:value-type="float">
            <text:p>0,2706097333</text:p>
          </table:table-cell>
          <table:table-cell office:value-type="float" office:value="0.330663411255877" calcext:value-type="float">
            <text:p>0,3306634113</text:p>
          </table:table-cell>
          <table:table-cell office:value-type="float" office:value="0.0365585589305555" calcext:value-type="float">
            <text:p>0,0365585589</text:p>
          </table:table-cell>
          <table:table-cell office:value-type="float" office:value="0.0447920054979344" calcext:value-type="float">
            <text:p>0,0447920055</text:p>
          </table:table-cell>
          <table:table-cell office:value-type="float" office:value="0.0333248141926445" calcext:value-type="float">
            <text:p>0,0333248142</text:p>
          </table:table-cell>
          <table:table-cell office:value-type="float" office:value="0.0499044791296624" calcext:value-type="float">
            <text:p>0,0499044791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6951202866487" calcext:value-type="float">
            <text:p>0,3869512029</text:p>
          </table:table-cell>
          <table:table-cell office:value-type="float" office:value="0.436275481830785" calcext:value-type="float">
            <text:p>0,4362754818</text:p>
          </table:table-cell>
          <table:table-cell office:value-type="float" office:value="0.387813467395968" calcext:value-type="float">
            <text:p>0,3878134674</text:p>
          </table:table-cell>
          <table:table-cell office:value-type="float" office:value="0.432589821371174" calcext:value-type="float">
            <text:p>0,4325898214</text:p>
          </table:table-cell>
          <table:table-cell office:value-type="float" office:value="6.24123216403496" calcext:value-type="float">
            <text:p>6,241232164</text:p>
          </table:table-cell>
          <table:table-cell office:value-type="float" office:value="9.17983997629028" calcext:value-type="float">
            <text:p>9,1798399763</text:p>
          </table:table-cell>
          <table:table-cell office:value-type="float" office:value="6.31808451058962" calcext:value-type="float">
            <text:p>6,3180845106</text:p>
          </table:table-cell>
          <table:table-cell office:value-type="float" office:value="8.72680906265645" calcext:value-type="float">
            <text:p>8,7268090627</text:p>
          </table:table-cell>
          <table:table-cell office:value-type="float" office:value="0.267407678445488" calcext:value-type="float">
            <text:p>0,2674076784</text:p>
          </table:table-cell>
          <table:table-cell office:value-type="float" office:value="0.336159691004444" calcext:value-type="float">
            <text:p>0,336159691</text:p>
          </table:table-cell>
          <table:table-cell office:value-type="float" office:value="0.268591968126589" calcext:value-type="float">
            <text:p>0,2685919681</text:p>
          </table:table-cell>
          <table:table-cell office:value-type="float" office:value="0.333801265727194" calcext:value-type="float">
            <text:p>0,3338012657</text:p>
          </table:table-cell>
          <table:table-cell office:value-type="float" office:value="0.0334857665114499" calcext:value-type="float">
            <text:p>0,0334857665</text:p>
          </table:table-cell>
          <table:table-cell office:value-type="float" office:value="0.0388700811815104" calcext:value-type="float">
            <text:p>0,0388700812</text:p>
          </table:table-cell>
          <table:table-cell office:value-type="float" office:value="0.0299008637459266" calcext:value-type="float">
            <text:p>0,0299008637</text:p>
          </table:table-cell>
          <table:table-cell office:value-type="float" office:value="0.0445313295192646" calcext:value-type="float">
            <text:p>0,0445313295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92185502956332" calcext:value-type="float">
            <text:p>0,392185503</text:p>
          </table:table-cell>
          <table:table-cell office:value-type="float" office:value="0.442043576597146" calcext:value-type="float">
            <text:p>0,4420435766</text:p>
          </table:table-cell>
          <table:table-cell office:value-type="float" office:value="0.393212943554988" calcext:value-type="float">
            <text:p>0,3932129436</text:p>
          </table:table-cell>
          <table:table-cell office:value-type="float" office:value="0.437970348687958" calcext:value-type="float">
            <text:p>0,4379703487</text:p>
          </table:table-cell>
          <table:table-cell office:value-type="float" office:value="6.39097738135819" calcext:value-type="float">
            <text:p>6,3909773814</text:p>
          </table:table-cell>
          <table:table-cell office:value-type="float" office:value="9.31191994499438" calcext:value-type="float">
            <text:p>9,311919945</text:p>
          </table:table-cell>
          <table:table-cell office:value-type="float" office:value="6.46813997212751" calcext:value-type="float">
            <text:p>6,4681399721</text:p>
          </table:table-cell>
          <table:table-cell office:value-type="float" office:value="9.10799532538942" calcext:value-type="float">
            <text:p>9,1079953254</text:p>
          </table:table-cell>
          <table:table-cell office:value-type="float" office:value="0.269096557586793" calcext:value-type="float">
            <text:p>0,2690965576</text:p>
          </table:table-cell>
          <table:table-cell office:value-type="float" office:value="0.341298835986113" calcext:value-type="float">
            <text:p>0,341298836</text:p>
          </table:table-cell>
          <table:table-cell office:value-type="float" office:value="0.270185798372963" calcext:value-type="float">
            <text:p>0,2701857984</text:p>
          </table:table-cell>
          <table:table-cell office:value-type="float" office:value="0.33906930837217" calcext:value-type="float">
            <text:p>0,3390693084</text:p>
          </table:table-cell>
          <table:table-cell office:value-type="float" office:value="0.0354468838570405" calcext:value-type="float">
            <text:p>0,0354468839</text:p>
          </table:table-cell>
          <table:table-cell office:value-type="float" office:value="0.0425154326274231" calcext:value-type="float">
            <text:p>0,0425154326</text:p>
          </table:table-cell>
          <table:table-cell office:value-type="float" office:value="0.0322641663599702" calcext:value-type="float">
            <text:p>0,0322641664</text:p>
          </table:table-cell>
          <table:table-cell office:value-type="float" office:value="0.0476178279983349" calcext:value-type="float">
            <text:p>0,047617828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94018726585188" calcext:value-type="float">
            <text:p>0,3940187266</text:p>
          </table:table-cell>
          <table:table-cell office:value-type="float" office:value="0.450401911615627" calcext:value-type="float">
            <text:p>0,4504019116</text:p>
          </table:table-cell>
          <table:table-cell office:value-type="float" office:value="0.395752220901447" calcext:value-type="float">
            <text:p>0,3957522209</text:p>
          </table:table-cell>
          <table:table-cell office:value-type="float" office:value="0.445215324157423" calcext:value-type="float">
            <text:p>0,4452153242</text:p>
          </table:table-cell>
          <table:table-cell office:value-type="float" office:value="6.46302987756243" calcext:value-type="float">
            <text:p>6,4630298776</text:p>
          </table:table-cell>
          <table:table-cell office:value-type="float" office:value="9.7563641174876" calcext:value-type="float">
            <text:p>9,7563641175</text:p>
          </table:table-cell>
          <table:table-cell office:value-type="float" office:value="6.49233238813111" calcext:value-type="float">
            <text:p>6,4923323881</text:p>
          </table:table-cell>
          <table:table-cell office:value-type="float" office:value="9.56450371229281" calcext:value-type="float">
            <text:p>9,5645037123</text:p>
          </table:table-cell>
          <table:table-cell office:value-type="float" office:value="0.279206245087688" calcext:value-type="float">
            <text:p>0,2792062451</text:p>
          </table:table-cell>
          <table:table-cell office:value-type="float" office:value="0.364776010112228" calcext:value-type="float">
            <text:p>0,3647760101</text:p>
          </table:table-cell>
          <table:table-cell office:value-type="float" office:value="0.281063986528142" calcext:value-type="float">
            <text:p>0,2810639865</text:p>
          </table:table-cell>
          <table:table-cell office:value-type="float" office:value="0.36081733146929" calcext:value-type="float">
            <text:p>0,3608173315</text:p>
          </table:table-cell>
          <table:table-cell office:value-type="float" office:value="0.0362013793488337" calcext:value-type="float">
            <text:p>0,0362013793</text:p>
          </table:table-cell>
          <table:table-cell office:value-type="float" office:value="0.0440371742333112" calcext:value-type="float">
            <text:p>0,0440371742</text:p>
          </table:table-cell>
          <table:table-cell office:value-type="float" office:value="0.0315849867203618" calcext:value-type="float">
            <text:p>0,0315849867</text:p>
          </table:table-cell>
          <table:table-cell office:value-type="float" office:value="0.0514931915067711" calcext:value-type="float">
            <text:p>0,0514931915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9064891677461" calcext:value-type="float">
            <text:p>0,3790648917</text:p>
          </table:table-cell>
          <table:table-cell office:value-type="float" office:value="0.432992024473716" calcext:value-type="float">
            <text:p>0,4329920245</text:p>
          </table:table-cell>
          <table:table-cell office:value-type="float" office:value="0.381164320013092" calcext:value-type="float">
            <text:p>0,38116432</text:p>
          </table:table-cell>
          <table:table-cell office:value-type="float" office:value="0.426819376782303" calcext:value-type="float">
            <text:p>0,4268193768</text:p>
          </table:table-cell>
          <table:table-cell office:value-type="float" office:value="6.43537183848245" calcext:value-type="float">
            <text:p>6,4353718385</text:p>
          </table:table-cell>
          <table:table-cell office:value-type="float" office:value="9.8718723386547" calcext:value-type="float">
            <text:p>9,8718723387</text:p>
          </table:table-cell>
          <table:table-cell office:value-type="float" office:value="6.43537183848245" calcext:value-type="float">
            <text:p>6,4353718385</text:p>
          </table:table-cell>
          <table:table-cell office:value-type="float" office:value="9.2090569530974" calcext:value-type="float">
            <text:p>9,2090569531</text:p>
          </table:table-cell>
          <table:table-cell office:value-type="float" office:value="0.256341990129074" calcext:value-type="float">
            <text:p>0,2563419901</text:p>
          </table:table-cell>
          <table:table-cell office:value-type="float" office:value="0.329021289737286" calcext:value-type="float">
            <text:p>0,3290212897</text:p>
          </table:table-cell>
          <table:table-cell office:value-type="float" office:value="0.258478192538591" calcext:value-type="float">
            <text:p>0,2584781925</text:p>
          </table:table-cell>
          <table:table-cell office:value-type="float" office:value="0.324561268576215" calcext:value-type="float">
            <text:p>0,3245612686</text:p>
          </table:table-cell>
          <table:table-cell office:value-type="float" office:value="0.0420547954195172" calcext:value-type="float">
            <text:p>0,0420547954</text:p>
          </table:table-cell>
          <table:table-cell office:value-type="float" office:value="0.050141059282574" calcext:value-type="float">
            <text:p>0,0501410593</text:p>
          </table:table-cell>
          <table:table-cell office:value-type="float" office:value="0.0349542411409138" calcext:value-type="float">
            <text:p>0,0349542411</text:p>
          </table:table-cell>
          <table:table-cell office:value-type="float" office:value="0.0615958969100476" calcext:value-type="float">
            <text:p>0,0615958969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4516222239106" calcext:value-type="float">
            <text:p>0,3845162222</text:p>
          </table:table-cell>
          <table:table-cell office:value-type="float" office:value="0.433534886972956" calcext:value-type="float">
            <text:p>0,433534887</text:p>
          </table:table-cell>
          <table:table-cell office:value-type="float" office:value="0.386686490594851" calcext:value-type="float">
            <text:p>0,3866864906</text:p>
          </table:table-cell>
          <table:table-cell office:value-type="float" office:value="0.427302295161474" calcext:value-type="float">
            <text:p>0,4273022952</text:p>
          </table:table-cell>
          <table:table-cell office:value-type="float" office:value="6.50142141073655" calcext:value-type="float">
            <text:p>6,5014214107</text:p>
          </table:table-cell>
          <table:table-cell office:value-type="float" office:value="9.80127961572" calcext:value-type="float">
            <text:p>9,8012796157</text:p>
          </table:table-cell>
          <table:table-cell office:value-type="float" office:value="6.50689856696104" calcext:value-type="float">
            <text:p>6,506898567</text:p>
          </table:table-cell>
          <table:table-cell office:value-type="float" office:value="8.89958805318102" calcext:value-type="float">
            <text:p>8,8995880532</text:p>
          </table:table-cell>
          <table:table-cell office:value-type="float" office:value="0.263945606646212" calcext:value-type="float">
            <text:p>0,2639456066</text:p>
          </table:table-cell>
          <table:table-cell office:value-type="float" office:value="0.336432402272317" calcext:value-type="float">
            <text:p>0,3364324023</text:p>
          </table:table-cell>
          <table:table-cell office:value-type="float" office:value="0.266203621247068" calcext:value-type="float">
            <text:p>0,2662036212</text:p>
          </table:table-cell>
          <table:table-cell office:value-type="float" office:value="0.331831051626035" calcext:value-type="float">
            <text:p>0,3318310516</text:p>
          </table:table-cell>
          <table:table-cell office:value-type="float" office:value="0.0411825312214457" calcext:value-type="float">
            <text:p>0,0411825312</text:p>
          </table:table-cell>
          <table:table-cell office:value-type="float" office:value="0.0477903323205211" calcext:value-type="float">
            <text:p>0,0477903323</text:p>
          </table:table-cell>
          <table:table-cell office:value-type="float" office:value="0.0342892872524836" calcext:value-type="float">
            <text:p>0,0342892873</text:p>
          </table:table-cell>
          <table:table-cell office:value-type="float" office:value="0.0587461155842215" calcext:value-type="float">
            <text:p>0,0587461156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7757219176809" calcext:value-type="float">
            <text:p>0,3777572192</text:p>
          </table:table-cell>
          <table:table-cell office:value-type="float" office:value="0.431060103784985" calcext:value-type="float">
            <text:p>0,4310601038</text:p>
          </table:table-cell>
          <table:table-cell office:value-type="float" office:value="0.379446135672122" calcext:value-type="float">
            <text:p>0,3794461357</text:p>
          </table:table-cell>
          <table:table-cell office:value-type="float" office:value="0.425500837948833" calcext:value-type="float">
            <text:p>0,4255008379</text:p>
          </table:table-cell>
          <table:table-cell office:value-type="float" office:value="6.2345522265519" calcext:value-type="float">
            <text:p>6,2345522266</text:p>
          </table:table-cell>
          <table:table-cell office:value-type="float" office:value="9.54531832064391" calcext:value-type="float">
            <text:p>9,5453183206</text:p>
          </table:table-cell>
          <table:table-cell office:value-type="float" office:value="6.2833745875209" calcext:value-type="float">
            <text:p>6,2833745875</text:p>
          </table:table-cell>
          <table:table-cell office:value-type="float" office:value="9.22636165648816" calcext:value-type="float">
            <text:p>9,2263616565</text:p>
          </table:table-cell>
          <table:table-cell office:value-type="float" office:value="0.258229957393493" calcext:value-type="float">
            <text:p>0,2582299574</text:p>
          </table:table-cell>
          <table:table-cell office:value-type="float" office:value="0.331340647523518" calcext:value-type="float">
            <text:p>0,3313406475</text:p>
          </table:table-cell>
          <table:table-cell office:value-type="float" office:value="0.259872592718188" calcext:value-type="float">
            <text:p>0,2598725927</text:p>
          </table:table-cell>
          <table:table-cell office:value-type="float" office:value="0.327983203000538" calcext:value-type="float">
            <text:p>0,327983203</text:p>
          </table:table-cell>
          <table:table-cell office:value-type="float" office:value="0.0387165831164332" calcext:value-type="float">
            <text:p>0,0387165831</text:p>
          </table:table-cell>
          <table:table-cell office:value-type="float" office:value="0.0458536315823881" calcext:value-type="float">
            <text:p>0,0458536316</text:p>
          </table:table-cell>
          <table:table-cell office:value-type="float" office:value="0.0326784341985624" calcext:value-type="float">
            <text:p>0,0326784342</text:p>
          </table:table-cell>
          <table:table-cell office:value-type="float" office:value="0.055413950398127" calcext:value-type="float">
            <text:p>0,0554139504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6723273309032" calcext:value-type="float">
            <text:p>0,3867232733</text:p>
          </table:table-cell>
          <table:table-cell office:value-type="float" office:value="0.426261583288499" calcext:value-type="float">
            <text:p>0,4262615833</text:p>
          </table:table-cell>
          <table:table-cell office:value-type="float" office:value="0.387758509246797" calcext:value-type="float">
            <text:p>0,3877585092</text:p>
          </table:table-cell>
          <table:table-cell office:value-type="float" office:value="0.421804247024358" calcext:value-type="float">
            <text:p>0,421804247</text:p>
          </table:table-cell>
          <table:table-cell office:value-type="float" office:value="6.59469920570865" calcext:value-type="float">
            <text:p>6,5946992057</text:p>
          </table:table-cell>
          <table:table-cell office:value-type="float" office:value="10.0175346176734" calcext:value-type="float">
            <text:p>10,0175346177</text:p>
          </table:table-cell>
          <table:table-cell office:value-type="float" office:value="6.69329470629191" calcext:value-type="float">
            <text:p>6,6932947063</text:p>
          </table:table-cell>
          <table:table-cell office:value-type="float" office:value="9.66664814129454" calcext:value-type="float">
            <text:p>9,6666481413</text:p>
          </table:table-cell>
          <table:table-cell office:value-type="float" office:value="0.268803693776638" calcext:value-type="float">
            <text:p>0,2688036938</text:p>
          </table:table-cell>
          <table:table-cell office:value-type="float" office:value="0.344983806245794" calcext:value-type="float">
            <text:p>0,3449838062</text:p>
          </table:table-cell>
          <table:table-cell office:value-type="float" office:value="0.2699419016294" calcext:value-type="float">
            <text:p>0,2699419016</text:p>
          </table:table-cell>
          <table:table-cell office:value-type="float" office:value="0.342686521710277" calcext:value-type="float">
            <text:p>0,3426865217</text:p>
          </table:table-cell>
          <table:table-cell office:value-type="float" office:value="0.0342356707147254" calcext:value-type="float">
            <text:p>0,0342356707</text:p>
          </table:table-cell>
          <table:table-cell office:value-type="float" office:value="0.0415814682528896" calcext:value-type="float">
            <text:p>0,0415814683</text:p>
          </table:table-cell>
          <table:table-cell office:value-type="float" office:value="0.0306177311151223" calcext:value-type="float">
            <text:p>0,0306177311</text:p>
          </table:table-cell>
          <table:table-cell office:value-type="float" office:value="0.0472316955488499" calcext:value-type="float">
            <text:p>0,0472316955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87299313432186" calcext:value-type="float">
            <text:p>0,3872993134</text:p>
          </table:table-cell>
          <table:table-cell office:value-type="float" office:value="0.431501685287179" calcext:value-type="float">
            <text:p>0,4315016853</text:p>
          </table:table-cell>
          <table:table-cell office:value-type="float" office:value="0.388263130647287" calcext:value-type="float">
            <text:p>0,3882631306</text:p>
          </table:table-cell>
          <table:table-cell office:value-type="float" office:value="0.426933900857497" calcext:value-type="float">
            <text:p>0,4269339009</text:p>
          </table:table-cell>
          <table:table-cell office:value-type="float" office:value="6.67262329440734" calcext:value-type="float">
            <text:p>6,6726232944</text:p>
          </table:table-cell>
          <table:table-cell office:value-type="float" office:value="10.1772604473609" calcext:value-type="float">
            <text:p>10,1772604474</text:p>
          </table:table-cell>
          <table:table-cell office:value-type="float" office:value="6.78060677825538" calcext:value-type="float">
            <text:p>6,7806067783</text:p>
          </table:table-cell>
          <table:table-cell office:value-type="float" office:value="9.59244475393576" calcext:value-type="float">
            <text:p>9,5924447539</text:p>
          </table:table-cell>
          <table:table-cell office:value-type="float" office:value="0.269641227691566" calcext:value-type="float">
            <text:p>0,2696412277</text:p>
          </table:table-cell>
          <table:table-cell office:value-type="float" office:value="0.357963253767834" calcext:value-type="float">
            <text:p>0,3579632538</text:p>
          </table:table-cell>
          <table:table-cell office:value-type="float" office:value="0.270706244720622" calcext:value-type="float">
            <text:p>0,2707062447</text:p>
          </table:table-cell>
          <table:table-cell office:value-type="float" office:value="0.355738841682974" calcext:value-type="float">
            <text:p>0,3557388417</text:p>
          </table:table-cell>
          <table:table-cell office:value-type="float" office:value="0.0337420998401766" calcext:value-type="float">
            <text:p>0,0337420998</text:p>
          </table:table-cell>
          <table:table-cell office:value-type="float" office:value="0.0416149624768686" calcext:value-type="float">
            <text:p>0,0416149625</text:p>
          </table:table-cell>
          <table:table-cell office:value-type="float" office:value="0.0313504553618134" calcext:value-type="float">
            <text:p>0,0313504554</text:p>
          </table:table-cell>
          <table:table-cell office:value-type="float" office:value="0.0453358664322826" calcext:value-type="float">
            <text:p>0,0453358664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83383403506932" calcext:value-type="float">
            <text:p>0,3833834035</text:p>
          </table:table-cell>
          <table:table-cell office:value-type="float" office:value="0.423769132456487" calcext:value-type="float">
            <text:p>0,4237691325</text:p>
          </table:table-cell>
          <table:table-cell office:value-type="float" office:value="0.384813574326684" calcext:value-type="float">
            <text:p>0,3848135743</text:p>
          </table:table-cell>
          <table:table-cell office:value-type="float" office:value="0.418572175402579" calcext:value-type="float">
            <text:p>0,4185721754</text:p>
          </table:table-cell>
          <table:table-cell office:value-type="float" office:value="6.55857983695126" calcext:value-type="float">
            <text:p>6,558579837</text:p>
          </table:table-cell>
          <table:table-cell office:value-type="float" office:value="10.036372416561" calcext:value-type="float">
            <text:p>10,0363724166</text:p>
          </table:table-cell>
          <table:table-cell office:value-type="float" office:value="6.63077977918029" calcext:value-type="float">
            <text:p>6,6307797792</text:p>
          </table:table-cell>
          <table:table-cell office:value-type="float" office:value="9.59177978895003" calcext:value-type="float">
            <text:p>9,591779789</text:p>
          </table:table-cell>
          <table:table-cell office:value-type="float" office:value="0.270474162888994" calcext:value-type="float">
            <text:p>0,2704741629</text:p>
          </table:table-cell>
          <table:table-cell office:value-type="float" office:value="0.350494560794181" calcext:value-type="float">
            <text:p>0,3504945608</text:p>
          </table:table-cell>
          <table:table-cell office:value-type="float" office:value="0.272275069595495" calcext:value-type="float">
            <text:p>0,2722750696</text:p>
          </table:table-cell>
          <table:table-cell office:value-type="float" office:value="0.346857172125464" calcext:value-type="float">
            <text:p>0,3468571721</text:p>
          </table:table-cell>
          <table:table-cell office:value-type="float" office:value="0.0369225951803114" calcext:value-type="float">
            <text:p>0,0369225952</text:p>
          </table:table-cell>
          <table:table-cell office:value-type="float" office:value="0.0440104337938035" calcext:value-type="float">
            <text:p>0,0440104338</text:p>
          </table:table-cell>
          <table:table-cell office:value-type="float" office:value="0.0332054772755268" calcext:value-type="float">
            <text:p>0,0332054773</text:p>
          </table:table-cell>
          <table:table-cell office:value-type="float" office:value="0.0497447739345217" calcext:value-type="float">
            <text:p>0,0497447739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85649042181526" calcext:value-type="float">
            <text:p>0,3856490422</text:p>
          </table:table-cell>
          <table:table-cell office:value-type="float" office:value="0.422455476114502" calcext:value-type="float">
            <text:p>0,4224554761</text:p>
          </table:table-cell>
          <table:table-cell office:value-type="float" office:value="0.386527485739017" calcext:value-type="float">
            <text:p>0,3865274857</text:p>
          </table:table-cell>
          <table:table-cell office:value-type="float" office:value="0.418304666716339" calcext:value-type="float">
            <text:p>0,4183046667</text:p>
          </table:table-cell>
          <table:table-cell office:value-type="float" office:value="6.54016743943392" calcext:value-type="float">
            <text:p>6,5401674394</text:p>
          </table:table-cell>
          <table:table-cell office:value-type="float" office:value="9.77758605263624" calcext:value-type="float">
            <text:p>9,7775860526</text:p>
          </table:table-cell>
          <table:table-cell office:value-type="float" office:value="6.54016743943392" calcext:value-type="float">
            <text:p>6,5401674394</text:p>
          </table:table-cell>
          <table:table-cell office:value-type="float" office:value="9.51682263533081" calcext:value-type="float">
            <text:p>9,5168226353</text:p>
          </table:table-cell>
          <table:table-cell office:value-type="float" office:value="0.262109053301505" calcext:value-type="float">
            <text:p>0,2621090533</text:p>
          </table:table-cell>
          <table:table-cell office:value-type="float" office:value="0.345628514460275" calcext:value-type="float">
            <text:p>0,3456285145</text:p>
          </table:table-cell>
          <table:table-cell office:value-type="float" office:value="0.263136719366292" calcext:value-type="float">
            <text:p>0,2631367194</text:p>
          </table:table-cell>
          <table:table-cell office:value-type="float" office:value="0.343478425491539" calcext:value-type="float">
            <text:p>0,3434784255</text:p>
          </table:table-cell>
          <table:table-cell office:value-type="float" office:value="0.0350714185912955" calcext:value-type="float">
            <text:p>0,0350714186</text:p>
          </table:table-cell>
          <table:table-cell office:value-type="float" office:value="0.0407507239122743" calcext:value-type="float">
            <text:p>0,0407507239</text:p>
          </table:table-cell>
          <table:table-cell office:value-type="float" office:value="0.0327170599887136" calcext:value-type="float">
            <text:p>0,03271706</text:p>
          </table:table-cell>
          <table:table-cell office:value-type="float" office:value="0.0444614659598104" calcext:value-type="float">
            <text:p>0,044461466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96895706554147" calcext:value-type="float">
            <text:p>0,3968957066</text:p>
          </table:table-cell>
          <table:table-cell office:value-type="float" office:value="0.429450793007312" calcext:value-type="float">
            <text:p>0,429450793</text:p>
          </table:table-cell>
          <table:table-cell office:value-type="float" office:value="0.397602823809918" calcext:value-type="float">
            <text:p>0,3976028238</text:p>
          </table:table-cell>
          <table:table-cell office:value-type="float" office:value="0.428689858181314" calcext:value-type="float">
            <text:p>0,4286898582</text:p>
          </table:table-cell>
          <table:table-cell office:value-type="float" office:value="6.36227076812052" calcext:value-type="float">
            <text:p>6,3622707681</text:p>
          </table:table-cell>
          <table:table-cell office:value-type="float" office:value="10.0688138203605" calcext:value-type="float">
            <text:p>10,0688138204</text:p>
          </table:table-cell>
          <table:table-cell office:value-type="float" office:value="6.36227076812052" calcext:value-type="float">
            <text:p>6,3622707681</text:p>
          </table:table-cell>
          <table:table-cell office:value-type="float" office:value="10.0636539630521" calcext:value-type="float">
            <text:p>10,0636539631</text:p>
          </table:table-cell>
          <table:table-cell office:value-type="float" office:value="0.273017692212152" calcext:value-type="float">
            <text:p>0,2730176922</text:p>
          </table:table-cell>
          <table:table-cell office:value-type="float" office:value="0.362570846116701" calcext:value-type="float">
            <text:p>0,3625708461</text:p>
          </table:table-cell>
          <table:table-cell office:value-type="float" office:value="0.273774072746169" calcext:value-type="float">
            <text:p>0,2737740727</text:p>
          </table:table-cell>
          <table:table-cell office:value-type="float" office:value="0.360989162280761" calcext:value-type="float">
            <text:p>0,3609891623</text:p>
          </table:table-cell>
          <table:table-cell office:value-type="float" office:value="0.0349557910193067" calcext:value-type="float">
            <text:p>0,034955791</text:p>
          </table:table-cell>
          <table:table-cell office:value-type="float" office:value="0.0411370582375622" calcext:value-type="float">
            <text:p>0,0411370582</text:p>
          </table:table-cell>
          <table:table-cell office:value-type="float" office:value="0.0323325596669986" calcext:value-type="float">
            <text:p>0,0323325597</text:p>
          </table:table-cell>
          <table:table-cell office:value-type="float" office:value="0.0452555718198936" calcext:value-type="float">
            <text:p>0,0452555718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89530004288967" calcext:value-type="float">
            <text:p>0,3895300043</text:p>
          </table:table-cell>
          <table:table-cell office:value-type="float" office:value="0.422138747222323" calcext:value-type="float">
            <text:p>0,4221387472</text:p>
          </table:table-cell>
          <table:table-cell office:value-type="float" office:value="0.390024896806759" calcext:value-type="float">
            <text:p>0,3900248968</text:p>
          </table:table-cell>
          <table:table-cell office:value-type="float" office:value="0.417860051796107" calcext:value-type="float">
            <text:p>0,4178600518</text:p>
          </table:table-cell>
          <table:table-cell office:value-type="float" office:value="6.33019147655734" calcext:value-type="float">
            <text:p>6,3301914766</text:p>
          </table:table-cell>
          <table:table-cell office:value-type="float" office:value="9.40127566633858" calcext:value-type="float">
            <text:p>9,4012756663</text:p>
          </table:table-cell>
          <table:table-cell office:value-type="float" office:value="6.33019147655734" calcext:value-type="float">
            <text:p>6,3301914766</text:p>
          </table:table-cell>
          <table:table-cell office:value-type="float" office:value="9.39038066712439" calcext:value-type="float">
            <text:p>9,3903806671</text:p>
          </table:table-cell>
          <table:table-cell office:value-type="float" office:value="0.26798445969829" calcext:value-type="float">
            <text:p>0,2679844597</text:p>
          </table:table-cell>
          <table:table-cell office:value-type="float" office:value="0.359130080205584" calcext:value-type="float">
            <text:p>0,3591300802</text:p>
          </table:table-cell>
          <table:table-cell office:value-type="float" office:value="0.2685168537483" calcext:value-type="float">
            <text:p>0,2685168537</text:p>
          </table:table-cell>
          <table:table-cell office:value-type="float" office:value="0.357993357304929" calcext:value-type="float">
            <text:p>0,3579933573</text:p>
          </table:table-cell>
          <table:table-cell office:value-type="float" office:value="0.0363173923438968" calcext:value-type="float">
            <text:p>0,0363173923</text:p>
          </table:table-cell>
          <table:table-cell office:value-type="float" office:value="0.0449683404198895" calcext:value-type="float">
            <text:p>0,0449683404</text:p>
          </table:table-cell>
          <table:table-cell office:value-type="float" office:value="0.0343679327592503" calcext:value-type="float">
            <text:p>0,0343679328</text:p>
          </table:table-cell>
          <table:table-cell office:value-type="float" office:value="0.0480577939361052" calcext:value-type="float">
            <text:p>0,0480577939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5914254915238" calcext:value-type="float">
            <text:p>0,3859142549</text:p>
          </table:table-cell>
          <table:table-cell office:value-type="float" office:value="0.421824705133889" calcext:value-type="float">
            <text:p>0,4218247051</text:p>
          </table:table-cell>
          <table:table-cell office:value-type="float" office:value="0.386918165132561" calcext:value-type="float">
            <text:p>0,3869181651</text:p>
          </table:table-cell>
          <table:table-cell office:value-type="float" office:value="0.416748340579633" calcext:value-type="float">
            <text:p>0,4167483406</text:p>
          </table:table-cell>
          <table:table-cell office:value-type="float" office:value="5.79199745216788" calcext:value-type="float">
            <text:p>5,7919974522</text:p>
          </table:table-cell>
          <table:table-cell office:value-type="float" office:value="9.37479554404548" calcext:value-type="float">
            <text:p>9,374795544</text:p>
          </table:table-cell>
          <table:table-cell office:value-type="float" office:value="6.09570450557073" calcext:value-type="float">
            <text:p>6,0957045056</text:p>
          </table:table-cell>
          <table:table-cell office:value-type="float" office:value="9.14116529470403" calcext:value-type="float">
            <text:p>9,1411652947</text:p>
          </table:table-cell>
          <table:table-cell office:value-type="float" office:value="0.260070754777722" calcext:value-type="float">
            <text:p>0,2600707548</text:p>
          </table:table-cell>
          <table:table-cell office:value-type="float" office:value="0.332319781154478" calcext:value-type="float">
            <text:p>0,3323197812</text:p>
          </table:table-cell>
          <table:table-cell office:value-type="float" office:value="0.26114191158846" calcext:value-type="float">
            <text:p>0,2611419116</text:p>
          </table:table-cell>
          <table:table-cell office:value-type="float" office:value="0.330155416146186" calcext:value-type="float">
            <text:p>0,3301554161</text:p>
          </table:table-cell>
          <table:table-cell office:value-type="float" office:value="0.0370372263063686" calcext:value-type="float">
            <text:p>0,0370372263</text:p>
          </table:table-cell>
          <table:table-cell office:value-type="float" office:value="0.046332627827929" calcext:value-type="float">
            <text:p>0,0463326278</text:p>
          </table:table-cell>
          <table:table-cell office:value-type="float" office:value="0.0350938230395011" calcext:value-type="float">
            <text:p>0,035093823</text:p>
          </table:table-cell>
          <table:table-cell office:value-type="float" office:value="0.0493556685440014" calcext:value-type="float">
            <text:p>0,0493556685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8786909948787" calcext:value-type="float">
            <text:p>0,3887869099</text:p>
          </table:table-cell>
          <table:table-cell office:value-type="float" office:value="0.420532763542184" calcext:value-type="float">
            <text:p>0,4205327635</text:p>
          </table:table-cell>
          <table:table-cell office:value-type="float" office:value="0.389811208167208" calcext:value-type="float">
            <text:p>0,3898112082</text:p>
          </table:table-cell>
          <table:table-cell office:value-type="float" office:value="0.417201370222938" calcext:value-type="float">
            <text:p>0,4172013702</text:p>
          </table:table-cell>
          <table:table-cell office:value-type="float" office:value="6.14748954897584" calcext:value-type="float">
            <text:p>6,147489549</text:p>
          </table:table-cell>
          <table:table-cell office:value-type="float" office:value="9.45867063179275" calcext:value-type="float">
            <text:p>9,4586706318</text:p>
          </table:table-cell>
          <table:table-cell office:value-type="float" office:value="6.34576880785723" calcext:value-type="float">
            <text:p>6,3457688079</text:p>
          </table:table-cell>
          <table:table-cell office:value-type="float" office:value="9.06328107739907" calcext:value-type="float">
            <text:p>9,0632810774</text:p>
          </table:table-cell>
          <table:table-cell office:value-type="float" office:value="0.260567628570302" calcext:value-type="float">
            <text:p>0,2605676286</text:p>
          </table:table-cell>
          <table:table-cell office:value-type="float" office:value="0.343192601200769" calcext:value-type="float">
            <text:p>0,3431926012</text:p>
          </table:table-cell>
          <table:table-cell office:value-type="float" office:value="0.261522414974684" calcext:value-type="float">
            <text:p>0,261522415</text:p>
          </table:table-cell>
          <table:table-cell office:value-type="float" office:value="0.341180297229234" calcext:value-type="float">
            <text:p>0,3411802972</text:p>
          </table:table-cell>
          <table:table-cell office:value-type="float" office:value="0.0332448547333552" calcext:value-type="float">
            <text:p>0,0332448547</text:p>
          </table:table-cell>
          <table:table-cell office:value-type="float" office:value="0.0384466064350671" calcext:value-type="float">
            <text:p>0,0384466064</text:p>
          </table:table-cell>
          <table:table-cell office:value-type="float" office:value="0.0313229517558703" calcext:value-type="float">
            <text:p>0,0313229518</text:p>
          </table:table-cell>
          <table:table-cell office:value-type="float" office:value="0.041500136619779" calcext:value-type="float">
            <text:p>0,0415001366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7524451316423" calcext:value-type="float">
            <text:p>0,3875244513</text:p>
          </table:table-cell>
          <table:table-cell office:value-type="float" office:value="0.41105274133867" calcext:value-type="float">
            <text:p>0,4110527413</text:p>
          </table:table-cell>
          <table:table-cell office:value-type="float" office:value="0.387903150416042" calcext:value-type="float">
            <text:p>0,3879031504</text:p>
          </table:table-cell>
          <table:table-cell office:value-type="float" office:value="0.406626930009349" calcext:value-type="float">
            <text:p>0,40662693</text:p>
          </table:table-cell>
          <table:table-cell office:value-type="float" office:value="5.82461514192699" calcext:value-type="float">
            <text:p>5,8246151419</text:p>
          </table:table-cell>
          <table:table-cell office:value-type="float" office:value="8.52778950450978" calcext:value-type="float">
            <text:p>8,5277895045</text:p>
          </table:table-cell>
          <table:table-cell office:value-type="float" office:value="5.77195956783177" calcext:value-type="float">
            <text:p>5,7719595678</text:p>
          </table:table-cell>
          <table:table-cell office:value-type="float" office:value="8.53444497493719" calcext:value-type="float">
            <text:p>8,5344449749</text:p>
          </table:table-cell>
          <table:table-cell office:value-type="float" office:value="0.26116619582812" calcext:value-type="float">
            <text:p>0,2611661958</text:p>
          </table:table-cell>
          <table:table-cell office:value-type="float" office:value="0.343057624964133" calcext:value-type="float">
            <text:p>0,343057625</text:p>
          </table:table-cell>
          <table:table-cell office:value-type="float" office:value="0.262019408642076" calcext:value-type="float">
            <text:p>0,2620194086</text:p>
          </table:table-cell>
          <table:table-cell office:value-type="float" office:value="0.341264717244346" calcext:value-type="float">
            <text:p>0,3412647172</text:p>
          </table:table-cell>
          <table:table-cell office:value-type="float" office:value="0.0354859048969814" calcext:value-type="float">
            <text:p>0,0354859049</text:p>
          </table:table-cell>
          <table:table-cell office:value-type="float" office:value="0.0396125400702057" calcext:value-type="float">
            <text:p>0,0396125401</text:p>
          </table:table-cell>
          <table:table-cell office:value-type="float" office:value="0.0323287451148998" calcext:value-type="float">
            <text:p>0,0323287451</text:p>
          </table:table-cell>
          <table:table-cell office:value-type="float" office:value="0.0446573985494495" calcext:value-type="float">
            <text:p>0,0446573985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6624803039117" calcext:value-type="float">
            <text:p>0,386624803</text:p>
          </table:table-cell>
          <table:table-cell office:value-type="float" office:value="0.404352050053966" calcext:value-type="float">
            <text:p>0,4043520501</text:p>
          </table:table-cell>
          <table:table-cell office:value-type="float" office:value="0.38735919021819" calcext:value-type="float">
            <text:p>0,3873591902</text:p>
          </table:table-cell>
          <table:table-cell office:value-type="float" office:value="0.399358375000139" calcext:value-type="float">
            <text:p>0,399358375</text:p>
          </table:table-cell>
          <table:table-cell office:value-type="float" office:value="5.77378439361104" calcext:value-type="float">
            <text:p>5,7737843936</text:p>
          </table:table-cell>
          <table:table-cell office:value-type="float" office:value="8.87188356362808" calcext:value-type="float">
            <text:p>8,8718835636</text:p>
          </table:table-cell>
          <table:table-cell office:value-type="float" office:value="5.86928724679113" calcext:value-type="float">
            <text:p>5,8692872468</text:p>
          </table:table-cell>
          <table:table-cell office:value-type="float" office:value="8.85542677739173" calcext:value-type="float">
            <text:p>8,8554267774</text:p>
          </table:table-cell>
          <table:table-cell office:value-type="float" office:value="0.263862287293706" calcext:value-type="float">
            <text:p>0,2638622873</text:p>
          </table:table-cell>
          <table:table-cell office:value-type="float" office:value="0.349966479283075" calcext:value-type="float">
            <text:p>0,3499664793</text:p>
          </table:table-cell>
          <table:table-cell office:value-type="float" office:value="0.264585521480932" calcext:value-type="float">
            <text:p>0,2645855215</text:p>
          </table:table-cell>
          <table:table-cell office:value-type="float" office:value="0.348420782599191" calcext:value-type="float">
            <text:p>0,3484207826</text:p>
          </table:table-cell>
          <table:table-cell office:value-type="float" office:value="0.0369933690974327" calcext:value-type="float">
            <text:p>0,0369933691</text:p>
          </table:table-cell>
          <table:table-cell office:value-type="float" office:value="0.0401856692492794" calcext:value-type="float">
            <text:p>0,0401856692</text:p>
          </table:table-cell>
          <table:table-cell office:value-type="float" office:value="0.0342222239779273" calcext:value-type="float">
            <text:p>0,034222224</text:p>
          </table:table-cell>
          <table:table-cell office:value-type="float" office:value="0.0446525934438953" calcext:value-type="float">
            <text:p>0,0446525934</text:p>
          </table:table-cell>
          <table:table-cell table:number-columns-repeated="1007"/>
        </table:table-row>
      </table:table>
      <table:table table:name="Redistribution_high" table:style-name="ta11">
        <table:table-column table:style-name="co8" table:number-columns-repeated="17" table:default-cell-style-name="ce2"/>
        <table:table-column table:style-name="co8" table:number-columns-repeated="1007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35" calcext:value-type="float">
            <text:p>0,036255883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5712685193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3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3" calcext:value-type="float">
            <text:p>0,0277913408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85" calcext:value-type="float">
            <text:p>0,0376366877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9174018734" calcext:value-type="float">
            <text:p>0,0272549174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647904374" calcext:value-type="float">
            <text:p>0,0280831648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3" calcext:value-type="float">
            <text:p>0,0360726327</text:p>
          </table:table-cell>
          <table:table-cell office:value-type="float" office:value="0.0279736722697479" calcext:value-type="float">
            <text:p>0,0279736723</text:p>
          </table:table-cell>
          <table:table-cell office:value-type="float" office:value="0.0267652977079268" calcext:value-type="float">
            <text:p>0,0267652977</text:p>
          </table:table-cell>
          <table:table-cell office:value-type="float" office:value="0.0403707076059815" calcext:value-type="float">
            <text:p>0,0403707076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18" calcext:value-type="float">
            <text:p>0,0374073076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969551569" calcext:value-type="float">
            <text:p>0,027312297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1" calcext:value-type="float">
            <text:p>0,0367252147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8114608684" calcext:value-type="float">
            <text:p>0,0272258115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70467966734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87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26" calcext:value-type="float">
            <text:p>0,037429173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8214966338" calcext:value-type="float">
            <text:p>0,38538821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6275522189" calcext:value-type="float">
            <text:p>0,4035762755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42234901208" calcext:value-type="float">
            <text:p>6,702422349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7292880796" calcext:value-type="float">
            <text:p>8,1417292881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7465280784" calcext:value-type="float">
            <text:p>0,2157174653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8978516072" calcext:value-type="float">
            <text:p>0,2257589785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1657041546846" calcext:value-type="float">
            <text:p>0,0381657042</text:p>
          </table:table-cell>
          <table:table-cell office:value-type="float" office:value="0.0300499806655441" calcext:value-type="float">
            <text:p>0,0300499807</text:p>
          </table:table-cell>
          <table:table-cell office:value-type="float" office:value="0.0290423169057329" calcext:value-type="float">
            <text:p>0,0290423169</text:p>
          </table:table-cell>
          <table:table-cell office:value-type="float" office:value="0.0422287039710145" calcext:value-type="float">
            <text:p>0,042228704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292260717154" calcext:value-type="float">
            <text:p>0,3872922607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7778400243126" calcext:value-type="float">
            <text:p>0,4077784002</text:p>
          </table:table-cell>
          <table:table-cell office:value-type="float" office:value="0.423697657987318" calcext:value-type="float">
            <text:p>0,423697658</text:p>
          </table:table-cell>
          <table:table-cell office:value-type="float" office:value="6.73952689372704" calcext:value-type="float">
            <text:p>6,7395268937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8433906613527" calcext:value-type="float">
            <text:p>8,4843390661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469941358974" calcext:value-type="float">
            <text:p>0,2146994136</text:p>
          </table:table-cell>
          <table:table-cell office:value-type="float" office:value="0.240367482653626" calcext:value-type="float">
            <text:p>0,2403674827</text:p>
          </table:table-cell>
          <table:table-cell office:value-type="float" office:value="0.226367617061032" calcext:value-type="float">
            <text:p>0,2263676171</text:p>
          </table:table-cell>
          <table:table-cell office:value-type="float" office:value="0.223967352881521" calcext:value-type="float">
            <text:p>0,2239673529</text:p>
          </table:table-cell>
          <table:table-cell office:value-type="float" office:value="0.038105010209519" calcext:value-type="float">
            <text:p>0,0381050102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6905468081139" calcext:value-type="float">
            <text:p>0,0276905468</text:p>
          </table:table-cell>
          <table:table-cell office:value-type="float" office:value="0.0419653768478667" calcext:value-type="float">
            <text:p>0,0419653768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7463446032778" calcext:value-type="float">
            <text:p>0,387463446</text:p>
          </table:table-cell>
          <table:table-cell office:value-type="float" office:value="0.445971424422438" calcext:value-type="float">
            <text:p>0,4459714244</text:p>
          </table:table-cell>
          <table:table-cell office:value-type="float" office:value="0.404780911854947" calcext:value-type="float">
            <text:p>0,4047809119</text:p>
          </table:table-cell>
          <table:table-cell office:value-type="float" office:value="0.428111086448094" calcext:value-type="float">
            <text:p>0,4281110864</text:p>
          </table:table-cell>
          <table:table-cell office:value-type="float" office:value="6.77996870126712" calcext:value-type="float">
            <text:p>6,7799687013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259631737776" calcext:value-type="float">
            <text:p>8,3825963174</text:p>
          </table:table-cell>
          <table:table-cell office:value-type="float" office:value="8.53647389369022" calcext:value-type="float">
            <text:p>8,5364738937</text:p>
          </table:table-cell>
          <table:table-cell office:value-type="float" office:value="0.217705235509555" calcext:value-type="float">
            <text:p>0,2177052355</text:p>
          </table:table-cell>
          <table:table-cell office:value-type="float" office:value="0.244469546442704" calcext:value-type="float">
            <text:p>0,2444695464</text:p>
          </table:table-cell>
          <table:table-cell office:value-type="float" office:value="0.227128169200571" calcext:value-type="float">
            <text:p>0,2271281692</text:p>
          </table:table-cell>
          <table:table-cell office:value-type="float" office:value="0.230903296184331" calcext:value-type="float">
            <text:p>0,2309032962</text:p>
          </table:table-cell>
          <table:table-cell office:value-type="float" office:value="0.0385552930807461" calcext:value-type="float">
            <text:p>0,0385552931</text:p>
          </table:table-cell>
          <table:table-cell office:value-type="float" office:value="0.030442426541242" calcext:value-type="float">
            <text:p>0,0304424265</text:p>
          </table:table-cell>
          <table:table-cell office:value-type="float" office:value="0.0288450281659355" calcext:value-type="float">
            <text:p>0,0288450282</text:p>
          </table:table-cell>
          <table:table-cell office:value-type="float" office:value="0.0433421619634182" calcext:value-type="float">
            <text:p>0,043342162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2213575352258" calcext:value-type="float">
            <text:p>0,3922135754</text:p>
          </table:table-cell>
          <table:table-cell office:value-type="float" office:value="0.450472638715452" calcext:value-type="float">
            <text:p>0,4504726387</text:p>
          </table:table-cell>
          <table:table-cell office:value-type="float" office:value="0.409090977136757" calcext:value-type="float">
            <text:p>0,4090909771</text:p>
          </table:table-cell>
          <table:table-cell office:value-type="float" office:value="0.431387817201245" calcext:value-type="float">
            <text:p>0,4313878172</text:p>
          </table:table-cell>
          <table:table-cell office:value-type="float" office:value="6.66393508775663" calcext:value-type="float">
            <text:p>6,6639350878</text:p>
          </table:table-cell>
          <table:table-cell office:value-type="float" office:value="10.7785171913554" calcext:value-type="float">
            <text:p>10,7785171914</text:p>
          </table:table-cell>
          <table:table-cell office:value-type="float" office:value="8.08489198215483" calcext:value-type="float">
            <text:p>8,0848919822</text:p>
          </table:table-cell>
          <table:table-cell office:value-type="float" office:value="8.41018817045681" calcext:value-type="float">
            <text:p>8,4101881705</text:p>
          </table:table-cell>
          <table:table-cell office:value-type="float" office:value="0.220864785562229" calcext:value-type="float">
            <text:p>0,2208647856</text:p>
          </table:table-cell>
          <table:table-cell office:value-type="float" office:value="0.247625044534158" calcext:value-type="float">
            <text:p>0,2476250445</text:p>
          </table:table-cell>
          <table:table-cell office:value-type="float" office:value="0.230482414244216" calcext:value-type="float">
            <text:p>0,2304824142</text:p>
          </table:table-cell>
          <table:table-cell office:value-type="float" office:value="0.233832705267886" calcext:value-type="float">
            <text:p>0,2338327053</text:p>
          </table:table-cell>
          <table:table-cell office:value-type="float" office:value="0.0416280366139441" calcext:value-type="float">
            <text:p>0,0416280366</text:p>
          </table:table-cell>
          <table:table-cell office:value-type="float" office:value="0.0321625896187358" calcext:value-type="float">
            <text:p>0,0321625896</text:p>
          </table:table-cell>
          <table:table-cell office:value-type="float" office:value="0.0306174692906374" calcext:value-type="float">
            <text:p>0,0306174693</text:p>
          </table:table-cell>
          <table:table-cell office:value-type="float" office:value="0.0467734586825394" calcext:value-type="float">
            <text:p>0,0467734587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4804958046225" calcext:value-type="float">
            <text:p>0,394804958</text:p>
          </table:table-cell>
          <table:table-cell office:value-type="float" office:value="0.449294983798395" calcext:value-type="float">
            <text:p>0,4492949838</text:p>
          </table:table-cell>
          <table:table-cell office:value-type="float" office:value="0.411743323201703" calcext:value-type="float">
            <text:p>0,4117433232</text:p>
          </table:table-cell>
          <table:table-cell office:value-type="float" office:value="0.430759705917223" calcext:value-type="float">
            <text:p>0,4307597059</text:p>
          </table:table-cell>
          <table:table-cell office:value-type="float" office:value="6.68248852684183" calcext:value-type="float">
            <text:p>6,6824885268</text:p>
          </table:table-cell>
          <table:table-cell office:value-type="float" office:value="10.5304181801866" calcext:value-type="float">
            <text:p>10,5304181802</text:p>
          </table:table-cell>
          <table:table-cell office:value-type="float" office:value="8.34272469226364" calcext:value-type="float">
            <text:p>8,3427246923</text:p>
          </table:table-cell>
          <table:table-cell office:value-type="float" office:value="8.43122878852729" calcext:value-type="float">
            <text:p>8,4312287885</text:p>
          </table:table-cell>
          <table:table-cell office:value-type="float" office:value="0.225253280992343" calcext:value-type="float">
            <text:p>0,225253281</text:p>
          </table:table-cell>
          <table:table-cell office:value-type="float" office:value="0.253686350903823" calcext:value-type="float">
            <text:p>0,2536863509</text:p>
          </table:table-cell>
          <table:table-cell office:value-type="float" office:value="0.235115944110088" calcext:value-type="float">
            <text:p>0,2351159441</text:p>
          </table:table-cell>
          <table:table-cell office:value-type="float" office:value="0.239670194865457" calcext:value-type="float">
            <text:p>0,2396701949</text:p>
          </table:table-cell>
          <table:table-cell office:value-type="float" office:value="0.0398662479272275" calcext:value-type="float">
            <text:p>0,0398662479</text:p>
          </table:table-cell>
          <table:table-cell office:value-type="float" office:value="0.0306785978634557" calcext:value-type="float">
            <text:p>0,0306785979</text:p>
          </table:table-cell>
          <table:table-cell office:value-type="float" office:value="0.0306147173279622" calcext:value-type="float">
            <text:p>0,0306147173</text:p>
          </table:table-cell>
          <table:table-cell office:value-type="float" office:value="0.0428576130590058" calcext:value-type="float">
            <text:p>0,0428576131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90211775359847" calcext:value-type="float">
            <text:p>0,3902117754</text:p>
          </table:table-cell>
          <table:table-cell office:value-type="float" office:value="0.449253237274949" calcext:value-type="float">
            <text:p>0,4492532373</text:p>
          </table:table-cell>
          <table:table-cell office:value-type="float" office:value="0.40911474489784" calcext:value-type="float">
            <text:p>0,4091147449</text:p>
          </table:table-cell>
          <table:table-cell office:value-type="float" office:value="0.428383823161599" calcext:value-type="float">
            <text:p>0,4283838232</text:p>
          </table:table-cell>
          <table:table-cell office:value-type="float" office:value="6.53858633201216" calcext:value-type="float">
            <text:p>6,538586332</text:p>
          </table:table-cell>
          <table:table-cell office:value-type="float" office:value="10.7566811891214" calcext:value-type="float">
            <text:p>10,7566811891</text:p>
          </table:table-cell>
          <table:table-cell office:value-type="float" office:value="8.15627013442882" calcext:value-type="float">
            <text:p>8,1562701344</text:p>
          </table:table-cell>
          <table:table-cell office:value-type="float" office:value="8.40315522202723" calcext:value-type="float">
            <text:p>8,403155222</text:p>
          </table:table-cell>
          <table:table-cell office:value-type="float" office:value="0.219375834257921" calcext:value-type="float">
            <text:p>0,2193758343</text:p>
          </table:table-cell>
          <table:table-cell office:value-type="float" office:value="0.24840788003458" calcext:value-type="float">
            <text:p>0,24840788</text:p>
          </table:table-cell>
          <table:table-cell office:value-type="float" office:value="0.23031508933573" calcext:value-type="float">
            <text:p>0,2303150893</text:p>
          </table:table-cell>
          <table:table-cell office:value-type="float" office:value="0.232854284673567" calcext:value-type="float">
            <text:p>0,2328542847</text:p>
          </table:table-cell>
          <table:table-cell office:value-type="float" office:value="0.0381172539543901" calcext:value-type="float">
            <text:p>0,038117254</text:p>
          </table:table-cell>
          <table:table-cell office:value-type="float" office:value="0.0275401063890776" calcext:value-type="float">
            <text:p>0,0275401064</text:p>
          </table:table-cell>
          <table:table-cell office:value-type="float" office:value="0.0280997153133381" calcext:value-type="float">
            <text:p>0,0280997153</text:p>
          </table:table-cell>
          <table:table-cell office:value-type="float" office:value="0.0407794838998961" calcext:value-type="float">
            <text:p>0,0407794839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529846648021" calcext:value-type="float">
            <text:p>0,3915298466</text:p>
          </table:table-cell>
          <table:table-cell office:value-type="float" office:value="0.448408297322219" calcext:value-type="float">
            <text:p>0,4484082973</text:p>
          </table:table-cell>
          <table:table-cell office:value-type="float" office:value="0.410489337762383" calcext:value-type="float">
            <text:p>0,4104893378</text:p>
          </table:table-cell>
          <table:table-cell office:value-type="float" office:value="0.428689850362543" calcext:value-type="float">
            <text:p>0,4286898504</text:p>
          </table:table-cell>
          <table:table-cell office:value-type="float" office:value="6.53027609106768" calcext:value-type="float">
            <text:p>6,5302760911</text:p>
          </table:table-cell>
          <table:table-cell office:value-type="float" office:value="10.6911604222243" calcext:value-type="float">
            <text:p>10,6911604222</text:p>
          </table:table-cell>
          <table:table-cell office:value-type="float" office:value="8.11950982089906" calcext:value-type="float">
            <text:p>8,1195098209</text:p>
          </table:table-cell>
          <table:table-cell office:value-type="float" office:value="8.29873018185304" calcext:value-type="float">
            <text:p>8,2987301819</text:p>
          </table:table-cell>
          <table:table-cell office:value-type="float" office:value="0.2257809950735" calcext:value-type="float">
            <text:p>0,2257809951</text:p>
          </table:table-cell>
          <table:table-cell office:value-type="float" office:value="0.254824533345488" calcext:value-type="float">
            <text:p>0,2548245333</text:p>
          </table:table-cell>
          <table:table-cell office:value-type="float" office:value="0.236018679186818" calcext:value-type="float">
            <text:p>0,2360186792</text:p>
          </table:table-cell>
          <table:table-cell office:value-type="float" office:value="0.240159581040119" calcext:value-type="float">
            <text:p>0,240159581</text:p>
          </table:table-cell>
          <table:table-cell office:value-type="float" office:value="0.0407579639984977" calcext:value-type="float">
            <text:p>0,040757964</text:p>
          </table:table-cell>
          <table:table-cell office:value-type="float" office:value="0.029759028771961" calcext:value-type="float">
            <text:p>0,0297590288</text:p>
          </table:table-cell>
          <table:table-cell office:value-type="float" office:value="0.0290038661572607" calcext:value-type="float">
            <text:p>0,0290038662</text:p>
          </table:table-cell>
          <table:table-cell office:value-type="float" office:value="0.0453088806636093" calcext:value-type="float">
            <text:p>0,0453088807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1183481752728" calcext:value-type="float">
            <text:p>0,3911834818</text:p>
          </table:table-cell>
          <table:table-cell office:value-type="float" office:value="0.449915797857492" calcext:value-type="float">
            <text:p>0,4499157979</text:p>
          </table:table-cell>
          <table:table-cell office:value-type="float" office:value="0.409791895896657" calcext:value-type="float">
            <text:p>0,4097918959</text:p>
          </table:table-cell>
          <table:table-cell office:value-type="float" office:value="0.429611863585198" calcext:value-type="float">
            <text:p>0,4296118636</text:p>
          </table:table-cell>
          <table:table-cell office:value-type="float" office:value="6.59814554918832" calcext:value-type="float">
            <text:p>6,5981455492</text:p>
          </table:table-cell>
          <table:table-cell office:value-type="float" office:value="11.311859581296" calcext:value-type="float">
            <text:p>11,3118595813</text:p>
          </table:table-cell>
          <table:table-cell office:value-type="float" office:value="8.15288840214989" calcext:value-type="float">
            <text:p>8,1528884021</text:p>
          </table:table-cell>
          <table:table-cell office:value-type="float" office:value="8.39900383850742" calcext:value-type="float">
            <text:p>8,3990038385</text:p>
          </table:table-cell>
          <table:table-cell office:value-type="float" office:value="0.220807040151127" calcext:value-type="float">
            <text:p>0,2208070402</text:p>
          </table:table-cell>
          <table:table-cell office:value-type="float" office:value="0.247584831413979" calcext:value-type="float">
            <text:p>0,2475848314</text:p>
          </table:table-cell>
          <table:table-cell office:value-type="float" office:value="0.230610188930654" calcext:value-type="float">
            <text:p>0,2306101889</text:p>
          </table:table-cell>
          <table:table-cell office:value-type="float" office:value="0.233492197163665" calcext:value-type="float">
            <text:p>0,2334921972</text:p>
          </table:table-cell>
          <table:table-cell office:value-type="float" office:value="0.0410003549051264" calcext:value-type="float">
            <text:p>0,0410003549</text:p>
          </table:table-cell>
          <table:table-cell office:value-type="float" office:value="0.0312967963680481" calcext:value-type="float">
            <text:p>0,0312967964</text:p>
          </table:table-cell>
          <table:table-cell office:value-type="float" office:value="0.0302431488391788" calcext:value-type="float">
            <text:p>0,0302431488</text:p>
          </table:table-cell>
          <table:table-cell office:value-type="float" office:value="0.0456409444388713" calcext:value-type="float">
            <text:p>0,0456409444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3762307303602" calcext:value-type="float">
            <text:p>0,3937623073</text:p>
          </table:table-cell>
          <table:table-cell office:value-type="float" office:value="0.451685648995998" calcext:value-type="float">
            <text:p>0,451685649</text:p>
          </table:table-cell>
          <table:table-cell office:value-type="float" office:value="0.410220931192413" calcext:value-type="float">
            <text:p>0,4102209312</text:p>
          </table:table-cell>
          <table:table-cell office:value-type="float" office:value="0.434094035286172" calcext:value-type="float">
            <text:p>0,4340940353</text:p>
          </table:table-cell>
          <table:table-cell office:value-type="float" office:value="6.978598371395" calcext:value-type="float">
            <text:p>6,9785983714</text:p>
          </table:table-cell>
          <table:table-cell office:value-type="float" office:value="11.4211437884436" calcext:value-type="float">
            <text:p>11,4211437884</text:p>
          </table:table-cell>
          <table:table-cell office:value-type="float" office:value="8.34003379536213" calcext:value-type="float">
            <text:p>8,3400337954</text:p>
          </table:table-cell>
          <table:table-cell office:value-type="float" office:value="8.75345073214356" calcext:value-type="float">
            <text:p>8,7534507321</text:p>
          </table:table-cell>
          <table:table-cell office:value-type="float" office:value="0.222485190884744" calcext:value-type="float">
            <text:p>0,2224851909</text:p>
          </table:table-cell>
          <table:table-cell office:value-type="float" office:value="0.246929590084136" calcext:value-type="float">
            <text:p>0,2469295901</text:p>
          </table:table-cell>
          <table:table-cell office:value-type="float" office:value="0.231585276621615" calcext:value-type="float">
            <text:p>0,2315852766</text:p>
          </table:table-cell>
          <table:table-cell office:value-type="float" office:value="0.233911139559482" calcext:value-type="float">
            <text:p>0,2339111396</text:p>
          </table:table-cell>
          <table:table-cell office:value-type="float" office:value="0.0386312451916021" calcext:value-type="float">
            <text:p>0,0386312452</text:p>
          </table:table-cell>
          <table:table-cell office:value-type="float" office:value="0.0293865888858805" calcext:value-type="float">
            <text:p>0,0293865889</text:p>
          </table:table-cell>
          <table:table-cell office:value-type="float" office:value="0.0296494544651795" calcext:value-type="float">
            <text:p>0,0296494545</text:p>
          </table:table-cell>
          <table:table-cell office:value-type="float" office:value="0.0414511842702136" calcext:value-type="float">
            <text:p>0,0414511843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93272841233666" calcext:value-type="float">
            <text:p>0,3932728412</text:p>
          </table:table-cell>
          <table:table-cell office:value-type="float" office:value="0.453469726454394" calcext:value-type="float">
            <text:p>0,4534697265</text:p>
          </table:table-cell>
          <table:table-cell office:value-type="float" office:value="0.412676251483166" calcext:value-type="float">
            <text:p>0,4126762515</text:p>
          </table:table-cell>
          <table:table-cell office:value-type="float" office:value="0.432722960261415" calcext:value-type="float">
            <text:p>0,4327229603</text:p>
          </table:table-cell>
          <table:table-cell office:value-type="float" office:value="6.74499977714103" calcext:value-type="float">
            <text:p>6,7449997771</text:p>
          </table:table-cell>
          <table:table-cell office:value-type="float" office:value="11.355398580479" calcext:value-type="float">
            <text:p>11,3553985805</text:p>
          </table:table-cell>
          <table:table-cell office:value-type="float" office:value="8.34171944076956" calcext:value-type="float">
            <text:p>8,3417194408</text:p>
          </table:table-cell>
          <table:table-cell office:value-type="float" office:value="8.79790283904882" calcext:value-type="float">
            <text:p>8,797902839</text:p>
          </table:table-cell>
          <table:table-cell office:value-type="float" office:value="0.222561137362402" calcext:value-type="float">
            <text:p>0,2225611374</text:p>
          </table:table-cell>
          <table:table-cell office:value-type="float" office:value="0.254106581066622" calcext:value-type="float">
            <text:p>0,2541065811</text:p>
          </table:table-cell>
          <table:table-cell office:value-type="float" office:value="0.233484510986749" calcext:value-type="float">
            <text:p>0,233484511</text:p>
          </table:table-cell>
          <table:table-cell office:value-type="float" office:value="0.238256202355116" calcext:value-type="float">
            <text:p>0,2382562024</text:p>
          </table:table-cell>
          <table:table-cell office:value-type="float" office:value="0.0395654379598903" calcext:value-type="float">
            <text:p>0,039565438</text:p>
          </table:table-cell>
          <table:table-cell office:value-type="float" office:value="0.0292977206803774" calcext:value-type="float">
            <text:p>0,0292977207</text:p>
          </table:table-cell>
          <table:table-cell office:value-type="float" office:value="0.0288844813009686" calcext:value-type="float">
            <text:p>0,0288844813</text:p>
          </table:table-cell>
          <table:table-cell office:value-type="float" office:value="0.0435120681725163" calcext:value-type="float">
            <text:p>0,0435120682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1113059057877" calcext:value-type="float">
            <text:p>0,4011130591</text:p>
          </table:table-cell>
          <table:table-cell office:value-type="float" office:value="0.455609195951454" calcext:value-type="float">
            <text:p>0,455609196</text:p>
          </table:table-cell>
          <table:table-cell office:value-type="float" office:value="0.416137031338729" calcext:value-type="float">
            <text:p>0,4161370313</text:p>
          </table:table-cell>
          <table:table-cell office:value-type="float" office:value="0.440463224731882" calcext:value-type="float">
            <text:p>0,4404632247</text:p>
          </table:table-cell>
          <table:table-cell office:value-type="float" office:value="7.19677032564753" calcext:value-type="float">
            <text:p>7,1967703256</text:p>
          </table:table-cell>
          <table:table-cell office:value-type="float" office:value="11.273443109974" calcext:value-type="float">
            <text:p>11,27344311</text:p>
          </table:table-cell>
          <table:table-cell office:value-type="float" office:value="8.52471303471766" calcext:value-type="float">
            <text:p>8,5247130347</text:p>
          </table:table-cell>
          <table:table-cell office:value-type="float" office:value="9.34764873308631" calcext:value-type="float">
            <text:p>9,3476487331</text:p>
          </table:table-cell>
          <table:table-cell office:value-type="float" office:value="0.223847217548941" calcext:value-type="float">
            <text:p>0,2238472175</text:p>
          </table:table-cell>
          <table:table-cell office:value-type="float" office:value="0.253480626741057" calcext:value-type="float">
            <text:p>0,2534806267</text:p>
          </table:table-cell>
          <table:table-cell office:value-type="float" office:value="0.231847029939676" calcext:value-type="float">
            <text:p>0,2318470299</text:p>
          </table:table-cell>
          <table:table-cell office:value-type="float" office:value="0.241806190932031" calcext:value-type="float">
            <text:p>0,2418061909</text:p>
          </table:table-cell>
          <table:table-cell office:value-type="float" office:value="0.0382832704408539" calcext:value-type="float">
            <text:p>0,0382832704</text:p>
          </table:table-cell>
          <table:table-cell office:value-type="float" office:value="0.0313818558787533" calcext:value-type="float">
            <text:p>0,0313818559</text:p>
          </table:table-cell>
          <table:table-cell office:value-type="float" office:value="0.0291411742925717" calcext:value-type="float">
            <text:p>0,0291411743</text:p>
          </table:table-cell>
          <table:table-cell office:value-type="float" office:value="0.043481573772676" calcext:value-type="float">
            <text:p>0,0434815738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2949116044214" calcext:value-type="float">
            <text:p>0,402949116</text:p>
          </table:table-cell>
          <table:table-cell office:value-type="float" office:value="0.459187314335275" calcext:value-type="float">
            <text:p>0,4591873143</text:p>
          </table:table-cell>
          <table:table-cell office:value-type="float" office:value="0.41680049357463" calcext:value-type="float">
            <text:p>0,4168004936</text:p>
          </table:table-cell>
          <table:table-cell office:value-type="float" office:value="0.445192605945522" calcext:value-type="float">
            <text:p>0,4451926059</text:p>
          </table:table-cell>
          <table:table-cell office:value-type="float" office:value="7.2963734618434" calcext:value-type="float">
            <text:p>7,2963734618</text:p>
          </table:table-cell>
          <table:table-cell office:value-type="float" office:value="11.4756387670805" calcext:value-type="float">
            <text:p>11,4756387671</text:p>
          </table:table-cell>
          <table:table-cell office:value-type="float" office:value="8.66951171040221" calcext:value-type="float">
            <text:p>8,6695117104</text:p>
          </table:table-cell>
          <table:table-cell office:value-type="float" office:value="9.36055447675455" calcext:value-type="float">
            <text:p>9,3605544768</text:p>
          </table:table-cell>
          <table:table-cell office:value-type="float" office:value="0.227903068706719" calcext:value-type="float">
            <text:p>0,2279030687</text:p>
          </table:table-cell>
          <table:table-cell office:value-type="float" office:value="0.261683717159288" calcext:value-type="float">
            <text:p>0,2616837172</text:p>
          </table:table-cell>
          <table:table-cell office:value-type="float" office:value="0.235825160375672" calcext:value-type="float">
            <text:p>0,2358251604</text:p>
          </table:table-cell>
          <table:table-cell office:value-type="float" office:value="0.249914959709062" calcext:value-type="float">
            <text:p>0,2499149597</text:p>
          </table:table-cell>
          <table:table-cell office:value-type="float" office:value="0.0381893217261218" calcext:value-type="float">
            <text:p>0,0381893217</text:p>
          </table:table-cell>
          <table:table-cell office:value-type="float" office:value="0.0309019369582744" calcext:value-type="float">
            <text:p>0,030901937</text:p>
          </table:table-cell>
          <table:table-cell office:value-type="float" office:value="0.0290287385736316" calcext:value-type="float">
            <text:p>0,0290287386</text:p>
          </table:table-cell>
          <table:table-cell office:value-type="float" office:value="0.0430817860754368" calcext:value-type="float">
            <text:p>0,043081786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00487634186436" calcext:value-type="float">
            <text:p>0,4004876342</text:p>
          </table:table-cell>
          <table:table-cell office:value-type="float" office:value="0.453490978928269" calcext:value-type="float">
            <text:p>0,4534909789</text:p>
          </table:table-cell>
          <table:table-cell office:value-type="float" office:value="0.413833485331317" calcext:value-type="float">
            <text:p>0,4138334853</text:p>
          </table:table-cell>
          <table:table-cell office:value-type="float" office:value="0.439892739959273" calcext:value-type="float">
            <text:p>0,43989274</text:p>
          </table:table-cell>
          <table:table-cell office:value-type="float" office:value="7.18904213859729" calcext:value-type="float">
            <text:p>7,1890421386</text:p>
          </table:table-cell>
          <table:table-cell office:value-type="float" office:value="11.1179548404846" calcext:value-type="float">
            <text:p>11,1179548405</text:p>
          </table:table-cell>
          <table:table-cell office:value-type="float" office:value="8.71026468314412" calcext:value-type="float">
            <text:p>8,7102646831</text:p>
          </table:table-cell>
          <table:table-cell office:value-type="float" office:value="9.4022222965159" calcext:value-type="float">
            <text:p>9,4022222965</text:p>
          </table:table-cell>
          <table:table-cell office:value-type="float" office:value="0.226566427208756" calcext:value-type="float">
            <text:p>0,2265664272</text:p>
          </table:table-cell>
          <table:table-cell office:value-type="float" office:value="0.258998740495181" calcext:value-type="float">
            <text:p>0,2589987405</text:p>
          </table:table-cell>
          <table:table-cell office:value-type="float" office:value="0.233880751302476" calcext:value-type="float">
            <text:p>0,2338807513</text:p>
          </table:table-cell>
          <table:table-cell office:value-type="float" office:value="0.248090134297014" calcext:value-type="float">
            <text:p>0,2480901343</text:p>
          </table:table-cell>
          <table:table-cell office:value-type="float" office:value="0.038191578059351" calcext:value-type="float">
            <text:p>0,0381915781</text:p>
          </table:table-cell>
          <table:table-cell office:value-type="float" office:value="0.0313266409418911" calcext:value-type="float">
            <text:p>0,0313266409</text:p>
          </table:table-cell>
          <table:table-cell office:value-type="float" office:value="0.0298242459587855" calcext:value-type="float">
            <text:p>0,029824246</text:p>
          </table:table-cell>
          <table:table-cell office:value-type="float" office:value="0.0425324994276008" calcext:value-type="float">
            <text:p>0,0425324994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0544559042684" calcext:value-type="float">
            <text:p>0,390544559</text:p>
          </table:table-cell>
          <table:table-cell office:value-type="float" office:value="0.44848983490984" calcext:value-type="float">
            <text:p>0,4484898349</text:p>
          </table:table-cell>
          <table:table-cell office:value-type="float" office:value="0.406685133813846" calcext:value-type="float">
            <text:p>0,4066851338</text:p>
          </table:table-cell>
          <table:table-cell office:value-type="float" office:value="0.431089927627689" calcext:value-type="float">
            <text:p>0,4310899276</text:p>
          </table:table-cell>
          <table:table-cell office:value-type="float" office:value="6.72083148246405" calcext:value-type="float">
            <text:p>6,7208314825</text:p>
          </table:table-cell>
          <table:table-cell office:value-type="float" office:value="10.7529083235363" calcext:value-type="float">
            <text:p>10,7529083235</text:p>
          </table:table-cell>
          <table:table-cell office:value-type="float" office:value="8.15329792190687" calcext:value-type="float">
            <text:p>8,1532979219</text:p>
          </table:table-cell>
          <table:table-cell office:value-type="float" office:value="8.78583988901393" calcext:value-type="float">
            <text:p>8,785839889</text:p>
          </table:table-cell>
          <table:table-cell office:value-type="float" office:value="0.223266229687297" calcext:value-type="float">
            <text:p>0,2232662297</text:p>
          </table:table-cell>
          <table:table-cell office:value-type="float" office:value="0.260758213448466" calcext:value-type="float">
            <text:p>0,2607582134</text:p>
          </table:table-cell>
          <table:table-cell office:value-type="float" office:value="0.232407276366892" calcext:value-type="float">
            <text:p>0,2324072764</text:p>
          </table:table-cell>
          <table:table-cell office:value-type="float" office:value="0.246829667560343" calcext:value-type="float">
            <text:p>0,2468296676</text:p>
          </table:table-cell>
          <table:table-cell office:value-type="float" office:value="0.0389822480320589" calcext:value-type="float">
            <text:p>0,038982248</text:p>
          </table:table-cell>
          <table:table-cell office:value-type="float" office:value="0.0295687238210658" calcext:value-type="float">
            <text:p>0,0295687238</text:p>
          </table:table-cell>
          <table:table-cell office:value-type="float" office:value="0.0298389217204971" calcext:value-type="float">
            <text:p>0,0298389217</text:p>
          </table:table-cell>
          <table:table-cell office:value-type="float" office:value="0.0420001826872798" calcext:value-type="float">
            <text:p>0,0420001827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95680210678948" calcext:value-type="float">
            <text:p>0,3956802107</text:p>
          </table:table-cell>
          <table:table-cell office:value-type="float" office:value="0.456066635986836" calcext:value-type="float">
            <text:p>0,456066636</text:p>
          </table:table-cell>
          <table:table-cell office:value-type="float" office:value="0.41005214207301" calcext:value-type="float">
            <text:p>0,4100521421</text:p>
          </table:table-cell>
          <table:table-cell office:value-type="float" office:value="0.439330057733485" calcext:value-type="float">
            <text:p>0,4393300577</text:p>
          </table:table-cell>
          <table:table-cell office:value-type="float" office:value="6.87675218603674" calcext:value-type="float">
            <text:p>6,876752186</text:p>
          </table:table-cell>
          <table:table-cell office:value-type="float" office:value="11.3161962113294" calcext:value-type="float">
            <text:p>11,3161962113</text:p>
          </table:table-cell>
          <table:table-cell office:value-type="float" office:value="8.19976271909953" calcext:value-type="float">
            <text:p>8,1997627191</text:p>
          </table:table-cell>
          <table:table-cell office:value-type="float" office:value="9.30767944831011" calcext:value-type="float">
            <text:p>9,3076794483</text:p>
          </table:table-cell>
          <table:table-cell office:value-type="float" office:value="0.227457605249193" calcext:value-type="float">
            <text:p>0,2274576052</text:p>
          </table:table-cell>
          <table:table-cell office:value-type="float" office:value="0.263114570109111" calcext:value-type="float">
            <text:p>0,2631145701</text:p>
          </table:table-cell>
          <table:table-cell office:value-type="float" office:value="0.235285525325595" calcext:value-type="float">
            <text:p>0,2352855253</text:p>
          </table:table-cell>
          <table:table-cell office:value-type="float" office:value="0.251283055065044" calcext:value-type="float">
            <text:p>0,2512830551</text:p>
          </table:table-cell>
          <table:table-cell office:value-type="float" office:value="0.0390835588503137" calcext:value-type="float">
            <text:p>0,0390835589</text:p>
          </table:table-cell>
          <table:table-cell office:value-type="float" office:value="0.0310630735832342" calcext:value-type="float">
            <text:p>0,0310630736</text:p>
          </table:table-cell>
          <table:table-cell office:value-type="float" office:value="0.0303145391235764" calcext:value-type="float">
            <text:p>0,0303145391</text:p>
          </table:table-cell>
          <table:table-cell office:value-type="float" office:value="0.0428640145271054" calcext:value-type="float">
            <text:p>0,0428640145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00061965414384" calcext:value-type="float">
            <text:p>0,4000619654</text:p>
          </table:table-cell>
          <table:table-cell office:value-type="float" office:value="0.454391257721334" calcext:value-type="float">
            <text:p>0,4543912577</text:p>
          </table:table-cell>
          <table:table-cell office:value-type="float" office:value="0.412820829422007" calcext:value-type="float">
            <text:p>0,4128208294</text:p>
          </table:table-cell>
          <table:table-cell office:value-type="float" office:value="0.440966679103467" calcext:value-type="float">
            <text:p>0,4409666791</text:p>
          </table:table-cell>
          <table:table-cell office:value-type="float" office:value="7.21440535079253" calcext:value-type="float">
            <text:p>7,2144053508</text:p>
          </table:table-cell>
          <table:table-cell office:value-type="float" office:value="11.1014395902892" calcext:value-type="float">
            <text:p>11,1014395903</text:p>
          </table:table-cell>
          <table:table-cell office:value-type="float" office:value="8.38164929819067" calcext:value-type="float">
            <text:p>8,3816492982</text:p>
          </table:table-cell>
          <table:table-cell office:value-type="float" office:value="9.21349005207135" calcext:value-type="float">
            <text:p>9,2134900521</text:p>
          </table:table-cell>
          <table:table-cell office:value-type="float" office:value="0.226704571516359" calcext:value-type="float">
            <text:p>0,2267045715</text:p>
          </table:table-cell>
          <table:table-cell office:value-type="float" office:value="0.258563802594927" calcext:value-type="float">
            <text:p>0,2585638026</text:p>
          </table:table-cell>
          <table:table-cell office:value-type="float" office:value="0.233719789971806" calcext:value-type="float">
            <text:p>0,23371979</text:p>
          </table:table-cell>
          <table:table-cell office:value-type="float" office:value="0.248128636048903" calcext:value-type="float">
            <text:p>0,248128636</text:p>
          </table:table-cell>
          <table:table-cell office:value-type="float" office:value="0.0374343989166947" calcext:value-type="float">
            <text:p>0,0374343989</text:p>
          </table:table-cell>
          <table:table-cell office:value-type="float" office:value="0.0301242622520217" calcext:value-type="float">
            <text:p>0,0301242623</text:p>
          </table:table-cell>
          <table:table-cell office:value-type="float" office:value="0.0295467103346645" calcext:value-type="float">
            <text:p>0,0295467103</text:p>
          </table:table-cell>
          <table:table-cell office:value-type="float" office:value="0.0407068894354529" calcext:value-type="float">
            <text:p>0,0407068894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7545484638689" calcext:value-type="float">
            <text:p>0,3975454846</text:p>
          </table:table-cell>
          <table:table-cell office:value-type="float" office:value="0.456021934247122" calcext:value-type="float">
            <text:p>0,4560219342</text:p>
          </table:table-cell>
          <table:table-cell office:value-type="float" office:value="0.409878998491014" calcext:value-type="float">
            <text:p>0,4098789985</text:p>
          </table:table-cell>
          <table:table-cell office:value-type="float" office:value="0.443241434704548" calcext:value-type="float">
            <text:p>0,4432414347</text:p>
          </table:table-cell>
          <table:table-cell office:value-type="float" office:value="7.09634359084029" calcext:value-type="float">
            <text:p>7,0963435908</text:p>
          </table:table-cell>
          <table:table-cell office:value-type="float" office:value="11.1678200633021" calcext:value-type="float">
            <text:p>11,1678200633</text:p>
          </table:table-cell>
          <table:table-cell office:value-type="float" office:value="8.40381680202349" calcext:value-type="float">
            <text:p>8,403816802</text:p>
          </table:table-cell>
          <table:table-cell office:value-type="float" office:value="9.17671054271462" calcext:value-type="float">
            <text:p>9,1767105427</text:p>
          </table:table-cell>
          <table:table-cell office:value-type="float" office:value="0.228240517555864" calcext:value-type="float">
            <text:p>0,2282405176</text:p>
          </table:table-cell>
          <table:table-cell office:value-type="float" office:value="0.263494953840155" calcext:value-type="float">
            <text:p>0,2634949538</text:p>
          </table:table-cell>
          <table:table-cell office:value-type="float" office:value="0.235380078625289" calcext:value-type="float">
            <text:p>0,2353800786</text:p>
          </table:table-cell>
          <table:table-cell office:value-type="float" office:value="0.252707776622376" calcext:value-type="float">
            <text:p>0,2527077766</text:p>
          </table:table-cell>
          <table:table-cell office:value-type="float" office:value="0.0404793707060609" calcext:value-type="float">
            <text:p>0,0404793707</text:p>
          </table:table-cell>
          <table:table-cell office:value-type="float" office:value="0.0324572977315074" calcext:value-type="float">
            <text:p>0,0324572977</text:p>
          </table:table-cell>
          <table:table-cell office:value-type="float" office:value="0.0315480967627285" calcext:value-type="float">
            <text:p>0,0315480968</text:p>
          </table:table-cell>
          <table:table-cell office:value-type="float" office:value="0.04446276352012" calcext:value-type="float">
            <text:p>0,0444627635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9502968542602" calcext:value-type="float">
            <text:p>0,3895029685</text:p>
          </table:table-cell>
          <table:table-cell office:value-type="float" office:value="0.448730534238809" calcext:value-type="float">
            <text:p>0,4487305342</text:p>
          </table:table-cell>
          <table:table-cell office:value-type="float" office:value="0.405415122717651" calcext:value-type="float">
            <text:p>0,4054151227</text:p>
          </table:table-cell>
          <table:table-cell office:value-type="float" office:value="0.429983925250918" calcext:value-type="float">
            <text:p>0,4299839253</text:p>
          </table:table-cell>
          <table:table-cell office:value-type="float" office:value="6.62933809675149" calcext:value-type="float">
            <text:p>6,6293380968</text:p>
          </table:table-cell>
          <table:table-cell office:value-type="float" office:value="10.8850579658401" calcext:value-type="float">
            <text:p>10,8850579658</text:p>
          </table:table-cell>
          <table:table-cell office:value-type="float" office:value="8.06790271879926" calcext:value-type="float">
            <text:p>8,0679027188</text:p>
          </table:table-cell>
          <table:table-cell office:value-type="float" office:value="8.72793162921123" calcext:value-type="float">
            <text:p>8,7279316292</text:p>
          </table:table-cell>
          <table:table-cell office:value-type="float" office:value="0.221067765723529" calcext:value-type="float">
            <text:p>0,2210677657</text:p>
          </table:table-cell>
          <table:table-cell office:value-type="float" office:value="0.256778362528528" calcext:value-type="float">
            <text:p>0,2567783625</text:p>
          </table:table-cell>
          <table:table-cell office:value-type="float" office:value="0.229845607479091" calcext:value-type="float">
            <text:p>0,2298456075</text:p>
          </table:table-cell>
          <table:table-cell office:value-type="float" office:value="0.243511556714233" calcext:value-type="float">
            <text:p>0,2435115567</text:p>
          </table:table-cell>
          <table:table-cell office:value-type="float" office:value="0.0397602413883936" calcext:value-type="float">
            <text:p>0,0397602414</text:p>
          </table:table-cell>
          <table:table-cell office:value-type="float" office:value="0.0313208110483149" calcext:value-type="float">
            <text:p>0,031320811</text:p>
          </table:table-cell>
          <table:table-cell office:value-type="float" office:value="0.030722160173757" calcext:value-type="float">
            <text:p>0,0307221602</text:p>
          </table:table-cell>
          <table:table-cell office:value-type="float" office:value="0.0435061954984574" calcext:value-type="float">
            <text:p>0,0435061955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2025896652263" calcext:value-type="float">
            <text:p>0,3920258967</text:p>
          </table:table-cell>
          <table:table-cell office:value-type="float" office:value="0.447041143019328" calcext:value-type="float">
            <text:p>0,447041143</text:p>
          </table:table-cell>
          <table:table-cell office:value-type="float" office:value="0.404501289636458" calcext:value-type="float">
            <text:p>0,4045012896</text:p>
          </table:table-cell>
          <table:table-cell office:value-type="float" office:value="0.435296126769731" calcext:value-type="float">
            <text:p>0,4352961268</text:p>
          </table:table-cell>
          <table:table-cell office:value-type="float" office:value="6.85703260004193" calcext:value-type="float">
            <text:p>6,8570326</text:p>
          </table:table-cell>
          <table:table-cell office:value-type="float" office:value="10.7035973490848" calcext:value-type="float">
            <text:p>10,7035973491</text:p>
          </table:table-cell>
          <table:table-cell office:value-type="float" office:value="8.04037380402079" calcext:value-type="float">
            <text:p>8,040373804</text:p>
          </table:table-cell>
          <table:table-cell office:value-type="float" office:value="9.08643485894605" calcext:value-type="float">
            <text:p>9,0864348589</text:p>
          </table:table-cell>
          <table:table-cell office:value-type="float" office:value="0.224711265520705" calcext:value-type="float">
            <text:p>0,2247112655</text:p>
          </table:table-cell>
          <table:table-cell office:value-type="float" office:value="0.26033292407891" calcext:value-type="float">
            <text:p>0,2603329241</text:p>
          </table:table-cell>
          <table:table-cell office:value-type="float" office:value="0.231732543593339" calcext:value-type="float">
            <text:p>0,2317325436</text:p>
          </table:table-cell>
          <table:table-cell office:value-type="float" office:value="0.249588971544881" calcext:value-type="float">
            <text:p>0,2495889715</text:p>
          </table:table-cell>
          <table:table-cell office:value-type="float" office:value="0.0395104017749519" calcext:value-type="float">
            <text:p>0,0395104018</text:p>
          </table:table-cell>
          <table:table-cell office:value-type="float" office:value="0.0329903029143719" calcext:value-type="float">
            <text:p>0,0329903029</text:p>
          </table:table-cell>
          <table:table-cell office:value-type="float" office:value="0.031508100223151" calcext:value-type="float">
            <text:p>0,0315081002</text:p>
          </table:table-cell>
          <table:table-cell office:value-type="float" office:value="0.0438295064037003" calcext:value-type="float">
            <text:p>0,0438295064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5180889052383" calcext:value-type="float">
            <text:p>0,3951808891</text:p>
          </table:table-cell>
          <table:table-cell office:value-type="float" office:value="0.445626041576619" calcext:value-type="float">
            <text:p>0,4456260416</text:p>
          </table:table-cell>
          <table:table-cell office:value-type="float" office:value="0.407477101723573" calcext:value-type="float">
            <text:p>0,4074771017</text:p>
          </table:table-cell>
          <table:table-cell office:value-type="float" office:value="0.432517089814373" calcext:value-type="float">
            <text:p>0,4325170898</text:p>
          </table:table-cell>
          <table:table-cell office:value-type="float" office:value="7.0979036077503" calcext:value-type="float">
            <text:p>7,0979036078</text:p>
          </table:table-cell>
          <table:table-cell office:value-type="float" office:value="10.9144780702725" calcext:value-type="float">
            <text:p>10,9144780703</text:p>
          </table:table-cell>
          <table:table-cell office:value-type="float" office:value="8.30522971539954" calcext:value-type="float">
            <text:p>8,3052297154</text:p>
          </table:table-cell>
          <table:table-cell office:value-type="float" office:value="8.94027943761416" calcext:value-type="float">
            <text:p>8,9402794376</text:p>
          </table:table-cell>
          <table:table-cell office:value-type="float" office:value="0.223674025526217" calcext:value-type="float">
            <text:p>0,2236740255</text:p>
          </table:table-cell>
          <table:table-cell office:value-type="float" office:value="0.255829840778475" calcext:value-type="float">
            <text:p>0,2558298408</text:p>
          </table:table-cell>
          <table:table-cell office:value-type="float" office:value="0.230508628275066" calcext:value-type="float">
            <text:p>0,2305086283</text:p>
          </table:table-cell>
          <table:table-cell office:value-type="float" office:value="0.245541760794123" calcext:value-type="float">
            <text:p>0,2455417608</text:p>
          </table:table-cell>
          <table:table-cell office:value-type="float" office:value="0.0406985018889981" calcext:value-type="float">
            <text:p>0,0406985019</text:p>
          </table:table-cell>
          <table:table-cell office:value-type="float" office:value="0.0342901421766453" calcext:value-type="float">
            <text:p>0,0342901422</text:p>
          </table:table-cell>
          <table:table-cell office:value-type="float" office:value="0.0324550669077875" calcext:value-type="float">
            <text:p>0,0324550669</text:p>
          </table:table-cell>
          <table:table-cell office:value-type="float" office:value="0.0453952158574784" calcext:value-type="float">
            <text:p>0,0453952159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8924374738115" calcext:value-type="float">
            <text:p>0,3889243747</text:p>
          </table:table-cell>
          <table:table-cell office:value-type="float" office:value="0.444602949380051" calcext:value-type="float">
            <text:p>0,4446029494</text:p>
          </table:table-cell>
          <table:table-cell office:value-type="float" office:value="0.401666925346227" calcext:value-type="float">
            <text:p>0,4016669253</text:p>
          </table:table-cell>
          <table:table-cell office:value-type="float" office:value="0.430222098394423" calcext:value-type="float">
            <text:p>0,4302220984</text:p>
          </table:table-cell>
          <table:table-cell office:value-type="float" office:value="6.74178986181255" calcext:value-type="float">
            <text:p>6,7417898618</text:p>
          </table:table-cell>
          <table:table-cell office:value-type="float" office:value="10.9791903783793" calcext:value-type="float">
            <text:p>10,9791903784</text:p>
          </table:table-cell>
          <table:table-cell office:value-type="float" office:value="7.77744026741861" calcext:value-type="float">
            <text:p>7,7774402674</text:p>
          </table:table-cell>
          <table:table-cell office:value-type="float" office:value="9.0630630684735" calcext:value-type="float">
            <text:p>9,0630630685</text:p>
          </table:table-cell>
          <table:table-cell office:value-type="float" office:value="0.223326399598958" calcext:value-type="float">
            <text:p>0,2233263996</text:p>
          </table:table-cell>
          <table:table-cell office:value-type="float" office:value="0.255742016623187" calcext:value-type="float">
            <text:p>0,2557420166</text:p>
          </table:table-cell>
          <table:table-cell office:value-type="float" office:value="0.230333181887038" calcext:value-type="float">
            <text:p>0,2303331819</text:p>
          </table:table-cell>
          <table:table-cell office:value-type="float" office:value="0.245157172938566" calcext:value-type="float">
            <text:p>0,2451571729</text:p>
          </table:table-cell>
          <table:table-cell office:value-type="float" office:value="0.042484958249385" calcext:value-type="float">
            <text:p>0,0424849582</text:p>
          </table:table-cell>
          <table:table-cell office:value-type="float" office:value="0.0364060994676685" calcext:value-type="float">
            <text:p>0,0364060995</text:p>
          </table:table-cell>
          <table:table-cell office:value-type="float" office:value="0.0339044980193718" calcext:value-type="float">
            <text:p>0,033904498</text:p>
          </table:table-cell>
          <table:table-cell office:value-type="float" office:value="0.0479772616044282" calcext:value-type="float">
            <text:p>0,0479772616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3642256723819" calcext:value-type="float">
            <text:p>0,3936422567</text:p>
          </table:table-cell>
          <table:table-cell office:value-type="float" office:value="0.447921490617943" calcext:value-type="float">
            <text:p>0,4479214906</text:p>
          </table:table-cell>
          <table:table-cell office:value-type="float" office:value="0.408492379264247" calcext:value-type="float">
            <text:p>0,4084923793</text:p>
          </table:table-cell>
          <table:table-cell office:value-type="float" office:value="0.431083155954792" calcext:value-type="float">
            <text:p>0,431083156</text:p>
          </table:table-cell>
          <table:table-cell office:value-type="float" office:value="6.79743870939158" calcext:value-type="float">
            <text:p>6,7974387094</text:p>
          </table:table-cell>
          <table:table-cell office:value-type="float" office:value="10.9496339743462" calcext:value-type="float">
            <text:p>10,9496339743</text:p>
          </table:table-cell>
          <table:table-cell office:value-type="float" office:value="8.32351929014845" calcext:value-type="float">
            <text:p>8,3235192901</text:p>
          </table:table-cell>
          <table:table-cell office:value-type="float" office:value="8.97219445413244" calcext:value-type="float">
            <text:p>8,9721944541</text:p>
          </table:table-cell>
          <table:table-cell office:value-type="float" office:value="0.227938570009704" calcext:value-type="float">
            <text:p>0,22793857</text:p>
          </table:table-cell>
          <table:table-cell office:value-type="float" office:value="0.261507402694009" calcext:value-type="float">
            <text:p>0,2615074027</text:p>
          </table:table-cell>
          <table:table-cell office:value-type="float" office:value="0.236912926622493" calcext:value-type="float">
            <text:p>0,2369129266</text:p>
          </table:table-cell>
          <table:table-cell office:value-type="float" office:value="0.248060323139812" calcext:value-type="float">
            <text:p>0,2480603231</text:p>
          </table:table-cell>
          <table:table-cell office:value-type="float" office:value="0.0395822176230614" calcext:value-type="float">
            <text:p>0,0395822176</text:p>
          </table:table-cell>
          <table:table-cell office:value-type="float" office:value="0.0323937003293469" calcext:value-type="float">
            <text:p>0,0323937003</text:p>
          </table:table-cell>
          <table:table-cell office:value-type="float" office:value="0.0307633364592443" calcext:value-type="float">
            <text:p>0,0307633365</text:p>
          </table:table-cell>
          <table:table-cell office:value-type="float" office:value="0.0442791032419818" calcext:value-type="float">
            <text:p>0,0442791032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9196929827951" calcext:value-type="float">
            <text:p>0,3991969298</text:p>
          </table:table-cell>
          <table:table-cell office:value-type="float" office:value="0.456549312293475" calcext:value-type="float">
            <text:p>0,4565493123</text:p>
          </table:table-cell>
          <table:table-cell office:value-type="float" office:value="0.410327880968896" calcext:value-type="float">
            <text:p>0,410327881</text:p>
          </table:table-cell>
          <table:table-cell office:value-type="float" office:value="0.442966265353985" calcext:value-type="float">
            <text:p>0,4429662654</text:p>
          </table:table-cell>
          <table:table-cell office:value-type="float" office:value="7.29020879211863" calcext:value-type="float">
            <text:p>7,2902087921</text:p>
          </table:table-cell>
          <table:table-cell office:value-type="float" office:value="11.9413162341593" calcext:value-type="float">
            <text:p>11,9413162342</text:p>
          </table:table-cell>
          <table:table-cell office:value-type="float" office:value="8.64220363184095" calcext:value-type="float">
            <text:p>8,6422036318</text:p>
          </table:table-cell>
          <table:table-cell office:value-type="float" office:value="9.90098131646352" calcext:value-type="float">
            <text:p>9,9009813165</text:p>
          </table:table-cell>
          <table:table-cell office:value-type="float" office:value="0.234721664496231" calcext:value-type="float">
            <text:p>0,2347216645</text:p>
          </table:table-cell>
          <table:table-cell office:value-type="float" office:value="0.273194112832106" calcext:value-type="float">
            <text:p>0,2731941128</text:p>
          </table:table-cell>
          <table:table-cell office:value-type="float" office:value="0.241790969984714" calcext:value-type="float">
            <text:p>0,24179097</text:p>
          </table:table-cell>
          <table:table-cell office:value-type="float" office:value="0.262278601119357" calcext:value-type="float">
            <text:p>0,2622786011</text:p>
          </table:table-cell>
          <table:table-cell office:value-type="float" office:value="0.039006971357334" calcext:value-type="float">
            <text:p>0,0390069714</text:p>
          </table:table-cell>
          <table:table-cell office:value-type="float" office:value="0.0330477971782348" calcext:value-type="float">
            <text:p>0,0330477972</text:p>
          </table:table-cell>
          <table:table-cell office:value-type="float" office:value="0.0300876249352056" calcext:value-type="float">
            <text:p>0,0300876249</text:p>
          </table:table-cell>
          <table:table-cell office:value-type="float" office:value="0.0451161874018371" calcext:value-type="float">
            <text:p>0,0451161874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99059449097488" calcext:value-type="float">
            <text:p>0,3990594491</text:p>
          </table:table-cell>
          <table:table-cell office:value-type="float" office:value="0.457042445029689" calcext:value-type="float">
            <text:p>0,457042445</text:p>
          </table:table-cell>
          <table:table-cell office:value-type="float" office:value="0.4108959472557" calcext:value-type="float">
            <text:p>0,4108959473</text:p>
          </table:table-cell>
          <table:table-cell office:value-type="float" office:value="0.443101304599325" calcext:value-type="float">
            <text:p>0,4431013046</text:p>
          </table:table-cell>
          <table:table-cell office:value-type="float" office:value="7.14633073828964" calcext:value-type="float">
            <text:p>7,1463307383</text:p>
          </table:table-cell>
          <table:table-cell office:value-type="float" office:value="11.6013224272878" calcext:value-type="float">
            <text:p>11,6013224273</text:p>
          </table:table-cell>
          <table:table-cell office:value-type="float" office:value="8.37494313773854" calcext:value-type="float">
            <text:p>8,3749431377</text:p>
          </table:table-cell>
          <table:table-cell office:value-type="float" office:value="9.78134889303792" calcext:value-type="float">
            <text:p>9,781348893</text:p>
          </table:table-cell>
          <table:table-cell office:value-type="float" office:value="0.237111018827646" calcext:value-type="float">
            <text:p>0,2371110188</text:p>
          </table:table-cell>
          <table:table-cell office:value-type="float" office:value="0.276089228918155" calcext:value-type="float">
            <text:p>0,2760892289</text:p>
          </table:table-cell>
          <table:table-cell office:value-type="float" office:value="0.243958962481272" calcext:value-type="float">
            <text:p>0,2439589625</text:p>
          </table:table-cell>
          <table:table-cell office:value-type="float" office:value="0.265482228413981" calcext:value-type="float">
            <text:p>0,2654822284</text:p>
          </table:table-cell>
          <table:table-cell office:value-type="float" office:value="0.0379076706366881" calcext:value-type="float">
            <text:p>0,0379076706</text:p>
          </table:table-cell>
          <table:table-cell office:value-type="float" office:value="0.031734303259127" calcext:value-type="float">
            <text:p>0,0317343033</text:p>
          </table:table-cell>
          <table:table-cell office:value-type="float" office:value="0.0297846419305737" calcext:value-type="float">
            <text:p>0,0297846419</text:p>
          </table:table-cell>
          <table:table-cell office:value-type="float" office:value="0.0427749282500413" calcext:value-type="float">
            <text:p>0,0427749283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96182722934355" calcext:value-type="float">
            <text:p>0,3961827229</text:p>
          </table:table-cell>
          <table:table-cell office:value-type="float" office:value="0.453182829434869" calcext:value-type="float">
            <text:p>0,4531828294</text:p>
          </table:table-cell>
          <table:table-cell office:value-type="float" office:value="0.407702604391965" calcext:value-type="float">
            <text:p>0,4077026044</text:p>
          </table:table-cell>
          <table:table-cell office:value-type="float" office:value="0.441072211495903" calcext:value-type="float">
            <text:p>0,4410722115</text:p>
          </table:table-cell>
          <table:table-cell office:value-type="float" office:value="7.24774806340225" calcext:value-type="float">
            <text:p>7,2477480634</text:p>
          </table:table-cell>
          <table:table-cell office:value-type="float" office:value="11.2521142205594" calcext:value-type="float">
            <text:p>11,2521142206</text:p>
          </table:table-cell>
          <table:table-cell office:value-type="float" office:value="8.58135362918058" calcext:value-type="float">
            <text:p>8,5813536292</text:p>
          </table:table-cell>
          <table:table-cell office:value-type="float" office:value="9.72598698334013" calcext:value-type="float">
            <text:p>9,7259869833</text:p>
          </table:table-cell>
          <table:table-cell office:value-type="float" office:value="0.233667031961743" calcext:value-type="float">
            <text:p>0,233667032</text:p>
          </table:table-cell>
          <table:table-cell office:value-type="float" office:value="0.267667992466248" calcext:value-type="float">
            <text:p>0,2676679925</text:p>
          </table:table-cell>
          <table:table-cell office:value-type="float" office:value="0.240638678923375" calcext:value-type="float">
            <text:p>0,2406386789</text:p>
          </table:table-cell>
          <table:table-cell office:value-type="float" office:value="0.257050702491326" calcext:value-type="float">
            <text:p>0,2570507025</text:p>
          </table:table-cell>
          <table:table-cell office:value-type="float" office:value="0.0381061356077576" calcext:value-type="float">
            <text:p>0,0381061356</text:p>
          </table:table-cell>
          <table:table-cell office:value-type="float" office:value="0.0336282519919055" calcext:value-type="float">
            <text:p>0,033628252</text:p>
          </table:table-cell>
          <table:table-cell office:value-type="float" office:value="0.0301346524571296" calcext:value-type="float">
            <text:p>0,0301346525</text:p>
          </table:table-cell>
          <table:table-cell office:value-type="float" office:value="0.0444016657781058" calcext:value-type="float">
            <text:p>0,0444016658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7096221142678" calcext:value-type="float">
            <text:p>0,3870962211</text:p>
          </table:table-cell>
          <table:table-cell office:value-type="float" office:value="0.445459279609876" calcext:value-type="float">
            <text:p>0,4454592796</text:p>
          </table:table-cell>
          <table:table-cell office:value-type="float" office:value="0.401560772385888" calcext:value-type="float">
            <text:p>0,4015607724</text:p>
          </table:table-cell>
          <table:table-cell office:value-type="float" office:value="0.429489047609046" calcext:value-type="float">
            <text:p>0,4294890476</text:p>
          </table:table-cell>
          <table:table-cell office:value-type="float" office:value="6.73380256563677" calcext:value-type="float">
            <text:p>6,7338025656</text:p>
          </table:table-cell>
          <table:table-cell office:value-type="float" office:value="11.4389473363049" calcext:value-type="float">
            <text:p>11,4389473363</text:p>
          </table:table-cell>
          <table:table-cell office:value-type="float" office:value="8.16191039983676" calcext:value-type="float">
            <text:p>8,1619103998</text:p>
          </table:table-cell>
          <table:table-cell office:value-type="float" office:value="9.23319226868135" calcext:value-type="float">
            <text:p>9,2331922687</text:p>
          </table:table-cell>
          <table:table-cell office:value-type="float" office:value="0.230042767459856" calcext:value-type="float">
            <text:p>0,2300427675</text:p>
          </table:table-cell>
          <table:table-cell office:value-type="float" office:value="0.267915010516648" calcext:value-type="float">
            <text:p>0,2679150105</text:p>
          </table:table-cell>
          <table:table-cell office:value-type="float" office:value="0.238377768625912" calcext:value-type="float">
            <text:p>0,2383777686</text:p>
          </table:table-cell>
          <table:table-cell office:value-type="float" office:value="0.255087307005283" calcext:value-type="float">
            <text:p>0,255087307</text:p>
          </table:table-cell>
          <table:table-cell office:value-type="float" office:value="0.0394146834117071" calcext:value-type="float">
            <text:p>0,0394146834</text:p>
          </table:table-cell>
          <table:table-cell office:value-type="float" office:value="0.0332100082845608" calcext:value-type="float">
            <text:p>0,0332100083</text:p>
          </table:table-cell>
          <table:table-cell office:value-type="float" office:value="0.030132857639131" calcext:value-type="float">
            <text:p>0,0301328576</text:p>
          </table:table-cell>
          <table:table-cell office:value-type="float" office:value="0.0457736081743976" calcext:value-type="float">
            <text:p>0,0457736082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0553286991236" calcext:value-type="float">
            <text:p>0,390553287</text:p>
          </table:table-cell>
          <table:table-cell office:value-type="float" office:value="0.447070992482062" calcext:value-type="float">
            <text:p>0,4470709925</text:p>
          </table:table-cell>
          <table:table-cell office:value-type="float" office:value="0.40081463825711" calcext:value-type="float">
            <text:p>0,4008146383</text:p>
          </table:table-cell>
          <table:table-cell office:value-type="float" office:value="0.435317744391897" calcext:value-type="float">
            <text:p>0,4353177444</text:p>
          </table:table-cell>
          <table:table-cell office:value-type="float" office:value="6.82935780483329" calcext:value-type="float">
            <text:p>6,8293578048</text:p>
          </table:table-cell>
          <table:table-cell office:value-type="float" office:value="10.8260661887515" calcext:value-type="float">
            <text:p>10,8260661888</text:p>
          </table:table-cell>
          <table:table-cell office:value-type="float" office:value="7.81792002253441" calcext:value-type="float">
            <text:p>7,8179200225</text:p>
          </table:table-cell>
          <table:table-cell office:value-type="float" office:value="9.47867529391338" calcext:value-type="float">
            <text:p>9,4786752939</text:p>
          </table:table-cell>
          <table:table-cell office:value-type="float" office:value="0.236360009046975" calcext:value-type="float">
            <text:p>0,236360009</text:p>
          </table:table-cell>
          <table:table-cell office:value-type="float" office:value="0.272138589066115" calcext:value-type="float">
            <text:p>0,2721385891</text:p>
          </table:table-cell>
          <table:table-cell office:value-type="float" office:value="0.242827944857526" calcext:value-type="float">
            <text:p>0,2428279449</text:p>
          </table:table-cell>
          <table:table-cell office:value-type="float" office:value="0.262151143345344" calcext:value-type="float">
            <text:p>0,2621511433</text:p>
          </table:table-cell>
          <table:table-cell office:value-type="float" office:value="0.0388440593717514" calcext:value-type="float">
            <text:p>0,0388440594</text:p>
          </table:table-cell>
          <table:table-cell office:value-type="float" office:value="0.0352093539787288" calcext:value-type="float">
            <text:p>0,035209354</text:p>
          </table:table-cell>
          <table:table-cell office:value-type="float" office:value="0.0312671925157694" calcext:value-type="float">
            <text:p>0,0312671925</text:p>
          </table:table-cell>
          <table:table-cell office:value-type="float" office:value="0.0455052168865127" calcext:value-type="float">
            <text:p>0,0455052169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3653102688478" calcext:value-type="float">
            <text:p>0,3936531027</text:p>
          </table:table-cell>
          <table:table-cell office:value-type="float" office:value="0.454134823428019" calcext:value-type="float">
            <text:p>0,4541348234</text:p>
          </table:table-cell>
          <table:table-cell office:value-type="float" office:value="0.404393038950223" calcext:value-type="float">
            <text:p>0,404393039</text:p>
          </table:table-cell>
          <table:table-cell office:value-type="float" office:value="0.441737625372092" calcext:value-type="float">
            <text:p>0,4417376254</text:p>
          </table:table-cell>
          <table:table-cell office:value-type="float" office:value="6.59231471128226" calcext:value-type="float">
            <text:p>6,5923147113</text:p>
          </table:table-cell>
          <table:table-cell office:value-type="float" office:value="10.6747247921933" calcext:value-type="float">
            <text:p>10,6747247922</text:p>
          </table:table-cell>
          <table:table-cell office:value-type="float" office:value="7.54751373570099" calcext:value-type="float">
            <text:p>7,5475137357</text:p>
          </table:table-cell>
          <table:table-cell office:value-type="float" office:value="9.35811796172996" calcext:value-type="float">
            <text:p>9,3581179617</text:p>
          </table:table-cell>
          <table:table-cell office:value-type="float" office:value="0.232967464778102" calcext:value-type="float">
            <text:p>0,2329674648</text:p>
          </table:table-cell>
          <table:table-cell office:value-type="float" office:value="0.270339848269896" calcext:value-type="float">
            <text:p>0,2703398483</text:p>
          </table:table-cell>
          <table:table-cell office:value-type="float" office:value="0.239341903301756" calcext:value-type="float">
            <text:p>0,2393419033</text:p>
          </table:table-cell>
          <table:table-cell office:value-type="float" office:value="0.260398104866644" calcext:value-type="float">
            <text:p>0,2603981049</text:p>
          </table:table-cell>
          <table:table-cell office:value-type="float" office:value="0.0380542645888917" calcext:value-type="float">
            <text:p>0,0380542646</text:p>
          </table:table-cell>
          <table:table-cell office:value-type="float" office:value="0.0345312637244226" calcext:value-type="float">
            <text:p>0,0345312637</text:p>
          </table:table-cell>
          <table:table-cell office:value-type="float" office:value="0.030348325948123" calcext:value-type="float">
            <text:p>0,0303483259</text:p>
          </table:table-cell>
          <table:table-cell office:value-type="float" office:value="0.0450187146085043" calcext:value-type="float">
            <text:p>0,0450187146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94679049401227" calcext:value-type="float">
            <text:p>0,3946790494</text:p>
          </table:table-cell>
          <table:table-cell office:value-type="float" office:value="0.452484560307535" calcext:value-type="float">
            <text:p>0,4524845603</text:p>
          </table:table-cell>
          <table:table-cell office:value-type="float" office:value="0.40558698966898" calcext:value-type="float">
            <text:p>0,4055869897</text:p>
          </table:table-cell>
          <table:table-cell office:value-type="float" office:value="0.438645175601242" calcext:value-type="float">
            <text:p>0,4386451756</text:p>
          </table:table-cell>
          <table:table-cell office:value-type="float" office:value="6.78985397619088" calcext:value-type="float">
            <text:p>6,7898539762</text:p>
          </table:table-cell>
          <table:table-cell office:value-type="float" office:value="10.8932395296049" calcext:value-type="float">
            <text:p>10,8932395296</text:p>
          </table:table-cell>
          <table:table-cell office:value-type="float" office:value="7.64214959327284" calcext:value-type="float">
            <text:p>7,6421495933</text:p>
          </table:table-cell>
          <table:table-cell office:value-type="float" office:value="8.96328421365235" calcext:value-type="float">
            <text:p>8,9632842137</text:p>
          </table:table-cell>
          <table:table-cell office:value-type="float" office:value="0.233283865366949" calcext:value-type="float">
            <text:p>0,2332838654</text:p>
          </table:table-cell>
          <table:table-cell office:value-type="float" office:value="0.266708352990997" calcext:value-type="float">
            <text:p>0,266708353</text:p>
          </table:table-cell>
          <table:table-cell office:value-type="float" office:value="0.239747403217836" calcext:value-type="float">
            <text:p>0,2397474032</text:p>
          </table:table-cell>
          <table:table-cell office:value-type="float" office:value="0.256769443204777" calcext:value-type="float">
            <text:p>0,2567694432</text:p>
          </table:table-cell>
          <table:table-cell office:value-type="float" office:value="0.0387343652415201" calcext:value-type="float">
            <text:p>0,0387343652</text:p>
          </table:table-cell>
          <table:table-cell office:value-type="float" office:value="0.0355173762286267" calcext:value-type="float">
            <text:p>0,0355173762</text:p>
          </table:table-cell>
          <table:table-cell office:value-type="float" office:value="0.031197422581392" calcext:value-type="float">
            <text:p>0,0311974226</text:p>
          </table:table-cell>
          <table:table-cell office:value-type="float" office:value="0.0457750223783612" calcext:value-type="float">
            <text:p>0,0457750224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95016527332137" calcext:value-type="float">
            <text:p>0,3950165273</text:p>
          </table:table-cell>
          <table:table-cell office:value-type="float" office:value="0.458632882014186" calcext:value-type="float">
            <text:p>0,458632882</text:p>
          </table:table-cell>
          <table:table-cell office:value-type="float" office:value="0.408438653628884" calcext:value-type="float">
            <text:p>0,4084386536</text:p>
          </table:table-cell>
          <table:table-cell office:value-type="float" office:value="0.441805638954169" calcext:value-type="float">
            <text:p>0,441805639</text:p>
          </table:table-cell>
          <table:table-cell office:value-type="float" office:value="6.93022902042246" calcext:value-type="float">
            <text:p>6,9302290204</text:p>
          </table:table-cell>
          <table:table-cell office:value-type="float" office:value="11.3366262812989" calcext:value-type="float">
            <text:p>11,3366262813</text:p>
          </table:table-cell>
          <table:table-cell office:value-type="float" office:value="8.13408667155863" calcext:value-type="float">
            <text:p>8,1340866716</text:p>
          </table:table-cell>
          <table:table-cell office:value-type="float" office:value="9.13740872294884" calcext:value-type="float">
            <text:p>9,1374087229</text:p>
          </table:table-cell>
          <table:table-cell office:value-type="float" office:value="0.236794787062752" calcext:value-type="float">
            <text:p>0,2367947871</text:p>
          </table:table-cell>
          <table:table-cell office:value-type="float" office:value="0.277632248829921" calcext:value-type="float">
            <text:p>0,2776322488</text:p>
          </table:table-cell>
          <table:table-cell office:value-type="float" office:value="0.245126875051494" calcext:value-type="float">
            <text:p>0,2451268751</text:p>
          </table:table-cell>
          <table:table-cell office:value-type="float" office:value="0.264629543115421" calcext:value-type="float">
            <text:p>0,2646295431</text:p>
          </table:table-cell>
          <table:table-cell office:value-type="float" office:value="0.0394952441191583" calcext:value-type="float">
            <text:p>0,0394952441</text:p>
          </table:table-cell>
          <table:table-cell office:value-type="float" office:value="0.0354088890467573" calcext:value-type="float">
            <text:p>0,035408889</text:p>
          </table:table-cell>
          <table:table-cell office:value-type="float" office:value="0.0310038535512253" calcext:value-type="float">
            <text:p>0,0310038536</text:p>
          </table:table-cell>
          <table:table-cell office:value-type="float" office:value="0.046903395192594" calcext:value-type="float">
            <text:p>0,0469033952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98914736351441" calcext:value-type="float">
            <text:p>0,3989147364</text:p>
          </table:table-cell>
          <table:table-cell office:value-type="float" office:value="0.455330626974358" calcext:value-type="float">
            <text:p>0,455330627</text:p>
          </table:table-cell>
          <table:table-cell office:value-type="float" office:value="0.407489171199082" calcext:value-type="float">
            <text:p>0,4074891712</text:p>
          </table:table-cell>
          <table:table-cell office:value-type="float" office:value="0.444609832446989" calcext:value-type="float">
            <text:p>0,4446098324</text:p>
          </table:table-cell>
          <table:table-cell office:value-type="float" office:value="7.36762515802488" calcext:value-type="float">
            <text:p>7,367625158</text:p>
          </table:table-cell>
          <table:table-cell office:value-type="float" office:value="11.6873143460808" calcext:value-type="float">
            <text:p>11,6873143461</text:p>
          </table:table-cell>
          <table:table-cell office:value-type="float" office:value="7.89099002364345" calcext:value-type="float">
            <text:p>7,8909900236</text:p>
          </table:table-cell>
          <table:table-cell office:value-type="float" office:value="10.0602986888004" calcext:value-type="float">
            <text:p>10,0602986888</text:p>
          </table:table-cell>
          <table:table-cell office:value-type="float" office:value="0.235537502010217" calcext:value-type="float">
            <text:p>0,235537502</text:p>
          </table:table-cell>
          <table:table-cell office:value-type="float" office:value="0.270912987451293" calcext:value-type="float">
            <text:p>0,2709129875</text:p>
          </table:table-cell>
          <table:table-cell office:value-type="float" office:value="0.241882531587142" calcext:value-type="float">
            <text:p>0,2418825316</text:p>
          </table:table-cell>
          <table:table-cell office:value-type="float" office:value="0.261101648727803" calcext:value-type="float">
            <text:p>0,2611016487</text:p>
          </table:table-cell>
          <table:table-cell office:value-type="float" office:value="0.0370356889577712" calcext:value-type="float">
            <text:p>0,037035689</text:p>
          </table:table-cell>
          <table:table-cell office:value-type="float" office:value="0.0339758575661743" calcext:value-type="float">
            <text:p>0,0339758576</text:p>
          </table:table-cell>
          <table:table-cell office:value-type="float" office:value="0.0297067425280944" calcext:value-type="float">
            <text:p>0,0297067425</text:p>
          </table:table-cell>
          <table:table-cell office:value-type="float" office:value="0.0439403771009626" calcext:value-type="float">
            <text:p>0,0439403771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9408121543953" calcext:value-type="float">
            <text:p>0,3940812154</text:p>
          </table:table-cell>
          <table:table-cell office:value-type="float" office:value="0.451922468274813" calcext:value-type="float">
            <text:p>0,4519224683</text:p>
          </table:table-cell>
          <table:table-cell office:value-type="float" office:value="0.403306546643231" calcext:value-type="float">
            <text:p>0,4033065466</text:p>
          </table:table-cell>
          <table:table-cell office:value-type="float" office:value="0.441255182632267" calcext:value-type="float">
            <text:p>0,4412551826</text:p>
          </table:table-cell>
          <table:table-cell office:value-type="float" office:value="7.11759456732353" calcext:value-type="float">
            <text:p>7,1175945673</text:p>
          </table:table-cell>
          <table:table-cell office:value-type="float" office:value="11.7171565200696" calcext:value-type="float">
            <text:p>11,7171565201</text:p>
          </table:table-cell>
          <table:table-cell office:value-type="float" office:value="7.8898133093307" calcext:value-type="float">
            <text:p>7,8898133093</text:p>
          </table:table-cell>
          <table:table-cell office:value-type="float" office:value="9.97532257205709" calcext:value-type="float">
            <text:p>9,9753225721</text:p>
          </table:table-cell>
          <table:table-cell office:value-type="float" office:value="0.235674960178625" calcext:value-type="float">
            <text:p>0,2356749602</text:p>
          </table:table-cell>
          <table:table-cell office:value-type="float" office:value="0.271067965130769" calcext:value-type="float">
            <text:p>0,2710679651</text:p>
          </table:table-cell>
          <table:table-cell office:value-type="float" office:value="0.241761828045318" calcext:value-type="float">
            <text:p>0,241761828</text:p>
          </table:table-cell>
          <table:table-cell office:value-type="float" office:value="0.261589483403254" calcext:value-type="float">
            <text:p>0,2615894834</text:p>
          </table:table-cell>
          <table:table-cell office:value-type="float" office:value="0.0384648286666895" calcext:value-type="float">
            <text:p>0,0384648287</text:p>
          </table:table-cell>
          <table:table-cell office:value-type="float" office:value="0.0355356520686638" calcext:value-type="float">
            <text:p>0,0355356521</text:p>
          </table:table-cell>
          <table:table-cell office:value-type="float" office:value="0.0307386307114612" calcext:value-type="float">
            <text:p>0,0307386307</text:p>
          </table:table-cell>
          <table:table-cell office:value-type="float" office:value="0.0460992999203209" calcext:value-type="float">
            <text:p>0,0460992999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4466642780307" calcext:value-type="float">
            <text:p>0,3944666428</text:p>
          </table:table-cell>
          <table:table-cell office:value-type="float" office:value="0.452666593864659" calcext:value-type="float">
            <text:p>0,4526665939</text:p>
          </table:table-cell>
          <table:table-cell office:value-type="float" office:value="0.405572706216073" calcext:value-type="float">
            <text:p>0,4055727062</text:p>
          </table:table-cell>
          <table:table-cell office:value-type="float" office:value="0.437889392887216" calcext:value-type="float">
            <text:p>0,4378893929</text:p>
          </table:table-cell>
          <table:table-cell office:value-type="float" office:value="6.88378479575579" calcext:value-type="float">
            <text:p>6,8837847958</text:p>
          </table:table-cell>
          <table:table-cell office:value-type="float" office:value="10.694710395823" calcext:value-type="float">
            <text:p>10,6947103958</text:p>
          </table:table-cell>
          <table:table-cell office:value-type="float" office:value="8.04420901948576" calcext:value-type="float">
            <text:p>8,0442090195</text:p>
          </table:table-cell>
          <table:table-cell office:value-type="float" office:value="8.86745468050027" calcext:value-type="float">
            <text:p>8,8674546805</text:p>
          </table:table-cell>
          <table:table-cell office:value-type="float" office:value="0.235542118540247" calcext:value-type="float">
            <text:p>0,2355421185</text:p>
          </table:table-cell>
          <table:table-cell office:value-type="float" office:value="0.270610246374281" calcext:value-type="float">
            <text:p>0,2706102464</text:p>
          </table:table-cell>
          <table:table-cell office:value-type="float" office:value="0.242079321237932" calcext:value-type="float">
            <text:p>0,2420793212</text:p>
          </table:table-cell>
          <table:table-cell office:value-type="float" office:value="0.260501669589734" calcext:value-type="float">
            <text:p>0,2605016696</text:p>
          </table:table-cell>
          <table:table-cell office:value-type="float" office:value="0.0409186838189342" calcext:value-type="float">
            <text:p>0,0409186838</text:p>
          </table:table-cell>
          <table:table-cell office:value-type="float" office:value="0.0370607101947055" calcext:value-type="float">
            <text:p>0,0370607102</text:p>
          </table:table-cell>
          <table:table-cell office:value-type="float" office:value="0.0327001065626986" calcext:value-type="float">
            <text:p>0,0327001066</text:p>
          </table:table-cell>
          <table:table-cell office:value-type="float" office:value="0.048267491929669" calcext:value-type="float">
            <text:p>0,0482674919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0905480082" calcext:value-type="float">
            <text:p>0,3909054801</text:p>
          </table:table-cell>
          <table:table-cell office:value-type="float" office:value="0.453306289893447" calcext:value-type="float">
            <text:p>0,4533062899</text:p>
          </table:table-cell>
          <table:table-cell office:value-type="float" office:value="0.404567342025843" calcext:value-type="float">
            <text:p>0,404567342</text:p>
          </table:table-cell>
          <table:table-cell office:value-type="float" office:value="0.434929825135036" calcext:value-type="float">
            <text:p>0,4349298251</text:p>
          </table:table-cell>
          <table:table-cell office:value-type="float" office:value="6.73561089944096" calcext:value-type="float">
            <text:p>6,7356108994</text:p>
          </table:table-cell>
          <table:table-cell office:value-type="float" office:value="10.9870105216585" calcext:value-type="float">
            <text:p>10,9870105217</text:p>
          </table:table-cell>
          <table:table-cell office:value-type="float" office:value="8.05336632357925" calcext:value-type="float">
            <text:p>8,0533663236</text:p>
          </table:table-cell>
          <table:table-cell office:value-type="float" office:value="8.99273112892847" calcext:value-type="float">
            <text:p>8,9927311289</text:p>
          </table:table-cell>
          <table:table-cell office:value-type="float" office:value="0.226781895461996" calcext:value-type="float">
            <text:p>0,2267818955</text:p>
          </table:table-cell>
          <table:table-cell office:value-type="float" office:value="0.258921551863063" calcext:value-type="float">
            <text:p>0,2589215519</text:p>
          </table:table-cell>
          <table:table-cell office:value-type="float" office:value="0.2346540374453" calcext:value-type="float">
            <text:p>0,2346540374</text:p>
          </table:table-cell>
          <table:table-cell office:value-type="float" office:value="0.246897837122448" calcext:value-type="float">
            <text:p>0,2468978371</text:p>
          </table:table-cell>
          <table:table-cell office:value-type="float" office:value="0.0401623241090885" calcext:value-type="float">
            <text:p>0,0401623241</text:p>
          </table:table-cell>
          <table:table-cell office:value-type="float" office:value="0.0362412796266915" calcext:value-type="float">
            <text:p>0,0362412796</text:p>
          </table:table-cell>
          <table:table-cell office:value-type="float" office:value="0.0311810678286741" calcext:value-type="float">
            <text:p>0,0311810678</text:p>
          </table:table-cell>
          <table:table-cell office:value-type="float" office:value="0.0484391569755425" calcext:value-type="float">
            <text:p>0,048439157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5166118030209" calcext:value-type="float">
            <text:p>0,395166118</text:p>
          </table:table-cell>
          <table:table-cell office:value-type="float" office:value="0.450362793386462" calcext:value-type="float">
            <text:p>0,4503627934</text:p>
          </table:table-cell>
          <table:table-cell office:value-type="float" office:value="0.405230375175024" calcext:value-type="float">
            <text:p>0,4052303752</text:p>
          </table:table-cell>
          <table:table-cell office:value-type="float" office:value="0.436696532241969" calcext:value-type="float">
            <text:p>0,4366965322</text:p>
          </table:table-cell>
          <table:table-cell office:value-type="float" office:value="6.78393316442343" calcext:value-type="float">
            <text:p>6,7839331644</text:p>
          </table:table-cell>
          <table:table-cell office:value-type="float" office:value="11.0498264087403" calcext:value-type="float">
            <text:p>11,0498264087</text:p>
          </table:table-cell>
          <table:table-cell office:value-type="float" office:value="7.89629202273488" calcext:value-type="float">
            <text:p>7,8962920227</text:p>
          </table:table-cell>
          <table:table-cell office:value-type="float" office:value="9.23589108845801" calcext:value-type="float">
            <text:p>9,2358910885</text:p>
          </table:table-cell>
          <table:table-cell office:value-type="float" office:value="0.231242033611711" calcext:value-type="float">
            <text:p>0,2312420336</text:p>
          </table:table-cell>
          <table:table-cell office:value-type="float" office:value="0.260160761646722" calcext:value-type="float">
            <text:p>0,2601607616</text:p>
          </table:table-cell>
          <table:table-cell office:value-type="float" office:value="0.236948217415363" calcext:value-type="float">
            <text:p>0,2369482174</text:p>
          </table:table-cell>
          <table:table-cell office:value-type="float" office:value="0.251483223769005" calcext:value-type="float">
            <text:p>0,2514832238</text:p>
          </table:table-cell>
          <table:table-cell office:value-type="float" office:value="0.0399597224384465" calcext:value-type="float">
            <text:p>0,0399597224</text:p>
          </table:table-cell>
          <table:table-cell office:value-type="float" office:value="0.0381003771701607" calcext:value-type="float">
            <text:p>0,0381003772</text:p>
          </table:table-cell>
          <table:table-cell office:value-type="float" office:value="0.0322774409171784" calcext:value-type="float">
            <text:p>0,0322774409</text:p>
          </table:table-cell>
          <table:table-cell office:value-type="float" office:value="0.0485473352192528" calcext:value-type="float">
            <text:p>0,0485473352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6166880830594" calcext:value-type="float">
            <text:p>0,3961668808</text:p>
          </table:table-cell>
          <table:table-cell office:value-type="float" office:value="0.449571759543834" calcext:value-type="float">
            <text:p>0,4495717595</text:p>
          </table:table-cell>
          <table:table-cell office:value-type="float" office:value="0.405776425759833" calcext:value-type="float">
            <text:p>0,4057764258</text:p>
          </table:table-cell>
          <table:table-cell office:value-type="float" office:value="0.436581679603831" calcext:value-type="float">
            <text:p>0,4365816796</text:p>
          </table:table-cell>
          <table:table-cell office:value-type="float" office:value="6.99395256752409" calcext:value-type="float">
            <text:p>6,9939525675</text:p>
          </table:table-cell>
          <table:table-cell office:value-type="float" office:value="10.7634028109741" calcext:value-type="float">
            <text:p>10,763402811</text:p>
          </table:table-cell>
          <table:table-cell office:value-type="float" office:value="8.06186124505678" calcext:value-type="float">
            <text:p>8,0618612451</text:p>
          </table:table-cell>
          <table:table-cell office:value-type="float" office:value="9.35949390387692" calcext:value-type="float">
            <text:p>9,3594939039</text:p>
          </table:table-cell>
          <table:table-cell office:value-type="float" office:value="0.225182525873765" calcext:value-type="float">
            <text:p>0,2251825259</text:p>
          </table:table-cell>
          <table:table-cell office:value-type="float" office:value="0.250983892797348" calcext:value-type="float">
            <text:p>0,2509838928</text:p>
          </table:table-cell>
          <table:table-cell office:value-type="float" office:value="0.230632508654814" calcext:value-type="float">
            <text:p>0,2306325087</text:p>
          </table:table-cell>
          <table:table-cell office:value-type="float" office:value="0.242740700496668" calcext:value-type="float">
            <text:p>0,2427407005</text:p>
          </table:table-cell>
          <table:table-cell office:value-type="float" office:value="0.038655084187781" calcext:value-type="float">
            <text:p>0,0386550842</text:p>
          </table:table-cell>
          <table:table-cell office:value-type="float" office:value="0.0367871735351508" calcext:value-type="float">
            <text:p>0,0367871735</text:p>
          </table:table-cell>
          <table:table-cell office:value-type="float" office:value="0.0319714173137142" calcext:value-type="float">
            <text:p>0,0319714173</text:p>
          </table:table-cell>
          <table:table-cell office:value-type="float" office:value="0.045919028472348" calcext:value-type="float">
            <text:p>0,0459190285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6574513294828" calcext:value-type="float">
            <text:p>0,3965745133</text:p>
          </table:table-cell>
          <table:table-cell office:value-type="float" office:value="0.454242479385098" calcext:value-type="float">
            <text:p>0,4542424794</text:p>
          </table:table-cell>
          <table:table-cell office:value-type="float" office:value="0.406388907950326" calcext:value-type="float">
            <text:p>0,406388908</text:p>
          </table:table-cell>
          <table:table-cell office:value-type="float" office:value="0.441950785339385" calcext:value-type="float">
            <text:p>0,4419507853</text:p>
          </table:table-cell>
          <table:table-cell office:value-type="float" office:value="6.87934126455228" calcext:value-type="float">
            <text:p>6,8793412646</text:p>
          </table:table-cell>
          <table:table-cell office:value-type="float" office:value="10.5631616159141" calcext:value-type="float">
            <text:p>10,5631616159</text:p>
          </table:table-cell>
          <table:table-cell office:value-type="float" office:value="7.85271725634014" calcext:value-type="float">
            <text:p>7,8527172563</text:p>
          </table:table-cell>
          <table:table-cell office:value-type="float" office:value="9.14998768204445" calcext:value-type="float">
            <text:p>9,149987682</text:p>
          </table:table-cell>
          <table:table-cell office:value-type="float" office:value="0.233762691161476" calcext:value-type="float">
            <text:p>0,2337626912</text:p>
          </table:table-cell>
          <table:table-cell office:value-type="float" office:value="0.265597384661606" calcext:value-type="float">
            <text:p>0,2655973847</text:p>
          </table:table-cell>
          <table:table-cell office:value-type="float" office:value="0.239624854908267" calcext:value-type="float">
            <text:p>0,2396248549</text:p>
          </table:table-cell>
          <table:table-cell office:value-type="float" office:value="0.256579865456123" calcext:value-type="float">
            <text:p>0,2565798655</text:p>
          </table:table-cell>
          <table:table-cell office:value-type="float" office:value="0.0397560622004902" calcext:value-type="float">
            <text:p>0,0397560622</text:p>
          </table:table-cell>
          <table:table-cell office:value-type="float" office:value="0.0373384228940379" calcext:value-type="float">
            <text:p>0,0373384229</text:p>
          </table:table-cell>
          <table:table-cell office:value-type="float" office:value="0.0335156772777702" calcext:value-type="float">
            <text:p>0,0335156773</text:p>
          </table:table-cell>
          <table:table-cell office:value-type="float" office:value="0.0458684888740712" calcext:value-type="float">
            <text:p>0,0458684889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9838920056457" calcext:value-type="float">
            <text:p>0,3998389201</text:p>
          </table:table-cell>
          <table:table-cell office:value-type="float" office:value="0.46043955555297" calcext:value-type="float">
            <text:p>0,4604395556</text:p>
          </table:table-cell>
          <table:table-cell office:value-type="float" office:value="0.412555453914345" calcext:value-type="float">
            <text:p>0,4125554539</text:p>
          </table:table-cell>
          <table:table-cell office:value-type="float" office:value="0.442720918289472" calcext:value-type="float">
            <text:p>0,4427209183</text:p>
          </table:table-cell>
          <table:table-cell office:value-type="float" office:value="6.97584465520542" calcext:value-type="float">
            <text:p>6,9758446552</text:p>
          </table:table-cell>
          <table:table-cell office:value-type="float" office:value="11.5847328407106" calcext:value-type="float">
            <text:p>11,5847328407</text:p>
          </table:table-cell>
          <table:table-cell office:value-type="float" office:value="8.21707937444373" calcext:value-type="float">
            <text:p>8,2170793744</text:p>
          </table:table-cell>
          <table:table-cell office:value-type="float" office:value="9.32758251035134" calcext:value-type="float">
            <text:p>9,3275825104</text:p>
          </table:table-cell>
          <table:table-cell office:value-type="float" office:value="0.230800087082196" calcext:value-type="float">
            <text:p>0,2308000871</text:p>
          </table:table-cell>
          <table:table-cell office:value-type="float" office:value="0.26160479839181" calcext:value-type="float">
            <text:p>0,2616047984</text:p>
          </table:table-cell>
          <table:table-cell office:value-type="float" office:value="0.23821497710262" calcext:value-type="float">
            <text:p>0,2382149771</text:p>
          </table:table-cell>
          <table:table-cell office:value-type="float" office:value="0.250237952324495" calcext:value-type="float">
            <text:p>0,2502379523</text:p>
          </table:table-cell>
          <table:table-cell office:value-type="float" office:value="0.0390597891096957" calcext:value-type="float">
            <text:p>0,0390597891</text:p>
          </table:table-cell>
          <table:table-cell office:value-type="float" office:value="0.0343534264361898" calcext:value-type="float">
            <text:p>0,0343534264</text:p>
          </table:table-cell>
          <table:table-cell office:value-type="float" office:value="0.030639529809105" calcext:value-type="float">
            <text:p>0,0306395298</text:p>
          </table:table-cell>
          <table:table-cell office:value-type="float" office:value="0.0459470860314068" calcext:value-type="float">
            <text:p>0,045947086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2262908831053" calcext:value-type="float">
            <text:p>0,4022629088</text:p>
          </table:table-cell>
          <table:table-cell office:value-type="float" office:value="0.457277926359895" calcext:value-type="float">
            <text:p>0,4572779264</text:p>
          </table:table-cell>
          <table:table-cell office:value-type="float" office:value="0.411434802055034" calcext:value-type="float">
            <text:p>0,4114348021</text:p>
          </table:table-cell>
          <table:table-cell office:value-type="float" office:value="0.44589642247942" calcext:value-type="float">
            <text:p>0,4458964225</text:p>
          </table:table-cell>
          <table:table-cell office:value-type="float" office:value="7.16325004025683" calcext:value-type="float">
            <text:p>7,1632500403</text:p>
          </table:table-cell>
          <table:table-cell office:value-type="float" office:value="11.0127004252071" calcext:value-type="float">
            <text:p>11,0127004252</text:p>
          </table:table-cell>
          <table:table-cell office:value-type="float" office:value="8.16155641011078" calcext:value-type="float">
            <text:p>8,1615564101</text:p>
          </table:table-cell>
          <table:table-cell office:value-type="float" office:value="9.4736841916556" calcext:value-type="float">
            <text:p>9,4736841917</text:p>
          </table:table-cell>
          <table:table-cell office:value-type="float" office:value="0.227887254285157" calcext:value-type="float">
            <text:p>0,2278872543</text:p>
          </table:table-cell>
          <table:table-cell office:value-type="float" office:value="0.253237209565143" calcext:value-type="float">
            <text:p>0,2532372096</text:p>
          </table:table-cell>
          <table:table-cell office:value-type="float" office:value="0.233422561731114" calcext:value-type="float">
            <text:p>0,2334225617</text:p>
          </table:table-cell>
          <table:table-cell office:value-type="float" office:value="0.244818088899342" calcext:value-type="float">
            <text:p>0,2448180889</text:p>
          </table:table-cell>
          <table:table-cell office:value-type="float" office:value="0.0392962399548933" calcext:value-type="float">
            <text:p>0,03929624</text:p>
          </table:table-cell>
          <table:table-cell office:value-type="float" office:value="0.0367293221191601" calcext:value-type="float">
            <text:p>0,0367293221</text:p>
          </table:table-cell>
          <table:table-cell office:value-type="float" office:value="0.0324530145765095" calcext:value-type="float">
            <text:p>0,0324530146</text:p>
          </table:table-cell>
          <table:table-cell office:value-type="float" office:value="0.04618215980097" calcext:value-type="float">
            <text:p>0,0461821598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03850977945412" calcext:value-type="float">
            <text:p>0,4038509779</text:p>
          </table:table-cell>
          <table:table-cell office:value-type="float" office:value="0.457506330554631" calcext:value-type="float">
            <text:p>0,4575063306</text:p>
          </table:table-cell>
          <table:table-cell office:value-type="float" office:value="0.412244179743739" calcext:value-type="float">
            <text:p>0,4122441797</text:p>
          </table:table-cell>
          <table:table-cell office:value-type="float" office:value="0.44680356796893" calcext:value-type="float">
            <text:p>0,446803568</text:p>
          </table:table-cell>
          <table:table-cell office:value-type="float" office:value="7.11258024713695" calcext:value-type="float">
            <text:p>7,1125802471</text:p>
          </table:table-cell>
          <table:table-cell office:value-type="float" office:value="11.1543254911326" calcext:value-type="float">
            <text:p>11,1543254911</text:p>
          </table:table-cell>
          <table:table-cell office:value-type="float" office:value="7.99682647508896" calcext:value-type="float">
            <text:p>7,9968264751</text:p>
          </table:table-cell>
          <table:table-cell office:value-type="float" office:value="9.90799337337213" calcext:value-type="float">
            <text:p>9,9079933734</text:p>
          </table:table-cell>
          <table:table-cell office:value-type="float" office:value="0.236134464179906" calcext:value-type="float">
            <text:p>0,2361344642</text:p>
          </table:table-cell>
          <table:table-cell office:value-type="float" office:value="0.267645061053327" calcext:value-type="float">
            <text:p>0,2676450611</text:p>
          </table:table-cell>
          <table:table-cell office:value-type="float" office:value="0.24163094298396" calcext:value-type="float">
            <text:p>0,241630943</text:p>
          </table:table-cell>
          <table:table-cell office:value-type="float" office:value="0.259171759558418" calcext:value-type="float">
            <text:p>0,2591717596</text:p>
          </table:table-cell>
          <table:table-cell office:value-type="float" office:value="0.0365097362033964" calcext:value-type="float">
            <text:p>0,0365097362</text:p>
          </table:table-cell>
          <table:table-cell office:value-type="float" office:value="0.0348854239890083" calcext:value-type="float">
            <text:p>0,034885424</text:p>
          </table:table-cell>
          <table:table-cell office:value-type="float" office:value="0.0297125183315184" calcext:value-type="float">
            <text:p>0,0297125183</text:p>
          </table:table-cell>
          <table:table-cell office:value-type="float" office:value="0.0441825722062069" calcext:value-type="float">
            <text:p>0,044182572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04454816449823" calcext:value-type="float">
            <text:p>0,4044548164</text:p>
          </table:table-cell>
          <table:table-cell office:value-type="float" office:value="0.457058717477864" calcext:value-type="float">
            <text:p>0,4570587175</text:p>
          </table:table-cell>
          <table:table-cell office:value-type="float" office:value="0.411822277981152" calcext:value-type="float">
            <text:p>0,411822278</text:p>
          </table:table-cell>
          <table:table-cell office:value-type="float" office:value="0.447628377151408" calcext:value-type="float">
            <text:p>0,4476283772</text:p>
          </table:table-cell>
          <table:table-cell office:value-type="float" office:value="6.86434620819473" calcext:value-type="float">
            <text:p>6,8643462082</text:p>
          </table:table-cell>
          <table:table-cell office:value-type="float" office:value="10.4665741561704" calcext:value-type="float">
            <text:p>10,4665741562</text:p>
          </table:table-cell>
          <table:table-cell office:value-type="float" office:value="7.72498988105088" calcext:value-type="float">
            <text:p>7,7249898811</text:p>
          </table:table-cell>
          <table:table-cell office:value-type="float" office:value="9.69021745213939" calcext:value-type="float">
            <text:p>9,6902174521</text:p>
          </table:table-cell>
          <table:table-cell office:value-type="float" office:value="0.23011771484049" calcext:value-type="float">
            <text:p>0,2301177148</text:p>
          </table:table-cell>
          <table:table-cell office:value-type="float" office:value="0.255881659209048" calcext:value-type="float">
            <text:p>0,2558816592</text:p>
          </table:table-cell>
          <table:table-cell office:value-type="float" office:value="0.235539407304354" calcext:value-type="float">
            <text:p>0,2355394073</text:p>
          </table:table-cell>
          <table:table-cell office:value-type="float" office:value="0.247636507714504" calcext:value-type="float">
            <text:p>0,2476365077</text:p>
          </table:table-cell>
          <table:table-cell office:value-type="float" office:value="0.039513744790782" calcext:value-type="float">
            <text:p>0,0395137448</text:p>
          </table:table-cell>
          <table:table-cell office:value-type="float" office:value="0.0373361738052624" calcext:value-type="float">
            <text:p>0,0373361738</text:p>
          </table:table-cell>
          <table:table-cell office:value-type="float" office:value="0.0322975139625776" calcext:value-type="float">
            <text:p>0,032297514</text:p>
          </table:table-cell>
          <table:table-cell office:value-type="float" office:value="0.0472767475828759" calcext:value-type="float">
            <text:p>0,0472767476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9778062625699" calcext:value-type="float">
            <text:p>0,3997780626</text:p>
          </table:table-cell>
          <table:table-cell office:value-type="float" office:value="0.453883905966051" calcext:value-type="float">
            <text:p>0,453883906</text:p>
          </table:table-cell>
          <table:table-cell office:value-type="float" office:value="0.40986665745171" calcext:value-type="float">
            <text:p>0,4098666575</text:p>
          </table:table-cell>
          <table:table-cell office:value-type="float" office:value="0.440458614322961" calcext:value-type="float">
            <text:p>0,4404586143</text:p>
          </table:table-cell>
          <table:table-cell office:value-type="float" office:value="6.764081631492" calcext:value-type="float">
            <text:p>6,7640816315</text:p>
          </table:table-cell>
          <table:table-cell office:value-type="float" office:value="10.1524337140741" calcext:value-type="float">
            <text:p>10,1524337141</text:p>
          </table:table-cell>
          <table:table-cell office:value-type="float" office:value="7.74743441324257" calcext:value-type="float">
            <text:p>7,7474344132</text:p>
          </table:table-cell>
          <table:table-cell office:value-type="float" office:value="8.80565770498381" calcext:value-type="float">
            <text:p>8,805657705</text:p>
          </table:table-cell>
          <table:table-cell office:value-type="float" office:value="0.230871675926356" calcext:value-type="float">
            <text:p>0,2308716759</text:p>
          </table:table-cell>
          <table:table-cell office:value-type="float" office:value="0.261539831938784" calcext:value-type="float">
            <text:p>0,2615398319</text:p>
          </table:table-cell>
          <table:table-cell office:value-type="float" office:value="0.236984124037931" calcext:value-type="float">
            <text:p>0,236984124</text:p>
          </table:table-cell>
          <table:table-cell office:value-type="float" office:value="0.25216708959908" calcext:value-type="float">
            <text:p>0,2521670896</text:p>
          </table:table-cell>
          <table:table-cell office:value-type="float" office:value="0.0418989241086148" calcext:value-type="float">
            <text:p>0,0418989241</text:p>
          </table:table-cell>
          <table:table-cell office:value-type="float" office:value="0.0419136801231652" calcext:value-type="float">
            <text:p>0,0419136801</text:p>
          </table:table-cell>
          <table:table-cell office:value-type="float" office:value="0.0354909730173185" calcext:value-type="float">
            <text:p>0,035490973</text:p>
          </table:table-cell>
          <table:table-cell office:value-type="float" office:value="0.0505878712904113" calcext:value-type="float">
            <text:p>0,0505878713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07282343659981" calcext:value-type="float">
            <text:p>0,4072823437</text:p>
          </table:table-cell>
          <table:table-cell office:value-type="float" office:value="0.461427761118479" calcext:value-type="float">
            <text:p>0,4614277611</text:p>
          </table:table-cell>
          <table:table-cell office:value-type="float" office:value="0.41550663055811" calcext:value-type="float">
            <text:p>0,4155066306</text:p>
          </table:table-cell>
          <table:table-cell office:value-type="float" office:value="0.450959718675123" calcext:value-type="float">
            <text:p>0,4509597187</text:p>
          </table:table-cell>
          <table:table-cell office:value-type="float" office:value="6.71552913659954" calcext:value-type="float">
            <text:p>6,7155291366</text:p>
          </table:table-cell>
          <table:table-cell office:value-type="float" office:value="11.2843684256807" calcext:value-type="float">
            <text:p>11,2843684257</text:p>
          </table:table-cell>
          <table:table-cell office:value-type="float" office:value="7.55839803536633" calcext:value-type="float">
            <text:p>7,5583980354</text:p>
          </table:table-cell>
          <table:table-cell office:value-type="float" office:value="9.82167080285071" calcext:value-type="float">
            <text:p>9,8216708029</text:p>
          </table:table-cell>
          <table:table-cell office:value-type="float" office:value="0.239002937880084" calcext:value-type="float">
            <text:p>0,2390029379</text:p>
          </table:table-cell>
          <table:table-cell office:value-type="float" office:value="0.27207568466355" calcext:value-type="float">
            <text:p>0,2720756847</text:p>
          </table:table-cell>
          <table:table-cell office:value-type="float" office:value="0.244112949426283" calcext:value-type="float">
            <text:p>0,2441129494</text:p>
          </table:table-cell>
          <table:table-cell office:value-type="float" office:value="0.264108062639197" calcext:value-type="float">
            <text:p>0,2641080626</text:p>
          </table:table-cell>
          <table:table-cell office:value-type="float" office:value="0.0386636565144558" calcext:value-type="float">
            <text:p>0,0386636565</text:p>
          </table:table-cell>
          <table:table-cell office:value-type="float" office:value="0.0388450230665879" calcext:value-type="float">
            <text:p>0,0388450231</text:p>
          </table:table-cell>
          <table:table-cell office:value-type="float" office:value="0.0326999901110903" calcext:value-type="float">
            <text:p>0,0326999901</text:p>
          </table:table-cell>
          <table:table-cell office:value-type="float" office:value="0.0470090926568512" calcext:value-type="float">
            <text:p>0,0470090927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11746352954185" calcext:value-type="float">
            <text:p>0,411746353</text:p>
          </table:table-cell>
          <table:table-cell office:value-type="float" office:value="0.460603682329122" calcext:value-type="float">
            <text:p>0,4606036823</text:p>
          </table:table-cell>
          <table:table-cell office:value-type="float" office:value="0.417070852679107" calcext:value-type="float">
            <text:p>0,4170708527</text:p>
          </table:table-cell>
          <table:table-cell office:value-type="float" office:value="0.455183084204196" calcext:value-type="float">
            <text:p>0,4551830842</text:p>
          </table:table-cell>
          <table:table-cell office:value-type="float" office:value="7.35582153038374" calcext:value-type="float">
            <text:p>7,3558215304</text:p>
          </table:table-cell>
          <table:table-cell office:value-type="float" office:value="10.9959736374157" calcext:value-type="float">
            <text:p>10,9959736374</text:p>
          </table:table-cell>
          <table:table-cell office:value-type="float" office:value="7.86571139596196" calcext:value-type="float">
            <text:p>7,865711396</text:p>
          </table:table-cell>
          <table:table-cell office:value-type="float" office:value="10.7684508185842" calcext:value-type="float">
            <text:p>10,7684508186</text:p>
          </table:table-cell>
          <table:table-cell office:value-type="float" office:value="0.24689533655485" calcext:value-type="float">
            <text:p>0,2468953366</text:p>
          </table:table-cell>
          <table:table-cell office:value-type="float" office:value="0.284773936074587" calcext:value-type="float">
            <text:p>0,2847739361</text:p>
          </table:table-cell>
          <table:table-cell office:value-type="float" office:value="0.251795939298031" calcext:value-type="float">
            <text:p>0,2517959393</text:p>
          </table:table-cell>
          <table:table-cell office:value-type="float" office:value="0.277004297301308" calcext:value-type="float">
            <text:p>0,2770042973</text:p>
          </table:table-cell>
          <table:table-cell office:value-type="float" office:value="0.0361430698511793" calcext:value-type="float">
            <text:p>0,0361430699</text:p>
          </table:table-cell>
          <table:table-cell office:value-type="float" office:value="0.0341376466969198" calcext:value-type="float">
            <text:p>0,0341376467</text:p>
          </table:table-cell>
          <table:table-cell office:value-type="float" office:value="0.0300181384704406" calcext:value-type="float">
            <text:p>0,0300181385</text:p>
          </table:table-cell>
          <table:table-cell office:value-type="float" office:value="0.0426122044670124" calcext:value-type="float">
            <text:p>0,0426122045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10859750512355" calcext:value-type="float">
            <text:p>0,4108597505</text:p>
          </table:table-cell>
          <table:table-cell office:value-type="float" office:value="0.462856531988518" calcext:value-type="float">
            <text:p>0,462856532</text:p>
          </table:table-cell>
          <table:table-cell office:value-type="float" office:value="0.417175448624605" calcext:value-type="float">
            <text:p>0,4171754486</text:p>
          </table:table-cell>
          <table:table-cell office:value-type="float" office:value="0.455299377708649" calcext:value-type="float">
            <text:p>0,4552993777</text:p>
          </table:table-cell>
          <table:table-cell office:value-type="float" office:value="7.72883229527036" calcext:value-type="float">
            <text:p>7,7288322953</text:p>
          </table:table-cell>
          <table:table-cell office:value-type="float" office:value="11.3502870089424" calcext:value-type="float">
            <text:p>11,3502870089</text:p>
          </table:table-cell>
          <table:table-cell office:value-type="float" office:value="8.36066015912446" calcext:value-type="float">
            <text:p>8,3606601591</text:p>
          </table:table-cell>
          <table:table-cell office:value-type="float" office:value="10.4404711260274" calcext:value-type="float">
            <text:p>10,440471126</text:p>
          </table:table-cell>
          <table:table-cell office:value-type="float" office:value="0.25212174857301" calcext:value-type="float">
            <text:p>0,2521217486</text:p>
          </table:table-cell>
          <table:table-cell office:value-type="float" office:value="0.293132725679429" calcext:value-type="float">
            <text:p>0,2931327257</text:p>
          </table:table-cell>
          <table:table-cell office:value-type="float" office:value="0.257551258354008" calcext:value-type="float">
            <text:p>0,2575512584</text:p>
          </table:table-cell>
          <table:table-cell office:value-type="float" office:value="0.28449564799579" calcext:value-type="float">
            <text:p>0,284495648</text:p>
          </table:table-cell>
          <table:table-cell office:value-type="float" office:value="0.0365697428216902" calcext:value-type="float">
            <text:p>0,0365697428</text:p>
          </table:table-cell>
          <table:table-cell office:value-type="float" office:value="0.0340644633938244" calcext:value-type="float">
            <text:p>0,0340644634</text:p>
          </table:table-cell>
          <table:table-cell office:value-type="float" office:value="0.030338174432759" calcext:value-type="float">
            <text:p>0,0303381744</text:p>
          </table:table-cell>
          <table:table-cell office:value-type="float" office:value="0.0426652426854439" calcext:value-type="float">
            <text:p>0,0426652427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03439793163579" calcext:value-type="float">
            <text:p>0,4034397932</text:p>
          </table:table-cell>
          <table:table-cell office:value-type="float" office:value="0.457097533111778" calcext:value-type="float">
            <text:p>0,4570975331</text:p>
          </table:table-cell>
          <table:table-cell office:value-type="float" office:value="0.412761001173138" calcext:value-type="float">
            <text:p>0,4127610012</text:p>
          </table:table-cell>
          <table:table-cell office:value-type="float" office:value="0.444194302075307" calcext:value-type="float">
            <text:p>0,4441943021</text:p>
          </table:table-cell>
          <table:table-cell office:value-type="float" office:value="7.18173363093336" calcext:value-type="float">
            <text:p>7,1817336309</text:p>
          </table:table-cell>
          <table:table-cell office:value-type="float" office:value="11.8904010800236" calcext:value-type="float">
            <text:p>11,89040108</text:p>
          </table:table-cell>
          <table:table-cell office:value-type="float" office:value="8.31424026691615" calcext:value-type="float">
            <text:p>8,3142402669</text:p>
          </table:table-cell>
          <table:table-cell office:value-type="float" office:value="10.2866306844642" calcext:value-type="float">
            <text:p>10,2866306845</text:p>
          </table:table-cell>
          <table:table-cell office:value-type="float" office:value="0.237807160736408" calcext:value-type="float">
            <text:p>0,2378071607</text:p>
          </table:table-cell>
          <table:table-cell office:value-type="float" office:value="0.276029409864316" calcext:value-type="float">
            <text:p>0,2760294099</text:p>
          </table:table-cell>
          <table:table-cell office:value-type="float" office:value="0.244035730053425" calcext:value-type="float">
            <text:p>0,2440357301</text:p>
          </table:table-cell>
          <table:table-cell office:value-type="float" office:value="0.266174692508453" calcext:value-type="float">
            <text:p>0,2661746925</text:p>
          </table:table-cell>
          <table:table-cell office:value-type="float" office:value="0.0354166138375557" calcext:value-type="float">
            <text:p>0,0354166138</text:p>
          </table:table-cell>
          <table:table-cell office:value-type="float" office:value="0.0362476556593113" calcext:value-type="float">
            <text:p>0,0362476557</text:p>
          </table:table-cell>
          <table:table-cell office:value-type="float" office:value="0.0301368559826475" calcext:value-type="float">
            <text:p>0,030136856</text:p>
          </table:table-cell>
          <table:table-cell office:value-type="float" office:value="0.0434160963363661" calcext:value-type="float">
            <text:p>0,0434160963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8378928389198" calcext:value-type="float">
            <text:p>0,4083789284</text:p>
          </table:table-cell>
          <table:table-cell office:value-type="float" office:value="0.455004137499718" calcext:value-type="float">
            <text:p>0,4550041375</text:p>
          </table:table-cell>
          <table:table-cell office:value-type="float" office:value="0.413505235314386" calcext:value-type="float">
            <text:p>0,4135052353</text:p>
          </table:table-cell>
          <table:table-cell office:value-type="float" office:value="0.449187431316331" calcext:value-type="float">
            <text:p>0,4491874313</text:p>
          </table:table-cell>
          <table:table-cell office:value-type="float" office:value="7.09357122528935" calcext:value-type="float">
            <text:p>7,0935712253</text:p>
          </table:table-cell>
          <table:table-cell office:value-type="float" office:value="10.8502917099769" calcext:value-type="float">
            <text:p>10,85029171</text:p>
          </table:table-cell>
          <table:table-cell office:value-type="float" office:value="7.59740515219382" calcext:value-type="float">
            <text:p>7,5974051522</text:p>
          </table:table-cell>
          <table:table-cell office:value-type="float" office:value="9.9958996614865" calcext:value-type="float">
            <text:p>9,9958996615</text:p>
          </table:table-cell>
          <table:table-cell office:value-type="float" office:value="0.240085269745629" calcext:value-type="float">
            <text:p>0,2400852697</text:p>
          </table:table-cell>
          <table:table-cell office:value-type="float" office:value="0.273706359546011" calcext:value-type="float">
            <text:p>0,2737063595</text:p>
          </table:table-cell>
          <table:table-cell office:value-type="float" office:value="0.244591574688573" calcext:value-type="float">
            <text:p>0,2445915747</text:p>
          </table:table-cell>
          <table:table-cell office:value-type="float" office:value="0.266643120340715" calcext:value-type="float">
            <text:p>0,2666431203</text:p>
          </table:table-cell>
          <table:table-cell office:value-type="float" office:value="0.0353192441961116" calcext:value-type="float">
            <text:p>0,0353192442</text:p>
          </table:table-cell>
          <table:table-cell office:value-type="float" office:value="0.0358004863708724" calcext:value-type="float">
            <text:p>0,0358004864</text:p>
          </table:table-cell>
          <table:table-cell office:value-type="float" office:value="0.0303720604988069" calcext:value-type="float">
            <text:p>0,0303720605</text:p>
          </table:table-cell>
          <table:table-cell office:value-type="float" office:value="0.0425907989291021" calcext:value-type="float">
            <text:p>0,0425907989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03157174428135" calcext:value-type="float">
            <text:p>0,4031571744</text:p>
          </table:table-cell>
          <table:table-cell office:value-type="float" office:value="0.452882470394221" calcext:value-type="float">
            <text:p>0,4528824704</text:p>
          </table:table-cell>
          <table:table-cell office:value-type="float" office:value="0.408561836062024" calcext:value-type="float">
            <text:p>0,4085618361</text:p>
          </table:table-cell>
          <table:table-cell office:value-type="float" office:value="0.446437974745538" calcext:value-type="float">
            <text:p>0,4464379747</text:p>
          </table:table-cell>
          <table:table-cell office:value-type="float" office:value="6.95192733758606" calcext:value-type="float">
            <text:p>6,9519273376</text:p>
          </table:table-cell>
          <table:table-cell office:value-type="float" office:value="11.0730543641531" calcext:value-type="float">
            <text:p>11,0730543642</text:p>
          </table:table-cell>
          <table:table-cell office:value-type="float" office:value="7.31739486684276" calcext:value-type="float">
            <text:p>7,3173948668</text:p>
          </table:table-cell>
          <table:table-cell office:value-type="float" office:value="10.4649676148453" calcext:value-type="float">
            <text:p>10,4649676148</text:p>
          </table:table-cell>
          <table:table-cell office:value-type="float" office:value="0.238879184984936" calcext:value-type="float">
            <text:p>0,238879185</text:p>
          </table:table-cell>
          <table:table-cell office:value-type="float" office:value="0.273245863989402" calcext:value-type="float">
            <text:p>0,273245864</text:p>
          </table:table-cell>
          <table:table-cell office:value-type="float" office:value="0.243118691611176" calcext:value-type="float">
            <text:p>0,2431186916</text:p>
          </table:table-cell>
          <table:table-cell office:value-type="float" office:value="0.26661518042658" calcext:value-type="float">
            <text:p>0,2666151804</text:p>
          </table:table-cell>
          <table:table-cell office:value-type="float" office:value="0.0374200789686489" calcext:value-type="float">
            <text:p>0,037420079</text:p>
          </table:table-cell>
          <table:table-cell office:value-type="float" office:value="0.0377129069699257" calcext:value-type="float">
            <text:p>0,037712907</text:p>
          </table:table-cell>
          <table:table-cell office:value-type="float" office:value="0.0304597068303909" calcext:value-type="float">
            <text:p>0,0304597068</text:p>
          </table:table-cell>
          <table:table-cell office:value-type="float" office:value="0.0472238868579615" calcext:value-type="float">
            <text:p>0,0472238869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04300790181354" calcext:value-type="float">
            <text:p>0,4043007902</text:p>
          </table:table-cell>
          <table:table-cell office:value-type="float" office:value="0.461870894542574" calcext:value-type="float">
            <text:p>0,4618708945</text:p>
          </table:table-cell>
          <table:table-cell office:value-type="float" office:value="0.41094029062159" calcext:value-type="float">
            <text:p>0,4109402906</text:p>
          </table:table-cell>
          <table:table-cell office:value-type="float" office:value="0.453258605566841" calcext:value-type="float">
            <text:p>0,4532586056</text:p>
          </table:table-cell>
          <table:table-cell office:value-type="float" office:value="6.96045971702501" calcext:value-type="float">
            <text:p>6,960459717</text:p>
          </table:table-cell>
          <table:table-cell office:value-type="float" office:value="12.0971962449369" calcext:value-type="float">
            <text:p>12,0971962449</text:p>
          </table:table-cell>
          <table:table-cell office:value-type="float" office:value="7.64622090554287" calcext:value-type="float">
            <text:p>7,6462209055</text:p>
          </table:table-cell>
          <table:table-cell office:value-type="float" office:value="10.6831765263916" calcext:value-type="float">
            <text:p>10,6831765264</text:p>
          </table:table-cell>
          <table:table-cell office:value-type="float" office:value="0.240704474004679" calcext:value-type="float">
            <text:p>0,240704474</text:p>
          </table:table-cell>
          <table:table-cell office:value-type="float" office:value="0.282875226358519" calcext:value-type="float">
            <text:p>0,2828752264</text:p>
          </table:table-cell>
          <table:table-cell office:value-type="float" office:value="0.245139515636561" calcext:value-type="float">
            <text:p>0,2451395156</text:p>
          </table:table-cell>
          <table:table-cell office:value-type="float" office:value="0.275775256856078" calcext:value-type="float">
            <text:p>0,2757752569</text:p>
          </table:table-cell>
          <table:table-cell office:value-type="float" office:value="0.0362940798532822" calcext:value-type="float">
            <text:p>0,0362940799</text:p>
          </table:table-cell>
          <table:table-cell office:value-type="float" office:value="0.0369137629117948" calcext:value-type="float">
            <text:p>0,0369137629</text:p>
          </table:table-cell>
          <table:table-cell office:value-type="float" office:value="0.0297561361781595" calcext:value-type="float">
            <text:p>0,0297561362</text:p>
          </table:table-cell>
          <table:table-cell office:value-type="float" office:value="0.0458059455987126" calcext:value-type="float">
            <text:p>0,0458059456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07351783134713" calcext:value-type="float">
            <text:p>0,4073517831</text:p>
          </table:table-cell>
          <table:table-cell office:value-type="float" office:value="0.465071218059272" calcext:value-type="float">
            <text:p>0,4650712181</text:p>
          </table:table-cell>
          <table:table-cell office:value-type="float" office:value="0.415749553664125" calcext:value-type="float">
            <text:p>0,4157495537</text:p>
          </table:table-cell>
          <table:table-cell office:value-type="float" office:value="0.454983230693671" calcext:value-type="float">
            <text:p>0,4549832307</text:p>
          </table:table-cell>
          <table:table-cell office:value-type="float" office:value="7.25835630750036" calcext:value-type="float">
            <text:p>7,2583563075</text:p>
          </table:table-cell>
          <table:table-cell office:value-type="float" office:value="12.1200010192455" calcext:value-type="float">
            <text:p>12,1200010192</text:p>
          </table:table-cell>
          <table:table-cell office:value-type="float" office:value="8.09419619927879" calcext:value-type="float">
            <text:p>8,0941961993</text:p>
          </table:table-cell>
          <table:table-cell office:value-type="float" office:value="10.4283487184842" calcext:value-type="float">
            <text:p>10,4283487185</text:p>
          </table:table-cell>
          <table:table-cell office:value-type="float" office:value="0.248981728187617" calcext:value-type="float">
            <text:p>0,2489817282</text:p>
          </table:table-cell>
          <table:table-cell office:value-type="float" office:value="0.300181524981852" calcext:value-type="float">
            <text:p>0,300181525</text:p>
          </table:table-cell>
          <table:table-cell office:value-type="float" office:value="0.254630463701981" calcext:value-type="float">
            <text:p>0,2546304637</text:p>
          </table:table-cell>
          <table:table-cell office:value-type="float" office:value="0.290923391183524" calcext:value-type="float">
            <text:p>0,2909233912</text:p>
          </table:table-cell>
          <table:table-cell office:value-type="float" office:value="0.0355192637039361" calcext:value-type="float">
            <text:p>0,0355192637</text:p>
          </table:table-cell>
          <table:table-cell office:value-type="float" office:value="0.0355110507496798" calcext:value-type="float">
            <text:p>0,0355110507</text:p>
          </table:table-cell>
          <table:table-cell office:value-type="float" office:value="0.0292159576229802" calcext:value-type="float">
            <text:p>0,0292159576</text:p>
          </table:table-cell>
          <table:table-cell office:value-type="float" office:value="0.0440823989659952" calcext:value-type="float">
            <text:p>0,044082399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15209757718118" calcext:value-type="float">
            <text:p>0,4152097577</text:p>
          </table:table-cell>
          <table:table-cell office:value-type="float" office:value="0.462897618563831" calcext:value-type="float">
            <text:p>0,4628976186</text:p>
          </table:table-cell>
          <table:table-cell office:value-type="float" office:value="0.419632632174559" calcext:value-type="float">
            <text:p>0,4196326322</text:p>
          </table:table-cell>
          <table:table-cell office:value-type="float" office:value="0.45762378110207" calcext:value-type="float">
            <text:p>0,4576237811</text:p>
          </table:table-cell>
          <table:table-cell office:value-type="float" office:value="7.50137244123001" calcext:value-type="float">
            <text:p>7,5013724412</text:p>
          </table:table-cell>
          <table:table-cell office:value-type="float" office:value="11.0781277653713" calcext:value-type="float">
            <text:p>11,0781277654</text:p>
          </table:table-cell>
          <table:table-cell office:value-type="float" office:value="7.96551558529203" calcext:value-type="float">
            <text:p>7,9655155853</text:p>
          </table:table-cell>
          <table:table-cell office:value-type="float" office:value="10.3847090223858" calcext:value-type="float">
            <text:p>10,3847090224</text:p>
          </table:table-cell>
          <table:table-cell office:value-type="float" office:value="0.249402179908606" calcext:value-type="float">
            <text:p>0,2494021799</text:p>
          </table:table-cell>
          <table:table-cell office:value-type="float" office:value="0.291930662528839" calcext:value-type="float">
            <text:p>0,2919306625</text:p>
          </table:table-cell>
          <table:table-cell office:value-type="float" office:value="0.253690793749071" calcext:value-type="float">
            <text:p>0,2536907937</text:p>
          </table:table-cell>
          <table:table-cell office:value-type="float" office:value="0.285006270668659" calcext:value-type="float">
            <text:p>0,2850062707</text:p>
          </table:table-cell>
          <table:table-cell office:value-type="float" office:value="0.0370584339301303" calcext:value-type="float">
            <text:p>0,0370584339</text:p>
          </table:table-cell>
          <table:table-cell office:value-type="float" office:value="0.037095353967021" calcext:value-type="float">
            <text:p>0,037095354</text:p>
          </table:table-cell>
          <table:table-cell office:value-type="float" office:value="0.0302996985683078" calcext:value-type="float">
            <text:p>0,0302996986</text:p>
          </table:table-cell>
          <table:table-cell office:value-type="float" office:value="0.0464187610218502" calcext:value-type="float">
            <text:p>0,046418761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12043915847465" calcext:value-type="float">
            <text:p>0,4120439158</text:p>
          </table:table-cell>
          <table:table-cell office:value-type="float" office:value="0.461414308977601" calcext:value-type="float">
            <text:p>0,461414309</text:p>
          </table:table-cell>
          <table:table-cell office:value-type="float" office:value="0.416120341384274" calcext:value-type="float">
            <text:p>0,4161203414</text:p>
          </table:table-cell>
          <table:table-cell office:value-type="float" office:value="0.458763442754322" calcext:value-type="float">
            <text:p>0,4587634428</text:p>
          </table:table-cell>
          <table:table-cell office:value-type="float" office:value="7.46859828932851" calcext:value-type="float">
            <text:p>7,4685982893</text:p>
          </table:table-cell>
          <table:table-cell office:value-type="float" office:value="11.8395614501364" calcext:value-type="float">
            <text:p>11,8395614501</text:p>
          </table:table-cell>
          <table:table-cell office:value-type="float" office:value="7.6883156765242" calcext:value-type="float">
            <text:p>7,6883156765</text:p>
          </table:table-cell>
          <table:table-cell office:value-type="float" office:value="10.373148325201" calcext:value-type="float">
            <text:p>10,3731483252</text:p>
          </table:table-cell>
          <table:table-cell office:value-type="float" office:value="0.245126476127677" calcext:value-type="float">
            <text:p>0,2451264761</text:p>
          </table:table-cell>
          <table:table-cell office:value-type="float" office:value="0.28582292979265" calcext:value-type="float">
            <text:p>0,2858229298</text:p>
          </table:table-cell>
          <table:table-cell office:value-type="float" office:value="0.249089112046987" calcext:value-type="float">
            <text:p>0,249089112</text:p>
          </table:table-cell>
          <table:table-cell office:value-type="float" office:value="0.279423746045182" calcext:value-type="float">
            <text:p>0,279423746</text:p>
          </table:table-cell>
          <table:table-cell office:value-type="float" office:value="0.0405875154248579" calcext:value-type="float">
            <text:p>0,0405875154</text:p>
          </table:table-cell>
          <table:table-cell office:value-type="float" office:value="0.0391222544341113" calcext:value-type="float">
            <text:p>0,0391222544</text:p>
          </table:table-cell>
          <table:table-cell office:value-type="float" office:value="0.032832492601716" calcext:value-type="float">
            <text:p>0,0328324926</text:p>
          </table:table-cell>
          <table:table-cell office:value-type="float" office:value="0.0498876190430765" calcext:value-type="float">
            <text:p>0,049887619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1230007092888" calcext:value-type="float">
            <text:p>0,4123000709</text:p>
          </table:table-cell>
          <table:table-cell office:value-type="float" office:value="0.457472995771523" calcext:value-type="float">
            <text:p>0,4574729958</text:p>
          </table:table-cell>
          <table:table-cell office:value-type="float" office:value="0.416663403913625" calcext:value-type="float">
            <text:p>0,4166634039</text:p>
          </table:table-cell>
          <table:table-cell office:value-type="float" office:value="0.453141311980586" calcext:value-type="float">
            <text:p>0,453141312</text:p>
          </table:table-cell>
          <table:table-cell office:value-type="float" office:value="7.08991614119573" calcext:value-type="float">
            <text:p>7,0899161412</text:p>
          </table:table-cell>
          <table:table-cell office:value-type="float" office:value="11.2888711573667" calcext:value-type="float">
            <text:p>11,2888711574</text:p>
          </table:table-cell>
          <table:table-cell office:value-type="float" office:value="7.62739660505641" calcext:value-type="float">
            <text:p>7,6273966051</text:p>
          </table:table-cell>
          <table:table-cell office:value-type="float" office:value="10.5498462101275" calcext:value-type="float">
            <text:p>10,5498462101</text:p>
          </table:table-cell>
          <table:table-cell office:value-type="float" office:value="0.243381495439766" calcext:value-type="float">
            <text:p>0,2433814954</text:p>
          </table:table-cell>
          <table:table-cell office:value-type="float" office:value="0.281515939229935" calcext:value-type="float">
            <text:p>0,2815159392</text:p>
          </table:table-cell>
          <table:table-cell office:value-type="float" office:value="0.247013518631173" calcext:value-type="float">
            <text:p>0,2470135186</text:p>
          </table:table-cell>
          <table:table-cell office:value-type="float" office:value="0.275700839816763" calcext:value-type="float">
            <text:p>0,2757008398</text:p>
          </table:table-cell>
          <table:table-cell office:value-type="float" office:value="0.0344163586925431" calcext:value-type="float">
            <text:p>0,0344163587</text:p>
          </table:table-cell>
          <table:table-cell office:value-type="float" office:value="0.034296255388434" calcext:value-type="float">
            <text:p>0,0342962554</text:p>
          </table:table-cell>
          <table:table-cell office:value-type="float" office:value="0.0290787290161013" calcext:value-type="float">
            <text:p>0,029078729</text:p>
          </table:table-cell>
          <table:table-cell office:value-type="float" office:value="0.0416880387648729" calcext:value-type="float">
            <text:p>0,0416880388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05752533093099" calcext:value-type="float">
            <text:p>0,4057525331</text:p>
          </table:table-cell>
          <table:table-cell office:value-type="float" office:value="0.452181829704415" calcext:value-type="float">
            <text:p>0,4521818297</text:p>
          </table:table-cell>
          <table:table-cell office:value-type="float" office:value="0.412572292944888" calcext:value-type="float">
            <text:p>0,4125722929</text:p>
          </table:table-cell>
          <table:table-cell office:value-type="float" office:value="0.446280193753762" calcext:value-type="float">
            <text:p>0,4462801938</text:p>
          </table:table-cell>
          <table:table-cell office:value-type="float" office:value="6.72089098791035" calcext:value-type="float">
            <text:p>6,7208909879</text:p>
          </table:table-cell>
          <table:table-cell office:value-type="float" office:value="10.7428581293258" calcext:value-type="float">
            <text:p>10,7428581293</text:p>
          </table:table-cell>
          <table:table-cell office:value-type="float" office:value="7.04471940267106" calcext:value-type="float">
            <text:p>7,0447194027</text:p>
          </table:table-cell>
          <table:table-cell office:value-type="float" office:value="10.21628419349" calcext:value-type="float">
            <text:p>10,2162841935</text:p>
          </table:table-cell>
          <table:table-cell office:value-type="float" office:value="0.247643945367162" calcext:value-type="float">
            <text:p>0,2476439454</text:p>
          </table:table-cell>
          <table:table-cell office:value-type="float" office:value="0.288612821705526" calcext:value-type="float">
            <text:p>0,2886128217</text:p>
          </table:table-cell>
          <table:table-cell office:value-type="float" office:value="0.252165786569934" calcext:value-type="float">
            <text:p>0,2521657866</text:p>
          </table:table-cell>
          <table:table-cell office:value-type="float" office:value="0.281389190309269" calcext:value-type="float">
            <text:p>0,2813891903</text:p>
          </table:table-cell>
          <table:table-cell office:value-type="float" office:value="0.0355493250669952" calcext:value-type="float">
            <text:p>0,0355493251</text:p>
          </table:table-cell>
          <table:table-cell office:value-type="float" office:value="0.03540696165232" calcext:value-type="float">
            <text:p>0,0354069617</text:p>
          </table:table-cell>
          <table:table-cell office:value-type="float" office:value="0.0314322796026885" calcext:value-type="float">
            <text:p>0,0314322796</text:p>
          </table:table-cell>
          <table:table-cell office:value-type="float" office:value="0.0410552517739062" calcext:value-type="float">
            <text:p>0,0410552518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05515422327474" calcext:value-type="float">
            <text:p>0,4055154223</text:p>
          </table:table-cell>
          <table:table-cell office:value-type="float" office:value="0.452932728062289" calcext:value-type="float">
            <text:p>0,4529327281</text:p>
          </table:table-cell>
          <table:table-cell office:value-type="float" office:value="0.409547389607172" calcext:value-type="float">
            <text:p>0,4095473896</text:p>
          </table:table-cell>
          <table:table-cell office:value-type="float" office:value="0.450357381994866" calcext:value-type="float">
            <text:p>0,450357382</text:p>
          </table:table-cell>
          <table:table-cell office:value-type="float" office:value="7.02620337859861" calcext:value-type="float">
            <text:p>7,0262033786</text:p>
          </table:table-cell>
          <table:table-cell office:value-type="float" office:value="11.7551047425549" calcext:value-type="float">
            <text:p>11,7551047426</text:p>
          </table:table-cell>
          <table:table-cell office:value-type="float" office:value="7.37823849136403" calcext:value-type="float">
            <text:p>7,3782384914</text:p>
          </table:table-cell>
          <table:table-cell office:value-type="float" office:value="11.025257018577" calcext:value-type="float">
            <text:p>11,0252570186</text:p>
          </table:table-cell>
          <table:table-cell office:value-type="float" office:value="0.258859832322526" calcext:value-type="float">
            <text:p>0,2588598323</text:p>
          </table:table-cell>
          <table:table-cell office:value-type="float" office:value="0.301040861533059" calcext:value-type="float">
            <text:p>0,3010408615</text:p>
          </table:table-cell>
          <table:table-cell office:value-type="float" office:value="0.262564984742026" calcext:value-type="float">
            <text:p>0,2625649847</text:p>
          </table:table-cell>
          <table:table-cell office:value-type="float" office:value="0.295087320450964" calcext:value-type="float">
            <text:p>0,2950873205</text:p>
          </table:table-cell>
          <table:table-cell office:value-type="float" office:value="0.0360010837909477" calcext:value-type="float">
            <text:p>0,0360010838</text:p>
          </table:table-cell>
          <table:table-cell office:value-type="float" office:value="0.0347797511255713" calcext:value-type="float">
            <text:p>0,0347797511</text:p>
          </table:table-cell>
          <table:table-cell office:value-type="float" office:value="0.0296561944899806" calcext:value-type="float">
            <text:p>0,0296561945</text:p>
          </table:table-cell>
          <table:table-cell office:value-type="float" office:value="0.0435723615797083" calcext:value-type="float">
            <text:p>0,0435723616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07322896234863" calcext:value-type="float">
            <text:p>0,4073228962</text:p>
          </table:table-cell>
          <table:table-cell office:value-type="float" office:value="0.456367700310696" calcext:value-type="float">
            <text:p>0,4563677003</text:p>
          </table:table-cell>
          <table:table-cell office:value-type="float" office:value="0.411385029772749" calcext:value-type="float">
            <text:p>0,4113850298</text:p>
          </table:table-cell>
          <table:table-cell office:value-type="float" office:value="0.45062856746307" calcext:value-type="float">
            <text:p>0,4506285675</text:p>
          </table:table-cell>
          <table:table-cell office:value-type="float" office:value="7.06913582784722" calcext:value-type="float">
            <text:p>7,0691358278</text:p>
          </table:table-cell>
          <table:table-cell office:value-type="float" office:value="10.933824805907" calcext:value-type="float">
            <text:p>10,9338248059</text:p>
          </table:table-cell>
          <table:table-cell office:value-type="float" office:value="7.3441463873916" calcext:value-type="float">
            <text:p>7,3441463874</text:p>
          </table:table-cell>
          <table:table-cell office:value-type="float" office:value="10.2419086144387" calcext:value-type="float">
            <text:p>10,2419086144</text:p>
          </table:table-cell>
          <table:table-cell office:value-type="float" office:value="0.257666717755707" calcext:value-type="float">
            <text:p>0,2576667178</text:p>
          </table:table-cell>
          <table:table-cell office:value-type="float" office:value="0.295530557435193" calcext:value-type="float">
            <text:p>0,2955305574</text:p>
          </table:table-cell>
          <table:table-cell office:value-type="float" office:value="0.260796846798417" calcext:value-type="float">
            <text:p>0,2607968468</text:p>
          </table:table-cell>
          <table:table-cell office:value-type="float" office:value="0.290539367326928" calcext:value-type="float">
            <text:p>0,2905393673</text:p>
          </table:table-cell>
          <table:table-cell office:value-type="float" office:value="0.0361427098117747" calcext:value-type="float">
            <text:p>0,0361427098</text:p>
          </table:table-cell>
          <table:table-cell office:value-type="float" office:value="0.0374785100361692" calcext:value-type="float">
            <text:p>0,03747851</text:p>
          </table:table-cell>
          <table:table-cell office:value-type="float" office:value="0.0307459313662859" calcext:value-type="float">
            <text:p>0,0307459314</text:p>
          </table:table-cell>
          <table:table-cell office:value-type="float" office:value="0.0449604778413486" calcext:value-type="float">
            <text:p>0,0449604778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08968134681009" calcext:value-type="float">
            <text:p>0,4089681347</text:p>
          </table:table-cell>
          <table:table-cell office:value-type="float" office:value="0.459573600115841" calcext:value-type="float">
            <text:p>0,4595736001</text:p>
          </table:table-cell>
          <table:table-cell office:value-type="float" office:value="0.413323278847164" calcext:value-type="float">
            <text:p>0,4133232788</text:p>
          </table:table-cell>
          <table:table-cell office:value-type="float" office:value="0.455084021878488" calcext:value-type="float">
            <text:p>0,4550840219</text:p>
          </table:table-cell>
          <table:table-cell office:value-type="float" office:value="6.68847654349411" calcext:value-type="float">
            <text:p>6,6884765435</text:p>
          </table:table-cell>
          <table:table-cell office:value-type="float" office:value="11.1760584776043" calcext:value-type="float">
            <text:p>11,1760584776</text:p>
          </table:table-cell>
          <table:table-cell office:value-type="float" office:value="6.72057364300451" calcext:value-type="float">
            <text:p>6,720573643</text:p>
          </table:table-cell>
          <table:table-cell office:value-type="float" office:value="10.5715870587143" calcext:value-type="float">
            <text:p>10,5715870587</text:p>
          </table:table-cell>
          <table:table-cell office:value-type="float" office:value="0.2584338933765" calcext:value-type="float">
            <text:p>0,2584338934</text:p>
          </table:table-cell>
          <table:table-cell office:value-type="float" office:value="0.296553635095739" calcext:value-type="float">
            <text:p>0,2965536351</text:p>
          </table:table-cell>
          <table:table-cell office:value-type="float" office:value="0.261219616428241" calcext:value-type="float">
            <text:p>0,2612196164</text:p>
          </table:table-cell>
          <table:table-cell office:value-type="float" office:value="0.292104943149442" calcext:value-type="float">
            <text:p>0,2921049431</text:p>
          </table:table-cell>
          <table:table-cell office:value-type="float" office:value="0.0372331083408184" calcext:value-type="float">
            <text:p>0,0372331083</text:p>
          </table:table-cell>
          <table:table-cell office:value-type="float" office:value="0.0398611432604217" calcext:value-type="float">
            <text:p>0,0398611433</text:p>
          </table:table-cell>
          <table:table-cell office:value-type="float" office:value="0.0324986316774963" calcext:value-type="float">
            <text:p>0,0324986317</text:p>
          </table:table-cell>
          <table:table-cell office:value-type="float" office:value="0.046412502819893" calcext:value-type="float">
            <text:p>0,0464125028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0364743567977" calcext:value-type="float">
            <text:p>0,4036474357</text:p>
          </table:table-cell>
          <table:table-cell office:value-type="float" office:value="0.447982976631965" calcext:value-type="float">
            <text:p>0,4479829766</text:p>
          </table:table-cell>
          <table:table-cell office:value-type="float" office:value="0.40701434997296" calcext:value-type="float">
            <text:p>0,40701435</text:p>
          </table:table-cell>
          <table:table-cell office:value-type="float" office:value="0.442994865825521" calcext:value-type="float">
            <text:p>0,4429948658</text:p>
          </table:table-cell>
          <table:table-cell office:value-type="float" office:value="7.41913296360583" calcext:value-type="float">
            <text:p>7,4191329636</text:p>
          </table:table-cell>
          <table:table-cell office:value-type="float" office:value="10.7182349710394" calcext:value-type="float">
            <text:p>10,718234971</text:p>
          </table:table-cell>
          <table:table-cell office:value-type="float" office:value="7.53557973042023" calcext:value-type="float">
            <text:p>7,5355797304</text:p>
          </table:table-cell>
          <table:table-cell office:value-type="float" office:value="10.1604220849294" calcext:value-type="float">
            <text:p>10,1604220849</text:p>
          </table:table-cell>
          <table:table-cell office:value-type="float" office:value="0.251028943912116" calcext:value-type="float">
            <text:p>0,2510289439</text:p>
          </table:table-cell>
          <table:table-cell office:value-type="float" office:value="0.290118963403289" calcext:value-type="float">
            <text:p>0,2901189634</text:p>
          </table:table-cell>
          <table:table-cell office:value-type="float" office:value="0.25393331686273" calcext:value-type="float">
            <text:p>0,2539333169</text:p>
          </table:table-cell>
          <table:table-cell office:value-type="float" office:value="0.28544911799078" calcext:value-type="float">
            <text:p>0,285449118</text:p>
          </table:table-cell>
          <table:table-cell office:value-type="float" office:value="0.0361257235837767" calcext:value-type="float">
            <text:p>0,0361257236</text:p>
          </table:table-cell>
          <table:table-cell office:value-type="float" office:value="0.03830128684258" calcext:value-type="float">
            <text:p>0,0383012868</text:p>
          </table:table-cell>
          <table:table-cell office:value-type="float" office:value="0.0317465284583648" calcext:value-type="float">
            <text:p>0,0317465285</text:p>
          </table:table-cell>
          <table:table-cell office:value-type="float" office:value="0.044361197245123" calcext:value-type="float">
            <text:p>0,0443611972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10587493947607" calcext:value-type="float">
            <text:p>0,4105874939</text:p>
          </table:table-cell>
          <table:table-cell office:value-type="float" office:value="0.448399740993697" calcext:value-type="float">
            <text:p>0,448399741</text:p>
          </table:table-cell>
          <table:table-cell office:value-type="float" office:value="0.411481161293315" calcext:value-type="float">
            <text:p>0,4114811613</text:p>
          </table:table-cell>
          <table:table-cell office:value-type="float" office:value="0.44712555773597" calcext:value-type="float">
            <text:p>0,4471255577</text:p>
          </table:table-cell>
          <table:table-cell office:value-type="float" office:value="7.16689737881541" calcext:value-type="float">
            <text:p>7,1668973788</text:p>
          </table:table-cell>
          <table:table-cell office:value-type="float" office:value="10.3416282615616" calcext:value-type="float">
            <text:p>10,3416282616</text:p>
          </table:table-cell>
          <table:table-cell office:value-type="float" office:value="7.26767470231589" calcext:value-type="float">
            <text:p>7,2676747023</text:p>
          </table:table-cell>
          <table:table-cell office:value-type="float" office:value="10.2551563674881" calcext:value-type="float">
            <text:p>10,2551563675</text:p>
          </table:table-cell>
          <table:table-cell office:value-type="float" office:value="0.24903279581104" calcext:value-type="float">
            <text:p>0,2490327958</text:p>
          </table:table-cell>
          <table:table-cell office:value-type="float" office:value="0.283222475337384" calcext:value-type="float">
            <text:p>0,2832224753</text:p>
          </table:table-cell>
          <table:table-cell office:value-type="float" office:value="0.250569569734029" calcext:value-type="float">
            <text:p>0,2505695697</text:p>
          </table:table-cell>
          <table:table-cell office:value-type="float" office:value="0.280798744825228" calcext:value-type="float">
            <text:p>0,2807987448</text:p>
          </table:table-cell>
          <table:table-cell office:value-type="float" office:value="0.0309202023133778" calcext:value-type="float">
            <text:p>0,0309202023</text:p>
          </table:table-cell>
          <table:table-cell office:value-type="float" office:value="0.0341055773323412" calcext:value-type="float">
            <text:p>0,0341055773</text:p>
          </table:table-cell>
          <table:table-cell office:value-type="float" office:value="0.028434976500031" calcext:value-type="float">
            <text:p>0,0284349765</text:p>
          </table:table-cell>
          <table:table-cell office:value-type="float" office:value="0.037526538147081" calcext:value-type="float">
            <text:p>0,0375265381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4374336291249" calcext:value-type="float">
            <text:p>0,4143743363</text:p>
          </table:table-cell>
          <table:table-cell office:value-type="float" office:value="0.461093034864093" calcext:value-type="float">
            <text:p>0,4610930349</text:p>
          </table:table-cell>
          <table:table-cell office:value-type="float" office:value="0.416171229928504" calcext:value-type="float">
            <text:p>0,4161712299</text:p>
          </table:table-cell>
          <table:table-cell office:value-type="float" office:value="0.458924698442958" calcext:value-type="float">
            <text:p>0,4589246984</text:p>
          </table:table-cell>
          <table:table-cell office:value-type="float" office:value="7.06415273685081" calcext:value-type="float">
            <text:p>7,0641527369</text:p>
          </table:table-cell>
          <table:table-cell office:value-type="float" office:value="11.3795440493082" calcext:value-type="float">
            <text:p>11,3795440493</text:p>
          </table:table-cell>
          <table:table-cell office:value-type="float" office:value="7.24759680774186" calcext:value-type="float">
            <text:p>7,2475968077</text:p>
          </table:table-cell>
          <table:table-cell office:value-type="float" office:value="11.1926090055174" calcext:value-type="float">
            <text:p>11,1926090055</text:p>
          </table:table-cell>
          <table:table-cell office:value-type="float" office:value="0.259276628313876" calcext:value-type="float">
            <text:p>0,2592766283</text:p>
          </table:table-cell>
          <table:table-cell office:value-type="float" office:value="0.296756283813063" calcext:value-type="float">
            <text:p>0,2967562838</text:p>
          </table:table-cell>
          <table:table-cell office:value-type="float" office:value="0.260588035395087" calcext:value-type="float">
            <text:p>0,2605880354</text:p>
          </table:table-cell>
          <table:table-cell office:value-type="float" office:value="0.294682287533321" calcext:value-type="float">
            <text:p>0,2946822875</text:p>
          </table:table-cell>
          <table:table-cell office:value-type="float" office:value="0.0310710641807338" calcext:value-type="float">
            <text:p>0,0310710642</text:p>
          </table:table-cell>
          <table:table-cell office:value-type="float" office:value="0.0357468617558144" calcext:value-type="float">
            <text:p>0,0357468618</text:p>
          </table:table-cell>
          <table:table-cell office:value-type="float" office:value="0.0293206620294986" calcext:value-type="float">
            <text:p>0,029320662</text:p>
          </table:table-cell>
          <table:table-cell office:value-type="float" office:value="0.0381341984376271" calcext:value-type="float">
            <text:p>0,0381341984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7370930713305" calcext:value-type="float">
            <text:p>0,4073709307</text:p>
          </table:table-cell>
          <table:table-cell office:value-type="float" office:value="0.451165863652108" calcext:value-type="float">
            <text:p>0,4511658637</text:p>
          </table:table-cell>
          <table:table-cell office:value-type="float" office:value="0.408621295323989" calcext:value-type="float">
            <text:p>0,4086212953</text:p>
          </table:table-cell>
          <table:table-cell office:value-type="float" office:value="0.449399602605695" calcext:value-type="float">
            <text:p>0,4493996026</text:p>
          </table:table-cell>
          <table:table-cell office:value-type="float" office:value="7.00058544123356" calcext:value-type="float">
            <text:p>7,0005854412</text:p>
          </table:table-cell>
          <table:table-cell office:value-type="float" office:value="10.3220384765866" calcext:value-type="float">
            <text:p>10,3220384766</text:p>
          </table:table-cell>
          <table:table-cell office:value-type="float" office:value="7.12201687008056" calcext:value-type="float">
            <text:p>7,1220168701</text:p>
          </table:table-cell>
          <table:table-cell office:value-type="float" office:value="10.2681712810823" calcext:value-type="float">
            <text:p>10,2681712811</text:p>
          </table:table-cell>
          <table:table-cell office:value-type="float" office:value="0.252289451015848" calcext:value-type="float">
            <text:p>0,252289451</text:p>
          </table:table-cell>
          <table:table-cell office:value-type="float" office:value="0.290466566488075" calcext:value-type="float">
            <text:p>0,2904665665</text:p>
          </table:table-cell>
          <table:table-cell office:value-type="float" office:value="0.253461033371742" calcext:value-type="float">
            <text:p>0,2534610334</text:p>
          </table:table-cell>
          <table:table-cell office:value-type="float" office:value="0.288584268285951" calcext:value-type="float">
            <text:p>0,2885842683</text:p>
          </table:table-cell>
          <table:table-cell office:value-type="float" office:value="0.0303724236477014" calcext:value-type="float">
            <text:p>0,0303724236</text:p>
          </table:table-cell>
          <table:table-cell office:value-type="float" office:value="0.0348185294494717" calcext:value-type="float">
            <text:p>0,0348185294</text:p>
          </table:table-cell>
          <table:table-cell office:value-type="float" office:value="0.0285696988547753" calcext:value-type="float">
            <text:p>0,0285696989</text:p>
          </table:table-cell>
          <table:table-cell office:value-type="float" office:value="0.0373071867870782" calcext:value-type="float">
            <text:p>0,0373071868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06622679555947" calcext:value-type="float">
            <text:p>0,4066226796</text:p>
          </table:table-cell>
          <table:table-cell office:value-type="float" office:value="0.447028400118991" calcext:value-type="float">
            <text:p>0,4470284001</text:p>
          </table:table-cell>
          <table:table-cell office:value-type="float" office:value="0.407161524696286" calcext:value-type="float">
            <text:p>0,4071615247</text:p>
          </table:table-cell>
          <table:table-cell office:value-type="float" office:value="0.446937089614347" calcext:value-type="float">
            <text:p>0,4469370896</text:p>
          </table:table-cell>
          <table:table-cell office:value-type="float" office:value="6.75479566594799" calcext:value-type="float">
            <text:p>6,7547956659</text:p>
          </table:table-cell>
          <table:table-cell office:value-type="float" office:value="10.0216596314383" calcext:value-type="float">
            <text:p>10,0216596314</text:p>
          </table:table-cell>
          <table:table-cell office:value-type="float" office:value="6.86864290339099" calcext:value-type="float">
            <text:p>6,8686429034</text:p>
          </table:table-cell>
          <table:table-cell office:value-type="float" office:value="9.94844775366538" calcext:value-type="float">
            <text:p>9,9484477537</text:p>
          </table:table-cell>
          <table:table-cell office:value-type="float" office:value="0.254325854991436" calcext:value-type="float">
            <text:p>0,254325855</text:p>
          </table:table-cell>
          <table:table-cell office:value-type="float" office:value="0.294610269985541" calcext:value-type="float">
            <text:p>0,29461027</text:p>
          </table:table-cell>
          <table:table-cell office:value-type="float" office:value="0.255889360495954" calcext:value-type="float">
            <text:p>0,2558893605</text:p>
          </table:table-cell>
          <table:table-cell office:value-type="float" office:value="0.292084974462149" calcext:value-type="float">
            <text:p>0,2920849745</text:p>
          </table:table-cell>
          <table:table-cell office:value-type="float" office:value="0.0326541348064757" calcext:value-type="float">
            <text:p>0,0326541348</text:p>
          </table:table-cell>
          <table:table-cell office:value-type="float" office:value="0.0372858093552255" calcext:value-type="float">
            <text:p>0,0372858094</text:p>
          </table:table-cell>
          <table:table-cell office:value-type="float" office:value="0.030083234580216" calcext:value-type="float">
            <text:p>0,0300832346</text:p>
          </table:table-cell>
          <table:table-cell office:value-type="float" office:value="0.0408338990633335" calcext:value-type="float">
            <text:p>0,0408338991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8147584293069" calcext:value-type="float">
            <text:p>0,3981475843</text:p>
          </table:table-cell>
          <table:table-cell office:value-type="float" office:value="0.437552517839831" calcext:value-type="float">
            <text:p>0,4375525178</text:p>
          </table:table-cell>
          <table:table-cell office:value-type="float" office:value="0.399127669728019" calcext:value-type="float">
            <text:p>0,3991276697</text:p>
          </table:table-cell>
          <table:table-cell office:value-type="float" office:value="0.436975562648402" calcext:value-type="float">
            <text:p>0,4369755626</text:p>
          </table:table-cell>
          <table:table-cell office:value-type="float" office:value="6.42587565983901" calcext:value-type="float">
            <text:p>6,4258756598</text:p>
          </table:table-cell>
          <table:table-cell office:value-type="float" office:value="9.27609676629631" calcext:value-type="float">
            <text:p>9,2760967663</text:p>
          </table:table-cell>
          <table:table-cell office:value-type="float" office:value="6.51455642285604" calcext:value-type="float">
            <text:p>6,5145564229</text:p>
          </table:table-cell>
          <table:table-cell office:value-type="float" office:value="9.31188918608551" calcext:value-type="float">
            <text:p>9,3118891861</text:p>
          </table:table-cell>
          <table:table-cell office:value-type="float" office:value="0.251535725689102" calcext:value-type="float">
            <text:p>0,2515357257</text:p>
          </table:table-cell>
          <table:table-cell office:value-type="float" office:value="0.286320351769431" calcext:value-type="float">
            <text:p>0,2863203518</text:p>
          </table:table-cell>
          <table:table-cell office:value-type="float" office:value="0.252431481635225" calcext:value-type="float">
            <text:p>0,2524314816</text:p>
          </table:table-cell>
          <table:table-cell office:value-type="float" office:value="0.284889175933224" calcext:value-type="float">
            <text:p>0,2848891759</text:p>
          </table:table-cell>
          <table:table-cell office:value-type="float" office:value="0.0314015048007795" calcext:value-type="float">
            <text:p>0,0314015048</text:p>
          </table:table-cell>
          <table:table-cell office:value-type="float" office:value="0.0366877363699309" calcext:value-type="float">
            <text:p>0,0366877364</text:p>
          </table:table-cell>
          <table:table-cell office:value-type="float" office:value="0.0301040893386064" calcext:value-type="float">
            <text:p>0,0301040893</text:p>
          </table:table-cell>
          <table:table-cell office:value-type="float" office:value="0.0384844264890022" calcext:value-type="float">
            <text:p>0,0384844265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779754702372" calcext:value-type="float">
            <text:p>0,397797547</text:p>
          </table:table-cell>
          <table:table-cell office:value-type="float" office:value="0.436458571801628" calcext:value-type="float">
            <text:p>0,4364585718</text:p>
          </table:table-cell>
          <table:table-cell office:value-type="float" office:value="0.399059494719035" calcext:value-type="float">
            <text:p>0,3990594947</text:p>
          </table:table-cell>
          <table:table-cell office:value-type="float" office:value="0.435094368045911" calcext:value-type="float">
            <text:p>0,435094368</text:p>
          </table:table-cell>
          <table:table-cell office:value-type="float" office:value="6.32497111097406" calcext:value-type="float">
            <text:p>6,324971111</text:p>
          </table:table-cell>
          <table:table-cell office:value-type="float" office:value="9.15418892238154" calcext:value-type="float">
            <text:p>9,1541889224</text:p>
          </table:table-cell>
          <table:table-cell office:value-type="float" office:value="6.44301078701752" calcext:value-type="float">
            <text:p>6,443010787</text:p>
          </table:table-cell>
          <table:table-cell office:value-type="float" office:value="9.13329759639252" calcext:value-type="float">
            <text:p>9,1332975964</text:p>
          </table:table-cell>
          <table:table-cell office:value-type="float" office:value="0.251476790261339" calcext:value-type="float">
            <text:p>0,2514767903</text:p>
          </table:table-cell>
          <table:table-cell office:value-type="float" office:value="0.287215252139506" calcext:value-type="float">
            <text:p>0,2872152521</text:p>
          </table:table-cell>
          <table:table-cell office:value-type="float" office:value="0.25260165252918" calcext:value-type="float">
            <text:p>0,2526016525</text:p>
          </table:table-cell>
          <table:table-cell office:value-type="float" office:value="0.285423447849826" calcext:value-type="float">
            <text:p>0,2854234478</text:p>
          </table:table-cell>
          <table:table-cell office:value-type="float" office:value="0.0323130125470199" calcext:value-type="float">
            <text:p>0,0323130125</text:p>
          </table:table-cell>
          <table:table-cell office:value-type="float" office:value="0.0379443563639942" calcext:value-type="float">
            <text:p>0,0379443564</text:p>
          </table:table-cell>
          <table:table-cell office:value-type="float" office:value="0.0299516297639906" calcext:value-type="float">
            <text:p>0,0299516298</text:p>
          </table:table-cell>
          <table:table-cell office:value-type="float" office:value="0.0412047451496506" calcext:value-type="float">
            <text:p>0,0412047451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01189988375319" calcext:value-type="float">
            <text:p>0,4011899884</text:p>
          </table:table-cell>
          <table:table-cell office:value-type="float" office:value="0.435955308602254" calcext:value-type="float">
            <text:p>0,4359553086</text:p>
          </table:table-cell>
          <table:table-cell office:value-type="float" office:value="0.402414672215861" calcext:value-type="float">
            <text:p>0,4024146722</text:p>
          </table:table-cell>
          <table:table-cell office:value-type="float" office:value="0.43486560377959" calcext:value-type="float">
            <text:p>0,4348656038</text:p>
          </table:table-cell>
          <table:table-cell office:value-type="float" office:value="6.68751593480635" calcext:value-type="float">
            <text:p>6,6875159348</text:p>
          </table:table-cell>
          <table:table-cell office:value-type="float" office:value="10.1882342735618" calcext:value-type="float">
            <text:p>10,1882342736</text:p>
          </table:table-cell>
          <table:table-cell office:value-type="float" office:value="6.84133707808898" calcext:value-type="float">
            <text:p>6,8413370781</text:p>
          </table:table-cell>
          <table:table-cell office:value-type="float" office:value="9.83775555281326" calcext:value-type="float">
            <text:p>9,8377555528</text:p>
          </table:table-cell>
          <table:table-cell office:value-type="float" office:value="0.251498675492043" calcext:value-type="float">
            <text:p>0,2514986755</text:p>
          </table:table-cell>
          <table:table-cell office:value-type="float" office:value="0.288593611665629" calcext:value-type="float">
            <text:p>0,2885936117</text:p>
          </table:table-cell>
          <table:table-cell office:value-type="float" office:value="0.252568535626768" calcext:value-type="float">
            <text:p>0,2525685356</text:p>
          </table:table-cell>
          <table:table-cell office:value-type="float" office:value="0.286909257862329" calcext:value-type="float">
            <text:p>0,2869092579</text:p>
          </table:table-cell>
          <table:table-cell office:value-type="float" office:value="0.0327265565471048" calcext:value-type="float">
            <text:p>0,0327265565</text:p>
          </table:table-cell>
          <table:table-cell office:value-type="float" office:value="0.0356194916935676" calcext:value-type="float">
            <text:p>0,0356194917</text:p>
          </table:table-cell>
          <table:table-cell office:value-type="float" office:value="0.0306683227596004" calcext:value-type="float">
            <text:p>0,0306683228</text:p>
          </table:table-cell>
          <table:table-cell office:value-type="float" office:value="0.038428813146628" calcext:value-type="float">
            <text:p>0,0384288131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00264311231477" calcext:value-type="float">
            <text:p>0,4002643112</text:p>
          </table:table-cell>
          <table:table-cell office:value-type="float" office:value="0.4366291271361" calcext:value-type="float">
            <text:p>0,4366291271</text:p>
          </table:table-cell>
          <table:table-cell office:value-type="float" office:value="0.401719658586874" calcext:value-type="float">
            <text:p>0,4017196586</text:p>
          </table:table-cell>
          <table:table-cell office:value-type="float" office:value="0.435119304627229" calcext:value-type="float">
            <text:p>0,4351193046</text:p>
          </table:table-cell>
          <table:table-cell office:value-type="float" office:value="6.35913613258829" calcext:value-type="float">
            <text:p>6,3591361326</text:p>
          </table:table-cell>
          <table:table-cell office:value-type="float" office:value="10.0023721298063" calcext:value-type="float">
            <text:p>10,0023721298</text:p>
          </table:table-cell>
          <table:table-cell office:value-type="float" office:value="6.54534959570674" calcext:value-type="float">
            <text:p>6,5453495957</text:p>
          </table:table-cell>
          <table:table-cell office:value-type="float" office:value="9.48244397515649" calcext:value-type="float">
            <text:p>9,4824439752</text:p>
          </table:table-cell>
          <table:table-cell office:value-type="float" office:value="0.249401748753263" calcext:value-type="float">
            <text:p>0,2494017488</text:p>
          </table:table-cell>
          <table:table-cell office:value-type="float" office:value="0.288445146434797" calcext:value-type="float">
            <text:p>0,2884451464</text:p>
          </table:table-cell>
          <table:table-cell office:value-type="float" office:value="0.250683888787547" calcext:value-type="float">
            <text:p>0,2506838888</text:p>
          </table:table-cell>
          <table:table-cell office:value-type="float" office:value="0.286418831916609" calcext:value-type="float">
            <text:p>0,2864188319</text:p>
          </table:table-cell>
          <table:table-cell office:value-type="float" office:value="0.0321547591872229" calcext:value-type="float">
            <text:p>0,0321547592</text:p>
          </table:table-cell>
          <table:table-cell office:value-type="float" office:value="0.0355826851789435" calcext:value-type="float">
            <text:p>0,0355826852</text:p>
          </table:table-cell>
          <table:table-cell office:value-type="float" office:value="0.0296235376545675" calcext:value-type="float">
            <text:p>0,0296235377</text:p>
          </table:table-cell>
          <table:table-cell office:value-type="float" office:value="0.0390210301248602" calcext:value-type="float">
            <text:p>0,0390210301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02845919589588" calcext:value-type="float">
            <text:p>0,4028459196</text:p>
          </table:table-cell>
          <table:table-cell office:value-type="float" office:value="0.43395535654401" calcext:value-type="float">
            <text:p>0,4339553565</text:p>
          </table:table-cell>
          <table:table-cell office:value-type="float" office:value="0.403827605947901" calcext:value-type="float">
            <text:p>0,4038276059</text:p>
          </table:table-cell>
          <table:table-cell office:value-type="float" office:value="0.433811893436197" calcext:value-type="float">
            <text:p>0,4338118934</text:p>
          </table:table-cell>
          <table:table-cell office:value-type="float" office:value="6.6382174588864" calcext:value-type="float">
            <text:p>6,6382174589</text:p>
          </table:table-cell>
          <table:table-cell office:value-type="float" office:value="9.74121749160632" calcext:value-type="float">
            <text:p>9,7412174916</text:p>
          </table:table-cell>
          <table:table-cell office:value-type="float" office:value="6.86313497472633" calcext:value-type="float">
            <text:p>6,8631349747</text:p>
          </table:table-cell>
          <table:table-cell office:value-type="float" office:value="9.71855407406915" calcext:value-type="float">
            <text:p>9,7185540741</text:p>
          </table:table-cell>
          <table:table-cell office:value-type="float" office:value="0.250927130039625" calcext:value-type="float">
            <text:p>0,25092713</text:p>
          </table:table-cell>
          <table:table-cell office:value-type="float" office:value="0.285897843969261" calcext:value-type="float">
            <text:p>0,285897844</text:p>
          </table:table-cell>
          <table:table-cell office:value-type="float" office:value="0.252063194751609" calcext:value-type="float">
            <text:p>0,2520631948</text:p>
          </table:table-cell>
          <table:table-cell office:value-type="float" office:value="0.284128018771686" calcext:value-type="float">
            <text:p>0,2841280188</text:p>
          </table:table-cell>
          <table:table-cell office:value-type="float" office:value="0.0313529867982026" calcext:value-type="float">
            <text:p>0,0313529868</text:p>
          </table:table-cell>
          <table:table-cell office:value-type="float" office:value="0.0344427043560975" calcext:value-type="float">
            <text:p>0,0344427044</text:p>
          </table:table-cell>
          <table:table-cell office:value-type="float" office:value="0.0299464894553815" calcext:value-type="float">
            <text:p>0,0299464895</text:p>
          </table:table-cell>
          <table:table-cell office:value-type="float" office:value="0.0363483785644881" calcext:value-type="float">
            <text:p>0,0363483786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06619747324487" calcext:value-type="float">
            <text:p>0,4066197473</text:p>
          </table:table-cell>
          <table:table-cell office:value-type="float" office:value="0.436305054447083" calcext:value-type="float">
            <text:p>0,4363050544</text:p>
          </table:table-cell>
          <table:table-cell office:value-type="float" office:value="0.406250695391845" calcext:value-type="float">
            <text:p>0,4062506954</text:p>
          </table:table-cell>
          <table:table-cell office:value-type="float" office:value="0.438106831170747" calcext:value-type="float">
            <text:p>0,4381068312</text:p>
          </table:table-cell>
          <table:table-cell office:value-type="float" office:value="7.12377380713632" calcext:value-type="float">
            <text:p>7,1237738071</text:p>
          </table:table-cell>
          <table:table-cell office:value-type="float" office:value="10.3153514099606" calcext:value-type="float">
            <text:p>10,31535141</text:p>
          </table:table-cell>
          <table:table-cell office:value-type="float" office:value="7.13699417659986" calcext:value-type="float">
            <text:p>7,1369941766</text:p>
          </table:table-cell>
          <table:table-cell office:value-type="float" office:value="10.3876461310013" calcext:value-type="float">
            <text:p>10,387646131</text:p>
          </table:table-cell>
          <table:table-cell office:value-type="float" office:value="0.254765869583691" calcext:value-type="float">
            <text:p>0,2547658696</text:p>
          </table:table-cell>
          <table:table-cell office:value-type="float" office:value="0.296592983725272" calcext:value-type="float">
            <text:p>0,2965929837</text:p>
          </table:table-cell>
          <table:table-cell office:value-type="float" office:value="0.255785593963526" calcext:value-type="float">
            <text:p>0,255785594</text:p>
          </table:table-cell>
          <table:table-cell office:value-type="float" office:value="0.294974505616782" calcext:value-type="float">
            <text:p>0,2949745056</text:p>
          </table:table-cell>
          <table:table-cell office:value-type="float" office:value="0.0309269179142829" calcext:value-type="float">
            <text:p>0,0309269179</text:p>
          </table:table-cell>
          <table:table-cell office:value-type="float" office:value="0.0315929434875521" calcext:value-type="float">
            <text:p>0,0315929435</text:p>
          </table:table-cell>
          <table:table-cell office:value-type="float" office:value="0.0287493719242406" calcext:value-type="float">
            <text:p>0,0287493719</text:p>
          </table:table-cell>
          <table:table-cell office:value-type="float" office:value="0.0345603590751465" calcext:value-type="float">
            <text:p>0,0345603591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3751710639874" calcext:value-type="float">
            <text:p>0,4037517106</text:p>
          </table:table-cell>
          <table:table-cell office:value-type="float" office:value="0.432848839415286" calcext:value-type="float">
            <text:p>0,4328488394</text:p>
          </table:table-cell>
          <table:table-cell office:value-type="float" office:value="0.404479039305362" calcext:value-type="float">
            <text:p>0,4044790393</text:p>
          </table:table-cell>
          <table:table-cell office:value-type="float" office:value="0.432809030657009" calcext:value-type="float">
            <text:p>0,4328090307</text:p>
          </table:table-cell>
          <table:table-cell office:value-type="float" office:value="6.85217455283504" calcext:value-type="float">
            <text:p>6,8521745528</text:p>
          </table:table-cell>
          <table:table-cell office:value-type="float" office:value="9.88970657084297" calcext:value-type="float">
            <text:p>9,8897065708</text:p>
          </table:table-cell>
          <table:table-cell office:value-type="float" office:value="6.92545521645603" calcext:value-type="float">
            <text:p>6,9254552165</text:p>
          </table:table-cell>
          <table:table-cell office:value-type="float" office:value="9.75887352925562" calcext:value-type="float">
            <text:p>9,7588735293</text:p>
          </table:table-cell>
          <table:table-cell office:value-type="float" office:value="0.253997065694049" calcext:value-type="float">
            <text:p>0,2539970657</text:p>
          </table:table-cell>
          <table:table-cell office:value-type="float" office:value="0.294072254816877" calcext:value-type="float">
            <text:p>0,2940722548</text:p>
          </table:table-cell>
          <table:table-cell office:value-type="float" office:value="0.254969024148222" calcext:value-type="float">
            <text:p>0,2549690241</text:p>
          </table:table-cell>
          <table:table-cell office:value-type="float" office:value="0.29252891688318" calcext:value-type="float">
            <text:p>0,2925289169</text:p>
          </table:table-cell>
          <table:table-cell office:value-type="float" office:value="0.0355195758519688" calcext:value-type="float">
            <text:p>0,0355195759</text:p>
          </table:table-cell>
          <table:table-cell office:value-type="float" office:value="0.0387279554235141" calcext:value-type="float">
            <text:p>0,0387279554</text:p>
          </table:table-cell>
          <table:table-cell office:value-type="float" office:value="0.0331409604637021" calcext:value-type="float">
            <text:p>0,0331409605</text:p>
          </table:table-cell>
          <table:table-cell office:value-type="float" office:value="0.0419767319375793" calcext:value-type="float">
            <text:p>0,0419767319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06282404678659" calcext:value-type="float">
            <text:p>0,4062824047</text:p>
          </table:table-cell>
          <table:table-cell office:value-type="float" office:value="0.435983789933522" calcext:value-type="float">
            <text:p>0,4359837899</text:p>
          </table:table-cell>
          <table:table-cell office:value-type="float" office:value="0.40775429111616" calcext:value-type="float">
            <text:p>0,4077542911</text:p>
          </table:table-cell>
          <table:table-cell office:value-type="float" office:value="0.434054686071796" calcext:value-type="float">
            <text:p>0,4340546861</text:p>
          </table:table-cell>
          <table:table-cell office:value-type="float" office:value="6.70732291941511" calcext:value-type="float">
            <text:p>6,7073229194</text:p>
          </table:table-cell>
          <table:table-cell office:value-type="float" office:value="10.1822086802448" calcext:value-type="float">
            <text:p>10,1822086802</text:p>
          </table:table-cell>
          <table:table-cell office:value-type="float" office:value="6.80013268696179" calcext:value-type="float">
            <text:p>6,800132687</text:p>
          </table:table-cell>
          <table:table-cell office:value-type="float" office:value="9.74791807681662" calcext:value-type="float">
            <text:p>9,7479180768</text:p>
          </table:table-cell>
          <table:table-cell office:value-type="float" office:value="0.25188480671646" calcext:value-type="float">
            <text:p>0,2518848067</text:p>
          </table:table-cell>
          <table:table-cell office:value-type="float" office:value="0.295796872024596" calcext:value-type="float">
            <text:p>0,295796872</text:p>
          </table:table-cell>
          <table:table-cell office:value-type="float" office:value="0.253308071423243" calcext:value-type="float">
            <text:p>0,2533080714</text:p>
          </table:table-cell>
          <table:table-cell office:value-type="float" office:value="0.293499751281563" calcext:value-type="float">
            <text:p>0,2934997513</text:p>
          </table:table-cell>
          <table:table-cell office:value-type="float" office:value="0.0365482164958487" calcext:value-type="float">
            <text:p>0,0365482165</text:p>
          </table:table-cell>
          <table:table-cell office:value-type="float" office:value="0.0387998682450266" calcext:value-type="float">
            <text:p>0,0387998682</text:p>
          </table:table-cell>
          <table:table-cell office:value-type="float" office:value="0.033266266019033" calcext:value-type="float">
            <text:p>0,033266266</text:p>
          </table:table-cell>
          <table:table-cell office:value-type="float" office:value="0.0432966606655437" calcext:value-type="float">
            <text:p>0,0432966607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9328192916531" calcext:value-type="float">
            <text:p>0,3993281929</text:p>
          </table:table-cell>
          <table:table-cell office:value-type="float" office:value="0.432479078876325" calcext:value-type="float">
            <text:p>0,4324790789</text:p>
          </table:table-cell>
          <table:table-cell office:value-type="float" office:value="0.400341038016177" calcext:value-type="float">
            <text:p>0,400341038</text:p>
          </table:table-cell>
          <table:table-cell office:value-type="float" office:value="0.431569836324645" calcext:value-type="float">
            <text:p>0,4315698363</text:p>
          </table:table-cell>
          <table:table-cell office:value-type="float" office:value="6.55811890449806" calcext:value-type="float">
            <text:p>6,5581189045</text:p>
          </table:table-cell>
          <table:table-cell office:value-type="float" office:value="9.72183133424364" calcext:value-type="float">
            <text:p>9,7218313342</text:p>
          </table:table-cell>
          <table:table-cell office:value-type="float" office:value="6.64814710210139" calcext:value-type="float">
            <text:p>6,6481471021</text:p>
          </table:table-cell>
          <table:table-cell office:value-type="float" office:value="9.72183133424364" calcext:value-type="float">
            <text:p>9,7218313342</text:p>
          </table:table-cell>
          <table:table-cell office:value-type="float" office:value="0.25077655573874" calcext:value-type="float">
            <text:p>0,2507765557</text:p>
          </table:table-cell>
          <table:table-cell office:value-type="float" office:value="0.299144374579854" calcext:value-type="float">
            <text:p>0,2991443746</text:p>
          </table:table-cell>
          <table:table-cell office:value-type="float" office:value="0.251730847974508" calcext:value-type="float">
            <text:p>0,251730848</text:p>
          </table:table-cell>
          <table:table-cell office:value-type="float" office:value="0.297568341188046" calcext:value-type="float">
            <text:p>0,2975683412</text:p>
          </table:table-cell>
          <table:table-cell office:value-type="float" office:value="0.0376446272872237" calcext:value-type="float">
            <text:p>0,0376446273</text:p>
          </table:table-cell>
          <table:table-cell office:value-type="float" office:value="0.0439001818581713" calcext:value-type="float">
            <text:p>0,0439001819</text:p>
          </table:table-cell>
          <table:table-cell office:value-type="float" office:value="0.0350955040238511" calcext:value-type="float">
            <text:p>0,035095504</text:p>
          </table:table-cell>
          <table:table-cell office:value-type="float" office:value="0.0474005846826339" calcext:value-type="float">
            <text:p>0,0474005847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4001757150982" calcext:value-type="float">
            <text:p>0,3940017572</text:p>
          </table:table-cell>
          <table:table-cell office:value-type="float" office:value="0.423555349741622" calcext:value-type="float">
            <text:p>0,4235553497</text:p>
          </table:table-cell>
          <table:table-cell office:value-type="float" office:value="0.395007176924746" calcext:value-type="float">
            <text:p>0,3950071769</text:p>
          </table:table-cell>
          <table:table-cell office:value-type="float" office:value="0.422799234931541" calcext:value-type="float">
            <text:p>0,4227992349</text:p>
          </table:table-cell>
          <table:table-cell office:value-type="float" office:value="6.15982681435023" calcext:value-type="float">
            <text:p>6,1598268144</text:p>
          </table:table-cell>
          <table:table-cell office:value-type="float" office:value="9.33856671656391" calcext:value-type="float">
            <text:p>9,3385667166</text:p>
          </table:table-cell>
          <table:table-cell office:value-type="float" office:value="6.20265132164141" calcext:value-type="float">
            <text:p>6,2026513216</text:p>
          </table:table-cell>
          <table:table-cell office:value-type="float" office:value="9.38553779945349" calcext:value-type="float">
            <text:p>9,3855377995</text:p>
          </table:table-cell>
          <table:table-cell office:value-type="float" office:value="0.253667679391786" calcext:value-type="float">
            <text:p>0,2536676794</text:p>
          </table:table-cell>
          <table:table-cell office:value-type="float" office:value="0.296602046328641" calcext:value-type="float">
            <text:p>0,2966020463</text:p>
          </table:table-cell>
          <table:table-cell office:value-type="float" office:value="0.254579862453263" calcext:value-type="float">
            <text:p>0,2545798625</text:p>
          </table:table-cell>
          <table:table-cell office:value-type="float" office:value="0.295131207473522" calcext:value-type="float">
            <text:p>0,2951312075</text:p>
          </table:table-cell>
          <table:table-cell office:value-type="float" office:value="0.036094385875932" calcext:value-type="float">
            <text:p>0,0360943859</text:p>
          </table:table-cell>
          <table:table-cell office:value-type="float" office:value="0.0417660744506877" calcext:value-type="float">
            <text:p>0,0417660745</text:p>
          </table:table-cell>
          <table:table-cell office:value-type="float" office:value="0.0335291662871481" calcext:value-type="float">
            <text:p>0,0335291663</text:p>
          </table:table-cell>
          <table:table-cell office:value-type="float" office:value="0.0452787420870905" calcext:value-type="float">
            <text:p>0,0452787421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06738198779223" calcext:value-type="float">
            <text:p>0,4067381988</text:p>
          </table:table-cell>
          <table:table-cell office:value-type="float" office:value="0.435734571317293" calcext:value-type="float">
            <text:p>0,4357345713</text:p>
          </table:table-cell>
          <table:table-cell office:value-type="float" office:value="0.406597207848901" calcext:value-type="float">
            <text:p>0,4065972078</text:p>
          </table:table-cell>
          <table:table-cell office:value-type="float" office:value="0.436820348074595" calcext:value-type="float">
            <text:p>0,4368203481</text:p>
          </table:table-cell>
          <table:table-cell office:value-type="float" office:value="6.8860108732046" calcext:value-type="float">
            <text:p>6,8860108732</text:p>
          </table:table-cell>
          <table:table-cell office:value-type="float" office:value="11.3347293252518" calcext:value-type="float">
            <text:p>11,3347293253</text:p>
          </table:table-cell>
          <table:table-cell office:value-type="float" office:value="6.8860108732046" calcext:value-type="float">
            <text:p>6,8860108732</text:p>
          </table:table-cell>
          <table:table-cell office:value-type="float" office:value="11.612584469348" calcext:value-type="float">
            <text:p>11,6125844693</text:p>
          </table:table-cell>
          <table:table-cell office:value-type="float" office:value="0.267408152060217" calcext:value-type="float">
            <text:p>0,2674081521</text:p>
          </table:table-cell>
          <table:table-cell office:value-type="float" office:value="0.324772158805204" calcext:value-type="float">
            <text:p>0,3247721588</text:p>
          </table:table-cell>
          <table:table-cell office:value-type="float" office:value="0.268519326929091" calcext:value-type="float">
            <text:p>0,2685193269</text:p>
          </table:table-cell>
          <table:table-cell office:value-type="float" office:value="0.322924020901599" calcext:value-type="float">
            <text:p>0,3229240209</text:p>
          </table:table-cell>
          <table:table-cell office:value-type="float" office:value="0.0307862258318296" calcext:value-type="float">
            <text:p>0,0307862258</text:p>
          </table:table-cell>
          <table:table-cell office:value-type="float" office:value="0.0350498721785154" calcext:value-type="float">
            <text:p>0,0350498722</text:p>
          </table:table-cell>
          <table:table-cell office:value-type="float" office:value="0.0289413852938313" calcext:value-type="float">
            <text:p>0,0289413853</text:p>
          </table:table-cell>
          <table:table-cell office:value-type="float" office:value="0.0375542001429518" calcext:value-type="float">
            <text:p>0,0375542001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08491721913918" calcext:value-type="float">
            <text:p>0,4084917219</text:p>
          </table:table-cell>
          <table:table-cell office:value-type="float" office:value="0.441494098771304" calcext:value-type="float">
            <text:p>0,4414940988</text:p>
          </table:table-cell>
          <table:table-cell office:value-type="float" office:value="0.409311365704716" calcext:value-type="float">
            <text:p>0,4093113657</text:p>
          </table:table-cell>
          <table:table-cell office:value-type="float" office:value="0.44155906061165" calcext:value-type="float">
            <text:p>0,4415590606</text:p>
          </table:table-cell>
          <table:table-cell office:value-type="float" office:value="6.87688539469217" calcext:value-type="float">
            <text:p>6,8768853947</text:p>
          </table:table-cell>
          <table:table-cell office:value-type="float" office:value="11.4145338223148" calcext:value-type="float">
            <text:p>11,4145338223</text:p>
          </table:table-cell>
          <table:table-cell office:value-type="float" office:value="6.96461047137988" calcext:value-type="float">
            <text:p>6,9646104714</text:p>
          </table:table-cell>
          <table:table-cell office:value-type="float" office:value="11.4145338223148" calcext:value-type="float">
            <text:p>11,4145338223</text:p>
          </table:table-cell>
          <table:table-cell office:value-type="float" office:value="0.267590636207358" calcext:value-type="float">
            <text:p>0,2675906362</text:p>
          </table:table-cell>
          <table:table-cell office:value-type="float" office:value="0.326962210722006" calcext:value-type="float">
            <text:p>0,3269622107</text:p>
          </table:table-cell>
          <table:table-cell office:value-type="float" office:value="0.268963832957812" calcext:value-type="float">
            <text:p>0,268963833</text:p>
          </table:table-cell>
          <table:table-cell office:value-type="float" office:value="0.324668529722455" calcext:value-type="float">
            <text:p>0,3246685297</text:p>
          </table:table-cell>
          <table:table-cell office:value-type="float" office:value="0.0340135662385827" calcext:value-type="float">
            <text:p>0,0340135662</text:p>
          </table:table-cell>
          <table:table-cell office:value-type="float" office:value="0.0393808032498382" calcext:value-type="float">
            <text:p>0,0393808032</text:p>
          </table:table-cell>
          <table:table-cell office:value-type="float" office:value="0.0325863053374556" calcext:value-type="float">
            <text:p>0,0325863053</text:p>
          </table:table-cell>
          <table:table-cell office:value-type="float" office:value="0.0412967115382581" calcext:value-type="float">
            <text:p>0,0412967115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07756749782171" calcext:value-type="float">
            <text:p>0,4077567498</text:p>
          </table:table-cell>
          <table:table-cell office:value-type="float" office:value="0.435131716127719" calcext:value-type="float">
            <text:p>0,4351317161</text:p>
          </table:table-cell>
          <table:table-cell office:value-type="float" office:value="0.408807685175611" calcext:value-type="float">
            <text:p>0,4088076852</text:p>
          </table:table-cell>
          <table:table-cell office:value-type="float" office:value="0.434808533758664" calcext:value-type="float">
            <text:p>0,4348085338</text:p>
          </table:table-cell>
          <table:table-cell office:value-type="float" office:value="6.71835569385176" calcext:value-type="float">
            <text:p>6,7183556939</text:p>
          </table:table-cell>
          <table:table-cell office:value-type="float" office:value="10.5508536089326" calcext:value-type="float">
            <text:p>10,5508536089</text:p>
          </table:table-cell>
          <table:table-cell office:value-type="float" office:value="6.79606993924894" calcext:value-type="float">
            <text:p>6,7960699392</text:p>
          </table:table-cell>
          <table:table-cell office:value-type="float" office:value="9.8977896537206" calcext:value-type="float">
            <text:p>9,8977896537</text:p>
          </table:table-cell>
          <table:table-cell office:value-type="float" office:value="0.275770717899046" calcext:value-type="float">
            <text:p>0,2757707179</text:p>
          </table:table-cell>
          <table:table-cell office:value-type="float" office:value="0.341766232270407" calcext:value-type="float">
            <text:p>0,3417662323</text:p>
          </table:table-cell>
          <table:table-cell office:value-type="float" office:value="0.276798991642108" calcext:value-type="float">
            <text:p>0,2767989916</text:p>
          </table:table-cell>
          <table:table-cell office:value-type="float" office:value="0.340017500630508" calcext:value-type="float">
            <text:p>0,3400175006</text:p>
          </table:table-cell>
          <table:table-cell office:value-type="float" office:value="0.0379721437230381" calcext:value-type="float">
            <text:p>0,0379721437</text:p>
          </table:table-cell>
          <table:table-cell office:value-type="float" office:value="0.0442543014532571" calcext:value-type="float">
            <text:p>0,0442543015</text:p>
          </table:table-cell>
          <table:table-cell office:value-type="float" office:value="0.035419900946584" calcext:value-type="float">
            <text:p>0,0354199009</text:p>
          </table:table-cell>
          <table:table-cell office:value-type="float" office:value="0.047729364395001" calcext:value-type="float">
            <text:p>0,0477293644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08049119403526" calcext:value-type="float">
            <text:p>0,4080491194</text:p>
          </table:table-cell>
          <table:table-cell office:value-type="float" office:value="0.438943010130172" calcext:value-type="float">
            <text:p>0,4389430101</text:p>
          </table:table-cell>
          <table:table-cell office:value-type="float" office:value="0.409004117275318" calcext:value-type="float">
            <text:p>0,4090041173</text:p>
          </table:table-cell>
          <table:table-cell office:value-type="float" office:value="0.441407289788686" calcext:value-type="float">
            <text:p>0,4414072898</text:p>
          </table:table-cell>
          <table:table-cell office:value-type="float" office:value="6.44600424572513" calcext:value-type="float">
            <text:p>6,4460042457</text:p>
          </table:table-cell>
          <table:table-cell office:value-type="float" office:value="10.1339820725117" calcext:value-type="float">
            <text:p>10,1339820725</text:p>
          </table:table-cell>
          <table:table-cell office:value-type="float" office:value="6.45169685232164" calcext:value-type="float">
            <text:p>6,4516968523</text:p>
          </table:table-cell>
          <table:table-cell office:value-type="float" office:value="10.9571869244467" calcext:value-type="float">
            <text:p>10,9571869244</text:p>
          </table:table-cell>
          <table:table-cell office:value-type="float" office:value="0.267950083539161" calcext:value-type="float">
            <text:p>0,2679500835</text:p>
          </table:table-cell>
          <table:table-cell office:value-type="float" office:value="0.330526882869252" calcext:value-type="float">
            <text:p>0,3305268829</text:p>
          </table:table-cell>
          <table:table-cell office:value-type="float" office:value="0.26888826094493" calcext:value-type="float">
            <text:p>0,2688882609</text:p>
          </table:table-cell>
          <table:table-cell office:value-type="float" office:value="0.328929199386387" calcext:value-type="float">
            <text:p>0,3289291994</text:p>
          </table:table-cell>
          <table:table-cell office:value-type="float" office:value="0.0350468518692898" calcext:value-type="float">
            <text:p>0,0350468519</text:p>
          </table:table-cell>
          <table:table-cell office:value-type="float" office:value="0.0415807608574022" calcext:value-type="float">
            <text:p>0,0415807609</text:p>
          </table:table-cell>
          <table:table-cell office:value-type="float" office:value="0.0329516286624322" calcext:value-type="float">
            <text:p>0,0329516287</text:p>
          </table:table-cell>
          <table:table-cell office:value-type="float" office:value="0.044445661983865" calcext:value-type="float">
            <text:p>0,04444566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05792483103573" calcext:value-type="float">
            <text:p>0,4057924831</text:p>
          </table:table-cell>
          <table:table-cell office:value-type="float" office:value="0.431207915995639" calcext:value-type="float">
            <text:p>0,431207916</text:p>
          </table:table-cell>
          <table:table-cell office:value-type="float" office:value="0.406595745424179" calcext:value-type="float">
            <text:p>0,4065957454</text:p>
          </table:table-cell>
          <table:table-cell office:value-type="float" office:value="0.431904107439086" calcext:value-type="float">
            <text:p>0,4319041074</text:p>
          </table:table-cell>
          <table:table-cell office:value-type="float" office:value="6.45811289042262" calcext:value-type="float">
            <text:p>6,4581128904</text:p>
          </table:table-cell>
          <table:table-cell office:value-type="float" office:value="9.66204308832444" calcext:value-type="float">
            <text:p>9,6620430883</text:p>
          </table:table-cell>
          <table:table-cell office:value-type="float" office:value="6.5007675455201" calcext:value-type="float">
            <text:p>6,5007675455</text:p>
          </table:table-cell>
          <table:table-cell office:value-type="float" office:value="10.1191697897585" calcext:value-type="float">
            <text:p>10,1191697898</text:p>
          </table:table-cell>
          <table:table-cell office:value-type="float" office:value="0.26310273022676" calcext:value-type="float">
            <text:p>0,2631027302</text:p>
          </table:table-cell>
          <table:table-cell office:value-type="float" office:value="0.327408181361739" calcext:value-type="float">
            <text:p>0,3274081814</text:p>
          </table:table-cell>
          <table:table-cell office:value-type="float" office:value="0.2638828281446" calcext:value-type="float">
            <text:p>0,2638828281</text:p>
          </table:table-cell>
          <table:table-cell office:value-type="float" office:value="0.326081200036595" calcext:value-type="float">
            <text:p>0,3260812</text:p>
          </table:table-cell>
          <table:table-cell office:value-type="float" office:value="0.0327043372695207" calcext:value-type="float">
            <text:p>0,0327043373</text:p>
          </table:table-cell>
          <table:table-cell office:value-type="float" office:value="0.0383090998698935" calcext:value-type="float">
            <text:p>0,0383090999</text:p>
          </table:table-cell>
          <table:table-cell office:value-type="float" office:value="0.0311563001498935" calcext:value-type="float">
            <text:p>0,0311563001</text:p>
          </table:table-cell>
          <table:table-cell office:value-type="float" office:value="0.0404054484934263" calcext:value-type="float">
            <text:p>0,0404054485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93758523809195" calcext:value-type="float">
            <text:p>0,3937585238</text:p>
          </table:table-cell>
          <table:table-cell office:value-type="float" office:value="0.41742645483948" calcext:value-type="float">
            <text:p>0,4174264548</text:p>
          </table:table-cell>
          <table:table-cell office:value-type="float" office:value="0.394852207286235" calcext:value-type="float">
            <text:p>0,3948522073</text:p>
          </table:table-cell>
          <table:table-cell office:value-type="float" office:value="0.418042853085449" calcext:value-type="float">
            <text:p>0,4180428531</text:p>
          </table:table-cell>
          <table:table-cell office:value-type="float" office:value="5.99202819581651" calcext:value-type="float">
            <text:p>5,9920281958</text:p>
          </table:table-cell>
          <table:table-cell office:value-type="float" office:value="9.32205194625922" calcext:value-type="float">
            <text:p>9,3220519463</text:p>
          </table:table-cell>
          <table:table-cell office:value-type="float" office:value="6.22867803159071" calcext:value-type="float">
            <text:p>6,2286780316</text:p>
          </table:table-cell>
          <table:table-cell office:value-type="float" office:value="9.1825672368505" calcext:value-type="float">
            <text:p>9,1825672369</text:p>
          </table:table-cell>
          <table:table-cell office:value-type="float" office:value="0.255546174986776" calcext:value-type="float">
            <text:p>0,255546175</text:p>
          </table:table-cell>
          <table:table-cell office:value-type="float" office:value="0.313895703752436" calcext:value-type="float">
            <text:p>0,3138957038</text:p>
          </table:table-cell>
          <table:table-cell office:value-type="float" office:value="0.256617388623188" calcext:value-type="float">
            <text:p>0,2566173886</text:p>
          </table:table-cell>
          <table:table-cell office:value-type="float" office:value="0.312054613356139" calcext:value-type="float">
            <text:p>0,3120546134</text:p>
          </table:table-cell>
          <table:table-cell office:value-type="float" office:value="0.0318360991347139" calcext:value-type="float">
            <text:p>0,0318360991</text:p>
          </table:table-cell>
          <table:table-cell office:value-type="float" office:value="0.0367581747368171" calcext:value-type="float">
            <text:p>0,0367581747</text:p>
          </table:table-cell>
          <table:table-cell office:value-type="float" office:value="0.0312084171074072" calcext:value-type="float">
            <text:p>0,0312084171</text:p>
          </table:table-cell>
          <table:table-cell office:value-type="float" office:value="0.0376096687140847" calcext:value-type="float">
            <text:p>0,0376096687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00789307387096" calcext:value-type="float">
            <text:p>0,4007893074</text:p>
          </table:table-cell>
          <table:table-cell office:value-type="float" office:value="0.420686622840108" calcext:value-type="float">
            <text:p>0,4206866228</text:p>
          </table:table-cell>
          <table:table-cell office:value-type="float" office:value="0.401624899406829" calcext:value-type="float">
            <text:p>0,4016248994</text:p>
          </table:table-cell>
          <table:table-cell office:value-type="float" office:value="0.421408413512724" calcext:value-type="float">
            <text:p>0,4214084135</text:p>
          </table:table-cell>
          <table:table-cell office:value-type="float" office:value="6.21032048915006" calcext:value-type="float">
            <text:p>6,2103204892</text:p>
          </table:table-cell>
          <table:table-cell office:value-type="float" office:value="9.88585829619385" calcext:value-type="float">
            <text:p>9,8858582962</text:p>
          </table:table-cell>
          <table:table-cell office:value-type="float" office:value="6.26047288666631" calcext:value-type="float">
            <text:p>6,2604728867</text:p>
          </table:table-cell>
          <table:table-cell office:value-type="float" office:value="10.064285826511" calcext:value-type="float">
            <text:p>10,0642858265</text:p>
          </table:table-cell>
          <table:table-cell office:value-type="float" office:value="0.261801916100988" calcext:value-type="float">
            <text:p>0,2618019161</text:p>
          </table:table-cell>
          <table:table-cell office:value-type="float" office:value="0.333073728362128" calcext:value-type="float">
            <text:p>0,3330737284</text:p>
          </table:table-cell>
          <table:table-cell office:value-type="float" office:value="0.262566357182139" calcext:value-type="float">
            <text:p>0,2625663572</text:p>
          </table:table-cell>
          <table:table-cell office:value-type="float" office:value="0.33170901109903" calcext:value-type="float">
            <text:p>0,3317090111</text:p>
          </table:table-cell>
          <table:table-cell office:value-type="float" office:value="0.034485213541389" calcext:value-type="float">
            <text:p>0,0344852135</text:p>
          </table:table-cell>
          <table:table-cell office:value-type="float" office:value="0.0413254063856596" calcext:value-type="float">
            <text:p>0,0413254064</text:p>
          </table:table-cell>
          <table:table-cell office:value-type="float" office:value="0.0332086770320014" calcext:value-type="float">
            <text:p>0,033208677</text:p>
          </table:table-cell>
          <table:table-cell office:value-type="float" office:value="0.043092959869874" calcext:value-type="float">
            <text:p>0,0430929599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02843638918022" calcext:value-type="float">
            <text:p>0,4028436389</text:p>
          </table:table-cell>
          <table:table-cell office:value-type="float" office:value="0.42409573145809" calcext:value-type="float">
            <text:p>0,4240957315</text:p>
          </table:table-cell>
          <table:table-cell office:value-type="float" office:value="0.403602298118463" calcext:value-type="float">
            <text:p>0,4036022981</text:p>
          </table:table-cell>
          <table:table-cell office:value-type="float" office:value="0.425006246651015" calcext:value-type="float">
            <text:p>0,4250062467</text:p>
          </table:table-cell>
          <table:table-cell office:value-type="float" office:value="5.98387584857118" calcext:value-type="float">
            <text:p>5,9838758486</text:p>
          </table:table-cell>
          <table:table-cell office:value-type="float" office:value="9.03143335252837" calcext:value-type="float">
            <text:p>9,0314333525</text:p>
          </table:table-cell>
          <table:table-cell office:value-type="float" office:value="6.13756664423108" calcext:value-type="float">
            <text:p>6,1375666442</text:p>
          </table:table-cell>
          <table:table-cell office:value-type="float" office:value="9.23533958708448" calcext:value-type="float">
            <text:p>9,2353395871</text:p>
          </table:table-cell>
          <table:table-cell office:value-type="float" office:value="0.264911294284066" calcext:value-type="float">
            <text:p>0,2649112943</text:p>
          </table:table-cell>
          <table:table-cell office:value-type="float" office:value="0.334410319525896" calcext:value-type="float">
            <text:p>0,3344103195</text:p>
          </table:table-cell>
          <table:table-cell office:value-type="float" office:value="0.265544676334652" calcext:value-type="float">
            <text:p>0,2655446763</text:p>
          </table:table-cell>
          <table:table-cell office:value-type="float" office:value="0.333295179119227" calcext:value-type="float">
            <text:p>0,3332951791</text:p>
          </table:table-cell>
          <table:table-cell office:value-type="float" office:value="0.0328629332551689" calcext:value-type="float">
            <text:p>0,0328629333</text:p>
          </table:table-cell>
          <table:table-cell office:value-type="float" office:value="0.0385762632702153" calcext:value-type="float">
            <text:p>0,0385762633</text:p>
          </table:table-cell>
          <table:table-cell office:value-type="float" office:value="0.0314085953031068" calcext:value-type="float">
            <text:p>0,0314085953</text:p>
          </table:table-cell>
          <table:table-cell office:value-type="float" office:value="0.04058838658892" calcext:value-type="float">
            <text:p>0,0405883866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98752768221491" calcext:value-type="float">
            <text:p>0,3987527682</text:p>
          </table:table-cell>
          <table:table-cell office:value-type="float" office:value="0.427919636380432" calcext:value-type="float">
            <text:p>0,4279196364</text:p>
          </table:table-cell>
          <table:table-cell office:value-type="float" office:value="0.399789711803234" calcext:value-type="float">
            <text:p>0,3997897118</text:p>
          </table:table-cell>
          <table:table-cell office:value-type="float" office:value="0.427379066079533" calcext:value-type="float">
            <text:p>0,4273790661</text:p>
          </table:table-cell>
          <table:table-cell office:value-type="float" office:value="5.74563897607847" calcext:value-type="float">
            <text:p>5,7456389761</text:p>
          </table:table-cell>
          <table:table-cell office:value-type="float" office:value="9.08916731072448" calcext:value-type="float">
            <text:p>9,0891673107</text:p>
          </table:table-cell>
          <table:table-cell office:value-type="float" office:value="5.80921081899824" calcext:value-type="float">
            <text:p>5,809210819</text:p>
          </table:table-cell>
          <table:table-cell office:value-type="float" office:value="9.14981592962345" calcext:value-type="float">
            <text:p>9,1498159296</text:p>
          </table:table-cell>
          <table:table-cell office:value-type="float" office:value="0.253912661511707" calcext:value-type="float">
            <text:p>0,2539126615</text:p>
          </table:table-cell>
          <table:table-cell office:value-type="float" office:value="0.313034117215162" calcext:value-type="float">
            <text:p>0,3130341172</text:p>
          </table:table-cell>
          <table:table-cell office:value-type="float" office:value="0.254811349392178" calcext:value-type="float">
            <text:p>0,2548113494</text:p>
          </table:table-cell>
          <table:table-cell office:value-type="float" office:value="0.311456080508313" calcext:value-type="float">
            <text:p>0,3114560805</text:p>
          </table:table-cell>
          <table:table-cell office:value-type="float" office:value="0.0358893996012811" calcext:value-type="float">
            <text:p>0,0358893996</text:p>
          </table:table-cell>
          <table:table-cell office:value-type="float" office:value="0.0427045773190752" calcext:value-type="float">
            <text:p>0,0427045773</text:p>
          </table:table-cell>
          <table:table-cell office:value-type="float" office:value="0.0332668345474619" calcext:value-type="float">
            <text:p>0,0332668345</text:p>
          </table:table-cell>
          <table:table-cell office:value-type="float" office:value="0.0464112124122611" calcext:value-type="float">
            <text:p>0,0464112124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855268906601" calcext:value-type="float">
            <text:p>0,3985526891</text:p>
          </table:table-cell>
          <table:table-cell office:value-type="float" office:value="0.420203178545042" calcext:value-type="float">
            <text:p>0,4202031785</text:p>
          </table:table-cell>
          <table:table-cell office:value-type="float" office:value="0.399804275095928" calcext:value-type="float">
            <text:p>0,3998042751</text:p>
          </table:table-cell>
          <table:table-cell office:value-type="float" office:value="0.419171533613012" calcext:value-type="float">
            <text:p>0,4191715336</text:p>
          </table:table-cell>
          <table:table-cell office:value-type="float" office:value="5.44686903605509" calcext:value-type="float">
            <text:p>5,4468690361</text:p>
          </table:table-cell>
          <table:table-cell office:value-type="float" office:value="8.35085274945716" calcext:value-type="float">
            <text:p>8,3508527495</text:p>
          </table:table-cell>
          <table:table-cell office:value-type="float" office:value="5.49467596140872" calcext:value-type="float">
            <text:p>5,4946759614</text:p>
          </table:table-cell>
          <table:table-cell office:value-type="float" office:value="8.3174692886548" calcext:value-type="float">
            <text:p>8,3174692887</text:p>
          </table:table-cell>
          <table:table-cell office:value-type="float" office:value="0.25182778312421" calcext:value-type="float">
            <text:p>0,2518277831</text:p>
          </table:table-cell>
          <table:table-cell office:value-type="float" office:value="0.307664071684944" calcext:value-type="float">
            <text:p>0,3076640717</text:p>
          </table:table-cell>
          <table:table-cell office:value-type="float" office:value="0.252970381045123" calcext:value-type="float">
            <text:p>0,252970381</text:p>
          </table:table-cell>
          <table:table-cell office:value-type="float" office:value="0.305683240156793" calcext:value-type="float">
            <text:p>0,3056832402</text:p>
          </table:table-cell>
          <table:table-cell office:value-type="float" office:value="0.0418172653159046" calcext:value-type="float">
            <text:p>0,0418172653</text:p>
          </table:table-cell>
          <table:table-cell office:value-type="float" office:value="0.0495574884679737" calcext:value-type="float">
            <text:p>0,0495574885</text:p>
          </table:table-cell>
          <table:table-cell office:value-type="float" office:value="0.0385198457201369" calcext:value-type="float">
            <text:p>0,0385198457</text:p>
          </table:table-cell>
          <table:table-cell office:value-type="float" office:value="0.0541953523913867" calcext:value-type="float">
            <text:p>0,0541953524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00471541041829" calcext:value-type="float">
            <text:p>0,400471541</text:p>
          </table:table-cell>
          <table:table-cell office:value-type="float" office:value="0.421438374222367" calcext:value-type="float">
            <text:p>0,4214383742</text:p>
          </table:table-cell>
          <table:table-cell office:value-type="float" office:value="0.401187564334355" calcext:value-type="float">
            <text:p>0,4011875643</text:p>
          </table:table-cell>
          <table:table-cell office:value-type="float" office:value="0.421266366411049" calcext:value-type="float">
            <text:p>0,4212663664</text:p>
          </table:table-cell>
          <table:table-cell office:value-type="float" office:value="5.94351261248755" calcext:value-type="float">
            <text:p>5,9435126125</text:p>
          </table:table-cell>
          <table:table-cell office:value-type="float" office:value="8.7894589333901" calcext:value-type="float">
            <text:p>8,7894589334</text:p>
          </table:table-cell>
          <table:table-cell office:value-type="float" office:value="6.0884295210954" calcext:value-type="float">
            <text:p>6,0884295211</text:p>
          </table:table-cell>
          <table:table-cell office:value-type="float" office:value="8.8275898950538" calcext:value-type="float">
            <text:p>8,8275898951</text:p>
          </table:table-cell>
          <table:table-cell office:value-type="float" office:value="0.256269451423778" calcext:value-type="float">
            <text:p>0,2562694514</text:p>
          </table:table-cell>
          <table:table-cell office:value-type="float" office:value="0.315653027749422" calcext:value-type="float">
            <text:p>0,3156530277</text:p>
          </table:table-cell>
          <table:table-cell office:value-type="float" office:value="0.25695021903079" calcext:value-type="float">
            <text:p>0,256950219</text:p>
          </table:table-cell>
          <table:table-cell office:value-type="float" office:value="0.314445850814137" calcext:value-type="float">
            <text:p>0,3144458508</text:p>
          </table:table-cell>
          <table:table-cell office:value-type="float" office:value="0.0351562610839831" calcext:value-type="float">
            <text:p>0,0351562611</text:p>
          </table:table-cell>
          <table:table-cell office:value-type="float" office:value="0.041598408260619" calcext:value-type="float">
            <text:p>0,0415984083</text:p>
          </table:table-cell>
          <table:table-cell office:value-type="float" office:value="0.0333447483028775" calcext:value-type="float">
            <text:p>0,0333447483</text:p>
          </table:table-cell>
          <table:table-cell office:value-type="float" office:value="0.0441882269741514" calcext:value-type="float">
            <text:p>0,044188227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91389851270219" calcext:value-type="float">
            <text:p>0,3913898513</text:p>
          </table:table-cell>
          <table:table-cell office:value-type="float" office:value="0.407128157249977" calcext:value-type="float">
            <text:p>0,4071281572</text:p>
          </table:table-cell>
          <table:table-cell office:value-type="float" office:value="0.392077654355157" calcext:value-type="float">
            <text:p>0,3920776544</text:p>
          </table:table-cell>
          <table:table-cell office:value-type="float" office:value="0.407027603386926" calcext:value-type="float">
            <text:p>0,4070276034</text:p>
          </table:table-cell>
          <table:table-cell office:value-type="float" office:value="5.77587899048507" calcext:value-type="float">
            <text:p>5,7758789905</text:p>
          </table:table-cell>
          <table:table-cell office:value-type="float" office:value="8.67260828283115" calcext:value-type="float">
            <text:p>8,6726082828</text:p>
          </table:table-cell>
          <table:table-cell office:value-type="float" office:value="5.7886354664544" calcext:value-type="float">
            <text:p>5,7886354665</text:p>
          </table:table-cell>
          <table:table-cell office:value-type="float" office:value="8.76969489320291" calcext:value-type="float">
            <text:p>8,7696948932</text:p>
          </table:table-cell>
          <table:table-cell office:value-type="float" office:value="0.241483662955682" calcext:value-type="float">
            <text:p>0,241483663</text:p>
          </table:table-cell>
          <table:table-cell office:value-type="float" office:value="0.304357000885511" calcext:value-type="float">
            <text:p>0,3043570009</text:p>
          </table:table-cell>
          <table:table-cell office:value-type="float" office:value="0.242117380754232" calcext:value-type="float">
            <text:p>0,2421173808</text:p>
          </table:table-cell>
          <table:table-cell office:value-type="float" office:value="0.303205886046692" calcext:value-type="float">
            <text:p>0,303205886</text:p>
          </table:table-cell>
          <table:table-cell office:value-type="float" office:value="0.036395477754518" calcext:value-type="float">
            <text:p>0,0363954778</text:p>
          </table:table-cell>
          <table:table-cell office:value-type="float" office:value="0.0440722511676274" calcext:value-type="float">
            <text:p>0,0440722512</text:p>
          </table:table-cell>
          <table:table-cell office:value-type="float" office:value="0.0347471082797012" calcext:value-type="float">
            <text:p>0,0347471083</text:p>
          </table:table-cell>
          <table:table-cell office:value-type="float" office:value="0.0464244611642429" calcext:value-type="float">
            <text:p>0,0464244612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3819377678325" calcext:value-type="float">
            <text:p>0,3938193777</text:p>
          </table:table-cell>
          <table:table-cell office:value-type="float" office:value="0.412393733666955" calcext:value-type="float">
            <text:p>0,4123937337</text:p>
          </table:table-cell>
          <table:table-cell office:value-type="float" office:value="0.394657905420698" calcext:value-type="float">
            <text:p>0,3946579054</text:p>
          </table:table-cell>
          <table:table-cell office:value-type="float" office:value="0.412117637437409" calcext:value-type="float">
            <text:p>0,4121176374</text:p>
          </table:table-cell>
          <table:table-cell office:value-type="float" office:value="6.1175348382887" calcext:value-type="float">
            <text:p>6,1175348383</text:p>
          </table:table-cell>
          <table:table-cell office:value-type="float" office:value="10.4615150912278" calcext:value-type="float">
            <text:p>10,4615150912</text:p>
          </table:table-cell>
          <table:table-cell office:value-type="float" office:value="6.16529594822899" calcext:value-type="float">
            <text:p>6,1652959482</text:p>
          </table:table-cell>
          <table:table-cell office:value-type="float" office:value="10.6747465905789" calcext:value-type="float">
            <text:p>10,6747465906</text:p>
          </table:table-cell>
          <table:table-cell office:value-type="float" office:value="0.244499822853744" calcext:value-type="float">
            <text:p>0,2444998229</text:p>
          </table:table-cell>
          <table:table-cell office:value-type="float" office:value="0.312549808113126" calcext:value-type="float">
            <text:p>0,3125498081</text:p>
          </table:table-cell>
          <table:table-cell office:value-type="float" office:value="0.245241978569588" calcext:value-type="float">
            <text:p>0,2452419786</text:p>
          </table:table-cell>
          <table:table-cell office:value-type="float" office:value="0.311181800343348" calcext:value-type="float">
            <text:p>0,3111818003</text:p>
          </table:table-cell>
          <table:table-cell office:value-type="float" office:value="0.031424640077424" calcext:value-type="float">
            <text:p>0,0314246401</text:p>
          </table:table-cell>
          <table:table-cell office:value-type="float" office:value="0.0361756294242499" calcext:value-type="float">
            <text:p>0,0361756294</text:p>
          </table:table-cell>
          <table:table-cell office:value-type="float" office:value="0.0296591922883481" calcext:value-type="float">
            <text:p>0,0296591923</text:p>
          </table:table-cell>
          <table:table-cell office:value-type="float" office:value="0.0387070232430254" calcext:value-type="float">
            <text:p>0,0387070232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91642750332689" calcext:value-type="float">
            <text:p>0,3916427503</text:p>
          </table:table-cell>
          <table:table-cell office:value-type="float" office:value="0.408251050235977" calcext:value-type="float">
            <text:p>0,4082510502</text:p>
          </table:table-cell>
          <table:table-cell office:value-type="float" office:value="0.392633154099713" calcext:value-type="float">
            <text:p>0,3926331541</text:p>
          </table:table-cell>
          <table:table-cell office:value-type="float" office:value="0.406935095142996" calcext:value-type="float">
            <text:p>0,4069350951</text:p>
          </table:table-cell>
          <table:table-cell office:value-type="float" office:value="5.99868648360686" calcext:value-type="float">
            <text:p>5,9986864836</text:p>
          </table:table-cell>
          <table:table-cell office:value-type="float" office:value="9.07661935068035" calcext:value-type="float">
            <text:p>9,0766193507</text:p>
          </table:table-cell>
          <table:table-cell office:value-type="float" office:value="6.17050914635865" calcext:value-type="float">
            <text:p>6,1705091464</text:p>
          </table:table-cell>
          <table:table-cell office:value-type="float" office:value="9.19195475869566" calcext:value-type="float">
            <text:p>9,1919547587</text:p>
          </table:table-cell>
          <table:table-cell office:value-type="float" office:value="0.251385375853688" calcext:value-type="float">
            <text:p>0,2513853759</text:p>
          </table:table-cell>
          <table:table-cell office:value-type="float" office:value="0.31726805954076" calcext:value-type="float">
            <text:p>0,3172680595</text:p>
          </table:table-cell>
          <table:table-cell office:value-type="float" office:value="0.252332546773001" calcext:value-type="float">
            <text:p>0,2523325468</text:p>
          </table:table-cell>
          <table:table-cell office:value-type="float" office:value="0.31554617490965" calcext:value-type="float">
            <text:p>0,3155461749</text:p>
          </table:table-cell>
          <table:table-cell office:value-type="float" office:value="0.0324403126988699" calcext:value-type="float">
            <text:p>0,0324403127</text:p>
          </table:table-cell>
          <table:table-cell office:value-type="float" office:value="0.0372208756566792" calcext:value-type="float">
            <text:p>0,0372208757</text:p>
          </table:table-cell>
          <table:table-cell office:value-type="float" office:value="0.0302404091100559" calcext:value-type="float">
            <text:p>0,0302404091</text:p>
          </table:table-cell>
          <table:table-cell office:value-type="float" office:value="0.040370314991385" calcext:value-type="float">
            <text:p>0,040370315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1076533558" calcext:value-type="float">
            <text:p>0,3921076534</text:p>
          </table:table-cell>
          <table:table-cell office:value-type="float" office:value="0.404238016957703" calcext:value-type="float">
            <text:p>0,404238017</text:p>
          </table:table-cell>
          <table:table-cell office:value-type="float" office:value="0.392873722203334" calcext:value-type="float">
            <text:p>0,3928737222</text:p>
          </table:table-cell>
          <table:table-cell office:value-type="float" office:value="0.402884223524575" calcext:value-type="float">
            <text:p>0,4028842235</text:p>
          </table:table-cell>
          <table:table-cell office:value-type="float" office:value="5.53896312835374" calcext:value-type="float">
            <text:p>5,5389631284</text:p>
          </table:table-cell>
          <table:table-cell office:value-type="float" office:value="9.38074135260696" calcext:value-type="float">
            <text:p>9,3807413526</text:p>
          </table:table-cell>
          <table:table-cell office:value-type="float" office:value="5.78270709170674" calcext:value-type="float">
            <text:p>5,7827070917</text:p>
          </table:table-cell>
          <table:table-cell office:value-type="float" office:value="9.36958430142002" calcext:value-type="float">
            <text:p>9,3695843014</text:p>
          </table:table-cell>
          <table:table-cell office:value-type="float" office:value="0.251666172636813" calcext:value-type="float">
            <text:p>0,2516661726</text:p>
          </table:table-cell>
          <table:table-cell office:value-type="float" office:value="0.319158376334258" calcext:value-type="float">
            <text:p>0,3191583763</text:p>
          </table:table-cell>
          <table:table-cell office:value-type="float" office:value="0.252317035715229" calcext:value-type="float">
            <text:p>0,2523170357</text:p>
          </table:table-cell>
          <table:table-cell office:value-type="float" office:value="0.317984489412928" calcext:value-type="float">
            <text:p>0,3179844894</text:p>
          </table:table-cell>
          <table:table-cell office:value-type="float" office:value="0.0341581679728341" calcext:value-type="float">
            <text:p>0,034158168</text:p>
          </table:table-cell>
          <table:table-cell office:value-type="float" office:value="0.0403561895037593" calcext:value-type="float">
            <text:p>0,0403561895</text:p>
          </table:table-cell>
          <table:table-cell office:value-type="float" office:value="0.0323650671504825" calcext:value-type="float">
            <text:p>0,0323650672</text:p>
          </table:table-cell>
          <table:table-cell office:value-type="float" office:value="0.0428881886514369" calcext:value-type="float">
            <text:p>0,0428881887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9988265516782" calcext:value-type="float">
            <text:p>0,3899882655</text:p>
          </table:table-cell>
          <table:table-cell office:value-type="float" office:value="0.396211741385412" calcext:value-type="float">
            <text:p>0,3962117414</text:p>
          </table:table-cell>
          <table:table-cell office:value-type="float" office:value="0.390824829301" calcext:value-type="float">
            <text:p>0,3908248293</text:p>
          </table:table-cell>
          <table:table-cell office:value-type="float" office:value="0.394815206778437" calcext:value-type="float">
            <text:p>0,3948152068</text:p>
          </table:table-cell>
          <table:table-cell office:value-type="float" office:value="5.67763984640675" calcext:value-type="float">
            <text:p>5,6776398464</text:p>
          </table:table-cell>
          <table:table-cell office:value-type="float" office:value="8.98526440928308" calcext:value-type="float">
            <text:p>8,9852644093</text:p>
          </table:table-cell>
          <table:table-cell office:value-type="float" office:value="5.79837024287733" calcext:value-type="float">
            <text:p>5,7983702429</text:p>
          </table:table-cell>
          <table:table-cell office:value-type="float" office:value="9.02948501105076" calcext:value-type="float">
            <text:p>9,0294850111</text:p>
          </table:table-cell>
          <table:table-cell office:value-type="float" office:value="0.250776288376654" calcext:value-type="float">
            <text:p>0,2507762884</text:p>
          </table:table-cell>
          <table:table-cell office:value-type="float" office:value="0.317942730746341" calcext:value-type="float">
            <text:p>0,3179427307</text:p>
          </table:table-cell>
          <table:table-cell office:value-type="float" office:value="0.251505890122931" calcext:value-type="float">
            <text:p>0,2515058901</text:p>
          </table:table-cell>
          <table:table-cell office:value-type="float" office:value="0.316626297210312" calcext:value-type="float">
            <text:p>0,3166262972</text:p>
          </table:table-cell>
          <table:table-cell office:value-type="float" office:value="0.0322907184447962" calcext:value-type="float">
            <text:p>0,0322907184</text:p>
          </table:table-cell>
          <table:table-cell office:value-type="float" office:value="0.03806149049045" calcext:value-type="float">
            <text:p>0,0380614905</text:p>
          </table:table-cell>
          <table:table-cell office:value-type="float" office:value="0.0306160337406846" calcext:value-type="float">
            <text:p>0,0306160337</text:p>
          </table:table-cell>
          <table:table-cell office:value-type="float" office:value="0.0404243416164738" calcext:value-type="float">
            <text:p>0,0404243416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94074567890186" calcext:value-type="float">
            <text:p>0,3940745679</text:p>
          </table:table-cell>
          <table:table-cell office:value-type="float" office:value="0.399482007426348" calcext:value-type="float">
            <text:p>0,3994820074</text:p>
          </table:table-cell>
          <table:table-cell office:value-type="float" office:value="0.394076108575903" calcext:value-type="float">
            <text:p>0,3940761086</text:p>
          </table:table-cell>
          <table:table-cell office:value-type="float" office:value="0.403827182746989" calcext:value-type="float">
            <text:p>0,4038271827</text:p>
          </table:table-cell>
          <table:table-cell office:value-type="float" office:value="5.39571279435002" calcext:value-type="float">
            <text:p>5,3957127944</text:p>
          </table:table-cell>
          <table:table-cell office:value-type="float" office:value="9.36527720482482" calcext:value-type="float">
            <text:p>9,3652772048</text:p>
          </table:table-cell>
          <table:table-cell office:value-type="float" office:value="5.40282060364612" calcext:value-type="float">
            <text:p>5,4028206036</text:p>
          </table:table-cell>
          <table:table-cell office:value-type="float" office:value="9.79660370202604" calcext:value-type="float">
            <text:p>9,796603702</text:p>
          </table:table-cell>
          <table:table-cell office:value-type="float" office:value="0.25231058911668" calcext:value-type="float">
            <text:p>0,2523105891</text:p>
          </table:table-cell>
          <table:table-cell office:value-type="float" office:value="0.317639284683328" calcext:value-type="float">
            <text:p>0,3176392847</text:p>
          </table:table-cell>
          <table:table-cell office:value-type="float" office:value="0.252919879069557" calcext:value-type="float">
            <text:p>0,2529198791</text:p>
          </table:table-cell>
          <table:table-cell office:value-type="float" office:value="0.316539566439779" calcext:value-type="float">
            <text:p>0,3165395664</text:p>
          </table:table-cell>
          <table:table-cell office:value-type="float" office:value="0.0341404119483713" calcext:value-type="float">
            <text:p>0,0341404119</text:p>
          </table:table-cell>
          <table:table-cell office:value-type="float" office:value="0.0408521985689832" calcext:value-type="float">
            <text:p>0,0408521986</text:p>
          </table:table-cell>
          <table:table-cell office:value-type="float" office:value="0.0323259953894831" calcext:value-type="float">
            <text:p>0,0323259954</text:p>
          </table:table-cell>
          <table:table-cell office:value-type="float" office:value="0.0434368160105459" calcext:value-type="float">
            <text:p>0,043436816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94380106545988" calcext:value-type="float">
            <text:p>0,3943801065</text:p>
          </table:table-cell>
          <table:table-cell office:value-type="float" office:value="0.393591989709892" calcext:value-type="float">
            <text:p>0,3935919897</text:p>
          </table:table-cell>
          <table:table-cell office:value-type="float" office:value="0.39527190794624" calcext:value-type="float">
            <text:p>0,3952719079</text:p>
          </table:table-cell>
          <table:table-cell office:value-type="float" office:value="0.397915147850737" calcext:value-type="float">
            <text:p>0,3979151479</text:p>
          </table:table-cell>
          <table:table-cell office:value-type="float" office:value="5.68656922729396" calcext:value-type="float">
            <text:p>5,6865692273</text:p>
          </table:table-cell>
          <table:table-cell office:value-type="float" office:value="8.93411280333935" calcext:value-type="float">
            <text:p>8,9341128033</text:p>
          </table:table-cell>
          <table:table-cell office:value-type="float" office:value="5.68656922729396" calcext:value-type="float">
            <text:p>5,6865692273</text:p>
          </table:table-cell>
          <table:table-cell office:value-type="float" office:value="9.90965330295508" calcext:value-type="float">
            <text:p>9,909653303</text:p>
          </table:table-cell>
          <table:table-cell office:value-type="float" office:value="0.270027970536017" calcext:value-type="float">
            <text:p>0,2700279705</text:p>
          </table:table-cell>
          <table:table-cell office:value-type="float" office:value="0.339932893705628" calcext:value-type="float">
            <text:p>0,3399328937</text:p>
          </table:table-cell>
          <table:table-cell office:value-type="float" office:value="0.270909657078186" calcext:value-type="float">
            <text:p>0,2709096571</text:p>
          </table:table-cell>
          <table:table-cell office:value-type="float" office:value="0.338350202747802" calcext:value-type="float">
            <text:p>0,3383502027</text:p>
          </table:table-cell>
          <table:table-cell office:value-type="float" office:value="0.0356409219250362" calcext:value-type="float">
            <text:p>0,0356409219</text:p>
          </table:table-cell>
          <table:table-cell office:value-type="float" office:value="0.0329603273879412" calcext:value-type="float">
            <text:p>0,0329603274</text:p>
          </table:table-cell>
          <table:table-cell office:value-type="float" office:value="0.0344575360910395" calcext:value-type="float">
            <text:p>0,0344575361</text:p>
          </table:table-cell>
          <table:table-cell office:value-type="float" office:value="0.03466273140261" calcext:value-type="float">
            <text:p>0,0346627314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96117315111915" calcext:value-type="float">
            <text:p>0,3961173151</text:p>
          </table:table-cell>
          <table:table-cell office:value-type="float" office:value="0.399756501772243" calcext:value-type="float">
            <text:p>0,3997565018</text:p>
          </table:table-cell>
          <table:table-cell office:value-type="float" office:value="0.396930506739216" calcext:value-type="float">
            <text:p>0,3969305067</text:p>
          </table:table-cell>
          <table:table-cell office:value-type="float" office:value="0.403708630024217" calcext:value-type="float">
            <text:p>0,40370863</text:p>
          </table:table-cell>
          <table:table-cell office:value-type="float" office:value="5.36753263038807" calcext:value-type="float">
            <text:p>5,3675326304</text:p>
          </table:table-cell>
          <table:table-cell office:value-type="float" office:value="9.3234164625791" calcext:value-type="float">
            <text:p>9,3234164626</text:p>
          </table:table-cell>
          <table:table-cell office:value-type="float" office:value="5.3889630211372" calcext:value-type="float">
            <text:p>5,3889630211</text:p>
          </table:table-cell>
          <table:table-cell office:value-type="float" office:value="9.97049393727428" calcext:value-type="float">
            <text:p>9,9704939373</text:p>
          </table:table-cell>
          <table:table-cell office:value-type="float" office:value="0.256890775039707" calcext:value-type="float">
            <text:p>0,256890775</text:p>
          </table:table-cell>
          <table:table-cell office:value-type="float" office:value="0.327672503719631" calcext:value-type="float">
            <text:p>0,3276725037</text:p>
          </table:table-cell>
          <table:table-cell office:value-type="float" office:value="0.257615554674415" calcext:value-type="float">
            <text:p>0,2576155547</text:p>
          </table:table-cell>
          <table:table-cell office:value-type="float" office:value="0.326337450239495" calcext:value-type="float">
            <text:p>0,3263374502</text:p>
          </table:table-cell>
          <table:table-cell office:value-type="float" office:value="0.0422021814962118" calcext:value-type="float">
            <text:p>0,0422021815</text:p>
          </table:table-cell>
          <table:table-cell office:value-type="float" office:value="0.0410750273879962" calcext:value-type="float">
            <text:p>0,0410750274</text:p>
          </table:table-cell>
          <table:table-cell office:value-type="float" office:value="0.0410257369852186" calcext:value-type="float">
            <text:p>0,041025737</text:p>
          </table:table-cell>
          <table:table-cell office:value-type="float" office:value="0.0427811765942221" calcext:value-type="float">
            <text:p>0,0427811766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98889970940196" calcext:value-type="float">
            <text:p>0,3988899709</text:p>
          </table:table-cell>
          <table:table-cell office:value-type="float" office:value="0.397478000253322" calcext:value-type="float">
            <text:p>0,3974780003</text:p>
          </table:table-cell>
          <table:table-cell office:value-type="float" office:value="0.399715941437087" calcext:value-type="float">
            <text:p>0,3997159414</text:p>
          </table:table-cell>
          <table:table-cell office:value-type="float" office:value="0.401602179238196" calcext:value-type="float">
            <text:p>0,4016021792</text:p>
          </table:table-cell>
          <table:table-cell office:value-type="float" office:value="5.7219670470242" calcext:value-type="float">
            <text:p>5,721967047</text:p>
          </table:table-cell>
          <table:table-cell office:value-type="float" office:value="9.64738389750599" calcext:value-type="float">
            <text:p>9,6473838975</text:p>
          </table:table-cell>
          <table:table-cell office:value-type="float" office:value="5.78215302249516" calcext:value-type="float">
            <text:p>5,7821530225</text:p>
          </table:table-cell>
          <table:table-cell office:value-type="float" office:value="9.90454667662024" calcext:value-type="float">
            <text:p>9,9045466766</text:p>
          </table:table-cell>
          <table:table-cell office:value-type="float" office:value="0.248035158710456" calcext:value-type="float">
            <text:p>0,2480351587</text:p>
          </table:table-cell>
          <table:table-cell office:value-type="float" office:value="0.312301664876749" calcext:value-type="float">
            <text:p>0,3123016649</text:p>
          </table:table-cell>
          <table:table-cell office:value-type="float" office:value="0.248700660502302" calcext:value-type="float">
            <text:p>0,2487006605</text:p>
          </table:table-cell>
          <table:table-cell office:value-type="float" office:value="0.311097402005243" calcext:value-type="float">
            <text:p>0,311097402</text:p>
          </table:table-cell>
          <table:table-cell office:value-type="float" office:value="0.0338133421114075" calcext:value-type="float">
            <text:p>0,0338133421</text:p>
          </table:table-cell>
          <table:table-cell office:value-type="float" office:value="0.0414067873609692" calcext:value-type="float">
            <text:p>0,0414067874</text:p>
          </table:table-cell>
          <table:table-cell office:value-type="float" office:value="0.0319201578074469" calcext:value-type="float">
            <text:p>0,0319201578</text:p>
          </table:table-cell>
          <table:table-cell office:value-type="float" office:value="0.0441011889734894" calcext:value-type="float">
            <text:p>0,044101189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01795591256667" calcext:value-type="float">
            <text:p>0,4017955913</text:p>
          </table:table-cell>
          <table:table-cell office:value-type="float" office:value="0.39807072649396" calcext:value-type="float">
            <text:p>0,3980707265</text:p>
          </table:table-cell>
          <table:table-cell office:value-type="float" office:value="0.402707819188785" calcext:value-type="float">
            <text:p>0,4027078192</text:p>
          </table:table-cell>
          <table:table-cell office:value-type="float" office:value="0.402311053507258" calcext:value-type="float">
            <text:p>0,4023110535</text:p>
          </table:table-cell>
          <table:table-cell office:value-type="float" office:value="5.88275217751248" calcext:value-type="float">
            <text:p>5,8827521775</text:p>
          </table:table-cell>
          <table:table-cell office:value-type="float" office:value="9.05389299497326" calcext:value-type="float">
            <text:p>9,053892995</text:p>
          </table:table-cell>
          <table:table-cell office:value-type="float" office:value="5.88756998017882" calcext:value-type="float">
            <text:p>5,8875699802</text:p>
          </table:table-cell>
          <table:table-cell office:value-type="float" office:value="9.88217917797515" calcext:value-type="float">
            <text:p>9,882179178</text:p>
          </table:table-cell>
          <table:table-cell office:value-type="float" office:value="0.242446497223837" calcext:value-type="float">
            <text:p>0,2424464972</text:p>
          </table:table-cell>
          <table:table-cell office:value-type="float" office:value="0.301764711178873" calcext:value-type="float">
            <text:p>0,3017647112</text:p>
          </table:table-cell>
          <table:table-cell office:value-type="float" office:value="0.243284359469509" calcext:value-type="float">
            <text:p>0,2432843595</text:p>
          </table:table-cell>
          <table:table-cell office:value-type="float" office:value="0.300278493123851" calcext:value-type="float">
            <text:p>0,3002784931</text:p>
          </table:table-cell>
          <table:table-cell office:value-type="float" office:value="0.0348462202614178" calcext:value-type="float">
            <text:p>0,0348462203</text:p>
          </table:table-cell>
          <table:table-cell office:value-type="float" office:value="0.0392432604535545" calcext:value-type="float">
            <text:p>0,0392432605</text:p>
          </table:table-cell>
          <table:table-cell office:value-type="float" office:value="0.0318253851112388" calcext:value-type="float">
            <text:p>0,0318253851</text:p>
          </table:table-cell>
          <table:table-cell office:value-type="float" office:value="0.0435300397920298" calcext:value-type="float">
            <text:p>0,0435300398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percentage-style style:name="N110">
      <number:number number:decimal-places="1" number:min-integer-digits="1"/>
      <number:text>%</number:text>
    </number:percentage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04:47</meta:creation-date>
    <meta:initial-creator>Leonardo Calcagno</meta:initial-creator>
    <dc:language>en-US</dc:language>
    <dc:date>2020-01-19T19:21:35.573304265</dc:date>
    <meta:editing-cycles>5</meta:editing-cycles>
    <meta:editing-duration>PT2H5M48S</meta:editing-duration>
    <meta:generator>LibreOffice/4.4.5.2$MacOSX_X86_64 LibreOffice_project/a22f674fd25a3b6f45bdebf25400ed2adff0ff99</meta:generator>
    <meta:document-statistic meta:table-count="11" meta:cell-count="11182" meta:object-count="1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symbol-image/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symbol-image/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A4:'Gini yearly'.E30 'Gini yearly'.B3:'Gini yearly'.E3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7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8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9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6">
                <text:p>0.409756672021306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3">
                <text:p>0.39481106920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2">
                <text:p>0.40836323016112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79">
                <text:p>0.38984118436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6737301">
                <text:p>0.408547296737301</text:p>
              </table:table-cell>
              <table:table-cell office:value-type="float" office:value="0.428617171054326">
                <text:p>0.428617171054326</text:p>
              </table:table-cell>
              <table:table-cell office:value-type="float" office:value="0.390602400580377">
                <text:p>0.390602400580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50009247463435">
                <text:p>0.450009247463435</text:p>
              </table:table-cell>
              <table:table-cell office:value-type="float" office:value="0.409685375772276">
                <text:p>0.409685375772276</text:p>
              </table:table-cell>
              <table:table-cell office:value-type="float" office:value="0.430288140023825">
                <text:p>0.430288140023825</text:p>
              </table:table-cell>
              <table:table-cell office:value-type="float" office:value="0.391334333620791">
                <text:p>0.391334333620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6493406242644">
                <text:p>0.456493406242644</text:p>
              </table:table-cell>
              <table:table-cell office:value-type="float" office:value="0.413897307339032">
                <text:p>0.413897307339032</text:p>
              </table:table-cell>
              <table:table-cell office:value-type="float" office:value="0.440426462256685">
                <text:p>0.440426462256685</text:p>
              </table:table-cell>
              <table:table-cell office:value-type="float" office:value="0.398243350068731">
                <text:p>0.398243350068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5375547525177">
                <text:p>0.465375547525177</text:p>
              </table:table-cell>
              <table:table-cell office:value-type="float" office:value="0.414909136908901">
                <text:p>0.414909136908901</text:p>
              </table:table-cell>
              <table:table-cell office:value-type="float" office:value="0.447959192285327">
                <text:p>0.447959192285327</text:p>
              </table:table-cell>
              <table:table-cell office:value-type="float" office:value="0.399989255824762">
                <text:p>0.39998925582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713166095046">
                <text:p>0.463713166095046</text:p>
              </table:table-cell>
              <table:table-cell office:value-type="float" office:value="0.412603523795438">
                <text:p>0.412603523795438</text:p>
              </table:table-cell>
              <table:table-cell office:value-type="float" office:value="0.445970419635693">
                <text:p>0.445970419635693</text:p>
              </table:table-cell>
              <table:table-cell office:value-type="float" office:value="0.398285947840759">
                <text:p>0.398285947840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9092288898139">
                <text:p>0.459092288898139</text:p>
              </table:table-cell>
              <table:table-cell office:value-type="float" office:value="0.405469530729617">
                <text:p>0.405469530729617</text:p>
              </table:table-cell>
              <table:table-cell office:value-type="float" office:value="0.441415421960458">
                <text:p>0.441415421960458</text:p>
              </table:table-cell>
              <table:table-cell office:value-type="float" office:value="0.391565942837704">
                <text:p>0.391565942837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4606031878419">
                <text:p>0.464606031878419</text:p>
              </table:table-cell>
              <table:table-cell office:value-type="float" office:value="0.409448821797506">
                <text:p>0.409448821797506</text:p>
              </table:table-cell>
              <table:table-cell office:value-type="float" office:value="0.447156853550042">
                <text:p>0.447156853550042</text:p>
              </table:table-cell>
              <table:table-cell office:value-type="float" office:value="0.396423828700605">
                <text:p>0.39642382870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6341022338365">
                <text:p>0.466341022338365</text:p>
              </table:table-cell>
              <table:table-cell office:value-type="float" office:value="0.408129461457441">
                <text:p>0.408129461457441</text:p>
              </table:table-cell>
              <table:table-cell office:value-type="float" office:value="0.451026195576494">
                <text:p>0.451026195576494</text:p>
              </table:table-cell>
              <table:table-cell office:value-type="float" office:value="0.395869967433163">
                <text:p>0.395869967433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4292859380335">
                <text:p>0.464292859380335</text:p>
              </table:table-cell>
              <table:table-cell office:value-type="float" office:value="0.408130003880165">
                <text:p>0.408130003880165</text:p>
              </table:table-cell>
              <table:table-cell office:value-type="float" office:value="0.449758437733606">
                <text:p>0.449758437733606</text:p>
              </table:table-cell>
              <table:table-cell office:value-type="float" office:value="0.396863426012068">
                <text:p>0.396863426012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377785268252">
                <text:p>0.460377785268252</text:p>
              </table:table-cell>
              <table:table-cell office:value-type="float" office:value="0.406357796940778">
                <text:p>0.406357796940778</text:p>
              </table:table-cell>
              <table:table-cell office:value-type="float" office:value="0.448906486953647">
                <text:p>0.448906486953647</text:p>
              </table:table-cell>
              <table:table-cell office:value-type="float" office:value="0.396804393011127">
                <text:p>0.396804393011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5557685703067">
                <text:p>0.455557685703067</text:p>
              </table:table-cell>
              <table:table-cell office:value-type="float" office:value="0.404327689235324">
                <text:p>0.404327689235324</text:p>
              </table:table-cell>
              <table:table-cell office:value-type="float" office:value="0.444367018475207">
                <text:p>0.444367018475207</text:p>
              </table:table-cell>
              <table:table-cell office:value-type="float" office:value="0.395180657627288">
                <text:p>0.39518065762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147763902682">
                <text:p>0.458147763902682</text:p>
              </table:table-cell>
              <table:table-cell office:value-type="float" office:value="0.407518871009113">
                <text:p>0.407518871009113</text:p>
              </table:table-cell>
              <table:table-cell office:value-type="float" office:value="0.449412506420112">
                <text:p>0.449412506420112</text:p>
              </table:table-cell>
              <table:table-cell office:value-type="float" office:value="0.399913210946523">
                <text:p>0.399913210946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582711163761">
                <text:p>0.46582711163761</text:p>
              </table:table-cell>
              <table:table-cell office:value-type="float" office:value="0.413498977622911">
                <text:p>0.413498977622911</text:p>
              </table:table-cell>
              <table:table-cell office:value-type="float" office:value="0.458742225196925">
                <text:p>0.458742225196925</text:p>
              </table:table-cell>
              <table:table-cell office:value-type="float" office:value="0.406811129052376">
                <text:p>0.406811129052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342005716361">
                <text:p>0.45342005716361</text:p>
              </table:table-cell>
              <table:table-cell office:value-type="float" office:value="0.404332018816117">
                <text:p>0.404332018816117</text:p>
              </table:table-cell>
              <table:table-cell office:value-type="float" office:value="0.447139095356068">
                <text:p>0.447139095356068</text:p>
              </table:table-cell>
              <table:table-cell office:value-type="float" office:value="0.399653601642606">
                <text:p>0.399653601642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9471375794401">
                <text:p>0.449471375794401</text:p>
              </table:table-cell>
              <table:table-cell office:value-type="float" office:value="0.398154283445117">
                <text:p>0.398154283445117</text:p>
              </table:table-cell>
              <table:table-cell office:value-type="float" office:value="0.446035150982608">
                <text:p>0.446035150982608</text:p>
              </table:table-cell>
              <table:table-cell office:value-type="float" office:value="0.395400820600385">
                <text:p>0.395400820600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8593142151318">
                <text:p>0.458593142151318</text:p>
              </table:table-cell>
              <table:table-cell office:value-type="float" office:value="0.402707774265439">
                <text:p>0.402707774265439</text:p>
              </table:table-cell>
              <table:table-cell office:value-type="float" office:value="0.454816507212733">
                <text:p>0.454816507212733</text:p>
              </table:table-cell>
              <table:table-cell office:value-type="float" office:value="0.400086186072534">
                <text:p>0.40008618607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790997219024">
                <text:p>0.44790997219024</text:p>
              </table:table-cell>
              <table:table-cell office:value-type="float" office:value="0.396243336504743">
                <text:p>0.396243336504743</text:p>
              </table:table-cell>
              <table:table-cell office:value-type="float" office:value="0.445240934556644">
                <text:p>0.445240934556644</text:p>
              </table:table-cell>
              <table:table-cell office:value-type="float" office:value="0.394014498390277">
                <text:p>0.394014498390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088266866339">
                <text:p>0.439088266866339</text:p>
              </table:table-cell>
              <table:table-cell office:value-type="float" office:value="0.389891701779098">
                <text:p>0.389891701779098</text:p>
              </table:table-cell>
              <table:table-cell office:value-type="float" office:value="0.435722657329594">
                <text:p>0.435722657329594</text:p>
              </table:table-cell>
              <table:table-cell office:value-type="float" office:value="0.387930963410262">
                <text:p>0.387930963410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146195843148">
                <text:p>0.43146195843148</text:p>
              </table:table-cell>
              <table:table-cell office:value-type="float" office:value="0.386641409236984">
                <text:p>0.386641409236984</text:p>
              </table:table-cell>
              <table:table-cell office:value-type="float" office:value="0.429616442694681">
                <text:p>0.429616442694681</text:p>
              </table:table-cell>
              <table:table-cell office:value-type="float" office:value="0.38579692760385">
                <text:p>0.38579692760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40428248629319">
                <text:p>0.440428248629319</text:p>
              </table:table-cell>
              <table:table-cell office:value-type="float" office:value="0.389485737966374">
                <text:p>0.389485737966374</text:p>
              </table:table-cell>
              <table:table-cell office:value-type="float" office:value="0.435648717749714">
                <text:p>0.435648717749714</text:p>
              </table:table-cell>
              <table:table-cell office:value-type="float" office:value="0.388055081021367">
                <text:p>0.388055081021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30589564833405">
                <text:p>0.430589564833405</text:p>
              </table:table-cell>
              <table:table-cell office:value-type="float" office:value="0.385538566540264">
                <text:p>0.385538566540264</text:p>
              </table:table-cell>
              <table:table-cell office:value-type="float" office:value="0.42538532024804">
                <text:p>0.42538532024804</text:p>
              </table:table-cell>
              <table:table-cell office:value-type="float" office:value="0.384074007039283">
                <text:p>0.384074007039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24453537200156">
                <text:p>0.424453537200156</text:p>
              </table:table-cell>
              <table:table-cell office:value-type="float" office:value="0.389742195170594">
                <text:p>0.389742195170594</text:p>
              </table:table-cell>
              <table:table-cell office:value-type="float" office:value="0.420856688024085">
                <text:p>0.420856688024085</text:p>
              </table:table-cell>
              <table:table-cell office:value-type="float" office:value="0.388864539132893">
                <text:p>0.388864539132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4440565017177">
                <text:p>0.414440565017177</text:p>
              </table:table-cell>
              <table:table-cell office:value-type="float" office:value="0.3879979284835">
                <text:p>0.3879979284835</text:p>
              </table:table-cell>
              <table:table-cell office:value-type="float" office:value="0.409983753953015">
                <text:p>0.409983753953015</text:p>
              </table:table-cell>
              <table:table-cell office:value-type="float" office:value="0.387212604804891">
                <text:p>0.387212604804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889cm" svg:height="15.732cm" xlink:href=".." xlink:type="simple" chart:class="chart:scatter" chart:style-name="ch1">
        <chart:legend chart:legend-position="bottom" svg:x="2.483cm" svg:y="13.802cm" style:legend-expansion="wide" chart:style-name="ch2"/>
        <chart:plot-area chart:style-name="ch3" table:cell-range-address="'Bottom 10% share yearly'.F4:'Bottom 10% share yearly'.J30 'Bottom 10% share yearly'.G3:'Bottom 10% share yearly'.J3" chart:data-source-has-labels="row" svg:x="0.291cm" svg:y="0.184cm" svg:width="21.438cm" svg:height="13.059cm">
          <chartooo:coordinate-region svg:x="1.512cm" svg:y="0.473cm" svg:width="19.928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8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9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0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1">
                <text:p>0.037031510946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3478056986">
                <text:p>0.0294633478056986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5451782346">
                <text:p>0.0395835451782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0200068392">
                <text:p>0.029360200068392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58839646906">
                <text:p>0.0398558839646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792991712249">
                <text:p>0.0304792991712249</text:p>
              </table:table-cell>
              <table:table-cell office:value-type="float" office:value="0.0293452829445698">
                <text:p>0.0293452829445698</text:p>
              </table:table-cell>
              <table:table-cell office:value-type="float" office:value="0.04317616574389">
                <text:p>0.04317616574389</text:p>
              </table:table-cell>
              <table:table-cell office:value-type="float" office:value="0.0388291995694416">
                <text:p>0.0388291995694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35196165928422">
                <text:p>0.0335196165928422</text:p>
              </table:table-cell>
              <table:table-cell office:value-type="float" office:value="0.0301344729010675">
                <text:p>0.0301344729010675</text:p>
              </table:table-cell>
              <table:table-cell office:value-type="float" office:value="0.0465772274179975">
                <text:p>0.0465772274179975</text:p>
              </table:table-cell>
              <table:table-cell office:value-type="float" office:value="0.039748327361998">
                <text:p>0.039748327361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29447988027527">
                <text:p>0.0329447988027527</text:p>
              </table:table-cell>
              <table:table-cell office:value-type="float" office:value="0.0296689691170386">
                <text:p>0.0296689691170386</text:p>
              </table:table-cell>
              <table:table-cell office:value-type="float" office:value="0.0467086641946802">
                <text:p>0.0467086641946802</text:p>
              </table:table-cell>
              <table:table-cell office:value-type="float" office:value="0.0397446427621708">
                <text:p>0.0397446427621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60338203357199">
                <text:p>0.0360338203357199</text:p>
              </table:table-cell>
              <table:table-cell office:value-type="float" office:value="0.0318746246361582">
                <text:p>0.0318746246361582</text:p>
              </table:table-cell>
              <table:table-cell office:value-type="float" office:value="0.0476620655406524">
                <text:p>0.0476620655406524</text:p>
              </table:table-cell>
              <table:table-cell office:value-type="float" office:value="0.040366062958122">
                <text:p>0.04036606295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52591160446826">
                <text:p>0.0352591160446826</text:p>
              </table:table-cell>
              <table:table-cell office:value-type="float" office:value="0.0307489833231458">
                <text:p>0.0307489833231458</text:p>
              </table:table-cell>
              <table:table-cell office:value-type="float" office:value="0.0461256532992515">
                <text:p>0.0461256532992515</text:p>
              </table:table-cell>
              <table:table-cell office:value-type="float" office:value="0.0386551688487197">
                <text:p>0.038655168848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69816699660875">
                <text:p>0.0369816699660875</text:p>
              </table:table-cell>
              <table:table-cell office:value-type="float" office:value="0.0303387007775388">
                <text:p>0.0303387007775388</text:p>
              </table:table-cell>
              <table:table-cell office:value-type="float" office:value="0.0494306960458145">
                <text:p>0.0494306960458145</text:p>
              </table:table-cell>
              <table:table-cell office:value-type="float" office:value="0.0392928770131216">
                <text:p>0.039292877013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6132680574572">
                <text:p>0.0356132680574572</text:p>
              </table:table-cell>
              <table:table-cell office:value-type="float" office:value="0.0292261583428141">
                <text:p>0.0292261583428141</text:p>
              </table:table-cell>
              <table:table-cell office:value-type="float" office:value="0.0472758374745454">
                <text:p>0.0472758374745454</text:p>
              </table:table-cell>
              <table:table-cell office:value-type="float" office:value="0.0375865765341781">
                <text:p>0.0375865765341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66838211694681">
                <text:p>0.0366838211694681</text:p>
              </table:table-cell>
              <table:table-cell office:value-type="float" office:value="0.0308814409266543">
                <text:p>0.0308814409266543</text:p>
              </table:table-cell>
              <table:table-cell office:value-type="float" office:value="0.0467782974074534">
                <text:p>0.0467782974074534</text:p>
              </table:table-cell>
              <table:table-cell office:value-type="float" office:value="0.0381131454088758">
                <text:p>0.0381131454088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56468766840166">
                <text:p>0.0356468766840166</text:p>
              </table:table-cell>
              <table:table-cell office:value-type="float" office:value="0.0298234402780748">
                <text:p>0.0298234402780748</text:p>
              </table:table-cell>
              <table:table-cell office:value-type="float" office:value="0.0442005423952104">
                <text:p>0.0442005423952104</text:p>
              </table:table-cell>
              <table:table-cell office:value-type="float" office:value="0.0359143917805142">
                <text:p>0.0359143917805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49266107662732">
                <text:p>0.0349266107662732</text:p>
              </table:table-cell>
              <table:table-cell office:value-type="float" office:value="0.0282122988584851">
                <text:p>0.0282122988584851</text:p>
              </table:table-cell>
              <table:table-cell office:value-type="float" office:value="0.0437927942490224">
                <text:p>0.0437927942490224</text:p>
              </table:table-cell>
              <table:table-cell office:value-type="float" office:value="0.0345040002864753">
                <text:p>0.0345040002864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58856969010683">
                <text:p>0.0358856969010683</text:p>
              </table:table-cell>
              <table:table-cell office:value-type="float" office:value="0.0292696690389181">
                <text:p>0.0292696690389181</text:p>
              </table:table-cell>
              <table:table-cell office:value-type="float" office:value="0.0439174388413459">
                <text:p>0.0439174388413459</text:p>
              </table:table-cell>
              <table:table-cell office:value-type="float" office:value="0.0349124766767179">
                <text:p>0.0349124766767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62341832091658">
                <text:p>0.0362341832091658</text:p>
              </table:table-cell>
              <table:table-cell office:value-type="float" office:value="0.0289427060649874">
                <text:p>0.0289427060649874</text:p>
              </table:table-cell>
              <table:table-cell office:value-type="float" office:value="0.0418364483229961">
                <text:p>0.0418364483229961</text:p>
              </table:table-cell>
              <table:table-cell office:value-type="float" office:value="0.0328699720663645">
                <text:p>0.0328699720663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02762814082194">
                <text:p>0.0402762814082194</text:p>
              </table:table-cell>
              <table:table-cell office:value-type="float" office:value="0.0308228564777849">
                <text:p>0.0308228564777849</text:p>
              </table:table-cell>
              <table:table-cell office:value-type="float" office:value="0.0462928456874867">
                <text:p>0.0462928456874867</text:p>
              </table:table-cell>
              <table:table-cell office:value-type="float" office:value="0.0349789224929282">
                <text:p>0.0349789224929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408227053204762">
                <text:p>0.0408227053204762</text:p>
              </table:table-cell>
              <table:table-cell office:value-type="float" office:value="0.02998669135157">
                <text:p>0.02998669135157</text:p>
              </table:table-cell>
              <table:table-cell office:value-type="float" office:value="0.0474319867120727">
                <text:p>0.0474319867120727</text:p>
              </table:table-cell>
              <table:table-cell office:value-type="float" office:value="0.034500549164067">
                <text:p>0.03450054916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22051933516967">
                <text:p>0.0422051933516967</text:p>
              </table:table-cell>
              <table:table-cell office:value-type="float" office:value="0.0310332978231368">
                <text:p>0.0310332978231368</text:p>
              </table:table-cell>
              <table:table-cell office:value-type="float" office:value="0.0476956589605305">
                <text:p>0.0476956589605305</text:p>
              </table:table-cell>
              <table:table-cell office:value-type="float" office:value="0.0347380334174862">
                <text:p>0.0347380334174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47163546688693">
                <text:p>0.0447163546688693</text:p>
              </table:table-cell>
              <table:table-cell office:value-type="float" office:value="0.0324548744484138">
                <text:p>0.0324548744484138</text:p>
              </table:table-cell>
              <table:table-cell office:value-type="float" office:value="0.0522223164858964">
                <text:p>0.0522223164858964</text:p>
              </table:table-cell>
              <table:table-cell office:value-type="float" office:value="0.0373690439636782">
                <text:p>0.0373690439636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591034201364">
                <text:p>0.04591034201364</text:p>
              </table:table-cell>
              <table:table-cell office:value-type="float" office:value="0.0337973199251237">
                <text:p>0.0337973199251237</text:p>
              </table:table-cell>
              <table:table-cell office:value-type="float" office:value="0.0520107858176126">
                <text:p>0.0520107858176126</text:p>
              </table:table-cell>
              <table:table-cell office:value-type="float" office:value="0.0377330131282394">
                <text:p>0.0377330131282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38909368312047">
                <text:p>0.0438909368312047</text:p>
              </table:table-cell>
              <table:table-cell office:value-type="float" office:value="0.0321760644917931">
                <text:p>0.0321760644917931</text:p>
              </table:table-cell>
              <table:table-cell office:value-type="float" office:value="0.0513095614836046">
                <text:p>0.0513095614836046</text:p>
              </table:table-cell>
              <table:table-cell office:value-type="float" office:value="0.0367972062842103">
                <text:p>0.0367972062842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42100986581669">
                <text:p>0.0442100986581669</text:p>
              </table:table-cell>
              <table:table-cell office:value-type="float" office:value="0.0322339769819954">
                <text:p>0.0322339769819954</text:p>
              </table:table-cell>
              <table:table-cell office:value-type="float" office:value="0.0516819069908702">
                <text:p>0.0516819069908702</text:p>
              </table:table-cell>
              <table:table-cell office:value-type="float" office:value="0.0369692212231952">
                <text:p>0.0369692212231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27166390908824">
                <text:p>0.0427166390908824</text:p>
              </table:table-cell>
              <table:table-cell office:value-type="float" office:value="0.0331557574226223">
                <text:p>0.0331557574226223</text:p>
              </table:table-cell>
              <table:table-cell office:value-type="float" office:value="0.0468799014125827">
                <text:p>0.0468799014125827</text:p>
              </table:table-cell>
              <table:table-cell office:value-type="float" office:value="0.0358167992837026">
                <text:p>0.0358167992837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11443608956203">
                <text:p>0.0411443608956203</text:p>
              </table:table-cell>
              <table:table-cell office:value-type="float" office:value="0.0332419359720496">
                <text:p>0.0332419359720496</text:p>
              </table:table-cell>
              <table:table-cell office:value-type="float" office:value="0.0450414492892813">
                <text:p>0.0450414492892813</text:p>
              </table:table-cell>
              <table:table-cell office:value-type="float" office:value="0.0356903387585345">
                <text:p>0.03569033875853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663cm" svg:height="15.732cm" xlink:href=".." xlink:type="simple" chart:class="chart:scatter" chart:style-name="ch1">
        <chart:legend chart:legend-position="bottom" svg:x="2.87cm" svg:y="13.802cm" style:legend-expansion="wide" chart:style-name="ch2"/>
        <chart:plot-area chart:style-name="ch3" table:cell-range-address="'Bottom 10% share yearly'.B3:'Bottom 10% share yearly'.E30" chart:data-source-has-labels="row" svg:x="-0.394cm" svg:y="0.184cm" svg:width="22.883cm" svg:height="13.059cm">
          <chartooo:coordinate-region svg:x="1.566cm" svg:y="0.473cm" svg:width="20.634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8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9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0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227946502931">
                <text:p>0.0284227946502931</text:p>
              </table:table-cell>
              <table:table-cell office:value-type="float" office:value="0.0279546293824703">
                <text:p>0.0279546293824703</text:p>
              </table:table-cell>
              <table:table-cell office:value-type="float" office:value="0.0410369551323607">
                <text:p>0.0410369551323607</text:p>
              </table:table-cell>
              <table:table-cell office:value-type="float" office:value="0.0374318498681028">
                <text:p>0.037431849868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4845078377">
                <text:p>0.030374845078377</text:p>
              </table:table-cell>
              <table:table-cell office:value-type="float" office:value="0.0294419403981622">
                <text:p>0.0294419403981622</text:p>
              </table:table-cell>
              <table:table-cell office:value-type="float" office:value="0.0437346526382075">
                <text:p>0.0437346526382075</text:p>
              </table:table-cell>
              <table:table-cell office:value-type="float" office:value="0.0395386469578592">
                <text:p>0.039538646957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4956301037418">
                <text:p>0.0294956301037418</text:p>
              </table:table-cell>
              <table:table-cell office:value-type="float" office:value="0.0292490461937393">
                <text:p>0.0292490461937393</text:p>
              </table:table-cell>
              <table:table-cell office:value-type="float" office:value="0.0432951233181476">
                <text:p>0.0432951233181476</text:p>
              </table:table-cell>
              <table:table-cell office:value-type="float" office:value="0.0396267045124041">
                <text:p>0.0396267045124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7270386148241">
                <text:p>0.0307270386148241</text:p>
              </table:table-cell>
              <table:table-cell office:value-type="float" office:value="0.0292196600314893">
                <text:p>0.0292196600314893</text:p>
              </table:table-cell>
              <table:table-cell office:value-type="float" office:value="0.0431519818620575">
                <text:p>0.0431519818620575</text:p>
              </table:table-cell>
              <table:table-cell office:value-type="float" office:value="0.0385574020465543">
                <text:p>0.0385574020465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033393469573">
                <text:p>0.0308033393469573</text:p>
              </table:table-cell>
              <table:table-cell office:value-type="float" office:value="0.0303120669853666">
                <text:p>0.0303120669853666</text:p>
              </table:table-cell>
              <table:table-cell office:value-type="float" office:value="0.0425084625424895">
                <text:p>0.0425084625424895</text:p>
              </table:table-cell>
              <table:table-cell office:value-type="float" office:value="0.038994894126282">
                <text:p>0.038994894126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7518389017501">
                <text:p>0.0337518389017501</text:p>
              </table:table-cell>
              <table:table-cell office:value-type="float" office:value="0.0321474563310168">
                <text:p>0.0321474563310168</text:p>
              </table:table-cell>
              <table:table-cell office:value-type="float" office:value="0.0451770448410161">
                <text:p>0.0451770448410161</text:p>
              </table:table-cell>
              <table:table-cell office:value-type="float" office:value="0.0406135258254321">
                <text:p>0.040613525825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010131896535">
                <text:p>0.0327010131896535</text:p>
              </table:table-cell>
              <table:table-cell office:value-type="float" office:value="0.0301925639455383">
                <text:p>0.0301925639455383</text:p>
              </table:table-cell>
              <table:table-cell office:value-type="float" office:value="0.0441429711679915">
                <text:p>0.0441429711679915</text:p>
              </table:table-cell>
              <table:table-cell office:value-type="float" office:value="0.0386507488062103">
                <text:p>0.0386507488062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6170005540847">
                <text:p>0.0346170005540847</text:p>
              </table:table-cell>
              <table:table-cell office:value-type="float" office:value="0.0307364496711039">
                <text:p>0.0307364496711039</text:p>
              </table:table-cell>
              <table:table-cell office:value-type="float" office:value="0.0455181405119439">
                <text:p>0.0455181405119439</text:p>
              </table:table-cell>
              <table:table-cell office:value-type="float" office:value="0.0387618431534676">
                <text:p>0.0387618431534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4952772190752">
                <text:p>0.0354952772190752</text:p>
              </table:table-cell>
              <table:table-cell office:value-type="float" office:value="0.0310373333383699">
                <text:p>0.0310373333383699</text:p>
              </table:table-cell>
              <table:table-cell office:value-type="float" office:value="0.0463026410358866">
                <text:p>0.0463026410358866</text:p>
              </table:table-cell>
              <table:table-cell office:value-type="float" office:value="0.0389786113906383">
                <text:p>0.038978611390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1168133065102">
                <text:p>0.0371168133065102</text:p>
              </table:table-cell>
              <table:table-cell office:value-type="float" office:value="0.0322364008343342">
                <text:p>0.0322364008343342</text:p>
              </table:table-cell>
              <table:table-cell office:value-type="float" office:value="0.0471935023853037">
                <text:p>0.0471935023853037</text:p>
              </table:table-cell>
              <table:table-cell office:value-type="float" office:value="0.0396332982339515">
                <text:p>0.0396332982339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58260865874051">
                <text:p>0.0358260865874051</text:p>
              </table:table-cell>
              <table:table-cell office:value-type="float" office:value="0.0312756441699276">
                <text:p>0.0312756441699276</text:p>
              </table:table-cell>
              <table:table-cell office:value-type="float" office:value="0.0458971414053649">
                <text:p>0.0458971414053649</text:p>
              </table:table-cell>
              <table:table-cell office:value-type="float" office:value="0.0385948775146919">
                <text:p>0.0385948775146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72402033201243">
                <text:p>0.0372402033201243</text:p>
              </table:table-cell>
              <table:table-cell office:value-type="float" office:value="0.0321368190079021">
                <text:p>0.0321368190079021</text:p>
              </table:table-cell>
              <table:table-cell office:value-type="float" office:value="0.0457186027749297">
                <text:p>0.0457186027749297</text:p>
              </table:table-cell>
              <table:table-cell office:value-type="float" office:value="0.038318848323985">
                <text:p>0.038318848323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668702977976">
                <text:p>0.036668702977976</text:p>
              </table:table-cell>
              <table:table-cell office:value-type="float" office:value="0.0301811898725012">
                <text:p>0.0301811898725012</text:p>
              </table:table-cell>
              <table:table-cell office:value-type="float" office:value="0.0447591819305356">
                <text:p>0.0447591819305356</text:p>
              </table:table-cell>
              <table:table-cell office:value-type="float" office:value="0.0361125042138996">
                <text:p>0.0361125042138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062286348115">
                <text:p>0.0365062286348115</text:p>
              </table:table-cell>
              <table:table-cell office:value-type="float" office:value="0.0303567194522763">
                <text:p>0.0303567194522763</text:p>
              </table:table-cell>
              <table:table-cell office:value-type="float" office:value="0.0455192044489487">
                <text:p>0.0455192044489487</text:p>
              </table:table-cell>
              <table:table-cell office:value-type="float" office:value="0.0368953929378669">
                <text:p>0.0368953929378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8815915186205">
                <text:p>0.0368815915186205</text:p>
              </table:table-cell>
              <table:table-cell office:value-type="float" office:value="0.0310832592841128">
                <text:p>0.0310832592841128</text:p>
              </table:table-cell>
              <table:table-cell office:value-type="float" office:value="0.044000148503714">
                <text:p>0.044000148503714</text:p>
              </table:table-cell>
              <table:table-cell office:value-type="float" office:value="0.036231556752634">
                <text:p>0.036231556752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7430638450518">
                <text:p>0.0357430638450518</text:p>
              </table:table-cell>
              <table:table-cell office:value-type="float" office:value="0.0295179664606674">
                <text:p>0.0295179664606674</text:p>
              </table:table-cell>
              <table:table-cell office:value-type="float" office:value="0.0393322801542273">
                <text:p>0.0393322801542273</text:p>
              </table:table-cell>
              <table:table-cell office:value-type="float" office:value="0.0321223534313974">
                <text:p>0.03212235343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8843484456795">
                <text:p>0.0368843484456795</text:p>
              </table:table-cell>
              <table:table-cell office:value-type="float" office:value="0.0302018191106034">
                <text:p>0.0302018191106034</text:p>
              </table:table-cell>
              <table:table-cell office:value-type="float" office:value="0.0397379709621536">
                <text:p>0.0397379709621536</text:p>
              </table:table-cell>
              <table:table-cell office:value-type="float" office:value="0.032273802175345">
                <text:p>0.032273802175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0865721115268">
                <text:p>0.0350865721115268</text:p>
              </table:table-cell>
              <table:table-cell office:value-type="float" office:value="0.0303650898744729">
                <text:p>0.0303650898744729</text:p>
              </table:table-cell>
              <table:table-cell office:value-type="float" office:value="0.0379766249255185">
                <text:p>0.0379766249255185</text:p>
              </table:table-cell>
              <table:table-cell office:value-type="float" office:value="0.0324885599379193">
                <text:p>0.0324885599379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8789991831002">
                <text:p>0.0398789991831002</text:p>
              </table:table-cell>
              <table:table-cell office:value-type="float" office:value="0.0327080804059659">
                <text:p>0.0327080804059659</text:p>
              </table:table-cell>
              <table:table-cell office:value-type="float" office:value="0.043382546894555">
                <text:p>0.043382546894555</text:p>
              </table:table-cell>
              <table:table-cell office:value-type="float" office:value="0.0352683638727085">
                <text:p>0.0352683638727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812413575977">
                <text:p>0.0408812413575977</text:p>
              </table:table-cell>
              <table:table-cell office:value-type="float" office:value="0.0330285337740913">
                <text:p>0.0330285337740913</text:p>
              </table:table-cell>
              <table:table-cell office:value-type="float" office:value="0.0434692966026376">
                <text:p>0.0434692966026376</text:p>
              </table:table-cell>
              <table:table-cell office:value-type="float" office:value="0.0349342247751078">
                <text:p>0.0349342247751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8411054279418">
                <text:p>0.0398411054279418</text:p>
              </table:table-cell>
              <table:table-cell office:value-type="float" office:value="0.0322731309974943">
                <text:p>0.0322731309974943</text:p>
              </table:table-cell>
              <table:table-cell office:value-type="float" office:value="0.041925556896285">
                <text:p>0.041925556896285</text:p>
              </table:table-cell>
              <table:table-cell office:value-type="float" office:value="0.0337684113831382">
                <text:p>0.033768411383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8509443301175">
                <text:p>0.0428509443301175</text:p>
              </table:table-cell>
              <table:table-cell office:value-type="float" office:value="0.0340677236477659">
                <text:p>0.0340677236477659</text:p>
              </table:table-cell>
              <table:table-cell office:value-type="float" office:value="0.0458787659432016">
                <text:p>0.0458787659432016</text:p>
              </table:table-cell>
              <table:table-cell office:value-type="float" office:value="0.0361984110579574">
                <text:p>0.036198411057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1226885549679">
                <text:p>0.0391226885549679</text:p>
              </table:table-cell>
              <table:table-cell office:value-type="float" office:value="0.0313868763476765">
                <text:p>0.0313868763476765</text:p>
              </table:table-cell>
              <table:table-cell office:value-type="float" office:value="0.0417799153174604">
                <text:p>0.0417799153174604</text:p>
              </table:table-cell>
              <table:table-cell office:value-type="float" office:value="0.0332574027662179">
                <text:p>0.0332574027662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6713506476153">
                <text:p>0.0386713506476153</text:p>
              </table:table-cell>
              <table:table-cell office:value-type="float" office:value="0.0348072039987359">
                <text:p>0.0348072039987359</text:p>
              </table:table-cell>
              <table:table-cell office:value-type="float" office:value="0.0412687841905878">
                <text:p>0.0412687841905878</text:p>
              </table:table-cell>
              <table:table-cell office:value-type="float" office:value="0.0366256664485183">
                <text:p>0.03662566644851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654cm" svg:height="15.732cm" xlink:href=".." xlink:type="simple" chart:class="chart:scatter" chart:style-name="ch1">
        <chart:legend chart:legend-position="bottom" svg:x="2.366cm" svg:y="13.802cm" style:legend-expansion="wide" chart:style-name="ch2"/>
        <chart:plot-area chart:style-name="ch3" table:cell-range-address="'Bottom 10% share yearly'.L3:'Bottom 10% share yearly'.O30" chart:data-source-has-labels="row" svg:x="-0.464cm" svg:y="0.184cm" svg:width="21.964cm" svg:height="13.059cm">
          <chartooo:coordinate-region svg:x="1.496cm" svg:y="0.473cm" svg:width="19.715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8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9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0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934143921">
                <text:p>0.0280668934143921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2057259058">
                <text:p>0.03756205725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4482862202">
                <text:p>0.0294634482862202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8233928675">
                <text:p>0.039583823392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29150785936">
                <text:p>0.0293629150785936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95061700762">
                <text:p>0.039859506170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32571072682">
                <text:p>0.030432571072682</text:p>
              </table:table-cell>
              <table:table-cell office:value-type="float" office:value="0.0293905388434217">
                <text:p>0.0293905388434217</text:p>
              </table:table-cell>
              <table:table-cell office:value-type="float" office:value="0.0431833884687468">
                <text:p>0.0431833884687468</text:p>
              </table:table-cell>
              <table:table-cell office:value-type="float" office:value="0.0388989893982533">
                <text:p>0.0388989893982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9699394727998">
                <text:p>0.0319699394727998</text:p>
              </table:table-cell>
              <table:table-cell office:value-type="float" office:value="0.0289950436303046">
                <text:p>0.0289950436303046</text:p>
              </table:table-cell>
              <table:table-cell office:value-type="float" office:value="0.0452808205144588">
                <text:p>0.0452808205144588</text:p>
              </table:table-cell>
              <table:table-cell office:value-type="float" office:value="0.0387150841774732">
                <text:p>0.0387150841774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311067525954">
                <text:p>0.0358311067525954</text:p>
              </table:table-cell>
              <table:table-cell office:value-type="float" office:value="0.0309105209850748">
                <text:p>0.0309105209850748</text:p>
              </table:table-cell>
              <table:table-cell office:value-type="float" office:value="0.0494445679102622">
                <text:p>0.0494445679102622</text:p>
              </table:table-cell>
              <table:table-cell office:value-type="float" office:value="0.0408580189020049">
                <text:p>0.0408580189020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5783292113994">
                <text:p>0.0365783292113994</text:p>
              </table:table-cell>
              <table:table-cell office:value-type="float" office:value="0.0296246962889607">
                <text:p>0.0296246962889607</text:p>
              </table:table-cell>
              <table:table-cell office:value-type="float" office:value="0.0516777178815649">
                <text:p>0.0516777178815649</text:p>
              </table:table-cell>
              <table:table-cell office:value-type="float" office:value="0.0405807158024427">
                <text:p>0.0405807158024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8452264926639">
                <text:p>0.0368452264926639</text:p>
              </table:table-cell>
              <table:table-cell office:value-type="float" office:value="0.0292111516041785">
                <text:p>0.0292111516041785</text:p>
              </table:table-cell>
              <table:table-cell office:value-type="float" office:value="0.0500000036768149">
                <text:p>0.0500000036768149</text:p>
              </table:table-cell>
              <table:table-cell office:value-type="float" office:value="0.0387252846782797">
                <text:p>0.038725284678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5551224569828">
                <text:p>0.0415551224569828</text:p>
              </table:table-cell>
              <table:table-cell office:value-type="float" office:value="0.0317224046261032">
                <text:p>0.0317224046261032</text:p>
              </table:table-cell>
              <table:table-cell office:value-type="float" office:value="0.0546082453871643">
                <text:p>0.0546082453871643</text:p>
              </table:table-cell>
              <table:table-cell office:value-type="float" office:value="0.0410969292316568">
                <text:p>0.0410969292316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5507768718212">
                <text:p>0.0425507768718212</text:p>
              </table:table-cell>
              <table:table-cell office:value-type="float" office:value="0.0321586136044817">
                <text:p>0.0321586136044817</text:p>
              </table:table-cell>
              <table:table-cell office:value-type="float" office:value="0.056251824418418">
                <text:p>0.056251824418418</text:p>
              </table:table-cell>
              <table:table-cell office:value-type="float" office:value="0.0419194360935635">
                <text:p>0.0419194360935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4893128413704">
                <text:p>0.0394893128413704</text:p>
              </table:table-cell>
              <table:table-cell office:value-type="float" office:value="0.030003503838407">
                <text:p>0.030003503838407</text:p>
              </table:table-cell>
              <table:table-cell office:value-type="float" office:value="0.0520538910481599">
                <text:p>0.0520538910481599</text:p>
              </table:table-cell>
              <table:table-cell office:value-type="float" office:value="0.0388674434773798">
                <text:p>0.0388674434773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8504654322873">
                <text:p>0.0408504654322873</text:p>
              </table:table-cell>
              <table:table-cell office:value-type="float" office:value="0.0310020230422279">
                <text:p>0.0310020230422279</text:p>
              </table:table-cell>
              <table:table-cell office:value-type="float" office:value="0.0525552854215674">
                <text:p>0.0525552854215674</text:p>
              </table:table-cell>
              <table:table-cell office:value-type="float" office:value="0.0392845583908419">
                <text:p>0.0392845583908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6237168310689">
                <text:p>0.0406237168310689</text:p>
              </table:table-cell>
              <table:table-cell office:value-type="float" office:value="0.0311089342737208">
                <text:p>0.0311089342737208</text:p>
              </table:table-cell>
              <table:table-cell office:value-type="float" office:value="0.0517021773024213">
                <text:p>0.0517021773024213</text:p>
              </table:table-cell>
              <table:table-cell office:value-type="float" office:value="0.0388675303297003">
                <text:p>0.0388675303297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5158752465346">
                <text:p>0.0405158752465346</text:p>
              </table:table-cell>
              <table:table-cell office:value-type="float" office:value="0.0313565812676371">
                <text:p>0.0313565812676371</text:p>
              </table:table-cell>
              <table:table-cell office:value-type="float" office:value="0.048859715285719">
                <text:p>0.048859715285719</text:p>
              </table:table-cell>
              <table:table-cell office:value-type="float" office:value="0.0371450039632138">
                <text:p>0.0371450039632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9423921889465">
                <text:p>0.0389423921889465</text:p>
              </table:table-cell>
              <table:table-cell office:value-type="float" office:value="0.0302596310830449">
                <text:p>0.0302596310830449</text:p>
              </table:table-cell>
              <table:table-cell office:value-type="float" office:value="0.0443193001643714">
                <text:p>0.0443193001643714</text:p>
              </table:table-cell>
              <table:table-cell office:value-type="float" office:value="0.0339628714823768">
                <text:p>0.0339628714823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7976403978068">
                <text:p>0.0427976403978068</text:p>
              </table:table-cell>
              <table:table-cell office:value-type="float" office:value="0.0315663176955575">
                <text:p>0.0315663176955575</text:p>
              </table:table-cell>
              <table:table-cell office:value-type="float" office:value="0.0470197709660218">
                <text:p>0.0470197709660218</text:p>
              </table:table-cell>
              <table:table-cell office:value-type="float" office:value="0.0344792643270877">
                <text:p>0.0344792643270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0218393214162">
                <text:p>0.0410218393214162</text:p>
              </table:table-cell>
              <table:table-cell office:value-type="float" office:value="0.0305994935793097">
                <text:p>0.0305994935793097</text:p>
              </table:table-cell>
              <table:table-cell office:value-type="float" office:value="0.0460865032921112">
                <text:p>0.0460865032921112</text:p>
              </table:table-cell>
              <table:table-cell office:value-type="float" office:value="0.034028259458138">
                <text:p>0.034028259458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9100573064878">
                <text:p>0.0409100573064878</text:p>
              </table:table-cell>
              <table:table-cell office:value-type="float" office:value="0.0287662938047349">
                <text:p>0.0287662938047349</text:p>
              </table:table-cell>
              <table:table-cell office:value-type="float" office:value="0.0439621287900239">
                <text:p>0.0439621287900239</text:p>
              </table:table-cell>
              <table:table-cell office:value-type="float" office:value="0.0308442409869331">
                <text:p>0.0308442409869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1182963425922">
                <text:p>0.0411182963425922</text:p>
              </table:table-cell>
              <table:table-cell office:value-type="float" office:value="0.0313125669729161">
                <text:p>0.0313125669729161</text:p>
              </table:table-cell>
              <table:table-cell office:value-type="float" office:value="0.0424757039408888">
                <text:p>0.0424757039408888</text:p>
              </table:table-cell>
              <table:table-cell office:value-type="float" office:value="0.0322263313527971">
                <text:p>0.0322263313527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7918085341283">
                <text:p>0.0357918085341283</text:p>
              </table:table-cell>
              <table:table-cell office:value-type="float" office:value="0.026643728040738">
                <text:p>0.026643728040738</text:p>
              </table:table-cell>
              <table:table-cell office:value-type="float" office:value="0.0385111469838751">
                <text:p>0.0385111469838751</text:p>
              </table:table-cell>
              <table:table-cell office:value-type="float" office:value="0.0284507820560602">
                <text:p>0.028450782056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0714782452264">
                <text:p>0.0400714782452264</text:p>
              </table:table-cell>
              <table:table-cell office:value-type="float" office:value="0.0301610429607196">
                <text:p>0.0301610429607196</text:p>
              </table:table-cell>
              <table:table-cell office:value-type="float" office:value="0.0417498052530667">
                <text:p>0.0417498052530667</text:p>
              </table:table-cell>
              <table:table-cell office:value-type="float" office:value="0.0312584711877394">
                <text:p>0.0312584711877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2851434664557">
                <text:p>0.0402851434664557</text:p>
              </table:table-cell>
              <table:table-cell office:value-type="float" office:value="0.0310590631504048">
                <text:p>0.0310590631504048</text:p>
              </table:table-cell>
              <table:table-cell office:value-type="float" office:value="0.0414369861700289">
                <text:p>0.0414369861700289</text:p>
              </table:table-cell>
              <table:table-cell office:value-type="float" office:value="0.0317832271061221">
                <text:p>0.0317832271061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9906957631816">
                <text:p>0.0419906957631816</text:p>
              </table:table-cell>
              <table:table-cell office:value-type="float" office:value="0.0315238634114045">
                <text:p>0.0315238634114045</text:p>
              </table:table-cell>
              <table:table-cell office:value-type="float" office:value="0.0444410669377496">
                <text:p>0.0444410669377496</text:p>
              </table:table-cell>
              <table:table-cell office:value-type="float" office:value="0.0330409425892157">
                <text:p>0.0330409425892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3392352207816">
                <text:p>0.0443392352207816</text:p>
              </table:table-cell>
              <table:table-cell office:value-type="float" office:value="0.0318230686550027">
                <text:p>0.0318230686550027</text:p>
              </table:table-cell>
              <table:table-cell office:value-type="float" office:value="0.0472751610968924">
                <text:p>0.0472751610968924</text:p>
              </table:table-cell>
              <table:table-cell office:value-type="float" office:value="0.0336154539134878">
                <text:p>0.03361545391348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078cm" svg:height="17.848cm" xlink:href=".." xlink:type="simple" chart:class="chart:scatter" chart:style-name="ch1">
        <chart:legend chart:legend-position="end" svg:x="0.565cm" svg:y="13.98cm" style:legend-expansion="custom" chartooo:width="18.606cm" chartooo:height="3.44cm" style:legend-expansion-aspect-ratio="5.40872093023256" chart:style-name="ch2"/>
        <chart:plot-area chart:style-name="ch3" table:cell-range-address="'Gini yearly'.A4:'Gini yearly'.A30 'Gini yearly'.G3:'Gini yearly'.J30" chart:data-source-has-labels="row" svg:x="0.573cm" svg:y="0.111cm" svg:width="19.483cm" svg:height="13.151cm">
          <chartooo:coordinate-region svg:x="1.678cm" svg:y="0.4cm" svg:width="18.089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9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0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5">
                <text:p>0.38984268508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617171054326">
                <text:p>0.428617171054326</text:p>
              </table:table-cell>
              <table:table-cell office:value-type="float" office:value="0.39060289039978">
                <text:p>0.39060289039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50009247463435">
                <text:p>0.450009247463435</text:p>
              </table:table-cell>
              <table:table-cell office:value-type="float" office:value="0.409702526801078">
                <text:p>0.409702526801078</text:p>
              </table:table-cell>
              <table:table-cell office:value-type="float" office:value="0.430288140023825">
                <text:p>0.430288140023825</text:p>
              </table:table-cell>
              <table:table-cell office:value-type="float" office:value="0.391349101667765">
                <text:p>0.391349101667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6449659016624">
                <text:p>0.456449659016624</text:p>
              </table:table-cell>
              <table:table-cell office:value-type="float" office:value="0.414010121107203">
                <text:p>0.414010121107203</text:p>
              </table:table-cell>
              <table:table-cell office:value-type="float" office:value="0.440092144694359">
                <text:p>0.440092144694359</text:p>
              </table:table-cell>
              <table:table-cell office:value-type="float" office:value="0.398173395201125">
                <text:p>0.39817339520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3296036267913">
                <text:p>0.463296036267913</text:p>
              </table:table-cell>
              <table:table-cell office:value-type="float" office:value="0.413207043362298">
                <text:p>0.413207043362298</text:p>
              </table:table-cell>
              <table:table-cell office:value-type="float" office:value="0.445098587457963">
                <text:p>0.445098587457963</text:p>
              </table:table-cell>
              <table:table-cell office:value-type="float" office:value="0.397653831823135">
                <text:p>0.397653831823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9928586319745">
                <text:p>0.459928586319745</text:p>
              </table:table-cell>
              <table:table-cell office:value-type="float" office:value="0.408553541704105">
                <text:p>0.408553541704105</text:p>
              </table:table-cell>
              <table:table-cell office:value-type="float" office:value="0.44032750408133">
                <text:p>0.44032750408133</text:p>
              </table:table-cell>
              <table:table-cell office:value-type="float" office:value="0.393024910166278">
                <text:p>0.393024910166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499540159091">
                <text:p>0.467499540159091</text:p>
              </table:table-cell>
              <table:table-cell office:value-type="float" office:value="0.407896759484327">
                <text:p>0.407896759484327</text:p>
              </table:table-cell>
              <table:table-cell office:value-type="float" office:value="0.448261931216519">
                <text:p>0.448261931216519</text:p>
              </table:table-cell>
              <table:table-cell office:value-type="float" office:value="0.39296859570829">
                <text:p>0.39296859570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5993515773205">
                <text:p>0.465993515773205</text:p>
              </table:table-cell>
              <table:table-cell office:value-type="float" office:value="0.405449292518228">
                <text:p>0.405449292518228</text:p>
              </table:table-cell>
              <table:table-cell office:value-type="float" office:value="0.447900530900997">
                <text:p>0.447900530900997</text:p>
              </table:table-cell>
              <table:table-cell office:value-type="float" office:value="0.39152820590266">
                <text:p>0.39152820590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7435522905449">
                <text:p>0.467435522905449</text:p>
              </table:table-cell>
              <table:table-cell office:value-type="float" office:value="0.402372590021326">
                <text:p>0.402372590021326</text:p>
              </table:table-cell>
              <table:table-cell office:value-type="float" office:value="0.451204899268454">
                <text:p>0.451204899268454</text:p>
              </table:table-cell>
              <table:table-cell office:value-type="float" office:value="0.389705160271332">
                <text:p>0.389705160271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1336105377767">
                <text:p>0.461336105377767</text:p>
              </table:table-cell>
              <table:table-cell office:value-type="float" office:value="0.399501473803678">
                <text:p>0.399501473803678</text:p>
              </table:table-cell>
              <table:table-cell office:value-type="float" office:value="0.448551487492344">
                <text:p>0.448551487492344</text:p>
              </table:table-cell>
              <table:table-cell office:value-type="float" office:value="0.388636713191468">
                <text:p>0.388636713191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586852722105">
                <text:p>0.46586852722105</text:p>
              </table:table-cell>
              <table:table-cell office:value-type="float" office:value="0.402711629505692">
                <text:p>0.402711629505692</text:p>
              </table:table-cell>
              <table:table-cell office:value-type="float" office:value="0.45175172122314">
                <text:p>0.45175172122314</text:p>
              </table:table-cell>
              <table:table-cell office:value-type="float" office:value="0.3918811943846">
                <text:p>0.391881194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8048391211049">
                <text:p>0.468048391211049</text:p>
              </table:table-cell>
              <table:table-cell office:value-type="float" office:value="0.405362763061842">
                <text:p>0.405362763061842</text:p>
              </table:table-cell>
              <table:table-cell office:value-type="float" office:value="0.454643496802432">
                <text:p>0.454643496802432</text:p>
              </table:table-cell>
              <table:table-cell office:value-type="float" office:value="0.394917195810601">
                <text:p>0.394917195810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73799360532523">
                <text:p>0.473799360532523</text:p>
              </table:table-cell>
              <table:table-cell office:value-type="float" office:value="0.409567626850957">
                <text:p>0.409567626850957</text:p>
              </table:table-cell>
              <table:table-cell office:value-type="float" office:value="0.463409670708116">
                <text:p>0.463409670708116</text:p>
              </table:table-cell>
              <table:table-cell office:value-type="float" office:value="0.400719595105573">
                <text:p>0.400719595105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0710345740856">
                <text:p>0.470710345740856</text:p>
              </table:table-cell>
              <table:table-cell office:value-type="float" office:value="0.407866526956278">
                <text:p>0.407866526956278</text:p>
              </table:table-cell>
              <table:table-cell office:value-type="float" office:value="0.461211575254921">
                <text:p>0.461211575254921</text:p>
              </table:table-cell>
              <table:table-cell office:value-type="float" office:value="0.400722383364231">
                <text:p>0.400722383364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6819516866097">
                <text:p>0.466819516866097</text:p>
              </table:table-cell>
              <table:table-cell office:value-type="float" office:value="0.406269646723987">
                <text:p>0.406269646723987</text:p>
              </table:table-cell>
              <table:table-cell office:value-type="float" office:value="0.458378384496323">
                <text:p>0.458378384496323</text:p>
              </table:table-cell>
              <table:table-cell office:value-type="float" office:value="0.400175605432478">
                <text:p>0.400175605432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11786532552">
                <text:p>0.46011786532552</text:p>
              </table:table-cell>
              <table:table-cell office:value-type="float" office:value="0.398645440047595">
                <text:p>0.398645440047595</text:p>
              </table:table-cell>
              <table:table-cell office:value-type="float" office:value="0.456901711337619">
                <text:p>0.456901711337619</text:p>
              </table:table-cell>
              <table:table-cell office:value-type="float" office:value="0.394952125374977">
                <text:p>0.394952125374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59195110395">
                <text:p>0.44859195110395</text:p>
              </table:table-cell>
              <table:table-cell office:value-type="float" office:value="0.395799027815574">
                <text:p>0.395799027815574</text:p>
              </table:table-cell>
              <table:table-cell office:value-type="float" office:value="0.446836727988079">
                <text:p>0.446836727988079</text:p>
              </table:table-cell>
              <table:table-cell office:value-type="float" office:value="0.393136605444086">
                <text:p>0.393136605444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3030344535098">
                <text:p>0.453030344535098</text:p>
              </table:table-cell>
              <table:table-cell office:value-type="float" office:value="0.399222386625609">
                <text:p>0.399222386625609</text:p>
              </table:table-cell>
              <table:table-cell office:value-type="float" office:value="0.451343498310169">
                <text:p>0.451343498310169</text:p>
              </table:table-cell>
              <table:table-cell office:value-type="float" office:value="0.397634421393168">
                <text:p>0.39763442139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9805441248427">
                <text:p>0.449805441248427</text:p>
              </table:table-cell>
              <table:table-cell office:value-type="float" office:value="0.399800315273225">
                <text:p>0.399800315273225</text:p>
              </table:table-cell>
              <table:table-cell office:value-type="float" office:value="0.450521921591503">
                <text:p>0.450521921591503</text:p>
              </table:table-cell>
              <table:table-cell office:value-type="float" office:value="0.398740761931594">
                <text:p>0.398740761931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4629788315115">
                <text:p>0.454629788315115</text:p>
              </table:table-cell>
              <table:table-cell office:value-type="float" office:value="0.40250661683356">
                <text:p>0.40250661683356</text:p>
              </table:table-cell>
              <table:table-cell office:value-type="float" office:value="0.455357467827509">
                <text:p>0.455357467827509</text:p>
              </table:table-cell>
              <table:table-cell office:value-type="float" office:value="0.401905814141275">
                <text:p>0.401905814141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3291727948206">
                <text:p>0.453291727948206</text:p>
              </table:table-cell>
              <table:table-cell office:value-type="float" office:value="0.401469267902786">
                <text:p>0.401469267902786</text:p>
              </table:table-cell>
              <table:table-cell office:value-type="float" office:value="0.451480910092122">
                <text:p>0.451480910092122</text:p>
              </table:table-cell>
              <table:table-cell office:value-type="float" office:value="0.400608423541384">
                <text:p>0.400608423541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0399154781993">
                <text:p>0.440399154781993</text:p>
              </table:table-cell>
              <table:table-cell office:value-type="float" office:value="0.3921895956975">
                <text:p>0.3921895956975</text:p>
              </table:table-cell>
              <table:table-cell office:value-type="float" office:value="0.439365989995217">
                <text:p>0.439365989995217</text:p>
              </table:table-cell>
              <table:table-cell office:value-type="float" office:value="0.391859515954534">
                <text:p>0.391859515954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6571540192086">
                <text:p>0.436571540192086</text:p>
              </table:table-cell>
              <table:table-cell office:value-type="float" office:value="0.393230922373702">
                <text:p>0.393230922373702</text:p>
              </table:table-cell>
              <table:table-cell office:value-type="float" office:value="0.435021016445513">
                <text:p>0.435021016445513</text:p>
              </table:table-cell>
              <table:table-cell office:value-type="float" office:value="0.39280567226927">
                <text:p>0.39280567226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3402651516494">
                <text:p>0.433402651516494</text:p>
              </table:table-cell>
              <table:table-cell office:value-type="float" office:value="0.390202670946763">
                <text:p>0.390202670946763</text:p>
              </table:table-cell>
              <table:table-cell office:value-type="float" office:value="0.432237012329725">
                <text:p>0.432237012329725</text:p>
              </table:table-cell>
              <table:table-cell office:value-type="float" office:value="0.390069142705068">
                <text:p>0.390069142705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943cm" svg:height="17.849cm" xlink:href=".." xlink:type="simple" chart:class="chart:scatter" chart:style-name="ch1">
        <chart:legend chart:legend-position="end" svg:x="0.561cm" svg:y="13.981cm" style:legend-expansion="custom" chartooo:width="18.481cm" chartooo:height="3.441cm" style:legend-expansion-aspect-ratio="5.37082243533857" chart:style-name="ch2"/>
        <chart:plot-area chart:style-name="ch3" table:cell-range-address="'Gini yearly'.K4:'Gini yearly'.O30 'Gini yearly'.L3:'Gini yearly'.O3" chart:data-source-has-labels="row" svg:x="0.561cm" svg:y="0.111cm" svg:width="19.361cm" svg:height="13.151cm">
          <chartooo:coordinate-region svg:x="1.666cm" svg:y="0.4cm" svg:width="17.967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8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9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0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5">
                <text:p>0.448426614732705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848906688847">
                <text:p>0.42848906688847</text:p>
              </table:table-cell>
              <table:table-cell office:value-type="float" office:value="0.390443560037104">
                <text:p>0.39044356003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815745362664">
                <text:p>0.449815745362664</text:p>
              </table:table-cell>
              <table:table-cell office:value-type="float" office:value="0.409904227437323">
                <text:p>0.409904227437323</text:p>
              </table:table-cell>
              <table:table-cell office:value-type="float" office:value="0.430194893098878">
                <text:p>0.430194893098878</text:p>
              </table:table-cell>
              <table:table-cell office:value-type="float" office:value="0.391671852766049">
                <text:p>0.391671852766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39303917348">
                <text:p>0.455439303917348</text:p>
              </table:table-cell>
              <table:table-cell office:value-type="float" office:value="0.41486181543196">
                <text:p>0.41486181543196</text:p>
              </table:table-cell>
              <table:table-cell office:value-type="float" office:value="0.439567882724523">
                <text:p>0.439567882724523</text:p>
              </table:table-cell>
              <table:table-cell office:value-type="float" office:value="0.399455662630548">
                <text:p>0.399455662630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3742415716283">
                <text:p>0.453742415716283</text:p>
              </table:table-cell>
              <table:table-cell office:value-type="float" office:value="0.409859275949969">
                <text:p>0.409859275949969</text:p>
              </table:table-cell>
              <table:table-cell office:value-type="float" office:value="0.438657024792297">
                <text:p>0.438657024792297</text:p>
              </table:table-cell>
              <table:table-cell office:value-type="float" office:value="0.395958054943676">
                <text:p>0.395958054943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46500167053702">
                <text:p>0.446500167053702</text:p>
              </table:table-cell>
              <table:table-cell office:value-type="float" office:value="0.404765109855977">
                <text:p>0.404765109855977</text:p>
              </table:table-cell>
              <table:table-cell office:value-type="float" office:value="0.432004810057361">
                <text:p>0.432004810057361</text:p>
              </table:table-cell>
              <table:table-cell office:value-type="float" office:value="0.391408532246341">
                <text:p>0.391408532246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3674019343994">
                <text:p>0.453674019343994</text:p>
              </table:table-cell>
              <table:table-cell office:value-type="float" office:value="0.409354702970202">
                <text:p>0.409354702970202</text:p>
              </table:table-cell>
              <table:table-cell office:value-type="float" office:value="0.439555734351001">
                <text:p>0.439555734351001</text:p>
              </table:table-cell>
              <table:table-cell office:value-type="float" office:value="0.397020339645903">
                <text:p>0.397020339645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49787413956873">
                <text:p>0.449787413956873</text:p>
              </table:table-cell>
              <table:table-cell office:value-type="float" office:value="0.40308885981555">
                <text:p>0.40308885981555</text:p>
              </table:table-cell>
              <table:table-cell office:value-type="float" office:value="0.43629739824357">
                <text:p>0.43629739824357</text:p>
              </table:table-cell>
              <table:table-cell office:value-type="float" office:value="0.391495415055905">
                <text:p>0.391495415055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638142782004">
                <text:p>0.454638142782004</text:p>
              </table:table-cell>
              <table:table-cell office:value-type="float" office:value="0.406201769421817">
                <text:p>0.406201769421817</text:p>
              </table:table-cell>
              <table:table-cell office:value-type="float" office:value="0.44139001173016">
                <text:p>0.44139001173016</text:p>
              </table:table-cell>
              <table:table-cell office:value-type="float" office:value="0.395619780475854">
                <text:p>0.395619780475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187083055221">
                <text:p>0.45187083055221</text:p>
              </table:table-cell>
              <table:table-cell office:value-type="float" office:value="0.405490762727757">
                <text:p>0.405490762727757</text:p>
              </table:table-cell>
              <table:table-cell office:value-type="float" office:value="0.437539705580055">
                <text:p>0.437539705580055</text:p>
              </table:table-cell>
              <table:table-cell office:value-type="float" office:value="0.394703248059408">
                <text:p>0.394703248059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07063248634">
                <text:p>0.45807063248634</text:p>
              </table:table-cell>
              <table:table-cell office:value-type="float" office:value="0.412014178423567">
                <text:p>0.412014178423567</text:p>
              </table:table-cell>
              <table:table-cell office:value-type="float" office:value="0.445762321472308">
                <text:p>0.445762321472308</text:p>
              </table:table-cell>
              <table:table-cell office:value-type="float" office:value="0.402601905820686">
                <text:p>0.402601905820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9692970350543">
                <text:p>0.459692970350543</text:p>
              </table:table-cell>
              <table:table-cell office:value-type="float" office:value="0.414904897328383">
                <text:p>0.414904897328383</text:p>
              </table:table-cell>
              <table:table-cell office:value-type="float" office:value="0.450475198727732">
                <text:p>0.450475198727732</text:p>
              </table:table-cell>
              <table:table-cell office:value-type="float" office:value="0.407416627438055">
                <text:p>0.40741662743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713758887073">
                <text:p>0.456713758887073</text:p>
              </table:table-cell>
              <table:table-cell office:value-type="float" office:value="0.411442090792785">
                <text:p>0.411442090792785</text:p>
              </table:table-cell>
              <table:table-cell office:value-type="float" office:value="0.448269578426004">
                <text:p>0.448269578426004</text:p>
              </table:table-cell>
              <table:table-cell office:value-type="float" office:value="0.404819171540566">
                <text:p>0.40481917154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1714035343057">
                <text:p>0.461714035343057</text:p>
              </table:table-cell>
              <table:table-cell office:value-type="float" office:value="0.417041482784146">
                <text:p>0.417041482784146</text:p>
              </table:table-cell>
              <table:table-cell office:value-type="float" office:value="0.456127941632662">
                <text:p>0.456127941632662</text:p>
              </table:table-cell>
              <table:table-cell office:value-type="float" office:value="0.411726381907294">
                <text:p>0.411726381907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526396454831">
                <text:p>0.45526396454831</text:p>
              </table:table-cell>
              <table:table-cell office:value-type="float" office:value="0.411706997792993">
                <text:p>0.411706997792993</text:p>
              </table:table-cell>
              <table:table-cell office:value-type="float" office:value="0.450587541272546">
                <text:p>0.450587541272546</text:p>
              </table:table-cell>
              <table:table-cell office:value-type="float" office:value="0.406889746584111">
                <text:p>0.406889746584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2160404035465">
                <text:p>0.452160404035465</text:p>
              </table:table-cell>
              <table:table-cell office:value-type="float" office:value="0.410822009129692">
                <text:p>0.410822009129692</text:p>
              </table:table-cell>
              <table:table-cell office:value-type="float" office:value="0.449611181152536">
                <text:p>0.449611181152536</text:p>
              </table:table-cell>
              <table:table-cell office:value-type="float" office:value="0.408995049157983">
                <text:p>0.408995049157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9248699590676">
                <text:p>0.439248699590676</text:p>
              </table:table-cell>
              <table:table-cell office:value-type="float" office:value="0.4019408403398">
                <text:p>0.4019408403398</text:p>
              </table:table-cell>
              <table:table-cell office:value-type="float" office:value="0.438468156022063">
                <text:p>0.438468156022063</text:p>
              </table:table-cell>
              <table:table-cell office:value-type="float" office:value="0.400939449812014">
                <text:p>0.400939449812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493459438562">
                <text:p>0.43493459438562</text:p>
              </table:table-cell>
              <table:table-cell office:value-type="float" office:value="0.404069249807995">
                <text:p>0.404069249807995</text:p>
              </table:table-cell>
              <table:table-cell office:value-type="float" office:value="0.434961764972796">
                <text:p>0.434961764972796</text:p>
              </table:table-cell>
              <table:table-cell office:value-type="float" office:value="0.403370422196357">
                <text:p>0.40337042219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193819746719">
                <text:p>0.43193819746719</text:p>
              </table:table-cell>
              <table:table-cell office:value-type="float" office:value="0.402424928476496">
                <text:p>0.402424928476496</text:p>
              </table:table-cell>
              <table:table-cell office:value-type="float" office:value="0.431311026350644">
                <text:p>0.431311026350644</text:p>
              </table:table-cell>
              <table:table-cell office:value-type="float" office:value="0.401587638381349">
                <text:p>0.401587638381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6694185256209">
                <text:p>0.436694185256209</text:p>
              </table:table-cell>
              <table:table-cell office:value-type="float" office:value="0.408429728394956">
                <text:p>0.408429728394956</text:p>
              </table:table-cell>
              <table:table-cell office:value-type="float" office:value="0.437419747899522">
                <text:p>0.437419747899522</text:p>
              </table:table-cell>
              <table:table-cell office:value-type="float" office:value="0.407522518550797">
                <text:p>0.407522518550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2532111379528">
                <text:p>0.422532111379528</text:p>
              </table:table-cell>
              <table:table-cell office:value-type="float" office:value="0.39996727915369">
                <text:p>0.39996727915369</text:p>
              </table:table-cell>
              <table:table-cell office:value-type="float" office:value="0.42295914483218">
                <text:p>0.42295914483218</text:p>
              </table:table-cell>
              <table:table-cell office:value-type="float" office:value="0.399036059583951">
                <text:p>0.399036059583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5290860921085">
                <text:p>0.415290860921085</text:p>
              </table:table-cell>
              <table:table-cell office:value-type="float" office:value="0.396931849801534">
                <text:p>0.396931849801534</text:p>
              </table:table-cell>
              <table:table-cell office:value-type="float" office:value="0.414895785212099">
                <text:p>0.414895785212099</text:p>
              </table:table-cell>
              <table:table-cell office:value-type="float" office:value="0.396058364764096">
                <text:p>0.396058364764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04570400136">
                <text:p>0.40204570400136</text:p>
              </table:table-cell>
              <table:table-cell office:value-type="float" office:value="0.392601953544988">
                <text:p>0.392601953544988</text:p>
              </table:table-cell>
              <table:table-cell office:value-type="float" office:value="0.402115427048249">
                <text:p>0.402115427048249</text:p>
              </table:table-cell>
              <table:table-cell office:value-type="float" office:value="0.391953309273864">
                <text:p>0.391953309273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7224304557354">
                <text:p>0.397224304557354</text:p>
              </table:table-cell>
              <table:table-cell office:value-type="float" office:value="0.398656543827832">
                <text:p>0.398656543827832</text:p>
              </table:table-cell>
              <table:table-cell office:value-type="float" office:value="0.401384252655102">
                <text:p>0.401384252655102</text:p>
              </table:table-cell>
              <table:table-cell office:value-type="float" office:value="0.397795745963692">
                <text:p>0.397795745963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4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776cm" svg:height="17.919cm" xlink:href=".." xlink:type="simple" chart:class="chart:scatter" chart:style-name="ch1">
        <chart:legend chart:legend-position="bottom" svg:x="3.427cm" svg:y="15.989cm" style:legend-expansion="wide" chart:style-name="ch2"/>
        <chart:plot-area chart:style-name="ch3" table:cell-range-address="'Decile ratio yearly'.A4:'Decile ratio yearly'.E30 'Decile ratio yearly'.B3:'Decile ratio yearly'.E3" chart:data-source-has-labels="row" svg:x="0.398cm" svg:y="0.299cm" svg:width="23.168cm" svg:height="15.31cm">
          <chartooo:coordinate-region svg:x="1.134cm" svg:y="0.588cm" svg:width="22.143cm" svg:height="13.7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8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9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0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2905787029">
                <text:p>8.38592905787029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9009506878">
                <text:p>6.7885900950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327634033564">
                <text:p>10.8327634033564</text:p>
              </table:table-cell>
              <table:table-cell office:value-type="float" office:value="8.32363801448288">
                <text:p>8.32363801448288</text:p>
              </table:table-cell>
              <table:table-cell office:value-type="float" office:value="8.4353052519319">
                <text:p>8.4353052519319</text:p>
              </table:table-cell>
              <table:table-cell office:value-type="float" office:value="6.71647980239815">
                <text:p>6.71647980239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452112452713">
                <text:p>11.0452112452713</text:p>
              </table:table-cell>
              <table:table-cell office:value-type="float" office:value="8.19217553820998">
                <text:p>8.19217553820998</text:p>
              </table:table-cell>
              <table:table-cell office:value-type="float" office:value="8.46358499363281">
                <text:p>8.46358499363281</text:p>
              </table:table-cell>
              <table:table-cell office:value-type="float" office:value="6.66140158591579">
                <text:p>6.661401585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3056088245045">
                <text:p>11.3056088245045</text:p>
              </table:table-cell>
              <table:table-cell office:value-type="float" office:value="8.56155221725839">
                <text:p>8.56155221725839</text:p>
              </table:table-cell>
              <table:table-cell office:value-type="float" office:value="9.2270820863514">
                <text:p>9.2270820863514</text:p>
              </table:table-cell>
              <table:table-cell office:value-type="float" office:value="7.10679642580731">
                <text:p>7.10679642580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0845910471143">
                <text:p>11.0845910471143</text:p>
              </table:table-cell>
              <table:table-cell office:value-type="float" office:value="8.28463168530514">
                <text:p>8.28463168530514</text:p>
              </table:table-cell>
              <table:table-cell office:value-type="float" office:value="9.1209299830275">
                <text:p>9.1209299830275</text:p>
              </table:table-cell>
              <table:table-cell office:value-type="float" office:value="6.9770831525334">
                <text:p>6.9770831525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0.8705809408942">
                <text:p>10.8705809408942</text:p>
              </table:table-cell>
              <table:table-cell office:value-type="float" office:value="8.04773662640955">
                <text:p>8.04773662640955</text:p>
              </table:table-cell>
              <table:table-cell office:value-type="float" office:value="8.95442724856124">
                <text:p>8.95442724856124</text:p>
              </table:table-cell>
              <table:table-cell office:value-type="float" office:value="6.83151604158907">
                <text:p>6.83151604158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4360967140882">
                <text:p>11.4360967140882</text:p>
              </table:table-cell>
              <table:table-cell office:value-type="float" office:value="8.48050492222713">
                <text:p>8.48050492222713</text:p>
              </table:table-cell>
              <table:table-cell office:value-type="float" office:value="9.5951279117435">
                <text:p>9.5951279117435</text:p>
              </table:table-cell>
              <table:table-cell office:value-type="float" office:value="7.12043157580052">
                <text:p>7.12043157580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9582444617136">
                <text:p>10.9582444617136</text:p>
              </table:table-cell>
              <table:table-cell office:value-type="float" office:value="7.79237343783625">
                <text:p>7.79237343783625</text:p>
              </table:table-cell>
              <table:table-cell office:value-type="float" office:value="9.25831743449426">
                <text:p>9.25831743449426</text:p>
              </table:table-cell>
              <table:table-cell office:value-type="float" office:value="6.7363322644858">
                <text:p>6.7363322644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589518858181">
                <text:p>11.3589518858181</text:p>
              </table:table-cell>
              <table:table-cell office:value-type="float" office:value="7.98977475600463">
                <text:p>7.98977475600463</text:p>
              </table:table-cell>
              <table:table-cell office:value-type="float" office:value="9.51012116607666">
                <text:p>9.51012116607666</text:p>
              </table:table-cell>
              <table:table-cell office:value-type="float" office:value="7.07480838538167">
                <text:p>7.0748083853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8408503393218">
                <text:p>10.8408503393218</text:p>
              </table:table-cell>
              <table:table-cell office:value-type="float" office:value="7.96605921192776">
                <text:p>7.96605921192776</text:p>
              </table:table-cell>
              <table:table-cell office:value-type="float" office:value="9.18452595082696">
                <text:p>9.18452595082696</text:p>
              </table:table-cell>
              <table:table-cell office:value-type="float" office:value="6.84820947398519">
                <text:p>6.8482094739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0545832283052">
                <text:p>11.0545832283052</text:p>
              </table:table-cell>
              <table:table-cell office:value-type="float" office:value="8.02511303517359">
                <text:p>8.02511303517359</text:p>
              </table:table-cell>
              <table:table-cell office:value-type="float" office:value="9.59986938187962">
                <text:p>9.59986938187962</text:p>
              </table:table-cell>
              <table:table-cell office:value-type="float" office:value="7.02900528769849">
                <text:p>7.02900528769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9457656965282">
                <text:p>10.9457656965282</text:p>
              </table:table-cell>
              <table:table-cell office:value-type="float" office:value="7.88305100092383">
                <text:p>7.88305100092383</text:p>
              </table:table-cell>
              <table:table-cell office:value-type="float" office:value="9.95906261311153">
                <text:p>9.95906261311153</text:p>
              </table:table-cell>
              <table:table-cell office:value-type="float" office:value="7.14106614843641">
                <text:p>7.14106614843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4777358497726">
                <text:p>11.4777358497726</text:p>
              </table:table-cell>
              <table:table-cell office:value-type="float" office:value="7.7188152978739">
                <text:p>7.7188152978739</text:p>
              </table:table-cell>
              <table:table-cell office:value-type="float" office:value="10.3576686217969">
                <text:p>10.3576686217969</text:p>
              </table:table-cell>
              <table:table-cell office:value-type="float" office:value="7.04692297770844">
                <text:p>7.0469229777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58164034803">
                <text:p>11.58164034803</text:p>
              </table:table-cell>
              <table:table-cell office:value-type="float" office:value="7.84385601653785">
                <text:p>7.84385601653785</text:p>
              </table:table-cell>
              <table:table-cell office:value-type="float" office:value="10.4340130690496">
                <text:p>10.4340130690496</text:p>
              </table:table-cell>
              <table:table-cell office:value-type="float" office:value="7.32956079481365">
                <text:p>7.32956079481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151961538848">
                <text:p>11.151961538848</text:p>
              </table:table-cell>
              <table:table-cell office:value-type="float" office:value="7.1219194811078">
                <text:p>7.1219194811078</text:p>
              </table:table-cell>
              <table:table-cell office:value-type="float" office:value="10.513759221305">
                <text:p>10.513759221305</text:p>
              </table:table-cell>
              <table:table-cell office:value-type="float" office:value="6.87617668446257">
                <text:p>6.87617668446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690361439624">
                <text:p>10.690361439624</text:p>
              </table:table-cell>
              <table:table-cell office:value-type="float" office:value="7.29321702763963">
                <text:p>7.29321702763963</text:p>
              </table:table-cell>
              <table:table-cell office:value-type="float" office:value="10.4690896847543">
                <text:p>10.4690896847543</text:p>
              </table:table-cell>
              <table:table-cell office:value-type="float" office:value="7.1626921301264">
                <text:p>7.1626921301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66004489841949">
                <text:p>9.66004489841949</text:p>
              </table:table-cell>
              <table:table-cell office:value-type="float" office:value="6.66688679783838">
                <text:p>6.66688679783838</text:p>
              </table:table-cell>
              <table:table-cell office:value-type="float" office:value="9.55784752223917">
                <text:p>9.55784752223917</text:p>
              </table:table-cell>
              <table:table-cell office:value-type="float" office:value="6.54828959289185">
                <text:p>6.54828959289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98716190055405">
                <text:p>9.98716190055405</text:p>
              </table:table-cell>
              <table:table-cell office:value-type="float" office:value="6.86773349087224">
                <text:p>6.86773349087224</text:p>
              </table:table-cell>
              <table:table-cell office:value-type="float" office:value="9.83687942737065">
                <text:p>9.83687942737065</text:p>
              </table:table-cell>
              <table:table-cell office:value-type="float" office:value="6.74332548786151">
                <text:p>6.7433254878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144334014076">
                <text:p>10.144334014076</text:p>
              </table:table-cell>
              <table:table-cell office:value-type="float" office:value="6.6342354959773">
                <text:p>6.6342354959773</text:p>
              </table:table-cell>
              <table:table-cell office:value-type="float" office:value="10.1169679199654">
                <text:p>10.1169679199654</text:p>
              </table:table-cell>
              <table:table-cell office:value-type="float" office:value="6.577819877867">
                <text:p>6.57781987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4403531480209">
                <text:p>10.4403531480209</text:p>
              </table:table-cell>
              <table:table-cell office:value-type="float" office:value="6.67828620211764">
                <text:p>6.67828620211764</text:p>
              </table:table-cell>
              <table:table-cell office:value-type="float" office:value="10.5971700475601">
                <text:p>10.5971700475601</text:p>
              </table:table-cell>
              <table:table-cell office:value-type="float" office:value="6.62483955617292">
                <text:p>6.62483955617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33212772642648">
                <text:p>9.33212772642648</text:p>
              </table:table-cell>
              <table:table-cell office:value-type="float" office:value="6.10898209537159">
                <text:p>6.10898209537159</text:p>
              </table:table-cell>
              <table:table-cell office:value-type="float" office:value="9.40800214501735">
                <text:p>9.40800214501735</text:p>
              </table:table-cell>
              <table:table-cell office:value-type="float" office:value="5.98296587740405">
                <text:p>5.98296587740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06860876422655">
                <text:p>9.06860876422655</text:p>
              </table:table-cell>
              <table:table-cell office:value-type="float" office:value="5.88425922429688">
                <text:p>5.88425922429688</text:p>
              </table:table-cell>
              <table:table-cell office:value-type="float" office:value="9.1473751668726">
                <text:p>9.1473751668726</text:p>
              </table:table-cell>
              <table:table-cell office:value-type="float" office:value="5.8209488693291">
                <text:p>5.820948869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019755793488">
                <text:p>9.2019755793488</text:p>
              </table:table-cell>
              <table:table-cell office:value-type="float" office:value="5.78860177114721">
                <text:p>5.78860177114721</text:p>
              </table:table-cell>
              <table:table-cell office:value-type="float" office:value="9.34690694329812">
                <text:p>9.34690694329812</text:p>
              </table:table-cell>
              <table:table-cell office:value-type="float" office:value="5.65275056317934">
                <text:p>5.65275056317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23970153959942">
                <text:p>9.23970153959942</text:p>
              </table:table-cell>
              <table:table-cell office:value-type="float" office:value="5.68631381277628">
                <text:p>5.68631381277628</text:p>
              </table:table-cell>
              <table:table-cell office:value-type="float" office:value="9.91671827370619">
                <text:p>9.91671827370619</text:p>
              </table:table-cell>
              <table:table-cell office:value-type="float" office:value="5.66470527055468">
                <text:p>5.66470527055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9cm" svg:height="18.165cm" xlink:href=".." xlink:type="simple" chart:class="chart:scatter" chart:style-name="ch1">
        <chart:legend chart:legend-position="end" svg:x="1.154cm" svg:y="14.945cm" style:legend-expansion="custom" chartooo:width="18.205cm" chartooo:height="2.925cm" style:legend-expansion-aspect-ratio="6.22393162393162" chart:style-name="ch2"/>
        <chart:plot-area chart:style-name="ch3" table:cell-range-address="'Decile ratio yearly'.F4:'Decile ratio yearly'.J30 'Decile ratio yearly'.G3:'Decile ratio yearly'.J3" chart:data-source-has-labels="row" svg:x="0.583cm" svg:y="0.296cm" svg:width="19.021cm" svg:height="14.211cm">
          <chartooo:coordinate-region svg:x="1.319cm" svg:y="0.585cm" svg:width="17.996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8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9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0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6">
                <text:p>8.30150427132526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4">
                <text:p>6.8905561220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8">
                <text:p>8.30827478073628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64668152784">
                <text:p>6.70164668152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1334145345">
                <text:p>8.18561334145345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725025993894">
                <text:p>11.1725025993894</text:p>
              </table:table-cell>
              <table:table-cell office:value-type="float" office:value="8.48166787659954">
                <text:p>8.48166787659954</text:p>
              </table:table-cell>
              <table:table-cell office:value-type="float" office:value="9.17110117737846">
                <text:p>9.17110117737846</text:p>
              </table:table-cell>
              <table:table-cell office:value-type="float" office:value="6.95855592561007">
                <text:p>6.9585559256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411982069022">
                <text:p>11.6411982069022</text:p>
              </table:table-cell>
              <table:table-cell office:value-type="float" office:value="8.47675942555996">
                <text:p>8.47675942555996</text:p>
              </table:table-cell>
              <table:table-cell office:value-type="float" office:value="9.54906220963656">
                <text:p>9.54906220963656</text:p>
              </table:table-cell>
              <table:table-cell office:value-type="float" office:value="7.07130359124348">
                <text:p>7.07130359124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627453888723">
                <text:p>11.5627453888723</text:p>
              </table:table-cell>
              <table:table-cell office:value-type="float" office:value="8.5470488215189">
                <text:p>8.5470488215189</text:p>
              </table:table-cell>
              <table:table-cell office:value-type="float" office:value="9.38070266238891">
                <text:p>9.38070266238891</text:p>
              </table:table-cell>
              <table:table-cell office:value-type="float" office:value="7.0309865897869">
                <text:p>7.0309865897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0051144458588">
                <text:p>11.0051144458588</text:p>
              </table:table-cell>
              <table:table-cell office:value-type="float" office:value="7.88535048411559">
                <text:p>7.88535048411559</text:p>
              </table:table-cell>
              <table:table-cell office:value-type="float" office:value="9.16372672882942">
                <text:p>9.16372672882942</text:p>
              </table:table-cell>
              <table:table-cell office:value-type="float" office:value="6.55628274480758">
                <text:p>6.55628274480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6939716410835">
                <text:p>10.6939716410835</text:p>
              </table:table-cell>
              <table:table-cell office:value-type="float" office:value="8.18645065029562">
                <text:p>8.18645065029562</text:p>
              </table:table-cell>
              <table:table-cell office:value-type="float" office:value="9.09022151360922">
                <text:p>9.09022151360922</text:p>
              </table:table-cell>
              <table:table-cell office:value-type="float" office:value="6.8842260142197">
                <text:p>6.8842260142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04990461695">
                <text:p>11.0004990461695</text:p>
              </table:table-cell>
              <table:table-cell office:value-type="float" office:value="7.82146885264364">
                <text:p>7.82146885264364</text:p>
              </table:table-cell>
              <table:table-cell office:value-type="float" office:value="9.24047951030848">
                <text:p>9.24047951030848</text:p>
              </table:table-cell>
              <table:table-cell office:value-type="float" office:value="6.72146649725996">
                <text:p>6.72146649725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5021744161911">
                <text:p>11.5021744161911</text:p>
              </table:table-cell>
              <table:table-cell office:value-type="float" office:value="7.88175669930008">
                <text:p>7.88175669930008</text:p>
              </table:table-cell>
              <table:table-cell office:value-type="float" office:value="9.73827617634064">
                <text:p>9.73827617634064</text:p>
              </table:table-cell>
              <table:table-cell office:value-type="float" office:value="6.87019424814154">
                <text:p>6.8701942481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1098826213136">
                <text:p>11.1098826213136</text:p>
              </table:table-cell>
              <table:table-cell office:value-type="float" office:value="7.92073166428186">
                <text:p>7.92073166428186</text:p>
              </table:table-cell>
              <table:table-cell office:value-type="float" office:value="9.73690005339056">
                <text:p>9.73690005339056</text:p>
              </table:table-cell>
              <table:table-cell office:value-type="float" office:value="6.83334069312613">
                <text:p>6.83334069312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4376421282134">
                <text:p>10.4376421282134</text:p>
              </table:table-cell>
              <table:table-cell office:value-type="float" office:value="7.52353724128365">
                <text:p>7.52353724128365</text:p>
              </table:table-cell>
              <table:table-cell office:value-type="float" office:value="9.15240060568554">
                <text:p>9.15240060568554</text:p>
              </table:table-cell>
              <table:table-cell office:value-type="float" office:value="6.51697755431857">
                <text:p>6.51697755431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6171831772301">
                <text:p>10.6171831772301</text:p>
              </table:table-cell>
              <table:table-cell office:value-type="float" office:value="7.31721998286755">
                <text:p>7.31721998286755</text:p>
              </table:table-cell>
              <table:table-cell office:value-type="float" office:value="9.50418706704404">
                <text:p>9.50418706704404</text:p>
              </table:table-cell>
              <table:table-cell office:value-type="float" office:value="6.63971589085303">
                <text:p>6.63971589085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8775249229259">
                <text:p>10.8775249229259</text:p>
              </table:table-cell>
              <table:table-cell office:value-type="float" office:value="7.75192678710299">
                <text:p>7.75192678710299</text:p>
              </table:table-cell>
              <table:table-cell office:value-type="float" office:value="10.3465840787391">
                <text:p>10.3465840787391</text:p>
              </table:table-cell>
              <table:table-cell office:value-type="float" office:value="7.12377149900383">
                <text:p>7.12377149900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5857442140967">
                <text:p>9.5857442140967</text:p>
              </table:table-cell>
              <table:table-cell office:value-type="float" office:value="6.93122140267645">
                <text:p>6.93122140267645</text:p>
              </table:table-cell>
              <table:table-cell office:value-type="float" office:value="9.21404513934361">
                <text:p>9.21404513934361</text:p>
              </table:table-cell>
              <table:table-cell office:value-type="float" office:value="6.59522251459407">
                <text:p>6.59522251459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27173242978898">
                <text:p>9.27173242978898</text:p>
              </table:table-cell>
              <table:table-cell office:value-type="float" office:value="6.65251641528733">
                <text:p>6.65251641528733</text:p>
              </table:table-cell>
              <table:table-cell office:value-type="float" office:value="9.13161895680857">
                <text:p>9.13161895680857</text:p>
              </table:table-cell>
              <table:table-cell office:value-type="float" office:value="6.40817240267182">
                <text:p>6.40817240267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2830205847663">
                <text:p>9.82830205847663</text:p>
              </table:table-cell>
              <table:table-cell office:value-type="float" office:value="7.05627944958407">
                <text:p>7.05627944958407</text:p>
              </table:table-cell>
              <table:table-cell office:value-type="float" office:value="9.50779059103022">
                <text:p>9.50779059103022</text:p>
              </table:table-cell>
              <table:table-cell office:value-type="float" office:value="6.82063016961428">
                <text:p>6.82063016961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56678131169576">
                <text:p>9.56678131169576</text:p>
              </table:table-cell>
              <table:table-cell office:value-type="float" office:value="6.40278835378977">
                <text:p>6.40278835378977</text:p>
              </table:table-cell>
              <table:table-cell office:value-type="float" office:value="9.08730765997075">
                <text:p>9.08730765997075</text:p>
              </table:table-cell>
              <table:table-cell office:value-type="float" office:value="6.21369583341211">
                <text:p>6.2136958334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36240410338254">
                <text:p>9.36240410338254</text:p>
              </table:table-cell>
              <table:table-cell office:value-type="float" office:value="6.21572828478164">
                <text:p>6.21572828478164</text:p>
              </table:table-cell>
              <table:table-cell office:value-type="float" office:value="8.92427365200939">
                <text:p>8.92427365200939</text:p>
              </table:table-cell>
              <table:table-cell office:value-type="float" office:value="6.11418258416799">
                <text:p>6.11418258416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73125329319824">
                <text:p>8.73125329319824</text:p>
              </table:table-cell>
              <table:table-cell office:value-type="float" office:value="6.06928521861427">
                <text:p>6.06928521861427</text:p>
              </table:table-cell>
              <table:table-cell office:value-type="float" office:value="8.66973466840475">
                <text:p>8.66973466840475</text:p>
              </table:table-cell>
              <table:table-cell office:value-type="float" office:value="5.98801179591687">
                <text:p>5.98801179591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52999909435674">
                <text:p>9.52999909435674</text:p>
              </table:table-cell>
              <table:table-cell office:value-type="float" office:value="6.42848217733267">
                <text:p>6.42848217733267</text:p>
              </table:table-cell>
              <table:table-cell office:value-type="float" office:value="9.15209126335902">
                <text:p>9.15209126335902</text:p>
              </table:table-cell>
              <table:table-cell office:value-type="float" office:value="6.38265281535951">
                <text:p>6.38265281535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88534825034957">
                <text:p>9.88534825034957</text:p>
              </table:table-cell>
              <table:table-cell office:value-type="float" office:value="6.56604365975731">
                <text:p>6.56604365975731</text:p>
              </table:table-cell>
              <table:table-cell office:value-type="float" office:value="9.34626065122487">
                <text:p>9.34626065122487</text:p>
              </table:table-cell>
              <table:table-cell office:value-type="float" office:value="6.50082403435111">
                <text:p>6.50082403435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82101198897407">
                <text:p>9.82101198897407</text:p>
              </table:table-cell>
              <table:table-cell office:value-type="float" office:value="6.46585236582302">
                <text:p>6.46585236582302</text:p>
              </table:table-cell>
              <table:table-cell office:value-type="float" office:value="9.64065926361434">
                <text:p>9.64065926361434</text:p>
              </table:table-cell>
              <table:table-cell office:value-type="float" office:value="6.44780238026576">
                <text:p>6.44780238026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05828481099402">
                <text:p>9.05828481099402</text:p>
              </table:table-cell>
              <table:table-cell office:value-type="float" office:value="6.02068003201272">
                <text:p>6.02068003201272</text:p>
              </table:table-cell>
              <table:table-cell office:value-type="float" office:value="8.898579531108">
                <text:p>8.898579531108</text:p>
              </table:table-cell>
              <table:table-cell office:value-type="float" office:value="5.88447163417044">
                <text:p>5.88447163417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8cm" svg:height="18.165cm" xlink:href=".." xlink:type="simple" chart:class="chart:scatter" chart:style-name="ch1">
        <chart:legend chart:legend-position="end" svg:x="1.154cm" svg:y="14.945cm" style:legend-expansion="custom" chartooo:width="18.204cm" chartooo:height="2.925cm" style:legend-expansion-aspect-ratio="6.22358974358974" chart:style-name="ch2"/>
        <chart:plot-area chart:style-name="ch3" table:cell-range-address="'Decile ratio yearly'.K4:'Decile ratio yearly'.O30 'Decile ratio yearly'.L3:'Decile ratio yearly'.O3" chart:data-source-has-labels="row" svg:x="0.583cm" svg:y="0.296cm" svg:width="19.02cm" svg:height="14.211cm">
          <chartooo:coordinate-region svg:x="1.319cm" svg:y="0.585cm" svg:width="17.995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8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9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0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9184408093">
                <text:p>8.38599184408093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6457016693">
                <text:p>6.7885645701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18659327301">
                <text:p>8.30818659327301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46249181183">
                <text:p>6.7014624918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5009442404">
                <text:p>8.18565009442404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010864517056">
                <text:p>11.1010864517056</text:p>
              </table:table-cell>
              <table:table-cell office:value-type="float" office:value="8.4626920364509">
                <text:p>8.4626920364509</text:p>
              </table:table-cell>
              <table:table-cell office:value-type="float" office:value="9.14251529828052">
                <text:p>9.14251529828052</text:p>
              </table:table-cell>
              <table:table-cell office:value-type="float" office:value="6.95279371110622">
                <text:p>6.9527937111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3904366499465">
                <text:p>11.3904366499465</text:p>
              </table:table-cell>
              <table:table-cell office:value-type="float" office:value="8.42228101414707">
                <text:p>8.42228101414707</text:p>
              </table:table-cell>
              <table:table-cell office:value-type="float" office:value="9.40491261913046">
                <text:p>9.40491261913046</text:p>
              </table:table-cell>
              <table:table-cell office:value-type="float" office:value="7.0824258579159">
                <text:p>7.082425857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8128828746283">
                <text:p>11.8128828746283</text:p>
              </table:table-cell>
              <table:table-cell office:value-type="float" office:value="8.29699349988941">
                <text:p>8.29699349988941</text:p>
              </table:table-cell>
              <table:table-cell office:value-type="float" office:value="9.39991541445754">
                <text:p>9.39991541445754</text:p>
              </table:table-cell>
              <table:table-cell office:value-type="float" office:value="6.93947558680463">
                <text:p>6.93947558680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1920759591052">
                <text:p>12.1920759591052</text:p>
              </table:table-cell>
              <table:table-cell office:value-type="float" office:value="8.45056132899204">
                <text:p>8.45056132899204</text:p>
              </table:table-cell>
              <table:table-cell office:value-type="float" office:value="9.75256829148197">
                <text:p>9.75256829148197</text:p>
              </table:table-cell>
              <table:table-cell office:value-type="float" office:value="6.91225288242273">
                <text:p>6.91225288242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125771235531">
                <text:p>11.5125771235531</text:p>
              </table:table-cell>
              <table:table-cell office:value-type="float" office:value="8.22822787015423">
                <text:p>8.22822787015423</text:p>
              </table:table-cell>
              <table:table-cell office:value-type="float" office:value="9.49266737965633">
                <text:p>9.49266737965633</text:p>
              </table:table-cell>
              <table:table-cell office:value-type="float" office:value="6.86645635558474">
                <text:p>6.86645635558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6760840614753">
                <text:p>11.6760840614753</text:p>
              </table:table-cell>
              <table:table-cell office:value-type="float" office:value="8.09796044987958">
                <text:p>8.09796044987958</text:p>
              </table:table-cell>
              <table:table-cell office:value-type="float" office:value="9.5474920617704">
                <text:p>9.5474920617704</text:p>
              </table:table-cell>
              <table:table-cell office:value-type="float" office:value="7.00962617100718">
                <text:p>7.00962617100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69473750403">
                <text:p>10.769473750403</text:p>
              </table:table-cell>
              <table:table-cell office:value-type="float" office:value="7.94120487022589">
                <text:p>7.94120487022589</text:p>
              </table:table-cell>
              <table:table-cell office:value-type="float" office:value="9.43824083809529">
                <text:p>9.43824083809529</text:p>
              </table:table-cell>
              <table:table-cell office:value-type="float" office:value="7.01836947489654">
                <text:p>7.01836947489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490941723797">
                <text:p>10.9490941723797</text:p>
              </table:table-cell>
              <table:table-cell office:value-type="float" office:value="8.05378142128489">
                <text:p>8.05378142128489</text:p>
              </table:table-cell>
              <table:table-cell office:value-type="float" office:value="9.18727329724467">
                <text:p>9.18727329724467</text:p>
              </table:table-cell>
              <table:table-cell office:value-type="float" office:value="6.92045830851379">
                <text:p>6.92045830851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885071206522">
                <text:p>10.885071206522</text:p>
              </table:table-cell>
              <table:table-cell office:value-type="float" office:value="7.78703321002816">
                <text:p>7.78703321002816</text:p>
              </table:table-cell>
              <table:table-cell office:value-type="float" office:value="9.3042677969333">
                <text:p>9.3042677969333</text:p>
              </table:table-cell>
              <table:table-cell office:value-type="float" office:value="6.91774975987405">
                <text:p>6.91774975987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1341351958105">
                <text:p>11.1341351958105</text:p>
              </table:table-cell>
              <table:table-cell office:value-type="float" office:value="7.94726583288118">
                <text:p>7.94726583288118</text:p>
              </table:table-cell>
              <table:table-cell office:value-type="float" office:value="10.2143630229805">
                <text:p>10.2143630229805</text:p>
              </table:table-cell>
              <table:table-cell office:value-type="float" office:value="7.24743069082761">
                <text:p>7.24743069082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2260963024992">
                <text:p>11.2260963024992</text:p>
              </table:table-cell>
              <table:table-cell office:value-type="float" office:value="8.19574108044696">
                <text:p>8.19574108044696</text:p>
              </table:table-cell>
              <table:table-cell office:value-type="float" office:value="10.4405734143072">
                <text:p>10.4405734143072</text:p>
              </table:table-cell>
              <table:table-cell office:value-type="float" office:value="7.3354584583192">
                <text:p>7.3354584583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2365393664399">
                <text:p>11.2365393664399</text:p>
              </table:table-cell>
              <table:table-cell office:value-type="float" office:value="8.18644540760408">
                <text:p>8.18644540760408</text:p>
              </table:table-cell>
              <table:table-cell office:value-type="float" office:value="10.383191256325">
                <text:p>10.383191256325</text:p>
              </table:table-cell>
              <table:table-cell office:value-type="float" office:value="7.35768490845992">
                <text:p>7.35768490845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7045670405803">
                <text:p>10.7045670405803</text:p>
              </table:table-cell>
              <table:table-cell office:value-type="float" office:value="7.66812012566059">
                <text:p>7.66812012566059</text:p>
              </table:table-cell>
              <table:table-cell office:value-type="float" office:value="10.4347791864189">
                <text:p>10.4347791864189</text:p>
              </table:table-cell>
              <table:table-cell office:value-type="float" office:value="7.33057272157063">
                <text:p>7.33057272157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1496454397327">
                <text:p>10.1496454397327</text:p>
              </table:table-cell>
              <table:table-cell office:value-type="float" office:value="7.47606191467053">
                <text:p>7.47606191467053</text:p>
              </table:table-cell>
              <table:table-cell office:value-type="float" office:value="10.0963016999631">
                <text:p>10.0963016999631</text:p>
              </table:table-cell>
              <table:table-cell office:value-type="float" office:value="7.27002752308584">
                <text:p>7.27002752308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45990467954144">
                <text:p>9.45990467954144</text:p>
              </table:table-cell>
              <table:table-cell office:value-type="float" office:value="7.18163393257035">
                <text:p>7.18163393257035</text:p>
              </table:table-cell>
              <table:table-cell office:value-type="float" office:value="9.34662310876587">
                <text:p>9.34662310876587</text:p>
              </table:table-cell>
              <table:table-cell office:value-type="float" office:value="7.04539151325749">
                <text:p>7.04539151325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9486203147438">
                <text:p>8.9486203147438</text:p>
              </table:table-cell>
              <table:table-cell office:value-type="float" office:value="6.97905622995467">
                <text:p>6.97905622995467</text:p>
              </table:table-cell>
              <table:table-cell office:value-type="float" office:value="9.12375779922379">
                <text:p>9.12375779922379</text:p>
              </table:table-cell>
              <table:table-cell office:value-type="float" office:value="6.90743197629198">
                <text:p>6.90743197629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88502671952297">
                <text:p>9.88502671952297</text:p>
              </table:table-cell>
              <table:table-cell office:value-type="float" office:value="7.14281724339069">
                <text:p>7.14281724339069</text:p>
              </table:table-cell>
              <table:table-cell office:value-type="float" office:value="10.0480890207365">
                <text:p>10.0480890207365</text:p>
              </table:table-cell>
              <table:table-cell office:value-type="float" office:value="7.0925500503295">
                <text:p>7.0925500503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02567568719385">
                <text:p>9.02567568719385</text:p>
              </table:table-cell>
              <table:table-cell office:value-type="float" office:value="6.84534522233464">
                <text:p>6.84534522233464</text:p>
              </table:table-cell>
              <table:table-cell office:value-type="float" office:value="8.91654328572598">
                <text:p>8.91654328572598</text:p>
              </table:table-cell>
              <table:table-cell office:value-type="float" office:value="6.72610022606263">
                <text:p>6.72610022606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10582592224301">
                <text:p>9.10582592224301</text:p>
              </table:table-cell>
              <table:table-cell office:value-type="float" office:value="6.82610540526945">
                <text:p>6.82610540526945</text:p>
              </table:table-cell>
              <table:table-cell office:value-type="float" office:value="9.13699555477618">
                <text:p>9.13699555477618</text:p>
              </table:table-cell>
              <table:table-cell office:value-type="float" office:value="6.79756954604137">
                <text:p>6.79756954604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93120451973192">
                <text:p>8.93120451973192</text:p>
              </table:table-cell>
              <table:table-cell office:value-type="float" office:value="6.75436040640297">
                <text:p>6.75436040640297</text:p>
              </table:table-cell>
              <table:table-cell office:value-type="float" office:value="8.98900141950141">
                <text:p>8.98900141950141</text:p>
              </table:table-cell>
              <table:table-cell office:value-type="float" office:value="6.73106382888413">
                <text:p>6.73106382888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17484429573969">
                <text:p>8.17484429573969</text:p>
              </table:table-cell>
              <table:table-cell office:value-type="float" office:value="6.27508563409579">
                <text:p>6.27508563409579</text:p>
              </table:table-cell>
              <table:table-cell office:value-type="float" office:value="8.16657949898609">
                <text:p>8.16657949898609</text:p>
              </table:table-cell>
              <table:table-cell office:value-type="float" office:value="6.27338685508014">
                <text:p>6.27338685508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862cm" svg:height="15.203cm" xlink:href=".." xlink:type="simple" chart:class="chart:scatter" chart:style-name="ch1">
        <chart:legend chart:legend-position="bottom" svg:x="1.901cm" svg:y="13.273cm" style:legend-expansion="wide" chart:style-name="ch2"/>
        <chart:plot-area chart:style-name="ch3" table:cell-range-address="'Top 10% share yearly'.F4:'Top 10% share yearly'.J30 'Top 10% share yearly'.G3:'Top 10% share yearly'.J3" chart:data-source-has-labels="row" svg:x="0.438cm" svg:y="0.184cm" svg:width="20.263cm" svg:height="12.46cm">
          <chartooo:coordinate-region svg:x="1.52cm" svg:y="0.473cm" svg:width="18.89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8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9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0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827797848">
                <text:p>0.243749827797848</text:p>
              </table:table-cell>
              <table:table-cell office:value-type="float" office:value="0.22767408579061">
                <text:p>0.22767408579061</text:p>
              </table:table-cell>
              <table:table-cell office:value-type="float" office:value="0.229184880109341">
                <text:p>0.229184880109341</text:p>
              </table:table-cell>
              <table:table-cell office:value-type="float" office:value="0.217450201528652">
                <text:p>0.21745020152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364898884">
                <text:p>0.254222364898884</text:p>
              </table:table-cell>
              <table:table-cell office:value-type="float" office:value="0.232329432264036">
                <text:p>0.232329432264036</text:p>
              </table:table-cell>
              <table:table-cell office:value-type="float" office:value="0.239432989410229">
                <text:p>0.239432989410229</text:p>
              </table:table-cell>
              <table:table-cell office:value-type="float" office:value="0.2221132742517">
                <text:p>0.222113274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5738279990717">
                <text:p>0.255738279990717</text:p>
              </table:table-cell>
              <table:table-cell office:value-type="float" office:value="0.233615994757583">
                <text:p>0.233615994757583</text:p>
              </table:table-cell>
              <table:table-cell office:value-type="float" office:value="0.24212088721974">
                <text:p>0.24212088721974</text:p>
              </table:table-cell>
              <table:table-cell office:value-type="float" office:value="0.224332659229876">
                <text:p>0.22433265922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9770791041104">
                <text:p>0.269770791041104</text:p>
              </table:table-cell>
              <table:table-cell office:value-type="float" office:value="0.24163603116533">
                <text:p>0.24163603116533</text:p>
              </table:table-cell>
              <table:table-cell office:value-type="float" office:value="0.256025974867653">
                <text:p>0.256025974867653</text:p>
              </table:table-cell>
              <table:table-cell office:value-type="float" office:value="0.232658318071078">
                <text:p>0.23265831807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76512109276114">
                <text:p>0.276512109276114</text:p>
              </table:table-cell>
              <table:table-cell office:value-type="float" office:value="0.24598264902608">
                <text:p>0.24598264902608</text:p>
              </table:table-cell>
              <table:table-cell office:value-type="float" office:value="0.262284198873625">
                <text:p>0.262284198873625</text:p>
              </table:table-cell>
              <table:table-cell office:value-type="float" office:value="0.236807091274538">
                <text:p>0.236807091274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73697720060953">
                <text:p>0.273697720060953</text:p>
              </table:table-cell>
              <table:table-cell office:value-type="float" office:value="0.247205758970395">
                <text:p>0.247205758970395</text:p>
              </table:table-cell>
              <table:table-cell office:value-type="float" office:value="0.260542321140322">
                <text:p>0.260542321140322</text:p>
              </table:table-cell>
              <table:table-cell office:value-type="float" office:value="0.238663571103355">
                <text:p>0.238663571103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81428544258429">
                <text:p>0.281428544258429</text:p>
              </table:table-cell>
              <table:table-cell office:value-type="float" office:value="0.251651800921881">
                <text:p>0.251651800921881</text:p>
              </table:table-cell>
              <table:table-cell office:value-type="float" office:value="0.268122250196605">
                <text:p>0.268122250196605</text:p>
              </table:table-cell>
              <table:table-cell office:value-type="float" office:value="0.24314678244301">
                <text:p>0.24314678244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80759394771225">
                <text:p>0.280759394771225</text:p>
              </table:table-cell>
              <table:table-cell office:value-type="float" office:value="0.251212355859891">
                <text:p>0.251212355859891</text:p>
              </table:table-cell>
              <table:table-cell office:value-type="float" office:value="0.267738167769124">
                <text:p>0.267738167769124</text:p>
              </table:table-cell>
              <table:table-cell office:value-type="float" office:value="0.242985113238438">
                <text:p>0.24298511323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31727574346">
                <text:p>0.27331727574346</text:p>
              </table:table-cell>
              <table:table-cell office:value-type="float" office:value="0.247070757549613">
                <text:p>0.247070757549613</text:p>
              </table:table-cell>
              <table:table-cell office:value-type="float" office:value="0.261280810244165">
                <text:p>0.261280810244165</text:p>
              </table:table-cell>
              <table:table-cell office:value-type="float" office:value="0.239458106353273">
                <text:p>0.239458106353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82426612764326">
                <text:p>0.282426612764326</text:p>
              </table:table-cell>
              <table:table-cell office:value-type="float" office:value="0.252431256102318">
                <text:p>0.252431256102318</text:p>
              </table:table-cell>
              <table:table-cell office:value-type="float" office:value="0.271577844364616">
                <text:p>0.271577844364616</text:p>
              </table:table-cell>
              <table:table-cell office:value-type="float" office:value="0.245638148217976">
                <text:p>0.245638148217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8144505168272">
                <text:p>0.28144505168272</text:p>
              </table:table-cell>
              <table:table-cell office:value-type="float" office:value="0.252346137019046">
                <text:p>0.252346137019046</text:p>
              </table:table-cell>
              <table:table-cell office:value-type="float" office:value="0.270896443034717">
                <text:p>0.270896443034717</text:p>
              </table:table-cell>
              <table:table-cell office:value-type="float" office:value="0.245755918713474">
                <text:p>0.2457559187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80829059002896">
                <text:p>0.280829059002896</text:p>
              </table:table-cell>
              <table:table-cell office:value-type="float" office:value="0.257428520256591">
                <text:p>0.257428520256591</text:p>
              </table:table-cell>
              <table:table-cell office:value-type="float" office:value="0.270652540414999">
                <text:p>0.270652540414999</text:p>
              </table:table-cell>
              <table:table-cell office:value-type="float" office:value="0.250984009467351">
                <text:p>0.250984009467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86156874486129">
                <text:p>0.286156874486129</text:p>
              </table:table-cell>
              <table:table-cell office:value-type="float" office:value="0.260371065840574">
                <text:p>0.260371065840574</text:p>
              </table:table-cell>
              <table:table-cell office:value-type="float" office:value="0.276868917974328">
                <text:p>0.276868917974328</text:p>
              </table:table-cell>
              <table:table-cell office:value-type="float" office:value="0.254562466955486">
                <text:p>0.254562466955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200125638159">
                <text:p>0.29200125638159</text:p>
              </table:table-cell>
              <table:table-cell office:value-type="float" office:value="0.262903684528055">
                <text:p>0.262903684528055</text:p>
              </table:table-cell>
              <table:table-cell office:value-type="float" office:value="0.284614964755131">
                <text:p>0.284614964755131</text:p>
              </table:table-cell>
              <table:table-cell office:value-type="float" office:value="0.258373380038283">
                <text:p>0.258373380038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81067127409088">
                <text:p>0.281067127409088</text:p>
              </table:table-cell>
              <table:table-cell office:value-type="float" office:value="0.253431718091261">
                <text:p>0.253431718091261</text:p>
              </table:table-cell>
              <table:table-cell office:value-type="float" office:value="0.276525054352149">
                <text:p>0.276525054352149</text:p>
              </table:table-cell>
              <table:table-cell office:value-type="float" office:value="0.250650658325438">
                <text:p>0.250650658325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301913902041205">
                <text:p>0.301913902041205</text:p>
              </table:table-cell>
              <table:table-cell office:value-type="float" office:value="0.261028824585459">
                <text:p>0.261028824585459</text:p>
              </table:table-cell>
              <table:table-cell office:value-type="float" office:value="0.297307759567822">
                <text:p>0.297307759567822</text:p>
              </table:table-cell>
              <table:table-cell office:value-type="float" office:value="0.258369893459017">
                <text:p>0.258369893459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03567296206497">
                <text:p>0.303567296206497</text:p>
              </table:table-cell>
              <table:table-cell office:value-type="float" office:value="0.2560240702782">
                <text:p>0.2560240702782</text:p>
              </table:table-cell>
              <table:table-cell office:value-type="float" office:value="0.299536201383754">
                <text:p>0.299536201383754</text:p>
              </table:table-cell>
              <table:table-cell office:value-type="float" office:value="0.253776749552744">
                <text:p>0.253776749552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07516871904948">
                <text:p>0.307516871904948</text:p>
              </table:table-cell>
              <table:table-cell office:value-type="float" office:value="0.258784570897451">
                <text:p>0.258784570897451</text:p>
              </table:table-cell>
              <table:table-cell office:value-type="float" office:value="0.304206008799622">
                <text:p>0.304206008799622</text:p>
              </table:table-cell>
              <table:table-cell office:value-type="float" office:value="0.256970402556266">
                <text:p>0.256970402556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13173914280566">
                <text:p>0.313173914280566</text:p>
              </table:table-cell>
              <table:table-cell office:value-type="float" office:value="0.257685890819128">
                <text:p>0.257685890819128</text:p>
              </table:table-cell>
              <table:table-cell office:value-type="float" office:value="0.310437201592725">
                <text:p>0.310437201592725</text:p>
              </table:table-cell>
              <table:table-cell office:value-type="float" office:value="0.256249171549388">
                <text:p>0.256249171549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43720597812351">
                <text:p>0.343720597812351</text:p>
              </table:table-cell>
              <table:table-cell office:value-type="float" office:value="0.272612871589201">
                <text:p>0.272612871589201</text:p>
              </table:table-cell>
              <table:table-cell office:value-type="float" office:value="0.341087829206133">
                <text:p>0.341087829206133</text:p>
              </table:table-cell>
              <table:table-cell office:value-type="float" office:value="0.27132766920326">
                <text:p>0.27132766920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35444536444729">
                <text:p>0.335444536444729</text:p>
              </table:table-cell>
              <table:table-cell office:value-type="float" office:value="0.263624077033312">
                <text:p>0.263624077033312</text:p>
              </table:table-cell>
              <table:table-cell office:value-type="float" office:value="0.331765511228266">
                <text:p>0.331765511228266</text:p>
              </table:table-cell>
              <table:table-cell office:value-type="float" office:value="0.261830311986354">
                <text:p>0.261830311986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54164293784748">
                <text:p>0.354164293784748</text:p>
              </table:table-cell>
              <table:table-cell office:value-type="float" office:value="0.269973026607144">
                <text:p>0.269973026607144</text:p>
              </table:table-cell>
              <table:table-cell office:value-type="float" office:value="0.351765900395185">
                <text:p>0.351765900395185</text:p>
              </table:table-cell>
              <table:table-cell office:value-type="float" office:value="0.268810534023555">
                <text:p>0.268810534023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44425021881241">
                <text:p>0.344425021881241</text:p>
              </table:table-cell>
              <table:table-cell office:value-type="float" office:value="0.26330014723838">
                <text:p>0.26330014723838</text:p>
              </table:table-cell>
              <table:table-cell office:value-type="float" office:value="0.342648446981174">
                <text:p>0.342648446981174</text:p>
              </table:table-cell>
              <table:table-cell office:value-type="float" office:value="0.262447259718609">
                <text:p>0.2624472597186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499cm" svg:height="15.202cm" xlink:href=".." xlink:type="simple" chart:class="chart:scatter" chart:style-name="ch1">
        <chart:legend chart:legend-position="bottom" svg:x="2.219cm" svg:y="13.272cm" style:legend-expansion="wide" chart:style-name="ch2"/>
        <chart:plot-area chart:style-name="ch3" table:cell-range-address="'Top 10% share yearly'.A4:'Top 10% share yearly'.E30 'Top 10% share yearly'.B3:'Top 10% share yearly'.E3" chart:data-source-has-labels="row" svg:x="0.484cm" svg:y="0.184cm" svg:width="20.84cm" svg:height="12.459cm">
          <chartooo:coordinate-region svg:x="1.566cm" svg:y="0.473cm" svg:width="19.469cm" svg:height="10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8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9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0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136494227623">
                <text:p>0.243136494227623</text:p>
              </table:table-cell>
              <table:table-cell office:value-type="float" office:value="0.227434294755473">
                <text:p>0.227434294755473</text:p>
              </table:table-cell>
              <table:table-cell office:value-type="float" office:value="0.228615330030862">
                <text:p>0.228615330030862</text:p>
              </table:table-cell>
              <table:table-cell office:value-type="float" office:value="0.217246724985577">
                <text:p>0.2172467249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1125898924467">
                <text:p>0.251125898924467</text:p>
              </table:table-cell>
              <table:table-cell office:value-type="float" office:value="0.233014975390822">
                <text:p>0.233014975390822</text:p>
              </table:table-cell>
              <table:table-cell office:value-type="float" office:value="0.236544064435702">
                <text:p>0.236544064435702</text:p>
              </table:table-cell>
              <table:table-cell office:value-type="float" office:value="0.222804287618723">
                <text:p>0.222804287618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4050128762776">
                <text:p>0.254050128762776</text:p>
              </table:table-cell>
              <table:table-cell office:value-type="float" office:value="0.233185494480928">
                <text:p>0.233185494480928</text:p>
              </table:table-cell>
              <table:table-cell office:value-type="float" office:value="0.240972123138923">
                <text:p>0.240972123138923</text:p>
              </table:table-cell>
              <table:table-cell office:value-type="float" office:value="0.224199153625701">
                <text:p>0.224199153625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358831661921">
                <text:p>0.260358831661921</text:p>
              </table:table-cell>
              <table:table-cell office:value-type="float" office:value="0.233823335741692">
                <text:p>0.233823335741692</text:p>
              </table:table-cell>
              <table:table-cell office:value-type="float" office:value="0.248582873242826">
                <text:p>0.248582873242826</text:p>
              </table:table-cell>
              <table:table-cell office:value-type="float" office:value="0.225998708415401">
                <text:p>0.225998708415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9109020306517">
                <text:p>0.259109020306517</text:p>
              </table:table-cell>
              <table:table-cell office:value-type="float" office:value="0.231866714493196">
                <text:p>0.231866714493196</text:p>
              </table:table-cell>
              <table:table-cell office:value-type="float" office:value="0.247837516418903">
                <text:p>0.247837516418903</text:p>
              </table:table-cell>
              <table:table-cell office:value-type="float" office:value="0.224423393581579">
                <text:p>0.224423393581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6633190266864">
                <text:p>0.266633190266864</text:p>
              </table:table-cell>
              <table:table-cell office:value-type="float" office:value="0.238249010243879">
                <text:p>0.238249010243879</text:p>
              </table:table-cell>
              <table:table-cell office:value-type="float" office:value="0.255244581402929">
                <text:p>0.255244581402929</text:p>
              </table:table-cell>
              <table:table-cell office:value-type="float" office:value="0.230774413233135">
                <text:p>0.23077441323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9515360079727">
                <text:p>0.269515360079727</text:p>
              </table:table-cell>
              <table:table-cell office:value-type="float" office:value="0.240296573927142">
                <text:p>0.240296573927142</text:p>
              </table:table-cell>
              <table:table-cell office:value-type="float" office:value="0.258671814427149">
                <text:p>0.258671814427149</text:p>
              </table:table-cell>
              <table:table-cell office:value-type="float" office:value="0.233259318311669">
                <text:p>0.233259318311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71580388600745">
                <text:p>0.271580388600745</text:p>
              </table:table-cell>
              <table:table-cell office:value-type="float" office:value="0.242129659475448">
                <text:p>0.242129659475448</text:p>
              </table:table-cell>
              <table:table-cell office:value-type="float" office:value="0.261022529612814">
                <text:p>0.261022529612814</text:p>
              </table:table-cell>
              <table:table-cell office:value-type="float" office:value="0.235322778654636">
                <text:p>0.235322778654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60169113170353">
                <text:p>0.260169113170353</text:p>
              </table:table-cell>
              <table:table-cell office:value-type="float" office:value="0.236078521188353">
                <text:p>0.236078521188353</text:p>
              </table:table-cell>
              <table:table-cell office:value-type="float" office:value="0.250405857744464">
                <text:p>0.250405857744464</text:p>
              </table:table-cell>
              <table:table-cell office:value-type="float" office:value="0.22968714337193">
                <text:p>0.2296871433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021113417971">
                <text:p>0.262021113417971</text:p>
              </table:table-cell>
              <table:table-cell office:value-type="float" office:value="0.23822333418149">
                <text:p>0.23822333418149</text:p>
              </table:table-cell>
              <table:table-cell office:value-type="float" office:value="0.252701916559594">
                <text:p>0.252701916559594</text:p>
              </table:table-cell>
              <table:table-cell office:value-type="float" office:value="0.232146124177184">
                <text:p>0.232146124177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8567777971492">
                <text:p>0.268567777971492</text:p>
              </table:table-cell>
              <table:table-cell office:value-type="float" office:value="0.24210810501665">
                <text:p>0.24210810501665</text:p>
              </table:table-cell>
              <table:table-cell office:value-type="float" office:value="0.260228989313523">
                <text:p>0.260228989313523</text:p>
              </table:table-cell>
              <table:table-cell office:value-type="float" office:value="0.236721916300445">
                <text:p>0.236721916300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9028589769789">
                <text:p>0.279028589769789</text:p>
              </table:table-cell>
              <table:table-cell office:value-type="float" office:value="0.247324313676796">
                <text:p>0.247324313676796</text:p>
              </table:table-cell>
              <table:table-cell office:value-type="float" office:value="0.270982160317885">
                <text:p>0.270982160317885</text:p>
              </table:table-cell>
              <table:table-cell office:value-type="float" office:value="0.242223341009996">
                <text:p>0.24222334100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202585915465">
                <text:p>0.290202585915465</text:p>
              </table:table-cell>
              <table:table-cell office:value-type="float" office:value="0.25063747128365">
                <text:p>0.25063747128365</text:p>
              </table:table-cell>
              <table:table-cell office:value-type="float" office:value="0.282782166188361">
                <text:p>0.282782166188361</text:p>
              </table:table-cell>
              <table:table-cell office:value-type="float" office:value="0.246053714557145">
                <text:p>0.246053714557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1675044975928">
                <text:p>0.291675044975928</text:p>
              </table:table-cell>
              <table:table-cell office:value-type="float" office:value="0.255635284185388">
                <text:p>0.255635284185388</text:p>
              </table:table-cell>
              <table:table-cell office:value-type="float" office:value="0.285679179475981">
                <text:p>0.285679179475981</text:p>
              </table:table-cell>
              <table:table-cell office:value-type="float" office:value="0.251887997721291">
                <text:p>0.25188799772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1662839412369">
                <text:p>0.291662839412369</text:p>
              </table:table-cell>
              <table:table-cell office:value-type="float" office:value="0.256577634605022">
                <text:p>0.256577634605022</text:p>
              </table:table-cell>
              <table:table-cell office:value-type="float" office:value="0.288258773374693">
                <text:p>0.288258773374693</text:p>
              </table:table-cell>
              <table:table-cell office:value-type="float" office:value="0.254443065353383">
                <text:p>0.25444306535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89653110095638">
                <text:p>0.289653110095638</text:p>
              </table:table-cell>
              <table:table-cell office:value-type="float" office:value="0.253595882008026">
                <text:p>0.253595882008026</text:p>
              </table:table-cell>
              <table:table-cell office:value-type="float" office:value="0.287745466632787">
                <text:p>0.287745466632787</text:p>
              </table:table-cell>
              <table:table-cell office:value-type="float" office:value="0.252406955489431">
                <text:p>0.252406955489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8988239644874">
                <text:p>0.28988239644874</text:p>
              </table:table-cell>
              <table:table-cell office:value-type="float" office:value="0.252775303282363">
                <text:p>0.252775303282363</text:p>
              </table:table-cell>
              <table:table-cell office:value-type="float" office:value="0.288107653541852">
                <text:p>0.288107653541852</text:p>
              </table:table-cell>
              <table:table-cell office:value-type="float" office:value="0.251648355967155">
                <text:p>0.251648355967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96403886937492">
                <text:p>0.296403886937492</text:p>
              </table:table-cell>
              <table:table-cell office:value-type="float" office:value="0.253646951499809">
                <text:p>0.253646951499809</text:p>
              </table:table-cell>
              <table:table-cell office:value-type="float" office:value="0.294682054206578">
                <text:p>0.294682054206578</text:p>
              </table:table-cell>
              <table:table-cell office:value-type="float" office:value="0.252581526885259">
                <text:p>0.252581526885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1006871166717">
                <text:p>0.331006871166717</text:p>
              </table:table-cell>
              <table:table-cell office:value-type="float" office:value="0.270792603118486">
                <text:p>0.270792603118486</text:p>
              </table:table-cell>
              <table:table-cell office:value-type="float" office:value="0.329134812660237">
                <text:p>0.329134812660237</text:p>
              </table:table-cell>
              <table:table-cell office:value-type="float" office:value="0.269679897426445">
                <text:p>0.269679897426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719698325055">
                <text:p>0.32719698325055</text:p>
              </table:table-cell>
              <table:table-cell office:value-type="float" office:value="0.262152812571145">
                <text:p>0.262152812571145</text:p>
              </table:table-cell>
              <table:table-cell office:value-type="float" office:value="0.325785000902748">
                <text:p>0.325785000902748</text:p>
              </table:table-cell>
              <table:table-cell office:value-type="float" office:value="0.261340528899648">
                <text:p>0.261340528899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17705438376">
                <text:p>0.31017705438376</text:p>
              </table:table-cell>
              <table:table-cell office:value-type="float" office:value="0.251712332555581">
                <text:p>0.251712332555581</text:p>
              </table:table-cell>
              <table:table-cell office:value-type="float" office:value="0.308697764381484">
                <text:p>0.308697764381484</text:p>
              </table:table-cell>
              <table:table-cell office:value-type="float" office:value="0.250873389753844">
                <text:p>0.250873389753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6729743683621">
                <text:p>0.316729743683621</text:p>
              </table:table-cell>
              <table:table-cell office:value-type="float" office:value="0.250349362795187">
                <text:p>0.250349362795187</text:p>
              </table:table-cell>
              <table:table-cell office:value-type="float" office:value="0.31533469046906">
                <text:p>0.31533469046906</text:p>
              </table:table-cell>
              <table:table-cell office:value-type="float" office:value="0.249581914930225">
                <text:p>0.24958191493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24386586746334">
                <text:p>0.324386586746334</text:p>
              </table:table-cell>
              <table:table-cell office:value-type="float" office:value="0.257536437831115">
                <text:p>0.257536437831115</text:p>
              </table:table-cell>
              <table:table-cell office:value-type="float" office:value="0.323081155358079">
                <text:p>0.323081155358079</text:p>
              </table:table-cell>
              <table:table-cell office:value-type="float" office:value="0.256816123350715">
                <text:p>0.256816123350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88cm" svg:height="15.203cm" xlink:href=".." xlink:type="simple" chart:class="chart:scatter" chart:style-name="ch1">
        <chart:legend chart:legend-position="bottom" svg:x="1.714cm" svg:y="13.273cm" style:legend-expansion="wide" chart:style-name="ch2"/>
        <chart:plot-area chart:style-name="ch3" table:cell-range-address="'Top 10% share yearly'.K4:'Top 10% share yearly'.O30 'Top 10% share yearly'.L3:'Top 10% share yearly'.O3" chart:data-source-has-labels="row" svg:x="0.41cm" svg:y="0.184cm" svg:width="19.925cm" svg:height="12.459cm">
          <chartooo:coordinate-region svg:x="1.492cm" svg:y="0.473cm" svg:width="18.554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8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9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0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675115901">
                <text:p>0.243749675115901</text:p>
              </table:table-cell>
              <table:table-cell office:value-type="float" office:value="0.227675751611775">
                <text:p>0.227675751611775</text:p>
              </table:table-cell>
              <table:table-cell office:value-type="float" office:value="0.229184735944269">
                <text:p>0.229184735944269</text:p>
              </table:table-cell>
              <table:table-cell office:value-type="float" office:value="0.217451592057219">
                <text:p>0.217451592057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425147143">
                <text:p>0.254222425147143</text:p>
              </table:table-cell>
              <table:table-cell office:value-type="float" office:value="0.232330198699512">
                <text:p>0.232330198699512</text:p>
              </table:table-cell>
              <table:table-cell office:value-type="float" office:value="0.239433050521355">
                <text:p>0.239433050521355</text:p>
              </table:table-cell>
              <table:table-cell office:value-type="float" office:value="0.222113610331108">
                <text:p>0.222113610331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6492621387612">
                <text:p>0.256492621387612</text:p>
              </table:table-cell>
              <table:table-cell office:value-type="float" office:value="0.233945118777329">
                <text:p>0.233945118777329</text:p>
              </table:table-cell>
              <table:table-cell office:value-type="float" office:value="0.2427030238519">
                <text:p>0.2427030238519</text:p>
              </table:table-cell>
              <table:table-cell office:value-type="float" office:value="0.224567889737655">
                <text:p>0.224567889737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5408457677131">
                <text:p>0.265408457677131</text:p>
              </table:table-cell>
              <table:table-cell office:value-type="float" office:value="0.241900311969327">
                <text:p>0.241900311969327</text:p>
              </table:table-cell>
              <table:table-cell office:value-type="float" office:value="0.251329630632325">
                <text:p>0.251329630632325</text:p>
              </table:table-cell>
              <table:table-cell office:value-type="float" office:value="0.232586453570744">
                <text:p>0.232586453570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3578982611423">
                <text:p>0.253578982611423</text:p>
              </table:table-cell>
              <table:table-cell office:value-type="float" office:value="0.237354081765248">
                <text:p>0.237354081765248</text:p>
              </table:table-cell>
              <table:table-cell office:value-type="float" office:value="0.23954397725827">
                <text:p>0.23954397725827</text:p>
              </table:table-cell>
              <table:table-cell office:value-type="float" office:value="0.22790893784361">
                <text:p>0.22790893784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2424551683993">
                <text:p>0.262424551683993</text:p>
              </table:table-cell>
              <table:table-cell office:value-type="float" office:value="0.240058094939242">
                <text:p>0.240058094939242</text:p>
              </table:table-cell>
              <table:table-cell office:value-type="float" office:value="0.247764118570958">
                <text:p>0.247764118570958</text:p>
              </table:table-cell>
              <table:table-cell office:value-type="float" office:value="0.23054574314447">
                <text:p>0.23054574314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7757932805823">
                <text:p>0.267757932805823</text:p>
              </table:table-cell>
              <table:table-cell office:value-type="float" office:value="0.243626902597542">
                <text:p>0.243626902597542</text:p>
              </table:table-cell>
              <table:table-cell office:value-type="float" office:value="0.253628851722375">
                <text:p>0.253628851722375</text:p>
              </table:table-cell>
              <table:table-cell office:value-type="float" office:value="0.23458843674455">
                <text:p>0.23458843674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69917929906955">
                <text:p>0.269917929906955</text:p>
              </table:table-cell>
              <table:table-cell office:value-type="float" office:value="0.244922873621097">
                <text:p>0.244922873621097</text:p>
              </table:table-cell>
              <table:table-cell office:value-type="float" office:value="0.256942682607283">
                <text:p>0.256942682607283</text:p>
              </table:table-cell>
              <table:table-cell office:value-type="float" office:value="0.236746634091398">
                <text:p>0.236746634091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707089833045">
                <text:p>0.273707089833045</text:p>
              </table:table-cell>
              <table:table-cell office:value-type="float" office:value="0.248976644137101">
                <text:p>0.248976644137101</text:p>
              </table:table-cell>
              <table:table-cell office:value-type="float" office:value="0.261234160287278">
                <text:p>0.261234160287278</text:p>
              </table:table-cell>
              <table:table-cell office:value-type="float" office:value="0.241166061646296">
                <text:p>0.241166061646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509842046425">
                <text:p>0.262509842046425</text:p>
              </table:table-cell>
              <table:table-cell office:value-type="float" office:value="0.243507920039933">
                <text:p>0.243507920039933</text:p>
              </table:table-cell>
              <table:table-cell office:value-type="float" office:value="0.251136873625033">
                <text:p>0.251136873625033</text:p>
              </table:table-cell>
              <table:table-cell office:value-type="float" office:value="0.236271830416641">
                <text:p>0.23627183041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4856943392517">
                <text:p>0.264856943392517</text:p>
              </table:table-cell>
              <table:table-cell office:value-type="float" office:value="0.246831872538875">
                <text:p>0.246831872538875</text:p>
              </table:table-cell>
              <table:table-cell office:value-type="float" office:value="0.253364055022846">
                <text:p>0.253364055022846</text:p>
              </table:table-cell>
              <table:table-cell office:value-type="float" office:value="0.239531889033322">
                <text:p>0.23953188903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864074664735">
                <text:p>0.27864074664735</text:p>
              </table:table-cell>
              <table:table-cell office:value-type="float" office:value="0.254169497712798">
                <text:p>0.254169497712798</text:p>
              </table:table-cell>
              <table:table-cell office:value-type="float" office:value="0.267848648816869">
                <text:p>0.267848648816869</text:p>
              </table:table-cell>
              <table:table-cell office:value-type="float" office:value="0.247465011229044">
                <text:p>0.24746501122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443654298046">
                <text:p>0.290443654298046</text:p>
              </table:table-cell>
              <table:table-cell office:value-type="float" office:value="0.260403192085155">
                <text:p>0.260403192085155</text:p>
              </table:table-cell>
              <table:table-cell office:value-type="float" office:value="0.280336735531249">
                <text:p>0.280336735531249</text:p>
              </table:table-cell>
              <table:table-cell office:value-type="float" office:value="0.254297473505499">
                <text:p>0.25429747350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6560293618774">
                <text:p>0.286560293618774</text:p>
              </table:table-cell>
              <table:table-cell office:value-type="float" office:value="0.259961754437709">
                <text:p>0.259961754437709</text:p>
              </table:table-cell>
              <table:table-cell office:value-type="float" office:value="0.277995878738763">
                <text:p>0.277995878738763</text:p>
              </table:table-cell>
              <table:table-cell office:value-type="float" office:value="0.254850163166506">
                <text:p>0.254850163166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9550033571342">
                <text:p>0.299550033571342</text:p>
              </table:table-cell>
              <table:table-cell office:value-type="float" office:value="0.266534951486318">
                <text:p>0.266534951486318</text:p>
              </table:table-cell>
              <table:table-cell office:value-type="float" office:value="0.292813993109817">
                <text:p>0.292813993109817</text:p>
              </table:table-cell>
              <table:table-cell office:value-type="float" office:value="0.262600484679836">
                <text:p>0.262600484679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93296385240903">
                <text:p>0.293296385240903</text:p>
              </table:table-cell>
              <table:table-cell office:value-type="float" office:value="0.265130796263617">
                <text:p>0.265130796263617</text:p>
              </table:table-cell>
              <table:table-cell office:value-type="float" office:value="0.28840933742806">
                <text:p>0.28840933742806</text:p>
              </table:table-cell>
              <table:table-cell office:value-type="float" office:value="0.262240302264495">
                <text:p>0.26224030226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10368104934361">
                <text:p>0.310368104934361</text:p>
              </table:table-cell>
              <table:table-cell office:value-type="float" office:value="0.268750796900507">
                <text:p>0.268750796900507</text:p>
              </table:table-cell>
              <table:table-cell office:value-type="float" office:value="0.306995000994432">
                <text:p>0.306995000994432</text:p>
              </table:table-cell>
              <table:table-cell office:value-type="float" office:value="0.266827818526084">
                <text:p>0.26682781852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25624169452113">
                <text:p>0.325624169452113</text:p>
              </table:table-cell>
              <table:table-cell office:value-type="float" office:value="0.278487973262621">
                <text:p>0.278487973262621</text:p>
              </table:table-cell>
              <table:table-cell office:value-type="float" office:value="0.323655896786527">
                <text:p>0.323655896786527</text:p>
              </table:table-cell>
              <table:table-cell office:value-type="float" office:value="0.277401287977611">
                <text:p>0.277401287977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7507871029819">
                <text:p>0.337507871029819</text:p>
              </table:table-cell>
              <table:table-cell office:value-type="float" office:value="0.28139977204918">
                <text:p>0.28139977204918</text:p>
              </table:table-cell>
              <table:table-cell office:value-type="float" office:value="0.335597593419529">
                <text:p>0.335597593419529</text:p>
              </table:table-cell>
              <table:table-cell office:value-type="float" office:value="0.280357852303202">
                <text:p>0.280357852303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8684830998162">
                <text:p>0.328684830998162</text:p>
              </table:table-cell>
              <table:table-cell office:value-type="float" office:value="0.277120929935507">
                <text:p>0.277120929935507</text:p>
              </table:table-cell>
              <table:table-cell office:value-type="float" office:value="0.326591119887911">
                <text:p>0.326591119887911</text:p>
              </table:table-cell>
              <table:table-cell office:value-type="float" office:value="0.275991100357159">
                <text:p>0.275991100357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493433735928">
                <text:p>0.310493433735928</text:p>
              </table:table-cell>
              <table:table-cell office:value-type="float" office:value="0.271870592115585">
                <text:p>0.271870592115585</text:p>
              </table:table-cell>
              <table:table-cell office:value-type="float" office:value="0.309656705339737">
                <text:p>0.309656705339737</text:p>
              </table:table-cell>
              <table:table-cell office:value-type="float" office:value="0.271415166014573">
                <text:p>0.271415166014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5087612256647">
                <text:p>0.315087612256647</text:p>
              </table:table-cell>
              <table:table-cell office:value-type="float" office:value="0.265344597142312">
                <text:p>0.265344597142312</text:p>
              </table:table-cell>
              <table:table-cell office:value-type="float" office:value="0.314277281082166">
                <text:p>0.314277281082166</text:p>
              </table:table-cell>
              <table:table-cell office:value-type="float" office:value="0.264924712385779">
                <text:p>0.264924712385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0302412985176">
                <text:p>0.300302412985176</text:p>
              </table:table-cell>
              <table:table-cell office:value-type="float" office:value="0.266386266221226">
                <text:p>0.266386266221226</text:p>
              </table:table-cell>
              <table:table-cell office:value-type="float" office:value="0.299320011660696">
                <text:p>0.299320011660696</text:p>
              </table:table-cell>
              <table:table-cell office:value-type="float" office:value="0.265860008373406">
                <text:p>0.2658600083734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